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2.3835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3.02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none" fo:font-weight="bold" style:font-name-asian="DejaVu Sans" style:font-weight-asian="bold" style:font-name-complex="Lohit Hindi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5157in" svg:height="7.7307in" svg:x="0.4425in" svg:y="0.8197in">
            <draw:object draw:notify-on-update-of-ranges="Sheet1.A1:Sheet1.A1 Sheet1.A2:Sheet1.A1500 Sheet1.B1:Sheet1.B1 Sheet1.B2:Sheet1.B1500 Sheet1.A1:Sheet1.A1 Sheet1.A2:Sheet1.A1500 Sheet1.C1:Sheet1.C1 Sheet1.C2:Sheet1.C1500 Sheet1.A1:Sheet1.A1 Sheet1.A2:Sheet1.A1500 Sheet1.D1:Sheet1.D1 Sheet1.D2:Sheet1.D1500 Sheet1.A1:Sheet1.A1 Sheet1.A2:Sheet1.A1500 Sheet1.E1:Sheet1.E1 Sheet1.E2:Sheet1.E1500 Sheet1.A1:Sheet1.A1 Sheet1.A2:Sheet1.A1500 Sheet1.F1:Sheet1.F1 Sheet1.F2:Sheet1.F1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Frame Number</text:p>
          </table:table-cell>
          <table:table-cell table:style-name="ce1" office:value-type="string">
            <text:p>SSIM for 1080p Video wrt Original</text:p>
          </table:table-cell>
          <table:table-cell table:style-name="ce1" office:value-type="string">
            <text:p>SSIM for 720p Video wrt Original</text:p>
          </table:table-cell>
          <table:table-cell table:style-name="ce2" office:value-type="string">
            <text:p>SSIM for 480p Video wrt Original</text:p>
          </table:table-cell>
          <table:table-cell table:style-name="ce2" office:value-type="string">
            <text:p>SSIM for 360p Video wrt Original</text:p>
          </table:table-cell>
          <table:table-cell table:style-name="ce2" office:value-type="string">
            <text:p>SSIM for 240p Video wrt Original</text:p>
          </table:table-cell>
          <table:table-cell table:style-name="ce2" office:value-type="string">
            <text:p>SSIM for 144p Video wrt Original (Incorrect)</text:p>
          </table:table-cell>
          <table:table-cell table:style-name="ce3"/>
        </table:table-row>
        <table:table-row table:style-name="ro2">
          <table:table-cell table:number-columns-repeated="6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82244722154">
            <text:p>0.9822447222</text:p>
          </table:table-cell>
          <table:table-cell office:value-type="float" office:value="0.972210048431">
            <text:p>0.9722100484</text:p>
          </table:table-cell>
          <table:table-cell office:value-type="float" office:value="0.969767730054">
            <text:p>0.9697677301</text:p>
          </table:table-cell>
          <table:table-cell office:value-type="float" office:value="0.965554111545">
            <text:p>0.9655541115</text:p>
          </table:table-cell>
          <table:table-cell office:value-type="float" office:value="0.965763702779">
            <text:p>0.9657637028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67449893391">
            <text:p>0.9674498934</text:p>
          </table:table-cell>
          <table:table-cell office:value-type="float" office:value="0.95143601639">
            <text:p>0.9514360164</text:p>
          </table:table-cell>
          <table:table-cell office:value-type="float" office:value="0.950881716889">
            <text:p>0.9508817169</text:p>
          </table:table-cell>
          <table:table-cell office:value-type="float" office:value="0.953206885665">
            <text:p>0.9532068857</text:p>
          </table:table-cell>
          <table:table-cell office:value-type="float" office:value="0.950626872507">
            <text:p>0.9506268725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0138548411">
            <text:p>0.9013854841</text:p>
          </table:table-cell>
          <table:table-cell office:value-type="float" office:value="0.891911565375">
            <text:p>0.8919115654</text:p>
          </table:table-cell>
          <table:table-cell office:value-type="float" office:value="0.883858221817">
            <text:p>0.8838582218</text:p>
          </table:table-cell>
          <table:table-cell office:value-type="float" office:value="0.890240360143">
            <text:p>0.8902403601</text:p>
          </table:table-cell>
          <table:table-cell office:value-type="float" office:value="0.882214008307">
            <text:p>0.8822140083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34436430243">
            <text:p>0.9344364302</text:p>
          </table:table-cell>
          <table:table-cell office:value-type="float" office:value="0.922975906726">
            <text:p>0.9229759067</text:p>
          </table:table-cell>
          <table:table-cell office:value-type="float" office:value="0.914907236371">
            <text:p>0.9149072364</text:p>
          </table:table-cell>
          <table:table-cell office:value-type="float" office:value="0.92296509367">
            <text:p>0.9229650937</text:p>
          </table:table-cell>
          <table:table-cell office:value-type="float" office:value="0.900451152467">
            <text:p>0.9004511525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13461948988">
            <text:p>0.913461949</text:p>
          </table:table-cell>
          <table:table-cell office:value-type="float" office:value="0.894853724131">
            <text:p>0.8948537241</text:p>
          </table:table-cell>
          <table:table-cell office:value-type="float" office:value="0.887677062416">
            <text:p>0.8876770624</text:p>
          </table:table-cell>
          <table:table-cell office:value-type="float" office:value="0.89408351843">
            <text:p>0.8940835184</text:p>
          </table:table-cell>
          <table:table-cell office:value-type="float" office:value="0.879457850759">
            <text:p>0.8794578508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37560737429">
            <text:p>0.9375607374</text:p>
          </table:table-cell>
          <table:table-cell office:value-type="float" office:value="0.91777892041">
            <text:p>0.9177789204</text:p>
          </table:table-cell>
          <table:table-cell office:value-type="float" office:value="0.911310594694">
            <text:p>0.9113105947</text:p>
          </table:table-cell>
          <table:table-cell office:value-type="float" office:value="0.916099613698">
            <text:p>0.9160996137</text:p>
          </table:table-cell>
          <table:table-cell office:value-type="float" office:value="0.907650252491">
            <text:p>0.9076502525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14873545832">
            <text:p>0.9148735458</text:p>
          </table:table-cell>
          <table:table-cell office:value-type="float" office:value="0.889952163866">
            <text:p>0.8899521639</text:p>
          </table:table-cell>
          <table:table-cell office:value-type="float" office:value="0.882468567417">
            <text:p>0.8824685674</text:p>
          </table:table-cell>
          <table:table-cell office:value-type="float" office:value="0.89660488788">
            <text:p>0.8966048879</text:p>
          </table:table-cell>
          <table:table-cell office:value-type="float" office:value="0.881749825634">
            <text:p>0.8817498256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39458165533">
            <text:p>0.9394581655</text:p>
          </table:table-cell>
          <table:table-cell office:value-type="float" office:value="0.914095256282">
            <text:p>0.9140952563</text:p>
          </table:table-cell>
          <table:table-cell office:value-type="float" office:value="0.906184046192">
            <text:p>0.9061840462</text:p>
          </table:table-cell>
          <table:table-cell office:value-type="float" office:value="0.918595829705">
            <text:p>0.9185958297</text:p>
          </table:table-cell>
          <table:table-cell office:value-type="float" office:value="0.916255192142">
            <text:p>0.9162551921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17258704887">
            <text:p>0.9172587049</text:p>
          </table:table-cell>
          <table:table-cell office:value-type="float" office:value="0.882147398682">
            <text:p>0.8821473987</text:p>
          </table:table-cell>
          <table:table-cell office:value-type="float" office:value="0.889129511445">
            <text:p>0.8891295114</text:p>
          </table:table-cell>
          <table:table-cell office:value-type="float" office:value="0.888727858809">
            <text:p>0.8887278588</text:p>
          </table:table-cell>
          <table:table-cell office:value-type="float" office:value="0.888367303869">
            <text:p>0.8883673039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39003518024">
            <text:p>0.939003518</text:p>
          </table:table-cell>
          <table:table-cell office:value-type="float" office:value="0.883564779345">
            <text:p>0.8835647793</text:p>
          </table:table-cell>
          <table:table-cell office:value-type="float" office:value="0.909055148916">
            <text:p>0.9090551489</text:p>
          </table:table-cell>
          <table:table-cell office:value-type="float" office:value="0.909511125537">
            <text:p>0.9095111255</text:p>
          </table:table-cell>
          <table:table-cell office:value-type="float" office:value="0.908341803451">
            <text:p>0.9083418035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19247815662">
            <text:p>0.9192478157</text:p>
          </table:table-cell>
          <table:table-cell office:value-type="float" office:value="0.874231829285">
            <text:p>0.8742318293</text:p>
          </table:table-cell>
          <table:table-cell office:value-type="float" office:value="0.885036129466">
            <text:p>0.8850361295</text:p>
          </table:table-cell>
          <table:table-cell office:value-type="float" office:value="0.885534919588">
            <text:p>0.8855349196</text:p>
          </table:table-cell>
          <table:table-cell office:value-type="float" office:value="0.883320804039">
            <text:p>0.88332080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39912467131">
            <text:p>0.9399124671</text:p>
          </table:table-cell>
          <table:table-cell office:value-type="float" office:value="0.902874884804">
            <text:p>0.9028748848</text:p>
          </table:table-cell>
          <table:table-cell office:value-type="float" office:value="0.912507105805">
            <text:p>0.9125071058</text:p>
          </table:table-cell>
          <table:table-cell office:value-type="float" office:value="0.912914176417">
            <text:p>0.9129141764</text:p>
          </table:table-cell>
          <table:table-cell office:value-type="float" office:value="0.911213178739">
            <text:p>0.9112131787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20896717423">
            <text:p>0.9208967174</text:p>
          </table:table-cell>
          <table:table-cell office:value-type="float" office:value="0.890597168295">
            <text:p>0.8905971683</text:p>
          </table:table-cell>
          <table:table-cell office:value-type="float" office:value="0.597215942658">
            <text:p>0.5972159427</text:p>
          </table:table-cell>
          <table:table-cell office:value-type="float" office:value="0.596925205153">
            <text:p>0.5969252052</text:p>
          </table:table-cell>
          <table:table-cell office:value-type="float" office:value="0.602629663939">
            <text:p>0.6026296639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402694611">
            <text:p>0.9402694611</text:p>
          </table:table-cell>
          <table:table-cell office:value-type="float" office:value="0.91969206485">
            <text:p>0.9196920649</text:p>
          </table:table-cell>
          <table:table-cell office:value-type="float" office:value="0.856359355236">
            <text:p>0.8563593552</text:p>
          </table:table-cell>
          <table:table-cell office:value-type="float" office:value="0.856478912282">
            <text:p>0.8564789123</text:p>
          </table:table-cell>
          <table:table-cell office:value-type="float" office:value="0.905954849059">
            <text:p>0.9059548491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1926655948">
            <text:p>0.9192665595</text:p>
          </table:table-cell>
          <table:table-cell office:value-type="float" office:value="0.897211720765">
            <text:p>0.8972117208</text:p>
          </table:table-cell>
          <table:table-cell office:value-type="float" office:value="0.894941286662">
            <text:p>0.8949412867</text:p>
          </table:table-cell>
          <table:table-cell office:value-type="float" office:value="0.895027506252">
            <text:p>0.8950275063</text:p>
          </table:table-cell>
          <table:table-cell office:value-type="float" office:value="0.88054996892">
            <text:p>0.8805499689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53415625551">
            <text:p>0.9534156256</text:p>
          </table:table-cell>
          <table:table-cell office:value-type="float" office:value="0.912122944706">
            <text:p>0.9121229447</text:p>
          </table:table-cell>
          <table:table-cell office:value-type="float" office:value="0.864513642115">
            <text:p>0.8645136421</text:p>
          </table:table-cell>
          <table:table-cell office:value-type="float" office:value="0.863251038165">
            <text:p>0.8632510382</text:p>
          </table:table-cell>
          <table:table-cell office:value-type="float" office:value="0.902963189592">
            <text:p>0.9029631896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505342107">
            <text:p>0.9505342107</text:p>
          </table:table-cell>
          <table:table-cell office:value-type="float" office:value="0.926196301423">
            <text:p>0.9261963014</text:p>
          </table:table-cell>
          <table:table-cell office:value-type="float" office:value="0.924356961279">
            <text:p>0.9243569613</text:p>
          </table:table-cell>
          <table:table-cell office:value-type="float" office:value="0.922771515216">
            <text:p>0.9227715152</text:p>
          </table:table-cell>
          <table:table-cell office:value-type="float" office:value="0.920368884949">
            <text:p>0.9203688849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23418894283">
            <text:p>0.9234188943</text:p>
          </table:table-cell>
          <table:table-cell office:value-type="float" office:value="0.900153896605">
            <text:p>0.9001538966</text:p>
          </table:table-cell>
          <table:table-cell office:value-type="float" office:value="0.837581327053">
            <text:p>0.8375813271</text:p>
          </table:table-cell>
          <table:table-cell office:value-type="float" office:value="0.839483620289">
            <text:p>0.8394836203</text:p>
          </table:table-cell>
          <table:table-cell office:value-type="float" office:value="0.894150863155">
            <text:p>0.8941508632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35234719041">
            <text:p>0.935234719</text:p>
          </table:table-cell>
          <table:table-cell office:value-type="float" office:value="0.916115940086">
            <text:p>0.9161159401</text:p>
          </table:table-cell>
          <table:table-cell office:value-type="float" office:value="0.856345452802">
            <text:p>0.8563454528</text:p>
          </table:table-cell>
          <table:table-cell office:value-type="float" office:value="0.858163814992">
            <text:p>0.858163815</text:p>
          </table:table-cell>
          <table:table-cell office:value-type="float" office:value="0.909960703219">
            <text:p>0.9099607032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4626962722">
            <text:p>0.9462696272</text:p>
          </table:table-cell>
          <table:table-cell office:value-type="float" office:value="0.934631944369">
            <text:p>0.9346319444</text:p>
          </table:table-cell>
          <table:table-cell office:value-type="float" office:value="0.876728181844">
            <text:p>0.8767281818</text:p>
          </table:table-cell>
          <table:table-cell office:value-type="float" office:value="0.878275565873">
            <text:p>0.8782755659</text:p>
          </table:table-cell>
          <table:table-cell office:value-type="float" office:value="0.927956547116">
            <text:p>0.9279565471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1822200301">
            <text:p>0.918222003</text:p>
          </table:table-cell>
          <table:table-cell office:value-type="float" office:value="0.904961572905">
            <text:p>0.9049615729</text:p>
          </table:table-cell>
          <table:table-cell office:value-type="float" office:value="0.843633376563">
            <text:p>0.8436333766</text:p>
          </table:table-cell>
          <table:table-cell office:value-type="float" office:value="0.84518346682">
            <text:p>0.8451834668</text:p>
          </table:table-cell>
          <table:table-cell office:value-type="float" office:value="0.899222842155">
            <text:p>0.8992228422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37408425386">
            <text:p>0.9374084254</text:p>
          </table:table-cell>
          <table:table-cell office:value-type="float" office:value="0.92389419666">
            <text:p>0.9238941967</text:p>
          </table:table-cell>
          <table:table-cell office:value-type="float" office:value="0.867016901535">
            <text:p>0.8670169015</text:p>
          </table:table-cell>
          <table:table-cell office:value-type="float" office:value="0.868267007519">
            <text:p>0.8682670075</text:p>
          </table:table-cell>
          <table:table-cell office:value-type="float" office:value="0.917904475956">
            <text:p>0.917904476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490991474">
            <text:p>0.9490991474</text:p>
          </table:table-cell>
          <table:table-cell office:value-type="float" office:value="0.937537473128">
            <text:p>0.9375374731</text:p>
          </table:table-cell>
          <table:table-cell office:value-type="float" office:value="0.880644187917">
            <text:p>0.8806441879</text:p>
          </table:table-cell>
          <table:table-cell office:value-type="float" office:value="0.882090225178">
            <text:p>0.8820902252</text:p>
          </table:table-cell>
          <table:table-cell office:value-type="float" office:value="0.931917144333">
            <text:p>0.9319171443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22594424716">
            <text:p>0.9225944247</text:p>
          </table:table-cell>
          <table:table-cell office:value-type="float" office:value="0.910475909664">
            <text:p>0.9104759097</text:p>
          </table:table-cell>
          <table:table-cell office:value-type="float" office:value="0.850231326745">
            <text:p>0.8502313267</text:p>
          </table:table-cell>
          <table:table-cell office:value-type="float" office:value="0.851966401091">
            <text:p>0.8519664011</text:p>
          </table:table-cell>
          <table:table-cell office:value-type="float" office:value="0.904856830571">
            <text:p>0.9048568306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34057143307">
            <text:p>0.9340571433</text:p>
          </table:table-cell>
          <table:table-cell office:value-type="float" office:value="0.864529355231">
            <text:p>0.8645293552</text:p>
          </table:table-cell>
          <table:table-cell office:value-type="float" office:value="0.863640906024">
            <text:p>0.863640906</text:p>
          </table:table-cell>
          <table:table-cell office:value-type="float" office:value="0.862871271646">
            <text:p>0.8628712716</text:p>
          </table:table-cell>
          <table:table-cell office:value-type="float" office:value="0.86025945302">
            <text:p>0.860259453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45627343888">
            <text:p>0.9456273439</text:p>
          </table:table-cell>
          <table:table-cell office:value-type="float" office:value="0.879405497782">
            <text:p>0.8794054978</text:p>
          </table:table-cell>
          <table:table-cell office:value-type="float" office:value="0.878710989441">
            <text:p>0.8787109894</text:p>
          </table:table-cell>
          <table:table-cell office:value-type="float" office:value="0.878096370294">
            <text:p>0.8780963703</text:p>
          </table:table-cell>
          <table:table-cell office:value-type="float" office:value="0.875388116404">
            <text:p>0.875388116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12791038883">
            <text:p>0.9127910389</text:p>
          </table:table-cell>
          <table:table-cell office:value-type="float" office:value="0.841438824816">
            <text:p>0.8414388248</text:p>
          </table:table-cell>
          <table:table-cell office:value-type="float" office:value="0.8409008513">
            <text:p>0.8409008513</text:p>
          </table:table-cell>
          <table:table-cell office:value-type="float" office:value="0.840316724366">
            <text:p>0.8403167244</text:p>
          </table:table-cell>
          <table:table-cell office:value-type="float" office:value="0.837884695745">
            <text:p>0.8378846957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31012141193">
            <text:p>0.9310121412</text:p>
          </table:table-cell>
          <table:table-cell office:value-type="float" office:value="0.861595348039">
            <text:p>0.861595348</text:p>
          </table:table-cell>
          <table:table-cell office:value-type="float" office:value="0.860963093957">
            <text:p>0.860963094</text:p>
          </table:table-cell>
          <table:table-cell office:value-type="float" office:value="0.860399135201">
            <text:p>0.8603991352</text:p>
          </table:table-cell>
          <table:table-cell office:value-type="float" office:value="0.857776523711">
            <text:p>0.8577765237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44725040382">
            <text:p>0.9447250404</text:p>
          </table:table-cell>
          <table:table-cell office:value-type="float" office:value="0.878402136098">
            <text:p>0.8784021361</text:p>
          </table:table-cell>
          <table:table-cell office:value-type="float" office:value="0.877873222116">
            <text:p>0.8778732221</text:p>
          </table:table-cell>
          <table:table-cell office:value-type="float" office:value="0.87701021377">
            <text:p>0.8770102138</text:p>
          </table:table-cell>
          <table:table-cell office:value-type="float" office:value="0.874641174866">
            <text:p>0.8746411749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16461395323">
            <text:p>0.9164613953</text:p>
          </table:table-cell>
          <table:table-cell office:value-type="float" office:value="0.847513835958">
            <text:p>0.847513836</text:p>
          </table:table-cell>
          <table:table-cell office:value-type="float" office:value="0.846949392047">
            <text:p>0.846949392</text:p>
          </table:table-cell>
          <table:table-cell office:value-type="float" office:value="0.846068287933">
            <text:p>0.8460682879</text:p>
          </table:table-cell>
          <table:table-cell office:value-type="float" office:value="0.8438517744">
            <text:p>0.8438517744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3164181281">
            <text:p>0.9316418128</text:p>
          </table:table-cell>
          <table:table-cell office:value-type="float" office:value="0.86351666535">
            <text:p>0.8635166654</text:p>
          </table:table-cell>
          <table:table-cell office:value-type="float" office:value="0.862995962138">
            <text:p>0.8629959621</text:p>
          </table:table-cell>
          <table:table-cell office:value-type="float" office:value="0.862240983759">
            <text:p>0.8622409838</text:p>
          </table:table-cell>
          <table:table-cell office:value-type="float" office:value="0.859896822602">
            <text:p>0.8598968226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45420916611">
            <text:p>0.9454209166</text:p>
          </table:table-cell>
          <table:table-cell office:value-type="float" office:value="0.87851602454">
            <text:p>0.8785160245</text:p>
          </table:table-cell>
          <table:table-cell office:value-type="float" office:value="0.878010274198">
            <text:p>0.8780102742</text:p>
          </table:table-cell>
          <table:table-cell office:value-type="float" office:value="0.877177285766">
            <text:p>0.8771772858</text:p>
          </table:table-cell>
          <table:table-cell office:value-type="float" office:value="0.874963101913">
            <text:p>0.8749631019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1687495147">
            <text:p>0.9168749515</text:p>
          </table:table-cell>
          <table:table-cell office:value-type="float" office:value="0.845789957766">
            <text:p>0.8457899578</text:p>
          </table:table-cell>
          <table:table-cell office:value-type="float" office:value="0.845328439965">
            <text:p>0.84532844</text:p>
          </table:table-cell>
          <table:table-cell office:value-type="float" office:value="0.84470634469">
            <text:p>0.8447063447</text:p>
          </table:table-cell>
          <table:table-cell office:value-type="float" office:value="0.842422890853">
            <text:p>0.8424228909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31647924811">
            <text:p>0.9316479248</text:p>
          </table:table-cell>
          <table:table-cell office:value-type="float" office:value="0.862460195643">
            <text:p>0.8624601956</text:p>
          </table:table-cell>
          <table:table-cell office:value-type="float" office:value="0.861846640684">
            <text:p>0.8618466407</text:p>
          </table:table-cell>
          <table:table-cell office:value-type="float" office:value="0.861140046037">
            <text:p>0.861140046</text:p>
          </table:table-cell>
          <table:table-cell office:value-type="float" office:value="0.859022390178">
            <text:p>0.859022390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46473288963">
            <text:p>0.946473289</text:p>
          </table:table-cell>
          <table:table-cell office:value-type="float" office:value="0.879415463728">
            <text:p>0.8794154637</text:p>
          </table:table-cell>
          <table:table-cell office:value-type="float" office:value="0.879066797281">
            <text:p>0.8790667973</text:p>
          </table:table-cell>
          <table:table-cell office:value-type="float" office:value="0.878184785585">
            <text:p>0.8781847856</text:p>
          </table:table-cell>
          <table:table-cell office:value-type="float" office:value="0.875973846656">
            <text:p>0.8759738467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24384773681">
            <text:p>0.9243847737</text:p>
          </table:table-cell>
          <table:table-cell office:value-type="float" office:value="0.857553208909">
            <text:p>0.8575532089</text:p>
          </table:table-cell>
          <table:table-cell office:value-type="float" office:value="0.857195041549">
            <text:p>0.8571950415</text:p>
          </table:table-cell>
          <table:table-cell office:value-type="float" office:value="0.856564340178">
            <text:p>0.8565643402</text:p>
          </table:table-cell>
          <table:table-cell office:value-type="float" office:value="0.854418394958">
            <text:p>0.854418395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32392177218">
            <text:p>0.9323921772</text:p>
          </table:table-cell>
          <table:table-cell office:value-type="float" office:value="0.866024182248">
            <text:p>0.8660241822</text:p>
          </table:table-cell>
          <table:table-cell office:value-type="float" office:value="0.865278914597">
            <text:p>0.8652789146</text:p>
          </table:table-cell>
          <table:table-cell office:value-type="float" office:value="0.864488569737">
            <text:p>0.8644885697</text:p>
          </table:table-cell>
          <table:table-cell office:value-type="float" office:value="0.861945410204">
            <text:p>0.8619454102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45678358152">
            <text:p>0.9456783582</text:p>
          </table:table-cell>
          <table:table-cell office:value-type="float" office:value="0.881158078318">
            <text:p>0.8811580783</text:p>
          </table:table-cell>
          <table:table-cell office:value-type="float" office:value="0.880609868162">
            <text:p>0.8806098682</text:p>
          </table:table-cell>
          <table:table-cell office:value-type="float" office:value="0.879708453493">
            <text:p>0.8797084535</text:p>
          </table:table-cell>
          <table:table-cell office:value-type="float" office:value="0.877010677251">
            <text:p>0.8770106773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18598482764">
            <text:p>0.9185984828</text:p>
          </table:table-cell>
          <table:table-cell office:value-type="float" office:value="0.851187414469">
            <text:p>0.8511874145</text:p>
          </table:table-cell>
          <table:table-cell office:value-type="float" office:value="0.850411758539">
            <text:p>0.8504117585</text:p>
          </table:table-cell>
          <table:table-cell office:value-type="float" office:value="0.849736637352">
            <text:p>0.8497366374</text:p>
          </table:table-cell>
          <table:table-cell office:value-type="float" office:value="0.847093758529">
            <text:p>0.8470937585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30273290251">
            <text:p>0.9302732903</text:p>
          </table:table-cell>
          <table:table-cell office:value-type="float" office:value="0.863660352765">
            <text:p>0.8636603528</text:p>
          </table:table-cell>
          <table:table-cell office:value-type="float" office:value="0.862998787364">
            <text:p>0.8629987874</text:p>
          </table:table-cell>
          <table:table-cell office:value-type="float" office:value="0.862391035311">
            <text:p>0.8623910353</text:p>
          </table:table-cell>
          <table:table-cell office:value-type="float" office:value="0.859721011887">
            <text:p>0.8597210119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44752678447">
            <text:p>0.9447526784</text:p>
          </table:table-cell>
          <table:table-cell office:value-type="float" office:value="0.88057304551">
            <text:p>0.8805730455</text:p>
          </table:table-cell>
          <table:table-cell office:value-type="float" office:value="0.880020049872">
            <text:p>0.8800200499</text:p>
          </table:table-cell>
          <table:table-cell office:value-type="float" office:value="0.879246486874">
            <text:p>0.8792464869</text:p>
          </table:table-cell>
          <table:table-cell office:value-type="float" office:value="0.876809263053">
            <text:p>0.8768092631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14823610457">
            <text:p>0.9148236105</text:p>
          </table:table-cell>
          <table:table-cell office:value-type="float" office:value="0.843933613423">
            <text:p>0.8439336134</text:p>
          </table:table-cell>
          <table:table-cell office:value-type="float" office:value="0.843540765111">
            <text:p>0.8435407651</text:p>
          </table:table-cell>
          <table:table-cell office:value-type="float" office:value="0.842703467495">
            <text:p>0.8427034675</text:p>
          </table:table-cell>
          <table:table-cell office:value-type="float" office:value="0.840369692441">
            <text:p>0.8403696924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30747581995">
            <text:p>0.930747582</text:p>
          </table:table-cell>
          <table:table-cell office:value-type="float" office:value="0.861755668744">
            <text:p>0.8617556687</text:p>
          </table:table-cell>
          <table:table-cell office:value-type="float" office:value="0.861161182191">
            <text:p>0.8611611822</text:p>
          </table:table-cell>
          <table:table-cell office:value-type="float" office:value="0.860445934962">
            <text:p>0.860445935</text:p>
          </table:table-cell>
          <table:table-cell office:value-type="float" office:value="0.858042202592">
            <text:p>0.8580422026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4461531484">
            <text:p>0.9446153148</text:p>
          </table:table-cell>
          <table:table-cell office:value-type="float" office:value="0.880172125289">
            <text:p>0.8801721253</text:p>
          </table:table-cell>
          <table:table-cell office:value-type="float" office:value="0.879581342335">
            <text:p>0.8795813423</text:p>
          </table:table-cell>
          <table:table-cell office:value-type="float" office:value="0.878857042658">
            <text:p>0.8788570427</text:p>
          </table:table-cell>
          <table:table-cell office:value-type="float" office:value="0.876677888943">
            <text:p>0.8766778889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16123893878">
            <text:p>0.9161238939</text:p>
          </table:table-cell>
          <table:table-cell office:value-type="float" office:value="0.843703234306">
            <text:p>0.8437032343</text:p>
          </table:table-cell>
          <table:table-cell office:value-type="float" office:value="0.843268219479">
            <text:p>0.8432682195</text:p>
          </table:table-cell>
          <table:table-cell office:value-type="float" office:value="0.842676075921">
            <text:p>0.8426760759</text:p>
          </table:table-cell>
          <table:table-cell office:value-type="float" office:value="0.840470569412">
            <text:p>0.8404705694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30579634597">
            <text:p>0.9305796346</text:p>
          </table:table-cell>
          <table:table-cell office:value-type="float" office:value="0.862614438831">
            <text:p>0.8626144388</text:p>
          </table:table-cell>
          <table:table-cell office:value-type="float" office:value="0.86212601457">
            <text:p>0.8621260146</text:p>
          </table:table-cell>
          <table:table-cell office:value-type="float" office:value="0.861571995887">
            <text:p>0.8615719959</text:p>
          </table:table-cell>
          <table:table-cell office:value-type="float" office:value="0.859266884369">
            <text:p>0.859266884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44843398198">
            <text:p>0.9448433982</text:p>
          </table:table-cell>
          <table:table-cell office:value-type="float" office:value="0.878925960731">
            <text:p>0.8789259607</text:p>
          </table:table-cell>
          <table:table-cell office:value-type="float" office:value="0.878445415824">
            <text:p>0.8784454158</text:p>
          </table:table-cell>
          <table:table-cell office:value-type="float" office:value="0.877704346768">
            <text:p>0.8777043468</text:p>
          </table:table-cell>
          <table:table-cell office:value-type="float" office:value="0.875341833513">
            <text:p>0.875341833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18292637201">
            <text:p>0.9182926372</text:p>
          </table:table-cell>
          <table:table-cell office:value-type="float" office:value="0.850613849377">
            <text:p>0.8506138494</text:p>
          </table:table-cell>
          <table:table-cell office:value-type="float" office:value="0.850174539308">
            <text:p>0.8501745393</text:p>
          </table:table-cell>
          <table:table-cell office:value-type="float" office:value="0.849407647207">
            <text:p>0.8494076472</text:p>
          </table:table-cell>
          <table:table-cell office:value-type="float" office:value="0.846964275166">
            <text:p>0.8469642752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31768597374">
            <text:p>0.9317685974</text:p>
          </table:table-cell>
          <table:table-cell office:value-type="float" office:value="0.867111660252">
            <text:p>0.8671116603</text:p>
          </table:table-cell>
          <table:table-cell office:value-type="float" office:value="0.86636226607">
            <text:p>0.8663622661</text:p>
          </table:table-cell>
          <table:table-cell office:value-type="float" office:value="0.865395361215">
            <text:p>0.8653953612</text:p>
          </table:table-cell>
          <table:table-cell office:value-type="float" office:value="0.862447418693">
            <text:p>0.8624474187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46214585049">
            <text:p>0.946214585</text:p>
          </table:table-cell>
          <table:table-cell office:value-type="float" office:value="0.883420016108">
            <text:p>0.8834200161</text:p>
          </table:table-cell>
          <table:table-cell office:value-type="float" office:value="0.882765318836">
            <text:p>0.8827653188</text:p>
          </table:table-cell>
          <table:table-cell office:value-type="float" office:value="0.881810989909">
            <text:p>0.8818109899</text:p>
          </table:table-cell>
          <table:table-cell office:value-type="float" office:value="0.878957829173">
            <text:p>0.8789578292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17311143315">
            <text:p>0.9173111433</text:p>
          </table:table-cell>
          <table:table-cell office:value-type="float" office:value="0.85210495957">
            <text:p>0.8521049596</text:p>
          </table:table-cell>
          <table:table-cell office:value-type="float" office:value="0.851321366493">
            <text:p>0.8513213665</text:p>
          </table:table-cell>
          <table:table-cell office:value-type="float" office:value="0.850526104747">
            <text:p>0.8505261047</text:p>
          </table:table-cell>
          <table:table-cell office:value-type="float" office:value="0.847655313597">
            <text:p>0.847655313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933730925373">
            <text:p>0.9337309254</text:p>
          </table:table-cell>
          <table:table-cell office:value-type="float" office:value="0.870274892796">
            <text:p>0.8702748928</text:p>
          </table:table-cell>
          <table:table-cell office:value-type="float" office:value="0.869531788742">
            <text:p>0.8695317887</text:p>
          </table:table-cell>
          <table:table-cell office:value-type="float" office:value="0.868623434085">
            <text:p>0.8686234341</text:p>
          </table:table-cell>
          <table:table-cell office:value-type="float" office:value="0.865764223767">
            <text:p>0.8657642238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0.945657776194">
            <text:p>0.9456577762</text:p>
          </table:table-cell>
          <table:table-cell office:value-type="float" office:value="0.881660156394">
            <text:p>0.8816601564</text:p>
          </table:table-cell>
          <table:table-cell office:value-type="float" office:value="0.881118964359">
            <text:p>0.8811189644</text:p>
          </table:table-cell>
          <table:table-cell office:value-type="float" office:value="0.880277826531">
            <text:p>0.8802778265</text:p>
          </table:table-cell>
          <table:table-cell office:value-type="float" office:value="0.877312071549">
            <text:p>0.8773120715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.917129606847">
            <text:p>0.9171296068</text:p>
          </table:table-cell>
          <table:table-cell office:value-type="float" office:value="0.849089345233">
            <text:p>0.8490893452</text:p>
          </table:table-cell>
          <table:table-cell office:value-type="float" office:value="0.848566038063">
            <text:p>0.8485660381</text:p>
          </table:table-cell>
          <table:table-cell office:value-type="float" office:value="0.847639010807">
            <text:p>0.8476390108</text:p>
          </table:table-cell>
          <table:table-cell office:value-type="float" office:value="0.844723641885">
            <text:p>0.8447236419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0.930163270929">
            <text:p>0.9301632709</text:p>
          </table:table-cell>
          <table:table-cell office:value-type="float" office:value="0.862891880654">
            <text:p>0.8628918807</text:p>
          </table:table-cell>
          <table:table-cell office:value-type="float" office:value="0.862331625232">
            <text:p>0.8623316252</text:p>
          </table:table-cell>
          <table:table-cell office:value-type="float" office:value="0.861401950085">
            <text:p>0.8614019501</text:p>
          </table:table-cell>
          <table:table-cell office:value-type="float" office:value="0.858664985361">
            <text:p>0.8586649854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.944238288273">
            <text:p>0.9442382883</text:p>
          </table:table-cell>
          <table:table-cell office:value-type="float" office:value="0.878977143077">
            <text:p>0.8789771431</text:p>
          </table:table-cell>
          <table:table-cell office:value-type="float" office:value="0.878395664854">
            <text:p>0.8783956649</text:p>
          </table:table-cell>
          <table:table-cell office:value-type="float" office:value="0.877476334378">
            <text:p>0.8774763344</text:p>
          </table:table-cell>
          <table:table-cell office:value-type="float" office:value="0.874758903089">
            <text:p>0.8747589031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.915803261313">
            <text:p>0.9158032613</text:p>
          </table:table-cell>
          <table:table-cell office:value-type="float" office:value="0.846404471271">
            <text:p>0.8464044713</text:p>
          </table:table-cell>
          <table:table-cell office:value-type="float" office:value="0.845774108853">
            <text:p>0.8457741089</text:p>
          </table:table-cell>
          <table:table-cell office:value-type="float" office:value="0.845004433193">
            <text:p>0.8450044332</text:p>
          </table:table-cell>
          <table:table-cell office:value-type="float" office:value="0.842285427333">
            <text:p>0.8422854273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.930607491684">
            <text:p>0.9306074917</text:p>
          </table:table-cell>
          <table:table-cell office:value-type="float" office:value="0.862693015535">
            <text:p>0.8626930155</text:p>
          </table:table-cell>
          <table:table-cell office:value-type="float" office:value="0.861839269684">
            <text:p>0.8618392697</text:p>
          </table:table-cell>
          <table:table-cell office:value-type="float" office:value="0.861104208841">
            <text:p>0.8611042088</text:p>
          </table:table-cell>
          <table:table-cell office:value-type="float" office:value="0.858132613522">
            <text:p>0.8581326135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0.944421760925">
            <text:p>0.9444217609</text:p>
          </table:table-cell>
          <table:table-cell office:value-type="float" office:value="0.879240814579">
            <text:p>0.8792408146</text:p>
          </table:table-cell>
          <table:table-cell office:value-type="float" office:value="0.878433194566">
            <text:p>0.8784331946</text:p>
          </table:table-cell>
          <table:table-cell office:value-type="float" office:value="0.877652526443">
            <text:p>0.8776525264</text:p>
          </table:table-cell>
          <table:table-cell office:value-type="float" office:value="0.874371488465">
            <text:p>0.8743714885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.916109253549">
            <text:p>0.9161092535</text:p>
          </table:table-cell>
          <table:table-cell office:value-type="float" office:value="0.847646750447">
            <text:p>0.8476467504</text:p>
          </table:table-cell>
          <table:table-cell office:value-type="float" office:value="0.846868426708">
            <text:p>0.8468684267</text:p>
          </table:table-cell>
          <table:table-cell office:value-type="float" office:value="0.846007460635">
            <text:p>0.8460074606</text:p>
          </table:table-cell>
          <table:table-cell office:value-type="float" office:value="0.843003845185">
            <text:p>0.8430038452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.929717731351">
            <text:p>0.9297177314</text:p>
          </table:table-cell>
          <table:table-cell office:value-type="float" office:value="0.864018494035">
            <text:p>0.864018494</text:p>
          </table:table-cell>
          <table:table-cell office:value-type="float" office:value="0.863399998022">
            <text:p>0.863399998</text:p>
          </table:table-cell>
          <table:table-cell office:value-type="float" office:value="0.862417323411">
            <text:p>0.8624173234</text:p>
          </table:table-cell>
          <table:table-cell office:value-type="float" office:value="0.858710283777">
            <text:p>0.8587102838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943305032218">
            <text:p>0.9433050322</text:p>
          </table:table-cell>
          <table:table-cell office:value-type="float" office:value="0.879437017493">
            <text:p>0.8794370175</text:p>
          </table:table-cell>
          <table:table-cell office:value-type="float" office:value="0.878879980925">
            <text:p>0.8788799809</text:p>
          </table:table-cell>
          <table:table-cell office:value-type="float" office:value="0.87800134722">
            <text:p>0.8780013472</text:p>
          </table:table-cell>
          <table:table-cell office:value-type="float" office:value="0.874537898197">
            <text:p>0.8745378982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.913180261376">
            <text:p>0.9131802614</text:p>
          </table:table-cell>
          <table:table-cell office:value-type="float" office:value="0.844876712555">
            <text:p>0.8448767126</text:p>
          </table:table-cell>
          <table:table-cell office:value-type="float" office:value="0.844413349074">
            <text:p>0.8444133491</text:p>
          </table:table-cell>
          <table:table-cell office:value-type="float" office:value="0.843509708183">
            <text:p>0.8435097082</text:p>
          </table:table-cell>
          <table:table-cell office:value-type="float" office:value="0.839933534149">
            <text:p>0.8399335341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.931178328705">
            <text:p>0.9311783287</text:p>
          </table:table-cell>
          <table:table-cell office:value-type="float" office:value="0.865390732802">
            <text:p>0.8653907328</text:p>
          </table:table-cell>
          <table:table-cell office:value-type="float" office:value="0.8646023083">
            <text:p>0.8646023083</text:p>
          </table:table-cell>
          <table:table-cell office:value-type="float" office:value="0.863802204556">
            <text:p>0.8638022046</text:p>
          </table:table-cell>
          <table:table-cell office:value-type="float" office:value="0.860042073216">
            <text:p>0.8600420732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.94542429235">
            <text:p>0.9454242924</text:p>
          </table:table-cell>
          <table:table-cell office:value-type="float" office:value="0.880764521567">
            <text:p>0.8807645216</text:p>
          </table:table-cell>
          <table:table-cell office:value-type="float" office:value="0.880027887471">
            <text:p>0.8800278875</text:p>
          </table:table-cell>
          <table:table-cell office:value-type="float" office:value="0.879219257714">
            <text:p>0.8792192577</text:p>
          </table:table-cell>
          <table:table-cell office:value-type="float" office:value="0.875542439864">
            <text:p>0.8755424399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.919428253741">
            <text:p>0.9194282537</text:p>
          </table:table-cell>
          <table:table-cell office:value-type="float" office:value="0.852734940968">
            <text:p>0.852734941</text:p>
          </table:table-cell>
          <table:table-cell office:value-type="float" office:value="0.851753287884">
            <text:p>0.8517532879</text:p>
          </table:table-cell>
          <table:table-cell office:value-type="float" office:value="0.850924265541">
            <text:p>0.8509242655</text:p>
          </table:table-cell>
          <table:table-cell office:value-type="float" office:value="0.847043432057">
            <text:p>0.8470434321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930652925653">
            <text:p>0.9306529257</text:p>
          </table:table-cell>
          <table:table-cell office:value-type="float" office:value="0.863108275105">
            <text:p>0.8631082751</text:p>
          </table:table-cell>
          <table:table-cell office:value-type="float" office:value="0.862261210604">
            <text:p>0.8622612106</text:p>
          </table:table-cell>
          <table:table-cell office:value-type="float" office:value="0.861347714628">
            <text:p>0.8613477146</text:p>
          </table:table-cell>
          <table:table-cell office:value-type="float" office:value="0.857215782428">
            <text:p>0.8572157824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.943994695751">
            <text:p>0.9439946958</text:p>
          </table:table-cell>
          <table:table-cell office:value-type="float" office:value="0.879130806083">
            <text:p>0.8791308061</text:p>
          </table:table-cell>
          <table:table-cell office:value-type="float" office:value="0.878121385599">
            <text:p>0.8781213856</text:p>
          </table:table-cell>
          <table:table-cell office:value-type="float" office:value="0.877381215474">
            <text:p>0.8773812155</text:p>
          </table:table-cell>
          <table:table-cell office:value-type="float" office:value="0.873046438913">
            <text:p>0.8730464389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.915310712328">
            <text:p>0.9153107123</text:p>
          </table:table-cell>
          <table:table-cell office:value-type="float" office:value="0.848164120998">
            <text:p>0.848164121</text:p>
          </table:table-cell>
          <table:table-cell office:value-type="float" office:value="0.847408796219">
            <text:p>0.8474087962</text:p>
          </table:table-cell>
          <table:table-cell office:value-type="float" office:value="0.8464648044">
            <text:p>0.8464648044</text:p>
          </table:table-cell>
          <table:table-cell office:value-type="float" office:value="0.842587567715">
            <text:p>0.8425875677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.929366801686">
            <text:p>0.9293668017</text:p>
          </table:table-cell>
          <table:table-cell office:value-type="float" office:value="0.862677417529">
            <text:p>0.8626774175</text:p>
          </table:table-cell>
          <table:table-cell office:value-type="float" office:value="0.861942396666">
            <text:p>0.8619423967</text:p>
          </table:table-cell>
          <table:table-cell office:value-type="float" office:value="0.861197275058">
            <text:p>0.8611972751</text:p>
          </table:table-cell>
          <table:table-cell office:value-type="float" office:value="0.856916189537">
            <text:p>0.8569161895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0.943305759504">
            <text:p>0.9433057595</text:p>
          </table:table-cell>
          <table:table-cell office:value-type="float" office:value="0.878340276836">
            <text:p>0.8783402768</text:p>
          </table:table-cell>
          <table:table-cell office:value-type="float" office:value="0.877672172544">
            <text:p>0.8776721725</text:p>
          </table:table-cell>
          <table:table-cell office:value-type="float" office:value="0.876915464044">
            <text:p>0.876915464</text:p>
          </table:table-cell>
          <table:table-cell office:value-type="float" office:value="0.872677502681">
            <text:p>0.8726775027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914495415719">
            <text:p>0.9144954157</text:p>
          </table:table-cell>
          <table:table-cell office:value-type="float" office:value="0.848374429327">
            <text:p>0.8483744293</text:p>
          </table:table-cell>
          <table:table-cell office:value-type="float" office:value="0.847741403">
            <text:p>0.847741403</text:p>
          </table:table-cell>
          <table:table-cell office:value-type="float" office:value="0.846955168611">
            <text:p>0.8469551686</text:p>
          </table:table-cell>
          <table:table-cell office:value-type="float" office:value="0.842577887248">
            <text:p>0.8425778872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.965192980874">
            <text:p>0.9651929809</text:p>
          </table:table-cell>
          <table:table-cell office:value-type="float" office:value="0.863570132089">
            <text:p>0.8635701321</text:p>
          </table:table-cell>
          <table:table-cell office:value-type="float" office:value="0.862896181029">
            <text:p>0.862896181</text:p>
          </table:table-cell>
          <table:table-cell office:value-type="float" office:value="0.861313253853">
            <text:p>0.8613132539</text:p>
          </table:table-cell>
          <table:table-cell office:value-type="float" office:value="0.857352492709">
            <text:p>0.8573524927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.963508079586">
            <text:p>0.9635080796</text:p>
          </table:table-cell>
          <table:table-cell office:value-type="float" office:value="0.879380170786">
            <text:p>0.8793801708</text:p>
          </table:table-cell>
          <table:table-cell office:value-type="float" office:value="0.878632540651">
            <text:p>0.8786325407</text:p>
          </table:table-cell>
          <table:table-cell office:value-type="float" office:value="0.877202579725">
            <text:p>0.8772025797</text:p>
          </table:table-cell>
          <table:table-cell office:value-type="float" office:value="0.873359266429">
            <text:p>0.8733592664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0.947601330089">
            <text:p>0.9476013301</text:p>
          </table:table-cell>
          <table:table-cell office:value-type="float" office:value="0.839043869956">
            <text:p>0.83904387</text:p>
          </table:table-cell>
          <table:table-cell office:value-type="float" office:value="0.838354414323">
            <text:p>0.8383544143</text:p>
          </table:table-cell>
          <table:table-cell office:value-type="float" office:value="0.836901870244">
            <text:p>0.8369018702</text:p>
          </table:table-cell>
          <table:table-cell office:value-type="float" office:value="0.833293741441">
            <text:p>0.8332937414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0.959587904442">
            <text:p>0.9595879044</text:p>
          </table:table-cell>
          <table:table-cell office:value-type="float" office:value="0.859758503172">
            <text:p>0.8597585032</text:p>
          </table:table-cell>
          <table:table-cell office:value-type="float" office:value="0.85914856008">
            <text:p>0.8591485601</text:p>
          </table:table-cell>
          <table:table-cell office:value-type="float" office:value="0.857791194663">
            <text:p>0.8577911947</text:p>
          </table:table-cell>
          <table:table-cell office:value-type="float" office:value="0.853751737226">
            <text:p>0.8537517372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963234066168">
            <text:p>0.9632340662</text:p>
          </table:table-cell>
          <table:table-cell office:value-type="float" office:value="0.878829554405">
            <text:p>0.8788295544</text:p>
          </table:table-cell>
          <table:table-cell office:value-type="float" office:value="0.878124272968">
            <text:p>0.878124273</text:p>
          </table:table-cell>
          <table:table-cell office:value-type="float" office:value="0.876737252237">
            <text:p>0.8767372522</text:p>
          </table:table-cell>
          <table:table-cell office:value-type="float" office:value="0.872789996476">
            <text:p>0.8727899965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.950028997071">
            <text:p>0.9500289971</text:p>
          </table:table-cell>
          <table:table-cell office:value-type="float" office:value="0.84558364556">
            <text:p>0.8455836456</text:p>
          </table:table-cell>
          <table:table-cell office:value-type="float" office:value="0.844968888851">
            <text:p>0.8449688889</text:p>
          </table:table-cell>
          <table:table-cell office:value-type="float" office:value="0.843591316364">
            <text:p>0.8435913164</text:p>
          </table:table-cell>
          <table:table-cell office:value-type="float" office:value="0.839692498277">
            <text:p>0.8396924983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.95955455955">
            <text:p>0.9595545596</text:p>
          </table:table-cell>
          <table:table-cell office:value-type="float" office:value="0.859987825556">
            <text:p>0.8599878256</text:p>
          </table:table-cell>
          <table:table-cell office:value-type="float" office:value="0.859396227591">
            <text:p>0.8593962276</text:p>
          </table:table-cell>
          <table:table-cell office:value-type="float" office:value="0.858034433029">
            <text:p>0.858034433</text:p>
          </table:table-cell>
          <table:table-cell office:value-type="float" office:value="0.854247640189">
            <text:p>0.8542476402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962591757862">
            <text:p>0.9625917579</text:p>
          </table:table-cell>
          <table:table-cell office:value-type="float" office:value="0.877628401422">
            <text:p>0.8776284014</text:p>
          </table:table-cell>
          <table:table-cell office:value-type="float" office:value="0.877050647926">
            <text:p>0.8770506479</text:p>
          </table:table-cell>
          <table:table-cell office:value-type="float" office:value="0.875735722321">
            <text:p>0.8757357223</text:p>
          </table:table-cell>
          <table:table-cell office:value-type="float" office:value="0.871672324284">
            <text:p>0.8716723243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0.949763708701">
            <text:p>0.9497637087</text:p>
          </table:table-cell>
          <table:table-cell office:value-type="float" office:value="0.841657140272">
            <text:p>0.8416571403</text:p>
          </table:table-cell>
          <table:table-cell office:value-type="float" office:value="0.84119150759">
            <text:p>0.8411915076</text:p>
          </table:table-cell>
          <table:table-cell office:value-type="float" office:value="0.83984667927">
            <text:p>0.8398466793</text:p>
          </table:table-cell>
          <table:table-cell office:value-type="float" office:value="0.836011307365">
            <text:p>0.8360113074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959028372364">
            <text:p>0.9590283724</text:p>
          </table:table-cell>
          <table:table-cell office:value-type="float" office:value="0.858356815666">
            <text:p>0.8583568157</text:p>
          </table:table-cell>
          <table:table-cell office:value-type="float" office:value="0.857986005524">
            <text:p>0.8579860055</text:p>
          </table:table-cell>
          <table:table-cell office:value-type="float" office:value="0.856530646962">
            <text:p>0.856530647</text:p>
          </table:table-cell>
          <table:table-cell office:value-type="float" office:value="0.852691960175">
            <text:p>0.8526919602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9619899912">
            <text:p>0.9619899912</text:p>
          </table:table-cell>
          <table:table-cell office:value-type="float" office:value="0.874120558735">
            <text:p>0.8741205587</text:p>
          </table:table-cell>
          <table:table-cell office:value-type="float" office:value="0.873596699934">
            <text:p>0.8735966999</text:p>
          </table:table-cell>
          <table:table-cell office:value-type="float" office:value="0.872000949245">
            <text:p>0.8720009492</text:p>
          </table:table-cell>
          <table:table-cell office:value-type="float" office:value="0.868063023693">
            <text:p>0.8680630237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0.949891011361">
            <text:p>0.9498910114</text:p>
          </table:table-cell>
          <table:table-cell office:value-type="float" office:value="0.843012009397">
            <text:p>0.8430120094</text:p>
          </table:table-cell>
          <table:table-cell office:value-type="float" office:value="0.84244768145">
            <text:p>0.8424476815</text:p>
          </table:table-cell>
          <table:table-cell office:value-type="float" office:value="0.840814962112">
            <text:p>0.8408149621</text:p>
          </table:table-cell>
          <table:table-cell office:value-type="float" office:value="0.836975045873">
            <text:p>0.8369750459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0.95840289011">
            <text:p>0.9584028901</text:p>
          </table:table-cell>
          <table:table-cell office:value-type="float" office:value="0.859543077185">
            <text:p>0.8595430772</text:p>
          </table:table-cell>
          <table:table-cell office:value-type="float" office:value="0.858574202403">
            <text:p>0.8585742024</text:p>
          </table:table-cell>
          <table:table-cell office:value-type="float" office:value="0.857075653423">
            <text:p>0.8570756534</text:p>
          </table:table-cell>
          <table:table-cell office:value-type="float" office:value="0.852341611187">
            <text:p>0.8523416112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.961939423445">
            <text:p>0.9619394234</text:p>
          </table:table-cell>
          <table:table-cell office:value-type="float" office:value="0.87548458355">
            <text:p>0.8754845836</text:p>
          </table:table-cell>
          <table:table-cell office:value-type="float" office:value="0.874578016301">
            <text:p>0.8745780163</text:p>
          </table:table-cell>
          <table:table-cell office:value-type="float" office:value="0.873081494916">
            <text:p>0.8730814949</text:p>
          </table:table-cell>
          <table:table-cell office:value-type="float" office:value="0.868607213712">
            <text:p>0.8686072137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948374492679">
            <text:p>0.9483744927</text:p>
          </table:table-cell>
          <table:table-cell office:value-type="float" office:value="0.841095267228">
            <text:p>0.8410952672</text:p>
          </table:table-cell>
          <table:table-cell office:value-type="float" office:value="0.84027478906">
            <text:p>0.8402747891</text:p>
          </table:table-cell>
          <table:table-cell office:value-type="float" office:value="0.838760741083">
            <text:p>0.8387607411</text:p>
          </table:table-cell>
          <table:table-cell office:value-type="float" office:value="0.834404530991">
            <text:p>0.834404531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0.96179054744">
            <text:p>0.9617905474</text:p>
          </table:table-cell>
          <table:table-cell office:value-type="float" office:value="0.856746530931">
            <text:p>0.8567465309</text:p>
          </table:table-cell>
          <table:table-cell office:value-type="float" office:value="0.855913698224">
            <text:p>0.8559136982</text:p>
          </table:table-cell>
          <table:table-cell office:value-type="float" office:value="0.854263793414">
            <text:p>0.8542637934</text:p>
          </table:table-cell>
          <table:table-cell office:value-type="float" office:value="0.849780298718">
            <text:p>0.8497802987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0.963930411963">
            <text:p>0.963930412</text:p>
          </table:table-cell>
          <table:table-cell office:value-type="float" office:value="0.877797813486">
            <text:p>0.8777978135</text:p>
          </table:table-cell>
          <table:table-cell office:value-type="float" office:value="0.87682607353">
            <text:p>0.8768260735</text:p>
          </table:table-cell>
          <table:table-cell office:value-type="float" office:value="0.875317483882">
            <text:p>0.8753174839</text:p>
          </table:table-cell>
          <table:table-cell office:value-type="float" office:value="0.870837655414">
            <text:p>0.8708376554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0.948538548164">
            <text:p>0.9485385482</text:p>
          </table:table-cell>
          <table:table-cell office:value-type="float" office:value="0.841585800963">
            <text:p>0.841585801</text:p>
          </table:table-cell>
          <table:table-cell office:value-type="float" office:value="0.840660824617">
            <text:p>0.8406608246</text:p>
          </table:table-cell>
          <table:table-cell office:value-type="float" office:value="0.839197236018">
            <text:p>0.839197236</text:p>
          </table:table-cell>
          <table:table-cell office:value-type="float" office:value="0.834772730762">
            <text:p>0.8347727308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0.960845297408">
            <text:p>0.9608452974</text:p>
          </table:table-cell>
          <table:table-cell office:value-type="float" office:value="0.860853300077">
            <text:p>0.8608533001</text:p>
          </table:table-cell>
          <table:table-cell office:value-type="float" office:value="0.859787642745">
            <text:p>0.8597876427</text:p>
          </table:table-cell>
          <table:table-cell office:value-type="float" office:value="0.858307215623">
            <text:p>0.8583072156</text:p>
          </table:table-cell>
          <table:table-cell office:value-type="float" office:value="0.854004364607">
            <text:p>0.8540043646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962008616085">
            <text:p>0.9620086161</text:p>
          </table:table-cell>
          <table:table-cell office:value-type="float" office:value="0.877309037757">
            <text:p>0.8773090378</text:p>
          </table:table-cell>
          <table:table-cell office:value-type="float" office:value="0.876331995744">
            <text:p>0.8763319957</text:p>
          </table:table-cell>
          <table:table-cell office:value-type="float" office:value="0.874958108408">
            <text:p>0.8749581084</text:p>
          </table:table-cell>
          <table:table-cell office:value-type="float" office:value="0.870501169167">
            <text:p>0.8705011692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0.947395949301">
            <text:p>0.9473959493</text:p>
          </table:table-cell>
          <table:table-cell office:value-type="float" office:value="0.84152688242">
            <text:p>0.8415268824</text:p>
          </table:table-cell>
          <table:table-cell office:value-type="float" office:value="0.840660082897">
            <text:p>0.8406600829</text:p>
          </table:table-cell>
          <table:table-cell office:value-type="float" office:value="0.839342438999">
            <text:p>0.839342439</text:p>
          </table:table-cell>
          <table:table-cell office:value-type="float" office:value="0.834957874813">
            <text:p>0.8349578748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0.957941215267">
            <text:p>0.9579412153</text:p>
          </table:table-cell>
          <table:table-cell office:value-type="float" office:value="0.85824189014">
            <text:p>0.8582418901</text:p>
          </table:table-cell>
          <table:table-cell office:value-type="float" office:value="0.857230437656">
            <text:p>0.8572304377</text:p>
          </table:table-cell>
          <table:table-cell office:value-type="float" office:value="0.855996599468">
            <text:p>0.8559965995</text:p>
          </table:table-cell>
          <table:table-cell office:value-type="float" office:value="0.851702166334">
            <text:p>0.8517021663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.961862340826">
            <text:p>0.9618623408</text:p>
          </table:table-cell>
          <table:table-cell office:value-type="float" office:value="0.875669369886">
            <text:p>0.8756693699</text:p>
          </table:table-cell>
          <table:table-cell office:value-type="float" office:value="0.874680282294">
            <text:p>0.8746802823</text:p>
          </table:table-cell>
          <table:table-cell office:value-type="float" office:value="0.873214716549">
            <text:p>0.8732147165</text:p>
          </table:table-cell>
          <table:table-cell office:value-type="float" office:value="0.8691894691">
            <text:p>0.8691894691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0.949254606488">
            <text:p>0.9492546065</text:p>
          </table:table-cell>
          <table:table-cell office:value-type="float" office:value="0.8433890342">
            <text:p>0.8433890342</text:p>
          </table:table-cell>
          <table:table-cell office:value-type="float" office:value="0.842555585867">
            <text:p>0.8425555859</text:p>
          </table:table-cell>
          <table:table-cell office:value-type="float" office:value="0.841211060254">
            <text:p>0.8412110603</text:p>
          </table:table-cell>
          <table:table-cell office:value-type="float" office:value="0.837219842974">
            <text:p>0.837219843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900441640033">
            <text:p>0.90044164</text:p>
          </table:table-cell>
          <table:table-cell office:value-type="float" office:value="0.857513114684">
            <text:p>0.8575131147</text:p>
          </table:table-cell>
          <table:table-cell office:value-type="float" office:value="0.857150495491">
            <text:p>0.8571504955</text:p>
          </table:table-cell>
          <table:table-cell office:value-type="float" office:value="0.85596515223">
            <text:p>0.8559651522</text:p>
          </table:table-cell>
          <table:table-cell office:value-type="float" office:value="0.851140708071">
            <text:p>0.8511407081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.916329701344">
            <text:p>0.9163297013</text:p>
          </table:table-cell>
          <table:table-cell office:value-type="float" office:value="0.873607815192">
            <text:p>0.8736078152</text:p>
          </table:table-cell>
          <table:table-cell office:value-type="float" office:value="0.87309795332">
            <text:p>0.8730979533</text:p>
          </table:table-cell>
          <table:table-cell office:value-type="float" office:value="0.871934016875">
            <text:p>0.8719340169</text:p>
          </table:table-cell>
          <table:table-cell office:value-type="float" office:value="0.867204747246">
            <text:p>0.8672047472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0.879122930127">
            <text:p>0.8791229301</text:p>
          </table:table-cell>
          <table:table-cell office:value-type="float" office:value="0.827239070352">
            <text:p>0.8272390704</text:p>
          </table:table-cell>
          <table:table-cell office:value-type="float" office:value="0.826821919635">
            <text:p>0.8268219196</text:p>
          </table:table-cell>
          <table:table-cell office:value-type="float" office:value="0.825807615222">
            <text:p>0.8258076152</text:p>
          </table:table-cell>
          <table:table-cell office:value-type="float" office:value="0.821163649829">
            <text:p>0.8211636498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0.900775196543">
            <text:p>0.9007751965</text:p>
          </table:table-cell>
          <table:table-cell office:value-type="float" office:value="0.853046051903">
            <text:p>0.8530460519</text:p>
          </table:table-cell>
          <table:table-cell office:value-type="float" office:value="0.852772862154">
            <text:p>0.8527728622</text:p>
          </table:table-cell>
          <table:table-cell office:value-type="float" office:value="0.851926847214">
            <text:p>0.8519268472</text:p>
          </table:table-cell>
          <table:table-cell office:value-type="float" office:value="0.847322345678">
            <text:p>0.8473223457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918021900437">
            <text:p>0.9180219004</text:p>
          </table:table-cell>
          <table:table-cell office:value-type="float" office:value="0.871577991757">
            <text:p>0.8715779918</text:p>
          </table:table-cell>
          <table:table-cell office:value-type="float" office:value="0.871456684445">
            <text:p>0.8714566844</text:p>
          </table:table-cell>
          <table:table-cell office:value-type="float" office:value="0.871073355938">
            <text:p>0.8710733559</text:p>
          </table:table-cell>
          <table:table-cell office:value-type="float" office:value="0.866724155299">
            <text:p>0.8667241553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887499775534">
            <text:p>0.8874997755</text:p>
          </table:table-cell>
          <table:table-cell office:value-type="float" office:value="0.835846045486">
            <text:p>0.8358460455</text:p>
          </table:table-cell>
          <table:table-cell office:value-type="float" office:value="0.835918974202">
            <text:p>0.8359189742</text:p>
          </table:table-cell>
          <table:table-cell office:value-type="float" office:value="0.835196334617">
            <text:p>0.8351963346</text:p>
          </table:table-cell>
          <table:table-cell office:value-type="float" office:value="0.831050544704">
            <text:p>0.8310505447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0.902534214444">
            <text:p>0.9025342144</text:p>
          </table:table-cell>
          <table:table-cell office:value-type="float" office:value="0.853123646481">
            <text:p>0.8531236465</text:p>
          </table:table-cell>
          <table:table-cell office:value-type="float" office:value="0.853339761234">
            <text:p>0.8533397612</text:p>
          </table:table-cell>
          <table:table-cell office:value-type="float" office:value="0.852631896679">
            <text:p>0.8526318967</text:p>
          </table:table-cell>
          <table:table-cell office:value-type="float" office:value="0.848273634623">
            <text:p>0.8482736346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0.919302768021">
            <text:p>0.919302768</text:p>
          </table:table-cell>
          <table:table-cell office:value-type="float" office:value="0.870672642271">
            <text:p>0.8706726423</text:p>
          </table:table-cell>
          <table:table-cell office:value-type="float" office:value="0.870971941383">
            <text:p>0.8709719414</text:p>
          </table:table-cell>
          <table:table-cell office:value-type="float" office:value="0.869944143391">
            <text:p>0.8699441434</text:p>
          </table:table-cell>
          <table:table-cell office:value-type="float" office:value="0.86580180152">
            <text:p>0.8658018015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.890728261983">
            <text:p>0.890728262</text:p>
          </table:table-cell>
          <table:table-cell office:value-type="float" office:value="0.839620140619">
            <text:p>0.8396201406</text:p>
          </table:table-cell>
          <table:table-cell office:value-type="float" office:value="0.839695425525">
            <text:p>0.8396954255</text:p>
          </table:table-cell>
          <table:table-cell office:value-type="float" office:value="0.838864324681">
            <text:p>0.8388643247</text:p>
          </table:table-cell>
          <table:table-cell office:value-type="float" office:value="0.834914205759">
            <text:p>0.8349142058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0.904591684957">
            <text:p>0.904591685</text:p>
          </table:table-cell>
          <table:table-cell office:value-type="float" office:value="0.855424281049">
            <text:p>0.855424281</text:p>
          </table:table-cell>
          <table:table-cell office:value-type="float" office:value="0.855403336328">
            <text:p>0.8554033363</text:p>
          </table:table-cell>
          <table:table-cell office:value-type="float" office:value="0.854825888458">
            <text:p>0.8548258885</text:p>
          </table:table-cell>
          <table:table-cell office:value-type="float" office:value="0.850624122762">
            <text:p>0.8506241228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920061068743">
            <text:p>0.9200610687</text:p>
          </table:table-cell>
          <table:table-cell office:value-type="float" office:value="0.871266051693">
            <text:p>0.8712660517</text:p>
          </table:table-cell>
          <table:table-cell office:value-type="float" office:value="0.871340115202">
            <text:p>0.8713401152</text:p>
          </table:table-cell>
          <table:table-cell office:value-type="float" office:value="0.870573675463">
            <text:p>0.8705736755</text:p>
          </table:table-cell>
          <table:table-cell office:value-type="float" office:value="0.866482854427">
            <text:p>0.8664828544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.890259769811">
            <text:p>0.8902597698</text:p>
          </table:table-cell>
          <table:table-cell office:value-type="float" office:value="0.837397002389">
            <text:p>0.8373970024</text:p>
          </table:table-cell>
          <table:table-cell office:value-type="float" office:value="0.837563718221">
            <text:p>0.8375637182</text:p>
          </table:table-cell>
          <table:table-cell office:value-type="float" office:value="0.836879664957">
            <text:p>0.836879665</text:p>
          </table:table-cell>
          <table:table-cell office:value-type="float" office:value="0.832811720304">
            <text:p>0.8328117203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0.904718523752">
            <text:p>0.9047185238</text:p>
          </table:table-cell>
          <table:table-cell office:value-type="float" office:value="0.854763956884">
            <text:p>0.8547639569</text:p>
          </table:table-cell>
          <table:table-cell office:value-type="float" office:value="0.854997084192">
            <text:p>0.8549970842</text:p>
          </table:table-cell>
          <table:table-cell office:value-type="float" office:value="0.854733265181">
            <text:p>0.8547332652</text:p>
          </table:table-cell>
          <table:table-cell office:value-type="float" office:value="0.849672795004">
            <text:p>0.849672795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0.920624918019">
            <text:p>0.920624918</text:p>
          </table:table-cell>
          <table:table-cell office:value-type="float" office:value="0.871530308239">
            <text:p>0.8715303082</text:p>
          </table:table-cell>
          <table:table-cell office:value-type="float" office:value="0.871497376016">
            <text:p>0.871497376</text:p>
          </table:table-cell>
          <table:table-cell office:value-type="float" office:value="0.871397983327">
            <text:p>0.8713979833</text:p>
          </table:table-cell>
          <table:table-cell office:value-type="float" office:value="0.866756740668">
            <text:p>0.8667567407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0.890726598069">
            <text:p>0.8907265981</text:p>
          </table:table-cell>
          <table:table-cell office:value-type="float" office:value="0.836173454567">
            <text:p>0.8361734546</text:p>
          </table:table-cell>
          <table:table-cell office:value-type="float" office:value="0.836123719785">
            <text:p>0.8361237198</text:p>
          </table:table-cell>
          <table:table-cell office:value-type="float" office:value="0.836049292711">
            <text:p>0.8360492927</text:p>
          </table:table-cell>
          <table:table-cell office:value-type="float" office:value="0.831615361495">
            <text:p>0.8316153615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905159036841">
            <text:p>0.9051590368</text:p>
          </table:table-cell>
          <table:table-cell office:value-type="float" office:value="0.854269360069">
            <text:p>0.8542693601</text:p>
          </table:table-cell>
          <table:table-cell office:value-type="float" office:value="0.854457755511">
            <text:p>0.8544577555</text:p>
          </table:table-cell>
          <table:table-cell office:value-type="float" office:value="0.854113796872">
            <text:p>0.8541137969</text:p>
          </table:table-cell>
          <table:table-cell office:value-type="float" office:value="0.849650342405">
            <text:p>0.8496503424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0.921197293276">
            <text:p>0.9211972933</text:p>
          </table:table-cell>
          <table:table-cell office:value-type="float" office:value="0.871702216618">
            <text:p>0.8717022166</text:p>
          </table:table-cell>
          <table:table-cell office:value-type="float" office:value="0.871950806497">
            <text:p>0.8719508065</text:p>
          </table:table-cell>
          <table:table-cell office:value-type="float" office:value="0.871703831276">
            <text:p>0.8717038313</text:p>
          </table:table-cell>
          <table:table-cell office:value-type="float" office:value="0.867131189642">
            <text:p>0.8671311896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0.890338591226">
            <text:p>0.8903385912</text:p>
          </table:table-cell>
          <table:table-cell office:value-type="float" office:value="0.834692981202">
            <text:p>0.8346929812</text:p>
          </table:table-cell>
          <table:table-cell office:value-type="float" office:value="0.834831095198">
            <text:p>0.8348310952</text:p>
          </table:table-cell>
          <table:table-cell office:value-type="float" office:value="0.83438198848">
            <text:p>0.8343819885</text:p>
          </table:table-cell>
          <table:table-cell office:value-type="float" office:value="0.830304589084">
            <text:p>0.8303045891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0.905754767475">
            <text:p>0.9057547675</text:p>
          </table:table-cell>
          <table:table-cell office:value-type="float" office:value="0.852182687695">
            <text:p>0.8521826877</text:p>
          </table:table-cell>
          <table:table-cell office:value-type="float" office:value="0.852427392601">
            <text:p>0.8524273926</text:p>
          </table:table-cell>
          <table:table-cell office:value-type="float" office:value="0.852396048014">
            <text:p>0.852396048</text:p>
          </table:table-cell>
          <table:table-cell office:value-type="float" office:value="0.848001020011">
            <text:p>0.84800102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0.922211886067">
            <text:p>0.9222118861</text:p>
          </table:table-cell>
          <table:table-cell office:value-type="float" office:value="0.871926758101">
            <text:p>0.8719267581</text:p>
          </table:table-cell>
          <table:table-cell office:value-type="float" office:value="0.872197605688">
            <text:p>0.8721976057</text:p>
          </table:table-cell>
          <table:table-cell office:value-type="float" office:value="0.872265090274">
            <text:p>0.8722650903</text:p>
          </table:table-cell>
          <table:table-cell office:value-type="float" office:value="0.867784872316">
            <text:p>0.8677848723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892682570694">
            <text:p>0.8926825707</text:p>
          </table:table-cell>
          <table:table-cell office:value-type="float" office:value="0.838971360995">
            <text:p>0.838971361</text:p>
          </table:table-cell>
          <table:table-cell office:value-type="float" office:value="0.83931397973">
            <text:p>0.8393139797</text:p>
          </table:table-cell>
          <table:table-cell office:value-type="float" office:value="0.839201119761">
            <text:p>0.8392011198</text:p>
          </table:table-cell>
          <table:table-cell office:value-type="float" office:value="0.83512375782">
            <text:p>0.8351237578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0.906103791294">
            <text:p>0.9061037913</text:p>
          </table:table-cell>
          <table:table-cell office:value-type="float" office:value="0.852056440434">
            <text:p>0.8520564404</text:p>
          </table:table-cell>
          <table:table-cell office:value-type="float" office:value="0.852475205455">
            <text:p>0.8524752055</text:p>
          </table:table-cell>
          <table:table-cell office:value-type="float" office:value="0.852453072658">
            <text:p>0.8524530727</text:p>
          </table:table-cell>
          <table:table-cell office:value-type="float" office:value="0.848267536298">
            <text:p>0.8482675363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0.923264378576">
            <text:p>0.9232643786</text:p>
          </table:table-cell>
          <table:table-cell office:value-type="float" office:value="0.872450284606">
            <text:p>0.8724502846</text:p>
          </table:table-cell>
          <table:table-cell office:value-type="float" office:value="0.873187315212">
            <text:p>0.8731873152</text:p>
          </table:table-cell>
          <table:table-cell office:value-type="float" office:value="0.873080581855">
            <text:p>0.8730805819</text:p>
          </table:table-cell>
          <table:table-cell office:value-type="float" office:value="0.868837689007">
            <text:p>0.868837689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.895510423643">
            <text:p>0.8955104236</text:p>
          </table:table-cell>
          <table:table-cell office:value-type="float" office:value="0.841563340294">
            <text:p>0.8415633403</text:p>
          </table:table-cell>
          <table:table-cell office:value-type="float" office:value="0.842113395995">
            <text:p>0.842113396</text:p>
          </table:table-cell>
          <table:table-cell office:value-type="float" office:value="0.841901917896">
            <text:p>0.8419019179</text:p>
          </table:table-cell>
          <table:table-cell office:value-type="float" office:value="0.837780883864">
            <text:p>0.8377808839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0.905071336934">
            <text:p>0.9050713369</text:p>
          </table:table-cell>
          <table:table-cell office:value-type="float" office:value="0.852419040762">
            <text:p>0.8524190408</text:p>
          </table:table-cell>
          <table:table-cell office:value-type="float" office:value="0.853050798237">
            <text:p>0.8530507982</text:p>
          </table:table-cell>
          <table:table-cell office:value-type="float" office:value="0.852901411663">
            <text:p>0.8529014117</text:p>
          </table:table-cell>
          <table:table-cell office:value-type="float" office:value="0.848096450455">
            <text:p>0.8480964505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921432719495">
            <text:p>0.9214327195</text:p>
          </table:table-cell>
          <table:table-cell office:value-type="float" office:value="0.870699638264">
            <text:p>0.8706996383</text:p>
          </table:table-cell>
          <table:table-cell office:value-type="float" office:value="0.870917747513">
            <text:p>0.8709177475</text:p>
          </table:table-cell>
          <table:table-cell office:value-type="float" office:value="0.871260396509">
            <text:p>0.8712603965</text:p>
          </table:table-cell>
          <table:table-cell office:value-type="float" office:value="0.866481409596">
            <text:p>0.8664814096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0.885163438845">
            <text:p>0.8851634388</text:p>
          </table:table-cell>
          <table:table-cell office:value-type="float" office:value="0.828245683002">
            <text:p>0.828245683</text:p>
          </table:table-cell>
          <table:table-cell office:value-type="float" office:value="0.828716695233">
            <text:p>0.8287166952</text:p>
          </table:table-cell>
          <table:table-cell office:value-type="float" office:value="0.828661165747">
            <text:p>0.8286611657</text:p>
          </table:table-cell>
          <table:table-cell office:value-type="float" office:value="0.824053221819">
            <text:p>0.8240532218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0.905773615226">
            <text:p>0.9057736152</text:p>
          </table:table-cell>
          <table:table-cell office:value-type="float" office:value="0.85163182442">
            <text:p>0.8516318244</text:p>
          </table:table-cell>
          <table:table-cell office:value-type="float" office:value="0.852356038557">
            <text:p>0.8523560386</text:p>
          </table:table-cell>
          <table:table-cell office:value-type="float" office:value="0.852258188515">
            <text:p>0.8522581885</text:p>
          </table:table-cell>
          <table:table-cell office:value-type="float" office:value="0.847496406388">
            <text:p>0.8474964064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0.921403724383">
            <text:p>0.9214037244</text:p>
          </table:table-cell>
          <table:table-cell office:value-type="float" office:value="0.868923686096">
            <text:p>0.8689236861</text:p>
          </table:table-cell>
          <table:table-cell office:value-type="float" office:value="0.86976931315">
            <text:p>0.8697693132</text:p>
          </table:table-cell>
          <table:table-cell office:value-type="float" office:value="0.869696717642">
            <text:p>0.8696967176</text:p>
          </table:table-cell>
          <table:table-cell office:value-type="float" office:value="0.865119457082">
            <text:p>0.8651194571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.891212248301">
            <text:p>0.8912122483</text:p>
          </table:table-cell>
          <table:table-cell office:value-type="float" office:value="0.834210622326">
            <text:p>0.8342106223</text:p>
          </table:table-cell>
          <table:table-cell office:value-type="float" office:value="0.835068507876">
            <text:p>0.8350685079</text:p>
          </table:table-cell>
          <table:table-cell office:value-type="float" office:value="0.834953924231">
            <text:p>0.8349539242</text:p>
          </table:table-cell>
          <table:table-cell office:value-type="float" office:value="0.830655690341">
            <text:p>0.8306556903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905705328479">
            <text:p>0.9057053285</text:p>
          </table:table-cell>
          <table:table-cell office:value-type="float" office:value="0.85024636173">
            <text:p>0.8502463617</text:p>
          </table:table-cell>
          <table:table-cell office:value-type="float" office:value="0.851328603427">
            <text:p>0.8513286034</text:p>
          </table:table-cell>
          <table:table-cell office:value-type="float" office:value="0.850965216136">
            <text:p>0.8509652161</text:p>
          </table:table-cell>
          <table:table-cell office:value-type="float" office:value="0.846668165986">
            <text:p>0.846668166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0.92193011293">
            <text:p>0.9219301129</text:p>
          </table:table-cell>
          <table:table-cell office:value-type="float" office:value="0.868373549899">
            <text:p>0.8683735499</text:p>
          </table:table-cell>
          <table:table-cell office:value-type="float" office:value="0.869420821142">
            <text:p>0.8694208211</text:p>
          </table:table-cell>
          <table:table-cell office:value-type="float" office:value="0.869016669137">
            <text:p>0.8690166691</text:p>
          </table:table-cell>
          <table:table-cell office:value-type="float" office:value="0.8648869637">
            <text:p>0.8648869637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0.891057821894">
            <text:p>0.8910578219</text:p>
          </table:table-cell>
          <table:table-cell office:value-type="float" office:value="0.832268053798">
            <text:p>0.8322680538</text:p>
          </table:table-cell>
          <table:table-cell office:value-type="float" office:value="0.833027431104">
            <text:p>0.8330274311</text:p>
          </table:table-cell>
          <table:table-cell office:value-type="float" office:value="0.832803410431">
            <text:p>0.8328034104</text:p>
          </table:table-cell>
          <table:table-cell office:value-type="float" office:value="0.82843173308">
            <text:p>0.8284317331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0.907462283593">
            <text:p>0.9074622836</text:p>
          </table:table-cell>
          <table:table-cell office:value-type="float" office:value="0.85363469349">
            <text:p>0.8536346935</text:p>
          </table:table-cell>
          <table:table-cell office:value-type="float" office:value="0.85431447833">
            <text:p>0.8543144783</text:p>
          </table:table-cell>
          <table:table-cell office:value-type="float" office:value="0.853923445892">
            <text:p>0.8539234459</text:p>
          </table:table-cell>
          <table:table-cell office:value-type="float" office:value="0.849768077341">
            <text:p>0.8497680773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0.923815704347">
            <text:p>0.9238157043</text:p>
          </table:table-cell>
          <table:table-cell office:value-type="float" office:value="0.867513220006">
            <text:p>0.86751322</text:p>
          </table:table-cell>
          <table:table-cell office:value-type="float" office:value="0.868301743825">
            <text:p>0.8683017438</text:p>
          </table:table-cell>
          <table:table-cell office:value-type="float" office:value="0.868024811143">
            <text:p>0.8680248111</text:p>
          </table:table-cell>
          <table:table-cell office:value-type="float" office:value="0.863615288507">
            <text:p>0.8636152885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893518618065">
            <text:p>0.8935186181</text:p>
          </table:table-cell>
          <table:table-cell office:value-type="float" office:value="0.836616960657">
            <text:p>0.8366169607</text:p>
          </table:table-cell>
          <table:table-cell office:value-type="float" office:value="0.837248918235">
            <text:p>0.8372489182</text:p>
          </table:table-cell>
          <table:table-cell office:value-type="float" office:value="0.837054484254">
            <text:p>0.8370544843</text:p>
          </table:table-cell>
          <table:table-cell office:value-type="float" office:value="0.832797418397">
            <text:p>0.8327974184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0.908739649084">
            <text:p>0.9087396491</text:p>
          </table:table-cell>
          <table:table-cell office:value-type="float" office:value="0.854552292469">
            <text:p>0.8545522925</text:p>
          </table:table-cell>
          <table:table-cell office:value-type="float" office:value="0.85541119084">
            <text:p>0.8554111908</text:p>
          </table:table-cell>
          <table:table-cell office:value-type="float" office:value="0.855303430582">
            <text:p>0.8553034306</text:p>
          </table:table-cell>
          <table:table-cell office:value-type="float" office:value="0.850475424648">
            <text:p>0.8504754246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0.924245037511">
            <text:p>0.9242450375</text:p>
          </table:table-cell>
          <table:table-cell office:value-type="float" office:value="0.870544719068">
            <text:p>0.8705447191</text:p>
          </table:table-cell>
          <table:table-cell office:value-type="float" office:value="0.871274939146">
            <text:p>0.8712749391</text:p>
          </table:table-cell>
          <table:table-cell office:value-type="float" office:value="0.871394841207">
            <text:p>0.8713948412</text:p>
          </table:table-cell>
          <table:table-cell office:value-type="float" office:value="0.866816832603">
            <text:p>0.8668168326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0.894066662599">
            <text:p>0.8940666626</text:p>
          </table:table-cell>
          <table:table-cell office:value-type="float" office:value="0.837067629804">
            <text:p>0.8370676298</text:p>
          </table:table-cell>
          <table:table-cell office:value-type="float" office:value="0.837722508824">
            <text:p>0.8377225088</text:p>
          </table:table-cell>
          <table:table-cell office:value-type="float" office:value="0.837784502081">
            <text:p>0.8377845021</text:p>
          </table:table-cell>
          <table:table-cell office:value-type="float" office:value="0.833496890788">
            <text:p>0.8334968908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0.908276287065">
            <text:p>0.9082762871</text:p>
          </table:table-cell>
          <table:table-cell office:value-type="float" office:value="0.852530415187">
            <text:p>0.8525304152</text:p>
          </table:table-cell>
          <table:table-cell office:value-type="float" office:value="0.853286670252">
            <text:p>0.8532866703</text:p>
          </table:table-cell>
          <table:table-cell office:value-type="float" office:value="0.85313219169">
            <text:p>0.8531321917</text:p>
          </table:table-cell>
          <table:table-cell office:value-type="float" office:value="0.848798932757">
            <text:p>0.8487989328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924573954427">
            <text:p>0.9245739544</text:p>
          </table:table-cell>
          <table:table-cell office:value-type="float" office:value="0.870194014751">
            <text:p>0.8701940148</text:p>
          </table:table-cell>
          <table:table-cell office:value-type="float" office:value="0.870981002383">
            <text:p>0.8709810024</text:p>
          </table:table-cell>
          <table:table-cell office:value-type="float" office:value="0.870756217707">
            <text:p>0.8707562177</text:p>
          </table:table-cell>
          <table:table-cell office:value-type="float" office:value="0.866539083303">
            <text:p>0.8665390833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0.894857788255">
            <text:p>0.8948577883</text:p>
          </table:table-cell>
          <table:table-cell office:value-type="float" office:value="0.836718427367">
            <text:p>0.8367184274</text:p>
          </table:table-cell>
          <table:table-cell office:value-type="float" office:value="0.837599991076">
            <text:p>0.8375999911</text:p>
          </table:table-cell>
          <table:table-cell office:value-type="float" office:value="0.837379974184">
            <text:p>0.8373799742</text:p>
          </table:table-cell>
          <table:table-cell office:value-type="float" office:value="0.833096742716">
            <text:p>0.8330967427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0.909700582817">
            <text:p>0.9097005828</text:p>
          </table:table-cell>
          <table:table-cell office:value-type="float" office:value="0.854124671641">
            <text:p>0.8541246716</text:p>
          </table:table-cell>
          <table:table-cell office:value-type="float" office:value="0.855263040342">
            <text:p>0.8552630403</text:p>
          </table:table-cell>
          <table:table-cell office:value-type="float" office:value="0.855092806833">
            <text:p>0.8550928068</text:p>
          </table:table-cell>
          <table:table-cell office:value-type="float" office:value="0.850763623048">
            <text:p>0.850763623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0.924751535043">
            <text:p>0.924751535</text:p>
          </table:table-cell>
          <table:table-cell office:value-type="float" office:value="0.870208417694">
            <text:p>0.8702084177</text:p>
          </table:table-cell>
          <table:table-cell office:value-type="float" office:value="0.871585775703">
            <text:p>0.8715857757</text:p>
          </table:table-cell>
          <table:table-cell office:value-type="float" office:value="0.871053256259">
            <text:p>0.8710532563</text:p>
          </table:table-cell>
          <table:table-cell office:value-type="float" office:value="0.866741528937">
            <text:p>0.8667415289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0.894769840491">
            <text:p>0.8947698405</text:p>
          </table:table-cell>
          <table:table-cell office:value-type="float" office:value="0.835985800498">
            <text:p>0.8359858005</text:p>
          </table:table-cell>
          <table:table-cell office:value-type="float" office:value="0.837279629509">
            <text:p>0.8372796295</text:p>
          </table:table-cell>
          <table:table-cell office:value-type="float" office:value="0.836772729391">
            <text:p>0.8367727294</text:p>
          </table:table-cell>
          <table:table-cell office:value-type="float" office:value="0.832482274449">
            <text:p>0.8324822744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911083712598">
            <text:p>0.9110837126</text:p>
          </table:table-cell>
          <table:table-cell office:value-type="float" office:value="0.854405184697">
            <text:p>0.8544051847</text:p>
          </table:table-cell>
          <table:table-cell office:value-type="float" office:value="0.856051815086">
            <text:p>0.8560518151</text:p>
          </table:table-cell>
          <table:table-cell office:value-type="float" office:value="0.855595663449">
            <text:p>0.8555956634</text:p>
          </table:table-cell>
          <table:table-cell office:value-type="float" office:value="0.851141396305">
            <text:p>0.8511413963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0.926979481526">
            <text:p>0.9269794815</text:p>
          </table:table-cell>
          <table:table-cell office:value-type="float" office:value="0.872063419781">
            <text:p>0.8720634198</text:p>
          </table:table-cell>
          <table:table-cell office:value-type="float" office:value="0.873505965101">
            <text:p>0.8735059651</text:p>
          </table:table-cell>
          <table:table-cell office:value-type="float" office:value="0.873167850671">
            <text:p>0.8731678507</text:p>
          </table:table-cell>
          <table:table-cell office:value-type="float" office:value="0.8686901222">
            <text:p>0.8686901222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.901204547485">
            <text:p>0.9012045475</text:p>
          </table:table-cell>
          <table:table-cell office:value-type="float" office:value="0.845456176164">
            <text:p>0.8454561762</text:p>
          </table:table-cell>
          <table:table-cell office:value-type="float" office:value="0.846760151146">
            <text:p>0.8467601511</text:p>
          </table:table-cell>
          <table:table-cell office:value-type="float" office:value="0.846562470659">
            <text:p>0.8465624707</text:p>
          </table:table-cell>
          <table:table-cell office:value-type="float" office:value="0.842193917289">
            <text:p>0.8421939173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0.912674904897">
            <text:p>0.9126749049</text:p>
          </table:table-cell>
          <table:table-cell office:value-type="float" office:value="0.856801227458">
            <text:p>0.8568012275</text:p>
          </table:table-cell>
          <table:table-cell office:value-type="float" office:value="0.858450754976">
            <text:p>0.858450755</text:p>
          </table:table-cell>
          <table:table-cell office:value-type="float" office:value="0.858135947773">
            <text:p>0.8581359478</text:p>
          </table:table-cell>
          <table:table-cell office:value-type="float" office:value="0.853486477414">
            <text:p>0.8534864774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0.926100693249">
            <text:p>0.9261006932</text:p>
          </table:table-cell>
          <table:table-cell office:value-type="float" office:value="0.871964902693">
            <text:p>0.8719649027</text:p>
          </table:table-cell>
          <table:table-cell office:value-type="float" office:value="0.873513941518">
            <text:p>0.8735139415</text:p>
          </table:table-cell>
          <table:table-cell office:value-type="float" office:value="0.873434305771">
            <text:p>0.8734343058</text:p>
          </table:table-cell>
          <table:table-cell office:value-type="float" office:value="0.868833379272">
            <text:p>0.8688333793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890984980534">
            <text:p>0.8909849805</text:p>
          </table:table-cell>
          <table:table-cell office:value-type="float" office:value="0.831744418137">
            <text:p>0.8317444181</text:p>
          </table:table-cell>
          <table:table-cell office:value-type="float" office:value="0.833198271584">
            <text:p>0.8331982716</text:p>
          </table:table-cell>
          <table:table-cell office:value-type="float" office:value="0.832740617047">
            <text:p>0.832740617</text:p>
          </table:table-cell>
          <table:table-cell office:value-type="float" office:value="0.828452968326">
            <text:p>0.8284529683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0.923632331882">
            <text:p>0.9236323319</text:p>
          </table:table-cell>
          <table:table-cell office:value-type="float" office:value="0.869320301348">
            <text:p>0.8693203013</text:p>
          </table:table-cell>
          <table:table-cell office:value-type="float" office:value="0.871098920493">
            <text:p>0.8710989205</text:p>
          </table:table-cell>
          <table:table-cell office:value-type="float" office:value="0.87062928216">
            <text:p>0.8706292822</text:p>
          </table:table-cell>
          <table:table-cell office:value-type="float" office:value="0.866364084502">
            <text:p>0.8663640845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.899523537063">
            <text:p>0.8995235371</text:p>
          </table:table-cell>
          <table:table-cell office:value-type="float" office:value="0.842344770559">
            <text:p>0.8423447706</text:p>
          </table:table-cell>
          <table:table-cell office:value-type="float" office:value="0.844180824497">
            <text:p>0.8441808245</text:p>
          </table:table-cell>
          <table:table-cell office:value-type="float" office:value="0.843941707976">
            <text:p>0.843941708</text:p>
          </table:table-cell>
          <table:table-cell office:value-type="float" office:value="0.839560688239">
            <text:p>0.8395606882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0.912904358167">
            <text:p>0.9129043582</text:p>
          </table:table-cell>
          <table:table-cell office:value-type="float" office:value="0.858186059736">
            <text:p>0.8581860597</text:p>
          </table:table-cell>
          <table:table-cell office:value-type="float" office:value="0.860187041986">
            <text:p>0.860187042</text:p>
          </table:table-cell>
          <table:table-cell office:value-type="float" office:value="0.859770666886">
            <text:p>0.8597706669</text:p>
          </table:table-cell>
          <table:table-cell office:value-type="float" office:value="0.855883053736">
            <text:p>0.8558830537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0.927596518106">
            <text:p>0.9275965181</text:p>
          </table:table-cell>
          <table:table-cell office:value-type="float" office:value="0.874119841392">
            <text:p>0.8741198414</text:p>
          </table:table-cell>
          <table:table-cell office:value-type="float" office:value="0.876129784522">
            <text:p>0.8761297845</text:p>
          </table:table-cell>
          <table:table-cell office:value-type="float" office:value="0.87580114262">
            <text:p>0.8758011426</text:p>
          </table:table-cell>
          <table:table-cell office:value-type="float" office:value="0.872122763393">
            <text:p>0.872122763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899470309497">
            <text:p>0.8994703095</text:p>
          </table:table-cell>
          <table:table-cell office:value-type="float" office:value="0.843180948045">
            <text:p>0.843180948</text:p>
          </table:table-cell>
          <table:table-cell office:value-type="float" office:value="0.845102746676">
            <text:p>0.8451027467</text:p>
          </table:table-cell>
          <table:table-cell office:value-type="float" office:value="0.84461870674">
            <text:p>0.8446187067</text:p>
          </table:table-cell>
          <table:table-cell office:value-type="float" office:value="0.841089832415">
            <text:p>0.8410898324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0.913900132074">
            <text:p>0.9139001321</text:p>
          </table:table-cell>
          <table:table-cell office:value-type="float" office:value="0.859914798907">
            <text:p>0.8599147989</text:p>
          </table:table-cell>
          <table:table-cell office:value-type="float" office:value="0.861827825835">
            <text:p>0.8618278258</text:p>
          </table:table-cell>
          <table:table-cell office:value-type="float" office:value="0.861497744062">
            <text:p>0.8614977441</text:p>
          </table:table-cell>
          <table:table-cell office:value-type="float" office:value="0.857932983757">
            <text:p>0.8579329838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0.929921919453">
            <text:p>0.9299219195</text:p>
          </table:table-cell>
          <table:table-cell office:value-type="float" office:value="0.875878550015">
            <text:p>0.87587855</text:p>
          </table:table-cell>
          <table:table-cell office:value-type="float" office:value="0.87800286677">
            <text:p>0.8780028668</text:p>
          </table:table-cell>
          <table:table-cell office:value-type="float" office:value="0.877567241455">
            <text:p>0.8775672415</text:p>
          </table:table-cell>
          <table:table-cell office:value-type="float" office:value="0.874021706241">
            <text:p>0.8740217062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0.901151631707">
            <text:p>0.9011516317</text:p>
          </table:table-cell>
          <table:table-cell office:value-type="float" office:value="0.844345641529">
            <text:p>0.8443456415</text:p>
          </table:table-cell>
          <table:table-cell office:value-type="float" office:value="0.846356752621">
            <text:p>0.8463567526</text:p>
          </table:table-cell>
          <table:table-cell office:value-type="float" office:value="0.846025578611">
            <text:p>0.8460255786</text:p>
          </table:table-cell>
          <table:table-cell office:value-type="float" office:value="0.842797423619">
            <text:p>0.8427974236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0.927465200724">
            <text:p>0.9274652007</text:p>
          </table:table-cell>
          <table:table-cell office:value-type="float" office:value="0.873040408504">
            <text:p>0.8730404085</text:p>
          </table:table-cell>
          <table:table-cell office:value-type="float" office:value="0.874925054274">
            <text:p>0.8749250543</text:p>
          </table:table-cell>
          <table:table-cell office:value-type="float" office:value="0.874633272773">
            <text:p>0.8746332728</text:p>
          </table:table-cell>
          <table:table-cell office:value-type="float" office:value="0.871537610584">
            <text:p>0.8715376106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903319483809">
            <text:p>0.9033194838</text:p>
          </table:table-cell>
          <table:table-cell office:value-type="float" office:value="0.847927751281">
            <text:p>0.8479277513</text:p>
          </table:table-cell>
          <table:table-cell office:value-type="float" office:value="0.849986544459">
            <text:p>0.8499865445</text:p>
          </table:table-cell>
          <table:table-cell office:value-type="float" office:value="0.849632770768">
            <text:p>0.8496327708</text:p>
          </table:table-cell>
          <table:table-cell office:value-type="float" office:value="0.846518730878">
            <text:p>0.8465187309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0.91565773528">
            <text:p>0.9156577353</text:p>
          </table:table-cell>
          <table:table-cell office:value-type="float" office:value="0.861614555831">
            <text:p>0.8616145558</text:p>
          </table:table-cell>
          <table:table-cell office:value-type="float" office:value="0.863455151084">
            <text:p>0.8634551511</text:p>
          </table:table-cell>
          <table:table-cell office:value-type="float" office:value="0.863011415922">
            <text:p>0.8630114159</text:p>
          </table:table-cell>
          <table:table-cell office:value-type="float" office:value="0.859890160289">
            <text:p>0.8598901603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0.930271263026">
            <text:p>0.930271263</text:p>
          </table:table-cell>
          <table:table-cell office:value-type="float" office:value="0.877164539812">
            <text:p>0.8771645398</text:p>
          </table:table-cell>
          <table:table-cell office:value-type="float" office:value="0.879007768503">
            <text:p>0.8790077685</text:p>
          </table:table-cell>
          <table:table-cell office:value-type="float" office:value="0.878598947098">
            <text:p>0.8785989471</text:p>
          </table:table-cell>
          <table:table-cell office:value-type="float" office:value="0.87582612028">
            <text:p>0.8758261203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0.902076770431">
            <text:p>0.9020767704</text:p>
          </table:table-cell>
          <table:table-cell office:value-type="float" office:value="0.846100528115">
            <text:p>0.8461005281</text:p>
          </table:table-cell>
          <table:table-cell office:value-type="float" office:value="0.847801066973">
            <text:p>0.847801067</text:p>
          </table:table-cell>
          <table:table-cell office:value-type="float" office:value="0.847204693939">
            <text:p>0.8472046939</text:p>
          </table:table-cell>
          <table:table-cell office:value-type="float" office:value="0.84426006536">
            <text:p>0.8442600654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0.915802523331">
            <text:p>0.9158025233</text:p>
          </table:table-cell>
          <table:table-cell office:value-type="float" office:value="0.860968868108">
            <text:p>0.8609688681</text:p>
          </table:table-cell>
          <table:table-cell office:value-type="float" office:value="0.862490824435">
            <text:p>0.8624908244</text:p>
          </table:table-cell>
          <table:table-cell office:value-type="float" office:value="0.862127933663">
            <text:p>0.8621279337</text:p>
          </table:table-cell>
          <table:table-cell office:value-type="float" office:value="0.859042805348">
            <text:p>0.8590428053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930652421819">
            <text:p>0.9306524218</text:p>
          </table:table-cell>
          <table:table-cell office:value-type="float" office:value="0.877270827998">
            <text:p>0.877270828</text:p>
          </table:table-cell>
          <table:table-cell office:value-type="float" office:value="0.879000408515">
            <text:p>0.8790004085</text:p>
          </table:table-cell>
          <table:table-cell office:value-type="float" office:value="0.878657572779">
            <text:p>0.8786575728</text:p>
          </table:table-cell>
          <table:table-cell office:value-type="float" office:value="0.875615235533">
            <text:p>0.8756152355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0.902274836618">
            <text:p>0.9022748366</text:p>
          </table:table-cell>
          <table:table-cell office:value-type="float" office:value="0.845879493652">
            <text:p>0.8458794937</text:p>
          </table:table-cell>
          <table:table-cell office:value-type="float" office:value="0.847412911586">
            <text:p>0.8474129116</text:p>
          </table:table-cell>
          <table:table-cell office:value-type="float" office:value="0.84714141814">
            <text:p>0.8471414181</text:p>
          </table:table-cell>
          <table:table-cell office:value-type="float" office:value="0.844157238679">
            <text:p>0.8441572387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0.92816969586">
            <text:p>0.9281696959</text:p>
          </table:table-cell>
          <table:table-cell office:value-type="float" office:value="0.87482618957">
            <text:p>0.8748261896</text:p>
          </table:table-cell>
          <table:table-cell office:value-type="float" office:value="0.876425176557">
            <text:p>0.8764251766</text:p>
          </table:table-cell>
          <table:table-cell office:value-type="float" office:value="0.876085492372">
            <text:p>0.8760854924</text:p>
          </table:table-cell>
          <table:table-cell office:value-type="float" office:value="0.873049401077">
            <text:p>0.8730494011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0.902814578149">
            <text:p>0.9028145781</text:p>
          </table:table-cell>
          <table:table-cell office:value-type="float" office:value="0.847136011709">
            <text:p>0.8471360117</text:p>
          </table:table-cell>
          <table:table-cell office:value-type="float" office:value="0.848689619876">
            <text:p>0.8486896199</text:p>
          </table:table-cell>
          <table:table-cell office:value-type="float" office:value="0.848175064153">
            <text:p>0.8481750642</text:p>
          </table:table-cell>
          <table:table-cell office:value-type="float" office:value="0.845153365052">
            <text:p>0.8451533651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0.91589574683">
            <text:p>0.9158957468</text:p>
          </table:table-cell>
          <table:table-cell office:value-type="float" office:value="0.861488382609">
            <text:p>0.8614883826</text:p>
          </table:table-cell>
          <table:table-cell office:value-type="float" office:value="0.862713681497">
            <text:p>0.8627136815</text:p>
          </table:table-cell>
          <table:table-cell office:value-type="float" office:value="0.862376377645">
            <text:p>0.8623763776</text:p>
          </table:table-cell>
          <table:table-cell office:value-type="float" office:value="0.859423733165">
            <text:p>0.8594237332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931111838957">
            <text:p>0.931111839</text:p>
          </table:table-cell>
          <table:table-cell office:value-type="float" office:value="0.878353498091">
            <text:p>0.8783534981</text:p>
          </table:table-cell>
          <table:table-cell office:value-type="float" office:value="0.879652813873">
            <text:p>0.8796528139</text:p>
          </table:table-cell>
          <table:table-cell office:value-type="float" office:value="0.879238848883">
            <text:p>0.8792388489</text:p>
          </table:table-cell>
          <table:table-cell office:value-type="float" office:value="0.876276321614">
            <text:p>0.8762763216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0.903805652851">
            <text:p>0.9038056529</text:p>
          </table:table-cell>
          <table:table-cell office:value-type="float" office:value="0.849225957381">
            <text:p>0.8492259574</text:p>
          </table:table-cell>
          <table:table-cell office:value-type="float" office:value="0.850487663606">
            <text:p>0.8504876636</text:p>
          </table:table-cell>
          <table:table-cell office:value-type="float" office:value="0.85001102364">
            <text:p>0.8500110236</text:p>
          </table:table-cell>
          <table:table-cell office:value-type="float" office:value="0.84696379322">
            <text:p>0.8469637932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0.914976473055">
            <text:p>0.9149764731</text:p>
          </table:table-cell>
          <table:table-cell office:value-type="float" office:value="0.861510827312">
            <text:p>0.8615108273</text:p>
          </table:table-cell>
          <table:table-cell office:value-type="float" office:value="0.862978417333">
            <text:p>0.8629784173</text:p>
          </table:table-cell>
          <table:table-cell office:value-type="float" office:value="0.862667345105">
            <text:p>0.8626673451</text:p>
          </table:table-cell>
          <table:table-cell office:value-type="float" office:value="0.859511807617">
            <text:p>0.8595118076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0.930256601401">
            <text:p>0.9302566014</text:p>
          </table:table-cell>
          <table:table-cell office:value-type="float" office:value="0.877581433835">
            <text:p>0.8775814338</text:p>
          </table:table-cell>
          <table:table-cell office:value-type="float" office:value="0.878924381214">
            <text:p>0.8789243812</text:p>
          </table:table-cell>
          <table:table-cell office:value-type="float" office:value="0.878627543926">
            <text:p>0.8786275439</text:p>
          </table:table-cell>
          <table:table-cell office:value-type="float" office:value="0.875717332505">
            <text:p>0.8757173325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0.895629653786">
            <text:p>0.8956296538</text:p>
          </table:table-cell>
          <table:table-cell office:value-type="float" office:value="0.837992110133">
            <text:p>0.8379921101</text:p>
          </table:table-cell>
          <table:table-cell office:value-type="float" office:value="0.839304432237">
            <text:p>0.8393044322</text:p>
          </table:table-cell>
          <table:table-cell office:value-type="float" office:value="0.839071938153">
            <text:p>0.8390719382</text:p>
          </table:table-cell>
          <table:table-cell office:value-type="float" office:value="0.836094372978">
            <text:p>0.836094373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91509885245">
            <text:p>0.9150988525</text:p>
          </table:table-cell>
          <table:table-cell office:value-type="float" office:value="0.861205112299">
            <text:p>0.8612051123</text:p>
          </table:table-cell>
          <table:table-cell office:value-type="float" office:value="0.86261182185">
            <text:p>0.8626118219</text:p>
          </table:table-cell>
          <table:table-cell office:value-type="float" office:value="0.862306763007">
            <text:p>0.862306763</text:p>
          </table:table-cell>
          <table:table-cell office:value-type="float" office:value="0.859181516579">
            <text:p>0.8591815166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0.930708553349">
            <text:p>0.9307085533</text:p>
          </table:table-cell>
          <table:table-cell office:value-type="float" office:value="0.877300063854">
            <text:p>0.8773000639</text:p>
          </table:table-cell>
          <table:table-cell office:value-type="float" office:value="0.878576245393">
            <text:p>0.8785762454</text:p>
          </table:table-cell>
          <table:table-cell office:value-type="float" office:value="0.878480866552">
            <text:p>0.8784808666</text:p>
          </table:table-cell>
          <table:table-cell office:value-type="float" office:value="0.875407402301">
            <text:p>0.8754074023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0.902918121049">
            <text:p>0.902918121</text:p>
          </table:table-cell>
          <table:table-cell office:value-type="float" office:value="0.846999469115">
            <text:p>0.8469994691</text:p>
          </table:table-cell>
          <table:table-cell office:value-type="float" office:value="0.848224590322">
            <text:p>0.8482245903</text:p>
          </table:table-cell>
          <table:table-cell office:value-type="float" office:value="0.847995644933">
            <text:p>0.8479956449</text:p>
          </table:table-cell>
          <table:table-cell office:value-type="float" office:value="0.844891655725">
            <text:p>0.8448916557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0.915817043875">
            <text:p>0.9158170439</text:p>
          </table:table-cell>
          <table:table-cell office:value-type="float" office:value="0.860873607148">
            <text:p>0.8608736071</text:p>
          </table:table-cell>
          <table:table-cell office:value-type="float" office:value="0.86195419216">
            <text:p>0.8619541922</text:p>
          </table:table-cell>
          <table:table-cell office:value-type="float" office:value="0.861825876261">
            <text:p>0.8618258763</text:p>
          </table:table-cell>
          <table:table-cell office:value-type="float" office:value="0.858706373262">
            <text:p>0.8587063733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0.931518660685">
            <text:p>0.9315186607</text:p>
          </table:table-cell>
          <table:table-cell office:value-type="float" office:value="0.878315061391">
            <text:p>0.8783150614</text:p>
          </table:table-cell>
          <table:table-cell office:value-type="float" office:value="0.879333811153">
            <text:p>0.8793338112</text:p>
          </table:table-cell>
          <table:table-cell office:value-type="float" office:value="0.879332102051">
            <text:p>0.8793321021</text:p>
          </table:table-cell>
          <table:table-cell office:value-type="float" office:value="0.876188409172">
            <text:p>0.8761884092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901870218407">
            <text:p>0.9018702184</text:p>
          </table:table-cell>
          <table:table-cell office:value-type="float" office:value="0.845583199944">
            <text:p>0.8455831999</text:p>
          </table:table-cell>
          <table:table-cell office:value-type="float" office:value="0.846522652994">
            <text:p>0.846522653</text:p>
          </table:table-cell>
          <table:table-cell office:value-type="float" office:value="0.846286537659">
            <text:p>0.8462865377</text:p>
          </table:table-cell>
          <table:table-cell office:value-type="float" office:value="0.843149765246">
            <text:p>0.8431497652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0.916188442433">
            <text:p>0.9161884424</text:p>
          </table:table-cell>
          <table:table-cell office:value-type="float" office:value="0.862038666572">
            <text:p>0.8620386666</text:p>
          </table:table-cell>
          <table:table-cell office:value-type="float" office:value="0.862967422354">
            <text:p>0.8629674224</text:p>
          </table:table-cell>
          <table:table-cell office:value-type="float" office:value="0.862934119755">
            <text:p>0.8629341198</text:p>
          </table:table-cell>
          <table:table-cell office:value-type="float" office:value="0.859761342154">
            <text:p>0.8597613422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0.931700698955">
            <text:p>0.931700699</text:p>
          </table:table-cell>
          <table:table-cell office:value-type="float" office:value="0.880457254993">
            <text:p>0.880457255</text:p>
          </table:table-cell>
          <table:table-cell office:value-type="float" office:value="0.881592628482">
            <text:p>0.8815926285</text:p>
          </table:table-cell>
          <table:table-cell office:value-type="float" office:value="0.881581424631">
            <text:p>0.8815814246</text:p>
          </table:table-cell>
          <table:table-cell office:value-type="float" office:value="0.878504256623">
            <text:p>0.8785042566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0.904188255378">
            <text:p>0.9041882554</text:p>
          </table:table-cell>
          <table:table-cell office:value-type="float" office:value="0.848139263898">
            <text:p>0.8481392639</text:p>
          </table:table-cell>
          <table:table-cell office:value-type="float" office:value="0.849514361465">
            <text:p>0.8495143615</text:p>
          </table:table-cell>
          <table:table-cell office:value-type="float" office:value="0.849426519039">
            <text:p>0.849426519</text:p>
          </table:table-cell>
          <table:table-cell office:value-type="float" office:value="0.846475270474">
            <text:p>0.8464752705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0.915724818075">
            <text:p>0.9157248181</text:p>
          </table:table-cell>
          <table:table-cell office:value-type="float" office:value="0.859417006765">
            <text:p>0.8594170068</text:p>
          </table:table-cell>
          <table:table-cell office:value-type="float" office:value="0.860302704737">
            <text:p>0.8603027047</text:p>
          </table:table-cell>
          <table:table-cell office:value-type="float" office:value="0.860069337109">
            <text:p>0.8600693371</text:p>
          </table:table-cell>
          <table:table-cell office:value-type="float" office:value="0.857263531026">
            <text:p>0.857263531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931268073611">
            <text:p>0.9312680736</text:p>
          </table:table-cell>
          <table:table-cell office:value-type="float" office:value="0.880653795668">
            <text:p>0.8806537957</text:p>
          </table:table-cell>
          <table:table-cell office:value-type="float" office:value="0.881558138769">
            <text:p>0.8815581388</text:p>
          </table:table-cell>
          <table:table-cell office:value-type="float" office:value="0.881486403874">
            <text:p>0.8814864039</text:p>
          </table:table-cell>
          <table:table-cell office:value-type="float" office:value="0.878255172104">
            <text:p>0.8782551721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.901957610606">
            <text:p>0.9019576106</text:p>
          </table:table-cell>
          <table:table-cell office:value-type="float" office:value="0.846238466404">
            <text:p>0.8462384664</text:p>
          </table:table-cell>
          <table:table-cell office:value-type="float" office:value="0.847202393984">
            <text:p>0.847202394</text:p>
          </table:table-cell>
          <table:table-cell office:value-type="float" office:value="0.846895720418">
            <text:p>0.8468957204</text:p>
          </table:table-cell>
          <table:table-cell office:value-type="float" office:value="0.843702825968">
            <text:p>0.843702826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0.917507633942">
            <text:p>0.9175076339</text:p>
          </table:table-cell>
          <table:table-cell office:value-type="float" office:value="0.863153425547">
            <text:p>0.8631534255</text:p>
          </table:table-cell>
          <table:table-cell office:value-type="float" office:value="0.864307867505">
            <text:p>0.8643078675</text:p>
          </table:table-cell>
          <table:table-cell office:value-type="float" office:value="0.864138040564">
            <text:p>0.8641380406</text:p>
          </table:table-cell>
          <table:table-cell office:value-type="float" office:value="0.860945396791">
            <text:p>0.8609453968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0.932146753518">
            <text:p>0.9321467535</text:p>
          </table:table-cell>
          <table:table-cell office:value-type="float" office:value="0.878966717348">
            <text:p>0.8789667173</text:p>
          </table:table-cell>
          <table:table-cell office:value-type="float" office:value="0.880107813637">
            <text:p>0.8801078136</text:p>
          </table:table-cell>
          <table:table-cell office:value-type="float" office:value="0.880152737271">
            <text:p>0.8801527373</text:p>
          </table:table-cell>
          <table:table-cell office:value-type="float" office:value="0.876841122375">
            <text:p>0.8768411224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0.903589348891">
            <text:p>0.9035893489</text:p>
          </table:table-cell>
          <table:table-cell office:value-type="float" office:value="0.847494032145">
            <text:p>0.8474940321</text:p>
          </table:table-cell>
          <table:table-cell office:value-type="float" office:value="0.848612782982">
            <text:p>0.848612783</text:p>
          </table:table-cell>
          <table:table-cell office:value-type="float" office:value="0.848641161412">
            <text:p>0.8486411614</text:p>
          </table:table-cell>
          <table:table-cell office:value-type="float" office:value="0.8452617598">
            <text:p>0.8452617598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918449802966">
            <text:p>0.918449803</text:p>
          </table:table-cell>
          <table:table-cell office:value-type="float" office:value="0.867277621073">
            <text:p>0.8672776211</text:p>
          </table:table-cell>
          <table:table-cell office:value-type="float" office:value="0.868346403487">
            <text:p>0.8683464035</text:p>
          </table:table-cell>
          <table:table-cell office:value-type="float" office:value="0.868429133027">
            <text:p>0.868429133</text:p>
          </table:table-cell>
          <table:table-cell office:value-type="float" office:value="0.865046854927">
            <text:p>0.8650468549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0.932758451913">
            <text:p>0.9327584519</text:p>
          </table:table-cell>
          <table:table-cell office:value-type="float" office:value="0.880216845115">
            <text:p>0.8802168451</text:p>
          </table:table-cell>
          <table:table-cell office:value-type="float" office:value="0.881349741391">
            <text:p>0.8813497414</text:p>
          </table:table-cell>
          <table:table-cell office:value-type="float" office:value="0.881443402746">
            <text:p>0.8814434027</text:p>
          </table:table-cell>
          <table:table-cell office:value-type="float" office:value="0.878077688689">
            <text:p>0.8780776887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0.902823186581">
            <text:p>0.9028231866</text:p>
          </table:table-cell>
          <table:table-cell office:value-type="float" office:value="0.846736360485">
            <text:p>0.8467363605</text:p>
          </table:table-cell>
          <table:table-cell office:value-type="float" office:value="0.847514003734">
            <text:p>0.8475140037</text:p>
          </table:table-cell>
          <table:table-cell office:value-type="float" office:value="0.847759017531">
            <text:p>0.8477590175</text:p>
          </table:table-cell>
          <table:table-cell office:value-type="float" office:value="0.844382677637">
            <text:p>0.8443826776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0.917689508445">
            <text:p>0.9176895084</text:p>
          </table:table-cell>
          <table:table-cell office:value-type="float" office:value="0.864117430721">
            <text:p>0.8641174307</text:p>
          </table:table-cell>
          <table:table-cell office:value-type="float" office:value="0.864981532807">
            <text:p>0.8649815328</text:p>
          </table:table-cell>
          <table:table-cell office:value-type="float" office:value="0.865226639424">
            <text:p>0.8652266394</text:p>
          </table:table-cell>
          <table:table-cell office:value-type="float" office:value="0.86185714148">
            <text:p>0.8618571415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0.933832130387">
            <text:p>0.9338321304</text:p>
          </table:table-cell>
          <table:table-cell office:value-type="float" office:value="0.880125239312">
            <text:p>0.8801252393</text:p>
          </table:table-cell>
          <table:table-cell office:value-type="float" office:value="0.881142538597">
            <text:p>0.8811425386</text:p>
          </table:table-cell>
          <table:table-cell office:value-type="float" office:value="0.881560723457">
            <text:p>0.8815607235</text:p>
          </table:table-cell>
          <table:table-cell office:value-type="float" office:value="0.878194455905">
            <text:p>0.8781944559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90996123154">
            <text:p>0.9099612315</text:p>
          </table:table-cell>
          <table:table-cell office:value-type="float" office:value="0.857886340721">
            <text:p>0.8578863407</text:p>
          </table:table-cell>
          <table:table-cell office:value-type="float" office:value="0.858904422372">
            <text:p>0.8589044224</text:p>
          </table:table-cell>
          <table:table-cell office:value-type="float" office:value="0.859389876489">
            <text:p>0.8593898765</text:p>
          </table:table-cell>
          <table:table-cell office:value-type="float" office:value="0.856152262548">
            <text:p>0.8561522625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0.96556266015">
            <text:p>0.9655626602</text:p>
          </table:table-cell>
          <table:table-cell office:value-type="float" office:value="0.866052665463">
            <text:p>0.8660526655</text:p>
          </table:table-cell>
          <table:table-cell office:value-type="float" office:value="0.865588251579">
            <text:p>0.8655882516</text:p>
          </table:table-cell>
          <table:table-cell office:value-type="float" office:value="0.86441352949">
            <text:p>0.8644135295</text:p>
          </table:table-cell>
          <table:table-cell office:value-type="float" office:value="0.861789751806">
            <text:p>0.8617897518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0.963196374735">
            <text:p>0.9631963747</text:p>
          </table:table-cell>
          <table:table-cell office:value-type="float" office:value="0.880557387344">
            <text:p>0.8805573873</text:p>
          </table:table-cell>
          <table:table-cell office:value-type="float" office:value="0.880182070194">
            <text:p>0.8801820702</text:p>
          </table:table-cell>
          <table:table-cell office:value-type="float" office:value="0.879299665533">
            <text:p>0.8792996655</text:p>
          </table:table-cell>
          <table:table-cell office:value-type="float" office:value="0.87658986049">
            <text:p>0.8765898605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0.944300794636">
            <text:p>0.9443007946</text:p>
          </table:table-cell>
          <table:table-cell office:value-type="float" office:value="0.84020668274">
            <text:p>0.8402066827</text:p>
          </table:table-cell>
          <table:table-cell office:value-type="float" office:value="0.839867240602">
            <text:p>0.8398672406</text:p>
          </table:table-cell>
          <table:table-cell office:value-type="float" office:value="0.838834427628">
            <text:p>0.8388344276</text:p>
          </table:table-cell>
          <table:table-cell office:value-type="float" office:value="0.836287695265">
            <text:p>0.8362876953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0.946363789245">
            <text:p>0.9463637892</text:p>
          </table:table-cell>
          <table:table-cell office:value-type="float" office:value="0.875316392159">
            <text:p>0.8753163922</text:p>
          </table:table-cell>
          <table:table-cell office:value-type="float" office:value="0.875076521885">
            <text:p>0.8750765219</text:p>
          </table:table-cell>
          <table:table-cell office:value-type="float" office:value="0.87402474389">
            <text:p>0.8740247439</text:p>
          </table:table-cell>
          <table:table-cell office:value-type="float" office:value="0.871443281784">
            <text:p>0.8714432818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947703513892">
            <text:p>0.9477035139</text:p>
          </table:table-cell>
          <table:table-cell office:value-type="float" office:value="0.85019815219">
            <text:p>0.8501981522</text:p>
          </table:table-cell>
          <table:table-cell office:value-type="float" office:value="0.849952427118">
            <text:p>0.8499524271</text:p>
          </table:table-cell>
          <table:table-cell office:value-type="float" office:value="0.848833243567">
            <text:p>0.8488332436</text:p>
          </table:table-cell>
          <table:table-cell office:value-type="float" office:value="0.846402416295">
            <text:p>0.8464024163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0.956734228603">
            <text:p>0.9567342286</text:p>
          </table:table-cell>
          <table:table-cell office:value-type="float" office:value="0.865236339056">
            <text:p>0.8652363391</text:p>
          </table:table-cell>
          <table:table-cell office:value-type="float" office:value="0.864971471758">
            <text:p>0.8649714718</text:p>
          </table:table-cell>
          <table:table-cell office:value-type="float" office:value="0.863786591681">
            <text:p>0.8637865917</text:p>
          </table:table-cell>
          <table:table-cell office:value-type="float" office:value="0.8612321043">
            <text:p>0.8612321043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0.962039652099">
            <text:p>0.9620396521</text:p>
          </table:table-cell>
          <table:table-cell office:value-type="float" office:value="0.882326132984">
            <text:p>0.882326133</text:p>
          </table:table-cell>
          <table:table-cell office:value-type="float" office:value="0.88200808971">
            <text:p>0.8820080897</text:p>
          </table:table-cell>
          <table:table-cell office:value-type="float" office:value="0.8807391052">
            <text:p>0.8807391052</text:p>
          </table:table-cell>
          <table:table-cell office:value-type="float" office:value="0.878353786751">
            <text:p>0.8783537868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0.953656931551">
            <text:p>0.9536569316</text:p>
          </table:table-cell>
          <table:table-cell office:value-type="float" office:value="0.858091311675">
            <text:p>0.8580913117</text:p>
          </table:table-cell>
          <table:table-cell office:value-type="float" office:value="0.857789902937">
            <text:p>0.8577899029</text:p>
          </table:table-cell>
          <table:table-cell office:value-type="float" office:value="0.856619122297">
            <text:p>0.8566191223</text:p>
          </table:table-cell>
          <table:table-cell office:value-type="float" office:value="0.854176936919">
            <text:p>0.8541769369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0.940307146944">
            <text:p>0.9403071469</text:p>
          </table:table-cell>
          <table:table-cell office:value-type="float" office:value="0.865914917811">
            <text:p>0.8659149178</text:p>
          </table:table-cell>
          <table:table-cell office:value-type="float" office:value="0.865517129455">
            <text:p>0.8655171295</text:p>
          </table:table-cell>
          <table:table-cell office:value-type="float" office:value="0.864254465816">
            <text:p>0.8642544658</text:p>
          </table:table-cell>
          <table:table-cell office:value-type="float" office:value="0.861816760037">
            <text:p>0.86181676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962533050062">
            <text:p>0.9625330501</text:p>
          </table:table-cell>
          <table:table-cell office:value-type="float" office:value="0.881897306715">
            <text:p>0.8818973067</text:p>
          </table:table-cell>
          <table:table-cell office:value-type="float" office:value="0.881573394741">
            <text:p>0.8815733947</text:p>
          </table:table-cell>
          <table:table-cell office:value-type="float" office:value="0.880401941215">
            <text:p>0.8804019412</text:p>
          </table:table-cell>
          <table:table-cell office:value-type="float" office:value="0.878015450477">
            <text:p>0.8780154505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.947103436865">
            <text:p>0.9471034369</text:p>
          </table:table-cell>
          <table:table-cell office:value-type="float" office:value="0.850998946107">
            <text:p>0.8509989461</text:p>
          </table:table-cell>
          <table:table-cell office:value-type="float" office:value="0.85062414641">
            <text:p>0.8506241464</text:p>
          </table:table-cell>
          <table:table-cell office:value-type="float" office:value="0.849453799426">
            <text:p>0.8494537994</text:p>
          </table:table-cell>
          <table:table-cell office:value-type="float" office:value="0.84702835038">
            <text:p>0.8470283504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0.955345423061">
            <text:p>0.9553454231</text:p>
          </table:table-cell>
          <table:table-cell office:value-type="float" office:value="0.860464706873">
            <text:p>0.8604647069</text:p>
          </table:table-cell>
          <table:table-cell office:value-type="float" office:value="0.860124958424">
            <text:p>0.8601249584</text:p>
          </table:table-cell>
          <table:table-cell office:value-type="float" office:value="0.859072125772">
            <text:p>0.8590721258</text:p>
          </table:table-cell>
          <table:table-cell office:value-type="float" office:value="0.856499190303">
            <text:p>0.8564991903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0.960856778007">
            <text:p>0.960856778</text:p>
          </table:table-cell>
          <table:table-cell office:value-type="float" office:value="0.879435086473">
            <text:p>0.8794350865</text:p>
          </table:table-cell>
          <table:table-cell office:value-type="float" office:value="0.878799451112">
            <text:p>0.8787994511</text:p>
          </table:table-cell>
          <table:table-cell office:value-type="float" office:value="0.877667231913">
            <text:p>0.8776672319</text:p>
          </table:table-cell>
          <table:table-cell office:value-type="float" office:value="0.874745023148">
            <text:p>0.8747450231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0.946062461381">
            <text:p>0.9460624614</text:p>
          </table:table-cell>
          <table:table-cell office:value-type="float" office:value="0.849673963465">
            <text:p>0.8496739635</text:p>
          </table:table-cell>
          <table:table-cell office:value-type="float" office:value="0.849233308809">
            <text:p>0.8492333088</text:p>
          </table:table-cell>
          <table:table-cell office:value-type="float" office:value="0.848114843947">
            <text:p>0.8481148439</text:p>
          </table:table-cell>
          <table:table-cell office:value-type="float" office:value="0.845340003356">
            <text:p>0.845340003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939613397256">
            <text:p>0.9396133973</text:p>
          </table:table-cell>
          <table:table-cell office:value-type="float" office:value="0.866124719837">
            <text:p>0.8661247198</text:p>
          </table:table-cell>
          <table:table-cell office:value-type="float" office:value="0.865614884419">
            <text:p>0.8656148844</text:p>
          </table:table-cell>
          <table:table-cell office:value-type="float" office:value="0.864479676894">
            <text:p>0.8644796769</text:p>
          </table:table-cell>
          <table:table-cell office:value-type="float" office:value="0.861708173599">
            <text:p>0.8617081736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966005710602">
            <text:p>0.9660057106</text:p>
          </table:table-cell>
          <table:table-cell office:value-type="float" office:value="0.882456994307">
            <text:p>0.8824569943</text:p>
          </table:table-cell>
          <table:table-cell office:value-type="float" office:value="0.881859395765">
            <text:p>0.8818593958</text:p>
          </table:table-cell>
          <table:table-cell office:value-type="float" office:value="0.880878954698">
            <text:p>0.8808789547</text:p>
          </table:table-cell>
          <table:table-cell office:value-type="float" office:value="0.877965199559">
            <text:p>0.877965199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0.949040584609">
            <text:p>0.9490405846</text:p>
          </table:table-cell>
          <table:table-cell office:value-type="float" office:value="0.852024330434">
            <text:p>0.8520243304</text:p>
          </table:table-cell>
          <table:table-cell office:value-type="float" office:value="0.851457071513">
            <text:p>0.8514570715</text:p>
          </table:table-cell>
          <table:table-cell office:value-type="float" office:value="0.850529893828">
            <text:p>0.8505298938</text:p>
          </table:table-cell>
          <table:table-cell office:value-type="float" office:value="0.847567835317">
            <text:p>0.8475678353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0.939409091482">
            <text:p>0.9394090915</text:p>
          </table:table-cell>
          <table:table-cell office:value-type="float" office:value="0.866793474826">
            <text:p>0.8667934748</text:p>
          </table:table-cell>
          <table:table-cell office:value-type="float" office:value="0.866236423894">
            <text:p>0.8662364239</text:p>
          </table:table-cell>
          <table:table-cell office:value-type="float" office:value="0.865360667767">
            <text:p>0.8653606678</text:p>
          </table:table-cell>
          <table:table-cell office:value-type="float" office:value="0.862401731465">
            <text:p>0.8624017315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0.959879600161">
            <text:p>0.9598796002</text:p>
          </table:table-cell>
          <table:table-cell office:value-type="float" office:value="0.883343562745">
            <text:p>0.8833435627</text:p>
          </table:table-cell>
          <table:table-cell office:value-type="float" office:value="0.88270562852">
            <text:p>0.8827056285</text:p>
          </table:table-cell>
          <table:table-cell office:value-type="float" office:value="0.8818947101">
            <text:p>0.8818947101</text:p>
          </table:table-cell>
          <table:table-cell office:value-type="float" office:value="0.878838487744">
            <text:p>0.8788384877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945261265138">
            <text:p>0.9452612651</text:p>
          </table:table-cell>
          <table:table-cell office:value-type="float" office:value="0.853285599124">
            <text:p>0.8532855991</text:p>
          </table:table-cell>
          <table:table-cell office:value-type="float" office:value="0.852644046865">
            <text:p>0.8526440469</text:p>
          </table:table-cell>
          <table:table-cell office:value-type="float" office:value="0.851873167909">
            <text:p>0.8518731679</text:p>
          </table:table-cell>
          <table:table-cell office:value-type="float" office:value="0.84882088225">
            <text:p>0.8488208823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0.96039844251">
            <text:p>0.9603984425</text:p>
          </table:table-cell>
          <table:table-cell office:value-type="float" office:value="0.881143176667">
            <text:p>0.8811431767</text:p>
          </table:table-cell>
          <table:table-cell office:value-type="float" office:value="0.880553054311">
            <text:p>0.8805530543</text:p>
          </table:table-cell>
          <table:table-cell office:value-type="float" office:value="0.879757562227">
            <text:p>0.8797575622</text:p>
          </table:table-cell>
          <table:table-cell office:value-type="float" office:value="0.876721250421">
            <text:p>0.8767212504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0.947860950859">
            <text:p>0.9478609509</text:p>
          </table:table-cell>
          <table:table-cell office:value-type="float" office:value="0.856238458081">
            <text:p>0.8562384581</text:p>
          </table:table-cell>
          <table:table-cell office:value-type="float" office:value="0.855706684721">
            <text:p>0.8557066847</text:p>
          </table:table-cell>
          <table:table-cell office:value-type="float" office:value="0.854885321458">
            <text:p>0.8548853215</text:p>
          </table:table-cell>
          <table:table-cell office:value-type="float" office:value="0.851779992733">
            <text:p>0.8517799927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0.961068813744">
            <text:p>0.9610688137</text:p>
          </table:table-cell>
          <table:table-cell office:value-type="float" office:value="0.882112795092">
            <text:p>0.8821127951</text:p>
          </table:table-cell>
          <table:table-cell office:value-type="float" office:value="0.881571788575">
            <text:p>0.8815717886</text:p>
          </table:table-cell>
          <table:table-cell office:value-type="float" office:value="0.880710685531">
            <text:p>0.8807106855</text:p>
          </table:table-cell>
          <table:table-cell office:value-type="float" office:value="0.87758422548">
            <text:p>0.8775842255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0.949081821058">
            <text:p>0.9490818211</text:p>
          </table:table-cell>
          <table:table-cell office:value-type="float" office:value="0.858782998437">
            <text:p>0.8587829984</text:p>
          </table:table-cell>
          <table:table-cell office:value-type="float" office:value="0.85830251925">
            <text:p>0.8583025193</text:p>
          </table:table-cell>
          <table:table-cell office:value-type="float" office:value="0.857443784561">
            <text:p>0.8574437846</text:p>
          </table:table-cell>
          <table:table-cell office:value-type="float" office:value="0.854383726873">
            <text:p>0.8543837269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911177359855">
            <text:p>0.9111773599</text:p>
          </table:table-cell>
          <table:table-cell office:value-type="float" office:value="0.869233831302">
            <text:p>0.8692338313</text:p>
          </table:table-cell>
          <table:table-cell office:value-type="float" office:value="0.868569441139">
            <text:p>0.8685694411</text:p>
          </table:table-cell>
          <table:table-cell office:value-type="float" office:value="0.868070168394">
            <text:p>0.8680701684</text:p>
          </table:table-cell>
          <table:table-cell office:value-type="float" office:value="0.86502754698">
            <text:p>0.865027547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0.924779464825">
            <text:p>0.9247794648</text:p>
          </table:table-cell>
          <table:table-cell office:value-type="float" office:value="0.883965853776">
            <text:p>0.8839658538</text:p>
          </table:table-cell>
          <table:table-cell office:value-type="float" office:value="0.883354959188">
            <text:p>0.8833549592</text:p>
          </table:table-cell>
          <table:table-cell office:value-type="float" office:value="0.882707277741">
            <text:p>0.8827072777</text:p>
          </table:table-cell>
          <table:table-cell office:value-type="float" office:value="0.879873836774">
            <text:p>0.8798738368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0.893673654999">
            <text:p>0.893673655</text:p>
          </table:table-cell>
          <table:table-cell office:value-type="float" office:value="0.846539507695">
            <text:p>0.8465395077</text:p>
          </table:table-cell>
          <table:table-cell office:value-type="float" office:value="0.846039770533">
            <text:p>0.8460397705</text:p>
          </table:table-cell>
          <table:table-cell office:value-type="float" office:value="0.845485890028">
            <text:p>0.84548589</text:p>
          </table:table-cell>
          <table:table-cell office:value-type="float" office:value="0.842690779811">
            <text:p>0.8426907798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0.923797953508">
            <text:p>0.9237979535</text:p>
          </table:table-cell>
          <table:table-cell office:value-type="float" office:value="0.88031176596">
            <text:p>0.880311766</text:p>
          </table:table-cell>
          <table:table-cell office:value-type="float" office:value="0.880075314597">
            <text:p>0.8800753146</text:p>
          </table:table-cell>
          <table:table-cell office:value-type="float" office:value="0.879416843099">
            <text:p>0.8794168431</text:p>
          </table:table-cell>
          <table:table-cell office:value-type="float" office:value="0.876623496069">
            <text:p>0.8766234961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0.903140272404">
            <text:p>0.9031402724</text:p>
          </table:table-cell>
          <table:table-cell office:value-type="float" office:value="0.857593339865">
            <text:p>0.8575933399</text:p>
          </table:table-cell>
          <table:table-cell office:value-type="float" office:value="0.857320760594">
            <text:p>0.8573207606</text:p>
          </table:table-cell>
          <table:table-cell office:value-type="float" office:value="0.856676420949">
            <text:p>0.8566764209</text:p>
          </table:table-cell>
          <table:table-cell office:value-type="float" office:value="0.853873865919">
            <text:p>0.8538738659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913924155693">
            <text:p>0.9139241557</text:p>
          </table:table-cell>
          <table:table-cell office:value-type="float" office:value="0.86951317051">
            <text:p>0.8695131705</text:p>
          </table:table-cell>
          <table:table-cell office:value-type="float" office:value="0.869316842186">
            <text:p>0.8693168422</text:p>
          </table:table-cell>
          <table:table-cell office:value-type="float" office:value="0.868746840361">
            <text:p>0.8687468404</text:p>
          </table:table-cell>
          <table:table-cell office:value-type="float" office:value="0.865952969112">
            <text:p>0.8659529691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0.928021401805">
            <text:p>0.9280214018</text:p>
          </table:table-cell>
          <table:table-cell office:value-type="float" office:value="0.884439806141">
            <text:p>0.8844398061</text:p>
          </table:table-cell>
          <table:table-cell office:value-type="float" office:value="0.884134596817">
            <text:p>0.8841345968</text:p>
          </table:table-cell>
          <table:table-cell office:value-type="float" office:value="0.883575042541">
            <text:p>0.8835750425</text:p>
          </table:table-cell>
          <table:table-cell office:value-type="float" office:value="0.880796497292">
            <text:p>0.8807964973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0.9021809364">
            <text:p>0.9021809364</text:p>
          </table:table-cell>
          <table:table-cell office:value-type="float" office:value="0.855053300219">
            <text:p>0.8550533002</text:p>
          </table:table-cell>
          <table:table-cell office:value-type="float" office:value="0.854950224211">
            <text:p>0.8549502242</text:p>
          </table:table-cell>
          <table:table-cell office:value-type="float" office:value="0.854230634155">
            <text:p>0.8542306342</text:p>
          </table:table-cell>
          <table:table-cell office:value-type="float" office:value="0.851575411157">
            <text:p>0.8515754112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0.926672267248">
            <text:p>0.9266722672</text:p>
          </table:table-cell>
          <table:table-cell office:value-type="float" office:value="0.88204119996">
            <text:p>0.8820412</text:p>
          </table:table-cell>
          <table:table-cell office:value-type="float" office:value="0.881989857109">
            <text:p>0.8819898571</text:p>
          </table:table-cell>
          <table:table-cell office:value-type="float" office:value="0.881390416499">
            <text:p>0.8813904165</text:p>
          </table:table-cell>
          <table:table-cell office:value-type="float" office:value="0.878756934799">
            <text:p>0.8787569348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0.90487478396">
            <text:p>0.904874784</text:p>
          </table:table-cell>
          <table:table-cell office:value-type="float" office:value="0.85745076372">
            <text:p>0.8574507637</text:p>
          </table:table-cell>
          <table:table-cell office:value-type="float" office:value="0.857442131528">
            <text:p>0.8574421315</text:p>
          </table:table-cell>
          <table:table-cell office:value-type="float" office:value="0.856685466428">
            <text:p>0.8566854664</text:p>
          </table:table-cell>
          <table:table-cell office:value-type="float" office:value="0.854300452607">
            <text:p>0.8543004526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927896439738">
            <text:p>0.9278964397</text:p>
          </table:table-cell>
          <table:table-cell office:value-type="float" office:value="0.882363132094">
            <text:p>0.8823631321</text:p>
          </table:table-cell>
          <table:table-cell office:value-type="float" office:value="0.882407229623">
            <text:p>0.8824072296</text:p>
          </table:table-cell>
          <table:table-cell office:value-type="float" office:value="0.881847546171">
            <text:p>0.8818475462</text:p>
          </table:table-cell>
          <table:table-cell office:value-type="float" office:value="0.879216970364">
            <text:p>0.8792169704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0.906151388072">
            <text:p>0.9061513881</text:p>
          </table:table-cell>
          <table:table-cell office:value-type="float" office:value="0.859025294785">
            <text:p>0.8590252948</text:p>
          </table:table-cell>
          <table:table-cell office:value-type="float" office:value="0.858920260866">
            <text:p>0.8589202609</text:p>
          </table:table-cell>
          <table:table-cell office:value-type="float" office:value="0.858517638129">
            <text:p>0.8585176381</text:p>
          </table:table-cell>
          <table:table-cell office:value-type="float" office:value="0.855899371712">
            <text:p>0.8558993717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0.928304025107">
            <text:p>0.9283040251</text:p>
          </table:table-cell>
          <table:table-cell office:value-type="float" office:value="0.883201793443">
            <text:p>0.8832017934</text:p>
          </table:table-cell>
          <table:table-cell office:value-type="float" office:value="0.882972549992">
            <text:p>0.88297255</text:p>
          </table:table-cell>
          <table:table-cell office:value-type="float" office:value="0.882297373605">
            <text:p>0.8822973736</text:p>
          </table:table-cell>
          <table:table-cell office:value-type="float" office:value="0.879896328687">
            <text:p>0.8798963287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0.905625220995">
            <text:p>0.905625221</text:p>
          </table:table-cell>
          <table:table-cell office:value-type="float" office:value="0.857687810827">
            <text:p>0.8576878108</text:p>
          </table:table-cell>
          <table:table-cell office:value-type="float" office:value="0.857385534647">
            <text:p>0.8573855346</text:p>
          </table:table-cell>
          <table:table-cell office:value-type="float" office:value="0.85672684911">
            <text:p>0.8567268491</text:p>
          </table:table-cell>
          <table:table-cell office:value-type="float" office:value="0.85415024892">
            <text:p>0.8541502489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0.927951031407">
            <text:p>0.9279510314</text:p>
          </table:table-cell>
          <table:table-cell office:value-type="float" office:value="0.882501504158">
            <text:p>0.8825015042</text:p>
          </table:table-cell>
          <table:table-cell office:value-type="float" office:value="0.882208968112">
            <text:p>0.8822089681</text:p>
          </table:table-cell>
          <table:table-cell office:value-type="float" office:value="0.881540651302">
            <text:p>0.8815406513</text:p>
          </table:table-cell>
          <table:table-cell office:value-type="float" office:value="0.87903128333">
            <text:p>0.8790312833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906125389043">
            <text:p>0.906125389</text:p>
          </table:table-cell>
          <table:table-cell office:value-type="float" office:value="0.8585621074">
            <text:p>0.8585621074</text:p>
          </table:table-cell>
          <table:table-cell office:value-type="float" office:value="0.858436744083">
            <text:p>0.8584367441</text:p>
          </table:table-cell>
          <table:table-cell office:value-type="float" office:value="0.857678289055">
            <text:p>0.8576782891</text:p>
          </table:table-cell>
          <table:table-cell office:value-type="float" office:value="0.855068169645">
            <text:p>0.8550681696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.917455865685">
            <text:p>0.9174558657</text:p>
          </table:table-cell>
          <table:table-cell office:value-type="float" office:value="0.87107301585">
            <text:p>0.8710730159</text:p>
          </table:table-cell>
          <table:table-cell office:value-type="float" office:value="0.870847043529">
            <text:p>0.8708470435</text:p>
          </table:table-cell>
          <table:table-cell office:value-type="float" office:value="0.8701985844">
            <text:p>0.8701985844</text:p>
          </table:table-cell>
          <table:table-cell office:value-type="float" office:value="0.867550691777">
            <text:p>0.8675506918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0.930676836006">
            <text:p>0.930676836</text:p>
          </table:table-cell>
          <table:table-cell office:value-type="float" office:value="0.885198612583">
            <text:p>0.8851986126</text:p>
          </table:table-cell>
          <table:table-cell office:value-type="float" office:value="0.884992855977">
            <text:p>0.884992856</text:p>
          </table:table-cell>
          <table:table-cell office:value-type="float" office:value="0.884299655607">
            <text:p>0.8842996556</text:p>
          </table:table-cell>
          <table:table-cell office:value-type="float" office:value="0.881591603006">
            <text:p>0.881591603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0.905332614128">
            <text:p>0.9053326141</text:p>
          </table:table-cell>
          <table:table-cell office:value-type="float" office:value="0.856660279342">
            <text:p>0.8566602793</text:p>
          </table:table-cell>
          <table:table-cell office:value-type="float" office:value="0.856488827124">
            <text:p>0.8564888271</text:p>
          </table:table-cell>
          <table:table-cell office:value-type="float" office:value="0.855856707904">
            <text:p>0.8558567079</text:p>
          </table:table-cell>
          <table:table-cell office:value-type="float" office:value="0.853095069378">
            <text:p>0.8530950694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0.929687120825">
            <text:p>0.9296871208</text:p>
          </table:table-cell>
          <table:table-cell office:value-type="float" office:value="0.884505386139">
            <text:p>0.8845053861</text:p>
          </table:table-cell>
          <table:table-cell office:value-type="float" office:value="0.884226886146">
            <text:p>0.8842268861</text:p>
          </table:table-cell>
          <table:table-cell office:value-type="float" office:value="0.883522106902">
            <text:p>0.8835221069</text:p>
          </table:table-cell>
          <table:table-cell office:value-type="float" office:value="0.880947387759">
            <text:p>0.8809473878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911421558582">
            <text:p>0.9114215586</text:p>
          </table:table-cell>
          <table:table-cell office:value-type="float" office:value="0.866805685276">
            <text:p>0.8668056853</text:p>
          </table:table-cell>
          <table:table-cell office:value-type="float" office:value="0.866620297109">
            <text:p>0.8666202971</text:p>
          </table:table-cell>
          <table:table-cell office:value-type="float" office:value="0.865899153362">
            <text:p>0.8658991534</text:p>
          </table:table-cell>
          <table:table-cell office:value-type="float" office:value="0.86325637667">
            <text:p>0.8632563767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0.922009484814">
            <text:p>0.9220094848</text:p>
          </table:table-cell>
          <table:table-cell office:value-type="float" office:value="0.876093648415">
            <text:p>0.8760936484</text:p>
          </table:table-cell>
          <table:table-cell office:value-type="float" office:value="0.875843684161">
            <text:p>0.8758436842</text:p>
          </table:table-cell>
          <table:table-cell office:value-type="float" office:value="0.875191022996">
            <text:p>0.875191023</text:p>
          </table:table-cell>
          <table:table-cell office:value-type="float" office:value="0.872533362373">
            <text:p>0.8725333624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0.933780316875">
            <text:p>0.9337803169</text:p>
          </table:table-cell>
          <table:table-cell office:value-type="float" office:value="0.889952464806">
            <text:p>0.8899524648</text:p>
          </table:table-cell>
          <table:table-cell office:value-type="float" office:value="0.889738788774">
            <text:p>0.8897387888</text:p>
          </table:table-cell>
          <table:table-cell office:value-type="float" office:value="0.88907207644">
            <text:p>0.8890720764</text:p>
          </table:table-cell>
          <table:table-cell office:value-type="float" office:value="0.886422818261">
            <text:p>0.8864228183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0.912742274355">
            <text:p>0.9127422744</text:p>
          </table:table-cell>
          <table:table-cell office:value-type="float" office:value="0.867836080109">
            <text:p>0.8678360801</text:p>
          </table:table-cell>
          <table:table-cell office:value-type="float" office:value="0.867605188051">
            <text:p>0.8676051881</text:p>
          </table:table-cell>
          <table:table-cell office:value-type="float" office:value="0.866908901169">
            <text:p>0.8669089012</text:p>
          </table:table-cell>
          <table:table-cell office:value-type="float" office:value="0.864303568862">
            <text:p>0.8643035689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0.930656514688">
            <text:p>0.9306565147</text:p>
          </table:table-cell>
          <table:table-cell office:value-type="float" office:value="0.884378718911">
            <text:p>0.8843787189</text:p>
          </table:table-cell>
          <table:table-cell office:value-type="float" office:value="0.884144153088">
            <text:p>0.8841441531</text:p>
          </table:table-cell>
          <table:table-cell office:value-type="float" office:value="0.88343427315">
            <text:p>0.8834342732</text:p>
          </table:table-cell>
          <table:table-cell office:value-type="float" office:value="0.880867824769">
            <text:p>0.8808678248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900792886127">
            <text:p>0.9007928861</text:p>
          </table:table-cell>
          <table:table-cell office:value-type="float" office:value="0.850192312229">
            <text:p>0.8501923122</text:p>
          </table:table-cell>
          <table:table-cell office:value-type="float" office:value="0.849844066078">
            <text:p>0.8498440661</text:p>
          </table:table-cell>
          <table:table-cell office:value-type="float" office:value="0.849185263525">
            <text:p>0.8491852635</text:p>
          </table:table-cell>
          <table:table-cell office:value-type="float" office:value="0.846526934239">
            <text:p>0.8465269342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0.929096978365">
            <text:p>0.9290969784</text:p>
          </table:table-cell>
          <table:table-cell office:value-type="float" office:value="0.885180816419">
            <text:p>0.8851808164</text:p>
          </table:table-cell>
          <table:table-cell office:value-type="float" office:value="0.884793880133">
            <text:p>0.8847938801</text:p>
          </table:table-cell>
          <table:table-cell office:value-type="float" office:value="0.884124426424">
            <text:p>0.8841244264</text:p>
          </table:table-cell>
          <table:table-cell office:value-type="float" office:value="0.881521054006">
            <text:p>0.881521054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0.907768283646">
            <text:p>0.9077682836</text:p>
          </table:table-cell>
          <table:table-cell office:value-type="float" office:value="0.858997192906">
            <text:p>0.8589971929</text:p>
          </table:table-cell>
          <table:table-cell office:value-type="float" office:value="0.858654801966">
            <text:p>0.858654802</text:p>
          </table:table-cell>
          <table:table-cell office:value-type="float" office:value="0.857959437018">
            <text:p>0.857959437</text:p>
          </table:table-cell>
          <table:table-cell office:value-type="float" office:value="0.85524869907">
            <text:p>0.8552486991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0.918670023598">
            <text:p>0.9186700236</text:p>
          </table:table-cell>
          <table:table-cell office:value-type="float" office:value="0.871326335731">
            <text:p>0.8713263357</text:p>
          </table:table-cell>
          <table:table-cell office:value-type="float" office:value="0.870962477689">
            <text:p>0.8709624777</text:p>
          </table:table-cell>
          <table:table-cell office:value-type="float" office:value="0.870339809728">
            <text:p>0.8703398097</text:p>
          </table:table-cell>
          <table:table-cell office:value-type="float" office:value="0.867629705726">
            <text:p>0.8676297057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0.932199532128">
            <text:p>0.9321995321</text:p>
          </table:table-cell>
          <table:table-cell office:value-type="float" office:value="0.885431036313">
            <text:p>0.8854310363</text:p>
          </table:table-cell>
          <table:table-cell office:value-type="float" office:value="0.885100058099">
            <text:p>0.8851000581</text:p>
          </table:table-cell>
          <table:table-cell office:value-type="float" office:value="0.884418013841">
            <text:p>0.8844180138</text:p>
          </table:table-cell>
          <table:table-cell office:value-type="float" office:value="0.881715572059">
            <text:p>0.8817155721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905664397863">
            <text:p>0.9056643979</text:p>
          </table:table-cell>
          <table:table-cell office:value-type="float" office:value="0.855818777563">
            <text:p>0.8558187776</text:p>
          </table:table-cell>
          <table:table-cell office:value-type="float" office:value="0.855476504517">
            <text:p>0.8554765045</text:p>
          </table:table-cell>
          <table:table-cell office:value-type="float" office:value="0.854866838799">
            <text:p>0.8548668388</text:p>
          </table:table-cell>
          <table:table-cell office:value-type="float" office:value="0.852227926279">
            <text:p>0.8522279263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0.919468261389">
            <text:p>0.9194682614</text:p>
          </table:table-cell>
          <table:table-cell office:value-type="float" office:value="0.87193300958">
            <text:p>0.8719330096</text:p>
          </table:table-cell>
          <table:table-cell office:value-type="float" office:value="0.871568079308">
            <text:p>0.8715680793</text:p>
          </table:table-cell>
          <table:table-cell office:value-type="float" office:value="0.870908184954">
            <text:p>0.870908185</text:p>
          </table:table-cell>
          <table:table-cell office:value-type="float" office:value="0.868280179135">
            <text:p>0.8682801791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0.932547989448">
            <text:p>0.9325479894</text:p>
          </table:table-cell>
          <table:table-cell office:value-type="float" office:value="0.885771153976">
            <text:p>0.885771154</text:p>
          </table:table-cell>
          <table:table-cell office:value-type="float" office:value="0.885502397635">
            <text:p>0.8855023976</text:p>
          </table:table-cell>
          <table:table-cell office:value-type="float" office:value="0.884742670511">
            <text:p>0.8847426705</text:p>
          </table:table-cell>
          <table:table-cell office:value-type="float" office:value="0.882204255635">
            <text:p>0.8822042556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0.907362003197">
            <text:p>0.9073620032</text:p>
          </table:table-cell>
          <table:table-cell office:value-type="float" office:value="0.857598783164">
            <text:p>0.8575987832</text:p>
          </table:table-cell>
          <table:table-cell office:value-type="float" office:value="0.85728196453">
            <text:p>0.8572819645</text:p>
          </table:table-cell>
          <table:table-cell office:value-type="float" office:value="0.856769261883">
            <text:p>0.8567692619</text:p>
          </table:table-cell>
          <table:table-cell office:value-type="float" office:value="0.854038814114">
            <text:p>0.8540388141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0.919248282805">
            <text:p>0.9192482828</text:p>
          </table:table-cell>
          <table:table-cell office:value-type="float" office:value="0.871250775588">
            <text:p>0.8712507756</text:p>
          </table:table-cell>
          <table:table-cell office:value-type="float" office:value="0.870999206795">
            <text:p>0.8709992068</text:p>
          </table:table-cell>
          <table:table-cell office:value-type="float" office:value="0.870379675673">
            <text:p>0.8703796757</text:p>
          </table:table-cell>
          <table:table-cell office:value-type="float" office:value="0.867704146397">
            <text:p>0.867704146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932396150445">
            <text:p>0.9323961504</text:p>
          </table:table-cell>
          <table:table-cell office:value-type="float" office:value="0.885183223574">
            <text:p>0.8851832236</text:p>
          </table:table-cell>
          <table:table-cell office:value-type="float" office:value="0.884986809251">
            <text:p>0.8849868093</text:p>
          </table:table-cell>
          <table:table-cell office:value-type="float" office:value="0.884203277878">
            <text:p>0.8842032779</text:p>
          </table:table-cell>
          <table:table-cell office:value-type="float" office:value="0.881580657587">
            <text:p>0.8815806576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0.906733992763">
            <text:p>0.9067339928</text:p>
          </table:table-cell>
          <table:table-cell office:value-type="float" office:value="0.856046244806">
            <text:p>0.8560462448</text:p>
          </table:table-cell>
          <table:table-cell office:value-type="float" office:value="0.855767744498">
            <text:p>0.8557677445</text:p>
          </table:table-cell>
          <table:table-cell office:value-type="float" office:value="0.855171495188">
            <text:p>0.8551714952</text:p>
          </table:table-cell>
          <table:table-cell office:value-type="float" office:value="0.852220106207">
            <text:p>0.8522201062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0.918932465285">
            <text:p>0.9189324653</text:p>
          </table:table-cell>
          <table:table-cell office:value-type="float" office:value="0.870504307642">
            <text:p>0.8705043076</text:p>
          </table:table-cell>
          <table:table-cell office:value-type="float" office:value="0.870201785714">
            <text:p>0.8702017857</text:p>
          </table:table-cell>
          <table:table-cell office:value-type="float" office:value="0.869594356372">
            <text:p>0.8695943564</text:p>
          </table:table-cell>
          <table:table-cell office:value-type="float" office:value="0.866742058338">
            <text:p>0.8667420583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0.93297515912">
            <text:p>0.9329751591</text:p>
          </table:table-cell>
          <table:table-cell office:value-type="float" office:value="0.886096805953">
            <text:p>0.886096806</text:p>
          </table:table-cell>
          <table:table-cell office:value-type="float" office:value="0.885716492629">
            <text:p>0.8857164926</text:p>
          </table:table-cell>
          <table:table-cell office:value-type="float" office:value="0.884992749345">
            <text:p>0.8849927493</text:p>
          </table:table-cell>
          <table:table-cell office:value-type="float" office:value="0.882294218984">
            <text:p>0.882294219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0.907240015074">
            <text:p>0.9072400151</text:p>
          </table:table-cell>
          <table:table-cell office:value-type="float" office:value="0.857051289801">
            <text:p>0.8570512898</text:p>
          </table:table-cell>
          <table:table-cell office:value-type="float" office:value="0.856718972917">
            <text:p>0.8567189729</text:p>
          </table:table-cell>
          <table:table-cell office:value-type="float" office:value="0.856068511139">
            <text:p>0.8560685111</text:p>
          </table:table-cell>
          <table:table-cell office:value-type="float" office:value="0.853269474854">
            <text:p>0.8532694749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930625893667">
            <text:p>0.9306258937</text:p>
          </table:table-cell>
          <table:table-cell office:value-type="float" office:value="0.883059944041">
            <text:p>0.883059944</text:p>
          </table:table-cell>
          <table:table-cell office:value-type="float" office:value="0.882820048468">
            <text:p>0.8828200485</text:p>
          </table:table-cell>
          <table:table-cell office:value-type="float" office:value="0.882088839891">
            <text:p>0.8820888399</text:p>
          </table:table-cell>
          <table:table-cell office:value-type="float" office:value="0.879375678179">
            <text:p>0.8793756782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0.909233791488">
            <text:p>0.9092337915</text:p>
          </table:table-cell>
          <table:table-cell office:value-type="float" office:value="0.85987832372">
            <text:p>0.8598783237</text:p>
          </table:table-cell>
          <table:table-cell office:value-type="float" office:value="0.859476569302">
            <text:p>0.8594765693</text:p>
          </table:table-cell>
          <table:table-cell office:value-type="float" office:value="0.858735287443">
            <text:p>0.8587352874</text:p>
          </table:table-cell>
          <table:table-cell office:value-type="float" office:value="0.855991075731">
            <text:p>0.8559910757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.921326071792">
            <text:p>0.9213260718</text:p>
          </table:table-cell>
          <table:table-cell office:value-type="float" office:value="0.871846504375">
            <text:p>0.8718465044</text:p>
          </table:table-cell>
          <table:table-cell office:value-type="float" office:value="0.871568209836">
            <text:p>0.8715682098</text:p>
          </table:table-cell>
          <table:table-cell office:value-type="float" office:value="0.870814406273">
            <text:p>0.8708144063</text:p>
          </table:table-cell>
          <table:table-cell office:value-type="float" office:value="0.86817087715">
            <text:p>0.8681708772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932376041785">
            <text:p>0.9323760418</text:p>
          </table:table-cell>
          <table:table-cell office:value-type="float" office:value="0.88431230578">
            <text:p>0.8843123058</text:p>
          </table:table-cell>
          <table:table-cell office:value-type="float" office:value="0.884540412982">
            <text:p>0.884540413</text:p>
          </table:table-cell>
          <table:table-cell office:value-type="float" office:value="0.884566020676">
            <text:p>0.8845660207</text:p>
          </table:table-cell>
          <table:table-cell office:value-type="float" office:value="0.884643702412">
            <text:p>0.8846437024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0.90686446111">
            <text:p>0.9068644611</text:p>
          </table:table-cell>
          <table:table-cell office:value-type="float" office:value="0.853520755812">
            <text:p>0.8535207558</text:p>
          </table:table-cell>
          <table:table-cell office:value-type="float" office:value="0.853747060168">
            <text:p>0.8537470602</text:p>
          </table:table-cell>
          <table:table-cell office:value-type="float" office:value="0.853752410599">
            <text:p>0.8537524106</text:p>
          </table:table-cell>
          <table:table-cell office:value-type="float" office:value="0.853773197002">
            <text:p>0.853773197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921134948301">
            <text:p>0.9211349483</text:p>
          </table:table-cell>
          <table:table-cell office:value-type="float" office:value="0.870149859943">
            <text:p>0.8701498599</text:p>
          </table:table-cell>
          <table:table-cell office:value-type="float" office:value="0.870326328118">
            <text:p>0.8703263281</text:p>
          </table:table-cell>
          <table:table-cell office:value-type="float" office:value="0.870335387638">
            <text:p>0.8703353876</text:p>
          </table:table-cell>
          <table:table-cell office:value-type="float" office:value="0.870369630297">
            <text:p>0.8703696303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0.93601670185">
            <text:p>0.9360167019</text:p>
          </table:table-cell>
          <table:table-cell office:value-type="float" office:value="0.885862199885">
            <text:p>0.8858621999</text:p>
          </table:table-cell>
          <table:table-cell office:value-type="float" office:value="0.886117162532">
            <text:p>0.8861171625</text:p>
          </table:table-cell>
          <table:table-cell office:value-type="float" office:value="0.886147357608">
            <text:p>0.8861473576</text:p>
          </table:table-cell>
          <table:table-cell office:value-type="float" office:value="0.886152903975">
            <text:p>0.886152904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0.879494224997">
            <text:p>0.879494225</text:p>
          </table:table-cell>
          <table:table-cell office:value-type="float" office:value="0.864669465398">
            <text:p>0.8646694654</text:p>
          </table:table-cell>
          <table:table-cell office:value-type="float" office:value="0.864892404426">
            <text:p>0.8648924044</text:p>
          </table:table-cell>
          <table:table-cell office:value-type="float" office:value="0.864921070151">
            <text:p>0.8649210702</text:p>
          </table:table-cell>
          <table:table-cell office:value-type="float" office:value="0.864963492596">
            <text:p>0.8649634926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0.910963817728">
            <text:p>0.9109638177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0.999781734873">
            <text:p>0.9997817349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999977670764">
            <text:p>0.9999776708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0.999999966168">
            <text:p>0.9999999662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0.999970943362">
            <text:p>0.9999709434</text:p>
          </table:table-cell>
          <table:table-cell table:number-columns-repeated="4" office:value-type="float" office:value="0.86678492437">
            <text:p>0.8667849244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998694954568">
            <text:p>0.9986949546</text:p>
          </table:table-cell>
          <table:table-cell table:number-columns-repeated="4" office:value-type="float" office:value="0.866971751953">
            <text:p>0.866971752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0.997021583656">
            <text:p>0.9970215837</text:p>
          </table:table-cell>
          <table:table-cell table:number-columns-repeated="2" office:value-type="float" office:value="0.871035759202">
            <text:p>0.8710357592</text:p>
          </table:table-cell>
          <table:table-cell office:value-type="float" office:value="0.87101223937">
            <text:p>0.8710122394</text:p>
          </table:table-cell>
          <table:table-cell office:value-type="float" office:value="0.871037573287">
            <text:p>0.8710375733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98310483733">
            <text:p>0.9831048373</text:p>
          </table:table-cell>
          <table:table-cell office:value-type="float" office:value="0.877172685161">
            <text:p>0.8771726852</text:p>
          </table:table-cell>
          <table:table-cell office:value-type="float" office:value="0.880489732295">
            <text:p>0.8804897323</text:p>
          </table:table-cell>
          <table:table-cell office:value-type="float" office:value="0.883577762823">
            <text:p>0.8835777628</text:p>
          </table:table-cell>
          <table:table-cell office:value-type="float" office:value="0.883728863073">
            <text:p>0.8837288631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0.960264026029">
            <text:p>0.960264026</text:p>
          </table:table-cell>
          <table:table-cell office:value-type="float" office:value="0.871380487192">
            <text:p>0.8713804872</text:p>
          </table:table-cell>
          <table:table-cell office:value-type="float" office:value="0.889859776055">
            <text:p>0.8898597761</text:p>
          </table:table-cell>
          <table:table-cell office:value-type="float" office:value="0.895688605594">
            <text:p>0.8956886056</text:p>
          </table:table-cell>
          <table:table-cell office:value-type="float" office:value="0.895875224551">
            <text:p>0.895875224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0.938742517182">
            <text:p>0.9387425172</text:p>
          </table:table-cell>
          <table:table-cell office:value-type="float" office:value="0.852696946327">
            <text:p>0.8526969463</text:p>
          </table:table-cell>
          <table:table-cell office:value-type="float" office:value="0.909429589222">
            <text:p>0.9094295892</text:p>
          </table:table-cell>
          <table:table-cell office:value-type="float" office:value="0.917445626742">
            <text:p>0.9174456267</text:p>
          </table:table-cell>
          <table:table-cell office:value-type="float" office:value="0.919009918012">
            <text:p>0.919009918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0.931467611141">
            <text:p>0.9314676111</text:p>
          </table:table-cell>
          <table:table-cell office:value-type="float" office:value="0.827855954415">
            <text:p>0.8278559544</text:p>
          </table:table-cell>
          <table:table-cell office:value-type="float" office:value="0.903686777057">
            <text:p>0.9036867771</text:p>
          </table:table-cell>
          <table:table-cell office:value-type="float" office:value="0.911135691728">
            <text:p>0.9111356917</text:p>
          </table:table-cell>
          <table:table-cell office:value-type="float" office:value="0.909640232602">
            <text:p>0.9096402326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0.967207775537">
            <text:p>0.9672077755</text:p>
          </table:table-cell>
          <table:table-cell office:value-type="float" office:value="0.9035636591">
            <text:p>0.9035636591</text:p>
          </table:table-cell>
          <table:table-cell office:value-type="float" office:value="0.904740521769">
            <text:p>0.9047405218</text:p>
          </table:table-cell>
          <table:table-cell office:value-type="float" office:value="0.907869857863">
            <text:p>0.9078698579</text:p>
          </table:table-cell>
          <table:table-cell office:value-type="float" office:value="0.905447587391">
            <text:p>0.9054475874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965807796324">
            <text:p>0.9658077963</text:p>
          </table:table-cell>
          <table:table-cell office:value-type="float" office:value="0.906325898875">
            <text:p>0.9063258989</text:p>
          </table:table-cell>
          <table:table-cell office:value-type="float" office:value="0.907800483773">
            <text:p>0.9078004838</text:p>
          </table:table-cell>
          <table:table-cell office:value-type="float" office:value="0.91046847764">
            <text:p>0.9104684776</text:p>
          </table:table-cell>
          <table:table-cell office:value-type="float" office:value="0.908159841133">
            <text:p>0.9081598411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0.965114986597">
            <text:p>0.9651149866</text:p>
          </table:table-cell>
          <table:table-cell office:value-type="float" office:value="0.902060855485">
            <text:p>0.9020608555</text:p>
          </table:table-cell>
          <table:table-cell office:value-type="float" office:value="0.903403147981">
            <text:p>0.903403148</text:p>
          </table:table-cell>
          <table:table-cell office:value-type="float" office:value="0.908295827658">
            <text:p>0.9082958277</text:p>
          </table:table-cell>
          <table:table-cell office:value-type="float" office:value="0.904320973801">
            <text:p>0.9043209738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0.959896977611">
            <text:p>0.9598969776</text:p>
          </table:table-cell>
          <table:table-cell office:value-type="float" office:value="0.894520873995">
            <text:p>0.894520874</text:p>
          </table:table-cell>
          <table:table-cell office:value-type="float" office:value="0.896300771163">
            <text:p>0.8963007712</text:p>
          </table:table-cell>
          <table:table-cell office:value-type="float" office:value="0.902251087044">
            <text:p>0.902251087</text:p>
          </table:table-cell>
          <table:table-cell office:value-type="float" office:value="0.898190412462">
            <text:p>0.8981904125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960606511617">
            <text:p>0.9606065116</text:p>
          </table:table-cell>
          <table:table-cell office:value-type="float" office:value="0.895968668105">
            <text:p>0.8959686681</text:p>
          </table:table-cell>
          <table:table-cell office:value-type="float" office:value="0.897519427197">
            <text:p>0.8975194272</text:p>
          </table:table-cell>
          <table:table-cell office:value-type="float" office:value="0.902828904308">
            <text:p>0.9028289043</text:p>
          </table:table-cell>
          <table:table-cell office:value-type="float" office:value="0.899018550848">
            <text:p>0.8990185508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0.957543132379">
            <text:p>0.9575431324</text:p>
          </table:table-cell>
          <table:table-cell office:value-type="float" office:value="0.889996856285">
            <text:p>0.8899968563</text:p>
          </table:table-cell>
          <table:table-cell office:value-type="float" office:value="0.892055189171">
            <text:p>0.8920551892</text:p>
          </table:table-cell>
          <table:table-cell office:value-type="float" office:value="0.897300689651">
            <text:p>0.8973006897</text:p>
          </table:table-cell>
          <table:table-cell office:value-type="float" office:value="0.891756218138">
            <text:p>0.8917562181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950692989628">
            <text:p>0.9506929896</text:p>
          </table:table-cell>
          <table:table-cell office:value-type="float" office:value="0.882285430003">
            <text:p>0.88228543</text:p>
          </table:table-cell>
          <table:table-cell office:value-type="float" office:value="0.887184676042">
            <text:p>0.887184676</text:p>
          </table:table-cell>
          <table:table-cell office:value-type="float" office:value="0.892225622341">
            <text:p>0.8922256223</text:p>
          </table:table-cell>
          <table:table-cell office:value-type="float" office:value="0.889432052126">
            <text:p>0.8894320521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0.948905942137">
            <text:p>0.9489059421</text:p>
          </table:table-cell>
          <table:table-cell office:value-type="float" office:value="0.875396293518">
            <text:p>0.8753962935</text:p>
          </table:table-cell>
          <table:table-cell office:value-type="float" office:value="0.881177788933">
            <text:p>0.8811777889</text:p>
          </table:table-cell>
          <table:table-cell office:value-type="float" office:value="0.890386387282">
            <text:p>0.8903863873</text:p>
          </table:table-cell>
          <table:table-cell office:value-type="float" office:value="0.885467478617">
            <text:p>0.885467478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0.948614004826">
            <text:p>0.9486140048</text:p>
          </table:table-cell>
          <table:table-cell office:value-type="float" office:value="0.869999909438">
            <text:p>0.8699999094</text:p>
          </table:table-cell>
          <table:table-cell office:value-type="float" office:value="0.879054723896">
            <text:p>0.8790547239</text:p>
          </table:table-cell>
          <table:table-cell office:value-type="float" office:value="0.888956142212">
            <text:p>0.8889561422</text:p>
          </table:table-cell>
          <table:table-cell office:value-type="float" office:value="0.889010156136">
            <text:p>0.8890101561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0.943277596783">
            <text:p>0.9432775968</text:p>
          </table:table-cell>
          <table:table-cell office:value-type="float" office:value="0.864526452143">
            <text:p>0.8645264521</text:p>
          </table:table-cell>
          <table:table-cell office:value-type="float" office:value="0.875007920471">
            <text:p>0.8750079205</text:p>
          </table:table-cell>
          <table:table-cell office:value-type="float" office:value="0.883271183301">
            <text:p>0.8832711833</text:p>
          </table:table-cell>
          <table:table-cell office:value-type="float" office:value="0.882780577602">
            <text:p>0.8827805776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0.938933416476">
            <text:p>0.9389334165</text:p>
          </table:table-cell>
          <table:table-cell office:value-type="float" office:value="0.868402436568">
            <text:p>0.8684024366</text:p>
          </table:table-cell>
          <table:table-cell office:value-type="float" office:value="0.881258758884">
            <text:p>0.8812587589</text:p>
          </table:table-cell>
          <table:table-cell office:value-type="float" office:value="0.901657981664">
            <text:p>0.9016579817</text:p>
          </table:table-cell>
          <table:table-cell office:value-type="float" office:value="0.898330321768">
            <text:p>0.8983303218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939965789494">
            <text:p>0.9399657895</text:p>
          </table:table-cell>
          <table:table-cell office:value-type="float" office:value="0.871854835222">
            <text:p>0.8718548352</text:p>
          </table:table-cell>
          <table:table-cell office:value-type="float" office:value="0.887999097226">
            <text:p>0.8879990972</text:p>
          </table:table-cell>
          <table:table-cell office:value-type="float" office:value="0.903453143204">
            <text:p>0.9034531432</text:p>
          </table:table-cell>
          <table:table-cell office:value-type="float" office:value="0.898912465546">
            <text:p>0.8989124655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0.936995511721">
            <text:p>0.9369955117</text:p>
          </table:table-cell>
          <table:table-cell office:value-type="float" office:value="0.855565904447">
            <text:p>0.8555659044</text:p>
          </table:table-cell>
          <table:table-cell office:value-type="float" office:value="0.875798953427">
            <text:p>0.8757989534</text:p>
          </table:table-cell>
          <table:table-cell office:value-type="float" office:value="0.892550325473">
            <text:p>0.8925503255</text:p>
          </table:table-cell>
          <table:table-cell office:value-type="float" office:value="0.886148645699">
            <text:p>0.8861486457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0.932607806561">
            <text:p>0.9326078066</text:p>
          </table:table-cell>
          <table:table-cell office:value-type="float" office:value="0.846524580412">
            <text:p>0.8465245804</text:p>
          </table:table-cell>
          <table:table-cell office:value-type="float" office:value="0.870191790421">
            <text:p>0.8701917904</text:p>
          </table:table-cell>
          <table:table-cell office:value-type="float" office:value="0.886714482504">
            <text:p>0.8867144825</text:p>
          </table:table-cell>
          <table:table-cell office:value-type="float" office:value="0.882112186182">
            <text:p>0.8821121862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941595159441">
            <text:p>0.9415951594</text:p>
          </table:table-cell>
          <table:table-cell office:value-type="float" office:value="0.852803781363">
            <text:p>0.8528037814</text:p>
          </table:table-cell>
          <table:table-cell office:value-type="float" office:value="0.874692079865">
            <text:p>0.8746920799</text:p>
          </table:table-cell>
          <table:table-cell office:value-type="float" office:value="0.889133755697">
            <text:p>0.8891337557</text:p>
          </table:table-cell>
          <table:table-cell office:value-type="float" office:value="0.882904921042">
            <text:p>0.882904921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0.930150275322">
            <text:p>0.9301502753</text:p>
          </table:table-cell>
          <table:table-cell office:value-type="float" office:value="0.832757416906">
            <text:p>0.8327574169</text:p>
          </table:table-cell>
          <table:table-cell office:value-type="float" office:value="0.859727585615">
            <text:p>0.8597275856</text:p>
          </table:table-cell>
          <table:table-cell office:value-type="float" office:value="0.876061046991">
            <text:p>0.876061047</text:p>
          </table:table-cell>
          <table:table-cell office:value-type="float" office:value="0.868435315015">
            <text:p>0.868435315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929411795316">
            <text:p>0.9294117953</text:p>
          </table:table-cell>
          <table:table-cell office:value-type="float" office:value="0.82514892454">
            <text:p>0.8251489245</text:p>
          </table:table-cell>
          <table:table-cell office:value-type="float" office:value="0.854525806349">
            <text:p>0.8545258063</text:p>
          </table:table-cell>
          <table:table-cell office:value-type="float" office:value="0.87180025198">
            <text:p>0.871800252</text:p>
          </table:table-cell>
          <table:table-cell office:value-type="float" office:value="0.867101638181">
            <text:p>0.8671016382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0.933315445514">
            <text:p>0.9333154455</text:p>
          </table:table-cell>
          <table:table-cell office:value-type="float" office:value="0.836700672016">
            <text:p>0.836700672</text:p>
          </table:table-cell>
          <table:table-cell office:value-type="float" office:value="0.864373436522">
            <text:p>0.8643734365</text:p>
          </table:table-cell>
          <table:table-cell office:value-type="float" office:value="0.877400113767">
            <text:p>0.8774001138</text:p>
          </table:table-cell>
          <table:table-cell office:value-type="float" office:value="0.870720675699">
            <text:p>0.8707206757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0.915401225905">
            <text:p>0.9154012259</text:p>
          </table:table-cell>
          <table:table-cell office:value-type="float" office:value="0.800600593094">
            <text:p>0.8006005931</text:p>
          </table:table-cell>
          <table:table-cell office:value-type="float" office:value="0.840240347557">
            <text:p>0.8402403476</text:p>
          </table:table-cell>
          <table:table-cell office:value-type="float" office:value="0.85901582188">
            <text:p>0.8590158219</text:p>
          </table:table-cell>
          <table:table-cell office:value-type="float" office:value="0.848006853107">
            <text:p>0.8480068531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0.911735130869">
            <text:p>0.9117351309</text:p>
          </table:table-cell>
          <table:table-cell office:value-type="float" office:value="0.792927186299">
            <text:p>0.7929271863</text:p>
          </table:table-cell>
          <table:table-cell office:value-type="float" office:value="0.837653759677">
            <text:p>0.8376537597</text:p>
          </table:table-cell>
          <table:table-cell office:value-type="float" office:value="0.85746153211">
            <text:p>0.8574615321</text:p>
          </table:table-cell>
          <table:table-cell office:value-type="float" office:value="0.845367619084">
            <text:p>0.8453676191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0.913989627911">
            <text:p>0.9139896279</text:p>
          </table:table-cell>
          <table:table-cell office:value-type="float" office:value="0.81167208189">
            <text:p>0.8116720819</text:p>
          </table:table-cell>
          <table:table-cell office:value-type="float" office:value="0.846006469886">
            <text:p>0.8460064699</text:p>
          </table:table-cell>
          <table:table-cell office:value-type="float" office:value="0.862404455578">
            <text:p>0.8624044556</text:p>
          </table:table-cell>
          <table:table-cell office:value-type="float" office:value="0.853114502434">
            <text:p>0.8531145024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883273155586">
            <text:p>0.8832731556</text:p>
          </table:table-cell>
          <table:table-cell office:value-type="float" office:value="0.770820078491">
            <text:p>0.7708200785</text:p>
          </table:table-cell>
          <table:table-cell office:value-type="float" office:value="0.816244747628">
            <text:p>0.8162447476</text:p>
          </table:table-cell>
          <table:table-cell office:value-type="float" office:value="0.845649960402">
            <text:p>0.8456499604</text:p>
          </table:table-cell>
          <table:table-cell office:value-type="float" office:value="0.841453593195">
            <text:p>0.8414535932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0.97296887349">
            <text:p>0.9729688735</text:p>
          </table:table-cell>
          <table:table-cell office:value-type="float" office:value="0.896179114072">
            <text:p>0.8961791141</text:p>
          </table:table-cell>
          <table:table-cell office:value-type="float" office:value="0.892118817711">
            <text:p>0.8921188177</text:p>
          </table:table-cell>
          <table:table-cell office:value-type="float" office:value="0.885796336761">
            <text:p>0.8857963368</text:p>
          </table:table-cell>
          <table:table-cell office:value-type="float" office:value="0.875743094842">
            <text:p>0.8757430948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0.956611060384">
            <text:p>0.9566110604</text:p>
          </table:table-cell>
          <table:table-cell office:value-type="float" office:value="0.888671330899">
            <text:p>0.8886713309</text:p>
          </table:table-cell>
          <table:table-cell office:value-type="float" office:value="0.885395415608">
            <text:p>0.8853954156</text:p>
          </table:table-cell>
          <table:table-cell office:value-type="float" office:value="0.879069281578">
            <text:p>0.8790692816</text:p>
          </table:table-cell>
          <table:table-cell office:value-type="float" office:value="0.86924281653">
            <text:p>0.8692428165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0.962477358459">
            <text:p>0.9624773585</text:p>
          </table:table-cell>
          <table:table-cell office:value-type="float" office:value="0.886331902992">
            <text:p>0.886331903</text:p>
          </table:table-cell>
          <table:table-cell office:value-type="float" office:value="0.884116848766">
            <text:p>0.8841168488</text:p>
          </table:table-cell>
          <table:table-cell office:value-type="float" office:value="0.878634485806">
            <text:p>0.8786344858</text:p>
          </table:table-cell>
          <table:table-cell office:value-type="float" office:value="0.868810143947">
            <text:p>0.8688101439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0.956138247275">
            <text:p>0.9561382473</text:p>
          </table:table-cell>
          <table:table-cell office:value-type="float" office:value="0.878941821243">
            <text:p>0.8789418212</text:p>
          </table:table-cell>
          <table:table-cell office:value-type="float" office:value="0.876440105558">
            <text:p>0.8764401056</text:p>
          </table:table-cell>
          <table:table-cell office:value-type="float" office:value="0.871968321229">
            <text:p>0.8719683212</text:p>
          </table:table-cell>
          <table:table-cell office:value-type="float" office:value="0.862727753948">
            <text:p>0.8627277539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960036471154">
            <text:p>0.9600364712</text:p>
          </table:table-cell>
          <table:table-cell office:value-type="float" office:value="0.878740213773">
            <text:p>0.8787402138</text:p>
          </table:table-cell>
          <table:table-cell office:value-type="float" office:value="0.876130183792">
            <text:p>0.8761301838</text:p>
          </table:table-cell>
          <table:table-cell office:value-type="float" office:value="0.87157196316">
            <text:p>0.8715719632</text:p>
          </table:table-cell>
          <table:table-cell office:value-type="float" office:value="0.865192869056">
            <text:p>0.8651928691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0.962400913217">
            <text:p>0.9624009132</text:p>
          </table:table-cell>
          <table:table-cell office:value-type="float" office:value="0.877245255771">
            <text:p>0.8772452558</text:p>
          </table:table-cell>
          <table:table-cell office:value-type="float" office:value="0.875046165572">
            <text:p>0.8750461656</text:p>
          </table:table-cell>
          <table:table-cell office:value-type="float" office:value="0.87051660533">
            <text:p>0.8705166053</text:p>
          </table:table-cell>
          <table:table-cell office:value-type="float" office:value="0.861849268616">
            <text:p>0.861849268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0.954746633423">
            <text:p>0.9547466334</text:p>
          </table:table-cell>
          <table:table-cell office:value-type="float" office:value="0.871381550896">
            <text:p>0.8713815509</text:p>
          </table:table-cell>
          <table:table-cell office:value-type="float" office:value="0.868830436842">
            <text:p>0.8688304368</text:p>
          </table:table-cell>
          <table:table-cell office:value-type="float" office:value="0.864010810822">
            <text:p>0.8640108108</text:p>
          </table:table-cell>
          <table:table-cell office:value-type="float" office:value="0.855083908321">
            <text:p>0.8550839083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958162048954">
            <text:p>0.958162049</text:p>
          </table:table-cell>
          <table:table-cell office:value-type="float" office:value="0.871761305931">
            <text:p>0.8717613059</text:p>
          </table:table-cell>
          <table:table-cell office:value-type="float" office:value="0.869246886119">
            <text:p>0.8692468861</text:p>
          </table:table-cell>
          <table:table-cell office:value-type="float" office:value="0.864474643861">
            <text:p>0.8644746439</text:p>
          </table:table-cell>
          <table:table-cell office:value-type="float" office:value="0.854874710607">
            <text:p>0.8548747106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0.961060646052">
            <text:p>0.9610606461</text:p>
          </table:table-cell>
          <table:table-cell office:value-type="float" office:value="0.870809744958">
            <text:p>0.870809745</text:p>
          </table:table-cell>
          <table:table-cell office:value-type="float" office:value="0.868737505648">
            <text:p>0.8687375056</text:p>
          </table:table-cell>
          <table:table-cell office:value-type="float" office:value="0.863001336555">
            <text:p>0.8630013366</text:p>
          </table:table-cell>
          <table:table-cell office:value-type="float" office:value="0.856157165618">
            <text:p>0.8561571656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954464961688">
            <text:p>0.9544649617</text:p>
          </table:table-cell>
          <table:table-cell office:value-type="float" office:value="0.86373901763">
            <text:p>0.8637390176</text:p>
          </table:table-cell>
          <table:table-cell office:value-type="float" office:value="0.861815553861">
            <text:p>0.8618155539</text:p>
          </table:table-cell>
          <table:table-cell office:value-type="float" office:value="0.856511868286">
            <text:p>0.8565118683</text:p>
          </table:table-cell>
          <table:table-cell office:value-type="float" office:value="0.847086184982">
            <text:p>0.847086185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0.95804987103">
            <text:p>0.958049871</text:p>
          </table:table-cell>
          <table:table-cell office:value-type="float" office:value="0.864919114745">
            <text:p>0.8649191147</text:p>
          </table:table-cell>
          <table:table-cell office:value-type="float" office:value="0.861839086053">
            <text:p>0.8618390861</text:p>
          </table:table-cell>
          <table:table-cell office:value-type="float" office:value="0.855067889976">
            <text:p>0.85506789</text:p>
          </table:table-cell>
          <table:table-cell office:value-type="float" office:value="0.848783319656">
            <text:p>0.8487833197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0.958668897027">
            <text:p>0.958668897</text:p>
          </table:table-cell>
          <table:table-cell office:value-type="float" office:value="0.862232121196">
            <text:p>0.8622321212</text:p>
          </table:table-cell>
          <table:table-cell office:value-type="float" office:value="0.859890565901">
            <text:p>0.8598905659</text:p>
          </table:table-cell>
          <table:table-cell office:value-type="float" office:value="0.85430452456">
            <text:p>0.8543045246</text:p>
          </table:table-cell>
          <table:table-cell office:value-type="float" office:value="0.843859378069">
            <text:p>0.8438593781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0.953445903815">
            <text:p>0.9534459038</text:p>
          </table:table-cell>
          <table:table-cell office:value-type="float" office:value="0.874016246966">
            <text:p>0.874016247</text:p>
          </table:table-cell>
          <table:table-cell office:value-type="float" office:value="0.867114723009">
            <text:p>0.867114723</text:p>
          </table:table-cell>
          <table:table-cell office:value-type="float" office:value="0.857763353312">
            <text:p>0.8577633533</text:p>
          </table:table-cell>
          <table:table-cell office:value-type="float" office:value="0.84410793254">
            <text:p>0.8441079325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0.954778723576">
            <text:p>0.9547787236</text:p>
          </table:table-cell>
          <table:table-cell office:value-type="float" office:value="0.87447159161">
            <text:p>0.8744715916</text:p>
          </table:table-cell>
          <table:table-cell office:value-type="float" office:value="0.868825437304">
            <text:p>0.8688254373</text:p>
          </table:table-cell>
          <table:table-cell office:value-type="float" office:value="0.862480380777">
            <text:p>0.8624803808</text:p>
          </table:table-cell>
          <table:table-cell office:value-type="float" office:value="0.845151266879">
            <text:p>0.8451512669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957754837804">
            <text:p>0.9577548378</text:p>
          </table:table-cell>
          <table:table-cell office:value-type="float" office:value="0.868765256395">
            <text:p>0.8687652564</text:p>
          </table:table-cell>
          <table:table-cell office:value-type="float" office:value="0.863900604448">
            <text:p>0.8639006044</text:p>
          </table:table-cell>
          <table:table-cell office:value-type="float" office:value="0.858792568928">
            <text:p>0.8587925689</text:p>
          </table:table-cell>
          <table:table-cell office:value-type="float" office:value="0.846016873444">
            <text:p>0.8460168734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0.952634107736">
            <text:p>0.9526341077</text:p>
          </table:table-cell>
          <table:table-cell office:value-type="float" office:value="0.859808229463">
            <text:p>0.8598082295</text:p>
          </table:table-cell>
          <table:table-cell office:value-type="float" office:value="0.855038628132">
            <text:p>0.8550386281</text:p>
          </table:table-cell>
          <table:table-cell office:value-type="float" office:value="0.850463811733">
            <text:p>0.8504638117</text:p>
          </table:table-cell>
          <table:table-cell office:value-type="float" office:value="0.834628483211">
            <text:p>0.8346284832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0.954302498752">
            <text:p>0.9543024988</text:p>
          </table:table-cell>
          <table:table-cell office:value-type="float" office:value="0.860298638216">
            <text:p>0.8602986382</text:p>
          </table:table-cell>
          <table:table-cell office:value-type="float" office:value="0.85510613148">
            <text:p>0.8551061315</text:p>
          </table:table-cell>
          <table:table-cell office:value-type="float" office:value="0.851041508541">
            <text:p>0.8510415085</text:p>
          </table:table-cell>
          <table:table-cell office:value-type="float" office:value="0.835570784143">
            <text:p>0.8355707841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95725772346">
            <text:p>0.9572577235</text:p>
          </table:table-cell>
          <table:table-cell office:value-type="float" office:value="0.862038956663">
            <text:p>0.8620389567</text:p>
          </table:table-cell>
          <table:table-cell office:value-type="float" office:value="0.857861292496">
            <text:p>0.8578612925</text:p>
          </table:table-cell>
          <table:table-cell office:value-type="float" office:value="0.853146921075">
            <text:p>0.8531469211</text:p>
          </table:table-cell>
          <table:table-cell office:value-type="float" office:value="0.841745931986">
            <text:p>0.841745932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0.950551451449">
            <text:p>0.9505514514</text:p>
          </table:table-cell>
          <table:table-cell office:value-type="float" office:value="0.856302877186">
            <text:p>0.8563028772</text:p>
          </table:table-cell>
          <table:table-cell office:value-type="float" office:value="0.85158652225">
            <text:p>0.8515865223</text:p>
          </table:table-cell>
          <table:table-cell office:value-type="float" office:value="0.846902782866">
            <text:p>0.8469027829</text:p>
          </table:table-cell>
          <table:table-cell office:value-type="float" office:value="0.83413656857">
            <text:p>0.8341365686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957874046262">
            <text:p>0.9578740463</text:p>
          </table:table-cell>
          <table:table-cell office:value-type="float" office:value="0.859938933601">
            <text:p>0.8599389336</text:p>
          </table:table-cell>
          <table:table-cell office:value-type="float" office:value="0.855631245079">
            <text:p>0.8556312451</text:p>
          </table:table-cell>
          <table:table-cell office:value-type="float" office:value="0.850044435949">
            <text:p>0.8500444359</text:p>
          </table:table-cell>
          <table:table-cell office:value-type="float" office:value="0.8362147317">
            <text:p>0.8362147317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0.956173145377">
            <text:p>0.9561731454</text:p>
          </table:table-cell>
          <table:table-cell office:value-type="float" office:value="0.861372059771">
            <text:p>0.8613720598</text:p>
          </table:table-cell>
          <table:table-cell office:value-type="float" office:value="0.856587129938">
            <text:p>0.8565871299</text:p>
          </table:table-cell>
          <table:table-cell office:value-type="float" office:value="0.85054616578">
            <text:p>0.8505461658</text:p>
          </table:table-cell>
          <table:table-cell office:value-type="float" office:value="0.835673204047">
            <text:p>0.835673204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0.950983674015">
            <text:p>0.950983674</text:p>
          </table:table-cell>
          <table:table-cell office:value-type="float" office:value="0.855276080276">
            <text:p>0.8552760803</text:p>
          </table:table-cell>
          <table:table-cell office:value-type="float" office:value="0.850776783035">
            <text:p>0.850776783</text:p>
          </table:table-cell>
          <table:table-cell office:value-type="float" office:value="0.844774051221">
            <text:p>0.8447740512</text:p>
          </table:table-cell>
          <table:table-cell office:value-type="float" office:value="0.825637243119">
            <text:p>0.8256372431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0.957199947186">
            <text:p>0.9571999472</text:p>
          </table:table-cell>
          <table:table-cell office:value-type="float" office:value="0.859317488574">
            <text:p>0.8593174886</text:p>
          </table:table-cell>
          <table:table-cell office:value-type="float" office:value="0.854539367034">
            <text:p>0.854539367</text:p>
          </table:table-cell>
          <table:table-cell office:value-type="float" office:value="0.848188291858">
            <text:p>0.8481882919</text:p>
          </table:table-cell>
          <table:table-cell office:value-type="float" office:value="0.836762599272">
            <text:p>0.8367625993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0.94966275995">
            <text:p>0.94966276</text:p>
          </table:table-cell>
          <table:table-cell office:value-type="float" office:value="0.854263071614">
            <text:p>0.8542630716</text:p>
          </table:table-cell>
          <table:table-cell office:value-type="float" office:value="0.849909411637">
            <text:p>0.8499094116</text:p>
          </table:table-cell>
          <table:table-cell office:value-type="float" office:value="0.843864417676">
            <text:p>0.8438644177</text:p>
          </table:table-cell>
          <table:table-cell office:value-type="float" office:value="0.829340569609">
            <text:p>0.8293405696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954506360047">
            <text:p>0.95450636</text:p>
          </table:table-cell>
          <table:table-cell office:value-type="float" office:value="0.876118571906">
            <text:p>0.8761185719</text:p>
          </table:table-cell>
          <table:table-cell office:value-type="float" office:value="0.869052671151">
            <text:p>0.8690526712</text:p>
          </table:table-cell>
          <table:table-cell office:value-type="float" office:value="0.856471852326">
            <text:p>0.8564718523</text:p>
          </table:table-cell>
          <table:table-cell office:value-type="float" office:value="0.83042179262">
            <text:p>0.8304217926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0.957289053382">
            <text:p>0.9572890534</text:p>
          </table:table-cell>
          <table:table-cell office:value-type="float" office:value="0.879093210416">
            <text:p>0.8790932104</text:p>
          </table:table-cell>
          <table:table-cell office:value-type="float" office:value="0.873733165846">
            <text:p>0.8737331658</text:p>
          </table:table-cell>
          <table:table-cell office:value-type="float" office:value="0.862692358382">
            <text:p>0.8626923584</text:p>
          </table:table-cell>
          <table:table-cell office:value-type="float" office:value="0.841928057026">
            <text:p>0.841928057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0.946274252378">
            <text:p>0.9462742524</text:p>
          </table:table-cell>
          <table:table-cell office:value-type="float" office:value="0.866685277924">
            <text:p>0.8666852779</text:p>
          </table:table-cell>
          <table:table-cell office:value-type="float" office:value="0.862503196829">
            <text:p>0.8625031968</text:p>
          </table:table-cell>
          <table:table-cell office:value-type="float" office:value="0.85411822325">
            <text:p>0.8541182233</text:p>
          </table:table-cell>
          <table:table-cell office:value-type="float" office:value="0.833090556874">
            <text:p>0.8330905569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950508503796">
            <text:p>0.9505085038</text:p>
          </table:table-cell>
          <table:table-cell office:value-type="float" office:value="0.869682685929">
            <text:p>0.8696826859</text:p>
          </table:table-cell>
          <table:table-cell office:value-type="float" office:value="0.866270256766">
            <text:p>0.8662702568</text:p>
          </table:table-cell>
          <table:table-cell office:value-type="float" office:value="0.859917803674">
            <text:p>0.8599178037</text:p>
          </table:table-cell>
          <table:table-cell office:value-type="float" office:value="0.839426768797">
            <text:p>0.8394267688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0.951406937597">
            <text:p>0.9514069376</text:p>
          </table:table-cell>
          <table:table-cell office:value-type="float" office:value="0.867874114715">
            <text:p>0.8678741147</text:p>
          </table:table-cell>
          <table:table-cell office:value-type="float" office:value="0.864558495266">
            <text:p>0.8645584953</text:p>
          </table:table-cell>
          <table:table-cell office:value-type="float" office:value="0.858371938108">
            <text:p>0.8583719381</text:p>
          </table:table-cell>
          <table:table-cell office:value-type="float" office:value="0.844480695542">
            <text:p>0.8444806955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945184005383">
            <text:p>0.9451840054</text:p>
          </table:table-cell>
          <table:table-cell office:value-type="float" office:value="0.861784842393">
            <text:p>0.8617848424</text:p>
          </table:table-cell>
          <table:table-cell office:value-type="float" office:value="0.858498411052">
            <text:p>0.8584984111</text:p>
          </table:table-cell>
          <table:table-cell office:value-type="float" office:value="0.851187877847">
            <text:p>0.8511878778</text:p>
          </table:table-cell>
          <table:table-cell office:value-type="float" office:value="0.834090152614">
            <text:p>0.8340901526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0.950403759093">
            <text:p>0.9504037591</text:p>
          </table:table-cell>
          <table:table-cell office:value-type="float" office:value="0.866369483593">
            <text:p>0.8663694836</text:p>
          </table:table-cell>
          <table:table-cell office:value-type="float" office:value="0.863622384566">
            <text:p>0.8636223846</text:p>
          </table:table-cell>
          <table:table-cell office:value-type="float" office:value="0.857491873221">
            <text:p>0.8574918732</text:p>
          </table:table-cell>
          <table:table-cell office:value-type="float" office:value="0.837625607393">
            <text:p>0.8376256074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0.952107457124">
            <text:p>0.9521074571</text:p>
          </table:table-cell>
          <table:table-cell office:value-type="float" office:value="0.866606548264">
            <text:p>0.8666065483</text:p>
          </table:table-cell>
          <table:table-cell office:value-type="float" office:value="0.863694580782">
            <text:p>0.8636945808</text:p>
          </table:table-cell>
          <table:table-cell office:value-type="float" office:value="0.858348619034">
            <text:p>0.858348619</text:p>
          </table:table-cell>
          <table:table-cell office:value-type="float" office:value="0.839330123259">
            <text:p>0.8393301233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0.945225725829">
            <text:p>0.9452257258</text:p>
          </table:table-cell>
          <table:table-cell office:value-type="float" office:value="0.860921117835">
            <text:p>0.8609211178</text:p>
          </table:table-cell>
          <table:table-cell office:value-type="float" office:value="0.857891800441">
            <text:p>0.8578918004</text:p>
          </table:table-cell>
          <table:table-cell office:value-type="float" office:value="0.851392262526">
            <text:p>0.8513922625</text:p>
          </table:table-cell>
          <table:table-cell office:value-type="float" office:value="0.831199332272">
            <text:p>0.8311993323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0.951013408433">
            <text:p>0.9510134084</text:p>
          </table:table-cell>
          <table:table-cell office:value-type="float" office:value="0.864001976607">
            <text:p>0.8640019766</text:p>
          </table:table-cell>
          <table:table-cell office:value-type="float" office:value="0.860724222981">
            <text:p>0.860724223</text:p>
          </table:table-cell>
          <table:table-cell office:value-type="float" office:value="0.855736602628">
            <text:p>0.8557366026</text:p>
          </table:table-cell>
          <table:table-cell office:value-type="float" office:value="0.836023909615">
            <text:p>0.8360239096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952276976996">
            <text:p>0.952276977</text:p>
          </table:table-cell>
          <table:table-cell office:value-type="float" office:value="0.864315629744">
            <text:p>0.8643156297</text:p>
          </table:table-cell>
          <table:table-cell office:value-type="float" office:value="0.861049293876">
            <text:p>0.8610492939</text:p>
          </table:table-cell>
          <table:table-cell office:value-type="float" office:value="0.856524784149">
            <text:p>0.8565247841</text:p>
          </table:table-cell>
          <table:table-cell office:value-type="float" office:value="0.836722232008">
            <text:p>0.836722232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0.947149916281">
            <text:p>0.9471499163</text:p>
          </table:table-cell>
          <table:table-cell office:value-type="float" office:value="0.859419700768">
            <text:p>0.8594197008</text:p>
          </table:table-cell>
          <table:table-cell office:value-type="float" office:value="0.856177814074">
            <text:p>0.8561778141</text:p>
          </table:table-cell>
          <table:table-cell office:value-type="float" office:value="0.849533261934">
            <text:p>0.8495332619</text:p>
          </table:table-cell>
          <table:table-cell office:value-type="float" office:value="0.835106057699">
            <text:p>0.8351060577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0.951049451686">
            <text:p>0.9510494517</text:p>
          </table:table-cell>
          <table:table-cell office:value-type="float" office:value="0.879807271665">
            <text:p>0.8798072717</text:p>
          </table:table-cell>
          <table:table-cell office:value-type="float" office:value="0.875634468154">
            <text:p>0.8756344682</text:p>
          </table:table-cell>
          <table:table-cell office:value-type="float" office:value="0.865568194079">
            <text:p>0.8655681941</text:p>
          </table:table-cell>
          <table:table-cell office:value-type="float" office:value="0.839989008977">
            <text:p>0.839989009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953179733358">
            <text:p>0.9531797334</text:p>
          </table:table-cell>
          <table:table-cell office:value-type="float" office:value="0.881327106915">
            <text:p>0.8813271069</text:p>
          </table:table-cell>
          <table:table-cell office:value-type="float" office:value="0.877854169027">
            <text:p>0.877854169</text:p>
          </table:table-cell>
          <table:table-cell office:value-type="float" office:value="0.868897242123">
            <text:p>0.8688972421</text:p>
          </table:table-cell>
          <table:table-cell office:value-type="float" office:value="0.851215606142">
            <text:p>0.8512156061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0.945886175833">
            <text:p>0.9458861758</text:p>
          </table:table-cell>
          <table:table-cell office:value-type="float" office:value="0.870638064736">
            <text:p>0.8706380647</text:p>
          </table:table-cell>
          <table:table-cell office:value-type="float" office:value="0.866927880028">
            <text:p>0.86692788</text:p>
          </table:table-cell>
          <table:table-cell office:value-type="float" office:value="0.858596477414">
            <text:p>0.8585964774</text:p>
          </table:table-cell>
          <table:table-cell office:value-type="float" office:value="0.840639113556">
            <text:p>0.840639113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952531023311">
            <text:p>0.9525310233</text:p>
          </table:table-cell>
          <table:table-cell office:value-type="float" office:value="0.872128934007">
            <text:p>0.872128934</text:p>
          </table:table-cell>
          <table:table-cell office:value-type="float" office:value="0.87008853864">
            <text:p>0.8700885386</text:p>
          </table:table-cell>
          <table:table-cell office:value-type="float" office:value="0.863213078012">
            <text:p>0.863213078</text:p>
          </table:table-cell>
          <table:table-cell office:value-type="float" office:value="0.844671961205">
            <text:p>0.8446719612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0.95324384474">
            <text:p>0.9532438447</text:p>
          </table:table-cell>
          <table:table-cell office:value-type="float" office:value="0.872887772392">
            <text:p>0.8728877724</text:p>
          </table:table-cell>
          <table:table-cell office:value-type="float" office:value="0.870698393498">
            <text:p>0.8706983935</text:p>
          </table:table-cell>
          <table:table-cell office:value-type="float" office:value="0.86378577539">
            <text:p>0.8637857754</text:p>
          </table:table-cell>
          <table:table-cell office:value-type="float" office:value="0.846363669015">
            <text:p>0.846363669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0.948015250462">
            <text:p>0.9480152505</text:p>
          </table:table-cell>
          <table:table-cell office:value-type="float" office:value="0.865444727905">
            <text:p>0.8654447279</text:p>
          </table:table-cell>
          <table:table-cell office:value-type="float" office:value="0.862725554491">
            <text:p>0.8627255545</text:p>
          </table:table-cell>
          <table:table-cell office:value-type="float" office:value="0.8553571237">
            <text:p>0.8553571237</text:p>
          </table:table-cell>
          <table:table-cell office:value-type="float" office:value="0.843124690982">
            <text:p>0.843124691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0.950703876093">
            <text:p>0.9507038761</text:p>
          </table:table-cell>
          <table:table-cell office:value-type="float" office:value="0.870172638453">
            <text:p>0.8701726385</text:p>
          </table:table-cell>
          <table:table-cell office:value-type="float" office:value="0.866968847292">
            <text:p>0.8669688473</text:p>
          </table:table-cell>
          <table:table-cell office:value-type="float" office:value="0.860119764039">
            <text:p>0.860119764</text:p>
          </table:table-cell>
          <table:table-cell office:value-type="float" office:value="0.843493664537">
            <text:p>0.8434936645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0.953783332018">
            <text:p>0.953783332</text:p>
          </table:table-cell>
          <table:table-cell office:value-type="float" office:value="0.871343524132">
            <text:p>0.8713435241</text:p>
          </table:table-cell>
          <table:table-cell office:value-type="float" office:value="0.868616675731">
            <text:p>0.8686166757</text:p>
          </table:table-cell>
          <table:table-cell office:value-type="float" office:value="0.861715269626">
            <text:p>0.8617152696</text:p>
          </table:table-cell>
          <table:table-cell office:value-type="float" office:value="0.845546240251">
            <text:p>0.8455462403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946469267646">
            <text:p>0.9464692676</text:p>
          </table:table-cell>
          <table:table-cell office:value-type="float" office:value="0.86537422314">
            <text:p>0.8653742231</text:p>
          </table:table-cell>
          <table:table-cell office:value-type="float" office:value="0.862407546883">
            <text:p>0.8624075469</text:p>
          </table:table-cell>
          <table:table-cell office:value-type="float" office:value="0.854259343794">
            <text:p>0.8542593438</text:p>
          </table:table-cell>
          <table:table-cell office:value-type="float" office:value="0.841880876071">
            <text:p>0.8418808761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0.954789809233">
            <text:p>0.9547898092</text:p>
          </table:table-cell>
          <table:table-cell office:value-type="float" office:value="0.867509172982">
            <text:p>0.867509173</text:p>
          </table:table-cell>
          <table:table-cell office:value-type="float" office:value="0.864791480595">
            <text:p>0.8647914806</text:p>
          </table:table-cell>
          <table:table-cell office:value-type="float" office:value="0.858455318496">
            <text:p>0.8584553185</text:p>
          </table:table-cell>
          <table:table-cell office:value-type="float" office:value="0.84011313374">
            <text:p>0.8401131337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0.953346494742">
            <text:p>0.9533464947</text:p>
          </table:table-cell>
          <table:table-cell office:value-type="float" office:value="0.870501074046">
            <text:p>0.870501074</text:p>
          </table:table-cell>
          <table:table-cell office:value-type="float" office:value="0.866817396788">
            <text:p>0.8668173968</text:p>
          </table:table-cell>
          <table:table-cell office:value-type="float" office:value="0.859756279747">
            <text:p>0.8597562797</text:p>
          </table:table-cell>
          <table:table-cell office:value-type="float" office:value="0.84850999278">
            <text:p>0.8485099928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948480495427">
            <text:p>0.9484804954</text:p>
          </table:table-cell>
          <table:table-cell office:value-type="float" office:value="0.863701421534">
            <text:p>0.8637014215</text:p>
          </table:table-cell>
          <table:table-cell office:value-type="float" office:value="0.860114932172">
            <text:p>0.8601149322</text:p>
          </table:table-cell>
          <table:table-cell office:value-type="float" office:value="0.85405048607">
            <text:p>0.8540504861</text:p>
          </table:table-cell>
          <table:table-cell office:value-type="float" office:value="0.837612331995">
            <text:p>0.837612332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0.95027638099">
            <text:p>0.950276381</text:p>
          </table:table-cell>
          <table:table-cell office:value-type="float" office:value="0.884852276981">
            <text:p>0.884852277</text:p>
          </table:table-cell>
          <table:table-cell office:value-type="float" office:value="0.880782952549">
            <text:p>0.8807829525</text:p>
          </table:table-cell>
          <table:table-cell office:value-type="float" office:value="0.870339453696">
            <text:p>0.8703394537</text:p>
          </table:table-cell>
          <table:table-cell office:value-type="float" office:value="0.845653516679">
            <text:p>0.8456535167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95499318855">
            <text:p>0.9549931886</text:p>
          </table:table-cell>
          <table:table-cell office:value-type="float" office:value="0.88863452301">
            <text:p>0.888634523</text:p>
          </table:table-cell>
          <table:table-cell office:value-type="float" office:value="0.885291066099">
            <text:p>0.8852910661</text:p>
          </table:table-cell>
          <table:table-cell office:value-type="float" office:value="0.877270791753">
            <text:p>0.8772707918</text:p>
          </table:table-cell>
          <table:table-cell office:value-type="float" office:value="0.854049629535">
            <text:p>0.8540496295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0.945444645946">
            <text:p>0.9454446459</text:p>
          </table:table-cell>
          <table:table-cell office:value-type="float" office:value="0.873644897404">
            <text:p>0.8736448974</text:p>
          </table:table-cell>
          <table:table-cell office:value-type="float" office:value="0.87050738616">
            <text:p>0.8705073862</text:p>
          </table:table-cell>
          <table:table-cell office:value-type="float" office:value="0.863854786041">
            <text:p>0.863854786</text:p>
          </table:table-cell>
          <table:table-cell office:value-type="float" office:value="0.846404449899">
            <text:p>0.8464044499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0.953280414533">
            <text:p>0.9532804145</text:p>
          </table:table-cell>
          <table:table-cell office:value-type="float" office:value="0.877510857117">
            <text:p>0.8775108571</text:p>
          </table:table-cell>
          <table:table-cell office:value-type="float" office:value="0.87584487446">
            <text:p>0.8758448745</text:p>
          </table:table-cell>
          <table:table-cell office:value-type="float" office:value="0.871063314959">
            <text:p>0.871063315</text:p>
          </table:table-cell>
          <table:table-cell office:value-type="float" office:value="0.855315270213">
            <text:p>0.8553152702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0.95394179789">
            <text:p>0.9539417979</text:p>
          </table:table-cell>
          <table:table-cell office:value-type="float" office:value="0.881192196468">
            <text:p>0.8811921965</text:p>
          </table:table-cell>
          <table:table-cell office:value-type="float" office:value="0.878272456307">
            <text:p>0.8782724563</text:p>
          </table:table-cell>
          <table:table-cell office:value-type="float" office:value="0.87254125472">
            <text:p>0.8725412547</text:p>
          </table:table-cell>
          <table:table-cell office:value-type="float" office:value="0.854698693842">
            <text:p>0.8546986938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0.948601309132">
            <text:p>0.9486013091</text:p>
          </table:table-cell>
          <table:table-cell office:value-type="float" office:value="0.874582053654">
            <text:p>0.8745820537</text:p>
          </table:table-cell>
          <table:table-cell office:value-type="float" office:value="0.872854378701">
            <text:p>0.8728543787</text:p>
          </table:table-cell>
          <table:table-cell office:value-type="float" office:value="0.865967558382">
            <text:p>0.8659675584</text:p>
          </table:table-cell>
          <table:table-cell office:value-type="float" office:value="0.852384720763">
            <text:p>0.8523847208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95229644158">
            <text:p>0.9522964416</text:p>
          </table:table-cell>
          <table:table-cell office:value-type="float" office:value="0.878807201035">
            <text:p>0.878807201</text:p>
          </table:table-cell>
          <table:table-cell office:value-type="float" office:value="0.877022413186">
            <text:p>0.8770224132</text:p>
          </table:table-cell>
          <table:table-cell office:value-type="float" office:value="0.870723300528">
            <text:p>0.8707233005</text:p>
          </table:table-cell>
          <table:table-cell office:value-type="float" office:value="0.85423272297">
            <text:p>0.854232723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0.95529291956">
            <text:p>0.9552929196</text:p>
          </table:table-cell>
          <table:table-cell office:value-type="float" office:value="0.881479168612">
            <text:p>0.8814791686</text:p>
          </table:table-cell>
          <table:table-cell office:value-type="float" office:value="0.878177702349">
            <text:p>0.8781777023</text:p>
          </table:table-cell>
          <table:table-cell office:value-type="float" office:value="0.871193439583">
            <text:p>0.8711934396</text:p>
          </table:table-cell>
          <table:table-cell office:value-type="float" office:value="0.861387001106">
            <text:p>0.8613870011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0.947494428508">
            <text:p>0.9474944285</text:p>
          </table:table-cell>
          <table:table-cell office:value-type="float" office:value="0.872707574279">
            <text:p>0.8727075743</text:p>
          </table:table-cell>
          <table:table-cell office:value-type="float" office:value="0.869720899384">
            <text:p>0.8697208994</text:p>
          </table:table-cell>
          <table:table-cell office:value-type="float" office:value="0.86200568407">
            <text:p>0.8620056841</text:p>
          </table:table-cell>
          <table:table-cell office:value-type="float" office:value="0.846419797199">
            <text:p>0.8464197972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953044803374">
            <text:p>0.9530448034</text:p>
          </table:table-cell>
          <table:table-cell office:value-type="float" office:value="0.877607911676">
            <text:p>0.8776079117</text:p>
          </table:table-cell>
          <table:table-cell office:value-type="float" office:value="0.874913520273">
            <text:p>0.8749135203</text:p>
          </table:table-cell>
          <table:table-cell office:value-type="float" office:value="0.869773252446">
            <text:p>0.8697732524</text:p>
          </table:table-cell>
          <table:table-cell office:value-type="float" office:value="0.854305255178">
            <text:p>0.8543052552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0.955877237965">
            <text:p>0.955877238</text:p>
          </table:table-cell>
          <table:table-cell office:value-type="float" office:value="0.881272047998">
            <text:p>0.881272048</text:p>
          </table:table-cell>
          <table:table-cell office:value-type="float" office:value="0.87907365652">
            <text:p>0.8790736565</text:p>
          </table:table-cell>
          <table:table-cell office:value-type="float" office:value="0.873144734413">
            <text:p>0.8731447344</text:p>
          </table:table-cell>
          <table:table-cell office:value-type="float" office:value="0.863790511428">
            <text:p>0.8637905114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948864072635">
            <text:p>0.9488640726</text:p>
          </table:table-cell>
          <table:table-cell office:value-type="float" office:value="0.87481395127">
            <text:p>0.8748139513</text:p>
          </table:table-cell>
          <table:table-cell office:value-type="float" office:value="0.872520524085">
            <text:p>0.8725205241</text:p>
          </table:table-cell>
          <table:table-cell office:value-type="float" office:value="0.868013790452">
            <text:p>0.8680137905</text:p>
          </table:table-cell>
          <table:table-cell office:value-type="float" office:value="0.854653875865">
            <text:p>0.8546538759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0.956297791272">
            <text:p>0.9562977913</text:p>
          </table:table-cell>
          <table:table-cell office:value-type="float" office:value="0.895788583839">
            <text:p>0.8957885838</text:p>
          </table:table-cell>
          <table:table-cell office:value-type="float" office:value="0.892642146689">
            <text:p>0.8926421467</text:p>
          </table:table-cell>
          <table:table-cell office:value-type="float" office:value="0.884650107731">
            <text:p>0.8846501077</text:p>
          </table:table-cell>
          <table:table-cell office:value-type="float" office:value="0.872338249459">
            <text:p>0.8723382495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0.956233609751">
            <text:p>0.9562336098</text:p>
          </table:table-cell>
          <table:table-cell office:value-type="float" office:value="0.896349579627">
            <text:p>0.8963495796</text:p>
          </table:table-cell>
          <table:table-cell office:value-type="float" office:value="0.895058086973">
            <text:p>0.895058087</text:p>
          </table:table-cell>
          <table:table-cell office:value-type="float" office:value="0.890863675952">
            <text:p>0.890863676</text:p>
          </table:table-cell>
          <table:table-cell office:value-type="float" office:value="0.87813057456">
            <text:p>0.8781305746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0.949072631433">
            <text:p>0.9490726314</text:p>
          </table:table-cell>
          <table:table-cell office:value-type="float" office:value="0.886525867868">
            <text:p>0.8865258679</text:p>
          </table:table-cell>
          <table:table-cell office:value-type="float" office:value="0.885607521416">
            <text:p>0.8856075214</text:p>
          </table:table-cell>
          <table:table-cell office:value-type="float" office:value="0.87907972746">
            <text:p>0.8790797275</text:p>
          </table:table-cell>
          <table:table-cell office:value-type="float" office:value="0.870812931265">
            <text:p>0.8708129313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0.952620166485">
            <text:p>0.9526201665</text:p>
          </table:table-cell>
          <table:table-cell office:value-type="float" office:value="0.890004247166">
            <text:p>0.8900042472</text:p>
          </table:table-cell>
          <table:table-cell office:value-type="float" office:value="0.88898480154">
            <text:p>0.8889848015</text:p>
          </table:table-cell>
          <table:table-cell office:value-type="float" office:value="0.88479699837">
            <text:p>0.8847969984</text:p>
          </table:table-cell>
          <table:table-cell office:value-type="float" office:value="0.87238608222">
            <text:p>0.8723860822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954761947858">
            <text:p>0.9547619479</text:p>
          </table:table-cell>
          <table:table-cell office:value-type="float" office:value="0.894145355004">
            <text:p>0.894145355</text:p>
          </table:table-cell>
          <table:table-cell office:value-type="float" office:value="0.892441729457">
            <text:p>0.8924417295</text:p>
          </table:table-cell>
          <table:table-cell office:value-type="float" office:value="0.889269791204">
            <text:p>0.8892697912</text:p>
          </table:table-cell>
          <table:table-cell office:value-type="float" office:value="0.881381025936">
            <text:p>0.8813810259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0.947578929604">
            <text:p>0.9475789296</text:p>
          </table:table-cell>
          <table:table-cell office:value-type="float" office:value="0.886049937907">
            <text:p>0.8860499379</text:p>
          </table:table-cell>
          <table:table-cell office:value-type="float" office:value="0.884918057692">
            <text:p>0.8849180577</text:p>
          </table:table-cell>
          <table:table-cell office:value-type="float" office:value="0.882360270961">
            <text:p>0.882360271</text:p>
          </table:table-cell>
          <table:table-cell office:value-type="float" office:value="0.870660636265">
            <text:p>0.8706606363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0.951898067569">
            <text:p>0.9518980676</text:p>
          </table:table-cell>
          <table:table-cell office:value-type="float" office:value="0.889950688435">
            <text:p>0.8899506884</text:p>
          </table:table-cell>
          <table:table-cell office:value-type="float" office:value="0.888881544555">
            <text:p>0.8888815446</text:p>
          </table:table-cell>
          <table:table-cell office:value-type="float" office:value="0.888175813035">
            <text:p>0.888175813</text:p>
          </table:table-cell>
          <table:table-cell office:value-type="float" office:value="0.874943234125">
            <text:p>0.8749432341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0.954500029196">
            <text:p>0.9545000292</text:p>
          </table:table-cell>
          <table:table-cell office:value-type="float" office:value="0.893746871781">
            <text:p>0.8937468718</text:p>
          </table:table-cell>
          <table:table-cell office:value-type="float" office:value="0.893329926957">
            <text:p>0.893329927</text:p>
          </table:table-cell>
          <table:table-cell office:value-type="float" office:value="0.889479646794">
            <text:p>0.8894796468</text:p>
          </table:table-cell>
          <table:table-cell office:value-type="float" office:value="0.87960448037">
            <text:p>0.8796044804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0.945905385495">
            <text:p>0.9459053855</text:p>
          </table:table-cell>
          <table:table-cell office:value-type="float" office:value="0.88479870827">
            <text:p>0.8847987083</text:p>
          </table:table-cell>
          <table:table-cell office:value-type="float" office:value="0.884507017881">
            <text:p>0.8845070179</text:p>
          </table:table-cell>
          <table:table-cell office:value-type="float" office:value="0.881881962495">
            <text:p>0.8818819625</text:p>
          </table:table-cell>
          <table:table-cell office:value-type="float" office:value="0.873656525199">
            <text:p>0.8736565252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952647740403">
            <text:p>0.9526477404</text:p>
          </table:table-cell>
          <table:table-cell office:value-type="float" office:value="0.890826268429">
            <text:p>0.8908262684</text:p>
          </table:table-cell>
          <table:table-cell office:value-type="float" office:value="0.88985572153">
            <text:p>0.8898557215</text:p>
          </table:table-cell>
          <table:table-cell office:value-type="float" office:value="0.887758329708">
            <text:p>0.8877583297</text:p>
          </table:table-cell>
          <table:table-cell office:value-type="float" office:value="0.877300547797">
            <text:p>0.8773005478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0.956868739074">
            <text:p>0.9568687391</text:p>
          </table:table-cell>
          <table:table-cell office:value-type="float" office:value="0.895016533099">
            <text:p>0.8950165331</text:p>
          </table:table-cell>
          <table:table-cell office:value-type="float" office:value="0.894306441137">
            <text:p>0.8943064411</text:p>
          </table:table-cell>
          <table:table-cell office:value-type="float" office:value="0.891013467042">
            <text:p>0.891013467</text:p>
          </table:table-cell>
          <table:table-cell office:value-type="float" office:value="0.886100025429">
            <text:p>0.8861000254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0.948693673597">
            <text:p>0.9486936736</text:p>
          </table:table-cell>
          <table:table-cell office:value-type="float" office:value="0.887448187214">
            <text:p>0.8874481872</text:p>
          </table:table-cell>
          <table:table-cell office:value-type="float" office:value="0.885711733232">
            <text:p>0.8857117332</text:p>
          </table:table-cell>
          <table:table-cell office:value-type="float" office:value="0.881179316687">
            <text:p>0.8811793167</text:p>
          </table:table-cell>
          <table:table-cell office:value-type="float" office:value="0.87353966538">
            <text:p>0.8735396654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954345626816">
            <text:p>0.9543456268</text:p>
          </table:table-cell>
          <table:table-cell office:value-type="float" office:value="0.902896011803">
            <text:p>0.9028960118</text:p>
          </table:table-cell>
          <table:table-cell office:value-type="float" office:value="0.901486811211">
            <text:p>0.9014868112</text:p>
          </table:table-cell>
          <table:table-cell office:value-type="float" office:value="0.896194810786">
            <text:p>0.8961948108</text:p>
          </table:table-cell>
          <table:table-cell office:value-type="float" office:value="0.881703749785">
            <text:p>0.8817037498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0.956383925246">
            <text:p>0.9563839252</text:p>
          </table:table-cell>
          <table:table-cell office:value-type="float" office:value="0.90522657063">
            <text:p>0.9052265706</text:p>
          </table:table-cell>
          <table:table-cell office:value-type="float" office:value="0.904245992379">
            <text:p>0.9042459924</text:p>
          </table:table-cell>
          <table:table-cell office:value-type="float" office:value="0.900596289841">
            <text:p>0.9005962898</text:p>
          </table:table-cell>
          <table:table-cell office:value-type="float" office:value="0.891173303567">
            <text:p>0.8911733036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946033053992">
            <text:p>0.946033054</text:p>
          </table:table-cell>
          <table:table-cell office:value-type="float" office:value="0.893393298588">
            <text:p>0.8933932986</text:p>
          </table:table-cell>
          <table:table-cell office:value-type="float" office:value="0.891903913748">
            <text:p>0.8919039137</text:p>
          </table:table-cell>
          <table:table-cell office:value-type="float" office:value="0.888772994868">
            <text:p>0.8887729949</text:p>
          </table:table-cell>
          <table:table-cell office:value-type="float" office:value="0.881307891197">
            <text:p>0.8813078912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0.955537251244">
            <text:p>0.9555372512</text:p>
          </table:table-cell>
          <table:table-cell office:value-type="float" office:value="0.898587089902">
            <text:p>0.8985870899</text:p>
          </table:table-cell>
          <table:table-cell office:value-type="float" office:value="0.898510493379">
            <text:p>0.8985104934</text:p>
          </table:table-cell>
          <table:table-cell office:value-type="float" office:value="0.895360060287">
            <text:p>0.8953600603</text:p>
          </table:table-cell>
          <table:table-cell office:value-type="float" office:value="0.887284326678">
            <text:p>0.8872843267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0.956027064756">
            <text:p>0.9560270648</text:p>
          </table:table-cell>
          <table:table-cell office:value-type="float" office:value="0.901994230376">
            <text:p>0.9019942304</text:p>
          </table:table-cell>
          <table:table-cell office:value-type="float" office:value="0.900202447701">
            <text:p>0.9002024477</text:p>
          </table:table-cell>
          <table:table-cell office:value-type="float" office:value="0.897983978843">
            <text:p>0.8979839788</text:p>
          </table:table-cell>
          <table:table-cell office:value-type="float" office:value="0.892890553614">
            <text:p>0.8928905536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0.94738604404">
            <text:p>0.947386044</text:p>
          </table:table-cell>
          <table:table-cell office:value-type="float" office:value="0.892586004057">
            <text:p>0.8925860041</text:p>
          </table:table-cell>
          <table:table-cell office:value-type="float" office:value="0.892060737764">
            <text:p>0.8920607378</text:p>
          </table:table-cell>
          <table:table-cell office:value-type="float" office:value="0.88985527616">
            <text:p>0.8898552762</text:p>
          </table:table-cell>
          <table:table-cell office:value-type="float" office:value="0.882476217057">
            <text:p>0.8824762171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0.951839486827">
            <text:p>0.9518394868</text:p>
          </table:table-cell>
          <table:table-cell office:value-type="float" office:value="0.897804776335">
            <text:p>0.8978047763</text:p>
          </table:table-cell>
          <table:table-cell office:value-type="float" office:value="0.89733671037">
            <text:p>0.8973367104</text:p>
          </table:table-cell>
          <table:table-cell office:value-type="float" office:value="0.894395951129">
            <text:p>0.8943959511</text:p>
          </table:table-cell>
          <table:table-cell office:value-type="float" office:value="0.886386227402">
            <text:p>0.8863862274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954901872615">
            <text:p>0.9549018726</text:p>
          </table:table-cell>
          <table:table-cell office:value-type="float" office:value="0.900645506914">
            <text:p>0.9006455069</text:p>
          </table:table-cell>
          <table:table-cell office:value-type="float" office:value="0.901132044979">
            <text:p>0.901132045</text:p>
          </table:table-cell>
          <table:table-cell office:value-type="float" office:value="0.898267764637">
            <text:p>0.8982677646</text:p>
          </table:table-cell>
          <table:table-cell office:value-type="float" office:value="0.890950209607">
            <text:p>0.8909502096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0.946838319576">
            <text:p>0.9468383196</text:p>
          </table:table-cell>
          <table:table-cell office:value-type="float" office:value="0.891775858512">
            <text:p>0.8917758585</text:p>
          </table:table-cell>
          <table:table-cell office:value-type="float" office:value="0.892215107429">
            <text:p>0.8922151074</text:p>
          </table:table-cell>
          <table:table-cell office:value-type="float" office:value="0.890001910736">
            <text:p>0.8900019107</text:p>
          </table:table-cell>
          <table:table-cell office:value-type="float" office:value="0.88527370285">
            <text:p>0.8852737029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0.952414381069">
            <text:p>0.9524143811</text:p>
          </table:table-cell>
          <table:table-cell office:value-type="float" office:value="0.896606980717">
            <text:p>0.8966069807</text:p>
          </table:table-cell>
          <table:table-cell office:value-type="float" office:value="0.897094100302">
            <text:p>0.8970941003</text:p>
          </table:table-cell>
          <table:table-cell office:value-type="float" office:value="0.895531815106">
            <text:p>0.8955318151</text:p>
          </table:table-cell>
          <table:table-cell office:value-type="float" office:value="0.888997663856">
            <text:p>0.8889976639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955160794172">
            <text:p>0.9551607942</text:p>
          </table:table-cell>
          <table:table-cell office:value-type="float" office:value="0.901116545538">
            <text:p>0.9011165455</text:p>
          </table:table-cell>
          <table:table-cell office:value-type="float" office:value="0.902131503281">
            <text:p>0.9021315033</text:p>
          </table:table-cell>
          <table:table-cell office:value-type="float" office:value="0.899851327283">
            <text:p>0.8998513273</text:p>
          </table:table-cell>
          <table:table-cell office:value-type="float" office:value="0.897475780017">
            <text:p>0.89747578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0.948204758102">
            <text:p>0.9482047581</text:p>
          </table:table-cell>
          <table:table-cell office:value-type="float" office:value="0.895635833303">
            <text:p>0.8956358333</text:p>
          </table:table-cell>
          <table:table-cell office:value-type="float" office:value="0.895855850018">
            <text:p>0.89585585</text:p>
          </table:table-cell>
          <table:table-cell office:value-type="float" office:value="0.892731365005">
            <text:p>0.892731365</text:p>
          </table:table-cell>
          <table:table-cell office:value-type="float" office:value="0.888299070556">
            <text:p>0.8882990706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952700805558">
            <text:p>0.9527008056</text:p>
          </table:table-cell>
          <table:table-cell office:value-type="float" office:value="0.907949607987">
            <text:p>0.907949608</text:p>
          </table:table-cell>
          <table:table-cell office:value-type="float" office:value="0.906526139733">
            <text:p>0.9065261397</text:p>
          </table:table-cell>
          <table:table-cell office:value-type="float" office:value="0.902733305214">
            <text:p>0.9027333052</text:p>
          </table:table-cell>
          <table:table-cell office:value-type="float" office:value="0.894091667144">
            <text:p>0.8940916671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0.95571741259">
            <text:p>0.9557174126</text:p>
          </table:table-cell>
          <table:table-cell office:value-type="float" office:value="0.912554913097">
            <text:p>0.9125549131</text:p>
          </table:table-cell>
          <table:table-cell office:value-type="float" office:value="0.912199014143">
            <text:p>0.9121990141</text:p>
          </table:table-cell>
          <table:table-cell office:value-type="float" office:value="0.908066679404">
            <text:p>0.9080666794</text:p>
          </table:table-cell>
          <table:table-cell office:value-type="float" office:value="0.905680304964">
            <text:p>0.905680305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0.947721539764">
            <text:p>0.9477215398</text:p>
          </table:table-cell>
          <table:table-cell office:value-type="float" office:value="0.901752487902">
            <text:p>0.9017524879</text:p>
          </table:table-cell>
          <table:table-cell office:value-type="float" office:value="0.901638170618">
            <text:p>0.9016381706</text:p>
          </table:table-cell>
          <table:table-cell office:value-type="float" office:value="0.898810906829">
            <text:p>0.8988109068</text:p>
          </table:table-cell>
          <table:table-cell office:value-type="float" office:value="0.894663311748">
            <text:p>0.8946633117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0.95299132176">
            <text:p>0.9529913218</text:p>
          </table:table-cell>
          <table:table-cell office:value-type="float" office:value="0.904292505245">
            <text:p>0.9042925052</text:p>
          </table:table-cell>
          <table:table-cell office:value-type="float" office:value="0.904508823412">
            <text:p>0.9045088234</text:p>
          </table:table-cell>
          <table:table-cell office:value-type="float" office:value="0.902142734304">
            <text:p>0.9021427343</text:p>
          </table:table-cell>
          <table:table-cell office:value-type="float" office:value="0.896470025927">
            <text:p>0.8964700259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0.955974722495">
            <text:p>0.9559747225</text:p>
          </table:table-cell>
          <table:table-cell office:value-type="float" office:value="0.908167917496">
            <text:p>0.9081679175</text:p>
          </table:table-cell>
          <table:table-cell office:value-type="float" office:value="0.908377675632">
            <text:p>0.9083776756</text:p>
          </table:table-cell>
          <table:table-cell office:value-type="float" office:value="0.905963394296">
            <text:p>0.9059633943</text:p>
          </table:table-cell>
          <table:table-cell office:value-type="float" office:value="0.902248482809">
            <text:p>0.9022484828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946906498193">
            <text:p>0.9469064982</text:p>
          </table:table-cell>
          <table:table-cell office:value-type="float" office:value="0.897845773992">
            <text:p>0.897845774</text:p>
          </table:table-cell>
          <table:table-cell office:value-type="float" office:value="0.898016439502">
            <text:p>0.8980164395</text:p>
          </table:table-cell>
          <table:table-cell office:value-type="float" office:value="0.896419455978">
            <text:p>0.896419456</text:p>
          </table:table-cell>
          <table:table-cell office:value-type="float" office:value="0.893150742937">
            <text:p>0.8931507429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0.955300764464">
            <text:p>0.9553007645</text:p>
          </table:table-cell>
          <table:table-cell office:value-type="float" office:value="0.902161579478">
            <text:p>0.9021615795</text:p>
          </table:table-cell>
          <table:table-cell office:value-type="float" office:value="0.90379427981">
            <text:p>0.9037942798</text:p>
          </table:table-cell>
          <table:table-cell office:value-type="float" office:value="0.900919176421">
            <text:p>0.9009191764</text:p>
          </table:table-cell>
          <table:table-cell office:value-type="float" office:value="0.897785407052">
            <text:p>0.8977854071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0.956579013465">
            <text:p>0.9565790135</text:p>
          </table:table-cell>
          <table:table-cell office:value-type="float" office:value="0.905499882986">
            <text:p>0.905499883</text:p>
          </table:table-cell>
          <table:table-cell office:value-type="float" office:value="0.906703674569">
            <text:p>0.9067036746</text:p>
          </table:table-cell>
          <table:table-cell office:value-type="float" office:value="0.904310602565">
            <text:p>0.9043106026</text:p>
          </table:table-cell>
          <table:table-cell office:value-type="float" office:value="0.901616018273">
            <text:p>0.9016160183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947159751779">
            <text:p>0.9471597518</text:p>
          </table:table-cell>
          <table:table-cell office:value-type="float" office:value="0.895646144423">
            <text:p>0.8956461444</text:p>
          </table:table-cell>
          <table:table-cell office:value-type="float" office:value="0.896760732819">
            <text:p>0.8967607328</text:p>
          </table:table-cell>
          <table:table-cell office:value-type="float" office:value="0.894485696352">
            <text:p>0.8944856964</text:p>
          </table:table-cell>
          <table:table-cell office:value-type="float" office:value="0.891290935023">
            <text:p>0.891290935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0.953331550457">
            <text:p>0.9533315505</text:p>
          </table:table-cell>
          <table:table-cell office:value-type="float" office:value="0.903116590823">
            <text:p>0.9031165908</text:p>
          </table:table-cell>
          <table:table-cell office:value-type="float" office:value="0.903654988403">
            <text:p>0.9036549884</text:p>
          </table:table-cell>
          <table:table-cell office:value-type="float" office:value="0.901517476442">
            <text:p>0.9015174764</text:p>
          </table:table-cell>
          <table:table-cell office:value-type="float" office:value="0.899847551188">
            <text:p>0.8998475512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956192190596">
            <text:p>0.9561921906</text:p>
          </table:table-cell>
          <table:table-cell office:value-type="float" office:value="0.907457428459">
            <text:p>0.9074574285</text:p>
          </table:table-cell>
          <table:table-cell office:value-type="float" office:value="0.907289375613">
            <text:p>0.9072893756</text:p>
          </table:table-cell>
          <table:table-cell office:value-type="float" office:value="0.905499932734">
            <text:p>0.9054999327</text:p>
          </table:table-cell>
          <table:table-cell office:value-type="float" office:value="0.902866762003">
            <text:p>0.902866762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0.947009276873">
            <text:p>0.9470092769</text:p>
          </table:table-cell>
          <table:table-cell office:value-type="float" office:value="0.897786328271">
            <text:p>0.8977863283</text:p>
          </table:table-cell>
          <table:table-cell office:value-type="float" office:value="0.897751186526">
            <text:p>0.8977511865</text:p>
          </table:table-cell>
          <table:table-cell office:value-type="float" office:value="0.895370161396">
            <text:p>0.8953701614</text:p>
          </table:table-cell>
          <table:table-cell office:value-type="float" office:value="0.893101816486">
            <text:p>0.8931018165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0.953006916462">
            <text:p>0.9530069165</text:p>
          </table:table-cell>
          <table:table-cell office:value-type="float" office:value="0.910732908791">
            <text:p>0.9107329088</text:p>
          </table:table-cell>
          <table:table-cell office:value-type="float" office:value="0.910444680438">
            <text:p>0.9104446804</text:p>
          </table:table-cell>
          <table:table-cell office:value-type="float" office:value="0.908413381926">
            <text:p>0.9084133819</text:p>
          </table:table-cell>
          <table:table-cell office:value-type="float" office:value="0.902877111875">
            <text:p>0.9028771119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0.956279632977">
            <text:p>0.956279633</text:p>
          </table:table-cell>
          <table:table-cell office:value-type="float" office:value="0.914068559861">
            <text:p>0.9140685599</text:p>
          </table:table-cell>
          <table:table-cell office:value-type="float" office:value="0.914212317174">
            <text:p>0.9142123172</text:p>
          </table:table-cell>
          <table:table-cell office:value-type="float" office:value="0.911247559383">
            <text:p>0.9112475594</text:p>
          </table:table-cell>
          <table:table-cell office:value-type="float" office:value="0.909120077005">
            <text:p>0.909120077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0.947302752253">
            <text:p>0.9473027523</text:p>
          </table:table-cell>
          <table:table-cell office:value-type="float" office:value="0.90310410136">
            <text:p>0.9031041014</text:p>
          </table:table-cell>
          <table:table-cell office:value-type="float" office:value="0.903163633647">
            <text:p>0.9031636336</text:p>
          </table:table-cell>
          <table:table-cell office:value-type="float" office:value="0.900861765839">
            <text:p>0.9008617658</text:p>
          </table:table-cell>
          <table:table-cell office:value-type="float" office:value="0.897595218963">
            <text:p>0.897595219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952633355681">
            <text:p>0.9526333557</text:p>
          </table:table-cell>
          <table:table-cell office:value-type="float" office:value="0.9063116993">
            <text:p>0.9063116993</text:p>
          </table:table-cell>
          <table:table-cell office:value-type="float" office:value="0.907054605273">
            <text:p>0.9070546053</text:p>
          </table:table-cell>
          <table:table-cell office:value-type="float" office:value="0.904632264818">
            <text:p>0.9046322648</text:p>
          </table:table-cell>
          <table:table-cell office:value-type="float" office:value="0.900664846981">
            <text:p>0.900664847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0.955229114042">
            <text:p>0.955229114</text:p>
          </table:table-cell>
          <table:table-cell office:value-type="float" office:value="0.909412908043">
            <text:p>0.909412908</text:p>
          </table:table-cell>
          <table:table-cell office:value-type="float" office:value="0.910255537708">
            <text:p>0.9102555377</text:p>
          </table:table-cell>
          <table:table-cell office:value-type="float" office:value="0.908288026168">
            <text:p>0.9082880262</text:p>
          </table:table-cell>
          <table:table-cell office:value-type="float" office:value="0.905769932084">
            <text:p>0.9057699321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0.95100456832">
            <text:p>0.9510045683</text:p>
          </table:table-cell>
          <table:table-cell office:value-type="float" office:value="0.897010963524">
            <text:p>0.8970109635</text:p>
          </table:table-cell>
          <table:table-cell office:value-type="float" office:value="0.897907709462">
            <text:p>0.8979077095</text:p>
          </table:table-cell>
          <table:table-cell office:value-type="float" office:value="0.893559412621">
            <text:p>0.8935594126</text:p>
          </table:table-cell>
          <table:table-cell office:value-type="float" office:value="0.890061208009">
            <text:p>0.890061208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953187371539">
            <text:p>0.9531873715</text:p>
          </table:table-cell>
          <table:table-cell office:value-type="float" office:value="0.901490839635">
            <text:p>0.9014908396</text:p>
          </table:table-cell>
          <table:table-cell office:value-type="float" office:value="0.901414924619">
            <text:p>0.9014149246</text:p>
          </table:table-cell>
          <table:table-cell office:value-type="float" office:value="0.900155668108">
            <text:p>0.9001556681</text:p>
          </table:table-cell>
          <table:table-cell office:value-type="float" office:value="0.897576749336">
            <text:p>0.8975767493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0.95535882607">
            <text:p>0.9553588261</text:p>
          </table:table-cell>
          <table:table-cell office:value-type="float" office:value="0.905883682804">
            <text:p>0.9058836828</text:p>
          </table:table-cell>
          <table:table-cell office:value-type="float" office:value="0.905877958201">
            <text:p>0.9058779582</text:p>
          </table:table-cell>
          <table:table-cell office:value-type="float" office:value="0.904048092229">
            <text:p>0.9040480922</text:p>
          </table:table-cell>
          <table:table-cell office:value-type="float" office:value="0.902368263117">
            <text:p>0.9023682631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946799400325">
            <text:p>0.9467994003</text:p>
          </table:table-cell>
          <table:table-cell office:value-type="float" office:value="0.896946717364">
            <text:p>0.8969467174</text:p>
          </table:table-cell>
          <table:table-cell office:value-type="float" office:value="0.897370262579">
            <text:p>0.8973702626</text:p>
          </table:table-cell>
          <table:table-cell office:value-type="float" office:value="0.89618672069">
            <text:p>0.8961867207</text:p>
          </table:table-cell>
          <table:table-cell office:value-type="float" office:value="0.892907268313">
            <text:p>0.8929072683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0.956095211624">
            <text:p>0.9560952116</text:p>
          </table:table-cell>
          <table:table-cell office:value-type="float" office:value="0.90348541632">
            <text:p>0.9034854163</text:p>
          </table:table-cell>
          <table:table-cell office:value-type="float" office:value="0.903670727513">
            <text:p>0.9036707275</text:p>
          </table:table-cell>
          <table:table-cell office:value-type="float" office:value="0.901665317754">
            <text:p>0.9016653178</text:p>
          </table:table-cell>
          <table:table-cell office:value-type="float" office:value="0.900515958449">
            <text:p>0.9005159584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0.957026985301">
            <text:p>0.9570269853</text:p>
          </table:table-cell>
          <table:table-cell office:value-type="float" office:value="0.905643349836">
            <text:p>0.9056433498</text:p>
          </table:table-cell>
          <table:table-cell office:value-type="float" office:value="0.906326966593">
            <text:p>0.9063269666</text:p>
          </table:table-cell>
          <table:table-cell office:value-type="float" office:value="0.904583899717">
            <text:p>0.9045838997</text:p>
          </table:table-cell>
          <table:table-cell office:value-type="float" office:value="0.900995763017">
            <text:p>0.900995763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0.948957508976">
            <text:p>0.948957509</text:p>
          </table:table-cell>
          <table:table-cell office:value-type="float" office:value="0.896905577521">
            <text:p>0.8969055775</text:p>
          </table:table-cell>
          <table:table-cell office:value-type="float" office:value="0.897071352536">
            <text:p>0.8970713525</text:p>
          </table:table-cell>
          <table:table-cell office:value-type="float" office:value="0.894369303437">
            <text:p>0.8943693034</text:p>
          </table:table-cell>
          <table:table-cell office:value-type="float" office:value="0.892426747642">
            <text:p>0.8924267476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0.953765696475">
            <text:p>0.9537656965</text:p>
          </table:table-cell>
          <table:table-cell office:value-type="float" office:value="0.909355645589">
            <text:p>0.9093556456</text:p>
          </table:table-cell>
          <table:table-cell office:value-type="float" office:value="0.908627162685">
            <text:p>0.9086271627</text:p>
          </table:table-cell>
          <table:table-cell office:value-type="float" office:value="0.906340593621">
            <text:p>0.9063405936</text:p>
          </table:table-cell>
          <table:table-cell office:value-type="float" office:value="0.899368270936">
            <text:p>0.8993682709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956735861434">
            <text:p>0.9567358614</text:p>
          </table:table-cell>
          <table:table-cell office:value-type="float" office:value="0.911405222132">
            <text:p>0.9114052221</text:p>
          </table:table-cell>
          <table:table-cell office:value-type="float" office:value="0.910973789185">
            <text:p>0.9109737892</text:p>
          </table:table-cell>
          <table:table-cell office:value-type="float" office:value="0.908400157406">
            <text:p>0.9084001574</text:p>
          </table:table-cell>
          <table:table-cell office:value-type="float" office:value="0.906421813919">
            <text:p>0.9064218139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0.948547258123">
            <text:p>0.9485472581</text:p>
          </table:table-cell>
          <table:table-cell office:value-type="float" office:value="0.89873943809">
            <text:p>0.8987394381</text:p>
          </table:table-cell>
          <table:table-cell office:value-type="float" office:value="0.898722754236">
            <text:p>0.8987227542</text:p>
          </table:table-cell>
          <table:table-cell office:value-type="float" office:value="0.895965623541">
            <text:p>0.8959656235</text:p>
          </table:table-cell>
          <table:table-cell office:value-type="float" office:value="0.891057984498">
            <text:p>0.8910579845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0.953219137527">
            <text:p>0.9532191375</text:p>
          </table:table-cell>
          <table:table-cell office:value-type="float" office:value="0.902728684683">
            <text:p>0.9027286847</text:p>
          </table:table-cell>
          <table:table-cell office:value-type="float" office:value="0.902532797317">
            <text:p>0.9025327973</text:p>
          </table:table-cell>
          <table:table-cell office:value-type="float" office:value="0.900489266261">
            <text:p>0.9004892663</text:p>
          </table:table-cell>
          <table:table-cell office:value-type="float" office:value="0.895889551112">
            <text:p>0.8958895511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0.955072281554">
            <text:p>0.9550722816</text:p>
          </table:table-cell>
          <table:table-cell office:value-type="float" office:value="0.904966193037">
            <text:p>0.904966193</text:p>
          </table:table-cell>
          <table:table-cell office:value-type="float" office:value="0.904766659136">
            <text:p>0.9047666591</text:p>
          </table:table-cell>
          <table:table-cell office:value-type="float" office:value="0.903382519328">
            <text:p>0.9033825193</text:p>
          </table:table-cell>
          <table:table-cell office:value-type="float" office:value="0.90088718631">
            <text:p>0.9008871863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0.947740879646">
            <text:p>0.9477408796</text:p>
          </table:table-cell>
          <table:table-cell office:value-type="float" office:value="0.895819105482">
            <text:p>0.8958191055</text:p>
          </table:table-cell>
          <table:table-cell office:value-type="float" office:value="0.895286015135">
            <text:p>0.8952860151</text:p>
          </table:table-cell>
          <table:table-cell office:value-type="float" office:value="0.892640005614">
            <text:p>0.8926400056</text:p>
          </table:table-cell>
          <table:table-cell office:value-type="float" office:value="0.888410431568">
            <text:p>0.8884104316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952407734055">
            <text:p>0.9524077341</text:p>
          </table:table-cell>
          <table:table-cell office:value-type="float" office:value="0.897234620371">
            <text:p>0.8972346204</text:p>
          </table:table-cell>
          <table:table-cell office:value-type="float" office:value="0.897056519721">
            <text:p>0.8970565197</text:p>
          </table:table-cell>
          <table:table-cell office:value-type="float" office:value="0.894925276108">
            <text:p>0.8949252761</text:p>
          </table:table-cell>
          <table:table-cell office:value-type="float" office:value="0.892192373951">
            <text:p>0.892192374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0.95441634051">
            <text:p>0.9544163405</text:p>
          </table:table-cell>
          <table:table-cell office:value-type="float" office:value="0.897054555154">
            <text:p>0.8970545552</text:p>
          </table:table-cell>
          <table:table-cell office:value-type="float" office:value="0.897104521353">
            <text:p>0.8971045214</text:p>
          </table:table-cell>
          <table:table-cell office:value-type="float" office:value="0.894536923893">
            <text:p>0.8945369239</text:p>
          </table:table-cell>
          <table:table-cell office:value-type="float" office:value="0.887408087751">
            <text:p>0.8874080878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0.945642993277">
            <text:p>0.9456429933</text:p>
          </table:table-cell>
          <table:table-cell office:value-type="float" office:value="0.885644003991">
            <text:p>0.885644004</text:p>
          </table:table-cell>
          <table:table-cell office:value-type="float" office:value="0.885896604998">
            <text:p>0.885896605</text:p>
          </table:table-cell>
          <table:table-cell office:value-type="float" office:value="0.883388164295">
            <text:p>0.8833881643</text:p>
          </table:table-cell>
          <table:table-cell office:value-type="float" office:value="0.881193597846">
            <text:p>0.8811935978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0.951776655683">
            <text:p>0.9517766557</text:p>
          </table:table-cell>
          <table:table-cell office:value-type="float" office:value="0.89229400465">
            <text:p>0.8922940047</text:p>
          </table:table-cell>
          <table:table-cell office:value-type="float" office:value="0.892104620513">
            <text:p>0.8921046205</text:p>
          </table:table-cell>
          <table:table-cell office:value-type="float" office:value="0.888747957905">
            <text:p>0.8887479579</text:p>
          </table:table-cell>
          <table:table-cell office:value-type="float" office:value="0.883503238882">
            <text:p>0.8835032389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0.953825819314">
            <text:p>0.9538258193</text:p>
          </table:table-cell>
          <table:table-cell office:value-type="float" office:value="0.892394227872">
            <text:p>0.8923942279</text:p>
          </table:table-cell>
          <table:table-cell office:value-type="float" office:value="0.893107897447">
            <text:p>0.8931078974</text:p>
          </table:table-cell>
          <table:table-cell office:value-type="float" office:value="0.889626563793">
            <text:p>0.8896265638</text:p>
          </table:table-cell>
          <table:table-cell office:value-type="float" office:value="0.880857588642">
            <text:p>0.880857588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944191957909">
            <text:p>0.9441919579</text:p>
          </table:table-cell>
          <table:table-cell office:value-type="float" office:value="0.8841590005">
            <text:p>0.8841590005</text:p>
          </table:table-cell>
          <table:table-cell office:value-type="float" office:value="0.884054575455">
            <text:p>0.8840545755</text:p>
          </table:table-cell>
          <table:table-cell office:value-type="float" office:value="0.880014569432">
            <text:p>0.8800145694</text:p>
          </table:table-cell>
          <table:table-cell office:value-type="float" office:value="0.877842949908">
            <text:p>0.8778429499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0.961358594983">
            <text:p>0.961358595</text:p>
          </table:table-cell>
          <table:table-cell office:value-type="float" office:value="0.903986255786">
            <text:p>0.9039862558</text:p>
          </table:table-cell>
          <table:table-cell office:value-type="float" office:value="0.902959309451">
            <text:p>0.9029593095</text:p>
          </table:table-cell>
          <table:table-cell office:value-type="float" office:value="0.90070676738">
            <text:p>0.9007067674</text:p>
          </table:table-cell>
          <table:table-cell office:value-type="float" office:value="0.896349813427">
            <text:p>0.8963498134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0.951766152294">
            <text:p>0.9517661523</text:p>
          </table:table-cell>
          <table:table-cell office:value-type="float" office:value="0.903003277837">
            <text:p>0.9030032778</text:p>
          </table:table-cell>
          <table:table-cell office:value-type="float" office:value="0.902256737686">
            <text:p>0.9022567377</text:p>
          </table:table-cell>
          <table:table-cell office:value-type="float" office:value="0.900263258276">
            <text:p>0.9002632583</text:p>
          </table:table-cell>
          <table:table-cell office:value-type="float" office:value="0.898540218399">
            <text:p>0.8985402184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0.941513814165">
            <text:p>0.9415138142</text:p>
          </table:table-cell>
          <table:table-cell office:value-type="float" office:value="0.88908674748">
            <text:p>0.8890867475</text:p>
          </table:table-cell>
          <table:table-cell office:value-type="float" office:value="0.889359464775">
            <text:p>0.8893594648</text:p>
          </table:table-cell>
          <table:table-cell office:value-type="float" office:value="0.887784320787">
            <text:p>0.8877843208</text:p>
          </table:table-cell>
          <table:table-cell office:value-type="float" office:value="0.883306192933">
            <text:p>0.8833061929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0.947128438352">
            <text:p>0.9471284384</text:p>
          </table:table-cell>
          <table:table-cell office:value-type="float" office:value="0.893592611171">
            <text:p>0.8935926112</text:p>
          </table:table-cell>
          <table:table-cell office:value-type="float" office:value="0.892775376542">
            <text:p>0.8927753765</text:p>
          </table:table-cell>
          <table:table-cell office:value-type="float" office:value="0.891135284568">
            <text:p>0.8911352846</text:p>
          </table:table-cell>
          <table:table-cell office:value-type="float" office:value="0.887752889598">
            <text:p>0.8877528896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950385275269">
            <text:p>0.9503852753</text:p>
          </table:table-cell>
          <table:table-cell office:value-type="float" office:value="0.896684368366">
            <text:p>0.8966843684</text:p>
          </table:table-cell>
          <table:table-cell office:value-type="float" office:value="0.896204994644">
            <text:p>0.8962049946</text:p>
          </table:table-cell>
          <table:table-cell office:value-type="float" office:value="0.893883851992">
            <text:p>0.893883852</text:p>
          </table:table-cell>
          <table:table-cell office:value-type="float" office:value="0.892211895985">
            <text:p>0.892211896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0.9405951395">
            <text:p>0.9405951395</text:p>
          </table:table-cell>
          <table:table-cell office:value-type="float" office:value="0.880396494556">
            <text:p>0.8803964946</text:p>
          </table:table-cell>
          <table:table-cell office:value-type="float" office:value="0.879933456145">
            <text:p>0.8799334561</text:p>
          </table:table-cell>
          <table:table-cell office:value-type="float" office:value="0.877597219818">
            <text:p>0.8775972198</text:p>
          </table:table-cell>
          <table:table-cell office:value-type="float" office:value="0.871357364515">
            <text:p>0.8713573645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0.94526644689">
            <text:p>0.9452664469</text:p>
          </table:table-cell>
          <table:table-cell office:value-type="float" office:value="0.882246029661">
            <text:p>0.8822460297</text:p>
          </table:table-cell>
          <table:table-cell office:value-type="float" office:value="0.882587551316">
            <text:p>0.8825875513</text:p>
          </table:table-cell>
          <table:table-cell office:value-type="float" office:value="0.880481596478">
            <text:p>0.8804815965</text:p>
          </table:table-cell>
          <table:table-cell office:value-type="float" office:value="0.875606750553">
            <text:p>0.8756067506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0.949284663957">
            <text:p>0.949284664</text:p>
          </table:table-cell>
          <table:table-cell office:value-type="float" office:value="0.875717354316">
            <text:p>0.8757173543</text:p>
          </table:table-cell>
          <table:table-cell office:value-type="float" office:value="0.874911051571">
            <text:p>0.8749110516</text:p>
          </table:table-cell>
          <table:table-cell office:value-type="float" office:value="0.872287065003">
            <text:p>0.872287065</text:p>
          </table:table-cell>
          <table:table-cell office:value-type="float" office:value="0.861667841095">
            <text:p>0.8616678411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0.940686904521">
            <text:p>0.9406869045</text:p>
          </table:table-cell>
          <table:table-cell office:value-type="float" office:value="0.870805452496">
            <text:p>0.8708054525</text:p>
          </table:table-cell>
          <table:table-cell office:value-type="float" office:value="0.870072523638">
            <text:p>0.8700725236</text:p>
          </table:table-cell>
          <table:table-cell office:value-type="float" office:value="0.867186538793">
            <text:p>0.8671865388</text:p>
          </table:table-cell>
          <table:table-cell office:value-type="float" office:value="0.861237900916">
            <text:p>0.8612379009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945331186544">
            <text:p>0.9453311865</text:p>
          </table:table-cell>
          <table:table-cell office:value-type="float" office:value="0.864718586474">
            <text:p>0.8647185865</text:p>
          </table:table-cell>
          <table:table-cell office:value-type="float" office:value="0.864256604778">
            <text:p>0.8642566048</text:p>
          </table:table-cell>
          <table:table-cell office:value-type="float" office:value="0.860247239795">
            <text:p>0.8602472398</text:p>
          </table:table-cell>
          <table:table-cell office:value-type="float" office:value="0.84580380254">
            <text:p>0.8458038025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0.947327136391">
            <text:p>0.9473271364</text:p>
          </table:table-cell>
          <table:table-cell office:value-type="float" office:value="0.865171200906">
            <text:p>0.8651712009</text:p>
          </table:table-cell>
          <table:table-cell office:value-type="float" office:value="0.865569988354">
            <text:p>0.8655699884</text:p>
          </table:table-cell>
          <table:table-cell office:value-type="float" office:value="0.861565851067">
            <text:p>0.8615658511</text:p>
          </table:table-cell>
          <table:table-cell office:value-type="float" office:value="0.854254710723">
            <text:p>0.8542547107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0.937025074333">
            <text:p>0.9370250743</text:p>
          </table:table-cell>
          <table:table-cell office:value-type="float" office:value="0.854788889438">
            <text:p>0.8547888894</text:p>
          </table:table-cell>
          <table:table-cell office:value-type="float" office:value="0.853919502905">
            <text:p>0.8539195029</text:p>
          </table:table-cell>
          <table:table-cell office:value-type="float" office:value="0.849089384655">
            <text:p>0.8490893847</text:p>
          </table:table-cell>
          <table:table-cell office:value-type="float" office:value="0.835491181266">
            <text:p>0.8354911813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0.942422671143">
            <text:p>0.9424226711</text:p>
          </table:table-cell>
          <table:table-cell office:value-type="float" office:value="0.886131994659">
            <text:p>0.8861319947</text:p>
          </table:table-cell>
          <table:table-cell office:value-type="float" office:value="0.883604273434">
            <text:p>0.8836042734</text:p>
          </table:table-cell>
          <table:table-cell office:value-type="float" office:value="0.877409275444">
            <text:p>0.8774092754</text:p>
          </table:table-cell>
          <table:table-cell office:value-type="float" office:value="0.856151372882">
            <text:p>0.8561513729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0.943642769567">
            <text:p>0.9436427696</text:p>
          </table:table-cell>
          <table:table-cell office:value-type="float" office:value="0.884176144189">
            <text:p>0.8841761442</text:p>
          </table:table-cell>
          <table:table-cell office:value-type="float" office:value="0.882988899">
            <text:p>0.882988899</text:p>
          </table:table-cell>
          <table:table-cell office:value-type="float" office:value="0.877083023462">
            <text:p>0.8770830235</text:p>
          </table:table-cell>
          <table:table-cell office:value-type="float" office:value="0.863750505364">
            <text:p>0.8637505054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936212558699">
            <text:p>0.9362125587</text:p>
          </table:table-cell>
          <table:table-cell office:value-type="float" office:value="0.869983774206">
            <text:p>0.8699837742</text:p>
          </table:table-cell>
          <table:table-cell office:value-type="float" office:value="0.868820562787">
            <text:p>0.8688205628</text:p>
          </table:table-cell>
          <table:table-cell office:value-type="float" office:value="0.862618967606">
            <text:p>0.8626189676</text:p>
          </table:table-cell>
          <table:table-cell office:value-type="float" office:value="0.845711229816">
            <text:p>0.8457112298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0.941948950894">
            <text:p>0.9419489509</text:p>
          </table:table-cell>
          <table:table-cell office:value-type="float" office:value="0.870117456217">
            <text:p>0.8701174562</text:p>
          </table:table-cell>
          <table:table-cell office:value-type="float" office:value="0.868719425196">
            <text:p>0.8687194252</text:p>
          </table:table-cell>
          <table:table-cell office:value-type="float" office:value="0.864302459021">
            <text:p>0.864302459</text:p>
          </table:table-cell>
          <table:table-cell office:value-type="float" office:value="0.842187669668">
            <text:p>0.8421876697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0.940490734329">
            <text:p>0.9404907343</text:p>
          </table:table-cell>
          <table:table-cell office:value-type="float" office:value="0.870087687334">
            <text:p>0.8700876873</text:p>
          </table:table-cell>
          <table:table-cell office:value-type="float" office:value="0.869165071475">
            <text:p>0.8691650715</text:p>
          </table:table-cell>
          <table:table-cell office:value-type="float" office:value="0.864052438338">
            <text:p>0.8640524383</text:p>
          </table:table-cell>
          <table:table-cell office:value-type="float" office:value="0.83932217489">
            <text:p>0.8393221749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0.934407419411">
            <text:p>0.9344074194</text:p>
          </table:table-cell>
          <table:table-cell office:value-type="float" office:value="0.85946389925">
            <text:p>0.8594638993</text:p>
          </table:table-cell>
          <table:table-cell office:value-type="float" office:value="0.857961690308">
            <text:p>0.8579616903</text:p>
          </table:table-cell>
          <table:table-cell office:value-type="float" office:value="0.854039025489">
            <text:p>0.8540390255</text:p>
          </table:table-cell>
          <table:table-cell office:value-type="float" office:value="0.829655142733">
            <text:p>0.8296551427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0.93783531732">
            <text:p>0.9378353173</text:p>
          </table:table-cell>
          <table:table-cell office:value-type="float" office:value="0.862569127461">
            <text:p>0.8625691275</text:p>
          </table:table-cell>
          <table:table-cell office:value-type="float" office:value="0.860831824034">
            <text:p>0.860831824</text:p>
          </table:table-cell>
          <table:table-cell office:value-type="float" office:value="0.855652449504">
            <text:p>0.8556524495</text:p>
          </table:table-cell>
          <table:table-cell office:value-type="float" office:value="0.838320176738">
            <text:p>0.8383201767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939210898288">
            <text:p>0.9392108983</text:p>
          </table:table-cell>
          <table:table-cell office:value-type="float" office:value="0.864981097413">
            <text:p>0.8649810974</text:p>
          </table:table-cell>
          <table:table-cell office:value-type="float" office:value="0.863300994354">
            <text:p>0.8633009944</text:p>
          </table:table-cell>
          <table:table-cell office:value-type="float" office:value="0.858834414694">
            <text:p>0.8588344147</text:p>
          </table:table-cell>
          <table:table-cell office:value-type="float" office:value="0.835756484599">
            <text:p>0.8357564846</text:p>
          </table:table-cell>
          <table:table-cell table:number-columns-repeated="2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0.932002838356">
            <text:p>0.9320028384</text:p>
          </table:table-cell>
          <table:table-cell office:value-type="float" office:value="0.853509390035">
            <text:p>0.85350939</text:p>
          </table:table-cell>
          <table:table-cell office:value-type="float" office:value="0.851732766475">
            <text:p>0.8517327665</text:p>
          </table:table-cell>
          <table:table-cell office:value-type="float" office:value="0.845719074859">
            <text:p>0.8457190749</text:p>
          </table:table-cell>
          <table:table-cell office:value-type="float" office:value="0.824267608274">
            <text:p>0.8242676083</text:p>
          </table:table-cell>
          <table:table-cell table:number-columns-repeated="2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0.934393835455">
            <text:p>0.9343938355</text:p>
          </table:table-cell>
          <table:table-cell office:value-type="float" office:value="0.85951908463">
            <text:p>0.8595190846</text:p>
          </table:table-cell>
          <table:table-cell office:value-type="float" office:value="0.857659469541">
            <text:p>0.8576594695</text:p>
          </table:table-cell>
          <table:table-cell office:value-type="float" office:value="0.852895734844">
            <text:p>0.8528957348</text:p>
          </table:table-cell>
          <table:table-cell office:value-type="float" office:value="0.831637200731">
            <text:p>0.8316372007</text:p>
          </table:table-cell>
          <table:table-cell table:number-columns-repeated="2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0.941785169273">
            <text:p>0.9417851693</text:p>
          </table:table-cell>
          <table:table-cell office:value-type="float" office:value="0.86395065105">
            <text:p>0.8639506511</text:p>
          </table:table-cell>
          <table:table-cell office:value-type="float" office:value="0.861839824958">
            <text:p>0.861839825</text:p>
          </table:table-cell>
          <table:table-cell office:value-type="float" office:value="0.856473123041">
            <text:p>0.856473123</text:p>
          </table:table-cell>
          <table:table-cell office:value-type="float" office:value="0.84326264181">
            <text:p>0.8432626418</text:p>
          </table:table-cell>
          <table:table-cell table:number-columns-repeated="2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0.924787074149">
            <text:p>0.9247870741</text:p>
          </table:table-cell>
          <table:table-cell office:value-type="float" office:value="0.851397532521">
            <text:p>0.8513975325</text:p>
          </table:table-cell>
          <table:table-cell office:value-type="float" office:value="0.848527463682">
            <text:p>0.8485274637</text:p>
          </table:table-cell>
          <table:table-cell office:value-type="float" office:value="0.844204544744">
            <text:p>0.8442045447</text:p>
          </table:table-cell>
          <table:table-cell office:value-type="float" office:value="0.826053081693">
            <text:p>0.8260530817</text:p>
          </table:table-cell>
          <table:table-cell table:number-columns-repeated="2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935736061902">
            <text:p>0.9357360619</text:p>
          </table:table-cell>
          <table:table-cell office:value-type="float" office:value="0.878930115733">
            <text:p>0.8789301157</text:p>
          </table:table-cell>
          <table:table-cell office:value-type="float" office:value="0.876110040598">
            <text:p>0.8761100406</text:p>
          </table:table-cell>
          <table:table-cell office:value-type="float" office:value="0.867439154295">
            <text:p>0.8674391543</text:p>
          </table:table-cell>
          <table:table-cell office:value-type="float" office:value="0.850130501253">
            <text:p>0.8501305013</text:p>
          </table:table-cell>
          <table:table-cell table:number-columns-repeated="2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0.935498863739">
            <text:p>0.9354988637</text:p>
          </table:table-cell>
          <table:table-cell office:value-type="float" office:value="0.880419717879">
            <text:p>0.8804197179</text:p>
          </table:table-cell>
          <table:table-cell office:value-type="float" office:value="0.878508157766">
            <text:p>0.8785081578</text:p>
          </table:table-cell>
          <table:table-cell office:value-type="float" office:value="0.872987073619">
            <text:p>0.8729870736</text:p>
          </table:table-cell>
          <table:table-cell office:value-type="float" office:value="0.851679105983">
            <text:p>0.851679106</text:p>
          </table:table-cell>
          <table:table-cell table:number-columns-repeated="2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0.925248111101">
            <text:p>0.9252481111</text:p>
          </table:table-cell>
          <table:table-cell office:value-type="float" office:value="0.860636548436">
            <text:p>0.8606365484</text:p>
          </table:table-cell>
          <table:table-cell office:value-type="float" office:value="0.859520092423">
            <text:p>0.8595200924</text:p>
          </table:table-cell>
          <table:table-cell office:value-type="float" office:value="0.852079278229">
            <text:p>0.8520792782</text:p>
          </table:table-cell>
          <table:table-cell office:value-type="float" office:value="0.839707343355">
            <text:p>0.8397073434</text:p>
          </table:table-cell>
          <table:table-cell table:number-columns-repeated="2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0.92932348369">
            <text:p>0.9293234837</text:p>
          </table:table-cell>
          <table:table-cell office:value-type="float" office:value="0.869842464358">
            <text:p>0.8698424644</text:p>
          </table:table-cell>
          <table:table-cell office:value-type="float" office:value="0.868276011193">
            <text:p>0.8682760112</text:p>
          </table:table-cell>
          <table:table-cell office:value-type="float" office:value="0.861686539811">
            <text:p>0.8616865398</text:p>
          </table:table-cell>
          <table:table-cell office:value-type="float" office:value="0.844574995909">
            <text:p>0.8445749959</text:p>
          </table:table-cell>
          <table:table-cell table:number-columns-repeated="2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0.9367805779">
            <text:p>0.9367805779</text:p>
          </table:table-cell>
          <table:table-cell office:value-type="float" office:value="0.872875034364">
            <text:p>0.8728750344</text:p>
          </table:table-cell>
          <table:table-cell office:value-type="float" office:value="0.872018185539">
            <text:p>0.8720181855</text:p>
          </table:table-cell>
          <table:table-cell office:value-type="float" office:value="0.865916596073">
            <text:p>0.8659165961</text:p>
          </table:table-cell>
          <table:table-cell office:value-type="float" office:value="0.847173525481">
            <text:p>0.8471735255</text:p>
          </table:table-cell>
          <table:table-cell table:number-columns-repeated="2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918033198488">
            <text:p>0.9180331985</text:p>
          </table:table-cell>
          <table:table-cell office:value-type="float" office:value="0.855643299776">
            <text:p>0.8556432998</text:p>
          </table:table-cell>
          <table:table-cell office:value-type="float" office:value="0.854804666295">
            <text:p>0.8548046663</text:p>
          </table:table-cell>
          <table:table-cell office:value-type="float" office:value="0.848320335155">
            <text:p>0.8483203352</text:p>
          </table:table-cell>
          <table:table-cell office:value-type="float" office:value="0.830879786238">
            <text:p>0.8308797862</text:p>
          </table:table-cell>
          <table:table-cell table:number-columns-repeated="2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0.933898511377">
            <text:p>0.9338985114</text:p>
          </table:table-cell>
          <table:table-cell office:value-type="float" office:value="0.863228493324">
            <text:p>0.8632284933</text:p>
          </table:table-cell>
          <table:table-cell office:value-type="float" office:value="0.862935588578">
            <text:p>0.8629355886</text:p>
          </table:table-cell>
          <table:table-cell office:value-type="float" office:value="0.856554581374">
            <text:p>0.8565545814</text:p>
          </table:table-cell>
          <table:table-cell office:value-type="float" office:value="0.837648365564">
            <text:p>0.8376483656</text:p>
          </table:table-cell>
          <table:table-cell table:number-columns-repeated="2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930443316989">
            <text:p>0.930443317</text:p>
          </table:table-cell>
          <table:table-cell office:value-type="float" office:value="0.865330155412">
            <text:p>0.8653301554</text:p>
          </table:table-cell>
          <table:table-cell office:value-type="float" office:value="0.864689884724">
            <text:p>0.8646898847</text:p>
          </table:table-cell>
          <table:table-cell office:value-type="float" office:value="0.857713564458">
            <text:p>0.8577135645</text:p>
          </table:table-cell>
          <table:table-cell office:value-type="float" office:value="0.843923960295">
            <text:p>0.8439239603</text:p>
          </table:table-cell>
          <table:table-cell table:number-columns-repeated="2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0.922184200428">
            <text:p>0.9221842004</text:p>
          </table:table-cell>
          <table:table-cell office:value-type="float" office:value="0.851506077702">
            <text:p>0.8515060777</text:p>
          </table:table-cell>
          <table:table-cell office:value-type="float" office:value="0.850882204291">
            <text:p>0.8508822043</text:p>
          </table:table-cell>
          <table:table-cell office:value-type="float" office:value="0.843896568165">
            <text:p>0.8438965682</text:p>
          </table:table-cell>
          <table:table-cell office:value-type="float" office:value="0.830649735848">
            <text:p>0.8306497358</text:p>
          </table:table-cell>
          <table:table-cell table:number-columns-repeated="2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0.924647774378">
            <text:p>0.9246477744</text:p>
          </table:table-cell>
          <table:table-cell office:value-type="float" office:value="0.860031800797">
            <text:p>0.8600318008</text:p>
          </table:table-cell>
          <table:table-cell office:value-type="float" office:value="0.859329389879">
            <text:p>0.8593293899</text:p>
          </table:table-cell>
          <table:table-cell office:value-type="float" office:value="0.854530077512">
            <text:p>0.8545300775</text:p>
          </table:table-cell>
          <table:table-cell office:value-type="float" office:value="0.836937823448">
            <text:p>0.8369378234</text:p>
          </table:table-cell>
          <table:table-cell table:number-columns-repeated="2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93474950916">
            <text:p>0.9347495092</text:p>
          </table:table-cell>
          <table:table-cell office:value-type="float" office:value="0.864179350088">
            <text:p>0.8641793501</text:p>
          </table:table-cell>
          <table:table-cell office:value-type="float" office:value="0.86456144512">
            <text:p>0.8645614451</text:p>
          </table:table-cell>
          <table:table-cell office:value-type="float" office:value="0.856617851074">
            <text:p>0.8566178511</text:p>
          </table:table-cell>
          <table:table-cell office:value-type="float" office:value="0.846790121139">
            <text:p>0.8467901211</text:p>
          </table:table-cell>
          <table:table-cell table:number-columns-repeated="2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0.9148766752">
            <text:p>0.9148766752</text:p>
          </table:table-cell>
          <table:table-cell office:value-type="float" office:value="0.848412302778">
            <text:p>0.8484123028</text:p>
          </table:table-cell>
          <table:table-cell office:value-type="float" office:value="0.848207980887">
            <text:p>0.8482079809</text:p>
          </table:table-cell>
          <table:table-cell office:value-type="float" office:value="0.841856644883">
            <text:p>0.8418566449</text:p>
          </table:table-cell>
          <table:table-cell office:value-type="float" office:value="0.826108665262">
            <text:p>0.8261086653</text:p>
          </table:table-cell>
          <table:table-cell table:number-columns-repeated="2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0.92792657269">
            <text:p>0.9279265727</text:p>
          </table:table-cell>
          <table:table-cell office:value-type="float" office:value="0.865884039234">
            <text:p>0.8658840392</text:p>
          </table:table-cell>
          <table:table-cell office:value-type="float" office:value="0.863032737278">
            <text:p>0.8630327373</text:p>
          </table:table-cell>
          <table:table-cell office:value-type="float" office:value="0.855551311584">
            <text:p>0.8555513116</text:p>
          </table:table-cell>
          <table:table-cell office:value-type="float" office:value="0.831604632285">
            <text:p>0.8316046323</text:p>
          </table:table-cell>
          <table:table-cell table:number-columns-repeated="2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0.927560609624">
            <text:p>0.9275606096</text:p>
          </table:table-cell>
          <table:table-cell office:value-type="float" office:value="0.870026486814">
            <text:p>0.8700264868</text:p>
          </table:table-cell>
          <table:table-cell office:value-type="float" office:value="0.867701463193">
            <text:p>0.8677014632</text:p>
          </table:table-cell>
          <table:table-cell office:value-type="float" office:value="0.860772703532">
            <text:p>0.8607727035</text:p>
          </table:table-cell>
          <table:table-cell office:value-type="float" office:value="0.83984119621">
            <text:p>0.8398411962</text:p>
          </table:table-cell>
          <table:table-cell table:number-columns-repeated="2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0.918141628363">
            <text:p>0.9181416284</text:p>
          </table:table-cell>
          <table:table-cell office:value-type="float" office:value="0.853935256492">
            <text:p>0.8539352565</text:p>
          </table:table-cell>
          <table:table-cell office:value-type="float" office:value="0.852174841377">
            <text:p>0.8521748414</text:p>
          </table:table-cell>
          <table:table-cell office:value-type="float" office:value="0.844394688778">
            <text:p>0.8443946888</text:p>
          </table:table-cell>
          <table:table-cell office:value-type="float" office:value="0.829205499098">
            <text:p>0.8292054991</text:p>
          </table:table-cell>
          <table:table-cell table:number-columns-repeated="2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923643425284">
            <text:p>0.9236434253</text:p>
          </table:table-cell>
          <table:table-cell office:value-type="float" office:value="0.863536293814">
            <text:p>0.8635362938</text:p>
          </table:table-cell>
          <table:table-cell office:value-type="float" office:value="0.861750601453">
            <text:p>0.8617506015</text:p>
          </table:table-cell>
          <table:table-cell office:value-type="float" office:value="0.856134916526">
            <text:p>0.8561349165</text:p>
          </table:table-cell>
          <table:table-cell office:value-type="float" office:value="0.837167477052">
            <text:p>0.8371674771</text:p>
          </table:table-cell>
          <table:table-cell table:number-columns-repeated="2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0.933141913935">
            <text:p>0.9331419139</text:p>
          </table:table-cell>
          <table:table-cell office:value-type="float" office:value="0.87039237496">
            <text:p>0.870392375</text:p>
          </table:table-cell>
          <table:table-cell office:value-type="float" office:value="0.867780715956">
            <text:p>0.867780716</text:p>
          </table:table-cell>
          <table:table-cell office:value-type="float" office:value="0.859968599881">
            <text:p>0.8599685999</text:p>
          </table:table-cell>
          <table:table-cell office:value-type="float" office:value="0.844439879907">
            <text:p>0.8444398799</text:p>
          </table:table-cell>
          <table:table-cell table:number-columns-repeated="2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0.914409313467">
            <text:p>0.9144093135</text:p>
          </table:table-cell>
          <table:table-cell office:value-type="float" office:value="0.856087850315">
            <text:p>0.8560878503</text:p>
          </table:table-cell>
          <table:table-cell office:value-type="float" office:value="0.854813727703">
            <text:p>0.8548137277</text:p>
          </table:table-cell>
          <table:table-cell office:value-type="float" office:value="0.847296970985">
            <text:p>0.847296971</text:p>
          </table:table-cell>
          <table:table-cell office:value-type="float" office:value="0.828627878306">
            <text:p>0.8286278783</text:p>
          </table:table-cell>
          <table:table-cell table:number-columns-repeated="2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0.927821040456">
            <text:p>0.9278210405</text:p>
          </table:table-cell>
          <table:table-cell office:value-type="float" office:value="0.862928237862">
            <text:p>0.8629282379</text:p>
          </table:table-cell>
          <table:table-cell office:value-type="float" office:value="0.860272277208">
            <text:p>0.8602722772</text:p>
          </table:table-cell>
          <table:table-cell office:value-type="float" office:value="0.854383683676">
            <text:p>0.8543836837</text:p>
          </table:table-cell>
          <table:table-cell office:value-type="float" office:value="0.838845486862">
            <text:p>0.8388454869</text:p>
          </table:table-cell>
          <table:table-cell table:number-columns-repeated="2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0.927993696463">
            <text:p>0.9279936965</text:p>
          </table:table-cell>
          <table:table-cell office:value-type="float" office:value="0.869074049295">
            <text:p>0.8690740493</text:p>
          </table:table-cell>
          <table:table-cell office:value-type="float" office:value="0.867109834792">
            <text:p>0.8671098348</text:p>
          </table:table-cell>
          <table:table-cell office:value-type="float" office:value="0.859960344231">
            <text:p>0.8599603442</text:p>
          </table:table-cell>
          <table:table-cell office:value-type="float" office:value="0.841831938405">
            <text:p>0.8418319384</text:p>
          </table:table-cell>
          <table:table-cell table:number-columns-repeated="2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917615542112">
            <text:p>0.9176155421</text:p>
          </table:table-cell>
          <table:table-cell office:value-type="float" office:value="0.852667708293">
            <text:p>0.8526677083</text:p>
          </table:table-cell>
          <table:table-cell office:value-type="float" office:value="0.851826710804">
            <text:p>0.8518267108</text:p>
          </table:table-cell>
          <table:table-cell office:value-type="float" office:value="0.843622373607">
            <text:p>0.8436223736</text:p>
          </table:table-cell>
          <table:table-cell office:value-type="float" office:value="0.82940697308">
            <text:p>0.8294069731</text:p>
          </table:table-cell>
          <table:table-cell table:number-columns-repeated="2"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0.924387693955">
            <text:p>0.924387694</text:p>
          </table:table-cell>
          <table:table-cell office:value-type="float" office:value="0.862005356229">
            <text:p>0.8620053562</text:p>
          </table:table-cell>
          <table:table-cell office:value-type="float" office:value="0.860016965415">
            <text:p>0.8600169654</text:p>
          </table:table-cell>
          <table:table-cell office:value-type="float" office:value="0.854266141998">
            <text:p>0.854266142</text:p>
          </table:table-cell>
          <table:table-cell office:value-type="float" office:value="0.836507343662">
            <text:p>0.8365073437</text:p>
          </table:table-cell>
          <table:table-cell table:number-columns-repeated="2"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0.934301880602">
            <text:p>0.9343018806</text:p>
          </table:table-cell>
          <table:table-cell office:value-type="float" office:value="0.869970785943">
            <text:p>0.8699707859</text:p>
          </table:table-cell>
          <table:table-cell office:value-type="float" office:value="0.867691486032">
            <text:p>0.867691486</text:p>
          </table:table-cell>
          <table:table-cell office:value-type="float" office:value="0.860466733637">
            <text:p>0.8604667336</text:p>
          </table:table-cell>
          <table:table-cell office:value-type="float" office:value="0.842839255683">
            <text:p>0.8428392557</text:p>
          </table:table-cell>
          <table:table-cell table:number-columns-repeated="2"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0.915187516251">
            <text:p>0.9151875163</text:p>
          </table:table-cell>
          <table:table-cell office:value-type="float" office:value="0.854525063032">
            <text:p>0.854525063</text:p>
          </table:table-cell>
          <table:table-cell office:value-type="float" office:value="0.853861410758">
            <text:p>0.8538614108</text:p>
          </table:table-cell>
          <table:table-cell office:value-type="float" office:value="0.845496818165">
            <text:p>0.8454968182</text:p>
          </table:table-cell>
          <table:table-cell office:value-type="float" office:value="0.827183394439">
            <text:p>0.8271833944</text:p>
          </table:table-cell>
          <table:table-cell table:number-columns-repeated="2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0.929191966863">
            <text:p>0.9291919669</text:p>
          </table:table-cell>
          <table:table-cell office:value-type="float" office:value="0.868441233857">
            <text:p>0.8684412339</text:p>
          </table:table-cell>
          <table:table-cell office:value-type="float" office:value="0.863498549376">
            <text:p>0.8634985494</text:p>
          </table:table-cell>
          <table:table-cell office:value-type="float" office:value="0.857695009542">
            <text:p>0.8576950095</text:p>
          </table:table-cell>
          <table:table-cell office:value-type="float" office:value="0.843937729464">
            <text:p>0.8439377295</text:p>
          </table:table-cell>
          <table:table-cell table:number-columns-repeated="2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928996763017">
            <text:p>0.928996763</text:p>
          </table:table-cell>
          <table:table-cell office:value-type="float" office:value="0.875475656625">
            <text:p>0.8754756566</text:p>
          </table:table-cell>
          <table:table-cell office:value-type="float" office:value="0.873599911803">
            <text:p>0.8735999118</text:p>
          </table:table-cell>
          <table:table-cell office:value-type="float" office:value="0.864802049117">
            <text:p>0.8648020491</text:p>
          </table:table-cell>
          <table:table-cell office:value-type="float" office:value="0.848707290604">
            <text:p>0.8487072906</text:p>
          </table:table-cell>
          <table:table-cell table:number-columns-repeated="2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0.918445508086">
            <text:p>0.9184455081</text:p>
          </table:table-cell>
          <table:table-cell office:value-type="float" office:value="0.857473182003">
            <text:p>0.857473182</text:p>
          </table:table-cell>
          <table:table-cell office:value-type="float" office:value="0.854071903432">
            <text:p>0.8540719034</text:p>
          </table:table-cell>
          <table:table-cell office:value-type="float" office:value="0.846050589407">
            <text:p>0.8460505894</text:p>
          </table:table-cell>
          <table:table-cell office:value-type="float" office:value="0.832575168326">
            <text:p>0.8325751683</text:p>
          </table:table-cell>
          <table:table-cell table:number-columns-repeated="2"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0.929888825592">
            <text:p>0.9298888256</text:p>
          </table:table-cell>
          <table:table-cell office:value-type="float" office:value="0.865879707065">
            <text:p>0.8658797071</text:p>
          </table:table-cell>
          <table:table-cell office:value-type="float" office:value="0.864323792484">
            <text:p>0.8643237925</text:p>
          </table:table-cell>
          <table:table-cell office:value-type="float" office:value="0.857390939363">
            <text:p>0.8573909394</text:p>
          </table:table-cell>
          <table:table-cell office:value-type="float" office:value="0.843019841001">
            <text:p>0.843019841</text:p>
          </table:table-cell>
          <table:table-cell table:number-columns-repeated="2"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0.929935803173">
            <text:p>0.9299358032</text:p>
          </table:table-cell>
          <table:table-cell office:value-type="float" office:value="0.871615299834">
            <text:p>0.8716152998</text:p>
          </table:table-cell>
          <table:table-cell office:value-type="float" office:value="0.868492332534">
            <text:p>0.8684923325</text:p>
          </table:table-cell>
          <table:table-cell office:value-type="float" office:value="0.860893333819">
            <text:p>0.8608933338</text:p>
          </table:table-cell>
          <table:table-cell office:value-type="float" office:value="0.851049262406">
            <text:p>0.8510492624</text:p>
          </table:table-cell>
          <table:table-cell table:number-columns-repeated="2"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0.923502945738">
            <text:p>0.9235029457</text:p>
          </table:table-cell>
          <table:table-cell office:value-type="float" office:value="0.855674112961">
            <text:p>0.855674113</text:p>
          </table:table-cell>
          <table:table-cell office:value-type="float" office:value="0.852905253261">
            <text:p>0.8529052533</text:p>
          </table:table-cell>
          <table:table-cell office:value-type="float" office:value="0.846361170694">
            <text:p>0.8463611707</text:p>
          </table:table-cell>
          <table:table-cell office:value-type="float" office:value="0.833215612896">
            <text:p>0.8332156129</text:p>
          </table:table-cell>
          <table:table-cell table:number-columns-repeated="2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925588066498">
            <text:p>0.9255880665</text:p>
          </table:table-cell>
          <table:table-cell office:value-type="float" office:value="0.865496017902">
            <text:p>0.8654960179</text:p>
          </table:table-cell>
          <table:table-cell office:value-type="float" office:value="0.862948697917">
            <text:p>0.8629486979</text:p>
          </table:table-cell>
          <table:table-cell office:value-type="float" office:value="0.856600800732">
            <text:p>0.8566008007</text:p>
          </table:table-cell>
          <table:table-cell office:value-type="float" office:value="0.841528553625">
            <text:p>0.8415285536</text:p>
          </table:table-cell>
          <table:table-cell table:number-columns-repeated="2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0.934680768907">
            <text:p>0.9346807689</text:p>
          </table:table-cell>
          <table:table-cell office:value-type="float" office:value="0.870005948762">
            <text:p>0.8700059488</text:p>
          </table:table-cell>
          <table:table-cell office:value-type="float" office:value="0.867032376597">
            <text:p>0.8670323766</text:p>
          </table:table-cell>
          <table:table-cell office:value-type="float" office:value="0.860261916933">
            <text:p>0.8602619169</text:p>
          </table:table-cell>
          <table:table-cell office:value-type="float" office:value="0.845709336675">
            <text:p>0.8457093367</text:p>
          </table:table-cell>
          <table:table-cell table:number-columns-repeated="2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0.916519821162">
            <text:p>0.9165198212</text:p>
          </table:table-cell>
          <table:table-cell office:value-type="float" office:value="0.856438978275">
            <text:p>0.8564389783</text:p>
          </table:table-cell>
          <table:table-cell office:value-type="float" office:value="0.852939500962">
            <text:p>0.852939501</text:p>
          </table:table-cell>
          <table:table-cell office:value-type="float" office:value="0.846422736063">
            <text:p>0.8464227361</text:p>
          </table:table-cell>
          <table:table-cell office:value-type="float" office:value="0.83099678719">
            <text:p>0.8309967872</text:p>
          </table:table-cell>
          <table:table-cell table:number-columns-repeated="2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0.929317752907">
            <text:p>0.9293177529</text:p>
          </table:table-cell>
          <table:table-cell office:value-type="float" office:value="0.864054613599">
            <text:p>0.8640546136</text:p>
          </table:table-cell>
          <table:table-cell office:value-type="float" office:value="0.861451807192">
            <text:p>0.8614518072</text:p>
          </table:table-cell>
          <table:table-cell office:value-type="float" office:value="0.854968225242">
            <text:p>0.8549682252</text:p>
          </table:table-cell>
          <table:table-cell office:value-type="float" office:value="0.839868689809">
            <text:p>0.8398686898</text:p>
          </table:table-cell>
          <table:table-cell table:number-columns-repeated="2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0.929662606183">
            <text:p>0.9296626062</text:p>
          </table:table-cell>
          <table:table-cell office:value-type="float" office:value="0.870888258798">
            <text:p>0.8708882588</text:p>
          </table:table-cell>
          <table:table-cell office:value-type="float" office:value="0.86709567601">
            <text:p>0.867095676</text:p>
          </table:table-cell>
          <table:table-cell office:value-type="float" office:value="0.860548898139">
            <text:p>0.8605488981</text:p>
          </table:table-cell>
          <table:table-cell office:value-type="float" office:value="0.849136654048">
            <text:p>0.849136654</text:p>
          </table:table-cell>
          <table:table-cell table:number-columns-repeated="2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921309557461">
            <text:p>0.9213095575</text:p>
          </table:table-cell>
          <table:table-cell office:value-type="float" office:value="0.856258885513">
            <text:p>0.8562588855</text:p>
          </table:table-cell>
          <table:table-cell office:value-type="float" office:value="0.853054037104">
            <text:p>0.8530540371</text:p>
          </table:table-cell>
          <table:table-cell office:value-type="float" office:value="0.846899893766">
            <text:p>0.8468998938</text:p>
          </table:table-cell>
          <table:table-cell office:value-type="float" office:value="0.832707663738">
            <text:p>0.8327076637</text:p>
          </table:table-cell>
          <table:table-cell table:number-columns-repeated="2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0.927554364225">
            <text:p>0.9275543642</text:p>
          </table:table-cell>
          <table:table-cell office:value-type="float" office:value="0.869780233314">
            <text:p>0.8697802333</text:p>
          </table:table-cell>
          <table:table-cell office:value-type="float" office:value="0.867353794952">
            <text:p>0.867353795</text:p>
          </table:table-cell>
          <table:table-cell office:value-type="float" office:value="0.859226876982">
            <text:p>0.859226877</text:p>
          </table:table-cell>
          <table:table-cell office:value-type="float" office:value="0.843901895375">
            <text:p>0.8439018954</text:p>
          </table:table-cell>
          <table:table-cell table:number-columns-repeated="2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0.934753773544">
            <text:p>0.9347537735</text:p>
          </table:table-cell>
          <table:table-cell office:value-type="float" office:value="0.874398162777">
            <text:p>0.8743981628</text:p>
          </table:table-cell>
          <table:table-cell office:value-type="float" office:value="0.872932147121">
            <text:p>0.8729321471</text:p>
          </table:table-cell>
          <table:table-cell office:value-type="float" office:value="0.864935170954">
            <text:p>0.864935171</text:p>
          </table:table-cell>
          <table:table-cell office:value-type="float" office:value="0.853710415167">
            <text:p>0.8537104152</text:p>
          </table:table-cell>
          <table:table-cell table:number-columns-repeated="2"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0.917464552556">
            <text:p>0.9174645526</text:p>
          </table:table-cell>
          <table:table-cell office:value-type="float" office:value="0.860685727142">
            <text:p>0.8606857271</text:p>
          </table:table-cell>
          <table:table-cell office:value-type="float" office:value="0.858828141219">
            <text:p>0.8588281412</text:p>
          </table:table-cell>
          <table:table-cell office:value-type="float" office:value="0.850731819164">
            <text:p>0.8507318192</text:p>
          </table:table-cell>
          <table:table-cell office:value-type="float" office:value="0.836938181341">
            <text:p>0.8369381813</text:p>
          </table:table-cell>
          <table:table-cell table:number-columns-repeated="2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0.931197920513">
            <text:p>0.9311979205</text:p>
          </table:table-cell>
          <table:table-cell office:value-type="float" office:value="0.867008887307">
            <text:p>0.8670088873</text:p>
          </table:table-cell>
          <table:table-cell office:value-type="float" office:value="0.866012157718">
            <text:p>0.8660121577</text:p>
          </table:table-cell>
          <table:table-cell office:value-type="float" office:value="0.858213874451">
            <text:p>0.8582138745</text:p>
          </table:table-cell>
          <table:table-cell office:value-type="float" office:value="0.841884383928">
            <text:p>0.8418843839</text:p>
          </table:table-cell>
          <table:table-cell table:number-columns-repeated="2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929294242501">
            <text:p>0.9292942425</text:p>
          </table:table-cell>
          <table:table-cell office:value-type="float" office:value="0.872034364168">
            <text:p>0.8720343642</text:p>
          </table:table-cell>
          <table:table-cell office:value-type="float" office:value="0.869240832">
            <text:p>0.869240832</text:p>
          </table:table-cell>
          <table:table-cell office:value-type="float" office:value="0.861082065208">
            <text:p>0.8610820652</text:p>
          </table:table-cell>
          <table:table-cell office:value-type="float" office:value="0.846812414565">
            <text:p>0.8468124146</text:p>
          </table:table-cell>
          <table:table-cell table:number-columns-repeated="2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0.92096996768">
            <text:p>0.9209699677</text:p>
          </table:table-cell>
          <table:table-cell office:value-type="float" office:value="0.856350010958">
            <text:p>0.856350011</text:p>
          </table:table-cell>
          <table:table-cell office:value-type="float" office:value="0.854710713102">
            <text:p>0.8547107131</text:p>
          </table:table-cell>
          <table:table-cell office:value-type="float" office:value="0.847079528428">
            <text:p>0.8470795284</text:p>
          </table:table-cell>
          <table:table-cell office:value-type="float" office:value="0.833430904272">
            <text:p>0.8334309043</text:p>
          </table:table-cell>
          <table:table-cell table:number-columns-repeated="2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0.92360104911">
            <text:p>0.9236010491</text:p>
          </table:table-cell>
          <table:table-cell office:value-type="float" office:value="0.864817305705">
            <text:p>0.8648173057</text:p>
          </table:table-cell>
          <table:table-cell office:value-type="float" office:value="0.863610237373">
            <text:p>0.8636102374</text:p>
          </table:table-cell>
          <table:table-cell office:value-type="float" office:value="0.85589567584">
            <text:p>0.8558956758</text:p>
          </table:table-cell>
          <table:table-cell office:value-type="float" office:value="0.844968783588">
            <text:p>0.8449687836</text:p>
          </table:table-cell>
          <table:table-cell table:number-columns-repeated="2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0.933412599357">
            <text:p>0.9334125994</text:p>
          </table:table-cell>
          <table:table-cell office:value-type="float" office:value="0.870562306331">
            <text:p>0.8705623063</text:p>
          </table:table-cell>
          <table:table-cell office:value-type="float" office:value="0.868422616966">
            <text:p>0.868422617</text:p>
          </table:table-cell>
          <table:table-cell office:value-type="float" office:value="0.860508562893">
            <text:p>0.8605085629</text:p>
          </table:table-cell>
          <table:table-cell office:value-type="float" office:value="0.847071963754">
            <text:p>0.8470719638</text:p>
          </table:table-cell>
          <table:table-cell table:number-columns-repeated="2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0.913315363663">
            <text:p>0.9133153637</text:p>
          </table:table-cell>
          <table:table-cell office:value-type="float" office:value="0.855157661349">
            <text:p>0.8551576613</text:p>
          </table:table-cell>
          <table:table-cell office:value-type="float" office:value="0.853216386502">
            <text:p>0.8532163865</text:p>
          </table:table-cell>
          <table:table-cell office:value-type="float" office:value="0.844981616701">
            <text:p>0.8449816167</text:p>
          </table:table-cell>
          <table:table-cell office:value-type="float" office:value="0.830213406455">
            <text:p>0.8302134065</text:p>
          </table:table-cell>
          <table:table-cell table:number-columns-repeated="2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928435310575">
            <text:p>0.9284353106</text:p>
          </table:table-cell>
          <table:table-cell office:value-type="float" office:value="0.863812128205">
            <text:p>0.8638121282</text:p>
          </table:table-cell>
          <table:table-cell office:value-type="float" office:value="0.863199554334">
            <text:p>0.8631995543</text:p>
          </table:table-cell>
          <table:table-cell office:value-type="float" office:value="0.854707544868">
            <text:p>0.8547075449</text:p>
          </table:table-cell>
          <table:table-cell office:value-type="float" office:value="0.844524549741">
            <text:p>0.8445245497</text:p>
          </table:table-cell>
          <table:table-cell table:number-columns-repeated="2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0.928365308908">
            <text:p>0.9283653089</text:p>
          </table:table-cell>
          <table:table-cell office:value-type="float" office:value="0.869757085216">
            <text:p>0.8697570852</text:p>
          </table:table-cell>
          <table:table-cell office:value-type="float" office:value="0.867721243275">
            <text:p>0.8677212433</text:p>
          </table:table-cell>
          <table:table-cell office:value-type="float" office:value="0.858978783136">
            <text:p>0.8589787831</text:p>
          </table:table-cell>
          <table:table-cell office:value-type="float" office:value="0.845513503659">
            <text:p>0.8455135037</text:p>
          </table:table-cell>
          <table:table-cell table:number-columns-repeated="2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0.921090563892">
            <text:p>0.9210905639</text:p>
          </table:table-cell>
          <table:table-cell office:value-type="float" office:value="0.855498736944">
            <text:p>0.8554987369</text:p>
          </table:table-cell>
          <table:table-cell office:value-type="float" office:value="0.853854576">
            <text:p>0.853854576</text:p>
          </table:table-cell>
          <table:table-cell office:value-type="float" office:value="0.845766339613">
            <text:p>0.8457663396</text:p>
          </table:table-cell>
          <table:table-cell office:value-type="float" office:value="0.831041735816">
            <text:p>0.8310417358</text:p>
          </table:table-cell>
          <table:table-cell table:number-columns-repeated="2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0.923958592432">
            <text:p>0.9239585924</text:p>
          </table:table-cell>
          <table:table-cell office:value-type="float" office:value="0.867590286644">
            <text:p>0.8675902866</text:p>
          </table:table-cell>
          <table:table-cell office:value-type="float" office:value="0.863819968623">
            <text:p>0.8638199686</text:p>
          </table:table-cell>
          <table:table-cell office:value-type="float" office:value="0.855820488639">
            <text:p>0.8558204886</text:p>
          </table:table-cell>
          <table:table-cell office:value-type="float" office:value="0.839531698915">
            <text:p>0.8395316989</text:p>
          </table:table-cell>
          <table:table-cell table:number-columns-repeated="2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0.933457822299">
            <text:p>0.9334578223</text:p>
          </table:table-cell>
          <table:table-cell office:value-type="float" office:value="0.874952425434">
            <text:p>0.8749524254</text:p>
          </table:table-cell>
          <table:table-cell office:value-type="float" office:value="0.872136937618">
            <text:p>0.8721369376</text:p>
          </table:table-cell>
          <table:table-cell office:value-type="float" office:value="0.864326397738">
            <text:p>0.8643263977</text:p>
          </table:table-cell>
          <table:table-cell office:value-type="float" office:value="0.852034562382">
            <text:p>0.8520345624</text:p>
          </table:table-cell>
          <table:table-cell table:number-columns-repeated="2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91205663122">
            <text:p>0.9120566312</text:p>
          </table:table-cell>
          <table:table-cell office:value-type="float" office:value="0.855299114913">
            <text:p>0.8552991149</text:p>
          </table:table-cell>
          <table:table-cell office:value-type="float" office:value="0.852155554901">
            <text:p>0.8521555549</text:p>
          </table:table-cell>
          <table:table-cell office:value-type="float" office:value="0.844350477971">
            <text:p>0.844350478</text:p>
          </table:table-cell>
          <table:table-cell office:value-type="float" office:value="0.830659644715">
            <text:p>0.8306596447</text:p>
          </table:table-cell>
          <table:table-cell table:number-columns-repeated="2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0.932665900403">
            <text:p>0.9326659004</text:p>
          </table:table-cell>
          <table:table-cell office:value-type="float" office:value="0.864795724754">
            <text:p>0.8647957248</text:p>
          </table:table-cell>
          <table:table-cell office:value-type="float" office:value="0.863256123637">
            <text:p>0.8632561236</text:p>
          </table:table-cell>
          <table:table-cell office:value-type="float" office:value="0.855462034004">
            <text:p>0.855462034</text:p>
          </table:table-cell>
          <table:table-cell office:value-type="float" office:value="0.838470337864">
            <text:p>0.8384703379</text:p>
          </table:table-cell>
          <table:table-cell table:number-columns-repeated="2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0.928671107406">
            <text:p>0.9286711074</text:p>
          </table:table-cell>
          <table:table-cell office:value-type="float" office:value="0.869698891482">
            <text:p>0.8696988915</text:p>
          </table:table-cell>
          <table:table-cell office:value-type="float" office:value="0.866499058206">
            <text:p>0.8664990582</text:p>
          </table:table-cell>
          <table:table-cell office:value-type="float" office:value="0.859075847774">
            <text:p>0.8590758478</text:p>
          </table:table-cell>
          <table:table-cell office:value-type="float" office:value="0.847648361741">
            <text:p>0.8476483617</text:p>
          </table:table-cell>
          <table:table-cell table:number-columns-repeated="2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0.920568514804">
            <text:p>0.9205685148</text:p>
          </table:table-cell>
          <table:table-cell office:value-type="float" office:value="0.854244096858">
            <text:p>0.8542440969</text:p>
          </table:table-cell>
          <table:table-cell office:value-type="float" office:value="0.851955906663">
            <text:p>0.8519559067</text:p>
          </table:table-cell>
          <table:table-cell office:value-type="float" office:value="0.843885663763">
            <text:p>0.8438856638</text:p>
          </table:table-cell>
          <table:table-cell office:value-type="float" office:value="0.831038333469">
            <text:p>0.8310383335</text:p>
          </table:table-cell>
          <table:table-cell table:number-columns-repeated="2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0.92302505141">
            <text:p>0.9230250514</text:p>
          </table:table-cell>
          <table:table-cell office:value-type="float" office:value="0.862935134372">
            <text:p>0.8629351344</text:p>
          </table:table-cell>
          <table:table-cell office:value-type="float" office:value="0.860973350902">
            <text:p>0.8609733509</text:p>
          </table:table-cell>
          <table:table-cell office:value-type="float" office:value="0.852281221557">
            <text:p>0.8522812216</text:p>
          </table:table-cell>
          <table:table-cell office:value-type="float" office:value="0.838084230122">
            <text:p>0.8380842301</text:p>
          </table:table-cell>
          <table:table-cell table:number-columns-repeated="2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933002067952">
            <text:p>0.933002068</text:p>
          </table:table-cell>
          <table:table-cell office:value-type="float" office:value="0.868235049436">
            <text:p>0.8682350494</text:p>
          </table:table-cell>
          <table:table-cell office:value-type="float" office:value="0.8662350237">
            <text:p>0.8662350237</text:p>
          </table:table-cell>
          <table:table-cell office:value-type="float" office:value="0.857754169153">
            <text:p>0.8577541692</text:p>
          </table:table-cell>
          <table:table-cell office:value-type="float" office:value="0.844181637928">
            <text:p>0.8441816379</text:p>
          </table:table-cell>
          <table:table-cell table:number-columns-repeated="2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0.912001466394">
            <text:p>0.9120014664</text:p>
          </table:table-cell>
          <table:table-cell office:value-type="float" office:value="0.852464508257">
            <text:p>0.8524645083</text:p>
          </table:table-cell>
          <table:table-cell office:value-type="float" office:value="0.850235305055">
            <text:p>0.8502353051</text:p>
          </table:table-cell>
          <table:table-cell office:value-type="float" office:value="0.841751125763">
            <text:p>0.8417511258</text:p>
          </table:table-cell>
          <table:table-cell office:value-type="float" office:value="0.828821926263">
            <text:p>0.8288219263</text:p>
          </table:table-cell>
          <table:table-cell table:number-columns-repeated="2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0.931877786315">
            <text:p>0.9318777863</text:p>
          </table:table-cell>
          <table:table-cell office:value-type="float" office:value="0.866161423116">
            <text:p>0.8661614231</text:p>
          </table:table-cell>
          <table:table-cell office:value-type="float" office:value="0.865188600388">
            <text:p>0.8651886004</text:p>
          </table:table-cell>
          <table:table-cell office:value-type="float" office:value="0.856372737694">
            <text:p>0.8563727377</text:p>
          </table:table-cell>
          <table:table-cell office:value-type="float" office:value="0.845776444213">
            <text:p>0.8457764442</text:p>
          </table:table-cell>
          <table:table-cell table:number-columns-repeated="2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0.914036139318">
            <text:p>0.9140361393</text:p>
          </table:table-cell>
          <table:table-cell office:value-type="float" office:value="0.854338116686">
            <text:p>0.8543381167</text:p>
          </table:table-cell>
          <table:table-cell office:value-type="float" office:value="0.852402674105">
            <text:p>0.8524026741</text:p>
          </table:table-cell>
          <table:table-cell office:value-type="float" office:value="0.844367517914">
            <text:p>0.8443675179</text:p>
          </table:table-cell>
          <table:table-cell office:value-type="float" office:value="0.830064513498">
            <text:p>0.8300645135</text:p>
          </table:table-cell>
          <table:table-cell table:number-columns-repeated="2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0.928012348227">
            <text:p>0.9280123482</text:p>
          </table:table-cell>
          <table:table-cell office:value-type="float" office:value="0.86141815926">
            <text:p>0.8614181593</text:p>
          </table:table-cell>
          <table:table-cell office:value-type="float" office:value="0.859742684697">
            <text:p>0.8597426847</text:p>
          </table:table-cell>
          <table:table-cell office:value-type="float" office:value="0.851756068984">
            <text:p>0.851756069</text:p>
          </table:table-cell>
          <table:table-cell office:value-type="float" office:value="0.840933869486">
            <text:p>0.8409338695</text:p>
          </table:table-cell>
          <table:table-cell table:number-columns-repeated="2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928091923256">
            <text:p>0.9280919233</text:p>
          </table:table-cell>
          <table:table-cell office:value-type="float" office:value="0.869921665217">
            <text:p>0.8699216652</text:p>
          </table:table-cell>
          <table:table-cell office:value-type="float" office:value="0.867912206548">
            <text:p>0.8679122065</text:p>
          </table:table-cell>
          <table:table-cell office:value-type="float" office:value="0.860503089322">
            <text:p>0.8605030893</text:p>
          </table:table-cell>
          <table:table-cell office:value-type="float" office:value="0.838453112923">
            <text:p>0.8384531129</text:p>
          </table:table-cell>
          <table:table-cell table:number-columns-repeated="2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0.920247763813">
            <text:p>0.9202477638</text:p>
          </table:table-cell>
          <table:table-cell office:value-type="float" office:value="0.857858112868">
            <text:p>0.8578581129</text:p>
          </table:table-cell>
          <table:table-cell office:value-type="float" office:value="0.856509784722">
            <text:p>0.8565097847</text:p>
          </table:table-cell>
          <table:table-cell office:value-type="float" office:value="0.84757045303">
            <text:p>0.847570453</text:p>
          </table:table-cell>
          <table:table-cell office:value-type="float" office:value="0.829438083832">
            <text:p>0.8294380838</text:p>
          </table:table-cell>
          <table:table-cell table:number-columns-repeated="2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0.922195751659">
            <text:p>0.9221957517</text:p>
          </table:table-cell>
          <table:table-cell office:value-type="float" office:value="0.865407342147">
            <text:p>0.8654073421</text:p>
          </table:table-cell>
          <table:table-cell office:value-type="float" office:value="0.86439419163">
            <text:p>0.8643941916</text:p>
          </table:table-cell>
          <table:table-cell office:value-type="float" office:value="0.855968574673">
            <text:p>0.8559685747</text:p>
          </table:table-cell>
          <table:table-cell office:value-type="float" office:value="0.842457848986">
            <text:p>0.842457849</text:p>
          </table:table-cell>
          <table:table-cell table:number-columns-repeated="2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0.932975839749">
            <text:p>0.9329758397</text:p>
          </table:table-cell>
          <table:table-cell office:value-type="float" office:value="0.870527334964">
            <text:p>0.870527335</text:p>
          </table:table-cell>
          <table:table-cell office:value-type="float" office:value="0.870079005505">
            <text:p>0.8700790055</text:p>
          </table:table-cell>
          <table:table-cell office:value-type="float" office:value="0.862176423835">
            <text:p>0.8621764238</text:p>
          </table:table-cell>
          <table:table-cell office:value-type="float" office:value="0.843415586772">
            <text:p>0.8434155868</text:p>
          </table:table-cell>
          <table:table-cell table:number-columns-repeated="2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0.914204372614">
            <text:p>0.9142043726</text:p>
          </table:table-cell>
          <table:table-cell office:value-type="float" office:value="0.855935054357">
            <text:p>0.8559350544</text:p>
          </table:table-cell>
          <table:table-cell office:value-type="float" office:value="0.854096866804">
            <text:p>0.8540968668</text:p>
          </table:table-cell>
          <table:table-cell office:value-type="float" office:value="0.845651204786">
            <text:p>0.8456512048</text:p>
          </table:table-cell>
          <table:table-cell office:value-type="float" office:value="0.829059799131">
            <text:p>0.8290597991</text:p>
          </table:table-cell>
          <table:table-cell table:number-columns-repeated="2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927822292703">
            <text:p>0.9278222927</text:p>
          </table:table-cell>
          <table:table-cell office:value-type="float" office:value="0.861981016888">
            <text:p>0.8619810169</text:p>
          </table:table-cell>
          <table:table-cell office:value-type="float" office:value="0.860888018097">
            <text:p>0.8608880181</text:p>
          </table:table-cell>
          <table:table-cell office:value-type="float" office:value="0.852257342155">
            <text:p>0.8522573422</text:p>
          </table:table-cell>
          <table:table-cell office:value-type="float" office:value="0.840286422751">
            <text:p>0.8402864228</text:p>
          </table:table-cell>
          <table:table-cell table:number-columns-repeated="2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0.929170918553">
            <text:p>0.9291709186</text:p>
          </table:table-cell>
          <table:table-cell office:value-type="float" office:value="0.868204537015">
            <text:p>0.868204537</text:p>
          </table:table-cell>
          <table:table-cell office:value-type="float" office:value="0.867137449911">
            <text:p>0.8671374499</text:p>
          </table:table-cell>
          <table:table-cell office:value-type="float" office:value="0.858953092134">
            <text:p>0.8589530921</text:p>
          </table:table-cell>
          <table:table-cell office:value-type="float" office:value="0.843732678961">
            <text:p>0.843732679</text:p>
          </table:table-cell>
          <table:table-cell table:number-columns-repeated="2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0.920256209648">
            <text:p>0.9202562096</text:p>
          </table:table-cell>
          <table:table-cell office:value-type="float" office:value="0.852278282048">
            <text:p>0.852278282</text:p>
          </table:table-cell>
          <table:table-cell office:value-type="float" office:value="0.851127576953">
            <text:p>0.851127577</text:p>
          </table:table-cell>
          <table:table-cell office:value-type="float" office:value="0.842871709817">
            <text:p>0.8428717098</text:p>
          </table:table-cell>
          <table:table-cell office:value-type="float" office:value="0.827357109986">
            <text:p>0.82735711</text:p>
          </table:table-cell>
          <table:table-cell table:number-columns-repeated="2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0.926876610134">
            <text:p>0.9268766101</text:p>
          </table:table-cell>
          <table:table-cell office:value-type="float" office:value="0.868228514988">
            <text:p>0.868228515</text:p>
          </table:table-cell>
          <table:table-cell office:value-type="float" office:value="0.866582073422">
            <text:p>0.8665820734</text:p>
          </table:table-cell>
          <table:table-cell office:value-type="float" office:value="0.859135663997">
            <text:p>0.859135664</text:p>
          </table:table-cell>
          <table:table-cell office:value-type="float" office:value="0.84274942503">
            <text:p>0.842749425</text:p>
          </table:table-cell>
          <table:table-cell table:number-columns-repeated="2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0.91874930294">
            <text:p>0.9187493029</text:p>
          </table:table-cell>
          <table:table-cell office:value-type="float" office:value="0.853587189711">
            <text:p>0.8535871897</text:p>
          </table:table-cell>
          <table:table-cell office:value-type="float" office:value="0.852481873101">
            <text:p>0.8524818731</text:p>
          </table:table-cell>
          <table:table-cell office:value-type="float" office:value="0.844318781804">
            <text:p>0.8443187818</text:p>
          </table:table-cell>
          <table:table-cell office:value-type="float" office:value="0.827417723285">
            <text:p>0.8274177233</text:p>
          </table:table-cell>
          <table:table-cell table:number-columns-repeated="2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926388830176">
            <text:p>0.9263888302</text:p>
          </table:table-cell>
          <table:table-cell office:value-type="float" office:value="0.867269102451">
            <text:p>0.8672691025</text:p>
          </table:table-cell>
          <table:table-cell office:value-type="float" office:value="0.866366555421">
            <text:p>0.8663665554</text:p>
          </table:table-cell>
          <table:table-cell office:value-type="float" office:value="0.85800721029">
            <text:p>0.8580072103</text:p>
          </table:table-cell>
          <table:table-cell office:value-type="float" office:value="0.845687311347">
            <text:p>0.8456873113</text:p>
          </table:table-cell>
          <table:table-cell table:number-columns-repeated="2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0.920154507878">
            <text:p>0.9201545079</text:p>
          </table:table-cell>
          <table:table-cell office:value-type="float" office:value="0.853571603115">
            <text:p>0.8535716031</text:p>
          </table:table-cell>
          <table:table-cell office:value-type="float" office:value="0.852397613749">
            <text:p>0.8523976137</text:p>
          </table:table-cell>
          <table:table-cell office:value-type="float" office:value="0.843603645573">
            <text:p>0.8436036456</text:p>
          </table:table-cell>
          <table:table-cell office:value-type="float" office:value="0.829861424819">
            <text:p>0.8298614248</text:p>
          </table:table-cell>
          <table:table-cell table:number-columns-repeated="2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0.924245627524">
            <text:p>0.9242456275</text:p>
          </table:table-cell>
          <table:table-cell office:value-type="float" office:value="0.86466906923">
            <text:p>0.8646690692</text:p>
          </table:table-cell>
          <table:table-cell office:value-type="float" office:value="0.86379254857">
            <text:p>0.8637925486</text:p>
          </table:table-cell>
          <table:table-cell office:value-type="float" office:value="0.856311688421">
            <text:p>0.8563116884</text:p>
          </table:table-cell>
          <table:table-cell office:value-type="float" office:value="0.837496617893">
            <text:p>0.8374966179</text:p>
          </table:table-cell>
          <table:table-cell table:number-columns-repeated="2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0.932943244298">
            <text:p>0.9329432443</text:p>
          </table:table-cell>
          <table:table-cell office:value-type="float" office:value="0.873769233858">
            <text:p>0.8737692339</text:p>
          </table:table-cell>
          <table:table-cell office:value-type="float" office:value="0.870519221016">
            <text:p>0.870519221</text:p>
          </table:table-cell>
          <table:table-cell office:value-type="float" office:value="0.863139874316">
            <text:p>0.8631398743</text:p>
          </table:table-cell>
          <table:table-cell office:value-type="float" office:value="0.84868801569">
            <text:p>0.8486880157</text:p>
          </table:table-cell>
          <table:table-cell table:number-columns-repeated="2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0.911996230789">
            <text:p>0.9119962308</text:p>
          </table:table-cell>
          <table:table-cell office:value-type="float" office:value="0.854387425042">
            <text:p>0.854387425</text:p>
          </table:table-cell>
          <table:table-cell office:value-type="float" office:value="0.852953139252">
            <text:p>0.8529531393</text:p>
          </table:table-cell>
          <table:table-cell office:value-type="float" office:value="0.844861549062">
            <text:p>0.8448615491</text:p>
          </table:table-cell>
          <table:table-cell office:value-type="float" office:value="0.830093002642">
            <text:p>0.8300930026</text:p>
          </table:table-cell>
          <table:table-cell table:number-columns-repeated="2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931985686641">
            <text:p>0.9319856866</text:p>
          </table:table-cell>
          <table:table-cell office:value-type="float" office:value="0.868805798484">
            <text:p>0.8688057985</text:p>
          </table:table-cell>
          <table:table-cell office:value-type="float" office:value="0.868036384419">
            <text:p>0.8680363844</text:p>
          </table:table-cell>
          <table:table-cell office:value-type="float" office:value="0.860094274249">
            <text:p>0.8600942742</text:p>
          </table:table-cell>
          <table:table-cell office:value-type="float" office:value="0.841584991932">
            <text:p>0.8415849919</text:p>
          </table:table-cell>
          <table:table-cell table:number-columns-repeated="2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0.913477324552">
            <text:p>0.9134773246</text:p>
          </table:table-cell>
          <table:table-cell office:value-type="float" office:value="0.853972792934">
            <text:p>0.8539727929</text:p>
          </table:table-cell>
          <table:table-cell office:value-type="float" office:value="0.852238250415">
            <text:p>0.8522382504</text:p>
          </table:table-cell>
          <table:table-cell office:value-type="float" office:value="0.844074657491">
            <text:p>0.8440746575</text:p>
          </table:table-cell>
          <table:table-cell office:value-type="float" office:value="0.827259871831">
            <text:p>0.8272598718</text:p>
          </table:table-cell>
          <table:table-cell table:number-columns-repeated="2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0.927806071105">
            <text:p>0.9278060711</text:p>
          </table:table-cell>
          <table:table-cell office:value-type="float" office:value="0.862283195133">
            <text:p>0.8622831951</text:p>
          </table:table-cell>
          <table:table-cell office:value-type="float" office:value="0.861295752003">
            <text:p>0.861295752</text:p>
          </table:table-cell>
          <table:table-cell office:value-type="float" office:value="0.852421490771">
            <text:p>0.8524214908</text:p>
          </table:table-cell>
          <table:table-cell office:value-type="float" office:value="0.835023689292">
            <text:p>0.8350236893</text:p>
          </table:table-cell>
          <table:table-cell table:number-columns-repeated="2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0.928138551545">
            <text:p>0.9281385515</text:p>
          </table:table-cell>
          <table:table-cell office:value-type="float" office:value="0.867357183696">
            <text:p>0.8673571837</text:p>
          </table:table-cell>
          <table:table-cell office:value-type="float" office:value="0.867184599137">
            <text:p>0.8671845991</text:p>
          </table:table-cell>
          <table:table-cell office:value-type="float" office:value="0.859349774216">
            <text:p>0.8593497742</text:p>
          </table:table-cell>
          <table:table-cell office:value-type="float" office:value="0.842091614421">
            <text:p>0.8420916144</text:p>
          </table:table-cell>
          <table:table-cell table:number-columns-repeated="2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0.919799116918">
            <text:p>0.9197991169</text:p>
          </table:table-cell>
          <table:table-cell office:value-type="float" office:value="0.851171793749">
            <text:p>0.8511717937</text:p>
          </table:table-cell>
          <table:table-cell office:value-type="float" office:value="0.850296306661">
            <text:p>0.8502963067</text:p>
          </table:table-cell>
          <table:table-cell office:value-type="float" office:value="0.842330493278">
            <text:p>0.8423304933</text:p>
          </table:table-cell>
          <table:table-cell office:value-type="float" office:value="0.827385179431">
            <text:p>0.8273851794</text:p>
          </table:table-cell>
          <table:table-cell table:number-columns-repeated="2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926927883757">
            <text:p>0.9269278838</text:p>
          </table:table-cell>
          <table:table-cell office:value-type="float" office:value="0.864490060112">
            <text:p>0.8644900601</text:p>
          </table:table-cell>
          <table:table-cell office:value-type="float" office:value="0.864143616404">
            <text:p>0.8641436164</text:p>
          </table:table-cell>
          <table:table-cell office:value-type="float" office:value="0.856705374323">
            <text:p>0.8567053743</text:p>
          </table:table-cell>
          <table:table-cell office:value-type="float" office:value="0.836450341233">
            <text:p>0.8364503412</text:p>
          </table:table-cell>
          <table:table-cell table:number-columns-repeated="2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0.923680047652">
            <text:p>0.9236800477</text:p>
          </table:table-cell>
          <table:table-cell office:value-type="float" office:value="0.850951247456">
            <text:p>0.8509512475</text:p>
          </table:table-cell>
          <table:table-cell office:value-type="float" office:value="0.850807740155">
            <text:p>0.8508077402</text:p>
          </table:table-cell>
          <table:table-cell office:value-type="float" office:value="0.843519302045">
            <text:p>0.843519302</text:p>
          </table:table-cell>
          <table:table-cell office:value-type="float" office:value="0.828245233321">
            <text:p>0.8282452333</text:p>
          </table:table-cell>
          <table:table-cell table:number-columns-repeated="2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0.921178519902">
            <text:p>0.9211785199</text:p>
          </table:table-cell>
          <table:table-cell office:value-type="float" office:value="0.859508377509">
            <text:p>0.8595083775</text:p>
          </table:table-cell>
          <table:table-cell office:value-type="float" office:value="0.858185915952">
            <text:p>0.858185916</text:p>
          </table:table-cell>
          <table:table-cell office:value-type="float" office:value="0.850820739462">
            <text:p>0.8508207395</text:p>
          </table:table-cell>
          <table:table-cell office:value-type="float" office:value="0.832951446781">
            <text:p>0.8329514468</text:p>
          </table:table-cell>
          <table:table-cell table:number-columns-repeated="2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0.931615085897">
            <text:p>0.9316150859</text:p>
          </table:table-cell>
          <table:table-cell office:value-type="float" office:value="0.865526662669">
            <text:p>0.8655266627</text:p>
          </table:table-cell>
          <table:table-cell office:value-type="float" office:value="0.864028798428">
            <text:p>0.8640287984</text:p>
          </table:table-cell>
          <table:table-cell office:value-type="float" office:value="0.856637466338">
            <text:p>0.8566374663</text:p>
          </table:table-cell>
          <table:table-cell office:value-type="float" office:value="0.836205939753">
            <text:p>0.8362059398</text:p>
          </table:table-cell>
          <table:table-cell table:number-columns-repeated="2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0.912078888395">
            <text:p>0.9120788884</text:p>
          </table:table-cell>
          <table:table-cell office:value-type="float" office:value="0.85314510701">
            <text:p>0.853145107</text:p>
          </table:table-cell>
          <table:table-cell office:value-type="float" office:value="0.851850236859">
            <text:p>0.8518502369</text:p>
          </table:table-cell>
          <table:table-cell office:value-type="float" office:value="0.843271307047">
            <text:p>0.843271307</text:p>
          </table:table-cell>
          <table:table-cell office:value-type="float" office:value="0.821076145815">
            <text:p>0.8210761458</text:p>
          </table:table-cell>
          <table:table-cell table:number-columns-repeated="2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926650679251">
            <text:p>0.9266506793</text:p>
          </table:table-cell>
          <table:table-cell office:value-type="float" office:value="0.864518626426">
            <text:p>0.8645186264</text:p>
          </table:table-cell>
          <table:table-cell office:value-type="float" office:value="0.861829624539">
            <text:p>0.8618296245</text:p>
          </table:table-cell>
          <table:table-cell office:value-type="float" office:value="0.853865325313">
            <text:p>0.8538653253</text:p>
          </table:table-cell>
          <table:table-cell office:value-type="float" office:value="0.837281226176">
            <text:p>0.8372812262</text:p>
          </table:table-cell>
          <table:table-cell table:number-columns-repeated="2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0.927297165109">
            <text:p>0.9272971651</text:p>
          </table:table-cell>
          <table:table-cell office:value-type="float" office:value="0.869418478064">
            <text:p>0.8694184781</text:p>
          </table:table-cell>
          <table:table-cell office:value-type="float" office:value="0.867371158126">
            <text:p>0.8673711581</text:p>
          </table:table-cell>
          <table:table-cell office:value-type="float" office:value="0.859403865454">
            <text:p>0.8594038655</text:p>
          </table:table-cell>
          <table:table-cell office:value-type="float" office:value="0.842407465206">
            <text:p>0.8424074652</text:p>
          </table:table-cell>
          <table:table-cell table:number-columns-repeated="2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0.920871218559">
            <text:p>0.9208712186</text:p>
          </table:table-cell>
          <table:table-cell office:value-type="float" office:value="0.855443148978">
            <text:p>0.855443149</text:p>
          </table:table-cell>
          <table:table-cell office:value-type="float" office:value="0.85349665719">
            <text:p>0.8534966572</text:p>
          </table:table-cell>
          <table:table-cell office:value-type="float" office:value="0.845608916646">
            <text:p>0.8456089166</text:p>
          </table:table-cell>
          <table:table-cell office:value-type="float" office:value="0.829483609057">
            <text:p>0.8294836091</text:p>
          </table:table-cell>
          <table:table-cell table:number-columns-repeated="2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0.92180363602">
            <text:p>0.921803636</text:p>
          </table:table-cell>
          <table:table-cell office:value-type="float" office:value="0.86328044298">
            <text:p>0.863280443</text:p>
          </table:table-cell>
          <table:table-cell office:value-type="float" office:value="0.860613688652">
            <text:p>0.8606136887</text:p>
          </table:table-cell>
          <table:table-cell office:value-type="float" office:value="0.853024271895">
            <text:p>0.8530242719</text:p>
          </table:table-cell>
          <table:table-cell office:value-type="float" office:value="0.838356897738">
            <text:p>0.8383568977</text:p>
          </table:table-cell>
          <table:table-cell table:number-columns-repeated="2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0.932438208359">
            <text:p>0.9324382084</text:p>
          </table:table-cell>
          <table:table-cell office:value-type="float" office:value="0.870228640811">
            <text:p>0.8702286408</text:p>
          </table:table-cell>
          <table:table-cell office:value-type="float" office:value="0.867319325657">
            <text:p>0.8673193257</text:p>
          </table:table-cell>
          <table:table-cell office:value-type="float" office:value="0.858869542959">
            <text:p>0.858869543</text:p>
          </table:table-cell>
          <table:table-cell office:value-type="float" office:value="0.841724206759">
            <text:p>0.8417242068</text:p>
          </table:table-cell>
          <table:table-cell table:number-columns-repeated="2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914212394929">
            <text:p>0.9142123949</text:p>
          </table:table-cell>
          <table:table-cell office:value-type="float" office:value="0.854096449994">
            <text:p>0.85409645</text:p>
          </table:table-cell>
          <table:table-cell office:value-type="float" office:value="0.852549238338">
            <text:p>0.8525492383</text:p>
          </table:table-cell>
          <table:table-cell office:value-type="float" office:value="0.844408550345">
            <text:p>0.8444085503</text:p>
          </table:table-cell>
          <table:table-cell office:value-type="float" office:value="0.825711465623">
            <text:p>0.8257114656</text:p>
          </table:table-cell>
          <table:table-cell table:number-columns-repeated="2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0.927364486217">
            <text:p>0.9273644862</text:p>
          </table:table-cell>
          <table:table-cell office:value-type="float" office:value="0.862982344093">
            <text:p>0.8629823441</text:p>
          </table:table-cell>
          <table:table-cell office:value-type="float" office:value="0.860003922587">
            <text:p>0.8600039226</text:p>
          </table:table-cell>
          <table:table-cell office:value-type="float" office:value="0.851840869645">
            <text:p>0.8518408696</text:p>
          </table:table-cell>
          <table:table-cell office:value-type="float" office:value="0.837641711008">
            <text:p>0.837641711</text:p>
          </table:table-cell>
          <table:table-cell table:number-columns-repeated="2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0.928045327019">
            <text:p>0.928045327</text:p>
          </table:table-cell>
          <table:table-cell office:value-type="float" office:value="0.868445020236">
            <text:p>0.8684450202</text:p>
          </table:table-cell>
          <table:table-cell office:value-type="float" office:value="0.866018236377">
            <text:p>0.8660182364</text:p>
          </table:table-cell>
          <table:table-cell office:value-type="float" office:value="0.85715047013">
            <text:p>0.8571504701</text:p>
          </table:table-cell>
          <table:table-cell office:value-type="float" office:value="0.839583952005">
            <text:p>0.839583952</text:p>
          </table:table-cell>
          <table:table-cell table:number-columns-repeated="2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0.917857350481">
            <text:p>0.9178573505</text:p>
          </table:table-cell>
          <table:table-cell office:value-type="float" office:value="0.853476795475">
            <text:p>0.8534767955</text:p>
          </table:table-cell>
          <table:table-cell office:value-type="float" office:value="0.851943631835">
            <text:p>0.8519436318</text:p>
          </table:table-cell>
          <table:table-cell office:value-type="float" office:value="0.843152996907">
            <text:p>0.8431529969</text:p>
          </table:table-cell>
          <table:table-cell office:value-type="float" office:value="0.826927557178">
            <text:p>0.8269275572</text:p>
          </table:table-cell>
          <table:table-cell table:number-columns-repeated="2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0.925120331679">
            <text:p>0.9251203317</text:p>
          </table:table-cell>
          <table:table-cell office:value-type="float" office:value="0.866063403006">
            <text:p>0.866063403</text:p>
          </table:table-cell>
          <table:table-cell office:value-type="float" office:value="0.86521674236">
            <text:p>0.8652167424</text:p>
          </table:table-cell>
          <table:table-cell office:value-type="float" office:value="0.855782880328">
            <text:p>0.8557828803</text:p>
          </table:table-cell>
          <table:table-cell office:value-type="float" office:value="0.840923429022">
            <text:p>0.840923429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912683871022">
            <text:p>0.912683871</text:p>
          </table:table-cell>
          <table:table-cell office:value-type="float" office:value="0.853248297167">
            <text:p>0.8532482972</text:p>
          </table:table-cell>
          <table:table-cell office:value-type="float" office:value="0.851467548131">
            <text:p>0.8514675481</text:p>
          </table:table-cell>
          <table:table-cell office:value-type="float" office:value="0.841894692442">
            <text:p>0.8418946924</text:p>
          </table:table-cell>
          <table:table-cell office:value-type="float" office:value="0.826875164693">
            <text:p>0.8268751647</text:p>
          </table:table-cell>
          <table:table-cell table:number-columns-repeated="2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0.958202264993">
            <text:p>0.958202265</text:p>
          </table:table-cell>
          <table:table-cell office:value-type="float" office:value="0.868837928083">
            <text:p>0.8688379281</text:p>
          </table:table-cell>
          <table:table-cell office:value-type="float" office:value="0.867373419142">
            <text:p>0.8673734191</text:p>
          </table:table-cell>
          <table:table-cell office:value-type="float" office:value="0.861960748061">
            <text:p>0.8619607481</text:p>
          </table:table-cell>
          <table:table-cell office:value-type="float" office:value="0.847928006931">
            <text:p>0.8479280069</text:p>
          </table:table-cell>
          <table:table-cell table:number-columns-repeated="2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0.937451107442">
            <text:p>0.9374511074</text:p>
          </table:table-cell>
          <table:table-cell office:value-type="float" office:value="0.872172052615">
            <text:p>0.8721720526</text:p>
          </table:table-cell>
          <table:table-cell office:value-type="float" office:value="0.871219567395">
            <text:p>0.8712195674</text:p>
          </table:table-cell>
          <table:table-cell office:value-type="float" office:value="0.866393068574">
            <text:p>0.8663930686</text:p>
          </table:table-cell>
          <table:table-cell office:value-type="float" office:value="0.854296379058">
            <text:p>0.8542963791</text:p>
          </table:table-cell>
          <table:table-cell table:number-columns-repeated="2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0.930728597658">
            <text:p>0.9307285977</text:p>
          </table:table-cell>
          <table:table-cell office:value-type="float" office:value="0.85315529245">
            <text:p>0.8531552925</text:p>
          </table:table-cell>
          <table:table-cell office:value-type="float" office:value="0.851846099737">
            <text:p>0.8518460997</text:p>
          </table:table-cell>
          <table:table-cell office:value-type="float" office:value="0.847454945556">
            <text:p>0.8474549456</text:p>
          </table:table-cell>
          <table:table-cell office:value-type="float" office:value="0.833235678644">
            <text:p>0.8332356786</text:p>
          </table:table-cell>
          <table:table-cell table:number-columns-repeated="2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0.932556693432">
            <text:p>0.9325566934</text:p>
          </table:table-cell>
          <table:table-cell office:value-type="float" office:value="0.863031463134">
            <text:p>0.8630314631</text:p>
          </table:table-cell>
          <table:table-cell office:value-type="float" office:value="0.86292819457">
            <text:p>0.8629281946</text:p>
          </table:table-cell>
          <table:table-cell office:value-type="float" office:value="0.858109084185">
            <text:p>0.8581090842</text:p>
          </table:table-cell>
          <table:table-cell office:value-type="float" office:value="0.842706082725">
            <text:p>0.8427060827</text:p>
          </table:table-cell>
          <table:table-cell table:number-columns-repeated="2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942249731002">
            <text:p>0.942249731</text:p>
          </table:table-cell>
          <table:table-cell office:value-type="float" office:value="0.870392867456">
            <text:p>0.8703928675</text:p>
          </table:table-cell>
          <table:table-cell office:value-type="float" office:value="0.868973998085">
            <text:p>0.8689739981</text:p>
          </table:table-cell>
          <table:table-cell office:value-type="float" office:value="0.863531535385">
            <text:p>0.8635315354</text:p>
          </table:table-cell>
          <table:table-cell office:value-type="float" office:value="0.849544156572">
            <text:p>0.8495441566</text:p>
          </table:table-cell>
          <table:table-cell table:number-columns-repeated="2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0.922523744257">
            <text:p>0.9225237443</text:p>
          </table:table-cell>
          <table:table-cell office:value-type="float" office:value="0.855133977265">
            <text:p>0.8551339773</text:p>
          </table:table-cell>
          <table:table-cell office:value-type="float" office:value="0.854067626804">
            <text:p>0.8540676268</text:p>
          </table:table-cell>
          <table:table-cell office:value-type="float" office:value="0.849611733292">
            <text:p>0.8496117333</text:p>
          </table:table-cell>
          <table:table-cell office:value-type="float" office:value="0.834073213623">
            <text:p>0.8340732136</text:p>
          </table:table-cell>
          <table:table-cell table:number-columns-repeated="2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0.937815286563">
            <text:p>0.9378152866</text:p>
          </table:table-cell>
          <table:table-cell office:value-type="float" office:value="0.864149010965">
            <text:p>0.864149011</text:p>
          </table:table-cell>
          <table:table-cell office:value-type="float" office:value="0.863264128469">
            <text:p>0.8632641285</text:p>
          </table:table-cell>
          <table:table-cell office:value-type="float" office:value="0.858444706356">
            <text:p>0.8584447064</text:p>
          </table:table-cell>
          <table:table-cell office:value-type="float" office:value="0.846443715399">
            <text:p>0.8464437154</text:p>
          </table:table-cell>
          <table:table-cell table:number-columns-repeated="2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0.93507830995">
            <text:p>0.93507831</text:p>
          </table:table-cell>
          <table:table-cell office:value-type="float" office:value="0.868606210017">
            <text:p>0.86860621</text:p>
          </table:table-cell>
          <table:table-cell office:value-type="float" office:value="0.867404723783">
            <text:p>0.8674047238</text:p>
          </table:table-cell>
          <table:table-cell office:value-type="float" office:value="0.862260743501">
            <text:p>0.8622607435</text:p>
          </table:table-cell>
          <table:table-cell office:value-type="float" office:value="0.849258203469">
            <text:p>0.8492582035</text:p>
          </table:table-cell>
          <table:table-cell table:number-columns-repeated="2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0.930305687666">
            <text:p>0.9303056877</text:p>
          </table:table-cell>
          <table:table-cell office:value-type="float" office:value="0.853745052802">
            <text:p>0.8537450528</text:p>
          </table:table-cell>
          <table:table-cell office:value-type="float" office:value="0.852766291614">
            <text:p>0.8527662916</text:p>
          </table:table-cell>
          <table:table-cell office:value-type="float" office:value="0.847601970396">
            <text:p>0.8476019704</text:p>
          </table:table-cell>
          <table:table-cell office:value-type="float" office:value="0.833365403481">
            <text:p>0.8333654035</text:p>
          </table:table-cell>
          <table:table-cell table:number-columns-repeated="2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92996212506">
            <text:p>0.9299621251</text:p>
          </table:table-cell>
          <table:table-cell office:value-type="float" office:value="0.863040117879">
            <text:p>0.8630401179</text:p>
          </table:table-cell>
          <table:table-cell office:value-type="float" office:value="0.863103007219">
            <text:p>0.8631030072</text:p>
          </table:table-cell>
          <table:table-cell office:value-type="float" office:value="0.858518891412">
            <text:p>0.8585188914</text:p>
          </table:table-cell>
          <table:table-cell office:value-type="float" office:value="0.842655313888">
            <text:p>0.8426553139</text:p>
          </table:table-cell>
          <table:table-cell table:number-columns-repeated="2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0.939970827871">
            <text:p>0.9399708279</text:p>
          </table:table-cell>
          <table:table-cell office:value-type="float" office:value="0.868797997907">
            <text:p>0.8687979979</text:p>
          </table:table-cell>
          <table:table-cell office:value-type="float" office:value="0.8667988872">
            <text:p>0.8667988872</text:p>
          </table:table-cell>
          <table:table-cell office:value-type="float" office:value="0.862104488355">
            <text:p>0.8621044884</text:p>
          </table:table-cell>
          <table:table-cell office:value-type="float" office:value="0.847762927786">
            <text:p>0.8477629278</text:p>
          </table:table-cell>
          <table:table-cell table:number-columns-repeated="2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0.920509514406">
            <text:p>0.9205095144</text:p>
          </table:table-cell>
          <table:table-cell office:value-type="float" office:value="0.853976871333">
            <text:p>0.8539768713</text:p>
          </table:table-cell>
          <table:table-cell office:value-type="float" office:value="0.852725494603">
            <text:p>0.8527254946</text:p>
          </table:table-cell>
          <table:table-cell office:value-type="float" office:value="0.848140782451">
            <text:p>0.8481407825</text:p>
          </table:table-cell>
          <table:table-cell office:value-type="float" office:value="0.832836577309">
            <text:p>0.8328365773</text:p>
          </table:table-cell>
          <table:table-cell table:number-columns-repeated="2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0.935042149562">
            <text:p>0.9350421496</text:p>
          </table:table-cell>
          <table:table-cell office:value-type="float" office:value="0.866237089798">
            <text:p>0.8662370898</text:p>
          </table:table-cell>
          <table:table-cell office:value-type="float" office:value="0.863130759204">
            <text:p>0.8631307592</text:p>
          </table:table-cell>
          <table:table-cell office:value-type="float" office:value="0.857392514079">
            <text:p>0.8573925141</text:p>
          </table:table-cell>
          <table:table-cell office:value-type="float" office:value="0.841364677037">
            <text:p>0.841364677</text:p>
          </table:table-cell>
          <table:table-cell table:number-columns-repeated="2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0.932821253895">
            <text:p>0.9328212539</text:p>
          </table:table-cell>
          <table:table-cell office:value-type="float" office:value="0.87335599281">
            <text:p>0.8733559928</text:p>
          </table:table-cell>
          <table:table-cell office:value-type="float" office:value="0.870999175155">
            <text:p>0.8709991752</text:p>
          </table:table-cell>
          <table:table-cell office:value-type="float" office:value="0.865635449063">
            <text:p>0.8656354491</text:p>
          </table:table-cell>
          <table:table-cell office:value-type="float" office:value="0.85004857008">
            <text:p>0.8500485701</text:p>
          </table:table-cell>
          <table:table-cell table:number-columns-repeated="2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926159747582">
            <text:p>0.9261597476</text:p>
          </table:table-cell>
          <table:table-cell office:value-type="float" office:value="0.857429535858">
            <text:p>0.8574295359</text:p>
          </table:table-cell>
          <table:table-cell office:value-type="float" office:value="0.854702736258">
            <text:p>0.8547027363</text:p>
          </table:table-cell>
          <table:table-cell office:value-type="float" office:value="0.849217879271">
            <text:p>0.8492178793</text:p>
          </table:table-cell>
          <table:table-cell office:value-type="float" office:value="0.83673994747">
            <text:p>0.8367399475</text:p>
          </table:table-cell>
          <table:table-cell table:number-columns-repeated="2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0.932329406007">
            <text:p>0.932329406</text:p>
          </table:table-cell>
          <table:table-cell office:value-type="float" office:value="0.866400638746">
            <text:p>0.8664006387</text:p>
          </table:table-cell>
          <table:table-cell office:value-type="float" office:value="0.864910657478">
            <text:p>0.8649106575</text:p>
          </table:table-cell>
          <table:table-cell office:value-type="float" office:value="0.859592978892">
            <text:p>0.8595929789</text:p>
          </table:table-cell>
          <table:table-cell office:value-type="float" office:value="0.844810396694">
            <text:p>0.8448103967</text:p>
          </table:table-cell>
          <table:table-cell table:number-columns-repeated="2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0.941025444019">
            <text:p>0.941025444</text:p>
          </table:table-cell>
          <table:table-cell office:value-type="float" office:value="0.872271794708">
            <text:p>0.8722717947</text:p>
          </table:table-cell>
          <table:table-cell office:value-type="float" office:value="0.868953007547">
            <text:p>0.8689530075</text:p>
          </table:table-cell>
          <table:table-cell office:value-type="float" office:value="0.863408672982">
            <text:p>0.863408673</text:p>
          </table:table-cell>
          <table:table-cell office:value-type="float" office:value="0.850407299009">
            <text:p>0.850407299</text:p>
          </table:table-cell>
          <table:table-cell table:number-columns-repeated="2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0.922334512897">
            <text:p>0.9223345129</text:p>
          </table:table-cell>
          <table:table-cell office:value-type="float" office:value="0.855475698473">
            <text:p>0.8554756985</text:p>
          </table:table-cell>
          <table:table-cell office:value-type="float" office:value="0.852290527611">
            <text:p>0.8522905276</text:p>
          </table:table-cell>
          <table:table-cell office:value-type="float" office:value="0.84637424428">
            <text:p>0.8463742443</text:p>
          </table:table-cell>
          <table:table-cell office:value-type="float" office:value="0.832282440779">
            <text:p>0.8322824408</text:p>
          </table:table-cell>
          <table:table-cell table:number-columns-repeated="2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0.935498160315">
            <text:p>0.9354981603</text:p>
          </table:table-cell>
          <table:table-cell office:value-type="float" office:value="0.864314329078">
            <text:p>0.8643143291</text:p>
          </table:table-cell>
          <table:table-cell office:value-type="float" office:value="0.862105406442">
            <text:p>0.8621054064</text:p>
          </table:table-cell>
          <table:table-cell office:value-type="float" office:value="0.856372126713">
            <text:p>0.8563721267</text:p>
          </table:table-cell>
          <table:table-cell office:value-type="float" office:value="0.845111614824">
            <text:p>0.8451116148</text:p>
          </table:table-cell>
          <table:table-cell table:number-columns-repeated="2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932699250166">
            <text:p>0.9326992502</text:p>
          </table:table-cell>
          <table:table-cell office:value-type="float" office:value="0.868162459677">
            <text:p>0.8681624597</text:p>
          </table:table-cell>
          <table:table-cell office:value-type="float" office:value="0.865855073127">
            <text:p>0.8658550731</text:p>
          </table:table-cell>
          <table:table-cell office:value-type="float" office:value="0.860265771066">
            <text:p>0.8602657711</text:p>
          </table:table-cell>
          <table:table-cell office:value-type="float" office:value="0.847149707214">
            <text:p>0.8471497072</text:p>
          </table:table-cell>
          <table:table-cell table:number-columns-repeated="2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0.92577554134">
            <text:p>0.9257755413</text:p>
          </table:table-cell>
          <table:table-cell office:value-type="float" office:value="0.852636701986">
            <text:p>0.852636702</text:p>
          </table:table-cell>
          <table:table-cell office:value-type="float" office:value="0.850741095744">
            <text:p>0.8507410957</text:p>
          </table:table-cell>
          <table:table-cell office:value-type="float" office:value="0.844038390051">
            <text:p>0.8440383901</text:p>
          </table:table-cell>
          <table:table-cell office:value-type="float" office:value="0.830989398817">
            <text:p>0.8309893988</text:p>
          </table:table-cell>
          <table:table-cell table:number-columns-repeated="2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0.927849708103">
            <text:p>0.9278497081</text:p>
          </table:table-cell>
          <table:table-cell office:value-type="float" office:value="0.861653217202">
            <text:p>0.8616532172</text:p>
          </table:table-cell>
          <table:table-cell office:value-type="float" office:value="0.86023341058">
            <text:p>0.8602334106</text:p>
          </table:table-cell>
          <table:table-cell office:value-type="float" office:value="0.85478747268">
            <text:p>0.8547874727</text:p>
          </table:table-cell>
          <table:table-cell office:value-type="float" office:value="0.839416508531">
            <text:p>0.8394165085</text:p>
          </table:table-cell>
          <table:table-cell table:number-columns-repeated="2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0.938182435872">
            <text:p>0.9381824359</text:p>
          </table:table-cell>
          <table:table-cell office:value-type="float" office:value="0.868029290175">
            <text:p>0.8680292902</text:p>
          </table:table-cell>
          <table:table-cell office:value-type="float" office:value="0.865083721763">
            <text:p>0.8650837218</text:p>
          </table:table-cell>
          <table:table-cell office:value-type="float" office:value="0.859013460017">
            <text:p>0.85901346</text:p>
          </table:table-cell>
          <table:table-cell office:value-type="float" office:value="0.848772451776">
            <text:p>0.8487724518</text:p>
          </table:table-cell>
          <table:table-cell table:number-columns-repeated="2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0.919976191798">
            <text:p>0.9199761918</text:p>
          </table:table-cell>
          <table:table-cell office:value-type="float" office:value="0.851650463527">
            <text:p>0.8516504635</text:p>
          </table:table-cell>
          <table:table-cell office:value-type="float" office:value="0.849724671362">
            <text:p>0.8497246714</text:p>
          </table:table-cell>
          <table:table-cell office:value-type="float" office:value="0.844538293929">
            <text:p>0.8445382939</text:p>
          </table:table-cell>
          <table:table-cell office:value-type="float" office:value="0.830383375942">
            <text:p>0.8303833759</text:p>
          </table:table-cell>
          <table:table-cell table:number-columns-repeated="2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934501305234">
            <text:p>0.9345013052</text:p>
          </table:table-cell>
          <table:table-cell office:value-type="float" office:value="0.865922681897">
            <text:p>0.8659226819</text:p>
          </table:table-cell>
          <table:table-cell office:value-type="float" office:value="0.863455330321">
            <text:p>0.8634553303</text:p>
          </table:table-cell>
          <table:table-cell office:value-type="float" office:value="0.855940238163">
            <text:p>0.8559402382</text:p>
          </table:table-cell>
          <table:table-cell office:value-type="float" office:value="0.838798202297">
            <text:p>0.8387982023</text:p>
          </table:table-cell>
          <table:table-cell table:number-columns-repeated="2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0.929747141632">
            <text:p>0.9297471416</text:p>
          </table:table-cell>
          <table:table-cell office:value-type="float" office:value="0.873714793501">
            <text:p>0.8737147935</text:p>
          </table:table-cell>
          <table:table-cell office:value-type="float" office:value="0.871305569027">
            <text:p>0.871305569</text:p>
          </table:table-cell>
          <table:table-cell office:value-type="float" office:value="0.865022214246">
            <text:p>0.8650222142</text:p>
          </table:table-cell>
          <table:table-cell office:value-type="float" office:value="0.852760524987">
            <text:p>0.852760525</text:p>
          </table:table-cell>
          <table:table-cell table:number-columns-repeated="2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0.915214196106">
            <text:p>0.9152141961</text:p>
          </table:table-cell>
          <table:table-cell office:value-type="float" office:value="0.854761097326">
            <text:p>0.8547610973</text:p>
          </table:table-cell>
          <table:table-cell office:value-type="float" office:value="0.852674106817">
            <text:p>0.8526741068</text:p>
          </table:table-cell>
          <table:table-cell office:value-type="float" office:value="0.846590913217">
            <text:p>0.8465909132</text:p>
          </table:table-cell>
          <table:table-cell office:value-type="float" office:value="0.832948087136">
            <text:p>0.8329480871</text:p>
          </table:table-cell>
          <table:table-cell table:number-columns-repeated="2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0.92610556828">
            <text:p>0.9261055683</text:p>
          </table:table-cell>
          <table:table-cell office:value-type="float" office:value="0.871101022025">
            <text:p>0.871101022</text:p>
          </table:table-cell>
          <table:table-cell office:value-type="float" office:value="0.870483326626">
            <text:p>0.8704833266</text:p>
          </table:table-cell>
          <table:table-cell office:value-type="float" office:value="0.864420244181">
            <text:p>0.8644202442</text:p>
          </table:table-cell>
          <table:table-cell office:value-type="float" office:value="0.847441484613">
            <text:p>0.8474414846</text:p>
          </table:table-cell>
          <table:table-cell table:number-columns-repeated="2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0.920457926432">
            <text:p>0.9204579264</text:p>
          </table:table-cell>
          <table:table-cell office:value-type="float" office:value="0.857761861073">
            <text:p>0.8577618611</text:p>
          </table:table-cell>
          <table:table-cell office:value-type="float" office:value="0.855438594643">
            <text:p>0.8554385946</text:p>
          </table:table-cell>
          <table:table-cell office:value-type="float" office:value="0.849787906555">
            <text:p>0.8497879066</text:p>
          </table:table-cell>
          <table:table-cell office:value-type="float" office:value="0.83310300577">
            <text:p>0.8331030058</text:p>
          </table:table-cell>
          <table:table-cell table:number-columns-repeated="2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928846557196">
            <text:p>0.9288465572</text:p>
          </table:table-cell>
          <table:table-cell office:value-type="float" office:value="0.87111519317">
            <text:p>0.8711151932</text:p>
          </table:table-cell>
          <table:table-cell office:value-type="float" office:value="0.869166825461">
            <text:p>0.8691668255</text:p>
          </table:table-cell>
          <table:table-cell office:value-type="float" office:value="0.862960717133">
            <text:p>0.8629607171</text:p>
          </table:table-cell>
          <table:table-cell office:value-type="float" office:value="0.848478387748">
            <text:p>0.8484783877</text:p>
          </table:table-cell>
          <table:table-cell table:number-columns-repeated="2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0.926668632889">
            <text:p>0.9266686329</text:p>
          </table:table-cell>
          <table:table-cell office:value-type="float" office:value="0.857667580439">
            <text:p>0.8576675804</text:p>
          </table:table-cell>
          <table:table-cell office:value-type="float" office:value="0.85569320622">
            <text:p>0.8556932062</text:p>
          </table:table-cell>
          <table:table-cell office:value-type="float" office:value="0.849558853038">
            <text:p>0.849558853</text:p>
          </table:table-cell>
          <table:table-cell office:value-type="float" office:value="0.835615252123">
            <text:p>0.8356152521</text:p>
          </table:table-cell>
          <table:table-cell table:number-columns-repeated="2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0.930390017701">
            <text:p>0.9303900177</text:p>
          </table:table-cell>
          <table:table-cell office:value-type="float" office:value="0.870344830426">
            <text:p>0.8703448304</text:p>
          </table:table-cell>
          <table:table-cell office:value-type="float" office:value="0.867900548655">
            <text:p>0.8679005487</text:p>
          </table:table-cell>
          <table:table-cell office:value-type="float" office:value="0.861600553165">
            <text:p>0.8616005532</text:p>
          </table:table-cell>
          <table:table-cell office:value-type="float" office:value="0.852078627001">
            <text:p>0.852078627</text:p>
          </table:table-cell>
          <table:table-cell table:number-columns-repeated="2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0.924569897661">
            <text:p>0.9245698977</text:p>
          </table:table-cell>
          <table:table-cell office:value-type="float" office:value="0.856621374945">
            <text:p>0.8566213749</text:p>
          </table:table-cell>
          <table:table-cell office:value-type="float" office:value="0.853836272299">
            <text:p>0.8538362723</text:p>
          </table:table-cell>
          <table:table-cell office:value-type="float" office:value="0.848130593532">
            <text:p>0.8481305935</text:p>
          </table:table-cell>
          <table:table-cell office:value-type="float" office:value="0.835032288862">
            <text:p>0.8350322889</text:p>
          </table:table-cell>
          <table:table-cell table:number-columns-repeated="2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0.92828532723">
            <text:p>0.9282853272</text:p>
          </table:table-cell>
          <table:table-cell office:value-type="float" office:value="0.862851522649">
            <text:p>0.8628515226</text:p>
          </table:table-cell>
          <table:table-cell office:value-type="float" office:value="0.862400522669">
            <text:p>0.8624005227</text:p>
          </table:table-cell>
          <table:table-cell office:value-type="float" office:value="0.855481245045">
            <text:p>0.855481245</text:p>
          </table:table-cell>
          <table:table-cell office:value-type="float" office:value="0.839958918636">
            <text:p>0.8399589186</text:p>
          </table:table-cell>
          <table:table-cell table:number-columns-repeated="2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938454648364">
            <text:p>0.9384546484</text:p>
          </table:table-cell>
          <table:table-cell office:value-type="float" office:value="0.869944253585">
            <text:p>0.8699442536</text:p>
          </table:table-cell>
          <table:table-cell office:value-type="float" office:value="0.867047668601">
            <text:p>0.8670476686</text:p>
          </table:table-cell>
          <table:table-cell office:value-type="float" office:value="0.860916350092">
            <text:p>0.8609163501</text:p>
          </table:table-cell>
          <table:table-cell office:value-type="float" office:value="0.844908954789">
            <text:p>0.8449089548</text:p>
          </table:table-cell>
          <table:table-cell table:number-columns-repeated="2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0.91848101305">
            <text:p>0.9184810131</text:p>
          </table:table-cell>
          <table:table-cell office:value-type="float" office:value="0.851377138661">
            <text:p>0.8513771387</text:p>
          </table:table-cell>
          <table:table-cell office:value-type="float" office:value="0.849923467188">
            <text:p>0.8499234672</text:p>
          </table:table-cell>
          <table:table-cell office:value-type="float" office:value="0.84391327092">
            <text:p>0.8439132709</text:p>
          </table:table-cell>
          <table:table-cell office:value-type="float" office:value="0.832168725215">
            <text:p>0.8321687252</text:p>
          </table:table-cell>
          <table:table-cell table:number-columns-repeated="2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0.933113311269">
            <text:p>0.9331133113</text:p>
          </table:table-cell>
          <table:table-cell office:value-type="float" office:value="0.863237433083">
            <text:p>0.8632374331</text:p>
          </table:table-cell>
          <table:table-cell office:value-type="float" office:value="0.860774633009">
            <text:p>0.860774633</text:p>
          </table:table-cell>
          <table:table-cell office:value-type="float" office:value="0.853266816567">
            <text:p>0.8532668166</text:p>
          </table:table-cell>
          <table:table-cell office:value-type="float" office:value="0.836069335843">
            <text:p>0.8360693358</text:p>
          </table:table-cell>
          <table:table-cell table:number-columns-repeated="2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0.929926457922">
            <text:p>0.9299264579</text:p>
          </table:table-cell>
          <table:table-cell office:value-type="float" office:value="0.87142281674">
            <text:p>0.8714228167</text:p>
          </table:table-cell>
          <table:table-cell office:value-type="float" office:value="0.869102307294">
            <text:p>0.8691023073</text:p>
          </table:table-cell>
          <table:table-cell office:value-type="float" office:value="0.862213625733">
            <text:p>0.8622136257</text:p>
          </table:table-cell>
          <table:table-cell office:value-type="float" office:value="0.846973191855">
            <text:p>0.8469731919</text:p>
          </table:table-cell>
          <table:table-cell table:number-columns-repeated="2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0.924261408072">
            <text:p>0.9242614081</text:p>
          </table:table-cell>
          <table:table-cell office:value-type="float" office:value="0.855482340821">
            <text:p>0.8554823408</text:p>
          </table:table-cell>
          <table:table-cell office:value-type="float" office:value="0.852682320347">
            <text:p>0.8526823203</text:p>
          </table:table-cell>
          <table:table-cell office:value-type="float" office:value="0.8454748489">
            <text:p>0.8454748489</text:p>
          </table:table-cell>
          <table:table-cell office:value-type="float" office:value="0.83353684794">
            <text:p>0.8335368479</text:p>
          </table:table-cell>
          <table:table-cell table:number-columns-repeated="2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926479825622">
            <text:p>0.9264798256</text:p>
          </table:table-cell>
          <table:table-cell office:value-type="float" office:value="0.864489457813">
            <text:p>0.8644894578</text:p>
          </table:table-cell>
          <table:table-cell office:value-type="float" office:value="0.862981171989">
            <text:p>0.862981172</text:p>
          </table:table-cell>
          <table:table-cell office:value-type="float" office:value="0.855932821454">
            <text:p>0.8559328215</text:p>
          </table:table-cell>
          <table:table-cell office:value-type="float" office:value="0.840105020047">
            <text:p>0.84010502</text:p>
          </table:table-cell>
          <table:table-cell table:number-columns-repeated="2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0.937321967217">
            <text:p>0.9373219672</text:p>
          </table:table-cell>
          <table:table-cell office:value-type="float" office:value="0.870612176681">
            <text:p>0.8706121767</text:p>
          </table:table-cell>
          <table:table-cell office:value-type="float" office:value="0.867926455449">
            <text:p>0.8679264554</text:p>
          </table:table-cell>
          <table:table-cell office:value-type="float" office:value="0.859054216256">
            <text:p>0.8590542163</text:p>
          </table:table-cell>
          <table:table-cell office:value-type="float" office:value="0.843262906248">
            <text:p>0.8432629062</text:p>
          </table:table-cell>
          <table:table-cell table:number-columns-repeated="2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0.919355816204">
            <text:p>0.9193558162</text:p>
          </table:table-cell>
          <table:table-cell office:value-type="float" office:value="0.856687136647">
            <text:p>0.8566871366</text:p>
          </table:table-cell>
          <table:table-cell office:value-type="float" office:value="0.854015852979">
            <text:p>0.854015853</text:p>
          </table:table-cell>
          <table:table-cell office:value-type="float" office:value="0.846814303723">
            <text:p>0.8468143037</text:p>
          </table:table-cell>
          <table:table-cell office:value-type="float" office:value="0.830647217241">
            <text:p>0.8306472172</text:p>
          </table:table-cell>
          <table:table-cell table:number-columns-repeated="2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0.935036264131">
            <text:p>0.9350362641</text:p>
          </table:table-cell>
          <table:table-cell office:value-type="float" office:value="0.864408088778">
            <text:p>0.8644080888</text:p>
          </table:table-cell>
          <table:table-cell office:value-type="float" office:value="0.862778269289">
            <text:p>0.8627782693</text:p>
          </table:table-cell>
          <table:table-cell office:value-type="float" office:value="0.854976026185">
            <text:p>0.8549760262</text:p>
          </table:table-cell>
          <table:table-cell office:value-type="float" office:value="0.839264121666">
            <text:p>0.8392641217</text:p>
          </table:table-cell>
          <table:table-cell table:number-columns-repeated="2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0.930787672269">
            <text:p>0.9307876723</text:p>
          </table:table-cell>
          <table:table-cell office:value-type="float" office:value="0.869521977424">
            <text:p>0.8695219774</text:p>
          </table:table-cell>
          <table:table-cell office:value-type="float" office:value="0.867560590467">
            <text:p>0.8675605905</text:p>
          </table:table-cell>
          <table:table-cell office:value-type="float" office:value="0.859812520733">
            <text:p>0.8598125207</text:p>
          </table:table-cell>
          <table:table-cell office:value-type="float" office:value="0.844516671598">
            <text:p>0.8445166716</text:p>
          </table:table-cell>
          <table:table-cell table:number-columns-repeated="2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925587019322">
            <text:p>0.9255870193</text:p>
          </table:table-cell>
          <table:table-cell office:value-type="float" office:value="0.855487005452">
            <text:p>0.8554870055</text:p>
          </table:table-cell>
          <table:table-cell office:value-type="float" office:value="0.853168755595">
            <text:p>0.8531687556</text:p>
          </table:table-cell>
          <table:table-cell office:value-type="float" office:value="0.845797317628">
            <text:p>0.8457973176</text:p>
          </table:table-cell>
          <table:table-cell office:value-type="float" office:value="0.83216264608">
            <text:p>0.8321626461</text:p>
          </table:table-cell>
          <table:table-cell table:number-columns-repeated="2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0.929655142952">
            <text:p>0.929655143</text:p>
          </table:table-cell>
          <table:table-cell office:value-type="float" office:value="0.863970694918">
            <text:p>0.8639706949</text:p>
          </table:table-cell>
          <table:table-cell office:value-type="float" office:value="0.862831472113">
            <text:p>0.8628314721</text:p>
          </table:table-cell>
          <table:table-cell office:value-type="float" office:value="0.855534784286">
            <text:p>0.8555347843</text:p>
          </table:table-cell>
          <table:table-cell office:value-type="float" office:value="0.844063579994">
            <text:p>0.84406358</text:p>
          </table:table-cell>
          <table:table-cell table:number-columns-repeated="2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0.939047466006">
            <text:p>0.939047466</text:p>
          </table:table-cell>
          <table:table-cell office:value-type="float" office:value="0.870784342787">
            <text:p>0.8707843428</text:p>
          </table:table-cell>
          <table:table-cell office:value-type="float" office:value="0.868085304254">
            <text:p>0.8680853043</text:p>
          </table:table-cell>
          <table:table-cell office:value-type="float" office:value="0.86129218965">
            <text:p>0.8612921897</text:p>
          </table:table-cell>
          <table:table-cell office:value-type="float" office:value="0.847442061601">
            <text:p>0.8474420616</text:p>
          </table:table-cell>
          <table:table-cell table:number-columns-repeated="2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0.91946462592">
            <text:p>0.9194646259</text:p>
          </table:table-cell>
          <table:table-cell office:value-type="float" office:value="0.854852378122">
            <text:p>0.8548523781</text:p>
          </table:table-cell>
          <table:table-cell office:value-type="float" office:value="0.852898827601">
            <text:p>0.8528988276</text:p>
          </table:table-cell>
          <table:table-cell office:value-type="float" office:value="0.845883956769">
            <text:p>0.8458839568</text:p>
          </table:table-cell>
          <table:table-cell office:value-type="float" office:value="0.830296011495">
            <text:p>0.8302960115</text:p>
          </table:table-cell>
          <table:table-cell table:number-columns-repeated="2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0.934195451886">
            <text:p>0.9341954519</text:p>
          </table:table-cell>
          <table:table-cell office:value-type="float" office:value="0.865817022771">
            <text:p>0.8658170228</text:p>
          </table:table-cell>
          <table:table-cell office:value-type="float" office:value="0.864141251969">
            <text:p>0.864141252</text:p>
          </table:table-cell>
          <table:table-cell office:value-type="float" office:value="0.85600560213">
            <text:p>0.8560056021</text:p>
          </table:table-cell>
          <table:table-cell office:value-type="float" office:value="0.839495364183">
            <text:p>0.8394953642</text:p>
          </table:table-cell>
          <table:table-cell table:number-columns-repeated="2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931489552806">
            <text:p>0.9314895528</text:p>
          </table:table-cell>
          <table:table-cell office:value-type="float" office:value="0.872945591241">
            <text:p>0.8729455912</text:p>
          </table:table-cell>
          <table:table-cell office:value-type="float" office:value="0.871925716747">
            <text:p>0.8719257167</text:p>
          </table:table-cell>
          <table:table-cell office:value-type="float" office:value="0.863498216894">
            <text:p>0.8634982169</text:p>
          </table:table-cell>
          <table:table-cell office:value-type="float" office:value="0.853227631273">
            <text:p>0.8532276313</text:p>
          </table:table-cell>
          <table:table-cell table:number-columns-repeated="2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0.924827226436">
            <text:p>0.9248272264</text:p>
          </table:table-cell>
          <table:table-cell office:value-type="float" office:value="0.8561335363">
            <text:p>0.8561335363</text:p>
          </table:table-cell>
          <table:table-cell office:value-type="float" office:value="0.854941989018">
            <text:p>0.854941989</text:p>
          </table:table-cell>
          <table:table-cell office:value-type="float" office:value="0.846938068541">
            <text:p>0.8469380685</text:p>
          </table:table-cell>
          <table:table-cell office:value-type="float" office:value="0.83484341587">
            <text:p>0.8348434159</text:p>
          </table:table-cell>
          <table:table-cell table:number-columns-repeated="2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0.927908687023">
            <text:p>0.927908687</text:p>
          </table:table-cell>
          <table:table-cell office:value-type="float" office:value="0.865248293843">
            <text:p>0.8652482938</text:p>
          </table:table-cell>
          <table:table-cell office:value-type="float" office:value="0.865342747656">
            <text:p>0.8653427477</text:p>
          </table:table-cell>
          <table:table-cell office:value-type="float" office:value="0.858326792458">
            <text:p>0.8583267925</text:p>
          </table:table-cell>
          <table:table-cell office:value-type="float" office:value="0.84263140031">
            <text:p>0.8426314003</text:p>
          </table:table-cell>
          <table:table-cell table:number-columns-repeated="2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0.938188695894">
            <text:p>0.9381886959</text:p>
          </table:table-cell>
          <table:table-cell office:value-type="float" office:value="0.873238620869">
            <text:p>0.8732386209</text:p>
          </table:table-cell>
          <table:table-cell office:value-type="float" office:value="0.871888327018">
            <text:p>0.871888327</text:p>
          </table:table-cell>
          <table:table-cell office:value-type="float" office:value="0.865266185836">
            <text:p>0.8652661858</text:p>
          </table:table-cell>
          <table:table-cell office:value-type="float" office:value="0.849629103164">
            <text:p>0.8496291032</text:p>
          </table:table-cell>
          <table:table-cell table:number-columns-repeated="2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0.918382211336">
            <text:p>0.9183822113</text:p>
          </table:table-cell>
          <table:table-cell office:value-type="float" office:value="0.858159627617">
            <text:p>0.8581596276</text:p>
          </table:table-cell>
          <table:table-cell office:value-type="float" office:value="0.857476885037">
            <text:p>0.857476885</text:p>
          </table:table-cell>
          <table:table-cell office:value-type="float" office:value="0.850633452813">
            <text:p>0.8506334528</text:p>
          </table:table-cell>
          <table:table-cell office:value-type="float" office:value="0.837951465397">
            <text:p>0.8379514654</text:p>
          </table:table-cell>
          <table:table-cell table:number-columns-repeated="2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933282998696">
            <text:p>0.9332829987</text:p>
          </table:table-cell>
          <table:table-cell office:value-type="float" office:value="0.866134021409">
            <text:p>0.8661340214</text:p>
          </table:table-cell>
          <table:table-cell office:value-type="float" office:value="0.865374114996">
            <text:p>0.865374115</text:p>
          </table:table-cell>
          <table:table-cell office:value-type="float" office:value="0.858743456429">
            <text:p>0.8587434564</text:p>
          </table:table-cell>
          <table:table-cell office:value-type="float" office:value="0.847109111313">
            <text:p>0.8471091113</text:p>
          </table:table-cell>
          <table:table-cell table:number-columns-repeated="2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0.93347433839">
            <text:p>0.9334743384</text:p>
          </table:table-cell>
          <table:table-cell office:value-type="float" office:value="0.871107011903">
            <text:p>0.8711070119</text:p>
          </table:table-cell>
          <table:table-cell office:value-type="float" office:value="0.869642592455">
            <text:p>0.8696425925</text:p>
          </table:table-cell>
          <table:table-cell office:value-type="float" office:value="0.862926010127">
            <text:p>0.8629260101</text:p>
          </table:table-cell>
          <table:table-cell office:value-type="float" office:value="0.850648064413">
            <text:p>0.8506480644</text:p>
          </table:table-cell>
          <table:table-cell table:number-columns-repeated="2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0.92760938388">
            <text:p>0.9276093839</text:p>
          </table:table-cell>
          <table:table-cell office:value-type="float" office:value="0.856565100934">
            <text:p>0.8565651009</text:p>
          </table:table-cell>
          <table:table-cell office:value-type="float" office:value="0.854865529013">
            <text:p>0.854865529</text:p>
          </table:table-cell>
          <table:table-cell office:value-type="float" office:value="0.847602252098">
            <text:p>0.8476022521</text:p>
          </table:table-cell>
          <table:table-cell office:value-type="float" office:value="0.83357401088">
            <text:p>0.8335740109</text:p>
          </table:table-cell>
          <table:table-cell table:number-columns-repeated="2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0.930720609532">
            <text:p>0.9307206095</text:p>
          </table:table-cell>
          <table:table-cell office:value-type="float" office:value="0.863801853801">
            <text:p>0.8638018538</text:p>
          </table:table-cell>
          <table:table-cell office:value-type="float" office:value="0.863862226096">
            <text:p>0.8638622261</text:p>
          </table:table-cell>
          <table:table-cell office:value-type="float" office:value="0.857247652733">
            <text:p>0.8572476527</text:p>
          </table:table-cell>
          <table:table-cell office:value-type="float" office:value="0.846877947661">
            <text:p>0.8468779477</text:p>
          </table:table-cell>
          <table:table-cell table:number-columns-repeated="2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0.940487660549">
            <text:p>0.9404876605</text:p>
          </table:table-cell>
          <table:table-cell office:value-type="float" office:value="0.869764778941">
            <text:p>0.8697647789</text:p>
          </table:table-cell>
          <table:table-cell office:value-type="float" office:value="0.868222307613">
            <text:p>0.8682223076</text:p>
          </table:table-cell>
          <table:table-cell office:value-type="float" office:value="0.8615002143">
            <text:p>0.8615002143</text:p>
          </table:table-cell>
          <table:table-cell office:value-type="float" office:value="0.849511462951">
            <text:p>0.849511463</text:p>
          </table:table-cell>
          <table:table-cell table:number-columns-repeated="2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919345054015">
            <text:p>0.919345054</text:p>
          </table:table-cell>
          <table:table-cell office:value-type="float" office:value="0.854586926821">
            <text:p>0.8545869268</text:p>
          </table:table-cell>
          <table:table-cell office:value-type="float" office:value="0.853649929215">
            <text:p>0.8536499292</text:p>
          </table:table-cell>
          <table:table-cell office:value-type="float" office:value="0.84709487353">
            <text:p>0.8470948735</text:p>
          </table:table-cell>
          <table:table-cell office:value-type="float" office:value="0.832285790603">
            <text:p>0.8322857906</text:p>
          </table:table-cell>
          <table:table-cell table:number-columns-repeated="2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0.938548104258">
            <text:p>0.9385481043</text:p>
          </table:table-cell>
          <table:table-cell office:value-type="float" office:value="0.873260745706">
            <text:p>0.8732607457</text:p>
          </table:table-cell>
          <table:table-cell office:value-type="float" office:value="0.871429467349">
            <text:p>0.8714294673</text:p>
          </table:table-cell>
          <table:table-cell office:value-type="float" office:value="0.863179320471">
            <text:p>0.8631793205</text:p>
          </table:table-cell>
          <table:table-cell office:value-type="float" office:value="0.844991012175">
            <text:p>0.8449910122</text:p>
          </table:table-cell>
          <table:table-cell table:number-columns-repeated="2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0.935928914099">
            <text:p>0.9359289141</text:p>
          </table:table-cell>
          <table:table-cell office:value-type="float" office:value="0.880127449667">
            <text:p>0.8801274497</text:p>
          </table:table-cell>
          <table:table-cell office:value-type="float" office:value="0.879269729706">
            <text:p>0.8792697297</text:p>
          </table:table-cell>
          <table:table-cell office:value-type="float" office:value="0.871188139077">
            <text:p>0.8711881391</text:p>
          </table:table-cell>
          <table:table-cell office:value-type="float" office:value="0.856909375776">
            <text:p>0.8569093758</text:p>
          </table:table-cell>
          <table:table-cell table:number-columns-repeated="2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0.929745340199">
            <text:p>0.9297453402</text:p>
          </table:table-cell>
          <table:table-cell office:value-type="float" office:value="0.86572760246">
            <text:p>0.8657276025</text:p>
          </table:table-cell>
          <table:table-cell office:value-type="float" office:value="0.864649089971">
            <text:p>0.86464909</text:p>
          </table:table-cell>
          <table:table-cell office:value-type="float" office:value="0.85735265435">
            <text:p>0.8573526544</text:p>
          </table:table-cell>
          <table:table-cell office:value-type="float" office:value="0.845340227486">
            <text:p>0.8453402275</text:p>
          </table:table-cell>
          <table:table-cell table:number-columns-repeated="2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0.932759223147">
            <text:p>0.9327592231</text:p>
          </table:table-cell>
          <table:table-cell office:value-type="float" office:value="0.873753787899">
            <text:p>0.8737537879</text:p>
          </table:table-cell>
          <table:table-cell office:value-type="float" office:value="0.873583893925">
            <text:p>0.8735838939</text:p>
          </table:table-cell>
          <table:table-cell office:value-type="float" office:value="0.866021904884">
            <text:p>0.8660219049</text:p>
          </table:table-cell>
          <table:table-cell office:value-type="float" office:value="0.851001894511">
            <text:p>0.8510018945</text:p>
          </table:table-cell>
          <table:table-cell table:number-columns-repeated="2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94205427633">
            <text:p>0.9420542763</text:p>
          </table:table-cell>
          <table:table-cell office:value-type="float" office:value="0.87733308005">
            <text:p>0.8773330801</text:p>
          </table:table-cell>
          <table:table-cell office:value-type="float" office:value="0.876374860651">
            <text:p>0.8763748607</text:p>
          </table:table-cell>
          <table:table-cell office:value-type="float" office:value="0.868972076322">
            <text:p>0.8689720763</text:p>
          </table:table-cell>
          <table:table-cell office:value-type="float" office:value="0.857751848913">
            <text:p>0.8577518489</text:p>
          </table:table-cell>
          <table:table-cell table:number-columns-repeated="2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0.925462212665">
            <text:p>0.9254622127</text:p>
          </table:table-cell>
          <table:table-cell office:value-type="float" office:value="0.862868834657">
            <text:p>0.8628688347</text:p>
          </table:table-cell>
          <table:table-cell office:value-type="float" office:value="0.862318881128">
            <text:p>0.8623188811</text:p>
          </table:table-cell>
          <table:table-cell office:value-type="float" office:value="0.854457281787">
            <text:p>0.8544572818</text:p>
          </table:table-cell>
          <table:table-cell office:value-type="float" office:value="0.841914730248">
            <text:p>0.8419147302</text:p>
          </table:table-cell>
          <table:table-cell table:number-columns-repeated="2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0.940209505037">
            <text:p>0.940209505</text:p>
          </table:table-cell>
          <table:table-cell office:value-type="float" office:value="0.871553190602">
            <text:p>0.8715531906</text:p>
          </table:table-cell>
          <table:table-cell office:value-type="float" office:value="0.870556843221">
            <text:p>0.8705568432</text:p>
          </table:table-cell>
          <table:table-cell office:value-type="float" office:value="0.863743366045">
            <text:p>0.863743366</text:p>
          </table:table-cell>
          <table:table-cell office:value-type="float" office:value="0.849415522172">
            <text:p>0.8494155222</text:p>
          </table:table-cell>
          <table:table-cell table:number-columns-repeated="2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0.938461728887">
            <text:p>0.9384617289</text:p>
          </table:table-cell>
          <table:table-cell office:value-type="float" office:value="0.873643433557">
            <text:p>0.8736434336</text:p>
          </table:table-cell>
          <table:table-cell office:value-type="float" office:value="0.874271122119">
            <text:p>0.8742711221</text:p>
          </table:table-cell>
          <table:table-cell office:value-type="float" office:value="0.865992290879">
            <text:p>0.8659922909</text:p>
          </table:table-cell>
          <table:table-cell office:value-type="float" office:value="0.851569786486">
            <text:p>0.8515697865</text:p>
          </table:table-cell>
          <table:table-cell table:number-columns-repeated="2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0.928457735344">
            <text:p>0.9284577353</text:p>
          </table:table-cell>
          <table:table-cell office:value-type="float" office:value="0.860186877143">
            <text:p>0.8601868771</text:p>
          </table:table-cell>
          <table:table-cell office:value-type="float" office:value="0.859429884618">
            <text:p>0.8594298846</text:p>
          </table:table-cell>
          <table:table-cell office:value-type="float" office:value="0.85349196662">
            <text:p>0.8534919666</text:p>
          </table:table-cell>
          <table:table-cell office:value-type="float" office:value="0.8427427176">
            <text:p>0.8427427176</text:p>
          </table:table-cell>
          <table:table-cell table:number-columns-repeated="2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938403484945">
            <text:p>0.9384034849</text:p>
          </table:table-cell>
          <table:table-cell office:value-type="float" office:value="0.86661800875">
            <text:p>0.8666180088</text:p>
          </table:table-cell>
          <table:table-cell office:value-type="float" office:value="0.867091801163">
            <text:p>0.8670918012</text:p>
          </table:table-cell>
          <table:table-cell office:value-type="float" office:value="0.861513756766">
            <text:p>0.8615137568</text:p>
          </table:table-cell>
          <table:table-cell office:value-type="float" office:value="0.844708030224">
            <text:p>0.8447080302</text:p>
          </table:table-cell>
          <table:table-cell table:number-columns-repeated="2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0.943911090826">
            <text:p>0.9439110908</text:p>
          </table:table-cell>
          <table:table-cell office:value-type="float" office:value="0.871747116214">
            <text:p>0.8717471162</text:p>
          </table:table-cell>
          <table:table-cell office:value-type="float" office:value="0.871167481996">
            <text:p>0.871167482</text:p>
          </table:table-cell>
          <table:table-cell office:value-type="float" office:value="0.864534227942">
            <text:p>0.8645342279</text:p>
          </table:table-cell>
          <table:table-cell office:value-type="float" office:value="0.857005356464">
            <text:p>0.8570053565</text:p>
          </table:table-cell>
          <table:table-cell table:number-columns-repeated="2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0.942340053866">
            <text:p>0.9423400539</text:p>
          </table:table-cell>
          <table:table-cell office:value-type="float" office:value="0.856661285058">
            <text:p>0.8566612851</text:p>
          </table:table-cell>
          <table:table-cell office:value-type="float" office:value="0.856290196582">
            <text:p>0.8562901966</text:p>
          </table:table-cell>
          <table:table-cell office:value-type="float" office:value="0.85035609518">
            <text:p>0.8503560952</text:p>
          </table:table-cell>
          <table:table-cell office:value-type="float" office:value="0.838755752933">
            <text:p>0.8387557529</text:p>
          </table:table-cell>
          <table:table-cell table:number-columns-repeated="2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0.948080919464">
            <text:p>0.9480809195</text:p>
          </table:table-cell>
          <table:table-cell office:value-type="float" office:value="0.89118123391">
            <text:p>0.8911812339</text:p>
          </table:table-cell>
          <table:table-cell office:value-type="float" office:value="0.886310960728">
            <text:p>0.8863109607</text:p>
          </table:table-cell>
          <table:table-cell office:value-type="float" office:value="0.883301488082">
            <text:p>0.8833014881</text:p>
          </table:table-cell>
          <table:table-cell office:value-type="float" office:value="0.871828817318">
            <text:p>0.8718288173</text:p>
          </table:table-cell>
          <table:table-cell table:number-columns-repeated="2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0.950237401594">
            <text:p>0.9502374016</text:p>
          </table:table-cell>
          <table:table-cell office:value-type="float" office:value="0.896233631174">
            <text:p>0.8962336312</text:p>
          </table:table-cell>
          <table:table-cell office:value-type="float" office:value="0.894281274039">
            <text:p>0.894281274</text:p>
          </table:table-cell>
          <table:table-cell office:value-type="float" office:value="0.887319620706">
            <text:p>0.8873196207</text:p>
          </table:table-cell>
          <table:table-cell office:value-type="float" office:value="0.878744913515">
            <text:p>0.8787449135</text:p>
          </table:table-cell>
          <table:table-cell table:number-columns-repeated="2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948175065662">
            <text:p>0.9481750657</text:p>
          </table:table-cell>
          <table:table-cell office:value-type="float" office:value="0.880417808508">
            <text:p>0.8804178085</text:p>
          </table:table-cell>
          <table:table-cell office:value-type="float" office:value="0.876988819751">
            <text:p>0.8769888198</text:p>
          </table:table-cell>
          <table:table-cell office:value-type="float" office:value="0.872944292306">
            <text:p>0.8729442923</text:p>
          </table:table-cell>
          <table:table-cell office:value-type="float" office:value="0.859203045801">
            <text:p>0.8592030458</text:p>
          </table:table-cell>
          <table:table-cell table:number-columns-repeated="2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0.954097559363">
            <text:p>0.9540975594</text:p>
          </table:table-cell>
          <table:table-cell office:value-type="float" office:value="0.886325489753">
            <text:p>0.8863254898</text:p>
          </table:table-cell>
          <table:table-cell office:value-type="float" office:value="0.885787170305">
            <text:p>0.8857871703</text:p>
          </table:table-cell>
          <table:table-cell office:value-type="float" office:value="0.881967050643">
            <text:p>0.8819670506</text:p>
          </table:table-cell>
          <table:table-cell office:value-type="float" office:value="0.873184149708">
            <text:p>0.8731841497</text:p>
          </table:table-cell>
          <table:table-cell table:number-columns-repeated="2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0.956185292704">
            <text:p>0.9561852927</text:p>
          </table:table-cell>
          <table:table-cell office:value-type="float" office:value="0.888208912776">
            <text:p>0.8882089128</text:p>
          </table:table-cell>
          <table:table-cell office:value-type="float" office:value="0.884852468207">
            <text:p>0.8848524682</text:p>
          </table:table-cell>
          <table:table-cell office:value-type="float" office:value="0.881687109118">
            <text:p>0.8816871091</text:p>
          </table:table-cell>
          <table:table-cell office:value-type="float" office:value="0.868609780672">
            <text:p>0.8686097807</text:p>
          </table:table-cell>
          <table:table-cell table:number-columns-repeated="2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0.953437518243">
            <text:p>0.9534375182</text:p>
          </table:table-cell>
          <table:table-cell office:value-type="float" office:value="0.876992607842">
            <text:p>0.8769926078</text:p>
          </table:table-cell>
          <table:table-cell office:value-type="float" office:value="0.875412623183">
            <text:p>0.8754126232</text:p>
          </table:table-cell>
          <table:table-cell office:value-type="float" office:value="0.870747111807">
            <text:p>0.8707471118</text:p>
          </table:table-cell>
          <table:table-cell office:value-type="float" office:value="0.863438185163">
            <text:p>0.8634381852</text:p>
          </table:table-cell>
          <table:table-cell table:number-columns-repeated="2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0.955723652681">
            <text:p>0.9557236527</text:p>
          </table:table-cell>
          <table:table-cell office:value-type="float" office:value="0.879494450563">
            <text:p>0.8794944506</text:p>
          </table:table-cell>
          <table:table-cell office:value-type="float" office:value="0.875769275455">
            <text:p>0.8757692755</text:p>
          </table:table-cell>
          <table:table-cell office:value-type="float" office:value="0.870809461473">
            <text:p>0.8708094615</text:p>
          </table:table-cell>
          <table:table-cell office:value-type="float" office:value="0.850469108131">
            <text:p>0.8504691081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972045656391">
            <text:p>0.9720456564</text:p>
          </table:table-cell>
          <table:table-cell office:value-type="float" office:value="0.8743451916">
            <text:p>0.8743451916</text:p>
          </table:table-cell>
          <table:table-cell office:value-type="float" office:value="0.873160375804">
            <text:p>0.8731603758</text:p>
          </table:table-cell>
          <table:table-cell office:value-type="float" office:value="0.870018707048">
            <text:p>0.870018707</text:p>
          </table:table-cell>
          <table:table-cell office:value-type="float" office:value="0.867588237547">
            <text:p>0.8675882375</text:p>
          </table:table-cell>
          <table:table-cell table:number-columns-repeated="2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0.975742403176">
            <text:p>0.9757424032</text:p>
          </table:table-cell>
          <table:table-cell office:value-type="float" office:value="0.861501357702">
            <text:p>0.8615013577</text:p>
          </table:table-cell>
          <table:table-cell office:value-type="float" office:value="0.860239966671">
            <text:p>0.8602399667</text:p>
          </table:table-cell>
          <table:table-cell office:value-type="float" office:value="0.85599618695">
            <text:p>0.855996187</text:p>
          </table:table-cell>
          <table:table-cell office:value-type="float" office:value="0.856373425593">
            <text:p>0.8563734256</text:p>
          </table:table-cell>
          <table:table-cell table:number-columns-repeated="2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0.989662364588">
            <text:p>0.9896623646</text:p>
          </table:table-cell>
          <table:table-cell office:value-type="float" office:value="0.864461722256">
            <text:p>0.8644617223</text:p>
          </table:table-cell>
          <table:table-cell office:value-type="float" office:value="0.864336556638">
            <text:p>0.8643365566</text:p>
          </table:table-cell>
          <table:table-cell office:value-type="float" office:value="0.861098476887">
            <text:p>0.8610984769</text:p>
          </table:table-cell>
          <table:table-cell office:value-type="float" office:value="0.857005630253">
            <text:p>0.8570056303</text:p>
          </table:table-cell>
          <table:table-cell table:number-columns-repeated="2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0.998205183515">
            <text:p>0.9982051835</text:p>
          </table:table-cell>
          <table:table-cell office:value-type="float" office:value="0.858917278724">
            <text:p>0.8589172787</text:p>
          </table:table-cell>
          <table:table-cell office:value-type="float" office:value="0.858816967454">
            <text:p>0.8588169675</text:p>
          </table:table-cell>
          <table:table-cell office:value-type="float" office:value="0.857363500804">
            <text:p>0.8573635008</text:p>
          </table:table-cell>
          <table:table-cell office:value-type="float" office:value="0.85975662841">
            <text:p>0.8597566284</text:p>
          </table:table-cell>
          <table:table-cell table:number-columns-repeated="2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0.999314635071">
            <text:p>0.9993146351</text:p>
          </table:table-cell>
          <table:table-cell office:value-type="float" office:value="0.86032652715">
            <text:p>0.8603265272</text:p>
          </table:table-cell>
          <table:table-cell office:value-type="float" office:value="0.860708576118">
            <text:p>0.8607085761</text:p>
          </table:table-cell>
          <table:table-cell office:value-type="float" office:value="0.859655199968">
            <text:p>0.8596552</text:p>
          </table:table-cell>
          <table:table-cell office:value-type="float" office:value="0.861050819398">
            <text:p>0.8610508194</text:p>
          </table:table-cell>
          <table:table-cell table:number-columns-repeated="2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99994737207">
            <text:p>0.9999473721</text:p>
          </table:table-cell>
          <table:table-cell table:number-columns-repeated="2" office:value-type="float" office:value="0.866901353501">
            <text:p>0.8669013535</text:p>
          </table:table-cell>
          <table:table-cell office:value-type="float" office:value="0.867048933431">
            <text:p>0.8670489334</text:p>
          </table:table-cell>
          <table:table-cell office:value-type="float" office:value="0.866920224234">
            <text:p>0.8669202242</text:p>
          </table:table-cell>
          <table:table-cell table:number-columns-repeated="2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0.999995311594">
            <text:p>0.9999953116</text:p>
          </table:table-cell>
          <table:table-cell table:number-columns-repeated="2" office:value-type="float" office:value="0.866804529213">
            <text:p>0.8668045292</text:p>
          </table:table-cell>
          <table:table-cell office:value-type="float" office:value="0.866952109143">
            <text:p>0.8669521091</text:p>
          </table:table-cell>
          <table:table-cell office:value-type="float" office:value="0.866823399946">
            <text:p>0.8668233999</text:p>
          </table:table-cell>
          <table:table-cell table:number-columns-repeated="2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0.99999755899">
            <text:p>0.999997559</text:p>
          </table:table-cell>
          <table:table-cell table:number-columns-repeated="2" office:value-type="float" office:value="0.866794633416">
            <text:p>0.8667946334</text:p>
          </table:table-cell>
          <table:table-cell office:value-type="float" office:value="0.866942213345">
            <text:p>0.8669422133</text:p>
          </table:table-cell>
          <table:table-cell office:value-type="float" office:value="0.866813504148">
            <text:p>0.8668135041</text:p>
          </table:table-cell>
          <table:table-cell table:number-columns-repeated="2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0.999992246997">
            <text:p>0.999992247</text:p>
          </table:table-cell>
          <table:table-cell table:number-columns-repeated="2" office:value-type="float" office:value="0.866792973616">
            <text:p>0.8667929736</text:p>
          </table:table-cell>
          <table:table-cell office:value-type="float" office:value="0.866940553546">
            <text:p>0.8669405535</text:p>
          </table:table-cell>
          <table:table-cell office:value-type="float" office:value="0.866811844348">
            <text:p>0.8668118443</text:p>
          </table:table-cell>
          <table:table-cell table:number-columns-repeated="2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0.999998005335">
            <text:p>0.9999980053</text:p>
          </table:table-cell>
          <table:table-cell table:number-columns-repeated="2" office:value-type="float" office:value="0.866792703281">
            <text:p>0.8667927033</text:p>
          </table:table-cell>
          <table:table-cell office:value-type="float" office:value="0.866940283211">
            <text:p>0.8669402832</text:p>
          </table:table-cell>
          <table:table-cell office:value-type="float" office:value="0.866811574014">
            <text:p>0.866811574</text:p>
          </table:table-cell>
          <table:table-cell table:number-columns-repeated="2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9999923751">
            <text:p>0.9999923751</text:p>
          </table:table-cell>
          <table:table-cell table:number-columns-repeated="2" office:value-type="float" office:value="0.866795087879">
            <text:p>0.8667950879</text:p>
          </table:table-cell>
          <table:table-cell office:value-type="float" office:value="0.866942667808">
            <text:p>0.8669426678</text:p>
          </table:table-cell>
          <table:table-cell office:value-type="float" office:value="0.866813958611">
            <text:p>0.8668139586</text:p>
          </table:table-cell>
          <table:table-cell table:number-columns-repeated="2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0.99999904443">
            <text:p>0.9999990444</text:p>
          </table:table-cell>
          <table:table-cell table:number-columns-repeated="2" office:value-type="float" office:value="0.866793872656">
            <text:p>0.8667938727</text:p>
          </table:table-cell>
          <table:table-cell office:value-type="float" office:value="0.866941452586">
            <text:p>0.8669414526</text:p>
          </table:table-cell>
          <table:table-cell office:value-type="float" office:value="0.866812743389">
            <text:p>0.8668127434</text:p>
          </table:table-cell>
          <table:table-cell table:number-columns-repeated="2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0.999999464492">
            <text:p>0.9999994645</text:p>
          </table:table-cell>
          <table:table-cell table:number-columns-repeated="2" office:value-type="float" office:value="0.866792703281">
            <text:p>0.8667927033</text:p>
          </table:table-cell>
          <table:table-cell office:value-type="float" office:value="0.866940283211">
            <text:p>0.8669402832</text:p>
          </table:table-cell>
          <table:table-cell office:value-type="float" office:value="0.866811574014">
            <text:p>0.866811574</text:p>
          </table:table-cell>
          <table:table-cell table:number-columns-repeated="2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0.999997960559">
            <text:p>0.9999979606</text:p>
          </table:table-cell>
          <table:table-cell table:number-columns-repeated="2" office:value-type="float" office:value="0.866794566327">
            <text:p>0.8667945663</text:p>
          </table:table-cell>
          <table:table-cell office:value-type="float" office:value="0.866942146257">
            <text:p>0.8669421463</text:p>
          </table:table-cell>
          <table:table-cell office:value-type="float" office:value="0.866813437059">
            <text:p>0.8668134371</text:p>
          </table:table-cell>
          <table:table-cell table:number-columns-repeated="2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0.999998719761">
            <text:p>0.9999987198</text:p>
          </table:table-cell>
          <table:table-cell table:number-columns-repeated="2" office:value-type="float" office:value="0.866794074776">
            <text:p>0.8667940748</text:p>
          </table:table-cell>
          <table:table-cell office:value-type="float" office:value="0.866941654706">
            <text:p>0.8669416547</text:p>
          </table:table-cell>
          <table:table-cell office:value-type="float" office:value="0.866812945508">
            <text:p>0.8668129455</text:p>
          </table:table-cell>
          <table:table-cell table:number-columns-repeated="2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999999464492">
            <text:p>0.9999994645</text:p>
          </table:table-cell>
          <table:table-cell table:number-columns-repeated="2" office:value-type="float" office:value="0.866792703281">
            <text:p>0.8667927033</text:p>
          </table:table-cell>
          <table:table-cell office:value-type="float" office:value="0.866940283211">
            <text:p>0.8669402832</text:p>
          </table:table-cell>
          <table:table-cell office:value-type="float" office:value="0.866811574014">
            <text:p>0.866811574</text:p>
          </table:table-cell>
          <table:table-cell table:number-columns-repeated="2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0.999999464492">
            <text:p>0.9999994645</text:p>
          </table:table-cell>
          <table:table-cell table:number-columns-repeated="2" office:value-type="float" office:value="0.866792703281">
            <text:p>0.8667927033</text:p>
          </table:table-cell>
          <table:table-cell office:value-type="float" office:value="0.866940283211">
            <text:p>0.8669402832</text:p>
          </table:table-cell>
          <table:table-cell office:value-type="float" office:value="0.866811574014">
            <text:p>0.866811574</text:p>
          </table:table-cell>
          <table:table-cell table:number-columns-repeated="2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0.999990216542">
            <text:p>0.9999902165</text:p>
          </table:table-cell>
          <table:table-cell table:number-columns-repeated="4" office:value-type="float" office:value="0.866795851553">
            <text:p>0.8667958516</text:p>
          </table:table-cell>
          <table:table-cell table:number-columns-repeated="2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0.999999274442">
            <text:p>0.9999992744</text:p>
          </table:table-cell>
          <table:table-cell table:number-columns-repeated="4" office:value-type="float" office:value="0.866793308716">
            <text:p>0.8667933087</text:p>
          </table:table-cell>
          <table:table-cell table:number-columns-repeated="2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0.9999989167">
            <text:p>0.9999989167</text:p>
          </table:table-cell>
          <table:table-cell table:number-columns-repeated="4" office:value-type="float" office:value="0.866794667154">
            <text:p>0.8667946672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999997117372">
            <text:p>0.9999971174</text:p>
          </table:table-cell>
          <table:table-cell table:number-columns-repeated="4" office:value-type="float" office:value="0.866793963758">
            <text:p>0.8667939638</text:p>
          </table:table-cell>
          <table:table-cell table:number-columns-repeated="2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0.999999422337">
            <text:p>0.9999994223</text:p>
          </table:table-cell>
          <table:table-cell table:number-columns-repeated="4" office:value-type="float" office:value="0.866792924085">
            <text:p>0.8667929241</text:p>
          </table:table-cell>
          <table:table-cell table:number-columns-repeated="2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999999464492">
            <text:p>0.9999994645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table:number-columns-repeated="4" office:value-type="float" office:value="0.866792703281">
            <text:p>0.8667927033</text:p>
          </table:table-cell>
          <table:table-cell table:number-columns-repeated="2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0.999999760376">
            <text:p>0.9999997604</text:p>
          </table:table-cell>
          <table:table-cell table:number-columns-repeated="4" office:value-type="float" office:value="0.866793522774">
            <text:p>0.8667935228</text:p>
          </table:table-cell>
          <table:table-cell table:number-columns-repeated="2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999999585471">
            <text:p>0.9999995855</text:p>
          </table:table-cell>
          <table:table-cell table:number-columns-repeated="4" office:value-type="float" office:value="0.866794119667">
            <text:p>0.8667941197</text:p>
          </table:table-cell>
          <table:table-cell table:number-columns-repeated="2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0.999992816285">
            <text:p>0.9999928163</text:p>
          </table:table-cell>
          <table:table-cell table:number-columns-repeated="4" office:value-type="float" office:value="0.866798653357">
            <text:p>0.8667986534</text:p>
          </table:table-cell>
          <table:table-cell table:number-columns-repeated="2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0.997127996584">
            <text:p>0.9971279966</text:p>
          </table:table-cell>
          <table:table-cell table:number-columns-repeated="4" office:value-type="float" office:value="0.875124357434">
            <text:p>0.8751243574</text:p>
          </table:table-cell>
          <table:table-cell table:number-columns-repeated="2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0.990467699761">
            <text:p>0.9904676998</text:p>
          </table:table-cell>
          <table:table-cell office:value-type="float" office:value="0.876076994385">
            <text:p>0.8760769944</text:p>
          </table:table-cell>
          <table:table-cell office:value-type="float" office:value="0.876568194677">
            <text:p>0.8765681947</text:p>
          </table:table-cell>
          <table:table-cell office:value-type="float" office:value="0.87680208974">
            <text:p>0.8768020897</text:p>
          </table:table-cell>
          <table:table-cell office:value-type="float" office:value="0.874779921772">
            <text:p>0.8747799218</text:p>
          </table:table-cell>
          <table:table-cell table:number-columns-repeated="2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0.986359771079">
            <text:p>0.9863597711</text:p>
          </table:table-cell>
          <table:table-cell office:value-type="float" office:value="0.889984227257">
            <text:p>0.8899842273</text:p>
          </table:table-cell>
          <table:table-cell office:value-type="float" office:value="0.889889251105">
            <text:p>0.8898892511</text:p>
          </table:table-cell>
          <table:table-cell office:value-type="float" office:value="0.889904479023">
            <text:p>0.889904479</text:p>
          </table:table-cell>
          <table:table-cell office:value-type="float" office:value="0.890018805347">
            <text:p>0.8900188053</text:p>
          </table:table-cell>
          <table:table-cell table:number-columns-repeated="2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987400857049">
            <text:p>0.987400857</text:p>
          </table:table-cell>
          <table:table-cell office:value-type="float" office:value="0.898975278246">
            <text:p>0.8989752782</text:p>
          </table:table-cell>
          <table:table-cell office:value-type="float" office:value="0.898879548121">
            <text:p>0.8988795481</text:p>
          </table:table-cell>
          <table:table-cell office:value-type="float" office:value="0.899246028614">
            <text:p>0.8992460286</text:p>
          </table:table-cell>
          <table:table-cell office:value-type="float" office:value="0.899498649604">
            <text:p>0.8994986496</text:p>
          </table:table-cell>
          <table:table-cell table:number-columns-repeated="2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0.981807986944">
            <text:p>0.9818079869</text:p>
          </table:table-cell>
          <table:table-cell office:value-type="float" office:value="0.906086147152">
            <text:p>0.9060861472</text:p>
          </table:table-cell>
          <table:table-cell office:value-type="float" office:value="0.906515008888">
            <text:p>0.9065150089</text:p>
          </table:table-cell>
          <table:table-cell office:value-type="float" office:value="0.906366918537">
            <text:p>0.9063669185</text:p>
          </table:table-cell>
          <table:table-cell office:value-type="float" office:value="0.905802900127">
            <text:p>0.9058029001</text:p>
          </table:table-cell>
          <table:table-cell table:number-columns-repeated="2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0.981279593424">
            <text:p>0.9812795934</text:p>
          </table:table-cell>
          <table:table-cell office:value-type="float" office:value="0.911936568699">
            <text:p>0.9119365687</text:p>
          </table:table-cell>
          <table:table-cell office:value-type="float" office:value="0.912197043958">
            <text:p>0.912197044</text:p>
          </table:table-cell>
          <table:table-cell office:value-type="float" office:value="0.912661876732">
            <text:p>0.9126618767</text:p>
          </table:table-cell>
          <table:table-cell office:value-type="float" office:value="0.9119307503">
            <text:p>0.9119307503</text:p>
          </table:table-cell>
          <table:table-cell table:number-columns-repeated="2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0.972257655806">
            <text:p>0.9722576558</text:p>
          </table:table-cell>
          <table:table-cell office:value-type="float" office:value="0.90946439514">
            <text:p>0.9094643951</text:p>
          </table:table-cell>
          <table:table-cell office:value-type="float" office:value="0.909152464163">
            <text:p>0.9091524642</text:p>
          </table:table-cell>
          <table:table-cell office:value-type="float" office:value="0.909222653292">
            <text:p>0.9092226533</text:p>
          </table:table-cell>
          <table:table-cell office:value-type="float" office:value="0.908654185246">
            <text:p>0.9086541852</text:p>
          </table:table-cell>
          <table:table-cell table:number-columns-repeated="2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0.972068342348">
            <text:p>0.9720683423</text:p>
          </table:table-cell>
          <table:table-cell office:value-type="float" office:value="0.912773983515">
            <text:p>0.9127739835</text:p>
          </table:table-cell>
          <table:table-cell office:value-type="float" office:value="0.912011565101">
            <text:p>0.9120115651</text:p>
          </table:table-cell>
          <table:table-cell office:value-type="float" office:value="0.911955160655">
            <text:p>0.9119551607</text:p>
          </table:table-cell>
          <table:table-cell office:value-type="float" office:value="0.910849902765">
            <text:p>0.9108499028</text:p>
          </table:table-cell>
          <table:table-cell table:number-columns-repeated="2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960639341496">
            <text:p>0.9606393415</text:p>
          </table:table-cell>
          <table:table-cell office:value-type="float" office:value="0.922347864146">
            <text:p>0.9223478641</text:p>
          </table:table-cell>
          <table:table-cell office:value-type="float" office:value="0.921613062477">
            <text:p>0.9216130625</text:p>
          </table:table-cell>
          <table:table-cell office:value-type="float" office:value="0.920046128843">
            <text:p>0.9200461288</text:p>
          </table:table-cell>
          <table:table-cell office:value-type="float" office:value="0.919495867672">
            <text:p>0.9194958677</text:p>
          </table:table-cell>
          <table:table-cell table:number-columns-repeated="2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0.966797702">
            <text:p>0.966797702</text:p>
          </table:table-cell>
          <table:table-cell office:value-type="float" office:value="0.902608611791">
            <text:p>0.9026086118</text:p>
          </table:table-cell>
          <table:table-cell office:value-type="float" office:value="0.901841237154">
            <text:p>0.9018412372</text:p>
          </table:table-cell>
          <table:table-cell office:value-type="float" office:value="0.9006987529">
            <text:p>0.9006987529</text:p>
          </table:table-cell>
          <table:table-cell office:value-type="float" office:value="0.897734788074">
            <text:p>0.8977347881</text:p>
          </table:table-cell>
          <table:table-cell table:number-columns-repeated="2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0.957433590132">
            <text:p>0.9574335901</text:p>
          </table:table-cell>
          <table:table-cell office:value-type="float" office:value="0.895994992301">
            <text:p>0.8959949923</text:p>
          </table:table-cell>
          <table:table-cell office:value-type="float" office:value="0.895664474694">
            <text:p>0.8956644747</text:p>
          </table:table-cell>
          <table:table-cell office:value-type="float" office:value="0.896338453786">
            <text:p>0.8963384538</text:p>
          </table:table-cell>
          <table:table-cell office:value-type="float" office:value="0.894751180438">
            <text:p>0.8947511804</text:p>
          </table:table-cell>
          <table:table-cell table:number-columns-repeated="2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0.960182158084">
            <text:p>0.9601821581</text:p>
          </table:table-cell>
          <table:table-cell office:value-type="float" office:value="0.907696943211">
            <text:p>0.9076969432</text:p>
          </table:table-cell>
          <table:table-cell office:value-type="float" office:value="0.908751544313">
            <text:p>0.9087515443</text:p>
          </table:table-cell>
          <table:table-cell office:value-type="float" office:value="0.907644002968">
            <text:p>0.907644003</text:p>
          </table:table-cell>
          <table:table-cell office:value-type="float" office:value="0.904619675879">
            <text:p>0.9046196759</text:p>
          </table:table-cell>
          <table:table-cell table:number-columns-repeated="2"/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0.962628472704">
            <text:p>0.9626284727</text:p>
          </table:table-cell>
          <table:table-cell office:value-type="float" office:value="0.914652440396">
            <text:p>0.9146524404</text:p>
          </table:table-cell>
          <table:table-cell office:value-type="float" office:value="0.915918249583">
            <text:p>0.9159182496</text:p>
          </table:table-cell>
          <table:table-cell office:value-type="float" office:value="0.915548967783">
            <text:p>0.9155489678</text:p>
          </table:table-cell>
          <table:table-cell office:value-type="float" office:value="0.913807587668">
            <text:p>0.9138075877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948792178182">
            <text:p>0.9487921782</text:p>
          </table:table-cell>
          <table:table-cell office:value-type="float" office:value="0.904066028361">
            <text:p>0.9040660284</text:p>
          </table:table-cell>
          <table:table-cell office:value-type="float" office:value="0.904762442851">
            <text:p>0.9047624429</text:p>
          </table:table-cell>
          <table:table-cell office:value-type="float" office:value="0.905248840173">
            <text:p>0.9052488402</text:p>
          </table:table-cell>
          <table:table-cell office:value-type="float" office:value="0.902353272297">
            <text:p>0.9023532723</text:p>
          </table:table-cell>
          <table:table-cell table:number-columns-repeated="2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0.958008945428">
            <text:p>0.9580089454</text:p>
          </table:table-cell>
          <table:table-cell office:value-type="float" office:value="0.912226649707">
            <text:p>0.9122266497</text:p>
          </table:table-cell>
          <table:table-cell office:value-type="float" office:value="0.91217099537">
            <text:p>0.9121709954</text:p>
          </table:table-cell>
          <table:table-cell office:value-type="float" office:value="0.913037276877">
            <text:p>0.9130372769</text:p>
          </table:table-cell>
          <table:table-cell office:value-type="float" office:value="0.910376467488">
            <text:p>0.9103764675</text:p>
          </table:table-cell>
          <table:table-cell table:number-columns-repeated="2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0.960209356404">
            <text:p>0.9602093564</text:p>
          </table:table-cell>
          <table:table-cell office:value-type="float" office:value="0.918580132321">
            <text:p>0.9185801323</text:p>
          </table:table-cell>
          <table:table-cell office:value-type="float" office:value="0.918169180471">
            <text:p>0.9181691805</text:p>
          </table:table-cell>
          <table:table-cell office:value-type="float" office:value="0.919005822962">
            <text:p>0.919005823</text:p>
          </table:table-cell>
          <table:table-cell office:value-type="float" office:value="0.916217567539">
            <text:p>0.9162175675</text:p>
          </table:table-cell>
          <table:table-cell table:number-columns-repeated="2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0.950207279864">
            <text:p>0.9502072799</text:p>
          </table:table-cell>
          <table:table-cell office:value-type="float" office:value="0.908008440929">
            <text:p>0.9080084409</text:p>
          </table:table-cell>
          <table:table-cell office:value-type="float" office:value="0.907667174179">
            <text:p>0.9076671742</text:p>
          </table:table-cell>
          <table:table-cell office:value-type="float" office:value="0.907731117202">
            <text:p>0.9077311172</text:p>
          </table:table-cell>
          <table:table-cell office:value-type="float" office:value="0.905452863086">
            <text:p>0.9054528631</text:p>
          </table:table-cell>
          <table:table-cell table:number-columns-repeated="2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0.955427540955">
            <text:p>0.955427541</text:p>
          </table:table-cell>
          <table:table-cell office:value-type="float" office:value="0.913819477606">
            <text:p>0.9138194776</text:p>
          </table:table-cell>
          <table:table-cell office:value-type="float" office:value="0.913477720678">
            <text:p>0.9134777207</text:p>
          </table:table-cell>
          <table:table-cell office:value-type="float" office:value="0.913657232496">
            <text:p>0.9136572325</text:p>
          </table:table-cell>
          <table:table-cell office:value-type="float" office:value="0.911406559561">
            <text:p>0.9114065596</text:p>
          </table:table-cell>
          <table:table-cell table:number-columns-repeated="2"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960036035894">
            <text:p>0.9600360359</text:p>
          </table:table-cell>
          <table:table-cell office:value-type="float" office:value="0.920376810985">
            <text:p>0.920376811</text:p>
          </table:table-cell>
          <table:table-cell office:value-type="float" office:value="0.91980470764">
            <text:p>0.9198047076</text:p>
          </table:table-cell>
          <table:table-cell office:value-type="float" office:value="0.919983999354">
            <text:p>0.9199839994</text:p>
          </table:table-cell>
          <table:table-cell office:value-type="float" office:value="0.917978887339">
            <text:p>0.9179788873</text:p>
          </table:table-cell>
          <table:table-cell table:number-columns-repeated="2"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0.950771425547">
            <text:p>0.9507714255</text:p>
          </table:table-cell>
          <table:table-cell office:value-type="float" office:value="0.909829262286">
            <text:p>0.9098292623</text:p>
          </table:table-cell>
          <table:table-cell office:value-type="float" office:value="0.908991529477">
            <text:p>0.9089915295</text:p>
          </table:table-cell>
          <table:table-cell office:value-type="float" office:value="0.908484938288">
            <text:p>0.9084849383</text:p>
          </table:table-cell>
          <table:table-cell office:value-type="float" office:value="0.907405908329">
            <text:p>0.9074059083</text:p>
          </table:table-cell>
          <table:table-cell table:number-columns-repeated="2"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0.955352394366">
            <text:p>0.9553523944</text:p>
          </table:table-cell>
          <table:table-cell office:value-type="float" office:value="0.922741596509">
            <text:p>0.9227415965</text:p>
          </table:table-cell>
          <table:table-cell office:value-type="float" office:value="0.922435774214">
            <text:p>0.9224357742</text:p>
          </table:table-cell>
          <table:table-cell office:value-type="float" office:value="0.92246287434">
            <text:p>0.9224628743</text:p>
          </table:table-cell>
          <table:table-cell office:value-type="float" office:value="0.919784897869">
            <text:p>0.9197848979</text:p>
          </table:table-cell>
          <table:table-cell table:number-columns-repeated="2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0.959911177101">
            <text:p>0.9599111771</text:p>
          </table:table-cell>
          <table:table-cell office:value-type="float" office:value="0.928127792367">
            <text:p>0.9281277924</text:p>
          </table:table-cell>
          <table:table-cell office:value-type="float" office:value="0.927442940381">
            <text:p>0.9274429404</text:p>
          </table:table-cell>
          <table:table-cell office:value-type="float" office:value="0.927659128378">
            <text:p>0.9276591284</text:p>
          </table:table-cell>
          <table:table-cell office:value-type="float" office:value="0.924635001774">
            <text:p>0.9246350018</text:p>
          </table:table-cell>
          <table:table-cell table:number-columns-repeated="2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0.950066197758">
            <text:p>0.9500661978</text:p>
          </table:table-cell>
          <table:table-cell office:value-type="float" office:value="0.916202570426">
            <text:p>0.9162025704</text:p>
          </table:table-cell>
          <table:table-cell office:value-type="float" office:value="0.915626482466">
            <text:p>0.9156264825</text:p>
          </table:table-cell>
          <table:table-cell office:value-type="float" office:value="0.915065124852">
            <text:p>0.9150651249</text:p>
          </table:table-cell>
          <table:table-cell office:value-type="float" office:value="0.913289818638">
            <text:p>0.9132898186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955241134133">
            <text:p>0.9552411341</text:p>
          </table:table-cell>
          <table:table-cell office:value-type="float" office:value="0.922477186828">
            <text:p>0.9224771868</text:p>
          </table:table-cell>
          <table:table-cell office:value-type="float" office:value="0.921491691873">
            <text:p>0.9214916919</text:p>
          </table:table-cell>
          <table:table-cell office:value-type="float" office:value="0.921105329379">
            <text:p>0.9211053294</text:p>
          </table:table-cell>
          <table:table-cell office:value-type="float" office:value="0.919227266233">
            <text:p>0.9192272662</text:p>
          </table:table-cell>
          <table:table-cell table:number-columns-repeated="2"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0.958863285081">
            <text:p>0.9588632851</text:p>
          </table:table-cell>
          <table:table-cell office:value-type="float" office:value="0.92510727369">
            <text:p>0.9251072737</text:p>
          </table:table-cell>
          <table:table-cell office:value-type="float" office:value="0.924406780719">
            <text:p>0.9244067807</text:p>
          </table:table-cell>
          <table:table-cell office:value-type="float" office:value="0.923618955356">
            <text:p>0.9236189554</text:p>
          </table:table-cell>
          <table:table-cell office:value-type="float" office:value="0.921691946444">
            <text:p>0.9216919464</text:p>
          </table:table-cell>
          <table:table-cell table:number-columns-repeated="2"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0.948574838941">
            <text:p>0.9485748389</text:p>
          </table:table-cell>
          <table:table-cell office:value-type="float" office:value="0.914425076337">
            <text:p>0.9144250763</text:p>
          </table:table-cell>
          <table:table-cell office:value-type="float" office:value="0.913736653698">
            <text:p>0.9137366537</text:p>
          </table:table-cell>
          <table:table-cell office:value-type="float" office:value="0.912568398639">
            <text:p>0.9125683986</text:p>
          </table:table-cell>
          <table:table-cell office:value-type="float" office:value="0.911225555559">
            <text:p>0.9112255556</text:p>
          </table:table-cell>
          <table:table-cell table:number-columns-repeated="2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0.955139966983">
            <text:p>0.955139967</text:p>
          </table:table-cell>
          <table:table-cell office:value-type="float" office:value="0.921416612725">
            <text:p>0.9214166127</text:p>
          </table:table-cell>
          <table:table-cell office:value-type="float" office:value="0.920713211432">
            <text:p>0.9207132114</text:p>
          </table:table-cell>
          <table:table-cell office:value-type="float" office:value="0.919557720804">
            <text:p>0.9195577208</text:p>
          </table:table-cell>
          <table:table-cell office:value-type="float" office:value="0.918097215413">
            <text:p>0.9180972154</text:p>
          </table:table-cell>
          <table:table-cell table:number-columns-repeated="2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0.958985401651">
            <text:p>0.9589854017</text:p>
          </table:table-cell>
          <table:table-cell office:value-type="float" office:value="0.924380501026">
            <text:p>0.924380501</text:p>
          </table:table-cell>
          <table:table-cell office:value-type="float" office:value="0.924158699167">
            <text:p>0.9241586992</text:p>
          </table:table-cell>
          <table:table-cell office:value-type="float" office:value="0.923071139136">
            <text:p>0.9230711391</text:p>
          </table:table-cell>
          <table:table-cell office:value-type="float" office:value="0.921817823018">
            <text:p>0.921817823</text:p>
          </table:table-cell>
          <table:table-cell table:number-columns-repeated="2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948834401483">
            <text:p>0.9488344015</text:p>
          </table:table-cell>
          <table:table-cell office:value-type="float" office:value="0.913965094798">
            <text:p>0.9139650948</text:p>
          </table:table-cell>
          <table:table-cell office:value-type="float" office:value="0.913534598878">
            <text:p>0.9135345989</text:p>
          </table:table-cell>
          <table:table-cell office:value-type="float" office:value="0.912591064781">
            <text:p>0.9125910648</text:p>
          </table:table-cell>
          <table:table-cell office:value-type="float" office:value="0.910997448426">
            <text:p>0.9109974484</text:p>
          </table:table-cell>
          <table:table-cell table:number-columns-repeated="2"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0.956342754626">
            <text:p>0.9563427546</text:p>
          </table:table-cell>
          <table:table-cell office:value-type="float" office:value="0.919110214499">
            <text:p>0.9191102145</text:p>
          </table:table-cell>
          <table:table-cell office:value-type="float" office:value="0.918326203317">
            <text:p>0.9183262033</text:p>
          </table:table-cell>
          <table:table-cell office:value-type="float" office:value="0.917843706268">
            <text:p>0.9178437063</text:p>
          </table:table-cell>
          <table:table-cell office:value-type="float" office:value="0.916217490452">
            <text:p>0.9162174905</text:p>
          </table:table-cell>
          <table:table-cell table:number-columns-repeated="2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0.958880111612">
            <text:p>0.9588801116</text:p>
          </table:table-cell>
          <table:table-cell office:value-type="float" office:value="0.924281198943">
            <text:p>0.9242811989</text:p>
          </table:table-cell>
          <table:table-cell office:value-type="float" office:value="0.923535765885">
            <text:p>0.9235357659</text:p>
          </table:table-cell>
          <table:table-cell office:value-type="float" office:value="0.922380119121">
            <text:p>0.9223801191</text:p>
          </table:table-cell>
          <table:table-cell office:value-type="float" office:value="0.9206645609">
            <text:p>0.9206645609</text:p>
          </table:table-cell>
          <table:table-cell table:number-columns-repeated="2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0.947489856477">
            <text:p>0.9474898565</text:p>
          </table:table-cell>
          <table:table-cell office:value-type="float" office:value="0.913186529288">
            <text:p>0.9131865293</text:p>
          </table:table-cell>
          <table:table-cell office:value-type="float" office:value="0.912476749093">
            <text:p>0.9124767491</text:p>
          </table:table-cell>
          <table:table-cell office:value-type="float" office:value="0.911798416835">
            <text:p>0.9117984168</text:p>
          </table:table-cell>
          <table:table-cell office:value-type="float" office:value="0.909598193006">
            <text:p>0.909598193</text:p>
          </table:table-cell>
          <table:table-cell table:number-columns-repeated="2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0.953516559489">
            <text:p>0.9535165595</text:p>
          </table:table-cell>
          <table:table-cell office:value-type="float" office:value="0.922323858003">
            <text:p>0.922323858</text:p>
          </table:table-cell>
          <table:table-cell office:value-type="float" office:value="0.921845545776">
            <text:p>0.9218455458</text:p>
          </table:table-cell>
          <table:table-cell office:value-type="float" office:value="0.922493401516">
            <text:p>0.9224934015</text:p>
          </table:table-cell>
          <table:table-cell office:value-type="float" office:value="0.918427005472">
            <text:p>0.9184270055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957623203569">
            <text:p>0.9576232036</text:p>
          </table:table-cell>
          <table:table-cell office:value-type="float" office:value="0.927054031914">
            <text:p>0.9270540319</text:p>
          </table:table-cell>
          <table:table-cell office:value-type="float" office:value="0.926144371017">
            <text:p>0.926144371</text:p>
          </table:table-cell>
          <table:table-cell office:value-type="float" office:value="0.926412139324">
            <text:p>0.9264121393</text:p>
          </table:table-cell>
          <table:table-cell office:value-type="float" office:value="0.923267989996">
            <text:p>0.92326799</text:p>
          </table:table-cell>
          <table:table-cell table:number-columns-repeated="2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0.947355269434">
            <text:p>0.9473552694</text:p>
          </table:table-cell>
          <table:table-cell office:value-type="float" office:value="0.914937911899">
            <text:p>0.9149379119</text:p>
          </table:table-cell>
          <table:table-cell office:value-type="float" office:value="0.913976849242">
            <text:p>0.9139768492</text:p>
          </table:table-cell>
          <table:table-cell office:value-type="float" office:value="0.91390827193">
            <text:p>0.9139082719</text:p>
          </table:table-cell>
          <table:table-cell office:value-type="float" office:value="0.911279592072">
            <text:p>0.9112795921</text:p>
          </table:table-cell>
          <table:table-cell table:number-columns-repeated="2"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0.953841628154">
            <text:p>0.9538416282</text:p>
          </table:table-cell>
          <table:table-cell office:value-type="float" office:value="0.92221496484">
            <text:p>0.9222149648</text:p>
          </table:table-cell>
          <table:table-cell office:value-type="float" office:value="0.921617909117">
            <text:p>0.9216179091</text:p>
          </table:table-cell>
          <table:table-cell office:value-type="float" office:value="0.921418958661">
            <text:p>0.9214189587</text:p>
          </table:table-cell>
          <table:table-cell office:value-type="float" office:value="0.918591982887">
            <text:p>0.9185919829</text:p>
          </table:table-cell>
          <table:table-cell table:number-columns-repeated="2"/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0.959381657065">
            <text:p>0.9593816571</text:p>
          </table:table-cell>
          <table:table-cell office:value-type="float" office:value="0.926853393092">
            <text:p>0.9268533931</text:p>
          </table:table-cell>
          <table:table-cell office:value-type="float" office:value="0.925977463566">
            <text:p>0.9259774636</text:p>
          </table:table-cell>
          <table:table-cell office:value-type="float" office:value="0.92589855794">
            <text:p>0.9258985579</text:p>
          </table:table-cell>
          <table:table-cell office:value-type="float" office:value="0.923118250985">
            <text:p>0.923118251</text:p>
          </table:table-cell>
          <table:table-cell table:number-columns-repeated="2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0.949802282612">
            <text:p>0.9498022826</text:p>
          </table:table-cell>
          <table:table-cell office:value-type="float" office:value="0.915550227197">
            <text:p>0.9155502272</text:p>
          </table:table-cell>
          <table:table-cell office:value-type="float" office:value="0.9143899833">
            <text:p>0.9143899833</text:p>
          </table:table-cell>
          <table:table-cell office:value-type="float" office:value="0.914290140043">
            <text:p>0.91429014</text:p>
          </table:table-cell>
          <table:table-cell office:value-type="float" office:value="0.91196614477">
            <text:p>0.9119661448</text:p>
          </table:table-cell>
          <table:table-cell table:number-columns-repeated="2"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955742627423">
            <text:p>0.9557426274</text:p>
          </table:table-cell>
          <table:table-cell office:value-type="float" office:value="0.92181219918">
            <text:p>0.9218121992</text:p>
          </table:table-cell>
          <table:table-cell office:value-type="float" office:value="0.921256595265">
            <text:p>0.9212565953</text:p>
          </table:table-cell>
          <table:table-cell office:value-type="float" office:value="0.920802423339">
            <text:p>0.9208024233</text:p>
          </table:table-cell>
          <table:table-cell office:value-type="float" office:value="0.918934160216">
            <text:p>0.9189341602</text:p>
          </table:table-cell>
          <table:table-cell table:number-columns-repeated="2"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0.959620671556">
            <text:p>0.9596206716</text:p>
          </table:table-cell>
          <table:table-cell office:value-type="float" office:value="0.9273254986">
            <text:p>0.9273254986</text:p>
          </table:table-cell>
          <table:table-cell office:value-type="float" office:value="0.92654085814">
            <text:p>0.9265408581</text:p>
          </table:table-cell>
          <table:table-cell office:value-type="float" office:value="0.926460521013">
            <text:p>0.926460521</text:p>
          </table:table-cell>
          <table:table-cell office:value-type="float" office:value="0.924811582022">
            <text:p>0.924811582</text:p>
          </table:table-cell>
          <table:table-cell table:number-columns-repeated="2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0.949292460142">
            <text:p>0.9492924601</text:p>
          </table:table-cell>
          <table:table-cell office:value-type="float" office:value="0.915944335883">
            <text:p>0.9159443359</text:p>
          </table:table-cell>
          <table:table-cell office:value-type="float" office:value="0.915254847559">
            <text:p>0.9152548476</text:p>
          </table:table-cell>
          <table:table-cell office:value-type="float" office:value="0.915243560299">
            <text:p>0.9152435603</text:p>
          </table:table-cell>
          <table:table-cell office:value-type="float" office:value="0.913473938594">
            <text:p>0.9134739386</text:p>
          </table:table-cell>
          <table:table-cell table:number-columns-repeated="2"/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0.955044880454">
            <text:p>0.9550448805</text:p>
          </table:table-cell>
          <table:table-cell office:value-type="float" office:value="0.921803509432">
            <text:p>0.9218035094</text:p>
          </table:table-cell>
          <table:table-cell office:value-type="float" office:value="0.92144881801">
            <text:p>0.921448818</text:p>
          </table:table-cell>
          <table:table-cell office:value-type="float" office:value="0.92106952315">
            <text:p>0.9210695232</text:p>
          </table:table-cell>
          <table:table-cell office:value-type="float" office:value="0.919320544388">
            <text:p>0.9193205444</text:p>
          </table:table-cell>
          <table:table-cell table:number-columns-repeated="2"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0.9587407934">
            <text:p>0.9587407934</text:p>
          </table:table-cell>
          <table:table-cell office:value-type="float" office:value="0.924438100538">
            <text:p>0.9244381005</text:p>
          </table:table-cell>
          <table:table-cell office:value-type="float" office:value="0.92383429402">
            <text:p>0.923834294</text:p>
          </table:table-cell>
          <table:table-cell office:value-type="float" office:value="0.923442346933">
            <text:p>0.9234423469</text:p>
          </table:table-cell>
          <table:table-cell office:value-type="float" office:value="0.921294763261">
            <text:p>0.9212947633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948893933903">
            <text:p>0.9488939339</text:p>
          </table:table-cell>
          <table:table-cell office:value-type="float" office:value="0.915315438747">
            <text:p>0.9153154387</text:p>
          </table:table-cell>
          <table:table-cell office:value-type="float" office:value="0.91452314941">
            <text:p>0.9145231494</text:p>
          </table:table-cell>
          <table:table-cell office:value-type="float" office:value="0.914081517273">
            <text:p>0.9140815173</text:p>
          </table:table-cell>
          <table:table-cell office:value-type="float" office:value="0.912570457562">
            <text:p>0.9125704576</text:p>
          </table:table-cell>
          <table:table-cell table:number-columns-repeated="2"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0.965255568184">
            <text:p>0.9652555682</text:p>
          </table:table-cell>
          <table:table-cell office:value-type="float" office:value="0.92461825002">
            <text:p>0.92461825</text:p>
          </table:table-cell>
          <table:table-cell office:value-type="float" office:value="0.924635716911">
            <text:p>0.9246357169</text:p>
          </table:table-cell>
          <table:table-cell office:value-type="float" office:value="0.924458792788">
            <text:p>0.9244587928</text:p>
          </table:table-cell>
          <table:table-cell office:value-type="float" office:value="0.920889039043">
            <text:p>0.920889039</text:p>
          </table:table-cell>
          <table:table-cell table:number-columns-repeated="2"/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0.959614844428">
            <text:p>0.9596148444</text:p>
          </table:table-cell>
          <table:table-cell office:value-type="float" office:value="0.928791426872">
            <text:p>0.9287914269</text:p>
          </table:table-cell>
          <table:table-cell office:value-type="float" office:value="0.928932314817">
            <text:p>0.9289323148</text:p>
          </table:table-cell>
          <table:table-cell office:value-type="float" office:value="0.929130530772">
            <text:p>0.9291305308</text:p>
          </table:table-cell>
          <table:table-cell office:value-type="float" office:value="0.924482858253">
            <text:p>0.9244828583</text:p>
          </table:table-cell>
          <table:table-cell table:number-columns-repeated="2"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0.948847275021">
            <text:p>0.948847275</text:p>
          </table:table-cell>
          <table:table-cell office:value-type="float" office:value="0.915799920325">
            <text:p>0.9157999203</text:p>
          </table:table-cell>
          <table:table-cell office:value-type="float" office:value="0.916469590881">
            <text:p>0.9164695909</text:p>
          </table:table-cell>
          <table:table-cell office:value-type="float" office:value="0.916083302304">
            <text:p>0.9160833023</text:p>
          </table:table-cell>
          <table:table-cell office:value-type="float" office:value="0.91216260976">
            <text:p>0.9121626098</text:p>
          </table:table-cell>
          <table:table-cell table:number-columns-repeated="2"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0.955082912231">
            <text:p>0.9550829122</text:p>
          </table:table-cell>
          <table:table-cell office:value-type="float" office:value="0.920778580078">
            <text:p>0.9207785801</text:p>
          </table:table-cell>
          <table:table-cell office:value-type="float" office:value="0.921067420643">
            <text:p>0.9210674206</text:p>
          </table:table-cell>
          <table:table-cell office:value-type="float" office:value="0.920690628864">
            <text:p>0.9206906289</text:p>
          </table:table-cell>
          <table:table-cell office:value-type="float" office:value="0.917235079535">
            <text:p>0.9172350795</text:p>
          </table:table-cell>
          <table:table-cell table:number-columns-repeated="2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959116385834">
            <text:p>0.9591163858</text:p>
          </table:table-cell>
          <table:table-cell office:value-type="float" office:value="0.924492534301">
            <text:p>0.9244925343</text:p>
          </table:table-cell>
          <table:table-cell office:value-type="float" office:value="0.924848129315">
            <text:p>0.9248481293</text:p>
          </table:table-cell>
          <table:table-cell office:value-type="float" office:value="0.924404564768">
            <text:p>0.9244045648</text:p>
          </table:table-cell>
          <table:table-cell office:value-type="float" office:value="0.9205471317">
            <text:p>0.9205471317</text:p>
          </table:table-cell>
          <table:table-cell table:number-columns-repeated="2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0.948866312479">
            <text:p>0.9488663125</text:p>
          </table:table-cell>
          <table:table-cell office:value-type="float" office:value="0.913635586753">
            <text:p>0.9136355868</text:p>
          </table:table-cell>
          <table:table-cell office:value-type="float" office:value="0.913925127346">
            <text:p>0.9139251273</text:p>
          </table:table-cell>
          <table:table-cell office:value-type="float" office:value="0.913852812526">
            <text:p>0.9138528125</text:p>
          </table:table-cell>
          <table:table-cell office:value-type="float" office:value="0.909859202143">
            <text:p>0.9098592021</text:p>
          </table:table-cell>
          <table:table-cell table:number-columns-repeated="2"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0.954714673718">
            <text:p>0.9547146737</text:p>
          </table:table-cell>
          <table:table-cell office:value-type="float" office:value="0.91949213905">
            <text:p>0.9194921391</text:p>
          </table:table-cell>
          <table:table-cell office:value-type="float" office:value="0.919817197578">
            <text:p>0.9198171976</text:p>
          </table:table-cell>
          <table:table-cell office:value-type="float" office:value="0.919655600932">
            <text:p>0.9196556009</text:p>
          </table:table-cell>
          <table:table-cell office:value-type="float" office:value="0.91553362389">
            <text:p>0.9155336239</text:p>
          </table:table-cell>
          <table:table-cell table:number-columns-repeated="2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0.958318074379">
            <text:p>0.9583180744</text:p>
          </table:table-cell>
          <table:table-cell office:value-type="float" office:value="0.923752390299">
            <text:p>0.9237523903</text:p>
          </table:table-cell>
          <table:table-cell office:value-type="float" office:value="0.924128427015">
            <text:p>0.924128427</text:p>
          </table:table-cell>
          <table:table-cell office:value-type="float" office:value="0.923782443374">
            <text:p>0.9237824434</text:p>
          </table:table-cell>
          <table:table-cell office:value-type="float" office:value="0.919188426953">
            <text:p>0.919188427</text:p>
          </table:table-cell>
          <table:table-cell table:number-columns-repeated="2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0.948283236329">
            <text:p>0.9482832363</text:p>
          </table:table-cell>
          <table:table-cell office:value-type="float" office:value="0.912010318063">
            <text:p>0.9120103181</text:p>
          </table:table-cell>
          <table:table-cell office:value-type="float" office:value="0.912214947653">
            <text:p>0.9122149477</text:p>
          </table:table-cell>
          <table:table-cell office:value-type="float" office:value="0.911278228723">
            <text:p>0.9112782287</text:p>
          </table:table-cell>
          <table:table-cell office:value-type="float" office:value="0.907934617473">
            <text:p>0.9079346175</text:p>
          </table:table-cell>
          <table:table-cell table:number-columns-repeated="2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954158232381">
            <text:p>0.9541582324</text:p>
          </table:table-cell>
          <table:table-cell office:value-type="float" office:value="0.918675504861">
            <text:p>0.9186755049</text:p>
          </table:table-cell>
          <table:table-cell office:value-type="float" office:value="0.918728783476">
            <text:p>0.9187287835</text:p>
          </table:table-cell>
          <table:table-cell office:value-type="float" office:value="0.918879362102">
            <text:p>0.9188793621</text:p>
          </table:table-cell>
          <table:table-cell office:value-type="float" office:value="0.914851174485">
            <text:p>0.9148511745</text:p>
          </table:table-cell>
          <table:table-cell table:number-columns-repeated="2"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0.958547887693">
            <text:p>0.9585478877</text:p>
          </table:table-cell>
          <table:table-cell office:value-type="float" office:value="0.922840116071">
            <text:p>0.9228401161</text:p>
          </table:table-cell>
          <table:table-cell office:value-type="float" office:value="0.923101522224">
            <text:p>0.9231015222</text:p>
          </table:table-cell>
          <table:table-cell office:value-type="float" office:value="0.922835186444">
            <text:p>0.9228351864</text:p>
          </table:table-cell>
          <table:table-cell office:value-type="float" office:value="0.918550590925">
            <text:p>0.9185505909</text:p>
          </table:table-cell>
          <table:table-cell table:number-columns-repeated="2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0.948034207438">
            <text:p>0.9480342074</text:p>
          </table:table-cell>
          <table:table-cell office:value-type="float" office:value="0.913025464521">
            <text:p>0.9130254645</text:p>
          </table:table-cell>
          <table:table-cell office:value-type="float" office:value="0.913349907365">
            <text:p>0.9133499074</text:p>
          </table:table-cell>
          <table:table-cell office:value-type="float" office:value="0.913709626096">
            <text:p>0.9137096261</text:p>
          </table:table-cell>
          <table:table-cell office:value-type="float" office:value="0.909363479128">
            <text:p>0.9093634791</text:p>
          </table:table-cell>
          <table:table-cell table:number-columns-repeated="2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0.953573232695">
            <text:p>0.9535732327</text:p>
          </table:table-cell>
          <table:table-cell office:value-type="float" office:value="0.922058678587">
            <text:p>0.9220586786</text:p>
          </table:table-cell>
          <table:table-cell office:value-type="float" office:value="0.921475493013">
            <text:p>0.921475493</text:p>
          </table:table-cell>
          <table:table-cell office:value-type="float" office:value="0.921222607719">
            <text:p>0.9212226077</text:p>
          </table:table-cell>
          <table:table-cell office:value-type="float" office:value="0.917279118298">
            <text:p>0.9172791183</text:p>
          </table:table-cell>
          <table:table-cell table:number-columns-repeated="2"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0.95799442939">
            <text:p>0.9579944294</text:p>
          </table:table-cell>
          <table:table-cell office:value-type="float" office:value="0.928660448347">
            <text:p>0.9286604483</text:p>
          </table:table-cell>
          <table:table-cell office:value-type="float" office:value="0.928016378018">
            <text:p>0.928016378</text:p>
          </table:table-cell>
          <table:table-cell office:value-type="float" office:value="0.927600195487">
            <text:p>0.9276001955</text:p>
          </table:table-cell>
          <table:table-cell office:value-type="float" office:value="0.922962018594">
            <text:p>0.9229620186</text:p>
          </table:table-cell>
          <table:table-cell table:number-columns-repeated="2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947620826685">
            <text:p>0.9476208267</text:p>
          </table:table-cell>
          <table:table-cell office:value-type="float" office:value="0.916231193051">
            <text:p>0.9162311931</text:p>
          </table:table-cell>
          <table:table-cell office:value-type="float" office:value="0.915959297926">
            <text:p>0.9159592979</text:p>
          </table:table-cell>
          <table:table-cell office:value-type="float" office:value="0.914903117204">
            <text:p>0.9149031172</text:p>
          </table:table-cell>
          <table:table-cell office:value-type="float" office:value="0.911172757383">
            <text:p>0.9111727574</text:p>
          </table:table-cell>
          <table:table-cell table:number-columns-repeated="2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0.958815261264">
            <text:p>0.9588152613</text:p>
          </table:table-cell>
          <table:table-cell office:value-type="float" office:value="0.925541506101">
            <text:p>0.9255415061</text:p>
          </table:table-cell>
          <table:table-cell office:value-type="float" office:value="0.92509926053">
            <text:p>0.9250992605</text:p>
          </table:table-cell>
          <table:table-cell office:value-type="float" office:value="0.923861665021">
            <text:p>0.923861665</text:p>
          </table:table-cell>
          <table:table-cell office:value-type="float" office:value="0.920023135478">
            <text:p>0.9200231355</text:p>
          </table:table-cell>
          <table:table-cell table:number-columns-repeated="2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0.948239179307">
            <text:p>0.9482391793</text:p>
          </table:table-cell>
          <table:table-cell office:value-type="float" office:value="0.91469325945">
            <text:p>0.9146932595</text:p>
          </table:table-cell>
          <table:table-cell office:value-type="float" office:value="0.91485625338">
            <text:p>0.9148562534</text:p>
          </table:table-cell>
          <table:table-cell office:value-type="float" office:value="0.913140306704">
            <text:p>0.9131403067</text:p>
          </table:table-cell>
          <table:table-cell office:value-type="float" office:value="0.909168566724">
            <text:p>0.9091685667</text:p>
          </table:table-cell>
          <table:table-cell table:number-columns-repeated="2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0.95497931249">
            <text:p>0.9549793125</text:p>
          </table:table-cell>
          <table:table-cell office:value-type="float" office:value="0.920577624481">
            <text:p>0.9205776245</text:p>
          </table:table-cell>
          <table:table-cell office:value-type="float" office:value="0.920779508657">
            <text:p>0.9207795087</text:p>
          </table:table-cell>
          <table:table-cell office:value-type="float" office:value="0.919089847682">
            <text:p>0.9190898477</text:p>
          </table:table-cell>
          <table:table-cell office:value-type="float" office:value="0.916119956483">
            <text:p>0.9161199565</text:p>
          </table:table-cell>
          <table:table-cell table:number-columns-repeated="2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0.959257288539">
            <text:p>0.9592572885</text:p>
          </table:table-cell>
          <table:table-cell office:value-type="float" office:value="0.926425066804">
            <text:p>0.9264250668</text:p>
          </table:table-cell>
          <table:table-cell office:value-type="float" office:value="0.926629039958">
            <text:p>0.92662904</text:p>
          </table:table-cell>
          <table:table-cell office:value-type="float" office:value="0.925152856018">
            <text:p>0.925152856</text:p>
          </table:table-cell>
          <table:table-cell office:value-type="float" office:value="0.921167756111">
            <text:p>0.9211677561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949218674411">
            <text:p>0.9492186744</text:p>
          </table:table-cell>
          <table:table-cell office:value-type="float" office:value="0.915691370962">
            <text:p>0.915691371</text:p>
          </table:table-cell>
          <table:table-cell office:value-type="float" office:value="0.915678816347">
            <text:p>0.9156788163</text:p>
          </table:table-cell>
          <table:table-cell office:value-type="float" office:value="0.914283672524">
            <text:p>0.9142836725</text:p>
          </table:table-cell>
          <table:table-cell office:value-type="float" office:value="0.911013007892">
            <text:p>0.9110130079</text:p>
          </table:table-cell>
          <table:table-cell table:number-columns-repeated="2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0.95759755996">
            <text:p>0.95759756</text:p>
          </table:table-cell>
          <table:table-cell office:value-type="float" office:value="0.924029035785">
            <text:p>0.9240290358</text:p>
          </table:table-cell>
          <table:table-cell office:value-type="float" office:value="0.923868911941">
            <text:p>0.9238689119</text:p>
          </table:table-cell>
          <table:table-cell office:value-type="float" office:value="0.92212260081">
            <text:p>0.9221226008</text:p>
          </table:table-cell>
          <table:table-cell office:value-type="float" office:value="0.918831697069">
            <text:p>0.9188316971</text:p>
          </table:table-cell>
          <table:table-cell table:number-columns-repeated="2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0.947987613748">
            <text:p>0.9479876137</text:p>
          </table:table-cell>
          <table:table-cell office:value-type="float" office:value="0.914866960313">
            <text:p>0.9148669603</text:p>
          </table:table-cell>
          <table:table-cell office:value-type="float" office:value="0.914928736658">
            <text:p>0.9149287367</text:p>
          </table:table-cell>
          <table:table-cell office:value-type="float" office:value="0.913348568158">
            <text:p>0.9133485682</text:p>
          </table:table-cell>
          <table:table-cell office:value-type="float" office:value="0.910007780057">
            <text:p>0.9100077801</text:p>
          </table:table-cell>
          <table:table-cell table:number-columns-repeated="2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0.955042409387">
            <text:p>0.9550424094</text:p>
          </table:table-cell>
          <table:table-cell office:value-type="float" office:value="0.920199855049">
            <text:p>0.920199855</text:p>
          </table:table-cell>
          <table:table-cell office:value-type="float" office:value="0.920117530475">
            <text:p>0.9201175305</text:p>
          </table:table-cell>
          <table:table-cell office:value-type="float" office:value="0.918811696108">
            <text:p>0.9188116961</text:p>
          </table:table-cell>
          <table:table-cell office:value-type="float" office:value="0.914604482872">
            <text:p>0.9146044829</text:p>
          </table:table-cell>
          <table:table-cell table:number-columns-repeated="2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0.959172901707">
            <text:p>0.9591729017</text:p>
          </table:table-cell>
          <table:table-cell office:value-type="float" office:value="0.923516666462">
            <text:p>0.9235166665</text:p>
          </table:table-cell>
          <table:table-cell office:value-type="float" office:value="0.923616886242">
            <text:p>0.9236168862</text:p>
          </table:table-cell>
          <table:table-cell office:value-type="float" office:value="0.922533682977">
            <text:p>0.922533683</text:p>
          </table:table-cell>
          <table:table-cell office:value-type="float" office:value="0.917971847208">
            <text:p>0.9179718472</text:p>
          </table:table-cell>
          <table:table-cell table:number-columns-repeated="2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948804689014">
            <text:p>0.948804689</text:p>
          </table:table-cell>
          <table:table-cell office:value-type="float" office:value="0.919534712221">
            <text:p>0.9195347122</text:p>
          </table:table-cell>
          <table:table-cell office:value-type="float" office:value="0.918954270479">
            <text:p>0.9189542705</text:p>
          </table:table-cell>
          <table:table-cell office:value-type="float" office:value="0.918064225394">
            <text:p>0.9180642254</text:p>
          </table:table-cell>
          <table:table-cell office:value-type="float" office:value="0.915174481383">
            <text:p>0.9151744814</text:p>
          </table:table-cell>
          <table:table-cell table:number-columns-repeated="2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0.955114477623">
            <text:p>0.9551144776</text:p>
          </table:table-cell>
          <table:table-cell office:value-type="float" office:value="0.925955994694">
            <text:p>0.9259559947</text:p>
          </table:table-cell>
          <table:table-cell office:value-type="float" office:value="0.924697410822">
            <text:p>0.9246974108</text:p>
          </table:table-cell>
          <table:table-cell office:value-type="float" office:value="0.924126033002">
            <text:p>0.924126033</text:p>
          </table:table-cell>
          <table:table-cell office:value-type="float" office:value="0.920559616037">
            <text:p>0.920559616</text:p>
          </table:table-cell>
          <table:table-cell table:number-columns-repeated="2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0.960196005887">
            <text:p>0.9601960059</text:p>
          </table:table-cell>
          <table:table-cell office:value-type="float" office:value="0.930155101287">
            <text:p>0.9301551013</text:p>
          </table:table-cell>
          <table:table-cell office:value-type="float" office:value="0.928665312787">
            <text:p>0.9286653128</text:p>
          </table:table-cell>
          <table:table-cell office:value-type="float" office:value="0.928394743246">
            <text:p>0.9283947432</text:p>
          </table:table-cell>
          <table:table-cell office:value-type="float" office:value="0.924914297424">
            <text:p>0.9249142974</text:p>
          </table:table-cell>
          <table:table-cell table:number-columns-repeated="2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0.949708893583">
            <text:p>0.9497088936</text:p>
          </table:table-cell>
          <table:table-cell office:value-type="float" office:value="0.919619961544">
            <text:p>0.9196199615</text:p>
          </table:table-cell>
          <table:table-cell office:value-type="float" office:value="0.918199718655">
            <text:p>0.9181997187</text:p>
          </table:table-cell>
          <table:table-cell office:value-type="float" office:value="0.917866148278">
            <text:p>0.9178661483</text:p>
          </table:table-cell>
          <table:table-cell office:value-type="float" office:value="0.914006465162">
            <text:p>0.9140064652</text:p>
          </table:table-cell>
          <table:table-cell table:number-columns-repeated="2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0.958218413365">
            <text:p>0.9582184134</text:p>
          </table:table-cell>
          <table:table-cell office:value-type="float" office:value="0.928713637193">
            <text:p>0.9287136372</text:p>
          </table:table-cell>
          <table:table-cell office:value-type="float" office:value="0.927767052948">
            <text:p>0.9277670529</text:p>
          </table:table-cell>
          <table:table-cell office:value-type="float" office:value="0.927295541824">
            <text:p>0.9272955418</text:p>
          </table:table-cell>
          <table:table-cell office:value-type="float" office:value="0.923512285412">
            <text:p>0.9235122854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947260532261">
            <text:p>0.9472605323</text:p>
          </table:table-cell>
          <table:table-cell office:value-type="float" office:value="0.917386512163">
            <text:p>0.9173865122</text:p>
          </table:table-cell>
          <table:table-cell office:value-type="float" office:value="0.916255204686">
            <text:p>0.9162552047</text:p>
          </table:table-cell>
          <table:table-cell office:value-type="float" office:value="0.915336324651">
            <text:p>0.9153363247</text:p>
          </table:table-cell>
          <table:table-cell office:value-type="float" office:value="0.911916353119">
            <text:p>0.9119163531</text:p>
          </table:table-cell>
          <table:table-cell table:number-columns-repeated="2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0.955131917065">
            <text:p>0.9551319171</text:p>
          </table:table-cell>
          <table:table-cell office:value-type="float" office:value="0.923977520584">
            <text:p>0.9239775206</text:p>
          </table:table-cell>
          <table:table-cell office:value-type="float" office:value="0.923109499204">
            <text:p>0.9231094992</text:p>
          </table:table-cell>
          <table:table-cell office:value-type="float" office:value="0.92230012847">
            <text:p>0.9223001285</text:p>
          </table:table-cell>
          <table:table-cell office:value-type="float" office:value="0.918703149167">
            <text:p>0.9187031492</text:p>
          </table:table-cell>
          <table:table-cell table:number-columns-repeated="2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0.957983850715">
            <text:p>0.9579838507</text:p>
          </table:table-cell>
          <table:table-cell office:value-type="float" office:value="0.928064081258">
            <text:p>0.9280640813</text:p>
          </table:table-cell>
          <table:table-cell office:value-type="float" office:value="0.927339953454">
            <text:p>0.9273399535</text:p>
          </table:table-cell>
          <table:table-cell office:value-type="float" office:value="0.926278082608">
            <text:p>0.9262780826</text:p>
          </table:table-cell>
          <table:table-cell office:value-type="float" office:value="0.922316343837">
            <text:p>0.9223163438</text:p>
          </table:table-cell>
          <table:table-cell table:number-columns-repeated="2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0.945852746505">
            <text:p>0.9458527465</text:p>
          </table:table-cell>
          <table:table-cell office:value-type="float" office:value="0.915791271773">
            <text:p>0.9157912718</text:p>
          </table:table-cell>
          <table:table-cell office:value-type="float" office:value="0.914827800293">
            <text:p>0.9148278003</text:p>
          </table:table-cell>
          <table:table-cell office:value-type="float" office:value="0.91402596005">
            <text:p>0.9140259601</text:p>
          </table:table-cell>
          <table:table-cell office:value-type="float" office:value="0.910271347996">
            <text:p>0.910271348</text:p>
          </table:table-cell>
          <table:table-cell table:number-columns-repeated="2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0.95654193271">
            <text:p>0.9565419327</text:p>
          </table:table-cell>
          <table:table-cell office:value-type="float" office:value="0.926323448789">
            <text:p>0.9263234488</text:p>
          </table:table-cell>
          <table:table-cell office:value-type="float" office:value="0.925192534096">
            <text:p>0.9251925341</text:p>
          </table:table-cell>
          <table:table-cell office:value-type="float" office:value="0.924680136941">
            <text:p>0.9246801369</text:p>
          </table:table-cell>
          <table:table-cell office:value-type="float" office:value="0.920487314812">
            <text:p>0.9204873148</text:p>
          </table:table-cell>
          <table:table-cell table:number-columns-repeated="2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945352862414">
            <text:p>0.9453528624</text:p>
          </table:table-cell>
          <table:table-cell office:value-type="float" office:value="0.914949760638">
            <text:p>0.9149497606</text:p>
          </table:table-cell>
          <table:table-cell office:value-type="float" office:value="0.914128539866">
            <text:p>0.9141285399</text:p>
          </table:table-cell>
          <table:table-cell office:value-type="float" office:value="0.913443068812">
            <text:p>0.9134430688</text:p>
          </table:table-cell>
          <table:table-cell office:value-type="float" office:value="0.909300536761">
            <text:p>0.9093005368</text:p>
          </table:table-cell>
          <table:table-cell table:number-columns-repeated="2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0.953379183264">
            <text:p>0.9533791833</text:p>
          </table:table-cell>
          <table:table-cell office:value-type="float" office:value="0.922009942412">
            <text:p>0.9220099424</text:p>
          </table:table-cell>
          <table:table-cell office:value-type="float" office:value="0.920927683515">
            <text:p>0.9209276835</text:p>
          </table:table-cell>
          <table:table-cell office:value-type="float" office:value="0.920210508679">
            <text:p>0.9202105087</text:p>
          </table:table-cell>
          <table:table-cell office:value-type="float" office:value="0.91586109324">
            <text:p>0.9158610932</text:p>
          </table:table-cell>
          <table:table-cell table:number-columns-repeated="2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0.95749982741">
            <text:p>0.9574998274</text:p>
          </table:table-cell>
          <table:table-cell office:value-type="float" office:value="0.930368794236">
            <text:p>0.9303687942</text:p>
          </table:table-cell>
          <table:table-cell office:value-type="float" office:value="0.929799808937">
            <text:p>0.9297998089</text:p>
          </table:table-cell>
          <table:table-cell office:value-type="float" office:value="0.929048062071">
            <text:p>0.9290480621</text:p>
          </table:table-cell>
          <table:table-cell office:value-type="float" office:value="0.924695180853">
            <text:p>0.9246951809</text:p>
          </table:table-cell>
          <table:table-cell table:number-columns-repeated="2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0.94518386486">
            <text:p>0.9451838649</text:p>
          </table:table-cell>
          <table:table-cell office:value-type="float" office:value="0.918687541982">
            <text:p>0.918687542</text:p>
          </table:table-cell>
          <table:table-cell office:value-type="float" office:value="0.918064508596">
            <text:p>0.9180645086</text:p>
          </table:table-cell>
          <table:table-cell office:value-type="float" office:value="0.916436642316">
            <text:p>0.9164366423</text:p>
          </table:table-cell>
          <table:table-cell office:value-type="float" office:value="0.911572388896">
            <text:p>0.9115723889</text:p>
          </table:table-cell>
          <table:table-cell table:number-columns-repeated="2"/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0.956944595371">
            <text:p>0.9569445954</text:p>
          </table:table-cell>
          <table:table-cell office:value-type="float" office:value="0.928027664071">
            <text:p>0.9280276641</text:p>
          </table:table-cell>
          <table:table-cell office:value-type="float" office:value="0.927200477713">
            <text:p>0.9272004777</text:p>
          </table:table-cell>
          <table:table-cell office:value-type="float" office:value="0.925752271004">
            <text:p>0.925752271</text:p>
          </table:table-cell>
          <table:table-cell office:value-type="float" office:value="0.92070872739">
            <text:p>0.9207087274</text:p>
          </table:table-cell>
          <table:table-cell table:number-columns-repeated="2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946642665115">
            <text:p>0.9466426651</text:p>
          </table:table-cell>
          <table:table-cell office:value-type="float" office:value="0.917062832045">
            <text:p>0.917062832</text:p>
          </table:table-cell>
          <table:table-cell office:value-type="float" office:value="0.916469624036">
            <text:p>0.916469624</text:p>
          </table:table-cell>
          <table:table-cell office:value-type="float" office:value="0.914788245351">
            <text:p>0.9147882454</text:p>
          </table:table-cell>
          <table:table-cell office:value-type="float" office:value="0.910947055184">
            <text:p>0.9109470552</text:p>
          </table:table-cell>
          <table:table-cell table:number-columns-repeated="2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0.957095434022">
            <text:p>0.957095434</text:p>
          </table:table-cell>
          <table:table-cell office:value-type="float" office:value="0.927210722403">
            <text:p>0.9272107224</text:p>
          </table:table-cell>
          <table:table-cell office:value-type="float" office:value="0.92654300786">
            <text:p>0.9265430079</text:p>
          </table:table-cell>
          <table:table-cell office:value-type="float" office:value="0.925101785402">
            <text:p>0.9251017854</text:p>
          </table:table-cell>
          <table:table-cell office:value-type="float" office:value="0.920873034608">
            <text:p>0.9208730346</text:p>
          </table:table-cell>
          <table:table-cell table:number-columns-repeated="2"/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0.946783582472">
            <text:p>0.9467835825</text:p>
          </table:table-cell>
          <table:table-cell office:value-type="float" office:value="0.916930276333">
            <text:p>0.9169302763</text:p>
          </table:table-cell>
          <table:table-cell office:value-type="float" office:value="0.916230433881">
            <text:p>0.9162304339</text:p>
          </table:table-cell>
          <table:table-cell office:value-type="float" office:value="0.914579917941">
            <text:p>0.9145799179</text:p>
          </table:table-cell>
          <table:table-cell office:value-type="float" office:value="0.910940603971">
            <text:p>0.910940604</text:p>
          </table:table-cell>
          <table:table-cell table:number-columns-repeated="2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0.953710115356">
            <text:p>0.9537101154</text:p>
          </table:table-cell>
          <table:table-cell office:value-type="float" office:value="0.9230896371">
            <text:p>0.9230896371</text:p>
          </table:table-cell>
          <table:table-cell office:value-type="float" office:value="0.922144164767">
            <text:p>0.9221441648</text:p>
          </table:table-cell>
          <table:table-cell office:value-type="float" office:value="0.92091026089">
            <text:p>0.9209102609</text:p>
          </table:table-cell>
          <table:table-cell office:value-type="float" office:value="0.916699503588">
            <text:p>0.9166995036</text:p>
          </table:table-cell>
          <table:table-cell table:number-columns-repeated="2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0.957580210633">
            <text:p>0.9575802106</text:p>
          </table:table-cell>
          <table:table-cell office:value-type="float" office:value="0.92714457271">
            <text:p>0.9271445727</text:p>
          </table:table-cell>
          <table:table-cell office:value-type="float" office:value="0.925797072624">
            <text:p>0.9257970726</text:p>
          </table:table-cell>
          <table:table-cell office:value-type="float" office:value="0.924284951121">
            <text:p>0.9242849511</text:p>
          </table:table-cell>
          <table:table-cell office:value-type="float" office:value="0.920235114786">
            <text:p>0.9202351148</text:p>
          </table:table-cell>
          <table:table-cell table:number-columns-repeated="2"/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946178163089">
            <text:p>0.9461781631</text:p>
          </table:table-cell>
          <table:table-cell office:value-type="float" office:value="0.915788025607">
            <text:p>0.9157880256</text:p>
          </table:table-cell>
          <table:table-cell office:value-type="float" office:value="0.914918949006">
            <text:p>0.914918949</text:p>
          </table:table-cell>
          <table:table-cell office:value-type="float" office:value="0.913585013428">
            <text:p>0.9135850134</text:p>
          </table:table-cell>
          <table:table-cell office:value-type="float" office:value="0.909746816679">
            <text:p>0.9097468167</text:p>
          </table:table-cell>
          <table:table-cell table:number-columns-repeated="2"/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0.953787742106">
            <text:p>0.9537877421</text:p>
          </table:table-cell>
          <table:table-cell office:value-type="float" office:value="0.92068380442">
            <text:p>0.9206838044</text:p>
          </table:table-cell>
          <table:table-cell office:value-type="float" office:value="0.919413358774">
            <text:p>0.9194133588</text:p>
          </table:table-cell>
          <table:table-cell office:value-type="float" office:value="0.917697247409">
            <text:p>0.9176972474</text:p>
          </table:table-cell>
          <table:table-cell office:value-type="float" office:value="0.91452463369">
            <text:p>0.9145246337</text:p>
          </table:table-cell>
          <table:table-cell table:number-columns-repeated="2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0.958274506653">
            <text:p>0.9582745067</text:p>
          </table:table-cell>
          <table:table-cell office:value-type="float" office:value="0.926881849058">
            <text:p>0.9268818491</text:p>
          </table:table-cell>
          <table:table-cell office:value-type="float" office:value="0.925980049569">
            <text:p>0.9259800496</text:p>
          </table:table-cell>
          <table:table-cell office:value-type="float" office:value="0.924235950344">
            <text:p>0.9242359503</text:p>
          </table:table-cell>
          <table:table-cell office:value-type="float" office:value="0.920118017575">
            <text:p>0.9201180176</text:p>
          </table:table-cell>
          <table:table-cell table:number-columns-repeated="2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0.946435820857">
            <text:p>0.9464358209</text:p>
          </table:table-cell>
          <table:table-cell office:value-type="float" office:value="0.914701014667">
            <text:p>0.9147010147</text:p>
          </table:table-cell>
          <table:table-cell office:value-type="float" office:value="0.913676043192">
            <text:p>0.9136760432</text:p>
          </table:table-cell>
          <table:table-cell office:value-type="float" office:value="0.91202551595">
            <text:p>0.912025516</text:p>
          </table:table-cell>
          <table:table-cell office:value-type="float" office:value="0.907928619995">
            <text:p>0.90792862</text:p>
          </table:table-cell>
          <table:table-cell table:number-columns-repeated="2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0.953680218649">
            <text:p>0.9536802186</text:p>
          </table:table-cell>
          <table:table-cell office:value-type="float" office:value="0.92601202134">
            <text:p>0.9260120213</text:p>
          </table:table-cell>
          <table:table-cell office:value-type="float" office:value="0.924331267064">
            <text:p>0.9243312671</text:p>
          </table:table-cell>
          <table:table-cell office:value-type="float" office:value="0.923346379773">
            <text:p>0.9233463798</text:p>
          </table:table-cell>
          <table:table-cell office:value-type="float" office:value="0.918413399379">
            <text:p>0.9184133994</text:p>
          </table:table-cell>
          <table:table-cell table:number-columns-repeated="2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958318720601">
            <text:p>0.9583187206</text:p>
          </table:table-cell>
          <table:table-cell office:value-type="float" office:value="0.932107247757">
            <text:p>0.9321072478</text:p>
          </table:table-cell>
          <table:table-cell office:value-type="float" office:value="0.930358860121">
            <text:p>0.9303588601</text:p>
          </table:table-cell>
          <table:table-cell office:value-type="float" office:value="0.928650638986">
            <text:p>0.928650639</text:p>
          </table:table-cell>
          <table:table-cell office:value-type="float" office:value="0.924277033485">
            <text:p>0.9242770335</text:p>
          </table:table-cell>
          <table:table-cell table:number-columns-repeated="2"/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0.947025147413">
            <text:p>0.9470251474</text:p>
          </table:table-cell>
          <table:table-cell office:value-type="float" office:value="0.918370942854">
            <text:p>0.9183709429</text:p>
          </table:table-cell>
          <table:table-cell office:value-type="float" office:value="0.916420827845">
            <text:p>0.9164208278</text:p>
          </table:table-cell>
          <table:table-cell office:value-type="float" office:value="0.915061303801">
            <text:p>0.9150613038</text:p>
          </table:table-cell>
          <table:table-cell office:value-type="float" office:value="0.910576984177">
            <text:p>0.9105769842</text:p>
          </table:table-cell>
          <table:table-cell table:number-columns-repeated="2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0.953063158755">
            <text:p>0.9530631588</text:p>
          </table:table-cell>
          <table:table-cell office:value-type="float" office:value="0.924771658569">
            <text:p>0.9247716586</text:p>
          </table:table-cell>
          <table:table-cell office:value-type="float" office:value="0.922818809898">
            <text:p>0.9228188099</text:p>
          </table:table-cell>
          <table:table-cell office:value-type="float" office:value="0.921443931387">
            <text:p>0.9214439314</text:p>
          </table:table-cell>
          <table:table-cell office:value-type="float" office:value="0.917027776407">
            <text:p>0.9170277764</text:p>
          </table:table-cell>
          <table:table-cell table:number-columns-repeated="2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0.957510174333">
            <text:p>0.9575101743</text:p>
          </table:table-cell>
          <table:table-cell office:value-type="float" office:value="0.929101716894">
            <text:p>0.9291017169</text:p>
          </table:table-cell>
          <table:table-cell office:value-type="float" office:value="0.927215559885">
            <text:p>0.9272155599</text:p>
          </table:table-cell>
          <table:table-cell office:value-type="float" office:value="0.925524816159">
            <text:p>0.9255248162</text:p>
          </table:table-cell>
          <table:table-cell office:value-type="float" office:value="0.921703903727">
            <text:p>0.9217039037</text:p>
          </table:table-cell>
          <table:table-cell table:number-columns-repeated="2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0.945356159469">
            <text:p>0.9453561595</text:p>
          </table:table-cell>
          <table:table-cell office:value-type="float" office:value="0.915903619451">
            <text:p>0.9159036195</text:p>
          </table:table-cell>
          <table:table-cell office:value-type="float" office:value="0.914054202771">
            <text:p>0.9140542028</text:p>
          </table:table-cell>
          <table:table-cell office:value-type="float" office:value="0.912283368852">
            <text:p>0.9122833689</text:p>
          </table:table-cell>
          <table:table-cell office:value-type="float" office:value="0.908748639695">
            <text:p>0.9087486397</text:p>
          </table:table-cell>
          <table:table-cell table:number-columns-repeated="2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953005227782">
            <text:p>0.9530052278</text:p>
          </table:table-cell>
          <table:table-cell office:value-type="float" office:value="0.923063121772">
            <text:p>0.9230631218</text:p>
          </table:table-cell>
          <table:table-cell office:value-type="float" office:value="0.921240928805">
            <text:p>0.9212409288</text:p>
          </table:table-cell>
          <table:table-cell office:value-type="float" office:value="0.919574679425">
            <text:p>0.9195746794</text:p>
          </table:table-cell>
          <table:table-cell office:value-type="float" office:value="0.915157923792">
            <text:p>0.9151579238</text:p>
          </table:table-cell>
          <table:table-cell table:number-columns-repeated="2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0.957688920322">
            <text:p>0.9576889203</text:p>
          </table:table-cell>
          <table:table-cell office:value-type="float" office:value="0.928203418751">
            <text:p>0.9282034188</text:p>
          </table:table-cell>
          <table:table-cell office:value-type="float" office:value="0.926115084852">
            <text:p>0.9261150849</text:p>
          </table:table-cell>
          <table:table-cell office:value-type="float" office:value="0.924349073572">
            <text:p>0.9243490736</text:p>
          </table:table-cell>
          <table:table-cell office:value-type="float" office:value="0.919844540628">
            <text:p>0.9198445406</text:p>
          </table:table-cell>
          <table:table-cell table:number-columns-repeated="2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0.944869540503">
            <text:p>0.9448695405</text:p>
          </table:table-cell>
          <table:table-cell office:value-type="float" office:value="0.915043416334">
            <text:p>0.9150434163</text:p>
          </table:table-cell>
          <table:table-cell office:value-type="float" office:value="0.912976232151">
            <text:p>0.9129762322</text:p>
          </table:table-cell>
          <table:table-cell office:value-type="float" office:value="0.911284397471">
            <text:p>0.9112843975</text:p>
          </table:table-cell>
          <table:table-cell office:value-type="float" office:value="0.906751722527">
            <text:p>0.9067517225</text:p>
          </table:table-cell>
          <table:table-cell table:number-columns-repeated="2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0.952969333329">
            <text:p>0.9529693333</text:p>
          </table:table-cell>
          <table:table-cell office:value-type="float" office:value="0.922829793505">
            <text:p>0.9228297935</text:p>
          </table:table-cell>
          <table:table-cell office:value-type="float" office:value="0.920672885455">
            <text:p>0.9206728855</text:p>
          </table:table-cell>
          <table:table-cell office:value-type="float" office:value="0.919059131198">
            <text:p>0.9190591312</text:p>
          </table:table-cell>
          <table:table-cell office:value-type="float" office:value="0.915808600119">
            <text:p>0.9158086001</text:p>
          </table:table-cell>
          <table:table-cell table:number-columns-repeated="2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0.95725853571">
            <text:p>0.9572585357</text:p>
          </table:table-cell>
          <table:table-cell office:value-type="float" office:value="0.927759861765">
            <text:p>0.9277598618</text:p>
          </table:table-cell>
          <table:table-cell office:value-type="float" office:value="0.925443913835">
            <text:p>0.9254439138</text:p>
          </table:table-cell>
          <table:table-cell office:value-type="float" office:value="0.923983128376">
            <text:p>0.9239831284</text:p>
          </table:table-cell>
          <table:table-cell office:value-type="float" office:value="0.919814791317">
            <text:p>0.9198147913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944295624996">
            <text:p>0.944295625</text:p>
          </table:table-cell>
          <table:table-cell office:value-type="float" office:value="0.914884399497">
            <text:p>0.9148843995</text:p>
          </table:table-cell>
          <table:table-cell office:value-type="float" office:value="0.912360241506">
            <text:p>0.9123602415</text:p>
          </table:table-cell>
          <table:table-cell office:value-type="float" office:value="0.91098017736">
            <text:p>0.9109801774</text:p>
          </table:table-cell>
          <table:table-cell office:value-type="float" office:value="0.906320664635">
            <text:p>0.9063206646</text:p>
          </table:table-cell>
          <table:table-cell table:number-columns-repeated="2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0.965998555088">
            <text:p>0.9659985551</text:p>
          </table:table-cell>
          <table:table-cell office:value-type="float" office:value="0.925408029666">
            <text:p>0.9254080297</text:p>
          </table:table-cell>
          <table:table-cell office:value-type="float" office:value="0.924099765104">
            <text:p>0.9240997651</text:p>
          </table:table-cell>
          <table:table-cell office:value-type="float" office:value="0.923733652655">
            <text:p>0.9237336527</text:p>
          </table:table-cell>
          <table:table-cell office:value-type="float" office:value="0.919023030076">
            <text:p>0.9190230301</text:p>
          </table:table-cell>
          <table:table-cell table:number-columns-repeated="2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0.960167704531">
            <text:p>0.9601677045</text:p>
          </table:table-cell>
          <table:table-cell office:value-type="float" office:value="0.929749252147">
            <text:p>0.9297492521</text:p>
          </table:table-cell>
          <table:table-cell office:value-type="float" office:value="0.928086436802">
            <text:p>0.9280864368</text:p>
          </table:table-cell>
          <table:table-cell office:value-type="float" office:value="0.927351931878">
            <text:p>0.9273519319</text:p>
          </table:table-cell>
          <table:table-cell office:value-type="float" office:value="0.924562258887">
            <text:p>0.9245622589</text:p>
          </table:table-cell>
          <table:table-cell table:number-columns-repeated="2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0.948896619625">
            <text:p>0.9488966196</text:p>
          </table:table-cell>
          <table:table-cell office:value-type="float" office:value="0.916145482591">
            <text:p>0.9161454826</text:p>
          </table:table-cell>
          <table:table-cell office:value-type="float" office:value="0.914487375285">
            <text:p>0.9144873753</text:p>
          </table:table-cell>
          <table:table-cell office:value-type="float" office:value="0.913774013254">
            <text:p>0.9137740133</text:p>
          </table:table-cell>
          <table:table-cell office:value-type="float" office:value="0.910900097348">
            <text:p>0.9109000973</text:p>
          </table:table-cell>
          <table:table-cell table:number-columns-repeated="2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0.957461466528">
            <text:p>0.9574614665</text:p>
          </table:table-cell>
          <table:table-cell office:value-type="float" office:value="0.923355284297">
            <text:p>0.9233552843</text:p>
          </table:table-cell>
          <table:table-cell office:value-type="float" office:value="0.921952476879">
            <text:p>0.9219524769</text:p>
          </table:table-cell>
          <table:table-cell office:value-type="float" office:value="0.920920078432">
            <text:p>0.9209200784</text:p>
          </table:table-cell>
          <table:table-cell office:value-type="float" office:value="0.918400691792">
            <text:p>0.9184006918</text:p>
          </table:table-cell>
          <table:table-cell table:number-columns-repeated="2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960546880068">
            <text:p>0.9605468801</text:p>
          </table:table-cell>
          <table:table-cell office:value-type="float" office:value="0.929132892379">
            <text:p>0.9291328924</text:p>
          </table:table-cell>
          <table:table-cell office:value-type="float" office:value="0.92763814639">
            <text:p>0.9276381464</text:p>
          </table:table-cell>
          <table:table-cell office:value-type="float" office:value="0.927052097385">
            <text:p>0.9270520974</text:p>
          </table:table-cell>
          <table:table-cell office:value-type="float" office:value="0.924072323793">
            <text:p>0.9240723238</text:p>
          </table:table-cell>
          <table:table-cell table:number-columns-repeated="2"/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0.950637072119">
            <text:p>0.9506370721</text:p>
          </table:table-cell>
          <table:table-cell office:value-type="float" office:value="0.91778230781">
            <text:p>0.9177823078</text:p>
          </table:table-cell>
          <table:table-cell office:value-type="float" office:value="0.916316463194">
            <text:p>0.9163164632</text:p>
          </table:table-cell>
          <table:table-cell office:value-type="float" office:value="0.915356390405">
            <text:p>0.9153563904</text:p>
          </table:table-cell>
          <table:table-cell office:value-type="float" office:value="0.912679186975">
            <text:p>0.912679187</text:p>
          </table:table-cell>
          <table:table-cell table:number-columns-repeated="2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0.956773181405">
            <text:p>0.9567731814</text:p>
          </table:table-cell>
          <table:table-cell office:value-type="float" office:value="0.92384904763">
            <text:p>0.9238490476</text:p>
          </table:table-cell>
          <table:table-cell office:value-type="float" office:value="0.922004358008">
            <text:p>0.922004358</text:p>
          </table:table-cell>
          <table:table-cell office:value-type="float" office:value="0.921400101403">
            <text:p>0.9214001014</text:p>
          </table:table-cell>
          <table:table-cell office:value-type="float" office:value="0.918460220495">
            <text:p>0.9184602205</text:p>
          </table:table-cell>
          <table:table-cell table:number-columns-repeated="2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0.961613582763">
            <text:p>0.9616135828</text:p>
          </table:table-cell>
          <table:table-cell office:value-type="float" office:value="0.929859427596">
            <text:p>0.9298594276</text:p>
          </table:table-cell>
          <table:table-cell office:value-type="float" office:value="0.927985489952">
            <text:p>0.92798549</text:p>
          </table:table-cell>
          <table:table-cell office:value-type="float" office:value="0.927488786872">
            <text:p>0.9274887869</text:p>
          </table:table-cell>
          <table:table-cell office:value-type="float" office:value="0.924609495002">
            <text:p>0.924609495</text:p>
          </table:table-cell>
          <table:table-cell table:number-columns-repeated="2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0.950424892714">
            <text:p>0.9504248927</text:p>
          </table:table-cell>
          <table:table-cell office:value-type="float" office:value="0.917875902567">
            <text:p>0.9178759026</text:p>
          </table:table-cell>
          <table:table-cell office:value-type="float" office:value="0.916147072129">
            <text:p>0.9161470721</text:p>
          </table:table-cell>
          <table:table-cell office:value-type="float" office:value="0.915298854248">
            <text:p>0.9152988542</text:p>
          </table:table-cell>
          <table:table-cell office:value-type="float" office:value="0.912638582399">
            <text:p>0.9126385824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956972467735">
            <text:p>0.9569724677</text:p>
          </table:table-cell>
          <table:table-cell office:value-type="float" office:value="0.924337442417">
            <text:p>0.9243374424</text:p>
          </table:table-cell>
          <table:table-cell office:value-type="float" office:value="0.922679597797">
            <text:p>0.9226795978</text:p>
          </table:table-cell>
          <table:table-cell office:value-type="float" office:value="0.922001901763">
            <text:p>0.9220019018</text:p>
          </table:table-cell>
          <table:table-cell office:value-type="float" office:value="0.918944453349">
            <text:p>0.9189444533</text:p>
          </table:table-cell>
          <table:table-cell table:number-columns-repeated="2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0.961604868376">
            <text:p>0.9616048684</text:p>
          </table:table-cell>
          <table:table-cell office:value-type="float" office:value="0.928919194466">
            <text:p>0.9289191945</text:p>
          </table:table-cell>
          <table:table-cell office:value-type="float" office:value="0.926863751187">
            <text:p>0.9268637512</text:p>
          </table:table-cell>
          <table:table-cell office:value-type="float" office:value="0.926357054618">
            <text:p>0.9263570546</text:p>
          </table:table-cell>
          <table:table-cell office:value-type="float" office:value="0.923252664336">
            <text:p>0.9232526643</text:p>
          </table:table-cell>
          <table:table-cell table:number-columns-repeated="2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0.950520740299">
            <text:p>0.9505207403</text:p>
          </table:table-cell>
          <table:table-cell office:value-type="float" office:value="0.917128884853">
            <text:p>0.9171288849</text:p>
          </table:table-cell>
          <table:table-cell office:value-type="float" office:value="0.915353006824">
            <text:p>0.9153530068</text:p>
          </table:table-cell>
          <table:table-cell office:value-type="float" office:value="0.914710311106">
            <text:p>0.9147103111</text:p>
          </table:table-cell>
          <table:table-cell office:value-type="float" office:value="0.911396820299">
            <text:p>0.9113968203</text:p>
          </table:table-cell>
          <table:table-cell table:number-columns-repeated="2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0.957916881328">
            <text:p>0.9579168813</text:p>
          </table:table-cell>
          <table:table-cell office:value-type="float" office:value="0.928092425768">
            <text:p>0.9280924258</text:p>
          </table:table-cell>
          <table:table-cell office:value-type="float" office:value="0.92744874332">
            <text:p>0.9274487433</text:p>
          </table:table-cell>
          <table:table-cell office:value-type="float" office:value="0.926293287311">
            <text:p>0.9262932873</text:p>
          </table:table-cell>
          <table:table-cell office:value-type="float" office:value="0.921094343707">
            <text:p>0.9210943437</text:p>
          </table:table-cell>
          <table:table-cell table:number-columns-repeated="2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0.962205382527">
            <text:p>0.9622053825</text:p>
          </table:table-cell>
          <table:table-cell office:value-type="float" office:value="0.933149005627">
            <text:p>0.9331490056</text:p>
          </table:table-cell>
          <table:table-cell office:value-type="float" office:value="0.932299266298">
            <text:p>0.9322992663</text:p>
          </table:table-cell>
          <table:table-cell office:value-type="float" office:value="0.930393102806">
            <text:p>0.9303931028</text:p>
          </table:table-cell>
          <table:table-cell office:value-type="float" office:value="0.927432435737">
            <text:p>0.9274324357</text:p>
          </table:table-cell>
          <table:table-cell table:number-columns-repeated="2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952774183944">
            <text:p>0.9527741839</text:p>
          </table:table-cell>
          <table:table-cell office:value-type="float" office:value="0.921241948901">
            <text:p>0.9212419489</text:p>
          </table:table-cell>
          <table:table-cell office:value-type="float" office:value="0.920660003955">
            <text:p>0.920660004</text:p>
          </table:table-cell>
          <table:table-cell office:value-type="float" office:value="0.918683872951">
            <text:p>0.918683873</text:p>
          </table:table-cell>
          <table:table-cell office:value-type="float" office:value="0.915256077155">
            <text:p>0.9152560772</text:p>
          </table:table-cell>
          <table:table-cell table:number-columns-repeated="2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0.959680556522">
            <text:p>0.9596805565</text:p>
          </table:table-cell>
          <table:table-cell office:value-type="float" office:value="0.926383210505">
            <text:p>0.9263832105</text:p>
          </table:table-cell>
          <table:table-cell office:value-type="float" office:value="0.925477125746">
            <text:p>0.9254771257</text:p>
          </table:table-cell>
          <table:table-cell office:value-type="float" office:value="0.923728534651">
            <text:p>0.9237285347</text:p>
          </table:table-cell>
          <table:table-cell office:value-type="float" office:value="0.920845921494">
            <text:p>0.9208459215</text:p>
          </table:table-cell>
          <table:table-cell table:number-columns-repeated="2"/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0.962050078871">
            <text:p>0.9620500789</text:p>
          </table:table-cell>
          <table:table-cell office:value-type="float" office:value="0.930592799443">
            <text:p>0.9305927994</text:p>
          </table:table-cell>
          <table:table-cell office:value-type="float" office:value="0.929956375637">
            <text:p>0.9299563756</text:p>
          </table:table-cell>
          <table:table-cell office:value-type="float" office:value="0.928154131391">
            <text:p>0.9281541314</text:p>
          </table:table-cell>
          <table:table-cell office:value-type="float" office:value="0.924485338813">
            <text:p>0.9244853388</text:p>
          </table:table-cell>
          <table:table-cell table:number-columns-repeated="2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0.952178351766">
            <text:p>0.9521783518</text:p>
          </table:table-cell>
          <table:table-cell office:value-type="float" office:value="0.919447776122">
            <text:p>0.9194477761</text:p>
          </table:table-cell>
          <table:table-cell office:value-type="float" office:value="0.91902779474">
            <text:p>0.9190277947</text:p>
          </table:table-cell>
          <table:table-cell office:value-type="float" office:value="0.917022913411">
            <text:p>0.9170229134</text:p>
          </table:table-cell>
          <table:table-cell office:value-type="float" office:value="0.91338473166">
            <text:p>0.9133847317</text:p>
          </table:table-cell>
          <table:table-cell table:number-columns-repeated="2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0.958131275295">
            <text:p>0.9581312753</text:p>
          </table:table-cell>
          <table:table-cell office:value-type="float" office:value="0.925277297626">
            <text:p>0.9252772976</text:p>
          </table:table-cell>
          <table:table-cell office:value-type="float" office:value="0.924767342315">
            <text:p>0.9247673423</text:p>
          </table:table-cell>
          <table:table-cell office:value-type="float" office:value="0.922846023626">
            <text:p>0.9228460236</text:p>
          </table:table-cell>
          <table:table-cell office:value-type="float" office:value="0.919507397028">
            <text:p>0.919507397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961570007848">
            <text:p>0.9615700078</text:p>
          </table:table-cell>
          <table:table-cell office:value-type="float" office:value="0.930441496758">
            <text:p>0.9304414968</text:p>
          </table:table-cell>
          <table:table-cell office:value-type="float" office:value="0.929535311278">
            <text:p>0.9295353113</text:p>
          </table:table-cell>
          <table:table-cell office:value-type="float" office:value="0.927997397965">
            <text:p>0.927997398</text:p>
          </table:table-cell>
          <table:table-cell office:value-type="float" office:value="0.923920737694">
            <text:p>0.9239207377</text:p>
          </table:table-cell>
          <table:table-cell table:number-columns-repeated="2"/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0.950848773965">
            <text:p>0.950848774</text:p>
          </table:table-cell>
          <table:table-cell office:value-type="float" office:value="0.917589083112">
            <text:p>0.9175890831</text:p>
          </table:table-cell>
          <table:table-cell office:value-type="float" office:value="0.917141930331">
            <text:p>0.9171419303</text:p>
          </table:table-cell>
          <table:table-cell office:value-type="float" office:value="0.915321363161">
            <text:p>0.9153213632</text:p>
          </table:table-cell>
          <table:table-cell office:value-type="float" office:value="0.910959658021">
            <text:p>0.910959658</text:p>
          </table:table-cell>
          <table:table-cell table:number-columns-repeated="2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0.957826419676">
            <text:p>0.9578264197</text:p>
          </table:table-cell>
          <table:table-cell office:value-type="float" office:value="0.924968761378">
            <text:p>0.9249687614</text:p>
          </table:table-cell>
          <table:table-cell office:value-type="float" office:value="0.924465419852">
            <text:p>0.9244654199</text:p>
          </table:table-cell>
          <table:table-cell office:value-type="float" office:value="0.922453361092">
            <text:p>0.9224533611</text:p>
          </table:table-cell>
          <table:table-cell office:value-type="float" office:value="0.918841003042">
            <text:p>0.918841003</text:p>
          </table:table-cell>
          <table:table-cell table:number-columns-repeated="2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0.962302201401">
            <text:p>0.9623022014</text:p>
          </table:table-cell>
          <table:table-cell office:value-type="float" office:value="0.929712021285">
            <text:p>0.9297120213</text:p>
          </table:table-cell>
          <table:table-cell office:value-type="float" office:value="0.929289953078">
            <text:p>0.9292899531</text:p>
          </table:table-cell>
          <table:table-cell office:value-type="float" office:value="0.927399814935">
            <text:p>0.9273998149</text:p>
          </table:table-cell>
          <table:table-cell office:value-type="float" office:value="0.923683128129">
            <text:p>0.9236831281</text:p>
          </table:table-cell>
          <table:table-cell table:number-columns-repeated="2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0.951604002634">
            <text:p>0.9516040026</text:p>
          </table:table-cell>
          <table:table-cell office:value-type="float" office:value="0.91791835697">
            <text:p>0.917918357</text:p>
          </table:table-cell>
          <table:table-cell office:value-type="float" office:value="0.916840259176">
            <text:p>0.9168402592</text:p>
          </table:table-cell>
          <table:table-cell office:value-type="float" office:value="0.91509908434">
            <text:p>0.9150990843</text:p>
          </table:table-cell>
          <table:table-cell office:value-type="float" office:value="0.91112913897">
            <text:p>0.911129139</text:p>
          </table:table-cell>
          <table:table-cell table:number-columns-repeated="2"/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95563322966">
            <text:p>0.9556332297</text:p>
          </table:table-cell>
          <table:table-cell office:value-type="float" office:value="0.928618476932">
            <text:p>0.9286184769</text:p>
          </table:table-cell>
          <table:table-cell office:value-type="float" office:value="0.928680855129">
            <text:p>0.9286808551</text:p>
          </table:table-cell>
          <table:table-cell office:value-type="float" office:value="0.928936103404">
            <text:p>0.9289361034</text:p>
          </table:table-cell>
          <table:table-cell office:value-type="float" office:value="0.923338083434">
            <text:p>0.9233380834</text:p>
          </table:table-cell>
          <table:table-cell table:number-columns-repeated="2"/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0.9463375383">
            <text:p>0.9463375383</text:p>
          </table:table-cell>
          <table:table-cell office:value-type="float" office:value="0.920478123981">
            <text:p>0.920478124</text:p>
          </table:table-cell>
          <table:table-cell office:value-type="float" office:value="0.919147433115">
            <text:p>0.9191474331</text:p>
          </table:table-cell>
          <table:table-cell office:value-type="float" office:value="0.917542257954">
            <text:p>0.917542258</text:p>
          </table:table-cell>
          <table:table-cell office:value-type="float" office:value="0.91570868857">
            <text:p>0.9157086886</text:p>
          </table:table-cell>
          <table:table-cell table:number-columns-repeated="2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0.957071275001">
            <text:p>0.957071275</text:p>
          </table:table-cell>
          <table:table-cell office:value-type="float" office:value="0.930308161137">
            <text:p>0.9303081611</text:p>
          </table:table-cell>
          <table:table-cell office:value-type="float" office:value="0.928918319851">
            <text:p>0.9289183199</text:p>
          </table:table-cell>
          <table:table-cell office:value-type="float" office:value="0.927282784054">
            <text:p>0.9272827841</text:p>
          </table:table-cell>
          <table:table-cell office:value-type="float" office:value="0.925372796937">
            <text:p>0.9253727969</text:p>
          </table:table-cell>
          <table:table-cell table:number-columns-repeated="2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0.947053404837">
            <text:p>0.9470534048</text:p>
          </table:table-cell>
          <table:table-cell office:value-type="float" office:value="0.919925819605">
            <text:p>0.9199258196</text:p>
          </table:table-cell>
          <table:table-cell office:value-type="float" office:value="0.918615506057">
            <text:p>0.9186155061</text:p>
          </table:table-cell>
          <table:table-cell office:value-type="float" office:value="0.916643074856">
            <text:p>0.9166430749</text:p>
          </table:table-cell>
          <table:table-cell office:value-type="float" office:value="0.915538528699">
            <text:p>0.9155385287</text:p>
          </table:table-cell>
          <table:table-cell table:number-columns-repeated="2"/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0.954120297165">
            <text:p>0.9541202972</text:p>
          </table:table-cell>
          <table:table-cell office:value-type="float" office:value="0.926748305928">
            <text:p>0.9267483059</text:p>
          </table:table-cell>
          <table:table-cell office:value-type="float" office:value="0.925002080429">
            <text:p>0.9250020804</text:p>
          </table:table-cell>
          <table:table-cell office:value-type="float" office:value="0.92331170647">
            <text:p>0.9233117065</text:p>
          </table:table-cell>
          <table:table-cell office:value-type="float" office:value="0.921701533883">
            <text:p>0.9217015339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958126919933">
            <text:p>0.9581269199</text:p>
          </table:table-cell>
          <table:table-cell office:value-type="float" office:value="0.930593003656">
            <text:p>0.9305930037</text:p>
          </table:table-cell>
          <table:table-cell office:value-type="float" office:value="0.92896803324">
            <text:p>0.9289680332</text:p>
          </table:table-cell>
          <table:table-cell office:value-type="float" office:value="0.926994150056">
            <text:p>0.9269941501</text:p>
          </table:table-cell>
          <table:table-cell office:value-type="float" office:value="0.92555236049">
            <text:p>0.9255523605</text:p>
          </table:table-cell>
          <table:table-cell table:number-columns-repeated="2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0.948356559452">
            <text:p>0.9483565595</text:p>
          </table:table-cell>
          <table:table-cell office:value-type="float" office:value="0.920400158004">
            <text:p>0.920400158</text:p>
          </table:table-cell>
          <table:table-cell office:value-type="float" office:value="0.918707853008">
            <text:p>0.918707853</text:p>
          </table:table-cell>
          <table:table-cell office:value-type="float" office:value="0.916717105027">
            <text:p>0.916717105</text:p>
          </table:table-cell>
          <table:table-cell office:value-type="float" office:value="0.914905342828">
            <text:p>0.9149053428</text:p>
          </table:table-cell>
          <table:table-cell table:number-columns-repeated="2"/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0.957420503398">
            <text:p>0.9574205034</text:p>
          </table:table-cell>
          <table:table-cell office:value-type="float" office:value="0.928977210585">
            <text:p>0.9289772106</text:p>
          </table:table-cell>
          <table:table-cell office:value-type="float" office:value="0.927232938179">
            <text:p>0.9272329382</text:p>
          </table:table-cell>
          <table:table-cell office:value-type="float" office:value="0.92550476183">
            <text:p>0.9255047618</text:p>
          </table:table-cell>
          <table:table-cell office:value-type="float" office:value="0.92327814529">
            <text:p>0.9232781453</text:p>
          </table:table-cell>
          <table:table-cell table:number-columns-repeated="2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0.947632378733">
            <text:p>0.9476323787</text:p>
          </table:table-cell>
          <table:table-cell office:value-type="float" office:value="0.918918740277">
            <text:p>0.9189187403</text:p>
          </table:table-cell>
          <table:table-cell office:value-type="float" office:value="0.917126830101">
            <text:p>0.9171268301</text:p>
          </table:table-cell>
          <table:table-cell office:value-type="float" office:value="0.914874801192">
            <text:p>0.9148748012</text:p>
          </table:table-cell>
          <table:table-cell office:value-type="float" office:value="0.913208911214">
            <text:p>0.9132089112</text:p>
          </table:table-cell>
          <table:table-cell table:number-columns-repeated="2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0.956684217562">
            <text:p>0.9566842176</text:p>
          </table:table-cell>
          <table:table-cell office:value-type="float" office:value="0.9275707015">
            <text:p>0.9275707015</text:p>
          </table:table-cell>
          <table:table-cell office:value-type="float" office:value="0.925675709771">
            <text:p>0.9256757098</text:p>
          </table:table-cell>
          <table:table-cell office:value-type="float" office:value="0.92354840199">
            <text:p>0.923548402</text:p>
          </table:table-cell>
          <table:table-cell office:value-type="float" office:value="0.921690555306">
            <text:p>0.9216905553</text:p>
          </table:table-cell>
          <table:table-cell table:number-columns-repeated="2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.945854816097">
            <text:p>0.9458548161</text:p>
          </table:table-cell>
          <table:table-cell office:value-type="float" office:value="0.916480400771">
            <text:p>0.9164804008</text:p>
          </table:table-cell>
          <table:table-cell office:value-type="float" office:value="0.914830699457">
            <text:p>0.9148306995</text:p>
          </table:table-cell>
          <table:table-cell office:value-type="float" office:value="0.912919884033">
            <text:p>0.912919884</text:p>
          </table:table-cell>
          <table:table-cell office:value-type="float" office:value="0.911237117727">
            <text:p>0.9112371177</text:p>
          </table:table-cell>
          <table:table-cell table:number-columns-repeated="2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0.956428787355">
            <text:p>0.9564287874</text:p>
          </table:table-cell>
          <table:table-cell office:value-type="float" office:value="0.926768084803">
            <text:p>0.9267680848</text:p>
          </table:table-cell>
          <table:table-cell office:value-type="float" office:value="0.924852600395">
            <text:p>0.9248526004</text:p>
          </table:table-cell>
          <table:table-cell office:value-type="float" office:value="0.922732888877">
            <text:p>0.9227328889</text:p>
          </table:table-cell>
          <table:table-cell office:value-type="float" office:value="0.921710072199">
            <text:p>0.9217100722</text:p>
          </table:table-cell>
          <table:table-cell table:number-columns-repeated="2"/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0.946637850586">
            <text:p>0.9466378506</text:p>
          </table:table-cell>
          <table:table-cell office:value-type="float" office:value="0.918111082116">
            <text:p>0.9181110821</text:p>
          </table:table-cell>
          <table:table-cell office:value-type="float" office:value="0.916215990819">
            <text:p>0.9162159908</text:p>
          </table:table-cell>
          <table:table-cell office:value-type="float" office:value="0.915109407973">
            <text:p>0.915109408</text:p>
          </table:table-cell>
          <table:table-cell office:value-type="float" office:value="0.912022842843">
            <text:p>0.9120228428</text:p>
          </table:table-cell>
          <table:table-cell table:number-columns-repeated="2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0.95591743574">
            <text:p>0.9559174357</text:p>
          </table:table-cell>
          <table:table-cell office:value-type="float" office:value="0.928556318033">
            <text:p>0.928556318</text:p>
          </table:table-cell>
          <table:table-cell office:value-type="float" office:value="0.926002652067">
            <text:p>0.9260026521</text:p>
          </table:table-cell>
          <table:table-cell office:value-type="float" office:value="0.924046307733">
            <text:p>0.9240463077</text:p>
          </table:table-cell>
          <table:table-cell office:value-type="float" office:value="0.921330076049">
            <text:p>0.921330076</text:p>
          </table:table-cell>
          <table:table-cell table:number-columns-repeated="2"/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0.947006562806">
            <text:p>0.9470065628</text:p>
          </table:table-cell>
          <table:table-cell office:value-type="float" office:value="0.919780842775">
            <text:p>0.9197808428</text:p>
          </table:table-cell>
          <table:table-cell office:value-type="float" office:value="0.91747513048">
            <text:p>0.9174751305</text:p>
          </table:table-cell>
          <table:table-cell office:value-type="float" office:value="0.915829997137">
            <text:p>0.9158299971</text:p>
          </table:table-cell>
          <table:table-cell office:value-type="float" office:value="0.912654490446">
            <text:p>0.9126544904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953065334437">
            <text:p>0.9530653344</text:p>
          </table:table-cell>
          <table:table-cell office:value-type="float" office:value="0.92438199946">
            <text:p>0.9243819995</text:p>
          </table:table-cell>
          <table:table-cell office:value-type="float" office:value="0.922115355459">
            <text:p>0.9221153555</text:p>
          </table:table-cell>
          <table:table-cell office:value-type="float" office:value="0.920054954458">
            <text:p>0.9200549545</text:p>
          </table:table-cell>
          <table:table-cell office:value-type="float" office:value="0.917661443998">
            <text:p>0.917661444</text:p>
          </table:table-cell>
          <table:table-cell table:number-columns-repeated="2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0.957394319708">
            <text:p>0.9573943197</text:p>
          </table:table-cell>
          <table:table-cell office:value-type="float" office:value="0.929272123887">
            <text:p>0.9292721239</text:p>
          </table:table-cell>
          <table:table-cell office:value-type="float" office:value="0.927457310808">
            <text:p>0.9274573108</text:p>
          </table:table-cell>
          <table:table-cell office:value-type="float" office:value="0.925981527491">
            <text:p>0.9259815275</text:p>
          </table:table-cell>
          <table:table-cell office:value-type="float" office:value="0.922835059792">
            <text:p>0.9228350598</text:p>
          </table:table-cell>
          <table:table-cell table:number-columns-repeated="2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0.946328226057">
            <text:p>0.9463282261</text:p>
          </table:table-cell>
          <table:table-cell office:value-type="float" office:value="0.91796150522">
            <text:p>0.9179615052</text:p>
          </table:table-cell>
          <table:table-cell office:value-type="float" office:value="0.916262182086">
            <text:p>0.9162621821</text:p>
          </table:table-cell>
          <table:table-cell office:value-type="float" office:value="0.914477101376">
            <text:p>0.9144771014</text:p>
          </table:table-cell>
          <table:table-cell office:value-type="float" office:value="0.9121394495">
            <text:p>0.9121394495</text:p>
          </table:table-cell>
          <table:table-cell table:number-columns-repeated="2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0.956820992153">
            <text:p>0.9568209922</text:p>
          </table:table-cell>
          <table:table-cell office:value-type="float" office:value="0.929283745149">
            <text:p>0.9292837451</text:p>
          </table:table-cell>
          <table:table-cell office:value-type="float" office:value="0.928004390745">
            <text:p>0.9280043907</text:p>
          </table:table-cell>
          <table:table-cell office:value-type="float" office:value="0.926300653063">
            <text:p>0.9263006531</text:p>
          </table:table-cell>
          <table:table-cell office:value-type="float" office:value="0.923079700414">
            <text:p>0.9230797004</text:p>
          </table:table-cell>
          <table:table-cell table:number-columns-repeated="2"/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0.945734453703">
            <text:p>0.9457344537</text:p>
          </table:table-cell>
          <table:table-cell office:value-type="float" office:value="0.917088587784">
            <text:p>0.9170885878</text:p>
          </table:table-cell>
          <table:table-cell office:value-type="float" office:value="0.915995373352">
            <text:p>0.9159953734</text:p>
          </table:table-cell>
          <table:table-cell office:value-type="float" office:value="0.914078355833">
            <text:p>0.9140783558</text:p>
          </table:table-cell>
          <table:table-cell office:value-type="float" office:value="0.911497958522">
            <text:p>0.9114979585</text:p>
          </table:table-cell>
          <table:table-cell table:number-columns-repeated="2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.956908560074">
            <text:p>0.9569085601</text:p>
          </table:table-cell>
          <table:table-cell office:value-type="float" office:value="0.928505122011">
            <text:p>0.928505122</text:p>
          </table:table-cell>
          <table:table-cell office:value-type="float" office:value="0.927890326208">
            <text:p>0.9278903262</text:p>
          </table:table-cell>
          <table:table-cell office:value-type="float" office:value="0.925919300803">
            <text:p>0.9259193008</text:p>
          </table:table-cell>
          <table:table-cell office:value-type="float" office:value="0.92372193569">
            <text:p>0.9237219357</text:p>
          </table:table-cell>
          <table:table-cell table:number-columns-repeated="2"/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0.949483337526">
            <text:p>0.9494833375</text:p>
          </table:table-cell>
          <table:table-cell office:value-type="float" office:value="0.91869784089">
            <text:p>0.9186978409</text:p>
          </table:table-cell>
          <table:table-cell office:value-type="float" office:value="0.91762667756">
            <text:p>0.9176266776</text:p>
          </table:table-cell>
          <table:table-cell office:value-type="float" office:value="0.91530284651">
            <text:p>0.9153028465</text:p>
          </table:table-cell>
          <table:table-cell office:value-type="float" office:value="0.913202808164">
            <text:p>0.9132028082</text:p>
          </table:table-cell>
          <table:table-cell table:number-columns-repeated="2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0.957618126741">
            <text:p>0.9576181267</text:p>
          </table:table-cell>
          <table:table-cell office:value-type="float" office:value="0.928783162167">
            <text:p>0.9287831622</text:p>
          </table:table-cell>
          <table:table-cell office:value-type="float" office:value="0.927982703203">
            <text:p>0.9279827032</text:p>
          </table:table-cell>
          <table:table-cell office:value-type="float" office:value="0.926389429432">
            <text:p>0.9263894294</text:p>
          </table:table-cell>
          <table:table-cell office:value-type="float" office:value="0.923262406668">
            <text:p>0.9232624067</text:p>
          </table:table-cell>
          <table:table-cell table:number-columns-repeated="2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0.947764576128">
            <text:p>0.9477645761</text:p>
          </table:table-cell>
          <table:table-cell office:value-type="float" office:value="0.91823019335">
            <text:p>0.9182301934</text:p>
          </table:table-cell>
          <table:table-cell office:value-type="float" office:value="0.91734573643">
            <text:p>0.9173457364</text:p>
          </table:table-cell>
          <table:table-cell office:value-type="float" office:value="0.915251518604">
            <text:p>0.9152515186</text:p>
          </table:table-cell>
          <table:table-cell office:value-type="float" office:value="0.912557948518">
            <text:p>0.9125579485</text:p>
          </table:table-cell>
          <table:table-cell table:number-columns-repeated="2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0.957952476453">
            <text:p>0.9579524765</text:p>
          </table:table-cell>
          <table:table-cell office:value-type="float" office:value="0.929670500563">
            <text:p>0.9296705006</text:p>
          </table:table-cell>
          <table:table-cell office:value-type="float" office:value="0.929046773888">
            <text:p>0.9290467739</text:p>
          </table:table-cell>
          <table:table-cell office:value-type="float" office:value="0.928342696531">
            <text:p>0.9283426965</text:p>
          </table:table-cell>
          <table:table-cell office:value-type="float" office:value="0.92571194241">
            <text:p>0.9257119424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947145503386">
            <text:p>0.9471455034</text:p>
          </table:table-cell>
          <table:table-cell office:value-type="float" office:value="0.919599365927">
            <text:p>0.9195993659</text:p>
          </table:table-cell>
          <table:table-cell office:value-type="float" office:value="0.919208562752">
            <text:p>0.9192085628</text:p>
          </table:table-cell>
          <table:table-cell office:value-type="float" office:value="0.918768448894">
            <text:p>0.9187684489</text:p>
          </table:table-cell>
          <table:table-cell office:value-type="float" office:value="0.915480780387">
            <text:p>0.9154807804</text:p>
          </table:table-cell>
          <table:table-cell table:number-columns-repeated="2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0.958762382945">
            <text:p>0.9587623829</text:p>
          </table:table-cell>
          <table:table-cell office:value-type="float" office:value="0.928128010591">
            <text:p>0.9281280106</text:p>
          </table:table-cell>
          <table:table-cell office:value-type="float" office:value="0.927683942414">
            <text:p>0.9276839424</text:p>
          </table:table-cell>
          <table:table-cell office:value-type="float" office:value="0.926816230506">
            <text:p>0.9268162305</text:p>
          </table:table-cell>
          <table:table-cell office:value-type="float" office:value="0.923675999569">
            <text:p>0.9236759996</text:p>
          </table:table-cell>
          <table:table-cell table:number-columns-repeated="2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0.949705016893">
            <text:p>0.9497050169</text:p>
          </table:table-cell>
          <table:table-cell office:value-type="float" office:value="0.919512122303">
            <text:p>0.9195121223</text:p>
          </table:table-cell>
          <table:table-cell office:value-type="float" office:value="0.919229168954">
            <text:p>0.919229169</text:p>
          </table:table-cell>
          <table:table-cell office:value-type="float" office:value="0.918373622359">
            <text:p>0.9183736224</text:p>
          </table:table-cell>
          <table:table-cell office:value-type="float" office:value="0.914765517867">
            <text:p>0.9147655179</text:p>
          </table:table-cell>
          <table:table-cell table:number-columns-repeated="2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0.958951846756">
            <text:p>0.9589518468</text:p>
          </table:table-cell>
          <table:table-cell office:value-type="float" office:value="0.92817324239">
            <text:p>0.9281732424</text:p>
          </table:table-cell>
          <table:table-cell office:value-type="float" office:value="0.927410908136">
            <text:p>0.9274109081</text:p>
          </table:table-cell>
          <table:table-cell office:value-type="float" office:value="0.926914899168">
            <text:p>0.9269148992</text:p>
          </table:table-cell>
          <table:table-cell office:value-type="float" office:value="0.92324938252">
            <text:p>0.9232493825</text:p>
          </table:table-cell>
          <table:table-cell table:number-columns-repeated="2"/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0.948708386188">
            <text:p>0.9487083862</text:p>
          </table:table-cell>
          <table:table-cell office:value-type="float" office:value="0.917121321695">
            <text:p>0.9171213217</text:p>
          </table:table-cell>
          <table:table-cell office:value-type="float" office:value="0.916316392391">
            <text:p>0.9163163924</text:p>
          </table:table-cell>
          <table:table-cell office:value-type="float" office:value="0.91553237171">
            <text:p>0.9155323717</text:p>
          </table:table-cell>
          <table:table-cell office:value-type="float" office:value="0.913119597289">
            <text:p>0.9131195973</text:p>
          </table:table-cell>
          <table:table-cell table:number-columns-repeated="2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.958839099559">
            <text:p>0.9588390996</text:p>
          </table:table-cell>
          <table:table-cell office:value-type="float" office:value="0.926672444733">
            <text:p>0.9266724447</text:p>
          </table:table-cell>
          <table:table-cell office:value-type="float" office:value="0.925809849519">
            <text:p>0.9258098495</text:p>
          </table:table-cell>
          <table:table-cell office:value-type="float" office:value="0.925087428967">
            <text:p>0.925087429</text:p>
          </table:table-cell>
          <table:table-cell office:value-type="float" office:value="0.922373350399">
            <text:p>0.9223733504</text:p>
          </table:table-cell>
          <table:table-cell table:number-columns-repeated="2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0.950443072821">
            <text:p>0.9504430728</text:p>
          </table:table-cell>
          <table:table-cell office:value-type="float" office:value="0.917007929056">
            <text:p>0.9170079291</text:p>
          </table:table-cell>
          <table:table-cell office:value-type="float" office:value="0.916755553132">
            <text:p>0.9167555531</text:p>
          </table:table-cell>
          <table:table-cell office:value-type="float" office:value="0.915064407965">
            <text:p>0.915064408</text:p>
          </table:table-cell>
          <table:table-cell office:value-type="float" office:value="0.912615137923">
            <text:p>0.9126151379</text:p>
          </table:table-cell>
          <table:table-cell table:number-columns-repeated="2"/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0.958600124253">
            <text:p>0.9586001243</text:p>
          </table:table-cell>
          <table:table-cell office:value-type="float" office:value="0.926239365514">
            <text:p>0.9262393655</text:p>
          </table:table-cell>
          <table:table-cell office:value-type="float" office:value="0.925862556519">
            <text:p>0.9258625565</text:p>
          </table:table-cell>
          <table:table-cell office:value-type="float" office:value="0.924706602505">
            <text:p>0.9247066025</text:p>
          </table:table-cell>
          <table:table-cell office:value-type="float" office:value="0.922439743064">
            <text:p>0.9224397431</text:p>
          </table:table-cell>
          <table:table-cell table:number-columns-repeated="2"/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0.948553102947">
            <text:p>0.9485531029</text:p>
          </table:table-cell>
          <table:table-cell office:value-type="float" office:value="0.915122616732">
            <text:p>0.9151226167</text:p>
          </table:table-cell>
          <table:table-cell office:value-type="float" office:value="0.914665438131">
            <text:p>0.9146654381</text:p>
          </table:table-cell>
          <table:table-cell office:value-type="float" office:value="0.913236789026">
            <text:p>0.913236789</text:p>
          </table:table-cell>
          <table:table-cell office:value-type="float" office:value="0.910827723272">
            <text:p>0.9108277233</text:p>
          </table:table-cell>
          <table:table-cell table:number-columns-repeated="2"/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0.957780644421">
            <text:p>0.9577806444</text:p>
          </table:table-cell>
          <table:table-cell office:value-type="float" office:value="0.924793049146">
            <text:p>0.9247930491</text:p>
          </table:table-cell>
          <table:table-cell office:value-type="float" office:value="0.924414440847">
            <text:p>0.9244144408</text:p>
          </table:table-cell>
          <table:table-cell office:value-type="float" office:value="0.923223290861">
            <text:p>0.9232232909</text:p>
          </table:table-cell>
          <table:table-cell office:value-type="float" office:value="0.920593258096">
            <text:p>0.9205932581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947685577199">
            <text:p>0.9476855772</text:p>
          </table:table-cell>
          <table:table-cell office:value-type="float" office:value="0.914227659674">
            <text:p>0.9142276597</text:p>
          </table:table-cell>
          <table:table-cell office:value-type="float" office:value="0.913874731459">
            <text:p>0.9138747315</text:p>
          </table:table-cell>
          <table:table-cell office:value-type="float" office:value="0.912717610476">
            <text:p>0.9127176105</text:p>
          </table:table-cell>
          <table:table-cell office:value-type="float" office:value="0.91051715264">
            <text:p>0.9105171526</text:p>
          </table:table-cell>
          <table:table-cell table:number-columns-repeated="2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0.956160609612">
            <text:p>0.9561606096</text:p>
          </table:table-cell>
          <table:table-cell office:value-type="float" office:value="0.921355516463">
            <text:p>0.9213555165</text:p>
          </table:table-cell>
          <table:table-cell office:value-type="float" office:value="0.920856730652">
            <text:p>0.9208567307</text:p>
          </table:table-cell>
          <table:table-cell office:value-type="float" office:value="0.92030329419">
            <text:p>0.9203032942</text:p>
          </table:table-cell>
          <table:table-cell office:value-type="float" office:value="0.917780005386">
            <text:p>0.9177800054</text:p>
          </table:table-cell>
          <table:table-cell table:number-columns-repeated="2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0.958545787242">
            <text:p>0.9585457872</text:p>
          </table:table-cell>
          <table:table-cell office:value-type="float" office:value="0.925949348538">
            <text:p>0.9259493485</text:p>
          </table:table-cell>
          <table:table-cell office:value-type="float" office:value="0.926254569345">
            <text:p>0.9262545693</text:p>
          </table:table-cell>
          <table:table-cell office:value-type="float" office:value="0.92418233465">
            <text:p>0.9241823347</text:p>
          </table:table-cell>
          <table:table-cell office:value-type="float" office:value="0.921246163786">
            <text:p>0.9212461638</text:p>
          </table:table-cell>
          <table:table-cell table:number-columns-repeated="2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0.947828086601">
            <text:p>0.9478280866</text:p>
          </table:table-cell>
          <table:table-cell office:value-type="float" office:value="0.914802098224">
            <text:p>0.9148020982</text:p>
          </table:table-cell>
          <table:table-cell office:value-type="float" office:value="0.914811268754">
            <text:p>0.9148112688</text:p>
          </table:table-cell>
          <table:table-cell office:value-type="float" office:value="0.913280415021">
            <text:p>0.913280415</text:p>
          </table:table-cell>
          <table:table-cell office:value-type="float" office:value="0.909847866682">
            <text:p>0.9098478667</text:p>
          </table:table-cell>
          <table:table-cell table:number-columns-repeated="2"/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0.954341685359">
            <text:p>0.9543416854</text:p>
          </table:table-cell>
          <table:table-cell office:value-type="float" office:value="0.919084655483">
            <text:p>0.9190846555</text:p>
          </table:table-cell>
          <table:table-cell office:value-type="float" office:value="0.91936374531">
            <text:p>0.9193637453</text:p>
          </table:table-cell>
          <table:table-cell office:value-type="float" office:value="0.917810190972">
            <text:p>0.917810191</text:p>
          </table:table-cell>
          <table:table-cell office:value-type="float" office:value="0.915037160241">
            <text:p>0.9150371602</text:p>
          </table:table-cell>
          <table:table-cell table:number-columns-repeated="2"/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958565497976">
            <text:p>0.958565498</text:p>
          </table:table-cell>
          <table:table-cell office:value-type="float" office:value="0.923863228493">
            <text:p>0.9238632285</text:p>
          </table:table-cell>
          <table:table-cell office:value-type="float" office:value="0.924123694484">
            <text:p>0.9241236945</text:p>
          </table:table-cell>
          <table:table-cell office:value-type="float" office:value="0.922238292235">
            <text:p>0.9222382922</text:p>
          </table:table-cell>
          <table:table-cell office:value-type="float" office:value="0.920269247285">
            <text:p>0.9202692473</text:p>
          </table:table-cell>
          <table:table-cell table:number-columns-repeated="2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0.945829458093">
            <text:p>0.9458294581</text:p>
          </table:table-cell>
          <table:table-cell office:value-type="float" office:value="0.90977260396">
            <text:p>0.909772604</text:p>
          </table:table-cell>
          <table:table-cell office:value-type="float" office:value="0.910196902763">
            <text:p>0.9101969028</text:p>
          </table:table-cell>
          <table:table-cell office:value-type="float" office:value="0.908574565084">
            <text:p>0.9085745651</text:p>
          </table:table-cell>
          <table:table-cell office:value-type="float" office:value="0.906312034437">
            <text:p>0.9063120344</text:p>
          </table:table-cell>
          <table:table-cell table:number-columns-repeated="2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0.952507582791">
            <text:p>0.9525075828</text:p>
          </table:table-cell>
          <table:table-cell office:value-type="float" office:value="0.916053875311">
            <text:p>0.9160538753</text:p>
          </table:table-cell>
          <table:table-cell office:value-type="float" office:value="0.916147247725">
            <text:p>0.9161472477</text:p>
          </table:table-cell>
          <table:table-cell office:value-type="float" office:value="0.914940802922">
            <text:p>0.9149408029</text:p>
          </table:table-cell>
          <table:table-cell office:value-type="float" office:value="0.912616248922">
            <text:p>0.9126162489</text:p>
          </table:table-cell>
          <table:table-cell table:number-columns-repeated="2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0.957027189653">
            <text:p>0.9570271897</text:p>
          </table:table-cell>
          <table:table-cell office:value-type="float" office:value="0.920826048682">
            <text:p>0.9208260487</text:p>
          </table:table-cell>
          <table:table-cell office:value-type="float" office:value="0.921449627175">
            <text:p>0.9214496272</text:p>
          </table:table-cell>
          <table:table-cell office:value-type="float" office:value="0.91977122222">
            <text:p>0.9197712222</text:p>
          </table:table-cell>
          <table:table-cell office:value-type="float" office:value="0.916947464265">
            <text:p>0.9169474643</text:p>
          </table:table-cell>
          <table:table-cell table:number-columns-repeated="2"/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0.944482767001">
            <text:p>0.944482767</text:p>
          </table:table-cell>
          <table:table-cell office:value-type="float" office:value="0.908021469016">
            <text:p>0.908021469</text:p>
          </table:table-cell>
          <table:table-cell office:value-type="float" office:value="0.908578496666">
            <text:p>0.9085784967</text:p>
          </table:table-cell>
          <table:table-cell office:value-type="float" office:value="0.907555445912">
            <text:p>0.9075554459</text:p>
          </table:table-cell>
          <table:table-cell office:value-type="float" office:value="0.904272350704">
            <text:p>0.9042723507</text:p>
          </table:table-cell>
          <table:table-cell table:number-columns-repeated="2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95343639415">
            <text:p>0.9534363942</text:p>
          </table:table-cell>
          <table:table-cell office:value-type="float" office:value="0.915933482655">
            <text:p>0.9159334827</text:p>
          </table:table-cell>
          <table:table-cell office:value-type="float" office:value="0.916975351428">
            <text:p>0.9169753514</text:p>
          </table:table-cell>
          <table:table-cell office:value-type="float" office:value="0.915762934087">
            <text:p>0.9157629341</text:p>
          </table:table-cell>
          <table:table-cell office:value-type="float" office:value="0.912099462768">
            <text:p>0.9120994628</text:p>
          </table:table-cell>
          <table:table-cell table:number-columns-repeated="2"/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0.957533522039">
            <text:p>0.957533522</text:p>
          </table:table-cell>
          <table:table-cell office:value-type="float" office:value="0.919338091107">
            <text:p>0.9193380911</text:p>
          </table:table-cell>
          <table:table-cell office:value-type="float" office:value="0.919988791623">
            <text:p>0.9199887916</text:p>
          </table:table-cell>
          <table:table-cell office:value-type="float" office:value="0.91903614246">
            <text:p>0.9190361425</text:p>
          </table:table-cell>
          <table:table-cell office:value-type="float" office:value="0.915341002894">
            <text:p>0.9153410029</text:p>
          </table:table-cell>
          <table:table-cell table:number-columns-repeated="2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0.946647214488">
            <text:p>0.9466472145</text:p>
          </table:table-cell>
          <table:table-cell office:value-type="float" office:value="0.907765018409">
            <text:p>0.9077650184</text:p>
          </table:table-cell>
          <table:table-cell office:value-type="float" office:value="0.908048383551">
            <text:p>0.9080483836</text:p>
          </table:table-cell>
          <table:table-cell office:value-type="float" office:value="0.906549382444">
            <text:p>0.9065493824</text:p>
          </table:table-cell>
          <table:table-cell office:value-type="float" office:value="0.903502390063">
            <text:p>0.9035023901</text:p>
          </table:table-cell>
          <table:table-cell table:number-columns-repeated="2"/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0.953362176952">
            <text:p>0.953362177</text:p>
          </table:table-cell>
          <table:table-cell office:value-type="float" office:value="0.916294382891">
            <text:p>0.9162943829</text:p>
          </table:table-cell>
          <table:table-cell office:value-type="float" office:value="0.916851487794">
            <text:p>0.9168514878</text:p>
          </table:table-cell>
          <table:table-cell office:value-type="float" office:value="0.91586269402">
            <text:p>0.915862694</text:p>
          </table:table-cell>
          <table:table-cell office:value-type="float" office:value="0.912208331236">
            <text:p>0.9122083312</text:p>
          </table:table-cell>
          <table:table-cell table:number-columns-repeated="2"/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0.957204635404">
            <text:p>0.9572046354</text:p>
          </table:table-cell>
          <table:table-cell office:value-type="float" office:value="0.922057530398">
            <text:p>0.9220575304</text:p>
          </table:table-cell>
          <table:table-cell office:value-type="float" office:value="0.922251754497">
            <text:p>0.9222517545</text:p>
          </table:table-cell>
          <table:table-cell office:value-type="float" office:value="0.92103697656">
            <text:p>0.9210369766</text:p>
          </table:table-cell>
          <table:table-cell office:value-type="float" office:value="0.917729606037">
            <text:p>0.917729606</text:p>
          </table:table-cell>
          <table:table-cell table:number-columns-repeated="2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.9464427159">
            <text:p>0.9464427159</text:p>
          </table:table-cell>
          <table:table-cell office:value-type="float" office:value="0.910141294233">
            <text:p>0.9101412942</text:p>
          </table:table-cell>
          <table:table-cell office:value-type="float" office:value="0.910830575818">
            <text:p>0.9108305758</text:p>
          </table:table-cell>
          <table:table-cell office:value-type="float" office:value="0.909060417138">
            <text:p>0.9090604171</text:p>
          </table:table-cell>
          <table:table-cell office:value-type="float" office:value="0.906397942764">
            <text:p>0.9063979428</text:p>
          </table:table-cell>
          <table:table-cell table:number-columns-repeated="2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0.955521930294">
            <text:p>0.9555219303</text:p>
          </table:table-cell>
          <table:table-cell office:value-type="float" office:value="0.916385566961">
            <text:p>0.916385567</text:p>
          </table:table-cell>
          <table:table-cell office:value-type="float" office:value="0.916654431832">
            <text:p>0.9166544318</text:p>
          </table:table-cell>
          <table:table-cell office:value-type="float" office:value="0.914939378784">
            <text:p>0.9149393788</text:p>
          </table:table-cell>
          <table:table-cell office:value-type="float" office:value="0.912537624434">
            <text:p>0.9125376244</text:p>
          </table:table-cell>
          <table:table-cell table:number-columns-repeated="2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0.958111139526">
            <text:p>0.9581111395</text:p>
          </table:table-cell>
          <table:table-cell office:value-type="float" office:value="0.920795613611">
            <text:p>0.9207956136</text:p>
          </table:table-cell>
          <table:table-cell office:value-type="float" office:value="0.921710217314">
            <text:p>0.9217102173</text:p>
          </table:table-cell>
          <table:table-cell office:value-type="float" office:value="0.920302828356">
            <text:p>0.9203028284</text:p>
          </table:table-cell>
          <table:table-cell office:value-type="float" office:value="0.916685111294">
            <text:p>0.9166851113</text:p>
          </table:table-cell>
          <table:table-cell table:number-columns-repeated="2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0.948506512951">
            <text:p>0.948506513</text:p>
          </table:table-cell>
          <table:table-cell office:value-type="float" office:value="0.908406150886">
            <text:p>0.9084061509</text:p>
          </table:table-cell>
          <table:table-cell office:value-type="float" office:value="0.909012597745">
            <text:p>0.9090125977</text:p>
          </table:table-cell>
          <table:table-cell office:value-type="float" office:value="0.907394269677">
            <text:p>0.9073942697</text:p>
          </table:table-cell>
          <table:table-cell office:value-type="float" office:value="0.904124958712">
            <text:p>0.9041249587</text:p>
          </table:table-cell>
          <table:table-cell table:number-columns-repeated="2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0.953817921771">
            <text:p>0.9538179218</text:p>
          </table:table-cell>
          <table:table-cell office:value-type="float" office:value="0.913293455681">
            <text:p>0.9132934557</text:p>
          </table:table-cell>
          <table:table-cell office:value-type="float" office:value="0.913547091114">
            <text:p>0.9135470911</text:p>
          </table:table-cell>
          <table:table-cell office:value-type="float" office:value="0.911914257832">
            <text:p>0.9119142578</text:p>
          </table:table-cell>
          <table:table-cell office:value-type="float" office:value="0.909542713762">
            <text:p>0.9095427138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957374709492">
            <text:p>0.9573747095</text:p>
          </table:table-cell>
          <table:table-cell office:value-type="float" office:value="0.917646777377">
            <text:p>0.9176467774</text:p>
          </table:table-cell>
          <table:table-cell office:value-type="float" office:value="0.918079203416">
            <text:p>0.9180792034</text:p>
          </table:table-cell>
          <table:table-cell office:value-type="float" office:value="0.916619065141">
            <text:p>0.9166190651</text:p>
          </table:table-cell>
          <table:table-cell office:value-type="float" office:value="0.913464110234">
            <text:p>0.9134641102</text:p>
          </table:table-cell>
          <table:table-cell table:number-columns-repeated="2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0.9477862273">
            <text:p>0.9477862273</text:p>
          </table:table-cell>
          <table:table-cell office:value-type="float" office:value="0.905816750978">
            <text:p>0.905816751</text:p>
          </table:table-cell>
          <table:table-cell office:value-type="float" office:value="0.906373642116">
            <text:p>0.9063736421</text:p>
          </table:table-cell>
          <table:table-cell office:value-type="float" office:value="0.904699271067">
            <text:p>0.9046992711</text:p>
          </table:table-cell>
          <table:table-cell office:value-type="float" office:value="0.901800000863">
            <text:p>0.9018000009</text:p>
          </table:table-cell>
          <table:table-cell table:number-columns-repeated="2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0.952933487268">
            <text:p>0.9529334873</text:p>
          </table:table-cell>
          <table:table-cell office:value-type="float" office:value="0.912102471004">
            <text:p>0.912102471</text:p>
          </table:table-cell>
          <table:table-cell office:value-type="float" office:value="0.913171098266">
            <text:p>0.9131710983</text:p>
          </table:table-cell>
          <table:table-cell office:value-type="float" office:value="0.911410752616">
            <text:p>0.9114107526</text:p>
          </table:table-cell>
          <table:table-cell office:value-type="float" office:value="0.907982331693">
            <text:p>0.9079823317</text:p>
          </table:table-cell>
          <table:table-cell table:number-columns-repeated="2"/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0.957820462675">
            <text:p>0.9578204627</text:p>
          </table:table-cell>
          <table:table-cell office:value-type="float" office:value="0.915404490307">
            <text:p>0.9154044903</text:p>
          </table:table-cell>
          <table:table-cell office:value-type="float" office:value="0.916088927742">
            <text:p>0.9160889277</text:p>
          </table:table-cell>
          <table:table-cell office:value-type="float" office:value="0.914932352637">
            <text:p>0.9149323526</text:p>
          </table:table-cell>
          <table:table-cell office:value-type="float" office:value="0.911367434495">
            <text:p>0.9113674345</text:p>
          </table:table-cell>
          <table:table-cell table:number-columns-repeated="2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0.94593354395">
            <text:p>0.945933544</text:p>
          </table:table-cell>
          <table:table-cell office:value-type="float" office:value="0.903663610942">
            <text:p>0.9036636109</text:p>
          </table:table-cell>
          <table:table-cell office:value-type="float" office:value="0.905145146968">
            <text:p>0.905145147</text:p>
          </table:table-cell>
          <table:table-cell office:value-type="float" office:value="0.903229461446">
            <text:p>0.9032294614</text:p>
          </table:table-cell>
          <table:table-cell office:value-type="float" office:value="0.899838130313">
            <text:p>0.8998381303</text:p>
          </table:table-cell>
          <table:table-cell table:number-columns-repeated="2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.954226153809">
            <text:p>0.9542261538</text:p>
          </table:table-cell>
          <table:table-cell office:value-type="float" office:value="0.914542509273">
            <text:p>0.9145425093</text:p>
          </table:table-cell>
          <table:table-cell office:value-type="float" office:value="0.913421588945">
            <text:p>0.9134215889</text:p>
          </table:table-cell>
          <table:table-cell office:value-type="float" office:value="0.912301654652">
            <text:p>0.9123016547</text:p>
          </table:table-cell>
          <table:table-cell office:value-type="float" office:value="0.909139194068">
            <text:p>0.9091391941</text:p>
          </table:table-cell>
          <table:table-cell table:number-columns-repeated="2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0.955963784974">
            <text:p>0.955963785</text:p>
          </table:table-cell>
          <table:table-cell office:value-type="float" office:value="0.917794547686">
            <text:p>0.9177945477</text:p>
          </table:table-cell>
          <table:table-cell office:value-type="float" office:value="0.916304176033">
            <text:p>0.916304176</text:p>
          </table:table-cell>
          <table:table-cell office:value-type="float" office:value="0.915231428137">
            <text:p>0.9152314281</text:p>
          </table:table-cell>
          <table:table-cell office:value-type="float" office:value="0.911708121629">
            <text:p>0.9117081216</text:p>
          </table:table-cell>
          <table:table-cell table:number-columns-repeated="2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0.945998021553">
            <text:p>0.9459980216</text:p>
          </table:table-cell>
          <table:table-cell office:value-type="float" office:value="0.904112065147">
            <text:p>0.9041120651</text:p>
          </table:table-cell>
          <table:table-cell office:value-type="float" office:value="0.902688241381">
            <text:p>0.9026882414</text:p>
          </table:table-cell>
          <table:table-cell office:value-type="float" office:value="0.901027412779">
            <text:p>0.9010274128</text:p>
          </table:table-cell>
          <table:table-cell office:value-type="float" office:value="0.898444920874">
            <text:p>0.8984449209</text:p>
          </table:table-cell>
          <table:table-cell table:number-columns-repeated="2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0.951309507174">
            <text:p>0.9513095072</text:p>
          </table:table-cell>
          <table:table-cell office:value-type="float" office:value="0.910800150666">
            <text:p>0.9108001507</text:p>
          </table:table-cell>
          <table:table-cell office:value-type="float" office:value="0.909562277716">
            <text:p>0.9095622777</text:p>
          </table:table-cell>
          <table:table-cell office:value-type="float" office:value="0.907872049428">
            <text:p>0.9078720494</text:p>
          </table:table-cell>
          <table:table-cell office:value-type="float" office:value="0.905054748448">
            <text:p>0.9050547484</text:p>
          </table:table-cell>
          <table:table-cell table:number-columns-repeated="2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0.957547526653">
            <text:p>0.9575475267</text:p>
          </table:table-cell>
          <table:table-cell office:value-type="float" office:value="0.916531979611">
            <text:p>0.9165319796</text:p>
          </table:table-cell>
          <table:table-cell office:value-type="float" office:value="0.915253588871">
            <text:p>0.9152535889</text:p>
          </table:table-cell>
          <table:table-cell office:value-type="float" office:value="0.914421854488">
            <text:p>0.9144218545</text:p>
          </table:table-cell>
          <table:table-cell office:value-type="float" office:value="0.910942065272">
            <text:p>0.9109420653</text:p>
          </table:table-cell>
          <table:table-cell table:number-columns-repeated="2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946415141249">
            <text:p>0.9464151412</text:p>
          </table:table-cell>
          <table:table-cell office:value-type="float" office:value="0.904763459364">
            <text:p>0.9047634594</text:p>
          </table:table-cell>
          <table:table-cell office:value-type="float" office:value="0.903608932361">
            <text:p>0.9036089324</text:p>
          </table:table-cell>
          <table:table-cell office:value-type="float" office:value="0.903061616887">
            <text:p>0.9030616169</text:p>
          </table:table-cell>
          <table:table-cell office:value-type="float" office:value="0.89959112235">
            <text:p>0.8995911224</text:p>
          </table:table-cell>
          <table:table-cell table:number-columns-repeated="2"/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0.963306469807">
            <text:p>0.9633064698</text:p>
          </table:table-cell>
          <table:table-cell office:value-type="float" office:value="0.910344138543">
            <text:p>0.9103441385</text:p>
          </table:table-cell>
          <table:table-cell office:value-type="float" office:value="0.909600537879">
            <text:p>0.9096005379</text:p>
          </table:table-cell>
          <table:table-cell office:value-type="float" office:value="0.908572224189">
            <text:p>0.9085722242</text:p>
          </table:table-cell>
          <table:table-cell office:value-type="float" office:value="0.904830806183">
            <text:p>0.9048308062</text:p>
          </table:table-cell>
          <table:table-cell table:number-columns-repeated="2"/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0.957182261185">
            <text:p>0.9571822612</text:p>
          </table:table-cell>
          <table:table-cell office:value-type="float" office:value="0.914695618009">
            <text:p>0.914695618</text:p>
          </table:table-cell>
          <table:table-cell office:value-type="float" office:value="0.913847437854">
            <text:p>0.9138474379</text:p>
          </table:table-cell>
          <table:table-cell office:value-type="float" office:value="0.913127091706">
            <text:p>0.9131270917</text:p>
          </table:table-cell>
          <table:table-cell office:value-type="float" office:value="0.909672618439">
            <text:p>0.9096726184</text:p>
          </table:table-cell>
          <table:table-cell table:number-columns-repeated="2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0.947456518732">
            <text:p>0.9474565187</text:p>
          </table:table-cell>
          <table:table-cell office:value-type="float" office:value="0.901594543193">
            <text:p>0.9015945432</text:p>
          </table:table-cell>
          <table:table-cell office:value-type="float" office:value="0.900567726696">
            <text:p>0.9005677267</text:p>
          </table:table-cell>
          <table:table-cell office:value-type="float" office:value="0.89894748965">
            <text:p>0.8989474897</text:p>
          </table:table-cell>
          <table:table-cell office:value-type="float" office:value="0.89572262905">
            <text:p>0.8957226291</text:p>
          </table:table-cell>
          <table:table-cell table:number-columns-repeated="2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0.953111051685">
            <text:p>0.9531110517</text:p>
          </table:table-cell>
          <table:table-cell office:value-type="float" office:value="0.90875187894">
            <text:p>0.9087518789</text:p>
          </table:table-cell>
          <table:table-cell office:value-type="float" office:value="0.908162870585">
            <text:p>0.9081628706</text:p>
          </table:table-cell>
          <table:table-cell office:value-type="float" office:value="0.90659024293">
            <text:p>0.9065902429</text:p>
          </table:table-cell>
          <table:table-cell office:value-type="float" office:value="0.903043691954">
            <text:p>0.903043692</text:p>
          </table:table-cell>
          <table:table-cell table:number-columns-repeated="2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.957872445384">
            <text:p>0.9578724454</text:p>
          </table:table-cell>
          <table:table-cell office:value-type="float" office:value="0.911843601785">
            <text:p>0.9118436018</text:p>
          </table:table-cell>
          <table:table-cell office:value-type="float" office:value="0.911118061074">
            <text:p>0.9111180611</text:p>
          </table:table-cell>
          <table:table-cell office:value-type="float" office:value="0.909976889514">
            <text:p>0.9099768895</text:p>
          </table:table-cell>
          <table:table-cell office:value-type="float" office:value="0.906311556422">
            <text:p>0.9063115564</text:p>
          </table:table-cell>
          <table:table-cell table:number-columns-repeated="2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0.945019885642">
            <text:p>0.9450198856</text:p>
          </table:table-cell>
          <table:table-cell office:value-type="float" office:value="0.898800585408">
            <text:p>0.8988005854</text:p>
          </table:table-cell>
          <table:table-cell office:value-type="float" office:value="0.897941841203">
            <text:p>0.8979418412</text:p>
          </table:table-cell>
          <table:table-cell office:value-type="float" office:value="0.896153111594">
            <text:p>0.8961531116</text:p>
          </table:table-cell>
          <table:table-cell office:value-type="float" office:value="0.892561569643">
            <text:p>0.8925615696</text:p>
          </table:table-cell>
          <table:table-cell table:number-columns-repeated="2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0.953595431692">
            <text:p>0.9535954317</text:p>
          </table:table-cell>
          <table:table-cell office:value-type="float" office:value="0.912040509103">
            <text:p>0.9120405091</text:p>
          </table:table-cell>
          <table:table-cell office:value-type="float" office:value="0.910813483038">
            <text:p>0.910813483</text:p>
          </table:table-cell>
          <table:table-cell office:value-type="float" office:value="0.909795898183">
            <text:p>0.9097958982</text:p>
          </table:table-cell>
          <table:table-cell office:value-type="float" office:value="0.908131762791">
            <text:p>0.9081317628</text:p>
          </table:table-cell>
          <table:table-cell table:number-columns-repeated="2"/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0.955954498387">
            <text:p>0.9559544984</text:p>
          </table:table-cell>
          <table:table-cell office:value-type="float" office:value="0.915179670003">
            <text:p>0.91517967</text:p>
          </table:table-cell>
          <table:table-cell office:value-type="float" office:value="0.914671202559">
            <text:p>0.9146712026</text:p>
          </table:table-cell>
          <table:table-cell office:value-type="float" office:value="0.912582551343">
            <text:p>0.9125825513</text:p>
          </table:table-cell>
          <table:table-cell office:value-type="float" office:value="0.909846452082">
            <text:p>0.9098464521</text:p>
          </table:table-cell>
          <table:table-cell table:number-columns-repeated="2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0.945872569787">
            <text:p>0.9458725698</text:p>
          </table:table-cell>
          <table:table-cell office:value-type="float" office:value="0.901263280417">
            <text:p>0.9012632804</text:p>
          </table:table-cell>
          <table:table-cell office:value-type="float" office:value="0.90060015576">
            <text:p>0.9006001558</text:p>
          </table:table-cell>
          <table:table-cell office:value-type="float" office:value="0.898144827353">
            <text:p>0.8981448274</text:p>
          </table:table-cell>
          <table:table-cell office:value-type="float" office:value="0.896008825825">
            <text:p>0.8960088258</text:p>
          </table:table-cell>
          <table:table-cell table:number-columns-repeated="2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95076234303">
            <text:p>0.950762343</text:p>
          </table:table-cell>
          <table:table-cell office:value-type="float" office:value="0.907536250157">
            <text:p>0.9075362502</text:p>
          </table:table-cell>
          <table:table-cell office:value-type="float" office:value="0.90690877553">
            <text:p>0.9069087755</text:p>
          </table:table-cell>
          <table:table-cell office:value-type="float" office:value="0.904197304337">
            <text:p>0.9041973043</text:p>
          </table:table-cell>
          <table:table-cell office:value-type="float" office:value="0.902273981483">
            <text:p>0.9022739815</text:p>
          </table:table-cell>
          <table:table-cell table:number-columns-repeated="2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0.95554048594">
            <text:p>0.9555404859</text:p>
          </table:table-cell>
          <table:table-cell office:value-type="float" office:value="0.911275695992">
            <text:p>0.911275696</text:p>
          </table:table-cell>
          <table:table-cell office:value-type="float" office:value="0.910795186182">
            <text:p>0.9107951862</text:p>
          </table:table-cell>
          <table:table-cell office:value-type="float" office:value="0.907895949417">
            <text:p>0.9078959494</text:p>
          </table:table-cell>
          <table:table-cell office:value-type="float" office:value="0.905790843528">
            <text:p>0.9057908435</text:p>
          </table:table-cell>
          <table:table-cell table:number-columns-repeated="2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0.943307714405">
            <text:p>0.9433077144</text:p>
          </table:table-cell>
          <table:table-cell office:value-type="float" office:value="0.899780536327">
            <text:p>0.8997805363</text:p>
          </table:table-cell>
          <table:table-cell office:value-type="float" office:value="0.89865076919">
            <text:p>0.8986507692</text:p>
          </table:table-cell>
          <table:table-cell office:value-type="float" office:value="0.896122433412">
            <text:p>0.8961224334</text:p>
          </table:table-cell>
          <table:table-cell office:value-type="float" office:value="0.89479688241">
            <text:p>0.8947968824</text:p>
          </table:table-cell>
          <table:table-cell table:number-columns-repeated="2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0.951858276653">
            <text:p>0.9518582767</text:p>
          </table:table-cell>
          <table:table-cell office:value-type="float" office:value="0.906335437157">
            <text:p>0.9063354372</text:p>
          </table:table-cell>
          <table:table-cell office:value-type="float" office:value="0.90542043063">
            <text:p>0.9054204306</text:p>
          </table:table-cell>
          <table:table-cell office:value-type="float" office:value="0.902931249007">
            <text:p>0.902931249</text:p>
          </table:table-cell>
          <table:table-cell office:value-type="float" office:value="0.900629463457">
            <text:p>0.9006294635</text:p>
          </table:table-cell>
          <table:table-cell table:number-columns-repeated="2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0.954714275214">
            <text:p>0.9547142752</text:p>
          </table:table-cell>
          <table:table-cell office:value-type="float" office:value="0.909841166372">
            <text:p>0.9098411664</text:p>
          </table:table-cell>
          <table:table-cell office:value-type="float" office:value="0.909581479338">
            <text:p>0.9095814793</text:p>
          </table:table-cell>
          <table:table-cell office:value-type="float" office:value="0.906927881721">
            <text:p>0.9069278817</text:p>
          </table:table-cell>
          <table:table-cell office:value-type="float" office:value="0.904440613678">
            <text:p>0.9044406137</text:p>
          </table:table-cell>
          <table:table-cell table:number-columns-repeated="2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944167424109">
            <text:p>0.9441674241</text:p>
          </table:table-cell>
          <table:table-cell office:value-type="float" office:value="0.897539297656">
            <text:p>0.8975392977</text:p>
          </table:table-cell>
          <table:table-cell office:value-type="float" office:value="0.89633015892">
            <text:p>0.8963301589</text:p>
          </table:table-cell>
          <table:table-cell office:value-type="float" office:value="0.894507446812">
            <text:p>0.8945074468</text:p>
          </table:table-cell>
          <table:table-cell office:value-type="float" office:value="0.892368133716">
            <text:p>0.8923681337</text:p>
          </table:table-cell>
          <table:table-cell table:number-columns-repeated="2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0.950948176013">
            <text:p>0.950948176</text:p>
          </table:table-cell>
          <table:table-cell office:value-type="float" office:value="0.904710913939">
            <text:p>0.9047109139</text:p>
          </table:table-cell>
          <table:table-cell office:value-type="float" office:value="0.903241575297">
            <text:p>0.9032415753</text:p>
          </table:table-cell>
          <table:table-cell office:value-type="float" office:value="0.901370987369">
            <text:p>0.9013709874</text:p>
          </table:table-cell>
          <table:table-cell office:value-type="float" office:value="0.899083107039">
            <text:p>0.899083107</text:p>
          </table:table-cell>
          <table:table-cell table:number-columns-repeated="2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0.955530281869">
            <text:p>0.9555302819</text:p>
          </table:table-cell>
          <table:table-cell office:value-type="float" office:value="0.909667638129">
            <text:p>0.9096676381</text:p>
          </table:table-cell>
          <table:table-cell office:value-type="float" office:value="0.908598681262">
            <text:p>0.9085986813</text:p>
          </table:table-cell>
          <table:table-cell office:value-type="float" office:value="0.90672054885">
            <text:p>0.9067205489</text:p>
          </table:table-cell>
          <table:table-cell office:value-type="float" office:value="0.904334738333">
            <text:p>0.9043347383</text:p>
          </table:table-cell>
          <table:table-cell table:number-columns-repeated="2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0.94255544674">
            <text:p>0.9425554467</text:p>
          </table:table-cell>
          <table:table-cell office:value-type="float" office:value="0.897143206873">
            <text:p>0.8971432069</text:p>
          </table:table-cell>
          <table:table-cell office:value-type="float" office:value="0.896025830985">
            <text:p>0.896025831</text:p>
          </table:table-cell>
          <table:table-cell office:value-type="float" office:value="0.894074685916">
            <text:p>0.8940746859</text:p>
          </table:table-cell>
          <table:table-cell office:value-type="float" office:value="0.892469061638">
            <text:p>0.8924690616</text:p>
          </table:table-cell>
          <table:table-cell table:number-columns-repeated="2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0.951857398837">
            <text:p>0.9518573988</text:p>
          </table:table-cell>
          <table:table-cell office:value-type="float" office:value="0.909291178941">
            <text:p>0.9092911789</text:p>
          </table:table-cell>
          <table:table-cell office:value-type="float" office:value="0.90713009438">
            <text:p>0.9071300944</text:p>
          </table:table-cell>
          <table:table-cell office:value-type="float" office:value="0.905934395341">
            <text:p>0.9059343953</text:p>
          </table:table-cell>
          <table:table-cell office:value-type="float" office:value="0.903887736913">
            <text:p>0.9038877369</text:p>
          </table:table-cell>
          <table:table-cell table:number-columns-repeated="2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954892432918">
            <text:p>0.9548924329</text:p>
          </table:table-cell>
          <table:table-cell office:value-type="float" office:value="0.913978704604">
            <text:p>0.9139787046</text:p>
          </table:table-cell>
          <table:table-cell office:value-type="float" office:value="0.911475281181">
            <text:p>0.9114752812</text:p>
          </table:table-cell>
          <table:table-cell office:value-type="float" office:value="0.910619751862">
            <text:p>0.9106197519</text:p>
          </table:table-cell>
          <table:table-cell office:value-type="float" office:value="0.908161056997">
            <text:p>0.908161057</text:p>
          </table:table-cell>
          <table:table-cell table:number-columns-repeated="2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0.943816471085">
            <text:p>0.9438164711</text:p>
          </table:table-cell>
          <table:table-cell office:value-type="float" office:value="0.899744319981">
            <text:p>0.89974432</text:p>
          </table:table-cell>
          <table:table-cell office:value-type="float" office:value="0.89731954113">
            <text:p>0.8973195411</text:p>
          </table:table-cell>
          <table:table-cell office:value-type="float" office:value="0.895817924041">
            <text:p>0.895817924</text:p>
          </table:table-cell>
          <table:table-cell office:value-type="float" office:value="0.893500037544">
            <text:p>0.8935000375</text:p>
          </table:table-cell>
          <table:table-cell table:number-columns-repeated="2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0.949972545594">
            <text:p>0.9499725456</text:p>
          </table:table-cell>
          <table:table-cell office:value-type="float" office:value="0.908007079121">
            <text:p>0.9080070791</text:p>
          </table:table-cell>
          <table:table-cell office:value-type="float" office:value="0.90558129667">
            <text:p>0.9055812967</text:p>
          </table:table-cell>
          <table:table-cell office:value-type="float" office:value="0.904619945452">
            <text:p>0.9046199455</text:p>
          </table:table-cell>
          <table:table-cell office:value-type="float" office:value="0.901337645435">
            <text:p>0.9013376454</text:p>
          </table:table-cell>
          <table:table-cell table:number-columns-repeated="2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0.9562085967">
            <text:p>0.9562085967</text:p>
          </table:table-cell>
          <table:table-cell office:value-type="float" office:value="0.912088983772">
            <text:p>0.9120889838</text:p>
          </table:table-cell>
          <table:table-cell office:value-type="float" office:value="0.909943050201">
            <text:p>0.9099430502</text:p>
          </table:table-cell>
          <table:table-cell office:value-type="float" office:value="0.908882974275">
            <text:p>0.9088829743</text:p>
          </table:table-cell>
          <table:table-cell office:value-type="float" office:value="0.905336590363">
            <text:p>0.9053365904</text:p>
          </table:table-cell>
          <table:table-cell table:number-columns-repeated="2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0.942263051745">
            <text:p>0.9422630517</text:p>
          </table:table-cell>
          <table:table-cell office:value-type="float" office:value="0.900044293033">
            <text:p>0.900044293</text:p>
          </table:table-cell>
          <table:table-cell office:value-type="float" office:value="0.897310648293">
            <text:p>0.8973106483</text:p>
          </table:table-cell>
          <table:table-cell office:value-type="float" office:value="0.896118456299">
            <text:p>0.8961184563</text:p>
          </table:table-cell>
          <table:table-cell office:value-type="float" office:value="0.893643433176">
            <text:p>0.8936434332</text:p>
          </table:table-cell>
          <table:table-cell table:number-columns-repeated="2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.950974103402">
            <text:p>0.9509741034</text:p>
          </table:table-cell>
          <table:table-cell office:value-type="float" office:value="0.90718958601">
            <text:p>0.907189586</text:p>
          </table:table-cell>
          <table:table-cell office:value-type="float" office:value="0.904981685901">
            <text:p>0.9049816859</text:p>
          </table:table-cell>
          <table:table-cell office:value-type="float" office:value="0.903582066222">
            <text:p>0.9035820662</text:p>
          </table:table-cell>
          <table:table-cell office:value-type="float" office:value="0.900568564581">
            <text:p>0.9005685646</text:p>
          </table:table-cell>
          <table:table-cell table:number-columns-repeated="2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0.954475867995">
            <text:p>0.954475868</text:p>
          </table:table-cell>
          <table:table-cell office:value-type="float" office:value="0.910431963776">
            <text:p>0.9104319638</text:p>
          </table:table-cell>
          <table:table-cell office:value-type="float" office:value="0.908741937835">
            <text:p>0.9087419378</text:p>
          </table:table-cell>
          <table:table-cell office:value-type="float" office:value="0.907085697933">
            <text:p>0.9070856979</text:p>
          </table:table-cell>
          <table:table-cell office:value-type="float" office:value="0.903705405765">
            <text:p>0.9037054058</text:p>
          </table:table-cell>
          <table:table-cell table:number-columns-repeated="2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0.942427347886">
            <text:p>0.9424273479</text:p>
          </table:table-cell>
          <table:table-cell office:value-type="float" office:value="0.896938417438">
            <text:p>0.8969384174</text:p>
          </table:table-cell>
          <table:table-cell office:value-type="float" office:value="0.895297012537">
            <text:p>0.8952970125</text:p>
          </table:table-cell>
          <table:table-cell office:value-type="float" office:value="0.893415717694">
            <text:p>0.8934157177</text:p>
          </table:table-cell>
          <table:table-cell office:value-type="float" office:value="0.891201079501">
            <text:p>0.8912010795</text:p>
          </table:table-cell>
          <table:table-cell table:number-columns-repeated="2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0.948906875935">
            <text:p>0.9489068759</text:p>
          </table:table-cell>
          <table:table-cell office:value-type="float" office:value="0.904833532401">
            <text:p>0.9048335324</text:p>
          </table:table-cell>
          <table:table-cell office:value-type="float" office:value="0.9031122875">
            <text:p>0.9031122875</text:p>
          </table:table-cell>
          <table:table-cell office:value-type="float" office:value="0.901207626805">
            <text:p>0.9012076268</text:p>
          </table:table-cell>
          <table:table-cell office:value-type="float" office:value="0.898315853655">
            <text:p>0.8983158537</text:p>
          </table:table-cell>
          <table:table-cell table:number-columns-repeated="2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0.953252242823">
            <text:p>0.9532522428</text:p>
          </table:table-cell>
          <table:table-cell office:value-type="float" office:value="0.907748406227">
            <text:p>0.9077484062</text:p>
          </table:table-cell>
          <table:table-cell office:value-type="float" office:value="0.906211617386">
            <text:p>0.9062116174</text:p>
          </table:table-cell>
          <table:table-cell office:value-type="float" office:value="0.903919856075">
            <text:p>0.9039198561</text:p>
          </table:table-cell>
          <table:table-cell office:value-type="float" office:value="0.901754175212">
            <text:p>0.9017541752</text:p>
          </table:table-cell>
          <table:table-cell table:number-columns-repeated="2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938590185423">
            <text:p>0.9385901854</text:p>
          </table:table-cell>
          <table:table-cell office:value-type="float" office:value="0.8952726309">
            <text:p>0.8952726309</text:p>
          </table:table-cell>
          <table:table-cell office:value-type="float" office:value="0.893635213093">
            <text:p>0.8936352131</text:p>
          </table:table-cell>
          <table:table-cell office:value-type="float" office:value="0.891228807201">
            <text:p>0.8912288072</text:p>
          </table:table-cell>
          <table:table-cell office:value-type="float" office:value="0.88994090306">
            <text:p>0.8899409031</text:p>
          </table:table-cell>
          <table:table-cell table:number-columns-repeated="2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0.967176054759">
            <text:p>0.9671760548</text:p>
          </table:table-cell>
          <table:table-cell office:value-type="float" office:value="0.9081423686">
            <text:p>0.9081423686</text:p>
          </table:table-cell>
          <table:table-cell office:value-type="float" office:value="0.907320878849">
            <text:p>0.9073208788</text:p>
          </table:table-cell>
          <table:table-cell office:value-type="float" office:value="0.907097201676">
            <text:p>0.9070972017</text:p>
          </table:table-cell>
          <table:table-cell office:value-type="float" office:value="0.904403773195">
            <text:p>0.9044037732</text:p>
          </table:table-cell>
          <table:table-cell table:number-columns-repeated="2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0.95588641472">
            <text:p>0.9558864147</text:p>
          </table:table-cell>
          <table:table-cell office:value-type="float" office:value="0.910368046284">
            <text:p>0.9103680463</text:p>
          </table:table-cell>
          <table:table-cell office:value-type="float" office:value="0.908819950352">
            <text:p>0.9088199504</text:p>
          </table:table-cell>
          <table:table-cell office:value-type="float" office:value="0.908144775473">
            <text:p>0.9081447755</text:p>
          </table:table-cell>
          <table:table-cell office:value-type="float" office:value="0.906292839587">
            <text:p>0.9062928396</text:p>
          </table:table-cell>
          <table:table-cell table:number-columns-repeated="2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0.946825869943">
            <text:p>0.9468258699</text:p>
          </table:table-cell>
          <table:table-cell office:value-type="float" office:value="0.896626766779">
            <text:p>0.8966267668</text:p>
          </table:table-cell>
          <table:table-cell office:value-type="float" office:value="0.895091886443">
            <text:p>0.8950918864</text:p>
          </table:table-cell>
          <table:table-cell office:value-type="float" office:value="0.8943758496">
            <text:p>0.8943758496</text:p>
          </table:table-cell>
          <table:table-cell office:value-type="float" office:value="0.89205292287">
            <text:p>0.8920529229</text:p>
          </table:table-cell>
          <table:table-cell table:number-columns-repeated="2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0.950942752972">
            <text:p>0.950942753</text:p>
          </table:table-cell>
          <table:table-cell office:value-type="float" office:value="0.901606142929">
            <text:p>0.9016061429</text:p>
          </table:table-cell>
          <table:table-cell office:value-type="float" office:value="0.900281569603">
            <text:p>0.9002815696</text:p>
          </table:table-cell>
          <table:table-cell office:value-type="float" office:value="0.899598293666">
            <text:p>0.8995982937</text:p>
          </table:table-cell>
          <table:table-cell office:value-type="float" office:value="0.897086435189">
            <text:p>0.8970864352</text:p>
          </table:table-cell>
          <table:table-cell table:number-columns-repeated="2"/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.956282520555">
            <text:p>0.9562825206</text:p>
          </table:table-cell>
          <table:table-cell office:value-type="float" office:value="0.905221829432">
            <text:p>0.9052218294</text:p>
          </table:table-cell>
          <table:table-cell office:value-type="float" office:value="0.903883770363">
            <text:p>0.9038837704</text:p>
          </table:table-cell>
          <table:table-cell office:value-type="float" office:value="0.902855579294">
            <text:p>0.9028555793</text:p>
          </table:table-cell>
          <table:table-cell office:value-type="float" office:value="0.901230325919">
            <text:p>0.9012303259</text:p>
          </table:table-cell>
          <table:table-cell table:number-columns-repeated="2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0.944516328743">
            <text:p>0.9445163287</text:p>
          </table:table-cell>
          <table:table-cell office:value-type="float" office:value="0.894701995763">
            <text:p>0.8947019958</text:p>
          </table:table-cell>
          <table:table-cell office:value-type="float" office:value="0.8935237658">
            <text:p>0.8935237658</text:p>
          </table:table-cell>
          <table:table-cell office:value-type="float" office:value="0.89243712487">
            <text:p>0.8924371249</text:p>
          </table:table-cell>
          <table:table-cell office:value-type="float" office:value="0.889891151987">
            <text:p>0.889891152</text:p>
          </table:table-cell>
          <table:table-cell table:number-columns-repeated="2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0.95369477344">
            <text:p>0.9536947734</text:p>
          </table:table-cell>
          <table:table-cell office:value-type="float" office:value="0.902636650326">
            <text:p>0.9026366503</text:p>
          </table:table-cell>
          <table:table-cell office:value-type="float" office:value="0.901339049625">
            <text:p>0.9013390496</text:p>
          </table:table-cell>
          <table:table-cell office:value-type="float" office:value="0.900829575951">
            <text:p>0.900829576</text:p>
          </table:table-cell>
          <table:table-cell office:value-type="float" office:value="0.898122767883">
            <text:p>0.8981227679</text:p>
          </table:table-cell>
          <table:table-cell table:number-columns-repeated="2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0.954843662547">
            <text:p>0.9548436625</text:p>
          </table:table-cell>
          <table:table-cell office:value-type="float" office:value="0.905305037948">
            <text:p>0.9053050379</text:p>
          </table:table-cell>
          <table:table-cell office:value-type="float" office:value="0.903949191212">
            <text:p>0.9039491912</text:p>
          </table:table-cell>
          <table:table-cell office:value-type="float" office:value="0.903651628967">
            <text:p>0.903651629</text:p>
          </table:table-cell>
          <table:table-cell office:value-type="float" office:value="0.901879430538">
            <text:p>0.9018794305</text:p>
          </table:table-cell>
          <table:table-cell table:number-columns-repeated="2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0.94538857058">
            <text:p>0.9453885706</text:p>
          </table:table-cell>
          <table:table-cell office:value-type="float" office:value="0.892275760608">
            <text:p>0.8922757606</text:p>
          </table:table-cell>
          <table:table-cell office:value-type="float" office:value="0.891350862947">
            <text:p>0.8913508629</text:p>
          </table:table-cell>
          <table:table-cell office:value-type="float" office:value="0.890137037786">
            <text:p>0.8901370378</text:p>
          </table:table-cell>
          <table:table-cell office:value-type="float" office:value="0.888591226873">
            <text:p>0.8885912269</text:p>
          </table:table-cell>
          <table:table-cell table:number-columns-repeated="2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949601793872">
            <text:p>0.9496017939</text:p>
          </table:table-cell>
          <table:table-cell office:value-type="float" office:value="0.899492006894">
            <text:p>0.8994920069</text:p>
          </table:table-cell>
          <table:table-cell office:value-type="float" office:value="0.89905160025">
            <text:p>0.8990516003</text:p>
          </table:table-cell>
          <table:table-cell office:value-type="float" office:value="0.89806854417">
            <text:p>0.8980685442</text:p>
          </table:table-cell>
          <table:table-cell office:value-type="float" office:value="0.897036298011">
            <text:p>0.897036298</text:p>
          </table:table-cell>
          <table:table-cell table:number-columns-repeated="2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0.955085455371">
            <text:p>0.9550854554</text:p>
          </table:table-cell>
          <table:table-cell office:value-type="float" office:value="0.904593794752">
            <text:p>0.9045937948</text:p>
          </table:table-cell>
          <table:table-cell office:value-type="float" office:value="0.903600047228">
            <text:p>0.9036000472</text:p>
          </table:table-cell>
          <table:table-cell office:value-type="float" office:value="0.902936990514">
            <text:p>0.9029369905</text:p>
          </table:table-cell>
          <table:table-cell office:value-type="float" office:value="0.901897212334">
            <text:p>0.9018972123</text:p>
          </table:table-cell>
          <table:table-cell table:number-columns-repeated="2"/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0.942459550005">
            <text:p>0.94245955</text:p>
          </table:table-cell>
          <table:table-cell office:value-type="float" office:value="0.891829909026">
            <text:p>0.891829909</text:p>
          </table:table-cell>
          <table:table-cell office:value-type="float" office:value="0.890708397752">
            <text:p>0.8907083978</text:p>
          </table:table-cell>
          <table:table-cell office:value-type="float" office:value="0.890019473675">
            <text:p>0.8900194737</text:p>
          </table:table-cell>
          <table:table-cell office:value-type="float" office:value="0.888305794738">
            <text:p>0.8883057947</text:p>
          </table:table-cell>
          <table:table-cell table:number-columns-repeated="2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0.951567994219">
            <text:p>0.9515679942</text:p>
          </table:table-cell>
          <table:table-cell office:value-type="float" office:value="0.906509145974">
            <text:p>0.906509146</text:p>
          </table:table-cell>
          <table:table-cell office:value-type="float" office:value="0.905772402462">
            <text:p>0.9057724025</text:p>
          </table:table-cell>
          <table:table-cell office:value-type="float" office:value="0.90533493565">
            <text:p>0.9053349357</text:p>
          </table:table-cell>
          <table:table-cell office:value-type="float" office:value="0.901687882539">
            <text:p>0.9016878825</text:p>
          </table:table-cell>
          <table:table-cell table:number-columns-repeated="2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0.954692912838">
            <text:p>0.9546929128</text:p>
          </table:table-cell>
          <table:table-cell office:value-type="float" office:value="0.909913786242">
            <text:p>0.9099137862</text:p>
          </table:table-cell>
          <table:table-cell office:value-type="float" office:value="0.909419025174">
            <text:p>0.9094190252</text:p>
          </table:table-cell>
          <table:table-cell office:value-type="float" office:value="0.908361601975">
            <text:p>0.908361602</text:p>
          </table:table-cell>
          <table:table-cell office:value-type="float" office:value="0.905151583898">
            <text:p>0.9051515839</text:p>
          </table:table-cell>
          <table:table-cell table:number-columns-repeated="2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.945145224697">
            <text:p>0.9451452247</text:p>
          </table:table-cell>
          <table:table-cell office:value-type="float" office:value="0.895556154603">
            <text:p>0.8955561546</text:p>
          </table:table-cell>
          <table:table-cell office:value-type="float" office:value="0.895716704315">
            <text:p>0.8957167043</text:p>
          </table:table-cell>
          <table:table-cell office:value-type="float" office:value="0.894287208734">
            <text:p>0.8942872087</text:p>
          </table:table-cell>
          <table:table-cell office:value-type="float" office:value="0.891342023274">
            <text:p>0.8913420233</text:p>
          </table:table-cell>
          <table:table-cell table:number-columns-repeated="2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0.952633323082">
            <text:p>0.9526333231</text:p>
          </table:table-cell>
          <table:table-cell office:value-type="float" office:value="0.902002102372">
            <text:p>0.9020021024</text:p>
          </table:table-cell>
          <table:table-cell office:value-type="float" office:value="0.901724239003">
            <text:p>0.901724239</text:p>
          </table:table-cell>
          <table:table-cell office:value-type="float" office:value="0.899831565555">
            <text:p>0.8998315656</text:p>
          </table:table-cell>
          <table:table-cell office:value-type="float" office:value="0.896365680991">
            <text:p>0.896365681</text:p>
          </table:table-cell>
          <table:table-cell table:number-columns-repeated="2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0.954613609638">
            <text:p>0.9546136096</text:p>
          </table:table-cell>
          <table:table-cell office:value-type="float" office:value="0.907561083825">
            <text:p>0.9075610838</text:p>
          </table:table-cell>
          <table:table-cell office:value-type="float" office:value="0.907368834998">
            <text:p>0.907368835</text:p>
          </table:table-cell>
          <table:table-cell office:value-type="float" office:value="0.905552364828">
            <text:p>0.9055523648</text:p>
          </table:table-cell>
          <table:table-cell office:value-type="float" office:value="0.902421105768">
            <text:p>0.9024211058</text:p>
          </table:table-cell>
          <table:table-cell table:number-columns-repeated="2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0.945905950808">
            <text:p>0.9459059508</text:p>
          </table:table-cell>
          <table:table-cell office:value-type="float" office:value="0.894296047407">
            <text:p>0.8942960474</text:p>
          </table:table-cell>
          <table:table-cell office:value-type="float" office:value="0.894079108252">
            <text:p>0.8940791083</text:p>
          </table:table-cell>
          <table:table-cell office:value-type="float" office:value="0.892899941074">
            <text:p>0.8928999411</text:p>
          </table:table-cell>
          <table:table-cell office:value-type="float" office:value="0.889408849306">
            <text:p>0.8894088493</text:p>
          </table:table-cell>
          <table:table-cell table:number-columns-repeated="2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0.952794097091">
            <text:p>0.9527940971</text:p>
          </table:table-cell>
          <table:table-cell office:value-type="float" office:value="0.90134481616">
            <text:p>0.9013448162</text:p>
          </table:table-cell>
          <table:table-cell office:value-type="float" office:value="0.900784115976">
            <text:p>0.900784116</text:p>
          </table:table-cell>
          <table:table-cell office:value-type="float" office:value="0.899059130083">
            <text:p>0.8990591301</text:p>
          </table:table-cell>
          <table:table-cell office:value-type="float" office:value="0.89567122525">
            <text:p>0.8956712253</text:p>
          </table:table-cell>
          <table:table-cell table:number-columns-repeated="2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954895727936">
            <text:p>0.9548957279</text:p>
          </table:table-cell>
          <table:table-cell office:value-type="float" office:value="0.905727363747">
            <text:p>0.9057273637</text:p>
          </table:table-cell>
          <table:table-cell office:value-type="float" office:value="0.904968962326">
            <text:p>0.9049689623</text:p>
          </table:table-cell>
          <table:table-cell office:value-type="float" office:value="0.903716975156">
            <text:p>0.9037169752</text:p>
          </table:table-cell>
          <table:table-cell office:value-type="float" office:value="0.90124699547">
            <text:p>0.9012469955</text:p>
          </table:table-cell>
          <table:table-cell table:number-columns-repeated="2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0.945966962098">
            <text:p>0.9459669621</text:p>
          </table:table-cell>
          <table:table-cell office:value-type="float" office:value="0.891302295769">
            <text:p>0.8913022958</text:p>
          </table:table-cell>
          <table:table-cell office:value-type="float" office:value="0.890837248402">
            <text:p>0.8908372484</text:p>
          </table:table-cell>
          <table:table-cell office:value-type="float" office:value="0.889738025844">
            <text:p>0.8897380258</text:p>
          </table:table-cell>
          <table:table-cell office:value-type="float" office:value="0.886400976859">
            <text:p>0.8864009769</text:p>
          </table:table-cell>
          <table:table-cell table:number-columns-repeated="2"/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0.950746008251">
            <text:p>0.9507460083</text:p>
          </table:table-cell>
          <table:table-cell office:value-type="float" office:value="0.900130545744">
            <text:p>0.9001305457</text:p>
          </table:table-cell>
          <table:table-cell office:value-type="float" office:value="0.899925855166">
            <text:p>0.8999258552</text:p>
          </table:table-cell>
          <table:table-cell office:value-type="float" office:value="0.898432723481">
            <text:p>0.8984327235</text:p>
          </table:table-cell>
          <table:table-cell office:value-type="float" office:value="0.895454062237">
            <text:p>0.8954540622</text:p>
          </table:table-cell>
          <table:table-cell table:number-columns-repeated="2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0.956333808853">
            <text:p>0.9563338089</text:p>
          </table:table-cell>
          <table:table-cell office:value-type="float" office:value="0.90451911318">
            <text:p>0.9045191132</text:p>
          </table:table-cell>
          <table:table-cell office:value-type="float" office:value="0.904040287737">
            <text:p>0.9040402877</text:p>
          </table:table-cell>
          <table:table-cell office:value-type="float" office:value="0.902974262166">
            <text:p>0.9029742622</text:p>
          </table:table-cell>
          <table:table-cell office:value-type="float" office:value="0.899720302024">
            <text:p>0.899720302</text:p>
          </table:table-cell>
          <table:table-cell table:number-columns-repeated="2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0.942518646844">
            <text:p>0.9425186468</text:p>
          </table:table-cell>
          <table:table-cell office:value-type="float" office:value="0.892182048576">
            <text:p>0.8921820486</text:p>
          </table:table-cell>
          <table:table-cell office:value-type="float" office:value="0.89208290427">
            <text:p>0.8920829043</text:p>
          </table:table-cell>
          <table:table-cell office:value-type="float" office:value="0.890575686574">
            <text:p>0.8905756866</text:p>
          </table:table-cell>
          <table:table-cell office:value-type="float" office:value="0.887350474925">
            <text:p>0.8873504749</text:p>
          </table:table-cell>
          <table:table-cell table:number-columns-repeated="2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.953286604587">
            <text:p>0.9532866046</text:p>
          </table:table-cell>
          <table:table-cell office:value-type="float" office:value="0.906700315133">
            <text:p>0.9067003151</text:p>
          </table:table-cell>
          <table:table-cell office:value-type="float" office:value="0.905530843636">
            <text:p>0.9055308436</text:p>
          </table:table-cell>
          <table:table-cell office:value-type="float" office:value="0.904991069561">
            <text:p>0.9049910696</text:p>
          </table:table-cell>
          <table:table-cell office:value-type="float" office:value="0.902217633681">
            <text:p>0.9022176337</text:p>
          </table:table-cell>
          <table:table-cell table:number-columns-repeated="2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0.950499547093">
            <text:p>0.9504995471</text:p>
          </table:table-cell>
          <table:table-cell office:value-type="float" office:value="0.91149950908">
            <text:p>0.9114995091</text:p>
          </table:table-cell>
          <table:table-cell office:value-type="float" office:value="0.910499635226">
            <text:p>0.9104996352</text:p>
          </table:table-cell>
          <table:table-cell office:value-type="float" office:value="0.909377933913">
            <text:p>0.9093779339</text:p>
          </table:table-cell>
          <table:table-cell office:value-type="float" office:value="0.906639520925">
            <text:p>0.9066395209</text:p>
          </table:table-cell>
          <table:table-cell table:number-columns-repeated="2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0.93395760868">
            <text:p>0.9339576087</text:p>
          </table:table-cell>
          <table:table-cell office:value-type="float" office:value="0.896963576731">
            <text:p>0.8969635767</text:p>
          </table:table-cell>
          <table:table-cell office:value-type="float" office:value="0.895791800197">
            <text:p>0.8957918002</text:p>
          </table:table-cell>
          <table:table-cell office:value-type="float" office:value="0.894542256048">
            <text:p>0.894542256</text:p>
          </table:table-cell>
          <table:table-cell office:value-type="float" office:value="0.891991826994">
            <text:p>0.891991827</text:p>
          </table:table-cell>
          <table:table-cell table:number-columns-repeated="2"/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0.942225070283">
            <text:p>0.9422250703</text:p>
          </table:table-cell>
          <table:table-cell office:value-type="float" office:value="0.905007904388">
            <text:p>0.9050079044</text:p>
          </table:table-cell>
          <table:table-cell office:value-type="float" office:value="0.903700921515">
            <text:p>0.9037009215</text:p>
          </table:table-cell>
          <table:table-cell office:value-type="float" office:value="0.902526725934">
            <text:p>0.9025267259</text:p>
          </table:table-cell>
          <table:table-cell office:value-type="float" office:value="0.899995593426">
            <text:p>0.8999955934</text:p>
          </table:table-cell>
          <table:table-cell table:number-columns-repeated="2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0.94803152305">
            <text:p>0.9480315231</text:p>
          </table:table-cell>
          <table:table-cell office:value-type="float" office:value="0.909992728104">
            <text:p>0.9099927281</text:p>
          </table:table-cell>
          <table:table-cell office:value-type="float" office:value="0.909318956535">
            <text:p>0.9093189565</text:p>
          </table:table-cell>
          <table:table-cell office:value-type="float" office:value="0.907480731567">
            <text:p>0.9074807316</text:p>
          </table:table-cell>
          <table:table-cell office:value-type="float" office:value="0.905010968442">
            <text:p>0.9050109684</text:p>
          </table:table-cell>
          <table:table-cell table:number-columns-repeated="2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933028725803">
            <text:p>0.9330287258</text:p>
          </table:table-cell>
          <table:table-cell office:value-type="float" office:value="0.895336445865">
            <text:p>0.8953364459</text:p>
          </table:table-cell>
          <table:table-cell office:value-type="float" office:value="0.894790010408">
            <text:p>0.8947900104</text:p>
          </table:table-cell>
          <table:table-cell office:value-type="float" office:value="0.892532105541">
            <text:p>0.8925321055</text:p>
          </table:table-cell>
          <table:table-cell office:value-type="float" office:value="0.890295508671">
            <text:p>0.8902955087</text:p>
          </table:table-cell>
          <table:table-cell table:number-columns-repeated="2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0.943893490375">
            <text:p>0.9438934904</text:p>
          </table:table-cell>
          <table:table-cell office:value-type="float" office:value="0.904059438289">
            <text:p>0.9040594383</text:p>
          </table:table-cell>
          <table:table-cell office:value-type="float" office:value="0.903281935785">
            <text:p>0.9032819358</text:p>
          </table:table-cell>
          <table:table-cell office:value-type="float" office:value="0.901463907112">
            <text:p>0.9014639071</text:p>
          </table:table-cell>
          <table:table-cell office:value-type="float" office:value="0.898631726403">
            <text:p>0.8986317264</text:p>
          </table:table-cell>
          <table:table-cell table:number-columns-repeated="2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0.947327646739">
            <text:p>0.9473276467</text:p>
          </table:table-cell>
          <table:table-cell office:value-type="float" office:value="0.908813080257">
            <text:p>0.9088130803</text:p>
          </table:table-cell>
          <table:table-cell office:value-type="float" office:value="0.907936359866">
            <text:p>0.9079363599</text:p>
          </table:table-cell>
          <table:table-cell office:value-type="float" office:value="0.906249628052">
            <text:p>0.9062496281</text:p>
          </table:table-cell>
          <table:table-cell office:value-type="float" office:value="0.903684834723">
            <text:p>0.9036848347</text:p>
          </table:table-cell>
          <table:table-cell table:number-columns-repeated="2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0.933908878635">
            <text:p>0.9339088786</text:p>
          </table:table-cell>
          <table:table-cell office:value-type="float" office:value="0.894855207997">
            <text:p>0.894855208</text:p>
          </table:table-cell>
          <table:table-cell office:value-type="float" office:value="0.893845356187">
            <text:p>0.8938453562</text:p>
          </table:table-cell>
          <table:table-cell office:value-type="float" office:value="0.892326210633">
            <text:p>0.8923262106</text:p>
          </table:table-cell>
          <table:table-cell office:value-type="float" office:value="0.890100585432">
            <text:p>0.8901005854</text:p>
          </table:table-cell>
          <table:table-cell table:number-columns-repeated="2"/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0.942392791306">
            <text:p>0.9423927913</text:p>
          </table:table-cell>
          <table:table-cell office:value-type="float" office:value="0.902757563345">
            <text:p>0.9027575633</text:p>
          </table:table-cell>
          <table:table-cell office:value-type="float" office:value="0.901550582888">
            <text:p>0.9015505829</text:p>
          </table:table-cell>
          <table:table-cell office:value-type="float" office:value="0.89956241131">
            <text:p>0.8995624113</text:p>
          </table:table-cell>
          <table:table-cell office:value-type="float" office:value="0.89755936019">
            <text:p>0.8975593602</text:p>
          </table:table-cell>
          <table:table-cell table:number-columns-repeated="2"/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.947974201934">
            <text:p>0.9479742019</text:p>
          </table:table-cell>
          <table:table-cell office:value-type="float" office:value="0.907903926165">
            <text:p>0.9079039262</text:p>
          </table:table-cell>
          <table:table-cell office:value-type="float" office:value="0.906433831746">
            <text:p>0.9064338317</text:p>
          </table:table-cell>
          <table:table-cell office:value-type="float" office:value="0.904995233152">
            <text:p>0.9049952332</text:p>
          </table:table-cell>
          <table:table-cell office:value-type="float" office:value="0.903282550307">
            <text:p>0.9032825503</text:p>
          </table:table-cell>
          <table:table-cell table:number-columns-repeated="2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0.936115365545">
            <text:p>0.9361153655</text:p>
          </table:table-cell>
          <table:table-cell office:value-type="float" office:value="0.894276594476">
            <text:p>0.8942765945</text:p>
          </table:table-cell>
          <table:table-cell office:value-type="float" office:value="0.893062225972">
            <text:p>0.893062226</text:p>
          </table:table-cell>
          <table:table-cell office:value-type="float" office:value="0.891534508454">
            <text:p>0.8915345085</text:p>
          </table:table-cell>
          <table:table-cell office:value-type="float" office:value="0.889227184448">
            <text:p>0.8892271844</text:p>
          </table:table-cell>
          <table:table-cell table:number-columns-repeated="2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0.942299794054">
            <text:p>0.9422997941</text:p>
          </table:table-cell>
          <table:table-cell office:value-type="float" office:value="0.907569149159">
            <text:p>0.9075691492</text:p>
          </table:table-cell>
          <table:table-cell office:value-type="float" office:value="0.905666995925">
            <text:p>0.9056669959</text:p>
          </table:table-cell>
          <table:table-cell office:value-type="float" office:value="0.904870276334">
            <text:p>0.9048702763</text:p>
          </table:table-cell>
          <table:table-cell office:value-type="float" office:value="0.902437246318">
            <text:p>0.9024372463</text:p>
          </table:table-cell>
          <table:table-cell table:number-columns-repeated="2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0.94840342085">
            <text:p>0.9484034209</text:p>
          </table:table-cell>
          <table:table-cell office:value-type="float" office:value="0.911693242869">
            <text:p>0.9116932429</text:p>
          </table:table-cell>
          <table:table-cell office:value-type="float" office:value="0.910178218012">
            <text:p>0.910178218</text:p>
          </table:table-cell>
          <table:table-cell office:value-type="float" office:value="0.909078678574">
            <text:p>0.9090786786</text:p>
          </table:table-cell>
          <table:table-cell office:value-type="float" office:value="0.906572547795">
            <text:p>0.9065725478</text:p>
          </table:table-cell>
          <table:table-cell table:number-columns-repeated="2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0.934111336392">
            <text:p>0.9341113364</text:p>
          </table:table-cell>
          <table:table-cell office:value-type="float" office:value="0.897082625029">
            <text:p>0.897082625</text:p>
          </table:table-cell>
          <table:table-cell office:value-type="float" office:value="0.895480734643">
            <text:p>0.8954807346</text:p>
          </table:table-cell>
          <table:table-cell office:value-type="float" office:value="0.894458271253">
            <text:p>0.8944582713</text:p>
          </table:table-cell>
          <table:table-cell office:value-type="float" office:value="0.892777248503">
            <text:p>0.8927772485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942871926836">
            <text:p>0.9428719268</text:p>
          </table:table-cell>
          <table:table-cell office:value-type="float" office:value="0.903695141586">
            <text:p>0.9036951416</text:p>
          </table:table-cell>
          <table:table-cell office:value-type="float" office:value="0.902382155682">
            <text:p>0.9023821557</text:p>
          </table:table-cell>
          <table:table-cell office:value-type="float" office:value="0.901525116134">
            <text:p>0.9015251161</text:p>
          </table:table-cell>
          <table:table-cell office:value-type="float" office:value="0.89937674004">
            <text:p>0.89937674</text:p>
          </table:table-cell>
          <table:table-cell table:number-columns-repeated="2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0.947721837818">
            <text:p>0.9477218378</text:p>
          </table:table-cell>
          <table:table-cell office:value-type="float" office:value="0.907714188052">
            <text:p>0.9077141881</text:p>
          </table:table-cell>
          <table:table-cell office:value-type="float" office:value="0.90624328359">
            <text:p>0.9062432836</text:p>
          </table:table-cell>
          <table:table-cell office:value-type="float" office:value="0.905515871104">
            <text:p>0.9055158711</text:p>
          </table:table-cell>
          <table:table-cell office:value-type="float" office:value="0.902841025407">
            <text:p>0.9028410254</text:p>
          </table:table-cell>
          <table:table-cell table:number-columns-repeated="2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0.936124120887">
            <text:p>0.9361241209</text:p>
          </table:table-cell>
          <table:table-cell office:value-type="float" office:value="0.895019765141">
            <text:p>0.8950197651</text:p>
          </table:table-cell>
          <table:table-cell office:value-type="float" office:value="0.893131075422">
            <text:p>0.8931310754</text:p>
          </table:table-cell>
          <table:table-cell office:value-type="float" office:value="0.892642882427">
            <text:p>0.8926428824</text:p>
          </table:table-cell>
          <table:table-cell office:value-type="float" office:value="0.889626806762">
            <text:p>0.8896268068</text:p>
          </table:table-cell>
          <table:table-cell table:number-columns-repeated="2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0.945876898494">
            <text:p>0.9458768985</text:p>
          </table:table-cell>
          <table:table-cell office:value-type="float" office:value="0.904141565758">
            <text:p>0.9041415658</text:p>
          </table:table-cell>
          <table:table-cell office:value-type="float" office:value="0.902594627963">
            <text:p>0.902594628</text:p>
          </table:table-cell>
          <table:table-cell office:value-type="float" office:value="0.901059010791">
            <text:p>0.9010590108</text:p>
          </table:table-cell>
          <table:table-cell office:value-type="float" office:value="0.899130241382">
            <text:p>0.8991302414</text:p>
          </table:table-cell>
          <table:table-cell table:number-columns-repeated="2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0.950552313839">
            <text:p>0.9505523138</text:p>
          </table:table-cell>
          <table:table-cell office:value-type="float" office:value="0.911070790039">
            <text:p>0.91107079</text:p>
          </table:table-cell>
          <table:table-cell office:value-type="float" office:value="0.909473895012">
            <text:p>0.909473895</text:p>
          </table:table-cell>
          <table:table-cell office:value-type="float" office:value="0.908428957423">
            <text:p>0.9084289574</text:p>
          </table:table-cell>
          <table:table-cell office:value-type="float" office:value="0.906513834599">
            <text:p>0.9065138346</text:p>
          </table:table-cell>
          <table:table-cell table:number-columns-repeated="2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.937108453747">
            <text:p>0.9371084537</text:p>
          </table:table-cell>
          <table:table-cell office:value-type="float" office:value="0.895702680126">
            <text:p>0.8957026801</text:p>
          </table:table-cell>
          <table:table-cell office:value-type="float" office:value="0.893838604092">
            <text:p>0.8938386041</text:p>
          </table:table-cell>
          <table:table-cell office:value-type="float" office:value="0.892966224622">
            <text:p>0.8929662246</text:p>
          </table:table-cell>
          <table:table-cell office:value-type="float" office:value="0.890933224113">
            <text:p>0.8909332241</text:p>
          </table:table-cell>
          <table:table-cell table:number-columns-repeated="2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0.945534523659">
            <text:p>0.9455345237</text:p>
          </table:table-cell>
          <table:table-cell office:value-type="float" office:value="0.902749519042">
            <text:p>0.902749519</text:p>
          </table:table-cell>
          <table:table-cell office:value-type="float" office:value="0.900829814912">
            <text:p>0.9008298149</text:p>
          </table:table-cell>
          <table:table-cell office:value-type="float" office:value="0.900553650148">
            <text:p>0.9005536501</text:p>
          </table:table-cell>
          <table:table-cell office:value-type="float" office:value="0.89855912199">
            <text:p>0.898559122</text:p>
          </table:table-cell>
          <table:table-cell table:number-columns-repeated="2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0.949447565142">
            <text:p>0.9494475651</text:p>
          </table:table-cell>
          <table:table-cell office:value-type="float" office:value="0.909048267662">
            <text:p>0.9090482677</text:p>
          </table:table-cell>
          <table:table-cell office:value-type="float" office:value="0.907219186488">
            <text:p>0.9072191865</text:p>
          </table:table-cell>
          <table:table-cell office:value-type="float" office:value="0.906782428743">
            <text:p>0.9067824287</text:p>
          </table:table-cell>
          <table:table-cell office:value-type="float" office:value="0.904403656269">
            <text:p>0.9044036563</text:p>
          </table:table-cell>
          <table:table-cell table:number-columns-repeated="2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0.938315667939">
            <text:p>0.9383156679</text:p>
          </table:table-cell>
          <table:table-cell office:value-type="float" office:value="0.896861897529">
            <text:p>0.8968618975</text:p>
          </table:table-cell>
          <table:table-cell office:value-type="float" office:value="0.894946952212">
            <text:p>0.8949469522</text:p>
          </table:table-cell>
          <table:table-cell office:value-type="float" office:value="0.894470573282">
            <text:p>0.8944705733</text:p>
          </table:table-cell>
          <table:table-cell office:value-type="float" office:value="0.89224614965">
            <text:p>0.8922461497</text:p>
          </table:table-cell>
          <table:table-cell table:number-columns-repeated="2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0.944917953224">
            <text:p>0.9449179532</text:p>
          </table:table-cell>
          <table:table-cell office:value-type="float" office:value="0.910287068358">
            <text:p>0.9102870684</text:p>
          </table:table-cell>
          <table:table-cell office:value-type="float" office:value="0.908764909249">
            <text:p>0.9087649092</text:p>
          </table:table-cell>
          <table:table-cell office:value-type="float" office:value="0.90739822338">
            <text:p>0.9073982234</text:p>
          </table:table-cell>
          <table:table-cell office:value-type="float" office:value="0.905028303672">
            <text:p>0.9050283037</text:p>
          </table:table-cell>
          <table:table-cell table:number-columns-repeated="2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949828989805">
            <text:p>0.9498289898</text:p>
          </table:table-cell>
          <table:table-cell office:value-type="float" office:value="0.914836665048">
            <text:p>0.914836665</text:p>
          </table:table-cell>
          <table:table-cell office:value-type="float" office:value="0.913569766801">
            <text:p>0.9135697668</text:p>
          </table:table-cell>
          <table:table-cell office:value-type="float" office:value="0.912001934722">
            <text:p>0.9120019347</text:p>
          </table:table-cell>
          <table:table-cell office:value-type="float" office:value="0.908450459195">
            <text:p>0.9084504592</text:p>
          </table:table-cell>
          <table:table-cell table:number-columns-repeated="2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0.938703830658">
            <text:p>0.9387038307</text:p>
          </table:table-cell>
          <table:table-cell office:value-type="float" office:value="0.900284441821">
            <text:p>0.9002844418</text:p>
          </table:table-cell>
          <table:table-cell office:value-type="float" office:value="0.899212148535">
            <text:p>0.8992121485</text:p>
          </table:table-cell>
          <table:table-cell office:value-type="float" office:value="0.89784565234">
            <text:p>0.8978456523</text:p>
          </table:table-cell>
          <table:table-cell office:value-type="float" office:value="0.894836756703">
            <text:p>0.8948367567</text:p>
          </table:table-cell>
          <table:table-cell table:number-columns-repeated="2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0.944367507329">
            <text:p>0.9443675073</text:p>
          </table:table-cell>
          <table:table-cell office:value-type="float" office:value="0.906829806657">
            <text:p>0.9068298067</text:p>
          </table:table-cell>
          <table:table-cell office:value-type="float" office:value="0.905984690073">
            <text:p>0.9059846901</text:p>
          </table:table-cell>
          <table:table-cell office:value-type="float" office:value="0.904160147042">
            <text:p>0.904160147</text:p>
          </table:table-cell>
          <table:table-cell office:value-type="float" office:value="0.901221407496">
            <text:p>0.9012214075</text:p>
          </table:table-cell>
          <table:table-cell table:number-columns-repeated="2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0.949754254574">
            <text:p>0.9497542546</text:p>
          </table:table-cell>
          <table:table-cell office:value-type="float" office:value="0.911532399928">
            <text:p>0.9115323999</text:p>
          </table:table-cell>
          <table:table-cell office:value-type="float" office:value="0.910626457693">
            <text:p>0.9106264577</text:p>
          </table:table-cell>
          <table:table-cell office:value-type="float" office:value="0.908762580815">
            <text:p>0.9087625808</text:p>
          </table:table-cell>
          <table:table-cell office:value-type="float" office:value="0.906183487328">
            <text:p>0.9061834873</text:p>
          </table:table-cell>
          <table:table-cell table:number-columns-repeated="2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0.93777490308">
            <text:p>0.9377749031</text:p>
          </table:table-cell>
          <table:table-cell office:value-type="float" office:value="0.900496655065">
            <text:p>0.9004966551</text:p>
          </table:table-cell>
          <table:table-cell office:value-type="float" office:value="0.899403518133">
            <text:p>0.8994035181</text:p>
          </table:table-cell>
          <table:table-cell office:value-type="float" office:value="0.897993169104">
            <text:p>0.8979931691</text:p>
          </table:table-cell>
          <table:table-cell office:value-type="float" office:value="0.895220210143">
            <text:p>0.8952202101</text:p>
          </table:table-cell>
          <table:table-cell table:number-columns-repeated="2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.946883688549">
            <text:p>0.9468836885</text:p>
          </table:table-cell>
          <table:table-cell office:value-type="float" office:value="0.907983998803">
            <text:p>0.9079839988</text:p>
          </table:table-cell>
          <table:table-cell office:value-type="float" office:value="0.90735072766">
            <text:p>0.9073507277</text:p>
          </table:table-cell>
          <table:table-cell office:value-type="float" office:value="0.905499211803">
            <text:p>0.9054992118</text:p>
          </table:table-cell>
          <table:table-cell office:value-type="float" office:value="0.902615219022">
            <text:p>0.902615219</text:p>
          </table:table-cell>
          <table:table-cell table:number-columns-repeated="2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0.950741811074">
            <text:p>0.9507418111</text:p>
          </table:table-cell>
          <table:table-cell office:value-type="float" office:value="0.913168624986">
            <text:p>0.913168625</text:p>
          </table:table-cell>
          <table:table-cell office:value-type="float" office:value="0.912106388667">
            <text:p>0.9121063887</text:p>
          </table:table-cell>
          <table:table-cell office:value-type="float" office:value="0.910366288267">
            <text:p>0.9103662883</text:p>
          </table:table-cell>
          <table:table-cell office:value-type="float" office:value="0.907411072607">
            <text:p>0.9074110726</text:p>
          </table:table-cell>
          <table:table-cell table:number-columns-repeated="2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0.93831529335">
            <text:p>0.9383152934</text:p>
          </table:table-cell>
          <table:table-cell office:value-type="float" office:value="0.899221756807">
            <text:p>0.8992217568</text:p>
          </table:table-cell>
          <table:table-cell office:value-type="float" office:value="0.898405516537">
            <text:p>0.8984055165</text:p>
          </table:table-cell>
          <table:table-cell office:value-type="float" office:value="0.896841831124">
            <text:p>0.8968418311</text:p>
          </table:table-cell>
          <table:table-cell office:value-type="float" office:value="0.893922403965">
            <text:p>0.893922404</text:p>
          </table:table-cell>
          <table:table-cell table:number-columns-repeated="2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0.945774109945">
            <text:p>0.9457741099</text:p>
          </table:table-cell>
          <table:table-cell office:value-type="float" office:value="0.907393218207">
            <text:p>0.9073932182</text:p>
          </table:table-cell>
          <table:table-cell office:value-type="float" office:value="0.906719329501">
            <text:p>0.9067193295</text:p>
          </table:table-cell>
          <table:table-cell office:value-type="float" office:value="0.905049022886">
            <text:p>0.9050490229</text:p>
          </table:table-cell>
          <table:table-cell office:value-type="float" office:value="0.901788325027">
            <text:p>0.901788325</text:p>
          </table:table-cell>
          <table:table-cell table:number-columns-repeated="2"/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0.950665818752">
            <text:p>0.9506658188</text:p>
          </table:table-cell>
          <table:table-cell office:value-type="float" office:value="0.912791506034">
            <text:p>0.912791506</text:p>
          </table:table-cell>
          <table:table-cell office:value-type="float" office:value="0.912066055045">
            <text:p>0.912066055</text:p>
          </table:table-cell>
          <table:table-cell office:value-type="float" office:value="0.910454705556">
            <text:p>0.9104547056</text:p>
          </table:table-cell>
          <table:table-cell office:value-type="float" office:value="0.907542098502">
            <text:p>0.9075420985</text:p>
          </table:table-cell>
          <table:table-cell table:number-columns-repeated="2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939421437512">
            <text:p>0.9394214375</text:p>
          </table:table-cell>
          <table:table-cell office:value-type="float" office:value="0.90062188864">
            <text:p>0.9006218886</text:p>
          </table:table-cell>
          <table:table-cell office:value-type="float" office:value="0.900187716168">
            <text:p>0.9001877162</text:p>
          </table:table-cell>
          <table:table-cell office:value-type="float" office:value="0.898868602437">
            <text:p>0.8988686024</text:p>
          </table:table-cell>
          <table:table-cell office:value-type="float" office:value="0.895938226901">
            <text:p>0.8959382269</text:p>
          </table:table-cell>
          <table:table-cell table:number-columns-repeated="2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0.956924451329">
            <text:p>0.9569244513</text:p>
          </table:table-cell>
          <table:table-cell office:value-type="float" office:value="0.914041039696">
            <text:p>0.9140410397</text:p>
          </table:table-cell>
          <table:table-cell office:value-type="float" office:value="0.91302642336">
            <text:p>0.9130264234</text:p>
          </table:table-cell>
          <table:table-cell office:value-type="float" office:value="0.911844697446">
            <text:p>0.9118446974</text:p>
          </table:table-cell>
          <table:table-cell office:value-type="float" office:value="0.908462384361">
            <text:p>0.9084623844</text:p>
          </table:table-cell>
          <table:table-cell table:number-columns-repeated="2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0.951430601256">
            <text:p>0.9514306013</text:p>
          </table:table-cell>
          <table:table-cell office:value-type="float" office:value="0.917689213402">
            <text:p>0.9176892134</text:p>
          </table:table-cell>
          <table:table-cell office:value-type="float" office:value="0.917311132334">
            <text:p>0.9173111323</text:p>
          </table:table-cell>
          <table:table-cell office:value-type="float" office:value="0.915715561194">
            <text:p>0.9157155612</text:p>
          </table:table-cell>
          <table:table-cell office:value-type="float" office:value="0.912088043282">
            <text:p>0.9120880433</text:p>
          </table:table-cell>
          <table:table-cell table:number-columns-repeated="2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0.940739690725">
            <text:p>0.9407396907</text:p>
          </table:table-cell>
          <table:table-cell office:value-type="float" office:value="0.90454365672">
            <text:p>0.9045436567</text:p>
          </table:table-cell>
          <table:table-cell office:value-type="float" office:value="0.903956004086">
            <text:p>0.9039560041</text:p>
          </table:table-cell>
          <table:table-cell office:value-type="float" office:value="0.90291726378">
            <text:p>0.9029172638</text:p>
          </table:table-cell>
          <table:table-cell office:value-type="float" office:value="0.899433381878">
            <text:p>0.8994333819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94817657115">
            <text:p>0.9481765712</text:p>
          </table:table-cell>
          <table:table-cell office:value-type="float" office:value="0.910834409136">
            <text:p>0.9108344091</text:p>
          </table:table-cell>
          <table:table-cell office:value-type="float" office:value="0.910684206573">
            <text:p>0.9106842066</text:p>
          </table:table-cell>
          <table:table-cell office:value-type="float" office:value="0.90972246286">
            <text:p>0.9097224629</text:p>
          </table:table-cell>
          <table:table-cell office:value-type="float" office:value="0.906175640267">
            <text:p>0.9061756403</text:p>
          </table:table-cell>
          <table:table-cell table:number-columns-repeated="2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953101321845">
            <text:p>0.9531013218</text:p>
          </table:table-cell>
          <table:table-cell office:value-type="float" office:value="0.916855589302">
            <text:p>0.9168555893</text:p>
          </table:table-cell>
          <table:table-cell office:value-type="float" office:value="0.91660045472">
            <text:p>0.9166004547</text:p>
          </table:table-cell>
          <table:table-cell office:value-type="float" office:value="0.915572501746">
            <text:p>0.9155725017</text:p>
          </table:table-cell>
          <table:table-cell office:value-type="float" office:value="0.911812183097">
            <text:p>0.9118121831</text:p>
          </table:table-cell>
          <table:table-cell table:number-columns-repeated="2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0.940300348009">
            <text:p>0.940300348</text:p>
          </table:table-cell>
          <table:table-cell office:value-type="float" office:value="0.904348268893">
            <text:p>0.9043482689</text:p>
          </table:table-cell>
          <table:table-cell office:value-type="float" office:value="0.903755635321">
            <text:p>0.9037556353</text:p>
          </table:table-cell>
          <table:table-cell office:value-type="float" office:value="0.903134468133">
            <text:p>0.9031344681</text:p>
          </table:table-cell>
          <table:table-cell office:value-type="float" office:value="0.898885017455">
            <text:p>0.8988850175</text:p>
          </table:table-cell>
          <table:table-cell table:number-columns-repeated="2"/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0.948182018815">
            <text:p>0.9481820188</text:p>
          </table:table-cell>
          <table:table-cell office:value-type="float" office:value="0.911415115182">
            <text:p>0.9114151152</text:p>
          </table:table-cell>
          <table:table-cell office:value-type="float" office:value="0.911064740673">
            <text:p>0.9110647407</text:p>
          </table:table-cell>
          <table:table-cell office:value-type="float" office:value="0.909707967455">
            <text:p>0.9097079675</text:p>
          </table:table-cell>
          <table:table-cell office:value-type="float" office:value="0.905662875562">
            <text:p>0.9056628756</text:p>
          </table:table-cell>
          <table:table-cell table:number-columns-repeated="2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0.953978518698">
            <text:p>0.9539785187</text:p>
          </table:table-cell>
          <table:table-cell office:value-type="float" office:value="0.91734491368">
            <text:p>0.9173449137</text:p>
          </table:table-cell>
          <table:table-cell office:value-type="float" office:value="0.917335308642">
            <text:p>0.9173353086</text:p>
          </table:table-cell>
          <table:table-cell office:value-type="float" office:value="0.915941890448">
            <text:p>0.9159418904</text:p>
          </table:table-cell>
          <table:table-cell office:value-type="float" office:value="0.912394160465">
            <text:p>0.9123941605</text:p>
          </table:table-cell>
          <table:table-cell table:number-columns-repeated="2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0.941101932282">
            <text:p>0.9411019323</text:p>
          </table:table-cell>
          <table:table-cell office:value-type="float" office:value="0.904580426426">
            <text:p>0.9045804264</text:p>
          </table:table-cell>
          <table:table-cell office:value-type="float" office:value="0.904680714351">
            <text:p>0.9046807144</text:p>
          </table:table-cell>
          <table:table-cell office:value-type="float" office:value="0.903136695312">
            <text:p>0.9031366953</text:p>
          </table:table-cell>
          <table:table-cell office:value-type="float" office:value="0.899927842689">
            <text:p>0.8999278427</text:p>
          </table:table-cell>
          <table:table-cell table:number-columns-repeated="2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948445612154">
            <text:p>0.9484456122</text:p>
          </table:table-cell>
          <table:table-cell office:value-type="float" office:value="0.912289420603">
            <text:p>0.9122894206</text:p>
          </table:table-cell>
          <table:table-cell office:value-type="float" office:value="0.911904847588">
            <text:p>0.9119048476</text:p>
          </table:table-cell>
          <table:table-cell office:value-type="float" office:value="0.910473970079">
            <text:p>0.9104739701</text:p>
          </table:table-cell>
          <table:table-cell office:value-type="float" office:value="0.90767549697">
            <text:p>0.907675497</text:p>
          </table:table-cell>
          <table:table-cell table:number-columns-repeated="2"/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0.953158544207">
            <text:p>0.9531585442</text:p>
          </table:table-cell>
          <table:table-cell office:value-type="float" office:value="0.917573767689">
            <text:p>0.9175737677</text:p>
          </table:table-cell>
          <table:table-cell office:value-type="float" office:value="0.917362381827">
            <text:p>0.9173623818</text:p>
          </table:table-cell>
          <table:table-cell office:value-type="float" office:value="0.915781577387">
            <text:p>0.9157815774</text:p>
          </table:table-cell>
          <table:table-cell office:value-type="float" office:value="0.912803094907">
            <text:p>0.9128030949</text:p>
          </table:table-cell>
          <table:table-cell table:number-columns-repeated="2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0.941065147815">
            <text:p>0.9410651478</text:p>
          </table:table-cell>
          <table:table-cell office:value-type="float" office:value="0.904724530214">
            <text:p>0.9047245302</text:p>
          </table:table-cell>
          <table:table-cell office:value-type="float" office:value="0.904499016076">
            <text:p>0.9044990161</text:p>
          </table:table-cell>
          <table:table-cell office:value-type="float" office:value="0.903200287954">
            <text:p>0.903200288</text:p>
          </table:table-cell>
          <table:table-cell office:value-type="float" office:value="0.899657118557">
            <text:p>0.8996571186</text:p>
          </table:table-cell>
          <table:table-cell table:number-columns-repeated="2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0.948349118979">
            <text:p>0.948349119</text:p>
          </table:table-cell>
          <table:table-cell office:value-type="float" office:value="0.91763981184">
            <text:p>0.9176398118</text:p>
          </table:table-cell>
          <table:table-cell office:value-type="float" office:value="0.916639908239">
            <text:p>0.9166399082</text:p>
          </table:table-cell>
          <table:table-cell office:value-type="float" office:value="0.915646584168">
            <text:p>0.9156465842</text:p>
          </table:table-cell>
          <table:table-cell office:value-type="float" office:value="0.913832147325">
            <text:p>0.9138321473</text:p>
          </table:table-cell>
          <table:table-cell table:number-columns-repeated="2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0.953650569762">
            <text:p>0.9536505698</text:p>
          </table:table-cell>
          <table:table-cell office:value-type="float" office:value="0.922207332025">
            <text:p>0.922207332</text:p>
          </table:table-cell>
          <table:table-cell office:value-type="float" office:value="0.921313358132">
            <text:p>0.9213133581</text:p>
          </table:table-cell>
          <table:table-cell office:value-type="float" office:value="0.920511941029">
            <text:p>0.920511941</text:p>
          </table:table-cell>
          <table:table-cell office:value-type="float" office:value="0.918065963051">
            <text:p>0.9180659631</text:p>
          </table:table-cell>
          <table:table-cell table:number-columns-repeated="2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.941984508628">
            <text:p>0.9419845086</text:p>
          </table:table-cell>
          <table:table-cell office:value-type="float" office:value="0.908752717564">
            <text:p>0.9087527176</text:p>
          </table:table-cell>
          <table:table-cell office:value-type="float" office:value="0.907886779915">
            <text:p>0.9078867799</text:p>
          </table:table-cell>
          <table:table-cell office:value-type="float" office:value="0.907295556358">
            <text:p>0.9072955564</text:p>
          </table:table-cell>
          <table:table-cell office:value-type="float" office:value="0.904818451276">
            <text:p>0.9048184513</text:p>
          </table:table-cell>
          <table:table-cell table:number-columns-repeated="2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0.949254260061">
            <text:p>0.9492542601</text:p>
          </table:table-cell>
          <table:table-cell office:value-type="float" office:value="0.915500124623">
            <text:p>0.9155001246</text:p>
          </table:table-cell>
          <table:table-cell office:value-type="float" office:value="0.91480908764">
            <text:p>0.9148090876</text:p>
          </table:table-cell>
          <table:table-cell office:value-type="float" office:value="0.91420073061">
            <text:p>0.9142007306</text:p>
          </table:table-cell>
          <table:table-cell office:value-type="float" office:value="0.911493980504">
            <text:p>0.9114939805</text:p>
          </table:table-cell>
          <table:table-cell table:number-columns-repeated="2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0.953626136671">
            <text:p>0.9536261367</text:p>
          </table:table-cell>
          <table:table-cell office:value-type="float" office:value="0.92092113678">
            <text:p>0.9209211368</text:p>
          </table:table-cell>
          <table:table-cell office:value-type="float" office:value="0.920412952168">
            <text:p>0.9204129522</text:p>
          </table:table-cell>
          <table:table-cell office:value-type="float" office:value="0.91957912159">
            <text:p>0.9195791216</text:p>
          </table:table-cell>
          <table:table-cell office:value-type="float" office:value="0.917193498964">
            <text:p>0.917193499</text:p>
          </table:table-cell>
          <table:table-cell table:number-columns-repeated="2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0.943467856838">
            <text:p>0.9434678568</text:p>
          </table:table-cell>
          <table:table-cell office:value-type="float" office:value="0.910450707929">
            <text:p>0.9104507079</text:p>
          </table:table-cell>
          <table:table-cell office:value-type="float" office:value="0.909256765621">
            <text:p>0.9092567656</text:p>
          </table:table-cell>
          <table:table-cell office:value-type="float" office:value="0.908926665689">
            <text:p>0.9089266657</text:p>
          </table:table-cell>
          <table:table-cell office:value-type="float" office:value="0.906474046979">
            <text:p>0.906474047</text:p>
          </table:table-cell>
          <table:table-cell table:number-columns-repeated="2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0.95005871846">
            <text:p>0.9500587185</text:p>
          </table:table-cell>
          <table:table-cell office:value-type="float" office:value="0.916369882875">
            <text:p>0.9163698829</text:p>
          </table:table-cell>
          <table:table-cell office:value-type="float" office:value="0.915843670515">
            <text:p>0.9158436705</text:p>
          </table:table-cell>
          <table:table-cell office:value-type="float" office:value="0.915065246731">
            <text:p>0.9150652467</text:p>
          </table:table-cell>
          <table:table-cell office:value-type="float" office:value="0.913247281673">
            <text:p>0.9132472817</text:p>
          </table:table-cell>
          <table:table-cell table:number-columns-repeated="2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954914477167">
            <text:p>0.9549144772</text:p>
          </table:table-cell>
          <table:table-cell office:value-type="float" office:value="0.921724166784">
            <text:p>0.9217241668</text:p>
          </table:table-cell>
          <table:table-cell office:value-type="float" office:value="0.921049424798">
            <text:p>0.9210494248</text:p>
          </table:table-cell>
          <table:table-cell office:value-type="float" office:value="0.920976637526">
            <text:p>0.9209766375</text:p>
          </table:table-cell>
          <table:table-cell office:value-type="float" office:value="0.918330887711">
            <text:p>0.9183308877</text:p>
          </table:table-cell>
          <table:table-cell table:number-columns-repeated="2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0.943306514735">
            <text:p>0.9433065147</text:p>
          </table:table-cell>
          <table:table-cell office:value-type="float" office:value="0.910517390432">
            <text:p>0.9105173904</text:p>
          </table:table-cell>
          <table:table-cell office:value-type="float" office:value="0.909835684618">
            <text:p>0.9098356846</text:p>
          </table:table-cell>
          <table:table-cell office:value-type="float" office:value="0.909594224625">
            <text:p>0.9095942246</text:p>
          </table:table-cell>
          <table:table-cell office:value-type="float" office:value="0.907022003394">
            <text:p>0.9070220034</text:p>
          </table:table-cell>
          <table:table-cell table:number-columns-repeated="2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0.950855804481">
            <text:p>0.9508558045</text:p>
          </table:table-cell>
          <table:table-cell office:value-type="float" office:value="0.917070805962">
            <text:p>0.917070806</text:p>
          </table:table-cell>
          <table:table-cell office:value-type="float" office:value="0.916510479477">
            <text:p>0.9165104795</text:p>
          </table:table-cell>
          <table:table-cell office:value-type="float" office:value="0.915624033395">
            <text:p>0.9156240334</text:p>
          </table:table-cell>
          <table:table-cell office:value-type="float" office:value="0.913217576159">
            <text:p>0.9132175762</text:p>
          </table:table-cell>
          <table:table-cell table:number-columns-repeated="2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0.955509724552">
            <text:p>0.9555097246</text:p>
          </table:table-cell>
          <table:table-cell office:value-type="float" office:value="0.922386967248">
            <text:p>0.9223869672</text:p>
          </table:table-cell>
          <table:table-cell office:value-type="float" office:value="0.921842563869">
            <text:p>0.9218425639</text:p>
          </table:table-cell>
          <table:table-cell office:value-type="float" office:value="0.921524019718">
            <text:p>0.9215240197</text:p>
          </table:table-cell>
          <table:table-cell office:value-type="float" office:value="0.918571625272">
            <text:p>0.9185716253</text:p>
          </table:table-cell>
          <table:table-cell table:number-columns-repeated="2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0.943386764644">
            <text:p>0.9433867646</text:p>
          </table:table-cell>
          <table:table-cell office:value-type="float" office:value="0.910187655978">
            <text:p>0.910187656</text:p>
          </table:table-cell>
          <table:table-cell office:value-type="float" office:value="0.90928780696">
            <text:p>0.909287807</text:p>
          </table:table-cell>
          <table:table-cell office:value-type="float" office:value="0.908898087562">
            <text:p>0.9088980876</text:p>
          </table:table-cell>
          <table:table-cell office:value-type="float" office:value="0.905918586538">
            <text:p>0.9059185865</text:p>
          </table:table-cell>
          <table:table-cell table:number-columns-repeated="2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0.951979253089">
            <text:p>0.9519792531</text:p>
          </table:table-cell>
          <table:table-cell office:value-type="float" office:value="0.922957501353">
            <text:p>0.9229575014</text:p>
          </table:table-cell>
          <table:table-cell office:value-type="float" office:value="0.922714761949">
            <text:p>0.9227147619</text:p>
          </table:table-cell>
          <table:table-cell office:value-type="float" office:value="0.920999670404">
            <text:p>0.9209996704</text:p>
          </table:table-cell>
          <table:table-cell office:value-type="float" office:value="0.918116296807">
            <text:p>0.9181162968</text:p>
          </table:table-cell>
          <table:table-cell table:number-columns-repeated="2"/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0.956289613619">
            <text:p>0.9562896136</text:p>
          </table:table-cell>
          <table:table-cell office:value-type="float" office:value="0.928016609784">
            <text:p>0.9280166098</text:p>
          </table:table-cell>
          <table:table-cell office:value-type="float" office:value="0.927021906556">
            <text:p>0.9270219066</text:p>
          </table:table-cell>
          <table:table-cell office:value-type="float" office:value="0.926041637169">
            <text:p>0.9260416372</text:p>
          </table:table-cell>
          <table:table-cell office:value-type="float" office:value="0.923453390792">
            <text:p>0.9234533908</text:p>
          </table:table-cell>
          <table:table-cell table:number-columns-repeated="2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0.944737283027">
            <text:p>0.944737283</text:p>
          </table:table-cell>
          <table:table-cell office:value-type="float" office:value="0.915012292374">
            <text:p>0.9150122924</text:p>
          </table:table-cell>
          <table:table-cell office:value-type="float" office:value="0.914056573746">
            <text:p>0.9140565737</text:p>
          </table:table-cell>
          <table:table-cell office:value-type="float" office:value="0.913311157318">
            <text:p>0.9133111573</text:p>
          </table:table-cell>
          <table:table-cell office:value-type="float" office:value="0.910246325971">
            <text:p>0.910246326</text:p>
          </table:table-cell>
          <table:table-cell table:number-columns-repeated="2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0.95283512482">
            <text:p>0.9528351248</text:p>
          </table:table-cell>
          <table:table-cell office:value-type="float" office:value="0.920861813678">
            <text:p>0.9208618137</text:p>
          </table:table-cell>
          <table:table-cell office:value-type="float" office:value="0.920250015016">
            <text:p>0.920250015</text:p>
          </table:table-cell>
          <table:table-cell office:value-type="float" office:value="0.919483522337">
            <text:p>0.9194835223</text:p>
          </table:table-cell>
          <table:table-cell office:value-type="float" office:value="0.9159131994">
            <text:p>0.9159131994</text:p>
          </table:table-cell>
          <table:table-cell table:number-columns-repeated="2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0.95782783766">
            <text:p>0.9578278377</text:p>
          </table:table-cell>
          <table:table-cell office:value-type="float" office:value="0.925885126067">
            <text:p>0.9258851261</text:p>
          </table:table-cell>
          <table:table-cell office:value-type="float" office:value="0.925379306851">
            <text:p>0.9253793069</text:p>
          </table:table-cell>
          <table:table-cell office:value-type="float" office:value="0.924410290349">
            <text:p>0.9244102903</text:p>
          </table:table-cell>
          <table:table-cell office:value-type="float" office:value="0.921754721074">
            <text:p>0.9217547211</text:p>
          </table:table-cell>
          <table:table-cell table:number-columns-repeated="2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948619959945">
            <text:p>0.9486199599</text:p>
          </table:table-cell>
          <table:table-cell office:value-type="float" office:value="0.916196153626">
            <text:p>0.9161961536</text:p>
          </table:table-cell>
          <table:table-cell office:value-type="float" office:value="0.915402433413">
            <text:p>0.9154024334</text:p>
          </table:table-cell>
          <table:table-cell office:value-type="float" office:value="0.914679378926">
            <text:p>0.9146793789</text:p>
          </table:table-cell>
          <table:table-cell office:value-type="float" office:value="0.91103107711">
            <text:p>0.9110310771</text:p>
          </table:table-cell>
          <table:table-cell table:number-columns-repeated="2"/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0.954826730511">
            <text:p>0.9548267305</text:p>
          </table:table-cell>
          <table:table-cell office:value-type="float" office:value="0.921252887955">
            <text:p>0.921252888</text:p>
          </table:table-cell>
          <table:table-cell office:value-type="float" office:value="0.920738089794">
            <text:p>0.9207380898</text:p>
          </table:table-cell>
          <table:table-cell office:value-type="float" office:value="0.920440471774">
            <text:p>0.9204404718</text:p>
          </table:table-cell>
          <table:table-cell office:value-type="float" office:value="0.916152508781">
            <text:p>0.9161525088</text:p>
          </table:table-cell>
          <table:table-cell table:number-columns-repeated="2"/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0.95876829664">
            <text:p>0.9587682966</text:p>
          </table:table-cell>
          <table:table-cell office:value-type="float" office:value="0.925859485405">
            <text:p>0.9258594854</text:p>
          </table:table-cell>
          <table:table-cell office:value-type="float" office:value="0.925088108126">
            <text:p>0.9250881081</text:p>
          </table:table-cell>
          <table:table-cell office:value-type="float" office:value="0.924295296581">
            <text:p>0.9242952966</text:p>
          </table:table-cell>
          <table:table-cell office:value-type="float" office:value="0.921174619564">
            <text:p>0.9211746196</text:p>
          </table:table-cell>
          <table:table-cell table:number-columns-repeated="2"/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0.946560560791">
            <text:p>0.9465605608</text:p>
          </table:table-cell>
          <table:table-cell office:value-type="float" office:value="0.914876575059">
            <text:p>0.9148765751</text:p>
          </table:table-cell>
          <table:table-cell office:value-type="float" office:value="0.91435184164">
            <text:p>0.9143518416</text:p>
          </table:table-cell>
          <table:table-cell office:value-type="float" office:value="0.913724831193">
            <text:p>0.9137248312</text:p>
          </table:table-cell>
          <table:table-cell office:value-type="float" office:value="0.910444169691">
            <text:p>0.9104441697</text:p>
          </table:table-cell>
          <table:table-cell table:number-columns-repeated="2"/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0.95457034933">
            <text:p>0.9545703493</text:p>
          </table:table-cell>
          <table:table-cell office:value-type="float" office:value="0.922358514782">
            <text:p>0.9223585148</text:p>
          </table:table-cell>
          <table:table-cell office:value-type="float" office:value="0.921293823862">
            <text:p>0.9212938239</text:p>
          </table:table-cell>
          <table:table-cell office:value-type="float" office:value="0.92099222513">
            <text:p>0.9209922251</text:p>
          </table:table-cell>
          <table:table-cell office:value-type="float" office:value="0.917406381575">
            <text:p>0.9174063816</text:p>
          </table:table-cell>
          <table:table-cell table:number-columns-repeated="2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.959343719431">
            <text:p>0.9593437194</text:p>
          </table:table-cell>
          <table:table-cell office:value-type="float" office:value="0.927406073657">
            <text:p>0.9274060737</text:p>
          </table:table-cell>
          <table:table-cell office:value-type="float" office:value="0.926735092397">
            <text:p>0.9267350924</text:p>
          </table:table-cell>
          <table:table-cell office:value-type="float" office:value="0.926621891648">
            <text:p>0.9266218916</text:p>
          </table:table-cell>
          <table:table-cell office:value-type="float" office:value="0.923133125165">
            <text:p>0.9231331252</text:p>
          </table:table-cell>
          <table:table-cell table:number-columns-repeated="2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0.950271541407">
            <text:p>0.9502715414</text:p>
          </table:table-cell>
          <table:table-cell office:value-type="float" office:value="0.91676735235">
            <text:p>0.9167673524</text:p>
          </table:table-cell>
          <table:table-cell office:value-type="float" office:value="0.916167679271">
            <text:p>0.9161676793</text:p>
          </table:table-cell>
          <table:table-cell office:value-type="float" office:value="0.916112438487">
            <text:p>0.9161124385</text:p>
          </table:table-cell>
          <table:table-cell office:value-type="float" office:value="0.912199340075">
            <text:p>0.9121993401</text:p>
          </table:table-cell>
          <table:table-cell table:number-columns-repeated="2"/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0.955191709946">
            <text:p>0.9551917099</text:p>
          </table:table-cell>
          <table:table-cell office:value-type="float" office:value="0.927325443533">
            <text:p>0.9273254435</text:p>
          </table:table-cell>
          <table:table-cell office:value-type="float" office:value="0.926506463777">
            <text:p>0.9265064638</text:p>
          </table:table-cell>
          <table:table-cell office:value-type="float" office:value="0.926191403245">
            <text:p>0.9261914032</text:p>
          </table:table-cell>
          <table:table-cell office:value-type="float" office:value="0.922527957399">
            <text:p>0.9225279574</text:p>
          </table:table-cell>
          <table:table-cell table:number-columns-repeated="2"/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0.959703029743">
            <text:p>0.9597030297</text:p>
          </table:table-cell>
          <table:table-cell office:value-type="float" office:value="0.931744245277">
            <text:p>0.9317442453</text:p>
          </table:table-cell>
          <table:table-cell office:value-type="float" office:value="0.930934321118">
            <text:p>0.9309343211</text:p>
          </table:table-cell>
          <table:table-cell office:value-type="float" office:value="0.931048923513">
            <text:p>0.9310489235</text:p>
          </table:table-cell>
          <table:table-cell office:value-type="float" office:value="0.92722136737">
            <text:p>0.9272213674</text:p>
          </table:table-cell>
          <table:table-cell table:number-columns-repeated="2"/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0.950476412179">
            <text:p>0.9504764122</text:p>
          </table:table-cell>
          <table:table-cell office:value-type="float" office:value="0.921292530572">
            <text:p>0.9212925306</text:p>
          </table:table-cell>
          <table:table-cell office:value-type="float" office:value="0.920266609219">
            <text:p>0.9202666092</text:p>
          </table:table-cell>
          <table:table-cell office:value-type="float" office:value="0.92098005055">
            <text:p>0.9209800506</text:p>
          </table:table-cell>
          <table:table-cell office:value-type="float" office:value="0.917002323313">
            <text:p>0.9170023233</text:p>
          </table:table-cell>
          <table:table-cell table:number-columns-repeated="2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954995902155">
            <text:p>0.9549959022</text:p>
          </table:table-cell>
          <table:table-cell office:value-type="float" office:value="0.924659696979">
            <text:p>0.924659697</text:p>
          </table:table-cell>
          <table:table-cell office:value-type="float" office:value="0.92381236963">
            <text:p>0.9238123696</text:p>
          </table:table-cell>
          <table:table-cell office:value-type="float" office:value="0.923794761996">
            <text:p>0.923794762</text:p>
          </table:table-cell>
          <table:table-cell office:value-type="float" office:value="0.920258793017">
            <text:p>0.920258793</text:p>
          </table:table-cell>
          <table:table-cell table:number-columns-repeated="2"/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0.959097628239">
            <text:p>0.9590976282</text:p>
          </table:table-cell>
          <table:table-cell office:value-type="float" office:value="0.928261304605">
            <text:p>0.9282613046</text:p>
          </table:table-cell>
          <table:table-cell office:value-type="float" office:value="0.927048764463">
            <text:p>0.9270487645</text:p>
          </table:table-cell>
          <table:table-cell office:value-type="float" office:value="0.927278527281">
            <text:p>0.9272785273</text:p>
          </table:table-cell>
          <table:table-cell office:value-type="float" office:value="0.923703306844">
            <text:p>0.9237033068</text:p>
          </table:table-cell>
          <table:table-cell table:number-columns-repeated="2"/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0.948982604193">
            <text:p>0.9489826042</text:p>
          </table:table-cell>
          <table:table-cell office:value-type="float" office:value="0.917598867848">
            <text:p>0.9175988678</text:p>
          </table:table-cell>
          <table:table-cell office:value-type="float" office:value="0.917073330095">
            <text:p>0.9170733301</text:p>
          </table:table-cell>
          <table:table-cell office:value-type="float" office:value="0.917090939155">
            <text:p>0.9170909392</text:p>
          </table:table-cell>
          <table:table-cell office:value-type="float" office:value="0.913882508395">
            <text:p>0.9138825084</text:p>
          </table:table-cell>
          <table:table-cell table:number-columns-repeated="2"/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0.953188433871">
            <text:p>0.9531884339</text:p>
          </table:table-cell>
          <table:table-cell office:value-type="float" office:value="0.921535794439">
            <text:p>0.9215357944</text:p>
          </table:table-cell>
          <table:table-cell office:value-type="float" office:value="0.920978177729">
            <text:p>0.9209781777</text:p>
          </table:table-cell>
          <table:table-cell office:value-type="float" office:value="0.920847629044">
            <text:p>0.920847629</text:p>
          </table:table-cell>
          <table:table-cell office:value-type="float" office:value="0.917700663413">
            <text:p>0.9177006634</text:p>
          </table:table-cell>
          <table:table-cell table:number-columns-repeated="2"/>
        </table:table-row>
        <table:table-row table:style-name="ro2">
          <table:table-cell office:value-type="float" office:value="1064">
            <text:p>1064</text:p>
          </table:table-cell>
          <table:table-cell office:value-type="float" office:value="0.957698102954">
            <text:p>0.957698103</text:p>
          </table:table-cell>
          <table:table-cell office:value-type="float" office:value="0.925116212194">
            <text:p>0.9251162122</text:p>
          </table:table-cell>
          <table:table-cell office:value-type="float" office:value="0.924699755913">
            <text:p>0.9246997559</text:p>
          </table:table-cell>
          <table:table-cell office:value-type="float" office:value="0.925166715683">
            <text:p>0.9251667157</text:p>
          </table:table-cell>
          <table:table-cell office:value-type="float" office:value="0.921555914177">
            <text:p>0.9215559142</text:p>
          </table:table-cell>
          <table:table-cell table:number-columns-repeated="2"/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945692171864">
            <text:p>0.9456921719</text:p>
          </table:table-cell>
          <table:table-cell office:value-type="float" office:value="0.912535061908">
            <text:p>0.9125350619</text:p>
          </table:table-cell>
          <table:table-cell office:value-type="float" office:value="0.912322128462">
            <text:p>0.9123221285</text:p>
          </table:table-cell>
          <table:table-cell office:value-type="float" office:value="0.91278391935">
            <text:p>0.9127839194</text:p>
          </table:table-cell>
          <table:table-cell office:value-type="float" office:value="0.908795903225">
            <text:p>0.9087959032</text:p>
          </table:table-cell>
          <table:table-cell table:number-columns-repeated="2"/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0.953126674122">
            <text:p>0.9531266741</text:p>
          </table:table-cell>
          <table:table-cell office:value-type="float" office:value="0.918856556074">
            <text:p>0.9188565561</text:p>
          </table:table-cell>
          <table:table-cell office:value-type="float" office:value="0.918711845545">
            <text:p>0.9187118455</text:p>
          </table:table-cell>
          <table:table-cell office:value-type="float" office:value="0.919249891583">
            <text:p>0.9192498916</text:p>
          </table:table-cell>
          <table:table-cell office:value-type="float" office:value="0.915096203381">
            <text:p>0.9150962034</text:p>
          </table:table-cell>
          <table:table-cell table:number-columns-repeated="2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0.956879721415">
            <text:p>0.9568797214</text:p>
          </table:table-cell>
          <table:table-cell office:value-type="float" office:value="0.923173810273">
            <text:p>0.9231738103</text:p>
          </table:table-cell>
          <table:table-cell office:value-type="float" office:value="0.923184319738">
            <text:p>0.9231843197</text:p>
          </table:table-cell>
          <table:table-cell office:value-type="float" office:value="0.923635434291">
            <text:p>0.9236354343</text:p>
          </table:table-cell>
          <table:table-cell office:value-type="float" office:value="0.918935441428">
            <text:p>0.9189354414</text:p>
          </table:table-cell>
          <table:table-cell table:number-columns-repeated="2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0.946847012311">
            <text:p>0.9468470123</text:p>
          </table:table-cell>
          <table:table-cell office:value-type="float" office:value="0.912779574754">
            <text:p>0.9127795748</text:p>
          </table:table-cell>
          <table:table-cell office:value-type="float" office:value="0.912514121151">
            <text:p>0.9125141212</text:p>
          </table:table-cell>
          <table:table-cell office:value-type="float" office:value="0.913079469556">
            <text:p>0.9130794696</text:p>
          </table:table-cell>
          <table:table-cell office:value-type="float" office:value="0.908363985529">
            <text:p>0.9083639855</text:p>
          </table:table-cell>
          <table:table-cell table:number-columns-repeated="2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0.953672928399">
            <text:p>0.9536729284</text:p>
          </table:table-cell>
          <table:table-cell office:value-type="float" office:value="0.925439009605">
            <text:p>0.9254390096</text:p>
          </table:table-cell>
          <table:table-cell office:value-type="float" office:value="0.924963867436">
            <text:p>0.9249638674</text:p>
          </table:table-cell>
          <table:table-cell office:value-type="float" office:value="0.923319950095">
            <text:p>0.9233199501</text:p>
          </table:table-cell>
          <table:table-cell office:value-type="float" office:value="0.920848644077">
            <text:p>0.9208486441</text:p>
          </table:table-cell>
          <table:table-cell table:number-columns-repeated="2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958311726563">
            <text:p>0.9583117266</text:p>
          </table:table-cell>
          <table:table-cell office:value-type="float" office:value="0.929774553905">
            <text:p>0.9297745539</text:p>
          </table:table-cell>
          <table:table-cell office:value-type="float" office:value="0.928884147204">
            <text:p>0.9288841472</text:p>
          </table:table-cell>
          <table:table-cell office:value-type="float" office:value="0.927525392137">
            <text:p>0.9275253921</text:p>
          </table:table-cell>
          <table:table-cell office:value-type="float" office:value="0.9250850694">
            <text:p>0.9250850694</text:p>
          </table:table-cell>
          <table:table-cell table:number-columns-repeated="2"/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0.94940613174">
            <text:p>0.9494061317</text:p>
          </table:table-cell>
          <table:table-cell office:value-type="float" office:value="0.918687494743">
            <text:p>0.9186874947</text:p>
          </table:table-cell>
          <table:table-cell office:value-type="float" office:value="0.918180052557">
            <text:p>0.9181800526</text:p>
          </table:table-cell>
          <table:table-cell office:value-type="float" office:value="0.916605622325">
            <text:p>0.9166056223</text:p>
          </table:table-cell>
          <table:table-cell office:value-type="float" office:value="0.913750232977">
            <text:p>0.913750233</text:p>
          </table:table-cell>
          <table:table-cell table:number-columns-repeated="2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0.954719500596">
            <text:p>0.9547195006</text:p>
          </table:table-cell>
          <table:table-cell office:value-type="float" office:value="0.923351764199">
            <text:p>0.9233517642</text:p>
          </table:table-cell>
          <table:table-cell office:value-type="float" office:value="0.92345071468">
            <text:p>0.9234507147</text:p>
          </table:table-cell>
          <table:table-cell office:value-type="float" office:value="0.922033841871">
            <text:p>0.9220338419</text:p>
          </table:table-cell>
          <table:table-cell office:value-type="float" office:value="0.919522260144">
            <text:p>0.9195222601</text:p>
          </table:table-cell>
          <table:table-cell table:number-columns-repeated="2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0.959715496332">
            <text:p>0.9597154963</text:p>
          </table:table-cell>
          <table:table-cell office:value-type="float" office:value="0.928400690629">
            <text:p>0.9284006906</text:p>
          </table:table-cell>
          <table:table-cell office:value-type="float" office:value="0.928444878936">
            <text:p>0.9284448789</text:p>
          </table:table-cell>
          <table:table-cell office:value-type="float" office:value="0.92669579031">
            <text:p>0.9266957903</text:p>
          </table:table-cell>
          <table:table-cell office:value-type="float" office:value="0.92410429903">
            <text:p>0.924104299</text:p>
          </table:table-cell>
          <table:table-cell table:number-columns-repeated="2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0.949469493323">
            <text:p>0.9494694933</text:p>
          </table:table-cell>
          <table:table-cell office:value-type="float" office:value="0.917346373207">
            <text:p>0.9173463732</text:p>
          </table:table-cell>
          <table:table-cell office:value-type="float" office:value="0.91730946934">
            <text:p>0.9173094693</text:p>
          </table:table-cell>
          <table:table-cell office:value-type="float" office:value="0.915437982346">
            <text:p>0.9154379823</text:p>
          </table:table-cell>
          <table:table-cell office:value-type="float" office:value="0.913060550957">
            <text:p>0.913060551</text:p>
          </table:table-cell>
          <table:table-cell table:number-columns-repeated="2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.956124210987">
            <text:p>0.956124211</text:p>
          </table:table-cell>
          <table:table-cell office:value-type="float" office:value="0.924353451104">
            <text:p>0.9243534511</text:p>
          </table:table-cell>
          <table:table-cell office:value-type="float" office:value="0.924326046342">
            <text:p>0.9243260463</text:p>
          </table:table-cell>
          <table:table-cell office:value-type="float" office:value="0.922793058196">
            <text:p>0.9227930582</text:p>
          </table:table-cell>
          <table:table-cell office:value-type="float" office:value="0.920236473763">
            <text:p>0.9202364738</text:p>
          </table:table-cell>
          <table:table-cell table:number-columns-repeated="2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0.959967937263">
            <text:p>0.9599679373</text:p>
          </table:table-cell>
          <table:table-cell office:value-type="float" office:value="0.927844341147">
            <text:p>0.9278443411</text:p>
          </table:table-cell>
          <table:table-cell office:value-type="float" office:value="0.927833150097">
            <text:p>0.9278331501</text:p>
          </table:table-cell>
          <table:table-cell office:value-type="float" office:value="0.926328094947">
            <text:p>0.9263280949</text:p>
          </table:table-cell>
          <table:table-cell office:value-type="float" office:value="0.924673488833">
            <text:p>0.9246734888</text:p>
          </table:table-cell>
          <table:table-cell table:number-columns-repeated="2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0.948862600131">
            <text:p>0.9488626001</text:p>
          </table:table-cell>
          <table:table-cell office:value-type="float" office:value="0.916789917768">
            <text:p>0.9167899178</text:p>
          </table:table-cell>
          <table:table-cell office:value-type="float" office:value="0.916646371955">
            <text:p>0.916646372</text:p>
          </table:table-cell>
          <table:table-cell office:value-type="float" office:value="0.915554777098">
            <text:p>0.9155547771</text:p>
          </table:table-cell>
          <table:table-cell office:value-type="float" office:value="0.912980788944">
            <text:p>0.9129807889</text:p>
          </table:table-cell>
          <table:table-cell table:number-columns-repeated="2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0.963078265966">
            <text:p>0.963078266</text:p>
          </table:table-cell>
          <table:table-cell office:value-type="float" office:value="0.923506770559">
            <text:p>0.9235067706</text:p>
          </table:table-cell>
          <table:table-cell office:value-type="float" office:value="0.923588722466">
            <text:p>0.9235887225</text:p>
          </table:table-cell>
          <table:table-cell office:value-type="float" office:value="0.922001581022">
            <text:p>0.922001581</text:p>
          </table:table-cell>
          <table:table-cell office:value-type="float" office:value="0.919065699991">
            <text:p>0.9190657</text:p>
          </table:table-cell>
          <table:table-cell table:number-columns-repeated="2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0.960302315192">
            <text:p>0.9603023152</text:p>
          </table:table-cell>
          <table:table-cell office:value-type="float" office:value="0.927706746449">
            <text:p>0.9277067464</text:p>
          </table:table-cell>
          <table:table-cell office:value-type="float" office:value="0.92736304271">
            <text:p>0.9273630427</text:p>
          </table:table-cell>
          <table:table-cell office:value-type="float" office:value="0.925444606336">
            <text:p>0.9254446063</text:p>
          </table:table-cell>
          <table:table-cell office:value-type="float" office:value="0.924036493433">
            <text:p>0.9240364934</text:p>
          </table:table-cell>
          <table:table-cell table:number-columns-repeated="2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94951401925">
            <text:p>0.9495140193</text:p>
          </table:table-cell>
          <table:table-cell office:value-type="float" office:value="0.916958502809">
            <text:p>0.9169585028</text:p>
          </table:table-cell>
          <table:table-cell office:value-type="float" office:value="0.916862089953">
            <text:p>0.91686209</text:p>
          </table:table-cell>
          <table:table-cell office:value-type="float" office:value="0.914815352009">
            <text:p>0.914815352</text:p>
          </table:table-cell>
          <table:table-cell office:value-type="float" office:value="0.913081215668">
            <text:p>0.9130812157</text:p>
          </table:table-cell>
          <table:table-cell table:number-columns-repeated="2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0.970307786667">
            <text:p>0.9703077867</text:p>
          </table:table-cell>
          <table:table-cell office:value-type="float" office:value="0.930466402816">
            <text:p>0.9304664028</text:p>
          </table:table-cell>
          <table:table-cell office:value-type="float" office:value="0.930043651516">
            <text:p>0.9300436515</text:p>
          </table:table-cell>
          <table:table-cell office:value-type="float" office:value="0.929270368736">
            <text:p>0.9292703687</text:p>
          </table:table-cell>
          <table:table-cell office:value-type="float" office:value="0.928020766189">
            <text:p>0.9280207662</text:p>
          </table:table-cell>
          <table:table-cell table:number-columns-repeated="2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0.96339613935">
            <text:p>0.9633961394</text:p>
          </table:table-cell>
          <table:table-cell office:value-type="float" office:value="0.933541512163">
            <text:p>0.9335415122</text:p>
          </table:table-cell>
          <table:table-cell office:value-type="float" office:value="0.933040416353">
            <text:p>0.9330404164</text:p>
          </table:table-cell>
          <table:table-cell office:value-type="float" office:value="0.931175441308">
            <text:p>0.9311754413</text:p>
          </table:table-cell>
          <table:table-cell office:value-type="float" office:value="0.930733496204">
            <text:p>0.9307334962</text:p>
          </table:table-cell>
          <table:table-cell table:number-columns-repeated="2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0.954867308462">
            <text:p>0.9548673085</text:p>
          </table:table-cell>
          <table:table-cell office:value-type="float" office:value="0.923064749084">
            <text:p>0.9230647491</text:p>
          </table:table-cell>
          <table:table-cell office:value-type="float" office:value="0.922312600689">
            <text:p>0.9223126007</text:p>
          </table:table-cell>
          <table:table-cell office:value-type="float" office:value="0.920340799507">
            <text:p>0.9203407995</text:p>
          </table:table-cell>
          <table:table-cell office:value-type="float" office:value="0.920221895428">
            <text:p>0.9202218954</text:p>
          </table:table-cell>
          <table:table-cell table:number-columns-repeated="2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0.960232670289">
            <text:p>0.9602326703</text:p>
          </table:table-cell>
          <table:table-cell office:value-type="float" office:value="0.927298107135">
            <text:p>0.9272981071</text:p>
          </table:table-cell>
          <table:table-cell office:value-type="float" office:value="0.926551611185">
            <text:p>0.9265516112</text:p>
          </table:table-cell>
          <table:table-cell office:value-type="float" office:value="0.924532050632">
            <text:p>0.9245320506</text:p>
          </table:table-cell>
          <table:table-cell office:value-type="float" office:value="0.924435994112">
            <text:p>0.9244359941</text:p>
          </table:table-cell>
          <table:table-cell table:number-columns-repeated="2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0.963773896082">
            <text:p>0.9637738961</text:p>
          </table:table-cell>
          <table:table-cell office:value-type="float" office:value="0.931488348131">
            <text:p>0.9314883481</text:p>
          </table:table-cell>
          <table:table-cell office:value-type="float" office:value="0.931115576017">
            <text:p>0.931115576</text:p>
          </table:table-cell>
          <table:table-cell office:value-type="float" office:value="0.929207383584">
            <text:p>0.9292073836</text:p>
          </table:table-cell>
          <table:table-cell office:value-type="float" office:value="0.928876323795">
            <text:p>0.9288763238</text:p>
          </table:table-cell>
          <table:table-cell table:number-columns-repeated="2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0.955845810198">
            <text:p>0.9558458102</text:p>
          </table:table-cell>
          <table:table-cell office:value-type="float" office:value="0.921739451139">
            <text:p>0.9217394511</text:p>
          </table:table-cell>
          <table:table-cell office:value-type="float" office:value="0.921523111252">
            <text:p>0.9215231113</text:p>
          </table:table-cell>
          <table:table-cell office:value-type="float" office:value="0.919511038456">
            <text:p>0.9195110385</text:p>
          </table:table-cell>
          <table:table-cell office:value-type="float" office:value="0.919147989257">
            <text:p>0.9191479893</text:p>
          </table:table-cell>
          <table:table-cell table:number-columns-repeated="2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0.959965399966">
            <text:p>0.9599654</text:p>
          </table:table-cell>
          <table:table-cell office:value-type="float" office:value="0.925832788348">
            <text:p>0.9258327883</text:p>
          </table:table-cell>
          <table:table-cell office:value-type="float" office:value="0.925912278754">
            <text:p>0.9259122788</text:p>
          </table:table-cell>
          <table:table-cell office:value-type="float" office:value="0.923586723266">
            <text:p>0.9235867233</text:p>
          </table:table-cell>
          <table:table-cell office:value-type="float" office:value="0.923224786511">
            <text:p>0.9232247865</text:p>
          </table:table-cell>
          <table:table-cell table:number-columns-repeated="2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0.962109166078">
            <text:p>0.9621091661</text:p>
          </table:table-cell>
          <table:table-cell office:value-type="float" office:value="0.929259899108">
            <text:p>0.9292598991</text:p>
          </table:table-cell>
          <table:table-cell office:value-type="float" office:value="0.928996636087">
            <text:p>0.9289966361</text:p>
          </table:table-cell>
          <table:table-cell office:value-type="float" office:value="0.92674846518">
            <text:p>0.9267484652</text:p>
          </table:table-cell>
          <table:table-cell office:value-type="float" office:value="0.92605997049">
            <text:p>0.9260599705</text:p>
          </table:table-cell>
          <table:table-cell table:number-columns-repeated="2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0.953026681437">
            <text:p>0.9530266814</text:p>
          </table:table-cell>
          <table:table-cell office:value-type="float" office:value="0.918161085613">
            <text:p>0.9181610856</text:p>
          </table:table-cell>
          <table:table-cell office:value-type="float" office:value="0.91775924416">
            <text:p>0.9177592442</text:p>
          </table:table-cell>
          <table:table-cell office:value-type="float" office:value="0.915344091453">
            <text:p>0.9153440915</text:p>
          </table:table-cell>
          <table:table-cell office:value-type="float" office:value="0.914696708599">
            <text:p>0.9146967086</text:p>
          </table:table-cell>
          <table:table-cell table:number-columns-repeated="2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959668860181">
            <text:p>0.9596688602</text:p>
          </table:table-cell>
          <table:table-cell office:value-type="float" office:value="0.924380613593">
            <text:p>0.9243806136</text:p>
          </table:table-cell>
          <table:table-cell office:value-type="float" office:value="0.924221445405">
            <text:p>0.9242214454</text:p>
          </table:table-cell>
          <table:table-cell office:value-type="float" office:value="0.921840926296">
            <text:p>0.9218409263</text:p>
          </table:table-cell>
          <table:table-cell office:value-type="float" office:value="0.921219496642">
            <text:p>0.9212194966</text:p>
          </table:table-cell>
          <table:table-cell table:number-columns-repeated="2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0.963764878589">
            <text:p>0.9637648786</text:p>
          </table:table-cell>
          <table:table-cell office:value-type="float" office:value="0.929798566417">
            <text:p>0.9297985664</text:p>
          </table:table-cell>
          <table:table-cell office:value-type="float" office:value="0.929981305939">
            <text:p>0.9299813059</text:p>
          </table:table-cell>
          <table:table-cell office:value-type="float" office:value="0.927648558939">
            <text:p>0.9276485589</text:p>
          </table:table-cell>
          <table:table-cell office:value-type="float" office:value="0.926716164579">
            <text:p>0.9267161646</text:p>
          </table:table-cell>
          <table:table-cell table:number-columns-repeated="2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0.955264452574">
            <text:p>0.9552644526</text:p>
          </table:table-cell>
          <table:table-cell office:value-type="float" office:value="0.920199501507">
            <text:p>0.9201995015</text:p>
          </table:table-cell>
          <table:table-cell office:value-type="float" office:value="0.92019279226">
            <text:p>0.9201927923</text:p>
          </table:table-cell>
          <table:table-cell office:value-type="float" office:value="0.917843436104">
            <text:p>0.9178434361</text:p>
          </table:table-cell>
          <table:table-cell office:value-type="float" office:value="0.917451157394">
            <text:p>0.9174511574</text:p>
          </table:table-cell>
          <table:table-cell table:number-columns-repeated="2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0.960590609647">
            <text:p>0.9605906096</text:p>
          </table:table-cell>
          <table:table-cell office:value-type="float" office:value="0.930880379608">
            <text:p>0.9308803796</text:p>
          </table:table-cell>
          <table:table-cell office:value-type="float" office:value="0.930556321788">
            <text:p>0.9305563218</text:p>
          </table:table-cell>
          <table:table-cell office:value-type="float" office:value="0.929362075293">
            <text:p>0.9293620753</text:p>
          </table:table-cell>
          <table:table-cell office:value-type="float" office:value="0.926635766044">
            <text:p>0.926635766</text:p>
          </table:table-cell>
          <table:table-cell table:number-columns-repeated="2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0.964616107123">
            <text:p>0.9646161071</text:p>
          </table:table-cell>
          <table:table-cell office:value-type="float" office:value="0.935429109577">
            <text:p>0.9354291096</text:p>
          </table:table-cell>
          <table:table-cell office:value-type="float" office:value="0.934698120881">
            <text:p>0.9346981209</text:p>
          </table:table-cell>
          <table:table-cell office:value-type="float" office:value="0.932531759284">
            <text:p>0.9325317593</text:p>
          </table:table-cell>
          <table:table-cell office:value-type="float" office:value="0.93165142874">
            <text:p>0.9316514287</text:p>
          </table:table-cell>
          <table:table-cell table:number-columns-repeated="2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.955862799673">
            <text:p>0.9558627997</text:p>
          </table:table-cell>
          <table:table-cell office:value-type="float" office:value="0.924471867385">
            <text:p>0.9244718674</text:p>
          </table:table-cell>
          <table:table-cell office:value-type="float" office:value="0.923653167478">
            <text:p>0.9236531675</text:p>
          </table:table-cell>
          <table:table-cell office:value-type="float" office:value="0.921562783517">
            <text:p>0.9215627835</text:p>
          </table:table-cell>
          <table:table-cell office:value-type="float" office:value="0.920809299128">
            <text:p>0.9208092991</text:p>
          </table:table-cell>
          <table:table-cell table:number-columns-repeated="2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0.961019497418">
            <text:p>0.9610194974</text:p>
          </table:table-cell>
          <table:table-cell office:value-type="float" office:value="0.927308452073">
            <text:p>0.9273084521</text:p>
          </table:table-cell>
          <table:table-cell office:value-type="float" office:value="0.926392269818">
            <text:p>0.9263922698</text:p>
          </table:table-cell>
          <table:table-cell office:value-type="float" office:value="0.924191574644">
            <text:p>0.9241915746</text:p>
          </table:table-cell>
          <table:table-cell office:value-type="float" office:value="0.923585887625">
            <text:p>0.9235858876</text:p>
          </table:table-cell>
          <table:table-cell table:number-columns-repeated="2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0.96237672614">
            <text:p>0.9623767261</text:p>
          </table:table-cell>
          <table:table-cell office:value-type="float" office:value="0.930491013225">
            <text:p>0.9304910132</text:p>
          </table:table-cell>
          <table:table-cell office:value-type="float" office:value="0.929612230624">
            <text:p>0.9296122306</text:p>
          </table:table-cell>
          <table:table-cell office:value-type="float" office:value="0.92763981492">
            <text:p>0.9276398149</text:p>
          </table:table-cell>
          <table:table-cell office:value-type="float" office:value="0.926668910329">
            <text:p>0.9266689103</text:p>
          </table:table-cell>
          <table:table-cell table:number-columns-repeated="2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0.951756739916">
            <text:p>0.9517567399</text:p>
          </table:table-cell>
          <table:table-cell office:value-type="float" office:value="0.91842252015">
            <text:p>0.9184225202</text:p>
          </table:table-cell>
          <table:table-cell office:value-type="float" office:value="0.917493443567">
            <text:p>0.9174934436</text:p>
          </table:table-cell>
          <table:table-cell office:value-type="float" office:value="0.915630052755">
            <text:p>0.9156300528</text:p>
          </table:table-cell>
          <table:table-cell office:value-type="float" office:value="0.914454532411">
            <text:p>0.9144545324</text:p>
          </table:table-cell>
          <table:table-cell table:number-columns-repeated="2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0.959328312622">
            <text:p>0.9593283126</text:p>
          </table:table-cell>
          <table:table-cell office:value-type="float" office:value="0.924566416922">
            <text:p>0.9245664169</text:p>
          </table:table-cell>
          <table:table-cell office:value-type="float" office:value="0.923735828601">
            <text:p>0.9237358286</text:p>
          </table:table-cell>
          <table:table-cell office:value-type="float" office:value="0.921958553341">
            <text:p>0.9219585533</text:p>
          </table:table-cell>
          <table:table-cell office:value-type="float" office:value="0.921279026949">
            <text:p>0.9212790269</text:p>
          </table:table-cell>
          <table:table-cell table:number-columns-repeated="2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963152752473">
            <text:p>0.9631527525</text:p>
          </table:table-cell>
          <table:table-cell office:value-type="float" office:value="0.928296358615">
            <text:p>0.9282963586</text:p>
          </table:table-cell>
          <table:table-cell office:value-type="float" office:value="0.927685799806">
            <text:p>0.9276857998</text:p>
          </table:table-cell>
          <table:table-cell office:value-type="float" office:value="0.926068290894">
            <text:p>0.9260682909</text:p>
          </table:table-cell>
          <table:table-cell office:value-type="float" office:value="0.924534573224">
            <text:p>0.9245345732</text:p>
          </table:table-cell>
          <table:table-cell table:number-columns-repeated="2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0.954423693757">
            <text:p>0.9544236938</text:p>
          </table:table-cell>
          <table:table-cell office:value-type="float" office:value="0.917781463781">
            <text:p>0.9177814638</text:p>
          </table:table-cell>
          <table:table-cell office:value-type="float" office:value="0.917317334829">
            <text:p>0.9173173348</text:p>
          </table:table-cell>
          <table:table-cell office:value-type="float" office:value="0.91538540383">
            <text:p>0.9153854038</text:p>
          </table:table-cell>
          <table:table-cell office:value-type="float" office:value="0.913854436257">
            <text:p>0.9138544363</text:p>
          </table:table-cell>
          <table:table-cell table:number-columns-repeated="2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0.95936277265">
            <text:p>0.9593627727</text:p>
          </table:table-cell>
          <table:table-cell office:value-type="float" office:value="0.922664607962">
            <text:p>0.922664608</text:p>
          </table:table-cell>
          <table:table-cell office:value-type="float" office:value="0.92218793639">
            <text:p>0.9221879364</text:p>
          </table:table-cell>
          <table:table-cell office:value-type="float" office:value="0.920479815423">
            <text:p>0.9204798154</text:p>
          </table:table-cell>
          <table:table-cell office:value-type="float" office:value="0.919070759039">
            <text:p>0.919070759</text:p>
          </table:table-cell>
          <table:table-cell table:number-columns-repeated="2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0.962821576078">
            <text:p>0.9628215761</text:p>
          </table:table-cell>
          <table:table-cell office:value-type="float" office:value="0.926950814749">
            <text:p>0.9269508147</text:p>
          </table:table-cell>
          <table:table-cell office:value-type="float" office:value="0.926554612094">
            <text:p>0.9265546121</text:p>
          </table:table-cell>
          <table:table-cell office:value-type="float" office:value="0.924401643097">
            <text:p>0.9244016431</text:p>
          </table:table-cell>
          <table:table-cell office:value-type="float" office:value="0.923347947331">
            <text:p>0.9233479473</text:p>
          </table:table-cell>
          <table:table-cell table:number-columns-repeated="2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0.953913194354">
            <text:p>0.9539131944</text:p>
          </table:table-cell>
          <table:table-cell office:value-type="float" office:value="0.916923340202">
            <text:p>0.9169233402</text:p>
          </table:table-cell>
          <table:table-cell office:value-type="float" office:value="0.916640939477">
            <text:p>0.9166409395</text:p>
          </table:table-cell>
          <table:table-cell office:value-type="float" office:value="0.914888162565">
            <text:p>0.9148881626</text:p>
          </table:table-cell>
          <table:table-cell office:value-type="float" office:value="0.913758167523">
            <text:p>0.9137581675</text:p>
          </table:table-cell>
          <table:table-cell table:number-columns-repeated="2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953004507331">
            <text:p>0.9530045073</text:p>
          </table:table-cell>
          <table:table-cell office:value-type="float" office:value="0.92678417484">
            <text:p>0.9267841748</text:p>
          </table:table-cell>
          <table:table-cell office:value-type="float" office:value="0.926234375458">
            <text:p>0.9262343755</text:p>
          </table:table-cell>
          <table:table-cell office:value-type="float" office:value="0.925135588253">
            <text:p>0.9251355883</text:p>
          </table:table-cell>
          <table:table-cell office:value-type="float" office:value="0.923618115887">
            <text:p>0.9236181159</text:p>
          </table:table-cell>
          <table:table-cell table:number-columns-repeated="2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0.957242946486">
            <text:p>0.9572429465</text:p>
          </table:table-cell>
          <table:table-cell office:value-type="float" office:value="0.930045615104">
            <text:p>0.9300456151</text:p>
          </table:table-cell>
          <table:table-cell office:value-type="float" office:value="0.928621441042">
            <text:p>0.928621441</text:p>
          </table:table-cell>
          <table:table-cell office:value-type="float" office:value="0.926454752785">
            <text:p>0.9264547528</text:p>
          </table:table-cell>
          <table:table-cell office:value-type="float" office:value="0.925598518583">
            <text:p>0.9255985186</text:p>
          </table:table-cell>
          <table:table-cell table:number-columns-repeated="2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0.947581163092">
            <text:p>0.9475811631</text:p>
          </table:table-cell>
          <table:table-cell office:value-type="float" office:value="0.919460338868">
            <text:p>0.9194603389</text:p>
          </table:table-cell>
          <table:table-cell office:value-type="float" office:value="0.917771685602">
            <text:p>0.9177716856</text:p>
          </table:table-cell>
          <table:table-cell office:value-type="float" office:value="0.91611063632">
            <text:p>0.9161106363</text:p>
          </table:table-cell>
          <table:table-cell office:value-type="float" office:value="0.914943998261">
            <text:p>0.9149439983</text:p>
          </table:table-cell>
          <table:table-cell table:number-columns-repeated="2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0.953804829252">
            <text:p>0.9538048293</text:p>
          </table:table-cell>
          <table:table-cell office:value-type="float" office:value="0.924246036728">
            <text:p>0.9242460367</text:p>
          </table:table-cell>
          <table:table-cell office:value-type="float" office:value="0.921895028083">
            <text:p>0.9218950281</text:p>
          </table:table-cell>
          <table:table-cell office:value-type="float" office:value="0.920002673373">
            <text:p>0.9200026734</text:p>
          </table:table-cell>
          <table:table-cell office:value-type="float" office:value="0.9193685505">
            <text:p>0.9193685505</text:p>
          </table:table-cell>
          <table:table-cell table:number-columns-repeated="2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0.958194211928">
            <text:p>0.9581942119</text:p>
          </table:table-cell>
          <table:table-cell office:value-type="float" office:value="0.928816439843">
            <text:p>0.9288164398</text:p>
          </table:table-cell>
          <table:table-cell office:value-type="float" office:value="0.92646974038">
            <text:p>0.9264697404</text:p>
          </table:table-cell>
          <table:table-cell office:value-type="float" office:value="0.924416692573">
            <text:p>0.9244166926</text:p>
          </table:table-cell>
          <table:table-cell office:value-type="float" office:value="0.923986864894">
            <text:p>0.9239868649</text:p>
          </table:table-cell>
          <table:table-cell table:number-columns-repeated="2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947842046477">
            <text:p>0.9478420465</text:p>
          </table:table-cell>
          <table:table-cell office:value-type="float" office:value="0.916737187519">
            <text:p>0.9167371875</text:p>
          </table:table-cell>
          <table:table-cell office:value-type="float" office:value="0.91457793781">
            <text:p>0.9145779378</text:p>
          </table:table-cell>
          <table:table-cell office:value-type="float" office:value="0.912252608968">
            <text:p>0.912252609</text:p>
          </table:table-cell>
          <table:table-cell office:value-type="float" office:value="0.913193662023">
            <text:p>0.913193662</text:p>
          </table:table-cell>
          <table:table-cell table:number-columns-repeated="2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0.954526304427">
            <text:p>0.9545263044</text:p>
          </table:table-cell>
          <table:table-cell office:value-type="float" office:value="0.922684438094">
            <text:p>0.9226844381</text:p>
          </table:table-cell>
          <table:table-cell office:value-type="float" office:value="0.920711598271">
            <text:p>0.9207115983</text:p>
          </table:table-cell>
          <table:table-cell office:value-type="float" office:value="0.91831330559">
            <text:p>0.9183133056</text:p>
          </table:table-cell>
          <table:table-cell office:value-type="float" office:value="0.918822327867">
            <text:p>0.9188223279</text:p>
          </table:table-cell>
          <table:table-cell table:number-columns-repeated="2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0.95767170866">
            <text:p>0.9576717087</text:p>
          </table:table-cell>
          <table:table-cell office:value-type="float" office:value="0.926370276382">
            <text:p>0.9263702764</text:p>
          </table:table-cell>
          <table:table-cell office:value-type="float" office:value="0.924483039136">
            <text:p>0.9244830391</text:p>
          </table:table-cell>
          <table:table-cell office:value-type="float" office:value="0.921850749778">
            <text:p>0.9218507498</text:p>
          </table:table-cell>
          <table:table-cell office:value-type="float" office:value="0.922502117197">
            <text:p>0.9225021172</text:p>
          </table:table-cell>
          <table:table-cell table:number-columns-repeated="2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0.945819984537">
            <text:p>0.9458199845</text:p>
          </table:table-cell>
          <table:table-cell office:value-type="float" office:value="0.914054848763">
            <text:p>0.9140548488</text:p>
          </table:table-cell>
          <table:table-cell office:value-type="float" office:value="0.912211131766">
            <text:p>0.9122111318</text:p>
          </table:table-cell>
          <table:table-cell office:value-type="float" office:value="0.909813474094">
            <text:p>0.9098134741</text:p>
          </table:table-cell>
          <table:table-cell office:value-type="float" office:value="0.910232870632">
            <text:p>0.9102328706</text:p>
          </table:table-cell>
          <table:table-cell table:number-columns-repeated="2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0.952743524081">
            <text:p>0.9527435241</text:p>
          </table:table-cell>
          <table:table-cell office:value-type="float" office:value="0.920354157802">
            <text:p>0.9203541578</text:p>
          </table:table-cell>
          <table:table-cell office:value-type="float" office:value="0.91887709964">
            <text:p>0.9188770996</text:p>
          </table:table-cell>
          <table:table-cell office:value-type="float" office:value="0.916496705772">
            <text:p>0.9164967058</text:p>
          </table:table-cell>
          <table:table-cell office:value-type="float" office:value="0.916366544786">
            <text:p>0.9163665448</text:p>
          </table:table-cell>
          <table:table-cell table:number-columns-repeated="2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.957154248891">
            <text:p>0.9571542489</text:p>
          </table:table-cell>
          <table:table-cell office:value-type="float" office:value="0.924876621194">
            <text:p>0.9248766212</text:p>
          </table:table-cell>
          <table:table-cell office:value-type="float" office:value="0.923311313466">
            <text:p>0.9233113135</text:p>
          </table:table-cell>
          <table:table-cell office:value-type="float" office:value="0.920526243773">
            <text:p>0.9205262438</text:p>
          </table:table-cell>
          <table:table-cell office:value-type="float" office:value="0.921493413639">
            <text:p>0.9214934136</text:p>
          </table:table-cell>
          <table:table-cell table:number-columns-repeated="2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0.947272109442">
            <text:p>0.9472721094</text:p>
          </table:table-cell>
          <table:table-cell office:value-type="float" office:value="0.914201112847">
            <text:p>0.9142011128</text:p>
          </table:table-cell>
          <table:table-cell office:value-type="float" office:value="0.912816602267">
            <text:p>0.9128166023</text:p>
          </table:table-cell>
          <table:table-cell office:value-type="float" office:value="0.910236503138">
            <text:p>0.9102365031</text:p>
          </table:table-cell>
          <table:table-cell office:value-type="float" office:value="0.910682075489">
            <text:p>0.9106820755</text:p>
          </table:table-cell>
          <table:table-cell table:number-columns-repeated="2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0.953965485089">
            <text:p>0.9539654851</text:p>
          </table:table-cell>
          <table:table-cell office:value-type="float" office:value="0.925990628358">
            <text:p>0.9259906284</text:p>
          </table:table-cell>
          <table:table-cell office:value-type="float" office:value="0.924125045415">
            <text:p>0.9241250454</text:p>
          </table:table-cell>
          <table:table-cell office:value-type="float" office:value="0.921471272813">
            <text:p>0.9214712728</text:p>
          </table:table-cell>
          <table:table-cell office:value-type="float" office:value="0.921818961603">
            <text:p>0.9218189616</text:p>
          </table:table-cell>
          <table:table-cell table:number-columns-repeated="2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0.958566173005">
            <text:p>0.958566173</text:p>
          </table:table-cell>
          <table:table-cell office:value-type="float" office:value="0.931565723023">
            <text:p>0.931565723</text:p>
          </table:table-cell>
          <table:table-cell office:value-type="float" office:value="0.929563686123">
            <text:p>0.9295636861</text:p>
          </table:table-cell>
          <table:table-cell office:value-type="float" office:value="0.926781061932">
            <text:p>0.9267810619</text:p>
          </table:table-cell>
          <table:table-cell office:value-type="float" office:value="0.926820624748">
            <text:p>0.9268206247</text:p>
          </table:table-cell>
          <table:table-cell table:number-columns-repeated="2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0.948658240867">
            <text:p>0.9486582409</text:p>
          </table:table-cell>
          <table:table-cell office:value-type="float" office:value="0.918488499942">
            <text:p>0.9184884999</text:p>
          </table:table-cell>
          <table:table-cell office:value-type="float" office:value="0.916164087214">
            <text:p>0.9161640872</text:p>
          </table:table-cell>
          <table:table-cell office:value-type="float" office:value="0.913024427284">
            <text:p>0.9130244273</text:p>
          </table:table-cell>
          <table:table-cell office:value-type="float" office:value="0.91411423317">
            <text:p>0.9141142332</text:p>
          </table:table-cell>
          <table:table-cell table:number-columns-repeated="2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954118144758">
            <text:p>0.9541181448</text:p>
          </table:table-cell>
          <table:table-cell office:value-type="float" office:value="0.923198623953">
            <text:p>0.923198624</text:p>
          </table:table-cell>
          <table:table-cell office:value-type="float" office:value="0.92173717175">
            <text:p>0.9217371718</text:p>
          </table:table-cell>
          <table:table-cell office:value-type="float" office:value="0.919073357838">
            <text:p>0.9190733578</text:p>
          </table:table-cell>
          <table:table-cell office:value-type="float" office:value="0.919102567294">
            <text:p>0.9191025673</text:p>
          </table:table-cell>
          <table:table-cell table:number-columns-repeated="2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0.958012672019">
            <text:p>0.958012672</text:p>
          </table:table-cell>
          <table:table-cell office:value-type="float" office:value="0.926843140605">
            <text:p>0.9268431406</text:p>
          </table:table-cell>
          <table:table-cell office:value-type="float" office:value="0.925158070816">
            <text:p>0.9251580708</text:p>
          </table:table-cell>
          <table:table-cell office:value-type="float" office:value="0.922560696932">
            <text:p>0.9225606969</text:p>
          </table:table-cell>
          <table:table-cell office:value-type="float" office:value="0.922751052624">
            <text:p>0.9227510526</text:p>
          </table:table-cell>
          <table:table-cell table:number-columns-repeated="2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0.946746712477">
            <text:p>0.9467467125</text:p>
          </table:table-cell>
          <table:table-cell office:value-type="float" office:value="0.91600713556">
            <text:p>0.9160071356</text:p>
          </table:table-cell>
          <table:table-cell office:value-type="float" office:value="0.914337284302">
            <text:p>0.9143372843</text:p>
          </table:table-cell>
          <table:table-cell office:value-type="float" office:value="0.912270578585">
            <text:p>0.9122705786</text:p>
          </table:table-cell>
          <table:table-cell office:value-type="float" office:value="0.911405877071">
            <text:p>0.9114058771</text:p>
          </table:table-cell>
          <table:table-cell table:number-columns-repeated="2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0.952949221271">
            <text:p>0.9529492213</text:p>
          </table:table-cell>
          <table:table-cell office:value-type="float" office:value="0.920666773899">
            <text:p>0.9206667739</text:p>
          </table:table-cell>
          <table:table-cell office:value-type="float" office:value="0.919534135315">
            <text:p>0.9195341353</text:p>
          </table:table-cell>
          <table:table-cell office:value-type="float" office:value="0.917497347235">
            <text:p>0.9174973472</text:p>
          </table:table-cell>
          <table:table-cell office:value-type="float" office:value="0.916348013854">
            <text:p>0.9163480139</text:p>
          </table:table-cell>
          <table:table-cell table:number-columns-repeated="2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0.957220962201">
            <text:p>0.9572209622</text:p>
          </table:table-cell>
          <table:table-cell office:value-type="float" office:value="0.924347168999">
            <text:p>0.924347169</text:p>
          </table:table-cell>
          <table:table-cell office:value-type="float" office:value="0.922946036741">
            <text:p>0.9229460367</text:p>
          </table:table-cell>
          <table:table-cell office:value-type="float" office:value="0.92069551601">
            <text:p>0.920695516</text:p>
          </table:table-cell>
          <table:table-cell office:value-type="float" office:value="0.91942660489">
            <text:p>0.9194266049</text:p>
          </table:table-cell>
          <table:table-cell table:number-columns-repeated="2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.945040550625">
            <text:p>0.9450405506</text:p>
          </table:table-cell>
          <table:table-cell office:value-type="float" office:value="0.912298725299">
            <text:p>0.9122987253</text:p>
          </table:table-cell>
          <table:table-cell office:value-type="float" office:value="0.911376221328">
            <text:p>0.9113762213</text:p>
          </table:table-cell>
          <table:table-cell office:value-type="float" office:value="0.908708209831">
            <text:p>0.9087082098</text:p>
          </table:table-cell>
          <table:table-cell office:value-type="float" office:value="0.907333544795">
            <text:p>0.9073335448</text:p>
          </table:table-cell>
          <table:table-cell table:number-columns-repeated="2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0.953525988034">
            <text:p>0.953525988</text:p>
          </table:table-cell>
          <table:table-cell office:value-type="float" office:value="0.918073516987">
            <text:p>0.918073517</text:p>
          </table:table-cell>
          <table:table-cell office:value-type="float" office:value="0.917925772985">
            <text:p>0.917925773</text:p>
          </table:table-cell>
          <table:table-cell office:value-type="float" office:value="0.915447029012">
            <text:p>0.915447029</text:p>
          </table:table-cell>
          <table:table-cell office:value-type="float" office:value="0.913694124404">
            <text:p>0.9136941244</text:p>
          </table:table-cell>
          <table:table-cell table:number-columns-repeated="2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0.957071251065">
            <text:p>0.9570712511</text:p>
          </table:table-cell>
          <table:table-cell office:value-type="float" office:value="0.922600342018">
            <text:p>0.922600342</text:p>
          </table:table-cell>
          <table:table-cell office:value-type="float" office:value="0.922620213516">
            <text:p>0.9226202135</text:p>
          </table:table-cell>
          <table:table-cell office:value-type="float" office:value="0.919824841047">
            <text:p>0.919824841</text:p>
          </table:table-cell>
          <table:table-cell office:value-type="float" office:value="0.918872182741">
            <text:p>0.9188721827</text:p>
          </table:table-cell>
          <table:table-cell table:number-columns-repeated="2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0.945300314565">
            <text:p>0.9453003146</text:p>
          </table:table-cell>
          <table:table-cell office:value-type="float" office:value="0.910621420145">
            <text:p>0.9106214201</text:p>
          </table:table-cell>
          <table:table-cell office:value-type="float" office:value="0.910329617119">
            <text:p>0.9103296171</text:p>
          </table:table-cell>
          <table:table-cell office:value-type="float" office:value="0.906965191993">
            <text:p>0.906965192</text:p>
          </table:table-cell>
          <table:table-cell office:value-type="float" office:value="0.906617106511">
            <text:p>0.9066171065</text:p>
          </table:table-cell>
          <table:table-cell table:number-columns-repeated="2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0.95311423603">
            <text:p>0.953114236</text:p>
          </table:table-cell>
          <table:table-cell office:value-type="float" office:value="0.923549964058">
            <text:p>0.9235499641</text:p>
          </table:table-cell>
          <table:table-cell office:value-type="float" office:value="0.922493735959">
            <text:p>0.922493736</text:p>
          </table:table-cell>
          <table:table-cell office:value-type="float" office:value="0.919896884943">
            <text:p>0.9198968849</text:p>
          </table:table-cell>
          <table:table-cell office:value-type="float" office:value="0.919570638538">
            <text:p>0.9195706385</text:p>
          </table:table-cell>
          <table:table-cell table:number-columns-repeated="2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957514352091">
            <text:p>0.9575143521</text:p>
          </table:table-cell>
          <table:table-cell office:value-type="float" office:value="0.928298083861">
            <text:p>0.9282980839</text:p>
          </table:table-cell>
          <table:table-cell office:value-type="float" office:value="0.927086676584">
            <text:p>0.9270866766</text:p>
          </table:table-cell>
          <table:table-cell office:value-type="float" office:value="0.924366345191">
            <text:p>0.9243663452</text:p>
          </table:table-cell>
          <table:table-cell office:value-type="float" office:value="0.925086078905">
            <text:p>0.9250860789</text:p>
          </table:table-cell>
          <table:table-cell table:number-columns-repeated="2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0.947842241736">
            <text:p>0.9478422417</text:p>
          </table:table-cell>
          <table:table-cell office:value-type="float" office:value="0.915529669043">
            <text:p>0.915529669</text:p>
          </table:table-cell>
          <table:table-cell office:value-type="float" office:value="0.914278396591">
            <text:p>0.9142783966</text:p>
          </table:table-cell>
          <table:table-cell office:value-type="float" office:value="0.911769963992">
            <text:p>0.911769964</text:p>
          </table:table-cell>
          <table:table-cell office:value-type="float" office:value="0.912508980934">
            <text:p>0.9125089809</text:p>
          </table:table-cell>
          <table:table-cell table:number-columns-repeated="2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0.9530436455">
            <text:p>0.9530436455</text:p>
          </table:table-cell>
          <table:table-cell office:value-type="float" office:value="0.919975225218">
            <text:p>0.9199752252</text:p>
          </table:table-cell>
          <table:table-cell office:value-type="float" office:value="0.919063314519">
            <text:p>0.9190633145</text:p>
          </table:table-cell>
          <table:table-cell office:value-type="float" office:value="0.915999986826">
            <text:p>0.9159999868</text:p>
          </table:table-cell>
          <table:table-cell office:value-type="float" office:value="0.917261726197">
            <text:p>0.9172617262</text:p>
          </table:table-cell>
          <table:table-cell table:number-columns-repeated="2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0.956993370968">
            <text:p>0.956993371</text:p>
          </table:table-cell>
          <table:table-cell office:value-type="float" office:value="0.923453189526">
            <text:p>0.9234531895</text:p>
          </table:table-cell>
          <table:table-cell office:value-type="float" office:value="0.922464955689">
            <text:p>0.9224649557</text:p>
          </table:table-cell>
          <table:table-cell office:value-type="float" office:value="0.919578921327">
            <text:p>0.9195789213</text:p>
          </table:table-cell>
          <table:table-cell office:value-type="float" office:value="0.920149938879">
            <text:p>0.9201499389</text:p>
          </table:table-cell>
          <table:table-cell table:number-columns-repeated="2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0.945574532865">
            <text:p>0.9455745329</text:p>
          </table:table-cell>
          <table:table-cell office:value-type="float" office:value="0.908567240464">
            <text:p>0.9085672405</text:p>
          </table:table-cell>
          <table:table-cell office:value-type="float" office:value="0.908099774637">
            <text:p>0.9080997746</text:p>
          </table:table-cell>
          <table:table-cell office:value-type="float" office:value="0.904657525546">
            <text:p>0.9046575255</text:p>
          </table:table-cell>
          <table:table-cell office:value-type="float" office:value="0.904771880384">
            <text:p>0.9047718804</text:p>
          </table:table-cell>
          <table:table-cell table:number-columns-repeated="2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.952362219543">
            <text:p>0.9523622195</text:p>
          </table:table-cell>
          <table:table-cell office:value-type="float" office:value="0.915217675486">
            <text:p>0.9152176755</text:p>
          </table:table-cell>
          <table:table-cell office:value-type="float" office:value="0.914656123487">
            <text:p>0.9146561235</text:p>
          </table:table-cell>
          <table:table-cell office:value-type="float" office:value="0.911524903854">
            <text:p>0.9115249039</text:p>
          </table:table-cell>
          <table:table-cell office:value-type="float" office:value="0.911534248948">
            <text:p>0.9115342489</text:p>
          </table:table-cell>
          <table:table-cell table:number-columns-repeated="2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0.957670243269">
            <text:p>0.9576702433</text:p>
          </table:table-cell>
          <table:table-cell office:value-type="float" office:value="0.920804017106">
            <text:p>0.9208040171</text:p>
          </table:table-cell>
          <table:table-cell office:value-type="float" office:value="0.920054166901">
            <text:p>0.9200541669</text:p>
          </table:table-cell>
          <table:table-cell office:value-type="float" office:value="0.917746510808">
            <text:p>0.9177465108</text:p>
          </table:table-cell>
          <table:table-cell office:value-type="float" office:value="0.918364867236">
            <text:p>0.9183648672</text:p>
          </table:table-cell>
          <table:table-cell table:number-columns-repeated="2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0.947102763509">
            <text:p>0.9471027635</text:p>
          </table:table-cell>
          <table:table-cell office:value-type="float" office:value="0.907541705759">
            <text:p>0.9075417058</text:p>
          </table:table-cell>
          <table:table-cell office:value-type="float" office:value="0.906645843284">
            <text:p>0.9066458433</text:p>
          </table:table-cell>
          <table:table-cell office:value-type="float" office:value="0.904032557452">
            <text:p>0.9040325575</text:p>
          </table:table-cell>
          <table:table-cell office:value-type="float" office:value="0.905049422833">
            <text:p>0.9050494228</text:p>
          </table:table-cell>
          <table:table-cell table:number-columns-repeated="2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0.953005508316">
            <text:p>0.9530055083</text:p>
          </table:table-cell>
          <table:table-cell office:value-type="float" office:value="0.914478761185">
            <text:p>0.9144787612</text:p>
          </table:table-cell>
          <table:table-cell office:value-type="float" office:value="0.913936931436">
            <text:p>0.9139369314</text:p>
          </table:table-cell>
          <table:table-cell office:value-type="float" office:value="0.911921175929">
            <text:p>0.9119211759</text:p>
          </table:table-cell>
          <table:table-cell office:value-type="float" office:value="0.912425077457">
            <text:p>0.9124250775</text:p>
          </table:table-cell>
          <table:table-cell table:number-columns-repeated="2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0.956983366933">
            <text:p>0.9569833669</text:p>
          </table:table-cell>
          <table:table-cell office:value-type="float" office:value="0.919348366402">
            <text:p>0.9193483664</text:p>
          </table:table-cell>
          <table:table-cell office:value-type="float" office:value="0.918156482486">
            <text:p>0.9181564825</text:p>
          </table:table-cell>
          <table:table-cell office:value-type="float" office:value="0.916055175051">
            <text:p>0.9160551751</text:p>
          </table:table-cell>
          <table:table-cell office:value-type="float" office:value="0.91595298581">
            <text:p>0.9159529858</text:p>
          </table:table-cell>
          <table:table-cell table:number-columns-repeated="2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945564306733">
            <text:p>0.9455643067</text:p>
          </table:table-cell>
          <table:table-cell office:value-type="float" office:value="0.908002166464">
            <text:p>0.9080021665</text:p>
          </table:table-cell>
          <table:table-cell office:value-type="float" office:value="0.907273412904">
            <text:p>0.9072734129</text:p>
          </table:table-cell>
          <table:table-cell office:value-type="float" office:value="0.904230515844">
            <text:p>0.9042305158</text:p>
          </table:table-cell>
          <table:table-cell office:value-type="float" office:value="0.904568883993">
            <text:p>0.904568884</text:p>
          </table:table-cell>
          <table:table-cell table:number-columns-repeated="2"/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0.964073627939">
            <text:p>0.9640736279</text:p>
          </table:table-cell>
          <table:table-cell office:value-type="float" office:value="0.922959244471">
            <text:p>0.9229592445</text:p>
          </table:table-cell>
          <table:table-cell office:value-type="float" office:value="0.92145685355">
            <text:p>0.9214568536</text:p>
          </table:table-cell>
          <table:table-cell office:value-type="float" office:value="0.919060696125">
            <text:p>0.9190606961</text:p>
          </table:table-cell>
          <table:table-cell office:value-type="float" office:value="0.919515120651">
            <text:p>0.9195151207</text:p>
          </table:table-cell>
          <table:table-cell table:number-columns-repeated="2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0.957732830477">
            <text:p>0.9577328305</text:p>
          </table:table-cell>
          <table:table-cell office:value-type="float" office:value="0.927952015893">
            <text:p>0.9279520159</text:p>
          </table:table-cell>
          <table:table-cell office:value-type="float" office:value="0.926855908347">
            <text:p>0.9268559083</text:p>
          </table:table-cell>
          <table:table-cell office:value-type="float" office:value="0.923936765893">
            <text:p>0.9239367659</text:p>
          </table:table-cell>
          <table:table-cell office:value-type="float" office:value="0.923783941503">
            <text:p>0.9237839415</text:p>
          </table:table-cell>
          <table:table-cell table:number-columns-repeated="2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0.94610290322">
            <text:p>0.9461029032</text:p>
          </table:table-cell>
          <table:table-cell office:value-type="float" office:value="0.913717488491">
            <text:p>0.9137174885</text:p>
          </table:table-cell>
          <table:table-cell office:value-type="float" office:value="0.912996282832">
            <text:p>0.9129962828</text:p>
          </table:table-cell>
          <table:table-cell office:value-type="float" office:value="0.909844667724">
            <text:p>0.9098446677</text:p>
          </table:table-cell>
          <table:table-cell office:value-type="float" office:value="0.909807458542">
            <text:p>0.9098074585</text:p>
          </table:table-cell>
          <table:table-cell table:number-columns-repeated="2"/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0.95183121928">
            <text:p>0.9518312193</text:p>
          </table:table-cell>
          <table:table-cell office:value-type="float" office:value="0.917840775557">
            <text:p>0.9178407756</text:p>
          </table:table-cell>
          <table:table-cell office:value-type="float" office:value="0.916699215688">
            <text:p>0.9166992157</text:p>
          </table:table-cell>
          <table:table-cell office:value-type="float" office:value="0.914291000775">
            <text:p>0.9142910008</text:p>
          </table:table-cell>
          <table:table-cell office:value-type="float" office:value="0.913589106603">
            <text:p>0.9135891066</text:p>
          </table:table-cell>
          <table:table-cell table:number-columns-repeated="2"/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957326802452">
            <text:p>0.9573268025</text:p>
          </table:table-cell>
          <table:table-cell office:value-type="float" office:value="0.923351815558">
            <text:p>0.9233518156</text:p>
          </table:table-cell>
          <table:table-cell office:value-type="float" office:value="0.922508329656">
            <text:p>0.9225083297</text:p>
          </table:table-cell>
          <table:table-cell office:value-type="float" office:value="0.920550067764">
            <text:p>0.9205500678</text:p>
          </table:table-cell>
          <table:table-cell office:value-type="float" office:value="0.919513743586">
            <text:p>0.9195137436</text:p>
          </table:table-cell>
          <table:table-cell table:number-columns-repeated="2"/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0.945473592228">
            <text:p>0.9454735922</text:p>
          </table:table-cell>
          <table:table-cell office:value-type="float" office:value="0.908471691718">
            <text:p>0.9084716917</text:p>
          </table:table-cell>
          <table:table-cell office:value-type="float" office:value="0.907007652963">
            <text:p>0.907007653</text:p>
          </table:table-cell>
          <table:table-cell office:value-type="float" office:value="0.905163065695">
            <text:p>0.9051630657</text:p>
          </table:table-cell>
          <table:table-cell office:value-type="float" office:value="0.904830529147">
            <text:p>0.9048305291</text:p>
          </table:table-cell>
          <table:table-cell table:number-columns-repeated="2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0.951410556732">
            <text:p>0.9514105567</text:p>
          </table:table-cell>
          <table:table-cell office:value-type="float" office:value="0.913957391992">
            <text:p>0.913957392</text:p>
          </table:table-cell>
          <table:table-cell office:value-type="float" office:value="0.912596054012">
            <text:p>0.912596054</text:p>
          </table:table-cell>
          <table:table-cell office:value-type="float" office:value="0.910693963332">
            <text:p>0.9106939633</text:p>
          </table:table-cell>
          <table:table-cell office:value-type="float" office:value="0.909697370024">
            <text:p>0.90969737</text:p>
          </table:table-cell>
          <table:table-cell table:number-columns-repeated="2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0.955323116348">
            <text:p>0.9553231163</text:p>
          </table:table-cell>
          <table:table-cell office:value-type="float" office:value="0.916833170391">
            <text:p>0.9168331704</text:p>
          </table:table-cell>
          <table:table-cell office:value-type="float" office:value="0.915254048893">
            <text:p>0.9152540489</text:p>
          </table:table-cell>
          <table:table-cell office:value-type="float" office:value="0.913714518081">
            <text:p>0.9137145181</text:p>
          </table:table-cell>
          <table:table-cell office:value-type="float" office:value="0.913080146376">
            <text:p>0.9130801464</text:p>
          </table:table-cell>
          <table:table-cell table:number-columns-repeated="2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0.94300970751">
            <text:p>0.9430097075</text:p>
          </table:table-cell>
          <table:table-cell office:value-type="float" office:value="0.90356059469">
            <text:p>0.9035605947</text:p>
          </table:table-cell>
          <table:table-cell office:value-type="float" office:value="0.902207752534">
            <text:p>0.9022077525</text:p>
          </table:table-cell>
          <table:table-cell office:value-type="float" office:value="0.900319018217">
            <text:p>0.9003190182</text:p>
          </table:table-cell>
          <table:table-cell office:value-type="float" office:value="0.899278535075">
            <text:p>0.8992785351</text:p>
          </table:table-cell>
          <table:table-cell table:number-columns-repeated="2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950687933059">
            <text:p>0.9506879331</text:p>
          </table:table-cell>
          <table:table-cell office:value-type="float" office:value="0.910344947476">
            <text:p>0.9103449475</text:p>
          </table:table-cell>
          <table:table-cell office:value-type="float" office:value="0.909673404375">
            <text:p>0.9096734044</text:p>
          </table:table-cell>
          <table:table-cell office:value-type="float" office:value="0.907437360218">
            <text:p>0.9074373602</text:p>
          </table:table-cell>
          <table:table-cell office:value-type="float" office:value="0.906187620168">
            <text:p>0.9061876202</text:p>
          </table:table-cell>
          <table:table-cell table:number-columns-repeated="2"/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0.955071332652">
            <text:p>0.9550713327</text:p>
          </table:table-cell>
          <table:table-cell office:value-type="float" office:value="0.914746819271">
            <text:p>0.9147468193</text:p>
          </table:table-cell>
          <table:table-cell office:value-type="float" office:value="0.914167717052">
            <text:p>0.9141677171</text:p>
          </table:table-cell>
          <table:table-cell office:value-type="float" office:value="0.911337008367">
            <text:p>0.9113370084</text:p>
          </table:table-cell>
          <table:table-cell office:value-type="float" office:value="0.91046822265">
            <text:p>0.9104682227</text:p>
          </table:table-cell>
          <table:table-cell table:number-columns-repeated="2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0.944561322065">
            <text:p>0.9445613221</text:p>
          </table:table-cell>
          <table:table-cell office:value-type="float" office:value="0.904442854294">
            <text:p>0.9044428543</text:p>
          </table:table-cell>
          <table:table-cell office:value-type="float" office:value="0.904170463297">
            <text:p>0.9041704633</text:p>
          </table:table-cell>
          <table:table-cell office:value-type="float" office:value="0.901884878383">
            <text:p>0.9018848784</text:p>
          </table:table-cell>
          <table:table-cell office:value-type="float" office:value="0.899679324505">
            <text:p>0.8996793245</text:p>
          </table:table-cell>
          <table:table-cell table:number-columns-repeated="2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0.950967006186">
            <text:p>0.9509670062</text:p>
          </table:table-cell>
          <table:table-cell office:value-type="float" office:value="0.918761111298">
            <text:p>0.9187611113</text:p>
          </table:table-cell>
          <table:table-cell office:value-type="float" office:value="0.918385119247">
            <text:p>0.9183851192</text:p>
          </table:table-cell>
          <table:table-cell office:value-type="float" office:value="0.916149043155">
            <text:p>0.9161490432</text:p>
          </table:table-cell>
          <table:table-cell office:value-type="float" office:value="0.915243629626">
            <text:p>0.9152436296</text:p>
          </table:table-cell>
          <table:table-cell table:number-columns-repeated="2"/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0.955865668673">
            <text:p>0.9558656687</text:p>
          </table:table-cell>
          <table:table-cell office:value-type="float" office:value="0.924534592088">
            <text:p>0.9245345921</text:p>
          </table:table-cell>
          <table:table-cell office:value-type="float" office:value="0.925169313565">
            <text:p>0.9251693136</text:p>
          </table:table-cell>
          <table:table-cell office:value-type="float" office:value="0.922370666921">
            <text:p>0.9223706669</text:p>
          </table:table-cell>
          <table:table-cell office:value-type="float" office:value="0.921197284882">
            <text:p>0.9211972849</text:p>
          </table:table-cell>
          <table:table-cell table:number-columns-repeated="2"/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0.944702232761">
            <text:p>0.9447022328</text:p>
          </table:table-cell>
          <table:table-cell office:value-type="float" office:value="0.910778788891">
            <text:p>0.9107787889</text:p>
          </table:table-cell>
          <table:table-cell office:value-type="float" office:value="0.911343571092">
            <text:p>0.9113435711</text:p>
          </table:table-cell>
          <table:table-cell office:value-type="float" office:value="0.90796762002">
            <text:p>0.90796762</text:p>
          </table:table-cell>
          <table:table-cell office:value-type="float" office:value="0.907490721746">
            <text:p>0.9074907217</text:p>
          </table:table-cell>
          <table:table-cell table:number-columns-repeated="2"/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0.953073583918">
            <text:p>0.9530735839</text:p>
          </table:table-cell>
          <table:table-cell office:value-type="float" office:value="0.916011154885">
            <text:p>0.9160111549</text:p>
          </table:table-cell>
          <table:table-cell office:value-type="float" office:value="0.916757966322">
            <text:p>0.9167579663</text:p>
          </table:table-cell>
          <table:table-cell office:value-type="float" office:value="0.913820704803">
            <text:p>0.9138207048</text:p>
          </table:table-cell>
          <table:table-cell office:value-type="float" office:value="0.913044130752">
            <text:p>0.9130441308</text:p>
          </table:table-cell>
          <table:table-cell table:number-columns-repeated="2"/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0.95590225378">
            <text:p>0.9559022538</text:p>
          </table:table-cell>
          <table:table-cell office:value-type="float" office:value="0.918058309901">
            <text:p>0.9180583099</text:p>
          </table:table-cell>
          <table:table-cell office:value-type="float" office:value="0.918733935744">
            <text:p>0.9187339357</text:p>
          </table:table-cell>
          <table:table-cell office:value-type="float" office:value="0.916282585625">
            <text:p>0.9162825856</text:p>
          </table:table-cell>
          <table:table-cell office:value-type="float" office:value="0.914993064377">
            <text:p>0.9149930644</text:p>
          </table:table-cell>
          <table:table-cell table:number-columns-repeated="2"/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0.944209433962">
            <text:p>0.944209434</text:p>
          </table:table-cell>
          <table:table-cell office:value-type="float" office:value="0.906197867572">
            <text:p>0.9061978676</text:p>
          </table:table-cell>
          <table:table-cell office:value-type="float" office:value="0.906817303923">
            <text:p>0.9068173039</text:p>
          </table:table-cell>
          <table:table-cell office:value-type="float" office:value="0.904502234176">
            <text:p>0.9045022342</text:p>
          </table:table-cell>
          <table:table-cell office:value-type="float" office:value="0.902976302337">
            <text:p>0.9029763023</text:p>
          </table:table-cell>
          <table:table-cell table:number-columns-repeated="2"/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0.949899025774">
            <text:p>0.9498990258</text:p>
          </table:table-cell>
          <table:table-cell office:value-type="float" office:value="0.910407243006">
            <text:p>0.910407243</text:p>
          </table:table-cell>
          <table:table-cell office:value-type="float" office:value="0.911009696722">
            <text:p>0.9110096967</text:p>
          </table:table-cell>
          <table:table-cell office:value-type="float" office:value="0.907990026253">
            <text:p>0.9079900263</text:p>
          </table:table-cell>
          <table:table-cell office:value-type="float" office:value="0.907929001384">
            <text:p>0.9079290014</text:p>
          </table:table-cell>
          <table:table-cell table:number-columns-repeated="2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954601077733">
            <text:p>0.9546010777</text:p>
          </table:table-cell>
          <table:table-cell office:value-type="float" office:value="0.916049588378">
            <text:p>0.9160495884</text:p>
          </table:table-cell>
          <table:table-cell office:value-type="float" office:value="0.916547119503">
            <text:p>0.9165471195</text:p>
          </table:table-cell>
          <table:table-cell office:value-type="float" office:value="0.914236704838">
            <text:p>0.9142367048</text:p>
          </table:table-cell>
          <table:table-cell office:value-type="float" office:value="0.913298751167">
            <text:p>0.9132987512</text:p>
          </table:table-cell>
          <table:table-cell table:number-columns-repeated="2"/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0.943640461446">
            <text:p>0.9436404614</text:p>
          </table:table-cell>
          <table:table-cell office:value-type="float" office:value="0.903535740559">
            <text:p>0.9035357406</text:p>
          </table:table-cell>
          <table:table-cell office:value-type="float" office:value="0.903930432025">
            <text:p>0.903930432</text:p>
          </table:table-cell>
          <table:table-cell office:value-type="float" office:value="0.901544694736">
            <text:p>0.9015446947</text:p>
          </table:table-cell>
          <table:table-cell office:value-type="float" office:value="0.900926545723">
            <text:p>0.9009265457</text:p>
          </table:table-cell>
          <table:table-cell table:number-columns-repeated="2"/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0.949387536994">
            <text:p>0.949387537</text:p>
          </table:table-cell>
          <table:table-cell office:value-type="float" office:value="0.908581337892">
            <text:p>0.9085813379</text:p>
          </table:table-cell>
          <table:table-cell office:value-type="float" office:value="0.908728946799">
            <text:p>0.9087289468</text:p>
          </table:table-cell>
          <table:table-cell office:value-type="float" office:value="0.906027697565">
            <text:p>0.9060276976</text:p>
          </table:table-cell>
          <table:table-cell office:value-type="float" office:value="0.905154846165">
            <text:p>0.9051548462</text:p>
          </table:table-cell>
          <table:table-cell table:number-columns-repeated="2"/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0.953823094921">
            <text:p>0.9538230949</text:p>
          </table:table-cell>
          <table:table-cell office:value-type="float" office:value="0.914477368612">
            <text:p>0.9144773686</text:p>
          </table:table-cell>
          <table:table-cell office:value-type="float" office:value="0.914766048755">
            <text:p>0.9147660488</text:p>
          </table:table-cell>
          <table:table-cell office:value-type="float" office:value="0.91251077635">
            <text:p>0.9125107764</text:p>
          </table:table-cell>
          <table:table-cell office:value-type="float" office:value="0.910822808767">
            <text:p>0.9108228088</text:p>
          </table:table-cell>
          <table:table-cell table:number-columns-repeated="2"/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0.942791972129">
            <text:p>0.9427919721</text:p>
          </table:table-cell>
          <table:table-cell office:value-type="float" office:value="0.899896118406">
            <text:p>0.8998961184</text:p>
          </table:table-cell>
          <table:table-cell office:value-type="float" office:value="0.898897957166">
            <text:p>0.8988979572</text:p>
          </table:table-cell>
          <table:table-cell office:value-type="float" office:value="0.896610253528">
            <text:p>0.8966102535</text:p>
          </table:table-cell>
          <table:table-cell office:value-type="float" office:value="0.895526588321">
            <text:p>0.8955265883</text:p>
          </table:table-cell>
          <table:table-cell table:number-columns-repeated="2"/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0.94924828404">
            <text:p>0.949248284</text:p>
          </table:table-cell>
          <table:table-cell office:value-type="float" office:value="0.91507092811">
            <text:p>0.9150709281</text:p>
          </table:table-cell>
          <table:table-cell office:value-type="float" office:value="0.914249102055">
            <text:p>0.9142491021</text:p>
          </table:table-cell>
          <table:table-cell office:value-type="float" office:value="0.911908790787">
            <text:p>0.9119087908</text:p>
          </table:table-cell>
          <table:table-cell office:value-type="float" office:value="0.910089950809">
            <text:p>0.9100899508</text:p>
          </table:table-cell>
          <table:table-cell table:number-columns-repeated="2"/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0.954022762013">
            <text:p>0.954022762</text:p>
          </table:table-cell>
          <table:table-cell office:value-type="float" office:value="0.921218785756">
            <text:p>0.9212187858</text:p>
          </table:table-cell>
          <table:table-cell office:value-type="float" office:value="0.920803525155">
            <text:p>0.9208035252</text:p>
          </table:table-cell>
          <table:table-cell office:value-type="float" office:value="0.917802665145">
            <text:p>0.9178026651</text:p>
          </table:table-cell>
          <table:table-cell office:value-type="float" office:value="0.91793716461">
            <text:p>0.9179371646</text:p>
          </table:table-cell>
          <table:table-cell table:number-columns-repeated="2"/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0.943199921156">
            <text:p>0.9431999212</text:p>
          </table:table-cell>
          <table:table-cell office:value-type="float" office:value="0.90750751729">
            <text:p>0.9075075173</text:p>
          </table:table-cell>
          <table:table-cell office:value-type="float" office:value="0.906561586016">
            <text:p>0.906561586</text:p>
          </table:table-cell>
          <table:table-cell office:value-type="float" office:value="0.903481004329">
            <text:p>0.9034810043</text:p>
          </table:table-cell>
          <table:table-cell office:value-type="float" office:value="0.903697094777">
            <text:p>0.9036970948</text:p>
          </table:table-cell>
          <table:table-cell table:number-columns-repeated="2"/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0.949660405165">
            <text:p>0.9496604052</text:p>
          </table:table-cell>
          <table:table-cell office:value-type="float" office:value="0.912884615426">
            <text:p>0.9128846154</text:p>
          </table:table-cell>
          <table:table-cell office:value-type="float" office:value="0.912392176342">
            <text:p>0.9123921763</text:p>
          </table:table-cell>
          <table:table-cell office:value-type="float" office:value="0.909169909246">
            <text:p>0.9091699092</text:p>
          </table:table-cell>
          <table:table-cell office:value-type="float" office:value="0.909587748152">
            <text:p>0.9095877482</text:p>
          </table:table-cell>
          <table:table-cell table:number-columns-repeated="2"/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0.954533431116">
            <text:p>0.9545334311</text:p>
          </table:table-cell>
          <table:table-cell office:value-type="float" office:value="0.916657779238">
            <text:p>0.9166577792</text:p>
          </table:table-cell>
          <table:table-cell office:value-type="float" office:value="0.916294095097">
            <text:p>0.9162940951</text:p>
          </table:table-cell>
          <table:table-cell office:value-type="float" office:value="0.913105796015">
            <text:p>0.913105796</text:p>
          </table:table-cell>
          <table:table-cell office:value-type="float" office:value="0.912784178226">
            <text:p>0.9127841782</text:p>
          </table:table-cell>
          <table:table-cell table:number-columns-repeated="2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942993729829">
            <text:p>0.9429937298</text:p>
          </table:table-cell>
          <table:table-cell office:value-type="float" office:value="0.905555897657">
            <text:p>0.9055558977</text:p>
          </table:table-cell>
          <table:table-cell office:value-type="float" office:value="0.905549367339">
            <text:p>0.9055493673</text:p>
          </table:table-cell>
          <table:table-cell office:value-type="float" office:value="0.902632974845">
            <text:p>0.9026329748</text:p>
          </table:table-cell>
          <table:table-cell office:value-type="float" office:value="0.902140862816">
            <text:p>0.9021408628</text:p>
          </table:table-cell>
          <table:table-cell table:number-columns-repeated="2"/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0.951682196703">
            <text:p>0.9516821967</text:p>
          </table:table-cell>
          <table:table-cell office:value-type="float" office:value="0.91246981131">
            <text:p>0.9124698113</text:p>
          </table:table-cell>
          <table:table-cell office:value-type="float" office:value="0.911713922244">
            <text:p>0.9117139222</text:p>
          </table:table-cell>
          <table:table-cell office:value-type="float" office:value="0.909044150025">
            <text:p>0.90904415</text:p>
          </table:table-cell>
          <table:table-cell office:value-type="float" office:value="0.90842572507">
            <text:p>0.9084257251</text:p>
          </table:table-cell>
          <table:table-cell table:number-columns-repeated="2"/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0.954697635853">
            <text:p>0.9546976359</text:p>
          </table:table-cell>
          <table:table-cell office:value-type="float" office:value="0.915921921052">
            <text:p>0.9159219211</text:p>
          </table:table-cell>
          <table:table-cell office:value-type="float" office:value="0.915229353451">
            <text:p>0.9152293535</text:p>
          </table:table-cell>
          <table:table-cell office:value-type="float" office:value="0.912269922062">
            <text:p>0.9122699221</text:p>
          </table:table-cell>
          <table:table-cell office:value-type="float" office:value="0.912307785127">
            <text:p>0.9123077851</text:p>
          </table:table-cell>
          <table:table-cell table:number-columns-repeated="2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0.942602329379">
            <text:p>0.9426023294</text:p>
          </table:table-cell>
          <table:table-cell office:value-type="float" office:value="0.901624012677">
            <text:p>0.9016240127</text:p>
          </table:table-cell>
          <table:table-cell office:value-type="float" office:value="0.901609808969">
            <text:p>0.901609809</text:p>
          </table:table-cell>
          <table:table-cell office:value-type="float" office:value="0.898545687662">
            <text:p>0.8985456877</text:p>
          </table:table-cell>
          <table:table-cell office:value-type="float" office:value="0.898837218179">
            <text:p>0.8988372182</text:p>
          </table:table-cell>
          <table:table-cell table:number-columns-repeated="2"/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0.950198333813">
            <text:p>0.9501983338</text:p>
          </table:table-cell>
          <table:table-cell office:value-type="float" office:value="0.909601496364">
            <text:p>0.9096014964</text:p>
          </table:table-cell>
          <table:table-cell office:value-type="float" office:value="0.909289188987">
            <text:p>0.909289189</text:p>
          </table:table-cell>
          <table:table-cell office:value-type="float" office:value="0.906524150398">
            <text:p>0.9065241504</text:p>
          </table:table-cell>
          <table:table-cell office:value-type="float" office:value="0.90611092095">
            <text:p>0.906110921</text:p>
          </table:table-cell>
          <table:table-cell table:number-columns-repeated="2"/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0.955270145757">
            <text:p>0.9552701458</text:p>
          </table:table-cell>
          <table:table-cell office:value-type="float" office:value="0.91479450551">
            <text:p>0.9147945055</text:p>
          </table:table-cell>
          <table:table-cell office:value-type="float" office:value="0.91501191118">
            <text:p>0.9150119112</text:p>
          </table:table-cell>
          <table:table-cell office:value-type="float" office:value="0.912049013788">
            <text:p>0.9120490138</text:p>
          </table:table-cell>
          <table:table-cell office:value-type="float" office:value="0.912173107918">
            <text:p>0.9121731079</text:p>
          </table:table-cell>
          <table:table-cell table:number-columns-repeated="2"/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0.944283172692">
            <text:p>0.9442831727</text:p>
          </table:table-cell>
          <table:table-cell office:value-type="float" office:value="0.901004839271">
            <text:p>0.9010048393</text:p>
          </table:table-cell>
          <table:table-cell office:value-type="float" office:value="0.901088906289">
            <text:p>0.9010889063</text:p>
          </table:table-cell>
          <table:table-cell office:value-type="float" office:value="0.898539523129">
            <text:p>0.8985395231</text:p>
          </table:table-cell>
          <table:table-cell office:value-type="float" office:value="0.897350111314">
            <text:p>0.8973501113</text:p>
          </table:table-cell>
          <table:table-cell table:number-columns-repeated="2"/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0.95057956185">
            <text:p>0.9505795619</text:p>
          </table:table-cell>
          <table:table-cell office:value-type="float" office:value="0.916964545975">
            <text:p>0.916964546</text:p>
          </table:table-cell>
          <table:table-cell office:value-type="float" office:value="0.916639852366">
            <text:p>0.9166398524</text:p>
          </table:table-cell>
          <table:table-cell office:value-type="float" office:value="0.913817463056">
            <text:p>0.9138174631</text:p>
          </table:table-cell>
          <table:table-cell office:value-type="float" office:value="0.912642953407">
            <text:p>0.9126429534</text:p>
          </table:table-cell>
          <table:table-cell table:number-columns-repeated="2"/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0.955129182271">
            <text:p>0.9551291823</text:p>
          </table:table-cell>
          <table:table-cell office:value-type="float" office:value="0.922683216156">
            <text:p>0.9226832162</text:p>
          </table:table-cell>
          <table:table-cell office:value-type="float" office:value="0.921832222641">
            <text:p>0.9218322226</text:p>
          </table:table-cell>
          <table:table-cell office:value-type="float" office:value="0.920134531529">
            <text:p>0.9201345315</text:p>
          </table:table-cell>
          <table:table-cell office:value-type="float" office:value="0.918515323608">
            <text:p>0.9185153236</text:p>
          </table:table-cell>
          <table:table-cell table:number-columns-repeated="2"/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0.944658980933">
            <text:p>0.9446589809</text:p>
          </table:table-cell>
          <table:table-cell office:value-type="float" office:value="0.909987367585">
            <text:p>0.9099873676</text:p>
          </table:table-cell>
          <table:table-cell office:value-type="float" office:value="0.909192913772">
            <text:p>0.9091929138</text:p>
          </table:table-cell>
          <table:table-cell office:value-type="float" office:value="0.907388387847">
            <text:p>0.9073883878</text:p>
          </table:table-cell>
          <table:table-cell office:value-type="float" office:value="0.906158689099">
            <text:p>0.9061586891</text:p>
          </table:table-cell>
          <table:table-cell table:number-columns-repeated="2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950566360306">
            <text:p>0.9505663603</text:p>
          </table:table-cell>
          <table:table-cell office:value-type="float" office:value="0.915565965205">
            <text:p>0.9155659652</text:p>
          </table:table-cell>
          <table:table-cell office:value-type="float" office:value="0.9151113278">
            <text:p>0.9151113278</text:p>
          </table:table-cell>
          <table:table-cell office:value-type="float" office:value="0.913366627734">
            <text:p>0.9133666277</text:p>
          </table:table-cell>
          <table:table-cell office:value-type="float" office:value="0.911324581404">
            <text:p>0.9113245814</text:p>
          </table:table-cell>
          <table:table-cell table:number-columns-repeated="2"/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0.954359413058">
            <text:p>0.9543594131</text:p>
          </table:table-cell>
          <table:table-cell office:value-type="float" office:value="0.919622317172">
            <text:p>0.9196223172</text:p>
          </table:table-cell>
          <table:table-cell office:value-type="float" office:value="0.919481688615">
            <text:p>0.9194816886</text:p>
          </table:table-cell>
          <table:table-cell office:value-type="float" office:value="0.917601097867">
            <text:p>0.9176010979</text:p>
          </table:table-cell>
          <table:table-cell office:value-type="float" office:value="0.915882299256">
            <text:p>0.9158822993</text:p>
          </table:table-cell>
          <table:table-cell table:number-columns-repeated="2"/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0.943999444159">
            <text:p>0.9439994442</text:p>
          </table:table-cell>
          <table:table-cell office:value-type="float" office:value="0.906556487458">
            <text:p>0.9065564875</text:p>
          </table:table-cell>
          <table:table-cell office:value-type="float" office:value="0.905977485626">
            <text:p>0.9059774856</text:p>
          </table:table-cell>
          <table:table-cell office:value-type="float" office:value="0.904780576858">
            <text:p>0.9047805769</text:p>
          </table:table-cell>
          <table:table-cell office:value-type="float" office:value="0.902319254941">
            <text:p>0.9023192549</text:p>
          </table:table-cell>
          <table:table-cell table:number-columns-repeated="2"/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0.950534268497">
            <text:p>0.9505342685</text:p>
          </table:table-cell>
          <table:table-cell office:value-type="float" office:value="0.913319077145">
            <text:p>0.9133190771</text:p>
          </table:table-cell>
          <table:table-cell office:value-type="float" office:value="0.912927739765">
            <text:p>0.9129277398</text:p>
          </table:table-cell>
          <table:table-cell office:value-type="float" office:value="0.911627995105">
            <text:p>0.9116279951</text:p>
          </table:table-cell>
          <table:table-cell office:value-type="float" office:value="0.909159065541">
            <text:p>0.9091590655</text:p>
          </table:table-cell>
          <table:table-cell table:number-columns-repeated="2"/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0.954717604053">
            <text:p>0.9547176041</text:p>
          </table:table-cell>
          <table:table-cell office:value-type="float" office:value="0.917463835512">
            <text:p>0.9174638355</text:p>
          </table:table-cell>
          <table:table-cell office:value-type="float" office:value="0.916630366957">
            <text:p>0.916630367</text:p>
          </table:table-cell>
          <table:table-cell office:value-type="float" office:value="0.915732190133">
            <text:p>0.9157321901</text:p>
          </table:table-cell>
          <table:table-cell office:value-type="float" office:value="0.913134899673">
            <text:p>0.9131348997</text:p>
          </table:table-cell>
          <table:table-cell table:number-columns-repeated="2"/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942604866334">
            <text:p>0.9426048663</text:p>
          </table:table-cell>
          <table:table-cell office:value-type="float" office:value="0.903109319063">
            <text:p>0.9031093191</text:p>
          </table:table-cell>
          <table:table-cell office:value-type="float" office:value="0.902849493232">
            <text:p>0.9028494932</text:p>
          </table:table-cell>
          <table:table-cell office:value-type="float" office:value="0.90171745545">
            <text:p>0.9017174555</text:p>
          </table:table-cell>
          <table:table-cell office:value-type="float" office:value="0.899651903839">
            <text:p>0.8996519038</text:p>
          </table:table-cell>
          <table:table-cell table:number-columns-repeated="2"/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0.951937261644">
            <text:p>0.9519372616</text:p>
          </table:table-cell>
          <table:table-cell office:value-type="float" office:value="0.909854946147">
            <text:p>0.9098549461</text:p>
          </table:table-cell>
          <table:table-cell office:value-type="float" office:value="0.910045156631">
            <text:p>0.9100451566</text:p>
          </table:table-cell>
          <table:table-cell office:value-type="float" office:value="0.907779125149">
            <text:p>0.9077791251</text:p>
          </table:table-cell>
          <table:table-cell office:value-type="float" office:value="0.905713574937">
            <text:p>0.9057135749</text:p>
          </table:table-cell>
          <table:table-cell table:number-columns-repeated="2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0.955174551721">
            <text:p>0.9551745517</text:p>
          </table:table-cell>
          <table:table-cell office:value-type="float" office:value="0.914690190167">
            <text:p>0.9146901902</text:p>
          </table:table-cell>
          <table:table-cell office:value-type="float" office:value="0.91471669321">
            <text:p>0.9147166932</text:p>
          </table:table-cell>
          <table:table-cell office:value-type="float" office:value="0.913554162921">
            <text:p>0.9135541629</text:p>
          </table:table-cell>
          <table:table-cell office:value-type="float" office:value="0.911139381795">
            <text:p>0.9111393818</text:p>
          </table:table-cell>
          <table:table-cell table:number-columns-repeated="2"/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0.942678120256">
            <text:p>0.9426781203</text:p>
          </table:table-cell>
          <table:table-cell office:value-type="float" office:value="0.900968774697">
            <text:p>0.9009687747</text:p>
          </table:table-cell>
          <table:table-cell office:value-type="float" office:value="0.9007721705">
            <text:p>0.9007721705</text:p>
          </table:table-cell>
          <table:table-cell office:value-type="float" office:value="0.899275258983">
            <text:p>0.899275259</text:p>
          </table:table-cell>
          <table:table-cell office:value-type="float" office:value="0.896589835685">
            <text:p>0.8965898357</text:p>
          </table:table-cell>
          <table:table-cell table:number-columns-repeated="2"/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0.95013476071">
            <text:p>0.9501347607</text:p>
          </table:table-cell>
          <table:table-cell office:value-type="float" office:value="0.915844825834">
            <text:p>0.9158448258</text:p>
          </table:table-cell>
          <table:table-cell office:value-type="float" office:value="0.915247823621">
            <text:p>0.9152478236</text:p>
          </table:table-cell>
          <table:table-cell office:value-type="float" office:value="0.912518093425">
            <text:p>0.9125180934</text:p>
          </table:table-cell>
          <table:table-cell office:value-type="float" office:value="0.911334142836">
            <text:p>0.9113341428</text:p>
          </table:table-cell>
          <table:table-cell table:number-columns-repeated="2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954604990195">
            <text:p>0.9546049902</text:p>
          </table:table-cell>
          <table:table-cell office:value-type="float" office:value="0.91966861529">
            <text:p>0.9196686153</text:p>
          </table:table-cell>
          <table:table-cell office:value-type="float" office:value="0.920171228077">
            <text:p>0.9201712281</text:p>
          </table:table-cell>
          <table:table-cell office:value-type="float" office:value="0.916641639107">
            <text:p>0.9166416391</text:p>
          </table:table-cell>
          <table:table-cell office:value-type="float" office:value="0.915318673301">
            <text:p>0.9153186733</text:p>
          </table:table-cell>
          <table:table-cell table:number-columns-repeated="2"/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0.94346177455">
            <text:p>0.9434617746</text:p>
          </table:table-cell>
          <table:table-cell office:value-type="float" office:value="0.906700694893">
            <text:p>0.9067006949</text:p>
          </table:table-cell>
          <table:table-cell office:value-type="float" office:value="0.906633322725">
            <text:p>0.9066333227</text:p>
          </table:table-cell>
          <table:table-cell office:value-type="float" office:value="0.903960670815">
            <text:p>0.9039606708</text:p>
          </table:table-cell>
          <table:table-cell office:value-type="float" office:value="0.903296230939">
            <text:p>0.9032962309</text:p>
          </table:table-cell>
          <table:table-cell table:number-columns-repeated="2"/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0.949025036976">
            <text:p>0.949025037</text:p>
          </table:table-cell>
          <table:table-cell office:value-type="float" office:value="0.91191047335">
            <text:p>0.9119104734</text:p>
          </table:table-cell>
          <table:table-cell office:value-type="float" office:value="0.912055878189">
            <text:p>0.9120558782</text:p>
          </table:table-cell>
          <table:table-cell office:value-type="float" office:value="0.909486128533">
            <text:p>0.9094861285</text:p>
          </table:table-cell>
          <table:table-cell office:value-type="float" office:value="0.908483161562">
            <text:p>0.9084831616</text:p>
          </table:table-cell>
          <table:table-cell table:number-columns-repeated="2"/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0.953474170217">
            <text:p>0.9534741702</text:p>
          </table:table-cell>
          <table:table-cell office:value-type="float" office:value="0.916781157466">
            <text:p>0.9167811575</text:p>
          </table:table-cell>
          <table:table-cell office:value-type="float" office:value="0.916617203312">
            <text:p>0.9166172033</text:p>
          </table:table-cell>
          <table:table-cell office:value-type="float" office:value="0.914381926535">
            <text:p>0.9143819265</text:p>
          </table:table-cell>
          <table:table-cell office:value-type="float" office:value="0.913213331189">
            <text:p>0.9132133312</text:p>
          </table:table-cell>
          <table:table-cell table:number-columns-repeated="2"/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0.941772037011">
            <text:p>0.941772037</text:p>
          </table:table-cell>
          <table:table-cell office:value-type="float" office:value="0.904475499798">
            <text:p>0.9044754998</text:p>
          </table:table-cell>
          <table:table-cell office:value-type="float" office:value="0.904874642452">
            <text:p>0.9048746425</text:p>
          </table:table-cell>
          <table:table-cell office:value-type="float" office:value="0.902175419034">
            <text:p>0.902175419</text:p>
          </table:table-cell>
          <table:table-cell office:value-type="float" office:value="0.900829398753">
            <text:p>0.9008293988</text:p>
          </table:table-cell>
          <table:table-cell table:number-columns-repeated="2"/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0.948297872018">
            <text:p>0.948297872</text:p>
          </table:table-cell>
          <table:table-cell office:value-type="float" office:value="0.908471157702">
            <text:p>0.9084711577</text:p>
          </table:table-cell>
          <table:table-cell office:value-type="float" office:value="0.908705828369">
            <text:p>0.9087058284</text:p>
          </table:table-cell>
          <table:table-cell office:value-type="float" office:value="0.905939500114">
            <text:p>0.9059395001</text:p>
          </table:table-cell>
          <table:table-cell office:value-type="float" office:value="0.905332234755">
            <text:p>0.9053322348</text:p>
          </table:table-cell>
          <table:table-cell table:number-columns-repeated="2"/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0.952772249127">
            <text:p>0.9527722491</text:p>
          </table:table-cell>
          <table:table-cell office:value-type="float" office:value="0.911575150374">
            <text:p>0.9115751504</text:p>
          </table:table-cell>
          <table:table-cell office:value-type="float" office:value="0.91129077826">
            <text:p>0.9112907783</text:p>
          </table:table-cell>
          <table:table-cell office:value-type="float" office:value="0.908236709989">
            <text:p>0.90823671</text:p>
          </table:table-cell>
          <table:table-cell office:value-type="float" office:value="0.908747898711">
            <text:p>0.9087478987</text:p>
          </table:table-cell>
          <table:table-cell table:number-columns-repeated="2"/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0.938361384092">
            <text:p>0.9383613841</text:p>
          </table:table-cell>
          <table:table-cell office:value-type="float" office:value="0.896480627091">
            <text:p>0.8964806271</text:p>
          </table:table-cell>
          <table:table-cell office:value-type="float" office:value="0.896111874988">
            <text:p>0.896111875</text:p>
          </table:table-cell>
          <table:table-cell office:value-type="float" office:value="0.892482770027">
            <text:p>0.89248277</text:p>
          </table:table-cell>
          <table:table-cell office:value-type="float" office:value="0.893141924354">
            <text:p>0.8931419244</text:p>
          </table:table-cell>
          <table:table-cell table:number-columns-repeated="2"/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0.948078878026">
            <text:p>0.948078878</text:p>
          </table:table-cell>
          <table:table-cell office:value-type="float" office:value="0.904867445344">
            <text:p>0.9048674453</text:p>
          </table:table-cell>
          <table:table-cell office:value-type="float" office:value="0.904059338384">
            <text:p>0.9040593384</text:p>
          </table:table-cell>
          <table:table-cell office:value-type="float" office:value="0.900133935115">
            <text:p>0.9001339351</text:p>
          </table:table-cell>
          <table:table-cell office:value-type="float" office:value="0.901046835795">
            <text:p>0.9010468358</text:p>
          </table:table-cell>
          <table:table-cell table:number-columns-repeated="2"/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0.952202022752">
            <text:p>0.9522020228</text:p>
          </table:table-cell>
          <table:table-cell office:value-type="float" office:value="0.912772812112">
            <text:p>0.9127728121</text:p>
          </table:table-cell>
          <table:table-cell office:value-type="float" office:value="0.911943081108">
            <text:p>0.9119430811</text:p>
          </table:table-cell>
          <table:table-cell office:value-type="float" office:value="0.908304906474">
            <text:p>0.9083049065</text:p>
          </table:table-cell>
          <table:table-cell office:value-type="float" office:value="0.908430296758">
            <text:p>0.9084302968</text:p>
          </table:table-cell>
          <table:table-cell table:number-columns-repeated="2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940391105785">
            <text:p>0.9403911058</text:p>
          </table:table-cell>
          <table:table-cell office:value-type="float" office:value="0.899355663885">
            <text:p>0.8993556639</text:p>
          </table:table-cell>
          <table:table-cell office:value-type="float" office:value="0.898715686897">
            <text:p>0.8987156869</text:p>
          </table:table-cell>
          <table:table-cell office:value-type="float" office:value="0.89336705911">
            <text:p>0.8933670591</text:p>
          </table:table-cell>
          <table:table-cell office:value-type="float" office:value="0.89583451675">
            <text:p>0.8958345168</text:p>
          </table:table-cell>
          <table:table-cell table:number-columns-repeated="2"/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0.963177478174">
            <text:p>0.9631774782</text:p>
          </table:table-cell>
          <table:table-cell office:value-type="float" office:value="0.911527383742">
            <text:p>0.9115273837</text:p>
          </table:table-cell>
          <table:table-cell office:value-type="float" office:value="0.910833295773">
            <text:p>0.9108332958</text:p>
          </table:table-cell>
          <table:table-cell office:value-type="float" office:value="0.910665748257">
            <text:p>0.9106657483</text:p>
          </table:table-cell>
          <table:table-cell office:value-type="float" office:value="0.907049469996">
            <text:p>0.90704947</text:p>
          </table:table-cell>
          <table:table-cell table:number-columns-repeated="2"/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0.951820188767">
            <text:p>0.9518201888</text:p>
          </table:table-cell>
          <table:table-cell office:value-type="float" office:value="0.915351824302">
            <text:p>0.9153518243</text:p>
          </table:table-cell>
          <table:table-cell office:value-type="float" office:value="0.9141352669">
            <text:p>0.9141352669</text:p>
          </table:table-cell>
          <table:table-cell office:value-type="float" office:value="0.913408275621">
            <text:p>0.9134082756</text:p>
          </table:table-cell>
          <table:table-cell office:value-type="float" office:value="0.91169375233">
            <text:p>0.9116937523</text:p>
          </table:table-cell>
          <table:table-cell table:number-columns-repeated="2"/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0.94053556238">
            <text:p>0.9405355624</text:p>
          </table:table-cell>
          <table:table-cell office:value-type="float" office:value="0.901350639598">
            <text:p>0.9013506396</text:p>
          </table:table-cell>
          <table:table-cell office:value-type="float" office:value="0.899660157577">
            <text:p>0.8996601576</text:p>
          </table:table-cell>
          <table:table-cell office:value-type="float" office:value="0.8992660395">
            <text:p>0.8992660395</text:p>
          </table:table-cell>
          <table:table-cell office:value-type="float" office:value="0.897496075804">
            <text:p>0.8974960758</text:p>
          </table:table-cell>
          <table:table-cell table:number-columns-repeated="2"/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0.947269743247">
            <text:p>0.9472697432</text:p>
          </table:table-cell>
          <table:table-cell office:value-type="float" office:value="0.906836602286">
            <text:p>0.9068366023</text:p>
          </table:table-cell>
          <table:table-cell office:value-type="float" office:value="0.905584386762">
            <text:p>0.9055843868</text:p>
          </table:table-cell>
          <table:table-cell office:value-type="float" office:value="0.905343288985">
            <text:p>0.905343289</text:p>
          </table:table-cell>
          <table:table-cell office:value-type="float" office:value="0.90370602001">
            <text:p>0.90370602</text:p>
          </table:table-cell>
          <table:table-cell table:number-columns-repeated="2"/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0.952199484324">
            <text:p>0.9521994843</text:p>
          </table:table-cell>
          <table:table-cell office:value-type="float" office:value="0.912889486609">
            <text:p>0.9128894866</text:p>
          </table:table-cell>
          <table:table-cell office:value-type="float" office:value="0.911349973656">
            <text:p>0.9113499737</text:p>
          </table:table-cell>
          <table:table-cell office:value-type="float" office:value="0.91102392016">
            <text:p>0.9110239202</text:p>
          </table:table-cell>
          <table:table-cell office:value-type="float" office:value="0.909423552129">
            <text:p>0.9094235521</text:p>
          </table:table-cell>
          <table:table-cell table:number-columns-repeated="2"/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0.940258652002">
            <text:p>0.940258652</text:p>
          </table:table-cell>
          <table:table-cell office:value-type="float" office:value="0.899403405314">
            <text:p>0.8994034053</text:p>
          </table:table-cell>
          <table:table-cell office:value-type="float" office:value="0.898125484135">
            <text:p>0.8981254841</text:p>
          </table:table-cell>
          <table:table-cell office:value-type="float" office:value="0.898257961053">
            <text:p>0.8982579611</text:p>
          </table:table-cell>
          <table:table-cell office:value-type="float" office:value="0.896294396203">
            <text:p>0.8962943962</text:p>
          </table:table-cell>
          <table:table-cell table:number-columns-repeated="2"/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0.949740966095">
            <text:p>0.9497409661</text:p>
          </table:table-cell>
          <table:table-cell office:value-type="float" office:value="0.907410254506">
            <text:p>0.9074102545</text:p>
          </table:table-cell>
          <table:table-cell office:value-type="float" office:value="0.90577744229">
            <text:p>0.9057774423</text:p>
          </table:table-cell>
          <table:table-cell office:value-type="float" office:value="0.905524826467">
            <text:p>0.9055248265</text:p>
          </table:table-cell>
          <table:table-cell office:value-type="float" office:value="0.903393763204">
            <text:p>0.9033937632</text:p>
          </table:table-cell>
          <table:table-cell table:number-columns-repeated="2"/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0.952186871893">
            <text:p>0.9521868719</text:p>
          </table:table-cell>
          <table:table-cell office:value-type="float" office:value="0.912821052691">
            <text:p>0.9128210527</text:p>
          </table:table-cell>
          <table:table-cell office:value-type="float" office:value="0.910947296698">
            <text:p>0.9109472967</text:p>
          </table:table-cell>
          <table:table-cell office:value-type="float" office:value="0.910990340989">
            <text:p>0.910990341</text:p>
          </table:table-cell>
          <table:table-cell office:value-type="float" office:value="0.908719207186">
            <text:p>0.9087192072</text:p>
          </table:table-cell>
          <table:table-cell table:number-columns-repeated="2"/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0.941550285532">
            <text:p>0.9415502855</text:p>
          </table:table-cell>
          <table:table-cell office:value-type="float" office:value="0.8995293802">
            <text:p>0.8995293802</text:p>
          </table:table-cell>
          <table:table-cell office:value-type="float" office:value="0.898198710393">
            <text:p>0.8981987104</text:p>
          </table:table-cell>
          <table:table-cell office:value-type="float" office:value="0.898039130749">
            <text:p>0.8980391307</text:p>
          </table:table-cell>
          <table:table-cell office:value-type="float" office:value="0.895620556324">
            <text:p>0.8956205563</text:p>
          </table:table-cell>
          <table:table-cell table:number-columns-repeated="2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947627211387">
            <text:p>0.9476272114</text:p>
          </table:table-cell>
          <table:table-cell office:value-type="float" office:value="0.906840542763">
            <text:p>0.9068405428</text:p>
          </table:table-cell>
          <table:table-cell office:value-type="float" office:value="0.905510251721">
            <text:p>0.9055102517</text:p>
          </table:table-cell>
          <table:table-cell office:value-type="float" office:value="0.905446248378">
            <text:p>0.9054462484</text:p>
          </table:table-cell>
          <table:table-cell office:value-type="float" office:value="0.902678820392">
            <text:p>0.9026788204</text:p>
          </table:table-cell>
          <table:table-cell table:number-columns-repeated="2"/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0.951747044327">
            <text:p>0.9517470443</text:p>
          </table:table-cell>
          <table:table-cell office:value-type="float" office:value="0.911579308004">
            <text:p>0.911579308</text:p>
          </table:table-cell>
          <table:table-cell office:value-type="float" office:value="0.909931476252">
            <text:p>0.9099314763</text:p>
          </table:table-cell>
          <table:table-cell office:value-type="float" office:value="0.909589889905">
            <text:p>0.9095898899</text:p>
          </table:table-cell>
          <table:table-cell office:value-type="float" office:value="0.907256851628">
            <text:p>0.9072568516</text:p>
          </table:table-cell>
          <table:table-cell table:number-columns-repeated="2"/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0.940496476499">
            <text:p>0.9404964765</text:p>
          </table:table-cell>
          <table:table-cell office:value-type="float" office:value="0.89775900102">
            <text:p>0.897759001</text:p>
          </table:table-cell>
          <table:table-cell office:value-type="float" office:value="0.896384079786">
            <text:p>0.8963840798</text:p>
          </table:table-cell>
          <table:table-cell office:value-type="float" office:value="0.896352050807">
            <text:p>0.8963520508</text:p>
          </table:table-cell>
          <table:table-cell office:value-type="float" office:value="0.893503331753">
            <text:p>0.8935033318</text:p>
          </table:table-cell>
          <table:table-cell table:number-columns-repeated="2"/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0.94649469199">
            <text:p>0.946494692</text:p>
          </table:table-cell>
          <table:table-cell office:value-type="float" office:value="0.908205987211">
            <text:p>0.9082059872</text:p>
          </table:table-cell>
          <table:table-cell office:value-type="float" office:value="0.907633434583">
            <text:p>0.9076334346</text:p>
          </table:table-cell>
          <table:table-cell office:value-type="float" office:value="0.906800819981">
            <text:p>0.90680082</text:p>
          </table:table-cell>
          <table:table-cell office:value-type="float" office:value="0.902921396946">
            <text:p>0.9029213969</text:p>
          </table:table-cell>
          <table:table-cell table:number-columns-repeated="2"/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0.950728399051">
            <text:p>0.9507283991</text:p>
          </table:table-cell>
          <table:table-cell office:value-type="float" office:value="0.913933682491">
            <text:p>0.9139336825</text:p>
          </table:table-cell>
          <table:table-cell office:value-type="float" office:value="0.912944157945">
            <text:p>0.9129441579</text:p>
          </table:table-cell>
          <table:table-cell office:value-type="float" office:value="0.91199134522">
            <text:p>0.9119913452</text:p>
          </table:table-cell>
          <table:table-cell office:value-type="float" office:value="0.909134650936">
            <text:p>0.9091346509</text:p>
          </table:table-cell>
          <table:table-cell table:number-columns-repeated="2"/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0.940139532477">
            <text:p>0.9401395325</text:p>
          </table:table-cell>
          <table:table-cell office:value-type="float" office:value="0.899822365284">
            <text:p>0.8998223653</text:p>
          </table:table-cell>
          <table:table-cell office:value-type="float" office:value="0.898704541117">
            <text:p>0.8987045411</text:p>
          </table:table-cell>
          <table:table-cell office:value-type="float" office:value="0.897712309125">
            <text:p>0.8977123091</text:p>
          </table:table-cell>
          <table:table-cell office:value-type="float" office:value="0.894849505471">
            <text:p>0.8948495055</text:p>
          </table:table-cell>
          <table:table-cell table:number-columns-repeated="2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0.948330562972">
            <text:p>0.948330563</text:p>
          </table:table-cell>
          <table:table-cell office:value-type="float" office:value="0.906829508332">
            <text:p>0.9068295083</text:p>
          </table:table-cell>
          <table:table-cell office:value-type="float" office:value="0.905566886672">
            <text:p>0.9055668867</text:p>
          </table:table-cell>
          <table:table-cell office:value-type="float" office:value="0.90479300905">
            <text:p>0.9047930091</text:p>
          </table:table-cell>
          <table:table-cell office:value-type="float" office:value="0.901822503182">
            <text:p>0.9018225032</text:p>
          </table:table-cell>
          <table:table-cell table:number-columns-repeated="2"/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0.951616412994">
            <text:p>0.951616413</text:p>
          </table:table-cell>
          <table:table-cell office:value-type="float" office:value="0.912692624396">
            <text:p>0.9126926244</text:p>
          </table:table-cell>
          <table:table-cell office:value-type="float" office:value="0.911411379367">
            <text:p>0.9114113794</text:p>
          </table:table-cell>
          <table:table-cell office:value-type="float" office:value="0.910312293277">
            <text:p>0.9103122933</text:p>
          </table:table-cell>
          <table:table-cell office:value-type="float" office:value="0.907467077852">
            <text:p>0.9074670779</text:p>
          </table:table-cell>
          <table:table-cell table:number-columns-repeated="2"/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0.94071345514">
            <text:p>0.9407134551</text:p>
          </table:table-cell>
          <table:table-cell office:value-type="float" office:value="0.898959971289">
            <text:p>0.8989599713</text:p>
          </table:table-cell>
          <table:table-cell office:value-type="float" office:value="0.898091779233">
            <text:p>0.8980917792</text:p>
          </table:table-cell>
          <table:table-cell office:value-type="float" office:value="0.896685516317">
            <text:p>0.8966855163</text:p>
          </table:table-cell>
          <table:table-cell office:value-type="float" office:value="0.893951649321">
            <text:p>0.8939516493</text:p>
          </table:table-cell>
          <table:table-cell table:number-columns-repeated="2"/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0.946747118658">
            <text:p>0.9467471187</text:p>
          </table:table-cell>
          <table:table-cell office:value-type="float" office:value="0.905689997792">
            <text:p>0.9056899978</text:p>
          </table:table-cell>
          <table:table-cell office:value-type="float" office:value="0.904340580735">
            <text:p>0.9043405807</text:p>
          </table:table-cell>
          <table:table-cell office:value-type="float" office:value="0.90305637093">
            <text:p>0.9030563709</text:p>
          </table:table-cell>
          <table:table-cell office:value-type="float" office:value="0.900555870771">
            <text:p>0.9005558708</text:p>
          </table:table-cell>
          <table:table-cell table:number-columns-repeated="2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950410232562">
            <text:p>0.9504102326</text:p>
          </table:table-cell>
          <table:table-cell office:value-type="float" office:value="0.909883700831">
            <text:p>0.9098837008</text:p>
          </table:table-cell>
          <table:table-cell office:value-type="float" office:value="0.908882612053">
            <text:p>0.9088826121</text:p>
          </table:table-cell>
          <table:table-cell office:value-type="float" office:value="0.908008350926">
            <text:p>0.9080083509</text:p>
          </table:table-cell>
          <table:table-cell office:value-type="float" office:value="0.905083856663">
            <text:p>0.9050838567</text:p>
          </table:table-cell>
          <table:table-cell table:number-columns-repeated="2"/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0.938025472822">
            <text:p>0.9380254728</text:p>
          </table:table-cell>
          <table:table-cell office:value-type="float" office:value="0.894757922223">
            <text:p>0.8947579222</text:p>
          </table:table-cell>
          <table:table-cell office:value-type="float" office:value="0.893672828093">
            <text:p>0.8936728281</text:p>
          </table:table-cell>
          <table:table-cell office:value-type="float" office:value="0.892983479517">
            <text:p>0.8929834795</text:p>
          </table:table-cell>
          <table:table-cell office:value-type="float" office:value="0.890628211902">
            <text:p>0.8906282119</text:p>
          </table:table-cell>
          <table:table-cell table:number-columns-repeated="2"/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0.945032234596">
            <text:p>0.9450322346</text:p>
          </table:table-cell>
          <table:table-cell office:value-type="float" office:value="0.901829624271">
            <text:p>0.9018296243</text:p>
          </table:table-cell>
          <table:table-cell office:value-type="float" office:value="0.901703072147">
            <text:p>0.9017030721</text:p>
          </table:table-cell>
          <table:table-cell office:value-type="float" office:value="0.900176841585">
            <text:p>0.9001768416</text:p>
          </table:table-cell>
          <table:table-cell office:value-type="float" office:value="0.897935780525">
            <text:p>0.8979357805</text:p>
          </table:table-cell>
          <table:table-cell table:number-columns-repeated="2"/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0.949460782024">
            <text:p>0.949460782</text:p>
          </table:table-cell>
          <table:table-cell office:value-type="float" office:value="0.908173471696">
            <text:p>0.9081734717</text:p>
          </table:table-cell>
          <table:table-cell office:value-type="float" office:value="0.907624940938">
            <text:p>0.9076249409</text:p>
          </table:table-cell>
          <table:table-cell office:value-type="float" office:value="0.906634581658">
            <text:p>0.9066345817</text:p>
          </table:table-cell>
          <table:table-cell office:value-type="float" office:value="0.903990766011">
            <text:p>0.903990766</text:p>
          </table:table-cell>
          <table:table-cell table:number-columns-repeated="2"/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0.938899288722">
            <text:p>0.9388992887</text:p>
          </table:table-cell>
          <table:table-cell office:value-type="float" office:value="0.894269638237">
            <text:p>0.8942696382</text:p>
          </table:table-cell>
          <table:table-cell office:value-type="float" office:value="0.89419510524">
            <text:p>0.8941951052</text:p>
          </table:table-cell>
          <table:table-cell office:value-type="float" office:value="0.893331759256">
            <text:p>0.8933317593</text:p>
          </table:table-cell>
          <table:table-cell office:value-type="float" office:value="0.88960642505">
            <text:p>0.8896064251</text:p>
          </table:table-cell>
          <table:table-cell table:number-columns-repeated="2"/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941525172214">
            <text:p>0.9415251722</text:p>
          </table:table-cell>
          <table:table-cell office:value-type="float" office:value="0.90561389674">
            <text:p>0.9056138967</text:p>
          </table:table-cell>
          <table:table-cell office:value-type="float" office:value="0.904978590053">
            <text:p>0.9049785901</text:p>
          </table:table-cell>
          <table:table-cell office:value-type="float" office:value="0.90318395655">
            <text:p>0.9031839566</text:p>
          </table:table-cell>
          <table:table-cell office:value-type="float" office:value="0.898648024451">
            <text:p>0.8986480245</text:p>
          </table:table-cell>
          <table:table-cell table:number-columns-repeated="2"/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0.947508672774">
            <text:p>0.9475086728</text:p>
          </table:table-cell>
          <table:table-cell office:value-type="float" office:value="0.911150221091">
            <text:p>0.9111502211</text:p>
          </table:table-cell>
          <table:table-cell office:value-type="float" office:value="0.910416502061">
            <text:p>0.9104165021</text:p>
          </table:table-cell>
          <table:table-cell office:value-type="float" office:value="0.908214142317">
            <text:p>0.9082141423</text:p>
          </table:table-cell>
          <table:table-cell office:value-type="float" office:value="0.904499388911">
            <text:p>0.9044993889</text:p>
          </table:table-cell>
          <table:table-cell table:number-columns-repeated="2"/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0.936449770386">
            <text:p>0.9364497704</text:p>
          </table:table-cell>
          <table:table-cell office:value-type="float" office:value="0.896660438268">
            <text:p>0.8966604383</text:p>
          </table:table-cell>
          <table:table-cell office:value-type="float" office:value="0.895525291519">
            <text:p>0.8955252915</text:p>
          </table:table-cell>
          <table:table-cell office:value-type="float" office:value="0.893438281237">
            <text:p>0.8934382812</text:p>
          </table:table-cell>
          <table:table-cell office:value-type="float" office:value="0.890642341114">
            <text:p>0.8906423411</text:p>
          </table:table-cell>
          <table:table-cell table:number-columns-repeated="2"/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0.942262179242">
            <text:p>0.9422621792</text:p>
          </table:table-cell>
          <table:table-cell office:value-type="float" office:value="0.901059654011">
            <text:p>0.901059654</text:p>
          </table:table-cell>
          <table:table-cell office:value-type="float" office:value="0.900007983036">
            <text:p>0.900007983</text:p>
          </table:table-cell>
          <table:table-cell office:value-type="float" office:value="0.897204464496">
            <text:p>0.8972044645</text:p>
          </table:table-cell>
          <table:table-cell office:value-type="float" office:value="0.896526405238">
            <text:p>0.8965264052</text:p>
          </table:table-cell>
          <table:table-cell table:number-columns-repeated="2"/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0.948618736431">
            <text:p>0.9486187364</text:p>
          </table:table-cell>
          <table:table-cell office:value-type="float" office:value="0.908428576542">
            <text:p>0.9084285765</text:p>
          </table:table-cell>
          <table:table-cell office:value-type="float" office:value="0.907156358124">
            <text:p>0.9071563581</text:p>
          </table:table-cell>
          <table:table-cell office:value-type="float" office:value="0.904864065803">
            <text:p>0.9048640658</text:p>
          </table:table-cell>
          <table:table-cell office:value-type="float" office:value="0.903389816422">
            <text:p>0.9033898164</text:p>
          </table:table-cell>
          <table:table-cell table:number-columns-repeated="2"/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934916102792">
            <text:p>0.9349161028</text:p>
          </table:table-cell>
          <table:table-cell office:value-type="float" office:value="0.894202254657">
            <text:p>0.8942022547</text:p>
          </table:table-cell>
          <table:table-cell office:value-type="float" office:value="0.892814800578">
            <text:p>0.8928148006</text:p>
          </table:table-cell>
          <table:table-cell office:value-type="float" office:value="0.890224085196">
            <text:p>0.8902240852</text:p>
          </table:table-cell>
          <table:table-cell office:value-type="float" office:value="0.888811168654">
            <text:p>0.8888111687</text:p>
          </table:table-cell>
          <table:table-cell table:number-columns-repeated="2"/>
        </table:table-row>
        <table:table-row table:style-name="ro2">
          <table:table-cell office:value-type="float" office:value="1231">
            <text:p>1231</text:p>
          </table:table-cell>
          <table:table-cell office:value-type="float" office:value="0.946188824241">
            <text:p>0.9461888242</text:p>
          </table:table-cell>
          <table:table-cell office:value-type="float" office:value="0.901067965788">
            <text:p>0.9010679658</text:p>
          </table:table-cell>
          <table:table-cell office:value-type="float" office:value="0.899405892586">
            <text:p>0.8994058926</text:p>
          </table:table-cell>
          <table:table-cell office:value-type="float" office:value="0.896690889922">
            <text:p>0.8966908899</text:p>
          </table:table-cell>
          <table:table-cell office:value-type="float" office:value="0.895553118854">
            <text:p>0.8955531189</text:p>
          </table:table-cell>
          <table:table-cell table:number-columns-repeated="2"/>
        </table:table-row>
        <table:table-row table:style-name="ro2">
          <table:table-cell office:value-type="float" office:value="1232">
            <text:p>1232</text:p>
          </table:table-cell>
          <table:table-cell office:value-type="float" office:value="0.948925780707">
            <text:p>0.9489257807</text:p>
          </table:table-cell>
          <table:table-cell office:value-type="float" office:value="0.907298590231">
            <text:p>0.9072985902</text:p>
          </table:table-cell>
          <table:table-cell office:value-type="float" office:value="0.90600484242">
            <text:p>0.9060048424</text:p>
          </table:table-cell>
          <table:table-cell office:value-type="float" office:value="0.903095021518">
            <text:p>0.9030950215</text:p>
          </table:table-cell>
          <table:table-cell office:value-type="float" office:value="0.902069338488">
            <text:p>0.9020693385</text:p>
          </table:table-cell>
          <table:table-cell table:number-columns-repeated="2"/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0.938333315671">
            <text:p>0.9383333157</text:p>
          </table:table-cell>
          <table:table-cell office:value-type="float" office:value="0.894431518351">
            <text:p>0.8944315184</text:p>
          </table:table-cell>
          <table:table-cell office:value-type="float" office:value="0.893096247725">
            <text:p>0.8930962477</text:p>
          </table:table-cell>
          <table:table-cell office:value-type="float" office:value="0.889882036143">
            <text:p>0.8898820361</text:p>
          </table:table-cell>
          <table:table-cell office:value-type="float" office:value="0.889302141191">
            <text:p>0.8893021412</text:p>
          </table:table-cell>
          <table:table-cell table:number-columns-repeated="2"/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0.943916334921">
            <text:p>0.9439163349</text:p>
          </table:table-cell>
          <table:table-cell office:value-type="float" office:value="0.901207645327">
            <text:p>0.9012076453</text:p>
          </table:table-cell>
          <table:table-cell office:value-type="float" office:value="0.900277444666">
            <text:p>0.9002774447</text:p>
          </table:table-cell>
          <table:table-cell office:value-type="float" office:value="0.897138135632">
            <text:p>0.8971381356</text:p>
          </table:table-cell>
          <table:table-cell office:value-type="float" office:value="0.896238219116">
            <text:p>0.8962382191</text:p>
          </table:table-cell>
          <table:table-cell table:number-columns-repeated="2"/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0.948694215892">
            <text:p>0.9486942159</text:p>
          </table:table-cell>
          <table:table-cell office:value-type="float" office:value="0.90708105987">
            <text:p>0.9070810599</text:p>
          </table:table-cell>
          <table:table-cell office:value-type="float" office:value="0.906192221709">
            <text:p>0.9061922217</text:p>
          </table:table-cell>
          <table:table-cell office:value-type="float" office:value="0.903459822142">
            <text:p>0.9034598221</text:p>
          </table:table-cell>
          <table:table-cell office:value-type="float" office:value="0.902353512828">
            <text:p>0.9023535128</text:p>
          </table:table-cell>
          <table:table-cell table:number-columns-repeated="2"/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0.937784186307">
            <text:p>0.9377841863</text:p>
          </table:table-cell>
          <table:table-cell office:value-type="float" office:value="0.894082296968">
            <text:p>0.894082297</text:p>
          </table:table-cell>
          <table:table-cell office:value-type="float" office:value="0.893164421032">
            <text:p>0.893164421</text:p>
          </table:table-cell>
          <table:table-cell office:value-type="float" office:value="0.890699230224">
            <text:p>0.8906992302</text:p>
          </table:table-cell>
          <table:table-cell office:value-type="float" office:value="0.888929096428">
            <text:p>0.8889290964</text:p>
          </table:table-cell>
          <table:table-cell table:number-columns-repeated="2"/>
        </table:table-row>
        <table:table-row table:style-name="ro2">
          <table:table-cell office:value-type="float" office:value="1237">
            <text:p>1237</text:p>
          </table:table-cell>
          <table:table-cell office:value-type="float" office:value="0.943922009786">
            <text:p>0.9439220098</text:p>
          </table:table-cell>
          <table:table-cell office:value-type="float" office:value="0.905445215568">
            <text:p>0.9054452156</text:p>
          </table:table-cell>
          <table:table-cell office:value-type="float" office:value="0.904106622609">
            <text:p>0.9041066226</text:p>
          </table:table-cell>
          <table:table-cell office:value-type="float" office:value="0.900717101798">
            <text:p>0.9007171018</text:p>
          </table:table-cell>
          <table:table-cell office:value-type="float" office:value="0.898958474671">
            <text:p>0.8989584747</text:p>
          </table:table-cell>
          <table:table-cell table:number-columns-repeated="2"/>
        </table:table-row>
        <table:table-row table:style-name="ro2">
          <table:table-cell office:value-type="float" office:value="1238">
            <text:p>1238</text:p>
          </table:table-cell>
          <table:table-cell office:value-type="float" office:value="0.948262477094">
            <text:p>0.9482624771</text:p>
          </table:table-cell>
          <table:table-cell office:value-type="float" office:value="0.910425337611">
            <text:p>0.9104253376</text:p>
          </table:table-cell>
          <table:table-cell office:value-type="float" office:value="0.909278801435">
            <text:p>0.9092788014</text:p>
          </table:table-cell>
          <table:table-cell office:value-type="float" office:value="0.905001206803">
            <text:p>0.9050012068</text:p>
          </table:table-cell>
          <table:table-cell office:value-type="float" office:value="0.90371405731">
            <text:p>0.9037140573</text:p>
          </table:table-cell>
          <table:table-cell table:number-columns-repeated="2"/>
        </table:table-row>
        <table:table-row table:style-name="ro2">
          <table:table-cell office:value-type="float" office:value="1239">
            <text:p>1239</text:p>
          </table:table-cell>
          <table:table-cell office:value-type="float" office:value="0.936850478883">
            <text:p>0.9368504789</text:p>
          </table:table-cell>
          <table:table-cell office:value-type="float" office:value="0.895477425181">
            <text:p>0.8954774252</text:p>
          </table:table-cell>
          <table:table-cell office:value-type="float" office:value="0.894632072839">
            <text:p>0.8946320728</text:p>
          </table:table-cell>
          <table:table-cell office:value-type="float" office:value="0.889929862927">
            <text:p>0.8899298629</text:p>
          </table:table-cell>
          <table:table-cell office:value-type="float" office:value="0.888657290288">
            <text:p>0.8886572903</text:p>
          </table:table-cell>
          <table:table-cell table:number-columns-repeated="2"/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94426000427">
            <text:p>0.9442600043</text:p>
          </table:table-cell>
          <table:table-cell office:value-type="float" office:value="0.902945216">
            <text:p>0.902945216</text:p>
          </table:table-cell>
          <table:table-cell office:value-type="float" office:value="0.902213920648">
            <text:p>0.9022139206</text:p>
          </table:table-cell>
          <table:table-cell office:value-type="float" office:value="0.89714359864">
            <text:p>0.8971435986</text:p>
          </table:table-cell>
          <table:table-cell office:value-type="float" office:value="0.895589549501">
            <text:p>0.8955895495</text:p>
          </table:table-cell>
          <table:table-cell table:number-columns-repeated="2"/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0.948799920533">
            <text:p>0.9487999205</text:p>
          </table:table-cell>
          <table:table-cell office:value-type="float" office:value="0.908161314566">
            <text:p>0.9081613146</text:p>
          </table:table-cell>
          <table:table-cell office:value-type="float" office:value="0.907191170108">
            <text:p>0.9071911701</text:p>
          </table:table-cell>
          <table:table-cell office:value-type="float" office:value="0.902159930555">
            <text:p>0.9021599306</text:p>
          </table:table-cell>
          <table:table-cell office:value-type="float" office:value="0.900840995773">
            <text:p>0.9008409958</text:p>
          </table:table-cell>
          <table:table-cell table:number-columns-repeated="2"/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0.938740198844">
            <text:p>0.9387401988</text:p>
          </table:table-cell>
          <table:table-cell office:value-type="float" office:value="0.893380420552">
            <text:p>0.8933804206</text:p>
          </table:table-cell>
          <table:table-cell office:value-type="float" office:value="0.892675573053">
            <text:p>0.8926755731</text:p>
          </table:table-cell>
          <table:table-cell office:value-type="float" office:value="0.886498475247">
            <text:p>0.8864984752</text:p>
          </table:table-cell>
          <table:table-cell office:value-type="float" office:value="0.887825561008">
            <text:p>0.887825561</text:p>
          </table:table-cell>
          <table:table-cell table:number-columns-repeated="2"/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0.942983371432">
            <text:p>0.9429833714</text:p>
          </table:table-cell>
          <table:table-cell office:value-type="float" office:value="0.900229039764">
            <text:p>0.9002290398</text:p>
          </table:table-cell>
          <table:table-cell office:value-type="float" office:value="0.899207878137">
            <text:p>0.8992078781</text:p>
          </table:table-cell>
          <table:table-cell office:value-type="float" office:value="0.893528493941">
            <text:p>0.8935284939</text:p>
          </table:table-cell>
          <table:table-cell office:value-type="float" office:value="0.893896354095">
            <text:p>0.8938963541</text:p>
          </table:table-cell>
          <table:table-cell table:number-columns-repeated="2"/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0.947389154663">
            <text:p>0.9473891547</text:p>
          </table:table-cell>
          <table:table-cell office:value-type="float" office:value="0.905683403514">
            <text:p>0.9056834035</text:p>
          </table:table-cell>
          <table:table-cell office:value-type="float" office:value="0.905218212754">
            <text:p>0.9052182128</text:p>
          </table:table-cell>
          <table:table-cell office:value-type="float" office:value="0.899701650181">
            <text:p>0.8997016502</text:p>
          </table:table-cell>
          <table:table-cell office:value-type="float" office:value="0.899701775907">
            <text:p>0.8997017759</text:p>
          </table:table-cell>
          <table:table-cell table:number-columns-repeated="2"/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0.934293349336">
            <text:p>0.9342933493</text:p>
          </table:table-cell>
          <table:table-cell office:value-type="float" office:value="0.89071755687">
            <text:p>0.8907175569</text:p>
          </table:table-cell>
          <table:table-cell office:value-type="float" office:value="0.890529064065">
            <text:p>0.8905290641</text:p>
          </table:table-cell>
          <table:table-cell office:value-type="float" office:value="0.88559554869">
            <text:p>0.8855955487</text:p>
          </table:table-cell>
          <table:table-cell office:value-type="float" office:value="0.885476680983">
            <text:p>0.885476681</text:p>
          </table:table-cell>
          <table:table-cell table:number-columns-repeated="2"/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0.943658631802">
            <text:p>0.9436586318</text:p>
          </table:table-cell>
          <table:table-cell office:value-type="float" office:value="0.897083824362">
            <text:p>0.8970838244</text:p>
          </table:table-cell>
          <table:table-cell office:value-type="float" office:value="0.896988485257">
            <text:p>0.8969884853</text:p>
          </table:table-cell>
          <table:table-cell office:value-type="float" office:value="0.891026370637">
            <text:p>0.8910263706</text:p>
          </table:table-cell>
          <table:table-cell office:value-type="float" office:value="0.8914307358">
            <text:p>0.8914307358</text:p>
          </table:table-cell>
          <table:table-cell table:number-columns-repeated="2"/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0.94663243788">
            <text:p>0.9466324379</text:p>
          </table:table-cell>
          <table:table-cell office:value-type="float" office:value="0.899601713062">
            <text:p>0.8996017131</text:p>
          </table:table-cell>
          <table:table-cell office:value-type="float" office:value="0.89899313867">
            <text:p>0.8989931387</text:p>
          </table:table-cell>
          <table:table-cell office:value-type="float" office:value="0.893144846457">
            <text:p>0.8931448465</text:p>
          </table:table-cell>
          <table:table-cell office:value-type="float" office:value="0.895004444415">
            <text:p>0.8950044444</text:p>
          </table:table-cell>
          <table:table-cell table:number-columns-repeated="2"/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0.936281089394">
            <text:p>0.9362810894</text:p>
          </table:table-cell>
          <table:table-cell office:value-type="float" office:value="0.888184092936">
            <text:p>0.8881840929</text:p>
          </table:table-cell>
          <table:table-cell office:value-type="float" office:value="0.887611297717">
            <text:p>0.8876112977</text:p>
          </table:table-cell>
          <table:table-cell office:value-type="float" office:value="0.883051727138">
            <text:p>0.8830517271</text:p>
          </table:table-cell>
          <table:table-cell office:value-type="float" office:value="0.883087659212">
            <text:p>0.8830876592</text:p>
          </table:table-cell>
          <table:table-cell table:number-columns-repeated="2"/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0.941383057988">
            <text:p>0.941383058</text:p>
          </table:table-cell>
          <table:table-cell office:value-type="float" office:value="0.899837864137">
            <text:p>0.8998378641</text:p>
          </table:table-cell>
          <table:table-cell office:value-type="float" office:value="0.898887364559">
            <text:p>0.8988873646</text:p>
          </table:table-cell>
          <table:table-cell office:value-type="float" office:value="0.895125727161">
            <text:p>0.8951257272</text:p>
          </table:table-cell>
          <table:table-cell office:value-type="float" office:value="0.892649485101">
            <text:p>0.8926494851</text:p>
          </table:table-cell>
          <table:table-cell table:number-columns-repeated="2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945164071391">
            <text:p>0.9451640714</text:p>
          </table:table-cell>
          <table:table-cell office:value-type="float" office:value="0.90506774858">
            <text:p>0.9050677486</text:p>
          </table:table-cell>
          <table:table-cell office:value-type="float" office:value="0.904884807158">
            <text:p>0.9048848072</text:p>
          </table:table-cell>
          <table:table-cell office:value-type="float" office:value="0.901133987176">
            <text:p>0.9011339872</text:p>
          </table:table-cell>
          <table:table-cell office:value-type="float" office:value="0.898292321264">
            <text:p>0.8982923213</text:p>
          </table:table-cell>
          <table:table-cell table:number-columns-repeated="2"/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0.934695912084">
            <text:p>0.9346959121</text:p>
          </table:table-cell>
          <table:table-cell office:value-type="float" office:value="0.888951743319">
            <text:p>0.8889517433</text:p>
          </table:table-cell>
          <table:table-cell office:value-type="float" office:value="0.889455768921">
            <text:p>0.8894557689</text:p>
          </table:table-cell>
          <table:table-cell office:value-type="float" office:value="0.886268761252">
            <text:p>0.8862687613</text:p>
          </table:table-cell>
          <table:table-cell office:value-type="float" office:value="0.883026428382">
            <text:p>0.8830264284</text:p>
          </table:table-cell>
          <table:table-cell table:number-columns-repeated="2"/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0.940955226879">
            <text:p>0.9409552269</text:p>
          </table:table-cell>
          <table:table-cell office:value-type="float" office:value="0.896913737559">
            <text:p>0.8969137376</text:p>
          </table:table-cell>
          <table:table-cell office:value-type="float" office:value="0.897199109003">
            <text:p>0.897199109</text:p>
          </table:table-cell>
          <table:table-cell office:value-type="float" office:value="0.892860188741">
            <text:p>0.8928601887</text:p>
          </table:table-cell>
          <table:table-cell office:value-type="float" office:value="0.890376872876">
            <text:p>0.8903768729</text:p>
          </table:table-cell>
          <table:table-cell table:number-columns-repeated="2"/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0.946288570879">
            <text:p>0.9462885709</text:p>
          </table:table-cell>
          <table:table-cell office:value-type="float" office:value="0.902439426941">
            <text:p>0.9024394269</text:p>
          </table:table-cell>
          <table:table-cell office:value-type="float" office:value="0.902761052827">
            <text:p>0.9027610528</text:p>
          </table:table-cell>
          <table:table-cell office:value-type="float" office:value="0.899087204085">
            <text:p>0.8990872041</text:p>
          </table:table-cell>
          <table:table-cell office:value-type="float" office:value="0.896125908386">
            <text:p>0.8961259084</text:p>
          </table:table-cell>
          <table:table-cell table:number-columns-repeated="2"/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0.932638693421">
            <text:p>0.9326386934</text:p>
          </table:table-cell>
          <table:table-cell office:value-type="float" office:value="0.888533693725">
            <text:p>0.8885336937</text:p>
          </table:table-cell>
          <table:table-cell office:value-type="float" office:value="0.888986071585">
            <text:p>0.8889860716</text:p>
          </table:table-cell>
          <table:table-cell office:value-type="float" office:value="0.885724076489">
            <text:p>0.8857240765</text:p>
          </table:table-cell>
          <table:table-cell office:value-type="float" office:value="0.881759749772">
            <text:p>0.8817597498</text:p>
          </table:table-cell>
          <table:table-cell table:number-columns-repeated="2"/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0.942550917218">
            <text:p>0.9425509172</text:p>
          </table:table-cell>
          <table:table-cell office:value-type="float" office:value="0.895047023172">
            <text:p>0.8950470232</text:p>
          </table:table-cell>
          <table:table-cell office:value-type="float" office:value="0.895490954614">
            <text:p>0.8954909546</text:p>
          </table:table-cell>
          <table:table-cell office:value-type="float" office:value="0.892072669863">
            <text:p>0.8920726699</text:p>
          </table:table-cell>
          <table:table-cell office:value-type="float" office:value="0.888927848832">
            <text:p>0.8889278488</text:p>
          </table:table-cell>
          <table:table-cell table:number-columns-repeated="2"/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0.945802666562">
            <text:p>0.9458026666</text:p>
          </table:table-cell>
          <table:table-cell office:value-type="float" office:value="0.900759328712">
            <text:p>0.9007593287</text:p>
          </table:table-cell>
          <table:table-cell office:value-type="float" office:value="0.901317044173">
            <text:p>0.9013170442</text:p>
          </table:table-cell>
          <table:table-cell office:value-type="float" office:value="0.897782338519">
            <text:p>0.8977823385</text:p>
          </table:table-cell>
          <table:table-cell office:value-type="float" office:value="0.895082230793">
            <text:p>0.8950822308</text:p>
          </table:table-cell>
          <table:table-cell table:number-columns-repeated="2"/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0.934627885561">
            <text:p>0.9346278856</text:p>
          </table:table-cell>
          <table:table-cell office:value-type="float" office:value="0.88603299117">
            <text:p>0.8860329912</text:p>
          </table:table-cell>
          <table:table-cell office:value-type="float" office:value="0.886753578311">
            <text:p>0.8867535783</text:p>
          </table:table-cell>
          <table:table-cell office:value-type="float" office:value="0.882998149021">
            <text:p>0.882998149</text:p>
          </table:table-cell>
          <table:table-cell office:value-type="float" office:value="0.880193829291">
            <text:p>0.8801938293</text:p>
          </table:table-cell>
          <table:table-cell table:number-columns-repeated="2"/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0.941160628825">
            <text:p>0.9411606288</text:p>
          </table:table-cell>
          <table:table-cell office:value-type="float" office:value="0.894301975105">
            <text:p>0.8943019751</text:p>
          </table:table-cell>
          <table:table-cell office:value-type="float" office:value="0.895138975981">
            <text:p>0.895138976</text:p>
          </table:table-cell>
          <table:table-cell office:value-type="float" office:value="0.891454232903">
            <text:p>0.8914542329</text:p>
          </table:table-cell>
          <table:table-cell office:value-type="float" office:value="0.888961751073">
            <text:p>0.8889617511</text:p>
          </table:table-cell>
          <table:table-cell table:number-columns-repeated="2"/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0.946149075948">
            <text:p>0.9461490759</text:p>
          </table:table-cell>
          <table:table-cell office:value-type="float" office:value="0.899716750166">
            <text:p>0.8997167502</text:p>
          </table:table-cell>
          <table:table-cell office:value-type="float" office:value="0.900553319489">
            <text:p>0.9005533195</text:p>
          </table:table-cell>
          <table:table-cell office:value-type="float" office:value="0.896903525082">
            <text:p>0.8969035251</text:p>
          </table:table-cell>
          <table:table-cell office:value-type="float" office:value="0.893188730477">
            <text:p>0.8931887305</text:p>
          </table:table-cell>
          <table:table-cell table:number-columns-repeated="2"/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935284545748">
            <text:p>0.9352845457</text:p>
          </table:table-cell>
          <table:table-cell office:value-type="float" office:value="0.885799402549">
            <text:p>0.8857994025</text:p>
          </table:table-cell>
          <table:table-cell office:value-type="float" office:value="0.886387563003">
            <text:p>0.886387563</text:p>
          </table:table-cell>
          <table:table-cell office:value-type="float" office:value="0.882534107729">
            <text:p>0.8825341077</text:p>
          </table:table-cell>
          <table:table-cell office:value-type="float" office:value="0.878636855569">
            <text:p>0.8786368556</text:p>
          </table:table-cell>
          <table:table-cell table:number-columns-repeated="2"/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0.942938866895">
            <text:p>0.9429388669</text:p>
          </table:table-cell>
          <table:table-cell office:value-type="float" office:value="0.902304621207">
            <text:p>0.9023046212</text:p>
          </table:table-cell>
          <table:table-cell office:value-type="float" office:value="0.900653336642">
            <text:p>0.9006533366</text:p>
          </table:table-cell>
          <table:table-cell office:value-type="float" office:value="0.897123287346">
            <text:p>0.8971232873</text:p>
          </table:table-cell>
          <table:table-cell office:value-type="float" office:value="0.893452953282">
            <text:p>0.8934529533</text:p>
          </table:table-cell>
          <table:table-cell table:number-columns-repeated="2"/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0.946294224698">
            <text:p>0.9462942247</text:p>
          </table:table-cell>
          <table:table-cell office:value-type="float" office:value="0.90749115214">
            <text:p>0.9074911521</text:p>
          </table:table-cell>
          <table:table-cell office:value-type="float" office:value="0.906462230875">
            <text:p>0.9064622309</text:p>
          </table:table-cell>
          <table:table-cell office:value-type="float" office:value="0.903002478042">
            <text:p>0.903002478</text:p>
          </table:table-cell>
          <table:table-cell office:value-type="float" office:value="0.89935744624">
            <text:p>0.8993574462</text:p>
          </table:table-cell>
          <table:table-cell table:number-columns-repeated="2"/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0.934749982212">
            <text:p>0.9347499822</text:p>
          </table:table-cell>
          <table:table-cell office:value-type="float" office:value="0.890476480321">
            <text:p>0.8904764803</text:p>
          </table:table-cell>
          <table:table-cell office:value-type="float" office:value="0.890281504487">
            <text:p>0.8902815045</text:p>
          </table:table-cell>
          <table:table-cell office:value-type="float" office:value="0.887103721369">
            <text:p>0.8871037214</text:p>
          </table:table-cell>
          <table:table-cell office:value-type="float" office:value="0.883018214513">
            <text:p>0.8830182145</text:p>
          </table:table-cell>
          <table:table-cell table:number-columns-repeated="2"/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0.9410793629">
            <text:p>0.9410793629</text:p>
          </table:table-cell>
          <table:table-cell office:value-type="float" office:value="0.897779983672">
            <text:p>0.8977799837</text:p>
          </table:table-cell>
          <table:table-cell office:value-type="float" office:value="0.897543893616">
            <text:p>0.8975438936</text:p>
          </table:table-cell>
          <table:table-cell office:value-type="float" office:value="0.894119605954">
            <text:p>0.894119606</text:p>
          </table:table-cell>
          <table:table-cell office:value-type="float" office:value="0.890874158501">
            <text:p>0.8908741585</text:p>
          </table:table-cell>
          <table:table-cell table:number-columns-repeated="2"/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945848127936">
            <text:p>0.9458481279</text:p>
          </table:table-cell>
          <table:table-cell office:value-type="float" office:value="0.902646246595">
            <text:p>0.9026462466</text:p>
          </table:table-cell>
          <table:table-cell office:value-type="float" office:value="0.902713037039">
            <text:p>0.902713037</text:p>
          </table:table-cell>
          <table:table-cell office:value-type="float" office:value="0.899370148585">
            <text:p>0.8993701486</text:p>
          </table:table-cell>
          <table:table-cell office:value-type="float" office:value="0.895633142502">
            <text:p>0.8956331425</text:p>
          </table:table-cell>
          <table:table-cell table:number-columns-repeated="2"/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0.935078940666">
            <text:p>0.9350789407</text:p>
          </table:table-cell>
          <table:table-cell office:value-type="float" office:value="0.88827290203">
            <text:p>0.888272902</text:p>
          </table:table-cell>
          <table:table-cell office:value-type="float" office:value="0.887779505852">
            <text:p>0.8877795059</text:p>
          </table:table-cell>
          <table:table-cell office:value-type="float" office:value="0.884996766873">
            <text:p>0.8849967669</text:p>
          </table:table-cell>
          <table:table-cell office:value-type="float" office:value="0.881500708102">
            <text:p>0.8815007081</text:p>
          </table:table-cell>
          <table:table-cell table:number-columns-repeated="2"/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0.940370482239">
            <text:p>0.9403704822</text:p>
          </table:table-cell>
          <table:table-cell office:value-type="float" office:value="0.894052133535">
            <text:p>0.8940521335</text:p>
          </table:table-cell>
          <table:table-cell office:value-type="float" office:value="0.893848273613">
            <text:p>0.8938482736</text:p>
          </table:table-cell>
          <table:table-cell office:value-type="float" office:value="0.891291483129">
            <text:p>0.8912914831</text:p>
          </table:table-cell>
          <table:table-cell office:value-type="float" office:value="0.886677441016">
            <text:p>0.886677441</text:p>
          </table:table-cell>
          <table:table-cell table:number-columns-repeated="2"/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0.945065470301">
            <text:p>0.9450654703</text:p>
          </table:table-cell>
          <table:table-cell office:value-type="float" office:value="0.899890975874">
            <text:p>0.8998909759</text:p>
          </table:table-cell>
          <table:table-cell office:value-type="float" office:value="0.899379509525">
            <text:p>0.8993795095</text:p>
          </table:table-cell>
          <table:table-cell office:value-type="float" office:value="0.897458468057">
            <text:p>0.8974584681</text:p>
          </table:table-cell>
          <table:table-cell office:value-type="float" office:value="0.892596750607">
            <text:p>0.8925967506</text:p>
          </table:table-cell>
          <table:table-cell table:number-columns-repeated="2"/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0.932678056255">
            <text:p>0.9326780563</text:p>
          </table:table-cell>
          <table:table-cell office:value-type="float" office:value="0.884746178245">
            <text:p>0.8847461782</text:p>
          </table:table-cell>
          <table:table-cell office:value-type="float" office:value="0.884764311511">
            <text:p>0.8847643115</text:p>
          </table:table-cell>
          <table:table-cell office:value-type="float" office:value="0.88257714313">
            <text:p>0.8825771431</text:p>
          </table:table-cell>
          <table:table-cell office:value-type="float" office:value="0.878797592414">
            <text:p>0.8787975924</text:p>
          </table:table-cell>
          <table:table-cell table:number-columns-repeated="2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939510091399">
            <text:p>0.9395100914</text:p>
          </table:table-cell>
          <table:table-cell office:value-type="float" office:value="0.892445501487">
            <text:p>0.8924455015</text:p>
          </table:table-cell>
          <table:table-cell office:value-type="float" office:value="0.892336768024">
            <text:p>0.892336768</text:p>
          </table:table-cell>
          <table:table-cell office:value-type="float" office:value="0.889585753048">
            <text:p>0.889585753</text:p>
          </table:table-cell>
          <table:table-cell office:value-type="float" office:value="0.885213693943">
            <text:p>0.8852136939</text:p>
          </table:table-cell>
          <table:table-cell table:number-columns-repeated="2"/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0.94394609364">
            <text:p>0.9439460936</text:p>
          </table:table-cell>
          <table:table-cell office:value-type="float" office:value="0.898372818582">
            <text:p>0.8983728186</text:p>
          </table:table-cell>
          <table:table-cell office:value-type="float" office:value="0.898444984817">
            <text:p>0.8984449848</text:p>
          </table:table-cell>
          <table:table-cell office:value-type="float" office:value="0.895994942259">
            <text:p>0.8959949423</text:p>
          </table:table-cell>
          <table:table-cell office:value-type="float" office:value="0.891701224375">
            <text:p>0.8917012244</text:p>
          </table:table-cell>
          <table:table-cell table:number-columns-repeated="2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0.932962505446">
            <text:p>0.9329625054</text:p>
          </table:table-cell>
          <table:table-cell office:value-type="float" office:value="0.883180913266">
            <text:p>0.8831809133</text:p>
          </table:table-cell>
          <table:table-cell office:value-type="float" office:value="0.883119606461">
            <text:p>0.8831196065</text:p>
          </table:table-cell>
          <table:table-cell office:value-type="float" office:value="0.88074081929">
            <text:p>0.8807408193</text:p>
          </table:table-cell>
          <table:table-cell office:value-type="float" office:value="0.876456207093">
            <text:p>0.8764562071</text:p>
          </table:table-cell>
          <table:table-cell table:number-columns-repeated="2"/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0.939146636237">
            <text:p>0.9391466362</text:p>
          </table:table-cell>
          <table:table-cell office:value-type="float" office:value="0.897761805838">
            <text:p>0.8977618058</text:p>
          </table:table-cell>
          <table:table-cell office:value-type="float" office:value="0.895983295118">
            <text:p>0.8959832951</text:p>
          </table:table-cell>
          <table:table-cell office:value-type="float" office:value="0.893424783227">
            <text:p>0.8934247832</text:p>
          </table:table-cell>
          <table:table-cell office:value-type="float" office:value="0.888941437454">
            <text:p>0.8889414375</text:p>
          </table:table-cell>
          <table:table-cell table:number-columns-repeated="2"/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0.944110380363">
            <text:p>0.9441103804</text:p>
          </table:table-cell>
          <table:table-cell office:value-type="float" office:value="0.902724991506">
            <text:p>0.9027249915</text:p>
          </table:table-cell>
          <table:table-cell office:value-type="float" office:value="0.902126269867">
            <text:p>0.9021262699</text:p>
          </table:table-cell>
          <table:table-cell office:value-type="float" office:value="0.899365898809">
            <text:p>0.8993658988</text:p>
          </table:table-cell>
          <table:table-cell office:value-type="float" office:value="0.894308971451">
            <text:p>0.8943089715</text:p>
          </table:table-cell>
          <table:table-cell table:number-columns-repeated="2"/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.933770389162">
            <text:p>0.9337703892</text:p>
          </table:table-cell>
          <table:table-cell office:value-type="float" office:value="0.886679591284">
            <text:p>0.8866795913</text:p>
          </table:table-cell>
          <table:table-cell office:value-type="float" office:value="0.886798968197">
            <text:p>0.8867989682</text:p>
          </table:table-cell>
          <table:table-cell office:value-type="float" office:value="0.884582022545">
            <text:p>0.8845820225</text:p>
          </table:table-cell>
          <table:table-cell office:value-type="float" office:value="0.87972149263">
            <text:p>0.8797214926</text:p>
          </table:table-cell>
          <table:table-cell table:number-columns-repeated="2"/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0.94473404107">
            <text:p>0.9447340411</text:p>
          </table:table-cell>
          <table:table-cell office:value-type="float" office:value="0.898840267134">
            <text:p>0.8988402671</text:p>
          </table:table-cell>
          <table:table-cell office:value-type="float" office:value="0.898366493161">
            <text:p>0.8983664932</text:p>
          </table:table-cell>
          <table:table-cell office:value-type="float" office:value="0.896212790905">
            <text:p>0.8962127909</text:p>
          </table:table-cell>
          <table:table-cell office:value-type="float" office:value="0.890906888789">
            <text:p>0.8909068888</text:p>
          </table:table-cell>
          <table:table-cell table:number-columns-repeated="2"/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0.934641714449">
            <text:p>0.9346417144</text:p>
          </table:table-cell>
          <table:table-cell office:value-type="float" office:value="0.885541847203">
            <text:p>0.8855418472</text:p>
          </table:table-cell>
          <table:table-cell office:value-type="float" office:value="0.88501807339">
            <text:p>0.8850180734</text:p>
          </table:table-cell>
          <table:table-cell office:value-type="float" office:value="0.882963631437">
            <text:p>0.8829636314</text:p>
          </table:table-cell>
          <table:table-cell office:value-type="float" office:value="0.87843361607">
            <text:p>0.8784336161</text:p>
          </table:table-cell>
          <table:table-cell table:number-columns-repeated="2"/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0.938370786794">
            <text:p>0.9383707868</text:p>
          </table:table-cell>
          <table:table-cell office:value-type="float" office:value="0.893121910164">
            <text:p>0.8931219102</text:p>
          </table:table-cell>
          <table:table-cell office:value-type="float" office:value="0.892627328098">
            <text:p>0.8926273281</text:p>
          </table:table-cell>
          <table:table-cell office:value-type="float" office:value="0.890109644934">
            <text:p>0.8901096449</text:p>
          </table:table-cell>
          <table:table-cell office:value-type="float" office:value="0.885002996511">
            <text:p>0.8850029965</text:p>
          </table:table-cell>
          <table:table-cell table:number-columns-repeated="2"/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0.945871668877">
            <text:p>0.9458716689</text:p>
          </table:table-cell>
          <table:table-cell office:value-type="float" office:value="0.899675022318">
            <text:p>0.8996750223</text:p>
          </table:table-cell>
          <table:table-cell office:value-type="float" office:value="0.899009552609">
            <text:p>0.8990095526</text:p>
          </table:table-cell>
          <table:table-cell office:value-type="float" office:value="0.896737913135">
            <text:p>0.8967379131</text:p>
          </table:table-cell>
          <table:table-cell office:value-type="float" office:value="0.89115753284">
            <text:p>0.8911575328</text:p>
          </table:table-cell>
          <table:table-cell table:number-columns-repeated="2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930126767077">
            <text:p>0.9301267671</text:p>
          </table:table-cell>
          <table:table-cell office:value-type="float" office:value="0.884896936484">
            <text:p>0.8848969365</text:p>
          </table:table-cell>
          <table:table-cell office:value-type="float" office:value="0.883917310939">
            <text:p>0.8839173109</text:p>
          </table:table-cell>
          <table:table-cell office:value-type="float" office:value="0.881860554802">
            <text:p>0.8818605548</text:p>
          </table:table-cell>
          <table:table-cell office:value-type="float" office:value="0.877274137093">
            <text:p>0.8772741371</text:p>
          </table:table-cell>
          <table:table-cell table:number-columns-repeated="2"/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0.944309266921">
            <text:p>0.9443092669</text:p>
          </table:table-cell>
          <table:table-cell office:value-type="float" office:value="0.896804457426">
            <text:p>0.8968044574</text:p>
          </table:table-cell>
          <table:table-cell office:value-type="float" office:value="0.896195708661">
            <text:p>0.8961957087</text:p>
          </table:table-cell>
          <table:table-cell office:value-type="float" office:value="0.894436735227">
            <text:p>0.8944367352</text:p>
          </table:table-cell>
          <table:table-cell office:value-type="float" office:value="0.888690115879">
            <text:p>0.8886901159</text:p>
          </table:table-cell>
          <table:table-cell table:number-columns-repeated="2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0.929204230554">
            <text:p>0.9292042306</text:p>
          </table:table-cell>
          <table:table-cell office:value-type="float" office:value="0.881920799696">
            <text:p>0.8819207997</text:p>
          </table:table-cell>
          <table:table-cell office:value-type="float" office:value="0.88105014953">
            <text:p>0.8810501495</text:p>
          </table:table-cell>
          <table:table-cell office:value-type="float" office:value="0.879383646076">
            <text:p>0.8793836461</text:p>
          </table:table-cell>
          <table:table-cell office:value-type="float" office:value="0.874004677611">
            <text:p>0.8740046776</text:p>
          </table:table-cell>
          <table:table-cell table:number-columns-repeated="2"/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0.940052236651">
            <text:p>0.9400522367</text:p>
          </table:table-cell>
          <table:table-cell office:value-type="float" office:value="0.889878294931">
            <text:p>0.8898782949</text:p>
          </table:table-cell>
          <table:table-cell office:value-type="float" office:value="0.88966621553">
            <text:p>0.8896662155</text:p>
          </table:table-cell>
          <table:table-cell office:value-type="float" office:value="0.887794633874">
            <text:p>0.8877946339</text:p>
          </table:table-cell>
          <table:table-cell office:value-type="float" office:value="0.883376762871">
            <text:p>0.8833767629</text:p>
          </table:table-cell>
          <table:table-cell table:number-columns-repeated="2"/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0.94293156935">
            <text:p>0.9429315694</text:p>
          </table:table-cell>
          <table:table-cell office:value-type="float" office:value="0.895659263021">
            <text:p>0.895659263</text:p>
          </table:table-cell>
          <table:table-cell office:value-type="float" office:value="0.895148910163">
            <text:p>0.8951489102</text:p>
          </table:table-cell>
          <table:table-cell office:value-type="float" office:value="0.893443565114">
            <text:p>0.8934435651</text:p>
          </table:table-cell>
          <table:table-cell office:value-type="float" office:value="0.887645307736">
            <text:p>0.8876453077</text:p>
          </table:table-cell>
          <table:table-cell table:number-columns-repeated="2"/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0.931738407248">
            <text:p>0.9317384072</text:p>
          </table:table-cell>
          <table:table-cell office:value-type="float" office:value="0.887133976767">
            <text:p>0.8871339768</text:p>
          </table:table-cell>
          <table:table-cell office:value-type="float" office:value="0.886024018585">
            <text:p>0.8860240186</text:p>
          </table:table-cell>
          <table:table-cell office:value-type="float" office:value="0.882717608811">
            <text:p>0.8827176088</text:p>
          </table:table-cell>
          <table:table-cell office:value-type="float" office:value="0.878273071239">
            <text:p>0.8782730712</text:p>
          </table:table-cell>
          <table:table-cell table:number-columns-repeated="2"/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0.941536195282">
            <text:p>0.9415361953</text:p>
          </table:table-cell>
          <table:table-cell office:value-type="float" office:value="0.899018919691">
            <text:p>0.8990189197</text:p>
          </table:table-cell>
          <table:table-cell office:value-type="float" office:value="0.89808540948">
            <text:p>0.8980854095</text:p>
          </table:table-cell>
          <table:table-cell office:value-type="float" office:value="0.895395180234">
            <text:p>0.8953951802</text:p>
          </table:table-cell>
          <table:table-cell office:value-type="float" office:value="0.889354684347">
            <text:p>0.8893546843</text:p>
          </table:table-cell>
          <table:table-cell table:number-columns-repeated="2"/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0.932134293795">
            <text:p>0.9321342938</text:p>
          </table:table-cell>
          <table:table-cell office:value-type="float" office:value="0.883075992327">
            <text:p>0.8830759923</text:p>
          </table:table-cell>
          <table:table-cell office:value-type="float" office:value="0.883111488888">
            <text:p>0.8831114889</text:p>
          </table:table-cell>
          <table:table-cell office:value-type="float" office:value="0.880799802747">
            <text:p>0.8807998027</text:p>
          </table:table-cell>
          <table:table-cell office:value-type="float" office:value="0.875020306362">
            <text:p>0.8750203064</text:p>
          </table:table-cell>
          <table:table-cell table:number-columns-repeated="2"/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0.936229455289">
            <text:p>0.9362294553</text:p>
          </table:table-cell>
          <table:table-cell office:value-type="float" office:value="0.890387142431">
            <text:p>0.8903871424</text:p>
          </table:table-cell>
          <table:table-cell office:value-type="float" office:value="0.89013178551">
            <text:p>0.8901317855</text:p>
          </table:table-cell>
          <table:table-cell office:value-type="float" office:value="0.88732812959">
            <text:p>0.8873281296</text:p>
          </table:table-cell>
          <table:table-cell office:value-type="float" office:value="0.882035354743">
            <text:p>0.8820353547</text:p>
          </table:table-cell>
          <table:table-cell table:number-columns-repeated="2"/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0.943729850776">
            <text:p>0.9437298508</text:p>
          </table:table-cell>
          <table:table-cell office:value-type="float" office:value="0.895800222297">
            <text:p>0.8958002223</text:p>
          </table:table-cell>
          <table:table-cell office:value-type="float" office:value="0.895295771563">
            <text:p>0.8952957716</text:p>
          </table:table-cell>
          <table:table-cell office:value-type="float" office:value="0.892892557337">
            <text:p>0.8928925573</text:p>
          </table:table-cell>
          <table:table-cell office:value-type="float" office:value="0.887823014552">
            <text:p>0.8878230146</text:p>
          </table:table-cell>
          <table:table-cell table:number-columns-repeated="2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92900523336">
            <text:p>0.9290052334</text:p>
          </table:table-cell>
          <table:table-cell office:value-type="float" office:value="0.881638046331">
            <text:p>0.8816380463</text:p>
          </table:table-cell>
          <table:table-cell office:value-type="float" office:value="0.881478222715">
            <text:p>0.8814782227</text:p>
          </table:table-cell>
          <table:table-cell office:value-type="float" office:value="0.879014357506">
            <text:p>0.8790143575</text:p>
          </table:table-cell>
          <table:table-cell office:value-type="float" office:value="0.874136006413">
            <text:p>0.8741360064</text:p>
          </table:table-cell>
          <table:table-cell table:number-columns-repeated="2"/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0.955558397974">
            <text:p>0.955558398</text:p>
          </table:table-cell>
          <table:table-cell office:value-type="float" office:value="0.888389067099">
            <text:p>0.8883890671</text:p>
          </table:table-cell>
          <table:table-cell office:value-type="float" office:value="0.888661980093">
            <text:p>0.8886619801</text:p>
          </table:table-cell>
          <table:table-cell office:value-type="float" office:value="0.885734579801">
            <text:p>0.8857345798</text:p>
          </table:table-cell>
          <table:table-cell office:value-type="float" office:value="0.881932253871">
            <text:p>0.8819322539</text:p>
          </table:table-cell>
          <table:table-cell table:number-columns-repeated="2"/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0.94472416294">
            <text:p>0.9447241629</text:p>
          </table:table-cell>
          <table:table-cell office:value-type="float" office:value="0.893259117339">
            <text:p>0.8932591173</text:p>
          </table:table-cell>
          <table:table-cell office:value-type="float" office:value="0.892958776764">
            <text:p>0.8929587768</text:p>
          </table:table-cell>
          <table:table-cell office:value-type="float" office:value="0.890341320135">
            <text:p>0.8903413201</text:p>
          </table:table-cell>
          <table:table-cell office:value-type="float" office:value="0.88523869111">
            <text:p>0.8852386911</text:p>
          </table:table-cell>
          <table:table-cell table:number-columns-repeated="2"/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0.933580508039">
            <text:p>0.933580508</text:p>
          </table:table-cell>
          <table:table-cell office:value-type="float" office:value="0.878060983068">
            <text:p>0.8780609831</text:p>
          </table:table-cell>
          <table:table-cell office:value-type="float" office:value="0.878142738809">
            <text:p>0.8781427388</text:p>
          </table:table-cell>
          <table:table-cell office:value-type="float" office:value="0.87556436059">
            <text:p>0.8755643606</text:p>
          </table:table-cell>
          <table:table-cell office:value-type="float" office:value="0.870689360475">
            <text:p>0.8706893605</text:p>
          </table:table-cell>
          <table:table-cell table:number-columns-repeated="2"/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0.938766164911">
            <text:p>0.9387661649</text:p>
          </table:table-cell>
          <table:table-cell office:value-type="float" office:value="0.88768166953">
            <text:p>0.8876816695</text:p>
          </table:table-cell>
          <table:table-cell office:value-type="float" office:value="0.88821936825">
            <text:p>0.8882193683</text:p>
          </table:table-cell>
          <table:table-cell office:value-type="float" office:value="0.885623937016">
            <text:p>0.885623937</text:p>
          </table:table-cell>
          <table:table-cell office:value-type="float" office:value="0.879837779645">
            <text:p>0.8798377796</text:p>
          </table:table-cell>
          <table:table-cell table:number-columns-repeated="2"/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0.945825764536">
            <text:p>0.9458257645</text:p>
          </table:table-cell>
          <table:table-cell office:value-type="float" office:value="0.893566933629">
            <text:p>0.8935669336</text:p>
          </table:table-cell>
          <table:table-cell office:value-type="float" office:value="0.893997888221">
            <text:p>0.8939978882</text:p>
          </table:table-cell>
          <table:table-cell office:value-type="float" office:value="0.891791329594">
            <text:p>0.8917913296</text:p>
          </table:table-cell>
          <table:table-cell office:value-type="float" office:value="0.885995322483">
            <text:p>0.8859953225</text:p>
          </table:table-cell>
          <table:table-cell table:number-columns-repeated="2"/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0.930147815311">
            <text:p>0.9301478153</text:p>
          </table:table-cell>
          <table:table-cell office:value-type="float" office:value="0.878816664089">
            <text:p>0.8788166641</text:p>
          </table:table-cell>
          <table:table-cell office:value-type="float" office:value="0.878758924856">
            <text:p>0.8787589249</text:p>
          </table:table-cell>
          <table:table-cell office:value-type="float" office:value="0.87675809642">
            <text:p>0.8767580964</text:p>
          </table:table-cell>
          <table:table-cell office:value-type="float" office:value="0.871866192979">
            <text:p>0.871866193</text:p>
          </table:table-cell>
          <table:table-cell table:number-columns-repeated="2"/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0.940568170359">
            <text:p>0.9405681704</text:p>
          </table:table-cell>
          <table:table-cell office:value-type="float" office:value="0.893998991035">
            <text:p>0.893998991</text:p>
          </table:table-cell>
          <table:table-cell office:value-type="float" office:value="0.892679136881">
            <text:p>0.8926791369</text:p>
          </table:table-cell>
          <table:table-cell office:value-type="float" office:value="0.889329951239">
            <text:p>0.8893299512</text:p>
          </table:table-cell>
          <table:table-cell office:value-type="float" office:value="0.884655810839">
            <text:p>0.8846558108</text:p>
          </table:table-cell>
          <table:table-cell table:number-columns-repeated="2"/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0.943380037204">
            <text:p>0.9433800372</text:p>
          </table:table-cell>
          <table:table-cell office:value-type="float" office:value="0.899758659522">
            <text:p>0.8997586595</text:p>
          </table:table-cell>
          <table:table-cell office:value-type="float" office:value="0.89896411815">
            <text:p>0.8989641182</text:p>
          </table:table-cell>
          <table:table-cell office:value-type="float" office:value="0.89650972062">
            <text:p>0.8965097206</text:p>
          </table:table-cell>
          <table:table-cell office:value-type="float" office:value="0.892142121943">
            <text:p>0.8921421219</text:p>
          </table:table-cell>
          <table:table-cell table:number-columns-repeated="2"/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0.931422659215">
            <text:p>0.9314226592</text:p>
          </table:table-cell>
          <table:table-cell office:value-type="float" office:value="0.881946348634">
            <text:p>0.8819463486</text:p>
          </table:table-cell>
          <table:table-cell office:value-type="float" office:value="0.881787089137">
            <text:p>0.8817870891</text:p>
          </table:table-cell>
          <table:table-cell office:value-type="float" office:value="0.879471673136">
            <text:p>0.8794716731</text:p>
          </table:table-cell>
          <table:table-cell office:value-type="float" office:value="0.875445417048">
            <text:p>0.875445417</text:p>
          </table:table-cell>
          <table:table-cell table:number-columns-repeated="2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93637613679">
            <text:p>0.9363761368</text:p>
          </table:table-cell>
          <table:table-cell office:value-type="float" office:value="0.89011979731">
            <text:p>0.8901197973</text:p>
          </table:table-cell>
          <table:table-cell office:value-type="float" office:value="0.889694514474">
            <text:p>0.8896945145</text:p>
          </table:table-cell>
          <table:table-cell office:value-type="float" office:value="0.887027720026">
            <text:p>0.88702772</text:p>
          </table:table-cell>
          <table:table-cell office:value-type="float" office:value="0.882098333469">
            <text:p>0.8820983335</text:p>
          </table:table-cell>
          <table:table-cell table:number-columns-repeated="2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0.944036793789">
            <text:p>0.9440367938</text:p>
          </table:table-cell>
          <table:table-cell office:value-type="float" office:value="0.896033234328">
            <text:p>0.8960332343</text:p>
          </table:table-cell>
          <table:table-cell office:value-type="float" office:value="0.895319566848">
            <text:p>0.8953195668</text:p>
          </table:table-cell>
          <table:table-cell office:value-type="float" office:value="0.892880468511">
            <text:p>0.8928804685</text:p>
          </table:table-cell>
          <table:table-cell office:value-type="float" office:value="0.889261683069">
            <text:p>0.8892616831</text:p>
          </table:table-cell>
          <table:table-cell table:number-columns-repeated="2"/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0.927942612544">
            <text:p>0.9279426125</text:p>
          </table:table-cell>
          <table:table-cell office:value-type="float" office:value="0.881578673858">
            <text:p>0.8815786739</text:p>
          </table:table-cell>
          <table:table-cell office:value-type="float" office:value="0.880951339736">
            <text:p>0.8809513397</text:p>
          </table:table-cell>
          <table:table-cell office:value-type="float" office:value="0.878253441244">
            <text:p>0.8782534412</text:p>
          </table:table-cell>
          <table:table-cell office:value-type="float" office:value="0.874126804811">
            <text:p>0.8741268048</text:p>
          </table:table-cell>
          <table:table-cell table:number-columns-repeated="2"/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0.938967055632">
            <text:p>0.9389670556</text:p>
          </table:table-cell>
          <table:table-cell office:value-type="float" office:value="0.888929319504">
            <text:p>0.8889293195</text:p>
          </table:table-cell>
          <table:table-cell office:value-type="float" office:value="0.888320797862">
            <text:p>0.8883207979</text:p>
          </table:table-cell>
          <table:table-cell office:value-type="float" office:value="0.885313806348">
            <text:p>0.8853138063</text:p>
          </table:table-cell>
          <table:table-cell office:value-type="float" office:value="0.88149392751">
            <text:p>0.8814939275</text:p>
          </table:table-cell>
          <table:table-cell table:number-columns-repeated="2"/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0.942909232162">
            <text:p>0.9429092322</text:p>
          </table:table-cell>
          <table:table-cell office:value-type="float" office:value="0.895520213907">
            <text:p>0.8955202139</text:p>
          </table:table-cell>
          <table:table-cell office:value-type="float" office:value="0.894551387178">
            <text:p>0.8945513872</text:p>
          </table:table-cell>
          <table:table-cell office:value-type="float" office:value="0.891982591569">
            <text:p>0.8919825916</text:p>
          </table:table-cell>
          <table:table-cell office:value-type="float" office:value="0.887840365002">
            <text:p>0.887840365</text:p>
          </table:table-cell>
          <table:table-cell table:number-columns-repeated="2"/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930269523086">
            <text:p>0.9302695231</text:p>
          </table:table-cell>
          <table:table-cell office:value-type="float" office:value="0.879692410173">
            <text:p>0.8796924102</text:p>
          </table:table-cell>
          <table:table-cell office:value-type="float" office:value="0.879084644805">
            <text:p>0.8790846448</text:p>
          </table:table-cell>
          <table:table-cell office:value-type="float" office:value="0.876468322613">
            <text:p>0.8764683226</text:p>
          </table:table-cell>
          <table:table-cell office:value-type="float" office:value="0.873377425062">
            <text:p>0.8733774251</text:p>
          </table:table-cell>
          <table:table-cell table:number-columns-repeated="2"/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0.93693389855">
            <text:p>0.9369338986</text:p>
          </table:table-cell>
          <table:table-cell office:value-type="float" office:value="0.888222628066">
            <text:p>0.8882226281</text:p>
          </table:table-cell>
          <table:table-cell office:value-type="float" office:value="0.887284656644">
            <text:p>0.8872846566</text:p>
          </table:table-cell>
          <table:table-cell office:value-type="float" office:value="0.885124334447">
            <text:p>0.8851243344</text:p>
          </table:table-cell>
          <table:table-cell office:value-type="float" office:value="0.880883771403">
            <text:p>0.8808837714</text:p>
          </table:table-cell>
          <table:table-cell table:number-columns-repeated="2"/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0.940478346949">
            <text:p>0.9404783469</text:p>
          </table:table-cell>
          <table:table-cell office:value-type="float" office:value="0.893452534998">
            <text:p>0.893452535</text:p>
          </table:table-cell>
          <table:table-cell office:value-type="float" office:value="0.893611706469">
            <text:p>0.8936117065</text:p>
          </table:table-cell>
          <table:table-cell office:value-type="float" office:value="0.890481947595">
            <text:p>0.8904819476</text:p>
          </table:table-cell>
          <table:table-cell office:value-type="float" office:value="0.886850793769">
            <text:p>0.8868507938</text:p>
          </table:table-cell>
          <table:table-cell table:number-columns-repeated="2"/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0.930236036471">
            <text:p>0.9302360365</text:p>
          </table:table-cell>
          <table:table-cell office:value-type="float" office:value="0.878073053604">
            <text:p>0.8780730536</text:p>
          </table:table-cell>
          <table:table-cell office:value-type="float" office:value="0.877469268908">
            <text:p>0.8774692689</text:p>
          </table:table-cell>
          <table:table-cell office:value-type="float" office:value="0.875037868748">
            <text:p>0.8750378687</text:p>
          </table:table-cell>
          <table:table-cell office:value-type="float" office:value="0.870374272707">
            <text:p>0.8703742727</text:p>
          </table:table-cell>
          <table:table-cell table:number-columns-repeated="2"/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0.934817318292">
            <text:p>0.9348173183</text:p>
          </table:table-cell>
          <table:table-cell office:value-type="float" office:value="0.891086886269">
            <text:p>0.8910868863</text:p>
          </table:table-cell>
          <table:table-cell office:value-type="float" office:value="0.89023814617">
            <text:p>0.8902381462</text:p>
          </table:table-cell>
          <table:table-cell office:value-type="float" office:value="0.887220155769">
            <text:p>0.8872201558</text:p>
          </table:table-cell>
          <table:table-cell office:value-type="float" office:value="0.882672060529">
            <text:p>0.8826720605</text:p>
          </table:table-cell>
          <table:table-cell table:number-columns-repeated="2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943196786336">
            <text:p>0.9431967863</text:p>
          </table:table-cell>
          <table:table-cell office:value-type="float" office:value="0.896870363714">
            <text:p>0.8968703637</text:p>
          </table:table-cell>
          <table:table-cell office:value-type="float" office:value="0.896773565972">
            <text:p>0.896773566</text:p>
          </table:table-cell>
          <table:table-cell office:value-type="float" office:value="0.894469892962">
            <text:p>0.894469893</text:p>
          </table:table-cell>
          <table:table-cell office:value-type="float" office:value="0.889472660299">
            <text:p>0.8894726603</text:p>
          </table:table-cell>
          <table:table-cell table:number-columns-repeated="2"/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0.927068531472">
            <text:p>0.9270685315</text:p>
          </table:table-cell>
          <table:table-cell office:value-type="float" office:value="0.880121865272">
            <text:p>0.8801218653</text:p>
          </table:table-cell>
          <table:table-cell office:value-type="float" office:value="0.88017069706">
            <text:p>0.8801706971</text:p>
          </table:table-cell>
          <table:table-cell office:value-type="float" office:value="0.878221619135">
            <text:p>0.8782216191</text:p>
          </table:table-cell>
          <table:table-cell office:value-type="float" office:value="0.872603212536">
            <text:p>0.8726032125</text:p>
          </table:table-cell>
          <table:table-cell table:number-columns-repeated="2"/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0.937177959946">
            <text:p>0.9371779599</text:p>
          </table:table-cell>
          <table:table-cell office:value-type="float" office:value="0.886701930231">
            <text:p>0.8867019302</text:p>
          </table:table-cell>
          <table:table-cell office:value-type="float" office:value="0.886503148892">
            <text:p>0.8865031489</text:p>
          </table:table-cell>
          <table:table-cell office:value-type="float" office:value="0.884540523986">
            <text:p>0.884540524</text:p>
          </table:table-cell>
          <table:table-cell office:value-type="float" office:value="0.878691506782">
            <text:p>0.8786915068</text:p>
          </table:table-cell>
          <table:table-cell table:number-columns-repeated="2"/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0.940460487318">
            <text:p>0.9404604873</text:p>
          </table:table-cell>
          <table:table-cell office:value-type="float" office:value="0.893087397484">
            <text:p>0.8930873975</text:p>
          </table:table-cell>
          <table:table-cell office:value-type="float" office:value="0.89307293405">
            <text:p>0.8930729341</text:p>
          </table:table-cell>
          <table:table-cell office:value-type="float" office:value="0.891299635665">
            <text:p>0.8912996357</text:p>
          </table:table-cell>
          <table:table-cell office:value-type="float" office:value="0.886105279023">
            <text:p>0.886105279</text:p>
          </table:table-cell>
          <table:table-cell table:number-columns-repeated="2"/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0.92829936924">
            <text:p>0.9282993692</text:p>
          </table:table-cell>
          <table:table-cell office:value-type="float" office:value="0.876832644639">
            <text:p>0.8768326446</text:p>
          </table:table-cell>
          <table:table-cell office:value-type="float" office:value="0.876992858504">
            <text:p>0.8769928585</text:p>
          </table:table-cell>
          <table:table-cell office:value-type="float" office:value="0.874701115367">
            <text:p>0.8747011154</text:p>
          </table:table-cell>
          <table:table-cell office:value-type="float" office:value="0.869555257589">
            <text:p>0.8695552576</text:p>
          </table:table-cell>
          <table:table-cell table:number-columns-repeated="2"/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0.932982332932">
            <text:p>0.9329823329</text:p>
          </table:table-cell>
          <table:table-cell office:value-type="float" office:value="0.883661678673">
            <text:p>0.8836616787</text:p>
          </table:table-cell>
          <table:table-cell office:value-type="float" office:value="0.883789440988">
            <text:p>0.883789441</text:p>
          </table:table-cell>
          <table:table-cell office:value-type="float" office:value="0.881373135236">
            <text:p>0.8813731352</text:p>
          </table:table-cell>
          <table:table-cell office:value-type="float" office:value="0.875842235599">
            <text:p>0.8758422356</text:p>
          </table:table-cell>
          <table:table-cell table:number-columns-repeated="2"/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0.94140421848">
            <text:p>0.9414042185</text:p>
          </table:table-cell>
          <table:table-cell office:value-type="float" office:value="0.890163759921">
            <text:p>0.8901637599</text:p>
          </table:table-cell>
          <table:table-cell office:value-type="float" office:value="0.889840194606">
            <text:p>0.8898401946</text:p>
          </table:table-cell>
          <table:table-cell office:value-type="float" office:value="0.887160179315">
            <text:p>0.8871601793</text:p>
          </table:table-cell>
          <table:table-cell office:value-type="float" office:value="0.882713919109">
            <text:p>0.8827139191</text:p>
          </table:table-cell>
          <table:table-cell table:number-columns-repeated="2"/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0.922670472754">
            <text:p>0.9226704728</text:p>
          </table:table-cell>
          <table:table-cell office:value-type="float" office:value="0.871811085255">
            <text:p>0.8718110853</text:p>
          </table:table-cell>
          <table:table-cell office:value-type="float" office:value="0.871690959056">
            <text:p>0.8716909591</text:p>
          </table:table-cell>
          <table:table-cell office:value-type="float" office:value="0.869287020491">
            <text:p>0.8692870205</text:p>
          </table:table-cell>
          <table:table-cell office:value-type="float" office:value="0.864545129129">
            <text:p>0.8645451291</text:p>
          </table:table-cell>
          <table:table-cell table:number-columns-repeated="2"/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0.934357549994">
            <text:p>0.93435755</text:p>
          </table:table-cell>
          <table:table-cell office:value-type="float" office:value="0.882313854007">
            <text:p>0.882313854</text:p>
          </table:table-cell>
          <table:table-cell office:value-type="float" office:value="0.882035053852">
            <text:p>0.8820350539</text:p>
          </table:table-cell>
          <table:table-cell office:value-type="float" office:value="0.879019207011">
            <text:p>0.879019207</text:p>
          </table:table-cell>
          <table:table-cell office:value-type="float" office:value="0.873701214607">
            <text:p>0.8737012146</text:p>
          </table:table-cell>
          <table:table-cell table:number-columns-repeated="2"/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0.93773183282">
            <text:p>0.9377318328</text:p>
          </table:table-cell>
          <table:table-cell office:value-type="float" office:value="0.889415666694">
            <text:p>0.8894156667</text:p>
          </table:table-cell>
          <table:table-cell office:value-type="float" office:value="0.888994664336">
            <text:p>0.8889946643</text:p>
          </table:table-cell>
          <table:table-cell office:value-type="float" office:value="0.886158517295">
            <text:p>0.8861585173</text:p>
          </table:table-cell>
          <table:table-cell office:value-type="float" office:value="0.881260374845">
            <text:p>0.8812603748</text:p>
          </table:table-cell>
          <table:table-cell table:number-columns-repeated="2"/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922291920398">
            <text:p>0.9222919204</text:p>
          </table:table-cell>
          <table:table-cell office:value-type="float" office:value="0.872068016865">
            <text:p>0.8720680169</text:p>
          </table:table-cell>
          <table:table-cell office:value-type="float" office:value="0.871817634963">
            <text:p>0.871817635</text:p>
          </table:table-cell>
          <table:table-cell office:value-type="float" office:value="0.868080011094">
            <text:p>0.8680800111</text:p>
          </table:table-cell>
          <table:table-cell office:value-type="float" office:value="0.864436501255">
            <text:p>0.8644365013</text:p>
          </table:table-cell>
          <table:table-cell table:number-columns-repeated="2"/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0.937970138389">
            <text:p>0.9379701384</text:p>
          </table:table-cell>
          <table:table-cell office:value-type="float" office:value="0.888062225404">
            <text:p>0.8880622254</text:p>
          </table:table-cell>
          <table:table-cell office:value-type="float" office:value="0.887307564151">
            <text:p>0.8873075642</text:p>
          </table:table-cell>
          <table:table-cell office:value-type="float" office:value="0.886390355071">
            <text:p>0.8863903551</text:p>
          </table:table-cell>
          <table:table-cell office:value-type="float" office:value="0.880916257115">
            <text:p>0.8809162571</text:p>
          </table:table-cell>
          <table:table-cell table:number-columns-repeated="2"/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0.932329766446">
            <text:p>0.9323297664</text:p>
          </table:table-cell>
          <table:table-cell office:value-type="float" office:value="0.892714421914">
            <text:p>0.8927144219</text:p>
          </table:table-cell>
          <table:table-cell office:value-type="float" office:value="0.892163808938">
            <text:p>0.8921638089</text:p>
          </table:table-cell>
          <table:table-cell office:value-type="float" office:value="0.889832059929">
            <text:p>0.8898320599</text:p>
          </table:table-cell>
          <table:table-cell office:value-type="float" office:value="0.887040336497">
            <text:p>0.8870403365</text:p>
          </table:table-cell>
          <table:table-cell table:number-columns-repeated="2"/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0.918317691818">
            <text:p>0.9183176918</text:p>
          </table:table-cell>
          <table:table-cell office:value-type="float" office:value="0.874538240912">
            <text:p>0.8745382409</text:p>
          </table:table-cell>
          <table:table-cell office:value-type="float" office:value="0.873995835401">
            <text:p>0.8739958354</text:p>
          </table:table-cell>
          <table:table-cell office:value-type="float" office:value="0.871582380355">
            <text:p>0.8715823804</text:p>
          </table:table-cell>
          <table:table-cell office:value-type="float" office:value="0.868369669825">
            <text:p>0.8683696698</text:p>
          </table:table-cell>
          <table:table-cell table:number-columns-repeated="2"/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0.923278119593">
            <text:p>0.9232781196</text:p>
          </table:table-cell>
          <table:table-cell office:value-type="float" office:value="0.880898708652">
            <text:p>0.8808987087</text:p>
          </table:table-cell>
          <table:table-cell office:value-type="float" office:value="0.880000377339">
            <text:p>0.8800003773</text:p>
          </table:table-cell>
          <table:table-cell office:value-type="float" office:value="0.878475478809">
            <text:p>0.8784754788</text:p>
          </table:table-cell>
          <table:table-cell office:value-type="float" office:value="0.875761779949">
            <text:p>0.8757617799</text:p>
          </table:table-cell>
          <table:table-cell table:number-columns-repeated="2"/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0.932563954906">
            <text:p>0.9325639549</text:p>
          </table:table-cell>
          <table:table-cell office:value-type="float" office:value="0.887233902672">
            <text:p>0.8872339027</text:p>
          </table:table-cell>
          <table:table-cell office:value-type="float" office:value="0.886331645667">
            <text:p>0.8863316457</text:p>
          </table:table-cell>
          <table:table-cell office:value-type="float" office:value="0.884247223881">
            <text:p>0.8842472239</text:p>
          </table:table-cell>
          <table:table-cell office:value-type="float" office:value="0.881943858773">
            <text:p>0.8819438588</text:p>
          </table:table-cell>
          <table:table-cell table:number-columns-repeated="2"/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0.915302916653">
            <text:p>0.9153029167</text:p>
          </table:table-cell>
          <table:table-cell office:value-type="float" office:value="0.872478550328">
            <text:p>0.8724785503</text:p>
          </table:table-cell>
          <table:table-cell office:value-type="float" office:value="0.871910937598">
            <text:p>0.8719109376</text:p>
          </table:table-cell>
          <table:table-cell office:value-type="float" office:value="0.870303069488">
            <text:p>0.8703030695</text:p>
          </table:table-cell>
          <table:table-cell office:value-type="float" office:value="0.866690563952">
            <text:p>0.866690564</text:p>
          </table:table-cell>
          <table:table-cell table:number-columns-repeated="2"/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0.92502674094">
            <text:p>0.9250267409</text:p>
          </table:table-cell>
          <table:table-cell office:value-type="float" office:value="0.87793281051">
            <text:p>0.8779328105</text:p>
          </table:table-cell>
          <table:table-cell office:value-type="float" office:value="0.876883035849">
            <text:p>0.8768830358</text:p>
          </table:table-cell>
          <table:table-cell office:value-type="float" office:value="0.875869390335">
            <text:p>0.8758693903</text:p>
          </table:table-cell>
          <table:table-cell office:value-type="float" office:value="0.872816208454">
            <text:p>0.8728162085</text:p>
          </table:table-cell>
          <table:table-cell table:number-columns-repeated="2"/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0.931287457044">
            <text:p>0.931287457</text:p>
          </table:table-cell>
          <table:table-cell office:value-type="float" office:value="0.887244273286">
            <text:p>0.8872442733</text:p>
          </table:table-cell>
          <table:table-cell office:value-type="float" office:value="0.887018795563">
            <text:p>0.8870187956</text:p>
          </table:table-cell>
          <table:table-cell office:value-type="float" office:value="0.884492812245">
            <text:p>0.8844928122</text:p>
          </table:table-cell>
          <table:table-cell office:value-type="float" office:value="0.880797326554">
            <text:p>0.8807973266</text:p>
          </table:table-cell>
          <table:table-cell table:number-columns-repeated="2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0.917438233198">
            <text:p>0.9174382332</text:p>
          </table:table-cell>
          <table:table-cell office:value-type="float" office:value="0.870202742327">
            <text:p>0.8702027423</text:p>
          </table:table-cell>
          <table:table-cell office:value-type="float" office:value="0.869301688469">
            <text:p>0.8693016885</text:p>
          </table:table-cell>
          <table:table-cell office:value-type="float" office:value="0.867342436766">
            <text:p>0.8673424368</text:p>
          </table:table-cell>
          <table:table-cell office:value-type="float" office:value="0.863680125437">
            <text:p>0.8636801254</text:p>
          </table:table-cell>
          <table:table-cell table:number-columns-repeated="2"/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922806849021">
            <text:p>0.922806849</text:p>
          </table:table-cell>
          <table:table-cell office:value-type="float" office:value="0.877180739273">
            <text:p>0.8771807393</text:p>
          </table:table-cell>
          <table:table-cell office:value-type="float" office:value="0.876438584012">
            <text:p>0.876438584</text:p>
          </table:table-cell>
          <table:table-cell office:value-type="float" office:value="0.874585210617">
            <text:p>0.8745852106</text:p>
          </table:table-cell>
          <table:table-cell office:value-type="float" office:value="0.870914438236">
            <text:p>0.8709144382</text:p>
          </table:table-cell>
          <table:table-cell table:number-columns-repeated="2"/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0.93180898149">
            <text:p>0.9318089815</text:p>
          </table:table-cell>
          <table:table-cell office:value-type="float" office:value="0.884536828328">
            <text:p>0.8845368283</text:p>
          </table:table-cell>
          <table:table-cell office:value-type="float" office:value="0.883725307772">
            <text:p>0.8837253078</text:p>
          </table:table-cell>
          <table:table-cell office:value-type="float" office:value="0.881470308979">
            <text:p>0.881470309</text:p>
          </table:table-cell>
          <table:table-cell office:value-type="float" office:value="0.877735788604">
            <text:p>0.8777357886</text:p>
          </table:table-cell>
          <table:table-cell table:number-columns-repeated="2"/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0.915134860771">
            <text:p>0.9151348608</text:p>
          </table:table-cell>
          <table:table-cell office:value-type="float" office:value="0.869438450937">
            <text:p>0.8694384509</text:p>
          </table:table-cell>
          <table:table-cell office:value-type="float" office:value="0.868363199657">
            <text:p>0.8683631997</text:p>
          </table:table-cell>
          <table:table-cell office:value-type="float" office:value="0.866425092338">
            <text:p>0.8664250923</text:p>
          </table:table-cell>
          <table:table-cell office:value-type="float" office:value="0.862247025904">
            <text:p>0.8622470259</text:p>
          </table:table-cell>
          <table:table-cell table:number-columns-repeated="2"/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0.924687409093">
            <text:p>0.9246874091</text:p>
          </table:table-cell>
          <table:table-cell office:value-type="float" office:value="0.881567981165">
            <text:p>0.8815679812</text:p>
          </table:table-cell>
          <table:table-cell office:value-type="float" office:value="0.88134217563">
            <text:p>0.8813421756</text:p>
          </table:table-cell>
          <table:table-cell office:value-type="float" office:value="0.880577894105">
            <text:p>0.8805778941</text:p>
          </table:table-cell>
          <table:table-cell office:value-type="float" office:value="0.87079183596">
            <text:p>0.870791836</text:p>
          </table:table-cell>
          <table:table-cell table:number-columns-repeated="2"/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0.931393015486">
            <text:p>0.9313930155</text:p>
          </table:table-cell>
          <table:table-cell office:value-type="float" office:value="0.890525569347">
            <text:p>0.8905255693</text:p>
          </table:table-cell>
          <table:table-cell office:value-type="float" office:value="0.891038339867">
            <text:p>0.8910383399</text:p>
          </table:table-cell>
          <table:table-cell office:value-type="float" office:value="0.887966812517">
            <text:p>0.8879668125</text:p>
          </table:table-cell>
          <table:table-cell office:value-type="float" office:value="0.881906924455">
            <text:p>0.8819069245</text:p>
          </table:table-cell>
          <table:table-cell table:number-columns-repeated="2"/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0.916259664577">
            <text:p>0.9162596646</text:p>
          </table:table-cell>
          <table:table-cell office:value-type="float" office:value="0.872528122025">
            <text:p>0.872528122</text:p>
          </table:table-cell>
          <table:table-cell office:value-type="float" office:value="0.87240774388">
            <text:p>0.8724077439</text:p>
          </table:table-cell>
          <table:table-cell office:value-type="float" office:value="0.870010384697">
            <text:p>0.8700103847</text:p>
          </table:table-cell>
          <table:table-cell office:value-type="float" office:value="0.863987550731">
            <text:p>0.8639875507</text:p>
          </table:table-cell>
          <table:table-cell table:number-columns-repeated="2"/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0.927510094775">
            <text:p>0.9275100948</text:p>
          </table:table-cell>
          <table:table-cell office:value-type="float" office:value="0.881533559201">
            <text:p>0.8815335592</text:p>
          </table:table-cell>
          <table:table-cell office:value-type="float" office:value="0.881231900603">
            <text:p>0.8812319006</text:p>
          </table:table-cell>
          <table:table-cell office:value-type="float" office:value="0.878939165658">
            <text:p>0.8789391657</text:p>
          </table:table-cell>
          <table:table-cell office:value-type="float" office:value="0.87359085399">
            <text:p>0.873590854</text:p>
          </table:table-cell>
          <table:table-cell table:number-columns-repeated="2"/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0.932414789077">
            <text:p>0.9324147891</text:p>
          </table:table-cell>
          <table:table-cell office:value-type="float" office:value="0.888031969875">
            <text:p>0.8880319699</text:p>
          </table:table-cell>
          <table:table-cell office:value-type="float" office:value="0.887429569617">
            <text:p>0.8874295696</text:p>
          </table:table-cell>
          <table:table-cell office:value-type="float" office:value="0.88493544521">
            <text:p>0.8849354452</text:p>
          </table:table-cell>
          <table:table-cell office:value-type="float" office:value="0.878990380476">
            <text:p>0.8789903805</text:p>
          </table:table-cell>
          <table:table-cell table:number-columns-repeated="2"/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0.919883666121">
            <text:p>0.9198836661</text:p>
          </table:table-cell>
          <table:table-cell office:value-type="float" office:value="0.872321791594">
            <text:p>0.8723217916</text:p>
          </table:table-cell>
          <table:table-cell office:value-type="float" office:value="0.8719619395">
            <text:p>0.8719619395</text:p>
          </table:table-cell>
          <table:table-cell office:value-type="float" office:value="0.869346309377">
            <text:p>0.8693463094</text:p>
          </table:table-cell>
          <table:table-cell office:value-type="float" office:value="0.864097551232">
            <text:p>0.8640975512</text:p>
          </table:table-cell>
          <table:table-cell table:number-columns-repeated="2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0.926522848488">
            <text:p>0.9265228485</text:p>
          </table:table-cell>
          <table:table-cell office:value-type="float" office:value="0.880832996995">
            <text:p>0.880832997</text:p>
          </table:table-cell>
          <table:table-cell office:value-type="float" office:value="0.880924105292">
            <text:p>0.8809241053</text:p>
          </table:table-cell>
          <table:table-cell office:value-type="float" office:value="0.878618976213">
            <text:p>0.8786189762</text:p>
          </table:table-cell>
          <table:table-cell office:value-type="float" office:value="0.872376958545">
            <text:p>0.8723769585</text:p>
          </table:table-cell>
          <table:table-cell table:number-columns-repeated="2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93446569362">
            <text:p>0.9344656936</text:p>
          </table:table-cell>
          <table:table-cell office:value-type="float" office:value="0.886674361746">
            <text:p>0.8866743617</text:p>
          </table:table-cell>
          <table:table-cell office:value-type="float" office:value="0.886784692836">
            <text:p>0.8867846928</text:p>
          </table:table-cell>
          <table:table-cell office:value-type="float" office:value="0.883286852668">
            <text:p>0.8832868527</text:p>
          </table:table-cell>
          <table:table-cell office:value-type="float" office:value="0.878582148072">
            <text:p>0.8785821481</text:p>
          </table:table-cell>
          <table:table-cell table:number-columns-repeated="2"/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0.914967177127">
            <text:p>0.9149671771</text:p>
          </table:table-cell>
          <table:table-cell office:value-type="float" office:value="0.869563664346">
            <text:p>0.8695636643</text:p>
          </table:table-cell>
          <table:table-cell office:value-type="float" office:value="0.868967915843">
            <text:p>0.8689679158</text:p>
          </table:table-cell>
          <table:table-cell office:value-type="float" office:value="0.866238569518">
            <text:p>0.8662385695</text:p>
          </table:table-cell>
          <table:table-cell office:value-type="float" office:value="0.860944751019">
            <text:p>0.860944751</text:p>
          </table:table-cell>
          <table:table-cell table:number-columns-repeated="2"/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0.928924037376">
            <text:p>0.9289240374</text:p>
          </table:table-cell>
          <table:table-cell office:value-type="float" office:value="0.878880739488">
            <text:p>0.8788807395</text:p>
          </table:table-cell>
          <table:table-cell office:value-type="float" office:value="0.878808240119">
            <text:p>0.8788082401</text:p>
          </table:table-cell>
          <table:table-cell office:value-type="float" office:value="0.876106833123">
            <text:p>0.8761068331</text:p>
          </table:table-cell>
          <table:table-cell office:value-type="float" office:value="0.870817409007">
            <text:p>0.870817409</text:p>
          </table:table-cell>
          <table:table-cell table:number-columns-repeated="2"/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0.932939632034">
            <text:p>0.932939632</text:p>
          </table:table-cell>
          <table:table-cell office:value-type="float" office:value="0.884452143561">
            <text:p>0.8844521436</text:p>
          </table:table-cell>
          <table:table-cell office:value-type="float" office:value="0.884507264363">
            <text:p>0.8845072644</text:p>
          </table:table-cell>
          <table:table-cell office:value-type="float" office:value="0.881750146867">
            <text:p>0.8817501469</text:p>
          </table:table-cell>
          <table:table-cell office:value-type="float" office:value="0.875697204732">
            <text:p>0.8756972047</text:p>
          </table:table-cell>
          <table:table-cell table:number-columns-repeated="2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0.920646176965">
            <text:p>0.920646177</text:p>
          </table:table-cell>
          <table:table-cell office:value-type="float" office:value="0.867670790007">
            <text:p>0.86767079</text:p>
          </table:table-cell>
          <table:table-cell office:value-type="float" office:value="0.86733573172">
            <text:p>0.8673357317</text:p>
          </table:table-cell>
          <table:table-cell office:value-type="float" office:value="0.865224929812">
            <text:p>0.8652249298</text:p>
          </table:table-cell>
          <table:table-cell office:value-type="float" office:value="0.858462785834">
            <text:p>0.8584627858</text:p>
          </table:table-cell>
          <table:table-cell table:number-columns-repeated="2"/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936080058628">
            <text:p>0.9360800586</text:p>
          </table:table-cell>
          <table:table-cell office:value-type="float" office:value="0.888065539051">
            <text:p>0.8880655391</text:p>
          </table:table-cell>
          <table:table-cell office:value-type="float" office:value="0.886949013231">
            <text:p>0.8869490132</text:p>
          </table:table-cell>
          <table:table-cell office:value-type="float" office:value="0.885916987274">
            <text:p>0.8859169873</text:p>
          </table:table-cell>
          <table:table-cell office:value-type="float" office:value="0.878373959602">
            <text:p>0.8783739596</text:p>
          </table:table-cell>
          <table:table-cell table:number-columns-repeated="2"/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0.928415087899">
            <text:p>0.9284150879</text:p>
          </table:table-cell>
          <table:table-cell office:value-type="float" office:value="0.872595276555">
            <text:p>0.8725952766</text:p>
          </table:table-cell>
          <table:table-cell office:value-type="float" office:value="0.872169631295">
            <text:p>0.8721696313</text:p>
          </table:table-cell>
          <table:table-cell office:value-type="float" office:value="0.869067728752">
            <text:p>0.8690677288</text:p>
          </table:table-cell>
          <table:table-cell office:value-type="float" office:value="0.862805146082">
            <text:p>0.8628051461</text:p>
          </table:table-cell>
          <table:table-cell table:number-columns-repeated="2"/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0.932112530448">
            <text:p>0.9321125304</text:p>
          </table:table-cell>
          <table:table-cell office:value-type="float" office:value="0.877696594113">
            <text:p>0.8776965941</text:p>
          </table:table-cell>
          <table:table-cell office:value-type="float" office:value="0.876965637901">
            <text:p>0.8769656379</text:p>
          </table:table-cell>
          <table:table-cell office:value-type="float" office:value="0.874535304679">
            <text:p>0.8745353047</text:p>
          </table:table-cell>
          <table:table-cell office:value-type="float" office:value="0.867678303474">
            <text:p>0.8676783035</text:p>
          </table:table-cell>
          <table:table-cell table:number-columns-repeated="2"/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0.938666314769">
            <text:p>0.9386663148</text:p>
          </table:table-cell>
          <table:table-cell office:value-type="float" office:value="0.884879218257">
            <text:p>0.8848792183</text:p>
          </table:table-cell>
          <table:table-cell office:value-type="float" office:value="0.884134563743">
            <text:p>0.8841345637</text:p>
          </table:table-cell>
          <table:table-cell office:value-type="float" office:value="0.880916444129">
            <text:p>0.8809164441</text:p>
          </table:table-cell>
          <table:table-cell office:value-type="float" office:value="0.87432501956">
            <text:p>0.8743250196</text:p>
          </table:table-cell>
          <table:table-cell table:number-columns-repeated="2"/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0.921731998377">
            <text:p>0.9217319984</text:p>
          </table:table-cell>
          <table:table-cell office:value-type="float" office:value="0.868628243956">
            <text:p>0.868628244</text:p>
          </table:table-cell>
          <table:table-cell office:value-type="float" office:value="0.867406535285">
            <text:p>0.8674065353</text:p>
          </table:table-cell>
          <table:table-cell office:value-type="float" office:value="0.864724039391">
            <text:p>0.8647240394</text:p>
          </table:table-cell>
          <table:table-cell office:value-type="float" office:value="0.858592690173">
            <text:p>0.8585926902</text:p>
          </table:table-cell>
          <table:table-cell table:number-columns-repeated="2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93549475216">
            <text:p>0.9354947522</text:p>
          </table:table-cell>
          <table:table-cell office:value-type="float" office:value="0.882677806873">
            <text:p>0.8826778069</text:p>
          </table:table-cell>
          <table:table-cell office:value-type="float" office:value="0.881436799228">
            <text:p>0.8814367992</text:p>
          </table:table-cell>
          <table:table-cell office:value-type="float" office:value="0.879155641084">
            <text:p>0.8791556411</text:p>
          </table:table-cell>
          <table:table-cell office:value-type="float" office:value="0.873889621809">
            <text:p>0.8738896218</text:p>
          </table:table-cell>
          <table:table-cell table:number-columns-repeated="2"/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0.919200800033">
            <text:p>0.9192008</text:p>
          </table:table-cell>
          <table:table-cell office:value-type="float" office:value="0.86851108954">
            <text:p>0.8685110895</text:p>
          </table:table-cell>
          <table:table-cell office:value-type="float" office:value="0.867070959024">
            <text:p>0.867070959</text:p>
          </table:table-cell>
          <table:table-cell office:value-type="float" office:value="0.864728079324">
            <text:p>0.8647280793</text:p>
          </table:table-cell>
          <table:table-cell office:value-type="float" office:value="0.858919762302">
            <text:p>0.8589197623</text:p>
          </table:table-cell>
          <table:table-cell table:number-columns-repeated="2"/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0.928861422003">
            <text:p>0.928861422</text:p>
          </table:table-cell>
          <table:table-cell office:value-type="float" office:value="0.874378216108">
            <text:p>0.8743782161</text:p>
          </table:table-cell>
          <table:table-cell office:value-type="float" office:value="0.873672077738">
            <text:p>0.8736720777</text:p>
          </table:table-cell>
          <table:table-cell office:value-type="float" office:value="0.870773244216">
            <text:p>0.8707732442</text:p>
          </table:table-cell>
          <table:table-cell office:value-type="float" office:value="0.864919308415">
            <text:p>0.8649193084</text:p>
          </table:table-cell>
          <table:table-cell table:number-columns-repeated="2"/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0.932484881829">
            <text:p>0.9324848818</text:p>
          </table:table-cell>
          <table:table-cell office:value-type="float" office:value="0.882517068279">
            <text:p>0.8825170683</text:p>
          </table:table-cell>
          <table:table-cell office:value-type="float" office:value="0.881280915707">
            <text:p>0.8812809157</text:p>
          </table:table-cell>
          <table:table-cell office:value-type="float" office:value="0.878774300473">
            <text:p>0.8787743005</text:p>
          </table:table-cell>
          <table:table-cell office:value-type="float" office:value="0.873066441088">
            <text:p>0.8730664411</text:p>
          </table:table-cell>
          <table:table-cell table:number-columns-repeated="2"/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0.919451713749">
            <text:p>0.9194517137</text:p>
          </table:table-cell>
          <table:table-cell office:value-type="float" office:value="0.865053725744">
            <text:p>0.8650537257</text:p>
          </table:table-cell>
          <table:table-cell office:value-type="float" office:value="0.864210796128">
            <text:p>0.8642107961</text:p>
          </table:table-cell>
          <table:table-cell office:value-type="float" office:value="0.861610140094">
            <text:p>0.8616101401</text:p>
          </table:table-cell>
          <table:table-cell office:value-type="float" office:value="0.855015468946">
            <text:p>0.8550154689</text:p>
          </table:table-cell>
          <table:table-cell table:number-columns-repeated="2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.930031068756">
            <text:p>0.9300310688</text:p>
          </table:table-cell>
          <table:table-cell office:value-type="float" office:value="0.879743683003">
            <text:p>0.879743683</text:p>
          </table:table-cell>
          <table:table-cell office:value-type="float" office:value="0.879483997368">
            <text:p>0.8794839974</text:p>
          </table:table-cell>
          <table:table-cell office:value-type="float" office:value="0.875939274723">
            <text:p>0.8759392747</text:p>
          </table:table-cell>
          <table:table-cell office:value-type="float" office:value="0.871538291382">
            <text:p>0.8715382914</text:p>
          </table:table-cell>
          <table:table-cell table:number-columns-repeated="2"/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0.918995057595">
            <text:p>0.9189950576</text:p>
          </table:table-cell>
          <table:table-cell office:value-type="float" office:value="0.864915435062">
            <text:p>0.8649154351</text:p>
          </table:table-cell>
          <table:table-cell office:value-type="float" office:value="0.864439431919">
            <text:p>0.8644394319</text:p>
          </table:table-cell>
          <table:table-cell office:value-type="float" office:value="0.860959302163">
            <text:p>0.8609593022</text:p>
          </table:table-cell>
          <table:table-cell office:value-type="float" office:value="0.85573450192">
            <text:p>0.8557345019</text:p>
          </table:table-cell>
          <table:table-cell table:number-columns-repeated="2"/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0.924019007967">
            <text:p>0.924019008</text:p>
          </table:table-cell>
          <table:table-cell office:value-type="float" office:value="0.877508873595">
            <text:p>0.8775088736</text:p>
          </table:table-cell>
          <table:table-cell office:value-type="float" office:value="0.876049173028">
            <text:p>0.876049173</text:p>
          </table:table-cell>
          <table:table-cell office:value-type="float" office:value="0.871412089111">
            <text:p>0.8714120891</text:p>
          </table:table-cell>
          <table:table-cell office:value-type="float" office:value="0.867501143746">
            <text:p>0.8675011437</text:p>
          </table:table-cell>
          <table:table-cell table:number-columns-repeated="2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0.933987965191">
            <text:p>0.9339879652</text:p>
          </table:table-cell>
          <table:table-cell office:value-type="float" office:value="0.886132066677">
            <text:p>0.8861320667</text:p>
          </table:table-cell>
          <table:table-cell office:value-type="float" office:value="0.886083633669">
            <text:p>0.8860836337</text:p>
          </table:table-cell>
          <table:table-cell office:value-type="float" office:value="0.881619691783">
            <text:p>0.8816196918</text:p>
          </table:table-cell>
          <table:table-cell office:value-type="float" office:value="0.877110546333">
            <text:p>0.8771105463</text:p>
          </table:table-cell>
          <table:table-cell table:number-columns-repeated="2"/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0.916131900684">
            <text:p>0.9161319007</text:p>
          </table:table-cell>
          <table:table-cell office:value-type="float" office:value="0.868774594724">
            <text:p>0.8687745947</text:p>
          </table:table-cell>
          <table:table-cell office:value-type="float" office:value="0.868278616703">
            <text:p>0.8682786167</text:p>
          </table:table-cell>
          <table:table-cell office:value-type="float" office:value="0.86462434793">
            <text:p>0.8646243479</text:p>
          </table:table-cell>
          <table:table-cell office:value-type="float" office:value="0.860541590418">
            <text:p>0.8605415904</text:p>
          </table:table-cell>
          <table:table-cell table:number-columns-repeated="2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92670427037">
            <text:p>0.9267042704</text:p>
          </table:table-cell>
          <table:table-cell office:value-type="float" office:value="0.875143742815">
            <text:p>0.8751437428</text:p>
          </table:table-cell>
          <table:table-cell office:value-type="float" office:value="0.874660821352">
            <text:p>0.8746608214</text:p>
          </table:table-cell>
          <table:table-cell office:value-type="float" office:value="0.870999026647">
            <text:p>0.8709990266</text:p>
          </table:table-cell>
          <table:table-cell office:value-type="float" office:value="0.865619228999">
            <text:p>0.865619229</text:p>
          </table:table-cell>
          <table:table-cell table:number-columns-repeated="2"/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0.931185254382">
            <text:p>0.9311852544</text:p>
          </table:table-cell>
          <table:table-cell office:value-type="float" office:value="0.882507483583">
            <text:p>0.8825074836</text:p>
          </table:table-cell>
          <table:table-cell office:value-type="float" office:value="0.881529111223">
            <text:p>0.8815291112</text:p>
          </table:table-cell>
          <table:table-cell office:value-type="float" office:value="0.878086223669">
            <text:p>0.8780862237</text:p>
          </table:table-cell>
          <table:table-cell office:value-type="float" office:value="0.872951449018">
            <text:p>0.872951449</text:p>
          </table:table-cell>
          <table:table-cell table:number-columns-repeated="2"/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0.917754380732">
            <text:p>0.9177543807</text:p>
          </table:table-cell>
          <table:table-cell office:value-type="float" office:value="0.865444279434">
            <text:p>0.8654442794</text:p>
          </table:table-cell>
          <table:table-cell office:value-type="float" office:value="0.864866285248">
            <text:p>0.8648662852</text:p>
          </table:table-cell>
          <table:table-cell office:value-type="float" office:value="0.860849119315">
            <text:p>0.8608491193</text:p>
          </table:table-cell>
          <table:table-cell office:value-type="float" office:value="0.857199885648">
            <text:p>0.8571998856</text:p>
          </table:table-cell>
          <table:table-cell table:number-columns-repeated="2"/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0.923849706443">
            <text:p>0.9238497064</text:p>
          </table:table-cell>
          <table:table-cell office:value-type="float" office:value="0.874642488601">
            <text:p>0.8746424886</text:p>
          </table:table-cell>
          <table:table-cell office:value-type="float" office:value="0.874133286935">
            <text:p>0.8741332869</text:p>
          </table:table-cell>
          <table:table-cell office:value-type="float" office:value="0.870092589488">
            <text:p>0.8700925895</text:p>
          </table:table-cell>
          <table:table-cell office:value-type="float" office:value="0.865256073068">
            <text:p>0.8652560731</text:p>
          </table:table-cell>
          <table:table-cell table:number-columns-repeated="2"/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0.932397014025">
            <text:p>0.932397014</text:p>
          </table:table-cell>
          <table:table-cell office:value-type="float" office:value="0.881646136979">
            <text:p>0.881646137</text:p>
          </table:table-cell>
          <table:table-cell office:value-type="float" office:value="0.881245311202">
            <text:p>0.8812453112</text:p>
          </table:table-cell>
          <table:table-cell office:value-type="float" office:value="0.876778041076">
            <text:p>0.8767780411</text:p>
          </table:table-cell>
          <table:table-cell office:value-type="float" office:value="0.87092359523">
            <text:p>0.8709235952</text:p>
          </table:table-cell>
          <table:table-cell table:number-columns-repeated="2"/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0.912174979805">
            <text:p>0.9121749798</text:p>
          </table:table-cell>
          <table:table-cell office:value-type="float" office:value="0.863074376212">
            <text:p>0.8630743762</text:p>
          </table:table-cell>
          <table:table-cell office:value-type="float" office:value="0.862959512176">
            <text:p>0.8629595122</text:p>
          </table:table-cell>
          <table:table-cell office:value-type="float" office:value="0.858466760445">
            <text:p>0.8584667604</text:p>
          </table:table-cell>
          <table:table-cell office:value-type="float" office:value="0.853244178561">
            <text:p>0.8532441786</text:p>
          </table:table-cell>
          <table:table-cell table:number-columns-repeated="2"/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0.926365475634">
            <text:p>0.9263654756</text:p>
          </table:table-cell>
          <table:table-cell office:value-type="float" office:value="0.873273747925">
            <text:p>0.8732737479</text:p>
          </table:table-cell>
          <table:table-cell office:value-type="float" office:value="0.873707906435">
            <text:p>0.8737079064</text:p>
          </table:table-cell>
          <table:table-cell office:value-type="float" office:value="0.869378538631">
            <text:p>0.8693785386</text:p>
          </table:table-cell>
          <table:table-cell office:value-type="float" office:value="0.863588407806">
            <text:p>0.8635884078</text:p>
          </table:table-cell>
          <table:table-cell table:number-columns-repeated="2"/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0.929743477407">
            <text:p>0.9297434774</text:p>
          </table:table-cell>
          <table:table-cell office:value-type="float" office:value="0.880521927441">
            <text:p>0.8805219274</text:p>
          </table:table-cell>
          <table:table-cell office:value-type="float" office:value="0.880001937799">
            <text:p>0.8800019378</text:p>
          </table:table-cell>
          <table:table-cell office:value-type="float" office:value="0.876292986683">
            <text:p>0.8762929867</text:p>
          </table:table-cell>
          <table:table-cell office:value-type="float" office:value="0.870259490963">
            <text:p>0.870259491</text:p>
          </table:table-cell>
          <table:table-cell table:number-columns-repeated="2"/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0.916397920527">
            <text:p>0.9163979205</text:p>
          </table:table-cell>
          <table:table-cell office:value-type="float" office:value="0.862982090585">
            <text:p>0.8629820906</text:p>
          </table:table-cell>
          <table:table-cell office:value-type="float" office:value="0.862397609356">
            <text:p>0.8623976094</text:p>
          </table:table-cell>
          <table:table-cell office:value-type="float" office:value="0.858098898407">
            <text:p>0.8580988984</text:p>
          </table:table-cell>
          <table:table-cell office:value-type="float" office:value="0.852721426497">
            <text:p>0.8527214265</text:p>
          </table:table-cell>
          <table:table-cell table:number-columns-repeated="2"/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0.922524738274">
            <text:p>0.9225247383</text:p>
          </table:table-cell>
          <table:table-cell office:value-type="float" office:value="0.875963195142">
            <text:p>0.8759631951</text:p>
          </table:table-cell>
          <table:table-cell office:value-type="float" office:value="0.874639058286">
            <text:p>0.8746390583</text:p>
          </table:table-cell>
          <table:table-cell office:value-type="float" office:value="0.86918398183">
            <text:p>0.8691839818</text:p>
          </table:table-cell>
          <table:table-cell office:value-type="float" office:value="0.864264318659">
            <text:p>0.8642643187</text:p>
          </table:table-cell>
          <table:table-cell table:number-columns-repeated="2"/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932176187054">
            <text:p>0.9321761871</text:p>
          </table:table-cell>
          <table:table-cell office:value-type="float" office:value="0.884433771554">
            <text:p>0.8844337716</text:p>
          </table:table-cell>
          <table:table-cell office:value-type="float" office:value="0.883339022481">
            <text:p>0.8833390225</text:p>
          </table:table-cell>
          <table:table-cell office:value-type="float" office:value="0.87877479732">
            <text:p>0.8787747973</text:p>
          </table:table-cell>
          <table:table-cell office:value-type="float" office:value="0.873781967661">
            <text:p>0.8737819677</text:p>
          </table:table-cell>
          <table:table-cell table:number-columns-repeated="2"/>
        </table:table-row>
        <table:table-row table:style-name="ro2">
          <table:table-cell office:value-type="float" office:value="1371">
            <text:p>1371</text:p>
          </table:table-cell>
          <table:table-cell office:value-type="float" office:value="0.912467240071">
            <text:p>0.9124672401</text:p>
          </table:table-cell>
          <table:table-cell office:value-type="float" office:value="0.865597686109">
            <text:p>0.8655976861</text:p>
          </table:table-cell>
          <table:table-cell office:value-type="float" office:value="0.864351492559">
            <text:p>0.8643514926</text:p>
          </table:table-cell>
          <table:table-cell office:value-type="float" office:value="0.85979371222">
            <text:p>0.8597937122</text:p>
          </table:table-cell>
          <table:table-cell office:value-type="float" office:value="0.854783058132">
            <text:p>0.8547830581</text:p>
          </table:table-cell>
          <table:table-cell table:number-columns-repeated="2"/>
        </table:table-row>
        <table:table-row table:style-name="ro2">
          <table:table-cell office:value-type="float" office:value="1372">
            <text:p>1372</text:p>
          </table:table-cell>
          <table:table-cell office:value-type="float" office:value="0.925862519991">
            <text:p>0.92586252</text:p>
          </table:table-cell>
          <table:table-cell office:value-type="float" office:value="0.873884915011">
            <text:p>0.873884915</text:p>
          </table:table-cell>
          <table:table-cell office:value-type="float" office:value="0.872813854709">
            <text:p>0.8728138547</text:p>
          </table:table-cell>
          <table:table-cell office:value-type="float" office:value="0.868421571309">
            <text:p>0.8684215713</text:p>
          </table:table-cell>
          <table:table-cell office:value-type="float" office:value="0.863968084246">
            <text:p>0.8639680842</text:p>
          </table:table-cell>
          <table:table-cell table:number-columns-repeated="2"/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0.929773236711">
            <text:p>0.9297732367</text:p>
          </table:table-cell>
          <table:table-cell office:value-type="float" office:value="0.881236390717">
            <text:p>0.8812363907</text:p>
          </table:table-cell>
          <table:table-cell office:value-type="float" office:value="0.880375441954">
            <text:p>0.880375442</text:p>
          </table:table-cell>
          <table:table-cell office:value-type="float" office:value="0.876108826977">
            <text:p>0.876108827</text:p>
          </table:table-cell>
          <table:table-cell office:value-type="float" office:value="0.870774956181">
            <text:p>0.8707749562</text:p>
          </table:table-cell>
          <table:table-cell table:number-columns-repeated="2"/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0.917342236196">
            <text:p>0.9173422362</text:p>
          </table:table-cell>
          <table:table-cell office:value-type="float" office:value="0.865528054418">
            <text:p>0.8655280544</text:p>
          </table:table-cell>
          <table:table-cell office:value-type="float" office:value="0.864663928521">
            <text:p>0.8646639285</text:p>
          </table:table-cell>
          <table:table-cell office:value-type="float" office:value="0.860324477296">
            <text:p>0.8603244773</text:p>
          </table:table-cell>
          <table:table-cell office:value-type="float" office:value="0.85516420574">
            <text:p>0.8551642057</text:p>
          </table:table-cell>
          <table:table-cell table:number-columns-repeated="2"/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0.922487191922">
            <text:p>0.9224871919</text:p>
          </table:table-cell>
          <table:table-cell office:value-type="float" office:value="0.87402191048">
            <text:p>0.8740219105</text:p>
          </table:table-cell>
          <table:table-cell office:value-type="float" office:value="0.872976164706">
            <text:p>0.8729761647</text:p>
          </table:table-cell>
          <table:table-cell office:value-type="float" office:value="0.868175353169">
            <text:p>0.8681753532</text:p>
          </table:table-cell>
          <table:table-cell office:value-type="float" office:value="0.863410182222">
            <text:p>0.8634101822</text:p>
          </table:table-cell>
          <table:table-cell table:number-columns-repeated="2"/>
        </table:table-row>
        <table:table-row table:style-name="ro2">
          <table:table-cell office:value-type="float" office:value="1376">
            <text:p>1376</text:p>
          </table:table-cell>
          <table:table-cell office:value-type="float" office:value="0.932463291109">
            <text:p>0.9324632911</text:p>
          </table:table-cell>
          <table:table-cell office:value-type="float" office:value="0.881685455599">
            <text:p>0.8816854556</text:p>
          </table:table-cell>
          <table:table-cell office:value-type="float" office:value="0.880710446155">
            <text:p>0.8807104462</text:p>
          </table:table-cell>
          <table:table-cell office:value-type="float" office:value="0.8761055345">
            <text:p>0.8761055345</text:p>
          </table:table-cell>
          <table:table-cell office:value-type="float" office:value="0.87106042881">
            <text:p>0.8710604288</text:p>
          </table:table-cell>
          <table:table-cell table:number-columns-repeated="2"/>
        </table:table-row>
        <table:table-row table:style-name="ro2">
          <table:table-cell office:value-type="float" office:value="1377">
            <text:p>1377</text:p>
          </table:table-cell>
          <table:table-cell office:value-type="float" office:value="0.914448621438">
            <text:p>0.9144486214</text:p>
          </table:table-cell>
          <table:table-cell office:value-type="float" office:value="0.866511335927">
            <text:p>0.8665113359</text:p>
          </table:table-cell>
          <table:table-cell office:value-type="float" office:value="0.86496498667">
            <text:p>0.8649649867</text:p>
          </table:table-cell>
          <table:table-cell office:value-type="float" office:value="0.860644913105">
            <text:p>0.8606449131</text:p>
          </table:table-cell>
          <table:table-cell office:value-type="float" office:value="0.855393752337">
            <text:p>0.8553937523</text:p>
          </table:table-cell>
          <table:table-cell table:number-columns-repeated="2"/>
        </table:table-row>
        <table:table-row table:style-name="ro2">
          <table:table-cell office:value-type="float" office:value="1378">
            <text:p>1378</text:p>
          </table:table-cell>
          <table:table-cell office:value-type="float" office:value="0.924892620692">
            <text:p>0.9248926207</text:p>
          </table:table-cell>
          <table:table-cell office:value-type="float" office:value="0.871727822263">
            <text:p>0.8717278223</text:p>
          </table:table-cell>
          <table:table-cell office:value-type="float" office:value="0.870709753689">
            <text:p>0.8707097537</text:p>
          </table:table-cell>
          <table:table-cell office:value-type="float" office:value="0.866295439915">
            <text:p>0.8662954399</text:p>
          </table:table-cell>
          <table:table-cell office:value-type="float" office:value="0.862173232538">
            <text:p>0.8621732325</text:p>
          </table:table-cell>
          <table:table-cell table:number-columns-repeated="2"/>
        </table:table-row>
        <table:table-row table:style-name="ro2">
          <table:table-cell office:value-type="float" office:value="1379">
            <text:p>1379</text:p>
          </table:table-cell>
          <table:table-cell office:value-type="float" office:value="0.928628685171">
            <text:p>0.9286286852</text:p>
          </table:table-cell>
          <table:table-cell office:value-type="float" office:value="0.878267603948">
            <text:p>0.8782676039</text:p>
          </table:table-cell>
          <table:table-cell office:value-type="float" office:value="0.87699350478">
            <text:p>0.8769935048</text:p>
          </table:table-cell>
          <table:table-cell office:value-type="float" office:value="0.872534674228">
            <text:p>0.8725346742</text:p>
          </table:table-cell>
          <table:table-cell office:value-type="float" office:value="0.867597237844">
            <text:p>0.8675972378</text:p>
          </table:table-cell>
          <table:table-cell table:number-columns-repeated="2"/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915537107347">
            <text:p>0.9155371073</text:p>
          </table:table-cell>
          <table:table-cell office:value-type="float" office:value="0.860496065733">
            <text:p>0.8604960657</text:p>
          </table:table-cell>
          <table:table-cell office:value-type="float" office:value="0.85969552428">
            <text:p>0.8596955243</text:p>
          </table:table-cell>
          <table:table-cell office:value-type="float" office:value="0.854203857577">
            <text:p>0.8542038576</text:p>
          </table:table-cell>
          <table:table-cell office:value-type="float" office:value="0.848785981633">
            <text:p>0.8487859816</text:p>
          </table:table-cell>
          <table:table-cell table:number-columns-repeated="2"/>
        </table:table-row>
        <table:table-row table:style-name="ro2">
          <table:table-cell office:value-type="float" office:value="1381">
            <text:p>1381</text:p>
          </table:table-cell>
          <table:table-cell office:value-type="float" office:value="0.918874593567">
            <text:p>0.9188745936</text:p>
          </table:table-cell>
          <table:table-cell office:value-type="float" office:value="0.873314198402">
            <text:p>0.8733141984</text:p>
          </table:table-cell>
          <table:table-cell office:value-type="float" office:value="0.870742450109">
            <text:p>0.8707424501</text:p>
          </table:table-cell>
          <table:table-cell office:value-type="float" office:value="0.86693580379">
            <text:p>0.8669358038</text:p>
          </table:table-cell>
          <table:table-cell office:value-type="float" office:value="0.863100162137">
            <text:p>0.8631001621</text:p>
          </table:table-cell>
          <table:table-cell table:number-columns-repeated="2"/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0.931610874563">
            <text:p>0.9316108746</text:p>
          </table:table-cell>
          <table:table-cell office:value-type="float" office:value="0.883708248043">
            <text:p>0.883708248</text:p>
          </table:table-cell>
          <table:table-cell office:value-type="float" office:value="0.882997217687">
            <text:p>0.8829972177</text:p>
          </table:table-cell>
          <table:table-cell office:value-type="float" office:value="0.878541880201">
            <text:p>0.8785418802</text:p>
          </table:table-cell>
          <table:table-cell office:value-type="float" office:value="0.872948000137">
            <text:p>0.8729480001</text:p>
          </table:table-cell>
          <table:table-cell table:number-columns-repeated="2"/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0.912762196177">
            <text:p>0.9127621962</text:p>
          </table:table-cell>
          <table:table-cell office:value-type="float" office:value="0.864722092699">
            <text:p>0.8647220927</text:p>
          </table:table-cell>
          <table:table-cell office:value-type="float" office:value="0.86469029165">
            <text:p>0.8646902917</text:p>
          </table:table-cell>
          <table:table-cell office:value-type="float" office:value="0.859997887675">
            <text:p>0.8599978877</text:p>
          </table:table-cell>
          <table:table-cell office:value-type="float" office:value="0.854650965037">
            <text:p>0.854650965</text:p>
          </table:table-cell>
          <table:table-cell table:number-columns-repeated="2"/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0.924539226472">
            <text:p>0.9245392265</text:p>
          </table:table-cell>
          <table:table-cell office:value-type="float" office:value="0.872666446432">
            <text:p>0.8726664464</text:p>
          </table:table-cell>
          <table:table-cell office:value-type="float" office:value="0.87221733393">
            <text:p>0.8722173339</text:p>
          </table:table-cell>
          <table:table-cell office:value-type="float" office:value="0.86796662654">
            <text:p>0.8679666265</text:p>
          </table:table-cell>
          <table:table-cell office:value-type="float" office:value="0.863475693728">
            <text:p>0.8634756937</text:p>
          </table:table-cell>
          <table:table-cell table:number-columns-repeated="2"/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.928500836088">
            <text:p>0.9285008361</text:p>
          </table:table-cell>
          <table:table-cell office:value-type="float" office:value="0.880405072736">
            <text:p>0.8804050727</text:p>
          </table:table-cell>
          <table:table-cell office:value-type="float" office:value="0.879741733397">
            <text:p>0.8797417334</text:p>
          </table:table-cell>
          <table:table-cell office:value-type="float" office:value="0.875244621418">
            <text:p>0.8752446214</text:p>
          </table:table-cell>
          <table:table-cell office:value-type="float" office:value="0.870907852787">
            <text:p>0.8709078528</text:p>
          </table:table-cell>
          <table:table-cell table:number-columns-repeated="2"/>
        </table:table-row>
        <table:table-row table:style-name="ro2">
          <table:table-cell office:value-type="float" office:value="1386">
            <text:p>1386</text:p>
          </table:table-cell>
          <table:table-cell office:value-type="float" office:value="0.915010192322">
            <text:p>0.9150101923</text:p>
          </table:table-cell>
          <table:table-cell office:value-type="float" office:value="0.862010007568">
            <text:p>0.8620100076</text:p>
          </table:table-cell>
          <table:table-cell office:value-type="float" office:value="0.86152389898">
            <text:p>0.861523899</text:p>
          </table:table-cell>
          <table:table-cell office:value-type="float" office:value="0.856507618096">
            <text:p>0.8565076181</text:p>
          </table:table-cell>
          <table:table-cell office:value-type="float" office:value="0.851396674696">
            <text:p>0.8513966747</text:p>
          </table:table-cell>
          <table:table-cell table:number-columns-repeated="2"/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0.920277350755">
            <text:p>0.9202773508</text:p>
          </table:table-cell>
          <table:table-cell office:value-type="float" office:value="0.870559627216">
            <text:p>0.8705596272</text:p>
          </table:table-cell>
          <table:table-cell office:value-type="float" office:value="0.869673939766">
            <text:p>0.8696739398</text:p>
          </table:table-cell>
          <table:table-cell office:value-type="float" office:value="0.865353745617">
            <text:p>0.8653537456</text:p>
          </table:table-cell>
          <table:table-cell office:value-type="float" office:value="0.860405503004">
            <text:p>0.860405503</text:p>
          </table:table-cell>
          <table:table-cell table:number-columns-repeated="2"/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0.931089460683">
            <text:p>0.9310894607</text:p>
          </table:table-cell>
          <table:table-cell office:value-type="float" office:value="0.879463515477">
            <text:p>0.8794635155</text:p>
          </table:table-cell>
          <table:table-cell office:value-type="float" office:value="0.879398838278">
            <text:p>0.8793988383</text:p>
          </table:table-cell>
          <table:table-cell office:value-type="float" office:value="0.874754751877">
            <text:p>0.8747547519</text:p>
          </table:table-cell>
          <table:table-cell office:value-type="float" office:value="0.87106979935">
            <text:p>0.8710697994</text:p>
          </table:table-cell>
          <table:table-cell table:number-columns-repeated="2"/>
        </table:table-row>
        <table:table-row table:style-name="ro2">
          <table:table-cell office:value-type="float" office:value="1389">
            <text:p>1389</text:p>
          </table:table-cell>
          <table:table-cell office:value-type="float" office:value="0.909788859633">
            <text:p>0.9097888596</text:p>
          </table:table-cell>
          <table:table-cell office:value-type="float" office:value="0.860580780414">
            <text:p>0.8605807804</text:p>
          </table:table-cell>
          <table:table-cell office:value-type="float" office:value="0.860561490841">
            <text:p>0.8605614908</text:p>
          </table:table-cell>
          <table:table-cell office:value-type="float" office:value="0.855682354865">
            <text:p>0.8556823549</text:p>
          </table:table-cell>
          <table:table-cell office:value-type="float" office:value="0.850044819413">
            <text:p>0.8500448194</text:p>
          </table:table-cell>
          <table:table-cell table:number-columns-repeated="2"/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923547150256">
            <text:p>0.9235471503</text:p>
          </table:table-cell>
          <table:table-cell office:value-type="float" office:value="0.870524996755">
            <text:p>0.8705249968</text:p>
          </table:table-cell>
          <table:table-cell office:value-type="float" office:value="0.870314245331">
            <text:p>0.8703142453</text:p>
          </table:table-cell>
          <table:table-cell office:value-type="float" office:value="0.866254954161">
            <text:p>0.8662549542</text:p>
          </table:table-cell>
          <table:table-cell office:value-type="float" office:value="0.859827391614">
            <text:p>0.8598273916</text:p>
          </table:table-cell>
          <table:table-cell table:number-columns-repeated="2"/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0.928185133135">
            <text:p>0.9281851331</text:p>
          </table:table-cell>
          <table:table-cell office:value-type="float" office:value="0.878855435549">
            <text:p>0.8788554355</text:p>
          </table:table-cell>
          <table:table-cell office:value-type="float" office:value="0.878491013059">
            <text:p>0.8784910131</text:p>
          </table:table-cell>
          <table:table-cell office:value-type="float" office:value="0.874199465103">
            <text:p>0.8741994651</text:p>
          </table:table-cell>
          <table:table-cell office:value-type="float" office:value="0.868109422057">
            <text:p>0.8681094221</text:p>
          </table:table-cell>
          <table:table-cell table:number-columns-repeated="2"/>
        </table:table-row>
        <table:table-row table:style-name="ro2">
          <table:table-cell office:value-type="float" office:value="1392">
            <text:p>1392</text:p>
          </table:table-cell>
          <table:table-cell office:value-type="float" office:value="0.914383087345">
            <text:p>0.9143830873</text:p>
          </table:table-cell>
          <table:table-cell office:value-type="float" office:value="0.860813124998">
            <text:p>0.860813125</text:p>
          </table:table-cell>
          <table:table-cell office:value-type="float" office:value="0.860747475833">
            <text:p>0.8607474758</text:p>
          </table:table-cell>
          <table:table-cell office:value-type="float" office:value="0.856080387237">
            <text:p>0.8560803872</text:p>
          </table:table-cell>
          <table:table-cell office:value-type="float" office:value="0.852497266487">
            <text:p>0.8524972665</text:p>
          </table:table-cell>
          <table:table-cell table:number-columns-repeated="2"/>
        </table:table-row>
        <table:table-row table:style-name="ro2">
          <table:table-cell office:value-type="float" office:value="1393">
            <text:p>1393</text:p>
          </table:table-cell>
          <table:table-cell office:value-type="float" office:value="0.920865305568">
            <text:p>0.9208653056</text:p>
          </table:table-cell>
          <table:table-cell office:value-type="float" office:value="0.873995099646">
            <text:p>0.8739950996</text:p>
          </table:table-cell>
          <table:table-cell office:value-type="float" office:value="0.87235747612">
            <text:p>0.8723574761</text:p>
          </table:table-cell>
          <table:table-cell office:value-type="float" office:value="0.867497946522">
            <text:p>0.8674979465</text:p>
          </table:table-cell>
          <table:table-cell office:value-type="float" office:value="0.861703678282">
            <text:p>0.8617036783</text:p>
          </table:table-cell>
          <table:table-cell table:number-columns-repeated="2"/>
        </table:table-row>
        <table:table-row table:style-name="ro2">
          <table:table-cell office:value-type="float" office:value="1394">
            <text:p>1394</text:p>
          </table:table-cell>
          <table:table-cell office:value-type="float" office:value="0.930728603507">
            <text:p>0.9307286035</text:p>
          </table:table-cell>
          <table:table-cell office:value-type="float" office:value="0.883836108829">
            <text:p>0.8838361088</text:p>
          </table:table-cell>
          <table:table-cell office:value-type="float" office:value="0.882702898674">
            <text:p>0.8827028987</text:p>
          </table:table-cell>
          <table:table-cell office:value-type="float" office:value="0.877459439815">
            <text:p>0.8774594398</text:p>
          </table:table-cell>
          <table:table-cell office:value-type="float" office:value="0.872100085551">
            <text:p>0.8721000856</text:p>
          </table:table-cell>
          <table:table-cell table:number-columns-repeated="2"/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0.910699692691">
            <text:p>0.9106996927</text:p>
          </table:table-cell>
          <table:table-cell office:value-type="float" office:value="0.863602711611">
            <text:p>0.8636027116</text:p>
          </table:table-cell>
          <table:table-cell office:value-type="float" office:value="0.86302979888">
            <text:p>0.8630297989</text:p>
          </table:table-cell>
          <table:table-cell office:value-type="float" office:value="0.857820689178">
            <text:p>0.8578206892</text:p>
          </table:table-cell>
          <table:table-cell office:value-type="float" office:value="0.853121871977">
            <text:p>0.853121872</text:p>
          </table:table-cell>
          <table:table-cell table:number-columns-repeated="2"/>
        </table:table-row>
        <table:table-row table:style-name="ro2">
          <table:table-cell office:value-type="float" office:value="1396">
            <text:p>1396</text:p>
          </table:table-cell>
          <table:table-cell office:value-type="float" office:value="0.922706554029">
            <text:p>0.922706554</text:p>
          </table:table-cell>
          <table:table-cell office:value-type="float" office:value="0.871438639134">
            <text:p>0.8714386391</text:p>
          </table:table-cell>
          <table:table-cell office:value-type="float" office:value="0.87091847157">
            <text:p>0.8709184716</text:p>
          </table:table-cell>
          <table:table-cell office:value-type="float" office:value="0.866352387105">
            <text:p>0.8663523871</text:p>
          </table:table-cell>
          <table:table-cell office:value-type="float" office:value="0.860118805698">
            <text:p>0.8601188057</text:p>
          </table:table-cell>
          <table:table-cell table:number-columns-repeated="2"/>
        </table:table-row>
        <table:table-row table:style-name="ro2">
          <table:table-cell office:value-type="float" office:value="1397">
            <text:p>1397</text:p>
          </table:table-cell>
          <table:table-cell office:value-type="float" office:value="0.928163428996">
            <text:p>0.928163429</text:p>
          </table:table-cell>
          <table:table-cell office:value-type="float" office:value="0.880347185803">
            <text:p>0.8803471858</text:p>
          </table:table-cell>
          <table:table-cell office:value-type="float" office:value="0.879812741864">
            <text:p>0.8798127419</text:p>
          </table:table-cell>
          <table:table-cell office:value-type="float" office:value="0.874765998069">
            <text:p>0.8747659981</text:p>
          </table:table-cell>
          <table:table-cell office:value-type="float" office:value="0.868607079386">
            <text:p>0.8686070794</text:p>
          </table:table-cell>
          <table:table-cell table:number-columns-repeated="2"/>
        </table:table-row>
        <table:table-row table:style-name="ro2">
          <table:table-cell office:value-type="float" office:value="1398">
            <text:p>1398</text:p>
          </table:table-cell>
          <table:table-cell office:value-type="float" office:value="0.914314379406">
            <text:p>0.9143143794</text:p>
          </table:table-cell>
          <table:table-cell office:value-type="float" office:value="0.862278473886">
            <text:p>0.8622784739</text:p>
          </table:table-cell>
          <table:table-cell office:value-type="float" office:value="0.862200691208">
            <text:p>0.8622006912</text:p>
          </table:table-cell>
          <table:table-cell office:value-type="float" office:value="0.85651608649">
            <text:p>0.8565160865</text:p>
          </table:table-cell>
          <table:table-cell office:value-type="float" office:value="0.852006133972">
            <text:p>0.852006134</text:p>
          </table:table-cell>
          <table:table-cell table:number-columns-repeated="2"/>
        </table:table-row>
        <table:table-row table:style-name="ro2">
          <table:table-cell office:value-type="float" office:value="1399">
            <text:p>1399</text:p>
          </table:table-cell>
          <table:table-cell office:value-type="float" office:value="0.920925181983">
            <text:p>0.920925182</text:p>
          </table:table-cell>
          <table:table-cell office:value-type="float" office:value="0.87217441695">
            <text:p>0.872174417</text:p>
          </table:table-cell>
          <table:table-cell office:value-type="float" office:value="0.871585152901">
            <text:p>0.8715851529</text:p>
          </table:table-cell>
          <table:table-cell office:value-type="float" office:value="0.866433291938">
            <text:p>0.8664332919</text:p>
          </table:table-cell>
          <table:table-cell office:value-type="float" office:value="0.860914222874">
            <text:p>0.8609142229</text:p>
          </table:table-cell>
          <table:table-cell table:number-columns-repeated="2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930803977142">
            <text:p>0.9308039771</text:p>
          </table:table-cell>
          <table:table-cell office:value-type="float" office:value="0.880740258247">
            <text:p>0.8807402582</text:p>
          </table:table-cell>
          <table:table-cell office:value-type="float" office:value="0.880117462986">
            <text:p>0.880117463</text:p>
          </table:table-cell>
          <table:table-cell office:value-type="float" office:value="0.874812810514">
            <text:p>0.8748128105</text:p>
          </table:table-cell>
          <table:table-cell office:value-type="float" office:value="0.870074683467">
            <text:p>0.8700746835</text:p>
          </table:table-cell>
          <table:table-cell table:number-columns-repeated="2"/>
        </table:table-row>
        <table:table-row table:style-name="ro2">
          <table:table-cell office:value-type="float" office:value="1401">
            <text:p>1401</text:p>
          </table:table-cell>
          <table:table-cell office:value-type="float" office:value="0.911831077391">
            <text:p>0.9118310774</text:p>
          </table:table-cell>
          <table:table-cell office:value-type="float" office:value="0.863964369286">
            <text:p>0.8639643693</text:p>
          </table:table-cell>
          <table:table-cell office:value-type="float" office:value="0.863192644437">
            <text:p>0.8631926444</text:p>
          </table:table-cell>
          <table:table-cell office:value-type="float" office:value="0.858539157843">
            <text:p>0.8585391578</text:p>
          </table:table-cell>
          <table:table-cell office:value-type="float" office:value="0.853103714193">
            <text:p>0.8531037142</text:p>
          </table:table-cell>
          <table:table-cell table:number-columns-repeated="2"/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0.922875922707">
            <text:p>0.9228759227</text:p>
          </table:table-cell>
          <table:table-cell office:value-type="float" office:value="0.871120824121">
            <text:p>0.8711208241</text:p>
          </table:table-cell>
          <table:table-cell office:value-type="float" office:value="0.870242311086">
            <text:p>0.8702423111</text:p>
          </table:table-cell>
          <table:table-cell office:value-type="float" office:value="0.865652348796">
            <text:p>0.8656523488</text:p>
          </table:table-cell>
          <table:table-cell office:value-type="float" office:value="0.859846002815">
            <text:p>0.8598460028</text:p>
          </table:table-cell>
          <table:table-cell table:number-columns-repeated="2"/>
        </table:table-row>
        <table:table-row table:style-name="ro2">
          <table:table-cell office:value-type="float" office:value="1403">
            <text:p>1403</text:p>
          </table:table-cell>
          <table:table-cell office:value-type="float" office:value="0.927631003581">
            <text:p>0.9276310036</text:p>
          </table:table-cell>
          <table:table-cell office:value-type="float" office:value="0.879370214351">
            <text:p>0.8793702144</text:p>
          </table:table-cell>
          <table:table-cell office:value-type="float" office:value="0.878795941612">
            <text:p>0.8787959416</text:p>
          </table:table-cell>
          <table:table-cell office:value-type="float" office:value="0.873735842705">
            <text:p>0.8737358427</text:p>
          </table:table-cell>
          <table:table-cell office:value-type="float" office:value="0.868225358099">
            <text:p>0.8682253581</text:p>
          </table:table-cell>
          <table:table-cell table:number-columns-repeated="2"/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0.91413668709">
            <text:p>0.9141366871</text:p>
          </table:table-cell>
          <table:table-cell office:value-type="float" office:value="0.860764176205">
            <text:p>0.8607641762</text:p>
          </table:table-cell>
          <table:table-cell office:value-type="float" office:value="0.859562163285">
            <text:p>0.8595621633</text:p>
          </table:table-cell>
          <table:table-cell office:value-type="float" office:value="0.854977302479">
            <text:p>0.8549773025</text:p>
          </table:table-cell>
          <table:table-cell office:value-type="float" office:value="0.849299993007">
            <text:p>0.849299993</text:p>
          </table:table-cell>
          <table:table-cell table:number-columns-repeated="2"/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0.921025684852">
            <text:p>0.9210256849</text:p>
          </table:table-cell>
          <table:table-cell office:value-type="float" office:value="0.875321050057">
            <text:p>0.8753210501</text:p>
          </table:table-cell>
          <table:table-cell office:value-type="float" office:value="0.87378815044">
            <text:p>0.8737881504</text:p>
          </table:table-cell>
          <table:table-cell office:value-type="float" office:value="0.86843975793">
            <text:p>0.8684397579</text:p>
          </table:table-cell>
          <table:table-cell office:value-type="float" office:value="0.864564637984">
            <text:p>0.864564638</text:p>
          </table:table-cell>
          <table:table-cell table:number-columns-repeated="2"/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0.932054402749">
            <text:p>0.9320544027</text:p>
          </table:table-cell>
          <table:table-cell office:value-type="float" office:value="0.88420441318">
            <text:p>0.8842044132</text:p>
          </table:table-cell>
          <table:table-cell office:value-type="float" office:value="0.883687544711">
            <text:p>0.8836875447</text:p>
          </table:table-cell>
          <table:table-cell office:value-type="float" office:value="0.878833720809">
            <text:p>0.8788337208</text:p>
          </table:table-cell>
          <table:table-cell office:value-type="float" office:value="0.873940849643">
            <text:p>0.8739408496</text:p>
          </table:table-cell>
          <table:table-cell table:number-columns-repeated="2"/>
        </table:table-row>
        <table:table-row table:style-name="ro2">
          <table:table-cell office:value-type="float" office:value="1407">
            <text:p>1407</text:p>
          </table:table-cell>
          <table:table-cell office:value-type="float" office:value="0.91197942418">
            <text:p>0.9119794242</text:p>
          </table:table-cell>
          <table:table-cell office:value-type="float" office:value="0.865732490949">
            <text:p>0.8657324909</text:p>
          </table:table-cell>
          <table:table-cell office:value-type="float" office:value="0.865315897439">
            <text:p>0.8653158974</text:p>
          </table:table-cell>
          <table:table-cell office:value-type="float" office:value="0.860327004139">
            <text:p>0.8603270041</text:p>
          </table:table-cell>
          <table:table-cell office:value-type="float" office:value="0.855609666145">
            <text:p>0.8556096661</text:p>
          </table:table-cell>
          <table:table-cell table:number-columns-repeated="2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0.924148762218">
            <text:p>0.9241487622</text:p>
          </table:table-cell>
          <table:table-cell office:value-type="float" office:value="0.873908077624">
            <text:p>0.8739080776</text:p>
          </table:table-cell>
          <table:table-cell office:value-type="float" office:value="0.873617554779">
            <text:p>0.8736175548</text:p>
          </table:table-cell>
          <table:table-cell office:value-type="float" office:value="0.869059006067">
            <text:p>0.8690590061</text:p>
          </table:table-cell>
          <table:table-cell office:value-type="float" office:value="0.863618542497">
            <text:p>0.8636185425</text:p>
          </table:table-cell>
          <table:table-cell table:number-columns-repeated="2"/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0.928693076334">
            <text:p>0.9286930763</text:p>
          </table:table-cell>
          <table:table-cell office:value-type="float" office:value="0.881748556464">
            <text:p>0.8817485565</text:p>
          </table:table-cell>
          <table:table-cell office:value-type="float" office:value="0.881315176653">
            <text:p>0.8813151767</text:p>
          </table:table-cell>
          <table:table-cell office:value-type="float" office:value="0.876665347267">
            <text:p>0.8766653473</text:p>
          </table:table-cell>
          <table:table-cell office:value-type="float" office:value="0.872370519162">
            <text:p>0.8723705192</text:p>
          </table:table-cell>
          <table:table-cell table:number-columns-repeated="2"/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91536395591">
            <text:p>0.9153639559</text:p>
          </table:table-cell>
          <table:table-cell office:value-type="float" office:value="0.863456486746">
            <text:p>0.8634564867</text:p>
          </table:table-cell>
          <table:table-cell office:value-type="float" office:value="0.863716708336">
            <text:p>0.8637167083</text:p>
          </table:table-cell>
          <table:table-cell office:value-type="float" office:value="0.859111819552">
            <text:p>0.8591118196</text:p>
          </table:table-cell>
          <table:table-cell office:value-type="float" office:value="0.853328588724">
            <text:p>0.8533285887</text:p>
          </table:table-cell>
          <table:table-cell table:number-columns-repeated="2"/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0.940574825371">
            <text:p>0.9405748254</text:p>
          </table:table-cell>
          <table:table-cell office:value-type="float" office:value="0.878236792724">
            <text:p>0.8782367927</text:p>
          </table:table-cell>
          <table:table-cell office:value-type="float" office:value="0.878343235857">
            <text:p>0.8783432359</text:p>
          </table:table-cell>
          <table:table-cell office:value-type="float" office:value="0.873472091105">
            <text:p>0.8734720911</text:p>
          </table:table-cell>
          <table:table-cell office:value-type="float" office:value="0.869103979905">
            <text:p>0.8691039799</text:p>
          </table:table-cell>
          <table:table-cell table:number-columns-repeated="2"/>
        </table:table-row>
        <table:table-row table:style-name="ro2">
          <table:table-cell office:value-type="float" office:value="1412">
            <text:p>1412</text:p>
          </table:table-cell>
          <table:table-cell office:value-type="float" office:value="0.910899131092">
            <text:p>0.9108991311</text:p>
          </table:table-cell>
          <table:table-cell office:value-type="float" office:value="0.859896079908">
            <text:p>0.8598960799</text:p>
          </table:table-cell>
          <table:table-cell office:value-type="float" office:value="0.859824737645">
            <text:p>0.8598247376</text:p>
          </table:table-cell>
          <table:table-cell office:value-type="float" office:value="0.854845959607">
            <text:p>0.8548459596</text:p>
          </table:table-cell>
          <table:table-cell office:value-type="float" office:value="0.84915284271">
            <text:p>0.8491528427</text:p>
          </table:table-cell>
          <table:table-cell table:number-columns-repeated="2"/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0.923691814599">
            <text:p>0.9236918146</text:p>
          </table:table-cell>
          <table:table-cell office:value-type="float" office:value="0.869789279798">
            <text:p>0.8697892798</text:p>
          </table:table-cell>
          <table:table-cell office:value-type="float" office:value="0.869514093363">
            <text:p>0.8695140934</text:p>
          </table:table-cell>
          <table:table-cell office:value-type="float" office:value="0.864173096384">
            <text:p>0.8641730964</text:p>
          </table:table-cell>
          <table:table-cell office:value-type="float" office:value="0.858449072298">
            <text:p>0.8584490723</text:p>
          </table:table-cell>
          <table:table-cell table:number-columns-repeated="2"/>
        </table:table-row>
        <table:table-row table:style-name="ro2">
          <table:table-cell office:value-type="float" office:value="1414">
            <text:p>1414</text:p>
          </table:table-cell>
          <table:table-cell office:value-type="float" office:value="0.927089198983">
            <text:p>0.927089199</text:p>
          </table:table-cell>
          <table:table-cell office:value-type="float" office:value="0.877725826177">
            <text:p>0.8777258262</text:p>
          </table:table-cell>
          <table:table-cell office:value-type="float" office:value="0.877795853797">
            <text:p>0.8777958538</text:p>
          </table:table-cell>
          <table:table-cell office:value-type="float" office:value="0.872324908352">
            <text:p>0.8723249084</text:p>
          </table:table-cell>
          <table:table-cell office:value-type="float" office:value="0.868250093036">
            <text:p>0.868250093</text:p>
          </table:table-cell>
          <table:table-cell table:number-columns-repeated="2"/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0.914637782899">
            <text:p>0.9146377829</text:p>
          </table:table-cell>
          <table:table-cell office:value-type="float" office:value="0.860372255588">
            <text:p>0.8603722556</text:p>
          </table:table-cell>
          <table:table-cell office:value-type="float" office:value="0.860078186583">
            <text:p>0.8600781866</text:p>
          </table:table-cell>
          <table:table-cell office:value-type="float" office:value="0.854363449063">
            <text:p>0.8543634491</text:p>
          </table:table-cell>
          <table:table-cell office:value-type="float" office:value="0.849452190218">
            <text:p>0.8494521902</text:p>
          </table:table-cell>
          <table:table-cell table:number-columns-repeated="2"/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0.920303227869">
            <text:p>0.9203032279</text:p>
          </table:table-cell>
          <table:table-cell office:value-type="float" office:value="0.869349751408">
            <text:p>0.8693497514</text:p>
          </table:table-cell>
          <table:table-cell office:value-type="float" office:value="0.869381187493">
            <text:p>0.8693811875</text:p>
          </table:table-cell>
          <table:table-cell office:value-type="float" office:value="0.863434110533">
            <text:p>0.8634341105</text:p>
          </table:table-cell>
          <table:table-cell office:value-type="float" office:value="0.857937350618">
            <text:p>0.8579373506</text:p>
          </table:table-cell>
          <table:table-cell table:number-columns-repeated="2"/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0.930661035052">
            <text:p>0.9306610351</text:p>
          </table:table-cell>
          <table:table-cell office:value-type="float" office:value="0.882239411412">
            <text:p>0.8822394114</text:p>
          </table:table-cell>
          <table:table-cell office:value-type="float" office:value="0.880921947015">
            <text:p>0.880921947</text:p>
          </table:table-cell>
          <table:table-cell office:value-type="float" office:value="0.875916776383">
            <text:p>0.8759167764</text:p>
          </table:table-cell>
          <table:table-cell office:value-type="float" office:value="0.869892079265">
            <text:p>0.8698920793</text:p>
          </table:table-cell>
          <table:table-cell table:number-columns-repeated="2"/>
        </table:table-row>
        <table:table-row table:style-name="ro2">
          <table:table-cell office:value-type="float" office:value="1418">
            <text:p>1418</text:p>
          </table:table-cell>
          <table:table-cell office:value-type="float" office:value="0.909871094873">
            <text:p>0.9098710949</text:p>
          </table:table-cell>
          <table:table-cell office:value-type="float" office:value="0.864511618838">
            <text:p>0.8645116188</text:p>
          </table:table-cell>
          <table:table-cell office:value-type="float" office:value="0.86363774097">
            <text:p>0.863637741</text:p>
          </table:table-cell>
          <table:table-cell office:value-type="float" office:value="0.858602612693">
            <text:p>0.8586026127</text:p>
          </table:table-cell>
          <table:table-cell office:value-type="float" office:value="0.853773347108">
            <text:p>0.8537733471</text:p>
          </table:table-cell>
          <table:table-cell table:number-columns-repeated="2"/>
        </table:table-row>
        <table:table-row table:style-name="ro2">
          <table:table-cell office:value-type="float" office:value="1419">
            <text:p>1419</text:p>
          </table:table-cell>
          <table:table-cell office:value-type="float" office:value="0.920806659114">
            <text:p>0.9208066591</text:p>
          </table:table-cell>
          <table:table-cell office:value-type="float" office:value="0.871901345563">
            <text:p>0.8719013456</text:p>
          </table:table-cell>
          <table:table-cell office:value-type="float" office:value="0.871327502055">
            <text:p>0.8713275021</text:p>
          </table:table-cell>
          <table:table-cell office:value-type="float" office:value="0.866596382715">
            <text:p>0.8665963827</text:p>
          </table:table-cell>
          <table:table-cell office:value-type="float" office:value="0.861383592332">
            <text:p>0.8613835923</text:p>
          </table:table-cell>
          <table:table-cell table:number-columns-repeated="2"/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928328717922">
            <text:p>0.9283287179</text:p>
          </table:table-cell>
          <table:table-cell office:value-type="float" office:value="0.880626129815">
            <text:p>0.8806261298</text:p>
          </table:table-cell>
          <table:table-cell office:value-type="float" office:value="0.880577262272">
            <text:p>0.8805772623</text:p>
          </table:table-cell>
          <table:table-cell office:value-type="float" office:value="0.875966523198">
            <text:p>0.8759665232</text:p>
          </table:table-cell>
          <table:table-cell office:value-type="float" office:value="0.870829804095">
            <text:p>0.8708298041</text:p>
          </table:table-cell>
          <table:table-cell table:number-columns-repeated="2"/>
        </table:table-row>
        <table:table-row table:style-name="ro2">
          <table:table-cell office:value-type="float" office:value="1421">
            <text:p>1421</text:p>
          </table:table-cell>
          <table:table-cell office:value-type="float" office:value="0.914588443646">
            <text:p>0.9145884436</text:p>
          </table:table-cell>
          <table:table-cell office:value-type="float" office:value="0.861798373596">
            <text:p>0.8617983736</text:p>
          </table:table-cell>
          <table:table-cell office:value-type="float" office:value="0.860774510051">
            <text:p>0.8607745101</text:p>
          </table:table-cell>
          <table:table-cell office:value-type="float" office:value="0.856012715414">
            <text:p>0.8560127154</text:p>
          </table:table-cell>
          <table:table-cell office:value-type="float" office:value="0.85046996989">
            <text:p>0.8504699699</text:p>
          </table:table-cell>
          <table:table-cell table:number-columns-repeated="2"/>
        </table:table-row>
        <table:table-row table:style-name="ro2">
          <table:table-cell office:value-type="float" office:value="1422">
            <text:p>1422</text:p>
          </table:table-cell>
          <table:table-cell office:value-type="float" office:value="0.920061291895">
            <text:p>0.9200612919</text:p>
          </table:table-cell>
          <table:table-cell office:value-type="float" office:value="0.870663471148">
            <text:p>0.8706634711</text:p>
          </table:table-cell>
          <table:table-cell office:value-type="float" office:value="0.870480211126">
            <text:p>0.8704802111</text:p>
          </table:table-cell>
          <table:table-cell office:value-type="float" office:value="0.864959842819">
            <text:p>0.8649598428</text:p>
          </table:table-cell>
          <table:table-cell office:value-type="float" office:value="0.860405176566">
            <text:p>0.8604051766</text:p>
          </table:table-cell>
          <table:table-cell table:number-columns-repeated="2"/>
        </table:table-row>
        <table:table-row table:style-name="ro2">
          <table:table-cell office:value-type="float" office:value="1423">
            <text:p>1423</text:p>
          </table:table-cell>
          <table:table-cell office:value-type="float" office:value="0.930705596747">
            <text:p>0.9307055967</text:p>
          </table:table-cell>
          <table:table-cell office:value-type="float" office:value="0.87893784267">
            <text:p>0.8789378427</text:p>
          </table:table-cell>
          <table:table-cell office:value-type="float" office:value="0.878482952201">
            <text:p>0.8784829522</text:p>
          </table:table-cell>
          <table:table-cell office:value-type="float" office:value="0.873219127248">
            <text:p>0.8732191272</text:p>
          </table:table-cell>
          <table:table-cell office:value-type="float" office:value="0.868341972679">
            <text:p>0.8683419727</text:p>
          </table:table-cell>
          <table:table-cell table:number-columns-repeated="2"/>
        </table:table-row>
        <table:table-row table:style-name="ro2">
          <table:table-cell office:value-type="float" office:value="1424">
            <text:p>1424</text:p>
          </table:table-cell>
          <table:table-cell office:value-type="float" office:value="0.911572874914">
            <text:p>0.9115728749</text:p>
          </table:table-cell>
          <table:table-cell office:value-type="float" office:value="0.860975372375">
            <text:p>0.8609753724</text:p>
          </table:table-cell>
          <table:table-cell office:value-type="float" office:value="0.860755073793">
            <text:p>0.8607550738</text:p>
          </table:table-cell>
          <table:table-cell office:value-type="float" office:value="0.85452712848">
            <text:p>0.8545271285</text:p>
          </table:table-cell>
          <table:table-cell office:value-type="float" office:value="0.849683900651">
            <text:p>0.8496839007</text:p>
          </table:table-cell>
          <table:table-cell table:number-columns-repeated="2"/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0.928166051486">
            <text:p>0.9281660515</text:p>
          </table:table-cell>
          <table:table-cell office:value-type="float" office:value="0.876531939849">
            <text:p>0.8765319398</text:p>
          </table:table-cell>
          <table:table-cell office:value-type="float" office:value="0.876049827007">
            <text:p>0.876049827</text:p>
          </table:table-cell>
          <table:table-cell office:value-type="float" office:value="0.870807870781">
            <text:p>0.8708078708</text:p>
          </table:table-cell>
          <table:table-cell office:value-type="float" office:value="0.866768332133">
            <text:p>0.8667683321</text:p>
          </table:table-cell>
          <table:table-cell table:number-columns-repeated="2"/>
        </table:table-row>
        <table:table-row table:style-name="ro2">
          <table:table-cell office:value-type="float" office:value="1426">
            <text:p>1426</text:p>
          </table:table-cell>
          <table:table-cell office:value-type="float" office:value="0.913302989536">
            <text:p>0.9133029895</text:p>
          </table:table-cell>
          <table:table-cell office:value-type="float" office:value="0.861823539672">
            <text:p>0.8618235397</text:p>
          </table:table-cell>
          <table:table-cell office:value-type="float" office:value="0.861771512048">
            <text:p>0.861771512</text:p>
          </table:table-cell>
          <table:table-cell office:value-type="float" office:value="0.856474720857">
            <text:p>0.8564747209</text:p>
          </table:table-cell>
          <table:table-cell office:value-type="float" office:value="0.851235344064">
            <text:p>0.8512353441</text:p>
          </table:table-cell>
          <table:table-cell table:number-columns-repeated="2"/>
        </table:table-row>
        <table:table-row table:style-name="ro2">
          <table:table-cell office:value-type="float" office:value="1427">
            <text:p>1427</text:p>
          </table:table-cell>
          <table:table-cell office:value-type="float" office:value="0.926278746363">
            <text:p>0.9262787464</text:p>
          </table:table-cell>
          <table:table-cell office:value-type="float" office:value="0.878077834938">
            <text:p>0.8780778349</text:p>
          </table:table-cell>
          <table:table-cell office:value-type="float" office:value="0.877688604196">
            <text:p>0.8776886042</text:p>
          </table:table-cell>
          <table:table-cell office:value-type="float" office:value="0.872578925168">
            <text:p>0.8725789252</text:p>
          </table:table-cell>
          <table:table-cell office:value-type="float" office:value="0.866590702016">
            <text:p>0.866590702</text:p>
          </table:table-cell>
          <table:table-cell table:number-columns-repeated="2"/>
        </table:table-row>
        <table:table-row table:style-name="ro2">
          <table:table-cell office:value-type="float" office:value="1428">
            <text:p>1428</text:p>
          </table:table-cell>
          <table:table-cell office:value-type="float" office:value="0.915880058721">
            <text:p>0.9158800587</text:p>
          </table:table-cell>
          <table:table-cell office:value-type="float" office:value="0.860286268963">
            <text:p>0.860286269</text:p>
          </table:table-cell>
          <table:table-cell office:value-type="float" office:value="0.859899064677">
            <text:p>0.8598990647</text:p>
          </table:table-cell>
          <table:table-cell office:value-type="float" office:value="0.855244350878">
            <text:p>0.8552443509</text:p>
          </table:table-cell>
          <table:table-cell office:value-type="float" office:value="0.850239600307">
            <text:p>0.8502396003</text:p>
          </table:table-cell>
          <table:table-cell table:number-columns-repeated="2"/>
        </table:table-row>
        <table:table-row table:style-name="ro2">
          <table:table-cell office:value-type="float" office:value="1429">
            <text:p>1429</text:p>
          </table:table-cell>
          <table:table-cell office:value-type="float" office:value="0.927600229985">
            <text:p>0.92760023</text:p>
          </table:table-cell>
          <table:table-cell office:value-type="float" office:value="0.879599753537">
            <text:p>0.8795997535</text:p>
          </table:table-cell>
          <table:table-cell office:value-type="float" office:value="0.877932945661">
            <text:p>0.8779329457</text:p>
          </table:table-cell>
          <table:table-cell office:value-type="float" office:value="0.873752692256">
            <text:p>0.8737526923</text:p>
          </table:table-cell>
          <table:table-cell office:value-type="float" office:value="0.867749600022">
            <text:p>0.8677496</text:p>
          </table:table-cell>
          <table:table-cell table:number-columns-repeated="2"/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916797370647">
            <text:p>0.9167973706</text:p>
          </table:table-cell>
          <table:table-cell office:value-type="float" office:value="0.865771795883">
            <text:p>0.8657717959</text:p>
          </table:table-cell>
          <table:table-cell office:value-type="float" office:value="0.864835979639">
            <text:p>0.8648359796</text:p>
          </table:table-cell>
          <table:table-cell office:value-type="float" office:value="0.85997741348">
            <text:p>0.8599774135</text:p>
          </table:table-cell>
          <table:table-cell office:value-type="float" office:value="0.854229351346">
            <text:p>0.8542293513</text:p>
          </table:table-cell>
          <table:table-cell table:number-columns-repeated="2"/>
        </table:table-row>
        <table:table-row table:style-name="ro2">
          <table:table-cell office:value-type="float" office:value="1431">
            <text:p>1431</text:p>
          </table:table-cell>
          <table:table-cell office:value-type="float" office:value="0.925859278959">
            <text:p>0.925859279</text:p>
          </table:table-cell>
          <table:table-cell office:value-type="float" office:value="0.87882254954">
            <text:p>0.8788225495</text:p>
          </table:table-cell>
          <table:table-cell office:value-type="float" office:value="0.878297001321">
            <text:p>0.8782970013</text:p>
          </table:table-cell>
          <table:table-cell office:value-type="float" office:value="0.873729653309">
            <text:p>0.8737296533</text:p>
          </table:table-cell>
          <table:table-cell office:value-type="float" office:value="0.867947785547">
            <text:p>0.8679477855</text:p>
          </table:table-cell>
          <table:table-cell table:number-columns-repeated="2"/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0.915956720739">
            <text:p>0.9159567207</text:p>
          </table:table-cell>
          <table:table-cell office:value-type="float" office:value="0.862871021852">
            <text:p>0.8628710219</text:p>
          </table:table-cell>
          <table:table-cell office:value-type="float" office:value="0.862414849481">
            <text:p>0.8624148495</text:p>
          </table:table-cell>
          <table:table-cell office:value-type="float" office:value="0.858202081719">
            <text:p>0.8582020817</text:p>
          </table:table-cell>
          <table:table-cell office:value-type="float" office:value="0.851105866073">
            <text:p>0.8511058661</text:p>
          </table:table-cell>
          <table:table-cell table:number-columns-repeated="2"/>
        </table:table-row>
        <table:table-row table:style-name="ro2">
          <table:table-cell office:value-type="float" office:value="1433">
            <text:p>1433</text:p>
          </table:table-cell>
          <table:table-cell office:value-type="float" office:value="0.927032880332">
            <text:p>0.9270328803</text:p>
          </table:table-cell>
          <table:table-cell office:value-type="float" office:value="0.879022242419">
            <text:p>0.8790222424</text:p>
          </table:table-cell>
          <table:table-cell office:value-type="float" office:value="0.878218843342">
            <text:p>0.8782188433</text:p>
          </table:table-cell>
          <table:table-cell office:value-type="float" office:value="0.873746474743">
            <text:p>0.8737464747</text:p>
          </table:table-cell>
          <table:table-cell office:value-type="float" office:value="0.867843171039">
            <text:p>0.867843171</text:p>
          </table:table-cell>
          <table:table-cell table:number-columns-repeated="2"/>
        </table:table-row>
        <table:table-row table:style-name="ro2">
          <table:table-cell office:value-type="float" office:value="1434">
            <text:p>1434</text:p>
          </table:table-cell>
          <table:table-cell office:value-type="float" office:value="0.914650648484">
            <text:p>0.9146506485</text:p>
          </table:table-cell>
          <table:table-cell office:value-type="float" office:value="0.861925120965">
            <text:p>0.861925121</text:p>
          </table:table-cell>
          <table:table-cell office:value-type="float" office:value="0.861287159064">
            <text:p>0.8612871591</text:p>
          </table:table-cell>
          <table:table-cell office:value-type="float" office:value="0.856647186569">
            <text:p>0.8566471866</text:p>
          </table:table-cell>
          <table:table-cell office:value-type="float" office:value="0.850654956688">
            <text:p>0.8506549567</text:p>
          </table:table-cell>
          <table:table-cell table:number-columns-repeated="2"/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0.917246030288">
            <text:p>0.9172460303</text:p>
          </table:table-cell>
          <table:table-cell office:value-type="float" office:value="0.869687392787">
            <text:p>0.8696873928</text:p>
          </table:table-cell>
          <table:table-cell office:value-type="float" office:value="0.868771882643">
            <text:p>0.8687718826</text:p>
          </table:table-cell>
          <table:table-cell office:value-type="float" office:value="0.864373621552">
            <text:p>0.8643736216</text:p>
          </table:table-cell>
          <table:table-cell office:value-type="float" office:value="0.858319560085">
            <text:p>0.8583195601</text:p>
          </table:table-cell>
          <table:table-cell table:number-columns-repeated="2"/>
        </table:table-row>
        <table:table-row table:style-name="ro2">
          <table:table-cell office:value-type="float" office:value="1436">
            <text:p>1436</text:p>
          </table:table-cell>
          <table:table-cell office:value-type="float" office:value="0.928665871171">
            <text:p>0.9286658712</text:p>
          </table:table-cell>
          <table:table-cell office:value-type="float" office:value="0.878338859503">
            <text:p>0.8783388595</text:p>
          </table:table-cell>
          <table:table-cell office:value-type="float" office:value="0.877634836287">
            <text:p>0.8776348363</text:p>
          </table:table-cell>
          <table:table-cell office:value-type="float" office:value="0.872564637453">
            <text:p>0.8725646375</text:p>
          </table:table-cell>
          <table:table-cell office:value-type="float" office:value="0.867763236827">
            <text:p>0.8677632368</text:p>
          </table:table-cell>
          <table:table-cell table:number-columns-repeated="2"/>
        </table:table-row>
        <table:table-row table:style-name="ro2">
          <table:table-cell office:value-type="float" office:value="1437">
            <text:p>1437</text:p>
          </table:table-cell>
          <table:table-cell office:value-type="float" office:value="0.907394425374">
            <text:p>0.9073944254</text:p>
          </table:table-cell>
          <table:table-cell office:value-type="float" office:value="0.858623076359">
            <text:p>0.8586230764</text:p>
          </table:table-cell>
          <table:table-cell office:value-type="float" office:value="0.857804447248">
            <text:p>0.8578044472</text:p>
          </table:table-cell>
          <table:table-cell office:value-type="float" office:value="0.853047781288">
            <text:p>0.8530477813</text:p>
          </table:table-cell>
          <table:table-cell office:value-type="float" office:value="0.848472205472">
            <text:p>0.8484722055</text:p>
          </table:table-cell>
          <table:table-cell table:number-columns-repeated="2"/>
        </table:table-row>
        <table:table-row table:style-name="ro2">
          <table:table-cell office:value-type="float" office:value="1438">
            <text:p>1438</text:p>
          </table:table-cell>
          <table:table-cell office:value-type="float" office:value="0.920574069659">
            <text:p>0.9205740697</text:p>
          </table:table-cell>
          <table:table-cell office:value-type="float" office:value="0.868296075355">
            <text:p>0.8682960754</text:p>
          </table:table-cell>
          <table:table-cell office:value-type="float" office:value="0.867434023332">
            <text:p>0.8674340233</text:p>
          </table:table-cell>
          <table:table-cell office:value-type="float" office:value="0.862552900101">
            <text:p>0.8625529001</text:p>
          </table:table-cell>
          <table:table-cell office:value-type="float" office:value="0.8565081533">
            <text:p>0.8565081533</text:p>
          </table:table-cell>
          <table:table-cell table:number-columns-repeated="2"/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0.923643584429">
            <text:p>0.9236435844</text:p>
          </table:table-cell>
          <table:table-cell office:value-type="float" office:value="0.87727936162">
            <text:p>0.8772793616</text:p>
          </table:table-cell>
          <table:table-cell office:value-type="float" office:value="0.876346416865">
            <text:p>0.8763464169</text:p>
          </table:table-cell>
          <table:table-cell office:value-type="float" office:value="0.871559058128">
            <text:p>0.8715590581</text:p>
          </table:table-cell>
          <table:table-cell office:value-type="float" office:value="0.865515875433">
            <text:p>0.8655158754</text:p>
          </table:table-cell>
          <table:table-cell table:number-columns-repeated="2"/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906080100906">
            <text:p>0.9060801009</text:p>
          </table:table-cell>
          <table:table-cell office:value-type="float" office:value="0.85925576335">
            <text:p>0.8592557634</text:p>
          </table:table-cell>
          <table:table-cell office:value-type="float" office:value="0.858460397564">
            <text:p>0.8584603976</text:p>
          </table:table-cell>
          <table:table-cell office:value-type="float" office:value="0.853897179692">
            <text:p>0.8538971797</text:p>
          </table:table-cell>
          <table:table-cell office:value-type="float" office:value="0.849116141708">
            <text:p>0.8491161417</text:p>
          </table:table-cell>
          <table:table-cell table:number-columns-repeated="2"/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0.958526616845">
            <text:p>0.9585266168</text:p>
          </table:table-cell>
          <table:table-cell office:value-type="float" office:value="0.871087153627">
            <text:p>0.8710871536</text:p>
          </table:table-cell>
          <table:table-cell office:value-type="float" office:value="0.870414484512">
            <text:p>0.8704144845</text:p>
          </table:table-cell>
          <table:table-cell office:value-type="float" office:value="0.86788700722">
            <text:p>0.8678870072</text:p>
          </table:table-cell>
          <table:table-cell office:value-type="float" office:value="0.861521684202">
            <text:p>0.8615216842</text:p>
          </table:table-cell>
          <table:table-cell table:number-columns-repeated="2"/>
        </table:table-row>
        <table:table-row table:style-name="ro2">
          <table:table-cell office:value-type="float" office:value="1442">
            <text:p>1442</text:p>
          </table:table-cell>
          <table:table-cell office:value-type="float" office:value="0.936565233762">
            <text:p>0.9365652338</text:p>
          </table:table-cell>
          <table:table-cell office:value-type="float" office:value="0.879134687837">
            <text:p>0.8791346878</text:p>
          </table:table-cell>
          <table:table-cell office:value-type="float" office:value="0.879029837029">
            <text:p>0.879029837</text:p>
          </table:table-cell>
          <table:table-cell office:value-type="float" office:value="0.876370363863">
            <text:p>0.8763703639</text:p>
          </table:table-cell>
          <table:table-cell office:value-type="float" office:value="0.871394821139">
            <text:p>0.8713948211</text:p>
          </table:table-cell>
          <table:table-cell table:number-columns-repeated="2"/>
        </table:table-row>
        <table:table-row table:style-name="ro2">
          <table:table-cell office:value-type="float" office:value="1443">
            <text:p>1443</text:p>
          </table:table-cell>
          <table:table-cell office:value-type="float" office:value="0.925353655868">
            <text:p>0.9253536559</text:p>
          </table:table-cell>
          <table:table-cell office:value-type="float" office:value="0.859813553235">
            <text:p>0.8598135532</text:p>
          </table:table-cell>
          <table:table-cell office:value-type="float" office:value="0.859953226639">
            <text:p>0.8599532266</text:p>
          </table:table-cell>
          <table:table-cell office:value-type="float" office:value="0.856858786962">
            <text:p>0.856858787</text:p>
          </table:table-cell>
          <table:table-cell office:value-type="float" office:value="0.851874469373">
            <text:p>0.8518744694</text:p>
          </table:table-cell>
          <table:table-cell table:number-columns-repeated="2"/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0.935220835953">
            <text:p>0.935220836</text:p>
          </table:table-cell>
          <table:table-cell office:value-type="float" office:value="0.875395721817">
            <text:p>0.8753957218</text:p>
          </table:table-cell>
          <table:table-cell office:value-type="float" office:value="0.875041163915">
            <text:p>0.8750411639</text:p>
          </table:table-cell>
          <table:table-cell office:value-type="float" office:value="0.872734814707">
            <text:p>0.8727348147</text:p>
          </table:table-cell>
          <table:table-cell office:value-type="float" office:value="0.867358298465">
            <text:p>0.8673582985</text:p>
          </table:table-cell>
          <table:table-cell table:number-columns-repeated="2"/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0.924530253383">
            <text:p>0.9245302534</text:p>
          </table:table-cell>
          <table:table-cell office:value-type="float" office:value="0.858885317255">
            <text:p>0.8588853173</text:p>
          </table:table-cell>
          <table:table-cell office:value-type="float" office:value="0.858493468609">
            <text:p>0.8584934686</text:p>
          </table:table-cell>
          <table:table-cell office:value-type="float" office:value="0.855524862309">
            <text:p>0.8555248623</text:p>
          </table:table-cell>
          <table:table-cell office:value-type="float" office:value="0.851494407858">
            <text:p>0.8514944079</text:p>
          </table:table-cell>
          <table:table-cell table:number-columns-repeated="2"/>
        </table:table-row>
        <table:table-row table:style-name="ro2">
          <table:table-cell office:value-type="float" office:value="1446">
            <text:p>1446</text:p>
          </table:table-cell>
          <table:table-cell office:value-type="float" office:value="0.927966805458">
            <text:p>0.9279668055</text:p>
          </table:table-cell>
          <table:table-cell office:value-type="float" office:value="0.867688365518">
            <text:p>0.8676883655</text:p>
          </table:table-cell>
          <table:table-cell office:value-type="float" office:value="0.866980819122">
            <text:p>0.8669808191</text:p>
          </table:table-cell>
          <table:table-cell office:value-type="float" office:value="0.864856953933">
            <text:p>0.8648569539</text:p>
          </table:table-cell>
          <table:table-cell office:value-type="float" office:value="0.859666680645">
            <text:p>0.8596666806</text:p>
          </table:table-cell>
          <table:table-cell table:number-columns-repeated="2"/>
        </table:table-row>
        <table:table-row table:style-name="ro2">
          <table:table-cell office:value-type="float" office:value="1447">
            <text:p>1447</text:p>
          </table:table-cell>
          <table:table-cell office:value-type="float" office:value="0.93771571227">
            <text:p>0.9377157123</text:p>
          </table:table-cell>
          <table:table-cell office:value-type="float" office:value="0.877097858843">
            <text:p>0.8770978588</text:p>
          </table:table-cell>
          <table:table-cell office:value-type="float" office:value="0.877110642497">
            <text:p>0.8771106425</text:p>
          </table:table-cell>
          <table:table-cell office:value-type="float" office:value="0.874938146469">
            <text:p>0.8749381465</text:p>
          </table:table-cell>
          <table:table-cell office:value-type="float" office:value="0.868814863927">
            <text:p>0.8688148639</text:p>
          </table:table-cell>
          <table:table-cell table:number-columns-repeated="2"/>
        </table:table-row>
        <table:table-row table:style-name="ro2">
          <table:table-cell office:value-type="float" office:value="1448">
            <text:p>1448</text:p>
          </table:table-cell>
          <table:table-cell office:value-type="float" office:value="0.91680219742">
            <text:p>0.9168021974</text:p>
          </table:table-cell>
          <table:table-cell office:value-type="float" office:value="0.856876600679">
            <text:p>0.8568766007</text:p>
          </table:table-cell>
          <table:table-cell office:value-type="float" office:value="0.856607655255">
            <text:p>0.8566076553</text:p>
          </table:table-cell>
          <table:table-cell office:value-type="float" office:value="0.854338754976">
            <text:p>0.854338755</text:p>
          </table:table-cell>
          <table:table-cell office:value-type="float" office:value="0.849057656346">
            <text:p>0.8490576563</text:p>
          </table:table-cell>
          <table:table-cell table:number-columns-repeated="2"/>
        </table:table-row>
        <table:table-row table:style-name="ro2">
          <table:table-cell office:value-type="float" office:value="1449">
            <text:p>1449</text:p>
          </table:table-cell>
          <table:table-cell office:value-type="float" office:value="0.934192575217">
            <text:p>0.9341925752</text:p>
          </table:table-cell>
          <table:table-cell office:value-type="float" office:value="0.875356348439">
            <text:p>0.8753563484</text:p>
          </table:table-cell>
          <table:table-cell office:value-type="float" office:value="0.874466633178">
            <text:p>0.8744666332</text:p>
          </table:table-cell>
          <table:table-cell office:value-type="float" office:value="0.872394064471">
            <text:p>0.8723940645</text:p>
          </table:table-cell>
          <table:table-cell office:value-type="float" office:value="0.866477909631">
            <text:p>0.8664779096</text:p>
          </table:table-cell>
          <table:table-cell table:number-columns-repeated="2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917695064761">
            <text:p>0.9176950648</text:p>
          </table:table-cell>
          <table:table-cell office:value-type="float" office:value="0.858639402457">
            <text:p>0.8586394025</text:p>
          </table:table-cell>
          <table:table-cell office:value-type="float" office:value="0.85817402714">
            <text:p>0.8581740271</text:p>
          </table:table-cell>
          <table:table-cell office:value-type="float" office:value="0.855916460613">
            <text:p>0.8559164606</text:p>
          </table:table-cell>
          <table:table-cell office:value-type="float" office:value="0.850917347468">
            <text:p>0.8509173475</text:p>
          </table:table-cell>
          <table:table-cell table:number-columns-repeated="2"/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0.936195936812">
            <text:p>0.9361959368</text:p>
          </table:table-cell>
          <table:table-cell office:value-type="float" office:value="0.875308268227">
            <text:p>0.8753082682</text:p>
          </table:table-cell>
          <table:table-cell office:value-type="float" office:value="0.874633191382">
            <text:p>0.8746331914</text:p>
          </table:table-cell>
          <table:table-cell office:value-type="float" office:value="0.872232362721">
            <text:p>0.8722323627</text:p>
          </table:table-cell>
          <table:table-cell office:value-type="float" office:value="0.865993454308">
            <text:p>0.8659934543</text:p>
          </table:table-cell>
          <table:table-cell table:number-columns-repeated="2"/>
        </table:table-row>
        <table:table-row table:style-name="ro2">
          <table:table-cell office:value-type="float" office:value="1452">
            <text:p>1452</text:p>
          </table:table-cell>
          <table:table-cell office:value-type="float" office:value="0.918387581617">
            <text:p>0.9183875816</text:p>
          </table:table-cell>
          <table:table-cell office:value-type="float" office:value="0.859332370183">
            <text:p>0.8593323702</text:p>
          </table:table-cell>
          <table:table-cell office:value-type="float" office:value="0.859028201034">
            <text:p>0.859028201</text:p>
          </table:table-cell>
          <table:table-cell office:value-type="float" office:value="0.856601049333">
            <text:p>0.8566010493</text:p>
          </table:table-cell>
          <table:table-cell office:value-type="float" office:value="0.850980541627">
            <text:p>0.8509805416</text:p>
          </table:table-cell>
          <table:table-cell table:number-columns-repeated="2"/>
        </table:table-row>
        <table:table-row table:style-name="ro2">
          <table:table-cell office:value-type="float" office:value="1453">
            <text:p>1453</text:p>
          </table:table-cell>
          <table:table-cell office:value-type="float" office:value="0.929096802461">
            <text:p>0.9290968025</text:p>
          </table:table-cell>
          <table:table-cell office:value-type="float" office:value="0.871364225802">
            <text:p>0.8713642258</text:p>
          </table:table-cell>
          <table:table-cell office:value-type="float" office:value="0.87013843596">
            <text:p>0.870138436</text:p>
          </table:table-cell>
          <table:table-cell office:value-type="float" office:value="0.868321948435">
            <text:p>0.8683219484</text:p>
          </table:table-cell>
          <table:table-cell office:value-type="float" office:value="0.860309615625">
            <text:p>0.8603096156</text:p>
          </table:table-cell>
          <table:table-cell table:number-columns-repeated="2"/>
        </table:table-row>
        <table:table-row table:style-name="ro2">
          <table:table-cell office:value-type="float" office:value="1454">
            <text:p>1454</text:p>
          </table:table-cell>
          <table:table-cell office:value-type="float" office:value="0.932358509194">
            <text:p>0.9323585092</text:p>
          </table:table-cell>
          <table:table-cell office:value-type="float" office:value="0.881454980892">
            <text:p>0.8814549809</text:p>
          </table:table-cell>
          <table:table-cell office:value-type="float" office:value="0.881402035661">
            <text:p>0.8814020357</text:p>
          </table:table-cell>
          <table:table-cell office:value-type="float" office:value="0.878364690161">
            <text:p>0.8783646902</text:p>
          </table:table-cell>
          <table:table-cell office:value-type="float" office:value="0.871488461703">
            <text:p>0.8714884617</text:p>
          </table:table-cell>
          <table:table-cell table:number-columns-repeated="2"/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0.919573990383">
            <text:p>0.9195739904</text:p>
          </table:table-cell>
          <table:table-cell office:value-type="float" office:value="0.862471787914">
            <text:p>0.8624717879</text:p>
          </table:table-cell>
          <table:table-cell office:value-type="float" office:value="0.861970110261">
            <text:p>0.8619701103</text:p>
          </table:table-cell>
          <table:table-cell office:value-type="float" office:value="0.858825256041">
            <text:p>0.858825256</text:p>
          </table:table-cell>
          <table:table-cell office:value-type="float" office:value="0.85185897461">
            <text:p>0.8518589746</text:p>
          </table:table-cell>
          <table:table-cell table:number-columns-repeated="2"/>
        </table:table-row>
        <table:table-row table:style-name="ro2">
          <table:table-cell office:value-type="float" office:value="1456">
            <text:p>1456</text:p>
          </table:table-cell>
          <table:table-cell office:value-type="float" office:value="0.932230897089">
            <text:p>0.9322308971</text:p>
          </table:table-cell>
          <table:table-cell office:value-type="float" office:value="0.871084772185">
            <text:p>0.8710847722</text:p>
          </table:table-cell>
          <table:table-cell office:value-type="float" office:value="0.870545385037">
            <text:p>0.870545385</text:p>
          </table:table-cell>
          <table:table-cell office:value-type="float" office:value="0.868211014996">
            <text:p>0.868211015</text:p>
          </table:table-cell>
          <table:table-cell office:value-type="float" office:value="0.86215396422">
            <text:p>0.8621539642</text:p>
          </table:table-cell>
          <table:table-cell table:number-columns-repeated="2"/>
        </table:table-row>
        <table:table-row table:style-name="ro2">
          <table:table-cell office:value-type="float" office:value="1457">
            <text:p>1457</text:p>
          </table:table-cell>
          <table:table-cell office:value-type="float" office:value="0.933469885399">
            <text:p>0.9334698854</text:p>
          </table:table-cell>
          <table:table-cell office:value-type="float" office:value="0.877842340079">
            <text:p>0.8778423401</text:p>
          </table:table-cell>
          <table:table-cell office:value-type="float" office:value="0.877136005555">
            <text:p>0.8771360056</text:p>
          </table:table-cell>
          <table:table-cell office:value-type="float" office:value="0.874153898766">
            <text:p>0.8741538988</text:p>
          </table:table-cell>
          <table:table-cell office:value-type="float" office:value="0.867837614384">
            <text:p>0.8678376144</text:p>
          </table:table-cell>
          <table:table-cell table:number-columns-repeated="2"/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0.92451144644">
            <text:p>0.9245114464</text:p>
          </table:table-cell>
          <table:table-cell office:value-type="float" office:value="0.862683464811">
            <text:p>0.8626834648</text:p>
          </table:table-cell>
          <table:table-cell office:value-type="float" office:value="0.861696183091">
            <text:p>0.8616961831</text:p>
          </table:table-cell>
          <table:table-cell office:value-type="float" office:value="0.859594932198">
            <text:p>0.8595949322</text:p>
          </table:table-cell>
          <table:table-cell office:value-type="float" office:value="0.852606603126">
            <text:p>0.8526066031</text:p>
          </table:table-cell>
          <table:table-cell table:number-columns-repeated="2"/>
        </table:table-row>
        <table:table-row table:style-name="ro2">
          <table:table-cell office:value-type="float" office:value="1459">
            <text:p>1459</text:p>
          </table:table-cell>
          <table:table-cell office:value-type="float" office:value="0.929994082653">
            <text:p>0.9299940827</text:p>
          </table:table-cell>
          <table:table-cell office:value-type="float" office:value="0.871775804435">
            <text:p>0.8717758044</text:p>
          </table:table-cell>
          <table:table-cell office:value-type="float" office:value="0.870703295628">
            <text:p>0.8707032956</text:p>
          </table:table-cell>
          <table:table-cell office:value-type="float" office:value="0.868959696491">
            <text:p>0.8689596965</text:p>
          </table:table-cell>
          <table:table-cell office:value-type="float" office:value="0.861449549575">
            <text:p>0.8614495496</text:p>
          </table:table-cell>
          <table:table-cell table:number-columns-repeated="2"/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935690263945">
            <text:p>0.9356902639</text:p>
          </table:table-cell>
          <table:table-cell office:value-type="float" office:value="0.879260316001">
            <text:p>0.879260316</text:p>
          </table:table-cell>
          <table:table-cell office:value-type="float" office:value="0.878639062665">
            <text:p>0.8786390627</text:p>
          </table:table-cell>
          <table:table-cell office:value-type="float" office:value="0.876170182994">
            <text:p>0.876170183</text:p>
          </table:table-cell>
          <table:table-cell office:value-type="float" office:value="0.869734317361">
            <text:p>0.8697343174</text:p>
          </table:table-cell>
          <table:table-cell table:number-columns-repeated="2"/>
        </table:table-row>
        <table:table-row table:style-name="ro2">
          <table:table-cell office:value-type="float" office:value="1461">
            <text:p>1461</text:p>
          </table:table-cell>
          <table:table-cell office:value-type="float" office:value="0.920001537437">
            <text:p>0.9200015374</text:p>
          </table:table-cell>
          <table:table-cell office:value-type="float" office:value="0.861070194715">
            <text:p>0.8610701947</text:p>
          </table:table-cell>
          <table:table-cell office:value-type="float" office:value="0.860182326282">
            <text:p>0.8601823263</text:p>
          </table:table-cell>
          <table:table-cell office:value-type="float" office:value="0.85791083909">
            <text:p>0.8579108391</text:p>
          </table:table-cell>
          <table:table-cell office:value-type="float" office:value="0.850191585682">
            <text:p>0.8501915857</text:p>
          </table:table-cell>
          <table:table-cell table:number-columns-repeated="2"/>
        </table:table-row>
        <table:table-row table:style-name="ro2">
          <table:table-cell office:value-type="float" office:value="1462">
            <text:p>1462</text:p>
          </table:table-cell>
          <table:table-cell office:value-type="float" office:value="0.93155703801">
            <text:p>0.931557038</text:p>
          </table:table-cell>
          <table:table-cell office:value-type="float" office:value="0.869175998707">
            <text:p>0.8691759987</text:p>
          </table:table-cell>
          <table:table-cell office:value-type="float" office:value="0.869072924296">
            <text:p>0.8690729243</text:p>
          </table:table-cell>
          <table:table-cell office:value-type="float" office:value="0.866753184636">
            <text:p>0.8667531846</text:p>
          </table:table-cell>
          <table:table-cell office:value-type="float" office:value="0.858915363575">
            <text:p>0.8589153636</text:p>
          </table:table-cell>
          <table:table-cell table:number-columns-repeated="2"/>
        </table:table-row>
        <table:table-row table:style-name="ro2">
          <table:table-cell office:value-type="float" office:value="1463">
            <text:p>1463</text:p>
          </table:table-cell>
          <table:table-cell office:value-type="float" office:value="0.934136862988">
            <text:p>0.934136863</text:p>
          </table:table-cell>
          <table:table-cell office:value-type="float" office:value="0.878120506921">
            <text:p>0.8781205069</text:p>
          </table:table-cell>
          <table:table-cell office:value-type="float" office:value="0.877398298818">
            <text:p>0.8773982988</text:p>
          </table:table-cell>
          <table:table-cell office:value-type="float" office:value="0.874907897257">
            <text:p>0.8749078973</text:p>
          </table:table-cell>
          <table:table-cell office:value-type="float" office:value="0.869192422492">
            <text:p>0.8691924225</text:p>
          </table:table-cell>
          <table:table-cell table:number-columns-repeated="2"/>
        </table:table-row>
        <table:table-row table:style-name="ro2">
          <table:table-cell office:value-type="float" office:value="1464">
            <text:p>1464</text:p>
          </table:table-cell>
          <table:table-cell office:value-type="float" office:value="0.923370997702">
            <text:p>0.9233709977</text:p>
          </table:table-cell>
          <table:table-cell office:value-type="float" office:value="0.862152323368">
            <text:p>0.8621523234</text:p>
          </table:table-cell>
          <table:table-cell office:value-type="float" office:value="0.861507812641">
            <text:p>0.8615078126</text:p>
          </table:table-cell>
          <table:table-cell office:value-type="float" office:value="0.858962249521">
            <text:p>0.8589622495</text:p>
          </table:table-cell>
          <table:table-cell office:value-type="float" office:value="0.853156920735">
            <text:p>0.8531569207</text:p>
          </table:table-cell>
          <table:table-cell table:number-columns-repeated="2"/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0.925996721413">
            <text:p>0.9259967214</text:p>
          </table:table-cell>
          <table:table-cell office:value-type="float" office:value="0.87355631907">
            <text:p>0.8735563191</text:p>
          </table:table-cell>
          <table:table-cell office:value-type="float" office:value="0.872055006253">
            <text:p>0.8720550063</text:p>
          </table:table-cell>
          <table:table-cell office:value-type="float" office:value="0.870897248043">
            <text:p>0.870897248</text:p>
          </table:table-cell>
          <table:table-cell office:value-type="float" office:value="0.862547082672">
            <text:p>0.8625470827</text:p>
          </table:table-cell>
          <table:table-cell table:number-columns-repeated="2"/>
        </table:table-row>
        <table:table-row table:style-name="ro2">
          <table:table-cell office:value-type="float" office:value="1466">
            <text:p>1466</text:p>
          </table:table-cell>
          <table:table-cell office:value-type="float" office:value="0.932737039018">
            <text:p>0.932737039</text:p>
          </table:table-cell>
          <table:table-cell office:value-type="float" office:value="0.882838900192">
            <text:p>0.8828389002</text:p>
          </table:table-cell>
          <table:table-cell office:value-type="float" office:value="0.88226804152">
            <text:p>0.8822680415</text:p>
          </table:table-cell>
          <table:table-cell office:value-type="float" office:value="0.880197815432">
            <text:p>0.8801978154</text:p>
          </table:table-cell>
          <table:table-cell office:value-type="float" office:value="0.87263487171">
            <text:p>0.8726348717</text:p>
          </table:table-cell>
          <table:table-cell table:number-columns-repeated="2"/>
        </table:table-row>
        <table:table-row table:style-name="ro2">
          <table:table-cell office:value-type="float" office:value="1467">
            <text:p>1467</text:p>
          </table:table-cell>
          <table:table-cell office:value-type="float" office:value="0.915212660481">
            <text:p>0.9152126605</text:p>
          </table:table-cell>
          <table:table-cell office:value-type="float" office:value="0.863730243483">
            <text:p>0.8637302435</text:p>
          </table:table-cell>
          <table:table-cell office:value-type="float" office:value="0.863522083844">
            <text:p>0.8635220838</text:p>
          </table:table-cell>
          <table:table-cell office:value-type="float" office:value="0.860926356732">
            <text:p>0.8609263567</text:p>
          </table:table-cell>
          <table:table-cell office:value-type="float" office:value="0.854882844506">
            <text:p>0.8548828445</text:p>
          </table:table-cell>
          <table:table-cell table:number-columns-repeated="2"/>
        </table:table-row>
        <table:table-row table:style-name="ro2">
          <table:table-cell office:value-type="float" office:value="1468">
            <text:p>1468</text:p>
          </table:table-cell>
          <table:table-cell office:value-type="float" office:value="0.92668182683">
            <text:p>0.9266818268</text:p>
          </table:table-cell>
          <table:table-cell office:value-type="float" office:value="0.870976888319">
            <text:p>0.8709768883</text:p>
          </table:table-cell>
          <table:table-cell office:value-type="float" office:value="0.870885944321">
            <text:p>0.8708859443</text:p>
          </table:table-cell>
          <table:table-cell office:value-type="float" office:value="0.868068435383">
            <text:p>0.8680684354</text:p>
          </table:table-cell>
          <table:table-cell office:value-type="float" office:value="0.862240557295">
            <text:p>0.8622405573</text:p>
          </table:table-cell>
          <table:table-cell table:number-columns-repeated="2"/>
        </table:table-row>
        <table:table-row table:style-name="ro2">
          <table:table-cell office:value-type="float" office:value="1469">
            <text:p>1469</text:p>
          </table:table-cell>
          <table:table-cell office:value-type="float" office:value="0.931365230902">
            <text:p>0.9313652309</text:p>
          </table:table-cell>
          <table:table-cell office:value-type="float" office:value="0.880438981581">
            <text:p>0.8804389816</text:p>
          </table:table-cell>
          <table:table-cell office:value-type="float" office:value="0.879737167663">
            <text:p>0.8797371677</text:p>
          </table:table-cell>
          <table:table-cell office:value-type="float" office:value="0.877279353366">
            <text:p>0.8772793534</text:p>
          </table:table-cell>
          <table:table-cell office:value-type="float" office:value="0.871237266218">
            <text:p>0.8712372662</text:p>
          </table:table-cell>
          <table:table-cell table:number-columns-repeated="2"/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9204452603">
            <text:p>0.9204452603</text:p>
          </table:table-cell>
          <table:table-cell office:value-type="float" office:value="0.864163824118">
            <text:p>0.8641638241</text:p>
          </table:table-cell>
          <table:table-cell office:value-type="float" office:value="0.863182302768">
            <text:p>0.8631823028</text:p>
          </table:table-cell>
          <table:table-cell office:value-type="float" office:value="0.861391607883">
            <text:p>0.8613916079</text:p>
          </table:table-cell>
          <table:table-cell office:value-type="float" office:value="0.854789406984">
            <text:p>0.854789407</text:p>
          </table:table-cell>
          <table:table-cell table:number-columns-repeated="2"/>
        </table:table-row>
        <table:table-row table:style-name="ro2">
          <table:table-cell office:value-type="float" office:value="1471">
            <text:p>1471</text:p>
          </table:table-cell>
          <table:table-cell office:value-type="float" office:value="0.93088673547">
            <text:p>0.9308867355</text:p>
          </table:table-cell>
          <table:table-cell office:value-type="float" office:value="0.872824402223">
            <text:p>0.8728244022</text:p>
          </table:table-cell>
          <table:table-cell office:value-type="float" office:value="0.871850726127">
            <text:p>0.8718507261</text:p>
          </table:table-cell>
          <table:table-cell office:value-type="float" office:value="0.869530648798">
            <text:p>0.8695306488</text:p>
          </table:table-cell>
          <table:table-cell office:value-type="float" office:value="0.864590272083">
            <text:p>0.8645902721</text:p>
          </table:table-cell>
          <table:table-cell table:number-columns-repeated="2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0.934512883113">
            <text:p>0.9345128831</text:p>
          </table:table-cell>
          <table:table-cell office:value-type="float" office:value="0.882356141345">
            <text:p>0.8823561413</text:p>
          </table:table-cell>
          <table:table-cell office:value-type="float" office:value="0.881632408668">
            <text:p>0.8816324087</text:p>
          </table:table-cell>
          <table:table-cell office:value-type="float" office:value="0.879074153046">
            <text:p>0.879074153</text:p>
          </table:table-cell>
          <table:table-cell office:value-type="float" office:value="0.873013725313">
            <text:p>0.8730137253</text:p>
          </table:table-cell>
          <table:table-cell table:number-columns-repeated="2"/>
        </table:table-row>
        <table:table-row table:style-name="ro2">
          <table:table-cell office:value-type="float" office:value="1473">
            <text:p>1473</text:p>
          </table:table-cell>
          <table:table-cell office:value-type="float" office:value="0.925629035878">
            <text:p>0.9256290359</text:p>
          </table:table-cell>
          <table:table-cell office:value-type="float" office:value="0.865835552196">
            <text:p>0.8658355522</text:p>
          </table:table-cell>
          <table:table-cell office:value-type="float" office:value="0.864825416023">
            <text:p>0.864825416</text:p>
          </table:table-cell>
          <table:table-cell office:value-type="float" office:value="0.862430876146">
            <text:p>0.8624308761</text:p>
          </table:table-cell>
          <table:table-cell office:value-type="float" office:value="0.856758954548">
            <text:p>0.8567589545</text:p>
          </table:table-cell>
          <table:table-cell table:number-columns-repeated="2"/>
        </table:table-row>
        <table:table-row table:style-name="ro2">
          <table:table-cell office:value-type="float" office:value="1474">
            <text:p>1474</text:p>
          </table:table-cell>
          <table:table-cell office:value-type="float" office:value="0.93537932191">
            <text:p>0.9353793219</text:p>
          </table:table-cell>
          <table:table-cell office:value-type="float" office:value="0.88048539572">
            <text:p>0.8804853957</text:p>
          </table:table-cell>
          <table:table-cell office:value-type="float" office:value="0.879588221631">
            <text:p>0.8795882216</text:p>
          </table:table-cell>
          <table:table-cell office:value-type="float" office:value="0.876923351153">
            <text:p>0.8769233512</text:p>
          </table:table-cell>
          <table:table-cell office:value-type="float" office:value="0.87103201415">
            <text:p>0.8710320142</text:p>
          </table:table-cell>
          <table:table-cell table:number-columns-repeated="2"/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0.927286536971">
            <text:p>0.927286537</text:p>
          </table:table-cell>
          <table:table-cell office:value-type="float" office:value="0.867339164034">
            <text:p>0.867339164</text:p>
          </table:table-cell>
          <table:table-cell office:value-type="float" office:value="0.866862344789">
            <text:p>0.8668623448</text:p>
          </table:table-cell>
          <table:table-cell office:value-type="float" office:value="0.863414074787">
            <text:p>0.8634140748</text:p>
          </table:table-cell>
          <table:table-cell office:value-type="float" office:value="0.858596648608">
            <text:p>0.8585966486</text:p>
          </table:table-cell>
          <table:table-cell table:number-columns-repeated="2"/>
        </table:table-row>
        <table:table-row table:style-name="ro2">
          <table:table-cell office:value-type="float" office:value="1476">
            <text:p>1476</text:p>
          </table:table-cell>
          <table:table-cell office:value-type="float" office:value="0.937248770322">
            <text:p>0.9372487703</text:p>
          </table:table-cell>
          <table:table-cell office:value-type="float" office:value="0.882265376292">
            <text:p>0.8822653763</text:p>
          </table:table-cell>
          <table:table-cell office:value-type="float" office:value="0.88150786037">
            <text:p>0.8815078604</text:p>
          </table:table-cell>
          <table:table-cell office:value-type="float" office:value="0.878484158888">
            <text:p>0.8784841589</text:p>
          </table:table-cell>
          <table:table-cell office:value-type="float" office:value="0.873532122535">
            <text:p>0.8735321225</text:p>
          </table:table-cell>
          <table:table-cell table:number-columns-repeated="2"/>
        </table:table-row>
        <table:table-row table:style-name="ro2">
          <table:table-cell office:value-type="float" office:value="1477">
            <text:p>1477</text:p>
          </table:table-cell>
          <table:table-cell office:value-type="float" office:value="0.929580436135">
            <text:p>0.9295804361</text:p>
          </table:table-cell>
          <table:table-cell office:value-type="float" office:value="0.873612816422">
            <text:p>0.8736128164</text:p>
          </table:table-cell>
          <table:table-cell office:value-type="float" office:value="0.870978078041">
            <text:p>0.870978078</text:p>
          </table:table-cell>
          <table:table-cell office:value-type="float" office:value="0.868290253754">
            <text:p>0.8682902538</text:p>
          </table:table-cell>
          <table:table-cell office:value-type="float" office:value="0.865584718235">
            <text:p>0.8655847182</text:p>
          </table:table-cell>
          <table:table-cell table:number-columns-repeated="2"/>
        </table:table-row>
        <table:table-row table:style-name="ro2">
          <table:table-cell office:value-type="float" office:value="1478">
            <text:p>1478</text:p>
          </table:table-cell>
          <table:table-cell office:value-type="float" office:value="0.939115845531">
            <text:p>0.9391158455</text:p>
          </table:table-cell>
          <table:table-cell office:value-type="float" office:value="0.887834822055">
            <text:p>0.8878348221</text:p>
          </table:table-cell>
          <table:table-cell office:value-type="float" office:value="0.886065780502">
            <text:p>0.8860657805</text:p>
          </table:table-cell>
          <table:table-cell office:value-type="float" office:value="0.883203585567">
            <text:p>0.8832035856</text:p>
          </table:table-cell>
          <table:table-cell office:value-type="float" office:value="0.879126644517">
            <text:p>0.8791266445</text:p>
          </table:table-cell>
          <table:table-cell table:number-columns-repeated="2"/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0.931974412769">
            <text:p>0.9319744128</text:p>
          </table:table-cell>
          <table:table-cell office:value-type="float" office:value="0.874133068684">
            <text:p>0.8741330687</text:p>
          </table:table-cell>
          <table:table-cell office:value-type="float" office:value="0.87255735461">
            <text:p>0.8725573546</text:p>
          </table:table-cell>
          <table:table-cell office:value-type="float" office:value="0.869083302561">
            <text:p>0.8690833026</text:p>
          </table:table-cell>
          <table:table-cell office:value-type="float" office:value="0.865819143059">
            <text:p>0.8658191431</text:p>
          </table:table-cell>
          <table:table-cell table:number-columns-repeated="2"/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936924283688">
            <text:p>0.9369242837</text:p>
          </table:table-cell>
          <table:table-cell office:value-type="float" office:value="0.880992245367">
            <text:p>0.8809922454</text:p>
          </table:table-cell>
          <table:table-cell office:value-type="float" office:value="0.879334043718">
            <text:p>0.8793340437</text:p>
          </table:table-cell>
          <table:table-cell office:value-type="float" office:value="0.877007553196">
            <text:p>0.8770075532</text:p>
          </table:table-cell>
          <table:table-cell office:value-type="float" office:value="0.871495680618">
            <text:p>0.8714956806</text:p>
          </table:table-cell>
          <table:table-cell table:number-columns-repeated="2"/>
        </table:table-row>
        <table:table-row table:style-name="ro2">
          <table:table-cell office:value-type="float" office:value="1481">
            <text:p>1481</text:p>
          </table:table-cell>
          <table:table-cell office:value-type="float" office:value="0.945097441111">
            <text:p>0.9450974411</text:p>
          </table:table-cell>
          <table:table-cell office:value-type="float" office:value="0.888603085833">
            <text:p>0.8886030858</text:p>
          </table:table-cell>
          <table:table-cell office:value-type="float" office:value="0.886871861978">
            <text:p>0.886871862</text:p>
          </table:table-cell>
          <table:table-cell office:value-type="float" office:value="0.884007198666">
            <text:p>0.8840071987</text:p>
          </table:table-cell>
          <table:table-cell office:value-type="float" office:value="0.879906547869">
            <text:p>0.8799065479</text:p>
          </table:table-cell>
          <table:table-cell table:number-columns-repeated="2"/>
        </table:table-row>
        <table:table-row table:style-name="ro2">
          <table:table-cell office:value-type="float" office:value="1482">
            <text:p>1482</text:p>
          </table:table-cell>
          <table:table-cell office:value-type="float" office:value="0.934813354772">
            <text:p>0.9348133548</text:p>
          </table:table-cell>
          <table:table-cell office:value-type="float" office:value="0.877298944197">
            <text:p>0.8772989442</text:p>
          </table:table-cell>
          <table:table-cell office:value-type="float" office:value="0.875732785077">
            <text:p>0.8757327851</text:p>
          </table:table-cell>
          <table:table-cell office:value-type="float" office:value="0.873206844283">
            <text:p>0.8732068443</text:p>
          </table:table-cell>
          <table:table-cell office:value-type="float" office:value="0.867365474518">
            <text:p>0.8673654745</text:p>
          </table:table-cell>
          <table:table-cell table:number-columns-repeated="2"/>
        </table:table-row>
        <table:table-row table:style-name="ro2">
          <table:table-cell office:value-type="float" office:value="1483">
            <text:p>1483</text:p>
          </table:table-cell>
          <table:table-cell office:value-type="float" office:value="0.943790928046">
            <text:p>0.943790928</text:p>
          </table:table-cell>
          <table:table-cell office:value-type="float" office:value="0.884417428726">
            <text:p>0.8844174287</text:p>
          </table:table-cell>
          <table:table-cell office:value-type="float" office:value="0.882724722563">
            <text:p>0.8827247226</text:p>
          </table:table-cell>
          <table:table-cell office:value-type="float" office:value="0.87922209418">
            <text:p>0.8792220942</text:p>
          </table:table-cell>
          <table:table-cell office:value-type="float" office:value="0.874071813062">
            <text:p>0.8740718131</text:p>
          </table:table-cell>
          <table:table-cell table:number-columns-repeated="2"/>
        </table:table-row>
        <table:table-row table:style-name="ro2">
          <table:table-cell office:value-type="float" office:value="1484">
            <text:p>1484</text:p>
          </table:table-cell>
          <table:table-cell office:value-type="float" office:value="0.949285445846">
            <text:p>0.9492854458</text:p>
          </table:table-cell>
          <table:table-cell office:value-type="float" office:value="0.890650875264">
            <text:p>0.8906508753</text:p>
          </table:table-cell>
          <table:table-cell office:value-type="float" office:value="0.889705982622">
            <text:p>0.8897059826</text:p>
          </table:table-cell>
          <table:table-cell office:value-type="float" office:value="0.886238830933">
            <text:p>0.8862388309</text:p>
          </table:table-cell>
          <table:table-cell office:value-type="float" office:value="0.881868855444">
            <text:p>0.8818688554</text:p>
          </table:table-cell>
          <table:table-cell table:number-columns-repeated="2"/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0.940851629735">
            <text:p>0.9408516297</text:p>
          </table:table-cell>
          <table:table-cell office:value-type="float" office:value="0.880099977371">
            <text:p>0.8800999774</text:p>
          </table:table-cell>
          <table:table-cell office:value-type="float" office:value="0.879179056975">
            <text:p>0.879179057</text:p>
          </table:table-cell>
          <table:table-cell office:value-type="float" office:value="0.875269506664">
            <text:p>0.8752695067</text:p>
          </table:table-cell>
          <table:table-cell office:value-type="float" office:value="0.87289585495">
            <text:p>0.872895855</text:p>
          </table:table-cell>
          <table:table-cell table:number-columns-repeated="2"/>
        </table:table-row>
        <table:table-row table:style-name="ro2">
          <table:table-cell office:value-type="float" office:value="1486">
            <text:p>1486</text:p>
          </table:table-cell>
          <table:table-cell office:value-type="float" office:value="0.952878121495">
            <text:p>0.9528781215</text:p>
          </table:table-cell>
          <table:table-cell office:value-type="float" office:value="0.889795693868">
            <text:p>0.8897956939</text:p>
          </table:table-cell>
          <table:table-cell office:value-type="float" office:value="0.888267170365">
            <text:p>0.8882671704</text:p>
          </table:table-cell>
          <table:table-cell office:value-type="float" office:value="0.884829620776">
            <text:p>0.8848296208</text:p>
          </table:table-cell>
          <table:table-cell office:value-type="float" office:value="0.883993567619">
            <text:p>0.8839935676</text:p>
          </table:table-cell>
          <table:table-cell table:number-columns-repeated="2"/>
        </table:table-row>
        <table:table-row table:style-name="ro2">
          <table:table-cell office:value-type="float" office:value="1487">
            <text:p>1487</text:p>
          </table:table-cell>
          <table:table-cell office:value-type="float" office:value="0.9612543174">
            <text:p>0.9612543174</text:p>
          </table:table-cell>
          <table:table-cell office:value-type="float" office:value="0.896674419741">
            <text:p>0.8966744197</text:p>
          </table:table-cell>
          <table:table-cell office:value-type="float" office:value="0.894726871509">
            <text:p>0.8947268715</text:p>
          </table:table-cell>
          <table:table-cell office:value-type="float" office:value="0.890598488143">
            <text:p>0.8905984881</text:p>
          </table:table-cell>
          <table:table-cell office:value-type="float" office:value="0.890693260486">
            <text:p>0.8906932605</text:p>
          </table:table-cell>
          <table:table-cell table:number-columns-repeated="2"/>
        </table:table-row>
        <table:table-row table:style-name="ro2">
          <table:table-cell office:value-type="float" office:value="1488">
            <text:p>1488</text:p>
          </table:table-cell>
          <table:table-cell office:value-type="float" office:value="0.958442989325">
            <text:p>0.9584429893</text:p>
          </table:table-cell>
          <table:table-cell office:value-type="float" office:value="0.886631723659">
            <text:p>0.8866317237</text:p>
          </table:table-cell>
          <table:table-cell office:value-type="float" office:value="0.884270434789">
            <text:p>0.8842704348</text:p>
          </table:table-cell>
          <table:table-cell office:value-type="float" office:value="0.881078447338">
            <text:p>0.8810784473</text:p>
          </table:table-cell>
          <table:table-cell office:value-type="float" office:value="0.879943990801">
            <text:p>0.8799439908</text:p>
          </table:table-cell>
          <table:table-cell table:number-columns-repeated="2"/>
        </table:table-row>
        <table:table-row table:style-name="ro2">
          <table:table-cell office:value-type="float" office:value="1489">
            <text:p>1489</text:p>
          </table:table-cell>
          <table:table-cell office:value-type="float" office:value="0.964479365517">
            <text:p>0.9644793655</text:p>
          </table:table-cell>
          <table:table-cell office:value-type="float" office:value="0.916973616205">
            <text:p>0.9169736162</text:p>
          </table:table-cell>
          <table:table-cell office:value-type="float" office:value="0.914435591865">
            <text:p>0.9144355919</text:p>
          </table:table-cell>
          <table:table-cell office:value-type="float" office:value="0.910547971093">
            <text:p>0.9105479711</text:p>
          </table:table-cell>
          <table:table-cell office:value-type="float" office:value="0.911705257544">
            <text:p>0.9117052575</text:p>
          </table:table-cell>
          <table:table-cell table:number-columns-repeated="2"/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966061212395">
            <text:p>0.9660612124</text:p>
          </table:table-cell>
          <table:table-cell office:value-type="float" office:value="0.910063634266">
            <text:p>0.9100636343</text:p>
          </table:table-cell>
          <table:table-cell office:value-type="float" office:value="0.909455224387">
            <text:p>0.9094552244</text:p>
          </table:table-cell>
          <table:table-cell office:value-type="float" office:value="0.905464343916">
            <text:p>0.9054643439</text:p>
          </table:table-cell>
          <table:table-cell office:value-type="float" office:value="0.904623875147">
            <text:p>0.9046238751</text:p>
          </table:table-cell>
          <table:table-cell table:number-columns-repeated="2"/>
        </table:table-row>
        <table:table-row table:style-name="ro2">
          <table:table-cell office:value-type="float" office:value="1491">
            <text:p>1491</text:p>
          </table:table-cell>
          <table:table-cell office:value-type="float" office:value="0.95967824013">
            <text:p>0.9596782401</text:p>
          </table:table-cell>
          <table:table-cell office:value-type="float" office:value="0.906339069772">
            <text:p>0.9063390698</text:p>
          </table:table-cell>
          <table:table-cell office:value-type="float" office:value="0.905023665978">
            <text:p>0.905023666</text:p>
          </table:table-cell>
          <table:table-cell office:value-type="float" office:value="0.901384950764">
            <text:p>0.9013849508</text:p>
          </table:table-cell>
          <table:table-cell office:value-type="float" office:value="0.902193368201">
            <text:p>0.9021933682</text:p>
          </table:table-cell>
          <table:table-cell table:number-columns-repeated="2"/>
        </table:table-row>
        <table:table-row table:style-name="ro2">
          <table:table-cell office:value-type="float" office:value="1492">
            <text:p>1492</text:p>
          </table:table-cell>
          <table:table-cell office:value-type="float" office:value="0.965763472019">
            <text:p>0.965763472</text:p>
          </table:table-cell>
          <table:table-cell office:value-type="float" office:value="0.908720445552">
            <text:p>0.9087204456</text:p>
          </table:table-cell>
          <table:table-cell office:value-type="float" office:value="0.90687877687">
            <text:p>0.9068787769</text:p>
          </table:table-cell>
          <table:table-cell office:value-type="float" office:value="0.904291153412">
            <text:p>0.9042911534</text:p>
          </table:table-cell>
          <table:table-cell office:value-type="float" office:value="0.904583612489">
            <text:p>0.9045836125</text:p>
          </table:table-cell>
          <table:table-cell table:number-columns-repeated="2"/>
        </table:table-row>
        <table:table-row table:style-name="ro2">
          <table:table-cell office:value-type="float" office:value="1493">
            <text:p>1493</text:p>
          </table:table-cell>
          <table:table-cell office:value-type="float" office:value="0.968226703756">
            <text:p>0.9682267038</text:p>
          </table:table-cell>
          <table:table-cell office:value-type="float" office:value="0.914314523062">
            <text:p>0.9143145231</text:p>
          </table:table-cell>
          <table:table-cell office:value-type="float" office:value="0.913496724704">
            <text:p>0.9134967247</text:p>
          </table:table-cell>
          <table:table-cell office:value-type="float" office:value="0.910393839261">
            <text:p>0.9103938393</text:p>
          </table:table-cell>
          <table:table-cell office:value-type="float" office:value="0.908730700049">
            <text:p>0.9087307</text:p>
          </table:table-cell>
          <table:table-cell table:number-columns-repeated="2"/>
        </table:table-row>
        <table:table-row table:style-name="ro2">
          <table:table-cell office:value-type="float" office:value="1494">
            <text:p>1494</text:p>
          </table:table-cell>
          <table:table-cell office:value-type="float" office:value="0.961915134862">
            <text:p>0.9619151349</text:p>
          </table:table-cell>
          <table:table-cell office:value-type="float" office:value="0.913506612702">
            <text:p>0.9135066127</text:p>
          </table:table-cell>
          <table:table-cell office:value-type="float" office:value="0.912684554834">
            <text:p>0.9126845548</text:p>
          </table:table-cell>
          <table:table-cell office:value-type="float" office:value="0.90917865556">
            <text:p>0.9091786556</text:p>
          </table:table-cell>
          <table:table-cell office:value-type="float" office:value="0.909920377386">
            <text:p>0.9099203774</text:p>
          </table:table-cell>
          <table:table-cell table:number-columns-repeated="2"/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0.965514187845">
            <text:p>0.9655141878</text:p>
          </table:table-cell>
          <table:table-cell office:value-type="float" office:value="0.915410685637">
            <text:p>0.9154106856</text:p>
          </table:table-cell>
          <table:table-cell office:value-type="float" office:value="0.914239299674">
            <text:p>0.9142392997</text:p>
          </table:table-cell>
          <table:table-cell office:value-type="float" office:value="0.910916396658">
            <text:p>0.9109163967</text:p>
          </table:table-cell>
          <table:table-cell office:value-type="float" office:value="0.913381989625">
            <text:p>0.9133819896</text:p>
          </table:table-cell>
          <table:table-cell table:number-columns-repeated="2"/>
        </table:table-row>
        <table:table-row table:style-name="ro2">
          <table:table-cell office:value-type="float" office:value="1496">
            <text:p>1496</text:p>
          </table:table-cell>
          <table:table-cell office:value-type="float" office:value="0.968415919876">
            <text:p>0.9684159199</text:p>
          </table:table-cell>
          <table:table-cell office:value-type="float" office:value="0.915216011989">
            <text:p>0.915216012</text:p>
          </table:table-cell>
          <table:table-cell office:value-type="float" office:value="0.91340918345">
            <text:p>0.9134091835</text:p>
          </table:table-cell>
          <table:table-cell office:value-type="float" office:value="0.911235048685">
            <text:p>0.9112350487</text:p>
          </table:table-cell>
          <table:table-cell office:value-type="float" office:value="0.9114739728">
            <text:p>0.9114739728</text:p>
          </table:table-cell>
          <table:table-cell table:number-columns-repeated="2"/>
        </table:table-row>
        <table:table-row table:style-name="ro2">
          <table:table-cell office:value-type="float" office:value="1497">
            <text:p>1497</text:p>
          </table:table-cell>
          <table:table-cell office:value-type="float" office:value="0.961708423321">
            <text:p>0.9617084233</text:p>
          </table:table-cell>
          <table:table-cell office:value-type="float" office:value="0.907162813956">
            <text:p>0.907162814</text:p>
          </table:table-cell>
          <table:table-cell office:value-type="float" office:value="0.905926870391">
            <text:p>0.9059268704</text:p>
          </table:table-cell>
          <table:table-cell office:value-type="float" office:value="0.903349538505">
            <text:p>0.9033495385</text:p>
          </table:table-cell>
          <table:table-cell office:value-type="float" office:value="0.904299241186">
            <text:p>0.9042992412</text:p>
          </table:table-cell>
          <table:table-cell table:number-columns-repeated="2"/>
        </table:table-row>
        <table:table-row table:style-name="ro2">
          <table:table-cell office:value-type="float" office:value="1498">
            <text:p>1498</text:p>
          </table:table-cell>
          <table:table-cell office:value-type="float" office:value="0.96576263025">
            <text:p>0.9657626303</text:p>
          </table:table-cell>
          <table:table-cell office:value-type="float" office:value="0.906005852369">
            <text:p>0.9060058524</text:p>
          </table:table-cell>
          <table:table-cell office:value-type="float" office:value="0.90543209753">
            <text:p>0.9054320975</text:p>
          </table:table-cell>
          <table:table-cell office:value-type="float" office:value="0.902465087135">
            <text:p>0.9024650871</text:p>
          </table:table-cell>
          <table:table-cell office:value-type="float" office:value="0.901851704826">
            <text:p>0.9018517048</text:p>
          </table:table-cell>
          <table:table-cell table:number-columns-repeated="2"/>
        </table:table-row>
        <table:table-row table:style-name="ro2">
          <table:table-cell office:value-type="float" office:value="1499">
            <text:p>1499</text:p>
          </table:table-cell>
          <table:table-cell office:value-type="float" office:value="0.969204975497">
            <text:p>0.9692049755</text:p>
          </table:table-cell>
          <table:table-cell office:value-type="float" office:value="0.904026244844">
            <text:p>0.9040262448</text:p>
          </table:table-cell>
          <table:table-cell office:value-type="float" office:value="0.9031397728">
            <text:p>0.9031397728</text:p>
          </table:table-cell>
          <table:table-cell office:value-type="float" office:value="0.900712178888">
            <text:p>0.9007121789</text:p>
          </table:table-cell>
          <table:table-cell office:value-type="float" office:value="0.899144664365">
            <text:p>0.8991446644</text:p>
          </table:table-cell>
          <table:table-cell table:number-columns-repeated="2"/>
        </table:table-row>
        <table:table-row table:style-name="ro2" table:number-rows-repeated="104707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 style:data-style-name="N2" text:time-value="0000-00-00T05:1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9T04:55:55</meta:creation-date>
    <dc:date>2013-08-19T05:30:07</dc:date>
    <meta:editing-duration>PT6M50S</meta:editing-duration>
    <meta:editing-cycles>4</meta:editing-cycles>
    <meta:generator>LibreOffice/4.0.2.2$Linux_X86_64 LibreOffice_project/400m0$Build-2</meta:generator>
    <meta:document-statistic meta:table-count="1" meta:cell-count="90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251cm" svg:height="19.637cm" xlink:href=".." xlink:type="simple" chart:class="chart:scatter" chart:style-name="ch1">
        <chart:title svg:x="12.121cm" svg:y="0.528cm" chart:style-name="ch2">
          <text:p>SSIM Data for Charades</text:p>
        </chart:title>
        <chart:legend svg:x="19.001cm" svg:y="5.35cm" style:legend-expansion="custom" chartooo:width="9.866cm" chartooo:height="9.464cm" style:legend-expansion-aspect-ratio="1.04247675401522" chart:style-name="ch3"/>
        <chart:plot-area chart:style-name="ch4" table:cell-range-address="Sheet1.A1:Sheet1.F1500" chart:data-source-has-labels="row" svg:x="3.033cm" svg:y="2.346cm" svg:width="16.335cm" svg:height="13.989cm">
          <chartooo:coordinate-region svg:x="3.76cm" svg:y="2.546cm" svg:width="15.236cm" svg:height="13.142cm"/>
          <chart:axis chart:dimension="x" chart:name="primary-x" chart:style-name="ch5">
            <chart:title svg:x="10.058cm" svg:y="16.727cm" chart:style-name="ch6">
              <text:p>Frame Number</text:p>
            </chart:title>
          </chart:axis>
          <chart:axis chart:dimension="y" chart:name="primary-y" chart:style-name="ch5">
            <chart:title svg:x="1.518cm" svg:y="10.281cm" chart:style-name="ch7">
              <text:p>SSIM for Fr
ame wrt Original</text:p>
            </chart:title>
            <chart:grid chart:style-name="ch8" chart:class="major"/>
          </chart:axis>
          <chart:series chart:style-name="ch9" chart:values-cell-range-address="Sheet1.B2:Sheet1.B1500" chart:label-cell-address="Sheet1.B1:Sheet1.B1" chart:class="chart:scatter">
            <chart:domain table:cell-range-address="Sheet1.A2:Sheet1.A1500"/>
            <chart:data-point chart:repeated="1499"/>
          </chart:series>
          <chart:series chart:style-name="ch10" chart:values-cell-range-address="Sheet1.C2:Sheet1.C1500" chart:label-cell-address="Sheet1.C1:Sheet1.C1" chart:class="chart:scatter">
            <chart:data-point chart:repeated="1499"/>
          </chart:series>
          <chart:series chart:style-name="ch11" chart:values-cell-range-address="Sheet1.D2:Sheet1.D1500" chart:label-cell-address="Sheet1.D1:Sheet1.D1" chart:class="chart:scatter">
            <chart:data-point chart:repeated="1499"/>
          </chart:series>
          <chart:series chart:style-name="ch12" chart:values-cell-range-address="Sheet1.E2:Sheet1.E1500" chart:label-cell-address="Sheet1.E1:Sheet1.E1" chart:class="chart:scatter">
            <chart:data-point chart:repeated="1499"/>
          </chart:series>
          <chart:series chart:style-name="ch13" chart:values-cell-range-address="Sheet1.F2:Sheet1.F1500" chart:label-cell-address="Sheet1.F1:Sheet1.F1" chart:class="chart:scatter">
            <chart:data-point chart:repeated="149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SIM for 1080p Video wrt Original</text:p>
                <draw:g>
                  <svg:desc>Sheet1.B1:Sheet1.B1</svg:desc>
                </draw:g>
              </table:table-cell>
              <table:table-cell office:value-type="string">
                <text:p>SSIM for 720p Video wrt Original</text:p>
                <draw:g>
                  <svg:desc>Sheet1.C1:Sheet1.C1</svg:desc>
                </draw:g>
              </table:table-cell>
              <table:table-cell office:value-type="string">
                <text:p>SSIM for 480p Video wrt Original</text:p>
                <draw:g>
                  <svg:desc>Sheet1.D1:Sheet1.D1</svg:desc>
                </draw:g>
              </table:table-cell>
              <table:table-cell office:value-type="string">
                <text:p>SSIM for 360p Video wrt Original</text:p>
                <draw:g>
                  <svg:desc>Sheet1.E1:Sheet1.E1</svg:desc>
                </draw:g>
              </table:table-cell>
              <table:table-cell office:value-type="string">
                <text:p>SSIM for 240p Video wrt Origina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00</svg:desc>
                </draw:g>
              </table:table-cell>
              <table:table-cell office:value-type="float" office:value="1">
                <text:p>1</text:p>
                <draw:g>
                  <svg:desc>Sheet1.B2:Sheet1.B1500</svg:desc>
                </draw:g>
              </table:table-cell>
              <table:table-cell office:value-type="float" office:value="1">
                <text:p>1</text:p>
                <draw:g>
                  <svg:desc>Sheet1.C2:Sheet1.C1500</svg:desc>
                </draw:g>
              </table:table-cell>
              <table:table-cell office:value-type="float" office:value="1">
                <text:p>1</text:p>
                <draw:g>
                  <svg:desc>Sheet1.D2:Sheet1.D1500</svg:desc>
                </draw:g>
              </table:table-cell>
              <table:table-cell office:value-type="float" office:value="1">
                <text:p>1</text:p>
                <draw:g>
                  <svg:desc>Sheet1.E2:Sheet1.E1500</svg:desc>
                </draw:g>
              </table:table-cell>
              <table:table-cell office:value-type="float" office:value="1">
                <text:p>1</text:p>
                <draw:g>
                  <svg:desc>Sheet1.F2:Sheet1.F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82244722154">
                <text:p>0.982244722154</text:p>
              </table:table-cell>
              <table:table-cell office:value-type="float" office:value="0.972210048431">
                <text:p>0.972210048431</text:p>
              </table:table-cell>
              <table:table-cell office:value-type="float" office:value="0.969767730054">
                <text:p>0.969767730054</text:p>
              </table:table-cell>
              <table:table-cell office:value-type="float" office:value="0.965554111545">
                <text:p>0.965554111545</text:p>
              </table:table-cell>
              <table:table-cell office:value-type="float" office:value="0.965763702779">
                <text:p>0.9657637027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7449893391">
                <text:p>0.967449893391</text:p>
              </table:table-cell>
              <table:table-cell office:value-type="float" office:value="0.95143601639">
                <text:p>0.95143601639</text:p>
              </table:table-cell>
              <table:table-cell office:value-type="float" office:value="0.950881716889">
                <text:p>0.950881716889</text:p>
              </table:table-cell>
              <table:table-cell office:value-type="float" office:value="0.953206885665">
                <text:p>0.953206885665</text:p>
              </table:table-cell>
              <table:table-cell office:value-type="float" office:value="0.950626872507">
                <text:p>0.9506268725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0138548411">
                <text:p>0.90138548411</text:p>
              </table:table-cell>
              <table:table-cell office:value-type="float" office:value="0.891911565375">
                <text:p>0.891911565375</text:p>
              </table:table-cell>
              <table:table-cell office:value-type="float" office:value="0.883858221817">
                <text:p>0.883858221817</text:p>
              </table:table-cell>
              <table:table-cell office:value-type="float" office:value="0.890240360143">
                <text:p>0.890240360143</text:p>
              </table:table-cell>
              <table:table-cell office:value-type="float" office:value="0.882214008307">
                <text:p>0.882214008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34436430243">
                <text:p>0.934436430243</text:p>
              </table:table-cell>
              <table:table-cell office:value-type="float" office:value="0.922975906726">
                <text:p>0.922975906726</text:p>
              </table:table-cell>
              <table:table-cell office:value-type="float" office:value="0.914907236371">
                <text:p>0.914907236371</text:p>
              </table:table-cell>
              <table:table-cell office:value-type="float" office:value="0.92296509367">
                <text:p>0.92296509367</text:p>
              </table:table-cell>
              <table:table-cell office:value-type="float" office:value="0.900451152467">
                <text:p>0.9004511524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13461948988">
                <text:p>0.913461948988</text:p>
              </table:table-cell>
              <table:table-cell office:value-type="float" office:value="0.894853724131">
                <text:p>0.894853724131</text:p>
              </table:table-cell>
              <table:table-cell office:value-type="float" office:value="0.887677062416">
                <text:p>0.887677062416</text:p>
              </table:table-cell>
              <table:table-cell office:value-type="float" office:value="0.89408351843">
                <text:p>0.89408351843</text:p>
              </table:table-cell>
              <table:table-cell office:value-type="float" office:value="0.879457850759">
                <text:p>0.879457850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37560737429">
                <text:p>0.937560737429</text:p>
              </table:table-cell>
              <table:table-cell office:value-type="float" office:value="0.91777892041">
                <text:p>0.91777892041</text:p>
              </table:table-cell>
              <table:table-cell office:value-type="float" office:value="0.911310594694">
                <text:p>0.911310594694</text:p>
              </table:table-cell>
              <table:table-cell office:value-type="float" office:value="0.916099613698">
                <text:p>0.916099613698</text:p>
              </table:table-cell>
              <table:table-cell office:value-type="float" office:value="0.907650252491">
                <text:p>0.9076502524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14873545832">
                <text:p>0.914873545832</text:p>
              </table:table-cell>
              <table:table-cell office:value-type="float" office:value="0.889952163866">
                <text:p>0.889952163866</text:p>
              </table:table-cell>
              <table:table-cell office:value-type="float" office:value="0.882468567417">
                <text:p>0.882468567417</text:p>
              </table:table-cell>
              <table:table-cell office:value-type="float" office:value="0.89660488788">
                <text:p>0.89660488788</text:p>
              </table:table-cell>
              <table:table-cell office:value-type="float" office:value="0.881749825634">
                <text:p>0.8817498256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39458165533">
                <text:p>0.939458165533</text:p>
              </table:table-cell>
              <table:table-cell office:value-type="float" office:value="0.914095256282">
                <text:p>0.914095256282</text:p>
              </table:table-cell>
              <table:table-cell office:value-type="float" office:value="0.906184046192">
                <text:p>0.906184046192</text:p>
              </table:table-cell>
              <table:table-cell office:value-type="float" office:value="0.918595829705">
                <text:p>0.918595829705</text:p>
              </table:table-cell>
              <table:table-cell office:value-type="float" office:value="0.916255192142">
                <text:p>0.916255192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17258704887">
                <text:p>0.917258704887</text:p>
              </table:table-cell>
              <table:table-cell office:value-type="float" office:value="0.882147398682">
                <text:p>0.882147398682</text:p>
              </table:table-cell>
              <table:table-cell office:value-type="float" office:value="0.889129511445">
                <text:p>0.889129511445</text:p>
              </table:table-cell>
              <table:table-cell office:value-type="float" office:value="0.888727858809">
                <text:p>0.888727858809</text:p>
              </table:table-cell>
              <table:table-cell office:value-type="float" office:value="0.888367303869">
                <text:p>0.888367303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39003518024">
                <text:p>0.939003518024</text:p>
              </table:table-cell>
              <table:table-cell office:value-type="float" office:value="0.883564779345">
                <text:p>0.883564779345</text:p>
              </table:table-cell>
              <table:table-cell office:value-type="float" office:value="0.909055148916">
                <text:p>0.909055148916</text:p>
              </table:table-cell>
              <table:table-cell office:value-type="float" office:value="0.909511125537">
                <text:p>0.909511125537</text:p>
              </table:table-cell>
              <table:table-cell office:value-type="float" office:value="0.908341803451">
                <text:p>0.908341803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19247815662">
                <text:p>0.919247815662</text:p>
              </table:table-cell>
              <table:table-cell office:value-type="float" office:value="0.874231829285">
                <text:p>0.874231829285</text:p>
              </table:table-cell>
              <table:table-cell office:value-type="float" office:value="0.885036129466">
                <text:p>0.885036129466</text:p>
              </table:table-cell>
              <table:table-cell office:value-type="float" office:value="0.885534919588">
                <text:p>0.885534919588</text:p>
              </table:table-cell>
              <table:table-cell office:value-type="float" office:value="0.883320804039">
                <text:p>0.8833208040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39912467131">
                <text:p>0.939912467131</text:p>
              </table:table-cell>
              <table:table-cell office:value-type="float" office:value="0.902874884804">
                <text:p>0.902874884804</text:p>
              </table:table-cell>
              <table:table-cell office:value-type="float" office:value="0.912507105805">
                <text:p>0.912507105805</text:p>
              </table:table-cell>
              <table:table-cell office:value-type="float" office:value="0.912914176417">
                <text:p>0.912914176417</text:p>
              </table:table-cell>
              <table:table-cell office:value-type="float" office:value="0.911213178739">
                <text:p>0.911213178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20896717423">
                <text:p>0.920896717423</text:p>
              </table:table-cell>
              <table:table-cell office:value-type="float" office:value="0.890597168295">
                <text:p>0.890597168295</text:p>
              </table:table-cell>
              <table:table-cell office:value-type="float" office:value="0.597215942658">
                <text:p>0.597215942658</text:p>
              </table:table-cell>
              <table:table-cell office:value-type="float" office:value="0.596925205153">
                <text:p>0.596925205153</text:p>
              </table:table-cell>
              <table:table-cell office:value-type="float" office:value="0.602629663939">
                <text:p>0.602629663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402694611">
                <text:p>0.9402694611</text:p>
              </table:table-cell>
              <table:table-cell office:value-type="float" office:value="0.91969206485">
                <text:p>0.91969206485</text:p>
              </table:table-cell>
              <table:table-cell office:value-type="float" office:value="0.856359355236">
                <text:p>0.856359355236</text:p>
              </table:table-cell>
              <table:table-cell office:value-type="float" office:value="0.856478912282">
                <text:p>0.856478912282</text:p>
              </table:table-cell>
              <table:table-cell office:value-type="float" office:value="0.905954849059">
                <text:p>0.905954849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1926655948">
                <text:p>0.91926655948</text:p>
              </table:table-cell>
              <table:table-cell office:value-type="float" office:value="0.897211720765">
                <text:p>0.897211720765</text:p>
              </table:table-cell>
              <table:table-cell office:value-type="float" office:value="0.894941286662">
                <text:p>0.894941286662</text:p>
              </table:table-cell>
              <table:table-cell office:value-type="float" office:value="0.895027506252">
                <text:p>0.895027506252</text:p>
              </table:table-cell>
              <table:table-cell office:value-type="float" office:value="0.88054996892">
                <text:p>0.88054996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53415625551">
                <text:p>0.953415625551</text:p>
              </table:table-cell>
              <table:table-cell office:value-type="float" office:value="0.912122944706">
                <text:p>0.912122944706</text:p>
              </table:table-cell>
              <table:table-cell office:value-type="float" office:value="0.864513642115">
                <text:p>0.864513642115</text:p>
              </table:table-cell>
              <table:table-cell office:value-type="float" office:value="0.863251038165">
                <text:p>0.863251038165</text:p>
              </table:table-cell>
              <table:table-cell office:value-type="float" office:value="0.902963189592">
                <text:p>0.902963189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505342107">
                <text:p>0.9505342107</text:p>
              </table:table-cell>
              <table:table-cell office:value-type="float" office:value="0.926196301423">
                <text:p>0.926196301423</text:p>
              </table:table-cell>
              <table:table-cell office:value-type="float" office:value="0.924356961279">
                <text:p>0.924356961279</text:p>
              </table:table-cell>
              <table:table-cell office:value-type="float" office:value="0.922771515216">
                <text:p>0.922771515216</text:p>
              </table:table-cell>
              <table:table-cell office:value-type="float" office:value="0.920368884949">
                <text:p>0.920368884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23418894283">
                <text:p>0.923418894283</text:p>
              </table:table-cell>
              <table:table-cell office:value-type="float" office:value="0.900153896605">
                <text:p>0.900153896605</text:p>
              </table:table-cell>
              <table:table-cell office:value-type="float" office:value="0.837581327053">
                <text:p>0.837581327053</text:p>
              </table:table-cell>
              <table:table-cell office:value-type="float" office:value="0.839483620289">
                <text:p>0.839483620289</text:p>
              </table:table-cell>
              <table:table-cell office:value-type="float" office:value="0.894150863155">
                <text:p>0.894150863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35234719041">
                <text:p>0.935234719041</text:p>
              </table:table-cell>
              <table:table-cell office:value-type="float" office:value="0.916115940086">
                <text:p>0.916115940086</text:p>
              </table:table-cell>
              <table:table-cell office:value-type="float" office:value="0.856345452802">
                <text:p>0.856345452802</text:p>
              </table:table-cell>
              <table:table-cell office:value-type="float" office:value="0.858163814992">
                <text:p>0.858163814992</text:p>
              </table:table-cell>
              <table:table-cell office:value-type="float" office:value="0.909960703219">
                <text:p>0.909960703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4626962722">
                <text:p>0.94626962722</text:p>
              </table:table-cell>
              <table:table-cell office:value-type="float" office:value="0.934631944369">
                <text:p>0.934631944369</text:p>
              </table:table-cell>
              <table:table-cell office:value-type="float" office:value="0.876728181844">
                <text:p>0.876728181844</text:p>
              </table:table-cell>
              <table:table-cell office:value-type="float" office:value="0.878275565873">
                <text:p>0.878275565873</text:p>
              </table:table-cell>
              <table:table-cell office:value-type="float" office:value="0.927956547116">
                <text:p>0.9279565471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1822200301">
                <text:p>0.91822200301</text:p>
              </table:table-cell>
              <table:table-cell office:value-type="float" office:value="0.904961572905">
                <text:p>0.904961572905</text:p>
              </table:table-cell>
              <table:table-cell office:value-type="float" office:value="0.843633376563">
                <text:p>0.843633376563</text:p>
              </table:table-cell>
              <table:table-cell office:value-type="float" office:value="0.84518346682">
                <text:p>0.84518346682</text:p>
              </table:table-cell>
              <table:table-cell office:value-type="float" office:value="0.899222842155">
                <text:p>0.899222842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37408425386">
                <text:p>0.937408425386</text:p>
              </table:table-cell>
              <table:table-cell office:value-type="float" office:value="0.92389419666">
                <text:p>0.92389419666</text:p>
              </table:table-cell>
              <table:table-cell office:value-type="float" office:value="0.867016901535">
                <text:p>0.867016901535</text:p>
              </table:table-cell>
              <table:table-cell office:value-type="float" office:value="0.868267007519">
                <text:p>0.868267007519</text:p>
              </table:table-cell>
              <table:table-cell office:value-type="float" office:value="0.917904475956">
                <text:p>0.917904475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490991474">
                <text:p>0.9490991474</text:p>
              </table:table-cell>
              <table:table-cell office:value-type="float" office:value="0.937537473128">
                <text:p>0.937537473128</text:p>
              </table:table-cell>
              <table:table-cell office:value-type="float" office:value="0.880644187917">
                <text:p>0.880644187917</text:p>
              </table:table-cell>
              <table:table-cell office:value-type="float" office:value="0.882090225178">
                <text:p>0.882090225178</text:p>
              </table:table-cell>
              <table:table-cell office:value-type="float" office:value="0.931917144333">
                <text:p>0.93191714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22594424716">
                <text:p>0.922594424716</text:p>
              </table:table-cell>
              <table:table-cell office:value-type="float" office:value="0.910475909664">
                <text:p>0.910475909664</text:p>
              </table:table-cell>
              <table:table-cell office:value-type="float" office:value="0.850231326745">
                <text:p>0.850231326745</text:p>
              </table:table-cell>
              <table:table-cell office:value-type="float" office:value="0.851966401091">
                <text:p>0.851966401091</text:p>
              </table:table-cell>
              <table:table-cell office:value-type="float" office:value="0.904856830571">
                <text:p>0.904856830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34057143307">
                <text:p>0.934057143307</text:p>
              </table:table-cell>
              <table:table-cell office:value-type="float" office:value="0.864529355231">
                <text:p>0.864529355231</text:p>
              </table:table-cell>
              <table:table-cell office:value-type="float" office:value="0.863640906024">
                <text:p>0.863640906024</text:p>
              </table:table-cell>
              <table:table-cell office:value-type="float" office:value="0.862871271646">
                <text:p>0.862871271646</text:p>
              </table:table-cell>
              <table:table-cell office:value-type="float" office:value="0.86025945302">
                <text:p>0.86025945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45627343888">
                <text:p>0.945627343888</text:p>
              </table:table-cell>
              <table:table-cell office:value-type="float" office:value="0.879405497782">
                <text:p>0.879405497782</text:p>
              </table:table-cell>
              <table:table-cell office:value-type="float" office:value="0.878710989441">
                <text:p>0.878710989441</text:p>
              </table:table-cell>
              <table:table-cell office:value-type="float" office:value="0.878096370294">
                <text:p>0.878096370294</text:p>
              </table:table-cell>
              <table:table-cell office:value-type="float" office:value="0.875388116404">
                <text:p>0.875388116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12791038883">
                <text:p>0.912791038883</text:p>
              </table:table-cell>
              <table:table-cell office:value-type="float" office:value="0.841438824816">
                <text:p>0.841438824816</text:p>
              </table:table-cell>
              <table:table-cell office:value-type="float" office:value="0.8409008513">
                <text:p>0.8409008513</text:p>
              </table:table-cell>
              <table:table-cell office:value-type="float" office:value="0.840316724366">
                <text:p>0.840316724366</text:p>
              </table:table-cell>
              <table:table-cell office:value-type="float" office:value="0.837884695745">
                <text:p>0.837884695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31012141193">
                <text:p>0.931012141193</text:p>
              </table:table-cell>
              <table:table-cell office:value-type="float" office:value="0.861595348039">
                <text:p>0.861595348039</text:p>
              </table:table-cell>
              <table:table-cell office:value-type="float" office:value="0.860963093957">
                <text:p>0.860963093957</text:p>
              </table:table-cell>
              <table:table-cell office:value-type="float" office:value="0.860399135201">
                <text:p>0.860399135201</text:p>
              </table:table-cell>
              <table:table-cell office:value-type="float" office:value="0.857776523711">
                <text:p>0.8577765237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44725040382">
                <text:p>0.944725040382</text:p>
              </table:table-cell>
              <table:table-cell office:value-type="float" office:value="0.878402136098">
                <text:p>0.878402136098</text:p>
              </table:table-cell>
              <table:table-cell office:value-type="float" office:value="0.877873222116">
                <text:p>0.877873222116</text:p>
              </table:table-cell>
              <table:table-cell office:value-type="float" office:value="0.87701021377">
                <text:p>0.87701021377</text:p>
              </table:table-cell>
              <table:table-cell office:value-type="float" office:value="0.874641174866">
                <text:p>0.8746411748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16461395323">
                <text:p>0.916461395323</text:p>
              </table:table-cell>
              <table:table-cell office:value-type="float" office:value="0.847513835958">
                <text:p>0.847513835958</text:p>
              </table:table-cell>
              <table:table-cell office:value-type="float" office:value="0.846949392047">
                <text:p>0.846949392047</text:p>
              </table:table-cell>
              <table:table-cell office:value-type="float" office:value="0.846068287933">
                <text:p>0.846068287933</text:p>
              </table:table-cell>
              <table:table-cell office:value-type="float" office:value="0.8438517744">
                <text:p>0.84385177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3164181281">
                <text:p>0.93164181281</text:p>
              </table:table-cell>
              <table:table-cell office:value-type="float" office:value="0.86351666535">
                <text:p>0.86351666535</text:p>
              </table:table-cell>
              <table:table-cell office:value-type="float" office:value="0.862995962138">
                <text:p>0.862995962138</text:p>
              </table:table-cell>
              <table:table-cell office:value-type="float" office:value="0.862240983759">
                <text:p>0.862240983759</text:p>
              </table:table-cell>
              <table:table-cell office:value-type="float" office:value="0.859896822602">
                <text:p>0.859896822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45420916611">
                <text:p>0.945420916611</text:p>
              </table:table-cell>
              <table:table-cell office:value-type="float" office:value="0.87851602454">
                <text:p>0.87851602454</text:p>
              </table:table-cell>
              <table:table-cell office:value-type="float" office:value="0.878010274198">
                <text:p>0.878010274198</text:p>
              </table:table-cell>
              <table:table-cell office:value-type="float" office:value="0.877177285766">
                <text:p>0.877177285766</text:p>
              </table:table-cell>
              <table:table-cell office:value-type="float" office:value="0.874963101913">
                <text:p>0.8749631019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1687495147">
                <text:p>0.91687495147</text:p>
              </table:table-cell>
              <table:table-cell office:value-type="float" office:value="0.845789957766">
                <text:p>0.845789957766</text:p>
              </table:table-cell>
              <table:table-cell office:value-type="float" office:value="0.845328439965">
                <text:p>0.845328439965</text:p>
              </table:table-cell>
              <table:table-cell office:value-type="float" office:value="0.84470634469">
                <text:p>0.84470634469</text:p>
              </table:table-cell>
              <table:table-cell office:value-type="float" office:value="0.842422890853">
                <text:p>0.842422890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31647924811">
                <text:p>0.931647924811</text:p>
              </table:table-cell>
              <table:table-cell office:value-type="float" office:value="0.862460195643">
                <text:p>0.862460195643</text:p>
              </table:table-cell>
              <table:table-cell office:value-type="float" office:value="0.861846640684">
                <text:p>0.861846640684</text:p>
              </table:table-cell>
              <table:table-cell office:value-type="float" office:value="0.861140046037">
                <text:p>0.861140046037</text:p>
              </table:table-cell>
              <table:table-cell office:value-type="float" office:value="0.859022390178">
                <text:p>0.8590223901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46473288963">
                <text:p>0.946473288963</text:p>
              </table:table-cell>
              <table:table-cell office:value-type="float" office:value="0.879415463728">
                <text:p>0.879415463728</text:p>
              </table:table-cell>
              <table:table-cell office:value-type="float" office:value="0.879066797281">
                <text:p>0.879066797281</text:p>
              </table:table-cell>
              <table:table-cell office:value-type="float" office:value="0.878184785585">
                <text:p>0.878184785585</text:p>
              </table:table-cell>
              <table:table-cell office:value-type="float" office:value="0.875973846656">
                <text:p>0.875973846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24384773681">
                <text:p>0.924384773681</text:p>
              </table:table-cell>
              <table:table-cell office:value-type="float" office:value="0.857553208909">
                <text:p>0.857553208909</text:p>
              </table:table-cell>
              <table:table-cell office:value-type="float" office:value="0.857195041549">
                <text:p>0.857195041549</text:p>
              </table:table-cell>
              <table:table-cell office:value-type="float" office:value="0.856564340178">
                <text:p>0.856564340178</text:p>
              </table:table-cell>
              <table:table-cell office:value-type="float" office:value="0.854418394958">
                <text:p>0.854418394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32392177218">
                <text:p>0.932392177218</text:p>
              </table:table-cell>
              <table:table-cell office:value-type="float" office:value="0.866024182248">
                <text:p>0.866024182248</text:p>
              </table:table-cell>
              <table:table-cell office:value-type="float" office:value="0.865278914597">
                <text:p>0.865278914597</text:p>
              </table:table-cell>
              <table:table-cell office:value-type="float" office:value="0.864488569737">
                <text:p>0.864488569737</text:p>
              </table:table-cell>
              <table:table-cell office:value-type="float" office:value="0.861945410204">
                <text:p>0.861945410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45678358152">
                <text:p>0.945678358152</text:p>
              </table:table-cell>
              <table:table-cell office:value-type="float" office:value="0.881158078318">
                <text:p>0.881158078318</text:p>
              </table:table-cell>
              <table:table-cell office:value-type="float" office:value="0.880609868162">
                <text:p>0.880609868162</text:p>
              </table:table-cell>
              <table:table-cell office:value-type="float" office:value="0.879708453493">
                <text:p>0.879708453493</text:p>
              </table:table-cell>
              <table:table-cell office:value-type="float" office:value="0.877010677251">
                <text:p>0.877010677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18598482764">
                <text:p>0.918598482764</text:p>
              </table:table-cell>
              <table:table-cell office:value-type="float" office:value="0.851187414469">
                <text:p>0.851187414469</text:p>
              </table:table-cell>
              <table:table-cell office:value-type="float" office:value="0.850411758539">
                <text:p>0.850411758539</text:p>
              </table:table-cell>
              <table:table-cell office:value-type="float" office:value="0.849736637352">
                <text:p>0.849736637352</text:p>
              </table:table-cell>
              <table:table-cell office:value-type="float" office:value="0.847093758529">
                <text:p>0.847093758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30273290251">
                <text:p>0.930273290251</text:p>
              </table:table-cell>
              <table:table-cell office:value-type="float" office:value="0.863660352765">
                <text:p>0.863660352765</text:p>
              </table:table-cell>
              <table:table-cell office:value-type="float" office:value="0.862998787364">
                <text:p>0.862998787364</text:p>
              </table:table-cell>
              <table:table-cell office:value-type="float" office:value="0.862391035311">
                <text:p>0.862391035311</text:p>
              </table:table-cell>
              <table:table-cell office:value-type="float" office:value="0.859721011887">
                <text:p>0.8597210118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44752678447">
                <text:p>0.944752678447</text:p>
              </table:table-cell>
              <table:table-cell office:value-type="float" office:value="0.88057304551">
                <text:p>0.88057304551</text:p>
              </table:table-cell>
              <table:table-cell office:value-type="float" office:value="0.880020049872">
                <text:p>0.880020049872</text:p>
              </table:table-cell>
              <table:table-cell office:value-type="float" office:value="0.879246486874">
                <text:p>0.879246486874</text:p>
              </table:table-cell>
              <table:table-cell office:value-type="float" office:value="0.876809263053">
                <text:p>0.8768092630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14823610457">
                <text:p>0.914823610457</text:p>
              </table:table-cell>
              <table:table-cell office:value-type="float" office:value="0.843933613423">
                <text:p>0.843933613423</text:p>
              </table:table-cell>
              <table:table-cell office:value-type="float" office:value="0.843540765111">
                <text:p>0.843540765111</text:p>
              </table:table-cell>
              <table:table-cell office:value-type="float" office:value="0.842703467495">
                <text:p>0.842703467495</text:p>
              </table:table-cell>
              <table:table-cell office:value-type="float" office:value="0.840369692441">
                <text:p>0.840369692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30747581995">
                <text:p>0.930747581995</text:p>
              </table:table-cell>
              <table:table-cell office:value-type="float" office:value="0.861755668744">
                <text:p>0.861755668744</text:p>
              </table:table-cell>
              <table:table-cell office:value-type="float" office:value="0.861161182191">
                <text:p>0.861161182191</text:p>
              </table:table-cell>
              <table:table-cell office:value-type="float" office:value="0.860445934962">
                <text:p>0.860445934962</text:p>
              </table:table-cell>
              <table:table-cell office:value-type="float" office:value="0.858042202592">
                <text:p>0.858042202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4461531484">
                <text:p>0.94461531484</text:p>
              </table:table-cell>
              <table:table-cell office:value-type="float" office:value="0.880172125289">
                <text:p>0.880172125289</text:p>
              </table:table-cell>
              <table:table-cell office:value-type="float" office:value="0.879581342335">
                <text:p>0.879581342335</text:p>
              </table:table-cell>
              <table:table-cell office:value-type="float" office:value="0.878857042658">
                <text:p>0.878857042658</text:p>
              </table:table-cell>
              <table:table-cell office:value-type="float" office:value="0.876677888943">
                <text:p>0.8766778889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16123893878">
                <text:p>0.916123893878</text:p>
              </table:table-cell>
              <table:table-cell office:value-type="float" office:value="0.843703234306">
                <text:p>0.843703234306</text:p>
              </table:table-cell>
              <table:table-cell office:value-type="float" office:value="0.843268219479">
                <text:p>0.843268219479</text:p>
              </table:table-cell>
              <table:table-cell office:value-type="float" office:value="0.842676075921">
                <text:p>0.842676075921</text:p>
              </table:table-cell>
              <table:table-cell office:value-type="float" office:value="0.840470569412">
                <text:p>0.840470569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30579634597">
                <text:p>0.930579634597</text:p>
              </table:table-cell>
              <table:table-cell office:value-type="float" office:value="0.862614438831">
                <text:p>0.862614438831</text:p>
              </table:table-cell>
              <table:table-cell office:value-type="float" office:value="0.86212601457">
                <text:p>0.86212601457</text:p>
              </table:table-cell>
              <table:table-cell office:value-type="float" office:value="0.861571995887">
                <text:p>0.861571995887</text:p>
              </table:table-cell>
              <table:table-cell office:value-type="float" office:value="0.859266884369">
                <text:p>0.8592668843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44843398198">
                <text:p>0.944843398198</text:p>
              </table:table-cell>
              <table:table-cell office:value-type="float" office:value="0.878925960731">
                <text:p>0.878925960731</text:p>
              </table:table-cell>
              <table:table-cell office:value-type="float" office:value="0.878445415824">
                <text:p>0.878445415824</text:p>
              </table:table-cell>
              <table:table-cell office:value-type="float" office:value="0.877704346768">
                <text:p>0.877704346768</text:p>
              </table:table-cell>
              <table:table-cell office:value-type="float" office:value="0.875341833513">
                <text:p>0.875341833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18292637201">
                <text:p>0.918292637201</text:p>
              </table:table-cell>
              <table:table-cell office:value-type="float" office:value="0.850613849377">
                <text:p>0.850613849377</text:p>
              </table:table-cell>
              <table:table-cell office:value-type="float" office:value="0.850174539308">
                <text:p>0.850174539308</text:p>
              </table:table-cell>
              <table:table-cell office:value-type="float" office:value="0.849407647207">
                <text:p>0.849407647207</text:p>
              </table:table-cell>
              <table:table-cell office:value-type="float" office:value="0.846964275166">
                <text:p>0.846964275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31768597374">
                <text:p>0.931768597374</text:p>
              </table:table-cell>
              <table:table-cell office:value-type="float" office:value="0.867111660252">
                <text:p>0.867111660252</text:p>
              </table:table-cell>
              <table:table-cell office:value-type="float" office:value="0.86636226607">
                <text:p>0.86636226607</text:p>
              </table:table-cell>
              <table:table-cell office:value-type="float" office:value="0.865395361215">
                <text:p>0.865395361215</text:p>
              </table:table-cell>
              <table:table-cell office:value-type="float" office:value="0.862447418693">
                <text:p>0.8624474186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46214585049">
                <text:p>0.946214585049</text:p>
              </table:table-cell>
              <table:table-cell office:value-type="float" office:value="0.883420016108">
                <text:p>0.883420016108</text:p>
              </table:table-cell>
              <table:table-cell office:value-type="float" office:value="0.882765318836">
                <text:p>0.882765318836</text:p>
              </table:table-cell>
              <table:table-cell office:value-type="float" office:value="0.881810989909">
                <text:p>0.881810989909</text:p>
              </table:table-cell>
              <table:table-cell office:value-type="float" office:value="0.878957829173">
                <text:p>0.8789578291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17311143315">
                <text:p>0.917311143315</text:p>
              </table:table-cell>
              <table:table-cell office:value-type="float" office:value="0.85210495957">
                <text:p>0.85210495957</text:p>
              </table:table-cell>
              <table:table-cell office:value-type="float" office:value="0.851321366493">
                <text:p>0.851321366493</text:p>
              </table:table-cell>
              <table:table-cell office:value-type="float" office:value="0.850526104747">
                <text:p>0.850526104747</text:p>
              </table:table-cell>
              <table:table-cell office:value-type="float" office:value="0.847655313597">
                <text:p>0.847655313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33730925373">
                <text:p>0.933730925373</text:p>
              </table:table-cell>
              <table:table-cell office:value-type="float" office:value="0.870274892796">
                <text:p>0.870274892796</text:p>
              </table:table-cell>
              <table:table-cell office:value-type="float" office:value="0.869531788742">
                <text:p>0.869531788742</text:p>
              </table:table-cell>
              <table:table-cell office:value-type="float" office:value="0.868623434085">
                <text:p>0.868623434085</text:p>
              </table:table-cell>
              <table:table-cell office:value-type="float" office:value="0.865764223767">
                <text:p>0.865764223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45657776194">
                <text:p>0.945657776194</text:p>
              </table:table-cell>
              <table:table-cell office:value-type="float" office:value="0.881660156394">
                <text:p>0.881660156394</text:p>
              </table:table-cell>
              <table:table-cell office:value-type="float" office:value="0.881118964359">
                <text:p>0.881118964359</text:p>
              </table:table-cell>
              <table:table-cell office:value-type="float" office:value="0.880277826531">
                <text:p>0.880277826531</text:p>
              </table:table-cell>
              <table:table-cell office:value-type="float" office:value="0.877312071549">
                <text:p>0.8773120715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917129606847">
                <text:p>0.917129606847</text:p>
              </table:table-cell>
              <table:table-cell office:value-type="float" office:value="0.849089345233">
                <text:p>0.849089345233</text:p>
              </table:table-cell>
              <table:table-cell office:value-type="float" office:value="0.848566038063">
                <text:p>0.848566038063</text:p>
              </table:table-cell>
              <table:table-cell office:value-type="float" office:value="0.847639010807">
                <text:p>0.847639010807</text:p>
              </table:table-cell>
              <table:table-cell office:value-type="float" office:value="0.844723641885">
                <text:p>0.8447236418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930163270929">
                <text:p>0.930163270929</text:p>
              </table:table-cell>
              <table:table-cell office:value-type="float" office:value="0.862891880654">
                <text:p>0.862891880654</text:p>
              </table:table-cell>
              <table:table-cell office:value-type="float" office:value="0.862331625232">
                <text:p>0.862331625232</text:p>
              </table:table-cell>
              <table:table-cell office:value-type="float" office:value="0.861401950085">
                <text:p>0.861401950085</text:p>
              </table:table-cell>
              <table:table-cell office:value-type="float" office:value="0.858664985361">
                <text:p>0.8586649853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44238288273">
                <text:p>0.944238288273</text:p>
              </table:table-cell>
              <table:table-cell office:value-type="float" office:value="0.878977143077">
                <text:p>0.878977143077</text:p>
              </table:table-cell>
              <table:table-cell office:value-type="float" office:value="0.878395664854">
                <text:p>0.878395664854</text:p>
              </table:table-cell>
              <table:table-cell office:value-type="float" office:value="0.877476334378">
                <text:p>0.877476334378</text:p>
              </table:table-cell>
              <table:table-cell office:value-type="float" office:value="0.874758903089">
                <text:p>0.874758903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915803261313">
                <text:p>0.915803261313</text:p>
              </table:table-cell>
              <table:table-cell office:value-type="float" office:value="0.846404471271">
                <text:p>0.846404471271</text:p>
              </table:table-cell>
              <table:table-cell office:value-type="float" office:value="0.845774108853">
                <text:p>0.845774108853</text:p>
              </table:table-cell>
              <table:table-cell office:value-type="float" office:value="0.845004433193">
                <text:p>0.845004433193</text:p>
              </table:table-cell>
              <table:table-cell office:value-type="float" office:value="0.842285427333">
                <text:p>0.842285427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930607491684">
                <text:p>0.930607491684</text:p>
              </table:table-cell>
              <table:table-cell office:value-type="float" office:value="0.862693015535">
                <text:p>0.862693015535</text:p>
              </table:table-cell>
              <table:table-cell office:value-type="float" office:value="0.861839269684">
                <text:p>0.861839269684</text:p>
              </table:table-cell>
              <table:table-cell office:value-type="float" office:value="0.861104208841">
                <text:p>0.861104208841</text:p>
              </table:table-cell>
              <table:table-cell office:value-type="float" office:value="0.858132613522">
                <text:p>0.8581326135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944421760925">
                <text:p>0.944421760925</text:p>
              </table:table-cell>
              <table:table-cell office:value-type="float" office:value="0.879240814579">
                <text:p>0.879240814579</text:p>
              </table:table-cell>
              <table:table-cell office:value-type="float" office:value="0.878433194566">
                <text:p>0.878433194566</text:p>
              </table:table-cell>
              <table:table-cell office:value-type="float" office:value="0.877652526443">
                <text:p>0.877652526443</text:p>
              </table:table-cell>
              <table:table-cell office:value-type="float" office:value="0.874371488465">
                <text:p>0.874371488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916109253549">
                <text:p>0.916109253549</text:p>
              </table:table-cell>
              <table:table-cell office:value-type="float" office:value="0.847646750447">
                <text:p>0.847646750447</text:p>
              </table:table-cell>
              <table:table-cell office:value-type="float" office:value="0.846868426708">
                <text:p>0.846868426708</text:p>
              </table:table-cell>
              <table:table-cell office:value-type="float" office:value="0.846007460635">
                <text:p>0.846007460635</text:p>
              </table:table-cell>
              <table:table-cell office:value-type="float" office:value="0.843003845185">
                <text:p>0.843003845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929717731351">
                <text:p>0.929717731351</text:p>
              </table:table-cell>
              <table:table-cell office:value-type="float" office:value="0.864018494035">
                <text:p>0.864018494035</text:p>
              </table:table-cell>
              <table:table-cell office:value-type="float" office:value="0.863399998022">
                <text:p>0.863399998022</text:p>
              </table:table-cell>
              <table:table-cell office:value-type="float" office:value="0.862417323411">
                <text:p>0.862417323411</text:p>
              </table:table-cell>
              <table:table-cell office:value-type="float" office:value="0.858710283777">
                <text:p>0.858710283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43305032218">
                <text:p>0.943305032218</text:p>
              </table:table-cell>
              <table:table-cell office:value-type="float" office:value="0.879437017493">
                <text:p>0.879437017493</text:p>
              </table:table-cell>
              <table:table-cell office:value-type="float" office:value="0.878879980925">
                <text:p>0.878879980925</text:p>
              </table:table-cell>
              <table:table-cell office:value-type="float" office:value="0.87800134722">
                <text:p>0.87800134722</text:p>
              </table:table-cell>
              <table:table-cell office:value-type="float" office:value="0.874537898197">
                <text:p>0.874537898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913180261376">
                <text:p>0.913180261376</text:p>
              </table:table-cell>
              <table:table-cell office:value-type="float" office:value="0.844876712555">
                <text:p>0.844876712555</text:p>
              </table:table-cell>
              <table:table-cell office:value-type="float" office:value="0.844413349074">
                <text:p>0.844413349074</text:p>
              </table:table-cell>
              <table:table-cell office:value-type="float" office:value="0.843509708183">
                <text:p>0.843509708183</text:p>
              </table:table-cell>
              <table:table-cell office:value-type="float" office:value="0.839933534149">
                <text:p>0.839933534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931178328705">
                <text:p>0.931178328705</text:p>
              </table:table-cell>
              <table:table-cell office:value-type="float" office:value="0.865390732802">
                <text:p>0.865390732802</text:p>
              </table:table-cell>
              <table:table-cell office:value-type="float" office:value="0.8646023083">
                <text:p>0.8646023083</text:p>
              </table:table-cell>
              <table:table-cell office:value-type="float" office:value="0.863802204556">
                <text:p>0.863802204556</text:p>
              </table:table-cell>
              <table:table-cell office:value-type="float" office:value="0.860042073216">
                <text:p>0.8600420732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94542429235">
                <text:p>0.94542429235</text:p>
              </table:table-cell>
              <table:table-cell office:value-type="float" office:value="0.880764521567">
                <text:p>0.880764521567</text:p>
              </table:table-cell>
              <table:table-cell office:value-type="float" office:value="0.880027887471">
                <text:p>0.880027887471</text:p>
              </table:table-cell>
              <table:table-cell office:value-type="float" office:value="0.879219257714">
                <text:p>0.879219257714</text:p>
              </table:table-cell>
              <table:table-cell office:value-type="float" office:value="0.875542439864">
                <text:p>0.875542439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919428253741">
                <text:p>0.919428253741</text:p>
              </table:table-cell>
              <table:table-cell office:value-type="float" office:value="0.852734940968">
                <text:p>0.852734940968</text:p>
              </table:table-cell>
              <table:table-cell office:value-type="float" office:value="0.851753287884">
                <text:p>0.851753287884</text:p>
              </table:table-cell>
              <table:table-cell office:value-type="float" office:value="0.850924265541">
                <text:p>0.850924265541</text:p>
              </table:table-cell>
              <table:table-cell office:value-type="float" office:value="0.847043432057">
                <text:p>0.847043432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930652925653">
                <text:p>0.930652925653</text:p>
              </table:table-cell>
              <table:table-cell office:value-type="float" office:value="0.863108275105">
                <text:p>0.863108275105</text:p>
              </table:table-cell>
              <table:table-cell office:value-type="float" office:value="0.862261210604">
                <text:p>0.862261210604</text:p>
              </table:table-cell>
              <table:table-cell office:value-type="float" office:value="0.861347714628">
                <text:p>0.861347714628</text:p>
              </table:table-cell>
              <table:table-cell office:value-type="float" office:value="0.857215782428">
                <text:p>0.857215782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43994695751">
                <text:p>0.943994695751</text:p>
              </table:table-cell>
              <table:table-cell office:value-type="float" office:value="0.879130806083">
                <text:p>0.879130806083</text:p>
              </table:table-cell>
              <table:table-cell office:value-type="float" office:value="0.878121385599">
                <text:p>0.878121385599</text:p>
              </table:table-cell>
              <table:table-cell office:value-type="float" office:value="0.877381215474">
                <text:p>0.877381215474</text:p>
              </table:table-cell>
              <table:table-cell office:value-type="float" office:value="0.873046438913">
                <text:p>0.8730464389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915310712328">
                <text:p>0.915310712328</text:p>
              </table:table-cell>
              <table:table-cell office:value-type="float" office:value="0.848164120998">
                <text:p>0.848164120998</text:p>
              </table:table-cell>
              <table:table-cell office:value-type="float" office:value="0.847408796219">
                <text:p>0.847408796219</text:p>
              </table:table-cell>
              <table:table-cell office:value-type="float" office:value="0.8464648044">
                <text:p>0.8464648044</text:p>
              </table:table-cell>
              <table:table-cell office:value-type="float" office:value="0.842587567715">
                <text:p>0.842587567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29366801686">
                <text:p>0.929366801686</text:p>
              </table:table-cell>
              <table:table-cell office:value-type="float" office:value="0.862677417529">
                <text:p>0.862677417529</text:p>
              </table:table-cell>
              <table:table-cell office:value-type="float" office:value="0.861942396666">
                <text:p>0.861942396666</text:p>
              </table:table-cell>
              <table:table-cell office:value-type="float" office:value="0.861197275058">
                <text:p>0.861197275058</text:p>
              </table:table-cell>
              <table:table-cell office:value-type="float" office:value="0.856916189537">
                <text:p>0.8569161895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943305759504">
                <text:p>0.943305759504</text:p>
              </table:table-cell>
              <table:table-cell office:value-type="float" office:value="0.878340276836">
                <text:p>0.878340276836</text:p>
              </table:table-cell>
              <table:table-cell office:value-type="float" office:value="0.877672172544">
                <text:p>0.877672172544</text:p>
              </table:table-cell>
              <table:table-cell office:value-type="float" office:value="0.876915464044">
                <text:p>0.876915464044</text:p>
              </table:table-cell>
              <table:table-cell office:value-type="float" office:value="0.872677502681">
                <text:p>0.8726775026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914495415719">
                <text:p>0.914495415719</text:p>
              </table:table-cell>
              <table:table-cell office:value-type="float" office:value="0.848374429327">
                <text:p>0.848374429327</text:p>
              </table:table-cell>
              <table:table-cell office:value-type="float" office:value="0.847741403">
                <text:p>0.847741403</text:p>
              </table:table-cell>
              <table:table-cell office:value-type="float" office:value="0.846955168611">
                <text:p>0.846955168611</text:p>
              </table:table-cell>
              <table:table-cell office:value-type="float" office:value="0.842577887248">
                <text:p>0.842577887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965192980874">
                <text:p>0.965192980874</text:p>
              </table:table-cell>
              <table:table-cell office:value-type="float" office:value="0.863570132089">
                <text:p>0.863570132089</text:p>
              </table:table-cell>
              <table:table-cell office:value-type="float" office:value="0.862896181029">
                <text:p>0.862896181029</text:p>
              </table:table-cell>
              <table:table-cell office:value-type="float" office:value="0.861313253853">
                <text:p>0.861313253853</text:p>
              </table:table-cell>
              <table:table-cell office:value-type="float" office:value="0.857352492709">
                <text:p>0.8573524927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963508079586">
                <text:p>0.963508079586</text:p>
              </table:table-cell>
              <table:table-cell office:value-type="float" office:value="0.879380170786">
                <text:p>0.879380170786</text:p>
              </table:table-cell>
              <table:table-cell office:value-type="float" office:value="0.878632540651">
                <text:p>0.878632540651</text:p>
              </table:table-cell>
              <table:table-cell office:value-type="float" office:value="0.877202579725">
                <text:p>0.877202579725</text:p>
              </table:table-cell>
              <table:table-cell office:value-type="float" office:value="0.873359266429">
                <text:p>0.873359266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947601330089">
                <text:p>0.947601330089</text:p>
              </table:table-cell>
              <table:table-cell office:value-type="float" office:value="0.839043869956">
                <text:p>0.839043869956</text:p>
              </table:table-cell>
              <table:table-cell office:value-type="float" office:value="0.838354414323">
                <text:p>0.838354414323</text:p>
              </table:table-cell>
              <table:table-cell office:value-type="float" office:value="0.836901870244">
                <text:p>0.836901870244</text:p>
              </table:table-cell>
              <table:table-cell office:value-type="float" office:value="0.833293741441">
                <text:p>0.8332937414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959587904442">
                <text:p>0.959587904442</text:p>
              </table:table-cell>
              <table:table-cell office:value-type="float" office:value="0.859758503172">
                <text:p>0.859758503172</text:p>
              </table:table-cell>
              <table:table-cell office:value-type="float" office:value="0.85914856008">
                <text:p>0.85914856008</text:p>
              </table:table-cell>
              <table:table-cell office:value-type="float" office:value="0.857791194663">
                <text:p>0.857791194663</text:p>
              </table:table-cell>
              <table:table-cell office:value-type="float" office:value="0.853751737226">
                <text:p>0.853751737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963234066168">
                <text:p>0.963234066168</text:p>
              </table:table-cell>
              <table:table-cell office:value-type="float" office:value="0.878829554405">
                <text:p>0.878829554405</text:p>
              </table:table-cell>
              <table:table-cell office:value-type="float" office:value="0.878124272968">
                <text:p>0.878124272968</text:p>
              </table:table-cell>
              <table:table-cell office:value-type="float" office:value="0.876737252237">
                <text:p>0.876737252237</text:p>
              </table:table-cell>
              <table:table-cell office:value-type="float" office:value="0.872789996476">
                <text:p>0.872789996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950028997071">
                <text:p>0.950028997071</text:p>
              </table:table-cell>
              <table:table-cell office:value-type="float" office:value="0.84558364556">
                <text:p>0.84558364556</text:p>
              </table:table-cell>
              <table:table-cell office:value-type="float" office:value="0.844968888851">
                <text:p>0.844968888851</text:p>
              </table:table-cell>
              <table:table-cell office:value-type="float" office:value="0.843591316364">
                <text:p>0.843591316364</text:p>
              </table:table-cell>
              <table:table-cell office:value-type="float" office:value="0.839692498277">
                <text:p>0.839692498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95955455955">
                <text:p>0.95955455955</text:p>
              </table:table-cell>
              <table:table-cell office:value-type="float" office:value="0.859987825556">
                <text:p>0.859987825556</text:p>
              </table:table-cell>
              <table:table-cell office:value-type="float" office:value="0.859396227591">
                <text:p>0.859396227591</text:p>
              </table:table-cell>
              <table:table-cell office:value-type="float" office:value="0.858034433029">
                <text:p>0.858034433029</text:p>
              </table:table-cell>
              <table:table-cell office:value-type="float" office:value="0.854247640189">
                <text:p>0.8542476401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962591757862">
                <text:p>0.962591757862</text:p>
              </table:table-cell>
              <table:table-cell office:value-type="float" office:value="0.877628401422">
                <text:p>0.877628401422</text:p>
              </table:table-cell>
              <table:table-cell office:value-type="float" office:value="0.877050647926">
                <text:p>0.877050647926</text:p>
              </table:table-cell>
              <table:table-cell office:value-type="float" office:value="0.875735722321">
                <text:p>0.875735722321</text:p>
              </table:table-cell>
              <table:table-cell office:value-type="float" office:value="0.871672324284">
                <text:p>0.871672324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949763708701">
                <text:p>0.949763708701</text:p>
              </table:table-cell>
              <table:table-cell office:value-type="float" office:value="0.841657140272">
                <text:p>0.841657140272</text:p>
              </table:table-cell>
              <table:table-cell office:value-type="float" office:value="0.84119150759">
                <text:p>0.84119150759</text:p>
              </table:table-cell>
              <table:table-cell office:value-type="float" office:value="0.83984667927">
                <text:p>0.83984667927</text:p>
              </table:table-cell>
              <table:table-cell office:value-type="float" office:value="0.836011307365">
                <text:p>0.8360113073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959028372364">
                <text:p>0.959028372364</text:p>
              </table:table-cell>
              <table:table-cell office:value-type="float" office:value="0.858356815666">
                <text:p>0.858356815666</text:p>
              </table:table-cell>
              <table:table-cell office:value-type="float" office:value="0.857986005524">
                <text:p>0.857986005524</text:p>
              </table:table-cell>
              <table:table-cell office:value-type="float" office:value="0.856530646962">
                <text:p>0.856530646962</text:p>
              </table:table-cell>
              <table:table-cell office:value-type="float" office:value="0.852691960175">
                <text:p>0.8526919601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9619899912">
                <text:p>0.9619899912</text:p>
              </table:table-cell>
              <table:table-cell office:value-type="float" office:value="0.874120558735">
                <text:p>0.874120558735</text:p>
              </table:table-cell>
              <table:table-cell office:value-type="float" office:value="0.873596699934">
                <text:p>0.873596699934</text:p>
              </table:table-cell>
              <table:table-cell office:value-type="float" office:value="0.872000949245">
                <text:p>0.872000949245</text:p>
              </table:table-cell>
              <table:table-cell office:value-type="float" office:value="0.868063023693">
                <text:p>0.868063023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949891011361">
                <text:p>0.949891011361</text:p>
              </table:table-cell>
              <table:table-cell office:value-type="float" office:value="0.843012009397">
                <text:p>0.843012009397</text:p>
              </table:table-cell>
              <table:table-cell office:value-type="float" office:value="0.84244768145">
                <text:p>0.84244768145</text:p>
              </table:table-cell>
              <table:table-cell office:value-type="float" office:value="0.840814962112">
                <text:p>0.840814962112</text:p>
              </table:table-cell>
              <table:table-cell office:value-type="float" office:value="0.836975045873">
                <text:p>0.8369750458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95840289011">
                <text:p>0.95840289011</text:p>
              </table:table-cell>
              <table:table-cell office:value-type="float" office:value="0.859543077185">
                <text:p>0.859543077185</text:p>
              </table:table-cell>
              <table:table-cell office:value-type="float" office:value="0.858574202403">
                <text:p>0.858574202403</text:p>
              </table:table-cell>
              <table:table-cell office:value-type="float" office:value="0.857075653423">
                <text:p>0.857075653423</text:p>
              </table:table-cell>
              <table:table-cell office:value-type="float" office:value="0.852341611187">
                <text:p>0.8523416111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961939423445">
                <text:p>0.961939423445</text:p>
              </table:table-cell>
              <table:table-cell office:value-type="float" office:value="0.87548458355">
                <text:p>0.87548458355</text:p>
              </table:table-cell>
              <table:table-cell office:value-type="float" office:value="0.874578016301">
                <text:p>0.874578016301</text:p>
              </table:table-cell>
              <table:table-cell office:value-type="float" office:value="0.873081494916">
                <text:p>0.873081494916</text:p>
              </table:table-cell>
              <table:table-cell office:value-type="float" office:value="0.868607213712">
                <text:p>0.868607213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948374492679">
                <text:p>0.948374492679</text:p>
              </table:table-cell>
              <table:table-cell office:value-type="float" office:value="0.841095267228">
                <text:p>0.841095267228</text:p>
              </table:table-cell>
              <table:table-cell office:value-type="float" office:value="0.84027478906">
                <text:p>0.84027478906</text:p>
              </table:table-cell>
              <table:table-cell office:value-type="float" office:value="0.838760741083">
                <text:p>0.838760741083</text:p>
              </table:table-cell>
              <table:table-cell office:value-type="float" office:value="0.834404530991">
                <text:p>0.834404530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96179054744">
                <text:p>0.96179054744</text:p>
              </table:table-cell>
              <table:table-cell office:value-type="float" office:value="0.856746530931">
                <text:p>0.856746530931</text:p>
              </table:table-cell>
              <table:table-cell office:value-type="float" office:value="0.855913698224">
                <text:p>0.855913698224</text:p>
              </table:table-cell>
              <table:table-cell office:value-type="float" office:value="0.854263793414">
                <text:p>0.854263793414</text:p>
              </table:table-cell>
              <table:table-cell office:value-type="float" office:value="0.849780298718">
                <text:p>0.8497802987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963930411963">
                <text:p>0.963930411963</text:p>
              </table:table-cell>
              <table:table-cell office:value-type="float" office:value="0.877797813486">
                <text:p>0.877797813486</text:p>
              </table:table-cell>
              <table:table-cell office:value-type="float" office:value="0.87682607353">
                <text:p>0.87682607353</text:p>
              </table:table-cell>
              <table:table-cell office:value-type="float" office:value="0.875317483882">
                <text:p>0.875317483882</text:p>
              </table:table-cell>
              <table:table-cell office:value-type="float" office:value="0.870837655414">
                <text:p>0.8708376554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948538548164">
                <text:p>0.948538548164</text:p>
              </table:table-cell>
              <table:table-cell office:value-type="float" office:value="0.841585800963">
                <text:p>0.841585800963</text:p>
              </table:table-cell>
              <table:table-cell office:value-type="float" office:value="0.840660824617">
                <text:p>0.840660824617</text:p>
              </table:table-cell>
              <table:table-cell office:value-type="float" office:value="0.839197236018">
                <text:p>0.839197236018</text:p>
              </table:table-cell>
              <table:table-cell office:value-type="float" office:value="0.834772730762">
                <text:p>0.8347727307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960845297408">
                <text:p>0.960845297408</text:p>
              </table:table-cell>
              <table:table-cell office:value-type="float" office:value="0.860853300077">
                <text:p>0.860853300077</text:p>
              </table:table-cell>
              <table:table-cell office:value-type="float" office:value="0.859787642745">
                <text:p>0.859787642745</text:p>
              </table:table-cell>
              <table:table-cell office:value-type="float" office:value="0.858307215623">
                <text:p>0.858307215623</text:p>
              </table:table-cell>
              <table:table-cell office:value-type="float" office:value="0.854004364607">
                <text:p>0.854004364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962008616085">
                <text:p>0.962008616085</text:p>
              </table:table-cell>
              <table:table-cell office:value-type="float" office:value="0.877309037757">
                <text:p>0.877309037757</text:p>
              </table:table-cell>
              <table:table-cell office:value-type="float" office:value="0.876331995744">
                <text:p>0.876331995744</text:p>
              </table:table-cell>
              <table:table-cell office:value-type="float" office:value="0.874958108408">
                <text:p>0.874958108408</text:p>
              </table:table-cell>
              <table:table-cell office:value-type="float" office:value="0.870501169167">
                <text:p>0.8705011691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947395949301">
                <text:p>0.947395949301</text:p>
              </table:table-cell>
              <table:table-cell office:value-type="float" office:value="0.84152688242">
                <text:p>0.84152688242</text:p>
              </table:table-cell>
              <table:table-cell office:value-type="float" office:value="0.840660082897">
                <text:p>0.840660082897</text:p>
              </table:table-cell>
              <table:table-cell office:value-type="float" office:value="0.839342438999">
                <text:p>0.839342438999</text:p>
              </table:table-cell>
              <table:table-cell office:value-type="float" office:value="0.834957874813">
                <text:p>0.834957874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957941215267">
                <text:p>0.957941215267</text:p>
              </table:table-cell>
              <table:table-cell office:value-type="float" office:value="0.85824189014">
                <text:p>0.85824189014</text:p>
              </table:table-cell>
              <table:table-cell office:value-type="float" office:value="0.857230437656">
                <text:p>0.857230437656</text:p>
              </table:table-cell>
              <table:table-cell office:value-type="float" office:value="0.855996599468">
                <text:p>0.855996599468</text:p>
              </table:table-cell>
              <table:table-cell office:value-type="float" office:value="0.851702166334">
                <text:p>0.8517021663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961862340826">
                <text:p>0.961862340826</text:p>
              </table:table-cell>
              <table:table-cell office:value-type="float" office:value="0.875669369886">
                <text:p>0.875669369886</text:p>
              </table:table-cell>
              <table:table-cell office:value-type="float" office:value="0.874680282294">
                <text:p>0.874680282294</text:p>
              </table:table-cell>
              <table:table-cell office:value-type="float" office:value="0.873214716549">
                <text:p>0.873214716549</text:p>
              </table:table-cell>
              <table:table-cell office:value-type="float" office:value="0.8691894691">
                <text:p>0.86918946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949254606488">
                <text:p>0.949254606488</text:p>
              </table:table-cell>
              <table:table-cell office:value-type="float" office:value="0.8433890342">
                <text:p>0.8433890342</text:p>
              </table:table-cell>
              <table:table-cell office:value-type="float" office:value="0.842555585867">
                <text:p>0.842555585867</text:p>
              </table:table-cell>
              <table:table-cell office:value-type="float" office:value="0.841211060254">
                <text:p>0.841211060254</text:p>
              </table:table-cell>
              <table:table-cell office:value-type="float" office:value="0.837219842974">
                <text:p>0.837219842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900441640033">
                <text:p>0.900441640033</text:p>
              </table:table-cell>
              <table:table-cell office:value-type="float" office:value="0.857513114684">
                <text:p>0.857513114684</text:p>
              </table:table-cell>
              <table:table-cell office:value-type="float" office:value="0.857150495491">
                <text:p>0.857150495491</text:p>
              </table:table-cell>
              <table:table-cell office:value-type="float" office:value="0.85596515223">
                <text:p>0.85596515223</text:p>
              </table:table-cell>
              <table:table-cell office:value-type="float" office:value="0.851140708071">
                <text:p>0.851140708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916329701344">
                <text:p>0.916329701344</text:p>
              </table:table-cell>
              <table:table-cell office:value-type="float" office:value="0.873607815192">
                <text:p>0.873607815192</text:p>
              </table:table-cell>
              <table:table-cell office:value-type="float" office:value="0.87309795332">
                <text:p>0.87309795332</text:p>
              </table:table-cell>
              <table:table-cell office:value-type="float" office:value="0.871934016875">
                <text:p>0.871934016875</text:p>
              </table:table-cell>
              <table:table-cell office:value-type="float" office:value="0.867204747246">
                <text:p>0.8672047472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879122930127">
                <text:p>0.879122930127</text:p>
              </table:table-cell>
              <table:table-cell office:value-type="float" office:value="0.827239070352">
                <text:p>0.827239070352</text:p>
              </table:table-cell>
              <table:table-cell office:value-type="float" office:value="0.826821919635">
                <text:p>0.826821919635</text:p>
              </table:table-cell>
              <table:table-cell office:value-type="float" office:value="0.825807615222">
                <text:p>0.825807615222</text:p>
              </table:table-cell>
              <table:table-cell office:value-type="float" office:value="0.821163649829">
                <text:p>0.8211636498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00775196543">
                <text:p>0.900775196543</text:p>
              </table:table-cell>
              <table:table-cell office:value-type="float" office:value="0.853046051903">
                <text:p>0.853046051903</text:p>
              </table:table-cell>
              <table:table-cell office:value-type="float" office:value="0.852772862154">
                <text:p>0.852772862154</text:p>
              </table:table-cell>
              <table:table-cell office:value-type="float" office:value="0.851926847214">
                <text:p>0.851926847214</text:p>
              </table:table-cell>
              <table:table-cell office:value-type="float" office:value="0.847322345678">
                <text:p>0.8473223456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918021900437">
                <text:p>0.918021900437</text:p>
              </table:table-cell>
              <table:table-cell office:value-type="float" office:value="0.871577991757">
                <text:p>0.871577991757</text:p>
              </table:table-cell>
              <table:table-cell office:value-type="float" office:value="0.871456684445">
                <text:p>0.871456684445</text:p>
              </table:table-cell>
              <table:table-cell office:value-type="float" office:value="0.871073355938">
                <text:p>0.871073355938</text:p>
              </table:table-cell>
              <table:table-cell office:value-type="float" office:value="0.866724155299">
                <text:p>0.866724155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887499775534">
                <text:p>0.887499775534</text:p>
              </table:table-cell>
              <table:table-cell office:value-type="float" office:value="0.835846045486">
                <text:p>0.835846045486</text:p>
              </table:table-cell>
              <table:table-cell office:value-type="float" office:value="0.835918974202">
                <text:p>0.835918974202</text:p>
              </table:table-cell>
              <table:table-cell office:value-type="float" office:value="0.835196334617">
                <text:p>0.835196334617</text:p>
              </table:table-cell>
              <table:table-cell office:value-type="float" office:value="0.831050544704">
                <text:p>0.8310505447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902534214444">
                <text:p>0.902534214444</text:p>
              </table:table-cell>
              <table:table-cell office:value-type="float" office:value="0.853123646481">
                <text:p>0.853123646481</text:p>
              </table:table-cell>
              <table:table-cell office:value-type="float" office:value="0.853339761234">
                <text:p>0.853339761234</text:p>
              </table:table-cell>
              <table:table-cell office:value-type="float" office:value="0.852631896679">
                <text:p>0.852631896679</text:p>
              </table:table-cell>
              <table:table-cell office:value-type="float" office:value="0.848273634623">
                <text:p>0.848273634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919302768021">
                <text:p>0.919302768021</text:p>
              </table:table-cell>
              <table:table-cell office:value-type="float" office:value="0.870672642271">
                <text:p>0.870672642271</text:p>
              </table:table-cell>
              <table:table-cell office:value-type="float" office:value="0.870971941383">
                <text:p>0.870971941383</text:p>
              </table:table-cell>
              <table:table-cell office:value-type="float" office:value="0.869944143391">
                <text:p>0.869944143391</text:p>
              </table:table-cell>
              <table:table-cell office:value-type="float" office:value="0.86580180152">
                <text:p>0.86580180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890728261983">
                <text:p>0.890728261983</text:p>
              </table:table-cell>
              <table:table-cell office:value-type="float" office:value="0.839620140619">
                <text:p>0.839620140619</text:p>
              </table:table-cell>
              <table:table-cell office:value-type="float" office:value="0.839695425525">
                <text:p>0.839695425525</text:p>
              </table:table-cell>
              <table:table-cell office:value-type="float" office:value="0.838864324681">
                <text:p>0.838864324681</text:p>
              </table:table-cell>
              <table:table-cell office:value-type="float" office:value="0.834914205759">
                <text:p>0.8349142057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904591684957">
                <text:p>0.904591684957</text:p>
              </table:table-cell>
              <table:table-cell office:value-type="float" office:value="0.855424281049">
                <text:p>0.855424281049</text:p>
              </table:table-cell>
              <table:table-cell office:value-type="float" office:value="0.855403336328">
                <text:p>0.855403336328</text:p>
              </table:table-cell>
              <table:table-cell office:value-type="float" office:value="0.854825888458">
                <text:p>0.854825888458</text:p>
              </table:table-cell>
              <table:table-cell office:value-type="float" office:value="0.850624122762">
                <text:p>0.8506241227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920061068743">
                <text:p>0.920061068743</text:p>
              </table:table-cell>
              <table:table-cell office:value-type="float" office:value="0.871266051693">
                <text:p>0.871266051693</text:p>
              </table:table-cell>
              <table:table-cell office:value-type="float" office:value="0.871340115202">
                <text:p>0.871340115202</text:p>
              </table:table-cell>
              <table:table-cell office:value-type="float" office:value="0.870573675463">
                <text:p>0.870573675463</text:p>
              </table:table-cell>
              <table:table-cell office:value-type="float" office:value="0.866482854427">
                <text:p>0.8664828544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890259769811">
                <text:p>0.890259769811</text:p>
              </table:table-cell>
              <table:table-cell office:value-type="float" office:value="0.837397002389">
                <text:p>0.837397002389</text:p>
              </table:table-cell>
              <table:table-cell office:value-type="float" office:value="0.837563718221">
                <text:p>0.837563718221</text:p>
              </table:table-cell>
              <table:table-cell office:value-type="float" office:value="0.836879664957">
                <text:p>0.836879664957</text:p>
              </table:table-cell>
              <table:table-cell office:value-type="float" office:value="0.832811720304">
                <text:p>0.8328117203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904718523752">
                <text:p>0.904718523752</text:p>
              </table:table-cell>
              <table:table-cell office:value-type="float" office:value="0.854763956884">
                <text:p>0.854763956884</text:p>
              </table:table-cell>
              <table:table-cell office:value-type="float" office:value="0.854997084192">
                <text:p>0.854997084192</text:p>
              </table:table-cell>
              <table:table-cell office:value-type="float" office:value="0.854733265181">
                <text:p>0.854733265181</text:p>
              </table:table-cell>
              <table:table-cell office:value-type="float" office:value="0.849672795004">
                <text:p>0.849672795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920624918019">
                <text:p>0.920624918019</text:p>
              </table:table-cell>
              <table:table-cell office:value-type="float" office:value="0.871530308239">
                <text:p>0.871530308239</text:p>
              </table:table-cell>
              <table:table-cell office:value-type="float" office:value="0.871497376016">
                <text:p>0.871497376016</text:p>
              </table:table-cell>
              <table:table-cell office:value-type="float" office:value="0.871397983327">
                <text:p>0.871397983327</text:p>
              </table:table-cell>
              <table:table-cell office:value-type="float" office:value="0.866756740668">
                <text:p>0.866756740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890726598069">
                <text:p>0.890726598069</text:p>
              </table:table-cell>
              <table:table-cell office:value-type="float" office:value="0.836173454567">
                <text:p>0.836173454567</text:p>
              </table:table-cell>
              <table:table-cell office:value-type="float" office:value="0.836123719785">
                <text:p>0.836123719785</text:p>
              </table:table-cell>
              <table:table-cell office:value-type="float" office:value="0.836049292711">
                <text:p>0.836049292711</text:p>
              </table:table-cell>
              <table:table-cell office:value-type="float" office:value="0.831615361495">
                <text:p>0.831615361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905159036841">
                <text:p>0.905159036841</text:p>
              </table:table-cell>
              <table:table-cell office:value-type="float" office:value="0.854269360069">
                <text:p>0.854269360069</text:p>
              </table:table-cell>
              <table:table-cell office:value-type="float" office:value="0.854457755511">
                <text:p>0.854457755511</text:p>
              </table:table-cell>
              <table:table-cell office:value-type="float" office:value="0.854113796872">
                <text:p>0.854113796872</text:p>
              </table:table-cell>
              <table:table-cell office:value-type="float" office:value="0.849650342405">
                <text:p>0.8496503424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21197293276">
                <text:p>0.921197293276</text:p>
              </table:table-cell>
              <table:table-cell office:value-type="float" office:value="0.871702216618">
                <text:p>0.871702216618</text:p>
              </table:table-cell>
              <table:table-cell office:value-type="float" office:value="0.871950806497">
                <text:p>0.871950806497</text:p>
              </table:table-cell>
              <table:table-cell office:value-type="float" office:value="0.871703831276">
                <text:p>0.871703831276</text:p>
              </table:table-cell>
              <table:table-cell office:value-type="float" office:value="0.867131189642">
                <text:p>0.8671311896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890338591226">
                <text:p>0.890338591226</text:p>
              </table:table-cell>
              <table:table-cell office:value-type="float" office:value="0.834692981202">
                <text:p>0.834692981202</text:p>
              </table:table-cell>
              <table:table-cell office:value-type="float" office:value="0.834831095198">
                <text:p>0.834831095198</text:p>
              </table:table-cell>
              <table:table-cell office:value-type="float" office:value="0.83438198848">
                <text:p>0.83438198848</text:p>
              </table:table-cell>
              <table:table-cell office:value-type="float" office:value="0.830304589084">
                <text:p>0.8303045890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905754767475">
                <text:p>0.905754767475</text:p>
              </table:table-cell>
              <table:table-cell office:value-type="float" office:value="0.852182687695">
                <text:p>0.852182687695</text:p>
              </table:table-cell>
              <table:table-cell office:value-type="float" office:value="0.852427392601">
                <text:p>0.852427392601</text:p>
              </table:table-cell>
              <table:table-cell office:value-type="float" office:value="0.852396048014">
                <text:p>0.852396048014</text:p>
              </table:table-cell>
              <table:table-cell office:value-type="float" office:value="0.848001020011">
                <text:p>0.848001020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922211886067">
                <text:p>0.922211886067</text:p>
              </table:table-cell>
              <table:table-cell office:value-type="float" office:value="0.871926758101">
                <text:p>0.871926758101</text:p>
              </table:table-cell>
              <table:table-cell office:value-type="float" office:value="0.872197605688">
                <text:p>0.872197605688</text:p>
              </table:table-cell>
              <table:table-cell office:value-type="float" office:value="0.872265090274">
                <text:p>0.872265090274</text:p>
              </table:table-cell>
              <table:table-cell office:value-type="float" office:value="0.867784872316">
                <text:p>0.8677848723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892682570694">
                <text:p>0.892682570694</text:p>
              </table:table-cell>
              <table:table-cell office:value-type="float" office:value="0.838971360995">
                <text:p>0.838971360995</text:p>
              </table:table-cell>
              <table:table-cell office:value-type="float" office:value="0.83931397973">
                <text:p>0.83931397973</text:p>
              </table:table-cell>
              <table:table-cell office:value-type="float" office:value="0.839201119761">
                <text:p>0.839201119761</text:p>
              </table:table-cell>
              <table:table-cell office:value-type="float" office:value="0.83512375782">
                <text:p>0.835123757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906103791294">
                <text:p>0.906103791294</text:p>
              </table:table-cell>
              <table:table-cell office:value-type="float" office:value="0.852056440434">
                <text:p>0.852056440434</text:p>
              </table:table-cell>
              <table:table-cell office:value-type="float" office:value="0.852475205455">
                <text:p>0.852475205455</text:p>
              </table:table-cell>
              <table:table-cell office:value-type="float" office:value="0.852453072658">
                <text:p>0.852453072658</text:p>
              </table:table-cell>
              <table:table-cell office:value-type="float" office:value="0.848267536298">
                <text:p>0.8482675362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923264378576">
                <text:p>0.923264378576</text:p>
              </table:table-cell>
              <table:table-cell office:value-type="float" office:value="0.872450284606">
                <text:p>0.872450284606</text:p>
              </table:table-cell>
              <table:table-cell office:value-type="float" office:value="0.873187315212">
                <text:p>0.873187315212</text:p>
              </table:table-cell>
              <table:table-cell office:value-type="float" office:value="0.873080581855">
                <text:p>0.873080581855</text:p>
              </table:table-cell>
              <table:table-cell office:value-type="float" office:value="0.868837689007">
                <text:p>0.8688376890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895510423643">
                <text:p>0.895510423643</text:p>
              </table:table-cell>
              <table:table-cell office:value-type="float" office:value="0.841563340294">
                <text:p>0.841563340294</text:p>
              </table:table-cell>
              <table:table-cell office:value-type="float" office:value="0.842113395995">
                <text:p>0.842113395995</text:p>
              </table:table-cell>
              <table:table-cell office:value-type="float" office:value="0.841901917896">
                <text:p>0.841901917896</text:p>
              </table:table-cell>
              <table:table-cell office:value-type="float" office:value="0.837780883864">
                <text:p>0.837780883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905071336934">
                <text:p>0.905071336934</text:p>
              </table:table-cell>
              <table:table-cell office:value-type="float" office:value="0.852419040762">
                <text:p>0.852419040762</text:p>
              </table:table-cell>
              <table:table-cell office:value-type="float" office:value="0.853050798237">
                <text:p>0.853050798237</text:p>
              </table:table-cell>
              <table:table-cell office:value-type="float" office:value="0.852901411663">
                <text:p>0.852901411663</text:p>
              </table:table-cell>
              <table:table-cell office:value-type="float" office:value="0.848096450455">
                <text:p>0.848096450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921432719495">
                <text:p>0.921432719495</text:p>
              </table:table-cell>
              <table:table-cell office:value-type="float" office:value="0.870699638264">
                <text:p>0.870699638264</text:p>
              </table:table-cell>
              <table:table-cell office:value-type="float" office:value="0.870917747513">
                <text:p>0.870917747513</text:p>
              </table:table-cell>
              <table:table-cell office:value-type="float" office:value="0.871260396509">
                <text:p>0.871260396509</text:p>
              </table:table-cell>
              <table:table-cell office:value-type="float" office:value="0.866481409596">
                <text:p>0.8664814095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885163438845">
                <text:p>0.885163438845</text:p>
              </table:table-cell>
              <table:table-cell office:value-type="float" office:value="0.828245683002">
                <text:p>0.828245683002</text:p>
              </table:table-cell>
              <table:table-cell office:value-type="float" office:value="0.828716695233">
                <text:p>0.828716695233</text:p>
              </table:table-cell>
              <table:table-cell office:value-type="float" office:value="0.828661165747">
                <text:p>0.828661165747</text:p>
              </table:table-cell>
              <table:table-cell office:value-type="float" office:value="0.824053221819">
                <text:p>0.824053221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905773615226">
                <text:p>0.905773615226</text:p>
              </table:table-cell>
              <table:table-cell office:value-type="float" office:value="0.85163182442">
                <text:p>0.85163182442</text:p>
              </table:table-cell>
              <table:table-cell office:value-type="float" office:value="0.852356038557">
                <text:p>0.852356038557</text:p>
              </table:table-cell>
              <table:table-cell office:value-type="float" office:value="0.852258188515">
                <text:p>0.852258188515</text:p>
              </table:table-cell>
              <table:table-cell office:value-type="float" office:value="0.847496406388">
                <text:p>0.8474964063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921403724383">
                <text:p>0.921403724383</text:p>
              </table:table-cell>
              <table:table-cell office:value-type="float" office:value="0.868923686096">
                <text:p>0.868923686096</text:p>
              </table:table-cell>
              <table:table-cell office:value-type="float" office:value="0.86976931315">
                <text:p>0.86976931315</text:p>
              </table:table-cell>
              <table:table-cell office:value-type="float" office:value="0.869696717642">
                <text:p>0.869696717642</text:p>
              </table:table-cell>
              <table:table-cell office:value-type="float" office:value="0.865119457082">
                <text:p>0.8651194570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891212248301">
                <text:p>0.891212248301</text:p>
              </table:table-cell>
              <table:table-cell office:value-type="float" office:value="0.834210622326">
                <text:p>0.834210622326</text:p>
              </table:table-cell>
              <table:table-cell office:value-type="float" office:value="0.835068507876">
                <text:p>0.835068507876</text:p>
              </table:table-cell>
              <table:table-cell office:value-type="float" office:value="0.834953924231">
                <text:p>0.834953924231</text:p>
              </table:table-cell>
              <table:table-cell office:value-type="float" office:value="0.830655690341">
                <text:p>0.8306556903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05705328479">
                <text:p>0.905705328479</text:p>
              </table:table-cell>
              <table:table-cell office:value-type="float" office:value="0.85024636173">
                <text:p>0.85024636173</text:p>
              </table:table-cell>
              <table:table-cell office:value-type="float" office:value="0.851328603427">
                <text:p>0.851328603427</text:p>
              </table:table-cell>
              <table:table-cell office:value-type="float" office:value="0.850965216136">
                <text:p>0.850965216136</text:p>
              </table:table-cell>
              <table:table-cell office:value-type="float" office:value="0.846668165986">
                <text:p>0.8466681659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92193011293">
                <text:p>0.92193011293</text:p>
              </table:table-cell>
              <table:table-cell office:value-type="float" office:value="0.868373549899">
                <text:p>0.868373549899</text:p>
              </table:table-cell>
              <table:table-cell office:value-type="float" office:value="0.869420821142">
                <text:p>0.869420821142</text:p>
              </table:table-cell>
              <table:table-cell office:value-type="float" office:value="0.869016669137">
                <text:p>0.869016669137</text:p>
              </table:table-cell>
              <table:table-cell office:value-type="float" office:value="0.8648869637">
                <text:p>0.86488696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891057821894">
                <text:p>0.891057821894</text:p>
              </table:table-cell>
              <table:table-cell office:value-type="float" office:value="0.832268053798">
                <text:p>0.832268053798</text:p>
              </table:table-cell>
              <table:table-cell office:value-type="float" office:value="0.833027431104">
                <text:p>0.833027431104</text:p>
              </table:table-cell>
              <table:table-cell office:value-type="float" office:value="0.832803410431">
                <text:p>0.832803410431</text:p>
              </table:table-cell>
              <table:table-cell office:value-type="float" office:value="0.82843173308">
                <text:p>0.828431733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907462283593">
                <text:p>0.907462283593</text:p>
              </table:table-cell>
              <table:table-cell office:value-type="float" office:value="0.85363469349">
                <text:p>0.85363469349</text:p>
              </table:table-cell>
              <table:table-cell office:value-type="float" office:value="0.85431447833">
                <text:p>0.85431447833</text:p>
              </table:table-cell>
              <table:table-cell office:value-type="float" office:value="0.853923445892">
                <text:p>0.853923445892</text:p>
              </table:table-cell>
              <table:table-cell office:value-type="float" office:value="0.849768077341">
                <text:p>0.849768077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923815704347">
                <text:p>0.923815704347</text:p>
              </table:table-cell>
              <table:table-cell office:value-type="float" office:value="0.867513220006">
                <text:p>0.867513220006</text:p>
              </table:table-cell>
              <table:table-cell office:value-type="float" office:value="0.868301743825">
                <text:p>0.868301743825</text:p>
              </table:table-cell>
              <table:table-cell office:value-type="float" office:value="0.868024811143">
                <text:p>0.868024811143</text:p>
              </table:table-cell>
              <table:table-cell office:value-type="float" office:value="0.863615288507">
                <text:p>0.8636152885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893518618065">
                <text:p>0.893518618065</text:p>
              </table:table-cell>
              <table:table-cell office:value-type="float" office:value="0.836616960657">
                <text:p>0.836616960657</text:p>
              </table:table-cell>
              <table:table-cell office:value-type="float" office:value="0.837248918235">
                <text:p>0.837248918235</text:p>
              </table:table-cell>
              <table:table-cell office:value-type="float" office:value="0.837054484254">
                <text:p>0.837054484254</text:p>
              </table:table-cell>
              <table:table-cell office:value-type="float" office:value="0.832797418397">
                <text:p>0.83279741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908739649084">
                <text:p>0.908739649084</text:p>
              </table:table-cell>
              <table:table-cell office:value-type="float" office:value="0.854552292469">
                <text:p>0.854552292469</text:p>
              </table:table-cell>
              <table:table-cell office:value-type="float" office:value="0.85541119084">
                <text:p>0.85541119084</text:p>
              </table:table-cell>
              <table:table-cell office:value-type="float" office:value="0.855303430582">
                <text:p>0.855303430582</text:p>
              </table:table-cell>
              <table:table-cell office:value-type="float" office:value="0.850475424648">
                <text:p>0.850475424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924245037511">
                <text:p>0.924245037511</text:p>
              </table:table-cell>
              <table:table-cell office:value-type="float" office:value="0.870544719068">
                <text:p>0.870544719068</text:p>
              </table:table-cell>
              <table:table-cell office:value-type="float" office:value="0.871274939146">
                <text:p>0.871274939146</text:p>
              </table:table-cell>
              <table:table-cell office:value-type="float" office:value="0.871394841207">
                <text:p>0.871394841207</text:p>
              </table:table-cell>
              <table:table-cell office:value-type="float" office:value="0.866816832603">
                <text:p>0.8668168326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894066662599">
                <text:p>0.894066662599</text:p>
              </table:table-cell>
              <table:table-cell office:value-type="float" office:value="0.837067629804">
                <text:p>0.837067629804</text:p>
              </table:table-cell>
              <table:table-cell office:value-type="float" office:value="0.837722508824">
                <text:p>0.837722508824</text:p>
              </table:table-cell>
              <table:table-cell office:value-type="float" office:value="0.837784502081">
                <text:p>0.837784502081</text:p>
              </table:table-cell>
              <table:table-cell office:value-type="float" office:value="0.833496890788">
                <text:p>0.8334968907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908276287065">
                <text:p>0.908276287065</text:p>
              </table:table-cell>
              <table:table-cell office:value-type="float" office:value="0.852530415187">
                <text:p>0.852530415187</text:p>
              </table:table-cell>
              <table:table-cell office:value-type="float" office:value="0.853286670252">
                <text:p>0.853286670252</text:p>
              </table:table-cell>
              <table:table-cell office:value-type="float" office:value="0.85313219169">
                <text:p>0.85313219169</text:p>
              </table:table-cell>
              <table:table-cell office:value-type="float" office:value="0.848798932757">
                <text:p>0.8487989327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924573954427">
                <text:p>0.924573954427</text:p>
              </table:table-cell>
              <table:table-cell office:value-type="float" office:value="0.870194014751">
                <text:p>0.870194014751</text:p>
              </table:table-cell>
              <table:table-cell office:value-type="float" office:value="0.870981002383">
                <text:p>0.870981002383</text:p>
              </table:table-cell>
              <table:table-cell office:value-type="float" office:value="0.870756217707">
                <text:p>0.870756217707</text:p>
              </table:table-cell>
              <table:table-cell office:value-type="float" office:value="0.866539083303">
                <text:p>0.866539083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894857788255">
                <text:p>0.894857788255</text:p>
              </table:table-cell>
              <table:table-cell office:value-type="float" office:value="0.836718427367">
                <text:p>0.836718427367</text:p>
              </table:table-cell>
              <table:table-cell office:value-type="float" office:value="0.837599991076">
                <text:p>0.837599991076</text:p>
              </table:table-cell>
              <table:table-cell office:value-type="float" office:value="0.837379974184">
                <text:p>0.837379974184</text:p>
              </table:table-cell>
              <table:table-cell office:value-type="float" office:value="0.833096742716">
                <text:p>0.8330967427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909700582817">
                <text:p>0.909700582817</text:p>
              </table:table-cell>
              <table:table-cell office:value-type="float" office:value="0.854124671641">
                <text:p>0.854124671641</text:p>
              </table:table-cell>
              <table:table-cell office:value-type="float" office:value="0.855263040342">
                <text:p>0.855263040342</text:p>
              </table:table-cell>
              <table:table-cell office:value-type="float" office:value="0.855092806833">
                <text:p>0.855092806833</text:p>
              </table:table-cell>
              <table:table-cell office:value-type="float" office:value="0.850763623048">
                <text:p>0.850763623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924751535043">
                <text:p>0.924751535043</text:p>
              </table:table-cell>
              <table:table-cell office:value-type="float" office:value="0.870208417694">
                <text:p>0.870208417694</text:p>
              </table:table-cell>
              <table:table-cell office:value-type="float" office:value="0.871585775703">
                <text:p>0.871585775703</text:p>
              </table:table-cell>
              <table:table-cell office:value-type="float" office:value="0.871053256259">
                <text:p>0.871053256259</text:p>
              </table:table-cell>
              <table:table-cell office:value-type="float" office:value="0.866741528937">
                <text:p>0.8667415289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894769840491">
                <text:p>0.894769840491</text:p>
              </table:table-cell>
              <table:table-cell office:value-type="float" office:value="0.835985800498">
                <text:p>0.835985800498</text:p>
              </table:table-cell>
              <table:table-cell office:value-type="float" office:value="0.837279629509">
                <text:p>0.837279629509</text:p>
              </table:table-cell>
              <table:table-cell office:value-type="float" office:value="0.836772729391">
                <text:p>0.836772729391</text:p>
              </table:table-cell>
              <table:table-cell office:value-type="float" office:value="0.832482274449">
                <text:p>0.832482274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911083712598">
                <text:p>0.911083712598</text:p>
              </table:table-cell>
              <table:table-cell office:value-type="float" office:value="0.854405184697">
                <text:p>0.854405184697</text:p>
              </table:table-cell>
              <table:table-cell office:value-type="float" office:value="0.856051815086">
                <text:p>0.856051815086</text:p>
              </table:table-cell>
              <table:table-cell office:value-type="float" office:value="0.855595663449">
                <text:p>0.855595663449</text:p>
              </table:table-cell>
              <table:table-cell office:value-type="float" office:value="0.851141396305">
                <text:p>0.8511413963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926979481526">
                <text:p>0.926979481526</text:p>
              </table:table-cell>
              <table:table-cell office:value-type="float" office:value="0.872063419781">
                <text:p>0.872063419781</text:p>
              </table:table-cell>
              <table:table-cell office:value-type="float" office:value="0.873505965101">
                <text:p>0.873505965101</text:p>
              </table:table-cell>
              <table:table-cell office:value-type="float" office:value="0.873167850671">
                <text:p>0.873167850671</text:p>
              </table:table-cell>
              <table:table-cell office:value-type="float" office:value="0.8686901222">
                <text:p>0.86869012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901204547485">
                <text:p>0.901204547485</text:p>
              </table:table-cell>
              <table:table-cell office:value-type="float" office:value="0.845456176164">
                <text:p>0.845456176164</text:p>
              </table:table-cell>
              <table:table-cell office:value-type="float" office:value="0.846760151146">
                <text:p>0.846760151146</text:p>
              </table:table-cell>
              <table:table-cell office:value-type="float" office:value="0.846562470659">
                <text:p>0.846562470659</text:p>
              </table:table-cell>
              <table:table-cell office:value-type="float" office:value="0.842193917289">
                <text:p>0.8421939172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912674904897">
                <text:p>0.912674904897</text:p>
              </table:table-cell>
              <table:table-cell office:value-type="float" office:value="0.856801227458">
                <text:p>0.856801227458</text:p>
              </table:table-cell>
              <table:table-cell office:value-type="float" office:value="0.858450754976">
                <text:p>0.858450754976</text:p>
              </table:table-cell>
              <table:table-cell office:value-type="float" office:value="0.858135947773">
                <text:p>0.858135947773</text:p>
              </table:table-cell>
              <table:table-cell office:value-type="float" office:value="0.853486477414">
                <text:p>0.8534864774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926100693249">
                <text:p>0.926100693249</text:p>
              </table:table-cell>
              <table:table-cell office:value-type="float" office:value="0.871964902693">
                <text:p>0.871964902693</text:p>
              </table:table-cell>
              <table:table-cell office:value-type="float" office:value="0.873513941518">
                <text:p>0.873513941518</text:p>
              </table:table-cell>
              <table:table-cell office:value-type="float" office:value="0.873434305771">
                <text:p>0.873434305771</text:p>
              </table:table-cell>
              <table:table-cell office:value-type="float" office:value="0.868833379272">
                <text:p>0.8688333792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890984980534">
                <text:p>0.890984980534</text:p>
              </table:table-cell>
              <table:table-cell office:value-type="float" office:value="0.831744418137">
                <text:p>0.831744418137</text:p>
              </table:table-cell>
              <table:table-cell office:value-type="float" office:value="0.833198271584">
                <text:p>0.833198271584</text:p>
              </table:table-cell>
              <table:table-cell office:value-type="float" office:value="0.832740617047">
                <text:p>0.832740617047</text:p>
              </table:table-cell>
              <table:table-cell office:value-type="float" office:value="0.828452968326">
                <text:p>0.8284529683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923632331882">
                <text:p>0.923632331882</text:p>
              </table:table-cell>
              <table:table-cell office:value-type="float" office:value="0.869320301348">
                <text:p>0.869320301348</text:p>
              </table:table-cell>
              <table:table-cell office:value-type="float" office:value="0.871098920493">
                <text:p>0.871098920493</text:p>
              </table:table-cell>
              <table:table-cell office:value-type="float" office:value="0.87062928216">
                <text:p>0.87062928216</text:p>
              </table:table-cell>
              <table:table-cell office:value-type="float" office:value="0.866364084502">
                <text:p>0.8663640845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899523537063">
                <text:p>0.899523537063</text:p>
              </table:table-cell>
              <table:table-cell office:value-type="float" office:value="0.842344770559">
                <text:p>0.842344770559</text:p>
              </table:table-cell>
              <table:table-cell office:value-type="float" office:value="0.844180824497">
                <text:p>0.844180824497</text:p>
              </table:table-cell>
              <table:table-cell office:value-type="float" office:value="0.843941707976">
                <text:p>0.843941707976</text:p>
              </table:table-cell>
              <table:table-cell office:value-type="float" office:value="0.839560688239">
                <text:p>0.8395606882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912904358167">
                <text:p>0.912904358167</text:p>
              </table:table-cell>
              <table:table-cell office:value-type="float" office:value="0.858186059736">
                <text:p>0.858186059736</text:p>
              </table:table-cell>
              <table:table-cell office:value-type="float" office:value="0.860187041986">
                <text:p>0.860187041986</text:p>
              </table:table-cell>
              <table:table-cell office:value-type="float" office:value="0.859770666886">
                <text:p>0.859770666886</text:p>
              </table:table-cell>
              <table:table-cell office:value-type="float" office:value="0.855883053736">
                <text:p>0.8558830537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927596518106">
                <text:p>0.927596518106</text:p>
              </table:table-cell>
              <table:table-cell office:value-type="float" office:value="0.874119841392">
                <text:p>0.874119841392</text:p>
              </table:table-cell>
              <table:table-cell office:value-type="float" office:value="0.876129784522">
                <text:p>0.876129784522</text:p>
              </table:table-cell>
              <table:table-cell office:value-type="float" office:value="0.87580114262">
                <text:p>0.87580114262</text:p>
              </table:table-cell>
              <table:table-cell office:value-type="float" office:value="0.872122763393">
                <text:p>0.8721227633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899470309497">
                <text:p>0.899470309497</text:p>
              </table:table-cell>
              <table:table-cell office:value-type="float" office:value="0.843180948045">
                <text:p>0.843180948045</text:p>
              </table:table-cell>
              <table:table-cell office:value-type="float" office:value="0.845102746676">
                <text:p>0.845102746676</text:p>
              </table:table-cell>
              <table:table-cell office:value-type="float" office:value="0.84461870674">
                <text:p>0.84461870674</text:p>
              </table:table-cell>
              <table:table-cell office:value-type="float" office:value="0.841089832415">
                <text:p>0.8410898324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913900132074">
                <text:p>0.913900132074</text:p>
              </table:table-cell>
              <table:table-cell office:value-type="float" office:value="0.859914798907">
                <text:p>0.859914798907</text:p>
              </table:table-cell>
              <table:table-cell office:value-type="float" office:value="0.861827825835">
                <text:p>0.861827825835</text:p>
              </table:table-cell>
              <table:table-cell office:value-type="float" office:value="0.861497744062">
                <text:p>0.861497744062</text:p>
              </table:table-cell>
              <table:table-cell office:value-type="float" office:value="0.857932983757">
                <text:p>0.8579329837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929921919453">
                <text:p>0.929921919453</text:p>
              </table:table-cell>
              <table:table-cell office:value-type="float" office:value="0.875878550015">
                <text:p>0.875878550015</text:p>
              </table:table-cell>
              <table:table-cell office:value-type="float" office:value="0.87800286677">
                <text:p>0.87800286677</text:p>
              </table:table-cell>
              <table:table-cell office:value-type="float" office:value="0.877567241455">
                <text:p>0.877567241455</text:p>
              </table:table-cell>
              <table:table-cell office:value-type="float" office:value="0.874021706241">
                <text:p>0.8740217062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901151631707">
                <text:p>0.901151631707</text:p>
              </table:table-cell>
              <table:table-cell office:value-type="float" office:value="0.844345641529">
                <text:p>0.844345641529</text:p>
              </table:table-cell>
              <table:table-cell office:value-type="float" office:value="0.846356752621">
                <text:p>0.846356752621</text:p>
              </table:table-cell>
              <table:table-cell office:value-type="float" office:value="0.846025578611">
                <text:p>0.846025578611</text:p>
              </table:table-cell>
              <table:table-cell office:value-type="float" office:value="0.842797423619">
                <text:p>0.8427974236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927465200724">
                <text:p>0.927465200724</text:p>
              </table:table-cell>
              <table:table-cell office:value-type="float" office:value="0.873040408504">
                <text:p>0.873040408504</text:p>
              </table:table-cell>
              <table:table-cell office:value-type="float" office:value="0.874925054274">
                <text:p>0.874925054274</text:p>
              </table:table-cell>
              <table:table-cell office:value-type="float" office:value="0.874633272773">
                <text:p>0.874633272773</text:p>
              </table:table-cell>
              <table:table-cell office:value-type="float" office:value="0.871537610584">
                <text:p>0.8715376105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03319483809">
                <text:p>0.903319483809</text:p>
              </table:table-cell>
              <table:table-cell office:value-type="float" office:value="0.847927751281">
                <text:p>0.847927751281</text:p>
              </table:table-cell>
              <table:table-cell office:value-type="float" office:value="0.849986544459">
                <text:p>0.849986544459</text:p>
              </table:table-cell>
              <table:table-cell office:value-type="float" office:value="0.849632770768">
                <text:p>0.849632770768</text:p>
              </table:table-cell>
              <table:table-cell office:value-type="float" office:value="0.846518730878">
                <text:p>0.8465187308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1565773528">
                <text:p>0.91565773528</text:p>
              </table:table-cell>
              <table:table-cell office:value-type="float" office:value="0.861614555831">
                <text:p>0.861614555831</text:p>
              </table:table-cell>
              <table:table-cell office:value-type="float" office:value="0.863455151084">
                <text:p>0.863455151084</text:p>
              </table:table-cell>
              <table:table-cell office:value-type="float" office:value="0.863011415922">
                <text:p>0.863011415922</text:p>
              </table:table-cell>
              <table:table-cell office:value-type="float" office:value="0.859890160289">
                <text:p>0.8598901602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930271263026">
                <text:p>0.930271263026</text:p>
              </table:table-cell>
              <table:table-cell office:value-type="float" office:value="0.877164539812">
                <text:p>0.877164539812</text:p>
              </table:table-cell>
              <table:table-cell office:value-type="float" office:value="0.879007768503">
                <text:p>0.879007768503</text:p>
              </table:table-cell>
              <table:table-cell office:value-type="float" office:value="0.878598947098">
                <text:p>0.878598947098</text:p>
              </table:table-cell>
              <table:table-cell office:value-type="float" office:value="0.87582612028">
                <text:p>0.875826120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902076770431">
                <text:p>0.902076770431</text:p>
              </table:table-cell>
              <table:table-cell office:value-type="float" office:value="0.846100528115">
                <text:p>0.846100528115</text:p>
              </table:table-cell>
              <table:table-cell office:value-type="float" office:value="0.847801066973">
                <text:p>0.847801066973</text:p>
              </table:table-cell>
              <table:table-cell office:value-type="float" office:value="0.847204693939">
                <text:p>0.847204693939</text:p>
              </table:table-cell>
              <table:table-cell office:value-type="float" office:value="0.84426006536">
                <text:p>0.844260065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915802523331">
                <text:p>0.915802523331</text:p>
              </table:table-cell>
              <table:table-cell office:value-type="float" office:value="0.860968868108">
                <text:p>0.860968868108</text:p>
              </table:table-cell>
              <table:table-cell office:value-type="float" office:value="0.862490824435">
                <text:p>0.862490824435</text:p>
              </table:table-cell>
              <table:table-cell office:value-type="float" office:value="0.862127933663">
                <text:p>0.862127933663</text:p>
              </table:table-cell>
              <table:table-cell office:value-type="float" office:value="0.859042805348">
                <text:p>0.8590428053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930652421819">
                <text:p>0.930652421819</text:p>
              </table:table-cell>
              <table:table-cell office:value-type="float" office:value="0.877270827998">
                <text:p>0.877270827998</text:p>
              </table:table-cell>
              <table:table-cell office:value-type="float" office:value="0.879000408515">
                <text:p>0.879000408515</text:p>
              </table:table-cell>
              <table:table-cell office:value-type="float" office:value="0.878657572779">
                <text:p>0.878657572779</text:p>
              </table:table-cell>
              <table:table-cell office:value-type="float" office:value="0.875615235533">
                <text:p>0.8756152355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02274836618">
                <text:p>0.902274836618</text:p>
              </table:table-cell>
              <table:table-cell office:value-type="float" office:value="0.845879493652">
                <text:p>0.845879493652</text:p>
              </table:table-cell>
              <table:table-cell office:value-type="float" office:value="0.847412911586">
                <text:p>0.847412911586</text:p>
              </table:table-cell>
              <table:table-cell office:value-type="float" office:value="0.84714141814">
                <text:p>0.84714141814</text:p>
              </table:table-cell>
              <table:table-cell office:value-type="float" office:value="0.844157238679">
                <text:p>0.8441572386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92816969586">
                <text:p>0.92816969586</text:p>
              </table:table-cell>
              <table:table-cell office:value-type="float" office:value="0.87482618957">
                <text:p>0.87482618957</text:p>
              </table:table-cell>
              <table:table-cell office:value-type="float" office:value="0.876425176557">
                <text:p>0.876425176557</text:p>
              </table:table-cell>
              <table:table-cell office:value-type="float" office:value="0.876085492372">
                <text:p>0.876085492372</text:p>
              </table:table-cell>
              <table:table-cell office:value-type="float" office:value="0.873049401077">
                <text:p>0.8730494010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902814578149">
                <text:p>0.902814578149</text:p>
              </table:table-cell>
              <table:table-cell office:value-type="float" office:value="0.847136011709">
                <text:p>0.847136011709</text:p>
              </table:table-cell>
              <table:table-cell office:value-type="float" office:value="0.848689619876">
                <text:p>0.848689619876</text:p>
              </table:table-cell>
              <table:table-cell office:value-type="float" office:value="0.848175064153">
                <text:p>0.848175064153</text:p>
              </table:table-cell>
              <table:table-cell office:value-type="float" office:value="0.845153365052">
                <text:p>0.8451533650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91589574683">
                <text:p>0.91589574683</text:p>
              </table:table-cell>
              <table:table-cell office:value-type="float" office:value="0.861488382609">
                <text:p>0.861488382609</text:p>
              </table:table-cell>
              <table:table-cell office:value-type="float" office:value="0.862713681497">
                <text:p>0.862713681497</text:p>
              </table:table-cell>
              <table:table-cell office:value-type="float" office:value="0.862376377645">
                <text:p>0.862376377645</text:p>
              </table:table-cell>
              <table:table-cell office:value-type="float" office:value="0.859423733165">
                <text:p>0.8594237331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931111838957">
                <text:p>0.931111838957</text:p>
              </table:table-cell>
              <table:table-cell office:value-type="float" office:value="0.878353498091">
                <text:p>0.878353498091</text:p>
              </table:table-cell>
              <table:table-cell office:value-type="float" office:value="0.879652813873">
                <text:p>0.879652813873</text:p>
              </table:table-cell>
              <table:table-cell office:value-type="float" office:value="0.879238848883">
                <text:p>0.879238848883</text:p>
              </table:table-cell>
              <table:table-cell office:value-type="float" office:value="0.876276321614">
                <text:p>0.8762763216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903805652851">
                <text:p>0.903805652851</text:p>
              </table:table-cell>
              <table:table-cell office:value-type="float" office:value="0.849225957381">
                <text:p>0.849225957381</text:p>
              </table:table-cell>
              <table:table-cell office:value-type="float" office:value="0.850487663606">
                <text:p>0.850487663606</text:p>
              </table:table-cell>
              <table:table-cell office:value-type="float" office:value="0.85001102364">
                <text:p>0.85001102364</text:p>
              </table:table-cell>
              <table:table-cell office:value-type="float" office:value="0.84696379322">
                <text:p>0.846963793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914976473055">
                <text:p>0.914976473055</text:p>
              </table:table-cell>
              <table:table-cell office:value-type="float" office:value="0.861510827312">
                <text:p>0.861510827312</text:p>
              </table:table-cell>
              <table:table-cell office:value-type="float" office:value="0.862978417333">
                <text:p>0.862978417333</text:p>
              </table:table-cell>
              <table:table-cell office:value-type="float" office:value="0.862667345105">
                <text:p>0.862667345105</text:p>
              </table:table-cell>
              <table:table-cell office:value-type="float" office:value="0.859511807617">
                <text:p>0.8595118076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930256601401">
                <text:p>0.930256601401</text:p>
              </table:table-cell>
              <table:table-cell office:value-type="float" office:value="0.877581433835">
                <text:p>0.877581433835</text:p>
              </table:table-cell>
              <table:table-cell office:value-type="float" office:value="0.878924381214">
                <text:p>0.878924381214</text:p>
              </table:table-cell>
              <table:table-cell office:value-type="float" office:value="0.878627543926">
                <text:p>0.878627543926</text:p>
              </table:table-cell>
              <table:table-cell office:value-type="float" office:value="0.875717332505">
                <text:p>0.875717332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895629653786">
                <text:p>0.895629653786</text:p>
              </table:table-cell>
              <table:table-cell office:value-type="float" office:value="0.837992110133">
                <text:p>0.837992110133</text:p>
              </table:table-cell>
              <table:table-cell office:value-type="float" office:value="0.839304432237">
                <text:p>0.839304432237</text:p>
              </table:table-cell>
              <table:table-cell office:value-type="float" office:value="0.839071938153">
                <text:p>0.839071938153</text:p>
              </table:table-cell>
              <table:table-cell office:value-type="float" office:value="0.836094372978">
                <text:p>0.8360943729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91509885245">
                <text:p>0.91509885245</text:p>
              </table:table-cell>
              <table:table-cell office:value-type="float" office:value="0.861205112299">
                <text:p>0.861205112299</text:p>
              </table:table-cell>
              <table:table-cell office:value-type="float" office:value="0.86261182185">
                <text:p>0.86261182185</text:p>
              </table:table-cell>
              <table:table-cell office:value-type="float" office:value="0.862306763007">
                <text:p>0.862306763007</text:p>
              </table:table-cell>
              <table:table-cell office:value-type="float" office:value="0.859181516579">
                <text:p>0.8591815165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930708553349">
                <text:p>0.930708553349</text:p>
              </table:table-cell>
              <table:table-cell office:value-type="float" office:value="0.877300063854">
                <text:p>0.877300063854</text:p>
              </table:table-cell>
              <table:table-cell office:value-type="float" office:value="0.878576245393">
                <text:p>0.878576245393</text:p>
              </table:table-cell>
              <table:table-cell office:value-type="float" office:value="0.878480866552">
                <text:p>0.878480866552</text:p>
              </table:table-cell>
              <table:table-cell office:value-type="float" office:value="0.875407402301">
                <text:p>0.8754074023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902918121049">
                <text:p>0.902918121049</text:p>
              </table:table-cell>
              <table:table-cell office:value-type="float" office:value="0.846999469115">
                <text:p>0.846999469115</text:p>
              </table:table-cell>
              <table:table-cell office:value-type="float" office:value="0.848224590322">
                <text:p>0.848224590322</text:p>
              </table:table-cell>
              <table:table-cell office:value-type="float" office:value="0.847995644933">
                <text:p>0.847995644933</text:p>
              </table:table-cell>
              <table:table-cell office:value-type="float" office:value="0.844891655725">
                <text:p>0.844891655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915817043875">
                <text:p>0.915817043875</text:p>
              </table:table-cell>
              <table:table-cell office:value-type="float" office:value="0.860873607148">
                <text:p>0.860873607148</text:p>
              </table:table-cell>
              <table:table-cell office:value-type="float" office:value="0.86195419216">
                <text:p>0.86195419216</text:p>
              </table:table-cell>
              <table:table-cell office:value-type="float" office:value="0.861825876261">
                <text:p>0.861825876261</text:p>
              </table:table-cell>
              <table:table-cell office:value-type="float" office:value="0.858706373262">
                <text:p>0.8587063732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931518660685">
                <text:p>0.931518660685</text:p>
              </table:table-cell>
              <table:table-cell office:value-type="float" office:value="0.878315061391">
                <text:p>0.878315061391</text:p>
              </table:table-cell>
              <table:table-cell office:value-type="float" office:value="0.879333811153">
                <text:p>0.879333811153</text:p>
              </table:table-cell>
              <table:table-cell office:value-type="float" office:value="0.879332102051">
                <text:p>0.879332102051</text:p>
              </table:table-cell>
              <table:table-cell office:value-type="float" office:value="0.876188409172">
                <text:p>0.8761884091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901870218407">
                <text:p>0.901870218407</text:p>
              </table:table-cell>
              <table:table-cell office:value-type="float" office:value="0.845583199944">
                <text:p>0.845583199944</text:p>
              </table:table-cell>
              <table:table-cell office:value-type="float" office:value="0.846522652994">
                <text:p>0.846522652994</text:p>
              </table:table-cell>
              <table:table-cell office:value-type="float" office:value="0.846286537659">
                <text:p>0.846286537659</text:p>
              </table:table-cell>
              <table:table-cell office:value-type="float" office:value="0.843149765246">
                <text:p>0.8431497652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916188442433">
                <text:p>0.916188442433</text:p>
              </table:table-cell>
              <table:table-cell office:value-type="float" office:value="0.862038666572">
                <text:p>0.862038666572</text:p>
              </table:table-cell>
              <table:table-cell office:value-type="float" office:value="0.862967422354">
                <text:p>0.862967422354</text:p>
              </table:table-cell>
              <table:table-cell office:value-type="float" office:value="0.862934119755">
                <text:p>0.862934119755</text:p>
              </table:table-cell>
              <table:table-cell office:value-type="float" office:value="0.859761342154">
                <text:p>0.8597613421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931700698955">
                <text:p>0.931700698955</text:p>
              </table:table-cell>
              <table:table-cell office:value-type="float" office:value="0.880457254993">
                <text:p>0.880457254993</text:p>
              </table:table-cell>
              <table:table-cell office:value-type="float" office:value="0.881592628482">
                <text:p>0.881592628482</text:p>
              </table:table-cell>
              <table:table-cell office:value-type="float" office:value="0.881581424631">
                <text:p>0.881581424631</text:p>
              </table:table-cell>
              <table:table-cell office:value-type="float" office:value="0.878504256623">
                <text:p>0.878504256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904188255378">
                <text:p>0.904188255378</text:p>
              </table:table-cell>
              <table:table-cell office:value-type="float" office:value="0.848139263898">
                <text:p>0.848139263898</text:p>
              </table:table-cell>
              <table:table-cell office:value-type="float" office:value="0.849514361465">
                <text:p>0.849514361465</text:p>
              </table:table-cell>
              <table:table-cell office:value-type="float" office:value="0.849426519039">
                <text:p>0.849426519039</text:p>
              </table:table-cell>
              <table:table-cell office:value-type="float" office:value="0.846475270474">
                <text:p>0.8464752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915724818075">
                <text:p>0.915724818075</text:p>
              </table:table-cell>
              <table:table-cell office:value-type="float" office:value="0.859417006765">
                <text:p>0.859417006765</text:p>
              </table:table-cell>
              <table:table-cell office:value-type="float" office:value="0.860302704737">
                <text:p>0.860302704737</text:p>
              </table:table-cell>
              <table:table-cell office:value-type="float" office:value="0.860069337109">
                <text:p>0.860069337109</text:p>
              </table:table-cell>
              <table:table-cell office:value-type="float" office:value="0.857263531026">
                <text:p>0.857263531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931268073611">
                <text:p>0.931268073611</text:p>
              </table:table-cell>
              <table:table-cell office:value-type="float" office:value="0.880653795668">
                <text:p>0.880653795668</text:p>
              </table:table-cell>
              <table:table-cell office:value-type="float" office:value="0.881558138769">
                <text:p>0.881558138769</text:p>
              </table:table-cell>
              <table:table-cell office:value-type="float" office:value="0.881486403874">
                <text:p>0.881486403874</text:p>
              </table:table-cell>
              <table:table-cell office:value-type="float" office:value="0.878255172104">
                <text:p>0.878255172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901957610606">
                <text:p>0.901957610606</text:p>
              </table:table-cell>
              <table:table-cell office:value-type="float" office:value="0.846238466404">
                <text:p>0.846238466404</text:p>
              </table:table-cell>
              <table:table-cell office:value-type="float" office:value="0.847202393984">
                <text:p>0.847202393984</text:p>
              </table:table-cell>
              <table:table-cell office:value-type="float" office:value="0.846895720418">
                <text:p>0.846895720418</text:p>
              </table:table-cell>
              <table:table-cell office:value-type="float" office:value="0.843702825968">
                <text:p>0.8437028259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917507633942">
                <text:p>0.917507633942</text:p>
              </table:table-cell>
              <table:table-cell office:value-type="float" office:value="0.863153425547">
                <text:p>0.863153425547</text:p>
              </table:table-cell>
              <table:table-cell office:value-type="float" office:value="0.864307867505">
                <text:p>0.864307867505</text:p>
              </table:table-cell>
              <table:table-cell office:value-type="float" office:value="0.864138040564">
                <text:p>0.864138040564</text:p>
              </table:table-cell>
              <table:table-cell office:value-type="float" office:value="0.860945396791">
                <text:p>0.8609453967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932146753518">
                <text:p>0.932146753518</text:p>
              </table:table-cell>
              <table:table-cell office:value-type="float" office:value="0.878966717348">
                <text:p>0.878966717348</text:p>
              </table:table-cell>
              <table:table-cell office:value-type="float" office:value="0.880107813637">
                <text:p>0.880107813637</text:p>
              </table:table-cell>
              <table:table-cell office:value-type="float" office:value="0.880152737271">
                <text:p>0.880152737271</text:p>
              </table:table-cell>
              <table:table-cell office:value-type="float" office:value="0.876841122375">
                <text:p>0.876841122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903589348891">
                <text:p>0.903589348891</text:p>
              </table:table-cell>
              <table:table-cell office:value-type="float" office:value="0.847494032145">
                <text:p>0.847494032145</text:p>
              </table:table-cell>
              <table:table-cell office:value-type="float" office:value="0.848612782982">
                <text:p>0.848612782982</text:p>
              </table:table-cell>
              <table:table-cell office:value-type="float" office:value="0.848641161412">
                <text:p>0.848641161412</text:p>
              </table:table-cell>
              <table:table-cell office:value-type="float" office:value="0.8452617598">
                <text:p>0.84526175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918449802966">
                <text:p>0.918449802966</text:p>
              </table:table-cell>
              <table:table-cell office:value-type="float" office:value="0.867277621073">
                <text:p>0.867277621073</text:p>
              </table:table-cell>
              <table:table-cell office:value-type="float" office:value="0.868346403487">
                <text:p>0.868346403487</text:p>
              </table:table-cell>
              <table:table-cell office:value-type="float" office:value="0.868429133027">
                <text:p>0.868429133027</text:p>
              </table:table-cell>
              <table:table-cell office:value-type="float" office:value="0.865046854927">
                <text:p>0.8650468549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932758451913">
                <text:p>0.932758451913</text:p>
              </table:table-cell>
              <table:table-cell office:value-type="float" office:value="0.880216845115">
                <text:p>0.880216845115</text:p>
              </table:table-cell>
              <table:table-cell office:value-type="float" office:value="0.881349741391">
                <text:p>0.881349741391</text:p>
              </table:table-cell>
              <table:table-cell office:value-type="float" office:value="0.881443402746">
                <text:p>0.881443402746</text:p>
              </table:table-cell>
              <table:table-cell office:value-type="float" office:value="0.878077688689">
                <text:p>0.8780776886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902823186581">
                <text:p>0.902823186581</text:p>
              </table:table-cell>
              <table:table-cell office:value-type="float" office:value="0.846736360485">
                <text:p>0.846736360485</text:p>
              </table:table-cell>
              <table:table-cell office:value-type="float" office:value="0.847514003734">
                <text:p>0.847514003734</text:p>
              </table:table-cell>
              <table:table-cell office:value-type="float" office:value="0.847759017531">
                <text:p>0.847759017531</text:p>
              </table:table-cell>
              <table:table-cell office:value-type="float" office:value="0.844382677637">
                <text:p>0.8443826776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917689508445">
                <text:p>0.917689508445</text:p>
              </table:table-cell>
              <table:table-cell office:value-type="float" office:value="0.864117430721">
                <text:p>0.864117430721</text:p>
              </table:table-cell>
              <table:table-cell office:value-type="float" office:value="0.864981532807">
                <text:p>0.864981532807</text:p>
              </table:table-cell>
              <table:table-cell office:value-type="float" office:value="0.865226639424">
                <text:p>0.865226639424</text:p>
              </table:table-cell>
              <table:table-cell office:value-type="float" office:value="0.86185714148">
                <text:p>0.861857141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933832130387">
                <text:p>0.933832130387</text:p>
              </table:table-cell>
              <table:table-cell office:value-type="float" office:value="0.880125239312">
                <text:p>0.880125239312</text:p>
              </table:table-cell>
              <table:table-cell office:value-type="float" office:value="0.881142538597">
                <text:p>0.881142538597</text:p>
              </table:table-cell>
              <table:table-cell office:value-type="float" office:value="0.881560723457">
                <text:p>0.881560723457</text:p>
              </table:table-cell>
              <table:table-cell office:value-type="float" office:value="0.878194455905">
                <text:p>0.8781944559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90996123154">
                <text:p>0.90996123154</text:p>
              </table:table-cell>
              <table:table-cell office:value-type="float" office:value="0.857886340721">
                <text:p>0.857886340721</text:p>
              </table:table-cell>
              <table:table-cell office:value-type="float" office:value="0.858904422372">
                <text:p>0.858904422372</text:p>
              </table:table-cell>
              <table:table-cell office:value-type="float" office:value="0.859389876489">
                <text:p>0.859389876489</text:p>
              </table:table-cell>
              <table:table-cell office:value-type="float" office:value="0.856152262548">
                <text:p>0.8561522625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96556266015">
                <text:p>0.96556266015</text:p>
              </table:table-cell>
              <table:table-cell office:value-type="float" office:value="0.866052665463">
                <text:p>0.866052665463</text:p>
              </table:table-cell>
              <table:table-cell office:value-type="float" office:value="0.865588251579">
                <text:p>0.865588251579</text:p>
              </table:table-cell>
              <table:table-cell office:value-type="float" office:value="0.86441352949">
                <text:p>0.86441352949</text:p>
              </table:table-cell>
              <table:table-cell office:value-type="float" office:value="0.861789751806">
                <text:p>0.8617897518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963196374735">
                <text:p>0.963196374735</text:p>
              </table:table-cell>
              <table:table-cell office:value-type="float" office:value="0.880557387344">
                <text:p>0.880557387344</text:p>
              </table:table-cell>
              <table:table-cell office:value-type="float" office:value="0.880182070194">
                <text:p>0.880182070194</text:p>
              </table:table-cell>
              <table:table-cell office:value-type="float" office:value="0.879299665533">
                <text:p>0.879299665533</text:p>
              </table:table-cell>
              <table:table-cell office:value-type="float" office:value="0.87658986049">
                <text:p>0.876589860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944300794636">
                <text:p>0.944300794636</text:p>
              </table:table-cell>
              <table:table-cell office:value-type="float" office:value="0.84020668274">
                <text:p>0.84020668274</text:p>
              </table:table-cell>
              <table:table-cell office:value-type="float" office:value="0.839867240602">
                <text:p>0.839867240602</text:p>
              </table:table-cell>
              <table:table-cell office:value-type="float" office:value="0.838834427628">
                <text:p>0.838834427628</text:p>
              </table:table-cell>
              <table:table-cell office:value-type="float" office:value="0.836287695265">
                <text:p>0.836287695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946363789245">
                <text:p>0.946363789245</text:p>
              </table:table-cell>
              <table:table-cell office:value-type="float" office:value="0.875316392159">
                <text:p>0.875316392159</text:p>
              </table:table-cell>
              <table:table-cell office:value-type="float" office:value="0.875076521885">
                <text:p>0.875076521885</text:p>
              </table:table-cell>
              <table:table-cell office:value-type="float" office:value="0.87402474389">
                <text:p>0.87402474389</text:p>
              </table:table-cell>
              <table:table-cell office:value-type="float" office:value="0.871443281784">
                <text:p>0.8714432817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947703513892">
                <text:p>0.947703513892</text:p>
              </table:table-cell>
              <table:table-cell office:value-type="float" office:value="0.85019815219">
                <text:p>0.85019815219</text:p>
              </table:table-cell>
              <table:table-cell office:value-type="float" office:value="0.849952427118">
                <text:p>0.849952427118</text:p>
              </table:table-cell>
              <table:table-cell office:value-type="float" office:value="0.848833243567">
                <text:p>0.848833243567</text:p>
              </table:table-cell>
              <table:table-cell office:value-type="float" office:value="0.846402416295">
                <text:p>0.8464024162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956734228603">
                <text:p>0.956734228603</text:p>
              </table:table-cell>
              <table:table-cell office:value-type="float" office:value="0.865236339056">
                <text:p>0.865236339056</text:p>
              </table:table-cell>
              <table:table-cell office:value-type="float" office:value="0.864971471758">
                <text:p>0.864971471758</text:p>
              </table:table-cell>
              <table:table-cell office:value-type="float" office:value="0.863786591681">
                <text:p>0.863786591681</text:p>
              </table:table-cell>
              <table:table-cell office:value-type="float" office:value="0.8612321043">
                <text:p>0.86123210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962039652099">
                <text:p>0.962039652099</text:p>
              </table:table-cell>
              <table:table-cell office:value-type="float" office:value="0.882326132984">
                <text:p>0.882326132984</text:p>
              </table:table-cell>
              <table:table-cell office:value-type="float" office:value="0.88200808971">
                <text:p>0.88200808971</text:p>
              </table:table-cell>
              <table:table-cell office:value-type="float" office:value="0.8807391052">
                <text:p>0.8807391052</text:p>
              </table:table-cell>
              <table:table-cell office:value-type="float" office:value="0.878353786751">
                <text:p>0.8783537867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953656931551">
                <text:p>0.953656931551</text:p>
              </table:table-cell>
              <table:table-cell office:value-type="float" office:value="0.858091311675">
                <text:p>0.858091311675</text:p>
              </table:table-cell>
              <table:table-cell office:value-type="float" office:value="0.857789902937">
                <text:p>0.857789902937</text:p>
              </table:table-cell>
              <table:table-cell office:value-type="float" office:value="0.856619122297">
                <text:p>0.856619122297</text:p>
              </table:table-cell>
              <table:table-cell office:value-type="float" office:value="0.854176936919">
                <text:p>0.8541769369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940307146944">
                <text:p>0.940307146944</text:p>
              </table:table-cell>
              <table:table-cell office:value-type="float" office:value="0.865914917811">
                <text:p>0.865914917811</text:p>
              </table:table-cell>
              <table:table-cell office:value-type="float" office:value="0.865517129455">
                <text:p>0.865517129455</text:p>
              </table:table-cell>
              <table:table-cell office:value-type="float" office:value="0.864254465816">
                <text:p>0.864254465816</text:p>
              </table:table-cell>
              <table:table-cell office:value-type="float" office:value="0.861816760037">
                <text:p>0.8618167600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962533050062">
                <text:p>0.962533050062</text:p>
              </table:table-cell>
              <table:table-cell office:value-type="float" office:value="0.881897306715">
                <text:p>0.881897306715</text:p>
              </table:table-cell>
              <table:table-cell office:value-type="float" office:value="0.881573394741">
                <text:p>0.881573394741</text:p>
              </table:table-cell>
              <table:table-cell office:value-type="float" office:value="0.880401941215">
                <text:p>0.880401941215</text:p>
              </table:table-cell>
              <table:table-cell office:value-type="float" office:value="0.878015450477">
                <text:p>0.8780154504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947103436865">
                <text:p>0.947103436865</text:p>
              </table:table-cell>
              <table:table-cell office:value-type="float" office:value="0.850998946107">
                <text:p>0.850998946107</text:p>
              </table:table-cell>
              <table:table-cell office:value-type="float" office:value="0.85062414641">
                <text:p>0.85062414641</text:p>
              </table:table-cell>
              <table:table-cell office:value-type="float" office:value="0.849453799426">
                <text:p>0.849453799426</text:p>
              </table:table-cell>
              <table:table-cell office:value-type="float" office:value="0.84702835038">
                <text:p>0.847028350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55345423061">
                <text:p>0.955345423061</text:p>
              </table:table-cell>
              <table:table-cell office:value-type="float" office:value="0.860464706873">
                <text:p>0.860464706873</text:p>
              </table:table-cell>
              <table:table-cell office:value-type="float" office:value="0.860124958424">
                <text:p>0.860124958424</text:p>
              </table:table-cell>
              <table:table-cell office:value-type="float" office:value="0.859072125772">
                <text:p>0.859072125772</text:p>
              </table:table-cell>
              <table:table-cell office:value-type="float" office:value="0.856499190303">
                <text:p>0.8564991903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960856778007">
                <text:p>0.960856778007</text:p>
              </table:table-cell>
              <table:table-cell office:value-type="float" office:value="0.879435086473">
                <text:p>0.879435086473</text:p>
              </table:table-cell>
              <table:table-cell office:value-type="float" office:value="0.878799451112">
                <text:p>0.878799451112</text:p>
              </table:table-cell>
              <table:table-cell office:value-type="float" office:value="0.877667231913">
                <text:p>0.877667231913</text:p>
              </table:table-cell>
              <table:table-cell office:value-type="float" office:value="0.874745023148">
                <text:p>0.8747450231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46062461381">
                <text:p>0.946062461381</text:p>
              </table:table-cell>
              <table:table-cell office:value-type="float" office:value="0.849673963465">
                <text:p>0.849673963465</text:p>
              </table:table-cell>
              <table:table-cell office:value-type="float" office:value="0.849233308809">
                <text:p>0.849233308809</text:p>
              </table:table-cell>
              <table:table-cell office:value-type="float" office:value="0.848114843947">
                <text:p>0.848114843947</text:p>
              </table:table-cell>
              <table:table-cell office:value-type="float" office:value="0.845340003356">
                <text:p>0.8453400033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939613397256">
                <text:p>0.939613397256</text:p>
              </table:table-cell>
              <table:table-cell office:value-type="float" office:value="0.866124719837">
                <text:p>0.866124719837</text:p>
              </table:table-cell>
              <table:table-cell office:value-type="float" office:value="0.865614884419">
                <text:p>0.865614884419</text:p>
              </table:table-cell>
              <table:table-cell office:value-type="float" office:value="0.864479676894">
                <text:p>0.864479676894</text:p>
              </table:table-cell>
              <table:table-cell office:value-type="float" office:value="0.861708173599">
                <text:p>0.8617081735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966005710602">
                <text:p>0.966005710602</text:p>
              </table:table-cell>
              <table:table-cell office:value-type="float" office:value="0.882456994307">
                <text:p>0.882456994307</text:p>
              </table:table-cell>
              <table:table-cell office:value-type="float" office:value="0.881859395765">
                <text:p>0.881859395765</text:p>
              </table:table-cell>
              <table:table-cell office:value-type="float" office:value="0.880878954698">
                <text:p>0.880878954698</text:p>
              </table:table-cell>
              <table:table-cell office:value-type="float" office:value="0.877965199559">
                <text:p>0.877965199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949040584609">
                <text:p>0.949040584609</text:p>
              </table:table-cell>
              <table:table-cell office:value-type="float" office:value="0.852024330434">
                <text:p>0.852024330434</text:p>
              </table:table-cell>
              <table:table-cell office:value-type="float" office:value="0.851457071513">
                <text:p>0.851457071513</text:p>
              </table:table-cell>
              <table:table-cell office:value-type="float" office:value="0.850529893828">
                <text:p>0.850529893828</text:p>
              </table:table-cell>
              <table:table-cell office:value-type="float" office:value="0.847567835317">
                <text:p>0.8475678353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39409091482">
                <text:p>0.939409091482</text:p>
              </table:table-cell>
              <table:table-cell office:value-type="float" office:value="0.866793474826">
                <text:p>0.866793474826</text:p>
              </table:table-cell>
              <table:table-cell office:value-type="float" office:value="0.866236423894">
                <text:p>0.866236423894</text:p>
              </table:table-cell>
              <table:table-cell office:value-type="float" office:value="0.865360667767">
                <text:p>0.865360667767</text:p>
              </table:table-cell>
              <table:table-cell office:value-type="float" office:value="0.862401731465">
                <text:p>0.8624017314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959879600161">
                <text:p>0.959879600161</text:p>
              </table:table-cell>
              <table:table-cell office:value-type="float" office:value="0.883343562745">
                <text:p>0.883343562745</text:p>
              </table:table-cell>
              <table:table-cell office:value-type="float" office:value="0.88270562852">
                <text:p>0.88270562852</text:p>
              </table:table-cell>
              <table:table-cell office:value-type="float" office:value="0.8818947101">
                <text:p>0.8818947101</text:p>
              </table:table-cell>
              <table:table-cell office:value-type="float" office:value="0.878838487744">
                <text:p>0.8788384877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945261265138">
                <text:p>0.945261265138</text:p>
              </table:table-cell>
              <table:table-cell office:value-type="float" office:value="0.853285599124">
                <text:p>0.853285599124</text:p>
              </table:table-cell>
              <table:table-cell office:value-type="float" office:value="0.852644046865">
                <text:p>0.852644046865</text:p>
              </table:table-cell>
              <table:table-cell office:value-type="float" office:value="0.851873167909">
                <text:p>0.851873167909</text:p>
              </table:table-cell>
              <table:table-cell office:value-type="float" office:value="0.84882088225">
                <text:p>0.848820882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6039844251">
                <text:p>0.96039844251</text:p>
              </table:table-cell>
              <table:table-cell office:value-type="float" office:value="0.881143176667">
                <text:p>0.881143176667</text:p>
              </table:table-cell>
              <table:table-cell office:value-type="float" office:value="0.880553054311">
                <text:p>0.880553054311</text:p>
              </table:table-cell>
              <table:table-cell office:value-type="float" office:value="0.879757562227">
                <text:p>0.879757562227</text:p>
              </table:table-cell>
              <table:table-cell office:value-type="float" office:value="0.876721250421">
                <text:p>0.8767212504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947860950859">
                <text:p>0.947860950859</text:p>
              </table:table-cell>
              <table:table-cell office:value-type="float" office:value="0.856238458081">
                <text:p>0.856238458081</text:p>
              </table:table-cell>
              <table:table-cell office:value-type="float" office:value="0.855706684721">
                <text:p>0.855706684721</text:p>
              </table:table-cell>
              <table:table-cell office:value-type="float" office:value="0.854885321458">
                <text:p>0.854885321458</text:p>
              </table:table-cell>
              <table:table-cell office:value-type="float" office:value="0.851779992733">
                <text:p>0.8517799927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961068813744">
                <text:p>0.961068813744</text:p>
              </table:table-cell>
              <table:table-cell office:value-type="float" office:value="0.882112795092">
                <text:p>0.882112795092</text:p>
              </table:table-cell>
              <table:table-cell office:value-type="float" office:value="0.881571788575">
                <text:p>0.881571788575</text:p>
              </table:table-cell>
              <table:table-cell office:value-type="float" office:value="0.880710685531">
                <text:p>0.880710685531</text:p>
              </table:table-cell>
              <table:table-cell office:value-type="float" office:value="0.87758422548">
                <text:p>0.877584225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949081821058">
                <text:p>0.949081821058</text:p>
              </table:table-cell>
              <table:table-cell office:value-type="float" office:value="0.858782998437">
                <text:p>0.858782998437</text:p>
              </table:table-cell>
              <table:table-cell office:value-type="float" office:value="0.85830251925">
                <text:p>0.85830251925</text:p>
              </table:table-cell>
              <table:table-cell office:value-type="float" office:value="0.857443784561">
                <text:p>0.857443784561</text:p>
              </table:table-cell>
              <table:table-cell office:value-type="float" office:value="0.854383726873">
                <text:p>0.8543837268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911177359855">
                <text:p>0.911177359855</text:p>
              </table:table-cell>
              <table:table-cell office:value-type="float" office:value="0.869233831302">
                <text:p>0.869233831302</text:p>
              </table:table-cell>
              <table:table-cell office:value-type="float" office:value="0.868569441139">
                <text:p>0.868569441139</text:p>
              </table:table-cell>
              <table:table-cell office:value-type="float" office:value="0.868070168394">
                <text:p>0.868070168394</text:p>
              </table:table-cell>
              <table:table-cell office:value-type="float" office:value="0.86502754698">
                <text:p>0.865027546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924779464825">
                <text:p>0.924779464825</text:p>
              </table:table-cell>
              <table:table-cell office:value-type="float" office:value="0.883965853776">
                <text:p>0.883965853776</text:p>
              </table:table-cell>
              <table:table-cell office:value-type="float" office:value="0.883354959188">
                <text:p>0.883354959188</text:p>
              </table:table-cell>
              <table:table-cell office:value-type="float" office:value="0.882707277741">
                <text:p>0.882707277741</text:p>
              </table:table-cell>
              <table:table-cell office:value-type="float" office:value="0.879873836774">
                <text:p>0.8798738367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893673654999">
                <text:p>0.893673654999</text:p>
              </table:table-cell>
              <table:table-cell office:value-type="float" office:value="0.846539507695">
                <text:p>0.846539507695</text:p>
              </table:table-cell>
              <table:table-cell office:value-type="float" office:value="0.846039770533">
                <text:p>0.846039770533</text:p>
              </table:table-cell>
              <table:table-cell office:value-type="float" office:value="0.845485890028">
                <text:p>0.845485890028</text:p>
              </table:table-cell>
              <table:table-cell office:value-type="float" office:value="0.842690779811">
                <text:p>0.8426907798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23797953508">
                <text:p>0.923797953508</text:p>
              </table:table-cell>
              <table:table-cell office:value-type="float" office:value="0.88031176596">
                <text:p>0.88031176596</text:p>
              </table:table-cell>
              <table:table-cell office:value-type="float" office:value="0.880075314597">
                <text:p>0.880075314597</text:p>
              </table:table-cell>
              <table:table-cell office:value-type="float" office:value="0.879416843099">
                <text:p>0.879416843099</text:p>
              </table:table-cell>
              <table:table-cell office:value-type="float" office:value="0.876623496069">
                <text:p>0.8766234960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03140272404">
                <text:p>0.903140272404</text:p>
              </table:table-cell>
              <table:table-cell office:value-type="float" office:value="0.857593339865">
                <text:p>0.857593339865</text:p>
              </table:table-cell>
              <table:table-cell office:value-type="float" office:value="0.857320760594">
                <text:p>0.857320760594</text:p>
              </table:table-cell>
              <table:table-cell office:value-type="float" office:value="0.856676420949">
                <text:p>0.856676420949</text:p>
              </table:table-cell>
              <table:table-cell office:value-type="float" office:value="0.853873865919">
                <text:p>0.8538738659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913924155693">
                <text:p>0.913924155693</text:p>
              </table:table-cell>
              <table:table-cell office:value-type="float" office:value="0.86951317051">
                <text:p>0.86951317051</text:p>
              </table:table-cell>
              <table:table-cell office:value-type="float" office:value="0.869316842186">
                <text:p>0.869316842186</text:p>
              </table:table-cell>
              <table:table-cell office:value-type="float" office:value="0.868746840361">
                <text:p>0.868746840361</text:p>
              </table:table-cell>
              <table:table-cell office:value-type="float" office:value="0.865952969112">
                <text:p>0.8659529691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928021401805">
                <text:p>0.928021401805</text:p>
              </table:table-cell>
              <table:table-cell office:value-type="float" office:value="0.884439806141">
                <text:p>0.884439806141</text:p>
              </table:table-cell>
              <table:table-cell office:value-type="float" office:value="0.884134596817">
                <text:p>0.884134596817</text:p>
              </table:table-cell>
              <table:table-cell office:value-type="float" office:value="0.883575042541">
                <text:p>0.883575042541</text:p>
              </table:table-cell>
              <table:table-cell office:value-type="float" office:value="0.880796497292">
                <text:p>0.8807964972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9021809364">
                <text:p>0.9021809364</text:p>
              </table:table-cell>
              <table:table-cell office:value-type="float" office:value="0.855053300219">
                <text:p>0.855053300219</text:p>
              </table:table-cell>
              <table:table-cell office:value-type="float" office:value="0.854950224211">
                <text:p>0.854950224211</text:p>
              </table:table-cell>
              <table:table-cell office:value-type="float" office:value="0.854230634155">
                <text:p>0.854230634155</text:p>
              </table:table-cell>
              <table:table-cell office:value-type="float" office:value="0.851575411157">
                <text:p>0.8515754111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26672267248">
                <text:p>0.926672267248</text:p>
              </table:table-cell>
              <table:table-cell office:value-type="float" office:value="0.88204119996">
                <text:p>0.88204119996</text:p>
              </table:table-cell>
              <table:table-cell office:value-type="float" office:value="0.881989857109">
                <text:p>0.881989857109</text:p>
              </table:table-cell>
              <table:table-cell office:value-type="float" office:value="0.881390416499">
                <text:p>0.881390416499</text:p>
              </table:table-cell>
              <table:table-cell office:value-type="float" office:value="0.878756934799">
                <text:p>0.8787569347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90487478396">
                <text:p>0.90487478396</text:p>
              </table:table-cell>
              <table:table-cell office:value-type="float" office:value="0.85745076372">
                <text:p>0.85745076372</text:p>
              </table:table-cell>
              <table:table-cell office:value-type="float" office:value="0.857442131528">
                <text:p>0.857442131528</text:p>
              </table:table-cell>
              <table:table-cell office:value-type="float" office:value="0.856685466428">
                <text:p>0.856685466428</text:p>
              </table:table-cell>
              <table:table-cell office:value-type="float" office:value="0.854300452607">
                <text:p>0.8543004526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27896439738">
                <text:p>0.927896439738</text:p>
              </table:table-cell>
              <table:table-cell office:value-type="float" office:value="0.882363132094">
                <text:p>0.882363132094</text:p>
              </table:table-cell>
              <table:table-cell office:value-type="float" office:value="0.882407229623">
                <text:p>0.882407229623</text:p>
              </table:table-cell>
              <table:table-cell office:value-type="float" office:value="0.881847546171">
                <text:p>0.881847546171</text:p>
              </table:table-cell>
              <table:table-cell office:value-type="float" office:value="0.879216970364">
                <text:p>0.8792169703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06151388072">
                <text:p>0.906151388072</text:p>
              </table:table-cell>
              <table:table-cell office:value-type="float" office:value="0.859025294785">
                <text:p>0.859025294785</text:p>
              </table:table-cell>
              <table:table-cell office:value-type="float" office:value="0.858920260866">
                <text:p>0.858920260866</text:p>
              </table:table-cell>
              <table:table-cell office:value-type="float" office:value="0.858517638129">
                <text:p>0.858517638129</text:p>
              </table:table-cell>
              <table:table-cell office:value-type="float" office:value="0.855899371712">
                <text:p>0.855899371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28304025107">
                <text:p>0.928304025107</text:p>
              </table:table-cell>
              <table:table-cell office:value-type="float" office:value="0.883201793443">
                <text:p>0.883201793443</text:p>
              </table:table-cell>
              <table:table-cell office:value-type="float" office:value="0.882972549992">
                <text:p>0.882972549992</text:p>
              </table:table-cell>
              <table:table-cell office:value-type="float" office:value="0.882297373605">
                <text:p>0.882297373605</text:p>
              </table:table-cell>
              <table:table-cell office:value-type="float" office:value="0.879896328687">
                <text:p>0.8798963286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05625220995">
                <text:p>0.905625220995</text:p>
              </table:table-cell>
              <table:table-cell office:value-type="float" office:value="0.857687810827">
                <text:p>0.857687810827</text:p>
              </table:table-cell>
              <table:table-cell office:value-type="float" office:value="0.857385534647">
                <text:p>0.857385534647</text:p>
              </table:table-cell>
              <table:table-cell office:value-type="float" office:value="0.85672684911">
                <text:p>0.85672684911</text:p>
              </table:table-cell>
              <table:table-cell office:value-type="float" office:value="0.85415024892">
                <text:p>0.854150248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927951031407">
                <text:p>0.927951031407</text:p>
              </table:table-cell>
              <table:table-cell office:value-type="float" office:value="0.882501504158">
                <text:p>0.882501504158</text:p>
              </table:table-cell>
              <table:table-cell office:value-type="float" office:value="0.882208968112">
                <text:p>0.882208968112</text:p>
              </table:table-cell>
              <table:table-cell office:value-type="float" office:value="0.881540651302">
                <text:p>0.881540651302</text:p>
              </table:table-cell>
              <table:table-cell office:value-type="float" office:value="0.87903128333">
                <text:p>0.87903128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06125389043">
                <text:p>0.906125389043</text:p>
              </table:table-cell>
              <table:table-cell office:value-type="float" office:value="0.8585621074">
                <text:p>0.8585621074</text:p>
              </table:table-cell>
              <table:table-cell office:value-type="float" office:value="0.858436744083">
                <text:p>0.858436744083</text:p>
              </table:table-cell>
              <table:table-cell office:value-type="float" office:value="0.857678289055">
                <text:p>0.857678289055</text:p>
              </table:table-cell>
              <table:table-cell office:value-type="float" office:value="0.855068169645">
                <text:p>0.8550681696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17455865685">
                <text:p>0.917455865685</text:p>
              </table:table-cell>
              <table:table-cell office:value-type="float" office:value="0.87107301585">
                <text:p>0.87107301585</text:p>
              </table:table-cell>
              <table:table-cell office:value-type="float" office:value="0.870847043529">
                <text:p>0.870847043529</text:p>
              </table:table-cell>
              <table:table-cell office:value-type="float" office:value="0.8701985844">
                <text:p>0.8701985844</text:p>
              </table:table-cell>
              <table:table-cell office:value-type="float" office:value="0.867550691777">
                <text:p>0.8675506917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30676836006">
                <text:p>0.930676836006</text:p>
              </table:table-cell>
              <table:table-cell office:value-type="float" office:value="0.885198612583">
                <text:p>0.885198612583</text:p>
              </table:table-cell>
              <table:table-cell office:value-type="float" office:value="0.884992855977">
                <text:p>0.884992855977</text:p>
              </table:table-cell>
              <table:table-cell office:value-type="float" office:value="0.884299655607">
                <text:p>0.884299655607</text:p>
              </table:table-cell>
              <table:table-cell office:value-type="float" office:value="0.881591603006">
                <text:p>0.8815916030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05332614128">
                <text:p>0.905332614128</text:p>
              </table:table-cell>
              <table:table-cell office:value-type="float" office:value="0.856660279342">
                <text:p>0.856660279342</text:p>
              </table:table-cell>
              <table:table-cell office:value-type="float" office:value="0.856488827124">
                <text:p>0.856488827124</text:p>
              </table:table-cell>
              <table:table-cell office:value-type="float" office:value="0.855856707904">
                <text:p>0.855856707904</text:p>
              </table:table-cell>
              <table:table-cell office:value-type="float" office:value="0.853095069378">
                <text:p>0.853095069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929687120825">
                <text:p>0.929687120825</text:p>
              </table:table-cell>
              <table:table-cell office:value-type="float" office:value="0.884505386139">
                <text:p>0.884505386139</text:p>
              </table:table-cell>
              <table:table-cell office:value-type="float" office:value="0.884226886146">
                <text:p>0.884226886146</text:p>
              </table:table-cell>
              <table:table-cell office:value-type="float" office:value="0.883522106902">
                <text:p>0.883522106902</text:p>
              </table:table-cell>
              <table:table-cell office:value-type="float" office:value="0.880947387759">
                <text:p>0.8809473877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911421558582">
                <text:p>0.911421558582</text:p>
              </table:table-cell>
              <table:table-cell office:value-type="float" office:value="0.866805685276">
                <text:p>0.866805685276</text:p>
              </table:table-cell>
              <table:table-cell office:value-type="float" office:value="0.866620297109">
                <text:p>0.866620297109</text:p>
              </table:table-cell>
              <table:table-cell office:value-type="float" office:value="0.865899153362">
                <text:p>0.865899153362</text:p>
              </table:table-cell>
              <table:table-cell office:value-type="float" office:value="0.86325637667">
                <text:p>0.86325637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22009484814">
                <text:p>0.922009484814</text:p>
              </table:table-cell>
              <table:table-cell office:value-type="float" office:value="0.876093648415">
                <text:p>0.876093648415</text:p>
              </table:table-cell>
              <table:table-cell office:value-type="float" office:value="0.875843684161">
                <text:p>0.875843684161</text:p>
              </table:table-cell>
              <table:table-cell office:value-type="float" office:value="0.875191022996">
                <text:p>0.875191022996</text:p>
              </table:table-cell>
              <table:table-cell office:value-type="float" office:value="0.872533362373">
                <text:p>0.8725333623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933780316875">
                <text:p>0.933780316875</text:p>
              </table:table-cell>
              <table:table-cell office:value-type="float" office:value="0.889952464806">
                <text:p>0.889952464806</text:p>
              </table:table-cell>
              <table:table-cell office:value-type="float" office:value="0.889738788774">
                <text:p>0.889738788774</text:p>
              </table:table-cell>
              <table:table-cell office:value-type="float" office:value="0.88907207644">
                <text:p>0.88907207644</text:p>
              </table:table-cell>
              <table:table-cell office:value-type="float" office:value="0.886422818261">
                <text:p>0.886422818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912742274355">
                <text:p>0.912742274355</text:p>
              </table:table-cell>
              <table:table-cell office:value-type="float" office:value="0.867836080109">
                <text:p>0.867836080109</text:p>
              </table:table-cell>
              <table:table-cell office:value-type="float" office:value="0.867605188051">
                <text:p>0.867605188051</text:p>
              </table:table-cell>
              <table:table-cell office:value-type="float" office:value="0.866908901169">
                <text:p>0.866908901169</text:p>
              </table:table-cell>
              <table:table-cell office:value-type="float" office:value="0.864303568862">
                <text:p>0.8643035688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930656514688">
                <text:p>0.930656514688</text:p>
              </table:table-cell>
              <table:table-cell office:value-type="float" office:value="0.884378718911">
                <text:p>0.884378718911</text:p>
              </table:table-cell>
              <table:table-cell office:value-type="float" office:value="0.884144153088">
                <text:p>0.884144153088</text:p>
              </table:table-cell>
              <table:table-cell office:value-type="float" office:value="0.88343427315">
                <text:p>0.88343427315</text:p>
              </table:table-cell>
              <table:table-cell office:value-type="float" office:value="0.880867824769">
                <text:p>0.8808678247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900792886127">
                <text:p>0.900792886127</text:p>
              </table:table-cell>
              <table:table-cell office:value-type="float" office:value="0.850192312229">
                <text:p>0.850192312229</text:p>
              </table:table-cell>
              <table:table-cell office:value-type="float" office:value="0.849844066078">
                <text:p>0.849844066078</text:p>
              </table:table-cell>
              <table:table-cell office:value-type="float" office:value="0.849185263525">
                <text:p>0.849185263525</text:p>
              </table:table-cell>
              <table:table-cell office:value-type="float" office:value="0.846526934239">
                <text:p>0.846526934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929096978365">
                <text:p>0.929096978365</text:p>
              </table:table-cell>
              <table:table-cell office:value-type="float" office:value="0.885180816419">
                <text:p>0.885180816419</text:p>
              </table:table-cell>
              <table:table-cell office:value-type="float" office:value="0.884793880133">
                <text:p>0.884793880133</text:p>
              </table:table-cell>
              <table:table-cell office:value-type="float" office:value="0.884124426424">
                <text:p>0.884124426424</text:p>
              </table:table-cell>
              <table:table-cell office:value-type="float" office:value="0.881521054006">
                <text:p>0.8815210540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907768283646">
                <text:p>0.907768283646</text:p>
              </table:table-cell>
              <table:table-cell office:value-type="float" office:value="0.858997192906">
                <text:p>0.858997192906</text:p>
              </table:table-cell>
              <table:table-cell office:value-type="float" office:value="0.858654801966">
                <text:p>0.858654801966</text:p>
              </table:table-cell>
              <table:table-cell office:value-type="float" office:value="0.857959437018">
                <text:p>0.857959437018</text:p>
              </table:table-cell>
              <table:table-cell office:value-type="float" office:value="0.85524869907">
                <text:p>0.855248699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918670023598">
                <text:p>0.918670023598</text:p>
              </table:table-cell>
              <table:table-cell office:value-type="float" office:value="0.871326335731">
                <text:p>0.871326335731</text:p>
              </table:table-cell>
              <table:table-cell office:value-type="float" office:value="0.870962477689">
                <text:p>0.870962477689</text:p>
              </table:table-cell>
              <table:table-cell office:value-type="float" office:value="0.870339809728">
                <text:p>0.870339809728</text:p>
              </table:table-cell>
              <table:table-cell office:value-type="float" office:value="0.867629705726">
                <text:p>0.8676297057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932199532128">
                <text:p>0.932199532128</text:p>
              </table:table-cell>
              <table:table-cell office:value-type="float" office:value="0.885431036313">
                <text:p>0.885431036313</text:p>
              </table:table-cell>
              <table:table-cell office:value-type="float" office:value="0.885100058099">
                <text:p>0.885100058099</text:p>
              </table:table-cell>
              <table:table-cell office:value-type="float" office:value="0.884418013841">
                <text:p>0.884418013841</text:p>
              </table:table-cell>
              <table:table-cell office:value-type="float" office:value="0.881715572059">
                <text:p>0.8817155720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905664397863">
                <text:p>0.905664397863</text:p>
              </table:table-cell>
              <table:table-cell office:value-type="float" office:value="0.855818777563">
                <text:p>0.855818777563</text:p>
              </table:table-cell>
              <table:table-cell office:value-type="float" office:value="0.855476504517">
                <text:p>0.855476504517</text:p>
              </table:table-cell>
              <table:table-cell office:value-type="float" office:value="0.854866838799">
                <text:p>0.854866838799</text:p>
              </table:table-cell>
              <table:table-cell office:value-type="float" office:value="0.852227926279">
                <text:p>0.8522279262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919468261389">
                <text:p>0.919468261389</text:p>
              </table:table-cell>
              <table:table-cell office:value-type="float" office:value="0.87193300958">
                <text:p>0.87193300958</text:p>
              </table:table-cell>
              <table:table-cell office:value-type="float" office:value="0.871568079308">
                <text:p>0.871568079308</text:p>
              </table:table-cell>
              <table:table-cell office:value-type="float" office:value="0.870908184954">
                <text:p>0.870908184954</text:p>
              </table:table-cell>
              <table:table-cell office:value-type="float" office:value="0.868280179135">
                <text:p>0.8682801791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932547989448">
                <text:p>0.932547989448</text:p>
              </table:table-cell>
              <table:table-cell office:value-type="float" office:value="0.885771153976">
                <text:p>0.885771153976</text:p>
              </table:table-cell>
              <table:table-cell office:value-type="float" office:value="0.885502397635">
                <text:p>0.885502397635</text:p>
              </table:table-cell>
              <table:table-cell office:value-type="float" office:value="0.884742670511">
                <text:p>0.884742670511</text:p>
              </table:table-cell>
              <table:table-cell office:value-type="float" office:value="0.882204255635">
                <text:p>0.8822042556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907362003197">
                <text:p>0.907362003197</text:p>
              </table:table-cell>
              <table:table-cell office:value-type="float" office:value="0.857598783164">
                <text:p>0.857598783164</text:p>
              </table:table-cell>
              <table:table-cell office:value-type="float" office:value="0.85728196453">
                <text:p>0.85728196453</text:p>
              </table:table-cell>
              <table:table-cell office:value-type="float" office:value="0.856769261883">
                <text:p>0.856769261883</text:p>
              </table:table-cell>
              <table:table-cell office:value-type="float" office:value="0.854038814114">
                <text:p>0.8540388141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919248282805">
                <text:p>0.919248282805</text:p>
              </table:table-cell>
              <table:table-cell office:value-type="float" office:value="0.871250775588">
                <text:p>0.871250775588</text:p>
              </table:table-cell>
              <table:table-cell office:value-type="float" office:value="0.870999206795">
                <text:p>0.870999206795</text:p>
              </table:table-cell>
              <table:table-cell office:value-type="float" office:value="0.870379675673">
                <text:p>0.870379675673</text:p>
              </table:table-cell>
              <table:table-cell office:value-type="float" office:value="0.867704146397">
                <text:p>0.8677041463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932396150445">
                <text:p>0.932396150445</text:p>
              </table:table-cell>
              <table:table-cell office:value-type="float" office:value="0.885183223574">
                <text:p>0.885183223574</text:p>
              </table:table-cell>
              <table:table-cell office:value-type="float" office:value="0.884986809251">
                <text:p>0.884986809251</text:p>
              </table:table-cell>
              <table:table-cell office:value-type="float" office:value="0.884203277878">
                <text:p>0.884203277878</text:p>
              </table:table-cell>
              <table:table-cell office:value-type="float" office:value="0.881580657587">
                <text:p>0.8815806575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906733992763">
                <text:p>0.906733992763</text:p>
              </table:table-cell>
              <table:table-cell office:value-type="float" office:value="0.856046244806">
                <text:p>0.856046244806</text:p>
              </table:table-cell>
              <table:table-cell office:value-type="float" office:value="0.855767744498">
                <text:p>0.855767744498</text:p>
              </table:table-cell>
              <table:table-cell office:value-type="float" office:value="0.855171495188">
                <text:p>0.855171495188</text:p>
              </table:table-cell>
              <table:table-cell office:value-type="float" office:value="0.852220106207">
                <text:p>0.8522201062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918932465285">
                <text:p>0.918932465285</text:p>
              </table:table-cell>
              <table:table-cell office:value-type="float" office:value="0.870504307642">
                <text:p>0.870504307642</text:p>
              </table:table-cell>
              <table:table-cell office:value-type="float" office:value="0.870201785714">
                <text:p>0.870201785714</text:p>
              </table:table-cell>
              <table:table-cell office:value-type="float" office:value="0.869594356372">
                <text:p>0.869594356372</text:p>
              </table:table-cell>
              <table:table-cell office:value-type="float" office:value="0.866742058338">
                <text:p>0.8667420583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3297515912">
                <text:p>0.93297515912</text:p>
              </table:table-cell>
              <table:table-cell office:value-type="float" office:value="0.886096805953">
                <text:p>0.886096805953</text:p>
              </table:table-cell>
              <table:table-cell office:value-type="float" office:value="0.885716492629">
                <text:p>0.885716492629</text:p>
              </table:table-cell>
              <table:table-cell office:value-type="float" office:value="0.884992749345">
                <text:p>0.884992749345</text:p>
              </table:table-cell>
              <table:table-cell office:value-type="float" office:value="0.882294218984">
                <text:p>0.882294218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907240015074">
                <text:p>0.907240015074</text:p>
              </table:table-cell>
              <table:table-cell office:value-type="float" office:value="0.857051289801">
                <text:p>0.857051289801</text:p>
              </table:table-cell>
              <table:table-cell office:value-type="float" office:value="0.856718972917">
                <text:p>0.856718972917</text:p>
              </table:table-cell>
              <table:table-cell office:value-type="float" office:value="0.856068511139">
                <text:p>0.856068511139</text:p>
              </table:table-cell>
              <table:table-cell office:value-type="float" office:value="0.853269474854">
                <text:p>0.8532694748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930625893667">
                <text:p>0.930625893667</text:p>
              </table:table-cell>
              <table:table-cell office:value-type="float" office:value="0.883059944041">
                <text:p>0.883059944041</text:p>
              </table:table-cell>
              <table:table-cell office:value-type="float" office:value="0.882820048468">
                <text:p>0.882820048468</text:p>
              </table:table-cell>
              <table:table-cell office:value-type="float" office:value="0.882088839891">
                <text:p>0.882088839891</text:p>
              </table:table-cell>
              <table:table-cell office:value-type="float" office:value="0.879375678179">
                <text:p>0.8793756781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909233791488">
                <text:p>0.909233791488</text:p>
              </table:table-cell>
              <table:table-cell office:value-type="float" office:value="0.85987832372">
                <text:p>0.85987832372</text:p>
              </table:table-cell>
              <table:table-cell office:value-type="float" office:value="0.859476569302">
                <text:p>0.859476569302</text:p>
              </table:table-cell>
              <table:table-cell office:value-type="float" office:value="0.858735287443">
                <text:p>0.858735287443</text:p>
              </table:table-cell>
              <table:table-cell office:value-type="float" office:value="0.855991075731">
                <text:p>0.8559910757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921326071792">
                <text:p>0.921326071792</text:p>
              </table:table-cell>
              <table:table-cell office:value-type="float" office:value="0.871846504375">
                <text:p>0.871846504375</text:p>
              </table:table-cell>
              <table:table-cell office:value-type="float" office:value="0.871568209836">
                <text:p>0.871568209836</text:p>
              </table:table-cell>
              <table:table-cell office:value-type="float" office:value="0.870814406273">
                <text:p>0.870814406273</text:p>
              </table:table-cell>
              <table:table-cell office:value-type="float" office:value="0.86817087715">
                <text:p>0.868170877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932376041785">
                <text:p>0.932376041785</text:p>
              </table:table-cell>
              <table:table-cell office:value-type="float" office:value="0.88431230578">
                <text:p>0.88431230578</text:p>
              </table:table-cell>
              <table:table-cell office:value-type="float" office:value="0.884540412982">
                <text:p>0.884540412982</text:p>
              </table:table-cell>
              <table:table-cell office:value-type="float" office:value="0.884566020676">
                <text:p>0.884566020676</text:p>
              </table:table-cell>
              <table:table-cell office:value-type="float" office:value="0.884643702412">
                <text:p>0.8846437024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90686446111">
                <text:p>0.90686446111</text:p>
              </table:table-cell>
              <table:table-cell office:value-type="float" office:value="0.853520755812">
                <text:p>0.853520755812</text:p>
              </table:table-cell>
              <table:table-cell office:value-type="float" office:value="0.853747060168">
                <text:p>0.853747060168</text:p>
              </table:table-cell>
              <table:table-cell office:value-type="float" office:value="0.853752410599">
                <text:p>0.853752410599</text:p>
              </table:table-cell>
              <table:table-cell office:value-type="float" office:value="0.853773197002">
                <text:p>0.8537731970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921134948301">
                <text:p>0.921134948301</text:p>
              </table:table-cell>
              <table:table-cell office:value-type="float" office:value="0.870149859943">
                <text:p>0.870149859943</text:p>
              </table:table-cell>
              <table:table-cell office:value-type="float" office:value="0.870326328118">
                <text:p>0.870326328118</text:p>
              </table:table-cell>
              <table:table-cell office:value-type="float" office:value="0.870335387638">
                <text:p>0.870335387638</text:p>
              </table:table-cell>
              <table:table-cell office:value-type="float" office:value="0.870369630297">
                <text:p>0.8703696302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93601670185">
                <text:p>0.93601670185</text:p>
              </table:table-cell>
              <table:table-cell office:value-type="float" office:value="0.885862199885">
                <text:p>0.885862199885</text:p>
              </table:table-cell>
              <table:table-cell office:value-type="float" office:value="0.886117162532">
                <text:p>0.886117162532</text:p>
              </table:table-cell>
              <table:table-cell office:value-type="float" office:value="0.886147357608">
                <text:p>0.886147357608</text:p>
              </table:table-cell>
              <table:table-cell office:value-type="float" office:value="0.886152903975">
                <text:p>0.8861529039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879494224997">
                <text:p>0.879494224997</text:p>
              </table:table-cell>
              <table:table-cell office:value-type="float" office:value="0.864669465398">
                <text:p>0.864669465398</text:p>
              </table:table-cell>
              <table:table-cell office:value-type="float" office:value="0.864892404426">
                <text:p>0.864892404426</text:p>
              </table:table-cell>
              <table:table-cell office:value-type="float" office:value="0.864921070151">
                <text:p>0.864921070151</text:p>
              </table:table-cell>
              <table:table-cell office:value-type="float" office:value="0.864963492596">
                <text:p>0.8649634925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10963817728">
                <text:p>0.910963817728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999781734873">
                <text:p>0.999781734873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999977670764">
                <text:p>0.999977670764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999999966168">
                <text:p>0.999999966168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999970943362">
                <text:p>0.999970943362</text:p>
              </table:table-cell>
              <table:table-cell office:value-type="float" office:value="0.86678492437">
                <text:p>0.86678492437</text:p>
              </table:table-cell>
              <table:table-cell office:value-type="float" office:value="0.86678492437">
                <text:p>0.86678492437</text:p>
              </table:table-cell>
              <table:table-cell office:value-type="float" office:value="0.86678492437">
                <text:p>0.86678492437</text:p>
              </table:table-cell>
              <table:table-cell office:value-type="float" office:value="0.86678492437">
                <text:p>0.866784924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98694954568">
                <text:p>0.998694954568</text:p>
              </table:table-cell>
              <table:table-cell office:value-type="float" office:value="0.866971751953">
                <text:p>0.866971751953</text:p>
              </table:table-cell>
              <table:table-cell office:value-type="float" office:value="0.866971751953">
                <text:p>0.866971751953</text:p>
              </table:table-cell>
              <table:table-cell office:value-type="float" office:value="0.866971751953">
                <text:p>0.866971751953</text:p>
              </table:table-cell>
              <table:table-cell office:value-type="float" office:value="0.866971751953">
                <text:p>0.8669717519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997021583656">
                <text:p>0.997021583656</text:p>
              </table:table-cell>
              <table:table-cell office:value-type="float" office:value="0.871035759202">
                <text:p>0.871035759202</text:p>
              </table:table-cell>
              <table:table-cell office:value-type="float" office:value="0.871035759202">
                <text:p>0.871035759202</text:p>
              </table:table-cell>
              <table:table-cell office:value-type="float" office:value="0.87101223937">
                <text:p>0.87101223937</text:p>
              </table:table-cell>
              <table:table-cell office:value-type="float" office:value="0.871037573287">
                <text:p>0.8710375732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98310483733">
                <text:p>0.98310483733</text:p>
              </table:table-cell>
              <table:table-cell office:value-type="float" office:value="0.877172685161">
                <text:p>0.877172685161</text:p>
              </table:table-cell>
              <table:table-cell office:value-type="float" office:value="0.880489732295">
                <text:p>0.880489732295</text:p>
              </table:table-cell>
              <table:table-cell office:value-type="float" office:value="0.883577762823">
                <text:p>0.883577762823</text:p>
              </table:table-cell>
              <table:table-cell office:value-type="float" office:value="0.883728863073">
                <text:p>0.883728863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960264026029">
                <text:p>0.960264026029</text:p>
              </table:table-cell>
              <table:table-cell office:value-type="float" office:value="0.871380487192">
                <text:p>0.871380487192</text:p>
              </table:table-cell>
              <table:table-cell office:value-type="float" office:value="0.889859776055">
                <text:p>0.889859776055</text:p>
              </table:table-cell>
              <table:table-cell office:value-type="float" office:value="0.895688605594">
                <text:p>0.895688605594</text:p>
              </table:table-cell>
              <table:table-cell office:value-type="float" office:value="0.895875224551">
                <text:p>0.8958752245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38742517182">
                <text:p>0.938742517182</text:p>
              </table:table-cell>
              <table:table-cell office:value-type="float" office:value="0.852696946327">
                <text:p>0.852696946327</text:p>
              </table:table-cell>
              <table:table-cell office:value-type="float" office:value="0.909429589222">
                <text:p>0.909429589222</text:p>
              </table:table-cell>
              <table:table-cell office:value-type="float" office:value="0.917445626742">
                <text:p>0.917445626742</text:p>
              </table:table-cell>
              <table:table-cell office:value-type="float" office:value="0.919009918012">
                <text:p>0.9190099180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931467611141">
                <text:p>0.931467611141</text:p>
              </table:table-cell>
              <table:table-cell office:value-type="float" office:value="0.827855954415">
                <text:p>0.827855954415</text:p>
              </table:table-cell>
              <table:table-cell office:value-type="float" office:value="0.903686777057">
                <text:p>0.903686777057</text:p>
              </table:table-cell>
              <table:table-cell office:value-type="float" office:value="0.911135691728">
                <text:p>0.911135691728</text:p>
              </table:table-cell>
              <table:table-cell office:value-type="float" office:value="0.909640232602">
                <text:p>0.909640232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967207775537">
                <text:p>0.967207775537</text:p>
              </table:table-cell>
              <table:table-cell office:value-type="float" office:value="0.9035636591">
                <text:p>0.9035636591</text:p>
              </table:table-cell>
              <table:table-cell office:value-type="float" office:value="0.904740521769">
                <text:p>0.904740521769</text:p>
              </table:table-cell>
              <table:table-cell office:value-type="float" office:value="0.907869857863">
                <text:p>0.907869857863</text:p>
              </table:table-cell>
              <table:table-cell office:value-type="float" office:value="0.905447587391">
                <text:p>0.905447587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965807796324">
                <text:p>0.965807796324</text:p>
              </table:table-cell>
              <table:table-cell office:value-type="float" office:value="0.906325898875">
                <text:p>0.906325898875</text:p>
              </table:table-cell>
              <table:table-cell office:value-type="float" office:value="0.907800483773">
                <text:p>0.907800483773</text:p>
              </table:table-cell>
              <table:table-cell office:value-type="float" office:value="0.91046847764">
                <text:p>0.91046847764</text:p>
              </table:table-cell>
              <table:table-cell office:value-type="float" office:value="0.908159841133">
                <text:p>0.9081598411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965114986597">
                <text:p>0.965114986597</text:p>
              </table:table-cell>
              <table:table-cell office:value-type="float" office:value="0.902060855485">
                <text:p>0.902060855485</text:p>
              </table:table-cell>
              <table:table-cell office:value-type="float" office:value="0.903403147981">
                <text:p>0.903403147981</text:p>
              </table:table-cell>
              <table:table-cell office:value-type="float" office:value="0.908295827658">
                <text:p>0.908295827658</text:p>
              </table:table-cell>
              <table:table-cell office:value-type="float" office:value="0.904320973801">
                <text:p>0.9043209738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959896977611">
                <text:p>0.959896977611</text:p>
              </table:table-cell>
              <table:table-cell office:value-type="float" office:value="0.894520873995">
                <text:p>0.894520873995</text:p>
              </table:table-cell>
              <table:table-cell office:value-type="float" office:value="0.896300771163">
                <text:p>0.896300771163</text:p>
              </table:table-cell>
              <table:table-cell office:value-type="float" office:value="0.902251087044">
                <text:p>0.902251087044</text:p>
              </table:table-cell>
              <table:table-cell office:value-type="float" office:value="0.898190412462">
                <text:p>0.8981904124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960606511617">
                <text:p>0.960606511617</text:p>
              </table:table-cell>
              <table:table-cell office:value-type="float" office:value="0.895968668105">
                <text:p>0.895968668105</text:p>
              </table:table-cell>
              <table:table-cell office:value-type="float" office:value="0.897519427197">
                <text:p>0.897519427197</text:p>
              </table:table-cell>
              <table:table-cell office:value-type="float" office:value="0.902828904308">
                <text:p>0.902828904308</text:p>
              </table:table-cell>
              <table:table-cell office:value-type="float" office:value="0.899018550848">
                <text:p>0.8990185508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957543132379">
                <text:p>0.957543132379</text:p>
              </table:table-cell>
              <table:table-cell office:value-type="float" office:value="0.889996856285">
                <text:p>0.889996856285</text:p>
              </table:table-cell>
              <table:table-cell office:value-type="float" office:value="0.892055189171">
                <text:p>0.892055189171</text:p>
              </table:table-cell>
              <table:table-cell office:value-type="float" office:value="0.897300689651">
                <text:p>0.897300689651</text:p>
              </table:table-cell>
              <table:table-cell office:value-type="float" office:value="0.891756218138">
                <text:p>0.8917562181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950692989628">
                <text:p>0.950692989628</text:p>
              </table:table-cell>
              <table:table-cell office:value-type="float" office:value="0.882285430003">
                <text:p>0.882285430003</text:p>
              </table:table-cell>
              <table:table-cell office:value-type="float" office:value="0.887184676042">
                <text:p>0.887184676042</text:p>
              </table:table-cell>
              <table:table-cell office:value-type="float" office:value="0.892225622341">
                <text:p>0.892225622341</text:p>
              </table:table-cell>
              <table:table-cell office:value-type="float" office:value="0.889432052126">
                <text:p>0.8894320521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948905942137">
                <text:p>0.948905942137</text:p>
              </table:table-cell>
              <table:table-cell office:value-type="float" office:value="0.875396293518">
                <text:p>0.875396293518</text:p>
              </table:table-cell>
              <table:table-cell office:value-type="float" office:value="0.881177788933">
                <text:p>0.881177788933</text:p>
              </table:table-cell>
              <table:table-cell office:value-type="float" office:value="0.890386387282">
                <text:p>0.890386387282</text:p>
              </table:table-cell>
              <table:table-cell office:value-type="float" office:value="0.885467478617">
                <text:p>0.8854674786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948614004826">
                <text:p>0.948614004826</text:p>
              </table:table-cell>
              <table:table-cell office:value-type="float" office:value="0.869999909438">
                <text:p>0.869999909438</text:p>
              </table:table-cell>
              <table:table-cell office:value-type="float" office:value="0.879054723896">
                <text:p>0.879054723896</text:p>
              </table:table-cell>
              <table:table-cell office:value-type="float" office:value="0.888956142212">
                <text:p>0.888956142212</text:p>
              </table:table-cell>
              <table:table-cell office:value-type="float" office:value="0.889010156136">
                <text:p>0.8890101561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43277596783">
                <text:p>0.943277596783</text:p>
              </table:table-cell>
              <table:table-cell office:value-type="float" office:value="0.864526452143">
                <text:p>0.864526452143</text:p>
              </table:table-cell>
              <table:table-cell office:value-type="float" office:value="0.875007920471">
                <text:p>0.875007920471</text:p>
              </table:table-cell>
              <table:table-cell office:value-type="float" office:value="0.883271183301">
                <text:p>0.883271183301</text:p>
              </table:table-cell>
              <table:table-cell office:value-type="float" office:value="0.882780577602">
                <text:p>0.8827805776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938933416476">
                <text:p>0.938933416476</text:p>
              </table:table-cell>
              <table:table-cell office:value-type="float" office:value="0.868402436568">
                <text:p>0.868402436568</text:p>
              </table:table-cell>
              <table:table-cell office:value-type="float" office:value="0.881258758884">
                <text:p>0.881258758884</text:p>
              </table:table-cell>
              <table:table-cell office:value-type="float" office:value="0.901657981664">
                <text:p>0.901657981664</text:p>
              </table:table-cell>
              <table:table-cell office:value-type="float" office:value="0.898330321768">
                <text:p>0.8983303217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39965789494">
                <text:p>0.939965789494</text:p>
              </table:table-cell>
              <table:table-cell office:value-type="float" office:value="0.871854835222">
                <text:p>0.871854835222</text:p>
              </table:table-cell>
              <table:table-cell office:value-type="float" office:value="0.887999097226">
                <text:p>0.887999097226</text:p>
              </table:table-cell>
              <table:table-cell office:value-type="float" office:value="0.903453143204">
                <text:p>0.903453143204</text:p>
              </table:table-cell>
              <table:table-cell office:value-type="float" office:value="0.898912465546">
                <text:p>0.898912465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36995511721">
                <text:p>0.936995511721</text:p>
              </table:table-cell>
              <table:table-cell office:value-type="float" office:value="0.855565904447">
                <text:p>0.855565904447</text:p>
              </table:table-cell>
              <table:table-cell office:value-type="float" office:value="0.875798953427">
                <text:p>0.875798953427</text:p>
              </table:table-cell>
              <table:table-cell office:value-type="float" office:value="0.892550325473">
                <text:p>0.892550325473</text:p>
              </table:table-cell>
              <table:table-cell office:value-type="float" office:value="0.886148645699">
                <text:p>0.8861486456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32607806561">
                <text:p>0.932607806561</text:p>
              </table:table-cell>
              <table:table-cell office:value-type="float" office:value="0.846524580412">
                <text:p>0.846524580412</text:p>
              </table:table-cell>
              <table:table-cell office:value-type="float" office:value="0.870191790421">
                <text:p>0.870191790421</text:p>
              </table:table-cell>
              <table:table-cell office:value-type="float" office:value="0.886714482504">
                <text:p>0.886714482504</text:p>
              </table:table-cell>
              <table:table-cell office:value-type="float" office:value="0.882112186182">
                <text:p>0.8821121861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941595159441">
                <text:p>0.941595159441</text:p>
              </table:table-cell>
              <table:table-cell office:value-type="float" office:value="0.852803781363">
                <text:p>0.852803781363</text:p>
              </table:table-cell>
              <table:table-cell office:value-type="float" office:value="0.874692079865">
                <text:p>0.874692079865</text:p>
              </table:table-cell>
              <table:table-cell office:value-type="float" office:value="0.889133755697">
                <text:p>0.889133755697</text:p>
              </table:table-cell>
              <table:table-cell office:value-type="float" office:value="0.882904921042">
                <text:p>0.8829049210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930150275322">
                <text:p>0.930150275322</text:p>
              </table:table-cell>
              <table:table-cell office:value-type="float" office:value="0.832757416906">
                <text:p>0.832757416906</text:p>
              </table:table-cell>
              <table:table-cell office:value-type="float" office:value="0.859727585615">
                <text:p>0.859727585615</text:p>
              </table:table-cell>
              <table:table-cell office:value-type="float" office:value="0.876061046991">
                <text:p>0.876061046991</text:p>
              </table:table-cell>
              <table:table-cell office:value-type="float" office:value="0.868435315015">
                <text:p>0.868435315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929411795316">
                <text:p>0.929411795316</text:p>
              </table:table-cell>
              <table:table-cell office:value-type="float" office:value="0.82514892454">
                <text:p>0.82514892454</text:p>
              </table:table-cell>
              <table:table-cell office:value-type="float" office:value="0.854525806349">
                <text:p>0.854525806349</text:p>
              </table:table-cell>
              <table:table-cell office:value-type="float" office:value="0.87180025198">
                <text:p>0.87180025198</text:p>
              </table:table-cell>
              <table:table-cell office:value-type="float" office:value="0.867101638181">
                <text:p>0.8671016381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933315445514">
                <text:p>0.933315445514</text:p>
              </table:table-cell>
              <table:table-cell office:value-type="float" office:value="0.836700672016">
                <text:p>0.836700672016</text:p>
              </table:table-cell>
              <table:table-cell office:value-type="float" office:value="0.864373436522">
                <text:p>0.864373436522</text:p>
              </table:table-cell>
              <table:table-cell office:value-type="float" office:value="0.877400113767">
                <text:p>0.877400113767</text:p>
              </table:table-cell>
              <table:table-cell office:value-type="float" office:value="0.870720675699">
                <text:p>0.8707206756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915401225905">
                <text:p>0.915401225905</text:p>
              </table:table-cell>
              <table:table-cell office:value-type="float" office:value="0.800600593094">
                <text:p>0.800600593094</text:p>
              </table:table-cell>
              <table:table-cell office:value-type="float" office:value="0.840240347557">
                <text:p>0.840240347557</text:p>
              </table:table-cell>
              <table:table-cell office:value-type="float" office:value="0.85901582188">
                <text:p>0.85901582188</text:p>
              </table:table-cell>
              <table:table-cell office:value-type="float" office:value="0.848006853107">
                <text:p>0.8480068531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911735130869">
                <text:p>0.911735130869</text:p>
              </table:table-cell>
              <table:table-cell office:value-type="float" office:value="0.792927186299">
                <text:p>0.792927186299</text:p>
              </table:table-cell>
              <table:table-cell office:value-type="float" office:value="0.837653759677">
                <text:p>0.837653759677</text:p>
              </table:table-cell>
              <table:table-cell office:value-type="float" office:value="0.85746153211">
                <text:p>0.85746153211</text:p>
              </table:table-cell>
              <table:table-cell office:value-type="float" office:value="0.845367619084">
                <text:p>0.8453676190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913989627911">
                <text:p>0.913989627911</text:p>
              </table:table-cell>
              <table:table-cell office:value-type="float" office:value="0.81167208189">
                <text:p>0.81167208189</text:p>
              </table:table-cell>
              <table:table-cell office:value-type="float" office:value="0.846006469886">
                <text:p>0.846006469886</text:p>
              </table:table-cell>
              <table:table-cell office:value-type="float" office:value="0.862404455578">
                <text:p>0.862404455578</text:p>
              </table:table-cell>
              <table:table-cell office:value-type="float" office:value="0.853114502434">
                <text:p>0.8531145024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883273155586">
                <text:p>0.883273155586</text:p>
              </table:table-cell>
              <table:table-cell office:value-type="float" office:value="0.770820078491">
                <text:p>0.770820078491</text:p>
              </table:table-cell>
              <table:table-cell office:value-type="float" office:value="0.816244747628">
                <text:p>0.816244747628</text:p>
              </table:table-cell>
              <table:table-cell office:value-type="float" office:value="0.845649960402">
                <text:p>0.845649960402</text:p>
              </table:table-cell>
              <table:table-cell office:value-type="float" office:value="0.841453593195">
                <text:p>0.8414535931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97296887349">
                <text:p>0.97296887349</text:p>
              </table:table-cell>
              <table:table-cell office:value-type="float" office:value="0.896179114072">
                <text:p>0.896179114072</text:p>
              </table:table-cell>
              <table:table-cell office:value-type="float" office:value="0.892118817711">
                <text:p>0.892118817711</text:p>
              </table:table-cell>
              <table:table-cell office:value-type="float" office:value="0.885796336761">
                <text:p>0.885796336761</text:p>
              </table:table-cell>
              <table:table-cell office:value-type="float" office:value="0.875743094842">
                <text:p>0.8757430948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956611060384">
                <text:p>0.956611060384</text:p>
              </table:table-cell>
              <table:table-cell office:value-type="float" office:value="0.888671330899">
                <text:p>0.888671330899</text:p>
              </table:table-cell>
              <table:table-cell office:value-type="float" office:value="0.885395415608">
                <text:p>0.885395415608</text:p>
              </table:table-cell>
              <table:table-cell office:value-type="float" office:value="0.879069281578">
                <text:p>0.879069281578</text:p>
              </table:table-cell>
              <table:table-cell office:value-type="float" office:value="0.86924281653">
                <text:p>0.869242816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62477358459">
                <text:p>0.962477358459</text:p>
              </table:table-cell>
              <table:table-cell office:value-type="float" office:value="0.886331902992">
                <text:p>0.886331902992</text:p>
              </table:table-cell>
              <table:table-cell office:value-type="float" office:value="0.884116848766">
                <text:p>0.884116848766</text:p>
              </table:table-cell>
              <table:table-cell office:value-type="float" office:value="0.878634485806">
                <text:p>0.878634485806</text:p>
              </table:table-cell>
              <table:table-cell office:value-type="float" office:value="0.868810143947">
                <text:p>0.8688101439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956138247275">
                <text:p>0.956138247275</text:p>
              </table:table-cell>
              <table:table-cell office:value-type="float" office:value="0.878941821243">
                <text:p>0.878941821243</text:p>
              </table:table-cell>
              <table:table-cell office:value-type="float" office:value="0.876440105558">
                <text:p>0.876440105558</text:p>
              </table:table-cell>
              <table:table-cell office:value-type="float" office:value="0.871968321229">
                <text:p>0.871968321229</text:p>
              </table:table-cell>
              <table:table-cell office:value-type="float" office:value="0.862727753948">
                <text:p>0.8627277539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960036471154">
                <text:p>0.960036471154</text:p>
              </table:table-cell>
              <table:table-cell office:value-type="float" office:value="0.878740213773">
                <text:p>0.878740213773</text:p>
              </table:table-cell>
              <table:table-cell office:value-type="float" office:value="0.876130183792">
                <text:p>0.876130183792</text:p>
              </table:table-cell>
              <table:table-cell office:value-type="float" office:value="0.87157196316">
                <text:p>0.87157196316</text:p>
              </table:table-cell>
              <table:table-cell office:value-type="float" office:value="0.865192869056">
                <text:p>0.8651928690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962400913217">
                <text:p>0.962400913217</text:p>
              </table:table-cell>
              <table:table-cell office:value-type="float" office:value="0.877245255771">
                <text:p>0.877245255771</text:p>
              </table:table-cell>
              <table:table-cell office:value-type="float" office:value="0.875046165572">
                <text:p>0.875046165572</text:p>
              </table:table-cell>
              <table:table-cell office:value-type="float" office:value="0.87051660533">
                <text:p>0.87051660533</text:p>
              </table:table-cell>
              <table:table-cell office:value-type="float" office:value="0.861849268616">
                <text:p>0.861849268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954746633423">
                <text:p>0.954746633423</text:p>
              </table:table-cell>
              <table:table-cell office:value-type="float" office:value="0.871381550896">
                <text:p>0.871381550896</text:p>
              </table:table-cell>
              <table:table-cell office:value-type="float" office:value="0.868830436842">
                <text:p>0.868830436842</text:p>
              </table:table-cell>
              <table:table-cell office:value-type="float" office:value="0.864010810822">
                <text:p>0.864010810822</text:p>
              </table:table-cell>
              <table:table-cell office:value-type="float" office:value="0.855083908321">
                <text:p>0.8550839083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958162048954">
                <text:p>0.958162048954</text:p>
              </table:table-cell>
              <table:table-cell office:value-type="float" office:value="0.871761305931">
                <text:p>0.871761305931</text:p>
              </table:table-cell>
              <table:table-cell office:value-type="float" office:value="0.869246886119">
                <text:p>0.869246886119</text:p>
              </table:table-cell>
              <table:table-cell office:value-type="float" office:value="0.864474643861">
                <text:p>0.864474643861</text:p>
              </table:table-cell>
              <table:table-cell office:value-type="float" office:value="0.854874710607">
                <text:p>0.8548747106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961060646052">
                <text:p>0.961060646052</text:p>
              </table:table-cell>
              <table:table-cell office:value-type="float" office:value="0.870809744958">
                <text:p>0.870809744958</text:p>
              </table:table-cell>
              <table:table-cell office:value-type="float" office:value="0.868737505648">
                <text:p>0.868737505648</text:p>
              </table:table-cell>
              <table:table-cell office:value-type="float" office:value="0.863001336555">
                <text:p>0.863001336555</text:p>
              </table:table-cell>
              <table:table-cell office:value-type="float" office:value="0.856157165618">
                <text:p>0.8561571656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954464961688">
                <text:p>0.954464961688</text:p>
              </table:table-cell>
              <table:table-cell office:value-type="float" office:value="0.86373901763">
                <text:p>0.86373901763</text:p>
              </table:table-cell>
              <table:table-cell office:value-type="float" office:value="0.861815553861">
                <text:p>0.861815553861</text:p>
              </table:table-cell>
              <table:table-cell office:value-type="float" office:value="0.856511868286">
                <text:p>0.856511868286</text:p>
              </table:table-cell>
              <table:table-cell office:value-type="float" office:value="0.847086184982">
                <text:p>0.8470861849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95804987103">
                <text:p>0.95804987103</text:p>
              </table:table-cell>
              <table:table-cell office:value-type="float" office:value="0.864919114745">
                <text:p>0.864919114745</text:p>
              </table:table-cell>
              <table:table-cell office:value-type="float" office:value="0.861839086053">
                <text:p>0.861839086053</text:p>
              </table:table-cell>
              <table:table-cell office:value-type="float" office:value="0.855067889976">
                <text:p>0.855067889976</text:p>
              </table:table-cell>
              <table:table-cell office:value-type="float" office:value="0.848783319656">
                <text:p>0.8487833196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958668897027">
                <text:p>0.958668897027</text:p>
              </table:table-cell>
              <table:table-cell office:value-type="float" office:value="0.862232121196">
                <text:p>0.862232121196</text:p>
              </table:table-cell>
              <table:table-cell office:value-type="float" office:value="0.859890565901">
                <text:p>0.859890565901</text:p>
              </table:table-cell>
              <table:table-cell office:value-type="float" office:value="0.85430452456">
                <text:p>0.85430452456</text:p>
              </table:table-cell>
              <table:table-cell office:value-type="float" office:value="0.843859378069">
                <text:p>0.8438593780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953445903815">
                <text:p>0.953445903815</text:p>
              </table:table-cell>
              <table:table-cell office:value-type="float" office:value="0.874016246966">
                <text:p>0.874016246966</text:p>
              </table:table-cell>
              <table:table-cell office:value-type="float" office:value="0.867114723009">
                <text:p>0.867114723009</text:p>
              </table:table-cell>
              <table:table-cell office:value-type="float" office:value="0.857763353312">
                <text:p>0.857763353312</text:p>
              </table:table-cell>
              <table:table-cell office:value-type="float" office:value="0.84410793254">
                <text:p>0.844107932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954778723576">
                <text:p>0.954778723576</text:p>
              </table:table-cell>
              <table:table-cell office:value-type="float" office:value="0.87447159161">
                <text:p>0.87447159161</text:p>
              </table:table-cell>
              <table:table-cell office:value-type="float" office:value="0.868825437304">
                <text:p>0.868825437304</text:p>
              </table:table-cell>
              <table:table-cell office:value-type="float" office:value="0.862480380777">
                <text:p>0.862480380777</text:p>
              </table:table-cell>
              <table:table-cell office:value-type="float" office:value="0.845151266879">
                <text:p>0.8451512668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57754837804">
                <text:p>0.957754837804</text:p>
              </table:table-cell>
              <table:table-cell office:value-type="float" office:value="0.868765256395">
                <text:p>0.868765256395</text:p>
              </table:table-cell>
              <table:table-cell office:value-type="float" office:value="0.863900604448">
                <text:p>0.863900604448</text:p>
              </table:table-cell>
              <table:table-cell office:value-type="float" office:value="0.858792568928">
                <text:p>0.858792568928</text:p>
              </table:table-cell>
              <table:table-cell office:value-type="float" office:value="0.846016873444">
                <text:p>0.8460168734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952634107736">
                <text:p>0.952634107736</text:p>
              </table:table-cell>
              <table:table-cell office:value-type="float" office:value="0.859808229463">
                <text:p>0.859808229463</text:p>
              </table:table-cell>
              <table:table-cell office:value-type="float" office:value="0.855038628132">
                <text:p>0.855038628132</text:p>
              </table:table-cell>
              <table:table-cell office:value-type="float" office:value="0.850463811733">
                <text:p>0.850463811733</text:p>
              </table:table-cell>
              <table:table-cell office:value-type="float" office:value="0.834628483211">
                <text:p>0.8346284832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954302498752">
                <text:p>0.954302498752</text:p>
              </table:table-cell>
              <table:table-cell office:value-type="float" office:value="0.860298638216">
                <text:p>0.860298638216</text:p>
              </table:table-cell>
              <table:table-cell office:value-type="float" office:value="0.85510613148">
                <text:p>0.85510613148</text:p>
              </table:table-cell>
              <table:table-cell office:value-type="float" office:value="0.851041508541">
                <text:p>0.851041508541</text:p>
              </table:table-cell>
              <table:table-cell office:value-type="float" office:value="0.835570784143">
                <text:p>0.8355707841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95725772346">
                <text:p>0.95725772346</text:p>
              </table:table-cell>
              <table:table-cell office:value-type="float" office:value="0.862038956663">
                <text:p>0.862038956663</text:p>
              </table:table-cell>
              <table:table-cell office:value-type="float" office:value="0.857861292496">
                <text:p>0.857861292496</text:p>
              </table:table-cell>
              <table:table-cell office:value-type="float" office:value="0.853146921075">
                <text:p>0.853146921075</text:p>
              </table:table-cell>
              <table:table-cell office:value-type="float" office:value="0.841745931986">
                <text:p>0.8417459319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950551451449">
                <text:p>0.950551451449</text:p>
              </table:table-cell>
              <table:table-cell office:value-type="float" office:value="0.856302877186">
                <text:p>0.856302877186</text:p>
              </table:table-cell>
              <table:table-cell office:value-type="float" office:value="0.85158652225">
                <text:p>0.85158652225</text:p>
              </table:table-cell>
              <table:table-cell office:value-type="float" office:value="0.846902782866">
                <text:p>0.846902782866</text:p>
              </table:table-cell>
              <table:table-cell office:value-type="float" office:value="0.83413656857">
                <text:p>0.834136568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957874046262">
                <text:p>0.957874046262</text:p>
              </table:table-cell>
              <table:table-cell office:value-type="float" office:value="0.859938933601">
                <text:p>0.859938933601</text:p>
              </table:table-cell>
              <table:table-cell office:value-type="float" office:value="0.855631245079">
                <text:p>0.855631245079</text:p>
              </table:table-cell>
              <table:table-cell office:value-type="float" office:value="0.850044435949">
                <text:p>0.850044435949</text:p>
              </table:table-cell>
              <table:table-cell office:value-type="float" office:value="0.8362147317">
                <text:p>0.83621473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956173145377">
                <text:p>0.956173145377</text:p>
              </table:table-cell>
              <table:table-cell office:value-type="float" office:value="0.861372059771">
                <text:p>0.861372059771</text:p>
              </table:table-cell>
              <table:table-cell office:value-type="float" office:value="0.856587129938">
                <text:p>0.856587129938</text:p>
              </table:table-cell>
              <table:table-cell office:value-type="float" office:value="0.85054616578">
                <text:p>0.85054616578</text:p>
              </table:table-cell>
              <table:table-cell office:value-type="float" office:value="0.835673204047">
                <text:p>0.8356732040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50983674015">
                <text:p>0.950983674015</text:p>
              </table:table-cell>
              <table:table-cell office:value-type="float" office:value="0.855276080276">
                <text:p>0.855276080276</text:p>
              </table:table-cell>
              <table:table-cell office:value-type="float" office:value="0.850776783035">
                <text:p>0.850776783035</text:p>
              </table:table-cell>
              <table:table-cell office:value-type="float" office:value="0.844774051221">
                <text:p>0.844774051221</text:p>
              </table:table-cell>
              <table:table-cell office:value-type="float" office:value="0.825637243119">
                <text:p>0.8256372431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957199947186">
                <text:p>0.957199947186</text:p>
              </table:table-cell>
              <table:table-cell office:value-type="float" office:value="0.859317488574">
                <text:p>0.859317488574</text:p>
              </table:table-cell>
              <table:table-cell office:value-type="float" office:value="0.854539367034">
                <text:p>0.854539367034</text:p>
              </table:table-cell>
              <table:table-cell office:value-type="float" office:value="0.848188291858">
                <text:p>0.848188291858</text:p>
              </table:table-cell>
              <table:table-cell office:value-type="float" office:value="0.836762599272">
                <text:p>0.8367625992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94966275995">
                <text:p>0.94966275995</text:p>
              </table:table-cell>
              <table:table-cell office:value-type="float" office:value="0.854263071614">
                <text:p>0.854263071614</text:p>
              </table:table-cell>
              <table:table-cell office:value-type="float" office:value="0.849909411637">
                <text:p>0.849909411637</text:p>
              </table:table-cell>
              <table:table-cell office:value-type="float" office:value="0.843864417676">
                <text:p>0.843864417676</text:p>
              </table:table-cell>
              <table:table-cell office:value-type="float" office:value="0.829340569609">
                <text:p>0.8293405696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954506360047">
                <text:p>0.954506360047</text:p>
              </table:table-cell>
              <table:table-cell office:value-type="float" office:value="0.876118571906">
                <text:p>0.876118571906</text:p>
              </table:table-cell>
              <table:table-cell office:value-type="float" office:value="0.869052671151">
                <text:p>0.869052671151</text:p>
              </table:table-cell>
              <table:table-cell office:value-type="float" office:value="0.856471852326">
                <text:p>0.856471852326</text:p>
              </table:table-cell>
              <table:table-cell office:value-type="float" office:value="0.83042179262">
                <text:p>0.830421792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957289053382">
                <text:p>0.957289053382</text:p>
              </table:table-cell>
              <table:table-cell office:value-type="float" office:value="0.879093210416">
                <text:p>0.879093210416</text:p>
              </table:table-cell>
              <table:table-cell office:value-type="float" office:value="0.873733165846">
                <text:p>0.873733165846</text:p>
              </table:table-cell>
              <table:table-cell office:value-type="float" office:value="0.862692358382">
                <text:p>0.862692358382</text:p>
              </table:table-cell>
              <table:table-cell office:value-type="float" office:value="0.841928057026">
                <text:p>0.8419280570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946274252378">
                <text:p>0.946274252378</text:p>
              </table:table-cell>
              <table:table-cell office:value-type="float" office:value="0.866685277924">
                <text:p>0.866685277924</text:p>
              </table:table-cell>
              <table:table-cell office:value-type="float" office:value="0.862503196829">
                <text:p>0.862503196829</text:p>
              </table:table-cell>
              <table:table-cell office:value-type="float" office:value="0.85411822325">
                <text:p>0.85411822325</text:p>
              </table:table-cell>
              <table:table-cell office:value-type="float" office:value="0.833090556874">
                <text:p>0.8330905568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950508503796">
                <text:p>0.950508503796</text:p>
              </table:table-cell>
              <table:table-cell office:value-type="float" office:value="0.869682685929">
                <text:p>0.869682685929</text:p>
              </table:table-cell>
              <table:table-cell office:value-type="float" office:value="0.866270256766">
                <text:p>0.866270256766</text:p>
              </table:table-cell>
              <table:table-cell office:value-type="float" office:value="0.859917803674">
                <text:p>0.859917803674</text:p>
              </table:table-cell>
              <table:table-cell office:value-type="float" office:value="0.839426768797">
                <text:p>0.8394267687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951406937597">
                <text:p>0.951406937597</text:p>
              </table:table-cell>
              <table:table-cell office:value-type="float" office:value="0.867874114715">
                <text:p>0.867874114715</text:p>
              </table:table-cell>
              <table:table-cell office:value-type="float" office:value="0.864558495266">
                <text:p>0.864558495266</text:p>
              </table:table-cell>
              <table:table-cell office:value-type="float" office:value="0.858371938108">
                <text:p>0.858371938108</text:p>
              </table:table-cell>
              <table:table-cell office:value-type="float" office:value="0.844480695542">
                <text:p>0.8444806955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945184005383">
                <text:p>0.945184005383</text:p>
              </table:table-cell>
              <table:table-cell office:value-type="float" office:value="0.861784842393">
                <text:p>0.861784842393</text:p>
              </table:table-cell>
              <table:table-cell office:value-type="float" office:value="0.858498411052">
                <text:p>0.858498411052</text:p>
              </table:table-cell>
              <table:table-cell office:value-type="float" office:value="0.851187877847">
                <text:p>0.851187877847</text:p>
              </table:table-cell>
              <table:table-cell office:value-type="float" office:value="0.834090152614">
                <text:p>0.8340901526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950403759093">
                <text:p>0.950403759093</text:p>
              </table:table-cell>
              <table:table-cell office:value-type="float" office:value="0.866369483593">
                <text:p>0.866369483593</text:p>
              </table:table-cell>
              <table:table-cell office:value-type="float" office:value="0.863622384566">
                <text:p>0.863622384566</text:p>
              </table:table-cell>
              <table:table-cell office:value-type="float" office:value="0.857491873221">
                <text:p>0.857491873221</text:p>
              </table:table-cell>
              <table:table-cell office:value-type="float" office:value="0.837625607393">
                <text:p>0.8376256073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952107457124">
                <text:p>0.952107457124</text:p>
              </table:table-cell>
              <table:table-cell office:value-type="float" office:value="0.866606548264">
                <text:p>0.866606548264</text:p>
              </table:table-cell>
              <table:table-cell office:value-type="float" office:value="0.863694580782">
                <text:p>0.863694580782</text:p>
              </table:table-cell>
              <table:table-cell office:value-type="float" office:value="0.858348619034">
                <text:p>0.858348619034</text:p>
              </table:table-cell>
              <table:table-cell office:value-type="float" office:value="0.839330123259">
                <text:p>0.8393301232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945225725829">
                <text:p>0.945225725829</text:p>
              </table:table-cell>
              <table:table-cell office:value-type="float" office:value="0.860921117835">
                <text:p>0.860921117835</text:p>
              </table:table-cell>
              <table:table-cell office:value-type="float" office:value="0.857891800441">
                <text:p>0.857891800441</text:p>
              </table:table-cell>
              <table:table-cell office:value-type="float" office:value="0.851392262526">
                <text:p>0.851392262526</text:p>
              </table:table-cell>
              <table:table-cell office:value-type="float" office:value="0.831199332272">
                <text:p>0.8311993322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951013408433">
                <text:p>0.951013408433</text:p>
              </table:table-cell>
              <table:table-cell office:value-type="float" office:value="0.864001976607">
                <text:p>0.864001976607</text:p>
              </table:table-cell>
              <table:table-cell office:value-type="float" office:value="0.860724222981">
                <text:p>0.860724222981</text:p>
              </table:table-cell>
              <table:table-cell office:value-type="float" office:value="0.855736602628">
                <text:p>0.855736602628</text:p>
              </table:table-cell>
              <table:table-cell office:value-type="float" office:value="0.836023909615">
                <text:p>0.8360239096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952276976996">
                <text:p>0.952276976996</text:p>
              </table:table-cell>
              <table:table-cell office:value-type="float" office:value="0.864315629744">
                <text:p>0.864315629744</text:p>
              </table:table-cell>
              <table:table-cell office:value-type="float" office:value="0.861049293876">
                <text:p>0.861049293876</text:p>
              </table:table-cell>
              <table:table-cell office:value-type="float" office:value="0.856524784149">
                <text:p>0.856524784149</text:p>
              </table:table-cell>
              <table:table-cell office:value-type="float" office:value="0.836722232008">
                <text:p>0.8367222320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947149916281">
                <text:p>0.947149916281</text:p>
              </table:table-cell>
              <table:table-cell office:value-type="float" office:value="0.859419700768">
                <text:p>0.859419700768</text:p>
              </table:table-cell>
              <table:table-cell office:value-type="float" office:value="0.856177814074">
                <text:p>0.856177814074</text:p>
              </table:table-cell>
              <table:table-cell office:value-type="float" office:value="0.849533261934">
                <text:p>0.849533261934</text:p>
              </table:table-cell>
              <table:table-cell office:value-type="float" office:value="0.835106057699">
                <text:p>0.8351060576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951049451686">
                <text:p>0.951049451686</text:p>
              </table:table-cell>
              <table:table-cell office:value-type="float" office:value="0.879807271665">
                <text:p>0.879807271665</text:p>
              </table:table-cell>
              <table:table-cell office:value-type="float" office:value="0.875634468154">
                <text:p>0.875634468154</text:p>
              </table:table-cell>
              <table:table-cell office:value-type="float" office:value="0.865568194079">
                <text:p>0.865568194079</text:p>
              </table:table-cell>
              <table:table-cell office:value-type="float" office:value="0.839989008977">
                <text:p>0.8399890089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953179733358">
                <text:p>0.953179733358</text:p>
              </table:table-cell>
              <table:table-cell office:value-type="float" office:value="0.881327106915">
                <text:p>0.881327106915</text:p>
              </table:table-cell>
              <table:table-cell office:value-type="float" office:value="0.877854169027">
                <text:p>0.877854169027</text:p>
              </table:table-cell>
              <table:table-cell office:value-type="float" office:value="0.868897242123">
                <text:p>0.868897242123</text:p>
              </table:table-cell>
              <table:table-cell office:value-type="float" office:value="0.851215606142">
                <text:p>0.8512156061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945886175833">
                <text:p>0.945886175833</text:p>
              </table:table-cell>
              <table:table-cell office:value-type="float" office:value="0.870638064736">
                <text:p>0.870638064736</text:p>
              </table:table-cell>
              <table:table-cell office:value-type="float" office:value="0.866927880028">
                <text:p>0.866927880028</text:p>
              </table:table-cell>
              <table:table-cell office:value-type="float" office:value="0.858596477414">
                <text:p>0.858596477414</text:p>
              </table:table-cell>
              <table:table-cell office:value-type="float" office:value="0.840639113556">
                <text:p>0.8406391135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952531023311">
                <text:p>0.952531023311</text:p>
              </table:table-cell>
              <table:table-cell office:value-type="float" office:value="0.872128934007">
                <text:p>0.872128934007</text:p>
              </table:table-cell>
              <table:table-cell office:value-type="float" office:value="0.87008853864">
                <text:p>0.87008853864</text:p>
              </table:table-cell>
              <table:table-cell office:value-type="float" office:value="0.863213078012">
                <text:p>0.863213078012</text:p>
              </table:table-cell>
              <table:table-cell office:value-type="float" office:value="0.844671961205">
                <text:p>0.8446719612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95324384474">
                <text:p>0.95324384474</text:p>
              </table:table-cell>
              <table:table-cell office:value-type="float" office:value="0.872887772392">
                <text:p>0.872887772392</text:p>
              </table:table-cell>
              <table:table-cell office:value-type="float" office:value="0.870698393498">
                <text:p>0.870698393498</text:p>
              </table:table-cell>
              <table:table-cell office:value-type="float" office:value="0.86378577539">
                <text:p>0.86378577539</text:p>
              </table:table-cell>
              <table:table-cell office:value-type="float" office:value="0.846363669015">
                <text:p>0.8463636690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948015250462">
                <text:p>0.948015250462</text:p>
              </table:table-cell>
              <table:table-cell office:value-type="float" office:value="0.865444727905">
                <text:p>0.865444727905</text:p>
              </table:table-cell>
              <table:table-cell office:value-type="float" office:value="0.862725554491">
                <text:p>0.862725554491</text:p>
              </table:table-cell>
              <table:table-cell office:value-type="float" office:value="0.8553571237">
                <text:p>0.8553571237</text:p>
              </table:table-cell>
              <table:table-cell office:value-type="float" office:value="0.843124690982">
                <text:p>0.8431246909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950703876093">
                <text:p>0.950703876093</text:p>
              </table:table-cell>
              <table:table-cell office:value-type="float" office:value="0.870172638453">
                <text:p>0.870172638453</text:p>
              </table:table-cell>
              <table:table-cell office:value-type="float" office:value="0.866968847292">
                <text:p>0.866968847292</text:p>
              </table:table-cell>
              <table:table-cell office:value-type="float" office:value="0.860119764039">
                <text:p>0.860119764039</text:p>
              </table:table-cell>
              <table:table-cell office:value-type="float" office:value="0.843493664537">
                <text:p>0.8434936645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953783332018">
                <text:p>0.953783332018</text:p>
              </table:table-cell>
              <table:table-cell office:value-type="float" office:value="0.871343524132">
                <text:p>0.871343524132</text:p>
              </table:table-cell>
              <table:table-cell office:value-type="float" office:value="0.868616675731">
                <text:p>0.868616675731</text:p>
              </table:table-cell>
              <table:table-cell office:value-type="float" office:value="0.861715269626">
                <text:p>0.861715269626</text:p>
              </table:table-cell>
              <table:table-cell office:value-type="float" office:value="0.845546240251">
                <text:p>0.8455462402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946469267646">
                <text:p>0.946469267646</text:p>
              </table:table-cell>
              <table:table-cell office:value-type="float" office:value="0.86537422314">
                <text:p>0.86537422314</text:p>
              </table:table-cell>
              <table:table-cell office:value-type="float" office:value="0.862407546883">
                <text:p>0.862407546883</text:p>
              </table:table-cell>
              <table:table-cell office:value-type="float" office:value="0.854259343794">
                <text:p>0.854259343794</text:p>
              </table:table-cell>
              <table:table-cell office:value-type="float" office:value="0.841880876071">
                <text:p>0.8418808760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954789809233">
                <text:p>0.954789809233</text:p>
              </table:table-cell>
              <table:table-cell office:value-type="float" office:value="0.867509172982">
                <text:p>0.867509172982</text:p>
              </table:table-cell>
              <table:table-cell office:value-type="float" office:value="0.864791480595">
                <text:p>0.864791480595</text:p>
              </table:table-cell>
              <table:table-cell office:value-type="float" office:value="0.858455318496">
                <text:p>0.858455318496</text:p>
              </table:table-cell>
              <table:table-cell office:value-type="float" office:value="0.84011313374">
                <text:p>0.840113133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953346494742">
                <text:p>0.953346494742</text:p>
              </table:table-cell>
              <table:table-cell office:value-type="float" office:value="0.870501074046">
                <text:p>0.870501074046</text:p>
              </table:table-cell>
              <table:table-cell office:value-type="float" office:value="0.866817396788">
                <text:p>0.866817396788</text:p>
              </table:table-cell>
              <table:table-cell office:value-type="float" office:value="0.859756279747">
                <text:p>0.859756279747</text:p>
              </table:table-cell>
              <table:table-cell office:value-type="float" office:value="0.84850999278">
                <text:p>0.848509992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948480495427">
                <text:p>0.948480495427</text:p>
              </table:table-cell>
              <table:table-cell office:value-type="float" office:value="0.863701421534">
                <text:p>0.863701421534</text:p>
              </table:table-cell>
              <table:table-cell office:value-type="float" office:value="0.860114932172">
                <text:p>0.860114932172</text:p>
              </table:table-cell>
              <table:table-cell office:value-type="float" office:value="0.85405048607">
                <text:p>0.85405048607</text:p>
              </table:table-cell>
              <table:table-cell office:value-type="float" office:value="0.837612331995">
                <text:p>0.8376123319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95027638099">
                <text:p>0.95027638099</text:p>
              </table:table-cell>
              <table:table-cell office:value-type="float" office:value="0.884852276981">
                <text:p>0.884852276981</text:p>
              </table:table-cell>
              <table:table-cell office:value-type="float" office:value="0.880782952549">
                <text:p>0.880782952549</text:p>
              </table:table-cell>
              <table:table-cell office:value-type="float" office:value="0.870339453696">
                <text:p>0.870339453696</text:p>
              </table:table-cell>
              <table:table-cell office:value-type="float" office:value="0.845653516679">
                <text:p>0.8456535166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95499318855">
                <text:p>0.95499318855</text:p>
              </table:table-cell>
              <table:table-cell office:value-type="float" office:value="0.88863452301">
                <text:p>0.88863452301</text:p>
              </table:table-cell>
              <table:table-cell office:value-type="float" office:value="0.885291066099">
                <text:p>0.885291066099</text:p>
              </table:table-cell>
              <table:table-cell office:value-type="float" office:value="0.877270791753">
                <text:p>0.877270791753</text:p>
              </table:table-cell>
              <table:table-cell office:value-type="float" office:value="0.854049629535">
                <text:p>0.8540496295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945444645946">
                <text:p>0.945444645946</text:p>
              </table:table-cell>
              <table:table-cell office:value-type="float" office:value="0.873644897404">
                <text:p>0.873644897404</text:p>
              </table:table-cell>
              <table:table-cell office:value-type="float" office:value="0.87050738616">
                <text:p>0.87050738616</text:p>
              </table:table-cell>
              <table:table-cell office:value-type="float" office:value="0.863854786041">
                <text:p>0.863854786041</text:p>
              </table:table-cell>
              <table:table-cell office:value-type="float" office:value="0.846404449899">
                <text:p>0.8464044498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953280414533">
                <text:p>0.953280414533</text:p>
              </table:table-cell>
              <table:table-cell office:value-type="float" office:value="0.877510857117">
                <text:p>0.877510857117</text:p>
              </table:table-cell>
              <table:table-cell office:value-type="float" office:value="0.87584487446">
                <text:p>0.87584487446</text:p>
              </table:table-cell>
              <table:table-cell office:value-type="float" office:value="0.871063314959">
                <text:p>0.871063314959</text:p>
              </table:table-cell>
              <table:table-cell office:value-type="float" office:value="0.855315270213">
                <text:p>0.8553152702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95394179789">
                <text:p>0.95394179789</text:p>
              </table:table-cell>
              <table:table-cell office:value-type="float" office:value="0.881192196468">
                <text:p>0.881192196468</text:p>
              </table:table-cell>
              <table:table-cell office:value-type="float" office:value="0.878272456307">
                <text:p>0.878272456307</text:p>
              </table:table-cell>
              <table:table-cell office:value-type="float" office:value="0.87254125472">
                <text:p>0.87254125472</text:p>
              </table:table-cell>
              <table:table-cell office:value-type="float" office:value="0.854698693842">
                <text:p>0.854698693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948601309132">
                <text:p>0.948601309132</text:p>
              </table:table-cell>
              <table:table-cell office:value-type="float" office:value="0.874582053654">
                <text:p>0.874582053654</text:p>
              </table:table-cell>
              <table:table-cell office:value-type="float" office:value="0.872854378701">
                <text:p>0.872854378701</text:p>
              </table:table-cell>
              <table:table-cell office:value-type="float" office:value="0.865967558382">
                <text:p>0.865967558382</text:p>
              </table:table-cell>
              <table:table-cell office:value-type="float" office:value="0.852384720763">
                <text:p>0.8523847207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95229644158">
                <text:p>0.95229644158</text:p>
              </table:table-cell>
              <table:table-cell office:value-type="float" office:value="0.878807201035">
                <text:p>0.878807201035</text:p>
              </table:table-cell>
              <table:table-cell office:value-type="float" office:value="0.877022413186">
                <text:p>0.877022413186</text:p>
              </table:table-cell>
              <table:table-cell office:value-type="float" office:value="0.870723300528">
                <text:p>0.870723300528</text:p>
              </table:table-cell>
              <table:table-cell office:value-type="float" office:value="0.85423272297">
                <text:p>0.854232722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95529291956">
                <text:p>0.95529291956</text:p>
              </table:table-cell>
              <table:table-cell office:value-type="float" office:value="0.881479168612">
                <text:p>0.881479168612</text:p>
              </table:table-cell>
              <table:table-cell office:value-type="float" office:value="0.878177702349">
                <text:p>0.878177702349</text:p>
              </table:table-cell>
              <table:table-cell office:value-type="float" office:value="0.871193439583">
                <text:p>0.871193439583</text:p>
              </table:table-cell>
              <table:table-cell office:value-type="float" office:value="0.861387001106">
                <text:p>0.8613870011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947494428508">
                <text:p>0.947494428508</text:p>
              </table:table-cell>
              <table:table-cell office:value-type="float" office:value="0.872707574279">
                <text:p>0.872707574279</text:p>
              </table:table-cell>
              <table:table-cell office:value-type="float" office:value="0.869720899384">
                <text:p>0.869720899384</text:p>
              </table:table-cell>
              <table:table-cell office:value-type="float" office:value="0.86200568407">
                <text:p>0.86200568407</text:p>
              </table:table-cell>
              <table:table-cell office:value-type="float" office:value="0.846419797199">
                <text:p>0.8464197971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953044803374">
                <text:p>0.953044803374</text:p>
              </table:table-cell>
              <table:table-cell office:value-type="float" office:value="0.877607911676">
                <text:p>0.877607911676</text:p>
              </table:table-cell>
              <table:table-cell office:value-type="float" office:value="0.874913520273">
                <text:p>0.874913520273</text:p>
              </table:table-cell>
              <table:table-cell office:value-type="float" office:value="0.869773252446">
                <text:p>0.869773252446</text:p>
              </table:table-cell>
              <table:table-cell office:value-type="float" office:value="0.854305255178">
                <text:p>0.8543052551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955877237965">
                <text:p>0.955877237965</text:p>
              </table:table-cell>
              <table:table-cell office:value-type="float" office:value="0.881272047998">
                <text:p>0.881272047998</text:p>
              </table:table-cell>
              <table:table-cell office:value-type="float" office:value="0.87907365652">
                <text:p>0.87907365652</text:p>
              </table:table-cell>
              <table:table-cell office:value-type="float" office:value="0.873144734413">
                <text:p>0.873144734413</text:p>
              </table:table-cell>
              <table:table-cell office:value-type="float" office:value="0.863790511428">
                <text:p>0.8637905114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948864072635">
                <text:p>0.948864072635</text:p>
              </table:table-cell>
              <table:table-cell office:value-type="float" office:value="0.87481395127">
                <text:p>0.87481395127</text:p>
              </table:table-cell>
              <table:table-cell office:value-type="float" office:value="0.872520524085">
                <text:p>0.872520524085</text:p>
              </table:table-cell>
              <table:table-cell office:value-type="float" office:value="0.868013790452">
                <text:p>0.868013790452</text:p>
              </table:table-cell>
              <table:table-cell office:value-type="float" office:value="0.854653875865">
                <text:p>0.8546538758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956297791272">
                <text:p>0.956297791272</text:p>
              </table:table-cell>
              <table:table-cell office:value-type="float" office:value="0.895788583839">
                <text:p>0.895788583839</text:p>
              </table:table-cell>
              <table:table-cell office:value-type="float" office:value="0.892642146689">
                <text:p>0.892642146689</text:p>
              </table:table-cell>
              <table:table-cell office:value-type="float" office:value="0.884650107731">
                <text:p>0.884650107731</text:p>
              </table:table-cell>
              <table:table-cell office:value-type="float" office:value="0.872338249459">
                <text:p>0.8723382494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956233609751">
                <text:p>0.956233609751</text:p>
              </table:table-cell>
              <table:table-cell office:value-type="float" office:value="0.896349579627">
                <text:p>0.896349579627</text:p>
              </table:table-cell>
              <table:table-cell office:value-type="float" office:value="0.895058086973">
                <text:p>0.895058086973</text:p>
              </table:table-cell>
              <table:table-cell office:value-type="float" office:value="0.890863675952">
                <text:p>0.890863675952</text:p>
              </table:table-cell>
              <table:table-cell office:value-type="float" office:value="0.87813057456">
                <text:p>0.878130574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949072631433">
                <text:p>0.949072631433</text:p>
              </table:table-cell>
              <table:table-cell office:value-type="float" office:value="0.886525867868">
                <text:p>0.886525867868</text:p>
              </table:table-cell>
              <table:table-cell office:value-type="float" office:value="0.885607521416">
                <text:p>0.885607521416</text:p>
              </table:table-cell>
              <table:table-cell office:value-type="float" office:value="0.87907972746">
                <text:p>0.87907972746</text:p>
              </table:table-cell>
              <table:table-cell office:value-type="float" office:value="0.870812931265">
                <text:p>0.8708129312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952620166485">
                <text:p>0.952620166485</text:p>
              </table:table-cell>
              <table:table-cell office:value-type="float" office:value="0.890004247166">
                <text:p>0.890004247166</text:p>
              </table:table-cell>
              <table:table-cell office:value-type="float" office:value="0.88898480154">
                <text:p>0.88898480154</text:p>
              </table:table-cell>
              <table:table-cell office:value-type="float" office:value="0.88479699837">
                <text:p>0.88479699837</text:p>
              </table:table-cell>
              <table:table-cell office:value-type="float" office:value="0.87238608222">
                <text:p>0.872386082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954761947858">
                <text:p>0.954761947858</text:p>
              </table:table-cell>
              <table:table-cell office:value-type="float" office:value="0.894145355004">
                <text:p>0.894145355004</text:p>
              </table:table-cell>
              <table:table-cell office:value-type="float" office:value="0.892441729457">
                <text:p>0.892441729457</text:p>
              </table:table-cell>
              <table:table-cell office:value-type="float" office:value="0.889269791204">
                <text:p>0.889269791204</text:p>
              </table:table-cell>
              <table:table-cell office:value-type="float" office:value="0.881381025936">
                <text:p>0.8813810259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947578929604">
                <text:p>0.947578929604</text:p>
              </table:table-cell>
              <table:table-cell office:value-type="float" office:value="0.886049937907">
                <text:p>0.886049937907</text:p>
              </table:table-cell>
              <table:table-cell office:value-type="float" office:value="0.884918057692">
                <text:p>0.884918057692</text:p>
              </table:table-cell>
              <table:table-cell office:value-type="float" office:value="0.882360270961">
                <text:p>0.882360270961</text:p>
              </table:table-cell>
              <table:table-cell office:value-type="float" office:value="0.870660636265">
                <text:p>0.8706606362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951898067569">
                <text:p>0.951898067569</text:p>
              </table:table-cell>
              <table:table-cell office:value-type="float" office:value="0.889950688435">
                <text:p>0.889950688435</text:p>
              </table:table-cell>
              <table:table-cell office:value-type="float" office:value="0.888881544555">
                <text:p>0.888881544555</text:p>
              </table:table-cell>
              <table:table-cell office:value-type="float" office:value="0.888175813035">
                <text:p>0.888175813035</text:p>
              </table:table-cell>
              <table:table-cell office:value-type="float" office:value="0.874943234125">
                <text:p>0.874943234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954500029196">
                <text:p>0.954500029196</text:p>
              </table:table-cell>
              <table:table-cell office:value-type="float" office:value="0.893746871781">
                <text:p>0.893746871781</text:p>
              </table:table-cell>
              <table:table-cell office:value-type="float" office:value="0.893329926957">
                <text:p>0.893329926957</text:p>
              </table:table-cell>
              <table:table-cell office:value-type="float" office:value="0.889479646794">
                <text:p>0.889479646794</text:p>
              </table:table-cell>
              <table:table-cell office:value-type="float" office:value="0.87960448037">
                <text:p>0.879604480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945905385495">
                <text:p>0.945905385495</text:p>
              </table:table-cell>
              <table:table-cell office:value-type="float" office:value="0.88479870827">
                <text:p>0.88479870827</text:p>
              </table:table-cell>
              <table:table-cell office:value-type="float" office:value="0.884507017881">
                <text:p>0.884507017881</text:p>
              </table:table-cell>
              <table:table-cell office:value-type="float" office:value="0.881881962495">
                <text:p>0.881881962495</text:p>
              </table:table-cell>
              <table:table-cell office:value-type="float" office:value="0.873656525199">
                <text:p>0.8736565251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952647740403">
                <text:p>0.952647740403</text:p>
              </table:table-cell>
              <table:table-cell office:value-type="float" office:value="0.890826268429">
                <text:p>0.890826268429</text:p>
              </table:table-cell>
              <table:table-cell office:value-type="float" office:value="0.88985572153">
                <text:p>0.88985572153</text:p>
              </table:table-cell>
              <table:table-cell office:value-type="float" office:value="0.887758329708">
                <text:p>0.887758329708</text:p>
              </table:table-cell>
              <table:table-cell office:value-type="float" office:value="0.877300547797">
                <text:p>0.8773005477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956868739074">
                <text:p>0.956868739074</text:p>
              </table:table-cell>
              <table:table-cell office:value-type="float" office:value="0.895016533099">
                <text:p>0.895016533099</text:p>
              </table:table-cell>
              <table:table-cell office:value-type="float" office:value="0.894306441137">
                <text:p>0.894306441137</text:p>
              </table:table-cell>
              <table:table-cell office:value-type="float" office:value="0.891013467042">
                <text:p>0.891013467042</text:p>
              </table:table-cell>
              <table:table-cell office:value-type="float" office:value="0.886100025429">
                <text:p>0.8861000254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948693673597">
                <text:p>0.948693673597</text:p>
              </table:table-cell>
              <table:table-cell office:value-type="float" office:value="0.887448187214">
                <text:p>0.887448187214</text:p>
              </table:table-cell>
              <table:table-cell office:value-type="float" office:value="0.885711733232">
                <text:p>0.885711733232</text:p>
              </table:table-cell>
              <table:table-cell office:value-type="float" office:value="0.881179316687">
                <text:p>0.881179316687</text:p>
              </table:table-cell>
              <table:table-cell office:value-type="float" office:value="0.87353966538">
                <text:p>0.873539665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954345626816">
                <text:p>0.954345626816</text:p>
              </table:table-cell>
              <table:table-cell office:value-type="float" office:value="0.902896011803">
                <text:p>0.902896011803</text:p>
              </table:table-cell>
              <table:table-cell office:value-type="float" office:value="0.901486811211">
                <text:p>0.901486811211</text:p>
              </table:table-cell>
              <table:table-cell office:value-type="float" office:value="0.896194810786">
                <text:p>0.896194810786</text:p>
              </table:table-cell>
              <table:table-cell office:value-type="float" office:value="0.881703749785">
                <text:p>0.8817037497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956383925246">
                <text:p>0.956383925246</text:p>
              </table:table-cell>
              <table:table-cell office:value-type="float" office:value="0.90522657063">
                <text:p>0.90522657063</text:p>
              </table:table-cell>
              <table:table-cell office:value-type="float" office:value="0.904245992379">
                <text:p>0.904245992379</text:p>
              </table:table-cell>
              <table:table-cell office:value-type="float" office:value="0.900596289841">
                <text:p>0.900596289841</text:p>
              </table:table-cell>
              <table:table-cell office:value-type="float" office:value="0.891173303567">
                <text:p>0.8911733035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946033053992">
                <text:p>0.946033053992</text:p>
              </table:table-cell>
              <table:table-cell office:value-type="float" office:value="0.893393298588">
                <text:p>0.893393298588</text:p>
              </table:table-cell>
              <table:table-cell office:value-type="float" office:value="0.891903913748">
                <text:p>0.891903913748</text:p>
              </table:table-cell>
              <table:table-cell office:value-type="float" office:value="0.888772994868">
                <text:p>0.888772994868</text:p>
              </table:table-cell>
              <table:table-cell office:value-type="float" office:value="0.881307891197">
                <text:p>0.8813078911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955537251244">
                <text:p>0.955537251244</text:p>
              </table:table-cell>
              <table:table-cell office:value-type="float" office:value="0.898587089902">
                <text:p>0.898587089902</text:p>
              </table:table-cell>
              <table:table-cell office:value-type="float" office:value="0.898510493379">
                <text:p>0.898510493379</text:p>
              </table:table-cell>
              <table:table-cell office:value-type="float" office:value="0.895360060287">
                <text:p>0.895360060287</text:p>
              </table:table-cell>
              <table:table-cell office:value-type="float" office:value="0.887284326678">
                <text:p>0.8872843266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956027064756">
                <text:p>0.956027064756</text:p>
              </table:table-cell>
              <table:table-cell office:value-type="float" office:value="0.901994230376">
                <text:p>0.901994230376</text:p>
              </table:table-cell>
              <table:table-cell office:value-type="float" office:value="0.900202447701">
                <text:p>0.900202447701</text:p>
              </table:table-cell>
              <table:table-cell office:value-type="float" office:value="0.897983978843">
                <text:p>0.897983978843</text:p>
              </table:table-cell>
              <table:table-cell office:value-type="float" office:value="0.892890553614">
                <text:p>0.8928905536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94738604404">
                <text:p>0.94738604404</text:p>
              </table:table-cell>
              <table:table-cell office:value-type="float" office:value="0.892586004057">
                <text:p>0.892586004057</text:p>
              </table:table-cell>
              <table:table-cell office:value-type="float" office:value="0.892060737764">
                <text:p>0.892060737764</text:p>
              </table:table-cell>
              <table:table-cell office:value-type="float" office:value="0.88985527616">
                <text:p>0.88985527616</text:p>
              </table:table-cell>
              <table:table-cell office:value-type="float" office:value="0.882476217057">
                <text:p>0.8824762170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951839486827">
                <text:p>0.951839486827</text:p>
              </table:table-cell>
              <table:table-cell office:value-type="float" office:value="0.897804776335">
                <text:p>0.897804776335</text:p>
              </table:table-cell>
              <table:table-cell office:value-type="float" office:value="0.89733671037">
                <text:p>0.89733671037</text:p>
              </table:table-cell>
              <table:table-cell office:value-type="float" office:value="0.894395951129">
                <text:p>0.894395951129</text:p>
              </table:table-cell>
              <table:table-cell office:value-type="float" office:value="0.886386227402">
                <text:p>0.8863862274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954901872615">
                <text:p>0.954901872615</text:p>
              </table:table-cell>
              <table:table-cell office:value-type="float" office:value="0.900645506914">
                <text:p>0.900645506914</text:p>
              </table:table-cell>
              <table:table-cell office:value-type="float" office:value="0.901132044979">
                <text:p>0.901132044979</text:p>
              </table:table-cell>
              <table:table-cell office:value-type="float" office:value="0.898267764637">
                <text:p>0.898267764637</text:p>
              </table:table-cell>
              <table:table-cell office:value-type="float" office:value="0.890950209607">
                <text:p>0.8909502096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946838319576">
                <text:p>0.946838319576</text:p>
              </table:table-cell>
              <table:table-cell office:value-type="float" office:value="0.891775858512">
                <text:p>0.891775858512</text:p>
              </table:table-cell>
              <table:table-cell office:value-type="float" office:value="0.892215107429">
                <text:p>0.892215107429</text:p>
              </table:table-cell>
              <table:table-cell office:value-type="float" office:value="0.890001910736">
                <text:p>0.890001910736</text:p>
              </table:table-cell>
              <table:table-cell office:value-type="float" office:value="0.88527370285">
                <text:p>0.885273702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952414381069">
                <text:p>0.952414381069</text:p>
              </table:table-cell>
              <table:table-cell office:value-type="float" office:value="0.896606980717">
                <text:p>0.896606980717</text:p>
              </table:table-cell>
              <table:table-cell office:value-type="float" office:value="0.897094100302">
                <text:p>0.897094100302</text:p>
              </table:table-cell>
              <table:table-cell office:value-type="float" office:value="0.895531815106">
                <text:p>0.895531815106</text:p>
              </table:table-cell>
              <table:table-cell office:value-type="float" office:value="0.888997663856">
                <text:p>0.8889976638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955160794172">
                <text:p>0.955160794172</text:p>
              </table:table-cell>
              <table:table-cell office:value-type="float" office:value="0.901116545538">
                <text:p>0.901116545538</text:p>
              </table:table-cell>
              <table:table-cell office:value-type="float" office:value="0.902131503281">
                <text:p>0.902131503281</text:p>
              </table:table-cell>
              <table:table-cell office:value-type="float" office:value="0.899851327283">
                <text:p>0.899851327283</text:p>
              </table:table-cell>
              <table:table-cell office:value-type="float" office:value="0.897475780017">
                <text:p>0.8974757800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948204758102">
                <text:p>0.948204758102</text:p>
              </table:table-cell>
              <table:table-cell office:value-type="float" office:value="0.895635833303">
                <text:p>0.895635833303</text:p>
              </table:table-cell>
              <table:table-cell office:value-type="float" office:value="0.895855850018">
                <text:p>0.895855850018</text:p>
              </table:table-cell>
              <table:table-cell office:value-type="float" office:value="0.892731365005">
                <text:p>0.892731365005</text:p>
              </table:table-cell>
              <table:table-cell office:value-type="float" office:value="0.888299070556">
                <text:p>0.8882990705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952700805558">
                <text:p>0.952700805558</text:p>
              </table:table-cell>
              <table:table-cell office:value-type="float" office:value="0.907949607987">
                <text:p>0.907949607987</text:p>
              </table:table-cell>
              <table:table-cell office:value-type="float" office:value="0.906526139733">
                <text:p>0.906526139733</text:p>
              </table:table-cell>
              <table:table-cell office:value-type="float" office:value="0.902733305214">
                <text:p>0.902733305214</text:p>
              </table:table-cell>
              <table:table-cell office:value-type="float" office:value="0.894091667144">
                <text:p>0.894091667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95571741259">
                <text:p>0.95571741259</text:p>
              </table:table-cell>
              <table:table-cell office:value-type="float" office:value="0.912554913097">
                <text:p>0.912554913097</text:p>
              </table:table-cell>
              <table:table-cell office:value-type="float" office:value="0.912199014143">
                <text:p>0.912199014143</text:p>
              </table:table-cell>
              <table:table-cell office:value-type="float" office:value="0.908066679404">
                <text:p>0.908066679404</text:p>
              </table:table-cell>
              <table:table-cell office:value-type="float" office:value="0.905680304964">
                <text:p>0.9056803049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947721539764">
                <text:p>0.947721539764</text:p>
              </table:table-cell>
              <table:table-cell office:value-type="float" office:value="0.901752487902">
                <text:p>0.901752487902</text:p>
              </table:table-cell>
              <table:table-cell office:value-type="float" office:value="0.901638170618">
                <text:p>0.901638170618</text:p>
              </table:table-cell>
              <table:table-cell office:value-type="float" office:value="0.898810906829">
                <text:p>0.898810906829</text:p>
              </table:table-cell>
              <table:table-cell office:value-type="float" office:value="0.894663311748">
                <text:p>0.8946633117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95299132176">
                <text:p>0.95299132176</text:p>
              </table:table-cell>
              <table:table-cell office:value-type="float" office:value="0.904292505245">
                <text:p>0.904292505245</text:p>
              </table:table-cell>
              <table:table-cell office:value-type="float" office:value="0.904508823412">
                <text:p>0.904508823412</text:p>
              </table:table-cell>
              <table:table-cell office:value-type="float" office:value="0.902142734304">
                <text:p>0.902142734304</text:p>
              </table:table-cell>
              <table:table-cell office:value-type="float" office:value="0.896470025927">
                <text:p>0.8964700259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955974722495">
                <text:p>0.955974722495</text:p>
              </table:table-cell>
              <table:table-cell office:value-type="float" office:value="0.908167917496">
                <text:p>0.908167917496</text:p>
              </table:table-cell>
              <table:table-cell office:value-type="float" office:value="0.908377675632">
                <text:p>0.908377675632</text:p>
              </table:table-cell>
              <table:table-cell office:value-type="float" office:value="0.905963394296">
                <text:p>0.905963394296</text:p>
              </table:table-cell>
              <table:table-cell office:value-type="float" office:value="0.902248482809">
                <text:p>0.9022484828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946906498193">
                <text:p>0.946906498193</text:p>
              </table:table-cell>
              <table:table-cell office:value-type="float" office:value="0.897845773992">
                <text:p>0.897845773992</text:p>
              </table:table-cell>
              <table:table-cell office:value-type="float" office:value="0.898016439502">
                <text:p>0.898016439502</text:p>
              </table:table-cell>
              <table:table-cell office:value-type="float" office:value="0.896419455978">
                <text:p>0.896419455978</text:p>
              </table:table-cell>
              <table:table-cell office:value-type="float" office:value="0.893150742937">
                <text:p>0.8931507429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955300764464">
                <text:p>0.955300764464</text:p>
              </table:table-cell>
              <table:table-cell office:value-type="float" office:value="0.902161579478">
                <text:p>0.902161579478</text:p>
              </table:table-cell>
              <table:table-cell office:value-type="float" office:value="0.90379427981">
                <text:p>0.90379427981</text:p>
              </table:table-cell>
              <table:table-cell office:value-type="float" office:value="0.900919176421">
                <text:p>0.900919176421</text:p>
              </table:table-cell>
              <table:table-cell office:value-type="float" office:value="0.897785407052">
                <text:p>0.8977854070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956579013465">
                <text:p>0.956579013465</text:p>
              </table:table-cell>
              <table:table-cell office:value-type="float" office:value="0.905499882986">
                <text:p>0.905499882986</text:p>
              </table:table-cell>
              <table:table-cell office:value-type="float" office:value="0.906703674569">
                <text:p>0.906703674569</text:p>
              </table:table-cell>
              <table:table-cell office:value-type="float" office:value="0.904310602565">
                <text:p>0.904310602565</text:p>
              </table:table-cell>
              <table:table-cell office:value-type="float" office:value="0.901616018273">
                <text:p>0.9016160182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947159751779">
                <text:p>0.947159751779</text:p>
              </table:table-cell>
              <table:table-cell office:value-type="float" office:value="0.895646144423">
                <text:p>0.895646144423</text:p>
              </table:table-cell>
              <table:table-cell office:value-type="float" office:value="0.896760732819">
                <text:p>0.896760732819</text:p>
              </table:table-cell>
              <table:table-cell office:value-type="float" office:value="0.894485696352">
                <text:p>0.894485696352</text:p>
              </table:table-cell>
              <table:table-cell office:value-type="float" office:value="0.891290935023">
                <text:p>0.8912909350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953331550457">
                <text:p>0.953331550457</text:p>
              </table:table-cell>
              <table:table-cell office:value-type="float" office:value="0.903116590823">
                <text:p>0.903116590823</text:p>
              </table:table-cell>
              <table:table-cell office:value-type="float" office:value="0.903654988403">
                <text:p>0.903654988403</text:p>
              </table:table-cell>
              <table:table-cell office:value-type="float" office:value="0.901517476442">
                <text:p>0.901517476442</text:p>
              </table:table-cell>
              <table:table-cell office:value-type="float" office:value="0.899847551188">
                <text:p>0.8998475511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956192190596">
                <text:p>0.956192190596</text:p>
              </table:table-cell>
              <table:table-cell office:value-type="float" office:value="0.907457428459">
                <text:p>0.907457428459</text:p>
              </table:table-cell>
              <table:table-cell office:value-type="float" office:value="0.907289375613">
                <text:p>0.907289375613</text:p>
              </table:table-cell>
              <table:table-cell office:value-type="float" office:value="0.905499932734">
                <text:p>0.905499932734</text:p>
              </table:table-cell>
              <table:table-cell office:value-type="float" office:value="0.902866762003">
                <text:p>0.9028667620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947009276873">
                <text:p>0.947009276873</text:p>
              </table:table-cell>
              <table:table-cell office:value-type="float" office:value="0.897786328271">
                <text:p>0.897786328271</text:p>
              </table:table-cell>
              <table:table-cell office:value-type="float" office:value="0.897751186526">
                <text:p>0.897751186526</text:p>
              </table:table-cell>
              <table:table-cell office:value-type="float" office:value="0.895370161396">
                <text:p>0.895370161396</text:p>
              </table:table-cell>
              <table:table-cell office:value-type="float" office:value="0.893101816486">
                <text:p>0.8931018164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953006916462">
                <text:p>0.953006916462</text:p>
              </table:table-cell>
              <table:table-cell office:value-type="float" office:value="0.910732908791">
                <text:p>0.910732908791</text:p>
              </table:table-cell>
              <table:table-cell office:value-type="float" office:value="0.910444680438">
                <text:p>0.910444680438</text:p>
              </table:table-cell>
              <table:table-cell office:value-type="float" office:value="0.908413381926">
                <text:p>0.908413381926</text:p>
              </table:table-cell>
              <table:table-cell office:value-type="float" office:value="0.902877111875">
                <text:p>0.9028771118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956279632977">
                <text:p>0.956279632977</text:p>
              </table:table-cell>
              <table:table-cell office:value-type="float" office:value="0.914068559861">
                <text:p>0.914068559861</text:p>
              </table:table-cell>
              <table:table-cell office:value-type="float" office:value="0.914212317174">
                <text:p>0.914212317174</text:p>
              </table:table-cell>
              <table:table-cell office:value-type="float" office:value="0.911247559383">
                <text:p>0.911247559383</text:p>
              </table:table-cell>
              <table:table-cell office:value-type="float" office:value="0.909120077005">
                <text:p>0.9091200770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947302752253">
                <text:p>0.947302752253</text:p>
              </table:table-cell>
              <table:table-cell office:value-type="float" office:value="0.90310410136">
                <text:p>0.90310410136</text:p>
              </table:table-cell>
              <table:table-cell office:value-type="float" office:value="0.903163633647">
                <text:p>0.903163633647</text:p>
              </table:table-cell>
              <table:table-cell office:value-type="float" office:value="0.900861765839">
                <text:p>0.900861765839</text:p>
              </table:table-cell>
              <table:table-cell office:value-type="float" office:value="0.897595218963">
                <text:p>0.897595218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952633355681">
                <text:p>0.952633355681</text:p>
              </table:table-cell>
              <table:table-cell office:value-type="float" office:value="0.9063116993">
                <text:p>0.9063116993</text:p>
              </table:table-cell>
              <table:table-cell office:value-type="float" office:value="0.907054605273">
                <text:p>0.907054605273</text:p>
              </table:table-cell>
              <table:table-cell office:value-type="float" office:value="0.904632264818">
                <text:p>0.904632264818</text:p>
              </table:table-cell>
              <table:table-cell office:value-type="float" office:value="0.900664846981">
                <text:p>0.9006648469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955229114042">
                <text:p>0.955229114042</text:p>
              </table:table-cell>
              <table:table-cell office:value-type="float" office:value="0.909412908043">
                <text:p>0.909412908043</text:p>
              </table:table-cell>
              <table:table-cell office:value-type="float" office:value="0.910255537708">
                <text:p>0.910255537708</text:p>
              </table:table-cell>
              <table:table-cell office:value-type="float" office:value="0.908288026168">
                <text:p>0.908288026168</text:p>
              </table:table-cell>
              <table:table-cell office:value-type="float" office:value="0.905769932084">
                <text:p>0.9057699320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95100456832">
                <text:p>0.95100456832</text:p>
              </table:table-cell>
              <table:table-cell office:value-type="float" office:value="0.897010963524">
                <text:p>0.897010963524</text:p>
              </table:table-cell>
              <table:table-cell office:value-type="float" office:value="0.897907709462">
                <text:p>0.897907709462</text:p>
              </table:table-cell>
              <table:table-cell office:value-type="float" office:value="0.893559412621">
                <text:p>0.893559412621</text:p>
              </table:table-cell>
              <table:table-cell office:value-type="float" office:value="0.890061208009">
                <text:p>0.8900612080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953187371539">
                <text:p>0.953187371539</text:p>
              </table:table-cell>
              <table:table-cell office:value-type="float" office:value="0.901490839635">
                <text:p>0.901490839635</text:p>
              </table:table-cell>
              <table:table-cell office:value-type="float" office:value="0.901414924619">
                <text:p>0.901414924619</text:p>
              </table:table-cell>
              <table:table-cell office:value-type="float" office:value="0.900155668108">
                <text:p>0.900155668108</text:p>
              </table:table-cell>
              <table:table-cell office:value-type="float" office:value="0.897576749336">
                <text:p>0.8975767493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95535882607">
                <text:p>0.95535882607</text:p>
              </table:table-cell>
              <table:table-cell office:value-type="float" office:value="0.905883682804">
                <text:p>0.905883682804</text:p>
              </table:table-cell>
              <table:table-cell office:value-type="float" office:value="0.905877958201">
                <text:p>0.905877958201</text:p>
              </table:table-cell>
              <table:table-cell office:value-type="float" office:value="0.904048092229">
                <text:p>0.904048092229</text:p>
              </table:table-cell>
              <table:table-cell office:value-type="float" office:value="0.902368263117">
                <text:p>0.9023682631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946799400325">
                <text:p>0.946799400325</text:p>
              </table:table-cell>
              <table:table-cell office:value-type="float" office:value="0.896946717364">
                <text:p>0.896946717364</text:p>
              </table:table-cell>
              <table:table-cell office:value-type="float" office:value="0.897370262579">
                <text:p>0.897370262579</text:p>
              </table:table-cell>
              <table:table-cell office:value-type="float" office:value="0.89618672069">
                <text:p>0.89618672069</text:p>
              </table:table-cell>
              <table:table-cell office:value-type="float" office:value="0.892907268313">
                <text:p>0.8929072683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956095211624">
                <text:p>0.956095211624</text:p>
              </table:table-cell>
              <table:table-cell office:value-type="float" office:value="0.90348541632">
                <text:p>0.90348541632</text:p>
              </table:table-cell>
              <table:table-cell office:value-type="float" office:value="0.903670727513">
                <text:p>0.903670727513</text:p>
              </table:table-cell>
              <table:table-cell office:value-type="float" office:value="0.901665317754">
                <text:p>0.901665317754</text:p>
              </table:table-cell>
              <table:table-cell office:value-type="float" office:value="0.900515958449">
                <text:p>0.9005159584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957026985301">
                <text:p>0.957026985301</text:p>
              </table:table-cell>
              <table:table-cell office:value-type="float" office:value="0.905643349836">
                <text:p>0.905643349836</text:p>
              </table:table-cell>
              <table:table-cell office:value-type="float" office:value="0.906326966593">
                <text:p>0.906326966593</text:p>
              </table:table-cell>
              <table:table-cell office:value-type="float" office:value="0.904583899717">
                <text:p>0.904583899717</text:p>
              </table:table-cell>
              <table:table-cell office:value-type="float" office:value="0.900995763017">
                <text:p>0.9009957630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948957508976">
                <text:p>0.948957508976</text:p>
              </table:table-cell>
              <table:table-cell office:value-type="float" office:value="0.896905577521">
                <text:p>0.896905577521</text:p>
              </table:table-cell>
              <table:table-cell office:value-type="float" office:value="0.897071352536">
                <text:p>0.897071352536</text:p>
              </table:table-cell>
              <table:table-cell office:value-type="float" office:value="0.894369303437">
                <text:p>0.894369303437</text:p>
              </table:table-cell>
              <table:table-cell office:value-type="float" office:value="0.892426747642">
                <text:p>0.8924267476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953765696475">
                <text:p>0.953765696475</text:p>
              </table:table-cell>
              <table:table-cell office:value-type="float" office:value="0.909355645589">
                <text:p>0.909355645589</text:p>
              </table:table-cell>
              <table:table-cell office:value-type="float" office:value="0.908627162685">
                <text:p>0.908627162685</text:p>
              </table:table-cell>
              <table:table-cell office:value-type="float" office:value="0.906340593621">
                <text:p>0.906340593621</text:p>
              </table:table-cell>
              <table:table-cell office:value-type="float" office:value="0.899368270936">
                <text:p>0.8993682709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956735861434">
                <text:p>0.956735861434</text:p>
              </table:table-cell>
              <table:table-cell office:value-type="float" office:value="0.911405222132">
                <text:p>0.911405222132</text:p>
              </table:table-cell>
              <table:table-cell office:value-type="float" office:value="0.910973789185">
                <text:p>0.910973789185</text:p>
              </table:table-cell>
              <table:table-cell office:value-type="float" office:value="0.908400157406">
                <text:p>0.908400157406</text:p>
              </table:table-cell>
              <table:table-cell office:value-type="float" office:value="0.906421813919">
                <text:p>0.9064218139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948547258123">
                <text:p>0.948547258123</text:p>
              </table:table-cell>
              <table:table-cell office:value-type="float" office:value="0.89873943809">
                <text:p>0.89873943809</text:p>
              </table:table-cell>
              <table:table-cell office:value-type="float" office:value="0.898722754236">
                <text:p>0.898722754236</text:p>
              </table:table-cell>
              <table:table-cell office:value-type="float" office:value="0.895965623541">
                <text:p>0.895965623541</text:p>
              </table:table-cell>
              <table:table-cell office:value-type="float" office:value="0.891057984498">
                <text:p>0.8910579844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953219137527">
                <text:p>0.953219137527</text:p>
              </table:table-cell>
              <table:table-cell office:value-type="float" office:value="0.902728684683">
                <text:p>0.902728684683</text:p>
              </table:table-cell>
              <table:table-cell office:value-type="float" office:value="0.902532797317">
                <text:p>0.902532797317</text:p>
              </table:table-cell>
              <table:table-cell office:value-type="float" office:value="0.900489266261">
                <text:p>0.900489266261</text:p>
              </table:table-cell>
              <table:table-cell office:value-type="float" office:value="0.895889551112">
                <text:p>0.8958895511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955072281554">
                <text:p>0.955072281554</text:p>
              </table:table-cell>
              <table:table-cell office:value-type="float" office:value="0.904966193037">
                <text:p>0.904966193037</text:p>
              </table:table-cell>
              <table:table-cell office:value-type="float" office:value="0.904766659136">
                <text:p>0.904766659136</text:p>
              </table:table-cell>
              <table:table-cell office:value-type="float" office:value="0.903382519328">
                <text:p>0.903382519328</text:p>
              </table:table-cell>
              <table:table-cell office:value-type="float" office:value="0.90088718631">
                <text:p>0.900887186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947740879646">
                <text:p>0.947740879646</text:p>
              </table:table-cell>
              <table:table-cell office:value-type="float" office:value="0.895819105482">
                <text:p>0.895819105482</text:p>
              </table:table-cell>
              <table:table-cell office:value-type="float" office:value="0.895286015135">
                <text:p>0.895286015135</text:p>
              </table:table-cell>
              <table:table-cell office:value-type="float" office:value="0.892640005614">
                <text:p>0.892640005614</text:p>
              </table:table-cell>
              <table:table-cell office:value-type="float" office:value="0.888410431568">
                <text:p>0.8884104315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952407734055">
                <text:p>0.952407734055</text:p>
              </table:table-cell>
              <table:table-cell office:value-type="float" office:value="0.897234620371">
                <text:p>0.897234620371</text:p>
              </table:table-cell>
              <table:table-cell office:value-type="float" office:value="0.897056519721">
                <text:p>0.897056519721</text:p>
              </table:table-cell>
              <table:table-cell office:value-type="float" office:value="0.894925276108">
                <text:p>0.894925276108</text:p>
              </table:table-cell>
              <table:table-cell office:value-type="float" office:value="0.892192373951">
                <text:p>0.8921923739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95441634051">
                <text:p>0.95441634051</text:p>
              </table:table-cell>
              <table:table-cell office:value-type="float" office:value="0.897054555154">
                <text:p>0.897054555154</text:p>
              </table:table-cell>
              <table:table-cell office:value-type="float" office:value="0.897104521353">
                <text:p>0.897104521353</text:p>
              </table:table-cell>
              <table:table-cell office:value-type="float" office:value="0.894536923893">
                <text:p>0.894536923893</text:p>
              </table:table-cell>
              <table:table-cell office:value-type="float" office:value="0.887408087751">
                <text:p>0.8874080877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945642993277">
                <text:p>0.945642993277</text:p>
              </table:table-cell>
              <table:table-cell office:value-type="float" office:value="0.885644003991">
                <text:p>0.885644003991</text:p>
              </table:table-cell>
              <table:table-cell office:value-type="float" office:value="0.885896604998">
                <text:p>0.885896604998</text:p>
              </table:table-cell>
              <table:table-cell office:value-type="float" office:value="0.883388164295">
                <text:p>0.883388164295</text:p>
              </table:table-cell>
              <table:table-cell office:value-type="float" office:value="0.881193597846">
                <text:p>0.8811935978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951776655683">
                <text:p>0.951776655683</text:p>
              </table:table-cell>
              <table:table-cell office:value-type="float" office:value="0.89229400465">
                <text:p>0.89229400465</text:p>
              </table:table-cell>
              <table:table-cell office:value-type="float" office:value="0.892104620513">
                <text:p>0.892104620513</text:p>
              </table:table-cell>
              <table:table-cell office:value-type="float" office:value="0.888747957905">
                <text:p>0.888747957905</text:p>
              </table:table-cell>
              <table:table-cell office:value-type="float" office:value="0.883503238882">
                <text:p>0.8835032388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953825819314">
                <text:p>0.953825819314</text:p>
              </table:table-cell>
              <table:table-cell office:value-type="float" office:value="0.892394227872">
                <text:p>0.892394227872</text:p>
              </table:table-cell>
              <table:table-cell office:value-type="float" office:value="0.893107897447">
                <text:p>0.893107897447</text:p>
              </table:table-cell>
              <table:table-cell office:value-type="float" office:value="0.889626563793">
                <text:p>0.889626563793</text:p>
              </table:table-cell>
              <table:table-cell office:value-type="float" office:value="0.880857588642">
                <text:p>0.8808575886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944191957909">
                <text:p>0.944191957909</text:p>
              </table:table-cell>
              <table:table-cell office:value-type="float" office:value="0.8841590005">
                <text:p>0.8841590005</text:p>
              </table:table-cell>
              <table:table-cell office:value-type="float" office:value="0.884054575455">
                <text:p>0.884054575455</text:p>
              </table:table-cell>
              <table:table-cell office:value-type="float" office:value="0.880014569432">
                <text:p>0.880014569432</text:p>
              </table:table-cell>
              <table:table-cell office:value-type="float" office:value="0.877842949908">
                <text:p>0.8778429499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961358594983">
                <text:p>0.961358594983</text:p>
              </table:table-cell>
              <table:table-cell office:value-type="float" office:value="0.903986255786">
                <text:p>0.903986255786</text:p>
              </table:table-cell>
              <table:table-cell office:value-type="float" office:value="0.902959309451">
                <text:p>0.902959309451</text:p>
              </table:table-cell>
              <table:table-cell office:value-type="float" office:value="0.90070676738">
                <text:p>0.90070676738</text:p>
              </table:table-cell>
              <table:table-cell office:value-type="float" office:value="0.896349813427">
                <text:p>0.8963498134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951766152294">
                <text:p>0.951766152294</text:p>
              </table:table-cell>
              <table:table-cell office:value-type="float" office:value="0.903003277837">
                <text:p>0.903003277837</text:p>
              </table:table-cell>
              <table:table-cell office:value-type="float" office:value="0.902256737686">
                <text:p>0.902256737686</text:p>
              </table:table-cell>
              <table:table-cell office:value-type="float" office:value="0.900263258276">
                <text:p>0.900263258276</text:p>
              </table:table-cell>
              <table:table-cell office:value-type="float" office:value="0.898540218399">
                <text:p>0.8985402183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941513814165">
                <text:p>0.941513814165</text:p>
              </table:table-cell>
              <table:table-cell office:value-type="float" office:value="0.88908674748">
                <text:p>0.88908674748</text:p>
              </table:table-cell>
              <table:table-cell office:value-type="float" office:value="0.889359464775">
                <text:p>0.889359464775</text:p>
              </table:table-cell>
              <table:table-cell office:value-type="float" office:value="0.887784320787">
                <text:p>0.887784320787</text:p>
              </table:table-cell>
              <table:table-cell office:value-type="float" office:value="0.883306192933">
                <text:p>0.8833061929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947128438352">
                <text:p>0.947128438352</text:p>
              </table:table-cell>
              <table:table-cell office:value-type="float" office:value="0.893592611171">
                <text:p>0.893592611171</text:p>
              </table:table-cell>
              <table:table-cell office:value-type="float" office:value="0.892775376542">
                <text:p>0.892775376542</text:p>
              </table:table-cell>
              <table:table-cell office:value-type="float" office:value="0.891135284568">
                <text:p>0.891135284568</text:p>
              </table:table-cell>
              <table:table-cell office:value-type="float" office:value="0.887752889598">
                <text:p>0.8877528895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950385275269">
                <text:p>0.950385275269</text:p>
              </table:table-cell>
              <table:table-cell office:value-type="float" office:value="0.896684368366">
                <text:p>0.896684368366</text:p>
              </table:table-cell>
              <table:table-cell office:value-type="float" office:value="0.896204994644">
                <text:p>0.896204994644</text:p>
              </table:table-cell>
              <table:table-cell office:value-type="float" office:value="0.893883851992">
                <text:p>0.893883851992</text:p>
              </table:table-cell>
              <table:table-cell office:value-type="float" office:value="0.892211895985">
                <text:p>0.8922118959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9405951395">
                <text:p>0.9405951395</text:p>
              </table:table-cell>
              <table:table-cell office:value-type="float" office:value="0.880396494556">
                <text:p>0.880396494556</text:p>
              </table:table-cell>
              <table:table-cell office:value-type="float" office:value="0.879933456145">
                <text:p>0.879933456145</text:p>
              </table:table-cell>
              <table:table-cell office:value-type="float" office:value="0.877597219818">
                <text:p>0.877597219818</text:p>
              </table:table-cell>
              <table:table-cell office:value-type="float" office:value="0.871357364515">
                <text:p>0.8713573645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94526644689">
                <text:p>0.94526644689</text:p>
              </table:table-cell>
              <table:table-cell office:value-type="float" office:value="0.882246029661">
                <text:p>0.882246029661</text:p>
              </table:table-cell>
              <table:table-cell office:value-type="float" office:value="0.882587551316">
                <text:p>0.882587551316</text:p>
              </table:table-cell>
              <table:table-cell office:value-type="float" office:value="0.880481596478">
                <text:p>0.880481596478</text:p>
              </table:table-cell>
              <table:table-cell office:value-type="float" office:value="0.875606750553">
                <text:p>0.8756067505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949284663957">
                <text:p>0.949284663957</text:p>
              </table:table-cell>
              <table:table-cell office:value-type="float" office:value="0.875717354316">
                <text:p>0.875717354316</text:p>
              </table:table-cell>
              <table:table-cell office:value-type="float" office:value="0.874911051571">
                <text:p>0.874911051571</text:p>
              </table:table-cell>
              <table:table-cell office:value-type="float" office:value="0.872287065003">
                <text:p>0.872287065003</text:p>
              </table:table-cell>
              <table:table-cell office:value-type="float" office:value="0.861667841095">
                <text:p>0.8616678410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940686904521">
                <text:p>0.940686904521</text:p>
              </table:table-cell>
              <table:table-cell office:value-type="float" office:value="0.870805452496">
                <text:p>0.870805452496</text:p>
              </table:table-cell>
              <table:table-cell office:value-type="float" office:value="0.870072523638">
                <text:p>0.870072523638</text:p>
              </table:table-cell>
              <table:table-cell office:value-type="float" office:value="0.867186538793">
                <text:p>0.867186538793</text:p>
              </table:table-cell>
              <table:table-cell office:value-type="float" office:value="0.861237900916">
                <text:p>0.8612379009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945331186544">
                <text:p>0.945331186544</text:p>
              </table:table-cell>
              <table:table-cell office:value-type="float" office:value="0.864718586474">
                <text:p>0.864718586474</text:p>
              </table:table-cell>
              <table:table-cell office:value-type="float" office:value="0.864256604778">
                <text:p>0.864256604778</text:p>
              </table:table-cell>
              <table:table-cell office:value-type="float" office:value="0.860247239795">
                <text:p>0.860247239795</text:p>
              </table:table-cell>
              <table:table-cell office:value-type="float" office:value="0.84580380254">
                <text:p>0.845803802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947327136391">
                <text:p>0.947327136391</text:p>
              </table:table-cell>
              <table:table-cell office:value-type="float" office:value="0.865171200906">
                <text:p>0.865171200906</text:p>
              </table:table-cell>
              <table:table-cell office:value-type="float" office:value="0.865569988354">
                <text:p>0.865569988354</text:p>
              </table:table-cell>
              <table:table-cell office:value-type="float" office:value="0.861565851067">
                <text:p>0.861565851067</text:p>
              </table:table-cell>
              <table:table-cell office:value-type="float" office:value="0.854254710723">
                <text:p>0.8542547107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937025074333">
                <text:p>0.937025074333</text:p>
              </table:table-cell>
              <table:table-cell office:value-type="float" office:value="0.854788889438">
                <text:p>0.854788889438</text:p>
              </table:table-cell>
              <table:table-cell office:value-type="float" office:value="0.853919502905">
                <text:p>0.853919502905</text:p>
              </table:table-cell>
              <table:table-cell office:value-type="float" office:value="0.849089384655">
                <text:p>0.849089384655</text:p>
              </table:table-cell>
              <table:table-cell office:value-type="float" office:value="0.835491181266">
                <text:p>0.8354911812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942422671143">
                <text:p>0.942422671143</text:p>
              </table:table-cell>
              <table:table-cell office:value-type="float" office:value="0.886131994659">
                <text:p>0.886131994659</text:p>
              </table:table-cell>
              <table:table-cell office:value-type="float" office:value="0.883604273434">
                <text:p>0.883604273434</text:p>
              </table:table-cell>
              <table:table-cell office:value-type="float" office:value="0.877409275444">
                <text:p>0.877409275444</text:p>
              </table:table-cell>
              <table:table-cell office:value-type="float" office:value="0.856151372882">
                <text:p>0.8561513728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943642769567">
                <text:p>0.943642769567</text:p>
              </table:table-cell>
              <table:table-cell office:value-type="float" office:value="0.884176144189">
                <text:p>0.884176144189</text:p>
              </table:table-cell>
              <table:table-cell office:value-type="float" office:value="0.882988899">
                <text:p>0.882988899</text:p>
              </table:table-cell>
              <table:table-cell office:value-type="float" office:value="0.877083023462">
                <text:p>0.877083023462</text:p>
              </table:table-cell>
              <table:table-cell office:value-type="float" office:value="0.863750505364">
                <text:p>0.8637505053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936212558699">
                <text:p>0.936212558699</text:p>
              </table:table-cell>
              <table:table-cell office:value-type="float" office:value="0.869983774206">
                <text:p>0.869983774206</text:p>
              </table:table-cell>
              <table:table-cell office:value-type="float" office:value="0.868820562787">
                <text:p>0.868820562787</text:p>
              </table:table-cell>
              <table:table-cell office:value-type="float" office:value="0.862618967606">
                <text:p>0.862618967606</text:p>
              </table:table-cell>
              <table:table-cell office:value-type="float" office:value="0.845711229816">
                <text:p>0.8457112298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941948950894">
                <text:p>0.941948950894</text:p>
              </table:table-cell>
              <table:table-cell office:value-type="float" office:value="0.870117456217">
                <text:p>0.870117456217</text:p>
              </table:table-cell>
              <table:table-cell office:value-type="float" office:value="0.868719425196">
                <text:p>0.868719425196</text:p>
              </table:table-cell>
              <table:table-cell office:value-type="float" office:value="0.864302459021">
                <text:p>0.864302459021</text:p>
              </table:table-cell>
              <table:table-cell office:value-type="float" office:value="0.842187669668">
                <text:p>0.8421876696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940490734329">
                <text:p>0.940490734329</text:p>
              </table:table-cell>
              <table:table-cell office:value-type="float" office:value="0.870087687334">
                <text:p>0.870087687334</text:p>
              </table:table-cell>
              <table:table-cell office:value-type="float" office:value="0.869165071475">
                <text:p>0.869165071475</text:p>
              </table:table-cell>
              <table:table-cell office:value-type="float" office:value="0.864052438338">
                <text:p>0.864052438338</text:p>
              </table:table-cell>
              <table:table-cell office:value-type="float" office:value="0.83932217489">
                <text:p>0.839322174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934407419411">
                <text:p>0.934407419411</text:p>
              </table:table-cell>
              <table:table-cell office:value-type="float" office:value="0.85946389925">
                <text:p>0.85946389925</text:p>
              </table:table-cell>
              <table:table-cell office:value-type="float" office:value="0.857961690308">
                <text:p>0.857961690308</text:p>
              </table:table-cell>
              <table:table-cell office:value-type="float" office:value="0.854039025489">
                <text:p>0.854039025489</text:p>
              </table:table-cell>
              <table:table-cell office:value-type="float" office:value="0.829655142733">
                <text:p>0.8296551427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93783531732">
                <text:p>0.93783531732</text:p>
              </table:table-cell>
              <table:table-cell office:value-type="float" office:value="0.862569127461">
                <text:p>0.862569127461</text:p>
              </table:table-cell>
              <table:table-cell office:value-type="float" office:value="0.860831824034">
                <text:p>0.860831824034</text:p>
              </table:table-cell>
              <table:table-cell office:value-type="float" office:value="0.855652449504">
                <text:p>0.855652449504</text:p>
              </table:table-cell>
              <table:table-cell office:value-type="float" office:value="0.838320176738">
                <text:p>0.8383201767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939210898288">
                <text:p>0.939210898288</text:p>
              </table:table-cell>
              <table:table-cell office:value-type="float" office:value="0.864981097413">
                <text:p>0.864981097413</text:p>
              </table:table-cell>
              <table:table-cell office:value-type="float" office:value="0.863300994354">
                <text:p>0.863300994354</text:p>
              </table:table-cell>
              <table:table-cell office:value-type="float" office:value="0.858834414694">
                <text:p>0.858834414694</text:p>
              </table:table-cell>
              <table:table-cell office:value-type="float" office:value="0.835756484599">
                <text:p>0.8357564845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932002838356">
                <text:p>0.932002838356</text:p>
              </table:table-cell>
              <table:table-cell office:value-type="float" office:value="0.853509390035">
                <text:p>0.853509390035</text:p>
              </table:table-cell>
              <table:table-cell office:value-type="float" office:value="0.851732766475">
                <text:p>0.851732766475</text:p>
              </table:table-cell>
              <table:table-cell office:value-type="float" office:value="0.845719074859">
                <text:p>0.845719074859</text:p>
              </table:table-cell>
              <table:table-cell office:value-type="float" office:value="0.824267608274">
                <text:p>0.8242676082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934393835455">
                <text:p>0.934393835455</text:p>
              </table:table-cell>
              <table:table-cell office:value-type="float" office:value="0.85951908463">
                <text:p>0.85951908463</text:p>
              </table:table-cell>
              <table:table-cell office:value-type="float" office:value="0.857659469541">
                <text:p>0.857659469541</text:p>
              </table:table-cell>
              <table:table-cell office:value-type="float" office:value="0.852895734844">
                <text:p>0.852895734844</text:p>
              </table:table-cell>
              <table:table-cell office:value-type="float" office:value="0.831637200731">
                <text:p>0.8316372007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941785169273">
                <text:p>0.941785169273</text:p>
              </table:table-cell>
              <table:table-cell office:value-type="float" office:value="0.86395065105">
                <text:p>0.86395065105</text:p>
              </table:table-cell>
              <table:table-cell office:value-type="float" office:value="0.861839824958">
                <text:p>0.861839824958</text:p>
              </table:table-cell>
              <table:table-cell office:value-type="float" office:value="0.856473123041">
                <text:p>0.856473123041</text:p>
              </table:table-cell>
              <table:table-cell office:value-type="float" office:value="0.84326264181">
                <text:p>0.843262641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924787074149">
                <text:p>0.924787074149</text:p>
              </table:table-cell>
              <table:table-cell office:value-type="float" office:value="0.851397532521">
                <text:p>0.851397532521</text:p>
              </table:table-cell>
              <table:table-cell office:value-type="float" office:value="0.848527463682">
                <text:p>0.848527463682</text:p>
              </table:table-cell>
              <table:table-cell office:value-type="float" office:value="0.844204544744">
                <text:p>0.844204544744</text:p>
              </table:table-cell>
              <table:table-cell office:value-type="float" office:value="0.826053081693">
                <text:p>0.8260530816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935736061902">
                <text:p>0.935736061902</text:p>
              </table:table-cell>
              <table:table-cell office:value-type="float" office:value="0.878930115733">
                <text:p>0.878930115733</text:p>
              </table:table-cell>
              <table:table-cell office:value-type="float" office:value="0.876110040598">
                <text:p>0.876110040598</text:p>
              </table:table-cell>
              <table:table-cell office:value-type="float" office:value="0.867439154295">
                <text:p>0.867439154295</text:p>
              </table:table-cell>
              <table:table-cell office:value-type="float" office:value="0.850130501253">
                <text:p>0.8501305012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935498863739">
                <text:p>0.935498863739</text:p>
              </table:table-cell>
              <table:table-cell office:value-type="float" office:value="0.880419717879">
                <text:p>0.880419717879</text:p>
              </table:table-cell>
              <table:table-cell office:value-type="float" office:value="0.878508157766">
                <text:p>0.878508157766</text:p>
              </table:table-cell>
              <table:table-cell office:value-type="float" office:value="0.872987073619">
                <text:p>0.872987073619</text:p>
              </table:table-cell>
              <table:table-cell office:value-type="float" office:value="0.851679105983">
                <text:p>0.8516791059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925248111101">
                <text:p>0.925248111101</text:p>
              </table:table-cell>
              <table:table-cell office:value-type="float" office:value="0.860636548436">
                <text:p>0.860636548436</text:p>
              </table:table-cell>
              <table:table-cell office:value-type="float" office:value="0.859520092423">
                <text:p>0.859520092423</text:p>
              </table:table-cell>
              <table:table-cell office:value-type="float" office:value="0.852079278229">
                <text:p>0.852079278229</text:p>
              </table:table-cell>
              <table:table-cell office:value-type="float" office:value="0.839707343355">
                <text:p>0.8397073433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92932348369">
                <text:p>0.92932348369</text:p>
              </table:table-cell>
              <table:table-cell office:value-type="float" office:value="0.869842464358">
                <text:p>0.869842464358</text:p>
              </table:table-cell>
              <table:table-cell office:value-type="float" office:value="0.868276011193">
                <text:p>0.868276011193</text:p>
              </table:table-cell>
              <table:table-cell office:value-type="float" office:value="0.861686539811">
                <text:p>0.861686539811</text:p>
              </table:table-cell>
              <table:table-cell office:value-type="float" office:value="0.844574995909">
                <text:p>0.8445749959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9367805779">
                <text:p>0.9367805779</text:p>
              </table:table-cell>
              <table:table-cell office:value-type="float" office:value="0.872875034364">
                <text:p>0.872875034364</text:p>
              </table:table-cell>
              <table:table-cell office:value-type="float" office:value="0.872018185539">
                <text:p>0.872018185539</text:p>
              </table:table-cell>
              <table:table-cell office:value-type="float" office:value="0.865916596073">
                <text:p>0.865916596073</text:p>
              </table:table-cell>
              <table:table-cell office:value-type="float" office:value="0.847173525481">
                <text:p>0.8471735254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918033198488">
                <text:p>0.918033198488</text:p>
              </table:table-cell>
              <table:table-cell office:value-type="float" office:value="0.855643299776">
                <text:p>0.855643299776</text:p>
              </table:table-cell>
              <table:table-cell office:value-type="float" office:value="0.854804666295">
                <text:p>0.854804666295</text:p>
              </table:table-cell>
              <table:table-cell office:value-type="float" office:value="0.848320335155">
                <text:p>0.848320335155</text:p>
              </table:table-cell>
              <table:table-cell office:value-type="float" office:value="0.830879786238">
                <text:p>0.8308797862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933898511377">
                <text:p>0.933898511377</text:p>
              </table:table-cell>
              <table:table-cell office:value-type="float" office:value="0.863228493324">
                <text:p>0.863228493324</text:p>
              </table:table-cell>
              <table:table-cell office:value-type="float" office:value="0.862935588578">
                <text:p>0.862935588578</text:p>
              </table:table-cell>
              <table:table-cell office:value-type="float" office:value="0.856554581374">
                <text:p>0.856554581374</text:p>
              </table:table-cell>
              <table:table-cell office:value-type="float" office:value="0.837648365564">
                <text:p>0.8376483655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930443316989">
                <text:p>0.930443316989</text:p>
              </table:table-cell>
              <table:table-cell office:value-type="float" office:value="0.865330155412">
                <text:p>0.865330155412</text:p>
              </table:table-cell>
              <table:table-cell office:value-type="float" office:value="0.864689884724">
                <text:p>0.864689884724</text:p>
              </table:table-cell>
              <table:table-cell office:value-type="float" office:value="0.857713564458">
                <text:p>0.857713564458</text:p>
              </table:table-cell>
              <table:table-cell office:value-type="float" office:value="0.843923960295">
                <text:p>0.8439239602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922184200428">
                <text:p>0.922184200428</text:p>
              </table:table-cell>
              <table:table-cell office:value-type="float" office:value="0.851506077702">
                <text:p>0.851506077702</text:p>
              </table:table-cell>
              <table:table-cell office:value-type="float" office:value="0.850882204291">
                <text:p>0.850882204291</text:p>
              </table:table-cell>
              <table:table-cell office:value-type="float" office:value="0.843896568165">
                <text:p>0.843896568165</text:p>
              </table:table-cell>
              <table:table-cell office:value-type="float" office:value="0.830649735848">
                <text:p>0.8306497358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924647774378">
                <text:p>0.924647774378</text:p>
              </table:table-cell>
              <table:table-cell office:value-type="float" office:value="0.860031800797">
                <text:p>0.860031800797</text:p>
              </table:table-cell>
              <table:table-cell office:value-type="float" office:value="0.859329389879">
                <text:p>0.859329389879</text:p>
              </table:table-cell>
              <table:table-cell office:value-type="float" office:value="0.854530077512">
                <text:p>0.854530077512</text:p>
              </table:table-cell>
              <table:table-cell office:value-type="float" office:value="0.836937823448">
                <text:p>0.8369378234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93474950916">
                <text:p>0.93474950916</text:p>
              </table:table-cell>
              <table:table-cell office:value-type="float" office:value="0.864179350088">
                <text:p>0.864179350088</text:p>
              </table:table-cell>
              <table:table-cell office:value-type="float" office:value="0.86456144512">
                <text:p>0.86456144512</text:p>
              </table:table-cell>
              <table:table-cell office:value-type="float" office:value="0.856617851074">
                <text:p>0.856617851074</text:p>
              </table:table-cell>
              <table:table-cell office:value-type="float" office:value="0.846790121139">
                <text:p>0.8467901211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9148766752">
                <text:p>0.9148766752</text:p>
              </table:table-cell>
              <table:table-cell office:value-type="float" office:value="0.848412302778">
                <text:p>0.848412302778</text:p>
              </table:table-cell>
              <table:table-cell office:value-type="float" office:value="0.848207980887">
                <text:p>0.848207980887</text:p>
              </table:table-cell>
              <table:table-cell office:value-type="float" office:value="0.841856644883">
                <text:p>0.841856644883</text:p>
              </table:table-cell>
              <table:table-cell office:value-type="float" office:value="0.826108665262">
                <text:p>0.8261086652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92792657269">
                <text:p>0.92792657269</text:p>
              </table:table-cell>
              <table:table-cell office:value-type="float" office:value="0.865884039234">
                <text:p>0.865884039234</text:p>
              </table:table-cell>
              <table:table-cell office:value-type="float" office:value="0.863032737278">
                <text:p>0.863032737278</text:p>
              </table:table-cell>
              <table:table-cell office:value-type="float" office:value="0.855551311584">
                <text:p>0.855551311584</text:p>
              </table:table-cell>
              <table:table-cell office:value-type="float" office:value="0.831604632285">
                <text:p>0.8316046322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927560609624">
                <text:p>0.927560609624</text:p>
              </table:table-cell>
              <table:table-cell office:value-type="float" office:value="0.870026486814">
                <text:p>0.870026486814</text:p>
              </table:table-cell>
              <table:table-cell office:value-type="float" office:value="0.867701463193">
                <text:p>0.867701463193</text:p>
              </table:table-cell>
              <table:table-cell office:value-type="float" office:value="0.860772703532">
                <text:p>0.860772703532</text:p>
              </table:table-cell>
              <table:table-cell office:value-type="float" office:value="0.83984119621">
                <text:p>0.839841196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918141628363">
                <text:p>0.918141628363</text:p>
              </table:table-cell>
              <table:table-cell office:value-type="float" office:value="0.853935256492">
                <text:p>0.853935256492</text:p>
              </table:table-cell>
              <table:table-cell office:value-type="float" office:value="0.852174841377">
                <text:p>0.852174841377</text:p>
              </table:table-cell>
              <table:table-cell office:value-type="float" office:value="0.844394688778">
                <text:p>0.844394688778</text:p>
              </table:table-cell>
              <table:table-cell office:value-type="float" office:value="0.829205499098">
                <text:p>0.8292054990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923643425284">
                <text:p>0.923643425284</text:p>
              </table:table-cell>
              <table:table-cell office:value-type="float" office:value="0.863536293814">
                <text:p>0.863536293814</text:p>
              </table:table-cell>
              <table:table-cell office:value-type="float" office:value="0.861750601453">
                <text:p>0.861750601453</text:p>
              </table:table-cell>
              <table:table-cell office:value-type="float" office:value="0.856134916526">
                <text:p>0.856134916526</text:p>
              </table:table-cell>
              <table:table-cell office:value-type="float" office:value="0.837167477052">
                <text:p>0.8371674770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933141913935">
                <text:p>0.933141913935</text:p>
              </table:table-cell>
              <table:table-cell office:value-type="float" office:value="0.87039237496">
                <text:p>0.87039237496</text:p>
              </table:table-cell>
              <table:table-cell office:value-type="float" office:value="0.867780715956">
                <text:p>0.867780715956</text:p>
              </table:table-cell>
              <table:table-cell office:value-type="float" office:value="0.859968599881">
                <text:p>0.859968599881</text:p>
              </table:table-cell>
              <table:table-cell office:value-type="float" office:value="0.844439879907">
                <text:p>0.8444398799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914409313467">
                <text:p>0.914409313467</text:p>
              </table:table-cell>
              <table:table-cell office:value-type="float" office:value="0.856087850315">
                <text:p>0.856087850315</text:p>
              </table:table-cell>
              <table:table-cell office:value-type="float" office:value="0.854813727703">
                <text:p>0.854813727703</text:p>
              </table:table-cell>
              <table:table-cell office:value-type="float" office:value="0.847296970985">
                <text:p>0.847296970985</text:p>
              </table:table-cell>
              <table:table-cell office:value-type="float" office:value="0.828627878306">
                <text:p>0.8286278783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927821040456">
                <text:p>0.927821040456</text:p>
              </table:table-cell>
              <table:table-cell office:value-type="float" office:value="0.862928237862">
                <text:p>0.862928237862</text:p>
              </table:table-cell>
              <table:table-cell office:value-type="float" office:value="0.860272277208">
                <text:p>0.860272277208</text:p>
              </table:table-cell>
              <table:table-cell office:value-type="float" office:value="0.854383683676">
                <text:p>0.854383683676</text:p>
              </table:table-cell>
              <table:table-cell office:value-type="float" office:value="0.838845486862">
                <text:p>0.8388454868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927993696463">
                <text:p>0.927993696463</text:p>
              </table:table-cell>
              <table:table-cell office:value-type="float" office:value="0.869074049295">
                <text:p>0.869074049295</text:p>
              </table:table-cell>
              <table:table-cell office:value-type="float" office:value="0.867109834792">
                <text:p>0.867109834792</text:p>
              </table:table-cell>
              <table:table-cell office:value-type="float" office:value="0.859960344231">
                <text:p>0.859960344231</text:p>
              </table:table-cell>
              <table:table-cell office:value-type="float" office:value="0.841831938405">
                <text:p>0.8418319384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917615542112">
                <text:p>0.917615542112</text:p>
              </table:table-cell>
              <table:table-cell office:value-type="float" office:value="0.852667708293">
                <text:p>0.852667708293</text:p>
              </table:table-cell>
              <table:table-cell office:value-type="float" office:value="0.851826710804">
                <text:p>0.851826710804</text:p>
              </table:table-cell>
              <table:table-cell office:value-type="float" office:value="0.843622373607">
                <text:p>0.843622373607</text:p>
              </table:table-cell>
              <table:table-cell office:value-type="float" office:value="0.82940697308">
                <text:p>0.829406973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924387693955">
                <text:p>0.924387693955</text:p>
              </table:table-cell>
              <table:table-cell office:value-type="float" office:value="0.862005356229">
                <text:p>0.862005356229</text:p>
              </table:table-cell>
              <table:table-cell office:value-type="float" office:value="0.860016965415">
                <text:p>0.860016965415</text:p>
              </table:table-cell>
              <table:table-cell office:value-type="float" office:value="0.854266141998">
                <text:p>0.854266141998</text:p>
              </table:table-cell>
              <table:table-cell office:value-type="float" office:value="0.836507343662">
                <text:p>0.8365073436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934301880602">
                <text:p>0.934301880602</text:p>
              </table:table-cell>
              <table:table-cell office:value-type="float" office:value="0.869970785943">
                <text:p>0.869970785943</text:p>
              </table:table-cell>
              <table:table-cell office:value-type="float" office:value="0.867691486032">
                <text:p>0.867691486032</text:p>
              </table:table-cell>
              <table:table-cell office:value-type="float" office:value="0.860466733637">
                <text:p>0.860466733637</text:p>
              </table:table-cell>
              <table:table-cell office:value-type="float" office:value="0.842839255683">
                <text:p>0.8428392556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915187516251">
                <text:p>0.915187516251</text:p>
              </table:table-cell>
              <table:table-cell office:value-type="float" office:value="0.854525063032">
                <text:p>0.854525063032</text:p>
              </table:table-cell>
              <table:table-cell office:value-type="float" office:value="0.853861410758">
                <text:p>0.853861410758</text:p>
              </table:table-cell>
              <table:table-cell office:value-type="float" office:value="0.845496818165">
                <text:p>0.845496818165</text:p>
              </table:table-cell>
              <table:table-cell office:value-type="float" office:value="0.827183394439">
                <text:p>0.8271833944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929191966863">
                <text:p>0.929191966863</text:p>
              </table:table-cell>
              <table:table-cell office:value-type="float" office:value="0.868441233857">
                <text:p>0.868441233857</text:p>
              </table:table-cell>
              <table:table-cell office:value-type="float" office:value="0.863498549376">
                <text:p>0.863498549376</text:p>
              </table:table-cell>
              <table:table-cell office:value-type="float" office:value="0.857695009542">
                <text:p>0.857695009542</text:p>
              </table:table-cell>
              <table:table-cell office:value-type="float" office:value="0.843937729464">
                <text:p>0.8439377294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928996763017">
                <text:p>0.928996763017</text:p>
              </table:table-cell>
              <table:table-cell office:value-type="float" office:value="0.875475656625">
                <text:p>0.875475656625</text:p>
              </table:table-cell>
              <table:table-cell office:value-type="float" office:value="0.873599911803">
                <text:p>0.873599911803</text:p>
              </table:table-cell>
              <table:table-cell office:value-type="float" office:value="0.864802049117">
                <text:p>0.864802049117</text:p>
              </table:table-cell>
              <table:table-cell office:value-type="float" office:value="0.848707290604">
                <text:p>0.8487072906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918445508086">
                <text:p>0.918445508086</text:p>
              </table:table-cell>
              <table:table-cell office:value-type="float" office:value="0.857473182003">
                <text:p>0.857473182003</text:p>
              </table:table-cell>
              <table:table-cell office:value-type="float" office:value="0.854071903432">
                <text:p>0.854071903432</text:p>
              </table:table-cell>
              <table:table-cell office:value-type="float" office:value="0.846050589407">
                <text:p>0.846050589407</text:p>
              </table:table-cell>
              <table:table-cell office:value-type="float" office:value="0.832575168326">
                <text:p>0.8325751683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929888825592">
                <text:p>0.929888825592</text:p>
              </table:table-cell>
              <table:table-cell office:value-type="float" office:value="0.865879707065">
                <text:p>0.865879707065</text:p>
              </table:table-cell>
              <table:table-cell office:value-type="float" office:value="0.864323792484">
                <text:p>0.864323792484</text:p>
              </table:table-cell>
              <table:table-cell office:value-type="float" office:value="0.857390939363">
                <text:p>0.857390939363</text:p>
              </table:table-cell>
              <table:table-cell office:value-type="float" office:value="0.843019841001">
                <text:p>0.8430198410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929935803173">
                <text:p>0.929935803173</text:p>
              </table:table-cell>
              <table:table-cell office:value-type="float" office:value="0.871615299834">
                <text:p>0.871615299834</text:p>
              </table:table-cell>
              <table:table-cell office:value-type="float" office:value="0.868492332534">
                <text:p>0.868492332534</text:p>
              </table:table-cell>
              <table:table-cell office:value-type="float" office:value="0.860893333819">
                <text:p>0.860893333819</text:p>
              </table:table-cell>
              <table:table-cell office:value-type="float" office:value="0.851049262406">
                <text:p>0.8510492624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923502945738">
                <text:p>0.923502945738</text:p>
              </table:table-cell>
              <table:table-cell office:value-type="float" office:value="0.855674112961">
                <text:p>0.855674112961</text:p>
              </table:table-cell>
              <table:table-cell office:value-type="float" office:value="0.852905253261">
                <text:p>0.852905253261</text:p>
              </table:table-cell>
              <table:table-cell office:value-type="float" office:value="0.846361170694">
                <text:p>0.846361170694</text:p>
              </table:table-cell>
              <table:table-cell office:value-type="float" office:value="0.833215612896">
                <text:p>0.8332156128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925588066498">
                <text:p>0.925588066498</text:p>
              </table:table-cell>
              <table:table-cell office:value-type="float" office:value="0.865496017902">
                <text:p>0.865496017902</text:p>
              </table:table-cell>
              <table:table-cell office:value-type="float" office:value="0.862948697917">
                <text:p>0.862948697917</text:p>
              </table:table-cell>
              <table:table-cell office:value-type="float" office:value="0.856600800732">
                <text:p>0.856600800732</text:p>
              </table:table-cell>
              <table:table-cell office:value-type="float" office:value="0.841528553625">
                <text:p>0.8415285536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934680768907">
                <text:p>0.934680768907</text:p>
              </table:table-cell>
              <table:table-cell office:value-type="float" office:value="0.870005948762">
                <text:p>0.870005948762</text:p>
              </table:table-cell>
              <table:table-cell office:value-type="float" office:value="0.867032376597">
                <text:p>0.867032376597</text:p>
              </table:table-cell>
              <table:table-cell office:value-type="float" office:value="0.860261916933">
                <text:p>0.860261916933</text:p>
              </table:table-cell>
              <table:table-cell office:value-type="float" office:value="0.845709336675">
                <text:p>0.8457093366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916519821162">
                <text:p>0.916519821162</text:p>
              </table:table-cell>
              <table:table-cell office:value-type="float" office:value="0.856438978275">
                <text:p>0.856438978275</text:p>
              </table:table-cell>
              <table:table-cell office:value-type="float" office:value="0.852939500962">
                <text:p>0.852939500962</text:p>
              </table:table-cell>
              <table:table-cell office:value-type="float" office:value="0.846422736063">
                <text:p>0.846422736063</text:p>
              </table:table-cell>
              <table:table-cell office:value-type="float" office:value="0.83099678719">
                <text:p>0.830996787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929317752907">
                <text:p>0.929317752907</text:p>
              </table:table-cell>
              <table:table-cell office:value-type="float" office:value="0.864054613599">
                <text:p>0.864054613599</text:p>
              </table:table-cell>
              <table:table-cell office:value-type="float" office:value="0.861451807192">
                <text:p>0.861451807192</text:p>
              </table:table-cell>
              <table:table-cell office:value-type="float" office:value="0.854968225242">
                <text:p>0.854968225242</text:p>
              </table:table-cell>
              <table:table-cell office:value-type="float" office:value="0.839868689809">
                <text:p>0.8398686898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929662606183">
                <text:p>0.929662606183</text:p>
              </table:table-cell>
              <table:table-cell office:value-type="float" office:value="0.870888258798">
                <text:p>0.870888258798</text:p>
              </table:table-cell>
              <table:table-cell office:value-type="float" office:value="0.86709567601">
                <text:p>0.86709567601</text:p>
              </table:table-cell>
              <table:table-cell office:value-type="float" office:value="0.860548898139">
                <text:p>0.860548898139</text:p>
              </table:table-cell>
              <table:table-cell office:value-type="float" office:value="0.849136654048">
                <text:p>0.8491366540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921309557461">
                <text:p>0.921309557461</text:p>
              </table:table-cell>
              <table:table-cell office:value-type="float" office:value="0.856258885513">
                <text:p>0.856258885513</text:p>
              </table:table-cell>
              <table:table-cell office:value-type="float" office:value="0.853054037104">
                <text:p>0.853054037104</text:p>
              </table:table-cell>
              <table:table-cell office:value-type="float" office:value="0.846899893766">
                <text:p>0.846899893766</text:p>
              </table:table-cell>
              <table:table-cell office:value-type="float" office:value="0.832707663738">
                <text:p>0.8327076637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927554364225">
                <text:p>0.927554364225</text:p>
              </table:table-cell>
              <table:table-cell office:value-type="float" office:value="0.869780233314">
                <text:p>0.869780233314</text:p>
              </table:table-cell>
              <table:table-cell office:value-type="float" office:value="0.867353794952">
                <text:p>0.867353794952</text:p>
              </table:table-cell>
              <table:table-cell office:value-type="float" office:value="0.859226876982">
                <text:p>0.859226876982</text:p>
              </table:table-cell>
              <table:table-cell office:value-type="float" office:value="0.843901895375">
                <text:p>0.8439018953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934753773544">
                <text:p>0.934753773544</text:p>
              </table:table-cell>
              <table:table-cell office:value-type="float" office:value="0.874398162777">
                <text:p>0.874398162777</text:p>
              </table:table-cell>
              <table:table-cell office:value-type="float" office:value="0.872932147121">
                <text:p>0.872932147121</text:p>
              </table:table-cell>
              <table:table-cell office:value-type="float" office:value="0.864935170954">
                <text:p>0.864935170954</text:p>
              </table:table-cell>
              <table:table-cell office:value-type="float" office:value="0.853710415167">
                <text:p>0.8537104151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917464552556">
                <text:p>0.917464552556</text:p>
              </table:table-cell>
              <table:table-cell office:value-type="float" office:value="0.860685727142">
                <text:p>0.860685727142</text:p>
              </table:table-cell>
              <table:table-cell office:value-type="float" office:value="0.858828141219">
                <text:p>0.858828141219</text:p>
              </table:table-cell>
              <table:table-cell office:value-type="float" office:value="0.850731819164">
                <text:p>0.850731819164</text:p>
              </table:table-cell>
              <table:table-cell office:value-type="float" office:value="0.836938181341">
                <text:p>0.8369381813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931197920513">
                <text:p>0.931197920513</text:p>
              </table:table-cell>
              <table:table-cell office:value-type="float" office:value="0.867008887307">
                <text:p>0.867008887307</text:p>
              </table:table-cell>
              <table:table-cell office:value-type="float" office:value="0.866012157718">
                <text:p>0.866012157718</text:p>
              </table:table-cell>
              <table:table-cell office:value-type="float" office:value="0.858213874451">
                <text:p>0.858213874451</text:p>
              </table:table-cell>
              <table:table-cell office:value-type="float" office:value="0.841884383928">
                <text:p>0.8418843839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929294242501">
                <text:p>0.929294242501</text:p>
              </table:table-cell>
              <table:table-cell office:value-type="float" office:value="0.872034364168">
                <text:p>0.872034364168</text:p>
              </table:table-cell>
              <table:table-cell office:value-type="float" office:value="0.869240832">
                <text:p>0.869240832</text:p>
              </table:table-cell>
              <table:table-cell office:value-type="float" office:value="0.861082065208">
                <text:p>0.861082065208</text:p>
              </table:table-cell>
              <table:table-cell office:value-type="float" office:value="0.846812414565">
                <text:p>0.8468124145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92096996768">
                <text:p>0.92096996768</text:p>
              </table:table-cell>
              <table:table-cell office:value-type="float" office:value="0.856350010958">
                <text:p>0.856350010958</text:p>
              </table:table-cell>
              <table:table-cell office:value-type="float" office:value="0.854710713102">
                <text:p>0.854710713102</text:p>
              </table:table-cell>
              <table:table-cell office:value-type="float" office:value="0.847079528428">
                <text:p>0.847079528428</text:p>
              </table:table-cell>
              <table:table-cell office:value-type="float" office:value="0.833430904272">
                <text:p>0.8334309042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92360104911">
                <text:p>0.92360104911</text:p>
              </table:table-cell>
              <table:table-cell office:value-type="float" office:value="0.864817305705">
                <text:p>0.864817305705</text:p>
              </table:table-cell>
              <table:table-cell office:value-type="float" office:value="0.863610237373">
                <text:p>0.863610237373</text:p>
              </table:table-cell>
              <table:table-cell office:value-type="float" office:value="0.85589567584">
                <text:p>0.85589567584</text:p>
              </table:table-cell>
              <table:table-cell office:value-type="float" office:value="0.844968783588">
                <text:p>0.8449687835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933412599357">
                <text:p>0.933412599357</text:p>
              </table:table-cell>
              <table:table-cell office:value-type="float" office:value="0.870562306331">
                <text:p>0.870562306331</text:p>
              </table:table-cell>
              <table:table-cell office:value-type="float" office:value="0.868422616966">
                <text:p>0.868422616966</text:p>
              </table:table-cell>
              <table:table-cell office:value-type="float" office:value="0.860508562893">
                <text:p>0.860508562893</text:p>
              </table:table-cell>
              <table:table-cell office:value-type="float" office:value="0.847071963754">
                <text:p>0.8470719637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913315363663">
                <text:p>0.913315363663</text:p>
              </table:table-cell>
              <table:table-cell office:value-type="float" office:value="0.855157661349">
                <text:p>0.855157661349</text:p>
              </table:table-cell>
              <table:table-cell office:value-type="float" office:value="0.853216386502">
                <text:p>0.853216386502</text:p>
              </table:table-cell>
              <table:table-cell office:value-type="float" office:value="0.844981616701">
                <text:p>0.844981616701</text:p>
              </table:table-cell>
              <table:table-cell office:value-type="float" office:value="0.830213406455">
                <text:p>0.830213406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928435310575">
                <text:p>0.928435310575</text:p>
              </table:table-cell>
              <table:table-cell office:value-type="float" office:value="0.863812128205">
                <text:p>0.863812128205</text:p>
              </table:table-cell>
              <table:table-cell office:value-type="float" office:value="0.863199554334">
                <text:p>0.863199554334</text:p>
              </table:table-cell>
              <table:table-cell office:value-type="float" office:value="0.854707544868">
                <text:p>0.854707544868</text:p>
              </table:table-cell>
              <table:table-cell office:value-type="float" office:value="0.844524549741">
                <text:p>0.8445245497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928365308908">
                <text:p>0.928365308908</text:p>
              </table:table-cell>
              <table:table-cell office:value-type="float" office:value="0.869757085216">
                <text:p>0.869757085216</text:p>
              </table:table-cell>
              <table:table-cell office:value-type="float" office:value="0.867721243275">
                <text:p>0.867721243275</text:p>
              </table:table-cell>
              <table:table-cell office:value-type="float" office:value="0.858978783136">
                <text:p>0.858978783136</text:p>
              </table:table-cell>
              <table:table-cell office:value-type="float" office:value="0.845513503659">
                <text:p>0.8455135036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921090563892">
                <text:p>0.921090563892</text:p>
              </table:table-cell>
              <table:table-cell office:value-type="float" office:value="0.855498736944">
                <text:p>0.855498736944</text:p>
              </table:table-cell>
              <table:table-cell office:value-type="float" office:value="0.853854576">
                <text:p>0.853854576</text:p>
              </table:table-cell>
              <table:table-cell office:value-type="float" office:value="0.845766339613">
                <text:p>0.845766339613</text:p>
              </table:table-cell>
              <table:table-cell office:value-type="float" office:value="0.831041735816">
                <text:p>0.8310417358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923958592432">
                <text:p>0.923958592432</text:p>
              </table:table-cell>
              <table:table-cell office:value-type="float" office:value="0.867590286644">
                <text:p>0.867590286644</text:p>
              </table:table-cell>
              <table:table-cell office:value-type="float" office:value="0.863819968623">
                <text:p>0.863819968623</text:p>
              </table:table-cell>
              <table:table-cell office:value-type="float" office:value="0.855820488639">
                <text:p>0.855820488639</text:p>
              </table:table-cell>
              <table:table-cell office:value-type="float" office:value="0.839531698915">
                <text:p>0.8395316989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933457822299">
                <text:p>0.933457822299</text:p>
              </table:table-cell>
              <table:table-cell office:value-type="float" office:value="0.874952425434">
                <text:p>0.874952425434</text:p>
              </table:table-cell>
              <table:table-cell office:value-type="float" office:value="0.872136937618">
                <text:p>0.872136937618</text:p>
              </table:table-cell>
              <table:table-cell office:value-type="float" office:value="0.864326397738">
                <text:p>0.864326397738</text:p>
              </table:table-cell>
              <table:table-cell office:value-type="float" office:value="0.852034562382">
                <text:p>0.8520345623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91205663122">
                <text:p>0.91205663122</text:p>
              </table:table-cell>
              <table:table-cell office:value-type="float" office:value="0.855299114913">
                <text:p>0.855299114913</text:p>
              </table:table-cell>
              <table:table-cell office:value-type="float" office:value="0.852155554901">
                <text:p>0.852155554901</text:p>
              </table:table-cell>
              <table:table-cell office:value-type="float" office:value="0.844350477971">
                <text:p>0.844350477971</text:p>
              </table:table-cell>
              <table:table-cell office:value-type="float" office:value="0.830659644715">
                <text:p>0.8306596447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932665900403">
                <text:p>0.932665900403</text:p>
              </table:table-cell>
              <table:table-cell office:value-type="float" office:value="0.864795724754">
                <text:p>0.864795724754</text:p>
              </table:table-cell>
              <table:table-cell office:value-type="float" office:value="0.863256123637">
                <text:p>0.863256123637</text:p>
              </table:table-cell>
              <table:table-cell office:value-type="float" office:value="0.855462034004">
                <text:p>0.855462034004</text:p>
              </table:table-cell>
              <table:table-cell office:value-type="float" office:value="0.838470337864">
                <text:p>0.8384703378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928671107406">
                <text:p>0.928671107406</text:p>
              </table:table-cell>
              <table:table-cell office:value-type="float" office:value="0.869698891482">
                <text:p>0.869698891482</text:p>
              </table:table-cell>
              <table:table-cell office:value-type="float" office:value="0.866499058206">
                <text:p>0.866499058206</text:p>
              </table:table-cell>
              <table:table-cell office:value-type="float" office:value="0.859075847774">
                <text:p>0.859075847774</text:p>
              </table:table-cell>
              <table:table-cell office:value-type="float" office:value="0.847648361741">
                <text:p>0.8476483617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920568514804">
                <text:p>0.920568514804</text:p>
              </table:table-cell>
              <table:table-cell office:value-type="float" office:value="0.854244096858">
                <text:p>0.854244096858</text:p>
              </table:table-cell>
              <table:table-cell office:value-type="float" office:value="0.851955906663">
                <text:p>0.851955906663</text:p>
              </table:table-cell>
              <table:table-cell office:value-type="float" office:value="0.843885663763">
                <text:p>0.843885663763</text:p>
              </table:table-cell>
              <table:table-cell office:value-type="float" office:value="0.831038333469">
                <text:p>0.8310383334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92302505141">
                <text:p>0.92302505141</text:p>
              </table:table-cell>
              <table:table-cell office:value-type="float" office:value="0.862935134372">
                <text:p>0.862935134372</text:p>
              </table:table-cell>
              <table:table-cell office:value-type="float" office:value="0.860973350902">
                <text:p>0.860973350902</text:p>
              </table:table-cell>
              <table:table-cell office:value-type="float" office:value="0.852281221557">
                <text:p>0.852281221557</text:p>
              </table:table-cell>
              <table:table-cell office:value-type="float" office:value="0.838084230122">
                <text:p>0.8380842301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933002067952">
                <text:p>0.933002067952</text:p>
              </table:table-cell>
              <table:table-cell office:value-type="float" office:value="0.868235049436">
                <text:p>0.868235049436</text:p>
              </table:table-cell>
              <table:table-cell office:value-type="float" office:value="0.8662350237">
                <text:p>0.8662350237</text:p>
              </table:table-cell>
              <table:table-cell office:value-type="float" office:value="0.857754169153">
                <text:p>0.857754169153</text:p>
              </table:table-cell>
              <table:table-cell office:value-type="float" office:value="0.844181637928">
                <text:p>0.8441816379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912001466394">
                <text:p>0.912001466394</text:p>
              </table:table-cell>
              <table:table-cell office:value-type="float" office:value="0.852464508257">
                <text:p>0.852464508257</text:p>
              </table:table-cell>
              <table:table-cell office:value-type="float" office:value="0.850235305055">
                <text:p>0.850235305055</text:p>
              </table:table-cell>
              <table:table-cell office:value-type="float" office:value="0.841751125763">
                <text:p>0.841751125763</text:p>
              </table:table-cell>
              <table:table-cell office:value-type="float" office:value="0.828821926263">
                <text:p>0.8288219262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931877786315">
                <text:p>0.931877786315</text:p>
              </table:table-cell>
              <table:table-cell office:value-type="float" office:value="0.866161423116">
                <text:p>0.866161423116</text:p>
              </table:table-cell>
              <table:table-cell office:value-type="float" office:value="0.865188600388">
                <text:p>0.865188600388</text:p>
              </table:table-cell>
              <table:table-cell office:value-type="float" office:value="0.856372737694">
                <text:p>0.856372737694</text:p>
              </table:table-cell>
              <table:table-cell office:value-type="float" office:value="0.845776444213">
                <text:p>0.8457764442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914036139318">
                <text:p>0.914036139318</text:p>
              </table:table-cell>
              <table:table-cell office:value-type="float" office:value="0.854338116686">
                <text:p>0.854338116686</text:p>
              </table:table-cell>
              <table:table-cell office:value-type="float" office:value="0.852402674105">
                <text:p>0.852402674105</text:p>
              </table:table-cell>
              <table:table-cell office:value-type="float" office:value="0.844367517914">
                <text:p>0.844367517914</text:p>
              </table:table-cell>
              <table:table-cell office:value-type="float" office:value="0.830064513498">
                <text:p>0.8300645134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928012348227">
                <text:p>0.928012348227</text:p>
              </table:table-cell>
              <table:table-cell office:value-type="float" office:value="0.86141815926">
                <text:p>0.86141815926</text:p>
              </table:table-cell>
              <table:table-cell office:value-type="float" office:value="0.859742684697">
                <text:p>0.859742684697</text:p>
              </table:table-cell>
              <table:table-cell office:value-type="float" office:value="0.851756068984">
                <text:p>0.851756068984</text:p>
              </table:table-cell>
              <table:table-cell office:value-type="float" office:value="0.840933869486">
                <text:p>0.8409338694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928091923256">
                <text:p>0.928091923256</text:p>
              </table:table-cell>
              <table:table-cell office:value-type="float" office:value="0.869921665217">
                <text:p>0.869921665217</text:p>
              </table:table-cell>
              <table:table-cell office:value-type="float" office:value="0.867912206548">
                <text:p>0.867912206548</text:p>
              </table:table-cell>
              <table:table-cell office:value-type="float" office:value="0.860503089322">
                <text:p>0.860503089322</text:p>
              </table:table-cell>
              <table:table-cell office:value-type="float" office:value="0.838453112923">
                <text:p>0.8384531129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920247763813">
                <text:p>0.920247763813</text:p>
              </table:table-cell>
              <table:table-cell office:value-type="float" office:value="0.857858112868">
                <text:p>0.857858112868</text:p>
              </table:table-cell>
              <table:table-cell office:value-type="float" office:value="0.856509784722">
                <text:p>0.856509784722</text:p>
              </table:table-cell>
              <table:table-cell office:value-type="float" office:value="0.84757045303">
                <text:p>0.84757045303</text:p>
              </table:table-cell>
              <table:table-cell office:value-type="float" office:value="0.829438083832">
                <text:p>0.8294380838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922195751659">
                <text:p>0.922195751659</text:p>
              </table:table-cell>
              <table:table-cell office:value-type="float" office:value="0.865407342147">
                <text:p>0.865407342147</text:p>
              </table:table-cell>
              <table:table-cell office:value-type="float" office:value="0.86439419163">
                <text:p>0.86439419163</text:p>
              </table:table-cell>
              <table:table-cell office:value-type="float" office:value="0.855968574673">
                <text:p>0.855968574673</text:p>
              </table:table-cell>
              <table:table-cell office:value-type="float" office:value="0.842457848986">
                <text:p>0.8424578489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932975839749">
                <text:p>0.932975839749</text:p>
              </table:table-cell>
              <table:table-cell office:value-type="float" office:value="0.870527334964">
                <text:p>0.870527334964</text:p>
              </table:table-cell>
              <table:table-cell office:value-type="float" office:value="0.870079005505">
                <text:p>0.870079005505</text:p>
              </table:table-cell>
              <table:table-cell office:value-type="float" office:value="0.862176423835">
                <text:p>0.862176423835</text:p>
              </table:table-cell>
              <table:table-cell office:value-type="float" office:value="0.843415586772">
                <text:p>0.8434155867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914204372614">
                <text:p>0.914204372614</text:p>
              </table:table-cell>
              <table:table-cell office:value-type="float" office:value="0.855935054357">
                <text:p>0.855935054357</text:p>
              </table:table-cell>
              <table:table-cell office:value-type="float" office:value="0.854096866804">
                <text:p>0.854096866804</text:p>
              </table:table-cell>
              <table:table-cell office:value-type="float" office:value="0.845651204786">
                <text:p>0.845651204786</text:p>
              </table:table-cell>
              <table:table-cell office:value-type="float" office:value="0.829059799131">
                <text:p>0.8290597991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927822292703">
                <text:p>0.927822292703</text:p>
              </table:table-cell>
              <table:table-cell office:value-type="float" office:value="0.861981016888">
                <text:p>0.861981016888</text:p>
              </table:table-cell>
              <table:table-cell office:value-type="float" office:value="0.860888018097">
                <text:p>0.860888018097</text:p>
              </table:table-cell>
              <table:table-cell office:value-type="float" office:value="0.852257342155">
                <text:p>0.852257342155</text:p>
              </table:table-cell>
              <table:table-cell office:value-type="float" office:value="0.840286422751">
                <text:p>0.8402864227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929170918553">
                <text:p>0.929170918553</text:p>
              </table:table-cell>
              <table:table-cell office:value-type="float" office:value="0.868204537015">
                <text:p>0.868204537015</text:p>
              </table:table-cell>
              <table:table-cell office:value-type="float" office:value="0.867137449911">
                <text:p>0.867137449911</text:p>
              </table:table-cell>
              <table:table-cell office:value-type="float" office:value="0.858953092134">
                <text:p>0.858953092134</text:p>
              </table:table-cell>
              <table:table-cell office:value-type="float" office:value="0.843732678961">
                <text:p>0.8437326789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920256209648">
                <text:p>0.920256209648</text:p>
              </table:table-cell>
              <table:table-cell office:value-type="float" office:value="0.852278282048">
                <text:p>0.852278282048</text:p>
              </table:table-cell>
              <table:table-cell office:value-type="float" office:value="0.851127576953">
                <text:p>0.851127576953</text:p>
              </table:table-cell>
              <table:table-cell office:value-type="float" office:value="0.842871709817">
                <text:p>0.842871709817</text:p>
              </table:table-cell>
              <table:table-cell office:value-type="float" office:value="0.827357109986">
                <text:p>0.8273571099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926876610134">
                <text:p>0.926876610134</text:p>
              </table:table-cell>
              <table:table-cell office:value-type="float" office:value="0.868228514988">
                <text:p>0.868228514988</text:p>
              </table:table-cell>
              <table:table-cell office:value-type="float" office:value="0.866582073422">
                <text:p>0.866582073422</text:p>
              </table:table-cell>
              <table:table-cell office:value-type="float" office:value="0.859135663997">
                <text:p>0.859135663997</text:p>
              </table:table-cell>
              <table:table-cell office:value-type="float" office:value="0.84274942503">
                <text:p>0.842749425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91874930294">
                <text:p>0.91874930294</text:p>
              </table:table-cell>
              <table:table-cell office:value-type="float" office:value="0.853587189711">
                <text:p>0.853587189711</text:p>
              </table:table-cell>
              <table:table-cell office:value-type="float" office:value="0.852481873101">
                <text:p>0.852481873101</text:p>
              </table:table-cell>
              <table:table-cell office:value-type="float" office:value="0.844318781804">
                <text:p>0.844318781804</text:p>
              </table:table-cell>
              <table:table-cell office:value-type="float" office:value="0.827417723285">
                <text:p>0.8274177232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926388830176">
                <text:p>0.926388830176</text:p>
              </table:table-cell>
              <table:table-cell office:value-type="float" office:value="0.867269102451">
                <text:p>0.867269102451</text:p>
              </table:table-cell>
              <table:table-cell office:value-type="float" office:value="0.866366555421">
                <text:p>0.866366555421</text:p>
              </table:table-cell>
              <table:table-cell office:value-type="float" office:value="0.85800721029">
                <text:p>0.85800721029</text:p>
              </table:table-cell>
              <table:table-cell office:value-type="float" office:value="0.845687311347">
                <text:p>0.8456873113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920154507878">
                <text:p>0.920154507878</text:p>
              </table:table-cell>
              <table:table-cell office:value-type="float" office:value="0.853571603115">
                <text:p>0.853571603115</text:p>
              </table:table-cell>
              <table:table-cell office:value-type="float" office:value="0.852397613749">
                <text:p>0.852397613749</text:p>
              </table:table-cell>
              <table:table-cell office:value-type="float" office:value="0.843603645573">
                <text:p>0.843603645573</text:p>
              </table:table-cell>
              <table:table-cell office:value-type="float" office:value="0.829861424819">
                <text:p>0.8298614248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924245627524">
                <text:p>0.924245627524</text:p>
              </table:table-cell>
              <table:table-cell office:value-type="float" office:value="0.86466906923">
                <text:p>0.86466906923</text:p>
              </table:table-cell>
              <table:table-cell office:value-type="float" office:value="0.86379254857">
                <text:p>0.86379254857</text:p>
              </table:table-cell>
              <table:table-cell office:value-type="float" office:value="0.856311688421">
                <text:p>0.856311688421</text:p>
              </table:table-cell>
              <table:table-cell office:value-type="float" office:value="0.837496617893">
                <text:p>0.8374966178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932943244298">
                <text:p>0.932943244298</text:p>
              </table:table-cell>
              <table:table-cell office:value-type="float" office:value="0.873769233858">
                <text:p>0.873769233858</text:p>
              </table:table-cell>
              <table:table-cell office:value-type="float" office:value="0.870519221016">
                <text:p>0.870519221016</text:p>
              </table:table-cell>
              <table:table-cell office:value-type="float" office:value="0.863139874316">
                <text:p>0.863139874316</text:p>
              </table:table-cell>
              <table:table-cell office:value-type="float" office:value="0.84868801569">
                <text:p>0.848688015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911996230789">
                <text:p>0.911996230789</text:p>
              </table:table-cell>
              <table:table-cell office:value-type="float" office:value="0.854387425042">
                <text:p>0.854387425042</text:p>
              </table:table-cell>
              <table:table-cell office:value-type="float" office:value="0.852953139252">
                <text:p>0.852953139252</text:p>
              </table:table-cell>
              <table:table-cell office:value-type="float" office:value="0.844861549062">
                <text:p>0.844861549062</text:p>
              </table:table-cell>
              <table:table-cell office:value-type="float" office:value="0.830093002642">
                <text:p>0.8300930026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931985686641">
                <text:p>0.931985686641</text:p>
              </table:table-cell>
              <table:table-cell office:value-type="float" office:value="0.868805798484">
                <text:p>0.868805798484</text:p>
              </table:table-cell>
              <table:table-cell office:value-type="float" office:value="0.868036384419">
                <text:p>0.868036384419</text:p>
              </table:table-cell>
              <table:table-cell office:value-type="float" office:value="0.860094274249">
                <text:p>0.860094274249</text:p>
              </table:table-cell>
              <table:table-cell office:value-type="float" office:value="0.841584991932">
                <text:p>0.8415849919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913477324552">
                <text:p>0.913477324552</text:p>
              </table:table-cell>
              <table:table-cell office:value-type="float" office:value="0.853972792934">
                <text:p>0.853972792934</text:p>
              </table:table-cell>
              <table:table-cell office:value-type="float" office:value="0.852238250415">
                <text:p>0.852238250415</text:p>
              </table:table-cell>
              <table:table-cell office:value-type="float" office:value="0.844074657491">
                <text:p>0.844074657491</text:p>
              </table:table-cell>
              <table:table-cell office:value-type="float" office:value="0.827259871831">
                <text:p>0.8272598718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927806071105">
                <text:p>0.927806071105</text:p>
              </table:table-cell>
              <table:table-cell office:value-type="float" office:value="0.862283195133">
                <text:p>0.862283195133</text:p>
              </table:table-cell>
              <table:table-cell office:value-type="float" office:value="0.861295752003">
                <text:p>0.861295752003</text:p>
              </table:table-cell>
              <table:table-cell office:value-type="float" office:value="0.852421490771">
                <text:p>0.852421490771</text:p>
              </table:table-cell>
              <table:table-cell office:value-type="float" office:value="0.835023689292">
                <text:p>0.8350236892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928138551545">
                <text:p>0.928138551545</text:p>
              </table:table-cell>
              <table:table-cell office:value-type="float" office:value="0.867357183696">
                <text:p>0.867357183696</text:p>
              </table:table-cell>
              <table:table-cell office:value-type="float" office:value="0.867184599137">
                <text:p>0.867184599137</text:p>
              </table:table-cell>
              <table:table-cell office:value-type="float" office:value="0.859349774216">
                <text:p>0.859349774216</text:p>
              </table:table-cell>
              <table:table-cell office:value-type="float" office:value="0.842091614421">
                <text:p>0.8420916144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919799116918">
                <text:p>0.919799116918</text:p>
              </table:table-cell>
              <table:table-cell office:value-type="float" office:value="0.851171793749">
                <text:p>0.851171793749</text:p>
              </table:table-cell>
              <table:table-cell office:value-type="float" office:value="0.850296306661">
                <text:p>0.850296306661</text:p>
              </table:table-cell>
              <table:table-cell office:value-type="float" office:value="0.842330493278">
                <text:p>0.842330493278</text:p>
              </table:table-cell>
              <table:table-cell office:value-type="float" office:value="0.827385179431">
                <text:p>0.8273851794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926927883757">
                <text:p>0.926927883757</text:p>
              </table:table-cell>
              <table:table-cell office:value-type="float" office:value="0.864490060112">
                <text:p>0.864490060112</text:p>
              </table:table-cell>
              <table:table-cell office:value-type="float" office:value="0.864143616404">
                <text:p>0.864143616404</text:p>
              </table:table-cell>
              <table:table-cell office:value-type="float" office:value="0.856705374323">
                <text:p>0.856705374323</text:p>
              </table:table-cell>
              <table:table-cell office:value-type="float" office:value="0.836450341233">
                <text:p>0.8364503412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923680047652">
                <text:p>0.923680047652</text:p>
              </table:table-cell>
              <table:table-cell office:value-type="float" office:value="0.850951247456">
                <text:p>0.850951247456</text:p>
              </table:table-cell>
              <table:table-cell office:value-type="float" office:value="0.850807740155">
                <text:p>0.850807740155</text:p>
              </table:table-cell>
              <table:table-cell office:value-type="float" office:value="0.843519302045">
                <text:p>0.843519302045</text:p>
              </table:table-cell>
              <table:table-cell office:value-type="float" office:value="0.828245233321">
                <text:p>0.8282452333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921178519902">
                <text:p>0.921178519902</text:p>
              </table:table-cell>
              <table:table-cell office:value-type="float" office:value="0.859508377509">
                <text:p>0.859508377509</text:p>
              </table:table-cell>
              <table:table-cell office:value-type="float" office:value="0.858185915952">
                <text:p>0.858185915952</text:p>
              </table:table-cell>
              <table:table-cell office:value-type="float" office:value="0.850820739462">
                <text:p>0.850820739462</text:p>
              </table:table-cell>
              <table:table-cell office:value-type="float" office:value="0.832951446781">
                <text:p>0.8329514467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931615085897">
                <text:p>0.931615085897</text:p>
              </table:table-cell>
              <table:table-cell office:value-type="float" office:value="0.865526662669">
                <text:p>0.865526662669</text:p>
              </table:table-cell>
              <table:table-cell office:value-type="float" office:value="0.864028798428">
                <text:p>0.864028798428</text:p>
              </table:table-cell>
              <table:table-cell office:value-type="float" office:value="0.856637466338">
                <text:p>0.856637466338</text:p>
              </table:table-cell>
              <table:table-cell office:value-type="float" office:value="0.836205939753">
                <text:p>0.8362059397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912078888395">
                <text:p>0.912078888395</text:p>
              </table:table-cell>
              <table:table-cell office:value-type="float" office:value="0.85314510701">
                <text:p>0.85314510701</text:p>
              </table:table-cell>
              <table:table-cell office:value-type="float" office:value="0.851850236859">
                <text:p>0.851850236859</text:p>
              </table:table-cell>
              <table:table-cell office:value-type="float" office:value="0.843271307047">
                <text:p>0.843271307047</text:p>
              </table:table-cell>
              <table:table-cell office:value-type="float" office:value="0.821076145815">
                <text:p>0.8210761458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926650679251">
                <text:p>0.926650679251</text:p>
              </table:table-cell>
              <table:table-cell office:value-type="float" office:value="0.864518626426">
                <text:p>0.864518626426</text:p>
              </table:table-cell>
              <table:table-cell office:value-type="float" office:value="0.861829624539">
                <text:p>0.861829624539</text:p>
              </table:table-cell>
              <table:table-cell office:value-type="float" office:value="0.853865325313">
                <text:p>0.853865325313</text:p>
              </table:table-cell>
              <table:table-cell office:value-type="float" office:value="0.837281226176">
                <text:p>0.8372812261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927297165109">
                <text:p>0.927297165109</text:p>
              </table:table-cell>
              <table:table-cell office:value-type="float" office:value="0.869418478064">
                <text:p>0.869418478064</text:p>
              </table:table-cell>
              <table:table-cell office:value-type="float" office:value="0.867371158126">
                <text:p>0.867371158126</text:p>
              </table:table-cell>
              <table:table-cell office:value-type="float" office:value="0.859403865454">
                <text:p>0.859403865454</text:p>
              </table:table-cell>
              <table:table-cell office:value-type="float" office:value="0.842407465206">
                <text:p>0.8424074652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920871218559">
                <text:p>0.920871218559</text:p>
              </table:table-cell>
              <table:table-cell office:value-type="float" office:value="0.855443148978">
                <text:p>0.855443148978</text:p>
              </table:table-cell>
              <table:table-cell office:value-type="float" office:value="0.85349665719">
                <text:p>0.85349665719</text:p>
              </table:table-cell>
              <table:table-cell office:value-type="float" office:value="0.845608916646">
                <text:p>0.845608916646</text:p>
              </table:table-cell>
              <table:table-cell office:value-type="float" office:value="0.829483609057">
                <text:p>0.8294836090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92180363602">
                <text:p>0.92180363602</text:p>
              </table:table-cell>
              <table:table-cell office:value-type="float" office:value="0.86328044298">
                <text:p>0.86328044298</text:p>
              </table:table-cell>
              <table:table-cell office:value-type="float" office:value="0.860613688652">
                <text:p>0.860613688652</text:p>
              </table:table-cell>
              <table:table-cell office:value-type="float" office:value="0.853024271895">
                <text:p>0.853024271895</text:p>
              </table:table-cell>
              <table:table-cell office:value-type="float" office:value="0.838356897738">
                <text:p>0.8383568977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932438208359">
                <text:p>0.932438208359</text:p>
              </table:table-cell>
              <table:table-cell office:value-type="float" office:value="0.870228640811">
                <text:p>0.870228640811</text:p>
              </table:table-cell>
              <table:table-cell office:value-type="float" office:value="0.867319325657">
                <text:p>0.867319325657</text:p>
              </table:table-cell>
              <table:table-cell office:value-type="float" office:value="0.858869542959">
                <text:p>0.858869542959</text:p>
              </table:table-cell>
              <table:table-cell office:value-type="float" office:value="0.841724206759">
                <text:p>0.8417242067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914212394929">
                <text:p>0.914212394929</text:p>
              </table:table-cell>
              <table:table-cell office:value-type="float" office:value="0.854096449994">
                <text:p>0.854096449994</text:p>
              </table:table-cell>
              <table:table-cell office:value-type="float" office:value="0.852549238338">
                <text:p>0.852549238338</text:p>
              </table:table-cell>
              <table:table-cell office:value-type="float" office:value="0.844408550345">
                <text:p>0.844408550345</text:p>
              </table:table-cell>
              <table:table-cell office:value-type="float" office:value="0.825711465623">
                <text:p>0.8257114656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927364486217">
                <text:p>0.927364486217</text:p>
              </table:table-cell>
              <table:table-cell office:value-type="float" office:value="0.862982344093">
                <text:p>0.862982344093</text:p>
              </table:table-cell>
              <table:table-cell office:value-type="float" office:value="0.860003922587">
                <text:p>0.860003922587</text:p>
              </table:table-cell>
              <table:table-cell office:value-type="float" office:value="0.851840869645">
                <text:p>0.851840869645</text:p>
              </table:table-cell>
              <table:table-cell office:value-type="float" office:value="0.837641711008">
                <text:p>0.8376417110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928045327019">
                <text:p>0.928045327019</text:p>
              </table:table-cell>
              <table:table-cell office:value-type="float" office:value="0.868445020236">
                <text:p>0.868445020236</text:p>
              </table:table-cell>
              <table:table-cell office:value-type="float" office:value="0.866018236377">
                <text:p>0.866018236377</text:p>
              </table:table-cell>
              <table:table-cell office:value-type="float" office:value="0.85715047013">
                <text:p>0.85715047013</text:p>
              </table:table-cell>
              <table:table-cell office:value-type="float" office:value="0.839583952005">
                <text:p>0.8395839520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917857350481">
                <text:p>0.917857350481</text:p>
              </table:table-cell>
              <table:table-cell office:value-type="float" office:value="0.853476795475">
                <text:p>0.853476795475</text:p>
              </table:table-cell>
              <table:table-cell office:value-type="float" office:value="0.851943631835">
                <text:p>0.851943631835</text:p>
              </table:table-cell>
              <table:table-cell office:value-type="float" office:value="0.843152996907">
                <text:p>0.843152996907</text:p>
              </table:table-cell>
              <table:table-cell office:value-type="float" office:value="0.826927557178">
                <text:p>0.8269275571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925120331679">
                <text:p>0.925120331679</text:p>
              </table:table-cell>
              <table:table-cell office:value-type="float" office:value="0.866063403006">
                <text:p>0.866063403006</text:p>
              </table:table-cell>
              <table:table-cell office:value-type="float" office:value="0.86521674236">
                <text:p>0.86521674236</text:p>
              </table:table-cell>
              <table:table-cell office:value-type="float" office:value="0.855782880328">
                <text:p>0.855782880328</text:p>
              </table:table-cell>
              <table:table-cell office:value-type="float" office:value="0.840923429022">
                <text:p>0.8409234290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912683871022">
                <text:p>0.912683871022</text:p>
              </table:table-cell>
              <table:table-cell office:value-type="float" office:value="0.853248297167">
                <text:p>0.853248297167</text:p>
              </table:table-cell>
              <table:table-cell office:value-type="float" office:value="0.851467548131">
                <text:p>0.851467548131</text:p>
              </table:table-cell>
              <table:table-cell office:value-type="float" office:value="0.841894692442">
                <text:p>0.841894692442</text:p>
              </table:table-cell>
              <table:table-cell office:value-type="float" office:value="0.826875164693">
                <text:p>0.8268751646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958202264993">
                <text:p>0.958202264993</text:p>
              </table:table-cell>
              <table:table-cell office:value-type="float" office:value="0.868837928083">
                <text:p>0.868837928083</text:p>
              </table:table-cell>
              <table:table-cell office:value-type="float" office:value="0.867373419142">
                <text:p>0.867373419142</text:p>
              </table:table-cell>
              <table:table-cell office:value-type="float" office:value="0.861960748061">
                <text:p>0.861960748061</text:p>
              </table:table-cell>
              <table:table-cell office:value-type="float" office:value="0.847928006931">
                <text:p>0.8479280069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937451107442">
                <text:p>0.937451107442</text:p>
              </table:table-cell>
              <table:table-cell office:value-type="float" office:value="0.872172052615">
                <text:p>0.872172052615</text:p>
              </table:table-cell>
              <table:table-cell office:value-type="float" office:value="0.871219567395">
                <text:p>0.871219567395</text:p>
              </table:table-cell>
              <table:table-cell office:value-type="float" office:value="0.866393068574">
                <text:p>0.866393068574</text:p>
              </table:table-cell>
              <table:table-cell office:value-type="float" office:value="0.854296379058">
                <text:p>0.8542963790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930728597658">
                <text:p>0.930728597658</text:p>
              </table:table-cell>
              <table:table-cell office:value-type="float" office:value="0.85315529245">
                <text:p>0.85315529245</text:p>
              </table:table-cell>
              <table:table-cell office:value-type="float" office:value="0.851846099737">
                <text:p>0.851846099737</text:p>
              </table:table-cell>
              <table:table-cell office:value-type="float" office:value="0.847454945556">
                <text:p>0.847454945556</text:p>
              </table:table-cell>
              <table:table-cell office:value-type="float" office:value="0.833235678644">
                <text:p>0.8332356786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932556693432">
                <text:p>0.932556693432</text:p>
              </table:table-cell>
              <table:table-cell office:value-type="float" office:value="0.863031463134">
                <text:p>0.863031463134</text:p>
              </table:table-cell>
              <table:table-cell office:value-type="float" office:value="0.86292819457">
                <text:p>0.86292819457</text:p>
              </table:table-cell>
              <table:table-cell office:value-type="float" office:value="0.858109084185">
                <text:p>0.858109084185</text:p>
              </table:table-cell>
              <table:table-cell office:value-type="float" office:value="0.842706082725">
                <text:p>0.8427060827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942249731002">
                <text:p>0.942249731002</text:p>
              </table:table-cell>
              <table:table-cell office:value-type="float" office:value="0.870392867456">
                <text:p>0.870392867456</text:p>
              </table:table-cell>
              <table:table-cell office:value-type="float" office:value="0.868973998085">
                <text:p>0.868973998085</text:p>
              </table:table-cell>
              <table:table-cell office:value-type="float" office:value="0.863531535385">
                <text:p>0.863531535385</text:p>
              </table:table-cell>
              <table:table-cell office:value-type="float" office:value="0.849544156572">
                <text:p>0.8495441565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922523744257">
                <text:p>0.922523744257</text:p>
              </table:table-cell>
              <table:table-cell office:value-type="float" office:value="0.855133977265">
                <text:p>0.855133977265</text:p>
              </table:table-cell>
              <table:table-cell office:value-type="float" office:value="0.854067626804">
                <text:p>0.854067626804</text:p>
              </table:table-cell>
              <table:table-cell office:value-type="float" office:value="0.849611733292">
                <text:p>0.849611733292</text:p>
              </table:table-cell>
              <table:table-cell office:value-type="float" office:value="0.834073213623">
                <text:p>0.8340732136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937815286563">
                <text:p>0.937815286563</text:p>
              </table:table-cell>
              <table:table-cell office:value-type="float" office:value="0.864149010965">
                <text:p>0.864149010965</text:p>
              </table:table-cell>
              <table:table-cell office:value-type="float" office:value="0.863264128469">
                <text:p>0.863264128469</text:p>
              </table:table-cell>
              <table:table-cell office:value-type="float" office:value="0.858444706356">
                <text:p>0.858444706356</text:p>
              </table:table-cell>
              <table:table-cell office:value-type="float" office:value="0.846443715399">
                <text:p>0.8464437153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93507830995">
                <text:p>0.93507830995</text:p>
              </table:table-cell>
              <table:table-cell office:value-type="float" office:value="0.868606210017">
                <text:p>0.868606210017</text:p>
              </table:table-cell>
              <table:table-cell office:value-type="float" office:value="0.867404723783">
                <text:p>0.867404723783</text:p>
              </table:table-cell>
              <table:table-cell office:value-type="float" office:value="0.862260743501">
                <text:p>0.862260743501</text:p>
              </table:table-cell>
              <table:table-cell office:value-type="float" office:value="0.849258203469">
                <text:p>0.8492582034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930305687666">
                <text:p>0.930305687666</text:p>
              </table:table-cell>
              <table:table-cell office:value-type="float" office:value="0.853745052802">
                <text:p>0.853745052802</text:p>
              </table:table-cell>
              <table:table-cell office:value-type="float" office:value="0.852766291614">
                <text:p>0.852766291614</text:p>
              </table:table-cell>
              <table:table-cell office:value-type="float" office:value="0.847601970396">
                <text:p>0.847601970396</text:p>
              </table:table-cell>
              <table:table-cell office:value-type="float" office:value="0.833365403481">
                <text:p>0.8333654034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92996212506">
                <text:p>0.92996212506</text:p>
              </table:table-cell>
              <table:table-cell office:value-type="float" office:value="0.863040117879">
                <text:p>0.863040117879</text:p>
              </table:table-cell>
              <table:table-cell office:value-type="float" office:value="0.863103007219">
                <text:p>0.863103007219</text:p>
              </table:table-cell>
              <table:table-cell office:value-type="float" office:value="0.858518891412">
                <text:p>0.858518891412</text:p>
              </table:table-cell>
              <table:table-cell office:value-type="float" office:value="0.842655313888">
                <text:p>0.8426553138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939970827871">
                <text:p>0.939970827871</text:p>
              </table:table-cell>
              <table:table-cell office:value-type="float" office:value="0.868797997907">
                <text:p>0.868797997907</text:p>
              </table:table-cell>
              <table:table-cell office:value-type="float" office:value="0.8667988872">
                <text:p>0.8667988872</text:p>
              </table:table-cell>
              <table:table-cell office:value-type="float" office:value="0.862104488355">
                <text:p>0.862104488355</text:p>
              </table:table-cell>
              <table:table-cell office:value-type="float" office:value="0.847762927786">
                <text:p>0.8477629277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920509514406">
                <text:p>0.920509514406</text:p>
              </table:table-cell>
              <table:table-cell office:value-type="float" office:value="0.853976871333">
                <text:p>0.853976871333</text:p>
              </table:table-cell>
              <table:table-cell office:value-type="float" office:value="0.852725494603">
                <text:p>0.852725494603</text:p>
              </table:table-cell>
              <table:table-cell office:value-type="float" office:value="0.848140782451">
                <text:p>0.848140782451</text:p>
              </table:table-cell>
              <table:table-cell office:value-type="float" office:value="0.832836577309">
                <text:p>0.8328365773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935042149562">
                <text:p>0.935042149562</text:p>
              </table:table-cell>
              <table:table-cell office:value-type="float" office:value="0.866237089798">
                <text:p>0.866237089798</text:p>
              </table:table-cell>
              <table:table-cell office:value-type="float" office:value="0.863130759204">
                <text:p>0.863130759204</text:p>
              </table:table-cell>
              <table:table-cell office:value-type="float" office:value="0.857392514079">
                <text:p>0.857392514079</text:p>
              </table:table-cell>
              <table:table-cell office:value-type="float" office:value="0.841364677037">
                <text:p>0.8413646770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932821253895">
                <text:p>0.932821253895</text:p>
              </table:table-cell>
              <table:table-cell office:value-type="float" office:value="0.87335599281">
                <text:p>0.87335599281</text:p>
              </table:table-cell>
              <table:table-cell office:value-type="float" office:value="0.870999175155">
                <text:p>0.870999175155</text:p>
              </table:table-cell>
              <table:table-cell office:value-type="float" office:value="0.865635449063">
                <text:p>0.865635449063</text:p>
              </table:table-cell>
              <table:table-cell office:value-type="float" office:value="0.85004857008">
                <text:p>0.850048570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926159747582">
                <text:p>0.926159747582</text:p>
              </table:table-cell>
              <table:table-cell office:value-type="float" office:value="0.857429535858">
                <text:p>0.857429535858</text:p>
              </table:table-cell>
              <table:table-cell office:value-type="float" office:value="0.854702736258">
                <text:p>0.854702736258</text:p>
              </table:table-cell>
              <table:table-cell office:value-type="float" office:value="0.849217879271">
                <text:p>0.849217879271</text:p>
              </table:table-cell>
              <table:table-cell office:value-type="float" office:value="0.83673994747">
                <text:p>0.836739947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932329406007">
                <text:p>0.932329406007</text:p>
              </table:table-cell>
              <table:table-cell office:value-type="float" office:value="0.866400638746">
                <text:p>0.866400638746</text:p>
              </table:table-cell>
              <table:table-cell office:value-type="float" office:value="0.864910657478">
                <text:p>0.864910657478</text:p>
              </table:table-cell>
              <table:table-cell office:value-type="float" office:value="0.859592978892">
                <text:p>0.859592978892</text:p>
              </table:table-cell>
              <table:table-cell office:value-type="float" office:value="0.844810396694">
                <text:p>0.8448103966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941025444019">
                <text:p>0.941025444019</text:p>
              </table:table-cell>
              <table:table-cell office:value-type="float" office:value="0.872271794708">
                <text:p>0.872271794708</text:p>
              </table:table-cell>
              <table:table-cell office:value-type="float" office:value="0.868953007547">
                <text:p>0.868953007547</text:p>
              </table:table-cell>
              <table:table-cell office:value-type="float" office:value="0.863408672982">
                <text:p>0.863408672982</text:p>
              </table:table-cell>
              <table:table-cell office:value-type="float" office:value="0.850407299009">
                <text:p>0.8504072990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922334512897">
                <text:p>0.922334512897</text:p>
              </table:table-cell>
              <table:table-cell office:value-type="float" office:value="0.855475698473">
                <text:p>0.855475698473</text:p>
              </table:table-cell>
              <table:table-cell office:value-type="float" office:value="0.852290527611">
                <text:p>0.852290527611</text:p>
              </table:table-cell>
              <table:table-cell office:value-type="float" office:value="0.84637424428">
                <text:p>0.84637424428</text:p>
              </table:table-cell>
              <table:table-cell office:value-type="float" office:value="0.832282440779">
                <text:p>0.8322824407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935498160315">
                <text:p>0.935498160315</text:p>
              </table:table-cell>
              <table:table-cell office:value-type="float" office:value="0.864314329078">
                <text:p>0.864314329078</text:p>
              </table:table-cell>
              <table:table-cell office:value-type="float" office:value="0.862105406442">
                <text:p>0.862105406442</text:p>
              </table:table-cell>
              <table:table-cell office:value-type="float" office:value="0.856372126713">
                <text:p>0.856372126713</text:p>
              </table:table-cell>
              <table:table-cell office:value-type="float" office:value="0.845111614824">
                <text:p>0.8451116148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932699250166">
                <text:p>0.932699250166</text:p>
              </table:table-cell>
              <table:table-cell office:value-type="float" office:value="0.868162459677">
                <text:p>0.868162459677</text:p>
              </table:table-cell>
              <table:table-cell office:value-type="float" office:value="0.865855073127">
                <text:p>0.865855073127</text:p>
              </table:table-cell>
              <table:table-cell office:value-type="float" office:value="0.860265771066">
                <text:p>0.860265771066</text:p>
              </table:table-cell>
              <table:table-cell office:value-type="float" office:value="0.847149707214">
                <text:p>0.8471497072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92577554134">
                <text:p>0.92577554134</text:p>
              </table:table-cell>
              <table:table-cell office:value-type="float" office:value="0.852636701986">
                <text:p>0.852636701986</text:p>
              </table:table-cell>
              <table:table-cell office:value-type="float" office:value="0.850741095744">
                <text:p>0.850741095744</text:p>
              </table:table-cell>
              <table:table-cell office:value-type="float" office:value="0.844038390051">
                <text:p>0.844038390051</text:p>
              </table:table-cell>
              <table:table-cell office:value-type="float" office:value="0.830989398817">
                <text:p>0.8309893988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927849708103">
                <text:p>0.927849708103</text:p>
              </table:table-cell>
              <table:table-cell office:value-type="float" office:value="0.861653217202">
                <text:p>0.861653217202</text:p>
              </table:table-cell>
              <table:table-cell office:value-type="float" office:value="0.86023341058">
                <text:p>0.86023341058</text:p>
              </table:table-cell>
              <table:table-cell office:value-type="float" office:value="0.85478747268">
                <text:p>0.85478747268</text:p>
              </table:table-cell>
              <table:table-cell office:value-type="float" office:value="0.839416508531">
                <text:p>0.8394165085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938182435872">
                <text:p>0.938182435872</text:p>
              </table:table-cell>
              <table:table-cell office:value-type="float" office:value="0.868029290175">
                <text:p>0.868029290175</text:p>
              </table:table-cell>
              <table:table-cell office:value-type="float" office:value="0.865083721763">
                <text:p>0.865083721763</text:p>
              </table:table-cell>
              <table:table-cell office:value-type="float" office:value="0.859013460017">
                <text:p>0.859013460017</text:p>
              </table:table-cell>
              <table:table-cell office:value-type="float" office:value="0.848772451776">
                <text:p>0.8487724517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919976191798">
                <text:p>0.919976191798</text:p>
              </table:table-cell>
              <table:table-cell office:value-type="float" office:value="0.851650463527">
                <text:p>0.851650463527</text:p>
              </table:table-cell>
              <table:table-cell office:value-type="float" office:value="0.849724671362">
                <text:p>0.849724671362</text:p>
              </table:table-cell>
              <table:table-cell office:value-type="float" office:value="0.844538293929">
                <text:p>0.844538293929</text:p>
              </table:table-cell>
              <table:table-cell office:value-type="float" office:value="0.830383375942">
                <text:p>0.8303833759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934501305234">
                <text:p>0.934501305234</text:p>
              </table:table-cell>
              <table:table-cell office:value-type="float" office:value="0.865922681897">
                <text:p>0.865922681897</text:p>
              </table:table-cell>
              <table:table-cell office:value-type="float" office:value="0.863455330321">
                <text:p>0.863455330321</text:p>
              </table:table-cell>
              <table:table-cell office:value-type="float" office:value="0.855940238163">
                <text:p>0.855940238163</text:p>
              </table:table-cell>
              <table:table-cell office:value-type="float" office:value="0.838798202297">
                <text:p>0.8387982022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929747141632">
                <text:p>0.929747141632</text:p>
              </table:table-cell>
              <table:table-cell office:value-type="float" office:value="0.873714793501">
                <text:p>0.873714793501</text:p>
              </table:table-cell>
              <table:table-cell office:value-type="float" office:value="0.871305569027">
                <text:p>0.871305569027</text:p>
              </table:table-cell>
              <table:table-cell office:value-type="float" office:value="0.865022214246">
                <text:p>0.865022214246</text:p>
              </table:table-cell>
              <table:table-cell office:value-type="float" office:value="0.852760524987">
                <text:p>0.8527605249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915214196106">
                <text:p>0.915214196106</text:p>
              </table:table-cell>
              <table:table-cell office:value-type="float" office:value="0.854761097326">
                <text:p>0.854761097326</text:p>
              </table:table-cell>
              <table:table-cell office:value-type="float" office:value="0.852674106817">
                <text:p>0.852674106817</text:p>
              </table:table-cell>
              <table:table-cell office:value-type="float" office:value="0.846590913217">
                <text:p>0.846590913217</text:p>
              </table:table-cell>
              <table:table-cell office:value-type="float" office:value="0.832948087136">
                <text:p>0.832948087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92610556828">
                <text:p>0.92610556828</text:p>
              </table:table-cell>
              <table:table-cell office:value-type="float" office:value="0.871101022025">
                <text:p>0.871101022025</text:p>
              </table:table-cell>
              <table:table-cell office:value-type="float" office:value="0.870483326626">
                <text:p>0.870483326626</text:p>
              </table:table-cell>
              <table:table-cell office:value-type="float" office:value="0.864420244181">
                <text:p>0.864420244181</text:p>
              </table:table-cell>
              <table:table-cell office:value-type="float" office:value="0.847441484613">
                <text:p>0.8474414846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920457926432">
                <text:p>0.920457926432</text:p>
              </table:table-cell>
              <table:table-cell office:value-type="float" office:value="0.857761861073">
                <text:p>0.857761861073</text:p>
              </table:table-cell>
              <table:table-cell office:value-type="float" office:value="0.855438594643">
                <text:p>0.855438594643</text:p>
              </table:table-cell>
              <table:table-cell office:value-type="float" office:value="0.849787906555">
                <text:p>0.849787906555</text:p>
              </table:table-cell>
              <table:table-cell office:value-type="float" office:value="0.83310300577">
                <text:p>0.833103005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928846557196">
                <text:p>0.928846557196</text:p>
              </table:table-cell>
              <table:table-cell office:value-type="float" office:value="0.87111519317">
                <text:p>0.87111519317</text:p>
              </table:table-cell>
              <table:table-cell office:value-type="float" office:value="0.869166825461">
                <text:p>0.869166825461</text:p>
              </table:table-cell>
              <table:table-cell office:value-type="float" office:value="0.862960717133">
                <text:p>0.862960717133</text:p>
              </table:table-cell>
              <table:table-cell office:value-type="float" office:value="0.848478387748">
                <text:p>0.8484783877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926668632889">
                <text:p>0.926668632889</text:p>
              </table:table-cell>
              <table:table-cell office:value-type="float" office:value="0.857667580439">
                <text:p>0.857667580439</text:p>
              </table:table-cell>
              <table:table-cell office:value-type="float" office:value="0.85569320622">
                <text:p>0.85569320622</text:p>
              </table:table-cell>
              <table:table-cell office:value-type="float" office:value="0.849558853038">
                <text:p>0.849558853038</text:p>
              </table:table-cell>
              <table:table-cell office:value-type="float" office:value="0.835615252123">
                <text:p>0.83561525212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930390017701">
                <text:p>0.930390017701</text:p>
              </table:table-cell>
              <table:table-cell office:value-type="float" office:value="0.870344830426">
                <text:p>0.870344830426</text:p>
              </table:table-cell>
              <table:table-cell office:value-type="float" office:value="0.867900548655">
                <text:p>0.867900548655</text:p>
              </table:table-cell>
              <table:table-cell office:value-type="float" office:value="0.861600553165">
                <text:p>0.861600553165</text:p>
              </table:table-cell>
              <table:table-cell office:value-type="float" office:value="0.852078627001">
                <text:p>0.8520786270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924569897661">
                <text:p>0.924569897661</text:p>
              </table:table-cell>
              <table:table-cell office:value-type="float" office:value="0.856621374945">
                <text:p>0.856621374945</text:p>
              </table:table-cell>
              <table:table-cell office:value-type="float" office:value="0.853836272299">
                <text:p>0.853836272299</text:p>
              </table:table-cell>
              <table:table-cell office:value-type="float" office:value="0.848130593532">
                <text:p>0.848130593532</text:p>
              </table:table-cell>
              <table:table-cell office:value-type="float" office:value="0.835032288862">
                <text:p>0.8350322888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92828532723">
                <text:p>0.92828532723</text:p>
              </table:table-cell>
              <table:table-cell office:value-type="float" office:value="0.862851522649">
                <text:p>0.862851522649</text:p>
              </table:table-cell>
              <table:table-cell office:value-type="float" office:value="0.862400522669">
                <text:p>0.862400522669</text:p>
              </table:table-cell>
              <table:table-cell office:value-type="float" office:value="0.855481245045">
                <text:p>0.855481245045</text:p>
              </table:table-cell>
              <table:table-cell office:value-type="float" office:value="0.839958918636">
                <text:p>0.8399589186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938454648364">
                <text:p>0.938454648364</text:p>
              </table:table-cell>
              <table:table-cell office:value-type="float" office:value="0.869944253585">
                <text:p>0.869944253585</text:p>
              </table:table-cell>
              <table:table-cell office:value-type="float" office:value="0.867047668601">
                <text:p>0.867047668601</text:p>
              </table:table-cell>
              <table:table-cell office:value-type="float" office:value="0.860916350092">
                <text:p>0.860916350092</text:p>
              </table:table-cell>
              <table:table-cell office:value-type="float" office:value="0.844908954789">
                <text:p>0.8449089547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91848101305">
                <text:p>0.91848101305</text:p>
              </table:table-cell>
              <table:table-cell office:value-type="float" office:value="0.851377138661">
                <text:p>0.851377138661</text:p>
              </table:table-cell>
              <table:table-cell office:value-type="float" office:value="0.849923467188">
                <text:p>0.849923467188</text:p>
              </table:table-cell>
              <table:table-cell office:value-type="float" office:value="0.84391327092">
                <text:p>0.84391327092</text:p>
              </table:table-cell>
              <table:table-cell office:value-type="float" office:value="0.832168725215">
                <text:p>0.8321687252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933113311269">
                <text:p>0.933113311269</text:p>
              </table:table-cell>
              <table:table-cell office:value-type="float" office:value="0.863237433083">
                <text:p>0.863237433083</text:p>
              </table:table-cell>
              <table:table-cell office:value-type="float" office:value="0.860774633009">
                <text:p>0.860774633009</text:p>
              </table:table-cell>
              <table:table-cell office:value-type="float" office:value="0.853266816567">
                <text:p>0.853266816567</text:p>
              </table:table-cell>
              <table:table-cell office:value-type="float" office:value="0.836069335843">
                <text:p>0.8360693358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929926457922">
                <text:p>0.929926457922</text:p>
              </table:table-cell>
              <table:table-cell office:value-type="float" office:value="0.87142281674">
                <text:p>0.87142281674</text:p>
              </table:table-cell>
              <table:table-cell office:value-type="float" office:value="0.869102307294">
                <text:p>0.869102307294</text:p>
              </table:table-cell>
              <table:table-cell office:value-type="float" office:value="0.862213625733">
                <text:p>0.862213625733</text:p>
              </table:table-cell>
              <table:table-cell office:value-type="float" office:value="0.846973191855">
                <text:p>0.8469731918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924261408072">
                <text:p>0.924261408072</text:p>
              </table:table-cell>
              <table:table-cell office:value-type="float" office:value="0.855482340821">
                <text:p>0.855482340821</text:p>
              </table:table-cell>
              <table:table-cell office:value-type="float" office:value="0.852682320347">
                <text:p>0.852682320347</text:p>
              </table:table-cell>
              <table:table-cell office:value-type="float" office:value="0.8454748489">
                <text:p>0.8454748489</text:p>
              </table:table-cell>
              <table:table-cell office:value-type="float" office:value="0.83353684794">
                <text:p>0.833536847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926479825622">
                <text:p>0.926479825622</text:p>
              </table:table-cell>
              <table:table-cell office:value-type="float" office:value="0.864489457813">
                <text:p>0.864489457813</text:p>
              </table:table-cell>
              <table:table-cell office:value-type="float" office:value="0.862981171989">
                <text:p>0.862981171989</text:p>
              </table:table-cell>
              <table:table-cell office:value-type="float" office:value="0.855932821454">
                <text:p>0.855932821454</text:p>
              </table:table-cell>
              <table:table-cell office:value-type="float" office:value="0.840105020047">
                <text:p>0.8401050200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937321967217">
                <text:p>0.937321967217</text:p>
              </table:table-cell>
              <table:table-cell office:value-type="float" office:value="0.870612176681">
                <text:p>0.870612176681</text:p>
              </table:table-cell>
              <table:table-cell office:value-type="float" office:value="0.867926455449">
                <text:p>0.867926455449</text:p>
              </table:table-cell>
              <table:table-cell office:value-type="float" office:value="0.859054216256">
                <text:p>0.859054216256</text:p>
              </table:table-cell>
              <table:table-cell office:value-type="float" office:value="0.843262906248">
                <text:p>0.8432629062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919355816204">
                <text:p>0.919355816204</text:p>
              </table:table-cell>
              <table:table-cell office:value-type="float" office:value="0.856687136647">
                <text:p>0.856687136647</text:p>
              </table:table-cell>
              <table:table-cell office:value-type="float" office:value="0.854015852979">
                <text:p>0.854015852979</text:p>
              </table:table-cell>
              <table:table-cell office:value-type="float" office:value="0.846814303723">
                <text:p>0.846814303723</text:p>
              </table:table-cell>
              <table:table-cell office:value-type="float" office:value="0.830647217241">
                <text:p>0.8306472172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935036264131">
                <text:p>0.935036264131</text:p>
              </table:table-cell>
              <table:table-cell office:value-type="float" office:value="0.864408088778">
                <text:p>0.864408088778</text:p>
              </table:table-cell>
              <table:table-cell office:value-type="float" office:value="0.862778269289">
                <text:p>0.862778269289</text:p>
              </table:table-cell>
              <table:table-cell office:value-type="float" office:value="0.854976026185">
                <text:p>0.854976026185</text:p>
              </table:table-cell>
              <table:table-cell office:value-type="float" office:value="0.839264121666">
                <text:p>0.8392641216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930787672269">
                <text:p>0.930787672269</text:p>
              </table:table-cell>
              <table:table-cell office:value-type="float" office:value="0.869521977424">
                <text:p>0.869521977424</text:p>
              </table:table-cell>
              <table:table-cell office:value-type="float" office:value="0.867560590467">
                <text:p>0.867560590467</text:p>
              </table:table-cell>
              <table:table-cell office:value-type="float" office:value="0.859812520733">
                <text:p>0.859812520733</text:p>
              </table:table-cell>
              <table:table-cell office:value-type="float" office:value="0.844516671598">
                <text:p>0.8445166715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925587019322">
                <text:p>0.925587019322</text:p>
              </table:table-cell>
              <table:table-cell office:value-type="float" office:value="0.855487005452">
                <text:p>0.855487005452</text:p>
              </table:table-cell>
              <table:table-cell office:value-type="float" office:value="0.853168755595">
                <text:p>0.853168755595</text:p>
              </table:table-cell>
              <table:table-cell office:value-type="float" office:value="0.845797317628">
                <text:p>0.845797317628</text:p>
              </table:table-cell>
              <table:table-cell office:value-type="float" office:value="0.83216264608">
                <text:p>0.832162646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929655142952">
                <text:p>0.929655142952</text:p>
              </table:table-cell>
              <table:table-cell office:value-type="float" office:value="0.863970694918">
                <text:p>0.863970694918</text:p>
              </table:table-cell>
              <table:table-cell office:value-type="float" office:value="0.862831472113">
                <text:p>0.862831472113</text:p>
              </table:table-cell>
              <table:table-cell office:value-type="float" office:value="0.855534784286">
                <text:p>0.855534784286</text:p>
              </table:table-cell>
              <table:table-cell office:value-type="float" office:value="0.844063579994">
                <text:p>0.8440635799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939047466006">
                <text:p>0.939047466006</text:p>
              </table:table-cell>
              <table:table-cell office:value-type="float" office:value="0.870784342787">
                <text:p>0.870784342787</text:p>
              </table:table-cell>
              <table:table-cell office:value-type="float" office:value="0.868085304254">
                <text:p>0.868085304254</text:p>
              </table:table-cell>
              <table:table-cell office:value-type="float" office:value="0.86129218965">
                <text:p>0.86129218965</text:p>
              </table:table-cell>
              <table:table-cell office:value-type="float" office:value="0.847442061601">
                <text:p>0.8474420616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91946462592">
                <text:p>0.91946462592</text:p>
              </table:table-cell>
              <table:table-cell office:value-type="float" office:value="0.854852378122">
                <text:p>0.854852378122</text:p>
              </table:table-cell>
              <table:table-cell office:value-type="float" office:value="0.852898827601">
                <text:p>0.852898827601</text:p>
              </table:table-cell>
              <table:table-cell office:value-type="float" office:value="0.845883956769">
                <text:p>0.845883956769</text:p>
              </table:table-cell>
              <table:table-cell office:value-type="float" office:value="0.830296011495">
                <text:p>0.8302960114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934195451886">
                <text:p>0.934195451886</text:p>
              </table:table-cell>
              <table:table-cell office:value-type="float" office:value="0.865817022771">
                <text:p>0.865817022771</text:p>
              </table:table-cell>
              <table:table-cell office:value-type="float" office:value="0.864141251969">
                <text:p>0.864141251969</text:p>
              </table:table-cell>
              <table:table-cell office:value-type="float" office:value="0.85600560213">
                <text:p>0.85600560213</text:p>
              </table:table-cell>
              <table:table-cell office:value-type="float" office:value="0.839495364183">
                <text:p>0.8394953641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931489552806">
                <text:p>0.931489552806</text:p>
              </table:table-cell>
              <table:table-cell office:value-type="float" office:value="0.872945591241">
                <text:p>0.872945591241</text:p>
              </table:table-cell>
              <table:table-cell office:value-type="float" office:value="0.871925716747">
                <text:p>0.871925716747</text:p>
              </table:table-cell>
              <table:table-cell office:value-type="float" office:value="0.863498216894">
                <text:p>0.863498216894</text:p>
              </table:table-cell>
              <table:table-cell office:value-type="float" office:value="0.853227631273">
                <text:p>0.8532276312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924827226436">
                <text:p>0.924827226436</text:p>
              </table:table-cell>
              <table:table-cell office:value-type="float" office:value="0.8561335363">
                <text:p>0.8561335363</text:p>
              </table:table-cell>
              <table:table-cell office:value-type="float" office:value="0.854941989018">
                <text:p>0.854941989018</text:p>
              </table:table-cell>
              <table:table-cell office:value-type="float" office:value="0.846938068541">
                <text:p>0.846938068541</text:p>
              </table:table-cell>
              <table:table-cell office:value-type="float" office:value="0.83484341587">
                <text:p>0.834843415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927908687023">
                <text:p>0.927908687023</text:p>
              </table:table-cell>
              <table:table-cell office:value-type="float" office:value="0.865248293843">
                <text:p>0.865248293843</text:p>
              </table:table-cell>
              <table:table-cell office:value-type="float" office:value="0.865342747656">
                <text:p>0.865342747656</text:p>
              </table:table-cell>
              <table:table-cell office:value-type="float" office:value="0.858326792458">
                <text:p>0.858326792458</text:p>
              </table:table-cell>
              <table:table-cell office:value-type="float" office:value="0.84263140031">
                <text:p>0.842631400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938188695894">
                <text:p>0.938188695894</text:p>
              </table:table-cell>
              <table:table-cell office:value-type="float" office:value="0.873238620869">
                <text:p>0.873238620869</text:p>
              </table:table-cell>
              <table:table-cell office:value-type="float" office:value="0.871888327018">
                <text:p>0.871888327018</text:p>
              </table:table-cell>
              <table:table-cell office:value-type="float" office:value="0.865266185836">
                <text:p>0.865266185836</text:p>
              </table:table-cell>
              <table:table-cell office:value-type="float" office:value="0.849629103164">
                <text:p>0.8496291031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918382211336">
                <text:p>0.918382211336</text:p>
              </table:table-cell>
              <table:table-cell office:value-type="float" office:value="0.858159627617">
                <text:p>0.858159627617</text:p>
              </table:table-cell>
              <table:table-cell office:value-type="float" office:value="0.857476885037">
                <text:p>0.857476885037</text:p>
              </table:table-cell>
              <table:table-cell office:value-type="float" office:value="0.850633452813">
                <text:p>0.850633452813</text:p>
              </table:table-cell>
              <table:table-cell office:value-type="float" office:value="0.837951465397">
                <text:p>0.8379514653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933282998696">
                <text:p>0.933282998696</text:p>
              </table:table-cell>
              <table:table-cell office:value-type="float" office:value="0.866134021409">
                <text:p>0.866134021409</text:p>
              </table:table-cell>
              <table:table-cell office:value-type="float" office:value="0.865374114996">
                <text:p>0.865374114996</text:p>
              </table:table-cell>
              <table:table-cell office:value-type="float" office:value="0.858743456429">
                <text:p>0.858743456429</text:p>
              </table:table-cell>
              <table:table-cell office:value-type="float" office:value="0.847109111313">
                <text:p>0.8471091113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93347433839">
                <text:p>0.93347433839</text:p>
              </table:table-cell>
              <table:table-cell office:value-type="float" office:value="0.871107011903">
                <text:p>0.871107011903</text:p>
              </table:table-cell>
              <table:table-cell office:value-type="float" office:value="0.869642592455">
                <text:p>0.869642592455</text:p>
              </table:table-cell>
              <table:table-cell office:value-type="float" office:value="0.862926010127">
                <text:p>0.862926010127</text:p>
              </table:table-cell>
              <table:table-cell office:value-type="float" office:value="0.850648064413">
                <text:p>0.850648064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92760938388">
                <text:p>0.92760938388</text:p>
              </table:table-cell>
              <table:table-cell office:value-type="float" office:value="0.856565100934">
                <text:p>0.856565100934</text:p>
              </table:table-cell>
              <table:table-cell office:value-type="float" office:value="0.854865529013">
                <text:p>0.854865529013</text:p>
              </table:table-cell>
              <table:table-cell office:value-type="float" office:value="0.847602252098">
                <text:p>0.847602252098</text:p>
              </table:table-cell>
              <table:table-cell office:value-type="float" office:value="0.83357401088">
                <text:p>0.833574010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930720609532">
                <text:p>0.930720609532</text:p>
              </table:table-cell>
              <table:table-cell office:value-type="float" office:value="0.863801853801">
                <text:p>0.863801853801</text:p>
              </table:table-cell>
              <table:table-cell office:value-type="float" office:value="0.863862226096">
                <text:p>0.863862226096</text:p>
              </table:table-cell>
              <table:table-cell office:value-type="float" office:value="0.857247652733">
                <text:p>0.857247652733</text:p>
              </table:table-cell>
              <table:table-cell office:value-type="float" office:value="0.846877947661">
                <text:p>0.8468779476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940487660549">
                <text:p>0.940487660549</text:p>
              </table:table-cell>
              <table:table-cell office:value-type="float" office:value="0.869764778941">
                <text:p>0.869764778941</text:p>
              </table:table-cell>
              <table:table-cell office:value-type="float" office:value="0.868222307613">
                <text:p>0.868222307613</text:p>
              </table:table-cell>
              <table:table-cell office:value-type="float" office:value="0.8615002143">
                <text:p>0.8615002143</text:p>
              </table:table-cell>
              <table:table-cell office:value-type="float" office:value="0.849511462951">
                <text:p>0.8495114629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919345054015">
                <text:p>0.919345054015</text:p>
              </table:table-cell>
              <table:table-cell office:value-type="float" office:value="0.854586926821">
                <text:p>0.854586926821</text:p>
              </table:table-cell>
              <table:table-cell office:value-type="float" office:value="0.853649929215">
                <text:p>0.853649929215</text:p>
              </table:table-cell>
              <table:table-cell office:value-type="float" office:value="0.84709487353">
                <text:p>0.84709487353</text:p>
              </table:table-cell>
              <table:table-cell office:value-type="float" office:value="0.832285790603">
                <text:p>0.8322857906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938548104258">
                <text:p>0.938548104258</text:p>
              </table:table-cell>
              <table:table-cell office:value-type="float" office:value="0.873260745706">
                <text:p>0.873260745706</text:p>
              </table:table-cell>
              <table:table-cell office:value-type="float" office:value="0.871429467349">
                <text:p>0.871429467349</text:p>
              </table:table-cell>
              <table:table-cell office:value-type="float" office:value="0.863179320471">
                <text:p>0.863179320471</text:p>
              </table:table-cell>
              <table:table-cell office:value-type="float" office:value="0.844991012175">
                <text:p>0.8449910121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935928914099">
                <text:p>0.935928914099</text:p>
              </table:table-cell>
              <table:table-cell office:value-type="float" office:value="0.880127449667">
                <text:p>0.880127449667</text:p>
              </table:table-cell>
              <table:table-cell office:value-type="float" office:value="0.879269729706">
                <text:p>0.879269729706</text:p>
              </table:table-cell>
              <table:table-cell office:value-type="float" office:value="0.871188139077">
                <text:p>0.871188139077</text:p>
              </table:table-cell>
              <table:table-cell office:value-type="float" office:value="0.856909375776">
                <text:p>0.8569093757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929745340199">
                <text:p>0.929745340199</text:p>
              </table:table-cell>
              <table:table-cell office:value-type="float" office:value="0.86572760246">
                <text:p>0.86572760246</text:p>
              </table:table-cell>
              <table:table-cell office:value-type="float" office:value="0.864649089971">
                <text:p>0.864649089971</text:p>
              </table:table-cell>
              <table:table-cell office:value-type="float" office:value="0.85735265435">
                <text:p>0.85735265435</text:p>
              </table:table-cell>
              <table:table-cell office:value-type="float" office:value="0.845340227486">
                <text:p>0.8453402274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932759223147">
                <text:p>0.932759223147</text:p>
              </table:table-cell>
              <table:table-cell office:value-type="float" office:value="0.873753787899">
                <text:p>0.873753787899</text:p>
              </table:table-cell>
              <table:table-cell office:value-type="float" office:value="0.873583893925">
                <text:p>0.873583893925</text:p>
              </table:table-cell>
              <table:table-cell office:value-type="float" office:value="0.866021904884">
                <text:p>0.866021904884</text:p>
              </table:table-cell>
              <table:table-cell office:value-type="float" office:value="0.851001894511">
                <text:p>0.8510018945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94205427633">
                <text:p>0.94205427633</text:p>
              </table:table-cell>
              <table:table-cell office:value-type="float" office:value="0.87733308005">
                <text:p>0.87733308005</text:p>
              </table:table-cell>
              <table:table-cell office:value-type="float" office:value="0.876374860651">
                <text:p>0.876374860651</text:p>
              </table:table-cell>
              <table:table-cell office:value-type="float" office:value="0.868972076322">
                <text:p>0.868972076322</text:p>
              </table:table-cell>
              <table:table-cell office:value-type="float" office:value="0.857751848913">
                <text:p>0.8577518489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925462212665">
                <text:p>0.925462212665</text:p>
              </table:table-cell>
              <table:table-cell office:value-type="float" office:value="0.862868834657">
                <text:p>0.862868834657</text:p>
              </table:table-cell>
              <table:table-cell office:value-type="float" office:value="0.862318881128">
                <text:p>0.862318881128</text:p>
              </table:table-cell>
              <table:table-cell office:value-type="float" office:value="0.854457281787">
                <text:p>0.854457281787</text:p>
              </table:table-cell>
              <table:table-cell office:value-type="float" office:value="0.841914730248">
                <text:p>0.8419147302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940209505037">
                <text:p>0.940209505037</text:p>
              </table:table-cell>
              <table:table-cell office:value-type="float" office:value="0.871553190602">
                <text:p>0.871553190602</text:p>
              </table:table-cell>
              <table:table-cell office:value-type="float" office:value="0.870556843221">
                <text:p>0.870556843221</text:p>
              </table:table-cell>
              <table:table-cell office:value-type="float" office:value="0.863743366045">
                <text:p>0.863743366045</text:p>
              </table:table-cell>
              <table:table-cell office:value-type="float" office:value="0.849415522172">
                <text:p>0.8494155221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938461728887">
                <text:p>0.938461728887</text:p>
              </table:table-cell>
              <table:table-cell office:value-type="float" office:value="0.873643433557">
                <text:p>0.873643433557</text:p>
              </table:table-cell>
              <table:table-cell office:value-type="float" office:value="0.874271122119">
                <text:p>0.874271122119</text:p>
              </table:table-cell>
              <table:table-cell office:value-type="float" office:value="0.865992290879">
                <text:p>0.865992290879</text:p>
              </table:table-cell>
              <table:table-cell office:value-type="float" office:value="0.851569786486">
                <text:p>0.8515697864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928457735344">
                <text:p>0.928457735344</text:p>
              </table:table-cell>
              <table:table-cell office:value-type="float" office:value="0.860186877143">
                <text:p>0.860186877143</text:p>
              </table:table-cell>
              <table:table-cell office:value-type="float" office:value="0.859429884618">
                <text:p>0.859429884618</text:p>
              </table:table-cell>
              <table:table-cell office:value-type="float" office:value="0.85349196662">
                <text:p>0.85349196662</text:p>
              </table:table-cell>
              <table:table-cell office:value-type="float" office:value="0.8427427176">
                <text:p>0.842742717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938403484945">
                <text:p>0.938403484945</text:p>
              </table:table-cell>
              <table:table-cell office:value-type="float" office:value="0.86661800875">
                <text:p>0.86661800875</text:p>
              </table:table-cell>
              <table:table-cell office:value-type="float" office:value="0.867091801163">
                <text:p>0.867091801163</text:p>
              </table:table-cell>
              <table:table-cell office:value-type="float" office:value="0.861513756766">
                <text:p>0.861513756766</text:p>
              </table:table-cell>
              <table:table-cell office:value-type="float" office:value="0.844708030224">
                <text:p>0.8447080302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943911090826">
                <text:p>0.943911090826</text:p>
              </table:table-cell>
              <table:table-cell office:value-type="float" office:value="0.871747116214">
                <text:p>0.871747116214</text:p>
              </table:table-cell>
              <table:table-cell office:value-type="float" office:value="0.871167481996">
                <text:p>0.871167481996</text:p>
              </table:table-cell>
              <table:table-cell office:value-type="float" office:value="0.864534227942">
                <text:p>0.864534227942</text:p>
              </table:table-cell>
              <table:table-cell office:value-type="float" office:value="0.857005356464">
                <text:p>0.8570053564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942340053866">
                <text:p>0.942340053866</text:p>
              </table:table-cell>
              <table:table-cell office:value-type="float" office:value="0.856661285058">
                <text:p>0.856661285058</text:p>
              </table:table-cell>
              <table:table-cell office:value-type="float" office:value="0.856290196582">
                <text:p>0.856290196582</text:p>
              </table:table-cell>
              <table:table-cell office:value-type="float" office:value="0.85035609518">
                <text:p>0.85035609518</text:p>
              </table:table-cell>
              <table:table-cell office:value-type="float" office:value="0.838755752933">
                <text:p>0.8387557529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948080919464">
                <text:p>0.948080919464</text:p>
              </table:table-cell>
              <table:table-cell office:value-type="float" office:value="0.89118123391">
                <text:p>0.89118123391</text:p>
              </table:table-cell>
              <table:table-cell office:value-type="float" office:value="0.886310960728">
                <text:p>0.886310960728</text:p>
              </table:table-cell>
              <table:table-cell office:value-type="float" office:value="0.883301488082">
                <text:p>0.883301488082</text:p>
              </table:table-cell>
              <table:table-cell office:value-type="float" office:value="0.871828817318">
                <text:p>0.8718288173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950237401594">
                <text:p>0.950237401594</text:p>
              </table:table-cell>
              <table:table-cell office:value-type="float" office:value="0.896233631174">
                <text:p>0.896233631174</text:p>
              </table:table-cell>
              <table:table-cell office:value-type="float" office:value="0.894281274039">
                <text:p>0.894281274039</text:p>
              </table:table-cell>
              <table:table-cell office:value-type="float" office:value="0.887319620706">
                <text:p>0.887319620706</text:p>
              </table:table-cell>
              <table:table-cell office:value-type="float" office:value="0.878744913515">
                <text:p>0.8787449135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948175065662">
                <text:p>0.948175065662</text:p>
              </table:table-cell>
              <table:table-cell office:value-type="float" office:value="0.880417808508">
                <text:p>0.880417808508</text:p>
              </table:table-cell>
              <table:table-cell office:value-type="float" office:value="0.876988819751">
                <text:p>0.876988819751</text:p>
              </table:table-cell>
              <table:table-cell office:value-type="float" office:value="0.872944292306">
                <text:p>0.872944292306</text:p>
              </table:table-cell>
              <table:table-cell office:value-type="float" office:value="0.859203045801">
                <text:p>0.8592030458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954097559363">
                <text:p>0.954097559363</text:p>
              </table:table-cell>
              <table:table-cell office:value-type="float" office:value="0.886325489753">
                <text:p>0.886325489753</text:p>
              </table:table-cell>
              <table:table-cell office:value-type="float" office:value="0.885787170305">
                <text:p>0.885787170305</text:p>
              </table:table-cell>
              <table:table-cell office:value-type="float" office:value="0.881967050643">
                <text:p>0.881967050643</text:p>
              </table:table-cell>
              <table:table-cell office:value-type="float" office:value="0.873184149708">
                <text:p>0.8731841497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956185292704">
                <text:p>0.956185292704</text:p>
              </table:table-cell>
              <table:table-cell office:value-type="float" office:value="0.888208912776">
                <text:p>0.888208912776</text:p>
              </table:table-cell>
              <table:table-cell office:value-type="float" office:value="0.884852468207">
                <text:p>0.884852468207</text:p>
              </table:table-cell>
              <table:table-cell office:value-type="float" office:value="0.881687109118">
                <text:p>0.881687109118</text:p>
              </table:table-cell>
              <table:table-cell office:value-type="float" office:value="0.868609780672">
                <text:p>0.8686097806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953437518243">
                <text:p>0.953437518243</text:p>
              </table:table-cell>
              <table:table-cell office:value-type="float" office:value="0.876992607842">
                <text:p>0.876992607842</text:p>
              </table:table-cell>
              <table:table-cell office:value-type="float" office:value="0.875412623183">
                <text:p>0.875412623183</text:p>
              </table:table-cell>
              <table:table-cell office:value-type="float" office:value="0.870747111807">
                <text:p>0.870747111807</text:p>
              </table:table-cell>
              <table:table-cell office:value-type="float" office:value="0.863438185163">
                <text:p>0.8634381851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955723652681">
                <text:p>0.955723652681</text:p>
              </table:table-cell>
              <table:table-cell office:value-type="float" office:value="0.879494450563">
                <text:p>0.879494450563</text:p>
              </table:table-cell>
              <table:table-cell office:value-type="float" office:value="0.875769275455">
                <text:p>0.875769275455</text:p>
              </table:table-cell>
              <table:table-cell office:value-type="float" office:value="0.870809461473">
                <text:p>0.870809461473</text:p>
              </table:table-cell>
              <table:table-cell office:value-type="float" office:value="0.850469108131">
                <text:p>0.8504691081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972045656391">
                <text:p>0.972045656391</text:p>
              </table:table-cell>
              <table:table-cell office:value-type="float" office:value="0.8743451916">
                <text:p>0.8743451916</text:p>
              </table:table-cell>
              <table:table-cell office:value-type="float" office:value="0.873160375804">
                <text:p>0.873160375804</text:p>
              </table:table-cell>
              <table:table-cell office:value-type="float" office:value="0.870018707048">
                <text:p>0.870018707048</text:p>
              </table:table-cell>
              <table:table-cell office:value-type="float" office:value="0.867588237547">
                <text:p>0.8675882375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975742403176">
                <text:p>0.975742403176</text:p>
              </table:table-cell>
              <table:table-cell office:value-type="float" office:value="0.861501357702">
                <text:p>0.861501357702</text:p>
              </table:table-cell>
              <table:table-cell office:value-type="float" office:value="0.860239966671">
                <text:p>0.860239966671</text:p>
              </table:table-cell>
              <table:table-cell office:value-type="float" office:value="0.85599618695">
                <text:p>0.85599618695</text:p>
              </table:table-cell>
              <table:table-cell office:value-type="float" office:value="0.856373425593">
                <text:p>0.8563734255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989662364588">
                <text:p>0.989662364588</text:p>
              </table:table-cell>
              <table:table-cell office:value-type="float" office:value="0.864461722256">
                <text:p>0.864461722256</text:p>
              </table:table-cell>
              <table:table-cell office:value-type="float" office:value="0.864336556638">
                <text:p>0.864336556638</text:p>
              </table:table-cell>
              <table:table-cell office:value-type="float" office:value="0.861098476887">
                <text:p>0.861098476887</text:p>
              </table:table-cell>
              <table:table-cell office:value-type="float" office:value="0.857005630253">
                <text:p>0.8570056302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998205183515">
                <text:p>0.998205183515</text:p>
              </table:table-cell>
              <table:table-cell office:value-type="float" office:value="0.858917278724">
                <text:p>0.858917278724</text:p>
              </table:table-cell>
              <table:table-cell office:value-type="float" office:value="0.858816967454">
                <text:p>0.858816967454</text:p>
              </table:table-cell>
              <table:table-cell office:value-type="float" office:value="0.857363500804">
                <text:p>0.857363500804</text:p>
              </table:table-cell>
              <table:table-cell office:value-type="float" office:value="0.85975662841">
                <text:p>0.859756628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999314635071">
                <text:p>0.999314635071</text:p>
              </table:table-cell>
              <table:table-cell office:value-type="float" office:value="0.86032652715">
                <text:p>0.86032652715</text:p>
              </table:table-cell>
              <table:table-cell office:value-type="float" office:value="0.860708576118">
                <text:p>0.860708576118</text:p>
              </table:table-cell>
              <table:table-cell office:value-type="float" office:value="0.859655199968">
                <text:p>0.859655199968</text:p>
              </table:table-cell>
              <table:table-cell office:value-type="float" office:value="0.861050819398">
                <text:p>0.8610508193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99994737207">
                <text:p>0.99994737207</text:p>
              </table:table-cell>
              <table:table-cell office:value-type="float" office:value="0.866901353501">
                <text:p>0.866901353501</text:p>
              </table:table-cell>
              <table:table-cell office:value-type="float" office:value="0.866901353501">
                <text:p>0.866901353501</text:p>
              </table:table-cell>
              <table:table-cell office:value-type="float" office:value="0.867048933431">
                <text:p>0.867048933431</text:p>
              </table:table-cell>
              <table:table-cell office:value-type="float" office:value="0.866920224234">
                <text:p>0.8669202242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999995311594">
                <text:p>0.999995311594</text:p>
              </table:table-cell>
              <table:table-cell office:value-type="float" office:value="0.866804529213">
                <text:p>0.866804529213</text:p>
              </table:table-cell>
              <table:table-cell office:value-type="float" office:value="0.866804529213">
                <text:p>0.866804529213</text:p>
              </table:table-cell>
              <table:table-cell office:value-type="float" office:value="0.866952109143">
                <text:p>0.866952109143</text:p>
              </table:table-cell>
              <table:table-cell office:value-type="float" office:value="0.866823399946">
                <text:p>0.8668233999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99999755899">
                <text:p>0.99999755899</text:p>
              </table:table-cell>
              <table:table-cell office:value-type="float" office:value="0.866794633416">
                <text:p>0.866794633416</text:p>
              </table:table-cell>
              <table:table-cell office:value-type="float" office:value="0.866794633416">
                <text:p>0.866794633416</text:p>
              </table:table-cell>
              <table:table-cell office:value-type="float" office:value="0.866942213345">
                <text:p>0.866942213345</text:p>
              </table:table-cell>
              <table:table-cell office:value-type="float" office:value="0.866813504148">
                <text:p>0.8668135041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999992246997">
                <text:p>0.999992246997</text:p>
              </table:table-cell>
              <table:table-cell office:value-type="float" office:value="0.866792973616">
                <text:p>0.866792973616</text:p>
              </table:table-cell>
              <table:table-cell office:value-type="float" office:value="0.866792973616">
                <text:p>0.866792973616</text:p>
              </table:table-cell>
              <table:table-cell office:value-type="float" office:value="0.866940553546">
                <text:p>0.866940553546</text:p>
              </table:table-cell>
              <table:table-cell office:value-type="float" office:value="0.866811844348">
                <text:p>0.8668118443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999998005335">
                <text:p>0.999998005335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940283211">
                <text:p>0.866940283211</text:p>
              </table:table-cell>
              <table:table-cell office:value-type="float" office:value="0.866811574014">
                <text:p>0.8668115740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9999923751">
                <text:p>0.9999923751</text:p>
              </table:table-cell>
              <table:table-cell office:value-type="float" office:value="0.866795087879">
                <text:p>0.866795087879</text:p>
              </table:table-cell>
              <table:table-cell office:value-type="float" office:value="0.866795087879">
                <text:p>0.866795087879</text:p>
              </table:table-cell>
              <table:table-cell office:value-type="float" office:value="0.866942667808">
                <text:p>0.866942667808</text:p>
              </table:table-cell>
              <table:table-cell office:value-type="float" office:value="0.866813958611">
                <text:p>0.8668139586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99999904443">
                <text:p>0.99999904443</text:p>
              </table:table-cell>
              <table:table-cell office:value-type="float" office:value="0.866793872656">
                <text:p>0.866793872656</text:p>
              </table:table-cell>
              <table:table-cell office:value-type="float" office:value="0.866793872656">
                <text:p>0.866793872656</text:p>
              </table:table-cell>
              <table:table-cell office:value-type="float" office:value="0.866941452586">
                <text:p>0.866941452586</text:p>
              </table:table-cell>
              <table:table-cell office:value-type="float" office:value="0.866812743389">
                <text:p>0.8668127433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940283211">
                <text:p>0.866940283211</text:p>
              </table:table-cell>
              <table:table-cell office:value-type="float" office:value="0.866811574014">
                <text:p>0.8668115740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999997960559">
                <text:p>0.999997960559</text:p>
              </table:table-cell>
              <table:table-cell office:value-type="float" office:value="0.866794566327">
                <text:p>0.866794566327</text:p>
              </table:table-cell>
              <table:table-cell office:value-type="float" office:value="0.866794566327">
                <text:p>0.866794566327</text:p>
              </table:table-cell>
              <table:table-cell office:value-type="float" office:value="0.866942146257">
                <text:p>0.866942146257</text:p>
              </table:table-cell>
              <table:table-cell office:value-type="float" office:value="0.866813437059">
                <text:p>0.8668134370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999998719761">
                <text:p>0.999998719761</text:p>
              </table:table-cell>
              <table:table-cell office:value-type="float" office:value="0.866794074776">
                <text:p>0.866794074776</text:p>
              </table:table-cell>
              <table:table-cell office:value-type="float" office:value="0.866794074776">
                <text:p>0.866794074776</text:p>
              </table:table-cell>
              <table:table-cell office:value-type="float" office:value="0.866941654706">
                <text:p>0.866941654706</text:p>
              </table:table-cell>
              <table:table-cell office:value-type="float" office:value="0.866812945508">
                <text:p>0.866812945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940283211">
                <text:p>0.866940283211</text:p>
              </table:table-cell>
              <table:table-cell office:value-type="float" office:value="0.866811574014">
                <text:p>0.8668115740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940283211">
                <text:p>0.866940283211</text:p>
              </table:table-cell>
              <table:table-cell office:value-type="float" office:value="0.866811574014">
                <text:p>0.8668115740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999990216542">
                <text:p>0.999990216542</text:p>
              </table:table-cell>
              <table:table-cell office:value-type="float" office:value="0.866795851553">
                <text:p>0.866795851553</text:p>
              </table:table-cell>
              <table:table-cell office:value-type="float" office:value="0.866795851553">
                <text:p>0.866795851553</text:p>
              </table:table-cell>
              <table:table-cell office:value-type="float" office:value="0.866795851553">
                <text:p>0.866795851553</text:p>
              </table:table-cell>
              <table:table-cell office:value-type="float" office:value="0.866795851553">
                <text:p>0.8667958515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999999274442">
                <text:p>0.999999274442</text:p>
              </table:table-cell>
              <table:table-cell office:value-type="float" office:value="0.866793308716">
                <text:p>0.866793308716</text:p>
              </table:table-cell>
              <table:table-cell office:value-type="float" office:value="0.866793308716">
                <text:p>0.866793308716</text:p>
              </table:table-cell>
              <table:table-cell office:value-type="float" office:value="0.866793308716">
                <text:p>0.866793308716</text:p>
              </table:table-cell>
              <table:table-cell office:value-type="float" office:value="0.866793308716">
                <text:p>0.8667933087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9999989167">
                <text:p>0.9999989167</text:p>
              </table:table-cell>
              <table:table-cell office:value-type="float" office:value="0.866794667154">
                <text:p>0.866794667154</text:p>
              </table:table-cell>
              <table:table-cell office:value-type="float" office:value="0.866794667154">
                <text:p>0.866794667154</text:p>
              </table:table-cell>
              <table:table-cell office:value-type="float" office:value="0.866794667154">
                <text:p>0.866794667154</text:p>
              </table:table-cell>
              <table:table-cell office:value-type="float" office:value="0.866794667154">
                <text:p>0.8667946671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999997117372">
                <text:p>0.999997117372</text:p>
              </table:table-cell>
              <table:table-cell office:value-type="float" office:value="0.866793963758">
                <text:p>0.866793963758</text:p>
              </table:table-cell>
              <table:table-cell office:value-type="float" office:value="0.866793963758">
                <text:p>0.866793963758</text:p>
              </table:table-cell>
              <table:table-cell office:value-type="float" office:value="0.866793963758">
                <text:p>0.866793963758</text:p>
              </table:table-cell>
              <table:table-cell office:value-type="float" office:value="0.866793963758">
                <text:p>0.8667939637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999999422337">
                <text:p>0.999999422337</text:p>
              </table:table-cell>
              <table:table-cell office:value-type="float" office:value="0.866792924085">
                <text:p>0.866792924085</text:p>
              </table:table-cell>
              <table:table-cell office:value-type="float" office:value="0.866792924085">
                <text:p>0.866792924085</text:p>
              </table:table-cell>
              <table:table-cell office:value-type="float" office:value="0.866792924085">
                <text:p>0.866792924085</text:p>
              </table:table-cell>
              <table:table-cell office:value-type="float" office:value="0.866792924085">
                <text:p>0.8667929240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999999464492">
                <text:p>0.999999464492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">
                <text:p>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  <table:table-cell office:value-type="float" office:value="0.866792703281">
                <text:p>0.8667927032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999999760376">
                <text:p>0.999999760376</text:p>
              </table:table-cell>
              <table:table-cell office:value-type="float" office:value="0.866793522774">
                <text:p>0.866793522774</text:p>
              </table:table-cell>
              <table:table-cell office:value-type="float" office:value="0.866793522774">
                <text:p>0.866793522774</text:p>
              </table:table-cell>
              <table:table-cell office:value-type="float" office:value="0.866793522774">
                <text:p>0.866793522774</text:p>
              </table:table-cell>
              <table:table-cell office:value-type="float" office:value="0.866793522774">
                <text:p>0.8667935227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999999585471">
                <text:p>0.999999585471</text:p>
              </table:table-cell>
              <table:table-cell office:value-type="float" office:value="0.866794119667">
                <text:p>0.866794119667</text:p>
              </table:table-cell>
              <table:table-cell office:value-type="float" office:value="0.866794119667">
                <text:p>0.866794119667</text:p>
              </table:table-cell>
              <table:table-cell office:value-type="float" office:value="0.866794119667">
                <text:p>0.866794119667</text:p>
              </table:table-cell>
              <table:table-cell office:value-type="float" office:value="0.866794119667">
                <text:p>0.866794119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999992816285">
                <text:p>0.999992816285</text:p>
              </table:table-cell>
              <table:table-cell office:value-type="float" office:value="0.866798653357">
                <text:p>0.866798653357</text:p>
              </table:table-cell>
              <table:table-cell office:value-type="float" office:value="0.866798653357">
                <text:p>0.866798653357</text:p>
              </table:table-cell>
              <table:table-cell office:value-type="float" office:value="0.866798653357">
                <text:p>0.866798653357</text:p>
              </table:table-cell>
              <table:table-cell office:value-type="float" office:value="0.866798653357">
                <text:p>0.8667986533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997127996584">
                <text:p>0.997127996584</text:p>
              </table:table-cell>
              <table:table-cell office:value-type="float" office:value="0.875124357434">
                <text:p>0.875124357434</text:p>
              </table:table-cell>
              <table:table-cell office:value-type="float" office:value="0.875124357434">
                <text:p>0.875124357434</text:p>
              </table:table-cell>
              <table:table-cell office:value-type="float" office:value="0.875124357434">
                <text:p>0.875124357434</text:p>
              </table:table-cell>
              <table:table-cell office:value-type="float" office:value="0.875124357434">
                <text:p>0.8751243574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990467699761">
                <text:p>0.990467699761</text:p>
              </table:table-cell>
              <table:table-cell office:value-type="float" office:value="0.876076994385">
                <text:p>0.876076994385</text:p>
              </table:table-cell>
              <table:table-cell office:value-type="float" office:value="0.876568194677">
                <text:p>0.876568194677</text:p>
              </table:table-cell>
              <table:table-cell office:value-type="float" office:value="0.87680208974">
                <text:p>0.87680208974</text:p>
              </table:table-cell>
              <table:table-cell office:value-type="float" office:value="0.874779921772">
                <text:p>0.8747799217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986359771079">
                <text:p>0.986359771079</text:p>
              </table:table-cell>
              <table:table-cell office:value-type="float" office:value="0.889984227257">
                <text:p>0.889984227257</text:p>
              </table:table-cell>
              <table:table-cell office:value-type="float" office:value="0.889889251105">
                <text:p>0.889889251105</text:p>
              </table:table-cell>
              <table:table-cell office:value-type="float" office:value="0.889904479023">
                <text:p>0.889904479023</text:p>
              </table:table-cell>
              <table:table-cell office:value-type="float" office:value="0.890018805347">
                <text:p>0.8900188053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987400857049">
                <text:p>0.987400857049</text:p>
              </table:table-cell>
              <table:table-cell office:value-type="float" office:value="0.898975278246">
                <text:p>0.898975278246</text:p>
              </table:table-cell>
              <table:table-cell office:value-type="float" office:value="0.898879548121">
                <text:p>0.898879548121</text:p>
              </table:table-cell>
              <table:table-cell office:value-type="float" office:value="0.899246028614">
                <text:p>0.899246028614</text:p>
              </table:table-cell>
              <table:table-cell office:value-type="float" office:value="0.899498649604">
                <text:p>0.8994986496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981807986944">
                <text:p>0.981807986944</text:p>
              </table:table-cell>
              <table:table-cell office:value-type="float" office:value="0.906086147152">
                <text:p>0.906086147152</text:p>
              </table:table-cell>
              <table:table-cell office:value-type="float" office:value="0.906515008888">
                <text:p>0.906515008888</text:p>
              </table:table-cell>
              <table:table-cell office:value-type="float" office:value="0.906366918537">
                <text:p>0.906366918537</text:p>
              </table:table-cell>
              <table:table-cell office:value-type="float" office:value="0.905802900127">
                <text:p>0.9058029001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981279593424">
                <text:p>0.981279593424</text:p>
              </table:table-cell>
              <table:table-cell office:value-type="float" office:value="0.911936568699">
                <text:p>0.911936568699</text:p>
              </table:table-cell>
              <table:table-cell office:value-type="float" office:value="0.912197043958">
                <text:p>0.912197043958</text:p>
              </table:table-cell>
              <table:table-cell office:value-type="float" office:value="0.912661876732">
                <text:p>0.912661876732</text:p>
              </table:table-cell>
              <table:table-cell office:value-type="float" office:value="0.9119307503">
                <text:p>0.91193075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972257655806">
                <text:p>0.972257655806</text:p>
              </table:table-cell>
              <table:table-cell office:value-type="float" office:value="0.90946439514">
                <text:p>0.90946439514</text:p>
              </table:table-cell>
              <table:table-cell office:value-type="float" office:value="0.909152464163">
                <text:p>0.909152464163</text:p>
              </table:table-cell>
              <table:table-cell office:value-type="float" office:value="0.909222653292">
                <text:p>0.909222653292</text:p>
              </table:table-cell>
              <table:table-cell office:value-type="float" office:value="0.908654185246">
                <text:p>0.9086541852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972068342348">
                <text:p>0.972068342348</text:p>
              </table:table-cell>
              <table:table-cell office:value-type="float" office:value="0.912773983515">
                <text:p>0.912773983515</text:p>
              </table:table-cell>
              <table:table-cell office:value-type="float" office:value="0.912011565101">
                <text:p>0.912011565101</text:p>
              </table:table-cell>
              <table:table-cell office:value-type="float" office:value="0.911955160655">
                <text:p>0.911955160655</text:p>
              </table:table-cell>
              <table:table-cell office:value-type="float" office:value="0.910849902765">
                <text:p>0.9108499027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960639341496">
                <text:p>0.960639341496</text:p>
              </table:table-cell>
              <table:table-cell office:value-type="float" office:value="0.922347864146">
                <text:p>0.922347864146</text:p>
              </table:table-cell>
              <table:table-cell office:value-type="float" office:value="0.921613062477">
                <text:p>0.921613062477</text:p>
              </table:table-cell>
              <table:table-cell office:value-type="float" office:value="0.920046128843">
                <text:p>0.920046128843</text:p>
              </table:table-cell>
              <table:table-cell office:value-type="float" office:value="0.919495867672">
                <text:p>0.9194958676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966797702">
                <text:p>0.966797702</text:p>
              </table:table-cell>
              <table:table-cell office:value-type="float" office:value="0.902608611791">
                <text:p>0.902608611791</text:p>
              </table:table-cell>
              <table:table-cell office:value-type="float" office:value="0.901841237154">
                <text:p>0.901841237154</text:p>
              </table:table-cell>
              <table:table-cell office:value-type="float" office:value="0.9006987529">
                <text:p>0.9006987529</text:p>
              </table:table-cell>
              <table:table-cell office:value-type="float" office:value="0.897734788074">
                <text:p>0.8977347880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957433590132">
                <text:p>0.957433590132</text:p>
              </table:table-cell>
              <table:table-cell office:value-type="float" office:value="0.895994992301">
                <text:p>0.895994992301</text:p>
              </table:table-cell>
              <table:table-cell office:value-type="float" office:value="0.895664474694">
                <text:p>0.895664474694</text:p>
              </table:table-cell>
              <table:table-cell office:value-type="float" office:value="0.896338453786">
                <text:p>0.896338453786</text:p>
              </table:table-cell>
              <table:table-cell office:value-type="float" office:value="0.894751180438">
                <text:p>0.8947511804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960182158084">
                <text:p>0.960182158084</text:p>
              </table:table-cell>
              <table:table-cell office:value-type="float" office:value="0.907696943211">
                <text:p>0.907696943211</text:p>
              </table:table-cell>
              <table:table-cell office:value-type="float" office:value="0.908751544313">
                <text:p>0.908751544313</text:p>
              </table:table-cell>
              <table:table-cell office:value-type="float" office:value="0.907644002968">
                <text:p>0.907644002968</text:p>
              </table:table-cell>
              <table:table-cell office:value-type="float" office:value="0.904619675879">
                <text:p>0.9046196758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962628472704">
                <text:p>0.962628472704</text:p>
              </table:table-cell>
              <table:table-cell office:value-type="float" office:value="0.914652440396">
                <text:p>0.914652440396</text:p>
              </table:table-cell>
              <table:table-cell office:value-type="float" office:value="0.915918249583">
                <text:p>0.915918249583</text:p>
              </table:table-cell>
              <table:table-cell office:value-type="float" office:value="0.915548967783">
                <text:p>0.915548967783</text:p>
              </table:table-cell>
              <table:table-cell office:value-type="float" office:value="0.913807587668">
                <text:p>0.9138075876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948792178182">
                <text:p>0.948792178182</text:p>
              </table:table-cell>
              <table:table-cell office:value-type="float" office:value="0.904066028361">
                <text:p>0.904066028361</text:p>
              </table:table-cell>
              <table:table-cell office:value-type="float" office:value="0.904762442851">
                <text:p>0.904762442851</text:p>
              </table:table-cell>
              <table:table-cell office:value-type="float" office:value="0.905248840173">
                <text:p>0.905248840173</text:p>
              </table:table-cell>
              <table:table-cell office:value-type="float" office:value="0.902353272297">
                <text:p>0.9023532722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958008945428">
                <text:p>0.958008945428</text:p>
              </table:table-cell>
              <table:table-cell office:value-type="float" office:value="0.912226649707">
                <text:p>0.912226649707</text:p>
              </table:table-cell>
              <table:table-cell office:value-type="float" office:value="0.91217099537">
                <text:p>0.91217099537</text:p>
              </table:table-cell>
              <table:table-cell office:value-type="float" office:value="0.913037276877">
                <text:p>0.913037276877</text:p>
              </table:table-cell>
              <table:table-cell office:value-type="float" office:value="0.910376467488">
                <text:p>0.9103764674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960209356404">
                <text:p>0.960209356404</text:p>
              </table:table-cell>
              <table:table-cell office:value-type="float" office:value="0.918580132321">
                <text:p>0.918580132321</text:p>
              </table:table-cell>
              <table:table-cell office:value-type="float" office:value="0.918169180471">
                <text:p>0.918169180471</text:p>
              </table:table-cell>
              <table:table-cell office:value-type="float" office:value="0.919005822962">
                <text:p>0.919005822962</text:p>
              </table:table-cell>
              <table:table-cell office:value-type="float" office:value="0.916217567539">
                <text:p>0.9162175675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950207279864">
                <text:p>0.950207279864</text:p>
              </table:table-cell>
              <table:table-cell office:value-type="float" office:value="0.908008440929">
                <text:p>0.908008440929</text:p>
              </table:table-cell>
              <table:table-cell office:value-type="float" office:value="0.907667174179">
                <text:p>0.907667174179</text:p>
              </table:table-cell>
              <table:table-cell office:value-type="float" office:value="0.907731117202">
                <text:p>0.907731117202</text:p>
              </table:table-cell>
              <table:table-cell office:value-type="float" office:value="0.905452863086">
                <text:p>0.9054528630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955427540955">
                <text:p>0.955427540955</text:p>
              </table:table-cell>
              <table:table-cell office:value-type="float" office:value="0.913819477606">
                <text:p>0.913819477606</text:p>
              </table:table-cell>
              <table:table-cell office:value-type="float" office:value="0.913477720678">
                <text:p>0.913477720678</text:p>
              </table:table-cell>
              <table:table-cell office:value-type="float" office:value="0.913657232496">
                <text:p>0.913657232496</text:p>
              </table:table-cell>
              <table:table-cell office:value-type="float" office:value="0.911406559561">
                <text:p>0.91140655956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960036035894">
                <text:p>0.960036035894</text:p>
              </table:table-cell>
              <table:table-cell office:value-type="float" office:value="0.920376810985">
                <text:p>0.920376810985</text:p>
              </table:table-cell>
              <table:table-cell office:value-type="float" office:value="0.91980470764">
                <text:p>0.91980470764</text:p>
              </table:table-cell>
              <table:table-cell office:value-type="float" office:value="0.919983999354">
                <text:p>0.919983999354</text:p>
              </table:table-cell>
              <table:table-cell office:value-type="float" office:value="0.917978887339">
                <text:p>0.91797888733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950771425547">
                <text:p>0.950771425547</text:p>
              </table:table-cell>
              <table:table-cell office:value-type="float" office:value="0.909829262286">
                <text:p>0.909829262286</text:p>
              </table:table-cell>
              <table:table-cell office:value-type="float" office:value="0.908991529477">
                <text:p>0.908991529477</text:p>
              </table:table-cell>
              <table:table-cell office:value-type="float" office:value="0.908484938288">
                <text:p>0.908484938288</text:p>
              </table:table-cell>
              <table:table-cell office:value-type="float" office:value="0.907405908329">
                <text:p>0.9074059083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955352394366">
                <text:p>0.955352394366</text:p>
              </table:table-cell>
              <table:table-cell office:value-type="float" office:value="0.922741596509">
                <text:p>0.922741596509</text:p>
              </table:table-cell>
              <table:table-cell office:value-type="float" office:value="0.922435774214">
                <text:p>0.922435774214</text:p>
              </table:table-cell>
              <table:table-cell office:value-type="float" office:value="0.92246287434">
                <text:p>0.92246287434</text:p>
              </table:table-cell>
              <table:table-cell office:value-type="float" office:value="0.919784897869">
                <text:p>0.91978489786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959911177101">
                <text:p>0.959911177101</text:p>
              </table:table-cell>
              <table:table-cell office:value-type="float" office:value="0.928127792367">
                <text:p>0.928127792367</text:p>
              </table:table-cell>
              <table:table-cell office:value-type="float" office:value="0.927442940381">
                <text:p>0.927442940381</text:p>
              </table:table-cell>
              <table:table-cell office:value-type="float" office:value="0.927659128378">
                <text:p>0.927659128378</text:p>
              </table:table-cell>
              <table:table-cell office:value-type="float" office:value="0.924635001774">
                <text:p>0.9246350017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950066197758">
                <text:p>0.950066197758</text:p>
              </table:table-cell>
              <table:table-cell office:value-type="float" office:value="0.916202570426">
                <text:p>0.916202570426</text:p>
              </table:table-cell>
              <table:table-cell office:value-type="float" office:value="0.915626482466">
                <text:p>0.915626482466</text:p>
              </table:table-cell>
              <table:table-cell office:value-type="float" office:value="0.915065124852">
                <text:p>0.915065124852</text:p>
              </table:table-cell>
              <table:table-cell office:value-type="float" office:value="0.913289818638">
                <text:p>0.9132898186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955241134133">
                <text:p>0.955241134133</text:p>
              </table:table-cell>
              <table:table-cell office:value-type="float" office:value="0.922477186828">
                <text:p>0.922477186828</text:p>
              </table:table-cell>
              <table:table-cell office:value-type="float" office:value="0.921491691873">
                <text:p>0.921491691873</text:p>
              </table:table-cell>
              <table:table-cell office:value-type="float" office:value="0.921105329379">
                <text:p>0.921105329379</text:p>
              </table:table-cell>
              <table:table-cell office:value-type="float" office:value="0.919227266233">
                <text:p>0.9192272662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958863285081">
                <text:p>0.958863285081</text:p>
              </table:table-cell>
              <table:table-cell office:value-type="float" office:value="0.92510727369">
                <text:p>0.92510727369</text:p>
              </table:table-cell>
              <table:table-cell office:value-type="float" office:value="0.924406780719">
                <text:p>0.924406780719</text:p>
              </table:table-cell>
              <table:table-cell office:value-type="float" office:value="0.923618955356">
                <text:p>0.923618955356</text:p>
              </table:table-cell>
              <table:table-cell office:value-type="float" office:value="0.921691946444">
                <text:p>0.9216919464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948574838941">
                <text:p>0.948574838941</text:p>
              </table:table-cell>
              <table:table-cell office:value-type="float" office:value="0.914425076337">
                <text:p>0.914425076337</text:p>
              </table:table-cell>
              <table:table-cell office:value-type="float" office:value="0.913736653698">
                <text:p>0.913736653698</text:p>
              </table:table-cell>
              <table:table-cell office:value-type="float" office:value="0.912568398639">
                <text:p>0.912568398639</text:p>
              </table:table-cell>
              <table:table-cell office:value-type="float" office:value="0.911225555559">
                <text:p>0.9112255555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955139966983">
                <text:p>0.955139966983</text:p>
              </table:table-cell>
              <table:table-cell office:value-type="float" office:value="0.921416612725">
                <text:p>0.921416612725</text:p>
              </table:table-cell>
              <table:table-cell office:value-type="float" office:value="0.920713211432">
                <text:p>0.920713211432</text:p>
              </table:table-cell>
              <table:table-cell office:value-type="float" office:value="0.919557720804">
                <text:p>0.919557720804</text:p>
              </table:table-cell>
              <table:table-cell office:value-type="float" office:value="0.918097215413">
                <text:p>0.9180972154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958985401651">
                <text:p>0.958985401651</text:p>
              </table:table-cell>
              <table:table-cell office:value-type="float" office:value="0.924380501026">
                <text:p>0.924380501026</text:p>
              </table:table-cell>
              <table:table-cell office:value-type="float" office:value="0.924158699167">
                <text:p>0.924158699167</text:p>
              </table:table-cell>
              <table:table-cell office:value-type="float" office:value="0.923071139136">
                <text:p>0.923071139136</text:p>
              </table:table-cell>
              <table:table-cell office:value-type="float" office:value="0.921817823018">
                <text:p>0.9218178230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948834401483">
                <text:p>0.948834401483</text:p>
              </table:table-cell>
              <table:table-cell office:value-type="float" office:value="0.913965094798">
                <text:p>0.913965094798</text:p>
              </table:table-cell>
              <table:table-cell office:value-type="float" office:value="0.913534598878">
                <text:p>0.913534598878</text:p>
              </table:table-cell>
              <table:table-cell office:value-type="float" office:value="0.912591064781">
                <text:p>0.912591064781</text:p>
              </table:table-cell>
              <table:table-cell office:value-type="float" office:value="0.910997448426">
                <text:p>0.9109974484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956342754626">
                <text:p>0.956342754626</text:p>
              </table:table-cell>
              <table:table-cell office:value-type="float" office:value="0.919110214499">
                <text:p>0.919110214499</text:p>
              </table:table-cell>
              <table:table-cell office:value-type="float" office:value="0.918326203317">
                <text:p>0.918326203317</text:p>
              </table:table-cell>
              <table:table-cell office:value-type="float" office:value="0.917843706268">
                <text:p>0.917843706268</text:p>
              </table:table-cell>
              <table:table-cell office:value-type="float" office:value="0.916217490452">
                <text:p>0.9162174904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958880111612">
                <text:p>0.958880111612</text:p>
              </table:table-cell>
              <table:table-cell office:value-type="float" office:value="0.924281198943">
                <text:p>0.924281198943</text:p>
              </table:table-cell>
              <table:table-cell office:value-type="float" office:value="0.923535765885">
                <text:p>0.923535765885</text:p>
              </table:table-cell>
              <table:table-cell office:value-type="float" office:value="0.922380119121">
                <text:p>0.922380119121</text:p>
              </table:table-cell>
              <table:table-cell office:value-type="float" office:value="0.9206645609">
                <text:p>0.92066456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947489856477">
                <text:p>0.947489856477</text:p>
              </table:table-cell>
              <table:table-cell office:value-type="float" office:value="0.913186529288">
                <text:p>0.913186529288</text:p>
              </table:table-cell>
              <table:table-cell office:value-type="float" office:value="0.912476749093">
                <text:p>0.912476749093</text:p>
              </table:table-cell>
              <table:table-cell office:value-type="float" office:value="0.911798416835">
                <text:p>0.911798416835</text:p>
              </table:table-cell>
              <table:table-cell office:value-type="float" office:value="0.909598193006">
                <text:p>0.9095981930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953516559489">
                <text:p>0.953516559489</text:p>
              </table:table-cell>
              <table:table-cell office:value-type="float" office:value="0.922323858003">
                <text:p>0.922323858003</text:p>
              </table:table-cell>
              <table:table-cell office:value-type="float" office:value="0.921845545776">
                <text:p>0.921845545776</text:p>
              </table:table-cell>
              <table:table-cell office:value-type="float" office:value="0.922493401516">
                <text:p>0.922493401516</text:p>
              </table:table-cell>
              <table:table-cell office:value-type="float" office:value="0.918427005472">
                <text:p>0.9184270054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957623203569">
                <text:p>0.957623203569</text:p>
              </table:table-cell>
              <table:table-cell office:value-type="float" office:value="0.927054031914">
                <text:p>0.927054031914</text:p>
              </table:table-cell>
              <table:table-cell office:value-type="float" office:value="0.926144371017">
                <text:p>0.926144371017</text:p>
              </table:table-cell>
              <table:table-cell office:value-type="float" office:value="0.926412139324">
                <text:p>0.926412139324</text:p>
              </table:table-cell>
              <table:table-cell office:value-type="float" office:value="0.923267989996">
                <text:p>0.9232679899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947355269434">
                <text:p>0.947355269434</text:p>
              </table:table-cell>
              <table:table-cell office:value-type="float" office:value="0.914937911899">
                <text:p>0.914937911899</text:p>
              </table:table-cell>
              <table:table-cell office:value-type="float" office:value="0.913976849242">
                <text:p>0.913976849242</text:p>
              </table:table-cell>
              <table:table-cell office:value-type="float" office:value="0.91390827193">
                <text:p>0.91390827193</text:p>
              </table:table-cell>
              <table:table-cell office:value-type="float" office:value="0.911279592072">
                <text:p>0.9112795920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953841628154">
                <text:p>0.953841628154</text:p>
              </table:table-cell>
              <table:table-cell office:value-type="float" office:value="0.92221496484">
                <text:p>0.92221496484</text:p>
              </table:table-cell>
              <table:table-cell office:value-type="float" office:value="0.921617909117">
                <text:p>0.921617909117</text:p>
              </table:table-cell>
              <table:table-cell office:value-type="float" office:value="0.921418958661">
                <text:p>0.921418958661</text:p>
              </table:table-cell>
              <table:table-cell office:value-type="float" office:value="0.918591982887">
                <text:p>0.9185919828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959381657065">
                <text:p>0.959381657065</text:p>
              </table:table-cell>
              <table:table-cell office:value-type="float" office:value="0.926853393092">
                <text:p>0.926853393092</text:p>
              </table:table-cell>
              <table:table-cell office:value-type="float" office:value="0.925977463566">
                <text:p>0.925977463566</text:p>
              </table:table-cell>
              <table:table-cell office:value-type="float" office:value="0.92589855794">
                <text:p>0.92589855794</text:p>
              </table:table-cell>
              <table:table-cell office:value-type="float" office:value="0.923118250985">
                <text:p>0.9231182509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949802282612">
                <text:p>0.949802282612</text:p>
              </table:table-cell>
              <table:table-cell office:value-type="float" office:value="0.915550227197">
                <text:p>0.915550227197</text:p>
              </table:table-cell>
              <table:table-cell office:value-type="float" office:value="0.9143899833">
                <text:p>0.9143899833</text:p>
              </table:table-cell>
              <table:table-cell office:value-type="float" office:value="0.914290140043">
                <text:p>0.914290140043</text:p>
              </table:table-cell>
              <table:table-cell office:value-type="float" office:value="0.91196614477">
                <text:p>0.9119661447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955742627423">
                <text:p>0.955742627423</text:p>
              </table:table-cell>
              <table:table-cell office:value-type="float" office:value="0.92181219918">
                <text:p>0.92181219918</text:p>
              </table:table-cell>
              <table:table-cell office:value-type="float" office:value="0.921256595265">
                <text:p>0.921256595265</text:p>
              </table:table-cell>
              <table:table-cell office:value-type="float" office:value="0.920802423339">
                <text:p>0.920802423339</text:p>
              </table:table-cell>
              <table:table-cell office:value-type="float" office:value="0.918934160216">
                <text:p>0.9189341602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959620671556">
                <text:p>0.959620671556</text:p>
              </table:table-cell>
              <table:table-cell office:value-type="float" office:value="0.9273254986">
                <text:p>0.9273254986</text:p>
              </table:table-cell>
              <table:table-cell office:value-type="float" office:value="0.92654085814">
                <text:p>0.92654085814</text:p>
              </table:table-cell>
              <table:table-cell office:value-type="float" office:value="0.926460521013">
                <text:p>0.926460521013</text:p>
              </table:table-cell>
              <table:table-cell office:value-type="float" office:value="0.924811582022">
                <text:p>0.9248115820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949292460142">
                <text:p>0.949292460142</text:p>
              </table:table-cell>
              <table:table-cell office:value-type="float" office:value="0.915944335883">
                <text:p>0.915944335883</text:p>
              </table:table-cell>
              <table:table-cell office:value-type="float" office:value="0.915254847559">
                <text:p>0.915254847559</text:p>
              </table:table-cell>
              <table:table-cell office:value-type="float" office:value="0.915243560299">
                <text:p>0.915243560299</text:p>
              </table:table-cell>
              <table:table-cell office:value-type="float" office:value="0.913473938594">
                <text:p>0.9134739385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955044880454">
                <text:p>0.955044880454</text:p>
              </table:table-cell>
              <table:table-cell office:value-type="float" office:value="0.921803509432">
                <text:p>0.921803509432</text:p>
              </table:table-cell>
              <table:table-cell office:value-type="float" office:value="0.92144881801">
                <text:p>0.92144881801</text:p>
              </table:table-cell>
              <table:table-cell office:value-type="float" office:value="0.92106952315">
                <text:p>0.92106952315</text:p>
              </table:table-cell>
              <table:table-cell office:value-type="float" office:value="0.919320544388">
                <text:p>0.9193205443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9587407934">
                <text:p>0.9587407934</text:p>
              </table:table-cell>
              <table:table-cell office:value-type="float" office:value="0.924438100538">
                <text:p>0.924438100538</text:p>
              </table:table-cell>
              <table:table-cell office:value-type="float" office:value="0.92383429402">
                <text:p>0.92383429402</text:p>
              </table:table-cell>
              <table:table-cell office:value-type="float" office:value="0.923442346933">
                <text:p>0.923442346933</text:p>
              </table:table-cell>
              <table:table-cell office:value-type="float" office:value="0.921294763261">
                <text:p>0.9212947632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948893933903">
                <text:p>0.948893933903</text:p>
              </table:table-cell>
              <table:table-cell office:value-type="float" office:value="0.915315438747">
                <text:p>0.915315438747</text:p>
              </table:table-cell>
              <table:table-cell office:value-type="float" office:value="0.91452314941">
                <text:p>0.91452314941</text:p>
              </table:table-cell>
              <table:table-cell office:value-type="float" office:value="0.914081517273">
                <text:p>0.914081517273</text:p>
              </table:table-cell>
              <table:table-cell office:value-type="float" office:value="0.912570457562">
                <text:p>0.9125704575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965255568184">
                <text:p>0.965255568184</text:p>
              </table:table-cell>
              <table:table-cell office:value-type="float" office:value="0.92461825002">
                <text:p>0.92461825002</text:p>
              </table:table-cell>
              <table:table-cell office:value-type="float" office:value="0.924635716911">
                <text:p>0.924635716911</text:p>
              </table:table-cell>
              <table:table-cell office:value-type="float" office:value="0.924458792788">
                <text:p>0.924458792788</text:p>
              </table:table-cell>
              <table:table-cell office:value-type="float" office:value="0.920889039043">
                <text:p>0.9208890390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959614844428">
                <text:p>0.959614844428</text:p>
              </table:table-cell>
              <table:table-cell office:value-type="float" office:value="0.928791426872">
                <text:p>0.928791426872</text:p>
              </table:table-cell>
              <table:table-cell office:value-type="float" office:value="0.928932314817">
                <text:p>0.928932314817</text:p>
              </table:table-cell>
              <table:table-cell office:value-type="float" office:value="0.929130530772">
                <text:p>0.929130530772</text:p>
              </table:table-cell>
              <table:table-cell office:value-type="float" office:value="0.924482858253">
                <text:p>0.9244828582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948847275021">
                <text:p>0.948847275021</text:p>
              </table:table-cell>
              <table:table-cell office:value-type="float" office:value="0.915799920325">
                <text:p>0.915799920325</text:p>
              </table:table-cell>
              <table:table-cell office:value-type="float" office:value="0.916469590881">
                <text:p>0.916469590881</text:p>
              </table:table-cell>
              <table:table-cell office:value-type="float" office:value="0.916083302304">
                <text:p>0.916083302304</text:p>
              </table:table-cell>
              <table:table-cell office:value-type="float" office:value="0.91216260976">
                <text:p>0.912162609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955082912231">
                <text:p>0.955082912231</text:p>
              </table:table-cell>
              <table:table-cell office:value-type="float" office:value="0.920778580078">
                <text:p>0.920778580078</text:p>
              </table:table-cell>
              <table:table-cell office:value-type="float" office:value="0.921067420643">
                <text:p>0.921067420643</text:p>
              </table:table-cell>
              <table:table-cell office:value-type="float" office:value="0.920690628864">
                <text:p>0.920690628864</text:p>
              </table:table-cell>
              <table:table-cell office:value-type="float" office:value="0.917235079535">
                <text:p>0.9172350795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959116385834">
                <text:p>0.959116385834</text:p>
              </table:table-cell>
              <table:table-cell office:value-type="float" office:value="0.924492534301">
                <text:p>0.924492534301</text:p>
              </table:table-cell>
              <table:table-cell office:value-type="float" office:value="0.924848129315">
                <text:p>0.924848129315</text:p>
              </table:table-cell>
              <table:table-cell office:value-type="float" office:value="0.924404564768">
                <text:p>0.924404564768</text:p>
              </table:table-cell>
              <table:table-cell office:value-type="float" office:value="0.9205471317">
                <text:p>0.92054713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948866312479">
                <text:p>0.948866312479</text:p>
              </table:table-cell>
              <table:table-cell office:value-type="float" office:value="0.913635586753">
                <text:p>0.913635586753</text:p>
              </table:table-cell>
              <table:table-cell office:value-type="float" office:value="0.913925127346">
                <text:p>0.913925127346</text:p>
              </table:table-cell>
              <table:table-cell office:value-type="float" office:value="0.913852812526">
                <text:p>0.913852812526</text:p>
              </table:table-cell>
              <table:table-cell office:value-type="float" office:value="0.909859202143">
                <text:p>0.9098592021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954714673718">
                <text:p>0.954714673718</text:p>
              </table:table-cell>
              <table:table-cell office:value-type="float" office:value="0.91949213905">
                <text:p>0.91949213905</text:p>
              </table:table-cell>
              <table:table-cell office:value-type="float" office:value="0.919817197578">
                <text:p>0.919817197578</text:p>
              </table:table-cell>
              <table:table-cell office:value-type="float" office:value="0.919655600932">
                <text:p>0.919655600932</text:p>
              </table:table-cell>
              <table:table-cell office:value-type="float" office:value="0.91553362389">
                <text:p>0.915533623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958318074379">
                <text:p>0.958318074379</text:p>
              </table:table-cell>
              <table:table-cell office:value-type="float" office:value="0.923752390299">
                <text:p>0.923752390299</text:p>
              </table:table-cell>
              <table:table-cell office:value-type="float" office:value="0.924128427015">
                <text:p>0.924128427015</text:p>
              </table:table-cell>
              <table:table-cell office:value-type="float" office:value="0.923782443374">
                <text:p>0.923782443374</text:p>
              </table:table-cell>
              <table:table-cell office:value-type="float" office:value="0.919188426953">
                <text:p>0.9191884269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948283236329">
                <text:p>0.948283236329</text:p>
              </table:table-cell>
              <table:table-cell office:value-type="float" office:value="0.912010318063">
                <text:p>0.912010318063</text:p>
              </table:table-cell>
              <table:table-cell office:value-type="float" office:value="0.912214947653">
                <text:p>0.912214947653</text:p>
              </table:table-cell>
              <table:table-cell office:value-type="float" office:value="0.911278228723">
                <text:p>0.911278228723</text:p>
              </table:table-cell>
              <table:table-cell office:value-type="float" office:value="0.907934617473">
                <text:p>0.9079346174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954158232381">
                <text:p>0.954158232381</text:p>
              </table:table-cell>
              <table:table-cell office:value-type="float" office:value="0.918675504861">
                <text:p>0.918675504861</text:p>
              </table:table-cell>
              <table:table-cell office:value-type="float" office:value="0.918728783476">
                <text:p>0.918728783476</text:p>
              </table:table-cell>
              <table:table-cell office:value-type="float" office:value="0.918879362102">
                <text:p>0.918879362102</text:p>
              </table:table-cell>
              <table:table-cell office:value-type="float" office:value="0.914851174485">
                <text:p>0.9148511744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958547887693">
                <text:p>0.958547887693</text:p>
              </table:table-cell>
              <table:table-cell office:value-type="float" office:value="0.922840116071">
                <text:p>0.922840116071</text:p>
              </table:table-cell>
              <table:table-cell office:value-type="float" office:value="0.923101522224">
                <text:p>0.923101522224</text:p>
              </table:table-cell>
              <table:table-cell office:value-type="float" office:value="0.922835186444">
                <text:p>0.922835186444</text:p>
              </table:table-cell>
              <table:table-cell office:value-type="float" office:value="0.918550590925">
                <text:p>0.9185505909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948034207438">
                <text:p>0.948034207438</text:p>
              </table:table-cell>
              <table:table-cell office:value-type="float" office:value="0.913025464521">
                <text:p>0.913025464521</text:p>
              </table:table-cell>
              <table:table-cell office:value-type="float" office:value="0.913349907365">
                <text:p>0.913349907365</text:p>
              </table:table-cell>
              <table:table-cell office:value-type="float" office:value="0.913709626096">
                <text:p>0.913709626096</text:p>
              </table:table-cell>
              <table:table-cell office:value-type="float" office:value="0.909363479128">
                <text:p>0.9093634791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953573232695">
                <text:p>0.953573232695</text:p>
              </table:table-cell>
              <table:table-cell office:value-type="float" office:value="0.922058678587">
                <text:p>0.922058678587</text:p>
              </table:table-cell>
              <table:table-cell office:value-type="float" office:value="0.921475493013">
                <text:p>0.921475493013</text:p>
              </table:table-cell>
              <table:table-cell office:value-type="float" office:value="0.921222607719">
                <text:p>0.921222607719</text:p>
              </table:table-cell>
              <table:table-cell office:value-type="float" office:value="0.917279118298">
                <text:p>0.9172791182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95799442939">
                <text:p>0.95799442939</text:p>
              </table:table-cell>
              <table:table-cell office:value-type="float" office:value="0.928660448347">
                <text:p>0.928660448347</text:p>
              </table:table-cell>
              <table:table-cell office:value-type="float" office:value="0.928016378018">
                <text:p>0.928016378018</text:p>
              </table:table-cell>
              <table:table-cell office:value-type="float" office:value="0.927600195487">
                <text:p>0.927600195487</text:p>
              </table:table-cell>
              <table:table-cell office:value-type="float" office:value="0.922962018594">
                <text:p>0.9229620185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947620826685">
                <text:p>0.947620826685</text:p>
              </table:table-cell>
              <table:table-cell office:value-type="float" office:value="0.916231193051">
                <text:p>0.916231193051</text:p>
              </table:table-cell>
              <table:table-cell office:value-type="float" office:value="0.915959297926">
                <text:p>0.915959297926</text:p>
              </table:table-cell>
              <table:table-cell office:value-type="float" office:value="0.914903117204">
                <text:p>0.914903117204</text:p>
              </table:table-cell>
              <table:table-cell office:value-type="float" office:value="0.911172757383">
                <text:p>0.9111727573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958815261264">
                <text:p>0.958815261264</text:p>
              </table:table-cell>
              <table:table-cell office:value-type="float" office:value="0.925541506101">
                <text:p>0.925541506101</text:p>
              </table:table-cell>
              <table:table-cell office:value-type="float" office:value="0.92509926053">
                <text:p>0.92509926053</text:p>
              </table:table-cell>
              <table:table-cell office:value-type="float" office:value="0.923861665021">
                <text:p>0.923861665021</text:p>
              </table:table-cell>
              <table:table-cell office:value-type="float" office:value="0.920023135478">
                <text:p>0.9200231354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948239179307">
                <text:p>0.948239179307</text:p>
              </table:table-cell>
              <table:table-cell office:value-type="float" office:value="0.91469325945">
                <text:p>0.91469325945</text:p>
              </table:table-cell>
              <table:table-cell office:value-type="float" office:value="0.91485625338">
                <text:p>0.91485625338</text:p>
              </table:table-cell>
              <table:table-cell office:value-type="float" office:value="0.913140306704">
                <text:p>0.913140306704</text:p>
              </table:table-cell>
              <table:table-cell office:value-type="float" office:value="0.909168566724">
                <text:p>0.9091685667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95497931249">
                <text:p>0.95497931249</text:p>
              </table:table-cell>
              <table:table-cell office:value-type="float" office:value="0.920577624481">
                <text:p>0.920577624481</text:p>
              </table:table-cell>
              <table:table-cell office:value-type="float" office:value="0.920779508657">
                <text:p>0.920779508657</text:p>
              </table:table-cell>
              <table:table-cell office:value-type="float" office:value="0.919089847682">
                <text:p>0.919089847682</text:p>
              </table:table-cell>
              <table:table-cell office:value-type="float" office:value="0.916119956483">
                <text:p>0.91611995648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959257288539">
                <text:p>0.959257288539</text:p>
              </table:table-cell>
              <table:table-cell office:value-type="float" office:value="0.926425066804">
                <text:p>0.926425066804</text:p>
              </table:table-cell>
              <table:table-cell office:value-type="float" office:value="0.926629039958">
                <text:p>0.926629039958</text:p>
              </table:table-cell>
              <table:table-cell office:value-type="float" office:value="0.925152856018">
                <text:p>0.925152856018</text:p>
              </table:table-cell>
              <table:table-cell office:value-type="float" office:value="0.921167756111">
                <text:p>0.9211677561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949218674411">
                <text:p>0.949218674411</text:p>
              </table:table-cell>
              <table:table-cell office:value-type="float" office:value="0.915691370962">
                <text:p>0.915691370962</text:p>
              </table:table-cell>
              <table:table-cell office:value-type="float" office:value="0.915678816347">
                <text:p>0.915678816347</text:p>
              </table:table-cell>
              <table:table-cell office:value-type="float" office:value="0.914283672524">
                <text:p>0.914283672524</text:p>
              </table:table-cell>
              <table:table-cell office:value-type="float" office:value="0.911013007892">
                <text:p>0.9110130078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95759755996">
                <text:p>0.95759755996</text:p>
              </table:table-cell>
              <table:table-cell office:value-type="float" office:value="0.924029035785">
                <text:p>0.924029035785</text:p>
              </table:table-cell>
              <table:table-cell office:value-type="float" office:value="0.923868911941">
                <text:p>0.923868911941</text:p>
              </table:table-cell>
              <table:table-cell office:value-type="float" office:value="0.92212260081">
                <text:p>0.92212260081</text:p>
              </table:table-cell>
              <table:table-cell office:value-type="float" office:value="0.918831697069">
                <text:p>0.9188316970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947987613748">
                <text:p>0.947987613748</text:p>
              </table:table-cell>
              <table:table-cell office:value-type="float" office:value="0.914866960313">
                <text:p>0.914866960313</text:p>
              </table:table-cell>
              <table:table-cell office:value-type="float" office:value="0.914928736658">
                <text:p>0.914928736658</text:p>
              </table:table-cell>
              <table:table-cell office:value-type="float" office:value="0.913348568158">
                <text:p>0.913348568158</text:p>
              </table:table-cell>
              <table:table-cell office:value-type="float" office:value="0.910007780057">
                <text:p>0.9100077800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955042409387">
                <text:p>0.955042409387</text:p>
              </table:table-cell>
              <table:table-cell office:value-type="float" office:value="0.920199855049">
                <text:p>0.920199855049</text:p>
              </table:table-cell>
              <table:table-cell office:value-type="float" office:value="0.920117530475">
                <text:p>0.920117530475</text:p>
              </table:table-cell>
              <table:table-cell office:value-type="float" office:value="0.918811696108">
                <text:p>0.918811696108</text:p>
              </table:table-cell>
              <table:table-cell office:value-type="float" office:value="0.914604482872">
                <text:p>0.91460448287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959172901707">
                <text:p>0.959172901707</text:p>
              </table:table-cell>
              <table:table-cell office:value-type="float" office:value="0.923516666462">
                <text:p>0.923516666462</text:p>
              </table:table-cell>
              <table:table-cell office:value-type="float" office:value="0.923616886242">
                <text:p>0.923616886242</text:p>
              </table:table-cell>
              <table:table-cell office:value-type="float" office:value="0.922533682977">
                <text:p>0.922533682977</text:p>
              </table:table-cell>
              <table:table-cell office:value-type="float" office:value="0.917971847208">
                <text:p>0.9179718472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948804689014">
                <text:p>0.948804689014</text:p>
              </table:table-cell>
              <table:table-cell office:value-type="float" office:value="0.919534712221">
                <text:p>0.919534712221</text:p>
              </table:table-cell>
              <table:table-cell office:value-type="float" office:value="0.918954270479">
                <text:p>0.918954270479</text:p>
              </table:table-cell>
              <table:table-cell office:value-type="float" office:value="0.918064225394">
                <text:p>0.918064225394</text:p>
              </table:table-cell>
              <table:table-cell office:value-type="float" office:value="0.915174481383">
                <text:p>0.91517448138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955114477623">
                <text:p>0.955114477623</text:p>
              </table:table-cell>
              <table:table-cell office:value-type="float" office:value="0.925955994694">
                <text:p>0.925955994694</text:p>
              </table:table-cell>
              <table:table-cell office:value-type="float" office:value="0.924697410822">
                <text:p>0.924697410822</text:p>
              </table:table-cell>
              <table:table-cell office:value-type="float" office:value="0.924126033002">
                <text:p>0.924126033002</text:p>
              </table:table-cell>
              <table:table-cell office:value-type="float" office:value="0.920559616037">
                <text:p>0.9205596160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960196005887">
                <text:p>0.960196005887</text:p>
              </table:table-cell>
              <table:table-cell office:value-type="float" office:value="0.930155101287">
                <text:p>0.930155101287</text:p>
              </table:table-cell>
              <table:table-cell office:value-type="float" office:value="0.928665312787">
                <text:p>0.928665312787</text:p>
              </table:table-cell>
              <table:table-cell office:value-type="float" office:value="0.928394743246">
                <text:p>0.928394743246</text:p>
              </table:table-cell>
              <table:table-cell office:value-type="float" office:value="0.924914297424">
                <text:p>0.9249142974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949708893583">
                <text:p>0.949708893583</text:p>
              </table:table-cell>
              <table:table-cell office:value-type="float" office:value="0.919619961544">
                <text:p>0.919619961544</text:p>
              </table:table-cell>
              <table:table-cell office:value-type="float" office:value="0.918199718655">
                <text:p>0.918199718655</text:p>
              </table:table-cell>
              <table:table-cell office:value-type="float" office:value="0.917866148278">
                <text:p>0.917866148278</text:p>
              </table:table-cell>
              <table:table-cell office:value-type="float" office:value="0.914006465162">
                <text:p>0.9140064651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958218413365">
                <text:p>0.958218413365</text:p>
              </table:table-cell>
              <table:table-cell office:value-type="float" office:value="0.928713637193">
                <text:p>0.928713637193</text:p>
              </table:table-cell>
              <table:table-cell office:value-type="float" office:value="0.927767052948">
                <text:p>0.927767052948</text:p>
              </table:table-cell>
              <table:table-cell office:value-type="float" office:value="0.927295541824">
                <text:p>0.927295541824</text:p>
              </table:table-cell>
              <table:table-cell office:value-type="float" office:value="0.923512285412">
                <text:p>0.9235122854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947260532261">
                <text:p>0.947260532261</text:p>
              </table:table-cell>
              <table:table-cell office:value-type="float" office:value="0.917386512163">
                <text:p>0.917386512163</text:p>
              </table:table-cell>
              <table:table-cell office:value-type="float" office:value="0.916255204686">
                <text:p>0.916255204686</text:p>
              </table:table-cell>
              <table:table-cell office:value-type="float" office:value="0.915336324651">
                <text:p>0.915336324651</text:p>
              </table:table-cell>
              <table:table-cell office:value-type="float" office:value="0.911916353119">
                <text:p>0.9119163531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955131917065">
                <text:p>0.955131917065</text:p>
              </table:table-cell>
              <table:table-cell office:value-type="float" office:value="0.923977520584">
                <text:p>0.923977520584</text:p>
              </table:table-cell>
              <table:table-cell office:value-type="float" office:value="0.923109499204">
                <text:p>0.923109499204</text:p>
              </table:table-cell>
              <table:table-cell office:value-type="float" office:value="0.92230012847">
                <text:p>0.92230012847</text:p>
              </table:table-cell>
              <table:table-cell office:value-type="float" office:value="0.918703149167">
                <text:p>0.9187031491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957983850715">
                <text:p>0.957983850715</text:p>
              </table:table-cell>
              <table:table-cell office:value-type="float" office:value="0.928064081258">
                <text:p>0.928064081258</text:p>
              </table:table-cell>
              <table:table-cell office:value-type="float" office:value="0.927339953454">
                <text:p>0.927339953454</text:p>
              </table:table-cell>
              <table:table-cell office:value-type="float" office:value="0.926278082608">
                <text:p>0.926278082608</text:p>
              </table:table-cell>
              <table:table-cell office:value-type="float" office:value="0.922316343837">
                <text:p>0.9223163438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945852746505">
                <text:p>0.945852746505</text:p>
              </table:table-cell>
              <table:table-cell office:value-type="float" office:value="0.915791271773">
                <text:p>0.915791271773</text:p>
              </table:table-cell>
              <table:table-cell office:value-type="float" office:value="0.914827800293">
                <text:p>0.914827800293</text:p>
              </table:table-cell>
              <table:table-cell office:value-type="float" office:value="0.91402596005">
                <text:p>0.91402596005</text:p>
              </table:table-cell>
              <table:table-cell office:value-type="float" office:value="0.910271347996">
                <text:p>0.9102713479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95654193271">
                <text:p>0.95654193271</text:p>
              </table:table-cell>
              <table:table-cell office:value-type="float" office:value="0.926323448789">
                <text:p>0.926323448789</text:p>
              </table:table-cell>
              <table:table-cell office:value-type="float" office:value="0.925192534096">
                <text:p>0.925192534096</text:p>
              </table:table-cell>
              <table:table-cell office:value-type="float" office:value="0.924680136941">
                <text:p>0.924680136941</text:p>
              </table:table-cell>
              <table:table-cell office:value-type="float" office:value="0.920487314812">
                <text:p>0.9204873148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945352862414">
                <text:p>0.945352862414</text:p>
              </table:table-cell>
              <table:table-cell office:value-type="float" office:value="0.914949760638">
                <text:p>0.914949760638</text:p>
              </table:table-cell>
              <table:table-cell office:value-type="float" office:value="0.914128539866">
                <text:p>0.914128539866</text:p>
              </table:table-cell>
              <table:table-cell office:value-type="float" office:value="0.913443068812">
                <text:p>0.913443068812</text:p>
              </table:table-cell>
              <table:table-cell office:value-type="float" office:value="0.909300536761">
                <text:p>0.9093005367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953379183264">
                <text:p>0.953379183264</text:p>
              </table:table-cell>
              <table:table-cell office:value-type="float" office:value="0.922009942412">
                <text:p>0.922009942412</text:p>
              </table:table-cell>
              <table:table-cell office:value-type="float" office:value="0.920927683515">
                <text:p>0.920927683515</text:p>
              </table:table-cell>
              <table:table-cell office:value-type="float" office:value="0.920210508679">
                <text:p>0.920210508679</text:p>
              </table:table-cell>
              <table:table-cell office:value-type="float" office:value="0.91586109324">
                <text:p>0.915861093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95749982741">
                <text:p>0.95749982741</text:p>
              </table:table-cell>
              <table:table-cell office:value-type="float" office:value="0.930368794236">
                <text:p>0.930368794236</text:p>
              </table:table-cell>
              <table:table-cell office:value-type="float" office:value="0.929799808937">
                <text:p>0.929799808937</text:p>
              </table:table-cell>
              <table:table-cell office:value-type="float" office:value="0.929048062071">
                <text:p>0.929048062071</text:p>
              </table:table-cell>
              <table:table-cell office:value-type="float" office:value="0.924695180853">
                <text:p>0.9246951808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94518386486">
                <text:p>0.94518386486</text:p>
              </table:table-cell>
              <table:table-cell office:value-type="float" office:value="0.918687541982">
                <text:p>0.918687541982</text:p>
              </table:table-cell>
              <table:table-cell office:value-type="float" office:value="0.918064508596">
                <text:p>0.918064508596</text:p>
              </table:table-cell>
              <table:table-cell office:value-type="float" office:value="0.916436642316">
                <text:p>0.916436642316</text:p>
              </table:table-cell>
              <table:table-cell office:value-type="float" office:value="0.911572388896">
                <text:p>0.9115723888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956944595371">
                <text:p>0.956944595371</text:p>
              </table:table-cell>
              <table:table-cell office:value-type="float" office:value="0.928027664071">
                <text:p>0.928027664071</text:p>
              </table:table-cell>
              <table:table-cell office:value-type="float" office:value="0.927200477713">
                <text:p>0.927200477713</text:p>
              </table:table-cell>
              <table:table-cell office:value-type="float" office:value="0.925752271004">
                <text:p>0.925752271004</text:p>
              </table:table-cell>
              <table:table-cell office:value-type="float" office:value="0.92070872739">
                <text:p>0.9207087273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946642665115">
                <text:p>0.946642665115</text:p>
              </table:table-cell>
              <table:table-cell office:value-type="float" office:value="0.917062832045">
                <text:p>0.917062832045</text:p>
              </table:table-cell>
              <table:table-cell office:value-type="float" office:value="0.916469624036">
                <text:p>0.916469624036</text:p>
              </table:table-cell>
              <table:table-cell office:value-type="float" office:value="0.914788245351">
                <text:p>0.914788245351</text:p>
              </table:table-cell>
              <table:table-cell office:value-type="float" office:value="0.910947055184">
                <text:p>0.9109470551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957095434022">
                <text:p>0.957095434022</text:p>
              </table:table-cell>
              <table:table-cell office:value-type="float" office:value="0.927210722403">
                <text:p>0.927210722403</text:p>
              </table:table-cell>
              <table:table-cell office:value-type="float" office:value="0.92654300786">
                <text:p>0.92654300786</text:p>
              </table:table-cell>
              <table:table-cell office:value-type="float" office:value="0.925101785402">
                <text:p>0.925101785402</text:p>
              </table:table-cell>
              <table:table-cell office:value-type="float" office:value="0.920873034608">
                <text:p>0.9208730346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946783582472">
                <text:p>0.946783582472</text:p>
              </table:table-cell>
              <table:table-cell office:value-type="float" office:value="0.916930276333">
                <text:p>0.916930276333</text:p>
              </table:table-cell>
              <table:table-cell office:value-type="float" office:value="0.916230433881">
                <text:p>0.916230433881</text:p>
              </table:table-cell>
              <table:table-cell office:value-type="float" office:value="0.914579917941">
                <text:p>0.914579917941</text:p>
              </table:table-cell>
              <table:table-cell office:value-type="float" office:value="0.910940603971">
                <text:p>0.91094060397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953710115356">
                <text:p>0.953710115356</text:p>
              </table:table-cell>
              <table:table-cell office:value-type="float" office:value="0.9230896371">
                <text:p>0.9230896371</text:p>
              </table:table-cell>
              <table:table-cell office:value-type="float" office:value="0.922144164767">
                <text:p>0.922144164767</text:p>
              </table:table-cell>
              <table:table-cell office:value-type="float" office:value="0.92091026089">
                <text:p>0.92091026089</text:p>
              </table:table-cell>
              <table:table-cell office:value-type="float" office:value="0.916699503588">
                <text:p>0.9166995035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957580210633">
                <text:p>0.957580210633</text:p>
              </table:table-cell>
              <table:table-cell office:value-type="float" office:value="0.92714457271">
                <text:p>0.92714457271</text:p>
              </table:table-cell>
              <table:table-cell office:value-type="float" office:value="0.925797072624">
                <text:p>0.925797072624</text:p>
              </table:table-cell>
              <table:table-cell office:value-type="float" office:value="0.924284951121">
                <text:p>0.924284951121</text:p>
              </table:table-cell>
              <table:table-cell office:value-type="float" office:value="0.920235114786">
                <text:p>0.9202351147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946178163089">
                <text:p>0.946178163089</text:p>
              </table:table-cell>
              <table:table-cell office:value-type="float" office:value="0.915788025607">
                <text:p>0.915788025607</text:p>
              </table:table-cell>
              <table:table-cell office:value-type="float" office:value="0.914918949006">
                <text:p>0.914918949006</text:p>
              </table:table-cell>
              <table:table-cell office:value-type="float" office:value="0.913585013428">
                <text:p>0.913585013428</text:p>
              </table:table-cell>
              <table:table-cell office:value-type="float" office:value="0.909746816679">
                <text:p>0.9097468166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953787742106">
                <text:p>0.953787742106</text:p>
              </table:table-cell>
              <table:table-cell office:value-type="float" office:value="0.92068380442">
                <text:p>0.92068380442</text:p>
              </table:table-cell>
              <table:table-cell office:value-type="float" office:value="0.919413358774">
                <text:p>0.919413358774</text:p>
              </table:table-cell>
              <table:table-cell office:value-type="float" office:value="0.917697247409">
                <text:p>0.917697247409</text:p>
              </table:table-cell>
              <table:table-cell office:value-type="float" office:value="0.91452463369">
                <text:p>0.9145246336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958274506653">
                <text:p>0.958274506653</text:p>
              </table:table-cell>
              <table:table-cell office:value-type="float" office:value="0.926881849058">
                <text:p>0.926881849058</text:p>
              </table:table-cell>
              <table:table-cell office:value-type="float" office:value="0.925980049569">
                <text:p>0.925980049569</text:p>
              </table:table-cell>
              <table:table-cell office:value-type="float" office:value="0.924235950344">
                <text:p>0.924235950344</text:p>
              </table:table-cell>
              <table:table-cell office:value-type="float" office:value="0.920118017575">
                <text:p>0.9201180175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946435820857">
                <text:p>0.946435820857</text:p>
              </table:table-cell>
              <table:table-cell office:value-type="float" office:value="0.914701014667">
                <text:p>0.914701014667</text:p>
              </table:table-cell>
              <table:table-cell office:value-type="float" office:value="0.913676043192">
                <text:p>0.913676043192</text:p>
              </table:table-cell>
              <table:table-cell office:value-type="float" office:value="0.91202551595">
                <text:p>0.91202551595</text:p>
              </table:table-cell>
              <table:table-cell office:value-type="float" office:value="0.907928619995">
                <text:p>0.9079286199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953680218649">
                <text:p>0.953680218649</text:p>
              </table:table-cell>
              <table:table-cell office:value-type="float" office:value="0.92601202134">
                <text:p>0.92601202134</text:p>
              </table:table-cell>
              <table:table-cell office:value-type="float" office:value="0.924331267064">
                <text:p>0.924331267064</text:p>
              </table:table-cell>
              <table:table-cell office:value-type="float" office:value="0.923346379773">
                <text:p>0.923346379773</text:p>
              </table:table-cell>
              <table:table-cell office:value-type="float" office:value="0.918413399379">
                <text:p>0.91841339937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958318720601">
                <text:p>0.958318720601</text:p>
              </table:table-cell>
              <table:table-cell office:value-type="float" office:value="0.932107247757">
                <text:p>0.932107247757</text:p>
              </table:table-cell>
              <table:table-cell office:value-type="float" office:value="0.930358860121">
                <text:p>0.930358860121</text:p>
              </table:table-cell>
              <table:table-cell office:value-type="float" office:value="0.928650638986">
                <text:p>0.928650638986</text:p>
              </table:table-cell>
              <table:table-cell office:value-type="float" office:value="0.924277033485">
                <text:p>0.92427703348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947025147413">
                <text:p>0.947025147413</text:p>
              </table:table-cell>
              <table:table-cell office:value-type="float" office:value="0.918370942854">
                <text:p>0.918370942854</text:p>
              </table:table-cell>
              <table:table-cell office:value-type="float" office:value="0.916420827845">
                <text:p>0.916420827845</text:p>
              </table:table-cell>
              <table:table-cell office:value-type="float" office:value="0.915061303801">
                <text:p>0.915061303801</text:p>
              </table:table-cell>
              <table:table-cell office:value-type="float" office:value="0.910576984177">
                <text:p>0.9105769841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953063158755">
                <text:p>0.953063158755</text:p>
              </table:table-cell>
              <table:table-cell office:value-type="float" office:value="0.924771658569">
                <text:p>0.924771658569</text:p>
              </table:table-cell>
              <table:table-cell office:value-type="float" office:value="0.922818809898">
                <text:p>0.922818809898</text:p>
              </table:table-cell>
              <table:table-cell office:value-type="float" office:value="0.921443931387">
                <text:p>0.921443931387</text:p>
              </table:table-cell>
              <table:table-cell office:value-type="float" office:value="0.917027776407">
                <text:p>0.9170277764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957510174333">
                <text:p>0.957510174333</text:p>
              </table:table-cell>
              <table:table-cell office:value-type="float" office:value="0.929101716894">
                <text:p>0.929101716894</text:p>
              </table:table-cell>
              <table:table-cell office:value-type="float" office:value="0.927215559885">
                <text:p>0.927215559885</text:p>
              </table:table-cell>
              <table:table-cell office:value-type="float" office:value="0.925524816159">
                <text:p>0.925524816159</text:p>
              </table:table-cell>
              <table:table-cell office:value-type="float" office:value="0.921703903727">
                <text:p>0.9217039037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945356159469">
                <text:p>0.945356159469</text:p>
              </table:table-cell>
              <table:table-cell office:value-type="float" office:value="0.915903619451">
                <text:p>0.915903619451</text:p>
              </table:table-cell>
              <table:table-cell office:value-type="float" office:value="0.914054202771">
                <text:p>0.914054202771</text:p>
              </table:table-cell>
              <table:table-cell office:value-type="float" office:value="0.912283368852">
                <text:p>0.912283368852</text:p>
              </table:table-cell>
              <table:table-cell office:value-type="float" office:value="0.908748639695">
                <text:p>0.9087486396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953005227782">
                <text:p>0.953005227782</text:p>
              </table:table-cell>
              <table:table-cell office:value-type="float" office:value="0.923063121772">
                <text:p>0.923063121772</text:p>
              </table:table-cell>
              <table:table-cell office:value-type="float" office:value="0.921240928805">
                <text:p>0.921240928805</text:p>
              </table:table-cell>
              <table:table-cell office:value-type="float" office:value="0.919574679425">
                <text:p>0.919574679425</text:p>
              </table:table-cell>
              <table:table-cell office:value-type="float" office:value="0.915157923792">
                <text:p>0.9151579237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957688920322">
                <text:p>0.957688920322</text:p>
              </table:table-cell>
              <table:table-cell office:value-type="float" office:value="0.928203418751">
                <text:p>0.928203418751</text:p>
              </table:table-cell>
              <table:table-cell office:value-type="float" office:value="0.926115084852">
                <text:p>0.926115084852</text:p>
              </table:table-cell>
              <table:table-cell office:value-type="float" office:value="0.924349073572">
                <text:p>0.924349073572</text:p>
              </table:table-cell>
              <table:table-cell office:value-type="float" office:value="0.919844540628">
                <text:p>0.9198445406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944869540503">
                <text:p>0.944869540503</text:p>
              </table:table-cell>
              <table:table-cell office:value-type="float" office:value="0.915043416334">
                <text:p>0.915043416334</text:p>
              </table:table-cell>
              <table:table-cell office:value-type="float" office:value="0.912976232151">
                <text:p>0.912976232151</text:p>
              </table:table-cell>
              <table:table-cell office:value-type="float" office:value="0.911284397471">
                <text:p>0.911284397471</text:p>
              </table:table-cell>
              <table:table-cell office:value-type="float" office:value="0.906751722527">
                <text:p>0.90675172252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952969333329">
                <text:p>0.952969333329</text:p>
              </table:table-cell>
              <table:table-cell office:value-type="float" office:value="0.922829793505">
                <text:p>0.922829793505</text:p>
              </table:table-cell>
              <table:table-cell office:value-type="float" office:value="0.920672885455">
                <text:p>0.920672885455</text:p>
              </table:table-cell>
              <table:table-cell office:value-type="float" office:value="0.919059131198">
                <text:p>0.919059131198</text:p>
              </table:table-cell>
              <table:table-cell office:value-type="float" office:value="0.915808600119">
                <text:p>0.9158086001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95725853571">
                <text:p>0.95725853571</text:p>
              </table:table-cell>
              <table:table-cell office:value-type="float" office:value="0.927759861765">
                <text:p>0.927759861765</text:p>
              </table:table-cell>
              <table:table-cell office:value-type="float" office:value="0.925443913835">
                <text:p>0.925443913835</text:p>
              </table:table-cell>
              <table:table-cell office:value-type="float" office:value="0.923983128376">
                <text:p>0.923983128376</text:p>
              </table:table-cell>
              <table:table-cell office:value-type="float" office:value="0.919814791317">
                <text:p>0.9198147913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944295624996">
                <text:p>0.944295624996</text:p>
              </table:table-cell>
              <table:table-cell office:value-type="float" office:value="0.914884399497">
                <text:p>0.914884399497</text:p>
              </table:table-cell>
              <table:table-cell office:value-type="float" office:value="0.912360241506">
                <text:p>0.912360241506</text:p>
              </table:table-cell>
              <table:table-cell office:value-type="float" office:value="0.91098017736">
                <text:p>0.91098017736</text:p>
              </table:table-cell>
              <table:table-cell office:value-type="float" office:value="0.906320664635">
                <text:p>0.9063206646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965998555088">
                <text:p>0.965998555088</text:p>
              </table:table-cell>
              <table:table-cell office:value-type="float" office:value="0.925408029666">
                <text:p>0.925408029666</text:p>
              </table:table-cell>
              <table:table-cell office:value-type="float" office:value="0.924099765104">
                <text:p>0.924099765104</text:p>
              </table:table-cell>
              <table:table-cell office:value-type="float" office:value="0.923733652655">
                <text:p>0.923733652655</text:p>
              </table:table-cell>
              <table:table-cell office:value-type="float" office:value="0.919023030076">
                <text:p>0.9190230300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960167704531">
                <text:p>0.960167704531</text:p>
              </table:table-cell>
              <table:table-cell office:value-type="float" office:value="0.929749252147">
                <text:p>0.929749252147</text:p>
              </table:table-cell>
              <table:table-cell office:value-type="float" office:value="0.928086436802">
                <text:p>0.928086436802</text:p>
              </table:table-cell>
              <table:table-cell office:value-type="float" office:value="0.927351931878">
                <text:p>0.927351931878</text:p>
              </table:table-cell>
              <table:table-cell office:value-type="float" office:value="0.924562258887">
                <text:p>0.9245622588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948896619625">
                <text:p>0.948896619625</text:p>
              </table:table-cell>
              <table:table-cell office:value-type="float" office:value="0.916145482591">
                <text:p>0.916145482591</text:p>
              </table:table-cell>
              <table:table-cell office:value-type="float" office:value="0.914487375285">
                <text:p>0.914487375285</text:p>
              </table:table-cell>
              <table:table-cell office:value-type="float" office:value="0.913774013254">
                <text:p>0.913774013254</text:p>
              </table:table-cell>
              <table:table-cell office:value-type="float" office:value="0.910900097348">
                <text:p>0.9109000973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957461466528">
                <text:p>0.957461466528</text:p>
              </table:table-cell>
              <table:table-cell office:value-type="float" office:value="0.923355284297">
                <text:p>0.923355284297</text:p>
              </table:table-cell>
              <table:table-cell office:value-type="float" office:value="0.921952476879">
                <text:p>0.921952476879</text:p>
              </table:table-cell>
              <table:table-cell office:value-type="float" office:value="0.920920078432">
                <text:p>0.920920078432</text:p>
              </table:table-cell>
              <table:table-cell office:value-type="float" office:value="0.918400691792">
                <text:p>0.91840069179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960546880068">
                <text:p>0.960546880068</text:p>
              </table:table-cell>
              <table:table-cell office:value-type="float" office:value="0.929132892379">
                <text:p>0.929132892379</text:p>
              </table:table-cell>
              <table:table-cell office:value-type="float" office:value="0.92763814639">
                <text:p>0.92763814639</text:p>
              </table:table-cell>
              <table:table-cell office:value-type="float" office:value="0.927052097385">
                <text:p>0.927052097385</text:p>
              </table:table-cell>
              <table:table-cell office:value-type="float" office:value="0.924072323793">
                <text:p>0.9240723237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950637072119">
                <text:p>0.950637072119</text:p>
              </table:table-cell>
              <table:table-cell office:value-type="float" office:value="0.91778230781">
                <text:p>0.91778230781</text:p>
              </table:table-cell>
              <table:table-cell office:value-type="float" office:value="0.916316463194">
                <text:p>0.916316463194</text:p>
              </table:table-cell>
              <table:table-cell office:value-type="float" office:value="0.915356390405">
                <text:p>0.915356390405</text:p>
              </table:table-cell>
              <table:table-cell office:value-type="float" office:value="0.912679186975">
                <text:p>0.9126791869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956773181405">
                <text:p>0.956773181405</text:p>
              </table:table-cell>
              <table:table-cell office:value-type="float" office:value="0.92384904763">
                <text:p>0.92384904763</text:p>
              </table:table-cell>
              <table:table-cell office:value-type="float" office:value="0.922004358008">
                <text:p>0.922004358008</text:p>
              </table:table-cell>
              <table:table-cell office:value-type="float" office:value="0.921400101403">
                <text:p>0.921400101403</text:p>
              </table:table-cell>
              <table:table-cell office:value-type="float" office:value="0.918460220495">
                <text:p>0.9184602204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961613582763">
                <text:p>0.961613582763</text:p>
              </table:table-cell>
              <table:table-cell office:value-type="float" office:value="0.929859427596">
                <text:p>0.929859427596</text:p>
              </table:table-cell>
              <table:table-cell office:value-type="float" office:value="0.927985489952">
                <text:p>0.927985489952</text:p>
              </table:table-cell>
              <table:table-cell office:value-type="float" office:value="0.927488786872">
                <text:p>0.927488786872</text:p>
              </table:table-cell>
              <table:table-cell office:value-type="float" office:value="0.924609495002">
                <text:p>0.924609495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950424892714">
                <text:p>0.950424892714</text:p>
              </table:table-cell>
              <table:table-cell office:value-type="float" office:value="0.917875902567">
                <text:p>0.917875902567</text:p>
              </table:table-cell>
              <table:table-cell office:value-type="float" office:value="0.916147072129">
                <text:p>0.916147072129</text:p>
              </table:table-cell>
              <table:table-cell office:value-type="float" office:value="0.915298854248">
                <text:p>0.915298854248</text:p>
              </table:table-cell>
              <table:table-cell office:value-type="float" office:value="0.912638582399">
                <text:p>0.9126385823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956972467735">
                <text:p>0.956972467735</text:p>
              </table:table-cell>
              <table:table-cell office:value-type="float" office:value="0.924337442417">
                <text:p>0.924337442417</text:p>
              </table:table-cell>
              <table:table-cell office:value-type="float" office:value="0.922679597797">
                <text:p>0.922679597797</text:p>
              </table:table-cell>
              <table:table-cell office:value-type="float" office:value="0.922001901763">
                <text:p>0.922001901763</text:p>
              </table:table-cell>
              <table:table-cell office:value-type="float" office:value="0.918944453349">
                <text:p>0.9189444533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961604868376">
                <text:p>0.961604868376</text:p>
              </table:table-cell>
              <table:table-cell office:value-type="float" office:value="0.928919194466">
                <text:p>0.928919194466</text:p>
              </table:table-cell>
              <table:table-cell office:value-type="float" office:value="0.926863751187">
                <text:p>0.926863751187</text:p>
              </table:table-cell>
              <table:table-cell office:value-type="float" office:value="0.926357054618">
                <text:p>0.926357054618</text:p>
              </table:table-cell>
              <table:table-cell office:value-type="float" office:value="0.923252664336">
                <text:p>0.9232526643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950520740299">
                <text:p>0.950520740299</text:p>
              </table:table-cell>
              <table:table-cell office:value-type="float" office:value="0.917128884853">
                <text:p>0.917128884853</text:p>
              </table:table-cell>
              <table:table-cell office:value-type="float" office:value="0.915353006824">
                <text:p>0.915353006824</text:p>
              </table:table-cell>
              <table:table-cell office:value-type="float" office:value="0.914710311106">
                <text:p>0.914710311106</text:p>
              </table:table-cell>
              <table:table-cell office:value-type="float" office:value="0.911396820299">
                <text:p>0.9113968202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957916881328">
                <text:p>0.957916881328</text:p>
              </table:table-cell>
              <table:table-cell office:value-type="float" office:value="0.928092425768">
                <text:p>0.928092425768</text:p>
              </table:table-cell>
              <table:table-cell office:value-type="float" office:value="0.92744874332">
                <text:p>0.92744874332</text:p>
              </table:table-cell>
              <table:table-cell office:value-type="float" office:value="0.926293287311">
                <text:p>0.926293287311</text:p>
              </table:table-cell>
              <table:table-cell office:value-type="float" office:value="0.921094343707">
                <text:p>0.9210943437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962205382527">
                <text:p>0.962205382527</text:p>
              </table:table-cell>
              <table:table-cell office:value-type="float" office:value="0.933149005627">
                <text:p>0.933149005627</text:p>
              </table:table-cell>
              <table:table-cell office:value-type="float" office:value="0.932299266298">
                <text:p>0.932299266298</text:p>
              </table:table-cell>
              <table:table-cell office:value-type="float" office:value="0.930393102806">
                <text:p>0.930393102806</text:p>
              </table:table-cell>
              <table:table-cell office:value-type="float" office:value="0.927432435737">
                <text:p>0.9274324357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952774183944">
                <text:p>0.952774183944</text:p>
              </table:table-cell>
              <table:table-cell office:value-type="float" office:value="0.921241948901">
                <text:p>0.921241948901</text:p>
              </table:table-cell>
              <table:table-cell office:value-type="float" office:value="0.920660003955">
                <text:p>0.920660003955</text:p>
              </table:table-cell>
              <table:table-cell office:value-type="float" office:value="0.918683872951">
                <text:p>0.918683872951</text:p>
              </table:table-cell>
              <table:table-cell office:value-type="float" office:value="0.915256077155">
                <text:p>0.9152560771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959680556522">
                <text:p>0.959680556522</text:p>
              </table:table-cell>
              <table:table-cell office:value-type="float" office:value="0.926383210505">
                <text:p>0.926383210505</text:p>
              </table:table-cell>
              <table:table-cell office:value-type="float" office:value="0.925477125746">
                <text:p>0.925477125746</text:p>
              </table:table-cell>
              <table:table-cell office:value-type="float" office:value="0.923728534651">
                <text:p>0.923728534651</text:p>
              </table:table-cell>
              <table:table-cell office:value-type="float" office:value="0.920845921494">
                <text:p>0.9208459214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962050078871">
                <text:p>0.962050078871</text:p>
              </table:table-cell>
              <table:table-cell office:value-type="float" office:value="0.930592799443">
                <text:p>0.930592799443</text:p>
              </table:table-cell>
              <table:table-cell office:value-type="float" office:value="0.929956375637">
                <text:p>0.929956375637</text:p>
              </table:table-cell>
              <table:table-cell office:value-type="float" office:value="0.928154131391">
                <text:p>0.928154131391</text:p>
              </table:table-cell>
              <table:table-cell office:value-type="float" office:value="0.924485338813">
                <text:p>0.9244853388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952178351766">
                <text:p>0.952178351766</text:p>
              </table:table-cell>
              <table:table-cell office:value-type="float" office:value="0.919447776122">
                <text:p>0.919447776122</text:p>
              </table:table-cell>
              <table:table-cell office:value-type="float" office:value="0.91902779474">
                <text:p>0.91902779474</text:p>
              </table:table-cell>
              <table:table-cell office:value-type="float" office:value="0.917022913411">
                <text:p>0.917022913411</text:p>
              </table:table-cell>
              <table:table-cell office:value-type="float" office:value="0.91338473166">
                <text:p>0.913384731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958131275295">
                <text:p>0.958131275295</text:p>
              </table:table-cell>
              <table:table-cell office:value-type="float" office:value="0.925277297626">
                <text:p>0.925277297626</text:p>
              </table:table-cell>
              <table:table-cell office:value-type="float" office:value="0.924767342315">
                <text:p>0.924767342315</text:p>
              </table:table-cell>
              <table:table-cell office:value-type="float" office:value="0.922846023626">
                <text:p>0.922846023626</text:p>
              </table:table-cell>
              <table:table-cell office:value-type="float" office:value="0.919507397028">
                <text:p>0.9195073970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961570007848">
                <text:p>0.961570007848</text:p>
              </table:table-cell>
              <table:table-cell office:value-type="float" office:value="0.930441496758">
                <text:p>0.930441496758</text:p>
              </table:table-cell>
              <table:table-cell office:value-type="float" office:value="0.929535311278">
                <text:p>0.929535311278</text:p>
              </table:table-cell>
              <table:table-cell office:value-type="float" office:value="0.927997397965">
                <text:p>0.927997397965</text:p>
              </table:table-cell>
              <table:table-cell office:value-type="float" office:value="0.923920737694">
                <text:p>0.9239207376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950848773965">
                <text:p>0.950848773965</text:p>
              </table:table-cell>
              <table:table-cell office:value-type="float" office:value="0.917589083112">
                <text:p>0.917589083112</text:p>
              </table:table-cell>
              <table:table-cell office:value-type="float" office:value="0.917141930331">
                <text:p>0.917141930331</text:p>
              </table:table-cell>
              <table:table-cell office:value-type="float" office:value="0.915321363161">
                <text:p>0.915321363161</text:p>
              </table:table-cell>
              <table:table-cell office:value-type="float" office:value="0.910959658021">
                <text:p>0.9109596580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957826419676">
                <text:p>0.957826419676</text:p>
              </table:table-cell>
              <table:table-cell office:value-type="float" office:value="0.924968761378">
                <text:p>0.924968761378</text:p>
              </table:table-cell>
              <table:table-cell office:value-type="float" office:value="0.924465419852">
                <text:p>0.924465419852</text:p>
              </table:table-cell>
              <table:table-cell office:value-type="float" office:value="0.922453361092">
                <text:p>0.922453361092</text:p>
              </table:table-cell>
              <table:table-cell office:value-type="float" office:value="0.918841003042">
                <text:p>0.9188410030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962302201401">
                <text:p>0.962302201401</text:p>
              </table:table-cell>
              <table:table-cell office:value-type="float" office:value="0.929712021285">
                <text:p>0.929712021285</text:p>
              </table:table-cell>
              <table:table-cell office:value-type="float" office:value="0.929289953078">
                <text:p>0.929289953078</text:p>
              </table:table-cell>
              <table:table-cell office:value-type="float" office:value="0.927399814935">
                <text:p>0.927399814935</text:p>
              </table:table-cell>
              <table:table-cell office:value-type="float" office:value="0.923683128129">
                <text:p>0.9236831281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951604002634">
                <text:p>0.951604002634</text:p>
              </table:table-cell>
              <table:table-cell office:value-type="float" office:value="0.91791835697">
                <text:p>0.91791835697</text:p>
              </table:table-cell>
              <table:table-cell office:value-type="float" office:value="0.916840259176">
                <text:p>0.916840259176</text:p>
              </table:table-cell>
              <table:table-cell office:value-type="float" office:value="0.91509908434">
                <text:p>0.91509908434</text:p>
              </table:table-cell>
              <table:table-cell office:value-type="float" office:value="0.91112913897">
                <text:p>0.911129138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95563322966">
                <text:p>0.95563322966</text:p>
              </table:table-cell>
              <table:table-cell office:value-type="float" office:value="0.928618476932">
                <text:p>0.928618476932</text:p>
              </table:table-cell>
              <table:table-cell office:value-type="float" office:value="0.928680855129">
                <text:p>0.928680855129</text:p>
              </table:table-cell>
              <table:table-cell office:value-type="float" office:value="0.928936103404">
                <text:p>0.928936103404</text:p>
              </table:table-cell>
              <table:table-cell office:value-type="float" office:value="0.923338083434">
                <text:p>0.9233380834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9463375383">
                <text:p>0.9463375383</text:p>
              </table:table-cell>
              <table:table-cell office:value-type="float" office:value="0.920478123981">
                <text:p>0.920478123981</text:p>
              </table:table-cell>
              <table:table-cell office:value-type="float" office:value="0.919147433115">
                <text:p>0.919147433115</text:p>
              </table:table-cell>
              <table:table-cell office:value-type="float" office:value="0.917542257954">
                <text:p>0.917542257954</text:p>
              </table:table-cell>
              <table:table-cell office:value-type="float" office:value="0.91570868857">
                <text:p>0.915708688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957071275001">
                <text:p>0.957071275001</text:p>
              </table:table-cell>
              <table:table-cell office:value-type="float" office:value="0.930308161137">
                <text:p>0.930308161137</text:p>
              </table:table-cell>
              <table:table-cell office:value-type="float" office:value="0.928918319851">
                <text:p>0.928918319851</text:p>
              </table:table-cell>
              <table:table-cell office:value-type="float" office:value="0.927282784054">
                <text:p>0.927282784054</text:p>
              </table:table-cell>
              <table:table-cell office:value-type="float" office:value="0.925372796937">
                <text:p>0.9253727969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947053404837">
                <text:p>0.947053404837</text:p>
              </table:table-cell>
              <table:table-cell office:value-type="float" office:value="0.919925819605">
                <text:p>0.919925819605</text:p>
              </table:table-cell>
              <table:table-cell office:value-type="float" office:value="0.918615506057">
                <text:p>0.918615506057</text:p>
              </table:table-cell>
              <table:table-cell office:value-type="float" office:value="0.916643074856">
                <text:p>0.916643074856</text:p>
              </table:table-cell>
              <table:table-cell office:value-type="float" office:value="0.915538528699">
                <text:p>0.9155385286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954120297165">
                <text:p>0.954120297165</text:p>
              </table:table-cell>
              <table:table-cell office:value-type="float" office:value="0.926748305928">
                <text:p>0.926748305928</text:p>
              </table:table-cell>
              <table:table-cell office:value-type="float" office:value="0.925002080429">
                <text:p>0.925002080429</text:p>
              </table:table-cell>
              <table:table-cell office:value-type="float" office:value="0.92331170647">
                <text:p>0.92331170647</text:p>
              </table:table-cell>
              <table:table-cell office:value-type="float" office:value="0.921701533883">
                <text:p>0.9217015338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958126919933">
                <text:p>0.958126919933</text:p>
              </table:table-cell>
              <table:table-cell office:value-type="float" office:value="0.930593003656">
                <text:p>0.930593003656</text:p>
              </table:table-cell>
              <table:table-cell office:value-type="float" office:value="0.92896803324">
                <text:p>0.92896803324</text:p>
              </table:table-cell>
              <table:table-cell office:value-type="float" office:value="0.926994150056">
                <text:p>0.926994150056</text:p>
              </table:table-cell>
              <table:table-cell office:value-type="float" office:value="0.92555236049">
                <text:p>0.925552360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948356559452">
                <text:p>0.948356559452</text:p>
              </table:table-cell>
              <table:table-cell office:value-type="float" office:value="0.920400158004">
                <text:p>0.920400158004</text:p>
              </table:table-cell>
              <table:table-cell office:value-type="float" office:value="0.918707853008">
                <text:p>0.918707853008</text:p>
              </table:table-cell>
              <table:table-cell office:value-type="float" office:value="0.916717105027">
                <text:p>0.916717105027</text:p>
              </table:table-cell>
              <table:table-cell office:value-type="float" office:value="0.914905342828">
                <text:p>0.91490534282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957420503398">
                <text:p>0.957420503398</text:p>
              </table:table-cell>
              <table:table-cell office:value-type="float" office:value="0.928977210585">
                <text:p>0.928977210585</text:p>
              </table:table-cell>
              <table:table-cell office:value-type="float" office:value="0.927232938179">
                <text:p>0.927232938179</text:p>
              </table:table-cell>
              <table:table-cell office:value-type="float" office:value="0.92550476183">
                <text:p>0.92550476183</text:p>
              </table:table-cell>
              <table:table-cell office:value-type="float" office:value="0.92327814529">
                <text:p>0.923278145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947632378733">
                <text:p>0.947632378733</text:p>
              </table:table-cell>
              <table:table-cell office:value-type="float" office:value="0.918918740277">
                <text:p>0.918918740277</text:p>
              </table:table-cell>
              <table:table-cell office:value-type="float" office:value="0.917126830101">
                <text:p>0.917126830101</text:p>
              </table:table-cell>
              <table:table-cell office:value-type="float" office:value="0.914874801192">
                <text:p>0.914874801192</text:p>
              </table:table-cell>
              <table:table-cell office:value-type="float" office:value="0.913208911214">
                <text:p>0.9132089112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956684217562">
                <text:p>0.956684217562</text:p>
              </table:table-cell>
              <table:table-cell office:value-type="float" office:value="0.9275707015">
                <text:p>0.9275707015</text:p>
              </table:table-cell>
              <table:table-cell office:value-type="float" office:value="0.925675709771">
                <text:p>0.925675709771</text:p>
              </table:table-cell>
              <table:table-cell office:value-type="float" office:value="0.92354840199">
                <text:p>0.92354840199</text:p>
              </table:table-cell>
              <table:table-cell office:value-type="float" office:value="0.921690555306">
                <text:p>0.9216905553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945854816097">
                <text:p>0.945854816097</text:p>
              </table:table-cell>
              <table:table-cell office:value-type="float" office:value="0.916480400771">
                <text:p>0.916480400771</text:p>
              </table:table-cell>
              <table:table-cell office:value-type="float" office:value="0.914830699457">
                <text:p>0.914830699457</text:p>
              </table:table-cell>
              <table:table-cell office:value-type="float" office:value="0.912919884033">
                <text:p>0.912919884033</text:p>
              </table:table-cell>
              <table:table-cell office:value-type="float" office:value="0.911237117727">
                <text:p>0.9112371177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956428787355">
                <text:p>0.956428787355</text:p>
              </table:table-cell>
              <table:table-cell office:value-type="float" office:value="0.926768084803">
                <text:p>0.926768084803</text:p>
              </table:table-cell>
              <table:table-cell office:value-type="float" office:value="0.924852600395">
                <text:p>0.924852600395</text:p>
              </table:table-cell>
              <table:table-cell office:value-type="float" office:value="0.922732888877">
                <text:p>0.922732888877</text:p>
              </table:table-cell>
              <table:table-cell office:value-type="float" office:value="0.921710072199">
                <text:p>0.92171007219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946637850586">
                <text:p>0.946637850586</text:p>
              </table:table-cell>
              <table:table-cell office:value-type="float" office:value="0.918111082116">
                <text:p>0.918111082116</text:p>
              </table:table-cell>
              <table:table-cell office:value-type="float" office:value="0.916215990819">
                <text:p>0.916215990819</text:p>
              </table:table-cell>
              <table:table-cell office:value-type="float" office:value="0.915109407973">
                <text:p>0.915109407973</text:p>
              </table:table-cell>
              <table:table-cell office:value-type="float" office:value="0.912022842843">
                <text:p>0.9120228428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95591743574">
                <text:p>0.95591743574</text:p>
              </table:table-cell>
              <table:table-cell office:value-type="float" office:value="0.928556318033">
                <text:p>0.928556318033</text:p>
              </table:table-cell>
              <table:table-cell office:value-type="float" office:value="0.926002652067">
                <text:p>0.926002652067</text:p>
              </table:table-cell>
              <table:table-cell office:value-type="float" office:value="0.924046307733">
                <text:p>0.924046307733</text:p>
              </table:table-cell>
              <table:table-cell office:value-type="float" office:value="0.921330076049">
                <text:p>0.9213300760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947006562806">
                <text:p>0.947006562806</text:p>
              </table:table-cell>
              <table:table-cell office:value-type="float" office:value="0.919780842775">
                <text:p>0.919780842775</text:p>
              </table:table-cell>
              <table:table-cell office:value-type="float" office:value="0.91747513048">
                <text:p>0.91747513048</text:p>
              </table:table-cell>
              <table:table-cell office:value-type="float" office:value="0.915829997137">
                <text:p>0.915829997137</text:p>
              </table:table-cell>
              <table:table-cell office:value-type="float" office:value="0.912654490446">
                <text:p>0.9126544904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953065334437">
                <text:p>0.953065334437</text:p>
              </table:table-cell>
              <table:table-cell office:value-type="float" office:value="0.92438199946">
                <text:p>0.92438199946</text:p>
              </table:table-cell>
              <table:table-cell office:value-type="float" office:value="0.922115355459">
                <text:p>0.922115355459</text:p>
              </table:table-cell>
              <table:table-cell office:value-type="float" office:value="0.920054954458">
                <text:p>0.920054954458</text:p>
              </table:table-cell>
              <table:table-cell office:value-type="float" office:value="0.917661443998">
                <text:p>0.9176614439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957394319708">
                <text:p>0.957394319708</text:p>
              </table:table-cell>
              <table:table-cell office:value-type="float" office:value="0.929272123887">
                <text:p>0.929272123887</text:p>
              </table:table-cell>
              <table:table-cell office:value-type="float" office:value="0.927457310808">
                <text:p>0.927457310808</text:p>
              </table:table-cell>
              <table:table-cell office:value-type="float" office:value="0.925981527491">
                <text:p>0.925981527491</text:p>
              </table:table-cell>
              <table:table-cell office:value-type="float" office:value="0.922835059792">
                <text:p>0.9228350597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946328226057">
                <text:p>0.946328226057</text:p>
              </table:table-cell>
              <table:table-cell office:value-type="float" office:value="0.91796150522">
                <text:p>0.91796150522</text:p>
              </table:table-cell>
              <table:table-cell office:value-type="float" office:value="0.916262182086">
                <text:p>0.916262182086</text:p>
              </table:table-cell>
              <table:table-cell office:value-type="float" office:value="0.914477101376">
                <text:p>0.914477101376</text:p>
              </table:table-cell>
              <table:table-cell office:value-type="float" office:value="0.9121394495">
                <text:p>0.91213944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956820992153">
                <text:p>0.956820992153</text:p>
              </table:table-cell>
              <table:table-cell office:value-type="float" office:value="0.929283745149">
                <text:p>0.929283745149</text:p>
              </table:table-cell>
              <table:table-cell office:value-type="float" office:value="0.928004390745">
                <text:p>0.928004390745</text:p>
              </table:table-cell>
              <table:table-cell office:value-type="float" office:value="0.926300653063">
                <text:p>0.926300653063</text:p>
              </table:table-cell>
              <table:table-cell office:value-type="float" office:value="0.923079700414">
                <text:p>0.9230797004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945734453703">
                <text:p>0.945734453703</text:p>
              </table:table-cell>
              <table:table-cell office:value-type="float" office:value="0.917088587784">
                <text:p>0.917088587784</text:p>
              </table:table-cell>
              <table:table-cell office:value-type="float" office:value="0.915995373352">
                <text:p>0.915995373352</text:p>
              </table:table-cell>
              <table:table-cell office:value-type="float" office:value="0.914078355833">
                <text:p>0.914078355833</text:p>
              </table:table-cell>
              <table:table-cell office:value-type="float" office:value="0.911497958522">
                <text:p>0.9114979585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956908560074">
                <text:p>0.956908560074</text:p>
              </table:table-cell>
              <table:table-cell office:value-type="float" office:value="0.928505122011">
                <text:p>0.928505122011</text:p>
              </table:table-cell>
              <table:table-cell office:value-type="float" office:value="0.927890326208">
                <text:p>0.927890326208</text:p>
              </table:table-cell>
              <table:table-cell office:value-type="float" office:value="0.925919300803">
                <text:p>0.925919300803</text:p>
              </table:table-cell>
              <table:table-cell office:value-type="float" office:value="0.92372193569">
                <text:p>0.923721935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949483337526">
                <text:p>0.949483337526</text:p>
              </table:table-cell>
              <table:table-cell office:value-type="float" office:value="0.91869784089">
                <text:p>0.91869784089</text:p>
              </table:table-cell>
              <table:table-cell office:value-type="float" office:value="0.91762667756">
                <text:p>0.91762667756</text:p>
              </table:table-cell>
              <table:table-cell office:value-type="float" office:value="0.91530284651">
                <text:p>0.91530284651</text:p>
              </table:table-cell>
              <table:table-cell office:value-type="float" office:value="0.913202808164">
                <text:p>0.9132028081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957618126741">
                <text:p>0.957618126741</text:p>
              </table:table-cell>
              <table:table-cell office:value-type="float" office:value="0.928783162167">
                <text:p>0.928783162167</text:p>
              </table:table-cell>
              <table:table-cell office:value-type="float" office:value="0.927982703203">
                <text:p>0.927982703203</text:p>
              </table:table-cell>
              <table:table-cell office:value-type="float" office:value="0.926389429432">
                <text:p>0.926389429432</text:p>
              </table:table-cell>
              <table:table-cell office:value-type="float" office:value="0.923262406668">
                <text:p>0.9232624066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947764576128">
                <text:p>0.947764576128</text:p>
              </table:table-cell>
              <table:table-cell office:value-type="float" office:value="0.91823019335">
                <text:p>0.91823019335</text:p>
              </table:table-cell>
              <table:table-cell office:value-type="float" office:value="0.91734573643">
                <text:p>0.91734573643</text:p>
              </table:table-cell>
              <table:table-cell office:value-type="float" office:value="0.915251518604">
                <text:p>0.915251518604</text:p>
              </table:table-cell>
              <table:table-cell office:value-type="float" office:value="0.912557948518">
                <text:p>0.9125579485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957952476453">
                <text:p>0.957952476453</text:p>
              </table:table-cell>
              <table:table-cell office:value-type="float" office:value="0.929670500563">
                <text:p>0.929670500563</text:p>
              </table:table-cell>
              <table:table-cell office:value-type="float" office:value="0.929046773888">
                <text:p>0.929046773888</text:p>
              </table:table-cell>
              <table:table-cell office:value-type="float" office:value="0.928342696531">
                <text:p>0.928342696531</text:p>
              </table:table-cell>
              <table:table-cell office:value-type="float" office:value="0.92571194241">
                <text:p>0.925711942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947145503386">
                <text:p>0.947145503386</text:p>
              </table:table-cell>
              <table:table-cell office:value-type="float" office:value="0.919599365927">
                <text:p>0.919599365927</text:p>
              </table:table-cell>
              <table:table-cell office:value-type="float" office:value="0.919208562752">
                <text:p>0.919208562752</text:p>
              </table:table-cell>
              <table:table-cell office:value-type="float" office:value="0.918768448894">
                <text:p>0.918768448894</text:p>
              </table:table-cell>
              <table:table-cell office:value-type="float" office:value="0.915480780387">
                <text:p>0.9154807803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958762382945">
                <text:p>0.958762382945</text:p>
              </table:table-cell>
              <table:table-cell office:value-type="float" office:value="0.928128010591">
                <text:p>0.928128010591</text:p>
              </table:table-cell>
              <table:table-cell office:value-type="float" office:value="0.927683942414">
                <text:p>0.927683942414</text:p>
              </table:table-cell>
              <table:table-cell office:value-type="float" office:value="0.926816230506">
                <text:p>0.926816230506</text:p>
              </table:table-cell>
              <table:table-cell office:value-type="float" office:value="0.923675999569">
                <text:p>0.9236759995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949705016893">
                <text:p>0.949705016893</text:p>
              </table:table-cell>
              <table:table-cell office:value-type="float" office:value="0.919512122303">
                <text:p>0.919512122303</text:p>
              </table:table-cell>
              <table:table-cell office:value-type="float" office:value="0.919229168954">
                <text:p>0.919229168954</text:p>
              </table:table-cell>
              <table:table-cell office:value-type="float" office:value="0.918373622359">
                <text:p>0.918373622359</text:p>
              </table:table-cell>
              <table:table-cell office:value-type="float" office:value="0.914765517867">
                <text:p>0.9147655178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958951846756">
                <text:p>0.958951846756</text:p>
              </table:table-cell>
              <table:table-cell office:value-type="float" office:value="0.92817324239">
                <text:p>0.92817324239</text:p>
              </table:table-cell>
              <table:table-cell office:value-type="float" office:value="0.927410908136">
                <text:p>0.927410908136</text:p>
              </table:table-cell>
              <table:table-cell office:value-type="float" office:value="0.926914899168">
                <text:p>0.926914899168</text:p>
              </table:table-cell>
              <table:table-cell office:value-type="float" office:value="0.92324938252">
                <text:p>0.923249382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948708386188">
                <text:p>0.948708386188</text:p>
              </table:table-cell>
              <table:table-cell office:value-type="float" office:value="0.917121321695">
                <text:p>0.917121321695</text:p>
              </table:table-cell>
              <table:table-cell office:value-type="float" office:value="0.916316392391">
                <text:p>0.916316392391</text:p>
              </table:table-cell>
              <table:table-cell office:value-type="float" office:value="0.91553237171">
                <text:p>0.91553237171</text:p>
              </table:table-cell>
              <table:table-cell office:value-type="float" office:value="0.913119597289">
                <text:p>0.9131195972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958839099559">
                <text:p>0.958839099559</text:p>
              </table:table-cell>
              <table:table-cell office:value-type="float" office:value="0.926672444733">
                <text:p>0.926672444733</text:p>
              </table:table-cell>
              <table:table-cell office:value-type="float" office:value="0.925809849519">
                <text:p>0.925809849519</text:p>
              </table:table-cell>
              <table:table-cell office:value-type="float" office:value="0.925087428967">
                <text:p>0.925087428967</text:p>
              </table:table-cell>
              <table:table-cell office:value-type="float" office:value="0.922373350399">
                <text:p>0.92237335039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950443072821">
                <text:p>0.950443072821</text:p>
              </table:table-cell>
              <table:table-cell office:value-type="float" office:value="0.917007929056">
                <text:p>0.917007929056</text:p>
              </table:table-cell>
              <table:table-cell office:value-type="float" office:value="0.916755553132">
                <text:p>0.916755553132</text:p>
              </table:table-cell>
              <table:table-cell office:value-type="float" office:value="0.915064407965">
                <text:p>0.915064407965</text:p>
              </table:table-cell>
              <table:table-cell office:value-type="float" office:value="0.912615137923">
                <text:p>0.912615137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958600124253">
                <text:p>0.958600124253</text:p>
              </table:table-cell>
              <table:table-cell office:value-type="float" office:value="0.926239365514">
                <text:p>0.926239365514</text:p>
              </table:table-cell>
              <table:table-cell office:value-type="float" office:value="0.925862556519">
                <text:p>0.925862556519</text:p>
              </table:table-cell>
              <table:table-cell office:value-type="float" office:value="0.924706602505">
                <text:p>0.924706602505</text:p>
              </table:table-cell>
              <table:table-cell office:value-type="float" office:value="0.922439743064">
                <text:p>0.92243974306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948553102947">
                <text:p>0.948553102947</text:p>
              </table:table-cell>
              <table:table-cell office:value-type="float" office:value="0.915122616732">
                <text:p>0.915122616732</text:p>
              </table:table-cell>
              <table:table-cell office:value-type="float" office:value="0.914665438131">
                <text:p>0.914665438131</text:p>
              </table:table-cell>
              <table:table-cell office:value-type="float" office:value="0.913236789026">
                <text:p>0.913236789026</text:p>
              </table:table-cell>
              <table:table-cell office:value-type="float" office:value="0.910827723272">
                <text:p>0.9108277232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957780644421">
                <text:p>0.957780644421</text:p>
              </table:table-cell>
              <table:table-cell office:value-type="float" office:value="0.924793049146">
                <text:p>0.924793049146</text:p>
              </table:table-cell>
              <table:table-cell office:value-type="float" office:value="0.924414440847">
                <text:p>0.924414440847</text:p>
              </table:table-cell>
              <table:table-cell office:value-type="float" office:value="0.923223290861">
                <text:p>0.923223290861</text:p>
              </table:table-cell>
              <table:table-cell office:value-type="float" office:value="0.920593258096">
                <text:p>0.9205932580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947685577199">
                <text:p>0.947685577199</text:p>
              </table:table-cell>
              <table:table-cell office:value-type="float" office:value="0.914227659674">
                <text:p>0.914227659674</text:p>
              </table:table-cell>
              <table:table-cell office:value-type="float" office:value="0.913874731459">
                <text:p>0.913874731459</text:p>
              </table:table-cell>
              <table:table-cell office:value-type="float" office:value="0.912717610476">
                <text:p>0.912717610476</text:p>
              </table:table-cell>
              <table:table-cell office:value-type="float" office:value="0.91051715264">
                <text:p>0.910517152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956160609612">
                <text:p>0.956160609612</text:p>
              </table:table-cell>
              <table:table-cell office:value-type="float" office:value="0.921355516463">
                <text:p>0.921355516463</text:p>
              </table:table-cell>
              <table:table-cell office:value-type="float" office:value="0.920856730652">
                <text:p>0.920856730652</text:p>
              </table:table-cell>
              <table:table-cell office:value-type="float" office:value="0.92030329419">
                <text:p>0.92030329419</text:p>
              </table:table-cell>
              <table:table-cell office:value-type="float" office:value="0.917780005386">
                <text:p>0.91778000538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958545787242">
                <text:p>0.958545787242</text:p>
              </table:table-cell>
              <table:table-cell office:value-type="float" office:value="0.925949348538">
                <text:p>0.925949348538</text:p>
              </table:table-cell>
              <table:table-cell office:value-type="float" office:value="0.926254569345">
                <text:p>0.926254569345</text:p>
              </table:table-cell>
              <table:table-cell office:value-type="float" office:value="0.92418233465">
                <text:p>0.92418233465</text:p>
              </table:table-cell>
              <table:table-cell office:value-type="float" office:value="0.921246163786">
                <text:p>0.9212461637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947828086601">
                <text:p>0.947828086601</text:p>
              </table:table-cell>
              <table:table-cell office:value-type="float" office:value="0.914802098224">
                <text:p>0.914802098224</text:p>
              </table:table-cell>
              <table:table-cell office:value-type="float" office:value="0.914811268754">
                <text:p>0.914811268754</text:p>
              </table:table-cell>
              <table:table-cell office:value-type="float" office:value="0.913280415021">
                <text:p>0.913280415021</text:p>
              </table:table-cell>
              <table:table-cell office:value-type="float" office:value="0.909847866682">
                <text:p>0.9098478666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954341685359">
                <text:p>0.954341685359</text:p>
              </table:table-cell>
              <table:table-cell office:value-type="float" office:value="0.919084655483">
                <text:p>0.919084655483</text:p>
              </table:table-cell>
              <table:table-cell office:value-type="float" office:value="0.91936374531">
                <text:p>0.91936374531</text:p>
              </table:table-cell>
              <table:table-cell office:value-type="float" office:value="0.917810190972">
                <text:p>0.917810190972</text:p>
              </table:table-cell>
              <table:table-cell office:value-type="float" office:value="0.915037160241">
                <text:p>0.9150371602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958565497976">
                <text:p>0.958565497976</text:p>
              </table:table-cell>
              <table:table-cell office:value-type="float" office:value="0.923863228493">
                <text:p>0.923863228493</text:p>
              </table:table-cell>
              <table:table-cell office:value-type="float" office:value="0.924123694484">
                <text:p>0.924123694484</text:p>
              </table:table-cell>
              <table:table-cell office:value-type="float" office:value="0.922238292235">
                <text:p>0.922238292235</text:p>
              </table:table-cell>
              <table:table-cell office:value-type="float" office:value="0.920269247285">
                <text:p>0.92026924728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945829458093">
                <text:p>0.945829458093</text:p>
              </table:table-cell>
              <table:table-cell office:value-type="float" office:value="0.90977260396">
                <text:p>0.90977260396</text:p>
              </table:table-cell>
              <table:table-cell office:value-type="float" office:value="0.910196902763">
                <text:p>0.910196902763</text:p>
              </table:table-cell>
              <table:table-cell office:value-type="float" office:value="0.908574565084">
                <text:p>0.908574565084</text:p>
              </table:table-cell>
              <table:table-cell office:value-type="float" office:value="0.906312034437">
                <text:p>0.9063120344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952507582791">
                <text:p>0.952507582791</text:p>
              </table:table-cell>
              <table:table-cell office:value-type="float" office:value="0.916053875311">
                <text:p>0.916053875311</text:p>
              </table:table-cell>
              <table:table-cell office:value-type="float" office:value="0.916147247725">
                <text:p>0.916147247725</text:p>
              </table:table-cell>
              <table:table-cell office:value-type="float" office:value="0.914940802922">
                <text:p>0.914940802922</text:p>
              </table:table-cell>
              <table:table-cell office:value-type="float" office:value="0.912616248922">
                <text:p>0.9126162489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957027189653">
                <text:p>0.957027189653</text:p>
              </table:table-cell>
              <table:table-cell office:value-type="float" office:value="0.920826048682">
                <text:p>0.920826048682</text:p>
              </table:table-cell>
              <table:table-cell office:value-type="float" office:value="0.921449627175">
                <text:p>0.921449627175</text:p>
              </table:table-cell>
              <table:table-cell office:value-type="float" office:value="0.91977122222">
                <text:p>0.91977122222</text:p>
              </table:table-cell>
              <table:table-cell office:value-type="float" office:value="0.916947464265">
                <text:p>0.9169474642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944482767001">
                <text:p>0.944482767001</text:p>
              </table:table-cell>
              <table:table-cell office:value-type="float" office:value="0.908021469016">
                <text:p>0.908021469016</text:p>
              </table:table-cell>
              <table:table-cell office:value-type="float" office:value="0.908578496666">
                <text:p>0.908578496666</text:p>
              </table:table-cell>
              <table:table-cell office:value-type="float" office:value="0.907555445912">
                <text:p>0.907555445912</text:p>
              </table:table-cell>
              <table:table-cell office:value-type="float" office:value="0.904272350704">
                <text:p>0.90427235070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95343639415">
                <text:p>0.95343639415</text:p>
              </table:table-cell>
              <table:table-cell office:value-type="float" office:value="0.915933482655">
                <text:p>0.915933482655</text:p>
              </table:table-cell>
              <table:table-cell office:value-type="float" office:value="0.916975351428">
                <text:p>0.916975351428</text:p>
              </table:table-cell>
              <table:table-cell office:value-type="float" office:value="0.915762934087">
                <text:p>0.915762934087</text:p>
              </table:table-cell>
              <table:table-cell office:value-type="float" office:value="0.912099462768">
                <text:p>0.91209946276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957533522039">
                <text:p>0.957533522039</text:p>
              </table:table-cell>
              <table:table-cell office:value-type="float" office:value="0.919338091107">
                <text:p>0.919338091107</text:p>
              </table:table-cell>
              <table:table-cell office:value-type="float" office:value="0.919988791623">
                <text:p>0.919988791623</text:p>
              </table:table-cell>
              <table:table-cell office:value-type="float" office:value="0.91903614246">
                <text:p>0.91903614246</text:p>
              </table:table-cell>
              <table:table-cell office:value-type="float" office:value="0.915341002894">
                <text:p>0.91534100289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946647214488">
                <text:p>0.946647214488</text:p>
              </table:table-cell>
              <table:table-cell office:value-type="float" office:value="0.907765018409">
                <text:p>0.907765018409</text:p>
              </table:table-cell>
              <table:table-cell office:value-type="float" office:value="0.908048383551">
                <text:p>0.908048383551</text:p>
              </table:table-cell>
              <table:table-cell office:value-type="float" office:value="0.906549382444">
                <text:p>0.906549382444</text:p>
              </table:table-cell>
              <table:table-cell office:value-type="float" office:value="0.903502390063">
                <text:p>0.9035023900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953362176952">
                <text:p>0.953362176952</text:p>
              </table:table-cell>
              <table:table-cell office:value-type="float" office:value="0.916294382891">
                <text:p>0.916294382891</text:p>
              </table:table-cell>
              <table:table-cell office:value-type="float" office:value="0.916851487794">
                <text:p>0.916851487794</text:p>
              </table:table-cell>
              <table:table-cell office:value-type="float" office:value="0.91586269402">
                <text:p>0.91586269402</text:p>
              </table:table-cell>
              <table:table-cell office:value-type="float" office:value="0.912208331236">
                <text:p>0.9122083312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957204635404">
                <text:p>0.957204635404</text:p>
              </table:table-cell>
              <table:table-cell office:value-type="float" office:value="0.922057530398">
                <text:p>0.922057530398</text:p>
              </table:table-cell>
              <table:table-cell office:value-type="float" office:value="0.922251754497">
                <text:p>0.922251754497</text:p>
              </table:table-cell>
              <table:table-cell office:value-type="float" office:value="0.92103697656">
                <text:p>0.92103697656</text:p>
              </table:table-cell>
              <table:table-cell office:value-type="float" office:value="0.917729606037">
                <text:p>0.9177296060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9464427159">
                <text:p>0.9464427159</text:p>
              </table:table-cell>
              <table:table-cell office:value-type="float" office:value="0.910141294233">
                <text:p>0.910141294233</text:p>
              </table:table-cell>
              <table:table-cell office:value-type="float" office:value="0.910830575818">
                <text:p>0.910830575818</text:p>
              </table:table-cell>
              <table:table-cell office:value-type="float" office:value="0.909060417138">
                <text:p>0.909060417138</text:p>
              </table:table-cell>
              <table:table-cell office:value-type="float" office:value="0.906397942764">
                <text:p>0.9063979427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955521930294">
                <text:p>0.955521930294</text:p>
              </table:table-cell>
              <table:table-cell office:value-type="float" office:value="0.916385566961">
                <text:p>0.916385566961</text:p>
              </table:table-cell>
              <table:table-cell office:value-type="float" office:value="0.916654431832">
                <text:p>0.916654431832</text:p>
              </table:table-cell>
              <table:table-cell office:value-type="float" office:value="0.914939378784">
                <text:p>0.914939378784</text:p>
              </table:table-cell>
              <table:table-cell office:value-type="float" office:value="0.912537624434">
                <text:p>0.9125376244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958111139526">
                <text:p>0.958111139526</text:p>
              </table:table-cell>
              <table:table-cell office:value-type="float" office:value="0.920795613611">
                <text:p>0.920795613611</text:p>
              </table:table-cell>
              <table:table-cell office:value-type="float" office:value="0.921710217314">
                <text:p>0.921710217314</text:p>
              </table:table-cell>
              <table:table-cell office:value-type="float" office:value="0.920302828356">
                <text:p>0.920302828356</text:p>
              </table:table-cell>
              <table:table-cell office:value-type="float" office:value="0.916685111294">
                <text:p>0.91668511129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948506512951">
                <text:p>0.948506512951</text:p>
              </table:table-cell>
              <table:table-cell office:value-type="float" office:value="0.908406150886">
                <text:p>0.908406150886</text:p>
              </table:table-cell>
              <table:table-cell office:value-type="float" office:value="0.909012597745">
                <text:p>0.909012597745</text:p>
              </table:table-cell>
              <table:table-cell office:value-type="float" office:value="0.907394269677">
                <text:p>0.907394269677</text:p>
              </table:table-cell>
              <table:table-cell office:value-type="float" office:value="0.904124958712">
                <text:p>0.9041249587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953817921771">
                <text:p>0.953817921771</text:p>
              </table:table-cell>
              <table:table-cell office:value-type="float" office:value="0.913293455681">
                <text:p>0.913293455681</text:p>
              </table:table-cell>
              <table:table-cell office:value-type="float" office:value="0.913547091114">
                <text:p>0.913547091114</text:p>
              </table:table-cell>
              <table:table-cell office:value-type="float" office:value="0.911914257832">
                <text:p>0.911914257832</text:p>
              </table:table-cell>
              <table:table-cell office:value-type="float" office:value="0.909542713762">
                <text:p>0.90954271376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957374709492">
                <text:p>0.957374709492</text:p>
              </table:table-cell>
              <table:table-cell office:value-type="float" office:value="0.917646777377">
                <text:p>0.917646777377</text:p>
              </table:table-cell>
              <table:table-cell office:value-type="float" office:value="0.918079203416">
                <text:p>0.918079203416</text:p>
              </table:table-cell>
              <table:table-cell office:value-type="float" office:value="0.916619065141">
                <text:p>0.916619065141</text:p>
              </table:table-cell>
              <table:table-cell office:value-type="float" office:value="0.913464110234">
                <text:p>0.9134641102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9477862273">
                <text:p>0.9477862273</text:p>
              </table:table-cell>
              <table:table-cell office:value-type="float" office:value="0.905816750978">
                <text:p>0.905816750978</text:p>
              </table:table-cell>
              <table:table-cell office:value-type="float" office:value="0.906373642116">
                <text:p>0.906373642116</text:p>
              </table:table-cell>
              <table:table-cell office:value-type="float" office:value="0.904699271067">
                <text:p>0.904699271067</text:p>
              </table:table-cell>
              <table:table-cell office:value-type="float" office:value="0.901800000863">
                <text:p>0.9018000008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952933487268">
                <text:p>0.952933487268</text:p>
              </table:table-cell>
              <table:table-cell office:value-type="float" office:value="0.912102471004">
                <text:p>0.912102471004</text:p>
              </table:table-cell>
              <table:table-cell office:value-type="float" office:value="0.913171098266">
                <text:p>0.913171098266</text:p>
              </table:table-cell>
              <table:table-cell office:value-type="float" office:value="0.911410752616">
                <text:p>0.911410752616</text:p>
              </table:table-cell>
              <table:table-cell office:value-type="float" office:value="0.907982331693">
                <text:p>0.90798233169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957820462675">
                <text:p>0.957820462675</text:p>
              </table:table-cell>
              <table:table-cell office:value-type="float" office:value="0.915404490307">
                <text:p>0.915404490307</text:p>
              </table:table-cell>
              <table:table-cell office:value-type="float" office:value="0.916088927742">
                <text:p>0.916088927742</text:p>
              </table:table-cell>
              <table:table-cell office:value-type="float" office:value="0.914932352637">
                <text:p>0.914932352637</text:p>
              </table:table-cell>
              <table:table-cell office:value-type="float" office:value="0.911367434495">
                <text:p>0.9113674344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94593354395">
                <text:p>0.94593354395</text:p>
              </table:table-cell>
              <table:table-cell office:value-type="float" office:value="0.903663610942">
                <text:p>0.903663610942</text:p>
              </table:table-cell>
              <table:table-cell office:value-type="float" office:value="0.905145146968">
                <text:p>0.905145146968</text:p>
              </table:table-cell>
              <table:table-cell office:value-type="float" office:value="0.903229461446">
                <text:p>0.903229461446</text:p>
              </table:table-cell>
              <table:table-cell office:value-type="float" office:value="0.899838130313">
                <text:p>0.8998381303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954226153809">
                <text:p>0.954226153809</text:p>
              </table:table-cell>
              <table:table-cell office:value-type="float" office:value="0.914542509273">
                <text:p>0.914542509273</text:p>
              </table:table-cell>
              <table:table-cell office:value-type="float" office:value="0.913421588945">
                <text:p>0.913421588945</text:p>
              </table:table-cell>
              <table:table-cell office:value-type="float" office:value="0.912301654652">
                <text:p>0.912301654652</text:p>
              </table:table-cell>
              <table:table-cell office:value-type="float" office:value="0.909139194068">
                <text:p>0.9091391940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955963784974">
                <text:p>0.955963784974</text:p>
              </table:table-cell>
              <table:table-cell office:value-type="float" office:value="0.917794547686">
                <text:p>0.917794547686</text:p>
              </table:table-cell>
              <table:table-cell office:value-type="float" office:value="0.916304176033">
                <text:p>0.916304176033</text:p>
              </table:table-cell>
              <table:table-cell office:value-type="float" office:value="0.915231428137">
                <text:p>0.915231428137</text:p>
              </table:table-cell>
              <table:table-cell office:value-type="float" office:value="0.911708121629">
                <text:p>0.9117081216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945998021553">
                <text:p>0.945998021553</text:p>
              </table:table-cell>
              <table:table-cell office:value-type="float" office:value="0.904112065147">
                <text:p>0.904112065147</text:p>
              </table:table-cell>
              <table:table-cell office:value-type="float" office:value="0.902688241381">
                <text:p>0.902688241381</text:p>
              </table:table-cell>
              <table:table-cell office:value-type="float" office:value="0.901027412779">
                <text:p>0.901027412779</text:p>
              </table:table-cell>
              <table:table-cell office:value-type="float" office:value="0.898444920874">
                <text:p>0.89844492087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951309507174">
                <text:p>0.951309507174</text:p>
              </table:table-cell>
              <table:table-cell office:value-type="float" office:value="0.910800150666">
                <text:p>0.910800150666</text:p>
              </table:table-cell>
              <table:table-cell office:value-type="float" office:value="0.909562277716">
                <text:p>0.909562277716</text:p>
              </table:table-cell>
              <table:table-cell office:value-type="float" office:value="0.907872049428">
                <text:p>0.907872049428</text:p>
              </table:table-cell>
              <table:table-cell office:value-type="float" office:value="0.905054748448">
                <text:p>0.90505474844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957547526653">
                <text:p>0.957547526653</text:p>
              </table:table-cell>
              <table:table-cell office:value-type="float" office:value="0.916531979611">
                <text:p>0.916531979611</text:p>
              </table:table-cell>
              <table:table-cell office:value-type="float" office:value="0.915253588871">
                <text:p>0.915253588871</text:p>
              </table:table-cell>
              <table:table-cell office:value-type="float" office:value="0.914421854488">
                <text:p>0.914421854488</text:p>
              </table:table-cell>
              <table:table-cell office:value-type="float" office:value="0.910942065272">
                <text:p>0.9109420652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946415141249">
                <text:p>0.946415141249</text:p>
              </table:table-cell>
              <table:table-cell office:value-type="float" office:value="0.904763459364">
                <text:p>0.904763459364</text:p>
              </table:table-cell>
              <table:table-cell office:value-type="float" office:value="0.903608932361">
                <text:p>0.903608932361</text:p>
              </table:table-cell>
              <table:table-cell office:value-type="float" office:value="0.903061616887">
                <text:p>0.903061616887</text:p>
              </table:table-cell>
              <table:table-cell office:value-type="float" office:value="0.89959112235">
                <text:p>0.899591122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963306469807">
                <text:p>0.963306469807</text:p>
              </table:table-cell>
              <table:table-cell office:value-type="float" office:value="0.910344138543">
                <text:p>0.910344138543</text:p>
              </table:table-cell>
              <table:table-cell office:value-type="float" office:value="0.909600537879">
                <text:p>0.909600537879</text:p>
              </table:table-cell>
              <table:table-cell office:value-type="float" office:value="0.908572224189">
                <text:p>0.908572224189</text:p>
              </table:table-cell>
              <table:table-cell office:value-type="float" office:value="0.904830806183">
                <text:p>0.9048308061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957182261185">
                <text:p>0.957182261185</text:p>
              </table:table-cell>
              <table:table-cell office:value-type="float" office:value="0.914695618009">
                <text:p>0.914695618009</text:p>
              </table:table-cell>
              <table:table-cell office:value-type="float" office:value="0.913847437854">
                <text:p>0.913847437854</text:p>
              </table:table-cell>
              <table:table-cell office:value-type="float" office:value="0.913127091706">
                <text:p>0.913127091706</text:p>
              </table:table-cell>
              <table:table-cell office:value-type="float" office:value="0.909672618439">
                <text:p>0.9096726184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947456518732">
                <text:p>0.947456518732</text:p>
              </table:table-cell>
              <table:table-cell office:value-type="float" office:value="0.901594543193">
                <text:p>0.901594543193</text:p>
              </table:table-cell>
              <table:table-cell office:value-type="float" office:value="0.900567726696">
                <text:p>0.900567726696</text:p>
              </table:table-cell>
              <table:table-cell office:value-type="float" office:value="0.89894748965">
                <text:p>0.89894748965</text:p>
              </table:table-cell>
              <table:table-cell office:value-type="float" office:value="0.89572262905">
                <text:p>0.895722629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953111051685">
                <text:p>0.953111051685</text:p>
              </table:table-cell>
              <table:table-cell office:value-type="float" office:value="0.90875187894">
                <text:p>0.90875187894</text:p>
              </table:table-cell>
              <table:table-cell office:value-type="float" office:value="0.908162870585">
                <text:p>0.908162870585</text:p>
              </table:table-cell>
              <table:table-cell office:value-type="float" office:value="0.90659024293">
                <text:p>0.90659024293</text:p>
              </table:table-cell>
              <table:table-cell office:value-type="float" office:value="0.903043691954">
                <text:p>0.9030436919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957872445384">
                <text:p>0.957872445384</text:p>
              </table:table-cell>
              <table:table-cell office:value-type="float" office:value="0.911843601785">
                <text:p>0.911843601785</text:p>
              </table:table-cell>
              <table:table-cell office:value-type="float" office:value="0.911118061074">
                <text:p>0.911118061074</text:p>
              </table:table-cell>
              <table:table-cell office:value-type="float" office:value="0.909976889514">
                <text:p>0.909976889514</text:p>
              </table:table-cell>
              <table:table-cell office:value-type="float" office:value="0.906311556422">
                <text:p>0.9063115564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945019885642">
                <text:p>0.945019885642</text:p>
              </table:table-cell>
              <table:table-cell office:value-type="float" office:value="0.898800585408">
                <text:p>0.898800585408</text:p>
              </table:table-cell>
              <table:table-cell office:value-type="float" office:value="0.897941841203">
                <text:p>0.897941841203</text:p>
              </table:table-cell>
              <table:table-cell office:value-type="float" office:value="0.896153111594">
                <text:p>0.896153111594</text:p>
              </table:table-cell>
              <table:table-cell office:value-type="float" office:value="0.892561569643">
                <text:p>0.8925615696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953595431692">
                <text:p>0.953595431692</text:p>
              </table:table-cell>
              <table:table-cell office:value-type="float" office:value="0.912040509103">
                <text:p>0.912040509103</text:p>
              </table:table-cell>
              <table:table-cell office:value-type="float" office:value="0.910813483038">
                <text:p>0.910813483038</text:p>
              </table:table-cell>
              <table:table-cell office:value-type="float" office:value="0.909795898183">
                <text:p>0.909795898183</text:p>
              </table:table-cell>
              <table:table-cell office:value-type="float" office:value="0.908131762791">
                <text:p>0.9081317627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955954498387">
                <text:p>0.955954498387</text:p>
              </table:table-cell>
              <table:table-cell office:value-type="float" office:value="0.915179670003">
                <text:p>0.915179670003</text:p>
              </table:table-cell>
              <table:table-cell office:value-type="float" office:value="0.914671202559">
                <text:p>0.914671202559</text:p>
              </table:table-cell>
              <table:table-cell office:value-type="float" office:value="0.912582551343">
                <text:p>0.912582551343</text:p>
              </table:table-cell>
              <table:table-cell office:value-type="float" office:value="0.909846452082">
                <text:p>0.9098464520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945872569787">
                <text:p>0.945872569787</text:p>
              </table:table-cell>
              <table:table-cell office:value-type="float" office:value="0.901263280417">
                <text:p>0.901263280417</text:p>
              </table:table-cell>
              <table:table-cell office:value-type="float" office:value="0.90060015576">
                <text:p>0.90060015576</text:p>
              </table:table-cell>
              <table:table-cell office:value-type="float" office:value="0.898144827353">
                <text:p>0.898144827353</text:p>
              </table:table-cell>
              <table:table-cell office:value-type="float" office:value="0.896008825825">
                <text:p>0.8960088258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95076234303">
                <text:p>0.95076234303</text:p>
              </table:table-cell>
              <table:table-cell office:value-type="float" office:value="0.907536250157">
                <text:p>0.907536250157</text:p>
              </table:table-cell>
              <table:table-cell office:value-type="float" office:value="0.90690877553">
                <text:p>0.90690877553</text:p>
              </table:table-cell>
              <table:table-cell office:value-type="float" office:value="0.904197304337">
                <text:p>0.904197304337</text:p>
              </table:table-cell>
              <table:table-cell office:value-type="float" office:value="0.902273981483">
                <text:p>0.9022739814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95554048594">
                <text:p>0.95554048594</text:p>
              </table:table-cell>
              <table:table-cell office:value-type="float" office:value="0.911275695992">
                <text:p>0.911275695992</text:p>
              </table:table-cell>
              <table:table-cell office:value-type="float" office:value="0.910795186182">
                <text:p>0.910795186182</text:p>
              </table:table-cell>
              <table:table-cell office:value-type="float" office:value="0.907895949417">
                <text:p>0.907895949417</text:p>
              </table:table-cell>
              <table:table-cell office:value-type="float" office:value="0.905790843528">
                <text:p>0.90579084352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943307714405">
                <text:p>0.943307714405</text:p>
              </table:table-cell>
              <table:table-cell office:value-type="float" office:value="0.899780536327">
                <text:p>0.899780536327</text:p>
              </table:table-cell>
              <table:table-cell office:value-type="float" office:value="0.89865076919">
                <text:p>0.89865076919</text:p>
              </table:table-cell>
              <table:table-cell office:value-type="float" office:value="0.896122433412">
                <text:p>0.896122433412</text:p>
              </table:table-cell>
              <table:table-cell office:value-type="float" office:value="0.89479688241">
                <text:p>0.894796882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951858276653">
                <text:p>0.951858276653</text:p>
              </table:table-cell>
              <table:table-cell office:value-type="float" office:value="0.906335437157">
                <text:p>0.906335437157</text:p>
              </table:table-cell>
              <table:table-cell office:value-type="float" office:value="0.90542043063">
                <text:p>0.90542043063</text:p>
              </table:table-cell>
              <table:table-cell office:value-type="float" office:value="0.902931249007">
                <text:p>0.902931249007</text:p>
              </table:table-cell>
              <table:table-cell office:value-type="float" office:value="0.900629463457">
                <text:p>0.90062946345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954714275214">
                <text:p>0.954714275214</text:p>
              </table:table-cell>
              <table:table-cell office:value-type="float" office:value="0.909841166372">
                <text:p>0.909841166372</text:p>
              </table:table-cell>
              <table:table-cell office:value-type="float" office:value="0.909581479338">
                <text:p>0.909581479338</text:p>
              </table:table-cell>
              <table:table-cell office:value-type="float" office:value="0.906927881721">
                <text:p>0.906927881721</text:p>
              </table:table-cell>
              <table:table-cell office:value-type="float" office:value="0.904440613678">
                <text:p>0.9044406136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944167424109">
                <text:p>0.944167424109</text:p>
              </table:table-cell>
              <table:table-cell office:value-type="float" office:value="0.897539297656">
                <text:p>0.897539297656</text:p>
              </table:table-cell>
              <table:table-cell office:value-type="float" office:value="0.89633015892">
                <text:p>0.89633015892</text:p>
              </table:table-cell>
              <table:table-cell office:value-type="float" office:value="0.894507446812">
                <text:p>0.894507446812</text:p>
              </table:table-cell>
              <table:table-cell office:value-type="float" office:value="0.892368133716">
                <text:p>0.8923681337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950948176013">
                <text:p>0.950948176013</text:p>
              </table:table-cell>
              <table:table-cell office:value-type="float" office:value="0.904710913939">
                <text:p>0.904710913939</text:p>
              </table:table-cell>
              <table:table-cell office:value-type="float" office:value="0.903241575297">
                <text:p>0.903241575297</text:p>
              </table:table-cell>
              <table:table-cell office:value-type="float" office:value="0.901370987369">
                <text:p>0.901370987369</text:p>
              </table:table-cell>
              <table:table-cell office:value-type="float" office:value="0.899083107039">
                <text:p>0.8990831070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955530281869">
                <text:p>0.955530281869</text:p>
              </table:table-cell>
              <table:table-cell office:value-type="float" office:value="0.909667638129">
                <text:p>0.909667638129</text:p>
              </table:table-cell>
              <table:table-cell office:value-type="float" office:value="0.908598681262">
                <text:p>0.908598681262</text:p>
              </table:table-cell>
              <table:table-cell office:value-type="float" office:value="0.90672054885">
                <text:p>0.90672054885</text:p>
              </table:table-cell>
              <table:table-cell office:value-type="float" office:value="0.904334738333">
                <text:p>0.904334738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94255544674">
                <text:p>0.94255544674</text:p>
              </table:table-cell>
              <table:table-cell office:value-type="float" office:value="0.897143206873">
                <text:p>0.897143206873</text:p>
              </table:table-cell>
              <table:table-cell office:value-type="float" office:value="0.896025830985">
                <text:p>0.896025830985</text:p>
              </table:table-cell>
              <table:table-cell office:value-type="float" office:value="0.894074685916">
                <text:p>0.894074685916</text:p>
              </table:table-cell>
              <table:table-cell office:value-type="float" office:value="0.892469061638">
                <text:p>0.8924690616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951857398837">
                <text:p>0.951857398837</text:p>
              </table:table-cell>
              <table:table-cell office:value-type="float" office:value="0.909291178941">
                <text:p>0.909291178941</text:p>
              </table:table-cell>
              <table:table-cell office:value-type="float" office:value="0.90713009438">
                <text:p>0.90713009438</text:p>
              </table:table-cell>
              <table:table-cell office:value-type="float" office:value="0.905934395341">
                <text:p>0.905934395341</text:p>
              </table:table-cell>
              <table:table-cell office:value-type="float" office:value="0.903887736913">
                <text:p>0.9038877369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954892432918">
                <text:p>0.954892432918</text:p>
              </table:table-cell>
              <table:table-cell office:value-type="float" office:value="0.913978704604">
                <text:p>0.913978704604</text:p>
              </table:table-cell>
              <table:table-cell office:value-type="float" office:value="0.911475281181">
                <text:p>0.911475281181</text:p>
              </table:table-cell>
              <table:table-cell office:value-type="float" office:value="0.910619751862">
                <text:p>0.910619751862</text:p>
              </table:table-cell>
              <table:table-cell office:value-type="float" office:value="0.908161056997">
                <text:p>0.9081610569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943816471085">
                <text:p>0.943816471085</text:p>
              </table:table-cell>
              <table:table-cell office:value-type="float" office:value="0.899744319981">
                <text:p>0.899744319981</text:p>
              </table:table-cell>
              <table:table-cell office:value-type="float" office:value="0.89731954113">
                <text:p>0.89731954113</text:p>
              </table:table-cell>
              <table:table-cell office:value-type="float" office:value="0.895817924041">
                <text:p>0.895817924041</text:p>
              </table:table-cell>
              <table:table-cell office:value-type="float" office:value="0.893500037544">
                <text:p>0.8935000375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949972545594">
                <text:p>0.949972545594</text:p>
              </table:table-cell>
              <table:table-cell office:value-type="float" office:value="0.908007079121">
                <text:p>0.908007079121</text:p>
              </table:table-cell>
              <table:table-cell office:value-type="float" office:value="0.90558129667">
                <text:p>0.90558129667</text:p>
              </table:table-cell>
              <table:table-cell office:value-type="float" office:value="0.904619945452">
                <text:p>0.904619945452</text:p>
              </table:table-cell>
              <table:table-cell office:value-type="float" office:value="0.901337645435">
                <text:p>0.9013376454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9562085967">
                <text:p>0.9562085967</text:p>
              </table:table-cell>
              <table:table-cell office:value-type="float" office:value="0.912088983772">
                <text:p>0.912088983772</text:p>
              </table:table-cell>
              <table:table-cell office:value-type="float" office:value="0.909943050201">
                <text:p>0.909943050201</text:p>
              </table:table-cell>
              <table:table-cell office:value-type="float" office:value="0.908882974275">
                <text:p>0.908882974275</text:p>
              </table:table-cell>
              <table:table-cell office:value-type="float" office:value="0.905336590363">
                <text:p>0.9053365903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942263051745">
                <text:p>0.942263051745</text:p>
              </table:table-cell>
              <table:table-cell office:value-type="float" office:value="0.900044293033">
                <text:p>0.900044293033</text:p>
              </table:table-cell>
              <table:table-cell office:value-type="float" office:value="0.897310648293">
                <text:p>0.897310648293</text:p>
              </table:table-cell>
              <table:table-cell office:value-type="float" office:value="0.896118456299">
                <text:p>0.896118456299</text:p>
              </table:table-cell>
              <table:table-cell office:value-type="float" office:value="0.893643433176">
                <text:p>0.8936434331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950974103402">
                <text:p>0.950974103402</text:p>
              </table:table-cell>
              <table:table-cell office:value-type="float" office:value="0.90718958601">
                <text:p>0.90718958601</text:p>
              </table:table-cell>
              <table:table-cell office:value-type="float" office:value="0.904981685901">
                <text:p>0.904981685901</text:p>
              </table:table-cell>
              <table:table-cell office:value-type="float" office:value="0.903582066222">
                <text:p>0.903582066222</text:p>
              </table:table-cell>
              <table:table-cell office:value-type="float" office:value="0.900568564581">
                <text:p>0.90056856458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954475867995">
                <text:p>0.954475867995</text:p>
              </table:table-cell>
              <table:table-cell office:value-type="float" office:value="0.910431963776">
                <text:p>0.910431963776</text:p>
              </table:table-cell>
              <table:table-cell office:value-type="float" office:value="0.908741937835">
                <text:p>0.908741937835</text:p>
              </table:table-cell>
              <table:table-cell office:value-type="float" office:value="0.907085697933">
                <text:p>0.907085697933</text:p>
              </table:table-cell>
              <table:table-cell office:value-type="float" office:value="0.903705405765">
                <text:p>0.9037054057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942427347886">
                <text:p>0.942427347886</text:p>
              </table:table-cell>
              <table:table-cell office:value-type="float" office:value="0.896938417438">
                <text:p>0.896938417438</text:p>
              </table:table-cell>
              <table:table-cell office:value-type="float" office:value="0.895297012537">
                <text:p>0.895297012537</text:p>
              </table:table-cell>
              <table:table-cell office:value-type="float" office:value="0.893415717694">
                <text:p>0.893415717694</text:p>
              </table:table-cell>
              <table:table-cell office:value-type="float" office:value="0.891201079501">
                <text:p>0.8912010795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948906875935">
                <text:p>0.948906875935</text:p>
              </table:table-cell>
              <table:table-cell office:value-type="float" office:value="0.904833532401">
                <text:p>0.904833532401</text:p>
              </table:table-cell>
              <table:table-cell office:value-type="float" office:value="0.9031122875">
                <text:p>0.9031122875</text:p>
              </table:table-cell>
              <table:table-cell office:value-type="float" office:value="0.901207626805">
                <text:p>0.901207626805</text:p>
              </table:table-cell>
              <table:table-cell office:value-type="float" office:value="0.898315853655">
                <text:p>0.8983158536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953252242823">
                <text:p>0.953252242823</text:p>
              </table:table-cell>
              <table:table-cell office:value-type="float" office:value="0.907748406227">
                <text:p>0.907748406227</text:p>
              </table:table-cell>
              <table:table-cell office:value-type="float" office:value="0.906211617386">
                <text:p>0.906211617386</text:p>
              </table:table-cell>
              <table:table-cell office:value-type="float" office:value="0.903919856075">
                <text:p>0.903919856075</text:p>
              </table:table-cell>
              <table:table-cell office:value-type="float" office:value="0.901754175212">
                <text:p>0.9017541752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938590185423">
                <text:p>0.938590185423</text:p>
              </table:table-cell>
              <table:table-cell office:value-type="float" office:value="0.8952726309">
                <text:p>0.8952726309</text:p>
              </table:table-cell>
              <table:table-cell office:value-type="float" office:value="0.893635213093">
                <text:p>0.893635213093</text:p>
              </table:table-cell>
              <table:table-cell office:value-type="float" office:value="0.891228807201">
                <text:p>0.891228807201</text:p>
              </table:table-cell>
              <table:table-cell office:value-type="float" office:value="0.88994090306">
                <text:p>0.889940903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967176054759">
                <text:p>0.967176054759</text:p>
              </table:table-cell>
              <table:table-cell office:value-type="float" office:value="0.9081423686">
                <text:p>0.9081423686</text:p>
              </table:table-cell>
              <table:table-cell office:value-type="float" office:value="0.907320878849">
                <text:p>0.907320878849</text:p>
              </table:table-cell>
              <table:table-cell office:value-type="float" office:value="0.907097201676">
                <text:p>0.907097201676</text:p>
              </table:table-cell>
              <table:table-cell office:value-type="float" office:value="0.904403773195">
                <text:p>0.9044037731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95588641472">
                <text:p>0.95588641472</text:p>
              </table:table-cell>
              <table:table-cell office:value-type="float" office:value="0.910368046284">
                <text:p>0.910368046284</text:p>
              </table:table-cell>
              <table:table-cell office:value-type="float" office:value="0.908819950352">
                <text:p>0.908819950352</text:p>
              </table:table-cell>
              <table:table-cell office:value-type="float" office:value="0.908144775473">
                <text:p>0.908144775473</text:p>
              </table:table-cell>
              <table:table-cell office:value-type="float" office:value="0.906292839587">
                <text:p>0.9062928395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946825869943">
                <text:p>0.946825869943</text:p>
              </table:table-cell>
              <table:table-cell office:value-type="float" office:value="0.896626766779">
                <text:p>0.896626766779</text:p>
              </table:table-cell>
              <table:table-cell office:value-type="float" office:value="0.895091886443">
                <text:p>0.895091886443</text:p>
              </table:table-cell>
              <table:table-cell office:value-type="float" office:value="0.8943758496">
                <text:p>0.8943758496</text:p>
              </table:table-cell>
              <table:table-cell office:value-type="float" office:value="0.89205292287">
                <text:p>0.8920529228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950942752972">
                <text:p>0.950942752972</text:p>
              </table:table-cell>
              <table:table-cell office:value-type="float" office:value="0.901606142929">
                <text:p>0.901606142929</text:p>
              </table:table-cell>
              <table:table-cell office:value-type="float" office:value="0.900281569603">
                <text:p>0.900281569603</text:p>
              </table:table-cell>
              <table:table-cell office:value-type="float" office:value="0.899598293666">
                <text:p>0.899598293666</text:p>
              </table:table-cell>
              <table:table-cell office:value-type="float" office:value="0.897086435189">
                <text:p>0.8970864351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956282520555">
                <text:p>0.956282520555</text:p>
              </table:table-cell>
              <table:table-cell office:value-type="float" office:value="0.905221829432">
                <text:p>0.905221829432</text:p>
              </table:table-cell>
              <table:table-cell office:value-type="float" office:value="0.903883770363">
                <text:p>0.903883770363</text:p>
              </table:table-cell>
              <table:table-cell office:value-type="float" office:value="0.902855579294">
                <text:p>0.902855579294</text:p>
              </table:table-cell>
              <table:table-cell office:value-type="float" office:value="0.901230325919">
                <text:p>0.9012303259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944516328743">
                <text:p>0.944516328743</text:p>
              </table:table-cell>
              <table:table-cell office:value-type="float" office:value="0.894701995763">
                <text:p>0.894701995763</text:p>
              </table:table-cell>
              <table:table-cell office:value-type="float" office:value="0.8935237658">
                <text:p>0.8935237658</text:p>
              </table:table-cell>
              <table:table-cell office:value-type="float" office:value="0.89243712487">
                <text:p>0.89243712487</text:p>
              </table:table-cell>
              <table:table-cell office:value-type="float" office:value="0.889891151987">
                <text:p>0.8898911519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95369477344">
                <text:p>0.95369477344</text:p>
              </table:table-cell>
              <table:table-cell office:value-type="float" office:value="0.902636650326">
                <text:p>0.902636650326</text:p>
              </table:table-cell>
              <table:table-cell office:value-type="float" office:value="0.901339049625">
                <text:p>0.901339049625</text:p>
              </table:table-cell>
              <table:table-cell office:value-type="float" office:value="0.900829575951">
                <text:p>0.900829575951</text:p>
              </table:table-cell>
              <table:table-cell office:value-type="float" office:value="0.898122767883">
                <text:p>0.89812276788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954843662547">
                <text:p>0.954843662547</text:p>
              </table:table-cell>
              <table:table-cell office:value-type="float" office:value="0.905305037948">
                <text:p>0.905305037948</text:p>
              </table:table-cell>
              <table:table-cell office:value-type="float" office:value="0.903949191212">
                <text:p>0.903949191212</text:p>
              </table:table-cell>
              <table:table-cell office:value-type="float" office:value="0.903651628967">
                <text:p>0.903651628967</text:p>
              </table:table-cell>
              <table:table-cell office:value-type="float" office:value="0.901879430538">
                <text:p>0.90187943053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94538857058">
                <text:p>0.94538857058</text:p>
              </table:table-cell>
              <table:table-cell office:value-type="float" office:value="0.892275760608">
                <text:p>0.892275760608</text:p>
              </table:table-cell>
              <table:table-cell office:value-type="float" office:value="0.891350862947">
                <text:p>0.891350862947</text:p>
              </table:table-cell>
              <table:table-cell office:value-type="float" office:value="0.890137037786">
                <text:p>0.890137037786</text:p>
              </table:table-cell>
              <table:table-cell office:value-type="float" office:value="0.888591226873">
                <text:p>0.88859122687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949601793872">
                <text:p>0.949601793872</text:p>
              </table:table-cell>
              <table:table-cell office:value-type="float" office:value="0.899492006894">
                <text:p>0.899492006894</text:p>
              </table:table-cell>
              <table:table-cell office:value-type="float" office:value="0.89905160025">
                <text:p>0.89905160025</text:p>
              </table:table-cell>
              <table:table-cell office:value-type="float" office:value="0.89806854417">
                <text:p>0.89806854417</text:p>
              </table:table-cell>
              <table:table-cell office:value-type="float" office:value="0.897036298011">
                <text:p>0.8970362980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955085455371">
                <text:p>0.955085455371</text:p>
              </table:table-cell>
              <table:table-cell office:value-type="float" office:value="0.904593794752">
                <text:p>0.904593794752</text:p>
              </table:table-cell>
              <table:table-cell office:value-type="float" office:value="0.903600047228">
                <text:p>0.903600047228</text:p>
              </table:table-cell>
              <table:table-cell office:value-type="float" office:value="0.902936990514">
                <text:p>0.902936990514</text:p>
              </table:table-cell>
              <table:table-cell office:value-type="float" office:value="0.901897212334">
                <text:p>0.9018972123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942459550005">
                <text:p>0.942459550005</text:p>
              </table:table-cell>
              <table:table-cell office:value-type="float" office:value="0.891829909026">
                <text:p>0.891829909026</text:p>
              </table:table-cell>
              <table:table-cell office:value-type="float" office:value="0.890708397752">
                <text:p>0.890708397752</text:p>
              </table:table-cell>
              <table:table-cell office:value-type="float" office:value="0.890019473675">
                <text:p>0.890019473675</text:p>
              </table:table-cell>
              <table:table-cell office:value-type="float" office:value="0.888305794738">
                <text:p>0.8883057947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951567994219">
                <text:p>0.951567994219</text:p>
              </table:table-cell>
              <table:table-cell office:value-type="float" office:value="0.906509145974">
                <text:p>0.906509145974</text:p>
              </table:table-cell>
              <table:table-cell office:value-type="float" office:value="0.905772402462">
                <text:p>0.905772402462</text:p>
              </table:table-cell>
              <table:table-cell office:value-type="float" office:value="0.90533493565">
                <text:p>0.90533493565</text:p>
              </table:table-cell>
              <table:table-cell office:value-type="float" office:value="0.901687882539">
                <text:p>0.9016878825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954692912838">
                <text:p>0.954692912838</text:p>
              </table:table-cell>
              <table:table-cell office:value-type="float" office:value="0.909913786242">
                <text:p>0.909913786242</text:p>
              </table:table-cell>
              <table:table-cell office:value-type="float" office:value="0.909419025174">
                <text:p>0.909419025174</text:p>
              </table:table-cell>
              <table:table-cell office:value-type="float" office:value="0.908361601975">
                <text:p>0.908361601975</text:p>
              </table:table-cell>
              <table:table-cell office:value-type="float" office:value="0.905151583898">
                <text:p>0.9051515838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945145224697">
                <text:p>0.945145224697</text:p>
              </table:table-cell>
              <table:table-cell office:value-type="float" office:value="0.895556154603">
                <text:p>0.895556154603</text:p>
              </table:table-cell>
              <table:table-cell office:value-type="float" office:value="0.895716704315">
                <text:p>0.895716704315</text:p>
              </table:table-cell>
              <table:table-cell office:value-type="float" office:value="0.894287208734">
                <text:p>0.894287208734</text:p>
              </table:table-cell>
              <table:table-cell office:value-type="float" office:value="0.891342023274">
                <text:p>0.8913420232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952633323082">
                <text:p>0.952633323082</text:p>
              </table:table-cell>
              <table:table-cell office:value-type="float" office:value="0.902002102372">
                <text:p>0.902002102372</text:p>
              </table:table-cell>
              <table:table-cell office:value-type="float" office:value="0.901724239003">
                <text:p>0.901724239003</text:p>
              </table:table-cell>
              <table:table-cell office:value-type="float" office:value="0.899831565555">
                <text:p>0.899831565555</text:p>
              </table:table-cell>
              <table:table-cell office:value-type="float" office:value="0.896365680991">
                <text:p>0.8963656809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954613609638">
                <text:p>0.954613609638</text:p>
              </table:table-cell>
              <table:table-cell office:value-type="float" office:value="0.907561083825">
                <text:p>0.907561083825</text:p>
              </table:table-cell>
              <table:table-cell office:value-type="float" office:value="0.907368834998">
                <text:p>0.907368834998</text:p>
              </table:table-cell>
              <table:table-cell office:value-type="float" office:value="0.905552364828">
                <text:p>0.905552364828</text:p>
              </table:table-cell>
              <table:table-cell office:value-type="float" office:value="0.902421105768">
                <text:p>0.9024211057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945905950808">
                <text:p>0.945905950808</text:p>
              </table:table-cell>
              <table:table-cell office:value-type="float" office:value="0.894296047407">
                <text:p>0.894296047407</text:p>
              </table:table-cell>
              <table:table-cell office:value-type="float" office:value="0.894079108252">
                <text:p>0.894079108252</text:p>
              </table:table-cell>
              <table:table-cell office:value-type="float" office:value="0.892899941074">
                <text:p>0.892899941074</text:p>
              </table:table-cell>
              <table:table-cell office:value-type="float" office:value="0.889408849306">
                <text:p>0.8894088493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952794097091">
                <text:p>0.952794097091</text:p>
              </table:table-cell>
              <table:table-cell office:value-type="float" office:value="0.90134481616">
                <text:p>0.90134481616</text:p>
              </table:table-cell>
              <table:table-cell office:value-type="float" office:value="0.900784115976">
                <text:p>0.900784115976</text:p>
              </table:table-cell>
              <table:table-cell office:value-type="float" office:value="0.899059130083">
                <text:p>0.899059130083</text:p>
              </table:table-cell>
              <table:table-cell office:value-type="float" office:value="0.89567122525">
                <text:p>0.895671225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954895727936">
                <text:p>0.954895727936</text:p>
              </table:table-cell>
              <table:table-cell office:value-type="float" office:value="0.905727363747">
                <text:p>0.905727363747</text:p>
              </table:table-cell>
              <table:table-cell office:value-type="float" office:value="0.904968962326">
                <text:p>0.904968962326</text:p>
              </table:table-cell>
              <table:table-cell office:value-type="float" office:value="0.903716975156">
                <text:p>0.903716975156</text:p>
              </table:table-cell>
              <table:table-cell office:value-type="float" office:value="0.90124699547">
                <text:p>0.901246995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945966962098">
                <text:p>0.945966962098</text:p>
              </table:table-cell>
              <table:table-cell office:value-type="float" office:value="0.891302295769">
                <text:p>0.891302295769</text:p>
              </table:table-cell>
              <table:table-cell office:value-type="float" office:value="0.890837248402">
                <text:p>0.890837248402</text:p>
              </table:table-cell>
              <table:table-cell office:value-type="float" office:value="0.889738025844">
                <text:p>0.889738025844</text:p>
              </table:table-cell>
              <table:table-cell office:value-type="float" office:value="0.886400976859">
                <text:p>0.8864009768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950746008251">
                <text:p>0.950746008251</text:p>
              </table:table-cell>
              <table:table-cell office:value-type="float" office:value="0.900130545744">
                <text:p>0.900130545744</text:p>
              </table:table-cell>
              <table:table-cell office:value-type="float" office:value="0.899925855166">
                <text:p>0.899925855166</text:p>
              </table:table-cell>
              <table:table-cell office:value-type="float" office:value="0.898432723481">
                <text:p>0.898432723481</text:p>
              </table:table-cell>
              <table:table-cell office:value-type="float" office:value="0.895454062237">
                <text:p>0.8954540622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956333808853">
                <text:p>0.956333808853</text:p>
              </table:table-cell>
              <table:table-cell office:value-type="float" office:value="0.90451911318">
                <text:p>0.90451911318</text:p>
              </table:table-cell>
              <table:table-cell office:value-type="float" office:value="0.904040287737">
                <text:p>0.904040287737</text:p>
              </table:table-cell>
              <table:table-cell office:value-type="float" office:value="0.902974262166">
                <text:p>0.902974262166</text:p>
              </table:table-cell>
              <table:table-cell office:value-type="float" office:value="0.899720302024">
                <text:p>0.8997203020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942518646844">
                <text:p>0.942518646844</text:p>
              </table:table-cell>
              <table:table-cell office:value-type="float" office:value="0.892182048576">
                <text:p>0.892182048576</text:p>
              </table:table-cell>
              <table:table-cell office:value-type="float" office:value="0.89208290427">
                <text:p>0.89208290427</text:p>
              </table:table-cell>
              <table:table-cell office:value-type="float" office:value="0.890575686574">
                <text:p>0.890575686574</text:p>
              </table:table-cell>
              <table:table-cell office:value-type="float" office:value="0.887350474925">
                <text:p>0.8873504749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953286604587">
                <text:p>0.953286604587</text:p>
              </table:table-cell>
              <table:table-cell office:value-type="float" office:value="0.906700315133">
                <text:p>0.906700315133</text:p>
              </table:table-cell>
              <table:table-cell office:value-type="float" office:value="0.905530843636">
                <text:p>0.905530843636</text:p>
              </table:table-cell>
              <table:table-cell office:value-type="float" office:value="0.904991069561">
                <text:p>0.904991069561</text:p>
              </table:table-cell>
              <table:table-cell office:value-type="float" office:value="0.902217633681">
                <text:p>0.9022176336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950499547093">
                <text:p>0.950499547093</text:p>
              </table:table-cell>
              <table:table-cell office:value-type="float" office:value="0.91149950908">
                <text:p>0.91149950908</text:p>
              </table:table-cell>
              <table:table-cell office:value-type="float" office:value="0.910499635226">
                <text:p>0.910499635226</text:p>
              </table:table-cell>
              <table:table-cell office:value-type="float" office:value="0.909377933913">
                <text:p>0.909377933913</text:p>
              </table:table-cell>
              <table:table-cell office:value-type="float" office:value="0.906639520925">
                <text:p>0.9066395209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93395760868">
                <text:p>0.93395760868</text:p>
              </table:table-cell>
              <table:table-cell office:value-type="float" office:value="0.896963576731">
                <text:p>0.896963576731</text:p>
              </table:table-cell>
              <table:table-cell office:value-type="float" office:value="0.895791800197">
                <text:p>0.895791800197</text:p>
              </table:table-cell>
              <table:table-cell office:value-type="float" office:value="0.894542256048">
                <text:p>0.894542256048</text:p>
              </table:table-cell>
              <table:table-cell office:value-type="float" office:value="0.891991826994">
                <text:p>0.89199182699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942225070283">
                <text:p>0.942225070283</text:p>
              </table:table-cell>
              <table:table-cell office:value-type="float" office:value="0.905007904388">
                <text:p>0.905007904388</text:p>
              </table:table-cell>
              <table:table-cell office:value-type="float" office:value="0.903700921515">
                <text:p>0.903700921515</text:p>
              </table:table-cell>
              <table:table-cell office:value-type="float" office:value="0.902526725934">
                <text:p>0.902526725934</text:p>
              </table:table-cell>
              <table:table-cell office:value-type="float" office:value="0.899995593426">
                <text:p>0.8999955934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94803152305">
                <text:p>0.94803152305</text:p>
              </table:table-cell>
              <table:table-cell office:value-type="float" office:value="0.909992728104">
                <text:p>0.909992728104</text:p>
              </table:table-cell>
              <table:table-cell office:value-type="float" office:value="0.909318956535">
                <text:p>0.909318956535</text:p>
              </table:table-cell>
              <table:table-cell office:value-type="float" office:value="0.907480731567">
                <text:p>0.907480731567</text:p>
              </table:table-cell>
              <table:table-cell office:value-type="float" office:value="0.905010968442">
                <text:p>0.9050109684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933028725803">
                <text:p>0.933028725803</text:p>
              </table:table-cell>
              <table:table-cell office:value-type="float" office:value="0.895336445865">
                <text:p>0.895336445865</text:p>
              </table:table-cell>
              <table:table-cell office:value-type="float" office:value="0.894790010408">
                <text:p>0.894790010408</text:p>
              </table:table-cell>
              <table:table-cell office:value-type="float" office:value="0.892532105541">
                <text:p>0.892532105541</text:p>
              </table:table-cell>
              <table:table-cell office:value-type="float" office:value="0.890295508671">
                <text:p>0.8902955086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943893490375">
                <text:p>0.943893490375</text:p>
              </table:table-cell>
              <table:table-cell office:value-type="float" office:value="0.904059438289">
                <text:p>0.904059438289</text:p>
              </table:table-cell>
              <table:table-cell office:value-type="float" office:value="0.903281935785">
                <text:p>0.903281935785</text:p>
              </table:table-cell>
              <table:table-cell office:value-type="float" office:value="0.901463907112">
                <text:p>0.901463907112</text:p>
              </table:table-cell>
              <table:table-cell office:value-type="float" office:value="0.898631726403">
                <text:p>0.8986317264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947327646739">
                <text:p>0.947327646739</text:p>
              </table:table-cell>
              <table:table-cell office:value-type="float" office:value="0.908813080257">
                <text:p>0.908813080257</text:p>
              </table:table-cell>
              <table:table-cell office:value-type="float" office:value="0.907936359866">
                <text:p>0.907936359866</text:p>
              </table:table-cell>
              <table:table-cell office:value-type="float" office:value="0.906249628052">
                <text:p>0.906249628052</text:p>
              </table:table-cell>
              <table:table-cell office:value-type="float" office:value="0.903684834723">
                <text:p>0.9036848347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933908878635">
                <text:p>0.933908878635</text:p>
              </table:table-cell>
              <table:table-cell office:value-type="float" office:value="0.894855207997">
                <text:p>0.894855207997</text:p>
              </table:table-cell>
              <table:table-cell office:value-type="float" office:value="0.893845356187">
                <text:p>0.893845356187</text:p>
              </table:table-cell>
              <table:table-cell office:value-type="float" office:value="0.892326210633">
                <text:p>0.892326210633</text:p>
              </table:table-cell>
              <table:table-cell office:value-type="float" office:value="0.890100585432">
                <text:p>0.8901005854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942392791306">
                <text:p>0.942392791306</text:p>
              </table:table-cell>
              <table:table-cell office:value-type="float" office:value="0.902757563345">
                <text:p>0.902757563345</text:p>
              </table:table-cell>
              <table:table-cell office:value-type="float" office:value="0.901550582888">
                <text:p>0.901550582888</text:p>
              </table:table-cell>
              <table:table-cell office:value-type="float" office:value="0.89956241131">
                <text:p>0.89956241131</text:p>
              </table:table-cell>
              <table:table-cell office:value-type="float" office:value="0.89755936019">
                <text:p>0.897559360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947974201934">
                <text:p>0.947974201934</text:p>
              </table:table-cell>
              <table:table-cell office:value-type="float" office:value="0.907903926165">
                <text:p>0.907903926165</text:p>
              </table:table-cell>
              <table:table-cell office:value-type="float" office:value="0.906433831746">
                <text:p>0.906433831746</text:p>
              </table:table-cell>
              <table:table-cell office:value-type="float" office:value="0.904995233152">
                <text:p>0.904995233152</text:p>
              </table:table-cell>
              <table:table-cell office:value-type="float" office:value="0.903282550307">
                <text:p>0.9032825503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936115365545">
                <text:p>0.936115365545</text:p>
              </table:table-cell>
              <table:table-cell office:value-type="float" office:value="0.894276594476">
                <text:p>0.894276594476</text:p>
              </table:table-cell>
              <table:table-cell office:value-type="float" office:value="0.893062225972">
                <text:p>0.893062225972</text:p>
              </table:table-cell>
              <table:table-cell office:value-type="float" office:value="0.891534508454">
                <text:p>0.891534508454</text:p>
              </table:table-cell>
              <table:table-cell office:value-type="float" office:value="0.889227184448">
                <text:p>0.8892271844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942299794054">
                <text:p>0.942299794054</text:p>
              </table:table-cell>
              <table:table-cell office:value-type="float" office:value="0.907569149159">
                <text:p>0.907569149159</text:p>
              </table:table-cell>
              <table:table-cell office:value-type="float" office:value="0.905666995925">
                <text:p>0.905666995925</text:p>
              </table:table-cell>
              <table:table-cell office:value-type="float" office:value="0.904870276334">
                <text:p>0.904870276334</text:p>
              </table:table-cell>
              <table:table-cell office:value-type="float" office:value="0.902437246318">
                <text:p>0.9024372463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94840342085">
                <text:p>0.94840342085</text:p>
              </table:table-cell>
              <table:table-cell office:value-type="float" office:value="0.911693242869">
                <text:p>0.911693242869</text:p>
              </table:table-cell>
              <table:table-cell office:value-type="float" office:value="0.910178218012">
                <text:p>0.910178218012</text:p>
              </table:table-cell>
              <table:table-cell office:value-type="float" office:value="0.909078678574">
                <text:p>0.909078678574</text:p>
              </table:table-cell>
              <table:table-cell office:value-type="float" office:value="0.906572547795">
                <text:p>0.9065725477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934111336392">
                <text:p>0.934111336392</text:p>
              </table:table-cell>
              <table:table-cell office:value-type="float" office:value="0.897082625029">
                <text:p>0.897082625029</text:p>
              </table:table-cell>
              <table:table-cell office:value-type="float" office:value="0.895480734643">
                <text:p>0.895480734643</text:p>
              </table:table-cell>
              <table:table-cell office:value-type="float" office:value="0.894458271253">
                <text:p>0.894458271253</text:p>
              </table:table-cell>
              <table:table-cell office:value-type="float" office:value="0.892777248503">
                <text:p>0.8927772485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942871926836">
                <text:p>0.942871926836</text:p>
              </table:table-cell>
              <table:table-cell office:value-type="float" office:value="0.903695141586">
                <text:p>0.903695141586</text:p>
              </table:table-cell>
              <table:table-cell office:value-type="float" office:value="0.902382155682">
                <text:p>0.902382155682</text:p>
              </table:table-cell>
              <table:table-cell office:value-type="float" office:value="0.901525116134">
                <text:p>0.901525116134</text:p>
              </table:table-cell>
              <table:table-cell office:value-type="float" office:value="0.89937674004">
                <text:p>0.8993767400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.947721837818">
                <text:p>0.947721837818</text:p>
              </table:table-cell>
              <table:table-cell office:value-type="float" office:value="0.907714188052">
                <text:p>0.907714188052</text:p>
              </table:table-cell>
              <table:table-cell office:value-type="float" office:value="0.90624328359">
                <text:p>0.90624328359</text:p>
              </table:table-cell>
              <table:table-cell office:value-type="float" office:value="0.905515871104">
                <text:p>0.905515871104</text:p>
              </table:table-cell>
              <table:table-cell office:value-type="float" office:value="0.902841025407">
                <text:p>0.9028410254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.936124120887">
                <text:p>0.936124120887</text:p>
              </table:table-cell>
              <table:table-cell office:value-type="float" office:value="0.895019765141">
                <text:p>0.895019765141</text:p>
              </table:table-cell>
              <table:table-cell office:value-type="float" office:value="0.893131075422">
                <text:p>0.893131075422</text:p>
              </table:table-cell>
              <table:table-cell office:value-type="float" office:value="0.892642882427">
                <text:p>0.892642882427</text:p>
              </table:table-cell>
              <table:table-cell office:value-type="float" office:value="0.889626806762">
                <text:p>0.8896268067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.945876898494">
                <text:p>0.945876898494</text:p>
              </table:table-cell>
              <table:table-cell office:value-type="float" office:value="0.904141565758">
                <text:p>0.904141565758</text:p>
              </table:table-cell>
              <table:table-cell office:value-type="float" office:value="0.902594627963">
                <text:p>0.902594627963</text:p>
              </table:table-cell>
              <table:table-cell office:value-type="float" office:value="0.901059010791">
                <text:p>0.901059010791</text:p>
              </table:table-cell>
              <table:table-cell office:value-type="float" office:value="0.899130241382">
                <text:p>0.89913024138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.950552313839">
                <text:p>0.950552313839</text:p>
              </table:table-cell>
              <table:table-cell office:value-type="float" office:value="0.911070790039">
                <text:p>0.911070790039</text:p>
              </table:table-cell>
              <table:table-cell office:value-type="float" office:value="0.909473895012">
                <text:p>0.909473895012</text:p>
              </table:table-cell>
              <table:table-cell office:value-type="float" office:value="0.908428957423">
                <text:p>0.908428957423</text:p>
              </table:table-cell>
              <table:table-cell office:value-type="float" office:value="0.906513834599">
                <text:p>0.9065138345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.937108453747">
                <text:p>0.937108453747</text:p>
              </table:table-cell>
              <table:table-cell office:value-type="float" office:value="0.895702680126">
                <text:p>0.895702680126</text:p>
              </table:table-cell>
              <table:table-cell office:value-type="float" office:value="0.893838604092">
                <text:p>0.893838604092</text:p>
              </table:table-cell>
              <table:table-cell office:value-type="float" office:value="0.892966224622">
                <text:p>0.892966224622</text:p>
              </table:table-cell>
              <table:table-cell office:value-type="float" office:value="0.890933224113">
                <text:p>0.89093322411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.945534523659">
                <text:p>0.945534523659</text:p>
              </table:table-cell>
              <table:table-cell office:value-type="float" office:value="0.902749519042">
                <text:p>0.902749519042</text:p>
              </table:table-cell>
              <table:table-cell office:value-type="float" office:value="0.900829814912">
                <text:p>0.900829814912</text:p>
              </table:table-cell>
              <table:table-cell office:value-type="float" office:value="0.900553650148">
                <text:p>0.900553650148</text:p>
              </table:table-cell>
              <table:table-cell office:value-type="float" office:value="0.89855912199">
                <text:p>0.8985591219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.949447565142">
                <text:p>0.949447565142</text:p>
              </table:table-cell>
              <table:table-cell office:value-type="float" office:value="0.909048267662">
                <text:p>0.909048267662</text:p>
              </table:table-cell>
              <table:table-cell office:value-type="float" office:value="0.907219186488">
                <text:p>0.907219186488</text:p>
              </table:table-cell>
              <table:table-cell office:value-type="float" office:value="0.906782428743">
                <text:p>0.906782428743</text:p>
              </table:table-cell>
              <table:table-cell office:value-type="float" office:value="0.904403656269">
                <text:p>0.9044036562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.938315667939">
                <text:p>0.938315667939</text:p>
              </table:table-cell>
              <table:table-cell office:value-type="float" office:value="0.896861897529">
                <text:p>0.896861897529</text:p>
              </table:table-cell>
              <table:table-cell office:value-type="float" office:value="0.894946952212">
                <text:p>0.894946952212</text:p>
              </table:table-cell>
              <table:table-cell office:value-type="float" office:value="0.894470573282">
                <text:p>0.894470573282</text:p>
              </table:table-cell>
              <table:table-cell office:value-type="float" office:value="0.89224614965">
                <text:p>0.8922461496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.944917953224">
                <text:p>0.944917953224</text:p>
              </table:table-cell>
              <table:table-cell office:value-type="float" office:value="0.910287068358">
                <text:p>0.910287068358</text:p>
              </table:table-cell>
              <table:table-cell office:value-type="float" office:value="0.908764909249">
                <text:p>0.908764909249</text:p>
              </table:table-cell>
              <table:table-cell office:value-type="float" office:value="0.90739822338">
                <text:p>0.90739822338</text:p>
              </table:table-cell>
              <table:table-cell office:value-type="float" office:value="0.905028303672">
                <text:p>0.9050283036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0.949828989805">
                <text:p>0.949828989805</text:p>
              </table:table-cell>
              <table:table-cell office:value-type="float" office:value="0.914836665048">
                <text:p>0.914836665048</text:p>
              </table:table-cell>
              <table:table-cell office:value-type="float" office:value="0.913569766801">
                <text:p>0.913569766801</text:p>
              </table:table-cell>
              <table:table-cell office:value-type="float" office:value="0.912001934722">
                <text:p>0.912001934722</text:p>
              </table:table-cell>
              <table:table-cell office:value-type="float" office:value="0.908450459195">
                <text:p>0.9084504591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0.938703830658">
                <text:p>0.938703830658</text:p>
              </table:table-cell>
              <table:table-cell office:value-type="float" office:value="0.900284441821">
                <text:p>0.900284441821</text:p>
              </table:table-cell>
              <table:table-cell office:value-type="float" office:value="0.899212148535">
                <text:p>0.899212148535</text:p>
              </table:table-cell>
              <table:table-cell office:value-type="float" office:value="0.89784565234">
                <text:p>0.89784565234</text:p>
              </table:table-cell>
              <table:table-cell office:value-type="float" office:value="0.894836756703">
                <text:p>0.89483675670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0.944367507329">
                <text:p>0.944367507329</text:p>
              </table:table-cell>
              <table:table-cell office:value-type="float" office:value="0.906829806657">
                <text:p>0.906829806657</text:p>
              </table:table-cell>
              <table:table-cell office:value-type="float" office:value="0.905984690073">
                <text:p>0.905984690073</text:p>
              </table:table-cell>
              <table:table-cell office:value-type="float" office:value="0.904160147042">
                <text:p>0.904160147042</text:p>
              </table:table-cell>
              <table:table-cell office:value-type="float" office:value="0.901221407496">
                <text:p>0.9012214074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.949754254574">
                <text:p>0.949754254574</text:p>
              </table:table-cell>
              <table:table-cell office:value-type="float" office:value="0.911532399928">
                <text:p>0.911532399928</text:p>
              </table:table-cell>
              <table:table-cell office:value-type="float" office:value="0.910626457693">
                <text:p>0.910626457693</text:p>
              </table:table-cell>
              <table:table-cell office:value-type="float" office:value="0.908762580815">
                <text:p>0.908762580815</text:p>
              </table:table-cell>
              <table:table-cell office:value-type="float" office:value="0.906183487328">
                <text:p>0.90618348732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0.93777490308">
                <text:p>0.93777490308</text:p>
              </table:table-cell>
              <table:table-cell office:value-type="float" office:value="0.900496655065">
                <text:p>0.900496655065</text:p>
              </table:table-cell>
              <table:table-cell office:value-type="float" office:value="0.899403518133">
                <text:p>0.899403518133</text:p>
              </table:table-cell>
              <table:table-cell office:value-type="float" office:value="0.897993169104">
                <text:p>0.897993169104</text:p>
              </table:table-cell>
              <table:table-cell office:value-type="float" office:value="0.895220210143">
                <text:p>0.8952202101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0.946883688549">
                <text:p>0.946883688549</text:p>
              </table:table-cell>
              <table:table-cell office:value-type="float" office:value="0.907983998803">
                <text:p>0.907983998803</text:p>
              </table:table-cell>
              <table:table-cell office:value-type="float" office:value="0.90735072766">
                <text:p>0.90735072766</text:p>
              </table:table-cell>
              <table:table-cell office:value-type="float" office:value="0.905499211803">
                <text:p>0.905499211803</text:p>
              </table:table-cell>
              <table:table-cell office:value-type="float" office:value="0.902615219022">
                <text:p>0.9026152190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0.950741811074">
                <text:p>0.950741811074</text:p>
              </table:table-cell>
              <table:table-cell office:value-type="float" office:value="0.913168624986">
                <text:p>0.913168624986</text:p>
              </table:table-cell>
              <table:table-cell office:value-type="float" office:value="0.912106388667">
                <text:p>0.912106388667</text:p>
              </table:table-cell>
              <table:table-cell office:value-type="float" office:value="0.910366288267">
                <text:p>0.910366288267</text:p>
              </table:table-cell>
              <table:table-cell office:value-type="float" office:value="0.907411072607">
                <text:p>0.90741107260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0.93831529335">
                <text:p>0.93831529335</text:p>
              </table:table-cell>
              <table:table-cell office:value-type="float" office:value="0.899221756807">
                <text:p>0.899221756807</text:p>
              </table:table-cell>
              <table:table-cell office:value-type="float" office:value="0.898405516537">
                <text:p>0.898405516537</text:p>
              </table:table-cell>
              <table:table-cell office:value-type="float" office:value="0.896841831124">
                <text:p>0.896841831124</text:p>
              </table:table-cell>
              <table:table-cell office:value-type="float" office:value="0.893922403965">
                <text:p>0.89392240396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0.945774109945">
                <text:p>0.945774109945</text:p>
              </table:table-cell>
              <table:table-cell office:value-type="float" office:value="0.907393218207">
                <text:p>0.907393218207</text:p>
              </table:table-cell>
              <table:table-cell office:value-type="float" office:value="0.906719329501">
                <text:p>0.906719329501</text:p>
              </table:table-cell>
              <table:table-cell office:value-type="float" office:value="0.905049022886">
                <text:p>0.905049022886</text:p>
              </table:table-cell>
              <table:table-cell office:value-type="float" office:value="0.901788325027">
                <text:p>0.9017883250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0.950665818752">
                <text:p>0.950665818752</text:p>
              </table:table-cell>
              <table:table-cell office:value-type="float" office:value="0.912791506034">
                <text:p>0.912791506034</text:p>
              </table:table-cell>
              <table:table-cell office:value-type="float" office:value="0.912066055045">
                <text:p>0.912066055045</text:p>
              </table:table-cell>
              <table:table-cell office:value-type="float" office:value="0.910454705556">
                <text:p>0.910454705556</text:p>
              </table:table-cell>
              <table:table-cell office:value-type="float" office:value="0.907542098502">
                <text:p>0.9075420985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0.939421437512">
                <text:p>0.939421437512</text:p>
              </table:table-cell>
              <table:table-cell office:value-type="float" office:value="0.90062188864">
                <text:p>0.90062188864</text:p>
              </table:table-cell>
              <table:table-cell office:value-type="float" office:value="0.900187716168">
                <text:p>0.900187716168</text:p>
              </table:table-cell>
              <table:table-cell office:value-type="float" office:value="0.898868602437">
                <text:p>0.898868602437</text:p>
              </table:table-cell>
              <table:table-cell office:value-type="float" office:value="0.895938226901">
                <text:p>0.89593822690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0.956924451329">
                <text:p>0.956924451329</text:p>
              </table:table-cell>
              <table:table-cell office:value-type="float" office:value="0.914041039696">
                <text:p>0.914041039696</text:p>
              </table:table-cell>
              <table:table-cell office:value-type="float" office:value="0.91302642336">
                <text:p>0.91302642336</text:p>
              </table:table-cell>
              <table:table-cell office:value-type="float" office:value="0.911844697446">
                <text:p>0.911844697446</text:p>
              </table:table-cell>
              <table:table-cell office:value-type="float" office:value="0.908462384361">
                <text:p>0.9084623843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0.951430601256">
                <text:p>0.951430601256</text:p>
              </table:table-cell>
              <table:table-cell office:value-type="float" office:value="0.917689213402">
                <text:p>0.917689213402</text:p>
              </table:table-cell>
              <table:table-cell office:value-type="float" office:value="0.917311132334">
                <text:p>0.917311132334</text:p>
              </table:table-cell>
              <table:table-cell office:value-type="float" office:value="0.915715561194">
                <text:p>0.915715561194</text:p>
              </table:table-cell>
              <table:table-cell office:value-type="float" office:value="0.912088043282">
                <text:p>0.9120880432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0.940739690725">
                <text:p>0.940739690725</text:p>
              </table:table-cell>
              <table:table-cell office:value-type="float" office:value="0.90454365672">
                <text:p>0.90454365672</text:p>
              </table:table-cell>
              <table:table-cell office:value-type="float" office:value="0.903956004086">
                <text:p>0.903956004086</text:p>
              </table:table-cell>
              <table:table-cell office:value-type="float" office:value="0.90291726378">
                <text:p>0.90291726378</text:p>
              </table:table-cell>
              <table:table-cell office:value-type="float" office:value="0.899433381878">
                <text:p>0.89943338187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94817657115">
                <text:p>0.94817657115</text:p>
              </table:table-cell>
              <table:table-cell office:value-type="float" office:value="0.910834409136">
                <text:p>0.910834409136</text:p>
              </table:table-cell>
              <table:table-cell office:value-type="float" office:value="0.910684206573">
                <text:p>0.910684206573</text:p>
              </table:table-cell>
              <table:table-cell office:value-type="float" office:value="0.90972246286">
                <text:p>0.90972246286</text:p>
              </table:table-cell>
              <table:table-cell office:value-type="float" office:value="0.906175640267">
                <text:p>0.90617564026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0.953101321845">
                <text:p>0.953101321845</text:p>
              </table:table-cell>
              <table:table-cell office:value-type="float" office:value="0.916855589302">
                <text:p>0.916855589302</text:p>
              </table:table-cell>
              <table:table-cell office:value-type="float" office:value="0.91660045472">
                <text:p>0.91660045472</text:p>
              </table:table-cell>
              <table:table-cell office:value-type="float" office:value="0.915572501746">
                <text:p>0.915572501746</text:p>
              </table:table-cell>
              <table:table-cell office:value-type="float" office:value="0.911812183097">
                <text:p>0.91181218309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0.940300348009">
                <text:p>0.940300348009</text:p>
              </table:table-cell>
              <table:table-cell office:value-type="float" office:value="0.904348268893">
                <text:p>0.904348268893</text:p>
              </table:table-cell>
              <table:table-cell office:value-type="float" office:value="0.903755635321">
                <text:p>0.903755635321</text:p>
              </table:table-cell>
              <table:table-cell office:value-type="float" office:value="0.903134468133">
                <text:p>0.903134468133</text:p>
              </table:table-cell>
              <table:table-cell office:value-type="float" office:value="0.898885017455">
                <text:p>0.8988850174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0.948182018815">
                <text:p>0.948182018815</text:p>
              </table:table-cell>
              <table:table-cell office:value-type="float" office:value="0.911415115182">
                <text:p>0.911415115182</text:p>
              </table:table-cell>
              <table:table-cell office:value-type="float" office:value="0.911064740673">
                <text:p>0.911064740673</text:p>
              </table:table-cell>
              <table:table-cell office:value-type="float" office:value="0.909707967455">
                <text:p>0.909707967455</text:p>
              </table:table-cell>
              <table:table-cell office:value-type="float" office:value="0.905662875562">
                <text:p>0.90566287556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0.953978518698">
                <text:p>0.953978518698</text:p>
              </table:table-cell>
              <table:table-cell office:value-type="float" office:value="0.91734491368">
                <text:p>0.91734491368</text:p>
              </table:table-cell>
              <table:table-cell office:value-type="float" office:value="0.917335308642">
                <text:p>0.917335308642</text:p>
              </table:table-cell>
              <table:table-cell office:value-type="float" office:value="0.915941890448">
                <text:p>0.915941890448</text:p>
              </table:table-cell>
              <table:table-cell office:value-type="float" office:value="0.912394160465">
                <text:p>0.91239416046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0.941101932282">
                <text:p>0.941101932282</text:p>
              </table:table-cell>
              <table:table-cell office:value-type="float" office:value="0.904580426426">
                <text:p>0.904580426426</text:p>
              </table:table-cell>
              <table:table-cell office:value-type="float" office:value="0.904680714351">
                <text:p>0.904680714351</text:p>
              </table:table-cell>
              <table:table-cell office:value-type="float" office:value="0.903136695312">
                <text:p>0.903136695312</text:p>
              </table:table-cell>
              <table:table-cell office:value-type="float" office:value="0.899927842689">
                <text:p>0.89992784268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0.948445612154">
                <text:p>0.948445612154</text:p>
              </table:table-cell>
              <table:table-cell office:value-type="float" office:value="0.912289420603">
                <text:p>0.912289420603</text:p>
              </table:table-cell>
              <table:table-cell office:value-type="float" office:value="0.911904847588">
                <text:p>0.911904847588</text:p>
              </table:table-cell>
              <table:table-cell office:value-type="float" office:value="0.910473970079">
                <text:p>0.910473970079</text:p>
              </table:table-cell>
              <table:table-cell office:value-type="float" office:value="0.90767549697">
                <text:p>0.9076754969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0.953158544207">
                <text:p>0.953158544207</text:p>
              </table:table-cell>
              <table:table-cell office:value-type="float" office:value="0.917573767689">
                <text:p>0.917573767689</text:p>
              </table:table-cell>
              <table:table-cell office:value-type="float" office:value="0.917362381827">
                <text:p>0.917362381827</text:p>
              </table:table-cell>
              <table:table-cell office:value-type="float" office:value="0.915781577387">
                <text:p>0.915781577387</text:p>
              </table:table-cell>
              <table:table-cell office:value-type="float" office:value="0.912803094907">
                <text:p>0.9128030949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0.941065147815">
                <text:p>0.941065147815</text:p>
              </table:table-cell>
              <table:table-cell office:value-type="float" office:value="0.904724530214">
                <text:p>0.904724530214</text:p>
              </table:table-cell>
              <table:table-cell office:value-type="float" office:value="0.904499016076">
                <text:p>0.904499016076</text:p>
              </table:table-cell>
              <table:table-cell office:value-type="float" office:value="0.903200287954">
                <text:p>0.903200287954</text:p>
              </table:table-cell>
              <table:table-cell office:value-type="float" office:value="0.899657118557">
                <text:p>0.8996571185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0.948349118979">
                <text:p>0.948349118979</text:p>
              </table:table-cell>
              <table:table-cell office:value-type="float" office:value="0.91763981184">
                <text:p>0.91763981184</text:p>
              </table:table-cell>
              <table:table-cell office:value-type="float" office:value="0.916639908239">
                <text:p>0.916639908239</text:p>
              </table:table-cell>
              <table:table-cell office:value-type="float" office:value="0.915646584168">
                <text:p>0.915646584168</text:p>
              </table:table-cell>
              <table:table-cell office:value-type="float" office:value="0.913832147325">
                <text:p>0.91383214732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0.953650569762">
                <text:p>0.953650569762</text:p>
              </table:table-cell>
              <table:table-cell office:value-type="float" office:value="0.922207332025">
                <text:p>0.922207332025</text:p>
              </table:table-cell>
              <table:table-cell office:value-type="float" office:value="0.921313358132">
                <text:p>0.921313358132</text:p>
              </table:table-cell>
              <table:table-cell office:value-type="float" office:value="0.920511941029">
                <text:p>0.920511941029</text:p>
              </table:table-cell>
              <table:table-cell office:value-type="float" office:value="0.918065963051">
                <text:p>0.9180659630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0.941984508628">
                <text:p>0.941984508628</text:p>
              </table:table-cell>
              <table:table-cell office:value-type="float" office:value="0.908752717564">
                <text:p>0.908752717564</text:p>
              </table:table-cell>
              <table:table-cell office:value-type="float" office:value="0.907886779915">
                <text:p>0.907886779915</text:p>
              </table:table-cell>
              <table:table-cell office:value-type="float" office:value="0.907295556358">
                <text:p>0.907295556358</text:p>
              </table:table-cell>
              <table:table-cell office:value-type="float" office:value="0.904818451276">
                <text:p>0.90481845127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0.949254260061">
                <text:p>0.949254260061</text:p>
              </table:table-cell>
              <table:table-cell office:value-type="float" office:value="0.915500124623">
                <text:p>0.915500124623</text:p>
              </table:table-cell>
              <table:table-cell office:value-type="float" office:value="0.91480908764">
                <text:p>0.91480908764</text:p>
              </table:table-cell>
              <table:table-cell office:value-type="float" office:value="0.91420073061">
                <text:p>0.91420073061</text:p>
              </table:table-cell>
              <table:table-cell office:value-type="float" office:value="0.911493980504">
                <text:p>0.9114939805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0.953626136671">
                <text:p>0.953626136671</text:p>
              </table:table-cell>
              <table:table-cell office:value-type="float" office:value="0.92092113678">
                <text:p>0.92092113678</text:p>
              </table:table-cell>
              <table:table-cell office:value-type="float" office:value="0.920412952168">
                <text:p>0.920412952168</text:p>
              </table:table-cell>
              <table:table-cell office:value-type="float" office:value="0.91957912159">
                <text:p>0.91957912159</text:p>
              </table:table-cell>
              <table:table-cell office:value-type="float" office:value="0.917193498964">
                <text:p>0.9171934989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0.943467856838">
                <text:p>0.943467856838</text:p>
              </table:table-cell>
              <table:table-cell office:value-type="float" office:value="0.910450707929">
                <text:p>0.910450707929</text:p>
              </table:table-cell>
              <table:table-cell office:value-type="float" office:value="0.909256765621">
                <text:p>0.909256765621</text:p>
              </table:table-cell>
              <table:table-cell office:value-type="float" office:value="0.908926665689">
                <text:p>0.908926665689</text:p>
              </table:table-cell>
              <table:table-cell office:value-type="float" office:value="0.906474046979">
                <text:p>0.90647404697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0.95005871846">
                <text:p>0.95005871846</text:p>
              </table:table-cell>
              <table:table-cell office:value-type="float" office:value="0.916369882875">
                <text:p>0.916369882875</text:p>
              </table:table-cell>
              <table:table-cell office:value-type="float" office:value="0.915843670515">
                <text:p>0.915843670515</text:p>
              </table:table-cell>
              <table:table-cell office:value-type="float" office:value="0.915065246731">
                <text:p>0.915065246731</text:p>
              </table:table-cell>
              <table:table-cell office:value-type="float" office:value="0.913247281673">
                <text:p>0.91324728167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0.954914477167">
                <text:p>0.954914477167</text:p>
              </table:table-cell>
              <table:table-cell office:value-type="float" office:value="0.921724166784">
                <text:p>0.921724166784</text:p>
              </table:table-cell>
              <table:table-cell office:value-type="float" office:value="0.921049424798">
                <text:p>0.921049424798</text:p>
              </table:table-cell>
              <table:table-cell office:value-type="float" office:value="0.920976637526">
                <text:p>0.920976637526</text:p>
              </table:table-cell>
              <table:table-cell office:value-type="float" office:value="0.918330887711">
                <text:p>0.9183308877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0.943306514735">
                <text:p>0.943306514735</text:p>
              </table:table-cell>
              <table:table-cell office:value-type="float" office:value="0.910517390432">
                <text:p>0.910517390432</text:p>
              </table:table-cell>
              <table:table-cell office:value-type="float" office:value="0.909835684618">
                <text:p>0.909835684618</text:p>
              </table:table-cell>
              <table:table-cell office:value-type="float" office:value="0.909594224625">
                <text:p>0.909594224625</text:p>
              </table:table-cell>
              <table:table-cell office:value-type="float" office:value="0.907022003394">
                <text:p>0.90702200339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0.950855804481">
                <text:p>0.950855804481</text:p>
              </table:table-cell>
              <table:table-cell office:value-type="float" office:value="0.917070805962">
                <text:p>0.917070805962</text:p>
              </table:table-cell>
              <table:table-cell office:value-type="float" office:value="0.916510479477">
                <text:p>0.916510479477</text:p>
              </table:table-cell>
              <table:table-cell office:value-type="float" office:value="0.915624033395">
                <text:p>0.915624033395</text:p>
              </table:table-cell>
              <table:table-cell office:value-type="float" office:value="0.913217576159">
                <text:p>0.91321757615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0.955509724552">
                <text:p>0.955509724552</text:p>
              </table:table-cell>
              <table:table-cell office:value-type="float" office:value="0.922386967248">
                <text:p>0.922386967248</text:p>
              </table:table-cell>
              <table:table-cell office:value-type="float" office:value="0.921842563869">
                <text:p>0.921842563869</text:p>
              </table:table-cell>
              <table:table-cell office:value-type="float" office:value="0.921524019718">
                <text:p>0.921524019718</text:p>
              </table:table-cell>
              <table:table-cell office:value-type="float" office:value="0.918571625272">
                <text:p>0.9185716252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0.943386764644">
                <text:p>0.943386764644</text:p>
              </table:table-cell>
              <table:table-cell office:value-type="float" office:value="0.910187655978">
                <text:p>0.910187655978</text:p>
              </table:table-cell>
              <table:table-cell office:value-type="float" office:value="0.90928780696">
                <text:p>0.90928780696</text:p>
              </table:table-cell>
              <table:table-cell office:value-type="float" office:value="0.908898087562">
                <text:p>0.908898087562</text:p>
              </table:table-cell>
              <table:table-cell office:value-type="float" office:value="0.905918586538">
                <text:p>0.9059185865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0.951979253089">
                <text:p>0.951979253089</text:p>
              </table:table-cell>
              <table:table-cell office:value-type="float" office:value="0.922957501353">
                <text:p>0.922957501353</text:p>
              </table:table-cell>
              <table:table-cell office:value-type="float" office:value="0.922714761949">
                <text:p>0.922714761949</text:p>
              </table:table-cell>
              <table:table-cell office:value-type="float" office:value="0.920999670404">
                <text:p>0.920999670404</text:p>
              </table:table-cell>
              <table:table-cell office:value-type="float" office:value="0.918116296807">
                <text:p>0.9181162968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0.956289613619">
                <text:p>0.956289613619</text:p>
              </table:table-cell>
              <table:table-cell office:value-type="float" office:value="0.928016609784">
                <text:p>0.928016609784</text:p>
              </table:table-cell>
              <table:table-cell office:value-type="float" office:value="0.927021906556">
                <text:p>0.927021906556</text:p>
              </table:table-cell>
              <table:table-cell office:value-type="float" office:value="0.926041637169">
                <text:p>0.926041637169</text:p>
              </table:table-cell>
              <table:table-cell office:value-type="float" office:value="0.923453390792">
                <text:p>0.9234533907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0.944737283027">
                <text:p>0.944737283027</text:p>
              </table:table-cell>
              <table:table-cell office:value-type="float" office:value="0.915012292374">
                <text:p>0.915012292374</text:p>
              </table:table-cell>
              <table:table-cell office:value-type="float" office:value="0.914056573746">
                <text:p>0.914056573746</text:p>
              </table:table-cell>
              <table:table-cell office:value-type="float" office:value="0.913311157318">
                <text:p>0.913311157318</text:p>
              </table:table-cell>
              <table:table-cell office:value-type="float" office:value="0.910246325971">
                <text:p>0.91024632597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0.95283512482">
                <text:p>0.95283512482</text:p>
              </table:table-cell>
              <table:table-cell office:value-type="float" office:value="0.920861813678">
                <text:p>0.920861813678</text:p>
              </table:table-cell>
              <table:table-cell office:value-type="float" office:value="0.920250015016">
                <text:p>0.920250015016</text:p>
              </table:table-cell>
              <table:table-cell office:value-type="float" office:value="0.919483522337">
                <text:p>0.919483522337</text:p>
              </table:table-cell>
              <table:table-cell office:value-type="float" office:value="0.9159131994">
                <text:p>0.915913199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0.95782783766">
                <text:p>0.95782783766</text:p>
              </table:table-cell>
              <table:table-cell office:value-type="float" office:value="0.925885126067">
                <text:p>0.925885126067</text:p>
              </table:table-cell>
              <table:table-cell office:value-type="float" office:value="0.925379306851">
                <text:p>0.925379306851</text:p>
              </table:table-cell>
              <table:table-cell office:value-type="float" office:value="0.924410290349">
                <text:p>0.924410290349</text:p>
              </table:table-cell>
              <table:table-cell office:value-type="float" office:value="0.921754721074">
                <text:p>0.92175472107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948619959945">
                <text:p>0.948619959945</text:p>
              </table:table-cell>
              <table:table-cell office:value-type="float" office:value="0.916196153626">
                <text:p>0.916196153626</text:p>
              </table:table-cell>
              <table:table-cell office:value-type="float" office:value="0.915402433413">
                <text:p>0.915402433413</text:p>
              </table:table-cell>
              <table:table-cell office:value-type="float" office:value="0.914679378926">
                <text:p>0.914679378926</text:p>
              </table:table-cell>
              <table:table-cell office:value-type="float" office:value="0.91103107711">
                <text:p>0.911031077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0.954826730511">
                <text:p>0.954826730511</text:p>
              </table:table-cell>
              <table:table-cell office:value-type="float" office:value="0.921252887955">
                <text:p>0.921252887955</text:p>
              </table:table-cell>
              <table:table-cell office:value-type="float" office:value="0.920738089794">
                <text:p>0.920738089794</text:p>
              </table:table-cell>
              <table:table-cell office:value-type="float" office:value="0.920440471774">
                <text:p>0.920440471774</text:p>
              </table:table-cell>
              <table:table-cell office:value-type="float" office:value="0.916152508781">
                <text:p>0.91615250878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0.95876829664">
                <text:p>0.95876829664</text:p>
              </table:table-cell>
              <table:table-cell office:value-type="float" office:value="0.925859485405">
                <text:p>0.925859485405</text:p>
              </table:table-cell>
              <table:table-cell office:value-type="float" office:value="0.925088108126">
                <text:p>0.925088108126</text:p>
              </table:table-cell>
              <table:table-cell office:value-type="float" office:value="0.924295296581">
                <text:p>0.924295296581</text:p>
              </table:table-cell>
              <table:table-cell office:value-type="float" office:value="0.921174619564">
                <text:p>0.92117461956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0.946560560791">
                <text:p>0.946560560791</text:p>
              </table:table-cell>
              <table:table-cell office:value-type="float" office:value="0.914876575059">
                <text:p>0.914876575059</text:p>
              </table:table-cell>
              <table:table-cell office:value-type="float" office:value="0.91435184164">
                <text:p>0.91435184164</text:p>
              </table:table-cell>
              <table:table-cell office:value-type="float" office:value="0.913724831193">
                <text:p>0.913724831193</text:p>
              </table:table-cell>
              <table:table-cell office:value-type="float" office:value="0.910444169691">
                <text:p>0.91044416969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0.95457034933">
                <text:p>0.95457034933</text:p>
              </table:table-cell>
              <table:table-cell office:value-type="float" office:value="0.922358514782">
                <text:p>0.922358514782</text:p>
              </table:table-cell>
              <table:table-cell office:value-type="float" office:value="0.921293823862">
                <text:p>0.921293823862</text:p>
              </table:table-cell>
              <table:table-cell office:value-type="float" office:value="0.92099222513">
                <text:p>0.92099222513</text:p>
              </table:table-cell>
              <table:table-cell office:value-type="float" office:value="0.917406381575">
                <text:p>0.9174063815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0.959343719431">
                <text:p>0.959343719431</text:p>
              </table:table-cell>
              <table:table-cell office:value-type="float" office:value="0.927406073657">
                <text:p>0.927406073657</text:p>
              </table:table-cell>
              <table:table-cell office:value-type="float" office:value="0.926735092397">
                <text:p>0.926735092397</text:p>
              </table:table-cell>
              <table:table-cell office:value-type="float" office:value="0.926621891648">
                <text:p>0.926621891648</text:p>
              </table:table-cell>
              <table:table-cell office:value-type="float" office:value="0.923133125165">
                <text:p>0.92313312516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0.950271541407">
                <text:p>0.950271541407</text:p>
              </table:table-cell>
              <table:table-cell office:value-type="float" office:value="0.91676735235">
                <text:p>0.91676735235</text:p>
              </table:table-cell>
              <table:table-cell office:value-type="float" office:value="0.916167679271">
                <text:p>0.916167679271</text:p>
              </table:table-cell>
              <table:table-cell office:value-type="float" office:value="0.916112438487">
                <text:p>0.916112438487</text:p>
              </table:table-cell>
              <table:table-cell office:value-type="float" office:value="0.912199340075">
                <text:p>0.91219934007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0.955191709946">
                <text:p>0.955191709946</text:p>
              </table:table-cell>
              <table:table-cell office:value-type="float" office:value="0.927325443533">
                <text:p>0.927325443533</text:p>
              </table:table-cell>
              <table:table-cell office:value-type="float" office:value="0.926506463777">
                <text:p>0.926506463777</text:p>
              </table:table-cell>
              <table:table-cell office:value-type="float" office:value="0.926191403245">
                <text:p>0.926191403245</text:p>
              </table:table-cell>
              <table:table-cell office:value-type="float" office:value="0.922527957399">
                <text:p>0.92252795739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0.959703029743">
                <text:p>0.959703029743</text:p>
              </table:table-cell>
              <table:table-cell office:value-type="float" office:value="0.931744245277">
                <text:p>0.931744245277</text:p>
              </table:table-cell>
              <table:table-cell office:value-type="float" office:value="0.930934321118">
                <text:p>0.930934321118</text:p>
              </table:table-cell>
              <table:table-cell office:value-type="float" office:value="0.931048923513">
                <text:p>0.931048923513</text:p>
              </table:table-cell>
              <table:table-cell office:value-type="float" office:value="0.92722136737">
                <text:p>0.9272213673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0.950476412179">
                <text:p>0.950476412179</text:p>
              </table:table-cell>
              <table:table-cell office:value-type="float" office:value="0.921292530572">
                <text:p>0.921292530572</text:p>
              </table:table-cell>
              <table:table-cell office:value-type="float" office:value="0.920266609219">
                <text:p>0.920266609219</text:p>
              </table:table-cell>
              <table:table-cell office:value-type="float" office:value="0.92098005055">
                <text:p>0.92098005055</text:p>
              </table:table-cell>
              <table:table-cell office:value-type="float" office:value="0.917002323313">
                <text:p>0.9170023233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0.954995902155">
                <text:p>0.954995902155</text:p>
              </table:table-cell>
              <table:table-cell office:value-type="float" office:value="0.924659696979">
                <text:p>0.924659696979</text:p>
              </table:table-cell>
              <table:table-cell office:value-type="float" office:value="0.92381236963">
                <text:p>0.92381236963</text:p>
              </table:table-cell>
              <table:table-cell office:value-type="float" office:value="0.923794761996">
                <text:p>0.923794761996</text:p>
              </table:table-cell>
              <table:table-cell office:value-type="float" office:value="0.920258793017">
                <text:p>0.9202587930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0.959097628239">
                <text:p>0.959097628239</text:p>
              </table:table-cell>
              <table:table-cell office:value-type="float" office:value="0.928261304605">
                <text:p>0.928261304605</text:p>
              </table:table-cell>
              <table:table-cell office:value-type="float" office:value="0.927048764463">
                <text:p>0.927048764463</text:p>
              </table:table-cell>
              <table:table-cell office:value-type="float" office:value="0.927278527281">
                <text:p>0.927278527281</text:p>
              </table:table-cell>
              <table:table-cell office:value-type="float" office:value="0.923703306844">
                <text:p>0.92370330684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0.948982604193">
                <text:p>0.948982604193</text:p>
              </table:table-cell>
              <table:table-cell office:value-type="float" office:value="0.917598867848">
                <text:p>0.917598867848</text:p>
              </table:table-cell>
              <table:table-cell office:value-type="float" office:value="0.917073330095">
                <text:p>0.917073330095</text:p>
              </table:table-cell>
              <table:table-cell office:value-type="float" office:value="0.917090939155">
                <text:p>0.917090939155</text:p>
              </table:table-cell>
              <table:table-cell office:value-type="float" office:value="0.913882508395">
                <text:p>0.91388250839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0.953188433871">
                <text:p>0.953188433871</text:p>
              </table:table-cell>
              <table:table-cell office:value-type="float" office:value="0.921535794439">
                <text:p>0.921535794439</text:p>
              </table:table-cell>
              <table:table-cell office:value-type="float" office:value="0.920978177729">
                <text:p>0.920978177729</text:p>
              </table:table-cell>
              <table:table-cell office:value-type="float" office:value="0.920847629044">
                <text:p>0.920847629044</text:p>
              </table:table-cell>
              <table:table-cell office:value-type="float" office:value="0.917700663413">
                <text:p>0.91770066341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0.957698102954">
                <text:p>0.957698102954</text:p>
              </table:table-cell>
              <table:table-cell office:value-type="float" office:value="0.925116212194">
                <text:p>0.925116212194</text:p>
              </table:table-cell>
              <table:table-cell office:value-type="float" office:value="0.924699755913">
                <text:p>0.924699755913</text:p>
              </table:table-cell>
              <table:table-cell office:value-type="float" office:value="0.925166715683">
                <text:p>0.925166715683</text:p>
              </table:table-cell>
              <table:table-cell office:value-type="float" office:value="0.921555914177">
                <text:p>0.92155591417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0.945692171864">
                <text:p>0.945692171864</text:p>
              </table:table-cell>
              <table:table-cell office:value-type="float" office:value="0.912535061908">
                <text:p>0.912535061908</text:p>
              </table:table-cell>
              <table:table-cell office:value-type="float" office:value="0.912322128462">
                <text:p>0.912322128462</text:p>
              </table:table-cell>
              <table:table-cell office:value-type="float" office:value="0.91278391935">
                <text:p>0.91278391935</text:p>
              </table:table-cell>
              <table:table-cell office:value-type="float" office:value="0.908795903225">
                <text:p>0.9087959032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0.953126674122">
                <text:p>0.953126674122</text:p>
              </table:table-cell>
              <table:table-cell office:value-type="float" office:value="0.918856556074">
                <text:p>0.918856556074</text:p>
              </table:table-cell>
              <table:table-cell office:value-type="float" office:value="0.918711845545">
                <text:p>0.918711845545</text:p>
              </table:table-cell>
              <table:table-cell office:value-type="float" office:value="0.919249891583">
                <text:p>0.919249891583</text:p>
              </table:table-cell>
              <table:table-cell office:value-type="float" office:value="0.915096203381">
                <text:p>0.91509620338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0.956879721415">
                <text:p>0.956879721415</text:p>
              </table:table-cell>
              <table:table-cell office:value-type="float" office:value="0.923173810273">
                <text:p>0.923173810273</text:p>
              </table:table-cell>
              <table:table-cell office:value-type="float" office:value="0.923184319738">
                <text:p>0.923184319738</text:p>
              </table:table-cell>
              <table:table-cell office:value-type="float" office:value="0.923635434291">
                <text:p>0.923635434291</text:p>
              </table:table-cell>
              <table:table-cell office:value-type="float" office:value="0.918935441428">
                <text:p>0.91893544142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0.946847012311">
                <text:p>0.946847012311</text:p>
              </table:table-cell>
              <table:table-cell office:value-type="float" office:value="0.912779574754">
                <text:p>0.912779574754</text:p>
              </table:table-cell>
              <table:table-cell office:value-type="float" office:value="0.912514121151">
                <text:p>0.912514121151</text:p>
              </table:table-cell>
              <table:table-cell office:value-type="float" office:value="0.913079469556">
                <text:p>0.913079469556</text:p>
              </table:table-cell>
              <table:table-cell office:value-type="float" office:value="0.908363985529">
                <text:p>0.90836398552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0.953672928399">
                <text:p>0.953672928399</text:p>
              </table:table-cell>
              <table:table-cell office:value-type="float" office:value="0.925439009605">
                <text:p>0.925439009605</text:p>
              </table:table-cell>
              <table:table-cell office:value-type="float" office:value="0.924963867436">
                <text:p>0.924963867436</text:p>
              </table:table-cell>
              <table:table-cell office:value-type="float" office:value="0.923319950095">
                <text:p>0.923319950095</text:p>
              </table:table-cell>
              <table:table-cell office:value-type="float" office:value="0.920848644077">
                <text:p>0.92084864407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0.958311726563">
                <text:p>0.958311726563</text:p>
              </table:table-cell>
              <table:table-cell office:value-type="float" office:value="0.929774553905">
                <text:p>0.929774553905</text:p>
              </table:table-cell>
              <table:table-cell office:value-type="float" office:value="0.928884147204">
                <text:p>0.928884147204</text:p>
              </table:table-cell>
              <table:table-cell office:value-type="float" office:value="0.927525392137">
                <text:p>0.927525392137</text:p>
              </table:table-cell>
              <table:table-cell office:value-type="float" office:value="0.9250850694">
                <text:p>0.925085069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0.94940613174">
                <text:p>0.94940613174</text:p>
              </table:table-cell>
              <table:table-cell office:value-type="float" office:value="0.918687494743">
                <text:p>0.918687494743</text:p>
              </table:table-cell>
              <table:table-cell office:value-type="float" office:value="0.918180052557">
                <text:p>0.918180052557</text:p>
              </table:table-cell>
              <table:table-cell office:value-type="float" office:value="0.916605622325">
                <text:p>0.916605622325</text:p>
              </table:table-cell>
              <table:table-cell office:value-type="float" office:value="0.913750232977">
                <text:p>0.91375023297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0.954719500596">
                <text:p>0.954719500596</text:p>
              </table:table-cell>
              <table:table-cell office:value-type="float" office:value="0.923351764199">
                <text:p>0.923351764199</text:p>
              </table:table-cell>
              <table:table-cell office:value-type="float" office:value="0.92345071468">
                <text:p>0.92345071468</text:p>
              </table:table-cell>
              <table:table-cell office:value-type="float" office:value="0.922033841871">
                <text:p>0.922033841871</text:p>
              </table:table-cell>
              <table:table-cell office:value-type="float" office:value="0.919522260144">
                <text:p>0.91952226014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0.959715496332">
                <text:p>0.959715496332</text:p>
              </table:table-cell>
              <table:table-cell office:value-type="float" office:value="0.928400690629">
                <text:p>0.928400690629</text:p>
              </table:table-cell>
              <table:table-cell office:value-type="float" office:value="0.928444878936">
                <text:p>0.928444878936</text:p>
              </table:table-cell>
              <table:table-cell office:value-type="float" office:value="0.92669579031">
                <text:p>0.92669579031</text:p>
              </table:table-cell>
              <table:table-cell office:value-type="float" office:value="0.92410429903">
                <text:p>0.9241042990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0.949469493323">
                <text:p>0.949469493323</text:p>
              </table:table-cell>
              <table:table-cell office:value-type="float" office:value="0.917346373207">
                <text:p>0.917346373207</text:p>
              </table:table-cell>
              <table:table-cell office:value-type="float" office:value="0.91730946934">
                <text:p>0.91730946934</text:p>
              </table:table-cell>
              <table:table-cell office:value-type="float" office:value="0.915437982346">
                <text:p>0.915437982346</text:p>
              </table:table-cell>
              <table:table-cell office:value-type="float" office:value="0.913060550957">
                <text:p>0.91306055095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0.956124210987">
                <text:p>0.956124210987</text:p>
              </table:table-cell>
              <table:table-cell office:value-type="float" office:value="0.924353451104">
                <text:p>0.924353451104</text:p>
              </table:table-cell>
              <table:table-cell office:value-type="float" office:value="0.924326046342">
                <text:p>0.924326046342</text:p>
              </table:table-cell>
              <table:table-cell office:value-type="float" office:value="0.922793058196">
                <text:p>0.922793058196</text:p>
              </table:table-cell>
              <table:table-cell office:value-type="float" office:value="0.920236473763">
                <text:p>0.9202364737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0.959967937263">
                <text:p>0.959967937263</text:p>
              </table:table-cell>
              <table:table-cell office:value-type="float" office:value="0.927844341147">
                <text:p>0.927844341147</text:p>
              </table:table-cell>
              <table:table-cell office:value-type="float" office:value="0.927833150097">
                <text:p>0.927833150097</text:p>
              </table:table-cell>
              <table:table-cell office:value-type="float" office:value="0.926328094947">
                <text:p>0.926328094947</text:p>
              </table:table-cell>
              <table:table-cell office:value-type="float" office:value="0.924673488833">
                <text:p>0.9246734888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0.948862600131">
                <text:p>0.948862600131</text:p>
              </table:table-cell>
              <table:table-cell office:value-type="float" office:value="0.916789917768">
                <text:p>0.916789917768</text:p>
              </table:table-cell>
              <table:table-cell office:value-type="float" office:value="0.916646371955">
                <text:p>0.916646371955</text:p>
              </table:table-cell>
              <table:table-cell office:value-type="float" office:value="0.915554777098">
                <text:p>0.915554777098</text:p>
              </table:table-cell>
              <table:table-cell office:value-type="float" office:value="0.912980788944">
                <text:p>0.91298078894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0.963078265966">
                <text:p>0.963078265966</text:p>
              </table:table-cell>
              <table:table-cell office:value-type="float" office:value="0.923506770559">
                <text:p>0.923506770559</text:p>
              </table:table-cell>
              <table:table-cell office:value-type="float" office:value="0.923588722466">
                <text:p>0.923588722466</text:p>
              </table:table-cell>
              <table:table-cell office:value-type="float" office:value="0.922001581022">
                <text:p>0.922001581022</text:p>
              </table:table-cell>
              <table:table-cell office:value-type="float" office:value="0.919065699991">
                <text:p>0.9190656999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0.960302315192">
                <text:p>0.960302315192</text:p>
              </table:table-cell>
              <table:table-cell office:value-type="float" office:value="0.927706746449">
                <text:p>0.927706746449</text:p>
              </table:table-cell>
              <table:table-cell office:value-type="float" office:value="0.92736304271">
                <text:p>0.92736304271</text:p>
              </table:table-cell>
              <table:table-cell office:value-type="float" office:value="0.925444606336">
                <text:p>0.925444606336</text:p>
              </table:table-cell>
              <table:table-cell office:value-type="float" office:value="0.924036493433">
                <text:p>0.92403649343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0.94951401925">
                <text:p>0.94951401925</text:p>
              </table:table-cell>
              <table:table-cell office:value-type="float" office:value="0.916958502809">
                <text:p>0.916958502809</text:p>
              </table:table-cell>
              <table:table-cell office:value-type="float" office:value="0.916862089953">
                <text:p>0.916862089953</text:p>
              </table:table-cell>
              <table:table-cell office:value-type="float" office:value="0.914815352009">
                <text:p>0.914815352009</text:p>
              </table:table-cell>
              <table:table-cell office:value-type="float" office:value="0.913081215668">
                <text:p>0.9130812156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0.970307786667">
                <text:p>0.970307786667</text:p>
              </table:table-cell>
              <table:table-cell office:value-type="float" office:value="0.930466402816">
                <text:p>0.930466402816</text:p>
              </table:table-cell>
              <table:table-cell office:value-type="float" office:value="0.930043651516">
                <text:p>0.930043651516</text:p>
              </table:table-cell>
              <table:table-cell office:value-type="float" office:value="0.929270368736">
                <text:p>0.929270368736</text:p>
              </table:table-cell>
              <table:table-cell office:value-type="float" office:value="0.928020766189">
                <text:p>0.92802076618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0.96339613935">
                <text:p>0.96339613935</text:p>
              </table:table-cell>
              <table:table-cell office:value-type="float" office:value="0.933541512163">
                <text:p>0.933541512163</text:p>
              </table:table-cell>
              <table:table-cell office:value-type="float" office:value="0.933040416353">
                <text:p>0.933040416353</text:p>
              </table:table-cell>
              <table:table-cell office:value-type="float" office:value="0.931175441308">
                <text:p>0.931175441308</text:p>
              </table:table-cell>
              <table:table-cell office:value-type="float" office:value="0.930733496204">
                <text:p>0.93073349620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0.954867308462">
                <text:p>0.954867308462</text:p>
              </table:table-cell>
              <table:table-cell office:value-type="float" office:value="0.923064749084">
                <text:p>0.923064749084</text:p>
              </table:table-cell>
              <table:table-cell office:value-type="float" office:value="0.922312600689">
                <text:p>0.922312600689</text:p>
              </table:table-cell>
              <table:table-cell office:value-type="float" office:value="0.920340799507">
                <text:p>0.920340799507</text:p>
              </table:table-cell>
              <table:table-cell office:value-type="float" office:value="0.920221895428">
                <text:p>0.92022189542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0.960232670289">
                <text:p>0.960232670289</text:p>
              </table:table-cell>
              <table:table-cell office:value-type="float" office:value="0.927298107135">
                <text:p>0.927298107135</text:p>
              </table:table-cell>
              <table:table-cell office:value-type="float" office:value="0.926551611185">
                <text:p>0.926551611185</text:p>
              </table:table-cell>
              <table:table-cell office:value-type="float" office:value="0.924532050632">
                <text:p>0.924532050632</text:p>
              </table:table-cell>
              <table:table-cell office:value-type="float" office:value="0.924435994112">
                <text:p>0.92443599411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0.963773896082">
                <text:p>0.963773896082</text:p>
              </table:table-cell>
              <table:table-cell office:value-type="float" office:value="0.931488348131">
                <text:p>0.931488348131</text:p>
              </table:table-cell>
              <table:table-cell office:value-type="float" office:value="0.931115576017">
                <text:p>0.931115576017</text:p>
              </table:table-cell>
              <table:table-cell office:value-type="float" office:value="0.929207383584">
                <text:p>0.929207383584</text:p>
              </table:table-cell>
              <table:table-cell office:value-type="float" office:value="0.928876323795">
                <text:p>0.9288763237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0.955845810198">
                <text:p>0.955845810198</text:p>
              </table:table-cell>
              <table:table-cell office:value-type="float" office:value="0.921739451139">
                <text:p>0.921739451139</text:p>
              </table:table-cell>
              <table:table-cell office:value-type="float" office:value="0.921523111252">
                <text:p>0.921523111252</text:p>
              </table:table-cell>
              <table:table-cell office:value-type="float" office:value="0.919511038456">
                <text:p>0.919511038456</text:p>
              </table:table-cell>
              <table:table-cell office:value-type="float" office:value="0.919147989257">
                <text:p>0.91914798925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0.959965399966">
                <text:p>0.959965399966</text:p>
              </table:table-cell>
              <table:table-cell office:value-type="float" office:value="0.925832788348">
                <text:p>0.925832788348</text:p>
              </table:table-cell>
              <table:table-cell office:value-type="float" office:value="0.925912278754">
                <text:p>0.925912278754</text:p>
              </table:table-cell>
              <table:table-cell office:value-type="float" office:value="0.923586723266">
                <text:p>0.923586723266</text:p>
              </table:table-cell>
              <table:table-cell office:value-type="float" office:value="0.923224786511">
                <text:p>0.92322478651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0.962109166078">
                <text:p>0.962109166078</text:p>
              </table:table-cell>
              <table:table-cell office:value-type="float" office:value="0.929259899108">
                <text:p>0.929259899108</text:p>
              </table:table-cell>
              <table:table-cell office:value-type="float" office:value="0.928996636087">
                <text:p>0.928996636087</text:p>
              </table:table-cell>
              <table:table-cell office:value-type="float" office:value="0.92674846518">
                <text:p>0.92674846518</text:p>
              </table:table-cell>
              <table:table-cell office:value-type="float" office:value="0.92605997049">
                <text:p>0.926059970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0.953026681437">
                <text:p>0.953026681437</text:p>
              </table:table-cell>
              <table:table-cell office:value-type="float" office:value="0.918161085613">
                <text:p>0.918161085613</text:p>
              </table:table-cell>
              <table:table-cell office:value-type="float" office:value="0.91775924416">
                <text:p>0.91775924416</text:p>
              </table:table-cell>
              <table:table-cell office:value-type="float" office:value="0.915344091453">
                <text:p>0.915344091453</text:p>
              </table:table-cell>
              <table:table-cell office:value-type="float" office:value="0.914696708599">
                <text:p>0.91469670859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0.959668860181">
                <text:p>0.959668860181</text:p>
              </table:table-cell>
              <table:table-cell office:value-type="float" office:value="0.924380613593">
                <text:p>0.924380613593</text:p>
              </table:table-cell>
              <table:table-cell office:value-type="float" office:value="0.924221445405">
                <text:p>0.924221445405</text:p>
              </table:table-cell>
              <table:table-cell office:value-type="float" office:value="0.921840926296">
                <text:p>0.921840926296</text:p>
              </table:table-cell>
              <table:table-cell office:value-type="float" office:value="0.921219496642">
                <text:p>0.9212194966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0.963764878589">
                <text:p>0.963764878589</text:p>
              </table:table-cell>
              <table:table-cell office:value-type="float" office:value="0.929798566417">
                <text:p>0.929798566417</text:p>
              </table:table-cell>
              <table:table-cell office:value-type="float" office:value="0.929981305939">
                <text:p>0.929981305939</text:p>
              </table:table-cell>
              <table:table-cell office:value-type="float" office:value="0.927648558939">
                <text:p>0.927648558939</text:p>
              </table:table-cell>
              <table:table-cell office:value-type="float" office:value="0.926716164579">
                <text:p>0.92671616457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0.955264452574">
                <text:p>0.955264452574</text:p>
              </table:table-cell>
              <table:table-cell office:value-type="float" office:value="0.920199501507">
                <text:p>0.920199501507</text:p>
              </table:table-cell>
              <table:table-cell office:value-type="float" office:value="0.92019279226">
                <text:p>0.92019279226</text:p>
              </table:table-cell>
              <table:table-cell office:value-type="float" office:value="0.917843436104">
                <text:p>0.917843436104</text:p>
              </table:table-cell>
              <table:table-cell office:value-type="float" office:value="0.917451157394">
                <text:p>0.91745115739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0.960590609647">
                <text:p>0.960590609647</text:p>
              </table:table-cell>
              <table:table-cell office:value-type="float" office:value="0.930880379608">
                <text:p>0.930880379608</text:p>
              </table:table-cell>
              <table:table-cell office:value-type="float" office:value="0.930556321788">
                <text:p>0.930556321788</text:p>
              </table:table-cell>
              <table:table-cell office:value-type="float" office:value="0.929362075293">
                <text:p>0.929362075293</text:p>
              </table:table-cell>
              <table:table-cell office:value-type="float" office:value="0.926635766044">
                <text:p>0.92663576604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0.964616107123">
                <text:p>0.964616107123</text:p>
              </table:table-cell>
              <table:table-cell office:value-type="float" office:value="0.935429109577">
                <text:p>0.935429109577</text:p>
              </table:table-cell>
              <table:table-cell office:value-type="float" office:value="0.934698120881">
                <text:p>0.934698120881</text:p>
              </table:table-cell>
              <table:table-cell office:value-type="float" office:value="0.932531759284">
                <text:p>0.932531759284</text:p>
              </table:table-cell>
              <table:table-cell office:value-type="float" office:value="0.93165142874">
                <text:p>0.9316514287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0.955862799673">
                <text:p>0.955862799673</text:p>
              </table:table-cell>
              <table:table-cell office:value-type="float" office:value="0.924471867385">
                <text:p>0.924471867385</text:p>
              </table:table-cell>
              <table:table-cell office:value-type="float" office:value="0.923653167478">
                <text:p>0.923653167478</text:p>
              </table:table-cell>
              <table:table-cell office:value-type="float" office:value="0.921562783517">
                <text:p>0.921562783517</text:p>
              </table:table-cell>
              <table:table-cell office:value-type="float" office:value="0.920809299128">
                <text:p>0.92080929912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0.961019497418">
                <text:p>0.961019497418</text:p>
              </table:table-cell>
              <table:table-cell office:value-type="float" office:value="0.927308452073">
                <text:p>0.927308452073</text:p>
              </table:table-cell>
              <table:table-cell office:value-type="float" office:value="0.926392269818">
                <text:p>0.926392269818</text:p>
              </table:table-cell>
              <table:table-cell office:value-type="float" office:value="0.924191574644">
                <text:p>0.924191574644</text:p>
              </table:table-cell>
              <table:table-cell office:value-type="float" office:value="0.923585887625">
                <text:p>0.9235858876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0.96237672614">
                <text:p>0.96237672614</text:p>
              </table:table-cell>
              <table:table-cell office:value-type="float" office:value="0.930491013225">
                <text:p>0.930491013225</text:p>
              </table:table-cell>
              <table:table-cell office:value-type="float" office:value="0.929612230624">
                <text:p>0.929612230624</text:p>
              </table:table-cell>
              <table:table-cell office:value-type="float" office:value="0.92763981492">
                <text:p>0.92763981492</text:p>
              </table:table-cell>
              <table:table-cell office:value-type="float" office:value="0.926668910329">
                <text:p>0.92666891032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0.951756739916">
                <text:p>0.951756739916</text:p>
              </table:table-cell>
              <table:table-cell office:value-type="float" office:value="0.91842252015">
                <text:p>0.91842252015</text:p>
              </table:table-cell>
              <table:table-cell office:value-type="float" office:value="0.917493443567">
                <text:p>0.917493443567</text:p>
              </table:table-cell>
              <table:table-cell office:value-type="float" office:value="0.915630052755">
                <text:p>0.915630052755</text:p>
              </table:table-cell>
              <table:table-cell office:value-type="float" office:value="0.914454532411">
                <text:p>0.9144545324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0.959328312622">
                <text:p>0.959328312622</text:p>
              </table:table-cell>
              <table:table-cell office:value-type="float" office:value="0.924566416922">
                <text:p>0.924566416922</text:p>
              </table:table-cell>
              <table:table-cell office:value-type="float" office:value="0.923735828601">
                <text:p>0.923735828601</text:p>
              </table:table-cell>
              <table:table-cell office:value-type="float" office:value="0.921958553341">
                <text:p>0.921958553341</text:p>
              </table:table-cell>
              <table:table-cell office:value-type="float" office:value="0.921279026949">
                <text:p>0.92127902694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963152752473">
                <text:p>0.963152752473</text:p>
              </table:table-cell>
              <table:table-cell office:value-type="float" office:value="0.928296358615">
                <text:p>0.928296358615</text:p>
              </table:table-cell>
              <table:table-cell office:value-type="float" office:value="0.927685799806">
                <text:p>0.927685799806</text:p>
              </table:table-cell>
              <table:table-cell office:value-type="float" office:value="0.926068290894">
                <text:p>0.926068290894</text:p>
              </table:table-cell>
              <table:table-cell office:value-type="float" office:value="0.924534573224">
                <text:p>0.9245345732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0.954423693757">
                <text:p>0.954423693757</text:p>
              </table:table-cell>
              <table:table-cell office:value-type="float" office:value="0.917781463781">
                <text:p>0.917781463781</text:p>
              </table:table-cell>
              <table:table-cell office:value-type="float" office:value="0.917317334829">
                <text:p>0.917317334829</text:p>
              </table:table-cell>
              <table:table-cell office:value-type="float" office:value="0.91538540383">
                <text:p>0.91538540383</text:p>
              </table:table-cell>
              <table:table-cell office:value-type="float" office:value="0.913854436257">
                <text:p>0.91385443625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0.95936277265">
                <text:p>0.95936277265</text:p>
              </table:table-cell>
              <table:table-cell office:value-type="float" office:value="0.922664607962">
                <text:p>0.922664607962</text:p>
              </table:table-cell>
              <table:table-cell office:value-type="float" office:value="0.92218793639">
                <text:p>0.92218793639</text:p>
              </table:table-cell>
              <table:table-cell office:value-type="float" office:value="0.920479815423">
                <text:p>0.920479815423</text:p>
              </table:table-cell>
              <table:table-cell office:value-type="float" office:value="0.919070759039">
                <text:p>0.91907075903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0.962821576078">
                <text:p>0.962821576078</text:p>
              </table:table-cell>
              <table:table-cell office:value-type="float" office:value="0.926950814749">
                <text:p>0.926950814749</text:p>
              </table:table-cell>
              <table:table-cell office:value-type="float" office:value="0.926554612094">
                <text:p>0.926554612094</text:p>
              </table:table-cell>
              <table:table-cell office:value-type="float" office:value="0.924401643097">
                <text:p>0.924401643097</text:p>
              </table:table-cell>
              <table:table-cell office:value-type="float" office:value="0.923347947331">
                <text:p>0.92334794733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0.953913194354">
                <text:p>0.953913194354</text:p>
              </table:table-cell>
              <table:table-cell office:value-type="float" office:value="0.916923340202">
                <text:p>0.916923340202</text:p>
              </table:table-cell>
              <table:table-cell office:value-type="float" office:value="0.916640939477">
                <text:p>0.916640939477</text:p>
              </table:table-cell>
              <table:table-cell office:value-type="float" office:value="0.914888162565">
                <text:p>0.914888162565</text:p>
              </table:table-cell>
              <table:table-cell office:value-type="float" office:value="0.913758167523">
                <text:p>0.91375816752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0.953004507331">
                <text:p>0.953004507331</text:p>
              </table:table-cell>
              <table:table-cell office:value-type="float" office:value="0.92678417484">
                <text:p>0.92678417484</text:p>
              </table:table-cell>
              <table:table-cell office:value-type="float" office:value="0.926234375458">
                <text:p>0.926234375458</text:p>
              </table:table-cell>
              <table:table-cell office:value-type="float" office:value="0.925135588253">
                <text:p>0.925135588253</text:p>
              </table:table-cell>
              <table:table-cell office:value-type="float" office:value="0.923618115887">
                <text:p>0.9236181158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0.957242946486">
                <text:p>0.957242946486</text:p>
              </table:table-cell>
              <table:table-cell office:value-type="float" office:value="0.930045615104">
                <text:p>0.930045615104</text:p>
              </table:table-cell>
              <table:table-cell office:value-type="float" office:value="0.928621441042">
                <text:p>0.928621441042</text:p>
              </table:table-cell>
              <table:table-cell office:value-type="float" office:value="0.926454752785">
                <text:p>0.926454752785</text:p>
              </table:table-cell>
              <table:table-cell office:value-type="float" office:value="0.925598518583">
                <text:p>0.92559851858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0.947581163092">
                <text:p>0.947581163092</text:p>
              </table:table-cell>
              <table:table-cell office:value-type="float" office:value="0.919460338868">
                <text:p>0.919460338868</text:p>
              </table:table-cell>
              <table:table-cell office:value-type="float" office:value="0.917771685602">
                <text:p>0.917771685602</text:p>
              </table:table-cell>
              <table:table-cell office:value-type="float" office:value="0.91611063632">
                <text:p>0.91611063632</text:p>
              </table:table-cell>
              <table:table-cell office:value-type="float" office:value="0.914943998261">
                <text:p>0.91494399826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0.953804829252">
                <text:p>0.953804829252</text:p>
              </table:table-cell>
              <table:table-cell office:value-type="float" office:value="0.924246036728">
                <text:p>0.924246036728</text:p>
              </table:table-cell>
              <table:table-cell office:value-type="float" office:value="0.921895028083">
                <text:p>0.921895028083</text:p>
              </table:table-cell>
              <table:table-cell office:value-type="float" office:value="0.920002673373">
                <text:p>0.920002673373</text:p>
              </table:table-cell>
              <table:table-cell office:value-type="float" office:value="0.9193685505">
                <text:p>0.91936855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0.958194211928">
                <text:p>0.958194211928</text:p>
              </table:table-cell>
              <table:table-cell office:value-type="float" office:value="0.928816439843">
                <text:p>0.928816439843</text:p>
              </table:table-cell>
              <table:table-cell office:value-type="float" office:value="0.92646974038">
                <text:p>0.92646974038</text:p>
              </table:table-cell>
              <table:table-cell office:value-type="float" office:value="0.924416692573">
                <text:p>0.924416692573</text:p>
              </table:table-cell>
              <table:table-cell office:value-type="float" office:value="0.923986864894">
                <text:p>0.92398686489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0.947842046477">
                <text:p>0.947842046477</text:p>
              </table:table-cell>
              <table:table-cell office:value-type="float" office:value="0.916737187519">
                <text:p>0.916737187519</text:p>
              </table:table-cell>
              <table:table-cell office:value-type="float" office:value="0.91457793781">
                <text:p>0.91457793781</text:p>
              </table:table-cell>
              <table:table-cell office:value-type="float" office:value="0.912252608968">
                <text:p>0.912252608968</text:p>
              </table:table-cell>
              <table:table-cell office:value-type="float" office:value="0.913193662023">
                <text:p>0.91319366202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0.954526304427">
                <text:p>0.954526304427</text:p>
              </table:table-cell>
              <table:table-cell office:value-type="float" office:value="0.922684438094">
                <text:p>0.922684438094</text:p>
              </table:table-cell>
              <table:table-cell office:value-type="float" office:value="0.920711598271">
                <text:p>0.920711598271</text:p>
              </table:table-cell>
              <table:table-cell office:value-type="float" office:value="0.91831330559">
                <text:p>0.91831330559</text:p>
              </table:table-cell>
              <table:table-cell office:value-type="float" office:value="0.918822327867">
                <text:p>0.91882232786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0.95767170866">
                <text:p>0.95767170866</text:p>
              </table:table-cell>
              <table:table-cell office:value-type="float" office:value="0.926370276382">
                <text:p>0.926370276382</text:p>
              </table:table-cell>
              <table:table-cell office:value-type="float" office:value="0.924483039136">
                <text:p>0.924483039136</text:p>
              </table:table-cell>
              <table:table-cell office:value-type="float" office:value="0.921850749778">
                <text:p>0.921850749778</text:p>
              </table:table-cell>
              <table:table-cell office:value-type="float" office:value="0.922502117197">
                <text:p>0.92250211719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0.945819984537">
                <text:p>0.945819984537</text:p>
              </table:table-cell>
              <table:table-cell office:value-type="float" office:value="0.914054848763">
                <text:p>0.914054848763</text:p>
              </table:table-cell>
              <table:table-cell office:value-type="float" office:value="0.912211131766">
                <text:p>0.912211131766</text:p>
              </table:table-cell>
              <table:table-cell office:value-type="float" office:value="0.909813474094">
                <text:p>0.909813474094</text:p>
              </table:table-cell>
              <table:table-cell office:value-type="float" office:value="0.910232870632">
                <text:p>0.9102328706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0.952743524081">
                <text:p>0.952743524081</text:p>
              </table:table-cell>
              <table:table-cell office:value-type="float" office:value="0.920354157802">
                <text:p>0.920354157802</text:p>
              </table:table-cell>
              <table:table-cell office:value-type="float" office:value="0.91887709964">
                <text:p>0.91887709964</text:p>
              </table:table-cell>
              <table:table-cell office:value-type="float" office:value="0.916496705772">
                <text:p>0.916496705772</text:p>
              </table:table-cell>
              <table:table-cell office:value-type="float" office:value="0.916366544786">
                <text:p>0.91636654478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0.957154248891">
                <text:p>0.957154248891</text:p>
              </table:table-cell>
              <table:table-cell office:value-type="float" office:value="0.924876621194">
                <text:p>0.924876621194</text:p>
              </table:table-cell>
              <table:table-cell office:value-type="float" office:value="0.923311313466">
                <text:p>0.923311313466</text:p>
              </table:table-cell>
              <table:table-cell office:value-type="float" office:value="0.920526243773">
                <text:p>0.920526243773</text:p>
              </table:table-cell>
              <table:table-cell office:value-type="float" office:value="0.921493413639">
                <text:p>0.92149341363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0.947272109442">
                <text:p>0.947272109442</text:p>
              </table:table-cell>
              <table:table-cell office:value-type="float" office:value="0.914201112847">
                <text:p>0.914201112847</text:p>
              </table:table-cell>
              <table:table-cell office:value-type="float" office:value="0.912816602267">
                <text:p>0.912816602267</text:p>
              </table:table-cell>
              <table:table-cell office:value-type="float" office:value="0.910236503138">
                <text:p>0.910236503138</text:p>
              </table:table-cell>
              <table:table-cell office:value-type="float" office:value="0.910682075489">
                <text:p>0.91068207548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0.953965485089">
                <text:p>0.953965485089</text:p>
              </table:table-cell>
              <table:table-cell office:value-type="float" office:value="0.925990628358">
                <text:p>0.925990628358</text:p>
              </table:table-cell>
              <table:table-cell office:value-type="float" office:value="0.924125045415">
                <text:p>0.924125045415</text:p>
              </table:table-cell>
              <table:table-cell office:value-type="float" office:value="0.921471272813">
                <text:p>0.921471272813</text:p>
              </table:table-cell>
              <table:table-cell office:value-type="float" office:value="0.921818961603">
                <text:p>0.92181896160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0.958566173005">
                <text:p>0.958566173005</text:p>
              </table:table-cell>
              <table:table-cell office:value-type="float" office:value="0.931565723023">
                <text:p>0.931565723023</text:p>
              </table:table-cell>
              <table:table-cell office:value-type="float" office:value="0.929563686123">
                <text:p>0.929563686123</text:p>
              </table:table-cell>
              <table:table-cell office:value-type="float" office:value="0.926781061932">
                <text:p>0.926781061932</text:p>
              </table:table-cell>
              <table:table-cell office:value-type="float" office:value="0.926820624748">
                <text:p>0.92682062474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0.948658240867">
                <text:p>0.948658240867</text:p>
              </table:table-cell>
              <table:table-cell office:value-type="float" office:value="0.918488499942">
                <text:p>0.918488499942</text:p>
              </table:table-cell>
              <table:table-cell office:value-type="float" office:value="0.916164087214">
                <text:p>0.916164087214</text:p>
              </table:table-cell>
              <table:table-cell office:value-type="float" office:value="0.913024427284">
                <text:p>0.913024427284</text:p>
              </table:table-cell>
              <table:table-cell office:value-type="float" office:value="0.91411423317">
                <text:p>0.9141142331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0.954118144758">
                <text:p>0.954118144758</text:p>
              </table:table-cell>
              <table:table-cell office:value-type="float" office:value="0.923198623953">
                <text:p>0.923198623953</text:p>
              </table:table-cell>
              <table:table-cell office:value-type="float" office:value="0.92173717175">
                <text:p>0.92173717175</text:p>
              </table:table-cell>
              <table:table-cell office:value-type="float" office:value="0.919073357838">
                <text:p>0.919073357838</text:p>
              </table:table-cell>
              <table:table-cell office:value-type="float" office:value="0.919102567294">
                <text:p>0.91910256729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0.958012672019">
                <text:p>0.958012672019</text:p>
              </table:table-cell>
              <table:table-cell office:value-type="float" office:value="0.926843140605">
                <text:p>0.926843140605</text:p>
              </table:table-cell>
              <table:table-cell office:value-type="float" office:value="0.925158070816">
                <text:p>0.925158070816</text:p>
              </table:table-cell>
              <table:table-cell office:value-type="float" office:value="0.922560696932">
                <text:p>0.922560696932</text:p>
              </table:table-cell>
              <table:table-cell office:value-type="float" office:value="0.922751052624">
                <text:p>0.92275105262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0.946746712477">
                <text:p>0.946746712477</text:p>
              </table:table-cell>
              <table:table-cell office:value-type="float" office:value="0.91600713556">
                <text:p>0.91600713556</text:p>
              </table:table-cell>
              <table:table-cell office:value-type="float" office:value="0.914337284302">
                <text:p>0.914337284302</text:p>
              </table:table-cell>
              <table:table-cell office:value-type="float" office:value="0.912270578585">
                <text:p>0.912270578585</text:p>
              </table:table-cell>
              <table:table-cell office:value-type="float" office:value="0.911405877071">
                <text:p>0.91140587707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0.952949221271">
                <text:p>0.952949221271</text:p>
              </table:table-cell>
              <table:table-cell office:value-type="float" office:value="0.920666773899">
                <text:p>0.920666773899</text:p>
              </table:table-cell>
              <table:table-cell office:value-type="float" office:value="0.919534135315">
                <text:p>0.919534135315</text:p>
              </table:table-cell>
              <table:table-cell office:value-type="float" office:value="0.917497347235">
                <text:p>0.917497347235</text:p>
              </table:table-cell>
              <table:table-cell office:value-type="float" office:value="0.916348013854">
                <text:p>0.91634801385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0.957220962201">
                <text:p>0.957220962201</text:p>
              </table:table-cell>
              <table:table-cell office:value-type="float" office:value="0.924347168999">
                <text:p>0.924347168999</text:p>
              </table:table-cell>
              <table:table-cell office:value-type="float" office:value="0.922946036741">
                <text:p>0.922946036741</text:p>
              </table:table-cell>
              <table:table-cell office:value-type="float" office:value="0.92069551601">
                <text:p>0.92069551601</text:p>
              </table:table-cell>
              <table:table-cell office:value-type="float" office:value="0.91942660489">
                <text:p>0.9194266048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0.945040550625">
                <text:p>0.945040550625</text:p>
              </table:table-cell>
              <table:table-cell office:value-type="float" office:value="0.912298725299">
                <text:p>0.912298725299</text:p>
              </table:table-cell>
              <table:table-cell office:value-type="float" office:value="0.911376221328">
                <text:p>0.911376221328</text:p>
              </table:table-cell>
              <table:table-cell office:value-type="float" office:value="0.908708209831">
                <text:p>0.908708209831</text:p>
              </table:table-cell>
              <table:table-cell office:value-type="float" office:value="0.907333544795">
                <text:p>0.9073335447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0.953525988034">
                <text:p>0.953525988034</text:p>
              </table:table-cell>
              <table:table-cell office:value-type="float" office:value="0.918073516987">
                <text:p>0.918073516987</text:p>
              </table:table-cell>
              <table:table-cell office:value-type="float" office:value="0.917925772985">
                <text:p>0.917925772985</text:p>
              </table:table-cell>
              <table:table-cell office:value-type="float" office:value="0.915447029012">
                <text:p>0.915447029012</text:p>
              </table:table-cell>
              <table:table-cell office:value-type="float" office:value="0.913694124404">
                <text:p>0.91369412440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0.957071251065">
                <text:p>0.957071251065</text:p>
              </table:table-cell>
              <table:table-cell office:value-type="float" office:value="0.922600342018">
                <text:p>0.922600342018</text:p>
              </table:table-cell>
              <table:table-cell office:value-type="float" office:value="0.922620213516">
                <text:p>0.922620213516</text:p>
              </table:table-cell>
              <table:table-cell office:value-type="float" office:value="0.919824841047">
                <text:p>0.919824841047</text:p>
              </table:table-cell>
              <table:table-cell office:value-type="float" office:value="0.918872182741">
                <text:p>0.91887218274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0.945300314565">
                <text:p>0.945300314565</text:p>
              </table:table-cell>
              <table:table-cell office:value-type="float" office:value="0.910621420145">
                <text:p>0.910621420145</text:p>
              </table:table-cell>
              <table:table-cell office:value-type="float" office:value="0.910329617119">
                <text:p>0.910329617119</text:p>
              </table:table-cell>
              <table:table-cell office:value-type="float" office:value="0.906965191993">
                <text:p>0.906965191993</text:p>
              </table:table-cell>
              <table:table-cell office:value-type="float" office:value="0.906617106511">
                <text:p>0.90661710651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0.95311423603">
                <text:p>0.95311423603</text:p>
              </table:table-cell>
              <table:table-cell office:value-type="float" office:value="0.923549964058">
                <text:p>0.923549964058</text:p>
              </table:table-cell>
              <table:table-cell office:value-type="float" office:value="0.922493735959">
                <text:p>0.922493735959</text:p>
              </table:table-cell>
              <table:table-cell office:value-type="float" office:value="0.919896884943">
                <text:p>0.919896884943</text:p>
              </table:table-cell>
              <table:table-cell office:value-type="float" office:value="0.919570638538">
                <text:p>0.91957063853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0.957514352091">
                <text:p>0.957514352091</text:p>
              </table:table-cell>
              <table:table-cell office:value-type="float" office:value="0.928298083861">
                <text:p>0.928298083861</text:p>
              </table:table-cell>
              <table:table-cell office:value-type="float" office:value="0.927086676584">
                <text:p>0.927086676584</text:p>
              </table:table-cell>
              <table:table-cell office:value-type="float" office:value="0.924366345191">
                <text:p>0.924366345191</text:p>
              </table:table-cell>
              <table:table-cell office:value-type="float" office:value="0.925086078905">
                <text:p>0.9250860789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0.947842241736">
                <text:p>0.947842241736</text:p>
              </table:table-cell>
              <table:table-cell office:value-type="float" office:value="0.915529669043">
                <text:p>0.915529669043</text:p>
              </table:table-cell>
              <table:table-cell office:value-type="float" office:value="0.914278396591">
                <text:p>0.914278396591</text:p>
              </table:table-cell>
              <table:table-cell office:value-type="float" office:value="0.911769963992">
                <text:p>0.911769963992</text:p>
              </table:table-cell>
              <table:table-cell office:value-type="float" office:value="0.912508980934">
                <text:p>0.91250898093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0.9530436455">
                <text:p>0.9530436455</text:p>
              </table:table-cell>
              <table:table-cell office:value-type="float" office:value="0.919975225218">
                <text:p>0.919975225218</text:p>
              </table:table-cell>
              <table:table-cell office:value-type="float" office:value="0.919063314519">
                <text:p>0.919063314519</text:p>
              </table:table-cell>
              <table:table-cell office:value-type="float" office:value="0.915999986826">
                <text:p>0.915999986826</text:p>
              </table:table-cell>
              <table:table-cell office:value-type="float" office:value="0.917261726197">
                <text:p>0.91726172619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0.956993370968">
                <text:p>0.956993370968</text:p>
              </table:table-cell>
              <table:table-cell office:value-type="float" office:value="0.923453189526">
                <text:p>0.923453189526</text:p>
              </table:table-cell>
              <table:table-cell office:value-type="float" office:value="0.922464955689">
                <text:p>0.922464955689</text:p>
              </table:table-cell>
              <table:table-cell office:value-type="float" office:value="0.919578921327">
                <text:p>0.919578921327</text:p>
              </table:table-cell>
              <table:table-cell office:value-type="float" office:value="0.920149938879">
                <text:p>0.92014993887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0.945574532865">
                <text:p>0.945574532865</text:p>
              </table:table-cell>
              <table:table-cell office:value-type="float" office:value="0.908567240464">
                <text:p>0.908567240464</text:p>
              </table:table-cell>
              <table:table-cell office:value-type="float" office:value="0.908099774637">
                <text:p>0.908099774637</text:p>
              </table:table-cell>
              <table:table-cell office:value-type="float" office:value="0.904657525546">
                <text:p>0.904657525546</text:p>
              </table:table-cell>
              <table:table-cell office:value-type="float" office:value="0.904771880384">
                <text:p>0.90477188038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0.952362219543">
                <text:p>0.952362219543</text:p>
              </table:table-cell>
              <table:table-cell office:value-type="float" office:value="0.915217675486">
                <text:p>0.915217675486</text:p>
              </table:table-cell>
              <table:table-cell office:value-type="float" office:value="0.914656123487">
                <text:p>0.914656123487</text:p>
              </table:table-cell>
              <table:table-cell office:value-type="float" office:value="0.911524903854">
                <text:p>0.911524903854</text:p>
              </table:table-cell>
              <table:table-cell office:value-type="float" office:value="0.911534248948">
                <text:p>0.91153424894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0.957670243269">
                <text:p>0.957670243269</text:p>
              </table:table-cell>
              <table:table-cell office:value-type="float" office:value="0.920804017106">
                <text:p>0.920804017106</text:p>
              </table:table-cell>
              <table:table-cell office:value-type="float" office:value="0.920054166901">
                <text:p>0.920054166901</text:p>
              </table:table-cell>
              <table:table-cell office:value-type="float" office:value="0.917746510808">
                <text:p>0.917746510808</text:p>
              </table:table-cell>
              <table:table-cell office:value-type="float" office:value="0.918364867236">
                <text:p>0.91836486723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0.947102763509">
                <text:p>0.947102763509</text:p>
              </table:table-cell>
              <table:table-cell office:value-type="float" office:value="0.907541705759">
                <text:p>0.907541705759</text:p>
              </table:table-cell>
              <table:table-cell office:value-type="float" office:value="0.906645843284">
                <text:p>0.906645843284</text:p>
              </table:table-cell>
              <table:table-cell office:value-type="float" office:value="0.904032557452">
                <text:p>0.904032557452</text:p>
              </table:table-cell>
              <table:table-cell office:value-type="float" office:value="0.905049422833">
                <text:p>0.9050494228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0.953005508316">
                <text:p>0.953005508316</text:p>
              </table:table-cell>
              <table:table-cell office:value-type="float" office:value="0.914478761185">
                <text:p>0.914478761185</text:p>
              </table:table-cell>
              <table:table-cell office:value-type="float" office:value="0.913936931436">
                <text:p>0.913936931436</text:p>
              </table:table-cell>
              <table:table-cell office:value-type="float" office:value="0.911921175929">
                <text:p>0.911921175929</text:p>
              </table:table-cell>
              <table:table-cell office:value-type="float" office:value="0.912425077457">
                <text:p>0.91242507745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0.956983366933">
                <text:p>0.956983366933</text:p>
              </table:table-cell>
              <table:table-cell office:value-type="float" office:value="0.919348366402">
                <text:p>0.919348366402</text:p>
              </table:table-cell>
              <table:table-cell office:value-type="float" office:value="0.918156482486">
                <text:p>0.918156482486</text:p>
              </table:table-cell>
              <table:table-cell office:value-type="float" office:value="0.916055175051">
                <text:p>0.916055175051</text:p>
              </table:table-cell>
              <table:table-cell office:value-type="float" office:value="0.91595298581">
                <text:p>0.9159529858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0.945564306733">
                <text:p>0.945564306733</text:p>
              </table:table-cell>
              <table:table-cell office:value-type="float" office:value="0.908002166464">
                <text:p>0.908002166464</text:p>
              </table:table-cell>
              <table:table-cell office:value-type="float" office:value="0.907273412904">
                <text:p>0.907273412904</text:p>
              </table:table-cell>
              <table:table-cell office:value-type="float" office:value="0.904230515844">
                <text:p>0.904230515844</text:p>
              </table:table-cell>
              <table:table-cell office:value-type="float" office:value="0.904568883993">
                <text:p>0.90456888399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0.964073627939">
                <text:p>0.964073627939</text:p>
              </table:table-cell>
              <table:table-cell office:value-type="float" office:value="0.922959244471">
                <text:p>0.922959244471</text:p>
              </table:table-cell>
              <table:table-cell office:value-type="float" office:value="0.92145685355">
                <text:p>0.92145685355</text:p>
              </table:table-cell>
              <table:table-cell office:value-type="float" office:value="0.919060696125">
                <text:p>0.919060696125</text:p>
              </table:table-cell>
              <table:table-cell office:value-type="float" office:value="0.919515120651">
                <text:p>0.91951512065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0.957732830477">
                <text:p>0.957732830477</text:p>
              </table:table-cell>
              <table:table-cell office:value-type="float" office:value="0.927952015893">
                <text:p>0.927952015893</text:p>
              </table:table-cell>
              <table:table-cell office:value-type="float" office:value="0.926855908347">
                <text:p>0.926855908347</text:p>
              </table:table-cell>
              <table:table-cell office:value-type="float" office:value="0.923936765893">
                <text:p>0.923936765893</text:p>
              </table:table-cell>
              <table:table-cell office:value-type="float" office:value="0.923783941503">
                <text:p>0.92378394150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0.94610290322">
                <text:p>0.94610290322</text:p>
              </table:table-cell>
              <table:table-cell office:value-type="float" office:value="0.913717488491">
                <text:p>0.913717488491</text:p>
              </table:table-cell>
              <table:table-cell office:value-type="float" office:value="0.912996282832">
                <text:p>0.912996282832</text:p>
              </table:table-cell>
              <table:table-cell office:value-type="float" office:value="0.909844667724">
                <text:p>0.909844667724</text:p>
              </table:table-cell>
              <table:table-cell office:value-type="float" office:value="0.909807458542">
                <text:p>0.90980745854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0.95183121928">
                <text:p>0.95183121928</text:p>
              </table:table-cell>
              <table:table-cell office:value-type="float" office:value="0.917840775557">
                <text:p>0.917840775557</text:p>
              </table:table-cell>
              <table:table-cell office:value-type="float" office:value="0.916699215688">
                <text:p>0.916699215688</text:p>
              </table:table-cell>
              <table:table-cell office:value-type="float" office:value="0.914291000775">
                <text:p>0.914291000775</text:p>
              </table:table-cell>
              <table:table-cell office:value-type="float" office:value="0.913589106603">
                <text:p>0.91358910660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0.957326802452">
                <text:p>0.957326802452</text:p>
              </table:table-cell>
              <table:table-cell office:value-type="float" office:value="0.923351815558">
                <text:p>0.923351815558</text:p>
              </table:table-cell>
              <table:table-cell office:value-type="float" office:value="0.922508329656">
                <text:p>0.922508329656</text:p>
              </table:table-cell>
              <table:table-cell office:value-type="float" office:value="0.920550067764">
                <text:p>0.920550067764</text:p>
              </table:table-cell>
              <table:table-cell office:value-type="float" office:value="0.919513743586">
                <text:p>0.9195137435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0.945473592228">
                <text:p>0.945473592228</text:p>
              </table:table-cell>
              <table:table-cell office:value-type="float" office:value="0.908471691718">
                <text:p>0.908471691718</text:p>
              </table:table-cell>
              <table:table-cell office:value-type="float" office:value="0.907007652963">
                <text:p>0.907007652963</text:p>
              </table:table-cell>
              <table:table-cell office:value-type="float" office:value="0.905163065695">
                <text:p>0.905163065695</text:p>
              </table:table-cell>
              <table:table-cell office:value-type="float" office:value="0.904830529147">
                <text:p>0.90483052914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0.951410556732">
                <text:p>0.951410556732</text:p>
              </table:table-cell>
              <table:table-cell office:value-type="float" office:value="0.913957391992">
                <text:p>0.913957391992</text:p>
              </table:table-cell>
              <table:table-cell office:value-type="float" office:value="0.912596054012">
                <text:p>0.912596054012</text:p>
              </table:table-cell>
              <table:table-cell office:value-type="float" office:value="0.910693963332">
                <text:p>0.910693963332</text:p>
              </table:table-cell>
              <table:table-cell office:value-type="float" office:value="0.909697370024">
                <text:p>0.90969737002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0.955323116348">
                <text:p>0.955323116348</text:p>
              </table:table-cell>
              <table:table-cell office:value-type="float" office:value="0.916833170391">
                <text:p>0.916833170391</text:p>
              </table:table-cell>
              <table:table-cell office:value-type="float" office:value="0.915254048893">
                <text:p>0.915254048893</text:p>
              </table:table-cell>
              <table:table-cell office:value-type="float" office:value="0.913714518081">
                <text:p>0.913714518081</text:p>
              </table:table-cell>
              <table:table-cell office:value-type="float" office:value="0.913080146376">
                <text:p>0.9130801463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0.94300970751">
                <text:p>0.94300970751</text:p>
              </table:table-cell>
              <table:table-cell office:value-type="float" office:value="0.90356059469">
                <text:p>0.90356059469</text:p>
              </table:table-cell>
              <table:table-cell office:value-type="float" office:value="0.902207752534">
                <text:p>0.902207752534</text:p>
              </table:table-cell>
              <table:table-cell office:value-type="float" office:value="0.900319018217">
                <text:p>0.900319018217</text:p>
              </table:table-cell>
              <table:table-cell office:value-type="float" office:value="0.899278535075">
                <text:p>0.89927853507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950687933059">
                <text:p>0.950687933059</text:p>
              </table:table-cell>
              <table:table-cell office:value-type="float" office:value="0.910344947476">
                <text:p>0.910344947476</text:p>
              </table:table-cell>
              <table:table-cell office:value-type="float" office:value="0.909673404375">
                <text:p>0.909673404375</text:p>
              </table:table-cell>
              <table:table-cell office:value-type="float" office:value="0.907437360218">
                <text:p>0.907437360218</text:p>
              </table:table-cell>
              <table:table-cell office:value-type="float" office:value="0.906187620168">
                <text:p>0.9061876201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0.955071332652">
                <text:p>0.955071332652</text:p>
              </table:table-cell>
              <table:table-cell office:value-type="float" office:value="0.914746819271">
                <text:p>0.914746819271</text:p>
              </table:table-cell>
              <table:table-cell office:value-type="float" office:value="0.914167717052">
                <text:p>0.914167717052</text:p>
              </table:table-cell>
              <table:table-cell office:value-type="float" office:value="0.911337008367">
                <text:p>0.911337008367</text:p>
              </table:table-cell>
              <table:table-cell office:value-type="float" office:value="0.91046822265">
                <text:p>0.9104682226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0.944561322065">
                <text:p>0.944561322065</text:p>
              </table:table-cell>
              <table:table-cell office:value-type="float" office:value="0.904442854294">
                <text:p>0.904442854294</text:p>
              </table:table-cell>
              <table:table-cell office:value-type="float" office:value="0.904170463297">
                <text:p>0.904170463297</text:p>
              </table:table-cell>
              <table:table-cell office:value-type="float" office:value="0.901884878383">
                <text:p>0.901884878383</text:p>
              </table:table-cell>
              <table:table-cell office:value-type="float" office:value="0.899679324505">
                <text:p>0.8996793245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0.950967006186">
                <text:p>0.950967006186</text:p>
              </table:table-cell>
              <table:table-cell office:value-type="float" office:value="0.918761111298">
                <text:p>0.918761111298</text:p>
              </table:table-cell>
              <table:table-cell office:value-type="float" office:value="0.918385119247">
                <text:p>0.918385119247</text:p>
              </table:table-cell>
              <table:table-cell office:value-type="float" office:value="0.916149043155">
                <text:p>0.916149043155</text:p>
              </table:table-cell>
              <table:table-cell office:value-type="float" office:value="0.915243629626">
                <text:p>0.91524362962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0.955865668673">
                <text:p>0.955865668673</text:p>
              </table:table-cell>
              <table:table-cell office:value-type="float" office:value="0.924534592088">
                <text:p>0.924534592088</text:p>
              </table:table-cell>
              <table:table-cell office:value-type="float" office:value="0.925169313565">
                <text:p>0.925169313565</text:p>
              </table:table-cell>
              <table:table-cell office:value-type="float" office:value="0.922370666921">
                <text:p>0.922370666921</text:p>
              </table:table-cell>
              <table:table-cell office:value-type="float" office:value="0.921197284882">
                <text:p>0.92119728488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0.944702232761">
                <text:p>0.944702232761</text:p>
              </table:table-cell>
              <table:table-cell office:value-type="float" office:value="0.910778788891">
                <text:p>0.910778788891</text:p>
              </table:table-cell>
              <table:table-cell office:value-type="float" office:value="0.911343571092">
                <text:p>0.911343571092</text:p>
              </table:table-cell>
              <table:table-cell office:value-type="float" office:value="0.90796762002">
                <text:p>0.90796762002</text:p>
              </table:table-cell>
              <table:table-cell office:value-type="float" office:value="0.907490721746">
                <text:p>0.9074907217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0.953073583918">
                <text:p>0.953073583918</text:p>
              </table:table-cell>
              <table:table-cell office:value-type="float" office:value="0.916011154885">
                <text:p>0.916011154885</text:p>
              </table:table-cell>
              <table:table-cell office:value-type="float" office:value="0.916757966322">
                <text:p>0.916757966322</text:p>
              </table:table-cell>
              <table:table-cell office:value-type="float" office:value="0.913820704803">
                <text:p>0.913820704803</text:p>
              </table:table-cell>
              <table:table-cell office:value-type="float" office:value="0.913044130752">
                <text:p>0.91304413075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0.95590225378">
                <text:p>0.95590225378</text:p>
              </table:table-cell>
              <table:table-cell office:value-type="float" office:value="0.918058309901">
                <text:p>0.918058309901</text:p>
              </table:table-cell>
              <table:table-cell office:value-type="float" office:value="0.918733935744">
                <text:p>0.918733935744</text:p>
              </table:table-cell>
              <table:table-cell office:value-type="float" office:value="0.916282585625">
                <text:p>0.916282585625</text:p>
              </table:table-cell>
              <table:table-cell office:value-type="float" office:value="0.914993064377">
                <text:p>0.91499306437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0.944209433962">
                <text:p>0.944209433962</text:p>
              </table:table-cell>
              <table:table-cell office:value-type="float" office:value="0.906197867572">
                <text:p>0.906197867572</text:p>
              </table:table-cell>
              <table:table-cell office:value-type="float" office:value="0.906817303923">
                <text:p>0.906817303923</text:p>
              </table:table-cell>
              <table:table-cell office:value-type="float" office:value="0.904502234176">
                <text:p>0.904502234176</text:p>
              </table:table-cell>
              <table:table-cell office:value-type="float" office:value="0.902976302337">
                <text:p>0.9029763023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0.949899025774">
                <text:p>0.949899025774</text:p>
              </table:table-cell>
              <table:table-cell office:value-type="float" office:value="0.910407243006">
                <text:p>0.910407243006</text:p>
              </table:table-cell>
              <table:table-cell office:value-type="float" office:value="0.911009696722">
                <text:p>0.911009696722</text:p>
              </table:table-cell>
              <table:table-cell office:value-type="float" office:value="0.907990026253">
                <text:p>0.907990026253</text:p>
              </table:table-cell>
              <table:table-cell office:value-type="float" office:value="0.907929001384">
                <text:p>0.9079290013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0.954601077733">
                <text:p>0.954601077733</text:p>
              </table:table-cell>
              <table:table-cell office:value-type="float" office:value="0.916049588378">
                <text:p>0.916049588378</text:p>
              </table:table-cell>
              <table:table-cell office:value-type="float" office:value="0.916547119503">
                <text:p>0.916547119503</text:p>
              </table:table-cell>
              <table:table-cell office:value-type="float" office:value="0.914236704838">
                <text:p>0.914236704838</text:p>
              </table:table-cell>
              <table:table-cell office:value-type="float" office:value="0.913298751167">
                <text:p>0.91329875116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0.943640461446">
                <text:p>0.943640461446</text:p>
              </table:table-cell>
              <table:table-cell office:value-type="float" office:value="0.903535740559">
                <text:p>0.903535740559</text:p>
              </table:table-cell>
              <table:table-cell office:value-type="float" office:value="0.903930432025">
                <text:p>0.903930432025</text:p>
              </table:table-cell>
              <table:table-cell office:value-type="float" office:value="0.901544694736">
                <text:p>0.901544694736</text:p>
              </table:table-cell>
              <table:table-cell office:value-type="float" office:value="0.900926545723">
                <text:p>0.90092654572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0.949387536994">
                <text:p>0.949387536994</text:p>
              </table:table-cell>
              <table:table-cell office:value-type="float" office:value="0.908581337892">
                <text:p>0.908581337892</text:p>
              </table:table-cell>
              <table:table-cell office:value-type="float" office:value="0.908728946799">
                <text:p>0.908728946799</text:p>
              </table:table-cell>
              <table:table-cell office:value-type="float" office:value="0.906027697565">
                <text:p>0.906027697565</text:p>
              </table:table-cell>
              <table:table-cell office:value-type="float" office:value="0.905154846165">
                <text:p>0.90515484616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0.953823094921">
                <text:p>0.953823094921</text:p>
              </table:table-cell>
              <table:table-cell office:value-type="float" office:value="0.914477368612">
                <text:p>0.914477368612</text:p>
              </table:table-cell>
              <table:table-cell office:value-type="float" office:value="0.914766048755">
                <text:p>0.914766048755</text:p>
              </table:table-cell>
              <table:table-cell office:value-type="float" office:value="0.91251077635">
                <text:p>0.91251077635</text:p>
              </table:table-cell>
              <table:table-cell office:value-type="float" office:value="0.910822808767">
                <text:p>0.9108228087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0.942791972129">
                <text:p>0.942791972129</text:p>
              </table:table-cell>
              <table:table-cell office:value-type="float" office:value="0.899896118406">
                <text:p>0.899896118406</text:p>
              </table:table-cell>
              <table:table-cell office:value-type="float" office:value="0.898897957166">
                <text:p>0.898897957166</text:p>
              </table:table-cell>
              <table:table-cell office:value-type="float" office:value="0.896610253528">
                <text:p>0.896610253528</text:p>
              </table:table-cell>
              <table:table-cell office:value-type="float" office:value="0.895526588321">
                <text:p>0.89552658832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0.94924828404">
                <text:p>0.94924828404</text:p>
              </table:table-cell>
              <table:table-cell office:value-type="float" office:value="0.91507092811">
                <text:p>0.91507092811</text:p>
              </table:table-cell>
              <table:table-cell office:value-type="float" office:value="0.914249102055">
                <text:p>0.914249102055</text:p>
              </table:table-cell>
              <table:table-cell office:value-type="float" office:value="0.911908790787">
                <text:p>0.911908790787</text:p>
              </table:table-cell>
              <table:table-cell office:value-type="float" office:value="0.910089950809">
                <text:p>0.9100899508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0.954022762013">
                <text:p>0.954022762013</text:p>
              </table:table-cell>
              <table:table-cell office:value-type="float" office:value="0.921218785756">
                <text:p>0.921218785756</text:p>
              </table:table-cell>
              <table:table-cell office:value-type="float" office:value="0.920803525155">
                <text:p>0.920803525155</text:p>
              </table:table-cell>
              <table:table-cell office:value-type="float" office:value="0.917802665145">
                <text:p>0.917802665145</text:p>
              </table:table-cell>
              <table:table-cell office:value-type="float" office:value="0.91793716461">
                <text:p>0.9179371646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0.943199921156">
                <text:p>0.943199921156</text:p>
              </table:table-cell>
              <table:table-cell office:value-type="float" office:value="0.90750751729">
                <text:p>0.90750751729</text:p>
              </table:table-cell>
              <table:table-cell office:value-type="float" office:value="0.906561586016">
                <text:p>0.906561586016</text:p>
              </table:table-cell>
              <table:table-cell office:value-type="float" office:value="0.903481004329">
                <text:p>0.903481004329</text:p>
              </table:table-cell>
              <table:table-cell office:value-type="float" office:value="0.903697094777">
                <text:p>0.90369709477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0.949660405165">
                <text:p>0.949660405165</text:p>
              </table:table-cell>
              <table:table-cell office:value-type="float" office:value="0.912884615426">
                <text:p>0.912884615426</text:p>
              </table:table-cell>
              <table:table-cell office:value-type="float" office:value="0.912392176342">
                <text:p>0.912392176342</text:p>
              </table:table-cell>
              <table:table-cell office:value-type="float" office:value="0.909169909246">
                <text:p>0.909169909246</text:p>
              </table:table-cell>
              <table:table-cell office:value-type="float" office:value="0.909587748152">
                <text:p>0.90958774815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0.954533431116">
                <text:p>0.954533431116</text:p>
              </table:table-cell>
              <table:table-cell office:value-type="float" office:value="0.916657779238">
                <text:p>0.916657779238</text:p>
              </table:table-cell>
              <table:table-cell office:value-type="float" office:value="0.916294095097">
                <text:p>0.916294095097</text:p>
              </table:table-cell>
              <table:table-cell office:value-type="float" office:value="0.913105796015">
                <text:p>0.913105796015</text:p>
              </table:table-cell>
              <table:table-cell office:value-type="float" office:value="0.912784178226">
                <text:p>0.91278417822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0.942993729829">
                <text:p>0.942993729829</text:p>
              </table:table-cell>
              <table:table-cell office:value-type="float" office:value="0.905555897657">
                <text:p>0.905555897657</text:p>
              </table:table-cell>
              <table:table-cell office:value-type="float" office:value="0.905549367339">
                <text:p>0.905549367339</text:p>
              </table:table-cell>
              <table:table-cell office:value-type="float" office:value="0.902632974845">
                <text:p>0.902632974845</text:p>
              </table:table-cell>
              <table:table-cell office:value-type="float" office:value="0.902140862816">
                <text:p>0.9021408628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0.951682196703">
                <text:p>0.951682196703</text:p>
              </table:table-cell>
              <table:table-cell office:value-type="float" office:value="0.91246981131">
                <text:p>0.91246981131</text:p>
              </table:table-cell>
              <table:table-cell office:value-type="float" office:value="0.911713922244">
                <text:p>0.911713922244</text:p>
              </table:table-cell>
              <table:table-cell office:value-type="float" office:value="0.909044150025">
                <text:p>0.909044150025</text:p>
              </table:table-cell>
              <table:table-cell office:value-type="float" office:value="0.90842572507">
                <text:p>0.9084257250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0.954697635853">
                <text:p>0.954697635853</text:p>
              </table:table-cell>
              <table:table-cell office:value-type="float" office:value="0.915921921052">
                <text:p>0.915921921052</text:p>
              </table:table-cell>
              <table:table-cell office:value-type="float" office:value="0.915229353451">
                <text:p>0.915229353451</text:p>
              </table:table-cell>
              <table:table-cell office:value-type="float" office:value="0.912269922062">
                <text:p>0.912269922062</text:p>
              </table:table-cell>
              <table:table-cell office:value-type="float" office:value="0.912307785127">
                <text:p>0.91230778512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0.942602329379">
                <text:p>0.942602329379</text:p>
              </table:table-cell>
              <table:table-cell office:value-type="float" office:value="0.901624012677">
                <text:p>0.901624012677</text:p>
              </table:table-cell>
              <table:table-cell office:value-type="float" office:value="0.901609808969">
                <text:p>0.901609808969</text:p>
              </table:table-cell>
              <table:table-cell office:value-type="float" office:value="0.898545687662">
                <text:p>0.898545687662</text:p>
              </table:table-cell>
              <table:table-cell office:value-type="float" office:value="0.898837218179">
                <text:p>0.89883721817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0.950198333813">
                <text:p>0.950198333813</text:p>
              </table:table-cell>
              <table:table-cell office:value-type="float" office:value="0.909601496364">
                <text:p>0.909601496364</text:p>
              </table:table-cell>
              <table:table-cell office:value-type="float" office:value="0.909289188987">
                <text:p>0.909289188987</text:p>
              </table:table-cell>
              <table:table-cell office:value-type="float" office:value="0.906524150398">
                <text:p>0.906524150398</text:p>
              </table:table-cell>
              <table:table-cell office:value-type="float" office:value="0.90611092095">
                <text:p>0.9061109209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0.955270145757">
                <text:p>0.955270145757</text:p>
              </table:table-cell>
              <table:table-cell office:value-type="float" office:value="0.91479450551">
                <text:p>0.91479450551</text:p>
              </table:table-cell>
              <table:table-cell office:value-type="float" office:value="0.91501191118">
                <text:p>0.91501191118</text:p>
              </table:table-cell>
              <table:table-cell office:value-type="float" office:value="0.912049013788">
                <text:p>0.912049013788</text:p>
              </table:table-cell>
              <table:table-cell office:value-type="float" office:value="0.912173107918">
                <text:p>0.9121731079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0.944283172692">
                <text:p>0.944283172692</text:p>
              </table:table-cell>
              <table:table-cell office:value-type="float" office:value="0.901004839271">
                <text:p>0.901004839271</text:p>
              </table:table-cell>
              <table:table-cell office:value-type="float" office:value="0.901088906289">
                <text:p>0.901088906289</text:p>
              </table:table-cell>
              <table:table-cell office:value-type="float" office:value="0.898539523129">
                <text:p>0.898539523129</text:p>
              </table:table-cell>
              <table:table-cell office:value-type="float" office:value="0.897350111314">
                <text:p>0.8973501113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0.95057956185">
                <text:p>0.95057956185</text:p>
              </table:table-cell>
              <table:table-cell office:value-type="float" office:value="0.916964545975">
                <text:p>0.916964545975</text:p>
              </table:table-cell>
              <table:table-cell office:value-type="float" office:value="0.916639852366">
                <text:p>0.916639852366</text:p>
              </table:table-cell>
              <table:table-cell office:value-type="float" office:value="0.913817463056">
                <text:p>0.913817463056</text:p>
              </table:table-cell>
              <table:table-cell office:value-type="float" office:value="0.912642953407">
                <text:p>0.91264295340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0.955129182271">
                <text:p>0.955129182271</text:p>
              </table:table-cell>
              <table:table-cell office:value-type="float" office:value="0.922683216156">
                <text:p>0.922683216156</text:p>
              </table:table-cell>
              <table:table-cell office:value-type="float" office:value="0.921832222641">
                <text:p>0.921832222641</text:p>
              </table:table-cell>
              <table:table-cell office:value-type="float" office:value="0.920134531529">
                <text:p>0.920134531529</text:p>
              </table:table-cell>
              <table:table-cell office:value-type="float" office:value="0.918515323608">
                <text:p>0.9185153236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0.944658980933">
                <text:p>0.944658980933</text:p>
              </table:table-cell>
              <table:table-cell office:value-type="float" office:value="0.909987367585">
                <text:p>0.909987367585</text:p>
              </table:table-cell>
              <table:table-cell office:value-type="float" office:value="0.909192913772">
                <text:p>0.909192913772</text:p>
              </table:table-cell>
              <table:table-cell office:value-type="float" office:value="0.907388387847">
                <text:p>0.907388387847</text:p>
              </table:table-cell>
              <table:table-cell office:value-type="float" office:value="0.906158689099">
                <text:p>0.90615868909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0.950566360306">
                <text:p>0.950566360306</text:p>
              </table:table-cell>
              <table:table-cell office:value-type="float" office:value="0.915565965205">
                <text:p>0.915565965205</text:p>
              </table:table-cell>
              <table:table-cell office:value-type="float" office:value="0.9151113278">
                <text:p>0.9151113278</text:p>
              </table:table-cell>
              <table:table-cell office:value-type="float" office:value="0.913366627734">
                <text:p>0.913366627734</text:p>
              </table:table-cell>
              <table:table-cell office:value-type="float" office:value="0.911324581404">
                <text:p>0.9113245814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0.954359413058">
                <text:p>0.954359413058</text:p>
              </table:table-cell>
              <table:table-cell office:value-type="float" office:value="0.919622317172">
                <text:p>0.919622317172</text:p>
              </table:table-cell>
              <table:table-cell office:value-type="float" office:value="0.919481688615">
                <text:p>0.919481688615</text:p>
              </table:table-cell>
              <table:table-cell office:value-type="float" office:value="0.917601097867">
                <text:p>0.917601097867</text:p>
              </table:table-cell>
              <table:table-cell office:value-type="float" office:value="0.915882299256">
                <text:p>0.91588229925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0.943999444159">
                <text:p>0.943999444159</text:p>
              </table:table-cell>
              <table:table-cell office:value-type="float" office:value="0.906556487458">
                <text:p>0.906556487458</text:p>
              </table:table-cell>
              <table:table-cell office:value-type="float" office:value="0.905977485626">
                <text:p>0.905977485626</text:p>
              </table:table-cell>
              <table:table-cell office:value-type="float" office:value="0.904780576858">
                <text:p>0.904780576858</text:p>
              </table:table-cell>
              <table:table-cell office:value-type="float" office:value="0.902319254941">
                <text:p>0.9023192549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0.950534268497">
                <text:p>0.950534268497</text:p>
              </table:table-cell>
              <table:table-cell office:value-type="float" office:value="0.913319077145">
                <text:p>0.913319077145</text:p>
              </table:table-cell>
              <table:table-cell office:value-type="float" office:value="0.912927739765">
                <text:p>0.912927739765</text:p>
              </table:table-cell>
              <table:table-cell office:value-type="float" office:value="0.911627995105">
                <text:p>0.911627995105</text:p>
              </table:table-cell>
              <table:table-cell office:value-type="float" office:value="0.909159065541">
                <text:p>0.90915906554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0.954717604053">
                <text:p>0.954717604053</text:p>
              </table:table-cell>
              <table:table-cell office:value-type="float" office:value="0.917463835512">
                <text:p>0.917463835512</text:p>
              </table:table-cell>
              <table:table-cell office:value-type="float" office:value="0.916630366957">
                <text:p>0.916630366957</text:p>
              </table:table-cell>
              <table:table-cell office:value-type="float" office:value="0.915732190133">
                <text:p>0.915732190133</text:p>
              </table:table-cell>
              <table:table-cell office:value-type="float" office:value="0.913134899673">
                <text:p>0.91313489967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0.942604866334">
                <text:p>0.942604866334</text:p>
              </table:table-cell>
              <table:table-cell office:value-type="float" office:value="0.903109319063">
                <text:p>0.903109319063</text:p>
              </table:table-cell>
              <table:table-cell office:value-type="float" office:value="0.902849493232">
                <text:p>0.902849493232</text:p>
              </table:table-cell>
              <table:table-cell office:value-type="float" office:value="0.90171745545">
                <text:p>0.90171745545</text:p>
              </table:table-cell>
              <table:table-cell office:value-type="float" office:value="0.899651903839">
                <text:p>0.89965190383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0.951937261644">
                <text:p>0.951937261644</text:p>
              </table:table-cell>
              <table:table-cell office:value-type="float" office:value="0.909854946147">
                <text:p>0.909854946147</text:p>
              </table:table-cell>
              <table:table-cell office:value-type="float" office:value="0.910045156631">
                <text:p>0.910045156631</text:p>
              </table:table-cell>
              <table:table-cell office:value-type="float" office:value="0.907779125149">
                <text:p>0.907779125149</text:p>
              </table:table-cell>
              <table:table-cell office:value-type="float" office:value="0.905713574937">
                <text:p>0.90571357493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0.955174551721">
                <text:p>0.955174551721</text:p>
              </table:table-cell>
              <table:table-cell office:value-type="float" office:value="0.914690190167">
                <text:p>0.914690190167</text:p>
              </table:table-cell>
              <table:table-cell office:value-type="float" office:value="0.91471669321">
                <text:p>0.91471669321</text:p>
              </table:table-cell>
              <table:table-cell office:value-type="float" office:value="0.913554162921">
                <text:p>0.913554162921</text:p>
              </table:table-cell>
              <table:table-cell office:value-type="float" office:value="0.911139381795">
                <text:p>0.91113938179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0.942678120256">
                <text:p>0.942678120256</text:p>
              </table:table-cell>
              <table:table-cell office:value-type="float" office:value="0.900968774697">
                <text:p>0.900968774697</text:p>
              </table:table-cell>
              <table:table-cell office:value-type="float" office:value="0.9007721705">
                <text:p>0.9007721705</text:p>
              </table:table-cell>
              <table:table-cell office:value-type="float" office:value="0.899275258983">
                <text:p>0.899275258983</text:p>
              </table:table-cell>
              <table:table-cell office:value-type="float" office:value="0.896589835685">
                <text:p>0.89658983568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0.95013476071">
                <text:p>0.95013476071</text:p>
              </table:table-cell>
              <table:table-cell office:value-type="float" office:value="0.915844825834">
                <text:p>0.915844825834</text:p>
              </table:table-cell>
              <table:table-cell office:value-type="float" office:value="0.915247823621">
                <text:p>0.915247823621</text:p>
              </table:table-cell>
              <table:table-cell office:value-type="float" office:value="0.912518093425">
                <text:p>0.912518093425</text:p>
              </table:table-cell>
              <table:table-cell office:value-type="float" office:value="0.911334142836">
                <text:p>0.91133414283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0.954604990195">
                <text:p>0.954604990195</text:p>
              </table:table-cell>
              <table:table-cell office:value-type="float" office:value="0.91966861529">
                <text:p>0.91966861529</text:p>
              </table:table-cell>
              <table:table-cell office:value-type="float" office:value="0.920171228077">
                <text:p>0.920171228077</text:p>
              </table:table-cell>
              <table:table-cell office:value-type="float" office:value="0.916641639107">
                <text:p>0.916641639107</text:p>
              </table:table-cell>
              <table:table-cell office:value-type="float" office:value="0.915318673301">
                <text:p>0.91531867330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0.94346177455">
                <text:p>0.94346177455</text:p>
              </table:table-cell>
              <table:table-cell office:value-type="float" office:value="0.906700694893">
                <text:p>0.906700694893</text:p>
              </table:table-cell>
              <table:table-cell office:value-type="float" office:value="0.906633322725">
                <text:p>0.906633322725</text:p>
              </table:table-cell>
              <table:table-cell office:value-type="float" office:value="0.903960670815">
                <text:p>0.903960670815</text:p>
              </table:table-cell>
              <table:table-cell office:value-type="float" office:value="0.903296230939">
                <text:p>0.90329623093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0.949025036976">
                <text:p>0.949025036976</text:p>
              </table:table-cell>
              <table:table-cell office:value-type="float" office:value="0.91191047335">
                <text:p>0.91191047335</text:p>
              </table:table-cell>
              <table:table-cell office:value-type="float" office:value="0.912055878189">
                <text:p>0.912055878189</text:p>
              </table:table-cell>
              <table:table-cell office:value-type="float" office:value="0.909486128533">
                <text:p>0.909486128533</text:p>
              </table:table-cell>
              <table:table-cell office:value-type="float" office:value="0.908483161562">
                <text:p>0.90848316156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0.953474170217">
                <text:p>0.953474170217</text:p>
              </table:table-cell>
              <table:table-cell office:value-type="float" office:value="0.916781157466">
                <text:p>0.916781157466</text:p>
              </table:table-cell>
              <table:table-cell office:value-type="float" office:value="0.916617203312">
                <text:p>0.916617203312</text:p>
              </table:table-cell>
              <table:table-cell office:value-type="float" office:value="0.914381926535">
                <text:p>0.914381926535</text:p>
              </table:table-cell>
              <table:table-cell office:value-type="float" office:value="0.913213331189">
                <text:p>0.91321333118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0.941772037011">
                <text:p>0.941772037011</text:p>
              </table:table-cell>
              <table:table-cell office:value-type="float" office:value="0.904475499798">
                <text:p>0.904475499798</text:p>
              </table:table-cell>
              <table:table-cell office:value-type="float" office:value="0.904874642452">
                <text:p>0.904874642452</text:p>
              </table:table-cell>
              <table:table-cell office:value-type="float" office:value="0.902175419034">
                <text:p>0.902175419034</text:p>
              </table:table-cell>
              <table:table-cell office:value-type="float" office:value="0.900829398753">
                <text:p>0.90082939875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0.948297872018">
                <text:p>0.948297872018</text:p>
              </table:table-cell>
              <table:table-cell office:value-type="float" office:value="0.908471157702">
                <text:p>0.908471157702</text:p>
              </table:table-cell>
              <table:table-cell office:value-type="float" office:value="0.908705828369">
                <text:p>0.908705828369</text:p>
              </table:table-cell>
              <table:table-cell office:value-type="float" office:value="0.905939500114">
                <text:p>0.905939500114</text:p>
              </table:table-cell>
              <table:table-cell office:value-type="float" office:value="0.905332234755">
                <text:p>0.90533223475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0.952772249127">
                <text:p>0.952772249127</text:p>
              </table:table-cell>
              <table:table-cell office:value-type="float" office:value="0.911575150374">
                <text:p>0.911575150374</text:p>
              </table:table-cell>
              <table:table-cell office:value-type="float" office:value="0.91129077826">
                <text:p>0.91129077826</text:p>
              </table:table-cell>
              <table:table-cell office:value-type="float" office:value="0.908236709989">
                <text:p>0.908236709989</text:p>
              </table:table-cell>
              <table:table-cell office:value-type="float" office:value="0.908747898711">
                <text:p>0.9087478987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0.938361384092">
                <text:p>0.938361384092</text:p>
              </table:table-cell>
              <table:table-cell office:value-type="float" office:value="0.896480627091">
                <text:p>0.896480627091</text:p>
              </table:table-cell>
              <table:table-cell office:value-type="float" office:value="0.896111874988">
                <text:p>0.896111874988</text:p>
              </table:table-cell>
              <table:table-cell office:value-type="float" office:value="0.892482770027">
                <text:p>0.892482770027</text:p>
              </table:table-cell>
              <table:table-cell office:value-type="float" office:value="0.893141924354">
                <text:p>0.89314192435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0.948078878026">
                <text:p>0.948078878026</text:p>
              </table:table-cell>
              <table:table-cell office:value-type="float" office:value="0.904867445344">
                <text:p>0.904867445344</text:p>
              </table:table-cell>
              <table:table-cell office:value-type="float" office:value="0.904059338384">
                <text:p>0.904059338384</text:p>
              </table:table-cell>
              <table:table-cell office:value-type="float" office:value="0.900133935115">
                <text:p>0.900133935115</text:p>
              </table:table-cell>
              <table:table-cell office:value-type="float" office:value="0.901046835795">
                <text:p>0.90104683579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0.952202022752">
                <text:p>0.952202022752</text:p>
              </table:table-cell>
              <table:table-cell office:value-type="float" office:value="0.912772812112">
                <text:p>0.912772812112</text:p>
              </table:table-cell>
              <table:table-cell office:value-type="float" office:value="0.911943081108">
                <text:p>0.911943081108</text:p>
              </table:table-cell>
              <table:table-cell office:value-type="float" office:value="0.908304906474">
                <text:p>0.908304906474</text:p>
              </table:table-cell>
              <table:table-cell office:value-type="float" office:value="0.908430296758">
                <text:p>0.90843029675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940391105785">
                <text:p>0.940391105785</text:p>
              </table:table-cell>
              <table:table-cell office:value-type="float" office:value="0.899355663885">
                <text:p>0.899355663885</text:p>
              </table:table-cell>
              <table:table-cell office:value-type="float" office:value="0.898715686897">
                <text:p>0.898715686897</text:p>
              </table:table-cell>
              <table:table-cell office:value-type="float" office:value="0.89336705911">
                <text:p>0.89336705911</text:p>
              </table:table-cell>
              <table:table-cell office:value-type="float" office:value="0.89583451675">
                <text:p>0.8958345167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0.963177478174">
                <text:p>0.963177478174</text:p>
              </table:table-cell>
              <table:table-cell office:value-type="float" office:value="0.911527383742">
                <text:p>0.911527383742</text:p>
              </table:table-cell>
              <table:table-cell office:value-type="float" office:value="0.910833295773">
                <text:p>0.910833295773</text:p>
              </table:table-cell>
              <table:table-cell office:value-type="float" office:value="0.910665748257">
                <text:p>0.910665748257</text:p>
              </table:table-cell>
              <table:table-cell office:value-type="float" office:value="0.907049469996">
                <text:p>0.9070494699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0.951820188767">
                <text:p>0.951820188767</text:p>
              </table:table-cell>
              <table:table-cell office:value-type="float" office:value="0.915351824302">
                <text:p>0.915351824302</text:p>
              </table:table-cell>
              <table:table-cell office:value-type="float" office:value="0.9141352669">
                <text:p>0.9141352669</text:p>
              </table:table-cell>
              <table:table-cell office:value-type="float" office:value="0.913408275621">
                <text:p>0.913408275621</text:p>
              </table:table-cell>
              <table:table-cell office:value-type="float" office:value="0.91169375233">
                <text:p>0.9116937523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0.94053556238">
                <text:p>0.94053556238</text:p>
              </table:table-cell>
              <table:table-cell office:value-type="float" office:value="0.901350639598">
                <text:p>0.901350639598</text:p>
              </table:table-cell>
              <table:table-cell office:value-type="float" office:value="0.899660157577">
                <text:p>0.899660157577</text:p>
              </table:table-cell>
              <table:table-cell office:value-type="float" office:value="0.8992660395">
                <text:p>0.8992660395</text:p>
              </table:table-cell>
              <table:table-cell office:value-type="float" office:value="0.897496075804">
                <text:p>0.89749607580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0.947269743247">
                <text:p>0.947269743247</text:p>
              </table:table-cell>
              <table:table-cell office:value-type="float" office:value="0.906836602286">
                <text:p>0.906836602286</text:p>
              </table:table-cell>
              <table:table-cell office:value-type="float" office:value="0.905584386762">
                <text:p>0.905584386762</text:p>
              </table:table-cell>
              <table:table-cell office:value-type="float" office:value="0.905343288985">
                <text:p>0.905343288985</text:p>
              </table:table-cell>
              <table:table-cell office:value-type="float" office:value="0.90370602001">
                <text:p>0.9037060200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0.952199484324">
                <text:p>0.952199484324</text:p>
              </table:table-cell>
              <table:table-cell office:value-type="float" office:value="0.912889486609">
                <text:p>0.912889486609</text:p>
              </table:table-cell>
              <table:table-cell office:value-type="float" office:value="0.911349973656">
                <text:p>0.911349973656</text:p>
              </table:table-cell>
              <table:table-cell office:value-type="float" office:value="0.91102392016">
                <text:p>0.91102392016</text:p>
              </table:table-cell>
              <table:table-cell office:value-type="float" office:value="0.909423552129">
                <text:p>0.90942355212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0.940258652002">
                <text:p>0.940258652002</text:p>
              </table:table-cell>
              <table:table-cell office:value-type="float" office:value="0.899403405314">
                <text:p>0.899403405314</text:p>
              </table:table-cell>
              <table:table-cell office:value-type="float" office:value="0.898125484135">
                <text:p>0.898125484135</text:p>
              </table:table-cell>
              <table:table-cell office:value-type="float" office:value="0.898257961053">
                <text:p>0.898257961053</text:p>
              </table:table-cell>
              <table:table-cell office:value-type="float" office:value="0.896294396203">
                <text:p>0.89629439620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0.949740966095">
                <text:p>0.949740966095</text:p>
              </table:table-cell>
              <table:table-cell office:value-type="float" office:value="0.907410254506">
                <text:p>0.907410254506</text:p>
              </table:table-cell>
              <table:table-cell office:value-type="float" office:value="0.90577744229">
                <text:p>0.90577744229</text:p>
              </table:table-cell>
              <table:table-cell office:value-type="float" office:value="0.905524826467">
                <text:p>0.905524826467</text:p>
              </table:table-cell>
              <table:table-cell office:value-type="float" office:value="0.903393763204">
                <text:p>0.9033937632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0.952186871893">
                <text:p>0.952186871893</text:p>
              </table:table-cell>
              <table:table-cell office:value-type="float" office:value="0.912821052691">
                <text:p>0.912821052691</text:p>
              </table:table-cell>
              <table:table-cell office:value-type="float" office:value="0.910947296698">
                <text:p>0.910947296698</text:p>
              </table:table-cell>
              <table:table-cell office:value-type="float" office:value="0.910990340989">
                <text:p>0.910990340989</text:p>
              </table:table-cell>
              <table:table-cell office:value-type="float" office:value="0.908719207186">
                <text:p>0.90871920718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0.941550285532">
                <text:p>0.941550285532</text:p>
              </table:table-cell>
              <table:table-cell office:value-type="float" office:value="0.8995293802">
                <text:p>0.8995293802</text:p>
              </table:table-cell>
              <table:table-cell office:value-type="float" office:value="0.898198710393">
                <text:p>0.898198710393</text:p>
              </table:table-cell>
              <table:table-cell office:value-type="float" office:value="0.898039130749">
                <text:p>0.898039130749</text:p>
              </table:table-cell>
              <table:table-cell office:value-type="float" office:value="0.895620556324">
                <text:p>0.89562055632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0.947627211387">
                <text:p>0.947627211387</text:p>
              </table:table-cell>
              <table:table-cell office:value-type="float" office:value="0.906840542763">
                <text:p>0.906840542763</text:p>
              </table:table-cell>
              <table:table-cell office:value-type="float" office:value="0.905510251721">
                <text:p>0.905510251721</text:p>
              </table:table-cell>
              <table:table-cell office:value-type="float" office:value="0.905446248378">
                <text:p>0.905446248378</text:p>
              </table:table-cell>
              <table:table-cell office:value-type="float" office:value="0.902678820392">
                <text:p>0.90267882039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0.951747044327">
                <text:p>0.951747044327</text:p>
              </table:table-cell>
              <table:table-cell office:value-type="float" office:value="0.911579308004">
                <text:p>0.911579308004</text:p>
              </table:table-cell>
              <table:table-cell office:value-type="float" office:value="0.909931476252">
                <text:p>0.909931476252</text:p>
              </table:table-cell>
              <table:table-cell office:value-type="float" office:value="0.909589889905">
                <text:p>0.909589889905</text:p>
              </table:table-cell>
              <table:table-cell office:value-type="float" office:value="0.907256851628">
                <text:p>0.90725685162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0.940496476499">
                <text:p>0.940496476499</text:p>
              </table:table-cell>
              <table:table-cell office:value-type="float" office:value="0.89775900102">
                <text:p>0.89775900102</text:p>
              </table:table-cell>
              <table:table-cell office:value-type="float" office:value="0.896384079786">
                <text:p>0.896384079786</text:p>
              </table:table-cell>
              <table:table-cell office:value-type="float" office:value="0.896352050807">
                <text:p>0.896352050807</text:p>
              </table:table-cell>
              <table:table-cell office:value-type="float" office:value="0.893503331753">
                <text:p>0.89350333175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0.94649469199">
                <text:p>0.94649469199</text:p>
              </table:table-cell>
              <table:table-cell office:value-type="float" office:value="0.908205987211">
                <text:p>0.908205987211</text:p>
              </table:table-cell>
              <table:table-cell office:value-type="float" office:value="0.907633434583">
                <text:p>0.907633434583</text:p>
              </table:table-cell>
              <table:table-cell office:value-type="float" office:value="0.906800819981">
                <text:p>0.906800819981</text:p>
              </table:table-cell>
              <table:table-cell office:value-type="float" office:value="0.902921396946">
                <text:p>0.90292139694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0.950728399051">
                <text:p>0.950728399051</text:p>
              </table:table-cell>
              <table:table-cell office:value-type="float" office:value="0.913933682491">
                <text:p>0.913933682491</text:p>
              </table:table-cell>
              <table:table-cell office:value-type="float" office:value="0.912944157945">
                <text:p>0.912944157945</text:p>
              </table:table-cell>
              <table:table-cell office:value-type="float" office:value="0.91199134522">
                <text:p>0.91199134522</text:p>
              </table:table-cell>
              <table:table-cell office:value-type="float" office:value="0.909134650936">
                <text:p>0.90913465093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0.940139532477">
                <text:p>0.940139532477</text:p>
              </table:table-cell>
              <table:table-cell office:value-type="float" office:value="0.899822365284">
                <text:p>0.899822365284</text:p>
              </table:table-cell>
              <table:table-cell office:value-type="float" office:value="0.898704541117">
                <text:p>0.898704541117</text:p>
              </table:table-cell>
              <table:table-cell office:value-type="float" office:value="0.897712309125">
                <text:p>0.897712309125</text:p>
              </table:table-cell>
              <table:table-cell office:value-type="float" office:value="0.894849505471">
                <text:p>0.89484950547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0.948330562972">
                <text:p>0.948330562972</text:p>
              </table:table-cell>
              <table:table-cell office:value-type="float" office:value="0.906829508332">
                <text:p>0.906829508332</text:p>
              </table:table-cell>
              <table:table-cell office:value-type="float" office:value="0.905566886672">
                <text:p>0.905566886672</text:p>
              </table:table-cell>
              <table:table-cell office:value-type="float" office:value="0.90479300905">
                <text:p>0.90479300905</text:p>
              </table:table-cell>
              <table:table-cell office:value-type="float" office:value="0.901822503182">
                <text:p>0.90182250318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0.951616412994">
                <text:p>0.951616412994</text:p>
              </table:table-cell>
              <table:table-cell office:value-type="float" office:value="0.912692624396">
                <text:p>0.912692624396</text:p>
              </table:table-cell>
              <table:table-cell office:value-type="float" office:value="0.911411379367">
                <text:p>0.911411379367</text:p>
              </table:table-cell>
              <table:table-cell office:value-type="float" office:value="0.910312293277">
                <text:p>0.910312293277</text:p>
              </table:table-cell>
              <table:table-cell office:value-type="float" office:value="0.907467077852">
                <text:p>0.90746707785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0.94071345514">
                <text:p>0.94071345514</text:p>
              </table:table-cell>
              <table:table-cell office:value-type="float" office:value="0.898959971289">
                <text:p>0.898959971289</text:p>
              </table:table-cell>
              <table:table-cell office:value-type="float" office:value="0.898091779233">
                <text:p>0.898091779233</text:p>
              </table:table-cell>
              <table:table-cell office:value-type="float" office:value="0.896685516317">
                <text:p>0.896685516317</text:p>
              </table:table-cell>
              <table:table-cell office:value-type="float" office:value="0.893951649321">
                <text:p>0.8939516493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0.946747118658">
                <text:p>0.946747118658</text:p>
              </table:table-cell>
              <table:table-cell office:value-type="float" office:value="0.905689997792">
                <text:p>0.905689997792</text:p>
              </table:table-cell>
              <table:table-cell office:value-type="float" office:value="0.904340580735">
                <text:p>0.904340580735</text:p>
              </table:table-cell>
              <table:table-cell office:value-type="float" office:value="0.90305637093">
                <text:p>0.90305637093</text:p>
              </table:table-cell>
              <table:table-cell office:value-type="float" office:value="0.900555870771">
                <text:p>0.90055587077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0.950410232562">
                <text:p>0.950410232562</text:p>
              </table:table-cell>
              <table:table-cell office:value-type="float" office:value="0.909883700831">
                <text:p>0.909883700831</text:p>
              </table:table-cell>
              <table:table-cell office:value-type="float" office:value="0.908882612053">
                <text:p>0.908882612053</text:p>
              </table:table-cell>
              <table:table-cell office:value-type="float" office:value="0.908008350926">
                <text:p>0.908008350926</text:p>
              </table:table-cell>
              <table:table-cell office:value-type="float" office:value="0.905083856663">
                <text:p>0.90508385666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0.938025472822">
                <text:p>0.938025472822</text:p>
              </table:table-cell>
              <table:table-cell office:value-type="float" office:value="0.894757922223">
                <text:p>0.894757922223</text:p>
              </table:table-cell>
              <table:table-cell office:value-type="float" office:value="0.893672828093">
                <text:p>0.893672828093</text:p>
              </table:table-cell>
              <table:table-cell office:value-type="float" office:value="0.892983479517">
                <text:p>0.892983479517</text:p>
              </table:table-cell>
              <table:table-cell office:value-type="float" office:value="0.890628211902">
                <text:p>0.8906282119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0.945032234596">
                <text:p>0.945032234596</text:p>
              </table:table-cell>
              <table:table-cell office:value-type="float" office:value="0.901829624271">
                <text:p>0.901829624271</text:p>
              </table:table-cell>
              <table:table-cell office:value-type="float" office:value="0.901703072147">
                <text:p>0.901703072147</text:p>
              </table:table-cell>
              <table:table-cell office:value-type="float" office:value="0.900176841585">
                <text:p>0.900176841585</text:p>
              </table:table-cell>
              <table:table-cell office:value-type="float" office:value="0.897935780525">
                <text:p>0.89793578052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0.949460782024">
                <text:p>0.949460782024</text:p>
              </table:table-cell>
              <table:table-cell office:value-type="float" office:value="0.908173471696">
                <text:p>0.908173471696</text:p>
              </table:table-cell>
              <table:table-cell office:value-type="float" office:value="0.907624940938">
                <text:p>0.907624940938</text:p>
              </table:table-cell>
              <table:table-cell office:value-type="float" office:value="0.906634581658">
                <text:p>0.906634581658</text:p>
              </table:table-cell>
              <table:table-cell office:value-type="float" office:value="0.903990766011">
                <text:p>0.90399076601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0.938899288722">
                <text:p>0.938899288722</text:p>
              </table:table-cell>
              <table:table-cell office:value-type="float" office:value="0.894269638237">
                <text:p>0.894269638237</text:p>
              </table:table-cell>
              <table:table-cell office:value-type="float" office:value="0.89419510524">
                <text:p>0.89419510524</text:p>
              </table:table-cell>
              <table:table-cell office:value-type="float" office:value="0.893331759256">
                <text:p>0.893331759256</text:p>
              </table:table-cell>
              <table:table-cell office:value-type="float" office:value="0.88960642505">
                <text:p>0.889606425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0.941525172214">
                <text:p>0.941525172214</text:p>
              </table:table-cell>
              <table:table-cell office:value-type="float" office:value="0.90561389674">
                <text:p>0.90561389674</text:p>
              </table:table-cell>
              <table:table-cell office:value-type="float" office:value="0.904978590053">
                <text:p>0.904978590053</text:p>
              </table:table-cell>
              <table:table-cell office:value-type="float" office:value="0.90318395655">
                <text:p>0.90318395655</text:p>
              </table:table-cell>
              <table:table-cell office:value-type="float" office:value="0.898648024451">
                <text:p>0.89864802445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0.947508672774">
                <text:p>0.947508672774</text:p>
              </table:table-cell>
              <table:table-cell office:value-type="float" office:value="0.911150221091">
                <text:p>0.911150221091</text:p>
              </table:table-cell>
              <table:table-cell office:value-type="float" office:value="0.910416502061">
                <text:p>0.910416502061</text:p>
              </table:table-cell>
              <table:table-cell office:value-type="float" office:value="0.908214142317">
                <text:p>0.908214142317</text:p>
              </table:table-cell>
              <table:table-cell office:value-type="float" office:value="0.904499388911">
                <text:p>0.90449938891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0.936449770386">
                <text:p>0.936449770386</text:p>
              </table:table-cell>
              <table:table-cell office:value-type="float" office:value="0.896660438268">
                <text:p>0.896660438268</text:p>
              </table:table-cell>
              <table:table-cell office:value-type="float" office:value="0.895525291519">
                <text:p>0.895525291519</text:p>
              </table:table-cell>
              <table:table-cell office:value-type="float" office:value="0.893438281237">
                <text:p>0.893438281237</text:p>
              </table:table-cell>
              <table:table-cell office:value-type="float" office:value="0.890642341114">
                <text:p>0.89064234111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0.942262179242">
                <text:p>0.942262179242</text:p>
              </table:table-cell>
              <table:table-cell office:value-type="float" office:value="0.901059654011">
                <text:p>0.901059654011</text:p>
              </table:table-cell>
              <table:table-cell office:value-type="float" office:value="0.900007983036">
                <text:p>0.900007983036</text:p>
              </table:table-cell>
              <table:table-cell office:value-type="float" office:value="0.897204464496">
                <text:p>0.897204464496</text:p>
              </table:table-cell>
              <table:table-cell office:value-type="float" office:value="0.896526405238">
                <text:p>0.89652640523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0.948618736431">
                <text:p>0.948618736431</text:p>
              </table:table-cell>
              <table:table-cell office:value-type="float" office:value="0.908428576542">
                <text:p>0.908428576542</text:p>
              </table:table-cell>
              <table:table-cell office:value-type="float" office:value="0.907156358124">
                <text:p>0.907156358124</text:p>
              </table:table-cell>
              <table:table-cell office:value-type="float" office:value="0.904864065803">
                <text:p>0.904864065803</text:p>
              </table:table-cell>
              <table:table-cell office:value-type="float" office:value="0.903389816422">
                <text:p>0.90338981642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0.934916102792">
                <text:p>0.934916102792</text:p>
              </table:table-cell>
              <table:table-cell office:value-type="float" office:value="0.894202254657">
                <text:p>0.894202254657</text:p>
              </table:table-cell>
              <table:table-cell office:value-type="float" office:value="0.892814800578">
                <text:p>0.892814800578</text:p>
              </table:table-cell>
              <table:table-cell office:value-type="float" office:value="0.890224085196">
                <text:p>0.890224085196</text:p>
              </table:table-cell>
              <table:table-cell office:value-type="float" office:value="0.888811168654">
                <text:p>0.88881116865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0.946188824241">
                <text:p>0.946188824241</text:p>
              </table:table-cell>
              <table:table-cell office:value-type="float" office:value="0.901067965788">
                <text:p>0.901067965788</text:p>
              </table:table-cell>
              <table:table-cell office:value-type="float" office:value="0.899405892586">
                <text:p>0.899405892586</text:p>
              </table:table-cell>
              <table:table-cell office:value-type="float" office:value="0.896690889922">
                <text:p>0.896690889922</text:p>
              </table:table-cell>
              <table:table-cell office:value-type="float" office:value="0.895553118854">
                <text:p>0.89555311885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0.948925780707">
                <text:p>0.948925780707</text:p>
              </table:table-cell>
              <table:table-cell office:value-type="float" office:value="0.907298590231">
                <text:p>0.907298590231</text:p>
              </table:table-cell>
              <table:table-cell office:value-type="float" office:value="0.90600484242">
                <text:p>0.90600484242</text:p>
              </table:table-cell>
              <table:table-cell office:value-type="float" office:value="0.903095021518">
                <text:p>0.903095021518</text:p>
              </table:table-cell>
              <table:table-cell office:value-type="float" office:value="0.902069338488">
                <text:p>0.90206933848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0.938333315671">
                <text:p>0.938333315671</text:p>
              </table:table-cell>
              <table:table-cell office:value-type="float" office:value="0.894431518351">
                <text:p>0.894431518351</text:p>
              </table:table-cell>
              <table:table-cell office:value-type="float" office:value="0.893096247725">
                <text:p>0.893096247725</text:p>
              </table:table-cell>
              <table:table-cell office:value-type="float" office:value="0.889882036143">
                <text:p>0.889882036143</text:p>
              </table:table-cell>
              <table:table-cell office:value-type="float" office:value="0.889302141191">
                <text:p>0.88930214119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0.943916334921">
                <text:p>0.943916334921</text:p>
              </table:table-cell>
              <table:table-cell office:value-type="float" office:value="0.901207645327">
                <text:p>0.901207645327</text:p>
              </table:table-cell>
              <table:table-cell office:value-type="float" office:value="0.900277444666">
                <text:p>0.900277444666</text:p>
              </table:table-cell>
              <table:table-cell office:value-type="float" office:value="0.897138135632">
                <text:p>0.897138135632</text:p>
              </table:table-cell>
              <table:table-cell office:value-type="float" office:value="0.896238219116">
                <text:p>0.8962382191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0.948694215892">
                <text:p>0.948694215892</text:p>
              </table:table-cell>
              <table:table-cell office:value-type="float" office:value="0.90708105987">
                <text:p>0.90708105987</text:p>
              </table:table-cell>
              <table:table-cell office:value-type="float" office:value="0.906192221709">
                <text:p>0.906192221709</text:p>
              </table:table-cell>
              <table:table-cell office:value-type="float" office:value="0.903459822142">
                <text:p>0.903459822142</text:p>
              </table:table-cell>
              <table:table-cell office:value-type="float" office:value="0.902353512828">
                <text:p>0.90235351282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0.937784186307">
                <text:p>0.937784186307</text:p>
              </table:table-cell>
              <table:table-cell office:value-type="float" office:value="0.894082296968">
                <text:p>0.894082296968</text:p>
              </table:table-cell>
              <table:table-cell office:value-type="float" office:value="0.893164421032">
                <text:p>0.893164421032</text:p>
              </table:table-cell>
              <table:table-cell office:value-type="float" office:value="0.890699230224">
                <text:p>0.890699230224</text:p>
              </table:table-cell>
              <table:table-cell office:value-type="float" office:value="0.888929096428">
                <text:p>0.88892909642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0.943922009786">
                <text:p>0.943922009786</text:p>
              </table:table-cell>
              <table:table-cell office:value-type="float" office:value="0.905445215568">
                <text:p>0.905445215568</text:p>
              </table:table-cell>
              <table:table-cell office:value-type="float" office:value="0.904106622609">
                <text:p>0.904106622609</text:p>
              </table:table-cell>
              <table:table-cell office:value-type="float" office:value="0.900717101798">
                <text:p>0.900717101798</text:p>
              </table:table-cell>
              <table:table-cell office:value-type="float" office:value="0.898958474671">
                <text:p>0.89895847467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0.948262477094">
                <text:p>0.948262477094</text:p>
              </table:table-cell>
              <table:table-cell office:value-type="float" office:value="0.910425337611">
                <text:p>0.910425337611</text:p>
              </table:table-cell>
              <table:table-cell office:value-type="float" office:value="0.909278801435">
                <text:p>0.909278801435</text:p>
              </table:table-cell>
              <table:table-cell office:value-type="float" office:value="0.905001206803">
                <text:p>0.905001206803</text:p>
              </table:table-cell>
              <table:table-cell office:value-type="float" office:value="0.90371405731">
                <text:p>0.9037140573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0.936850478883">
                <text:p>0.936850478883</text:p>
              </table:table-cell>
              <table:table-cell office:value-type="float" office:value="0.895477425181">
                <text:p>0.895477425181</text:p>
              </table:table-cell>
              <table:table-cell office:value-type="float" office:value="0.894632072839">
                <text:p>0.894632072839</text:p>
              </table:table-cell>
              <table:table-cell office:value-type="float" office:value="0.889929862927">
                <text:p>0.889929862927</text:p>
              </table:table-cell>
              <table:table-cell office:value-type="float" office:value="0.888657290288">
                <text:p>0.88865729028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0.94426000427">
                <text:p>0.94426000427</text:p>
              </table:table-cell>
              <table:table-cell office:value-type="float" office:value="0.902945216">
                <text:p>0.902945216</text:p>
              </table:table-cell>
              <table:table-cell office:value-type="float" office:value="0.902213920648">
                <text:p>0.902213920648</text:p>
              </table:table-cell>
              <table:table-cell office:value-type="float" office:value="0.89714359864">
                <text:p>0.89714359864</text:p>
              </table:table-cell>
              <table:table-cell office:value-type="float" office:value="0.895589549501">
                <text:p>0.89558954950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0.948799920533">
                <text:p>0.948799920533</text:p>
              </table:table-cell>
              <table:table-cell office:value-type="float" office:value="0.908161314566">
                <text:p>0.908161314566</text:p>
              </table:table-cell>
              <table:table-cell office:value-type="float" office:value="0.907191170108">
                <text:p>0.907191170108</text:p>
              </table:table-cell>
              <table:table-cell office:value-type="float" office:value="0.902159930555">
                <text:p>0.902159930555</text:p>
              </table:table-cell>
              <table:table-cell office:value-type="float" office:value="0.900840995773">
                <text:p>0.90084099577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0.938740198844">
                <text:p>0.938740198844</text:p>
              </table:table-cell>
              <table:table-cell office:value-type="float" office:value="0.893380420552">
                <text:p>0.893380420552</text:p>
              </table:table-cell>
              <table:table-cell office:value-type="float" office:value="0.892675573053">
                <text:p>0.892675573053</text:p>
              </table:table-cell>
              <table:table-cell office:value-type="float" office:value="0.886498475247">
                <text:p>0.886498475247</text:p>
              </table:table-cell>
              <table:table-cell office:value-type="float" office:value="0.887825561008">
                <text:p>0.88782556100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0.942983371432">
                <text:p>0.942983371432</text:p>
              </table:table-cell>
              <table:table-cell office:value-type="float" office:value="0.900229039764">
                <text:p>0.900229039764</text:p>
              </table:table-cell>
              <table:table-cell office:value-type="float" office:value="0.899207878137">
                <text:p>0.899207878137</text:p>
              </table:table-cell>
              <table:table-cell office:value-type="float" office:value="0.893528493941">
                <text:p>0.893528493941</text:p>
              </table:table-cell>
              <table:table-cell office:value-type="float" office:value="0.893896354095">
                <text:p>0.89389635409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0.947389154663">
                <text:p>0.947389154663</text:p>
              </table:table-cell>
              <table:table-cell office:value-type="float" office:value="0.905683403514">
                <text:p>0.905683403514</text:p>
              </table:table-cell>
              <table:table-cell office:value-type="float" office:value="0.905218212754">
                <text:p>0.905218212754</text:p>
              </table:table-cell>
              <table:table-cell office:value-type="float" office:value="0.899701650181">
                <text:p>0.899701650181</text:p>
              </table:table-cell>
              <table:table-cell office:value-type="float" office:value="0.899701775907">
                <text:p>0.89970177590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0.934293349336">
                <text:p>0.934293349336</text:p>
              </table:table-cell>
              <table:table-cell office:value-type="float" office:value="0.89071755687">
                <text:p>0.89071755687</text:p>
              </table:table-cell>
              <table:table-cell office:value-type="float" office:value="0.890529064065">
                <text:p>0.890529064065</text:p>
              </table:table-cell>
              <table:table-cell office:value-type="float" office:value="0.88559554869">
                <text:p>0.88559554869</text:p>
              </table:table-cell>
              <table:table-cell office:value-type="float" office:value="0.885476680983">
                <text:p>0.88547668098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0.943658631802">
                <text:p>0.943658631802</text:p>
              </table:table-cell>
              <table:table-cell office:value-type="float" office:value="0.897083824362">
                <text:p>0.897083824362</text:p>
              </table:table-cell>
              <table:table-cell office:value-type="float" office:value="0.896988485257">
                <text:p>0.896988485257</text:p>
              </table:table-cell>
              <table:table-cell office:value-type="float" office:value="0.891026370637">
                <text:p>0.891026370637</text:p>
              </table:table-cell>
              <table:table-cell office:value-type="float" office:value="0.8914307358">
                <text:p>0.891430735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0.94663243788">
                <text:p>0.94663243788</text:p>
              </table:table-cell>
              <table:table-cell office:value-type="float" office:value="0.899601713062">
                <text:p>0.899601713062</text:p>
              </table:table-cell>
              <table:table-cell office:value-type="float" office:value="0.89899313867">
                <text:p>0.89899313867</text:p>
              </table:table-cell>
              <table:table-cell office:value-type="float" office:value="0.893144846457">
                <text:p>0.893144846457</text:p>
              </table:table-cell>
              <table:table-cell office:value-type="float" office:value="0.895004444415">
                <text:p>0.89500444441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0.936281089394">
                <text:p>0.936281089394</text:p>
              </table:table-cell>
              <table:table-cell office:value-type="float" office:value="0.888184092936">
                <text:p>0.888184092936</text:p>
              </table:table-cell>
              <table:table-cell office:value-type="float" office:value="0.887611297717">
                <text:p>0.887611297717</text:p>
              </table:table-cell>
              <table:table-cell office:value-type="float" office:value="0.883051727138">
                <text:p>0.883051727138</text:p>
              </table:table-cell>
              <table:table-cell office:value-type="float" office:value="0.883087659212">
                <text:p>0.88308765921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0.941383057988">
                <text:p>0.941383057988</text:p>
              </table:table-cell>
              <table:table-cell office:value-type="float" office:value="0.899837864137">
                <text:p>0.899837864137</text:p>
              </table:table-cell>
              <table:table-cell office:value-type="float" office:value="0.898887364559">
                <text:p>0.898887364559</text:p>
              </table:table-cell>
              <table:table-cell office:value-type="float" office:value="0.895125727161">
                <text:p>0.895125727161</text:p>
              </table:table-cell>
              <table:table-cell office:value-type="float" office:value="0.892649485101">
                <text:p>0.89264948510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945164071391">
                <text:p>0.945164071391</text:p>
              </table:table-cell>
              <table:table-cell office:value-type="float" office:value="0.90506774858">
                <text:p>0.90506774858</text:p>
              </table:table-cell>
              <table:table-cell office:value-type="float" office:value="0.904884807158">
                <text:p>0.904884807158</text:p>
              </table:table-cell>
              <table:table-cell office:value-type="float" office:value="0.901133987176">
                <text:p>0.901133987176</text:p>
              </table:table-cell>
              <table:table-cell office:value-type="float" office:value="0.898292321264">
                <text:p>0.89829232126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0.934695912084">
                <text:p>0.934695912084</text:p>
              </table:table-cell>
              <table:table-cell office:value-type="float" office:value="0.888951743319">
                <text:p>0.888951743319</text:p>
              </table:table-cell>
              <table:table-cell office:value-type="float" office:value="0.889455768921">
                <text:p>0.889455768921</text:p>
              </table:table-cell>
              <table:table-cell office:value-type="float" office:value="0.886268761252">
                <text:p>0.886268761252</text:p>
              </table:table-cell>
              <table:table-cell office:value-type="float" office:value="0.883026428382">
                <text:p>0.88302642838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0.940955226879">
                <text:p>0.940955226879</text:p>
              </table:table-cell>
              <table:table-cell office:value-type="float" office:value="0.896913737559">
                <text:p>0.896913737559</text:p>
              </table:table-cell>
              <table:table-cell office:value-type="float" office:value="0.897199109003">
                <text:p>0.897199109003</text:p>
              </table:table-cell>
              <table:table-cell office:value-type="float" office:value="0.892860188741">
                <text:p>0.892860188741</text:p>
              </table:table-cell>
              <table:table-cell office:value-type="float" office:value="0.890376872876">
                <text:p>0.89037687287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0.946288570879">
                <text:p>0.946288570879</text:p>
              </table:table-cell>
              <table:table-cell office:value-type="float" office:value="0.902439426941">
                <text:p>0.902439426941</text:p>
              </table:table-cell>
              <table:table-cell office:value-type="float" office:value="0.902761052827">
                <text:p>0.902761052827</text:p>
              </table:table-cell>
              <table:table-cell office:value-type="float" office:value="0.899087204085">
                <text:p>0.899087204085</text:p>
              </table:table-cell>
              <table:table-cell office:value-type="float" office:value="0.896125908386">
                <text:p>0.89612590838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0.932638693421">
                <text:p>0.932638693421</text:p>
              </table:table-cell>
              <table:table-cell office:value-type="float" office:value="0.888533693725">
                <text:p>0.888533693725</text:p>
              </table:table-cell>
              <table:table-cell office:value-type="float" office:value="0.888986071585">
                <text:p>0.888986071585</text:p>
              </table:table-cell>
              <table:table-cell office:value-type="float" office:value="0.885724076489">
                <text:p>0.885724076489</text:p>
              </table:table-cell>
              <table:table-cell office:value-type="float" office:value="0.881759749772">
                <text:p>0.88175974977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0.942550917218">
                <text:p>0.942550917218</text:p>
              </table:table-cell>
              <table:table-cell office:value-type="float" office:value="0.895047023172">
                <text:p>0.895047023172</text:p>
              </table:table-cell>
              <table:table-cell office:value-type="float" office:value="0.895490954614">
                <text:p>0.895490954614</text:p>
              </table:table-cell>
              <table:table-cell office:value-type="float" office:value="0.892072669863">
                <text:p>0.892072669863</text:p>
              </table:table-cell>
              <table:table-cell office:value-type="float" office:value="0.888927848832">
                <text:p>0.88892784883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0.945802666562">
                <text:p>0.945802666562</text:p>
              </table:table-cell>
              <table:table-cell office:value-type="float" office:value="0.900759328712">
                <text:p>0.900759328712</text:p>
              </table:table-cell>
              <table:table-cell office:value-type="float" office:value="0.901317044173">
                <text:p>0.901317044173</text:p>
              </table:table-cell>
              <table:table-cell office:value-type="float" office:value="0.897782338519">
                <text:p>0.897782338519</text:p>
              </table:table-cell>
              <table:table-cell office:value-type="float" office:value="0.895082230793">
                <text:p>0.8950822307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0.934627885561">
                <text:p>0.934627885561</text:p>
              </table:table-cell>
              <table:table-cell office:value-type="float" office:value="0.88603299117">
                <text:p>0.88603299117</text:p>
              </table:table-cell>
              <table:table-cell office:value-type="float" office:value="0.886753578311">
                <text:p>0.886753578311</text:p>
              </table:table-cell>
              <table:table-cell office:value-type="float" office:value="0.882998149021">
                <text:p>0.882998149021</text:p>
              </table:table-cell>
              <table:table-cell office:value-type="float" office:value="0.880193829291">
                <text:p>0.8801938292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0.941160628825">
                <text:p>0.941160628825</text:p>
              </table:table-cell>
              <table:table-cell office:value-type="float" office:value="0.894301975105">
                <text:p>0.894301975105</text:p>
              </table:table-cell>
              <table:table-cell office:value-type="float" office:value="0.895138975981">
                <text:p>0.895138975981</text:p>
              </table:table-cell>
              <table:table-cell office:value-type="float" office:value="0.891454232903">
                <text:p>0.891454232903</text:p>
              </table:table-cell>
              <table:table-cell office:value-type="float" office:value="0.888961751073">
                <text:p>0.88896175107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0.946149075948">
                <text:p>0.946149075948</text:p>
              </table:table-cell>
              <table:table-cell office:value-type="float" office:value="0.899716750166">
                <text:p>0.899716750166</text:p>
              </table:table-cell>
              <table:table-cell office:value-type="float" office:value="0.900553319489">
                <text:p>0.900553319489</text:p>
              </table:table-cell>
              <table:table-cell office:value-type="float" office:value="0.896903525082">
                <text:p>0.896903525082</text:p>
              </table:table-cell>
              <table:table-cell office:value-type="float" office:value="0.893188730477">
                <text:p>0.89318873047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0.935284545748">
                <text:p>0.935284545748</text:p>
              </table:table-cell>
              <table:table-cell office:value-type="float" office:value="0.885799402549">
                <text:p>0.885799402549</text:p>
              </table:table-cell>
              <table:table-cell office:value-type="float" office:value="0.886387563003">
                <text:p>0.886387563003</text:p>
              </table:table-cell>
              <table:table-cell office:value-type="float" office:value="0.882534107729">
                <text:p>0.882534107729</text:p>
              </table:table-cell>
              <table:table-cell office:value-type="float" office:value="0.878636855569">
                <text:p>0.87863685556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0.942938866895">
                <text:p>0.942938866895</text:p>
              </table:table-cell>
              <table:table-cell office:value-type="float" office:value="0.902304621207">
                <text:p>0.902304621207</text:p>
              </table:table-cell>
              <table:table-cell office:value-type="float" office:value="0.900653336642">
                <text:p>0.900653336642</text:p>
              </table:table-cell>
              <table:table-cell office:value-type="float" office:value="0.897123287346">
                <text:p>0.897123287346</text:p>
              </table:table-cell>
              <table:table-cell office:value-type="float" office:value="0.893452953282">
                <text:p>0.89345295328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0.946294224698">
                <text:p>0.946294224698</text:p>
              </table:table-cell>
              <table:table-cell office:value-type="float" office:value="0.90749115214">
                <text:p>0.90749115214</text:p>
              </table:table-cell>
              <table:table-cell office:value-type="float" office:value="0.906462230875">
                <text:p>0.906462230875</text:p>
              </table:table-cell>
              <table:table-cell office:value-type="float" office:value="0.903002478042">
                <text:p>0.903002478042</text:p>
              </table:table-cell>
              <table:table-cell office:value-type="float" office:value="0.89935744624">
                <text:p>0.8993574462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0.934749982212">
                <text:p>0.934749982212</text:p>
              </table:table-cell>
              <table:table-cell office:value-type="float" office:value="0.890476480321">
                <text:p>0.890476480321</text:p>
              </table:table-cell>
              <table:table-cell office:value-type="float" office:value="0.890281504487">
                <text:p>0.890281504487</text:p>
              </table:table-cell>
              <table:table-cell office:value-type="float" office:value="0.887103721369">
                <text:p>0.887103721369</text:p>
              </table:table-cell>
              <table:table-cell office:value-type="float" office:value="0.883018214513">
                <text:p>0.88301821451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0.9410793629">
                <text:p>0.9410793629</text:p>
              </table:table-cell>
              <table:table-cell office:value-type="float" office:value="0.897779983672">
                <text:p>0.897779983672</text:p>
              </table:table-cell>
              <table:table-cell office:value-type="float" office:value="0.897543893616">
                <text:p>0.897543893616</text:p>
              </table:table-cell>
              <table:table-cell office:value-type="float" office:value="0.894119605954">
                <text:p>0.894119605954</text:p>
              </table:table-cell>
              <table:table-cell office:value-type="float" office:value="0.890874158501">
                <text:p>0.89087415850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0.945848127936">
                <text:p>0.945848127936</text:p>
              </table:table-cell>
              <table:table-cell office:value-type="float" office:value="0.902646246595">
                <text:p>0.902646246595</text:p>
              </table:table-cell>
              <table:table-cell office:value-type="float" office:value="0.902713037039">
                <text:p>0.902713037039</text:p>
              </table:table-cell>
              <table:table-cell office:value-type="float" office:value="0.899370148585">
                <text:p>0.899370148585</text:p>
              </table:table-cell>
              <table:table-cell office:value-type="float" office:value="0.895633142502">
                <text:p>0.89563314250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0.935078940666">
                <text:p>0.935078940666</text:p>
              </table:table-cell>
              <table:table-cell office:value-type="float" office:value="0.88827290203">
                <text:p>0.88827290203</text:p>
              </table:table-cell>
              <table:table-cell office:value-type="float" office:value="0.887779505852">
                <text:p>0.887779505852</text:p>
              </table:table-cell>
              <table:table-cell office:value-type="float" office:value="0.884996766873">
                <text:p>0.884996766873</text:p>
              </table:table-cell>
              <table:table-cell office:value-type="float" office:value="0.881500708102">
                <text:p>0.88150070810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0.940370482239">
                <text:p>0.940370482239</text:p>
              </table:table-cell>
              <table:table-cell office:value-type="float" office:value="0.894052133535">
                <text:p>0.894052133535</text:p>
              </table:table-cell>
              <table:table-cell office:value-type="float" office:value="0.893848273613">
                <text:p>0.893848273613</text:p>
              </table:table-cell>
              <table:table-cell office:value-type="float" office:value="0.891291483129">
                <text:p>0.891291483129</text:p>
              </table:table-cell>
              <table:table-cell office:value-type="float" office:value="0.886677441016">
                <text:p>0.88667744101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0.945065470301">
                <text:p>0.945065470301</text:p>
              </table:table-cell>
              <table:table-cell office:value-type="float" office:value="0.899890975874">
                <text:p>0.899890975874</text:p>
              </table:table-cell>
              <table:table-cell office:value-type="float" office:value="0.899379509525">
                <text:p>0.899379509525</text:p>
              </table:table-cell>
              <table:table-cell office:value-type="float" office:value="0.897458468057">
                <text:p>0.897458468057</text:p>
              </table:table-cell>
              <table:table-cell office:value-type="float" office:value="0.892596750607">
                <text:p>0.89259675060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0.932678056255">
                <text:p>0.932678056255</text:p>
              </table:table-cell>
              <table:table-cell office:value-type="float" office:value="0.884746178245">
                <text:p>0.884746178245</text:p>
              </table:table-cell>
              <table:table-cell office:value-type="float" office:value="0.884764311511">
                <text:p>0.884764311511</text:p>
              </table:table-cell>
              <table:table-cell office:value-type="float" office:value="0.88257714313">
                <text:p>0.88257714313</text:p>
              </table:table-cell>
              <table:table-cell office:value-type="float" office:value="0.878797592414">
                <text:p>0.87879759241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0.939510091399">
                <text:p>0.939510091399</text:p>
              </table:table-cell>
              <table:table-cell office:value-type="float" office:value="0.892445501487">
                <text:p>0.892445501487</text:p>
              </table:table-cell>
              <table:table-cell office:value-type="float" office:value="0.892336768024">
                <text:p>0.892336768024</text:p>
              </table:table-cell>
              <table:table-cell office:value-type="float" office:value="0.889585753048">
                <text:p>0.889585753048</text:p>
              </table:table-cell>
              <table:table-cell office:value-type="float" office:value="0.885213693943">
                <text:p>0.88521369394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0.94394609364">
                <text:p>0.94394609364</text:p>
              </table:table-cell>
              <table:table-cell office:value-type="float" office:value="0.898372818582">
                <text:p>0.898372818582</text:p>
              </table:table-cell>
              <table:table-cell office:value-type="float" office:value="0.898444984817">
                <text:p>0.898444984817</text:p>
              </table:table-cell>
              <table:table-cell office:value-type="float" office:value="0.895994942259">
                <text:p>0.895994942259</text:p>
              </table:table-cell>
              <table:table-cell office:value-type="float" office:value="0.891701224375">
                <text:p>0.8917012243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0.932962505446">
                <text:p>0.932962505446</text:p>
              </table:table-cell>
              <table:table-cell office:value-type="float" office:value="0.883180913266">
                <text:p>0.883180913266</text:p>
              </table:table-cell>
              <table:table-cell office:value-type="float" office:value="0.883119606461">
                <text:p>0.883119606461</text:p>
              </table:table-cell>
              <table:table-cell office:value-type="float" office:value="0.88074081929">
                <text:p>0.88074081929</text:p>
              </table:table-cell>
              <table:table-cell office:value-type="float" office:value="0.876456207093">
                <text:p>0.87645620709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0.939146636237">
                <text:p>0.939146636237</text:p>
              </table:table-cell>
              <table:table-cell office:value-type="float" office:value="0.897761805838">
                <text:p>0.897761805838</text:p>
              </table:table-cell>
              <table:table-cell office:value-type="float" office:value="0.895983295118">
                <text:p>0.895983295118</text:p>
              </table:table-cell>
              <table:table-cell office:value-type="float" office:value="0.893424783227">
                <text:p>0.893424783227</text:p>
              </table:table-cell>
              <table:table-cell office:value-type="float" office:value="0.888941437454">
                <text:p>0.88894143745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0.944110380363">
                <text:p>0.944110380363</text:p>
              </table:table-cell>
              <table:table-cell office:value-type="float" office:value="0.902724991506">
                <text:p>0.902724991506</text:p>
              </table:table-cell>
              <table:table-cell office:value-type="float" office:value="0.902126269867">
                <text:p>0.902126269867</text:p>
              </table:table-cell>
              <table:table-cell office:value-type="float" office:value="0.899365898809">
                <text:p>0.899365898809</text:p>
              </table:table-cell>
              <table:table-cell office:value-type="float" office:value="0.894308971451">
                <text:p>0.89430897145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0.933770389162">
                <text:p>0.933770389162</text:p>
              </table:table-cell>
              <table:table-cell office:value-type="float" office:value="0.886679591284">
                <text:p>0.886679591284</text:p>
              </table:table-cell>
              <table:table-cell office:value-type="float" office:value="0.886798968197">
                <text:p>0.886798968197</text:p>
              </table:table-cell>
              <table:table-cell office:value-type="float" office:value="0.884582022545">
                <text:p>0.884582022545</text:p>
              </table:table-cell>
              <table:table-cell office:value-type="float" office:value="0.87972149263">
                <text:p>0.8797214926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0.94473404107">
                <text:p>0.94473404107</text:p>
              </table:table-cell>
              <table:table-cell office:value-type="float" office:value="0.898840267134">
                <text:p>0.898840267134</text:p>
              </table:table-cell>
              <table:table-cell office:value-type="float" office:value="0.898366493161">
                <text:p>0.898366493161</text:p>
              </table:table-cell>
              <table:table-cell office:value-type="float" office:value="0.896212790905">
                <text:p>0.896212790905</text:p>
              </table:table-cell>
              <table:table-cell office:value-type="float" office:value="0.890906888789">
                <text:p>0.89090688878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0.934641714449">
                <text:p>0.934641714449</text:p>
              </table:table-cell>
              <table:table-cell office:value-type="float" office:value="0.885541847203">
                <text:p>0.885541847203</text:p>
              </table:table-cell>
              <table:table-cell office:value-type="float" office:value="0.88501807339">
                <text:p>0.88501807339</text:p>
              </table:table-cell>
              <table:table-cell office:value-type="float" office:value="0.882963631437">
                <text:p>0.882963631437</text:p>
              </table:table-cell>
              <table:table-cell office:value-type="float" office:value="0.87843361607">
                <text:p>0.878433616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0.938370786794">
                <text:p>0.938370786794</text:p>
              </table:table-cell>
              <table:table-cell office:value-type="float" office:value="0.893121910164">
                <text:p>0.893121910164</text:p>
              </table:table-cell>
              <table:table-cell office:value-type="float" office:value="0.892627328098">
                <text:p>0.892627328098</text:p>
              </table:table-cell>
              <table:table-cell office:value-type="float" office:value="0.890109644934">
                <text:p>0.890109644934</text:p>
              </table:table-cell>
              <table:table-cell office:value-type="float" office:value="0.885002996511">
                <text:p>0.88500299651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0.945871668877">
                <text:p>0.945871668877</text:p>
              </table:table-cell>
              <table:table-cell office:value-type="float" office:value="0.899675022318">
                <text:p>0.899675022318</text:p>
              </table:table-cell>
              <table:table-cell office:value-type="float" office:value="0.899009552609">
                <text:p>0.899009552609</text:p>
              </table:table-cell>
              <table:table-cell office:value-type="float" office:value="0.896737913135">
                <text:p>0.896737913135</text:p>
              </table:table-cell>
              <table:table-cell office:value-type="float" office:value="0.89115753284">
                <text:p>0.8911575328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0.930126767077">
                <text:p>0.930126767077</text:p>
              </table:table-cell>
              <table:table-cell office:value-type="float" office:value="0.884896936484">
                <text:p>0.884896936484</text:p>
              </table:table-cell>
              <table:table-cell office:value-type="float" office:value="0.883917310939">
                <text:p>0.883917310939</text:p>
              </table:table-cell>
              <table:table-cell office:value-type="float" office:value="0.881860554802">
                <text:p>0.881860554802</text:p>
              </table:table-cell>
              <table:table-cell office:value-type="float" office:value="0.877274137093">
                <text:p>0.87727413709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0.944309266921">
                <text:p>0.944309266921</text:p>
              </table:table-cell>
              <table:table-cell office:value-type="float" office:value="0.896804457426">
                <text:p>0.896804457426</text:p>
              </table:table-cell>
              <table:table-cell office:value-type="float" office:value="0.896195708661">
                <text:p>0.896195708661</text:p>
              </table:table-cell>
              <table:table-cell office:value-type="float" office:value="0.894436735227">
                <text:p>0.894436735227</text:p>
              </table:table-cell>
              <table:table-cell office:value-type="float" office:value="0.888690115879">
                <text:p>0.88869011587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0.929204230554">
                <text:p>0.929204230554</text:p>
              </table:table-cell>
              <table:table-cell office:value-type="float" office:value="0.881920799696">
                <text:p>0.881920799696</text:p>
              </table:table-cell>
              <table:table-cell office:value-type="float" office:value="0.88105014953">
                <text:p>0.88105014953</text:p>
              </table:table-cell>
              <table:table-cell office:value-type="float" office:value="0.879383646076">
                <text:p>0.879383646076</text:p>
              </table:table-cell>
              <table:table-cell office:value-type="float" office:value="0.874004677611">
                <text:p>0.8740046776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0.940052236651">
                <text:p>0.940052236651</text:p>
              </table:table-cell>
              <table:table-cell office:value-type="float" office:value="0.889878294931">
                <text:p>0.889878294931</text:p>
              </table:table-cell>
              <table:table-cell office:value-type="float" office:value="0.88966621553">
                <text:p>0.88966621553</text:p>
              </table:table-cell>
              <table:table-cell office:value-type="float" office:value="0.887794633874">
                <text:p>0.887794633874</text:p>
              </table:table-cell>
              <table:table-cell office:value-type="float" office:value="0.883376762871">
                <text:p>0.88337676287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0.94293156935">
                <text:p>0.94293156935</text:p>
              </table:table-cell>
              <table:table-cell office:value-type="float" office:value="0.895659263021">
                <text:p>0.895659263021</text:p>
              </table:table-cell>
              <table:table-cell office:value-type="float" office:value="0.895148910163">
                <text:p>0.895148910163</text:p>
              </table:table-cell>
              <table:table-cell office:value-type="float" office:value="0.893443565114">
                <text:p>0.893443565114</text:p>
              </table:table-cell>
              <table:table-cell office:value-type="float" office:value="0.887645307736">
                <text:p>0.88764530773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0.931738407248">
                <text:p>0.931738407248</text:p>
              </table:table-cell>
              <table:table-cell office:value-type="float" office:value="0.887133976767">
                <text:p>0.887133976767</text:p>
              </table:table-cell>
              <table:table-cell office:value-type="float" office:value="0.886024018585">
                <text:p>0.886024018585</text:p>
              </table:table-cell>
              <table:table-cell office:value-type="float" office:value="0.882717608811">
                <text:p>0.882717608811</text:p>
              </table:table-cell>
              <table:table-cell office:value-type="float" office:value="0.878273071239">
                <text:p>0.87827307123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0.941536195282">
                <text:p>0.941536195282</text:p>
              </table:table-cell>
              <table:table-cell office:value-type="float" office:value="0.899018919691">
                <text:p>0.899018919691</text:p>
              </table:table-cell>
              <table:table-cell office:value-type="float" office:value="0.89808540948">
                <text:p>0.89808540948</text:p>
              </table:table-cell>
              <table:table-cell office:value-type="float" office:value="0.895395180234">
                <text:p>0.895395180234</text:p>
              </table:table-cell>
              <table:table-cell office:value-type="float" office:value="0.889354684347">
                <text:p>0.88935468434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0.932134293795">
                <text:p>0.932134293795</text:p>
              </table:table-cell>
              <table:table-cell office:value-type="float" office:value="0.883075992327">
                <text:p>0.883075992327</text:p>
              </table:table-cell>
              <table:table-cell office:value-type="float" office:value="0.883111488888">
                <text:p>0.883111488888</text:p>
              </table:table-cell>
              <table:table-cell office:value-type="float" office:value="0.880799802747">
                <text:p>0.880799802747</text:p>
              </table:table-cell>
              <table:table-cell office:value-type="float" office:value="0.875020306362">
                <text:p>0.87502030636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0.936229455289">
                <text:p>0.936229455289</text:p>
              </table:table-cell>
              <table:table-cell office:value-type="float" office:value="0.890387142431">
                <text:p>0.890387142431</text:p>
              </table:table-cell>
              <table:table-cell office:value-type="float" office:value="0.89013178551">
                <text:p>0.89013178551</text:p>
              </table:table-cell>
              <table:table-cell office:value-type="float" office:value="0.88732812959">
                <text:p>0.88732812959</text:p>
              </table:table-cell>
              <table:table-cell office:value-type="float" office:value="0.882035354743">
                <text:p>0.8820353547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0.943729850776">
                <text:p>0.943729850776</text:p>
              </table:table-cell>
              <table:table-cell office:value-type="float" office:value="0.895800222297">
                <text:p>0.895800222297</text:p>
              </table:table-cell>
              <table:table-cell office:value-type="float" office:value="0.895295771563">
                <text:p>0.895295771563</text:p>
              </table:table-cell>
              <table:table-cell office:value-type="float" office:value="0.892892557337">
                <text:p>0.892892557337</text:p>
              </table:table-cell>
              <table:table-cell office:value-type="float" office:value="0.887823014552">
                <text:p>0.88782301455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0.92900523336">
                <text:p>0.92900523336</text:p>
              </table:table-cell>
              <table:table-cell office:value-type="float" office:value="0.881638046331">
                <text:p>0.881638046331</text:p>
              </table:table-cell>
              <table:table-cell office:value-type="float" office:value="0.881478222715">
                <text:p>0.881478222715</text:p>
              </table:table-cell>
              <table:table-cell office:value-type="float" office:value="0.879014357506">
                <text:p>0.879014357506</text:p>
              </table:table-cell>
              <table:table-cell office:value-type="float" office:value="0.874136006413">
                <text:p>0.87413600641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0.955558397974">
                <text:p>0.955558397974</text:p>
              </table:table-cell>
              <table:table-cell office:value-type="float" office:value="0.888389067099">
                <text:p>0.888389067099</text:p>
              </table:table-cell>
              <table:table-cell office:value-type="float" office:value="0.888661980093">
                <text:p>0.888661980093</text:p>
              </table:table-cell>
              <table:table-cell office:value-type="float" office:value="0.885734579801">
                <text:p>0.885734579801</text:p>
              </table:table-cell>
              <table:table-cell office:value-type="float" office:value="0.881932253871">
                <text:p>0.88193225387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0.94472416294">
                <text:p>0.94472416294</text:p>
              </table:table-cell>
              <table:table-cell office:value-type="float" office:value="0.893259117339">
                <text:p>0.893259117339</text:p>
              </table:table-cell>
              <table:table-cell office:value-type="float" office:value="0.892958776764">
                <text:p>0.892958776764</text:p>
              </table:table-cell>
              <table:table-cell office:value-type="float" office:value="0.890341320135">
                <text:p>0.890341320135</text:p>
              </table:table-cell>
              <table:table-cell office:value-type="float" office:value="0.88523869111">
                <text:p>0.885238691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0.933580508039">
                <text:p>0.933580508039</text:p>
              </table:table-cell>
              <table:table-cell office:value-type="float" office:value="0.878060983068">
                <text:p>0.878060983068</text:p>
              </table:table-cell>
              <table:table-cell office:value-type="float" office:value="0.878142738809">
                <text:p>0.878142738809</text:p>
              </table:table-cell>
              <table:table-cell office:value-type="float" office:value="0.87556436059">
                <text:p>0.87556436059</text:p>
              </table:table-cell>
              <table:table-cell office:value-type="float" office:value="0.870689360475">
                <text:p>0.87068936047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0.938766164911">
                <text:p>0.938766164911</text:p>
              </table:table-cell>
              <table:table-cell office:value-type="float" office:value="0.88768166953">
                <text:p>0.88768166953</text:p>
              </table:table-cell>
              <table:table-cell office:value-type="float" office:value="0.88821936825">
                <text:p>0.88821936825</text:p>
              </table:table-cell>
              <table:table-cell office:value-type="float" office:value="0.885623937016">
                <text:p>0.885623937016</text:p>
              </table:table-cell>
              <table:table-cell office:value-type="float" office:value="0.879837779645">
                <text:p>0.87983777964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0.945825764536">
                <text:p>0.945825764536</text:p>
              </table:table-cell>
              <table:table-cell office:value-type="float" office:value="0.893566933629">
                <text:p>0.893566933629</text:p>
              </table:table-cell>
              <table:table-cell office:value-type="float" office:value="0.893997888221">
                <text:p>0.893997888221</text:p>
              </table:table-cell>
              <table:table-cell office:value-type="float" office:value="0.891791329594">
                <text:p>0.891791329594</text:p>
              </table:table-cell>
              <table:table-cell office:value-type="float" office:value="0.885995322483">
                <text:p>0.88599532248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0.930147815311">
                <text:p>0.930147815311</text:p>
              </table:table-cell>
              <table:table-cell office:value-type="float" office:value="0.878816664089">
                <text:p>0.878816664089</text:p>
              </table:table-cell>
              <table:table-cell office:value-type="float" office:value="0.878758924856">
                <text:p>0.878758924856</text:p>
              </table:table-cell>
              <table:table-cell office:value-type="float" office:value="0.87675809642">
                <text:p>0.87675809642</text:p>
              </table:table-cell>
              <table:table-cell office:value-type="float" office:value="0.871866192979">
                <text:p>0.87186619297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0.940568170359">
                <text:p>0.940568170359</text:p>
              </table:table-cell>
              <table:table-cell office:value-type="float" office:value="0.893998991035">
                <text:p>0.893998991035</text:p>
              </table:table-cell>
              <table:table-cell office:value-type="float" office:value="0.892679136881">
                <text:p>0.892679136881</text:p>
              </table:table-cell>
              <table:table-cell office:value-type="float" office:value="0.889329951239">
                <text:p>0.889329951239</text:p>
              </table:table-cell>
              <table:table-cell office:value-type="float" office:value="0.884655810839">
                <text:p>0.88465581083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0.943380037204">
                <text:p>0.943380037204</text:p>
              </table:table-cell>
              <table:table-cell office:value-type="float" office:value="0.899758659522">
                <text:p>0.899758659522</text:p>
              </table:table-cell>
              <table:table-cell office:value-type="float" office:value="0.89896411815">
                <text:p>0.89896411815</text:p>
              </table:table-cell>
              <table:table-cell office:value-type="float" office:value="0.89650972062">
                <text:p>0.89650972062</text:p>
              </table:table-cell>
              <table:table-cell office:value-type="float" office:value="0.892142121943">
                <text:p>0.89214212194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0.931422659215">
                <text:p>0.931422659215</text:p>
              </table:table-cell>
              <table:table-cell office:value-type="float" office:value="0.881946348634">
                <text:p>0.881946348634</text:p>
              </table:table-cell>
              <table:table-cell office:value-type="float" office:value="0.881787089137">
                <text:p>0.881787089137</text:p>
              </table:table-cell>
              <table:table-cell office:value-type="float" office:value="0.879471673136">
                <text:p>0.879471673136</text:p>
              </table:table-cell>
              <table:table-cell office:value-type="float" office:value="0.875445417048">
                <text:p>0.87544541704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93637613679">
                <text:p>0.93637613679</text:p>
              </table:table-cell>
              <table:table-cell office:value-type="float" office:value="0.89011979731">
                <text:p>0.89011979731</text:p>
              </table:table-cell>
              <table:table-cell office:value-type="float" office:value="0.889694514474">
                <text:p>0.889694514474</text:p>
              </table:table-cell>
              <table:table-cell office:value-type="float" office:value="0.887027720026">
                <text:p>0.887027720026</text:p>
              </table:table-cell>
              <table:table-cell office:value-type="float" office:value="0.882098333469">
                <text:p>0.88209833346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0.944036793789">
                <text:p>0.944036793789</text:p>
              </table:table-cell>
              <table:table-cell office:value-type="float" office:value="0.896033234328">
                <text:p>0.896033234328</text:p>
              </table:table-cell>
              <table:table-cell office:value-type="float" office:value="0.895319566848">
                <text:p>0.895319566848</text:p>
              </table:table-cell>
              <table:table-cell office:value-type="float" office:value="0.892880468511">
                <text:p>0.892880468511</text:p>
              </table:table-cell>
              <table:table-cell office:value-type="float" office:value="0.889261683069">
                <text:p>0.88926168306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0.927942612544">
                <text:p>0.927942612544</text:p>
              </table:table-cell>
              <table:table-cell office:value-type="float" office:value="0.881578673858">
                <text:p>0.881578673858</text:p>
              </table:table-cell>
              <table:table-cell office:value-type="float" office:value="0.880951339736">
                <text:p>0.880951339736</text:p>
              </table:table-cell>
              <table:table-cell office:value-type="float" office:value="0.878253441244">
                <text:p>0.878253441244</text:p>
              </table:table-cell>
              <table:table-cell office:value-type="float" office:value="0.874126804811">
                <text:p>0.87412680481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0.938967055632">
                <text:p>0.938967055632</text:p>
              </table:table-cell>
              <table:table-cell office:value-type="float" office:value="0.888929319504">
                <text:p>0.888929319504</text:p>
              </table:table-cell>
              <table:table-cell office:value-type="float" office:value="0.888320797862">
                <text:p>0.888320797862</text:p>
              </table:table-cell>
              <table:table-cell office:value-type="float" office:value="0.885313806348">
                <text:p>0.885313806348</text:p>
              </table:table-cell>
              <table:table-cell office:value-type="float" office:value="0.88149392751">
                <text:p>0.8814939275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0.942909232162">
                <text:p>0.942909232162</text:p>
              </table:table-cell>
              <table:table-cell office:value-type="float" office:value="0.895520213907">
                <text:p>0.895520213907</text:p>
              </table:table-cell>
              <table:table-cell office:value-type="float" office:value="0.894551387178">
                <text:p>0.894551387178</text:p>
              </table:table-cell>
              <table:table-cell office:value-type="float" office:value="0.891982591569">
                <text:p>0.891982591569</text:p>
              </table:table-cell>
              <table:table-cell office:value-type="float" office:value="0.887840365002">
                <text:p>0.88784036500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0.930269523086">
                <text:p>0.930269523086</text:p>
              </table:table-cell>
              <table:table-cell office:value-type="float" office:value="0.879692410173">
                <text:p>0.879692410173</text:p>
              </table:table-cell>
              <table:table-cell office:value-type="float" office:value="0.879084644805">
                <text:p>0.879084644805</text:p>
              </table:table-cell>
              <table:table-cell office:value-type="float" office:value="0.876468322613">
                <text:p>0.876468322613</text:p>
              </table:table-cell>
              <table:table-cell office:value-type="float" office:value="0.873377425062">
                <text:p>0.87337742506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0.93693389855">
                <text:p>0.93693389855</text:p>
              </table:table-cell>
              <table:table-cell office:value-type="float" office:value="0.888222628066">
                <text:p>0.888222628066</text:p>
              </table:table-cell>
              <table:table-cell office:value-type="float" office:value="0.887284656644">
                <text:p>0.887284656644</text:p>
              </table:table-cell>
              <table:table-cell office:value-type="float" office:value="0.885124334447">
                <text:p>0.885124334447</text:p>
              </table:table-cell>
              <table:table-cell office:value-type="float" office:value="0.880883771403">
                <text:p>0.88088377140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0.940478346949">
                <text:p>0.940478346949</text:p>
              </table:table-cell>
              <table:table-cell office:value-type="float" office:value="0.893452534998">
                <text:p>0.893452534998</text:p>
              </table:table-cell>
              <table:table-cell office:value-type="float" office:value="0.893611706469">
                <text:p>0.893611706469</text:p>
              </table:table-cell>
              <table:table-cell office:value-type="float" office:value="0.890481947595">
                <text:p>0.890481947595</text:p>
              </table:table-cell>
              <table:table-cell office:value-type="float" office:value="0.886850793769">
                <text:p>0.8868507937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0.930236036471">
                <text:p>0.930236036471</text:p>
              </table:table-cell>
              <table:table-cell office:value-type="float" office:value="0.878073053604">
                <text:p>0.878073053604</text:p>
              </table:table-cell>
              <table:table-cell office:value-type="float" office:value="0.877469268908">
                <text:p>0.877469268908</text:p>
              </table:table-cell>
              <table:table-cell office:value-type="float" office:value="0.875037868748">
                <text:p>0.875037868748</text:p>
              </table:table-cell>
              <table:table-cell office:value-type="float" office:value="0.870374272707">
                <text:p>0.87037427270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0.934817318292">
                <text:p>0.934817318292</text:p>
              </table:table-cell>
              <table:table-cell office:value-type="float" office:value="0.891086886269">
                <text:p>0.891086886269</text:p>
              </table:table-cell>
              <table:table-cell office:value-type="float" office:value="0.89023814617">
                <text:p>0.89023814617</text:p>
              </table:table-cell>
              <table:table-cell office:value-type="float" office:value="0.887220155769">
                <text:p>0.887220155769</text:p>
              </table:table-cell>
              <table:table-cell office:value-type="float" office:value="0.882672060529">
                <text:p>0.88267206052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0.943196786336">
                <text:p>0.943196786336</text:p>
              </table:table-cell>
              <table:table-cell office:value-type="float" office:value="0.896870363714">
                <text:p>0.896870363714</text:p>
              </table:table-cell>
              <table:table-cell office:value-type="float" office:value="0.896773565972">
                <text:p>0.896773565972</text:p>
              </table:table-cell>
              <table:table-cell office:value-type="float" office:value="0.894469892962">
                <text:p>0.894469892962</text:p>
              </table:table-cell>
              <table:table-cell office:value-type="float" office:value="0.889472660299">
                <text:p>0.88947266029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0.927068531472">
                <text:p>0.927068531472</text:p>
              </table:table-cell>
              <table:table-cell office:value-type="float" office:value="0.880121865272">
                <text:p>0.880121865272</text:p>
              </table:table-cell>
              <table:table-cell office:value-type="float" office:value="0.88017069706">
                <text:p>0.88017069706</text:p>
              </table:table-cell>
              <table:table-cell office:value-type="float" office:value="0.878221619135">
                <text:p>0.878221619135</text:p>
              </table:table-cell>
              <table:table-cell office:value-type="float" office:value="0.872603212536">
                <text:p>0.87260321253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0.937177959946">
                <text:p>0.937177959946</text:p>
              </table:table-cell>
              <table:table-cell office:value-type="float" office:value="0.886701930231">
                <text:p>0.886701930231</text:p>
              </table:table-cell>
              <table:table-cell office:value-type="float" office:value="0.886503148892">
                <text:p>0.886503148892</text:p>
              </table:table-cell>
              <table:table-cell office:value-type="float" office:value="0.884540523986">
                <text:p>0.884540523986</text:p>
              </table:table-cell>
              <table:table-cell office:value-type="float" office:value="0.878691506782">
                <text:p>0.87869150678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0.940460487318">
                <text:p>0.940460487318</text:p>
              </table:table-cell>
              <table:table-cell office:value-type="float" office:value="0.893087397484">
                <text:p>0.893087397484</text:p>
              </table:table-cell>
              <table:table-cell office:value-type="float" office:value="0.89307293405">
                <text:p>0.89307293405</text:p>
              </table:table-cell>
              <table:table-cell office:value-type="float" office:value="0.891299635665">
                <text:p>0.891299635665</text:p>
              </table:table-cell>
              <table:table-cell office:value-type="float" office:value="0.886105279023">
                <text:p>0.88610527902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0.92829936924">
                <text:p>0.92829936924</text:p>
              </table:table-cell>
              <table:table-cell office:value-type="float" office:value="0.876832644639">
                <text:p>0.876832644639</text:p>
              </table:table-cell>
              <table:table-cell office:value-type="float" office:value="0.876992858504">
                <text:p>0.876992858504</text:p>
              </table:table-cell>
              <table:table-cell office:value-type="float" office:value="0.874701115367">
                <text:p>0.874701115367</text:p>
              </table:table-cell>
              <table:table-cell office:value-type="float" office:value="0.869555257589">
                <text:p>0.86955525758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0.932982332932">
                <text:p>0.932982332932</text:p>
              </table:table-cell>
              <table:table-cell office:value-type="float" office:value="0.883661678673">
                <text:p>0.883661678673</text:p>
              </table:table-cell>
              <table:table-cell office:value-type="float" office:value="0.883789440988">
                <text:p>0.883789440988</text:p>
              </table:table-cell>
              <table:table-cell office:value-type="float" office:value="0.881373135236">
                <text:p>0.881373135236</text:p>
              </table:table-cell>
              <table:table-cell office:value-type="float" office:value="0.875842235599">
                <text:p>0.87584223559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0.94140421848">
                <text:p>0.94140421848</text:p>
              </table:table-cell>
              <table:table-cell office:value-type="float" office:value="0.890163759921">
                <text:p>0.890163759921</text:p>
              </table:table-cell>
              <table:table-cell office:value-type="float" office:value="0.889840194606">
                <text:p>0.889840194606</text:p>
              </table:table-cell>
              <table:table-cell office:value-type="float" office:value="0.887160179315">
                <text:p>0.887160179315</text:p>
              </table:table-cell>
              <table:table-cell office:value-type="float" office:value="0.882713919109">
                <text:p>0.8827139191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0.922670472754">
                <text:p>0.922670472754</text:p>
              </table:table-cell>
              <table:table-cell office:value-type="float" office:value="0.871811085255">
                <text:p>0.871811085255</text:p>
              </table:table-cell>
              <table:table-cell office:value-type="float" office:value="0.871690959056">
                <text:p>0.871690959056</text:p>
              </table:table-cell>
              <table:table-cell office:value-type="float" office:value="0.869287020491">
                <text:p>0.869287020491</text:p>
              </table:table-cell>
              <table:table-cell office:value-type="float" office:value="0.864545129129">
                <text:p>0.86454512912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0.934357549994">
                <text:p>0.934357549994</text:p>
              </table:table-cell>
              <table:table-cell office:value-type="float" office:value="0.882313854007">
                <text:p>0.882313854007</text:p>
              </table:table-cell>
              <table:table-cell office:value-type="float" office:value="0.882035053852">
                <text:p>0.882035053852</text:p>
              </table:table-cell>
              <table:table-cell office:value-type="float" office:value="0.879019207011">
                <text:p>0.879019207011</text:p>
              </table:table-cell>
              <table:table-cell office:value-type="float" office:value="0.873701214607">
                <text:p>0.87370121460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0.93773183282">
                <text:p>0.93773183282</text:p>
              </table:table-cell>
              <table:table-cell office:value-type="float" office:value="0.889415666694">
                <text:p>0.889415666694</text:p>
              </table:table-cell>
              <table:table-cell office:value-type="float" office:value="0.888994664336">
                <text:p>0.888994664336</text:p>
              </table:table-cell>
              <table:table-cell office:value-type="float" office:value="0.886158517295">
                <text:p>0.886158517295</text:p>
              </table:table-cell>
              <table:table-cell office:value-type="float" office:value="0.881260374845">
                <text:p>0.88126037484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0.922291920398">
                <text:p>0.922291920398</text:p>
              </table:table-cell>
              <table:table-cell office:value-type="float" office:value="0.872068016865">
                <text:p>0.872068016865</text:p>
              </table:table-cell>
              <table:table-cell office:value-type="float" office:value="0.871817634963">
                <text:p>0.871817634963</text:p>
              </table:table-cell>
              <table:table-cell office:value-type="float" office:value="0.868080011094">
                <text:p>0.868080011094</text:p>
              </table:table-cell>
              <table:table-cell office:value-type="float" office:value="0.864436501255">
                <text:p>0.8644365012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0.937970138389">
                <text:p>0.937970138389</text:p>
              </table:table-cell>
              <table:table-cell office:value-type="float" office:value="0.888062225404">
                <text:p>0.888062225404</text:p>
              </table:table-cell>
              <table:table-cell office:value-type="float" office:value="0.887307564151">
                <text:p>0.887307564151</text:p>
              </table:table-cell>
              <table:table-cell office:value-type="float" office:value="0.886390355071">
                <text:p>0.886390355071</text:p>
              </table:table-cell>
              <table:table-cell office:value-type="float" office:value="0.880916257115">
                <text:p>0.88091625711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0.932329766446">
                <text:p>0.932329766446</text:p>
              </table:table-cell>
              <table:table-cell office:value-type="float" office:value="0.892714421914">
                <text:p>0.892714421914</text:p>
              </table:table-cell>
              <table:table-cell office:value-type="float" office:value="0.892163808938">
                <text:p>0.892163808938</text:p>
              </table:table-cell>
              <table:table-cell office:value-type="float" office:value="0.889832059929">
                <text:p>0.889832059929</text:p>
              </table:table-cell>
              <table:table-cell office:value-type="float" office:value="0.887040336497">
                <text:p>0.88704033649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0.918317691818">
                <text:p>0.918317691818</text:p>
              </table:table-cell>
              <table:table-cell office:value-type="float" office:value="0.874538240912">
                <text:p>0.874538240912</text:p>
              </table:table-cell>
              <table:table-cell office:value-type="float" office:value="0.873995835401">
                <text:p>0.873995835401</text:p>
              </table:table-cell>
              <table:table-cell office:value-type="float" office:value="0.871582380355">
                <text:p>0.871582380355</text:p>
              </table:table-cell>
              <table:table-cell office:value-type="float" office:value="0.868369669825">
                <text:p>0.86836966982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0.923278119593">
                <text:p>0.923278119593</text:p>
              </table:table-cell>
              <table:table-cell office:value-type="float" office:value="0.880898708652">
                <text:p>0.880898708652</text:p>
              </table:table-cell>
              <table:table-cell office:value-type="float" office:value="0.880000377339">
                <text:p>0.880000377339</text:p>
              </table:table-cell>
              <table:table-cell office:value-type="float" office:value="0.878475478809">
                <text:p>0.878475478809</text:p>
              </table:table-cell>
              <table:table-cell office:value-type="float" office:value="0.875761779949">
                <text:p>0.87576177994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0.932563954906">
                <text:p>0.932563954906</text:p>
              </table:table-cell>
              <table:table-cell office:value-type="float" office:value="0.887233902672">
                <text:p>0.887233902672</text:p>
              </table:table-cell>
              <table:table-cell office:value-type="float" office:value="0.886331645667">
                <text:p>0.886331645667</text:p>
              </table:table-cell>
              <table:table-cell office:value-type="float" office:value="0.884247223881">
                <text:p>0.884247223881</text:p>
              </table:table-cell>
              <table:table-cell office:value-type="float" office:value="0.881943858773">
                <text:p>0.88194385877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0.915302916653">
                <text:p>0.915302916653</text:p>
              </table:table-cell>
              <table:table-cell office:value-type="float" office:value="0.872478550328">
                <text:p>0.872478550328</text:p>
              </table:table-cell>
              <table:table-cell office:value-type="float" office:value="0.871910937598">
                <text:p>0.871910937598</text:p>
              </table:table-cell>
              <table:table-cell office:value-type="float" office:value="0.870303069488">
                <text:p>0.870303069488</text:p>
              </table:table-cell>
              <table:table-cell office:value-type="float" office:value="0.866690563952">
                <text:p>0.86669056395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92502674094">
                <text:p>0.92502674094</text:p>
              </table:table-cell>
              <table:table-cell office:value-type="float" office:value="0.87793281051">
                <text:p>0.87793281051</text:p>
              </table:table-cell>
              <table:table-cell office:value-type="float" office:value="0.876883035849">
                <text:p>0.876883035849</text:p>
              </table:table-cell>
              <table:table-cell office:value-type="float" office:value="0.875869390335">
                <text:p>0.875869390335</text:p>
              </table:table-cell>
              <table:table-cell office:value-type="float" office:value="0.872816208454">
                <text:p>0.87281620845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0.931287457044">
                <text:p>0.931287457044</text:p>
              </table:table-cell>
              <table:table-cell office:value-type="float" office:value="0.887244273286">
                <text:p>0.887244273286</text:p>
              </table:table-cell>
              <table:table-cell office:value-type="float" office:value="0.887018795563">
                <text:p>0.887018795563</text:p>
              </table:table-cell>
              <table:table-cell office:value-type="float" office:value="0.884492812245">
                <text:p>0.884492812245</text:p>
              </table:table-cell>
              <table:table-cell office:value-type="float" office:value="0.880797326554">
                <text:p>0.88079732655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0.917438233198">
                <text:p>0.917438233198</text:p>
              </table:table-cell>
              <table:table-cell office:value-type="float" office:value="0.870202742327">
                <text:p>0.870202742327</text:p>
              </table:table-cell>
              <table:table-cell office:value-type="float" office:value="0.869301688469">
                <text:p>0.869301688469</text:p>
              </table:table-cell>
              <table:table-cell office:value-type="float" office:value="0.867342436766">
                <text:p>0.867342436766</text:p>
              </table:table-cell>
              <table:table-cell office:value-type="float" office:value="0.863680125437">
                <text:p>0.86368012543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0.922806849021">
                <text:p>0.922806849021</text:p>
              </table:table-cell>
              <table:table-cell office:value-type="float" office:value="0.877180739273">
                <text:p>0.877180739273</text:p>
              </table:table-cell>
              <table:table-cell office:value-type="float" office:value="0.876438584012">
                <text:p>0.876438584012</text:p>
              </table:table-cell>
              <table:table-cell office:value-type="float" office:value="0.874585210617">
                <text:p>0.874585210617</text:p>
              </table:table-cell>
              <table:table-cell office:value-type="float" office:value="0.870914438236">
                <text:p>0.8709144382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0.93180898149">
                <text:p>0.93180898149</text:p>
              </table:table-cell>
              <table:table-cell office:value-type="float" office:value="0.884536828328">
                <text:p>0.884536828328</text:p>
              </table:table-cell>
              <table:table-cell office:value-type="float" office:value="0.883725307772">
                <text:p>0.883725307772</text:p>
              </table:table-cell>
              <table:table-cell office:value-type="float" office:value="0.881470308979">
                <text:p>0.881470308979</text:p>
              </table:table-cell>
              <table:table-cell office:value-type="float" office:value="0.877735788604">
                <text:p>0.87773578860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0.915134860771">
                <text:p>0.915134860771</text:p>
              </table:table-cell>
              <table:table-cell office:value-type="float" office:value="0.869438450937">
                <text:p>0.869438450937</text:p>
              </table:table-cell>
              <table:table-cell office:value-type="float" office:value="0.868363199657">
                <text:p>0.868363199657</text:p>
              </table:table-cell>
              <table:table-cell office:value-type="float" office:value="0.866425092338">
                <text:p>0.866425092338</text:p>
              </table:table-cell>
              <table:table-cell office:value-type="float" office:value="0.862247025904">
                <text:p>0.86224702590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0.924687409093">
                <text:p>0.924687409093</text:p>
              </table:table-cell>
              <table:table-cell office:value-type="float" office:value="0.881567981165">
                <text:p>0.881567981165</text:p>
              </table:table-cell>
              <table:table-cell office:value-type="float" office:value="0.88134217563">
                <text:p>0.88134217563</text:p>
              </table:table-cell>
              <table:table-cell office:value-type="float" office:value="0.880577894105">
                <text:p>0.880577894105</text:p>
              </table:table-cell>
              <table:table-cell office:value-type="float" office:value="0.87079183596">
                <text:p>0.8707918359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0.931393015486">
                <text:p>0.931393015486</text:p>
              </table:table-cell>
              <table:table-cell office:value-type="float" office:value="0.890525569347">
                <text:p>0.890525569347</text:p>
              </table:table-cell>
              <table:table-cell office:value-type="float" office:value="0.891038339867">
                <text:p>0.891038339867</text:p>
              </table:table-cell>
              <table:table-cell office:value-type="float" office:value="0.887966812517">
                <text:p>0.887966812517</text:p>
              </table:table-cell>
              <table:table-cell office:value-type="float" office:value="0.881906924455">
                <text:p>0.88190692445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0.916259664577">
                <text:p>0.916259664577</text:p>
              </table:table-cell>
              <table:table-cell office:value-type="float" office:value="0.872528122025">
                <text:p>0.872528122025</text:p>
              </table:table-cell>
              <table:table-cell office:value-type="float" office:value="0.87240774388">
                <text:p>0.87240774388</text:p>
              </table:table-cell>
              <table:table-cell office:value-type="float" office:value="0.870010384697">
                <text:p>0.870010384697</text:p>
              </table:table-cell>
              <table:table-cell office:value-type="float" office:value="0.863987550731">
                <text:p>0.86398755073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0.927510094775">
                <text:p>0.927510094775</text:p>
              </table:table-cell>
              <table:table-cell office:value-type="float" office:value="0.881533559201">
                <text:p>0.881533559201</text:p>
              </table:table-cell>
              <table:table-cell office:value-type="float" office:value="0.881231900603">
                <text:p>0.881231900603</text:p>
              </table:table-cell>
              <table:table-cell office:value-type="float" office:value="0.878939165658">
                <text:p>0.878939165658</text:p>
              </table:table-cell>
              <table:table-cell office:value-type="float" office:value="0.87359085399">
                <text:p>0.8735908539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0.932414789077">
                <text:p>0.932414789077</text:p>
              </table:table-cell>
              <table:table-cell office:value-type="float" office:value="0.888031969875">
                <text:p>0.888031969875</text:p>
              </table:table-cell>
              <table:table-cell office:value-type="float" office:value="0.887429569617">
                <text:p>0.887429569617</text:p>
              </table:table-cell>
              <table:table-cell office:value-type="float" office:value="0.88493544521">
                <text:p>0.88493544521</text:p>
              </table:table-cell>
              <table:table-cell office:value-type="float" office:value="0.878990380476">
                <text:p>0.87899038047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0.919883666121">
                <text:p>0.919883666121</text:p>
              </table:table-cell>
              <table:table-cell office:value-type="float" office:value="0.872321791594">
                <text:p>0.872321791594</text:p>
              </table:table-cell>
              <table:table-cell office:value-type="float" office:value="0.8719619395">
                <text:p>0.8719619395</text:p>
              </table:table-cell>
              <table:table-cell office:value-type="float" office:value="0.869346309377">
                <text:p>0.869346309377</text:p>
              </table:table-cell>
              <table:table-cell office:value-type="float" office:value="0.864097551232">
                <text:p>0.86409755123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0.926522848488">
                <text:p>0.926522848488</text:p>
              </table:table-cell>
              <table:table-cell office:value-type="float" office:value="0.880832996995">
                <text:p>0.880832996995</text:p>
              </table:table-cell>
              <table:table-cell office:value-type="float" office:value="0.880924105292">
                <text:p>0.880924105292</text:p>
              </table:table-cell>
              <table:table-cell office:value-type="float" office:value="0.878618976213">
                <text:p>0.878618976213</text:p>
              </table:table-cell>
              <table:table-cell office:value-type="float" office:value="0.872376958545">
                <text:p>0.87237695854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0.93446569362">
                <text:p>0.93446569362</text:p>
              </table:table-cell>
              <table:table-cell office:value-type="float" office:value="0.886674361746">
                <text:p>0.886674361746</text:p>
              </table:table-cell>
              <table:table-cell office:value-type="float" office:value="0.886784692836">
                <text:p>0.886784692836</text:p>
              </table:table-cell>
              <table:table-cell office:value-type="float" office:value="0.883286852668">
                <text:p>0.883286852668</text:p>
              </table:table-cell>
              <table:table-cell office:value-type="float" office:value="0.878582148072">
                <text:p>0.87858214807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0.914967177127">
                <text:p>0.914967177127</text:p>
              </table:table-cell>
              <table:table-cell office:value-type="float" office:value="0.869563664346">
                <text:p>0.869563664346</text:p>
              </table:table-cell>
              <table:table-cell office:value-type="float" office:value="0.868967915843">
                <text:p>0.868967915843</text:p>
              </table:table-cell>
              <table:table-cell office:value-type="float" office:value="0.866238569518">
                <text:p>0.866238569518</text:p>
              </table:table-cell>
              <table:table-cell office:value-type="float" office:value="0.860944751019">
                <text:p>0.86094475101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0.928924037376">
                <text:p>0.928924037376</text:p>
              </table:table-cell>
              <table:table-cell office:value-type="float" office:value="0.878880739488">
                <text:p>0.878880739488</text:p>
              </table:table-cell>
              <table:table-cell office:value-type="float" office:value="0.878808240119">
                <text:p>0.878808240119</text:p>
              </table:table-cell>
              <table:table-cell office:value-type="float" office:value="0.876106833123">
                <text:p>0.876106833123</text:p>
              </table:table-cell>
              <table:table-cell office:value-type="float" office:value="0.870817409007">
                <text:p>0.87081740900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0.932939632034">
                <text:p>0.932939632034</text:p>
              </table:table-cell>
              <table:table-cell office:value-type="float" office:value="0.884452143561">
                <text:p>0.884452143561</text:p>
              </table:table-cell>
              <table:table-cell office:value-type="float" office:value="0.884507264363">
                <text:p>0.884507264363</text:p>
              </table:table-cell>
              <table:table-cell office:value-type="float" office:value="0.881750146867">
                <text:p>0.881750146867</text:p>
              </table:table-cell>
              <table:table-cell office:value-type="float" office:value="0.875697204732">
                <text:p>0.87569720473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0.920646176965">
                <text:p>0.920646176965</text:p>
              </table:table-cell>
              <table:table-cell office:value-type="float" office:value="0.867670790007">
                <text:p>0.867670790007</text:p>
              </table:table-cell>
              <table:table-cell office:value-type="float" office:value="0.86733573172">
                <text:p>0.86733573172</text:p>
              </table:table-cell>
              <table:table-cell office:value-type="float" office:value="0.865224929812">
                <text:p>0.865224929812</text:p>
              </table:table-cell>
              <table:table-cell office:value-type="float" office:value="0.858462785834">
                <text:p>0.85846278583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0.936080058628">
                <text:p>0.936080058628</text:p>
              </table:table-cell>
              <table:table-cell office:value-type="float" office:value="0.888065539051">
                <text:p>0.888065539051</text:p>
              </table:table-cell>
              <table:table-cell office:value-type="float" office:value="0.886949013231">
                <text:p>0.886949013231</text:p>
              </table:table-cell>
              <table:table-cell office:value-type="float" office:value="0.885916987274">
                <text:p>0.885916987274</text:p>
              </table:table-cell>
              <table:table-cell office:value-type="float" office:value="0.878373959602">
                <text:p>0.87837395960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0.928415087899">
                <text:p>0.928415087899</text:p>
              </table:table-cell>
              <table:table-cell office:value-type="float" office:value="0.872595276555">
                <text:p>0.872595276555</text:p>
              </table:table-cell>
              <table:table-cell office:value-type="float" office:value="0.872169631295">
                <text:p>0.872169631295</text:p>
              </table:table-cell>
              <table:table-cell office:value-type="float" office:value="0.869067728752">
                <text:p>0.869067728752</text:p>
              </table:table-cell>
              <table:table-cell office:value-type="float" office:value="0.862805146082">
                <text:p>0.86280514608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0.932112530448">
                <text:p>0.932112530448</text:p>
              </table:table-cell>
              <table:table-cell office:value-type="float" office:value="0.877696594113">
                <text:p>0.877696594113</text:p>
              </table:table-cell>
              <table:table-cell office:value-type="float" office:value="0.876965637901">
                <text:p>0.876965637901</text:p>
              </table:table-cell>
              <table:table-cell office:value-type="float" office:value="0.874535304679">
                <text:p>0.874535304679</text:p>
              </table:table-cell>
              <table:table-cell office:value-type="float" office:value="0.867678303474">
                <text:p>0.86767830347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0.938666314769">
                <text:p>0.938666314769</text:p>
              </table:table-cell>
              <table:table-cell office:value-type="float" office:value="0.884879218257">
                <text:p>0.884879218257</text:p>
              </table:table-cell>
              <table:table-cell office:value-type="float" office:value="0.884134563743">
                <text:p>0.884134563743</text:p>
              </table:table-cell>
              <table:table-cell office:value-type="float" office:value="0.880916444129">
                <text:p>0.880916444129</text:p>
              </table:table-cell>
              <table:table-cell office:value-type="float" office:value="0.87432501956">
                <text:p>0.8743250195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0.921731998377">
                <text:p>0.921731998377</text:p>
              </table:table-cell>
              <table:table-cell office:value-type="float" office:value="0.868628243956">
                <text:p>0.868628243956</text:p>
              </table:table-cell>
              <table:table-cell office:value-type="float" office:value="0.867406535285">
                <text:p>0.867406535285</text:p>
              </table:table-cell>
              <table:table-cell office:value-type="float" office:value="0.864724039391">
                <text:p>0.864724039391</text:p>
              </table:table-cell>
              <table:table-cell office:value-type="float" office:value="0.858592690173">
                <text:p>0.85859269017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93549475216">
                <text:p>0.93549475216</text:p>
              </table:table-cell>
              <table:table-cell office:value-type="float" office:value="0.882677806873">
                <text:p>0.882677806873</text:p>
              </table:table-cell>
              <table:table-cell office:value-type="float" office:value="0.881436799228">
                <text:p>0.881436799228</text:p>
              </table:table-cell>
              <table:table-cell office:value-type="float" office:value="0.879155641084">
                <text:p>0.879155641084</text:p>
              </table:table-cell>
              <table:table-cell office:value-type="float" office:value="0.873889621809">
                <text:p>0.87388962180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0.919200800033">
                <text:p>0.919200800033</text:p>
              </table:table-cell>
              <table:table-cell office:value-type="float" office:value="0.86851108954">
                <text:p>0.86851108954</text:p>
              </table:table-cell>
              <table:table-cell office:value-type="float" office:value="0.867070959024">
                <text:p>0.867070959024</text:p>
              </table:table-cell>
              <table:table-cell office:value-type="float" office:value="0.864728079324">
                <text:p>0.864728079324</text:p>
              </table:table-cell>
              <table:table-cell office:value-type="float" office:value="0.858919762302">
                <text:p>0.85891976230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0.928861422003">
                <text:p>0.928861422003</text:p>
              </table:table-cell>
              <table:table-cell office:value-type="float" office:value="0.874378216108">
                <text:p>0.874378216108</text:p>
              </table:table-cell>
              <table:table-cell office:value-type="float" office:value="0.873672077738">
                <text:p>0.873672077738</text:p>
              </table:table-cell>
              <table:table-cell office:value-type="float" office:value="0.870773244216">
                <text:p>0.870773244216</text:p>
              </table:table-cell>
              <table:table-cell office:value-type="float" office:value="0.864919308415">
                <text:p>0.86491930841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0.932484881829">
                <text:p>0.932484881829</text:p>
              </table:table-cell>
              <table:table-cell office:value-type="float" office:value="0.882517068279">
                <text:p>0.882517068279</text:p>
              </table:table-cell>
              <table:table-cell office:value-type="float" office:value="0.881280915707">
                <text:p>0.881280915707</text:p>
              </table:table-cell>
              <table:table-cell office:value-type="float" office:value="0.878774300473">
                <text:p>0.878774300473</text:p>
              </table:table-cell>
              <table:table-cell office:value-type="float" office:value="0.873066441088">
                <text:p>0.87306644108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0.919451713749">
                <text:p>0.919451713749</text:p>
              </table:table-cell>
              <table:table-cell office:value-type="float" office:value="0.865053725744">
                <text:p>0.865053725744</text:p>
              </table:table-cell>
              <table:table-cell office:value-type="float" office:value="0.864210796128">
                <text:p>0.864210796128</text:p>
              </table:table-cell>
              <table:table-cell office:value-type="float" office:value="0.861610140094">
                <text:p>0.861610140094</text:p>
              </table:table-cell>
              <table:table-cell office:value-type="float" office:value="0.855015468946">
                <text:p>0.85501546894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0.930031068756">
                <text:p>0.930031068756</text:p>
              </table:table-cell>
              <table:table-cell office:value-type="float" office:value="0.879743683003">
                <text:p>0.879743683003</text:p>
              </table:table-cell>
              <table:table-cell office:value-type="float" office:value="0.879483997368">
                <text:p>0.879483997368</text:p>
              </table:table-cell>
              <table:table-cell office:value-type="float" office:value="0.875939274723">
                <text:p>0.875939274723</text:p>
              </table:table-cell>
              <table:table-cell office:value-type="float" office:value="0.871538291382">
                <text:p>0.87153829138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0.918995057595">
                <text:p>0.918995057595</text:p>
              </table:table-cell>
              <table:table-cell office:value-type="float" office:value="0.864915435062">
                <text:p>0.864915435062</text:p>
              </table:table-cell>
              <table:table-cell office:value-type="float" office:value="0.864439431919">
                <text:p>0.864439431919</text:p>
              </table:table-cell>
              <table:table-cell office:value-type="float" office:value="0.860959302163">
                <text:p>0.860959302163</text:p>
              </table:table-cell>
              <table:table-cell office:value-type="float" office:value="0.85573450192">
                <text:p>0.8557345019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0.924019007967">
                <text:p>0.924019007967</text:p>
              </table:table-cell>
              <table:table-cell office:value-type="float" office:value="0.877508873595">
                <text:p>0.877508873595</text:p>
              </table:table-cell>
              <table:table-cell office:value-type="float" office:value="0.876049173028">
                <text:p>0.876049173028</text:p>
              </table:table-cell>
              <table:table-cell office:value-type="float" office:value="0.871412089111">
                <text:p>0.871412089111</text:p>
              </table:table-cell>
              <table:table-cell office:value-type="float" office:value="0.867501143746">
                <text:p>0.86750114374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0.933987965191">
                <text:p>0.933987965191</text:p>
              </table:table-cell>
              <table:table-cell office:value-type="float" office:value="0.886132066677">
                <text:p>0.886132066677</text:p>
              </table:table-cell>
              <table:table-cell office:value-type="float" office:value="0.886083633669">
                <text:p>0.886083633669</text:p>
              </table:table-cell>
              <table:table-cell office:value-type="float" office:value="0.881619691783">
                <text:p>0.881619691783</text:p>
              </table:table-cell>
              <table:table-cell office:value-type="float" office:value="0.877110546333">
                <text:p>0.87711054633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0.916131900684">
                <text:p>0.916131900684</text:p>
              </table:table-cell>
              <table:table-cell office:value-type="float" office:value="0.868774594724">
                <text:p>0.868774594724</text:p>
              </table:table-cell>
              <table:table-cell office:value-type="float" office:value="0.868278616703">
                <text:p>0.868278616703</text:p>
              </table:table-cell>
              <table:table-cell office:value-type="float" office:value="0.86462434793">
                <text:p>0.86462434793</text:p>
              </table:table-cell>
              <table:table-cell office:value-type="float" office:value="0.860541590418">
                <text:p>0.86054159041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0.92670427037">
                <text:p>0.92670427037</text:p>
              </table:table-cell>
              <table:table-cell office:value-type="float" office:value="0.875143742815">
                <text:p>0.875143742815</text:p>
              </table:table-cell>
              <table:table-cell office:value-type="float" office:value="0.874660821352">
                <text:p>0.874660821352</text:p>
              </table:table-cell>
              <table:table-cell office:value-type="float" office:value="0.870999026647">
                <text:p>0.870999026647</text:p>
              </table:table-cell>
              <table:table-cell office:value-type="float" office:value="0.865619228999">
                <text:p>0.86561922899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0.931185254382">
                <text:p>0.931185254382</text:p>
              </table:table-cell>
              <table:table-cell office:value-type="float" office:value="0.882507483583">
                <text:p>0.882507483583</text:p>
              </table:table-cell>
              <table:table-cell office:value-type="float" office:value="0.881529111223">
                <text:p>0.881529111223</text:p>
              </table:table-cell>
              <table:table-cell office:value-type="float" office:value="0.878086223669">
                <text:p>0.878086223669</text:p>
              </table:table-cell>
              <table:table-cell office:value-type="float" office:value="0.872951449018">
                <text:p>0.87295144901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0.917754380732">
                <text:p>0.917754380732</text:p>
              </table:table-cell>
              <table:table-cell office:value-type="float" office:value="0.865444279434">
                <text:p>0.865444279434</text:p>
              </table:table-cell>
              <table:table-cell office:value-type="float" office:value="0.864866285248">
                <text:p>0.864866285248</text:p>
              </table:table-cell>
              <table:table-cell office:value-type="float" office:value="0.860849119315">
                <text:p>0.860849119315</text:p>
              </table:table-cell>
              <table:table-cell office:value-type="float" office:value="0.857199885648">
                <text:p>0.85719988564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0.923849706443">
                <text:p>0.923849706443</text:p>
              </table:table-cell>
              <table:table-cell office:value-type="float" office:value="0.874642488601">
                <text:p>0.874642488601</text:p>
              </table:table-cell>
              <table:table-cell office:value-type="float" office:value="0.874133286935">
                <text:p>0.874133286935</text:p>
              </table:table-cell>
              <table:table-cell office:value-type="float" office:value="0.870092589488">
                <text:p>0.870092589488</text:p>
              </table:table-cell>
              <table:table-cell office:value-type="float" office:value="0.865256073068">
                <text:p>0.86525607306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0.932397014025">
                <text:p>0.932397014025</text:p>
              </table:table-cell>
              <table:table-cell office:value-type="float" office:value="0.881646136979">
                <text:p>0.881646136979</text:p>
              </table:table-cell>
              <table:table-cell office:value-type="float" office:value="0.881245311202">
                <text:p>0.881245311202</text:p>
              </table:table-cell>
              <table:table-cell office:value-type="float" office:value="0.876778041076">
                <text:p>0.876778041076</text:p>
              </table:table-cell>
              <table:table-cell office:value-type="float" office:value="0.87092359523">
                <text:p>0.8709235952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0.912174979805">
                <text:p>0.912174979805</text:p>
              </table:table-cell>
              <table:table-cell office:value-type="float" office:value="0.863074376212">
                <text:p>0.863074376212</text:p>
              </table:table-cell>
              <table:table-cell office:value-type="float" office:value="0.862959512176">
                <text:p>0.862959512176</text:p>
              </table:table-cell>
              <table:table-cell office:value-type="float" office:value="0.858466760445">
                <text:p>0.858466760445</text:p>
              </table:table-cell>
              <table:table-cell office:value-type="float" office:value="0.853244178561">
                <text:p>0.85324417856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0.926365475634">
                <text:p>0.926365475634</text:p>
              </table:table-cell>
              <table:table-cell office:value-type="float" office:value="0.873273747925">
                <text:p>0.873273747925</text:p>
              </table:table-cell>
              <table:table-cell office:value-type="float" office:value="0.873707906435">
                <text:p>0.873707906435</text:p>
              </table:table-cell>
              <table:table-cell office:value-type="float" office:value="0.869378538631">
                <text:p>0.869378538631</text:p>
              </table:table-cell>
              <table:table-cell office:value-type="float" office:value="0.863588407806">
                <text:p>0.86358840780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0.929743477407">
                <text:p>0.929743477407</text:p>
              </table:table-cell>
              <table:table-cell office:value-type="float" office:value="0.880521927441">
                <text:p>0.880521927441</text:p>
              </table:table-cell>
              <table:table-cell office:value-type="float" office:value="0.880001937799">
                <text:p>0.880001937799</text:p>
              </table:table-cell>
              <table:table-cell office:value-type="float" office:value="0.876292986683">
                <text:p>0.876292986683</text:p>
              </table:table-cell>
              <table:table-cell office:value-type="float" office:value="0.870259490963">
                <text:p>0.87025949096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0.916397920527">
                <text:p>0.916397920527</text:p>
              </table:table-cell>
              <table:table-cell office:value-type="float" office:value="0.862982090585">
                <text:p>0.862982090585</text:p>
              </table:table-cell>
              <table:table-cell office:value-type="float" office:value="0.862397609356">
                <text:p>0.862397609356</text:p>
              </table:table-cell>
              <table:table-cell office:value-type="float" office:value="0.858098898407">
                <text:p>0.858098898407</text:p>
              </table:table-cell>
              <table:table-cell office:value-type="float" office:value="0.852721426497">
                <text:p>0.85272142649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0.922524738274">
                <text:p>0.922524738274</text:p>
              </table:table-cell>
              <table:table-cell office:value-type="float" office:value="0.875963195142">
                <text:p>0.875963195142</text:p>
              </table:table-cell>
              <table:table-cell office:value-type="float" office:value="0.874639058286">
                <text:p>0.874639058286</text:p>
              </table:table-cell>
              <table:table-cell office:value-type="float" office:value="0.86918398183">
                <text:p>0.86918398183</text:p>
              </table:table-cell>
              <table:table-cell office:value-type="float" office:value="0.864264318659">
                <text:p>0.86426431865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0.932176187054">
                <text:p>0.932176187054</text:p>
              </table:table-cell>
              <table:table-cell office:value-type="float" office:value="0.884433771554">
                <text:p>0.884433771554</text:p>
              </table:table-cell>
              <table:table-cell office:value-type="float" office:value="0.883339022481">
                <text:p>0.883339022481</text:p>
              </table:table-cell>
              <table:table-cell office:value-type="float" office:value="0.87877479732">
                <text:p>0.87877479732</text:p>
              </table:table-cell>
              <table:table-cell office:value-type="float" office:value="0.873781967661">
                <text:p>0.87378196766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0.912467240071">
                <text:p>0.912467240071</text:p>
              </table:table-cell>
              <table:table-cell office:value-type="float" office:value="0.865597686109">
                <text:p>0.865597686109</text:p>
              </table:table-cell>
              <table:table-cell office:value-type="float" office:value="0.864351492559">
                <text:p>0.864351492559</text:p>
              </table:table-cell>
              <table:table-cell office:value-type="float" office:value="0.85979371222">
                <text:p>0.85979371222</text:p>
              </table:table-cell>
              <table:table-cell office:value-type="float" office:value="0.854783058132">
                <text:p>0.8547830581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0.925862519991">
                <text:p>0.925862519991</text:p>
              </table:table-cell>
              <table:table-cell office:value-type="float" office:value="0.873884915011">
                <text:p>0.873884915011</text:p>
              </table:table-cell>
              <table:table-cell office:value-type="float" office:value="0.872813854709">
                <text:p>0.872813854709</text:p>
              </table:table-cell>
              <table:table-cell office:value-type="float" office:value="0.868421571309">
                <text:p>0.868421571309</text:p>
              </table:table-cell>
              <table:table-cell office:value-type="float" office:value="0.863968084246">
                <text:p>0.86396808424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0.929773236711">
                <text:p>0.929773236711</text:p>
              </table:table-cell>
              <table:table-cell office:value-type="float" office:value="0.881236390717">
                <text:p>0.881236390717</text:p>
              </table:table-cell>
              <table:table-cell office:value-type="float" office:value="0.880375441954">
                <text:p>0.880375441954</text:p>
              </table:table-cell>
              <table:table-cell office:value-type="float" office:value="0.876108826977">
                <text:p>0.876108826977</text:p>
              </table:table-cell>
              <table:table-cell office:value-type="float" office:value="0.870774956181">
                <text:p>0.87077495618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0.917342236196">
                <text:p>0.917342236196</text:p>
              </table:table-cell>
              <table:table-cell office:value-type="float" office:value="0.865528054418">
                <text:p>0.865528054418</text:p>
              </table:table-cell>
              <table:table-cell office:value-type="float" office:value="0.864663928521">
                <text:p>0.864663928521</text:p>
              </table:table-cell>
              <table:table-cell office:value-type="float" office:value="0.860324477296">
                <text:p>0.860324477296</text:p>
              </table:table-cell>
              <table:table-cell office:value-type="float" office:value="0.85516420574">
                <text:p>0.8551642057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0.922487191922">
                <text:p>0.922487191922</text:p>
              </table:table-cell>
              <table:table-cell office:value-type="float" office:value="0.87402191048">
                <text:p>0.87402191048</text:p>
              </table:table-cell>
              <table:table-cell office:value-type="float" office:value="0.872976164706">
                <text:p>0.872976164706</text:p>
              </table:table-cell>
              <table:table-cell office:value-type="float" office:value="0.868175353169">
                <text:p>0.868175353169</text:p>
              </table:table-cell>
              <table:table-cell office:value-type="float" office:value="0.863410182222">
                <text:p>0.86341018222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0.932463291109">
                <text:p>0.932463291109</text:p>
              </table:table-cell>
              <table:table-cell office:value-type="float" office:value="0.881685455599">
                <text:p>0.881685455599</text:p>
              </table:table-cell>
              <table:table-cell office:value-type="float" office:value="0.880710446155">
                <text:p>0.880710446155</text:p>
              </table:table-cell>
              <table:table-cell office:value-type="float" office:value="0.8761055345">
                <text:p>0.8761055345</text:p>
              </table:table-cell>
              <table:table-cell office:value-type="float" office:value="0.87106042881">
                <text:p>0.8710604288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0.914448621438">
                <text:p>0.914448621438</text:p>
              </table:table-cell>
              <table:table-cell office:value-type="float" office:value="0.866511335927">
                <text:p>0.866511335927</text:p>
              </table:table-cell>
              <table:table-cell office:value-type="float" office:value="0.86496498667">
                <text:p>0.86496498667</text:p>
              </table:table-cell>
              <table:table-cell office:value-type="float" office:value="0.860644913105">
                <text:p>0.860644913105</text:p>
              </table:table-cell>
              <table:table-cell office:value-type="float" office:value="0.855393752337">
                <text:p>0.85539375233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0.924892620692">
                <text:p>0.924892620692</text:p>
              </table:table-cell>
              <table:table-cell office:value-type="float" office:value="0.871727822263">
                <text:p>0.871727822263</text:p>
              </table:table-cell>
              <table:table-cell office:value-type="float" office:value="0.870709753689">
                <text:p>0.870709753689</text:p>
              </table:table-cell>
              <table:table-cell office:value-type="float" office:value="0.866295439915">
                <text:p>0.866295439915</text:p>
              </table:table-cell>
              <table:table-cell office:value-type="float" office:value="0.862173232538">
                <text:p>0.86217323253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0.928628685171">
                <text:p>0.928628685171</text:p>
              </table:table-cell>
              <table:table-cell office:value-type="float" office:value="0.878267603948">
                <text:p>0.878267603948</text:p>
              </table:table-cell>
              <table:table-cell office:value-type="float" office:value="0.87699350478">
                <text:p>0.87699350478</text:p>
              </table:table-cell>
              <table:table-cell office:value-type="float" office:value="0.872534674228">
                <text:p>0.872534674228</text:p>
              </table:table-cell>
              <table:table-cell office:value-type="float" office:value="0.867597237844">
                <text:p>0.86759723784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0.915537107347">
                <text:p>0.915537107347</text:p>
              </table:table-cell>
              <table:table-cell office:value-type="float" office:value="0.860496065733">
                <text:p>0.860496065733</text:p>
              </table:table-cell>
              <table:table-cell office:value-type="float" office:value="0.85969552428">
                <text:p>0.85969552428</text:p>
              </table:table-cell>
              <table:table-cell office:value-type="float" office:value="0.854203857577">
                <text:p>0.854203857577</text:p>
              </table:table-cell>
              <table:table-cell office:value-type="float" office:value="0.848785981633">
                <text:p>0.84878598163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0.918874593567">
                <text:p>0.918874593567</text:p>
              </table:table-cell>
              <table:table-cell office:value-type="float" office:value="0.873314198402">
                <text:p>0.873314198402</text:p>
              </table:table-cell>
              <table:table-cell office:value-type="float" office:value="0.870742450109">
                <text:p>0.870742450109</text:p>
              </table:table-cell>
              <table:table-cell office:value-type="float" office:value="0.86693580379">
                <text:p>0.86693580379</text:p>
              </table:table-cell>
              <table:table-cell office:value-type="float" office:value="0.863100162137">
                <text:p>0.86310016213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0.931610874563">
                <text:p>0.931610874563</text:p>
              </table:table-cell>
              <table:table-cell office:value-type="float" office:value="0.883708248043">
                <text:p>0.883708248043</text:p>
              </table:table-cell>
              <table:table-cell office:value-type="float" office:value="0.882997217687">
                <text:p>0.882997217687</text:p>
              </table:table-cell>
              <table:table-cell office:value-type="float" office:value="0.878541880201">
                <text:p>0.878541880201</text:p>
              </table:table-cell>
              <table:table-cell office:value-type="float" office:value="0.872948000137">
                <text:p>0.87294800013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0.912762196177">
                <text:p>0.912762196177</text:p>
              </table:table-cell>
              <table:table-cell office:value-type="float" office:value="0.864722092699">
                <text:p>0.864722092699</text:p>
              </table:table-cell>
              <table:table-cell office:value-type="float" office:value="0.86469029165">
                <text:p>0.86469029165</text:p>
              </table:table-cell>
              <table:table-cell office:value-type="float" office:value="0.859997887675">
                <text:p>0.859997887675</text:p>
              </table:table-cell>
              <table:table-cell office:value-type="float" office:value="0.854650965037">
                <text:p>0.85465096503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0.924539226472">
                <text:p>0.924539226472</text:p>
              </table:table-cell>
              <table:table-cell office:value-type="float" office:value="0.872666446432">
                <text:p>0.872666446432</text:p>
              </table:table-cell>
              <table:table-cell office:value-type="float" office:value="0.87221733393">
                <text:p>0.87221733393</text:p>
              </table:table-cell>
              <table:table-cell office:value-type="float" office:value="0.86796662654">
                <text:p>0.86796662654</text:p>
              </table:table-cell>
              <table:table-cell office:value-type="float" office:value="0.863475693728">
                <text:p>0.86347569372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0.928500836088">
                <text:p>0.928500836088</text:p>
              </table:table-cell>
              <table:table-cell office:value-type="float" office:value="0.880405072736">
                <text:p>0.880405072736</text:p>
              </table:table-cell>
              <table:table-cell office:value-type="float" office:value="0.879741733397">
                <text:p>0.879741733397</text:p>
              </table:table-cell>
              <table:table-cell office:value-type="float" office:value="0.875244621418">
                <text:p>0.875244621418</text:p>
              </table:table-cell>
              <table:table-cell office:value-type="float" office:value="0.870907852787">
                <text:p>0.87090785278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0.915010192322">
                <text:p>0.915010192322</text:p>
              </table:table-cell>
              <table:table-cell office:value-type="float" office:value="0.862010007568">
                <text:p>0.862010007568</text:p>
              </table:table-cell>
              <table:table-cell office:value-type="float" office:value="0.86152389898">
                <text:p>0.86152389898</text:p>
              </table:table-cell>
              <table:table-cell office:value-type="float" office:value="0.856507618096">
                <text:p>0.856507618096</text:p>
              </table:table-cell>
              <table:table-cell office:value-type="float" office:value="0.851396674696">
                <text:p>0.85139667469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0.920277350755">
                <text:p>0.920277350755</text:p>
              </table:table-cell>
              <table:table-cell office:value-type="float" office:value="0.870559627216">
                <text:p>0.870559627216</text:p>
              </table:table-cell>
              <table:table-cell office:value-type="float" office:value="0.869673939766">
                <text:p>0.869673939766</text:p>
              </table:table-cell>
              <table:table-cell office:value-type="float" office:value="0.865353745617">
                <text:p>0.865353745617</text:p>
              </table:table-cell>
              <table:table-cell office:value-type="float" office:value="0.860405503004">
                <text:p>0.86040550300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0.931089460683">
                <text:p>0.931089460683</text:p>
              </table:table-cell>
              <table:table-cell office:value-type="float" office:value="0.879463515477">
                <text:p>0.879463515477</text:p>
              </table:table-cell>
              <table:table-cell office:value-type="float" office:value="0.879398838278">
                <text:p>0.879398838278</text:p>
              </table:table-cell>
              <table:table-cell office:value-type="float" office:value="0.874754751877">
                <text:p>0.874754751877</text:p>
              </table:table-cell>
              <table:table-cell office:value-type="float" office:value="0.87106979935">
                <text:p>0.8710697993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0.909788859633">
                <text:p>0.909788859633</text:p>
              </table:table-cell>
              <table:table-cell office:value-type="float" office:value="0.860580780414">
                <text:p>0.860580780414</text:p>
              </table:table-cell>
              <table:table-cell office:value-type="float" office:value="0.860561490841">
                <text:p>0.860561490841</text:p>
              </table:table-cell>
              <table:table-cell office:value-type="float" office:value="0.855682354865">
                <text:p>0.855682354865</text:p>
              </table:table-cell>
              <table:table-cell office:value-type="float" office:value="0.850044819413">
                <text:p>0.85004481941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0.923547150256">
                <text:p>0.923547150256</text:p>
              </table:table-cell>
              <table:table-cell office:value-type="float" office:value="0.870524996755">
                <text:p>0.870524996755</text:p>
              </table:table-cell>
              <table:table-cell office:value-type="float" office:value="0.870314245331">
                <text:p>0.870314245331</text:p>
              </table:table-cell>
              <table:table-cell office:value-type="float" office:value="0.866254954161">
                <text:p>0.866254954161</text:p>
              </table:table-cell>
              <table:table-cell office:value-type="float" office:value="0.859827391614">
                <text:p>0.85982739161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0.928185133135">
                <text:p>0.928185133135</text:p>
              </table:table-cell>
              <table:table-cell office:value-type="float" office:value="0.878855435549">
                <text:p>0.878855435549</text:p>
              </table:table-cell>
              <table:table-cell office:value-type="float" office:value="0.878491013059">
                <text:p>0.878491013059</text:p>
              </table:table-cell>
              <table:table-cell office:value-type="float" office:value="0.874199465103">
                <text:p>0.874199465103</text:p>
              </table:table-cell>
              <table:table-cell office:value-type="float" office:value="0.868109422057">
                <text:p>0.86810942205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0.914383087345">
                <text:p>0.914383087345</text:p>
              </table:table-cell>
              <table:table-cell office:value-type="float" office:value="0.860813124998">
                <text:p>0.860813124998</text:p>
              </table:table-cell>
              <table:table-cell office:value-type="float" office:value="0.860747475833">
                <text:p>0.860747475833</text:p>
              </table:table-cell>
              <table:table-cell office:value-type="float" office:value="0.856080387237">
                <text:p>0.856080387237</text:p>
              </table:table-cell>
              <table:table-cell office:value-type="float" office:value="0.852497266487">
                <text:p>0.85249726648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0.920865305568">
                <text:p>0.920865305568</text:p>
              </table:table-cell>
              <table:table-cell office:value-type="float" office:value="0.873995099646">
                <text:p>0.873995099646</text:p>
              </table:table-cell>
              <table:table-cell office:value-type="float" office:value="0.87235747612">
                <text:p>0.87235747612</text:p>
              </table:table-cell>
              <table:table-cell office:value-type="float" office:value="0.867497946522">
                <text:p>0.867497946522</text:p>
              </table:table-cell>
              <table:table-cell office:value-type="float" office:value="0.861703678282">
                <text:p>0.86170367828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0.930728603507">
                <text:p>0.930728603507</text:p>
              </table:table-cell>
              <table:table-cell office:value-type="float" office:value="0.883836108829">
                <text:p>0.883836108829</text:p>
              </table:table-cell>
              <table:table-cell office:value-type="float" office:value="0.882702898674">
                <text:p>0.882702898674</text:p>
              </table:table-cell>
              <table:table-cell office:value-type="float" office:value="0.877459439815">
                <text:p>0.877459439815</text:p>
              </table:table-cell>
              <table:table-cell office:value-type="float" office:value="0.872100085551">
                <text:p>0.87210008555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0.910699692691">
                <text:p>0.910699692691</text:p>
              </table:table-cell>
              <table:table-cell office:value-type="float" office:value="0.863602711611">
                <text:p>0.863602711611</text:p>
              </table:table-cell>
              <table:table-cell office:value-type="float" office:value="0.86302979888">
                <text:p>0.86302979888</text:p>
              </table:table-cell>
              <table:table-cell office:value-type="float" office:value="0.857820689178">
                <text:p>0.857820689178</text:p>
              </table:table-cell>
              <table:table-cell office:value-type="float" office:value="0.853121871977">
                <text:p>0.85312187197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0.922706554029">
                <text:p>0.922706554029</text:p>
              </table:table-cell>
              <table:table-cell office:value-type="float" office:value="0.871438639134">
                <text:p>0.871438639134</text:p>
              </table:table-cell>
              <table:table-cell office:value-type="float" office:value="0.87091847157">
                <text:p>0.87091847157</text:p>
              </table:table-cell>
              <table:table-cell office:value-type="float" office:value="0.866352387105">
                <text:p>0.866352387105</text:p>
              </table:table-cell>
              <table:table-cell office:value-type="float" office:value="0.860118805698">
                <text:p>0.86011880569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0.928163428996">
                <text:p>0.928163428996</text:p>
              </table:table-cell>
              <table:table-cell office:value-type="float" office:value="0.880347185803">
                <text:p>0.880347185803</text:p>
              </table:table-cell>
              <table:table-cell office:value-type="float" office:value="0.879812741864">
                <text:p>0.879812741864</text:p>
              </table:table-cell>
              <table:table-cell office:value-type="float" office:value="0.874765998069">
                <text:p>0.874765998069</text:p>
              </table:table-cell>
              <table:table-cell office:value-type="float" office:value="0.868607079386">
                <text:p>0.86860707938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0.914314379406">
                <text:p>0.914314379406</text:p>
              </table:table-cell>
              <table:table-cell office:value-type="float" office:value="0.862278473886">
                <text:p>0.862278473886</text:p>
              </table:table-cell>
              <table:table-cell office:value-type="float" office:value="0.862200691208">
                <text:p>0.862200691208</text:p>
              </table:table-cell>
              <table:table-cell office:value-type="float" office:value="0.85651608649">
                <text:p>0.85651608649</text:p>
              </table:table-cell>
              <table:table-cell office:value-type="float" office:value="0.852006133972">
                <text:p>0.8520061339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0.920925181983">
                <text:p>0.920925181983</text:p>
              </table:table-cell>
              <table:table-cell office:value-type="float" office:value="0.87217441695">
                <text:p>0.87217441695</text:p>
              </table:table-cell>
              <table:table-cell office:value-type="float" office:value="0.871585152901">
                <text:p>0.871585152901</text:p>
              </table:table-cell>
              <table:table-cell office:value-type="float" office:value="0.866433291938">
                <text:p>0.866433291938</text:p>
              </table:table-cell>
              <table:table-cell office:value-type="float" office:value="0.860914222874">
                <text:p>0.86091422287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930803977142">
                <text:p>0.930803977142</text:p>
              </table:table-cell>
              <table:table-cell office:value-type="float" office:value="0.880740258247">
                <text:p>0.880740258247</text:p>
              </table:table-cell>
              <table:table-cell office:value-type="float" office:value="0.880117462986">
                <text:p>0.880117462986</text:p>
              </table:table-cell>
              <table:table-cell office:value-type="float" office:value="0.874812810514">
                <text:p>0.874812810514</text:p>
              </table:table-cell>
              <table:table-cell office:value-type="float" office:value="0.870074683467">
                <text:p>0.87007468346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0.911831077391">
                <text:p>0.911831077391</text:p>
              </table:table-cell>
              <table:table-cell office:value-type="float" office:value="0.863964369286">
                <text:p>0.863964369286</text:p>
              </table:table-cell>
              <table:table-cell office:value-type="float" office:value="0.863192644437">
                <text:p>0.863192644437</text:p>
              </table:table-cell>
              <table:table-cell office:value-type="float" office:value="0.858539157843">
                <text:p>0.858539157843</text:p>
              </table:table-cell>
              <table:table-cell office:value-type="float" office:value="0.853103714193">
                <text:p>0.85310371419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0.922875922707">
                <text:p>0.922875922707</text:p>
              </table:table-cell>
              <table:table-cell office:value-type="float" office:value="0.871120824121">
                <text:p>0.871120824121</text:p>
              </table:table-cell>
              <table:table-cell office:value-type="float" office:value="0.870242311086">
                <text:p>0.870242311086</text:p>
              </table:table-cell>
              <table:table-cell office:value-type="float" office:value="0.865652348796">
                <text:p>0.865652348796</text:p>
              </table:table-cell>
              <table:table-cell office:value-type="float" office:value="0.859846002815">
                <text:p>0.85984600281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0.927631003581">
                <text:p>0.927631003581</text:p>
              </table:table-cell>
              <table:table-cell office:value-type="float" office:value="0.879370214351">
                <text:p>0.879370214351</text:p>
              </table:table-cell>
              <table:table-cell office:value-type="float" office:value="0.878795941612">
                <text:p>0.878795941612</text:p>
              </table:table-cell>
              <table:table-cell office:value-type="float" office:value="0.873735842705">
                <text:p>0.873735842705</text:p>
              </table:table-cell>
              <table:table-cell office:value-type="float" office:value="0.868225358099">
                <text:p>0.86822535809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0.91413668709">
                <text:p>0.91413668709</text:p>
              </table:table-cell>
              <table:table-cell office:value-type="float" office:value="0.860764176205">
                <text:p>0.860764176205</text:p>
              </table:table-cell>
              <table:table-cell office:value-type="float" office:value="0.859562163285">
                <text:p>0.859562163285</text:p>
              </table:table-cell>
              <table:table-cell office:value-type="float" office:value="0.854977302479">
                <text:p>0.854977302479</text:p>
              </table:table-cell>
              <table:table-cell office:value-type="float" office:value="0.849299993007">
                <text:p>0.84929999300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0.921025684852">
                <text:p>0.921025684852</text:p>
              </table:table-cell>
              <table:table-cell office:value-type="float" office:value="0.875321050057">
                <text:p>0.875321050057</text:p>
              </table:table-cell>
              <table:table-cell office:value-type="float" office:value="0.87378815044">
                <text:p>0.87378815044</text:p>
              </table:table-cell>
              <table:table-cell office:value-type="float" office:value="0.86843975793">
                <text:p>0.86843975793</text:p>
              </table:table-cell>
              <table:table-cell office:value-type="float" office:value="0.864564637984">
                <text:p>0.86456463798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0.932054402749">
                <text:p>0.932054402749</text:p>
              </table:table-cell>
              <table:table-cell office:value-type="float" office:value="0.88420441318">
                <text:p>0.88420441318</text:p>
              </table:table-cell>
              <table:table-cell office:value-type="float" office:value="0.883687544711">
                <text:p>0.883687544711</text:p>
              </table:table-cell>
              <table:table-cell office:value-type="float" office:value="0.878833720809">
                <text:p>0.878833720809</text:p>
              </table:table-cell>
              <table:table-cell office:value-type="float" office:value="0.873940849643">
                <text:p>0.87394084964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0.91197942418">
                <text:p>0.91197942418</text:p>
              </table:table-cell>
              <table:table-cell office:value-type="float" office:value="0.865732490949">
                <text:p>0.865732490949</text:p>
              </table:table-cell>
              <table:table-cell office:value-type="float" office:value="0.865315897439">
                <text:p>0.865315897439</text:p>
              </table:table-cell>
              <table:table-cell office:value-type="float" office:value="0.860327004139">
                <text:p>0.860327004139</text:p>
              </table:table-cell>
              <table:table-cell office:value-type="float" office:value="0.855609666145">
                <text:p>0.8556096661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0.924148762218">
                <text:p>0.924148762218</text:p>
              </table:table-cell>
              <table:table-cell office:value-type="float" office:value="0.873908077624">
                <text:p>0.873908077624</text:p>
              </table:table-cell>
              <table:table-cell office:value-type="float" office:value="0.873617554779">
                <text:p>0.873617554779</text:p>
              </table:table-cell>
              <table:table-cell office:value-type="float" office:value="0.869059006067">
                <text:p>0.869059006067</text:p>
              </table:table-cell>
              <table:table-cell office:value-type="float" office:value="0.863618542497">
                <text:p>0.86361854249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0.928693076334">
                <text:p>0.928693076334</text:p>
              </table:table-cell>
              <table:table-cell office:value-type="float" office:value="0.881748556464">
                <text:p>0.881748556464</text:p>
              </table:table-cell>
              <table:table-cell office:value-type="float" office:value="0.881315176653">
                <text:p>0.881315176653</text:p>
              </table:table-cell>
              <table:table-cell office:value-type="float" office:value="0.876665347267">
                <text:p>0.876665347267</text:p>
              </table:table-cell>
              <table:table-cell office:value-type="float" office:value="0.872370519162">
                <text:p>0.87237051916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0.91536395591">
                <text:p>0.91536395591</text:p>
              </table:table-cell>
              <table:table-cell office:value-type="float" office:value="0.863456486746">
                <text:p>0.863456486746</text:p>
              </table:table-cell>
              <table:table-cell office:value-type="float" office:value="0.863716708336">
                <text:p>0.863716708336</text:p>
              </table:table-cell>
              <table:table-cell office:value-type="float" office:value="0.859111819552">
                <text:p>0.859111819552</text:p>
              </table:table-cell>
              <table:table-cell office:value-type="float" office:value="0.853328588724">
                <text:p>0.85332858872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0.940574825371">
                <text:p>0.940574825371</text:p>
              </table:table-cell>
              <table:table-cell office:value-type="float" office:value="0.878236792724">
                <text:p>0.878236792724</text:p>
              </table:table-cell>
              <table:table-cell office:value-type="float" office:value="0.878343235857">
                <text:p>0.878343235857</text:p>
              </table:table-cell>
              <table:table-cell office:value-type="float" office:value="0.873472091105">
                <text:p>0.873472091105</text:p>
              </table:table-cell>
              <table:table-cell office:value-type="float" office:value="0.869103979905">
                <text:p>0.86910397990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0.910899131092">
                <text:p>0.910899131092</text:p>
              </table:table-cell>
              <table:table-cell office:value-type="float" office:value="0.859896079908">
                <text:p>0.859896079908</text:p>
              </table:table-cell>
              <table:table-cell office:value-type="float" office:value="0.859824737645">
                <text:p>0.859824737645</text:p>
              </table:table-cell>
              <table:table-cell office:value-type="float" office:value="0.854845959607">
                <text:p>0.854845959607</text:p>
              </table:table-cell>
              <table:table-cell office:value-type="float" office:value="0.84915284271">
                <text:p>0.8491528427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0.923691814599">
                <text:p>0.923691814599</text:p>
              </table:table-cell>
              <table:table-cell office:value-type="float" office:value="0.869789279798">
                <text:p>0.869789279798</text:p>
              </table:table-cell>
              <table:table-cell office:value-type="float" office:value="0.869514093363">
                <text:p>0.869514093363</text:p>
              </table:table-cell>
              <table:table-cell office:value-type="float" office:value="0.864173096384">
                <text:p>0.864173096384</text:p>
              </table:table-cell>
              <table:table-cell office:value-type="float" office:value="0.858449072298">
                <text:p>0.85844907229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0.927089198983">
                <text:p>0.927089198983</text:p>
              </table:table-cell>
              <table:table-cell office:value-type="float" office:value="0.877725826177">
                <text:p>0.877725826177</text:p>
              </table:table-cell>
              <table:table-cell office:value-type="float" office:value="0.877795853797">
                <text:p>0.877795853797</text:p>
              </table:table-cell>
              <table:table-cell office:value-type="float" office:value="0.872324908352">
                <text:p>0.872324908352</text:p>
              </table:table-cell>
              <table:table-cell office:value-type="float" office:value="0.868250093036">
                <text:p>0.86825009303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0.914637782899">
                <text:p>0.914637782899</text:p>
              </table:table-cell>
              <table:table-cell office:value-type="float" office:value="0.860372255588">
                <text:p>0.860372255588</text:p>
              </table:table-cell>
              <table:table-cell office:value-type="float" office:value="0.860078186583">
                <text:p>0.860078186583</text:p>
              </table:table-cell>
              <table:table-cell office:value-type="float" office:value="0.854363449063">
                <text:p>0.854363449063</text:p>
              </table:table-cell>
              <table:table-cell office:value-type="float" office:value="0.849452190218">
                <text:p>0.84945219021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0.920303227869">
                <text:p>0.920303227869</text:p>
              </table:table-cell>
              <table:table-cell office:value-type="float" office:value="0.869349751408">
                <text:p>0.869349751408</text:p>
              </table:table-cell>
              <table:table-cell office:value-type="float" office:value="0.869381187493">
                <text:p>0.869381187493</text:p>
              </table:table-cell>
              <table:table-cell office:value-type="float" office:value="0.863434110533">
                <text:p>0.863434110533</text:p>
              </table:table-cell>
              <table:table-cell office:value-type="float" office:value="0.857937350618">
                <text:p>0.85793735061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0.930661035052">
                <text:p>0.930661035052</text:p>
              </table:table-cell>
              <table:table-cell office:value-type="float" office:value="0.882239411412">
                <text:p>0.882239411412</text:p>
              </table:table-cell>
              <table:table-cell office:value-type="float" office:value="0.880921947015">
                <text:p>0.880921947015</text:p>
              </table:table-cell>
              <table:table-cell office:value-type="float" office:value="0.875916776383">
                <text:p>0.875916776383</text:p>
              </table:table-cell>
              <table:table-cell office:value-type="float" office:value="0.869892079265">
                <text:p>0.86989207926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0.909871094873">
                <text:p>0.909871094873</text:p>
              </table:table-cell>
              <table:table-cell office:value-type="float" office:value="0.864511618838">
                <text:p>0.864511618838</text:p>
              </table:table-cell>
              <table:table-cell office:value-type="float" office:value="0.86363774097">
                <text:p>0.86363774097</text:p>
              </table:table-cell>
              <table:table-cell office:value-type="float" office:value="0.858602612693">
                <text:p>0.858602612693</text:p>
              </table:table-cell>
              <table:table-cell office:value-type="float" office:value="0.853773347108">
                <text:p>0.85377334710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0.920806659114">
                <text:p>0.920806659114</text:p>
              </table:table-cell>
              <table:table-cell office:value-type="float" office:value="0.871901345563">
                <text:p>0.871901345563</text:p>
              </table:table-cell>
              <table:table-cell office:value-type="float" office:value="0.871327502055">
                <text:p>0.871327502055</text:p>
              </table:table-cell>
              <table:table-cell office:value-type="float" office:value="0.866596382715">
                <text:p>0.866596382715</text:p>
              </table:table-cell>
              <table:table-cell office:value-type="float" office:value="0.861383592332">
                <text:p>0.86138359233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0.928328717922">
                <text:p>0.928328717922</text:p>
              </table:table-cell>
              <table:table-cell office:value-type="float" office:value="0.880626129815">
                <text:p>0.880626129815</text:p>
              </table:table-cell>
              <table:table-cell office:value-type="float" office:value="0.880577262272">
                <text:p>0.880577262272</text:p>
              </table:table-cell>
              <table:table-cell office:value-type="float" office:value="0.875966523198">
                <text:p>0.875966523198</text:p>
              </table:table-cell>
              <table:table-cell office:value-type="float" office:value="0.870829804095">
                <text:p>0.87082980409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0.914588443646">
                <text:p>0.914588443646</text:p>
              </table:table-cell>
              <table:table-cell office:value-type="float" office:value="0.861798373596">
                <text:p>0.861798373596</text:p>
              </table:table-cell>
              <table:table-cell office:value-type="float" office:value="0.860774510051">
                <text:p>0.860774510051</text:p>
              </table:table-cell>
              <table:table-cell office:value-type="float" office:value="0.856012715414">
                <text:p>0.856012715414</text:p>
              </table:table-cell>
              <table:table-cell office:value-type="float" office:value="0.85046996989">
                <text:p>0.8504699698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0.920061291895">
                <text:p>0.920061291895</text:p>
              </table:table-cell>
              <table:table-cell office:value-type="float" office:value="0.870663471148">
                <text:p>0.870663471148</text:p>
              </table:table-cell>
              <table:table-cell office:value-type="float" office:value="0.870480211126">
                <text:p>0.870480211126</text:p>
              </table:table-cell>
              <table:table-cell office:value-type="float" office:value="0.864959842819">
                <text:p>0.864959842819</text:p>
              </table:table-cell>
              <table:table-cell office:value-type="float" office:value="0.860405176566">
                <text:p>0.86040517656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0.930705596747">
                <text:p>0.930705596747</text:p>
              </table:table-cell>
              <table:table-cell office:value-type="float" office:value="0.87893784267">
                <text:p>0.87893784267</text:p>
              </table:table-cell>
              <table:table-cell office:value-type="float" office:value="0.878482952201">
                <text:p>0.878482952201</text:p>
              </table:table-cell>
              <table:table-cell office:value-type="float" office:value="0.873219127248">
                <text:p>0.873219127248</text:p>
              </table:table-cell>
              <table:table-cell office:value-type="float" office:value="0.868341972679">
                <text:p>0.86834197267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0.911572874914">
                <text:p>0.911572874914</text:p>
              </table:table-cell>
              <table:table-cell office:value-type="float" office:value="0.860975372375">
                <text:p>0.860975372375</text:p>
              </table:table-cell>
              <table:table-cell office:value-type="float" office:value="0.860755073793">
                <text:p>0.860755073793</text:p>
              </table:table-cell>
              <table:table-cell office:value-type="float" office:value="0.85452712848">
                <text:p>0.85452712848</text:p>
              </table:table-cell>
              <table:table-cell office:value-type="float" office:value="0.849683900651">
                <text:p>0.8496839006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0.928166051486">
                <text:p>0.928166051486</text:p>
              </table:table-cell>
              <table:table-cell office:value-type="float" office:value="0.876531939849">
                <text:p>0.876531939849</text:p>
              </table:table-cell>
              <table:table-cell office:value-type="float" office:value="0.876049827007">
                <text:p>0.876049827007</text:p>
              </table:table-cell>
              <table:table-cell office:value-type="float" office:value="0.870807870781">
                <text:p>0.870807870781</text:p>
              </table:table-cell>
              <table:table-cell office:value-type="float" office:value="0.866768332133">
                <text:p>0.86676833213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0.913302989536">
                <text:p>0.913302989536</text:p>
              </table:table-cell>
              <table:table-cell office:value-type="float" office:value="0.861823539672">
                <text:p>0.861823539672</text:p>
              </table:table-cell>
              <table:table-cell office:value-type="float" office:value="0.861771512048">
                <text:p>0.861771512048</text:p>
              </table:table-cell>
              <table:table-cell office:value-type="float" office:value="0.856474720857">
                <text:p>0.856474720857</text:p>
              </table:table-cell>
              <table:table-cell office:value-type="float" office:value="0.851235344064">
                <text:p>0.8512353440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0.926278746363">
                <text:p>0.926278746363</text:p>
              </table:table-cell>
              <table:table-cell office:value-type="float" office:value="0.878077834938">
                <text:p>0.878077834938</text:p>
              </table:table-cell>
              <table:table-cell office:value-type="float" office:value="0.877688604196">
                <text:p>0.877688604196</text:p>
              </table:table-cell>
              <table:table-cell office:value-type="float" office:value="0.872578925168">
                <text:p>0.872578925168</text:p>
              </table:table-cell>
              <table:table-cell office:value-type="float" office:value="0.866590702016">
                <text:p>0.86659070201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0.915880058721">
                <text:p>0.915880058721</text:p>
              </table:table-cell>
              <table:table-cell office:value-type="float" office:value="0.860286268963">
                <text:p>0.860286268963</text:p>
              </table:table-cell>
              <table:table-cell office:value-type="float" office:value="0.859899064677">
                <text:p>0.859899064677</text:p>
              </table:table-cell>
              <table:table-cell office:value-type="float" office:value="0.855244350878">
                <text:p>0.855244350878</text:p>
              </table:table-cell>
              <table:table-cell office:value-type="float" office:value="0.850239600307">
                <text:p>0.85023960030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0.927600229985">
                <text:p>0.927600229985</text:p>
              </table:table-cell>
              <table:table-cell office:value-type="float" office:value="0.879599753537">
                <text:p>0.879599753537</text:p>
              </table:table-cell>
              <table:table-cell office:value-type="float" office:value="0.877932945661">
                <text:p>0.877932945661</text:p>
              </table:table-cell>
              <table:table-cell office:value-type="float" office:value="0.873752692256">
                <text:p>0.873752692256</text:p>
              </table:table-cell>
              <table:table-cell office:value-type="float" office:value="0.867749600022">
                <text:p>0.86774960002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0.916797370647">
                <text:p>0.916797370647</text:p>
              </table:table-cell>
              <table:table-cell office:value-type="float" office:value="0.865771795883">
                <text:p>0.865771795883</text:p>
              </table:table-cell>
              <table:table-cell office:value-type="float" office:value="0.864835979639">
                <text:p>0.864835979639</text:p>
              </table:table-cell>
              <table:table-cell office:value-type="float" office:value="0.85997741348">
                <text:p>0.85997741348</text:p>
              </table:table-cell>
              <table:table-cell office:value-type="float" office:value="0.854229351346">
                <text:p>0.85422935134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0.925859278959">
                <text:p>0.925859278959</text:p>
              </table:table-cell>
              <table:table-cell office:value-type="float" office:value="0.87882254954">
                <text:p>0.87882254954</text:p>
              </table:table-cell>
              <table:table-cell office:value-type="float" office:value="0.878297001321">
                <text:p>0.878297001321</text:p>
              </table:table-cell>
              <table:table-cell office:value-type="float" office:value="0.873729653309">
                <text:p>0.873729653309</text:p>
              </table:table-cell>
              <table:table-cell office:value-type="float" office:value="0.867947785547">
                <text:p>0.86794778554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0.915956720739">
                <text:p>0.915956720739</text:p>
              </table:table-cell>
              <table:table-cell office:value-type="float" office:value="0.862871021852">
                <text:p>0.862871021852</text:p>
              </table:table-cell>
              <table:table-cell office:value-type="float" office:value="0.862414849481">
                <text:p>0.862414849481</text:p>
              </table:table-cell>
              <table:table-cell office:value-type="float" office:value="0.858202081719">
                <text:p>0.858202081719</text:p>
              </table:table-cell>
              <table:table-cell office:value-type="float" office:value="0.851105866073">
                <text:p>0.85110586607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0.927032880332">
                <text:p>0.927032880332</text:p>
              </table:table-cell>
              <table:table-cell office:value-type="float" office:value="0.879022242419">
                <text:p>0.879022242419</text:p>
              </table:table-cell>
              <table:table-cell office:value-type="float" office:value="0.878218843342">
                <text:p>0.878218843342</text:p>
              </table:table-cell>
              <table:table-cell office:value-type="float" office:value="0.873746474743">
                <text:p>0.873746474743</text:p>
              </table:table-cell>
              <table:table-cell office:value-type="float" office:value="0.867843171039">
                <text:p>0.86784317103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0.914650648484">
                <text:p>0.914650648484</text:p>
              </table:table-cell>
              <table:table-cell office:value-type="float" office:value="0.861925120965">
                <text:p>0.861925120965</text:p>
              </table:table-cell>
              <table:table-cell office:value-type="float" office:value="0.861287159064">
                <text:p>0.861287159064</text:p>
              </table:table-cell>
              <table:table-cell office:value-type="float" office:value="0.856647186569">
                <text:p>0.856647186569</text:p>
              </table:table-cell>
              <table:table-cell office:value-type="float" office:value="0.850654956688">
                <text:p>0.85065495668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0.917246030288">
                <text:p>0.917246030288</text:p>
              </table:table-cell>
              <table:table-cell office:value-type="float" office:value="0.869687392787">
                <text:p>0.869687392787</text:p>
              </table:table-cell>
              <table:table-cell office:value-type="float" office:value="0.868771882643">
                <text:p>0.868771882643</text:p>
              </table:table-cell>
              <table:table-cell office:value-type="float" office:value="0.864373621552">
                <text:p>0.864373621552</text:p>
              </table:table-cell>
              <table:table-cell office:value-type="float" office:value="0.858319560085">
                <text:p>0.85831956008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0.928665871171">
                <text:p>0.928665871171</text:p>
              </table:table-cell>
              <table:table-cell office:value-type="float" office:value="0.878338859503">
                <text:p>0.878338859503</text:p>
              </table:table-cell>
              <table:table-cell office:value-type="float" office:value="0.877634836287">
                <text:p>0.877634836287</text:p>
              </table:table-cell>
              <table:table-cell office:value-type="float" office:value="0.872564637453">
                <text:p>0.872564637453</text:p>
              </table:table-cell>
              <table:table-cell office:value-type="float" office:value="0.867763236827">
                <text:p>0.86776323682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0.907394425374">
                <text:p>0.907394425374</text:p>
              </table:table-cell>
              <table:table-cell office:value-type="float" office:value="0.858623076359">
                <text:p>0.858623076359</text:p>
              </table:table-cell>
              <table:table-cell office:value-type="float" office:value="0.857804447248">
                <text:p>0.857804447248</text:p>
              </table:table-cell>
              <table:table-cell office:value-type="float" office:value="0.853047781288">
                <text:p>0.853047781288</text:p>
              </table:table-cell>
              <table:table-cell office:value-type="float" office:value="0.848472205472">
                <text:p>0.84847220547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0.920574069659">
                <text:p>0.920574069659</text:p>
              </table:table-cell>
              <table:table-cell office:value-type="float" office:value="0.868296075355">
                <text:p>0.868296075355</text:p>
              </table:table-cell>
              <table:table-cell office:value-type="float" office:value="0.867434023332">
                <text:p>0.867434023332</text:p>
              </table:table-cell>
              <table:table-cell office:value-type="float" office:value="0.862552900101">
                <text:p>0.862552900101</text:p>
              </table:table-cell>
              <table:table-cell office:value-type="float" office:value="0.8565081533">
                <text:p>0.856508153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0.923643584429">
                <text:p>0.923643584429</text:p>
              </table:table-cell>
              <table:table-cell office:value-type="float" office:value="0.87727936162">
                <text:p>0.87727936162</text:p>
              </table:table-cell>
              <table:table-cell office:value-type="float" office:value="0.876346416865">
                <text:p>0.876346416865</text:p>
              </table:table-cell>
              <table:table-cell office:value-type="float" office:value="0.871559058128">
                <text:p>0.871559058128</text:p>
              </table:table-cell>
              <table:table-cell office:value-type="float" office:value="0.865515875433">
                <text:p>0.86551587543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0.906080100906">
                <text:p>0.906080100906</text:p>
              </table:table-cell>
              <table:table-cell office:value-type="float" office:value="0.85925576335">
                <text:p>0.85925576335</text:p>
              </table:table-cell>
              <table:table-cell office:value-type="float" office:value="0.858460397564">
                <text:p>0.858460397564</text:p>
              </table:table-cell>
              <table:table-cell office:value-type="float" office:value="0.853897179692">
                <text:p>0.853897179692</text:p>
              </table:table-cell>
              <table:table-cell office:value-type="float" office:value="0.849116141708">
                <text:p>0.84911614170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0.958526616845">
                <text:p>0.958526616845</text:p>
              </table:table-cell>
              <table:table-cell office:value-type="float" office:value="0.871087153627">
                <text:p>0.871087153627</text:p>
              </table:table-cell>
              <table:table-cell office:value-type="float" office:value="0.870414484512">
                <text:p>0.870414484512</text:p>
              </table:table-cell>
              <table:table-cell office:value-type="float" office:value="0.86788700722">
                <text:p>0.86788700722</text:p>
              </table:table-cell>
              <table:table-cell office:value-type="float" office:value="0.861521684202">
                <text:p>0.86152168420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0.936565233762">
                <text:p>0.936565233762</text:p>
              </table:table-cell>
              <table:table-cell office:value-type="float" office:value="0.879134687837">
                <text:p>0.879134687837</text:p>
              </table:table-cell>
              <table:table-cell office:value-type="float" office:value="0.879029837029">
                <text:p>0.879029837029</text:p>
              </table:table-cell>
              <table:table-cell office:value-type="float" office:value="0.876370363863">
                <text:p>0.876370363863</text:p>
              </table:table-cell>
              <table:table-cell office:value-type="float" office:value="0.871394821139">
                <text:p>0.87139482113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0.925353655868">
                <text:p>0.925353655868</text:p>
              </table:table-cell>
              <table:table-cell office:value-type="float" office:value="0.859813553235">
                <text:p>0.859813553235</text:p>
              </table:table-cell>
              <table:table-cell office:value-type="float" office:value="0.859953226639">
                <text:p>0.859953226639</text:p>
              </table:table-cell>
              <table:table-cell office:value-type="float" office:value="0.856858786962">
                <text:p>0.856858786962</text:p>
              </table:table-cell>
              <table:table-cell office:value-type="float" office:value="0.851874469373">
                <text:p>0.85187446937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0.935220835953">
                <text:p>0.935220835953</text:p>
              </table:table-cell>
              <table:table-cell office:value-type="float" office:value="0.875395721817">
                <text:p>0.875395721817</text:p>
              </table:table-cell>
              <table:table-cell office:value-type="float" office:value="0.875041163915">
                <text:p>0.875041163915</text:p>
              </table:table-cell>
              <table:table-cell office:value-type="float" office:value="0.872734814707">
                <text:p>0.872734814707</text:p>
              </table:table-cell>
              <table:table-cell office:value-type="float" office:value="0.867358298465">
                <text:p>0.86735829846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0.924530253383">
                <text:p>0.924530253383</text:p>
              </table:table-cell>
              <table:table-cell office:value-type="float" office:value="0.858885317255">
                <text:p>0.858885317255</text:p>
              </table:table-cell>
              <table:table-cell office:value-type="float" office:value="0.858493468609">
                <text:p>0.858493468609</text:p>
              </table:table-cell>
              <table:table-cell office:value-type="float" office:value="0.855524862309">
                <text:p>0.855524862309</text:p>
              </table:table-cell>
              <table:table-cell office:value-type="float" office:value="0.851494407858">
                <text:p>0.85149440785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0.927966805458">
                <text:p>0.927966805458</text:p>
              </table:table-cell>
              <table:table-cell office:value-type="float" office:value="0.867688365518">
                <text:p>0.867688365518</text:p>
              </table:table-cell>
              <table:table-cell office:value-type="float" office:value="0.866980819122">
                <text:p>0.866980819122</text:p>
              </table:table-cell>
              <table:table-cell office:value-type="float" office:value="0.864856953933">
                <text:p>0.864856953933</text:p>
              </table:table-cell>
              <table:table-cell office:value-type="float" office:value="0.859666680645">
                <text:p>0.85966668064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0.93771571227">
                <text:p>0.93771571227</text:p>
              </table:table-cell>
              <table:table-cell office:value-type="float" office:value="0.877097858843">
                <text:p>0.877097858843</text:p>
              </table:table-cell>
              <table:table-cell office:value-type="float" office:value="0.877110642497">
                <text:p>0.877110642497</text:p>
              </table:table-cell>
              <table:table-cell office:value-type="float" office:value="0.874938146469">
                <text:p>0.874938146469</text:p>
              </table:table-cell>
              <table:table-cell office:value-type="float" office:value="0.868814863927">
                <text:p>0.86881486392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0.91680219742">
                <text:p>0.91680219742</text:p>
              </table:table-cell>
              <table:table-cell office:value-type="float" office:value="0.856876600679">
                <text:p>0.856876600679</text:p>
              </table:table-cell>
              <table:table-cell office:value-type="float" office:value="0.856607655255">
                <text:p>0.856607655255</text:p>
              </table:table-cell>
              <table:table-cell office:value-type="float" office:value="0.854338754976">
                <text:p>0.854338754976</text:p>
              </table:table-cell>
              <table:table-cell office:value-type="float" office:value="0.849057656346">
                <text:p>0.84905765634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0.934192575217">
                <text:p>0.934192575217</text:p>
              </table:table-cell>
              <table:table-cell office:value-type="float" office:value="0.875356348439">
                <text:p>0.875356348439</text:p>
              </table:table-cell>
              <table:table-cell office:value-type="float" office:value="0.874466633178">
                <text:p>0.874466633178</text:p>
              </table:table-cell>
              <table:table-cell office:value-type="float" office:value="0.872394064471">
                <text:p>0.872394064471</text:p>
              </table:table-cell>
              <table:table-cell office:value-type="float" office:value="0.866477909631">
                <text:p>0.86647790963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917695064761">
                <text:p>0.917695064761</text:p>
              </table:table-cell>
              <table:table-cell office:value-type="float" office:value="0.858639402457">
                <text:p>0.858639402457</text:p>
              </table:table-cell>
              <table:table-cell office:value-type="float" office:value="0.85817402714">
                <text:p>0.85817402714</text:p>
              </table:table-cell>
              <table:table-cell office:value-type="float" office:value="0.855916460613">
                <text:p>0.855916460613</text:p>
              </table:table-cell>
              <table:table-cell office:value-type="float" office:value="0.850917347468">
                <text:p>0.85091734746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0.936195936812">
                <text:p>0.936195936812</text:p>
              </table:table-cell>
              <table:table-cell office:value-type="float" office:value="0.875308268227">
                <text:p>0.875308268227</text:p>
              </table:table-cell>
              <table:table-cell office:value-type="float" office:value="0.874633191382">
                <text:p>0.874633191382</text:p>
              </table:table-cell>
              <table:table-cell office:value-type="float" office:value="0.872232362721">
                <text:p>0.872232362721</text:p>
              </table:table-cell>
              <table:table-cell office:value-type="float" office:value="0.865993454308">
                <text:p>0.86599345430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0.918387581617">
                <text:p>0.918387581617</text:p>
              </table:table-cell>
              <table:table-cell office:value-type="float" office:value="0.859332370183">
                <text:p>0.859332370183</text:p>
              </table:table-cell>
              <table:table-cell office:value-type="float" office:value="0.859028201034">
                <text:p>0.859028201034</text:p>
              </table:table-cell>
              <table:table-cell office:value-type="float" office:value="0.856601049333">
                <text:p>0.856601049333</text:p>
              </table:table-cell>
              <table:table-cell office:value-type="float" office:value="0.850980541627">
                <text:p>0.85098054162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0.929096802461">
                <text:p>0.929096802461</text:p>
              </table:table-cell>
              <table:table-cell office:value-type="float" office:value="0.871364225802">
                <text:p>0.871364225802</text:p>
              </table:table-cell>
              <table:table-cell office:value-type="float" office:value="0.87013843596">
                <text:p>0.87013843596</text:p>
              </table:table-cell>
              <table:table-cell office:value-type="float" office:value="0.868321948435">
                <text:p>0.868321948435</text:p>
              </table:table-cell>
              <table:table-cell office:value-type="float" office:value="0.860309615625">
                <text:p>0.86030961562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0.932358509194">
                <text:p>0.932358509194</text:p>
              </table:table-cell>
              <table:table-cell office:value-type="float" office:value="0.881454980892">
                <text:p>0.881454980892</text:p>
              </table:table-cell>
              <table:table-cell office:value-type="float" office:value="0.881402035661">
                <text:p>0.881402035661</text:p>
              </table:table-cell>
              <table:table-cell office:value-type="float" office:value="0.878364690161">
                <text:p>0.878364690161</text:p>
              </table:table-cell>
              <table:table-cell office:value-type="float" office:value="0.871488461703">
                <text:p>0.87148846170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0.919573990383">
                <text:p>0.919573990383</text:p>
              </table:table-cell>
              <table:table-cell office:value-type="float" office:value="0.862471787914">
                <text:p>0.862471787914</text:p>
              </table:table-cell>
              <table:table-cell office:value-type="float" office:value="0.861970110261">
                <text:p>0.861970110261</text:p>
              </table:table-cell>
              <table:table-cell office:value-type="float" office:value="0.858825256041">
                <text:p>0.858825256041</text:p>
              </table:table-cell>
              <table:table-cell office:value-type="float" office:value="0.85185897461">
                <text:p>0.8518589746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0.932230897089">
                <text:p>0.932230897089</text:p>
              </table:table-cell>
              <table:table-cell office:value-type="float" office:value="0.871084772185">
                <text:p>0.871084772185</text:p>
              </table:table-cell>
              <table:table-cell office:value-type="float" office:value="0.870545385037">
                <text:p>0.870545385037</text:p>
              </table:table-cell>
              <table:table-cell office:value-type="float" office:value="0.868211014996">
                <text:p>0.868211014996</text:p>
              </table:table-cell>
              <table:table-cell office:value-type="float" office:value="0.86215396422">
                <text:p>0.862153964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0.933469885399">
                <text:p>0.933469885399</text:p>
              </table:table-cell>
              <table:table-cell office:value-type="float" office:value="0.877842340079">
                <text:p>0.877842340079</text:p>
              </table:table-cell>
              <table:table-cell office:value-type="float" office:value="0.877136005555">
                <text:p>0.877136005555</text:p>
              </table:table-cell>
              <table:table-cell office:value-type="float" office:value="0.874153898766">
                <text:p>0.874153898766</text:p>
              </table:table-cell>
              <table:table-cell office:value-type="float" office:value="0.867837614384">
                <text:p>0.86783761438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0.92451144644">
                <text:p>0.92451144644</text:p>
              </table:table-cell>
              <table:table-cell office:value-type="float" office:value="0.862683464811">
                <text:p>0.862683464811</text:p>
              </table:table-cell>
              <table:table-cell office:value-type="float" office:value="0.861696183091">
                <text:p>0.861696183091</text:p>
              </table:table-cell>
              <table:table-cell office:value-type="float" office:value="0.859594932198">
                <text:p>0.859594932198</text:p>
              </table:table-cell>
              <table:table-cell office:value-type="float" office:value="0.852606603126">
                <text:p>0.85260660312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0.929994082653">
                <text:p>0.929994082653</text:p>
              </table:table-cell>
              <table:table-cell office:value-type="float" office:value="0.871775804435">
                <text:p>0.871775804435</text:p>
              </table:table-cell>
              <table:table-cell office:value-type="float" office:value="0.870703295628">
                <text:p>0.870703295628</text:p>
              </table:table-cell>
              <table:table-cell office:value-type="float" office:value="0.868959696491">
                <text:p>0.868959696491</text:p>
              </table:table-cell>
              <table:table-cell office:value-type="float" office:value="0.861449549575">
                <text:p>0.86144954957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0.935690263945">
                <text:p>0.935690263945</text:p>
              </table:table-cell>
              <table:table-cell office:value-type="float" office:value="0.879260316001">
                <text:p>0.879260316001</text:p>
              </table:table-cell>
              <table:table-cell office:value-type="float" office:value="0.878639062665">
                <text:p>0.878639062665</text:p>
              </table:table-cell>
              <table:table-cell office:value-type="float" office:value="0.876170182994">
                <text:p>0.876170182994</text:p>
              </table:table-cell>
              <table:table-cell office:value-type="float" office:value="0.869734317361">
                <text:p>0.86973431736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0.920001537437">
                <text:p>0.920001537437</text:p>
              </table:table-cell>
              <table:table-cell office:value-type="float" office:value="0.861070194715">
                <text:p>0.861070194715</text:p>
              </table:table-cell>
              <table:table-cell office:value-type="float" office:value="0.860182326282">
                <text:p>0.860182326282</text:p>
              </table:table-cell>
              <table:table-cell office:value-type="float" office:value="0.85791083909">
                <text:p>0.85791083909</text:p>
              </table:table-cell>
              <table:table-cell office:value-type="float" office:value="0.850191585682">
                <text:p>0.85019158568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0.93155703801">
                <text:p>0.93155703801</text:p>
              </table:table-cell>
              <table:table-cell office:value-type="float" office:value="0.869175998707">
                <text:p>0.869175998707</text:p>
              </table:table-cell>
              <table:table-cell office:value-type="float" office:value="0.869072924296">
                <text:p>0.869072924296</text:p>
              </table:table-cell>
              <table:table-cell office:value-type="float" office:value="0.866753184636">
                <text:p>0.866753184636</text:p>
              </table:table-cell>
              <table:table-cell office:value-type="float" office:value="0.858915363575">
                <text:p>0.85891536357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0.934136862988">
                <text:p>0.934136862988</text:p>
              </table:table-cell>
              <table:table-cell office:value-type="float" office:value="0.878120506921">
                <text:p>0.878120506921</text:p>
              </table:table-cell>
              <table:table-cell office:value-type="float" office:value="0.877398298818">
                <text:p>0.877398298818</text:p>
              </table:table-cell>
              <table:table-cell office:value-type="float" office:value="0.874907897257">
                <text:p>0.874907897257</text:p>
              </table:table-cell>
              <table:table-cell office:value-type="float" office:value="0.869192422492">
                <text:p>0.86919242249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0.923370997702">
                <text:p>0.923370997702</text:p>
              </table:table-cell>
              <table:table-cell office:value-type="float" office:value="0.862152323368">
                <text:p>0.862152323368</text:p>
              </table:table-cell>
              <table:table-cell office:value-type="float" office:value="0.861507812641">
                <text:p>0.861507812641</text:p>
              </table:table-cell>
              <table:table-cell office:value-type="float" office:value="0.858962249521">
                <text:p>0.858962249521</text:p>
              </table:table-cell>
              <table:table-cell office:value-type="float" office:value="0.853156920735">
                <text:p>0.85315692073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0.925996721413">
                <text:p>0.925996721413</text:p>
              </table:table-cell>
              <table:table-cell office:value-type="float" office:value="0.87355631907">
                <text:p>0.87355631907</text:p>
              </table:table-cell>
              <table:table-cell office:value-type="float" office:value="0.872055006253">
                <text:p>0.872055006253</text:p>
              </table:table-cell>
              <table:table-cell office:value-type="float" office:value="0.870897248043">
                <text:p>0.870897248043</text:p>
              </table:table-cell>
              <table:table-cell office:value-type="float" office:value="0.862547082672">
                <text:p>0.86254708267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0.932737039018">
                <text:p>0.932737039018</text:p>
              </table:table-cell>
              <table:table-cell office:value-type="float" office:value="0.882838900192">
                <text:p>0.882838900192</text:p>
              </table:table-cell>
              <table:table-cell office:value-type="float" office:value="0.88226804152">
                <text:p>0.88226804152</text:p>
              </table:table-cell>
              <table:table-cell office:value-type="float" office:value="0.880197815432">
                <text:p>0.880197815432</text:p>
              </table:table-cell>
              <table:table-cell office:value-type="float" office:value="0.87263487171">
                <text:p>0.8726348717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0.915212660481">
                <text:p>0.915212660481</text:p>
              </table:table-cell>
              <table:table-cell office:value-type="float" office:value="0.863730243483">
                <text:p>0.863730243483</text:p>
              </table:table-cell>
              <table:table-cell office:value-type="float" office:value="0.863522083844">
                <text:p>0.863522083844</text:p>
              </table:table-cell>
              <table:table-cell office:value-type="float" office:value="0.860926356732">
                <text:p>0.860926356732</text:p>
              </table:table-cell>
              <table:table-cell office:value-type="float" office:value="0.854882844506">
                <text:p>0.85488284450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0.92668182683">
                <text:p>0.92668182683</text:p>
              </table:table-cell>
              <table:table-cell office:value-type="float" office:value="0.870976888319">
                <text:p>0.870976888319</text:p>
              </table:table-cell>
              <table:table-cell office:value-type="float" office:value="0.870885944321">
                <text:p>0.870885944321</text:p>
              </table:table-cell>
              <table:table-cell office:value-type="float" office:value="0.868068435383">
                <text:p>0.868068435383</text:p>
              </table:table-cell>
              <table:table-cell office:value-type="float" office:value="0.862240557295">
                <text:p>0.86224055729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0.931365230902">
                <text:p>0.931365230902</text:p>
              </table:table-cell>
              <table:table-cell office:value-type="float" office:value="0.880438981581">
                <text:p>0.880438981581</text:p>
              </table:table-cell>
              <table:table-cell office:value-type="float" office:value="0.879737167663">
                <text:p>0.879737167663</text:p>
              </table:table-cell>
              <table:table-cell office:value-type="float" office:value="0.877279353366">
                <text:p>0.877279353366</text:p>
              </table:table-cell>
              <table:table-cell office:value-type="float" office:value="0.871237266218">
                <text:p>0.87123726621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0.9204452603">
                <text:p>0.9204452603</text:p>
              </table:table-cell>
              <table:table-cell office:value-type="float" office:value="0.864163824118">
                <text:p>0.864163824118</text:p>
              </table:table-cell>
              <table:table-cell office:value-type="float" office:value="0.863182302768">
                <text:p>0.863182302768</text:p>
              </table:table-cell>
              <table:table-cell office:value-type="float" office:value="0.861391607883">
                <text:p>0.861391607883</text:p>
              </table:table-cell>
              <table:table-cell office:value-type="float" office:value="0.854789406984">
                <text:p>0.85478940698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0.93088673547">
                <text:p>0.93088673547</text:p>
              </table:table-cell>
              <table:table-cell office:value-type="float" office:value="0.872824402223">
                <text:p>0.872824402223</text:p>
              </table:table-cell>
              <table:table-cell office:value-type="float" office:value="0.871850726127">
                <text:p>0.871850726127</text:p>
              </table:table-cell>
              <table:table-cell office:value-type="float" office:value="0.869530648798">
                <text:p>0.869530648798</text:p>
              </table:table-cell>
              <table:table-cell office:value-type="float" office:value="0.864590272083">
                <text:p>0.86459027208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0.934512883113">
                <text:p>0.934512883113</text:p>
              </table:table-cell>
              <table:table-cell office:value-type="float" office:value="0.882356141345">
                <text:p>0.882356141345</text:p>
              </table:table-cell>
              <table:table-cell office:value-type="float" office:value="0.881632408668">
                <text:p>0.881632408668</text:p>
              </table:table-cell>
              <table:table-cell office:value-type="float" office:value="0.879074153046">
                <text:p>0.879074153046</text:p>
              </table:table-cell>
              <table:table-cell office:value-type="float" office:value="0.873013725313">
                <text:p>0.87301372531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0.925629035878">
                <text:p>0.925629035878</text:p>
              </table:table-cell>
              <table:table-cell office:value-type="float" office:value="0.865835552196">
                <text:p>0.865835552196</text:p>
              </table:table-cell>
              <table:table-cell office:value-type="float" office:value="0.864825416023">
                <text:p>0.864825416023</text:p>
              </table:table-cell>
              <table:table-cell office:value-type="float" office:value="0.862430876146">
                <text:p>0.862430876146</text:p>
              </table:table-cell>
              <table:table-cell office:value-type="float" office:value="0.856758954548">
                <text:p>0.85675895454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0.93537932191">
                <text:p>0.93537932191</text:p>
              </table:table-cell>
              <table:table-cell office:value-type="float" office:value="0.88048539572">
                <text:p>0.88048539572</text:p>
              </table:table-cell>
              <table:table-cell office:value-type="float" office:value="0.879588221631">
                <text:p>0.879588221631</text:p>
              </table:table-cell>
              <table:table-cell office:value-type="float" office:value="0.876923351153">
                <text:p>0.876923351153</text:p>
              </table:table-cell>
              <table:table-cell office:value-type="float" office:value="0.87103201415">
                <text:p>0.8710320141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0.927286536971">
                <text:p>0.927286536971</text:p>
              </table:table-cell>
              <table:table-cell office:value-type="float" office:value="0.867339164034">
                <text:p>0.867339164034</text:p>
              </table:table-cell>
              <table:table-cell office:value-type="float" office:value="0.866862344789">
                <text:p>0.866862344789</text:p>
              </table:table-cell>
              <table:table-cell office:value-type="float" office:value="0.863414074787">
                <text:p>0.863414074787</text:p>
              </table:table-cell>
              <table:table-cell office:value-type="float" office:value="0.858596648608">
                <text:p>0.85859664860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0.937248770322">
                <text:p>0.937248770322</text:p>
              </table:table-cell>
              <table:table-cell office:value-type="float" office:value="0.882265376292">
                <text:p>0.882265376292</text:p>
              </table:table-cell>
              <table:table-cell office:value-type="float" office:value="0.88150786037">
                <text:p>0.88150786037</text:p>
              </table:table-cell>
              <table:table-cell office:value-type="float" office:value="0.878484158888">
                <text:p>0.878484158888</text:p>
              </table:table-cell>
              <table:table-cell office:value-type="float" office:value="0.873532122535">
                <text:p>0.87353212253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0.929580436135">
                <text:p>0.929580436135</text:p>
              </table:table-cell>
              <table:table-cell office:value-type="float" office:value="0.873612816422">
                <text:p>0.873612816422</text:p>
              </table:table-cell>
              <table:table-cell office:value-type="float" office:value="0.870978078041">
                <text:p>0.870978078041</text:p>
              </table:table-cell>
              <table:table-cell office:value-type="float" office:value="0.868290253754">
                <text:p>0.868290253754</text:p>
              </table:table-cell>
              <table:table-cell office:value-type="float" office:value="0.865584718235">
                <text:p>0.86558471823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0.939115845531">
                <text:p>0.939115845531</text:p>
              </table:table-cell>
              <table:table-cell office:value-type="float" office:value="0.887834822055">
                <text:p>0.887834822055</text:p>
              </table:table-cell>
              <table:table-cell office:value-type="float" office:value="0.886065780502">
                <text:p>0.886065780502</text:p>
              </table:table-cell>
              <table:table-cell office:value-type="float" office:value="0.883203585567">
                <text:p>0.883203585567</text:p>
              </table:table-cell>
              <table:table-cell office:value-type="float" office:value="0.879126644517">
                <text:p>0.87912664451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0.931974412769">
                <text:p>0.931974412769</text:p>
              </table:table-cell>
              <table:table-cell office:value-type="float" office:value="0.874133068684">
                <text:p>0.874133068684</text:p>
              </table:table-cell>
              <table:table-cell office:value-type="float" office:value="0.87255735461">
                <text:p>0.87255735461</text:p>
              </table:table-cell>
              <table:table-cell office:value-type="float" office:value="0.869083302561">
                <text:p>0.869083302561</text:p>
              </table:table-cell>
              <table:table-cell office:value-type="float" office:value="0.865819143059">
                <text:p>0.86581914305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0.936924283688">
                <text:p>0.936924283688</text:p>
              </table:table-cell>
              <table:table-cell office:value-type="float" office:value="0.880992245367">
                <text:p>0.880992245367</text:p>
              </table:table-cell>
              <table:table-cell office:value-type="float" office:value="0.879334043718">
                <text:p>0.879334043718</text:p>
              </table:table-cell>
              <table:table-cell office:value-type="float" office:value="0.877007553196">
                <text:p>0.877007553196</text:p>
              </table:table-cell>
              <table:table-cell office:value-type="float" office:value="0.871495680618">
                <text:p>0.87149568061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0.945097441111">
                <text:p>0.945097441111</text:p>
              </table:table-cell>
              <table:table-cell office:value-type="float" office:value="0.888603085833">
                <text:p>0.888603085833</text:p>
              </table:table-cell>
              <table:table-cell office:value-type="float" office:value="0.886871861978">
                <text:p>0.886871861978</text:p>
              </table:table-cell>
              <table:table-cell office:value-type="float" office:value="0.884007198666">
                <text:p>0.884007198666</text:p>
              </table:table-cell>
              <table:table-cell office:value-type="float" office:value="0.879906547869">
                <text:p>0.87990654786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0.934813354772">
                <text:p>0.934813354772</text:p>
              </table:table-cell>
              <table:table-cell office:value-type="float" office:value="0.877298944197">
                <text:p>0.877298944197</text:p>
              </table:table-cell>
              <table:table-cell office:value-type="float" office:value="0.875732785077">
                <text:p>0.875732785077</text:p>
              </table:table-cell>
              <table:table-cell office:value-type="float" office:value="0.873206844283">
                <text:p>0.873206844283</text:p>
              </table:table-cell>
              <table:table-cell office:value-type="float" office:value="0.867365474518">
                <text:p>0.86736547451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0.943790928046">
                <text:p>0.943790928046</text:p>
              </table:table-cell>
              <table:table-cell office:value-type="float" office:value="0.884417428726">
                <text:p>0.884417428726</text:p>
              </table:table-cell>
              <table:table-cell office:value-type="float" office:value="0.882724722563">
                <text:p>0.882724722563</text:p>
              </table:table-cell>
              <table:table-cell office:value-type="float" office:value="0.87922209418">
                <text:p>0.87922209418</text:p>
              </table:table-cell>
              <table:table-cell office:value-type="float" office:value="0.874071813062">
                <text:p>0.87407181306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0.949285445846">
                <text:p>0.949285445846</text:p>
              </table:table-cell>
              <table:table-cell office:value-type="float" office:value="0.890650875264">
                <text:p>0.890650875264</text:p>
              </table:table-cell>
              <table:table-cell office:value-type="float" office:value="0.889705982622">
                <text:p>0.889705982622</text:p>
              </table:table-cell>
              <table:table-cell office:value-type="float" office:value="0.886238830933">
                <text:p>0.886238830933</text:p>
              </table:table-cell>
              <table:table-cell office:value-type="float" office:value="0.881868855444">
                <text:p>0.88186885544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0.940851629735">
                <text:p>0.940851629735</text:p>
              </table:table-cell>
              <table:table-cell office:value-type="float" office:value="0.880099977371">
                <text:p>0.880099977371</text:p>
              </table:table-cell>
              <table:table-cell office:value-type="float" office:value="0.879179056975">
                <text:p>0.879179056975</text:p>
              </table:table-cell>
              <table:table-cell office:value-type="float" office:value="0.875269506664">
                <text:p>0.875269506664</text:p>
              </table:table-cell>
              <table:table-cell office:value-type="float" office:value="0.87289585495">
                <text:p>0.8728958549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0.952878121495">
                <text:p>0.952878121495</text:p>
              </table:table-cell>
              <table:table-cell office:value-type="float" office:value="0.889795693868">
                <text:p>0.889795693868</text:p>
              </table:table-cell>
              <table:table-cell office:value-type="float" office:value="0.888267170365">
                <text:p>0.888267170365</text:p>
              </table:table-cell>
              <table:table-cell office:value-type="float" office:value="0.884829620776">
                <text:p>0.884829620776</text:p>
              </table:table-cell>
              <table:table-cell office:value-type="float" office:value="0.883993567619">
                <text:p>0.88399356761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0.9612543174">
                <text:p>0.9612543174</text:p>
              </table:table-cell>
              <table:table-cell office:value-type="float" office:value="0.896674419741">
                <text:p>0.896674419741</text:p>
              </table:table-cell>
              <table:table-cell office:value-type="float" office:value="0.894726871509">
                <text:p>0.894726871509</text:p>
              </table:table-cell>
              <table:table-cell office:value-type="float" office:value="0.890598488143">
                <text:p>0.890598488143</text:p>
              </table:table-cell>
              <table:table-cell office:value-type="float" office:value="0.890693260486">
                <text:p>0.89069326048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0.958442989325">
                <text:p>0.958442989325</text:p>
              </table:table-cell>
              <table:table-cell office:value-type="float" office:value="0.886631723659">
                <text:p>0.886631723659</text:p>
              </table:table-cell>
              <table:table-cell office:value-type="float" office:value="0.884270434789">
                <text:p>0.884270434789</text:p>
              </table:table-cell>
              <table:table-cell office:value-type="float" office:value="0.881078447338">
                <text:p>0.881078447338</text:p>
              </table:table-cell>
              <table:table-cell office:value-type="float" office:value="0.879943990801">
                <text:p>0.87994399080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0.964479365517">
                <text:p>0.964479365517</text:p>
              </table:table-cell>
              <table:table-cell office:value-type="float" office:value="0.916973616205">
                <text:p>0.916973616205</text:p>
              </table:table-cell>
              <table:table-cell office:value-type="float" office:value="0.914435591865">
                <text:p>0.914435591865</text:p>
              </table:table-cell>
              <table:table-cell office:value-type="float" office:value="0.910547971093">
                <text:p>0.910547971093</text:p>
              </table:table-cell>
              <table:table-cell office:value-type="float" office:value="0.911705257544">
                <text:p>0.91170525754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0.966061212395">
                <text:p>0.966061212395</text:p>
              </table:table-cell>
              <table:table-cell office:value-type="float" office:value="0.910063634266">
                <text:p>0.910063634266</text:p>
              </table:table-cell>
              <table:table-cell office:value-type="float" office:value="0.909455224387">
                <text:p>0.909455224387</text:p>
              </table:table-cell>
              <table:table-cell office:value-type="float" office:value="0.905464343916">
                <text:p>0.905464343916</text:p>
              </table:table-cell>
              <table:table-cell office:value-type="float" office:value="0.904623875147">
                <text:p>0.90462387514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0.95967824013">
                <text:p>0.95967824013</text:p>
              </table:table-cell>
              <table:table-cell office:value-type="float" office:value="0.906339069772">
                <text:p>0.906339069772</text:p>
              </table:table-cell>
              <table:table-cell office:value-type="float" office:value="0.905023665978">
                <text:p>0.905023665978</text:p>
              </table:table-cell>
              <table:table-cell office:value-type="float" office:value="0.901384950764">
                <text:p>0.901384950764</text:p>
              </table:table-cell>
              <table:table-cell office:value-type="float" office:value="0.902193368201">
                <text:p>0.90219336820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0.965763472019">
                <text:p>0.965763472019</text:p>
              </table:table-cell>
              <table:table-cell office:value-type="float" office:value="0.908720445552">
                <text:p>0.908720445552</text:p>
              </table:table-cell>
              <table:table-cell office:value-type="float" office:value="0.90687877687">
                <text:p>0.90687877687</text:p>
              </table:table-cell>
              <table:table-cell office:value-type="float" office:value="0.904291153412">
                <text:p>0.904291153412</text:p>
              </table:table-cell>
              <table:table-cell office:value-type="float" office:value="0.904583612489">
                <text:p>0.90458361248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0.968226703756">
                <text:p>0.968226703756</text:p>
              </table:table-cell>
              <table:table-cell office:value-type="float" office:value="0.914314523062">
                <text:p>0.914314523062</text:p>
              </table:table-cell>
              <table:table-cell office:value-type="float" office:value="0.913496724704">
                <text:p>0.913496724704</text:p>
              </table:table-cell>
              <table:table-cell office:value-type="float" office:value="0.910393839261">
                <text:p>0.910393839261</text:p>
              </table:table-cell>
              <table:table-cell office:value-type="float" office:value="0.908730700049">
                <text:p>0.90873070004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0.961915134862">
                <text:p>0.961915134862</text:p>
              </table:table-cell>
              <table:table-cell office:value-type="float" office:value="0.913506612702">
                <text:p>0.913506612702</text:p>
              </table:table-cell>
              <table:table-cell office:value-type="float" office:value="0.912684554834">
                <text:p>0.912684554834</text:p>
              </table:table-cell>
              <table:table-cell office:value-type="float" office:value="0.90917865556">
                <text:p>0.90917865556</text:p>
              </table:table-cell>
              <table:table-cell office:value-type="float" office:value="0.909920377386">
                <text:p>0.90992037738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0.965514187845">
                <text:p>0.965514187845</text:p>
              </table:table-cell>
              <table:table-cell office:value-type="float" office:value="0.915410685637">
                <text:p>0.915410685637</text:p>
              </table:table-cell>
              <table:table-cell office:value-type="float" office:value="0.914239299674">
                <text:p>0.914239299674</text:p>
              </table:table-cell>
              <table:table-cell office:value-type="float" office:value="0.910916396658">
                <text:p>0.910916396658</text:p>
              </table:table-cell>
              <table:table-cell office:value-type="float" office:value="0.913381989625">
                <text:p>0.91338198962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0.968415919876">
                <text:p>0.968415919876</text:p>
              </table:table-cell>
              <table:table-cell office:value-type="float" office:value="0.915216011989">
                <text:p>0.915216011989</text:p>
              </table:table-cell>
              <table:table-cell office:value-type="float" office:value="0.91340918345">
                <text:p>0.91340918345</text:p>
              </table:table-cell>
              <table:table-cell office:value-type="float" office:value="0.911235048685">
                <text:p>0.911235048685</text:p>
              </table:table-cell>
              <table:table-cell office:value-type="float" office:value="0.9114739728">
                <text:p>0.91147397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0.961708423321">
                <text:p>0.961708423321</text:p>
              </table:table-cell>
              <table:table-cell office:value-type="float" office:value="0.907162813956">
                <text:p>0.907162813956</text:p>
              </table:table-cell>
              <table:table-cell office:value-type="float" office:value="0.905926870391">
                <text:p>0.905926870391</text:p>
              </table:table-cell>
              <table:table-cell office:value-type="float" office:value="0.903349538505">
                <text:p>0.903349538505</text:p>
              </table:table-cell>
              <table:table-cell office:value-type="float" office:value="0.904299241186">
                <text:p>0.90429924118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0.96576263025">
                <text:p>0.96576263025</text:p>
              </table:table-cell>
              <table:table-cell office:value-type="float" office:value="0.906005852369">
                <text:p>0.906005852369</text:p>
              </table:table-cell>
              <table:table-cell office:value-type="float" office:value="0.90543209753">
                <text:p>0.90543209753</text:p>
              </table:table-cell>
              <table:table-cell office:value-type="float" office:value="0.902465087135">
                <text:p>0.902465087135</text:p>
              </table:table-cell>
              <table:table-cell office:value-type="float" office:value="0.901851704826">
                <text:p>0.90185170482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0.969204975497">
                <text:p>0.969204975497</text:p>
              </table:table-cell>
              <table:table-cell office:value-type="float" office:value="0.904026244844">
                <text:p>0.904026244844</text:p>
              </table:table-cell>
              <table:table-cell office:value-type="float" office:value="0.9031397728">
                <text:p>0.9031397728</text:p>
              </table:table-cell>
              <table:table-cell office:value-type="float" office:value="0.900712178888">
                <text:p>0.900712178888</text:p>
              </table:table-cell>
              <table:table-cell office:value-type="float" office:value="0.899144664365">
                <text:p>0.899144664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